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9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32.91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  <style:style style:name="ce2" style:family="table-cell" style:parent-style-name="Default" style:data-style-name="N130">
      <style:table-cell-properties style:rotation-align="none"/>
      <style:text-properties fo:color="#000000" style:font-name="Calibri" fo:font-size="11pt"/>
    </style:style>
    <style:style style:name="ce3" style:family="table-cell" style:parent-style-name="Default" style:data-style-name="N131">
      <style:table-cell-properties style:rotation-align="none"/>
      <style:text-properties fo:color="#000000" style:font-name="Calibri" fo:font-size="11pt"/>
    </style:style>
    <style:style style:name="ce4" style:family="table-cell" style:parent-style-name="Default" style:data-style-name="N130"/>
    <style:style style:name="ce5" style:family="table-cell" style:parent-style-name="Default" style:data-style-name="N3">
      <style:table-cell-properties style:rotation-align="none"/>
      <style:text-properties fo:color="#000000" style:font-name="Calibri" fo:font-size="11p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style:rotation-align="none"/>
      <style:text-properties fo:color="#000000" style:font-name="Calibri" fo:font-size="11pt"/>
    </style:style>
    <style:style style:name="ce8" style:family="table-cell" style:parent-style-name="Default" style:data-style-name="N0"/>
  </office:automatic-styles>
  <office:body>
    <office:spreadsheet>
      <table:table table:name="Workshee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ce4"/>
        <table:table-column table:style-name="co1" table:default-cell-style-name="Default"/>
        <table:table-column table:style-name="co1" table:number-columns-repeated="2" table:default-cell-style-name="ce6"/>
        <table:table-column table:style-name="co3" table:default-cell-style-name="ce8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table:style-name="ce0" office:value-type="string" calcext:value-type="string">
            <text:p>Município [-]</text:p>
          </table:table-cell>
          <table:table-cell table:style-name="ce0" office:value-type="string" calcext:value-type="string">
            <text:p>Código [-]</text:p>
          </table:table-cell>
          <table:table-cell table:style-name="ce0" office:value-type="string" calcext:value-type="string">
            <text:p>Gentílico [-]</text:p>
          </table:table-cell>
          <table:table-cell table:style-name="ce0" office:value-type="string" calcext:value-type="string">
            <text:p>Prefeito [2021]</text:p>
          </table:table-cell>
          <table:table-cell table:style-name="ce2" office:value-type="string" calcext:value-type="string">
            <text:p>Área Territorial - km² [2021]</text:p>
          </table:table-cell>
          <table:table-cell table:style-name="ce0" office:value-type="string" calcext:value-type="string">
            <text:p>População estimada - pessoas [2021]</text:p>
          </table:table-cell>
          <table:table-cell table:style-name="ce5" office:value-type="string" calcext:value-type="string">
            <text:p>Densidade demográfica null hab/km² [2010]</text:p>
          </table:table-cell>
          <table:table-cell table:style-name="ce5" office:value-type="string" calcext:value-type="string">
            <text:p>Escolarização &lt;span&gt;6 a 14 anos&lt;/span&gt; null % [2010]</text:p>
          </table:table-cell>
          <table:table-cell table:style-name="ce7" office:value-type="string" calcext:value-type="string">
            <text:p>IDHM &lt;span&gt;Índice de desenvolvimento humano municipal&lt;/span&gt; [2010]</text:p>
          </table:table-cell>
          <table:table-cell table:style-name="ce0" office:value-type="string" calcext:value-type="string">
            <text:p>Mortalidade infantil null óbitos por mil nascidos vivos [2020]</text:p>
          </table:table-cell>
          <table:table-cell table:style-name="ce0" office:value-type="string" calcext:value-type="string">
            <text:p>Receitas realizadas - R$ (×1000) [2017]</text:p>
          </table:table-cell>
          <table:table-cell table:style-name="ce0" office:value-type="string" calcext:value-type="string">
            <text:p>Despesas empenhadas - R$ (×1000) [2017]</text:p>
          </table:table-cell>
          <table:table-cell table:style-name="ce0" office:value-type="string" calcext:value-type="string">
            <text:p>PIB per capita - R$ [2019]</text:p>
          </table:table-cell>
          <table:table-cell/>
        </table:table-row>
        <table:table-row table:style-name="ro1">
          <table:table-cell table:style-name="ce0" office:value-type="string" calcext:value-type="string">
            <text:p>Aceguá</text:p>
          </table:table-cell>
          <table:table-cell table:style-name="ce0" office:value-type="float" office:value="4300034" calcext:value-type="float">
            <text:p>4300034</text:p>
          </table:table-cell>
          <table:table-cell table:style-name="ce0" office:value-type="string" calcext:value-type="string">
            <text:p>aceguaense</text:p>
          </table:table-cell>
          <table:table-cell table:style-name="ce0" office:value-type="string" calcext:value-type="string">
            <text:p>MARCUS VINÍCIUS GODOY DE AGUIAR</text:p>
          </table:table-cell>
          <table:table-cell table:style-name="ce2" office:value-type="float" office:value="1551.339" calcext:value-type="float">
            <text:p>1,551.339</text:p>
          </table:table-cell>
          <table:table-cell table:style-name="ce0" office:value-type="float" office:value="4981" calcext:value-type="float">
            <text:p>4981</text:p>
          </table:table-cell>
          <table:table-cell table:style-name="ce5" office:value-type="string" calcext:value-type="string">
            <text:p>2.84</text:p>
          </table:table-cell>
          <table:table-cell table:style-name="ce5" office:value-type="string" calcext:value-type="string">
            <text:p>93.9</text:p>
          </table:table-cell>
          <table:table-cell table:style-name="ce7" office:value-type="float" office:value="0.687" calcext:value-type="float">
            <text:p>0.687</text:p>
          </table:table-cell>
          <table:table-cell table:style-name="ce0" office:value-type="float" office:value="19.23" calcext:value-type="float">
            <text:p>19.23</text:p>
          </table:table-cell>
          <table:table-cell table:style-name="ce0" office:value-type="float" office:value="26548.53375" calcext:value-type="float">
            <text:p>26548.53375</text:p>
          </table:table-cell>
          <table:table-cell table:style-name="ce0" office:value-type="float" office:value="23549.10968" calcext:value-type="float">
            <text:p>23549.10968</text:p>
          </table:table-cell>
          <table:table-cell table:style-name="ce0" office:value-type="float" office:value="51427.97" calcext:value-type="float">
            <text:p>51427.97</text:p>
          </table:table-cell>
          <table:table-cell table:formula="of:=&quot;INSERT INTO estado VALUES ('&quot;&amp;[.A2]&amp;&quot;', '&quot;&amp;[.B2]&amp;&quot;', '&quot;&amp;[.C2]&amp;&quot;', '&quot;&amp;[.D2]&amp;&quot;', &quot;&amp;[.E2]&amp;&quot;, &quot;&amp;[.F2]&amp;&quot;, &quot;&amp;[.G2]&amp;&quot;, &quot;&amp;[.H2]&amp;&quot;, &quot;&amp;[.I2]&amp;&quot;, &quot;&amp;[.J2]&amp;&quot;, &quot;&amp;[.K2]&amp;&quot;, &quot;&amp;[.L2]&amp;&quot;, &quot;&amp;[.M2]&amp;&quot;);&quot;" office:value-type="string" office:string-value="INSERT INTO estado VALUES ('Aceguá', '4300034', 'aceguaense', 'MARCUS VINÍCIUS GODOY DE AGUIAR', 1551.339, 4981, 2.84, 93.9, 0.687, 19.23, 26548.53375, 23549.10968, 51427.97);" calcext:value-type="string">
            <text:p>INSERT INTO estado VALUES ('Aceguá', '4300034', 'aceguaense', 'MARCUS VINÍCIUS GODOY DE AGUIAR', 1551.339, 4981, 2.84, 93.9, 0.687, 19.23, 26548.53375, 23549.10968, 51427.97);</text:p>
          </table:table-cell>
        </table:table-row>
        <table:table-row table:style-name="ro1">
          <table:table-cell table:style-name="ce0" office:value-type="string" calcext:value-type="string">
            <text:p>Água Santa</text:p>
          </table:table-cell>
          <table:table-cell table:style-name="ce0" office:value-type="float" office:value="4300059" calcext:value-type="float">
            <text:p>4300059</text:p>
          </table:table-cell>
          <table:table-cell table:style-name="ce0" office:value-type="string" calcext:value-type="string">
            <text:p>água-santense</text:p>
          </table:table-cell>
          <table:table-cell table:style-name="ce0" office:value-type="string" calcext:value-type="string">
            <text:p>EDUARDO PICOLOTTO</text:p>
          </table:table-cell>
          <table:table-cell table:style-name="ce2" office:value-type="float" office:value="291.503" calcext:value-type="float">
            <text:p>291.503</text:p>
          </table:table-cell>
          <table:table-cell table:style-name="ce0" office:value-type="float" office:value="3738" calcext:value-type="float">
            <text:p>3738</text:p>
          </table:table-cell>
          <table:table-cell table:style-name="ce5" office:value-type="string" calcext:value-type="string">
            <text:p>12.76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75" calcext:value-type="float">
            <text:p>0.75</text:p>
          </table:table-cell>
          <table:table-cell table:style-name="ce0" office:value-type="float" office:value="38.46" calcext:value-type="float">
            <text:p>38.46</text:p>
          </table:table-cell>
          <table:table-cell table:style-name="ce0" office:value-type="float" office:value="25897.40087" calcext:value-type="float">
            <text:p>25897.40087</text:p>
          </table:table-cell>
          <table:table-cell table:style-name="ce0" office:value-type="float" office:value="20012.52985" calcext:value-type="float">
            <text:p>20012.52985</text:p>
          </table:table-cell>
          <table:table-cell table:style-name="ce0" office:value-type="float" office:value="86483.57" calcext:value-type="float">
            <text:p>86483.57</text:p>
          </table:table-cell>
          <table:table-cell table:formula="of:=&quot;INSERT INTO estado VALUES ('&quot;&amp;[.A3]&amp;&quot;', '&quot;&amp;[.B3]&amp;&quot;', '&quot;&amp;[.C3]&amp;&quot;', '&quot;&amp;[.D3]&amp;&quot;', &quot;&amp;[.E3]&amp;&quot;, &quot;&amp;[.F3]&amp;&quot;, &quot;&amp;[.G3]&amp;&quot;, &quot;&amp;[.H3]&amp;&quot;, &quot;&amp;[.I3]&amp;&quot;, &quot;&amp;[.J3]&amp;&quot;, &quot;&amp;[.K3]&amp;&quot;, &quot;&amp;[.L3]&amp;&quot;, &quot;&amp;[.M3]&amp;&quot;);&quot;" office:value-type="string" office:string-value="INSERT INTO estado VALUES ('Água Santa', '4300059', 'água-santense', 'EDUARDO PICOLOTTO', 291.503, 3738, 12.76, 98.5, 0.75, 38.46, 25897.40087, 20012.52985, 86483.57);" calcext:value-type="string">
            <text:p>INSERT INTO estado VALUES ('Água Santa', '4300059', 'água-santense', 'EDUARDO PICOLOTTO', 291.503, 3738, 12.76, 98.5, 0.75, 38.46, 25897.40087, 20012.52985, 86483.57);</text:p>
          </table:table-cell>
        </table:table-row>
        <table:table-row table:style-name="ro1">
          <table:table-cell table:style-name="ce0" office:value-type="string" calcext:value-type="string">
            <text:p>Agudo</text:p>
          </table:table-cell>
          <table:table-cell table:style-name="ce0" office:value-type="float" office:value="4300109" calcext:value-type="float">
            <text:p>4300109</text:p>
          </table:table-cell>
          <table:table-cell table:style-name="ce0" office:value-type="string" calcext:value-type="string">
            <text:p>agudense</text:p>
          </table:table-cell>
          <table:table-cell table:style-name="ce0" office:value-type="string" calcext:value-type="string">
            <text:p>LUIS HENRIQUE KITTEL</text:p>
          </table:table-cell>
          <table:table-cell table:style-name="ce2" office:value-type="float" office:value="534.624" calcext:value-type="float">
            <text:p>534.624</text:p>
          </table:table-cell>
          <table:table-cell table:style-name="ce0" office:value-type="float" office:value="16344" calcext:value-type="float">
            <text:p>16344</text:p>
          </table:table-cell>
          <table:table-cell table:style-name="ce5" office:value-type="string" calcext:value-type="string">
            <text:p>31.19</text:p>
          </table:table-cell>
          <table:table-cell table:style-name="ce5" office:value-type="string" calcext:value-type="string">
            <text:p>96.5</text:p>
          </table:table-cell>
          <table:table-cell table:style-name="ce7" office:value-type="float" office:value="0.694" calcext:value-type="float">
            <text:p>0.694</text:p>
          </table:table-cell>
          <table:table-cell table:style-name="ce0" office:value-type="float" office:value="5.68" calcext:value-type="float">
            <text:p>5.68</text:p>
          </table:table-cell>
          <table:table-cell table:style-name="ce0" office:value-type="float" office:value="63192.46487" calcext:value-type="float">
            <text:p>63192.46487</text:p>
          </table:table-cell>
          <table:table-cell table:style-name="ce0" office:value-type="float" office:value="51366.67337" calcext:value-type="float">
            <text:p>51366.67337</text:p>
          </table:table-cell>
          <table:table-cell table:style-name="ce0" office:value-type="float" office:value="32617.2" calcext:value-type="float">
            <text:p>32617.2</text:p>
          </table:table-cell>
          <table:table-cell table:formula="of:=&quot;INSERT INTO estado VALUES ('&quot;&amp;[.A4]&amp;&quot;', '&quot;&amp;[.B4]&amp;&quot;', '&quot;&amp;[.C4]&amp;&quot;', '&quot;&amp;[.D4]&amp;&quot;', &quot;&amp;[.E4]&amp;&quot;, &quot;&amp;[.F4]&amp;&quot;, &quot;&amp;[.G4]&amp;&quot;, &quot;&amp;[.H4]&amp;&quot;, &quot;&amp;[.I4]&amp;&quot;, &quot;&amp;[.J4]&amp;&quot;, &quot;&amp;[.K4]&amp;&quot;, &quot;&amp;[.L4]&amp;&quot;, &quot;&amp;[.M4]&amp;&quot;);&quot;" office:value-type="string" office:string-value="INSERT INTO estado VALUES ('Agudo', '4300109', 'agudense', 'LUIS HENRIQUE KITTEL', 534.624, 16344, 31.19, 96.5, 0.694, 5.68, 63192.46487, 51366.67337, 32617.2);" calcext:value-type="string">
            <text:p>INSERT INTO estado VALUES ('Agudo', '4300109', 'agudense', 'LUIS HENRIQUE KITTEL', 534.624, 16344, 31.19, 96.5, 0.694, 5.68, 63192.46487, 51366.67337, 32617.2);</text:p>
          </table:table-cell>
        </table:table-row>
        <table:table-row table:style-name="ro1">
          <table:table-cell table:style-name="ce0" office:value-type="string" calcext:value-type="string">
            <text:p>Ajuricaba</text:p>
          </table:table-cell>
          <table:table-cell table:style-name="ce0" office:value-type="float" office:value="4300208" calcext:value-type="float">
            <text:p>4300208</text:p>
          </table:table-cell>
          <table:table-cell table:style-name="ce0" office:value-type="string" calcext:value-type="string">
            <text:p>ajuricabense</text:p>
          </table:table-cell>
          <table:table-cell table:style-name="ce0" office:value-type="string" calcext:value-type="string">
            <text:p>IVAN CHAGAS</text:p>
          </table:table-cell>
          <table:table-cell table:style-name="ce2" office:value-type="float" office:value="322.674" calcext:value-type="float">
            <text:p>322.674</text:p>
          </table:table-cell>
          <table:table-cell table:style-name="ce0" office:value-type="float" office:value="6951" calcext:value-type="float">
            <text:p>6951</text:p>
          </table:table-cell>
          <table:table-cell table:style-name="ce5" office:value-type="string" calcext:value-type="string">
            <text:p>22.44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753" calcext:value-type="float">
            <text:p>0.753</text:p>
          </table:table-cell>
          <table:table-cell table:style-name="ce0" office:value-type="float" office:value="16.67" calcext:value-type="float">
            <text:p>16.67</text:p>
          </table:table-cell>
          <table:table-cell table:style-name="ce0" office:value-type="float" office:value="26396.04314" calcext:value-type="float">
            <text:p>26396.04314</text:p>
          </table:table-cell>
          <table:table-cell table:style-name="ce0" office:value-type="float" office:value="21630.98289" calcext:value-type="float">
            <text:p>21630.98289</text:p>
          </table:table-cell>
          <table:table-cell table:style-name="ce0" office:value-type="float" office:value="42986.78" calcext:value-type="float">
            <text:p>42986.78</text:p>
          </table:table-cell>
          <table:table-cell table:formula="of:=&quot;INSERT INTO estado VALUES ('&quot;&amp;[.A5]&amp;&quot;', '&quot;&amp;[.B5]&amp;&quot;', '&quot;&amp;[.C5]&amp;&quot;', '&quot;&amp;[.D5]&amp;&quot;', &quot;&amp;[.E5]&amp;&quot;, &quot;&amp;[.F5]&amp;&quot;, &quot;&amp;[.G5]&amp;&quot;, &quot;&amp;[.H5]&amp;&quot;, &quot;&amp;[.I5]&amp;&quot;, &quot;&amp;[.J5]&amp;&quot;, &quot;&amp;[.K5]&amp;&quot;, &quot;&amp;[.L5]&amp;&quot;, &quot;&amp;[.M5]&amp;&quot;);&quot;" office:value-type="string" office:string-value="INSERT INTO estado VALUES ('Ajuricaba', '4300208', 'ajuricabense', 'IVAN CHAGAS', 322.674, 6951, 22.44, 98.5, 0.753, 16.67, 26396.04314, 21630.98289, 42986.78);" calcext:value-type="string">
            <text:p>INSERT INTO estado VALUES ('Ajuricaba', '4300208', 'ajuricabense', 'IVAN CHAGAS', 322.674, 6951, 22.44, 98.5, 0.753, 16.67, 26396.04314, 21630.98289, 42986.78);</text:p>
          </table:table-cell>
        </table:table-row>
        <table:table-row table:style-name="ro1">
          <table:table-cell table:style-name="ce0" office:value-type="string" calcext:value-type="string">
            <text:p>Alecrim</text:p>
          </table:table-cell>
          <table:table-cell table:style-name="ce0" office:value-type="float" office:value="4300307" calcext:value-type="float">
            <text:p>4300307</text:p>
          </table:table-cell>
          <table:table-cell table:style-name="ce0" office:value-type="string" calcext:value-type="string">
            <text:p>alecrinense</text:p>
          </table:table-cell>
          <table:table-cell table:style-name="ce0" office:value-type="string" calcext:value-type="string">
            <text:p>ELMO ANASTACIO DULLIUS</text:p>
          </table:table-cell>
          <table:table-cell table:style-name="ce2" office:value-type="float" office:value="316.394" calcext:value-type="float">
            <text:p>316.394</text:p>
          </table:table-cell>
          <table:table-cell table:style-name="ce0" office:value-type="float" office:value="5710" calcext:value-type="float">
            <text:p>5710</text:p>
          </table:table-cell>
          <table:table-cell table:style-name="ce5" office:value-type="string" calcext:value-type="string">
            <text:p>22.38</text:p>
          </table:table-cell>
          <table:table-cell table:style-name="ce5" office:value-type="string" calcext:value-type="string">
            <text:p>97.1</text:p>
          </table:table-cell>
          <table:table-cell table:style-name="ce7" office:value-type="float" office:value="0.672" calcext:value-type="float">
            <text:p>0.672</text:p>
          </table:table-cell>
          <table:table-cell table:style-name="ce0" office:value-type="float" office:value="20.41" calcext:value-type="float">
            <text:p>20.41</text:p>
          </table:table-cell>
          <table:table-cell table:style-name="ce0" office:value-type="float" office:value="22917.27603" calcext:value-type="float">
            <text:p>22917.27603</text:p>
          </table:table-cell>
          <table:table-cell table:style-name="ce0" office:value-type="float" office:value="20554.57376" calcext:value-type="float">
            <text:p>20554.57376</text:p>
          </table:table-cell>
          <table:table-cell table:style-name="ce0" office:value-type="float" office:value="19836.1" calcext:value-type="float">
            <text:p>19836.1</text:p>
          </table:table-cell>
          <table:table-cell table:formula="of:=&quot;INSERT INTO estado VALUES ('&quot;&amp;[.A6]&amp;&quot;', '&quot;&amp;[.B6]&amp;&quot;', '&quot;&amp;[.C6]&amp;&quot;', '&quot;&amp;[.D6]&amp;&quot;', &quot;&amp;[.E6]&amp;&quot;, &quot;&amp;[.F6]&amp;&quot;, &quot;&amp;[.G6]&amp;&quot;, &quot;&amp;[.H6]&amp;&quot;, &quot;&amp;[.I6]&amp;&quot;, &quot;&amp;[.J6]&amp;&quot;, &quot;&amp;[.K6]&amp;&quot;, &quot;&amp;[.L6]&amp;&quot;, &quot;&amp;[.M6]&amp;&quot;);&quot;" office:value-type="string" office:string-value="INSERT INTO estado VALUES ('Alecrim', '4300307', 'alecrinense', 'ELMO ANASTACIO DULLIUS', 316.394, 5710, 22.38, 97.1, 0.672, 20.41, 22917.27603, 20554.57376, 19836.1);" calcext:value-type="string">
            <text:p>INSERT INTO estado VALUES ('Alecrim', '4300307', 'alecrinense', 'ELMO ANASTACIO DULLIUS', 316.394, 5710, 22.38, 97.1, 0.672, 20.41, 22917.27603, 20554.57376, 19836.1);</text:p>
          </table:table-cell>
        </table:table-row>
        <table:table-row table:style-name="ro1">
          <table:table-cell table:style-name="ce0" office:value-type="string" calcext:value-type="string">
            <text:p>Alegrete</text:p>
          </table:table-cell>
          <table:table-cell table:style-name="ce0" office:value-type="float" office:value="4300406" calcext:value-type="float">
            <text:p>4300406</text:p>
          </table:table-cell>
          <table:table-cell table:style-name="ce0" office:value-type="string" calcext:value-type="string">
            <text:p>alegretense</text:p>
          </table:table-cell>
          <table:table-cell table:style-name="ce0" office:value-type="string" calcext:value-type="string">
            <text:p>MÁRCIO FONSECA DO AMARAL</text:p>
          </table:table-cell>
          <table:table-cell table:style-name="ce3" office:value-type="float" office:value="7800.428" calcext:value-type="float">
            <text:p>7800.428</text:p>
          </table:table-cell>
          <table:table-cell table:style-name="ce0" office:value-type="float" office:value="72493" calcext:value-type="float">
            <text:p>72493</text:p>
          </table:table-cell>
          <table:table-cell table:style-name="ce5" office:value-type="string" calcext:value-type="string">
            <text:p>9.95</text:p>
          </table:table-cell>
          <table:table-cell table:style-name="ce5" office:value-type="string" calcext:value-type="string">
            <text:p>98.9</text:p>
          </table:table-cell>
          <table:table-cell table:style-name="ce7" office:value-type="float" office:value="0.74" calcext:value-type="float">
            <text:p>0.74</text:p>
          </table:table-cell>
          <table:table-cell table:style-name="ce0" office:value-type="float" office:value="7.63" calcext:value-type="float">
            <text:p>7.63</text:p>
          </table:table-cell>
          <table:table-cell table:style-name="ce0" office:value-type="float" office:value="225019.54108" calcext:value-type="float">
            <text:p>225019.54108</text:p>
          </table:table-cell>
          <table:table-cell table:style-name="ce0" office:value-type="float" office:value="199319.40583" calcext:value-type="float">
            <text:p>199319.40583</text:p>
          </table:table-cell>
          <table:table-cell table:style-name="ce0" office:value-type="float" office:value="29053.31" calcext:value-type="float">
            <text:p>29053.31</text:p>
          </table:table-cell>
          <table:table-cell table:formula="of:=&quot;INSERT INTO estado VALUES ('&quot;&amp;[.A7]&amp;&quot;', '&quot;&amp;[.B7]&amp;&quot;', '&quot;&amp;[.C7]&amp;&quot;', '&quot;&amp;[.D7]&amp;&quot;', &quot;&amp;[.E7]&amp;&quot;, &quot;&amp;[.F7]&amp;&quot;, &quot;&amp;[.G7]&amp;&quot;, &quot;&amp;[.H7]&amp;&quot;, &quot;&amp;[.I7]&amp;&quot;, &quot;&amp;[.J7]&amp;&quot;, &quot;&amp;[.K7]&amp;&quot;, &quot;&amp;[.L7]&amp;&quot;, &quot;&amp;[.M7]&amp;&quot;);&quot;" office:value-type="string" office:string-value="INSERT INTO estado VALUES ('Alegrete', '4300406', 'alegretense', 'MÁRCIO FONSECA DO AMARAL', 7800.428, 72493, 9.95, 98.9, 0.74, 7.63, 225019.54108, 199319.40583, 29053.31);" calcext:value-type="string">
            <text:p>INSERT INTO estado VALUES ('Alegrete', '4300406', 'alegretense', 'MÁRCIO FONSECA DO AMARAL', 7800.428, 72493, 9.95, 98.9, 0.74, 7.63, 225019.54108, 199319.40583, 29053.31);</text:p>
          </table:table-cell>
        </table:table-row>
        <table:table-row table:style-name="ro1">
          <table:table-cell table:style-name="ce0" office:value-type="string" calcext:value-type="string">
            <text:p>Alegria</text:p>
          </table:table-cell>
          <table:table-cell table:style-name="ce0" office:value-type="float" office:value="4300455" calcext:value-type="float">
            <text:p>4300455</text:p>
          </table:table-cell>
          <table:table-cell table:style-name="ce0" office:value-type="string" calcext:value-type="string">
            <text:p>alegriense</text:p>
          </table:table-cell>
          <table:table-cell table:style-name="ce0" office:value-type="string" calcext:value-type="string">
            <text:p>TERESINHA MARCZEWSKI ZAVASKI</text:p>
          </table:table-cell>
          <table:table-cell table:style-name="ce2" office:value-type="float" office:value="172.794" calcext:value-type="float">
            <text:p>172.794</text:p>
          </table:table-cell>
          <table:table-cell table:style-name="ce0" office:value-type="float" office:value="3287" calcext:value-type="float">
            <text:p>3287</text:p>
          </table:table-cell>
          <table:table-cell table:style-name="ce5" office:value-type="string" calcext:value-type="string">
            <text:p>24.91</text:p>
          </table:table-cell>
          <table:table-cell table:style-name="ce5" office:value-type="string" calcext:value-type="string">
            <text:p>98.9</text:p>
          </table:table-cell>
          <table:table-cell table:style-name="ce7" office:value-type="float" office:value="0.695" calcext:value-type="float">
            <text:p>0.69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841.34483" calcext:value-type="float">
            <text:p>21841.34483</text:p>
          </table:table-cell>
          <table:table-cell table:style-name="ce0" office:value-type="float" office:value="17891.13949" calcext:value-type="float">
            <text:p>17891.13949</text:p>
          </table:table-cell>
          <table:table-cell table:style-name="ce0" office:value-type="float" office:value="32016.16" calcext:value-type="float">
            <text:p>32016.16</text:p>
          </table:table-cell>
          <table:table-cell table:formula="of:=&quot;INSERT INTO estado VALUES ('&quot;&amp;[.A8]&amp;&quot;', '&quot;&amp;[.B8]&amp;&quot;', '&quot;&amp;[.C8]&amp;&quot;', '&quot;&amp;[.D8]&amp;&quot;', &quot;&amp;[.E8]&amp;&quot;, &quot;&amp;[.F8]&amp;&quot;, &quot;&amp;[.G8]&amp;&quot;, &quot;&amp;[.H8]&amp;&quot;, &quot;&amp;[.I8]&amp;&quot;, &quot;&amp;[.J8]&amp;&quot;, &quot;&amp;[.K8]&amp;&quot;, &quot;&amp;[.L8]&amp;&quot;, &quot;&amp;[.M8]&amp;&quot;);&quot;" office:value-type="string" office:string-value="INSERT INTO estado VALUES ('Alegria', '4300455', 'alegriense', 'TERESINHA MARCZEWSKI ZAVASKI', 172.794, 3287, 24.91, 98.9, 0.695, null, 21841.34483, 17891.13949, 32016.16);" calcext:value-type="string">
            <text:p>INSERT INTO estado VALUES ('Alegria', '4300455', 'alegriense', 'TERESINHA MARCZEWSKI ZAVASKI', 172.794, 3287, 24.91, 98.9, 0.695, null, 21841.34483, 17891.13949, 32016.16);</text:p>
          </table:table-cell>
        </table:table-row>
        <table:table-row table:style-name="ro1">
          <table:table-cell table:style-name="ce0" office:value-type="string" calcext:value-type="string">
            <text:p>Almirante Tamandaré do Sul</text:p>
          </table:table-cell>
          <table:table-cell table:style-name="ce0" office:value-type="float" office:value="4300471" calcext:value-type="float">
            <text:p>4300471</text:p>
          </table:table-cell>
          <table:table-cell table:style-name="ce0" office:value-type="string" calcext:value-type="string">
            <text:p>tamandarense</text:p>
          </table:table-cell>
          <table:table-cell table:style-name="ce0" office:value-type="string" calcext:value-type="string">
            <text:p>ADIR GIACOMINI</text:p>
          </table:table-cell>
          <table:table-cell table:style-name="ce2" office:value-type="float" office:value="265.042" calcext:value-type="float">
            <text:p>265.042</text:p>
          </table:table-cell>
          <table:table-cell table:style-name="ce0" office:value-type="float" office:value="1935" calcext:value-type="float">
            <text:p>1935</text:p>
          </table:table-cell>
          <table:table-cell table:style-name="ce5" office:value-type="string" calcext:value-type="string">
            <text:p>7.79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4" calcext:value-type="float">
            <text:p>0.74</text:p>
          </table:table-cell>
          <table:table-cell table:style-name="ce0" office:value-type="float" office:value="62.5" calcext:value-type="float">
            <text:p>62.5</text:p>
          </table:table-cell>
          <table:table-cell table:style-name="ce0" office:value-type="float" office:value="16595.42398" calcext:value-type="float">
            <text:p>16595.42398</text:p>
          </table:table-cell>
          <table:table-cell table:style-name="ce0" office:value-type="float" office:value="13286.48947" calcext:value-type="float">
            <text:p>13286.48947</text:p>
          </table:table-cell>
          <table:table-cell table:style-name="ce0" office:value-type="float" office:value="83079.79" calcext:value-type="float">
            <text:p>83079.79</text:p>
          </table:table-cell>
          <table:table-cell table:formula="of:=&quot;INSERT INTO estado VALUES ('&quot;&amp;[.A9]&amp;&quot;', '&quot;&amp;[.B9]&amp;&quot;', '&quot;&amp;[.C9]&amp;&quot;', '&quot;&amp;[.D9]&amp;&quot;', &quot;&amp;[.E9]&amp;&quot;, &quot;&amp;[.F9]&amp;&quot;, &quot;&amp;[.G9]&amp;&quot;, &quot;&amp;[.H9]&amp;&quot;, &quot;&amp;[.I9]&amp;&quot;, &quot;&amp;[.J9]&amp;&quot;, &quot;&amp;[.K9]&amp;&quot;, &quot;&amp;[.L9]&amp;&quot;, &quot;&amp;[.M9]&amp;&quot;);&quot;" office:value-type="string" office:string-value="INSERT INTO estado VALUES ('Almirante Tamandaré do Sul', '4300471', 'tamandarense', 'ADIR GIACOMINI', 265.042, 1935, 7.79, 100, 0.74, 62.5, 16595.42398, 13286.48947, 83079.79);" calcext:value-type="string">
            <text:p>INSERT INTO estado VALUES ('Almirante Tamandaré do Sul', '4300471', 'tamandarense', 'ADIR GIACOMINI', 265.042, 1935, 7.79, 100, 0.74, 62.5, 16595.42398, 13286.48947, 83079.79);</text:p>
          </table:table-cell>
        </table:table-row>
        <table:table-row table:style-name="ro1">
          <table:table-cell table:style-name="ce0" office:value-type="string" calcext:value-type="string">
            <text:p>Alpestre</text:p>
          </table:table-cell>
          <table:table-cell table:style-name="ce0" office:value-type="float" office:value="4300505" calcext:value-type="float">
            <text:p>4300505</text:p>
          </table:table-cell>
          <table:table-cell table:style-name="ce0" office:value-type="string" calcext:value-type="string">
            <text:p>alpestrense</text:p>
          </table:table-cell>
          <table:table-cell table:style-name="ce0" office:value-type="string" calcext:value-type="string">
            <text:p>VALDIR JOSÉ ZASSO</text:p>
          </table:table-cell>
          <table:table-cell table:style-name="ce2" office:value-type="float" office:value="325.979" calcext:value-type="float">
            <text:p>325.979</text:p>
          </table:table-cell>
          <table:table-cell table:style-name="ce0" office:value-type="float" office:value="5885" calcext:value-type="float">
            <text:p>5885</text:p>
          </table:table-cell>
          <table:table-cell table:style-name="ce5" office:value-type="string" calcext:value-type="string">
            <text:p>24.73</text:p>
          </table:table-cell>
          <table:table-cell table:style-name="ce5" office:value-type="string" calcext:value-type="string">
            <text:p>98.1</text:p>
          </table:table-cell>
          <table:table-cell table:style-name="ce7" office:value-type="float" office:value="0.671" calcext:value-type="float">
            <text:p>0.671</text:p>
          </table:table-cell>
          <table:table-cell table:style-name="ce0" office:value-type="float" office:value="13.33" calcext:value-type="float">
            <text:p>13.33</text:p>
          </table:table-cell>
          <table:table-cell table:style-name="ce0" office:value-type="float" office:value="50164.46672" calcext:value-type="float">
            <text:p>50164.46672</text:p>
          </table:table-cell>
          <table:table-cell table:style-name="ce0" office:value-type="float" office:value="39342.56205" calcext:value-type="float">
            <text:p>39342.56205</text:p>
          </table:table-cell>
          <table:table-cell table:style-name="ce0" office:value-type="float" office:value="85727.21" calcext:value-type="float">
            <text:p>85727.21</text:p>
          </table:table-cell>
          <table:table-cell table:formula="of:=&quot;INSERT INTO estado VALUES ('&quot;&amp;[.A10]&amp;&quot;', '&quot;&amp;[.B10]&amp;&quot;', '&quot;&amp;[.C10]&amp;&quot;', '&quot;&amp;[.D10]&amp;&quot;', &quot;&amp;[.E10]&amp;&quot;, &quot;&amp;[.F10]&amp;&quot;, &quot;&amp;[.G10]&amp;&quot;, &quot;&amp;[.H10]&amp;&quot;, &quot;&amp;[.I10]&amp;&quot;, &quot;&amp;[.J10]&amp;&quot;, &quot;&amp;[.K10]&amp;&quot;, &quot;&amp;[.L10]&amp;&quot;, &quot;&amp;[.M10]&amp;&quot;);&quot;" office:value-type="string" office:string-value="INSERT INTO estado VALUES ('Alpestre', '4300505', 'alpestrense', 'VALDIR JOSÉ ZASSO', 325.979, 5885, 24.73, 98.1, 0.671, 13.33, 50164.46672, 39342.56205, 85727.21);" calcext:value-type="string">
            <text:p>INSERT INTO estado VALUES ('Alpestre', '4300505', 'alpestrense', 'VALDIR JOSÉ ZASSO', 325.979, 5885, 24.73, 98.1, 0.671, 13.33, 50164.46672, 39342.56205, 85727.21);</text:p>
          </table:table-cell>
        </table:table-row>
        <table:table-row table:style-name="ro1">
          <table:table-cell table:style-name="ce0" office:value-type="string" calcext:value-type="string">
            <text:p>Alto Alegre</text:p>
          </table:table-cell>
          <table:table-cell table:style-name="ce0" office:value-type="float" office:value="4300554" calcext:value-type="float">
            <text:p>4300554</text:p>
          </table:table-cell>
          <table:table-cell table:style-name="ce0" office:value-type="string" calcext:value-type="string">
            <text:p>alto-alegrense</text:p>
          </table:table-cell>
          <table:table-cell table:style-name="ce0" office:value-type="string" calcext:value-type="string">
            <text:p>AVELINO SALVADORI</text:p>
          </table:table-cell>
          <table:table-cell table:style-name="ce2" office:value-type="float" office:value="115.335" calcext:value-type="float">
            <text:p>115.335</text:p>
          </table:table-cell>
          <table:table-cell table:style-name="ce0" office:value-type="float" office:value="1590" calcext:value-type="float">
            <text:p>1590</text:p>
          </table:table-cell>
          <table:table-cell table:style-name="ce5" office:value-type="string" calcext:value-type="string">
            <text:p>16.15</text:p>
          </table:table-cell>
          <table:table-cell table:style-name="ce5" office:value-type="string" calcext:value-type="string">
            <text:p>98.1</text:p>
          </table:table-cell>
          <table:table-cell table:style-name="ce7" office:value-type="float" office:value="0.747" calcext:value-type="float">
            <text:p>0.74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976.0642" calcext:value-type="float">
            <text:p>14976.0642</text:p>
          </table:table-cell>
          <table:table-cell table:style-name="ce0" office:value-type="float" office:value="13265.16596" calcext:value-type="float">
            <text:p>13265.16596</text:p>
          </table:table-cell>
          <table:table-cell table:style-name="ce0" office:value-type="float" office:value="37798.82" calcext:value-type="float">
            <text:p>37798.82</text:p>
          </table:table-cell>
          <table:table-cell table:formula="of:=&quot;INSERT INTO estado VALUES ('&quot;&amp;[.A11]&amp;&quot;', '&quot;&amp;[.B11]&amp;&quot;', '&quot;&amp;[.C11]&amp;&quot;', '&quot;&amp;[.D11]&amp;&quot;', &quot;&amp;[.E11]&amp;&quot;, &quot;&amp;[.F11]&amp;&quot;, &quot;&amp;[.G11]&amp;&quot;, &quot;&amp;[.H11]&amp;&quot;, &quot;&amp;[.I11]&amp;&quot;, &quot;&amp;[.J11]&amp;&quot;, &quot;&amp;[.K11]&amp;&quot;, &quot;&amp;[.L11]&amp;&quot;, &quot;&amp;[.M11]&amp;&quot;);&quot;" office:value-type="string" office:string-value="INSERT INTO estado VALUES ('Alto Alegre', '4300554', 'alto-alegrense', 'AVELINO SALVADORI', 115.335, 1590, 16.15, 98.1, 0.747, null, 14976.0642, 13265.16596, 37798.82);" calcext:value-type="string">
            <text:p>INSERT INTO estado VALUES ('Alto Alegre', '4300554', 'alto-alegrense', 'AVELINO SALVADORI', 115.335, 1590, 16.15, 98.1, 0.747, null, 14976.0642, 13265.16596, 37798.82);</text:p>
          </table:table-cell>
        </table:table-row>
        <table:table-row table:style-name="ro1">
          <table:table-cell table:style-name="ce0" office:value-type="string" calcext:value-type="string">
            <text:p>Alto Feliz</text:p>
          </table:table-cell>
          <table:table-cell table:style-name="ce0" office:value-type="float" office:value="4300570" calcext:value-type="float">
            <text:p>4300570</text:p>
          </table:table-cell>
          <table:table-cell table:style-name="ce0" office:value-type="string" calcext:value-type="string">
            <text:p>alto-felizense</text:p>
          </table:table-cell>
          <table:table-cell table:style-name="ce0" office:value-type="string" calcext:value-type="string">
            <text:p>ROBES SCHNEIDER</text:p>
          </table:table-cell>
          <table:table-cell table:style-name="ce2" office:value-type="float" office:value="78.846" calcext:value-type="float">
            <text:p>78.846</text:p>
          </table:table-cell>
          <table:table-cell table:style-name="ce0" office:value-type="float" office:value="3043" calcext:value-type="float">
            <text:p>3043</text:p>
          </table:table-cell>
          <table:table-cell table:style-name="ce5" office:value-type="string" calcext:value-type="string">
            <text:p>36.84</text:p>
          </table:table-cell>
          <table:table-cell table:style-name="ce5" office:value-type="string" calcext:value-type="string">
            <text:p>98.1</text:p>
          </table:table-cell>
          <table:table-cell table:style-name="ce7" office:value-type="float" office:value="0.734" calcext:value-type="float">
            <text:p>0.73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197.8141" calcext:value-type="float">
            <text:p>20197.8141</text:p>
          </table:table-cell>
          <table:table-cell table:style-name="ce0" office:value-type="float" office:value="13761.35301" calcext:value-type="float">
            <text:p>13761.35301</text:p>
          </table:table-cell>
          <table:table-cell table:style-name="ce0" office:value-type="float" office:value="39557.12" calcext:value-type="float">
            <text:p>39557.12</text:p>
          </table:table-cell>
          <table:table-cell table:formula="of:=&quot;INSERT INTO estado VALUES ('&quot;&amp;[.A12]&amp;&quot;', '&quot;&amp;[.B12]&amp;&quot;', '&quot;&amp;[.C12]&amp;&quot;', '&quot;&amp;[.D12]&amp;&quot;', &quot;&amp;[.E12]&amp;&quot;, &quot;&amp;[.F12]&amp;&quot;, &quot;&amp;[.G12]&amp;&quot;, &quot;&amp;[.H12]&amp;&quot;, &quot;&amp;[.I12]&amp;&quot;, &quot;&amp;[.J12]&amp;&quot;, &quot;&amp;[.K12]&amp;&quot;, &quot;&amp;[.L12]&amp;&quot;, &quot;&amp;[.M12]&amp;&quot;);&quot;" office:value-type="string" office:string-value="INSERT INTO estado VALUES ('Alto Feliz', '4300570', 'alto-felizense', 'ROBES SCHNEIDER', 78.846, 3043, 36.84, 98.1, 0.734, null, 20197.8141, 13761.35301, 39557.12);" calcext:value-type="string">
            <text:p>INSERT INTO estado VALUES ('Alto Feliz', '4300570', 'alto-felizense', 'ROBES SCHNEIDER', 78.846, 3043, 36.84, 98.1, 0.734, null, 20197.8141, 13761.35301, 39557.12);</text:p>
          </table:table-cell>
        </table:table-row>
        <table:table-row table:style-name="ro1">
          <table:table-cell table:style-name="ce0" office:value-type="string" calcext:value-type="string">
            <text:p>Alvorada</text:p>
          </table:table-cell>
          <table:table-cell table:style-name="ce0" office:value-type="float" office:value="4300604" calcext:value-type="float">
            <text:p>4300604</text:p>
          </table:table-cell>
          <table:table-cell table:style-name="ce0" office:value-type="string" calcext:value-type="string">
            <text:p>alvoradense</text:p>
          </table:table-cell>
          <table:table-cell table:style-name="ce0" office:value-type="string" calcext:value-type="string">
            <text:p>JOSE ARNO APPOLO DO AMARAL</text:p>
          </table:table-cell>
          <table:table-cell table:style-name="ce2" office:value-type="float" office:value="71.7" calcext:value-type="float">
            <text:p>71.700</text:p>
          </table:table-cell>
          <table:table-cell table:style-name="ce0" office:value-type="float" office:value="212352" calcext:value-type="float">
            <text:p>212352</text:p>
          </table:table-cell>
          <table:table-cell table:style-name="ce5" office:value-type="string" calcext:value-type="string">
            <text:p>2743.94</text:p>
          </table:table-cell>
          <table:table-cell table:style-name="ce5" office:value-type="string" calcext:value-type="string">
            <text:p>95.3</text:p>
          </table:table-cell>
          <table:table-cell table:style-name="ce7" office:value-type="float" office:value="0.699" calcext:value-type="float">
            <text:p>0.699</text:p>
          </table:table-cell>
          <table:table-cell table:style-name="ce0" office:value-type="float" office:value="13.57" calcext:value-type="float">
            <text:p>13.57</text:p>
          </table:table-cell>
          <table:table-cell table:style-name="ce0" office:value-type="float" office:value="358403.06181" calcext:value-type="float">
            <text:p>358403.06181</text:p>
          </table:table-cell>
          <table:table-cell table:style-name="ce0" office:value-type="float" office:value="290560.43064" calcext:value-type="float">
            <text:p>290560.43064</text:p>
          </table:table-cell>
          <table:table-cell table:style-name="ce0" office:value-type="float" office:value="13520.93" calcext:value-type="float">
            <text:p>13520.93</text:p>
          </table:table-cell>
          <table:table-cell table:formula="of:=&quot;INSERT INTO estado VALUES ('&quot;&amp;[.A13]&amp;&quot;', '&quot;&amp;[.B13]&amp;&quot;', '&quot;&amp;[.C13]&amp;&quot;', '&quot;&amp;[.D13]&amp;&quot;', &quot;&amp;[.E13]&amp;&quot;, &quot;&amp;[.F13]&amp;&quot;, &quot;&amp;[.G13]&amp;&quot;, &quot;&amp;[.H13]&amp;&quot;, &quot;&amp;[.I13]&amp;&quot;, &quot;&amp;[.J13]&amp;&quot;, &quot;&amp;[.K13]&amp;&quot;, &quot;&amp;[.L13]&amp;&quot;, &quot;&amp;[.M13]&amp;&quot;);&quot;" office:value-type="string" office:string-value="INSERT INTO estado VALUES ('Alvorada', '4300604', 'alvoradense', 'JOSE ARNO APPOLO DO AMARAL', 71.7, 212352, 2743.94, 95.3, 0.699, 13.57, 358403.06181, 290560.43064, 13520.93);" calcext:value-type="string">
            <text:p>INSERT INTO estado VALUES ('Alvorada', '4300604', 'alvoradense', 'JOSE ARNO APPOLO DO AMARAL', 71.7, 212352, 2743.94, 95.3, 0.699, 13.57, 358403.06181, 290560.43064, 13520.93);</text:p>
          </table:table-cell>
        </table:table-row>
        <table:table-row table:style-name="ro1">
          <table:table-cell table:style-name="ce0" office:value-type="string" calcext:value-type="string">
            <text:p>Amaral Ferrador</text:p>
          </table:table-cell>
          <table:table-cell table:style-name="ce0" office:value-type="float" office:value="4300638" calcext:value-type="float">
            <text:p>4300638</text:p>
          </table:table-cell>
          <table:table-cell table:style-name="ce0" office:value-type="string" calcext:value-type="string">
            <text:p>amaralense</text:p>
          </table:table-cell>
          <table:table-cell table:style-name="ce0" office:value-type="string" calcext:value-type="string">
            <text:p>NATANIEL SATIRO DO VAL CANDIA</text:p>
          </table:table-cell>
          <table:table-cell table:style-name="ce2" office:value-type="float" office:value="505.983" calcext:value-type="float">
            <text:p>505.983</text:p>
          </table:table-cell>
          <table:table-cell table:style-name="ce0" office:value-type="float" office:value="7136" calcext:value-type="float">
            <text:p>7136</text:p>
          </table:table-cell>
          <table:table-cell table:style-name="ce5" office:value-type="string" calcext:value-type="string">
            <text:p>12.54</text:p>
          </table:table-cell>
          <table:table-cell table:style-name="ce5" office:value-type="string" calcext:value-type="string">
            <text:p>98.3</text:p>
          </table:table-cell>
          <table:table-cell table:style-name="ce7" office:value-type="float" office:value="0.624" calcext:value-type="float">
            <text:p>0.62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8819.76662" calcext:value-type="float">
            <text:p>18819.76662</text:p>
          </table:table-cell>
          <table:table-cell table:style-name="ce0" office:value-type="float" office:value="16883.0557" calcext:value-type="float">
            <text:p>16883.0557</text:p>
          </table:table-cell>
          <table:table-cell table:style-name="ce0" office:value-type="float" office:value="17206.69" calcext:value-type="float">
            <text:p>17206.69</text:p>
          </table:table-cell>
          <table:table-cell table:formula="of:=&quot;INSERT INTO estado VALUES ('&quot;&amp;[.A14]&amp;&quot;', '&quot;&amp;[.B14]&amp;&quot;', '&quot;&amp;[.C14]&amp;&quot;', '&quot;&amp;[.D14]&amp;&quot;', &quot;&amp;[.E14]&amp;&quot;, &quot;&amp;[.F14]&amp;&quot;, &quot;&amp;[.G14]&amp;&quot;, &quot;&amp;[.H14]&amp;&quot;, &quot;&amp;[.I14]&amp;&quot;, &quot;&amp;[.J14]&amp;&quot;, &quot;&amp;[.K14]&amp;&quot;, &quot;&amp;[.L14]&amp;&quot;, &quot;&amp;[.M14]&amp;&quot;);&quot;" office:value-type="string" office:string-value="INSERT INTO estado VALUES ('Amaral Ferrador', '4300638', 'amaralense', 'NATANIEL SATIRO DO VAL CANDIA', 505.983, 7136, 12.54, 98.3, 0.624, null, 18819.76662, 16883.0557, 17206.69);" calcext:value-type="string">
            <text:p>INSERT INTO estado VALUES ('Amaral Ferrador', '4300638', 'amaralense', 'NATANIEL SATIRO DO VAL CANDIA', 505.983, 7136, 12.54, 98.3, 0.624, null, 18819.76662, 16883.0557, 17206.69);</text:p>
          </table:table-cell>
        </table:table-row>
        <table:table-row table:style-name="ro1">
          <table:table-cell table:style-name="ce0" office:value-type="string" calcext:value-type="string">
            <text:p>Ametista do Sul</text:p>
          </table:table-cell>
          <table:table-cell table:style-name="ce0" office:value-type="float" office:value="4300646" calcext:value-type="float">
            <text:p>4300646</text:p>
          </table:table-cell>
          <table:table-cell table:style-name="ce0" office:value-type="string" calcext:value-type="string">
            <text:p>ametistense</text:p>
          </table:table-cell>
          <table:table-cell table:style-name="ce0" office:value-type="string" calcext:value-type="string">
            <text:p>JADIR JOSÉ KOVALESKI</text:p>
          </table:table-cell>
          <table:table-cell table:style-name="ce2" office:value-type="float" office:value="93.704" calcext:value-type="float">
            <text:p>93.704</text:p>
          </table:table-cell>
          <table:table-cell table:style-name="ce0" office:value-type="float" office:value="7396" calcext:value-type="float">
            <text:p>7396</text:p>
          </table:table-cell>
          <table:table-cell table:style-name="ce5" office:value-type="string" calcext:value-type="string">
            <text:p>78.33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682" calcext:value-type="float">
            <text:p>0.682</text:p>
          </table:table-cell>
          <table:table-cell table:style-name="ce0" office:value-type="float" office:value="20" calcext:value-type="float">
            <text:p>20</text:p>
          </table:table-cell>
          <table:table-cell table:style-name="ce0" office:value-type="float" office:value="24884.7736" calcext:value-type="float">
            <text:p>24884.7736</text:p>
          </table:table-cell>
          <table:table-cell table:style-name="ce0" office:value-type="float" office:value="21341.45299" calcext:value-type="float">
            <text:p>21341.45299</text:p>
          </table:table-cell>
          <table:table-cell table:style-name="ce0" office:value-type="float" office:value="18247.94" calcext:value-type="float">
            <text:p>18247.94</text:p>
          </table:table-cell>
          <table:table-cell table:formula="of:=&quot;INSERT INTO estado VALUES ('&quot;&amp;[.A15]&amp;&quot;', '&quot;&amp;[.B15]&amp;&quot;', '&quot;&amp;[.C15]&amp;&quot;', '&quot;&amp;[.D15]&amp;&quot;', &quot;&amp;[.E15]&amp;&quot;, &quot;&amp;[.F15]&amp;&quot;, &quot;&amp;[.G15]&amp;&quot;, &quot;&amp;[.H15]&amp;&quot;, &quot;&amp;[.I15]&amp;&quot;, &quot;&amp;[.J15]&amp;&quot;, &quot;&amp;[.K15]&amp;&quot;, &quot;&amp;[.L15]&amp;&quot;, &quot;&amp;[.M15]&amp;&quot;);&quot;" office:value-type="string" office:string-value="INSERT INTO estado VALUES ('Ametista do Sul', '4300646', 'ametistense', 'JADIR JOSÉ KOVALESKI', 93.704, 7396, 78.33, 100, 0.682, 20, 24884.7736, 21341.45299, 18247.94);" calcext:value-type="string">
            <text:p>INSERT INTO estado VALUES ('Ametista do Sul', '4300646', 'ametistense', 'JADIR JOSÉ KOVALESKI', 93.704, 7396, 78.33, 100, 0.682, 20, 24884.7736, 21341.45299, 18247.94);</text:p>
          </table:table-cell>
        </table:table-row>
        <table:table-row table:style-name="ro1">
          <table:table-cell table:style-name="ce0" office:value-type="string" calcext:value-type="string">
            <text:p>André da Rocha</text:p>
          </table:table-cell>
          <table:table-cell table:style-name="ce0" office:value-type="float" office:value="4300661" calcext:value-type="float">
            <text:p>4300661</text:p>
          </table:table-cell>
          <table:table-cell table:style-name="ce0" office:value-type="string" calcext:value-type="string">
            <text:p>andré-rochense</text:p>
          </table:table-cell>
          <table:table-cell table:style-name="ce0" office:value-type="string" calcext:value-type="string">
            <text:p>SERGIO CARLOS MORETTI</text:p>
          </table:table-cell>
          <table:table-cell table:style-name="ce2" office:value-type="float" office:value="331.227" calcext:value-type="float">
            <text:p>331.227</text:p>
          </table:table-cell>
          <table:table-cell table:style-name="ce0" office:value-type="float" office:value="1351" calcext:value-type="float">
            <text:p>1351</text:p>
          </table:table-cell>
          <table:table-cell table:style-name="ce5" office:value-type="string" calcext:value-type="string">
            <text:p>3.75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2" calcext:value-type="float">
            <text:p>0.7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615.32263" calcext:value-type="float">
            <text:p>13615.32263</text:p>
          </table:table-cell>
          <table:table-cell table:style-name="ce0" office:value-type="float" office:value="11441.32315" calcext:value-type="float">
            <text:p>11441.32315</text:p>
          </table:table-cell>
          <table:table-cell table:style-name="ce0" office:value-type="float" office:value="79828.86" calcext:value-type="float">
            <text:p>79828.86</text:p>
          </table:table-cell>
          <table:table-cell table:formula="of:=&quot;INSERT INTO estado VALUES ('&quot;&amp;[.A16]&amp;&quot;', '&quot;&amp;[.B16]&amp;&quot;', '&quot;&amp;[.C16]&amp;&quot;', '&quot;&amp;[.D16]&amp;&quot;', &quot;&amp;[.E16]&amp;&quot;, &quot;&amp;[.F16]&amp;&quot;, &quot;&amp;[.G16]&amp;&quot;, &quot;&amp;[.H16]&amp;&quot;, &quot;&amp;[.I16]&amp;&quot;, &quot;&amp;[.J16]&amp;&quot;, &quot;&amp;[.K16]&amp;&quot;, &quot;&amp;[.L16]&amp;&quot;, &quot;&amp;[.M16]&amp;&quot;);&quot;" office:value-type="string" office:string-value="INSERT INTO estado VALUES ('André da Rocha', '4300661', 'andré-rochense', 'SERGIO CARLOS MORETTI', 331.227, 1351, 3.75, 100, 0.72, null, 13615.32263, 11441.32315, 79828.86);" calcext:value-type="string">
            <text:p>INSERT INTO estado VALUES ('André da Rocha', '4300661', 'andré-rochense', 'SERGIO CARLOS MORETTI', 331.227, 1351, 3.75, 100, 0.72, null, 13615.32263, 11441.32315, 79828.86);</text:p>
          </table:table-cell>
        </table:table-row>
        <table:table-row table:style-name="ro1">
          <table:table-cell table:style-name="ce0" office:value-type="string" calcext:value-type="string">
            <text:p>Anta Gorda</text:p>
          </table:table-cell>
          <table:table-cell table:style-name="ce0" office:value-type="float" office:value="4300703" calcext:value-type="float">
            <text:p>4300703</text:p>
          </table:table-cell>
          <table:table-cell table:style-name="ce0" office:value-type="string" calcext:value-type="string">
            <text:p>anta-gordense</text:p>
          </table:table-cell>
          <table:table-cell table:style-name="ce0" office:value-type="string" calcext:value-type="string">
            <text:p>FRANCISCO DAVID FRIGHETTO</text:p>
          </table:table-cell>
          <table:table-cell table:style-name="ce2" office:value-type="float" office:value="242.26" calcext:value-type="float">
            <text:p>242.260</text:p>
          </table:table-cell>
          <table:table-cell table:style-name="ce0" office:value-type="float" office:value="5941" calcext:value-type="float">
            <text:p>594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97.8</text:p>
          </table:table-cell>
          <table:table-cell table:style-name="ce7" office:value-type="float" office:value="0.74" calcext:value-type="float">
            <text:p>0.74</text:p>
          </table:table-cell>
          <table:table-cell table:style-name="ce0" office:value-type="float" office:value="16.39" calcext:value-type="float">
            <text:p>16.39</text:p>
          </table:table-cell>
          <table:table-cell table:style-name="ce0" office:value-type="float" office:value="26400.22746" calcext:value-type="float">
            <text:p>26400.22746</text:p>
          </table:table-cell>
          <table:table-cell table:style-name="ce0" office:value-type="float" office:value="18964.88259" calcext:value-type="float">
            <text:p>18964.88259</text:p>
          </table:table-cell>
          <table:table-cell table:style-name="ce0" office:value-type="float" office:value="35488.74" calcext:value-type="float">
            <text:p>35488.74</text:p>
          </table:table-cell>
          <table:table-cell table:formula="of:=&quot;INSERT INTO estado VALUES ('&quot;&amp;[.A17]&amp;&quot;', '&quot;&amp;[.B17]&amp;&quot;', '&quot;&amp;[.C17]&amp;&quot;', '&quot;&amp;[.D17]&amp;&quot;', &quot;&amp;[.E17]&amp;&quot;, &quot;&amp;[.F17]&amp;&quot;, &quot;&amp;[.G17]&amp;&quot;, &quot;&amp;[.H17]&amp;&quot;, &quot;&amp;[.I17]&amp;&quot;, &quot;&amp;[.J17]&amp;&quot;, &quot;&amp;[.K17]&amp;&quot;, &quot;&amp;[.L17]&amp;&quot;, &quot;&amp;[.M17]&amp;&quot;);&quot;" office:value-type="string" office:string-value="INSERT INTO estado VALUES ('Anta Gorda', '4300703', 'anta-gordense', 'FRANCISCO DAVID FRIGHETTO', 242.26, 5941, 25, 97.8, 0.74, 16.39, 26400.22746, 18964.88259, 35488.74);" calcext:value-type="string">
            <text:p>INSERT INTO estado VALUES ('Anta Gorda', '4300703', 'anta-gordense', 'FRANCISCO DAVID FRIGHETTO', 242.26, 5941, 25, 97.8, 0.74, 16.39, 26400.22746, 18964.88259, 35488.74);</text:p>
          </table:table-cell>
        </table:table-row>
        <table:table-row table:style-name="ro1">
          <table:table-cell table:style-name="ce0" office:value-type="string" calcext:value-type="string">
            <text:p>Antônio Prado</text:p>
          </table:table-cell>
          <table:table-cell table:style-name="ce0" office:value-type="float" office:value="4300802" calcext:value-type="float">
            <text:p>4300802</text:p>
          </table:table-cell>
          <table:table-cell table:style-name="ce0" office:value-type="string" calcext:value-type="string">
            <text:p>pradense</text:p>
          </table:table-cell>
          <table:table-cell table:style-name="ce0" office:value-type="string" calcext:value-type="string">
            <text:p>ROBERTO JOSÉ DALLE MOLLE</text:p>
          </table:table-cell>
          <table:table-cell table:style-name="ce2" office:value-type="float" office:value="348.132" calcext:value-type="float">
            <text:p>348.132</text:p>
          </table:table-cell>
          <table:table-cell table:style-name="ce0" office:value-type="float" office:value="13041" calcext:value-type="float">
            <text:p>13041</text:p>
          </table:table-cell>
          <table:table-cell table:style-name="ce5" office:value-type="string" calcext:value-type="string">
            <text:p>36.92</text:p>
          </table:table-cell>
          <table:table-cell table:style-name="ce5" office:value-type="string" calcext:value-type="string">
            <text:p>98.6</text:p>
          </table:table-cell>
          <table:table-cell table:style-name="ce7" office:value-type="float" office:value="0.758" calcext:value-type="float">
            <text:p>0.758</text:p>
          </table:table-cell>
          <table:table-cell table:style-name="ce0" office:value-type="float" office:value="6.29" calcext:value-type="float">
            <text:p>6.29</text:p>
          </table:table-cell>
          <table:table-cell table:style-name="ce0" office:value-type="float" office:value="52701.15069" calcext:value-type="float">
            <text:p>52701.15069</text:p>
          </table:table-cell>
          <table:table-cell table:style-name="ce0" office:value-type="float" office:value="39358.59478" calcext:value-type="float">
            <text:p>39358.59478</text:p>
          </table:table-cell>
          <table:table-cell table:style-name="ce0" office:value-type="float" office:value="50466.34" calcext:value-type="float">
            <text:p>50466.34</text:p>
          </table:table-cell>
          <table:table-cell table:formula="of:=&quot;INSERT INTO estado VALUES ('&quot;&amp;[.A18]&amp;&quot;', '&quot;&amp;[.B18]&amp;&quot;', '&quot;&amp;[.C18]&amp;&quot;', '&quot;&amp;[.D18]&amp;&quot;', &quot;&amp;[.E18]&amp;&quot;, &quot;&amp;[.F18]&amp;&quot;, &quot;&amp;[.G18]&amp;&quot;, &quot;&amp;[.H18]&amp;&quot;, &quot;&amp;[.I18]&amp;&quot;, &quot;&amp;[.J18]&amp;&quot;, &quot;&amp;[.K18]&amp;&quot;, &quot;&amp;[.L18]&amp;&quot;, &quot;&amp;[.M18]&amp;&quot;);&quot;" office:value-type="string" office:string-value="INSERT INTO estado VALUES ('Antônio Prado', '4300802', 'pradense', 'ROBERTO JOSÉ DALLE MOLLE', 348.132, 13041, 36.92, 98.6, 0.758, 6.29, 52701.15069, 39358.59478, 50466.34);" calcext:value-type="string">
            <text:p>INSERT INTO estado VALUES ('Antônio Prado', '4300802', 'pradense', 'ROBERTO JOSÉ DALLE MOLLE', 348.132, 13041, 36.92, 98.6, 0.758, 6.29, 52701.15069, 39358.59478, 50466.34);</text:p>
          </table:table-cell>
        </table:table-row>
        <table:table-row table:style-name="ro1">
          <table:table-cell table:style-name="ce0" office:value-type="string" calcext:value-type="string">
            <text:p>Arambaré</text:p>
          </table:table-cell>
          <table:table-cell table:style-name="ce0" office:value-type="float" office:value="4300851" calcext:value-type="float">
            <text:p>4300851</text:p>
          </table:table-cell>
          <table:table-cell table:style-name="ce0" office:value-type="string" calcext:value-type="string">
            <text:p>arambarense</text:p>
          </table:table-cell>
          <table:table-cell table:style-name="ce0" office:value-type="string" calcext:value-type="string">
            <text:p>JARDEL MAGALHÃES CARDOSO</text:p>
          </table:table-cell>
          <table:table-cell table:style-name="ce2" office:value-type="float" office:value="518.193" calcext:value-type="float">
            <text:p>518.193</text:p>
          </table:table-cell>
          <table:table-cell table:style-name="ce0" office:value-type="float" office:value="3544" calcext:value-type="float">
            <text:p>3544</text:p>
          </table:table-cell>
          <table:table-cell table:style-name="ce5" office:value-type="string" calcext:value-type="string">
            <text:p>7.11</text:p>
          </table:table-cell>
          <table:table-cell table:style-name="ce5" office:value-type="string" calcext:value-type="string">
            <text:p>97.2</text:p>
          </table:table-cell>
          <table:table-cell table:style-name="ce7" office:value-type="float" office:value="0.691" calcext:value-type="float">
            <text:p>0.69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9350.07054" calcext:value-type="float">
            <text:p>19350.07054</text:p>
          </table:table-cell>
          <table:table-cell table:style-name="ce0" office:value-type="float" office:value="17402.41911" calcext:value-type="float">
            <text:p>17402.41911</text:p>
          </table:table-cell>
          <table:table-cell table:style-name="ce0" office:value-type="float" office:value="38429.83" calcext:value-type="float">
            <text:p>38429.83</text:p>
          </table:table-cell>
          <table:table-cell table:formula="of:=&quot;INSERT INTO estado VALUES ('&quot;&amp;[.A19]&amp;&quot;', '&quot;&amp;[.B19]&amp;&quot;', '&quot;&amp;[.C19]&amp;&quot;', '&quot;&amp;[.D19]&amp;&quot;', &quot;&amp;[.E19]&amp;&quot;, &quot;&amp;[.F19]&amp;&quot;, &quot;&amp;[.G19]&amp;&quot;, &quot;&amp;[.H19]&amp;&quot;, &quot;&amp;[.I19]&amp;&quot;, &quot;&amp;[.J19]&amp;&quot;, &quot;&amp;[.K19]&amp;&quot;, &quot;&amp;[.L19]&amp;&quot;, &quot;&amp;[.M19]&amp;&quot;);&quot;" office:value-type="string" office:string-value="INSERT INTO estado VALUES ('Arambaré', '4300851', 'arambarense', 'JARDEL MAGALHÃES CARDOSO', 518.193, 3544, 7.11, 97.2, 0.691, null, 19350.07054, 17402.41911, 38429.83);" calcext:value-type="string">
            <text:p>INSERT INTO estado VALUES ('Arambaré', '4300851', 'arambarense', 'JARDEL MAGALHÃES CARDOSO', 518.193, 3544, 7.11, 97.2, 0.691, null, 19350.07054, 17402.41911, 38429.83);</text:p>
          </table:table-cell>
        </table:table-row>
        <table:table-row table:style-name="ro1">
          <table:table-cell table:style-name="ce0" office:value-type="string" calcext:value-type="string">
            <text:p>Araricá</text:p>
          </table:table-cell>
          <table:table-cell table:style-name="ce0" office:value-type="float" office:value="4300877" calcext:value-type="float">
            <text:p>4300877</text:p>
          </table:table-cell>
          <table:table-cell table:style-name="ce0" office:value-type="string" calcext:value-type="string">
            <text:p>arariquense</text:p>
          </table:table-cell>
          <table:table-cell table:style-name="ce0" office:value-type="string" calcext:value-type="string">
            <text:p>FLAVIO LUIZ FOSS</text:p>
          </table:table-cell>
          <table:table-cell table:style-name="ce2" office:value-type="float" office:value="35.391" calcext:value-type="float">
            <text:p>35.391</text:p>
          </table:table-cell>
          <table:table-cell table:style-name="ce0" office:value-type="float" office:value="5840" calcext:value-type="float">
            <text:p>5840</text:p>
          </table:table-cell>
          <table:table-cell table:style-name="ce5" office:value-type="string" calcext:value-type="string">
            <text:p>137.83</text:p>
          </table:table-cell>
          <table:table-cell table:style-name="ce5" office:value-type="string" calcext:value-type="string">
            <text:p>97.3</text:p>
          </table:table-cell>
          <table:table-cell table:style-name="ce7" office:value-type="float" office:value="0.679" calcext:value-type="float">
            <text:p>0.67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8056.28981" calcext:value-type="float">
            <text:p>28056.28981</text:p>
          </table:table-cell>
          <table:table-cell table:style-name="ce0" office:value-type="float" office:value="27235.36544" calcext:value-type="float">
            <text:p>27235.36544</text:p>
          </table:table-cell>
          <table:table-cell table:style-name="ce0" office:value-type="float" office:value="33932.7" calcext:value-type="float">
            <text:p>33932.7</text:p>
          </table:table-cell>
          <table:table-cell table:formula="of:=&quot;INSERT INTO estado VALUES ('&quot;&amp;[.A20]&amp;&quot;', '&quot;&amp;[.B20]&amp;&quot;', '&quot;&amp;[.C20]&amp;&quot;', '&quot;&amp;[.D20]&amp;&quot;', &quot;&amp;[.E20]&amp;&quot;, &quot;&amp;[.F20]&amp;&quot;, &quot;&amp;[.G20]&amp;&quot;, &quot;&amp;[.H20]&amp;&quot;, &quot;&amp;[.I20]&amp;&quot;, &quot;&amp;[.J20]&amp;&quot;, &quot;&amp;[.K20]&amp;&quot;, &quot;&amp;[.L20]&amp;&quot;, &quot;&amp;[.M20]&amp;&quot;);&quot;" office:value-type="string" office:string-value="INSERT INTO estado VALUES ('Araricá', '4300877', 'arariquense', 'FLAVIO LUIZ FOSS', 35.391, 5840, 137.83, 97.3, 0.679, null, 28056.28981, 27235.36544, 33932.7);" calcext:value-type="string">
            <text:p>INSERT INTO estado VALUES ('Araricá', '4300877', 'arariquense', 'FLAVIO LUIZ FOSS', 35.391, 5840, 137.83, 97.3, 0.679, null, 28056.28981, 27235.36544, 33932.7);</text:p>
          </table:table-cell>
        </table:table-row>
        <table:table-row table:style-name="ro1">
          <table:table-cell table:style-name="ce0" office:value-type="string" calcext:value-type="string">
            <text:p>Aratiba</text:p>
          </table:table-cell>
          <table:table-cell table:style-name="ce0" office:value-type="float" office:value="4300901" calcext:value-type="float">
            <text:p>4300901</text:p>
          </table:table-cell>
          <table:table-cell table:style-name="ce0" office:value-type="string" calcext:value-type="string">
            <text:p>aratibense</text:p>
          </table:table-cell>
          <table:table-cell table:style-name="ce0" office:value-type="string" calcext:value-type="string">
            <text:p>GILBERTO LUIZ HENDGES</text:p>
          </table:table-cell>
          <table:table-cell table:style-name="ce2" office:value-type="float" office:value="342.279" calcext:value-type="float">
            <text:p>342.279</text:p>
          </table:table-cell>
          <table:table-cell table:style-name="ce0" office:value-type="float" office:value="6145" calcext:value-type="float">
            <text:p>6145</text:p>
          </table:table-cell>
          <table:table-cell table:style-name="ce5" office:value-type="string" calcext:value-type="string">
            <text:p>19.17</text:p>
          </table:table-cell>
          <table:table-cell table:style-name="ce5" office:value-type="string" calcext:value-type="string">
            <text:p>98.8</text:p>
          </table:table-cell>
          <table:table-cell table:style-name="ce7" office:value-type="float" office:value="0.772" calcext:value-type="float">
            <text:p>0.77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53325.65805" calcext:value-type="float">
            <text:p>53325.65805</text:p>
          </table:table-cell>
          <table:table-cell table:style-name="ce0" office:value-type="float" office:value="41529.68031" calcext:value-type="float">
            <text:p>41529.68031</text:p>
          </table:table-cell>
          <table:table-cell table:style-name="ce0" office:value-type="float" office:value="161053.93" calcext:value-type="float">
            <text:p>161053.93</text:p>
          </table:table-cell>
          <table:table-cell table:formula="of:=&quot;INSERT INTO estado VALUES ('&quot;&amp;[.A21]&amp;&quot;', '&quot;&amp;[.B21]&amp;&quot;', '&quot;&amp;[.C21]&amp;&quot;', '&quot;&amp;[.D21]&amp;&quot;', &quot;&amp;[.E21]&amp;&quot;, &quot;&amp;[.F21]&amp;&quot;, &quot;&amp;[.G21]&amp;&quot;, &quot;&amp;[.H21]&amp;&quot;, &quot;&amp;[.I21]&amp;&quot;, &quot;&amp;[.J21]&amp;&quot;, &quot;&amp;[.K21]&amp;&quot;, &quot;&amp;[.L21]&amp;&quot;, &quot;&amp;[.M21]&amp;&quot;);&quot;" office:value-type="string" office:string-value="INSERT INTO estado VALUES ('Aratiba', '4300901', 'aratibense', 'GILBERTO LUIZ HENDGES', 342.279, 6145, 19.17, 98.8, 0.772, null, 53325.65805, 41529.68031, 161053.93);" calcext:value-type="string">
            <text:p>INSERT INTO estado VALUES ('Aratiba', '4300901', 'aratibense', 'GILBERTO LUIZ HENDGES', 342.279, 6145, 19.17, 98.8, 0.772, null, 53325.65805, 41529.68031, 161053.93);</text:p>
          </table:table-cell>
        </table:table-row>
        <table:table-row table:style-name="ro1">
          <table:table-cell table:style-name="ce0" office:value-type="string" calcext:value-type="string">
            <text:p>Arroio do Meio</text:p>
          </table:table-cell>
          <table:table-cell table:style-name="ce0" office:value-type="float" office:value="4301008" calcext:value-type="float">
            <text:p>4301008</text:p>
          </table:table-cell>
          <table:table-cell table:style-name="ce0" office:value-type="string" calcext:value-type="string">
            <text:p>arroio-meense</text:p>
          </table:table-cell>
          <table:table-cell table:style-name="ce0" office:value-type="string" calcext:value-type="string">
            <text:p>DANILO JOSÉ BRUXEL</text:p>
          </table:table-cell>
          <table:table-cell table:style-name="ce2" office:value-type="float" office:value="157.088" calcext:value-type="float">
            <text:p>157.088</text:p>
          </table:table-cell>
          <table:table-cell table:style-name="ce0" office:value-type="float" office:value="21121" calcext:value-type="float">
            <text:p>21121</text:p>
          </table:table-cell>
          <table:table-cell table:style-name="ce5" office:value-type="string" calcext:value-type="string">
            <text:p>118.91</text:p>
          </table:table-cell>
          <table:table-cell table:style-name="ce5" office:value-type="string" calcext:value-type="string">
            <text:p>99.8</text:p>
          </table:table-cell>
          <table:table-cell table:style-name="ce7" office:value-type="float" office:value="0.769" calcext:value-type="float">
            <text:p>0.769</text:p>
          </table:table-cell>
          <table:table-cell table:style-name="ce0" office:value-type="float" office:value="16.84" calcext:value-type="float">
            <text:p>16.84</text:p>
          </table:table-cell>
          <table:table-cell table:style-name="ce0" office:value-type="float" office:value="74592.76921" calcext:value-type="float">
            <text:p>74592.76921</text:p>
          </table:table-cell>
          <table:table-cell table:style-name="ce0" office:value-type="float" office:value="66199.83998" calcext:value-type="float">
            <text:p>66199.83998</text:p>
          </table:table-cell>
          <table:table-cell table:style-name="ce0" office:value-type="float" office:value="60183.67" calcext:value-type="float">
            <text:p>60183.67</text:p>
          </table:table-cell>
          <table:table-cell table:formula="of:=&quot;INSERT INTO estado VALUES ('&quot;&amp;[.A22]&amp;&quot;', '&quot;&amp;[.B22]&amp;&quot;', '&quot;&amp;[.C22]&amp;&quot;', '&quot;&amp;[.D22]&amp;&quot;', &quot;&amp;[.E22]&amp;&quot;, &quot;&amp;[.F22]&amp;&quot;, &quot;&amp;[.G22]&amp;&quot;, &quot;&amp;[.H22]&amp;&quot;, &quot;&amp;[.I22]&amp;&quot;, &quot;&amp;[.J22]&amp;&quot;, &quot;&amp;[.K22]&amp;&quot;, &quot;&amp;[.L22]&amp;&quot;, &quot;&amp;[.M22]&amp;&quot;);&quot;" office:value-type="string" office:string-value="INSERT INTO estado VALUES ('Arroio do Meio', '4301008', 'arroio-meense', 'DANILO JOSÉ BRUXEL', 157.088, 21121, 118.91, 99.8, 0.769, 16.84, 74592.76921, 66199.83998, 60183.67);" calcext:value-type="string">
            <text:p>INSERT INTO estado VALUES ('Arroio do Meio', '4301008', 'arroio-meense', 'DANILO JOSÉ BRUXEL', 157.088, 21121, 118.91, 99.8, 0.769, 16.84, 74592.76921, 66199.83998, 60183.67);</text:p>
          </table:table-cell>
        </table:table-row>
        <table:table-row table:style-name="ro1">
          <table:table-cell table:style-name="ce0" office:value-type="string" calcext:value-type="string">
            <text:p>Arroio do Sal</text:p>
          </table:table-cell>
          <table:table-cell table:style-name="ce0" office:value-type="float" office:value="4301057" calcext:value-type="float">
            <text:p>4301057</text:p>
          </table:table-cell>
          <table:table-cell table:style-name="ce0" office:value-type="string" calcext:value-type="string">
            <text:p>arroiossalense</text:p>
          </table:table-cell>
          <table:table-cell table:style-name="ce0" office:value-type="string" calcext:value-type="string">
            <text:p>AFFONSO FLÁVIO ANGST</text:p>
          </table:table-cell>
          <table:table-cell table:style-name="ce2" office:value-type="float" office:value="119.163" calcext:value-type="float">
            <text:p>119.163</text:p>
          </table:table-cell>
          <table:table-cell table:style-name="ce0" office:value-type="float" office:value="10483" calcext:value-type="float">
            <text:p>10483</text:p>
          </table:table-cell>
          <table:table-cell table:style-name="ce5" office:value-type="string" calcext:value-type="string">
            <text:p>64.01</text:p>
          </table:table-cell>
          <table:table-cell table:style-name="ce5" office:value-type="string" calcext:value-type="string">
            <text:p>98.6</text:p>
          </table:table-cell>
          <table:table-cell table:style-name="ce7" office:value-type="float" office:value="0.74" calcext:value-type="float">
            <text:p>0.7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55278.99308" calcext:value-type="float">
            <text:p>55278.99308</text:p>
          </table:table-cell>
          <table:table-cell table:style-name="ce0" office:value-type="float" office:value="46121.59796" calcext:value-type="float">
            <text:p>46121.59796</text:p>
          </table:table-cell>
          <table:table-cell table:style-name="ce0" office:value-type="float" office:value="24399.48" calcext:value-type="float">
            <text:p>24399.48</text:p>
          </table:table-cell>
          <table:table-cell table:formula="of:=&quot;INSERT INTO estado VALUES ('&quot;&amp;[.A23]&amp;&quot;', '&quot;&amp;[.B23]&amp;&quot;', '&quot;&amp;[.C23]&amp;&quot;', '&quot;&amp;[.D23]&amp;&quot;', &quot;&amp;[.E23]&amp;&quot;, &quot;&amp;[.F23]&amp;&quot;, &quot;&amp;[.G23]&amp;&quot;, &quot;&amp;[.H23]&amp;&quot;, &quot;&amp;[.I23]&amp;&quot;, &quot;&amp;[.J23]&amp;&quot;, &quot;&amp;[.K23]&amp;&quot;, &quot;&amp;[.L23]&amp;&quot;, &quot;&amp;[.M23]&amp;&quot;);&quot;" office:value-type="string" office:string-value="INSERT INTO estado VALUES ('Arroio do Sal', '4301057', 'arroiossalense', 'AFFONSO FLÁVIO ANGST', 119.163, 10483, 64.01, 98.6, 0.74, null, 55278.99308, 46121.59796, 24399.48);" calcext:value-type="string">
            <text:p>INSERT INTO estado VALUES ('Arroio do Sal', '4301057', 'arroiossalense', 'AFFONSO FLÁVIO ANGST', 119.163, 10483, 64.01, 98.6, 0.74, null, 55278.99308, 46121.59796, 24399.48);</text:p>
          </table:table-cell>
        </table:table-row>
        <table:table-row table:style-name="ro1">
          <table:table-cell table:style-name="ce0" office:value-type="string" calcext:value-type="string">
            <text:p>Arroio do Padre</text:p>
          </table:table-cell>
          <table:table-cell table:style-name="ce0" office:value-type="float" office:value="4301073" calcext:value-type="float">
            <text:p>4301073</text:p>
          </table:table-cell>
          <table:table-cell table:style-name="ce0" office:value-type="string" calcext:value-type="string">
            <text:p>arroio-padrense</text:p>
          </table:table-cell>
          <table:table-cell table:style-name="ce0" office:value-type="string" calcext:value-type="string">
            <text:p>RUI CARLOS PETER</text:p>
          </table:table-cell>
          <table:table-cell table:style-name="ce2" office:value-type="float" office:value="124.693" calcext:value-type="float">
            <text:p>124.693</text:p>
          </table:table-cell>
          <table:table-cell table:style-name="ce0" office:value-type="float" office:value="2966" calcext:value-type="float">
            <text:p>2966</text:p>
          </table:table-cell>
          <table:table-cell table:style-name="ce5" office:value-type="string" calcext:value-type="string">
            <text:p>21.96</text:p>
          </table:table-cell>
          <table:table-cell table:style-name="ce5" office:value-type="string" calcext:value-type="string">
            <text:p>97.3</text:p>
          </table:table-cell>
          <table:table-cell table:style-name="ce7" office:value-type="float" office:value="0.669" calcext:value-type="float">
            <text:p>0.66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514.87737" calcext:value-type="float">
            <text:p>15514.87737</text:p>
          </table:table-cell>
          <table:table-cell table:style-name="ce0" office:value-type="float" office:value="12969.97481" calcext:value-type="float">
            <text:p>12969.97481</text:p>
          </table:table-cell>
          <table:table-cell table:style-name="ce0" office:value-type="float" office:value="19334.11" calcext:value-type="float">
            <text:p>19334.11</text:p>
          </table:table-cell>
          <table:table-cell table:formula="of:=&quot;INSERT INTO estado VALUES ('&quot;&amp;[.A24]&amp;&quot;', '&quot;&amp;[.B24]&amp;&quot;', '&quot;&amp;[.C24]&amp;&quot;', '&quot;&amp;[.D24]&amp;&quot;', &quot;&amp;[.E24]&amp;&quot;, &quot;&amp;[.F24]&amp;&quot;, &quot;&amp;[.G24]&amp;&quot;, &quot;&amp;[.H24]&amp;&quot;, &quot;&amp;[.I24]&amp;&quot;, &quot;&amp;[.J24]&amp;&quot;, &quot;&amp;[.K24]&amp;&quot;, &quot;&amp;[.L24]&amp;&quot;, &quot;&amp;[.M24]&amp;&quot;);&quot;" office:value-type="string" office:string-value="INSERT INTO estado VALUES ('Arroio do Padre', '4301073', 'arroio-padrense', 'RUI CARLOS PETER', 124.693, 2966, 21.96, 97.3, 0.669, null, 15514.87737, 12969.97481, 19334.11);" calcext:value-type="string">
            <text:p>INSERT INTO estado VALUES ('Arroio do Padre', '4301073', 'arroio-padrense', 'RUI CARLOS PETER', 124.693, 2966, 21.96, 97.3, 0.669, null, 15514.87737, 12969.97481, 19334.11);</text:p>
          </table:table-cell>
        </table:table-row>
        <table:table-row table:style-name="ro1">
          <table:table-cell table:style-name="ce0" office:value-type="string" calcext:value-type="string">
            <text:p>Arroio dos Ratos</text:p>
          </table:table-cell>
          <table:table-cell table:style-name="ce0" office:value-type="float" office:value="4301107" calcext:value-type="float">
            <text:p>4301107</text:p>
          </table:table-cell>
          <table:table-cell table:style-name="ce0" office:value-type="string" calcext:value-type="string">
            <text:p>ratense</text:p>
          </table:table-cell>
          <table:table-cell table:style-name="ce0" office:value-type="string" calcext:value-type="string">
            <text:p>JOSÉ CARLOS GARCIA DE AZEREDO</text:p>
          </table:table-cell>
          <table:table-cell table:style-name="ce2" office:value-type="float" office:value="425.791" calcext:value-type="float">
            <text:p>425.791</text:p>
          </table:table-cell>
          <table:table-cell table:style-name="ce0" office:value-type="float" office:value="14201" calcext:value-type="float">
            <text:p>14201</text:p>
          </table:table-cell>
          <table:table-cell table:style-name="ce5" office:value-type="string" calcext:value-type="string">
            <text:p>31.94</text:p>
          </table:table-cell>
          <table:table-cell table:style-name="ce5" office:value-type="string" calcext:value-type="string">
            <text:p>97.6</text:p>
          </table:table-cell>
          <table:table-cell table:style-name="ce7" office:value-type="float" office:value="0.698" calcext:value-type="float">
            <text:p>0.698</text:p>
          </table:table-cell>
          <table:table-cell table:style-name="ce0" office:value-type="float" office:value="5.43" calcext:value-type="float">
            <text:p>5.43</text:p>
          </table:table-cell>
          <table:table-cell table:style-name="ce0" office:value-type="float" office:value="39356.10478" calcext:value-type="float">
            <text:p>39356.10478</text:p>
          </table:table-cell>
          <table:table-cell table:style-name="ce0" office:value-type="float" office:value="40049.52698" calcext:value-type="float">
            <text:p>40049.52698</text:p>
          </table:table-cell>
          <table:table-cell table:style-name="ce0" office:value-type="float" office:value="18980.09" calcext:value-type="float">
            <text:p>18980.09</text:p>
          </table:table-cell>
          <table:table-cell table:formula="of:=&quot;INSERT INTO estado VALUES ('&quot;&amp;[.A25]&amp;&quot;', '&quot;&amp;[.B25]&amp;&quot;', '&quot;&amp;[.C25]&amp;&quot;', '&quot;&amp;[.D25]&amp;&quot;', &quot;&amp;[.E25]&amp;&quot;, &quot;&amp;[.F25]&amp;&quot;, &quot;&amp;[.G25]&amp;&quot;, &quot;&amp;[.H25]&amp;&quot;, &quot;&amp;[.I25]&amp;&quot;, &quot;&amp;[.J25]&amp;&quot;, &quot;&amp;[.K25]&amp;&quot;, &quot;&amp;[.L25]&amp;&quot;, &quot;&amp;[.M25]&amp;&quot;);&quot;" office:value-type="string" office:string-value="INSERT INTO estado VALUES ('Arroio dos Ratos', '4301107', 'ratense', 'JOSÉ CARLOS GARCIA DE AZEREDO', 425.791, 14201, 31.94, 97.6, 0.698, 5.43, 39356.10478, 40049.52698, 18980.09);" calcext:value-type="string">
            <text:p>INSERT INTO estado VALUES ('Arroio dos Ratos', '4301107', 'ratense', 'JOSÉ CARLOS GARCIA DE AZEREDO', 425.791, 14201, 31.94, 97.6, 0.698, 5.43, 39356.10478, 40049.52698, 18980.09);</text:p>
          </table:table-cell>
        </table:table-row>
        <table:table-row table:style-name="ro1">
          <table:table-cell table:style-name="ce0" office:value-type="string" calcext:value-type="string">
            <text:p>Arroio do Tigre</text:p>
          </table:table-cell>
          <table:table-cell table:style-name="ce0" office:value-type="float" office:value="4301206" calcext:value-type="float">
            <text:p>4301206</text:p>
          </table:table-cell>
          <table:table-cell table:style-name="ce0" office:value-type="string" calcext:value-type="string">
            <text:p>arroio-tigrense</text:p>
          </table:table-cell>
          <table:table-cell table:style-name="ce0" office:value-type="string" calcext:value-type="string">
            <text:p>MARCIANO RAVANELLO</text:p>
          </table:table-cell>
          <table:table-cell table:style-name="ce2" office:value-type="float" office:value="315.132" calcext:value-type="float">
            <text:p>315.132</text:p>
          </table:table-cell>
          <table:table-cell table:style-name="ce0" office:value-type="float" office:value="13452" calcext:value-type="float">
            <text:p>13452</text:p>
          </table:table-cell>
          <table:table-cell table:style-name="ce5" office:value-type="string" calcext:value-type="string">
            <text:p>39.74</text:p>
          </table:table-cell>
          <table:table-cell table:style-name="ce5" office:value-type="string" calcext:value-type="string">
            <text:p>98.2</text:p>
          </table:table-cell>
          <table:table-cell table:style-name="ce7" office:value-type="float" office:value="0.707" calcext:value-type="float">
            <text:p>0.707</text:p>
          </table:table-cell>
          <table:table-cell table:style-name="ce0" office:value-type="float" office:value="16.26" calcext:value-type="float">
            <text:p>16.26</text:p>
          </table:table-cell>
          <table:table-cell table:style-name="ce0" office:value-type="float" office:value="34764.39264" calcext:value-type="float">
            <text:p>34764.39264</text:p>
          </table:table-cell>
          <table:table-cell table:style-name="ce0" office:value-type="float" office:value="34048.15789" calcext:value-type="float">
            <text:p>34048.15789</text:p>
          </table:table-cell>
          <table:table-cell table:style-name="ce0" office:value-type="float" office:value="24757.02" calcext:value-type="float">
            <text:p>24757.02</text:p>
          </table:table-cell>
          <table:table-cell table:formula="of:=&quot;INSERT INTO estado VALUES ('&quot;&amp;[.A26]&amp;&quot;', '&quot;&amp;[.B26]&amp;&quot;', '&quot;&amp;[.C26]&amp;&quot;', '&quot;&amp;[.D26]&amp;&quot;', &quot;&amp;[.E26]&amp;&quot;, &quot;&amp;[.F26]&amp;&quot;, &quot;&amp;[.G26]&amp;&quot;, &quot;&amp;[.H26]&amp;&quot;, &quot;&amp;[.I26]&amp;&quot;, &quot;&amp;[.J26]&amp;&quot;, &quot;&amp;[.K26]&amp;&quot;, &quot;&amp;[.L26]&amp;&quot;, &quot;&amp;[.M26]&amp;&quot;);&quot;" office:value-type="string" office:string-value="INSERT INTO estado VALUES ('Arroio do Tigre', '4301206', 'arroio-tigrense', 'MARCIANO RAVANELLO', 315.132, 13452, 39.74, 98.2, 0.707, 16.26, 34764.39264, 34048.15789, 24757.02);" calcext:value-type="string">
            <text:p>INSERT INTO estado VALUES ('Arroio do Tigre', '4301206', 'arroio-tigrense', 'MARCIANO RAVANELLO', 315.132, 13452, 39.74, 98.2, 0.707, 16.26, 34764.39264, 34048.15789, 24757.02);</text:p>
          </table:table-cell>
        </table:table-row>
        <table:table-row table:style-name="ro1">
          <table:table-cell table:style-name="ce0" office:value-type="string" calcext:value-type="string">
            <text:p>Arroio Grande</text:p>
          </table:table-cell>
          <table:table-cell table:style-name="ce0" office:value-type="float" office:value="4301305" calcext:value-type="float">
            <text:p>4301305</text:p>
          </table:table-cell>
          <table:table-cell table:style-name="ce0" office:value-type="string" calcext:value-type="string">
            <text:p>arroio-grandense</text:p>
          </table:table-cell>
          <table:table-cell table:style-name="ce0" office:value-type="string" calcext:value-type="string">
            <text:p>IVAN ANTONIO GUEVARA LOPEZ</text:p>
          </table:table-cell>
          <table:table-cell table:style-name="ce3" office:value-type="float" office:value="2508.545" calcext:value-type="float">
            <text:p>2508.545</text:p>
          </table:table-cell>
          <table:table-cell table:style-name="ce0" office:value-type="float" office:value="18185" calcext:value-type="float">
            <text:p>18185</text:p>
          </table:table-cell>
          <table:table-cell table:style-name="ce5" office:value-type="string" calcext:value-type="string">
            <text:p>7.35</text:p>
          </table:table-cell>
          <table:table-cell table:style-name="ce5" office:value-type="string" calcext:value-type="string">
            <text:p>98.7</text:p>
          </table:table-cell>
          <table:table-cell table:style-name="ce7" office:value-type="float" office:value="0.657" calcext:value-type="float">
            <text:p>0.65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63823.38841" calcext:value-type="float">
            <text:p>63823.38841</text:p>
          </table:table-cell>
          <table:table-cell table:style-name="ce0" office:value-type="float" office:value="51641.09274" calcext:value-type="float">
            <text:p>51641.09274</text:p>
          </table:table-cell>
          <table:table-cell table:style-name="ce0" office:value-type="float" office:value="29657.67" calcext:value-type="float">
            <text:p>29657.67</text:p>
          </table:table-cell>
          <table:table-cell table:formula="of:=&quot;INSERT INTO estado VALUES ('&quot;&amp;[.A27]&amp;&quot;', '&quot;&amp;[.B27]&amp;&quot;', '&quot;&amp;[.C27]&amp;&quot;', '&quot;&amp;[.D27]&amp;&quot;', &quot;&amp;[.E27]&amp;&quot;, &quot;&amp;[.F27]&amp;&quot;, &quot;&amp;[.G27]&amp;&quot;, &quot;&amp;[.H27]&amp;&quot;, &quot;&amp;[.I27]&amp;&quot;, &quot;&amp;[.J27]&amp;&quot;, &quot;&amp;[.K27]&amp;&quot;, &quot;&amp;[.L27]&amp;&quot;, &quot;&amp;[.M27]&amp;&quot;);&quot;" office:value-type="string" office:string-value="INSERT INTO estado VALUES ('Arroio Grande', '4301305', 'arroio-grandense', 'IVAN ANTONIO GUEVARA LOPEZ', 2508.545, 18185, 7.35, 98.7, 0.657, null, 63823.38841, 51641.09274, 29657.67);" calcext:value-type="string">
            <text:p>INSERT INTO estado VALUES ('Arroio Grande', '4301305', 'arroio-grandense', 'IVAN ANTONIO GUEVARA LOPEZ', 2508.545, 18185, 7.35, 98.7, 0.657, null, 63823.38841, 51641.09274, 29657.67);</text:p>
          </table:table-cell>
        </table:table-row>
        <table:table-row table:style-name="ro1">
          <table:table-cell table:style-name="ce0" office:value-type="string" calcext:value-type="string">
            <text:p>Arvorezinha</text:p>
          </table:table-cell>
          <table:table-cell table:style-name="ce0" office:value-type="float" office:value="4301404" calcext:value-type="float">
            <text:p>4301404</text:p>
          </table:table-cell>
          <table:table-cell table:style-name="ce0" office:value-type="string" calcext:value-type="string">
            <text:p>arvorezinhense</text:p>
          </table:table-cell>
          <table:table-cell table:style-name="ce0" office:value-type="string" calcext:value-type="string">
            <text:p>JAIME TALIETTI BORSATTO</text:p>
          </table:table-cell>
          <table:table-cell table:style-name="ce2" office:value-type="float" office:value="270.241" calcext:value-type="float">
            <text:p>270.241</text:p>
          </table:table-cell>
          <table:table-cell table:style-name="ce0" office:value-type="float" office:value="10422" calcext:value-type="float">
            <text:p>10422</text:p>
          </table:table-cell>
          <table:table-cell table:style-name="ce5" office:value-type="string" calcext:value-type="string">
            <text:p>37.64</text:p>
          </table:table-cell>
          <table:table-cell table:style-name="ce5" office:value-type="string" calcext:value-type="string">
            <text:p>97.2</text:p>
          </table:table-cell>
          <table:table-cell table:style-name="ce7" office:value-type="float" office:value="0.694" calcext:value-type="float">
            <text:p>0.694</text:p>
          </table:table-cell>
          <table:table-cell table:style-name="ce0" office:value-type="float" office:value="7.75" calcext:value-type="float">
            <text:p>7.75</text:p>
          </table:table-cell>
          <table:table-cell table:style-name="ce0" office:value-type="float" office:value="35872.63932" calcext:value-type="float">
            <text:p>35872.63932</text:p>
          </table:table-cell>
          <table:table-cell table:style-name="ce0" office:value-type="float" office:value="29425.30867" calcext:value-type="float">
            <text:p>29425.30867</text:p>
          </table:table-cell>
          <table:table-cell table:style-name="ce0" office:value-type="float" office:value="24700.81" calcext:value-type="float">
            <text:p>24700.81</text:p>
          </table:table-cell>
          <table:table-cell table:formula="of:=&quot;INSERT INTO estado VALUES ('&quot;&amp;[.A28]&amp;&quot;', '&quot;&amp;[.B28]&amp;&quot;', '&quot;&amp;[.C28]&amp;&quot;', '&quot;&amp;[.D28]&amp;&quot;', &quot;&amp;[.E28]&amp;&quot;, &quot;&amp;[.F28]&amp;&quot;, &quot;&amp;[.G28]&amp;&quot;, &quot;&amp;[.H28]&amp;&quot;, &quot;&amp;[.I28]&amp;&quot;, &quot;&amp;[.J28]&amp;&quot;, &quot;&amp;[.K28]&amp;&quot;, &quot;&amp;[.L28]&amp;&quot;, &quot;&amp;[.M28]&amp;&quot;);&quot;" office:value-type="string" office:string-value="INSERT INTO estado VALUES ('Arvorezinha', '4301404', 'arvorezinhense', 'JAIME TALIETTI BORSATTO', 270.241, 10422, 37.64, 97.2, 0.694, 7.75, 35872.63932, 29425.30867, 24700.81);" calcext:value-type="string">
            <text:p>INSERT INTO estado VALUES ('Arvorezinha', '4301404', 'arvorezinhense', 'JAIME TALIETTI BORSATTO', 270.241, 10422, 37.64, 97.2, 0.694, 7.75, 35872.63932, 29425.30867, 24700.81);</text:p>
          </table:table-cell>
        </table:table-row>
        <table:table-row table:style-name="ro1">
          <table:table-cell table:style-name="ce0" office:value-type="string" calcext:value-type="string">
            <text:p>Augusto Pestana</text:p>
          </table:table-cell>
          <table:table-cell table:style-name="ce0" office:value-type="float" office:value="4301503" calcext:value-type="float">
            <text:p>4301503</text:p>
          </table:table-cell>
          <table:table-cell table:style-name="ce0" office:value-type="string" calcext:value-type="string">
            <text:p>augusto-pestanense</text:p>
          </table:table-cell>
          <table:table-cell table:style-name="ce0" office:value-type="string" calcext:value-type="string">
            <text:p>DARCI SALLET</text:p>
          </table:table-cell>
          <table:table-cell table:style-name="ce2" office:value-type="float" office:value="348.231" calcext:value-type="float">
            <text:p>348.231</text:p>
          </table:table-cell>
          <table:table-cell table:style-name="ce0" office:value-type="float" office:value="6545" calcext:value-type="float">
            <text:p>6545</text:p>
          </table:table-cell>
          <table:table-cell table:style-name="ce5" office:value-type="string" calcext:value-type="string">
            <text:p>20.42</text:p>
          </table:table-cell>
          <table:table-cell table:style-name="ce5" office:value-type="string" calcext:value-type="string">
            <text:p>99.7</text:p>
          </table:table-cell>
          <table:table-cell table:style-name="ce7" office:value-type="float" office:value="0.743" calcext:value-type="float">
            <text:p>0.74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7924.08095" calcext:value-type="float">
            <text:p>27924.08095</text:p>
          </table:table-cell>
          <table:table-cell table:style-name="ce0" office:value-type="float" office:value="23858.71507" calcext:value-type="float">
            <text:p>23858.71507</text:p>
          </table:table-cell>
          <table:table-cell table:style-name="ce0" office:value-type="float" office:value="48140.11" calcext:value-type="float">
            <text:p>48140.11</text:p>
          </table:table-cell>
          <table:table-cell table:formula="of:=&quot;INSERT INTO estado VALUES ('&quot;&amp;[.A29]&amp;&quot;', '&quot;&amp;[.B29]&amp;&quot;', '&quot;&amp;[.C29]&amp;&quot;', '&quot;&amp;[.D29]&amp;&quot;', &quot;&amp;[.E29]&amp;&quot;, &quot;&amp;[.F29]&amp;&quot;, &quot;&amp;[.G29]&amp;&quot;, &quot;&amp;[.H29]&amp;&quot;, &quot;&amp;[.I29]&amp;&quot;, &quot;&amp;[.J29]&amp;&quot;, &quot;&amp;[.K29]&amp;&quot;, &quot;&amp;[.L29]&amp;&quot;, &quot;&amp;[.M29]&amp;&quot;);&quot;" office:value-type="string" office:string-value="INSERT INTO estado VALUES ('Augusto Pestana', '4301503', 'augusto-pestanense', 'DARCI SALLET', 348.231, 6545, 20.42, 99.7, 0.743, null, 27924.08095, 23858.71507, 48140.11);" calcext:value-type="string">
            <text:p>INSERT INTO estado VALUES ('Augusto Pestana', '4301503', 'augusto-pestanense', 'DARCI SALLET', 348.231, 6545, 20.42, 99.7, 0.743, null, 27924.08095, 23858.71507, 48140.11);</text:p>
          </table:table-cell>
        </table:table-row>
        <table:table-row table:style-name="ro1">
          <table:table-cell table:style-name="ce0" office:value-type="string" calcext:value-type="string">
            <text:p>Áurea</text:p>
          </table:table-cell>
          <table:table-cell table:style-name="ce0" office:value-type="float" office:value="4301552" calcext:value-type="float">
            <text:p>4301552</text:p>
          </table:table-cell>
          <table:table-cell table:style-name="ce0" office:value-type="string" calcext:value-type="string">
            <text:p>aureense</text:p>
          </table:table-cell>
          <table:table-cell table:style-name="ce0" office:value-type="string" calcext:value-type="string">
            <text:p>ANTONIO JORGE SLUSSAREK</text:p>
          </table:table-cell>
          <table:table-cell table:style-name="ce2" office:value-type="float" office:value="156.727" calcext:value-type="float">
            <text:p>156.727</text:p>
          </table:table-cell>
          <table:table-cell table:style-name="ce0" office:value-type="float" office:value="3517" calcext:value-type="float">
            <text:p>3517</text:p>
          </table:table-cell>
          <table:table-cell table:style-name="ce5" office:value-type="string" calcext:value-type="string">
            <text:p>23.15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07" calcext:value-type="float">
            <text:p>0.70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465.1749" calcext:value-type="float">
            <text:p>16465.1749</text:p>
          </table:table-cell>
          <table:table-cell table:style-name="ce0" office:value-type="float" office:value="14531.32215" calcext:value-type="float">
            <text:p>14531.32215</text:p>
          </table:table-cell>
          <table:table-cell table:style-name="ce0" office:value-type="float" office:value="30993.5" calcext:value-type="float">
            <text:p>30993.5</text:p>
          </table:table-cell>
          <table:table-cell table:formula="of:=&quot;INSERT INTO estado VALUES ('&quot;&amp;[.A30]&amp;&quot;', '&quot;&amp;[.B30]&amp;&quot;', '&quot;&amp;[.C30]&amp;&quot;', '&quot;&amp;[.D30]&amp;&quot;', &quot;&amp;[.E30]&amp;&quot;, &quot;&amp;[.F30]&amp;&quot;, &quot;&amp;[.G30]&amp;&quot;, &quot;&amp;[.H30]&amp;&quot;, &quot;&amp;[.I30]&amp;&quot;, &quot;&amp;[.J30]&amp;&quot;, &quot;&amp;[.K30]&amp;&quot;, &quot;&amp;[.L30]&amp;&quot;, &quot;&amp;[.M30]&amp;&quot;);&quot;" office:value-type="string" office:string-value="INSERT INTO estado VALUES ('Áurea', '4301552', 'aureense', 'ANTONIO JORGE SLUSSAREK', 156.727, 3517, 23.15, 99.1, 0.707, null, 16465.1749, 14531.32215, 30993.5);" calcext:value-type="string">
            <text:p>INSERT INTO estado VALUES ('Áurea', '4301552', 'aureense', 'ANTONIO JORGE SLUSSAREK', 156.727, 3517, 23.15, 99.1, 0.707, null, 16465.1749, 14531.32215, 30993.5);</text:p>
          </table:table-cell>
        </table:table-row>
        <table:table-row table:style-name="ro1">
          <table:table-cell table:style-name="ce0" office:value-type="string" calcext:value-type="string">
            <text:p>Bagé</text:p>
          </table:table-cell>
          <table:table-cell table:style-name="ce0" office:value-type="float" office:value="4301602" calcext:value-type="float">
            <text:p>4301602</text:p>
          </table:table-cell>
          <table:table-cell table:style-name="ce0" office:value-type="string" calcext:value-type="string">
            <text:p>bageense</text:p>
          </table:table-cell>
          <table:table-cell table:style-name="ce0" office:value-type="string" calcext:value-type="string">
            <text:p>DIVALDO VIEIRA LARA</text:p>
          </table:table-cell>
          <table:table-cell table:style-name="ce3" office:value-type="float" office:value="4090.36" calcext:value-type="float">
            <text:p>4090.360</text:p>
          </table:table-cell>
          <table:table-cell table:style-name="ce0" office:value-type="float" office:value="121518" calcext:value-type="float">
            <text:p>121518</text:p>
          </table:table-cell>
          <table:table-cell table:style-name="ce5" office:value-type="string" calcext:value-type="string">
            <text:p>28.52</text:p>
          </table:table-cell>
          <table:table-cell table:style-name="ce5" office:value-type="string" calcext:value-type="string">
            <text:p>97.6</text:p>
          </table:table-cell>
          <table:table-cell table:style-name="ce7" office:value-type="float" office:value="0.74" calcext:value-type="float">
            <text:p>0.74</text:p>
          </table:table-cell>
          <table:table-cell table:style-name="ce0" office:value-type="float" office:value="7.31" calcext:value-type="float">
            <text:p>7.31</text:p>
          </table:table-cell>
          <table:table-cell table:style-name="ce0" office:value-type="float" office:value="343433.62812" calcext:value-type="float">
            <text:p>343433.62812</text:p>
          </table:table-cell>
          <table:table-cell table:style-name="ce0" office:value-type="float" office:value="352375.09462" calcext:value-type="float">
            <text:p>352375.09462</text:p>
          </table:table-cell>
          <table:table-cell table:style-name="ce0" office:value-type="float" office:value="26037.08" calcext:value-type="float">
            <text:p>26037.08</text:p>
          </table:table-cell>
          <table:table-cell table:formula="of:=&quot;INSERT INTO estado VALUES ('&quot;&amp;[.A31]&amp;&quot;', '&quot;&amp;[.B31]&amp;&quot;', '&quot;&amp;[.C31]&amp;&quot;', '&quot;&amp;[.D31]&amp;&quot;', &quot;&amp;[.E31]&amp;&quot;, &quot;&amp;[.F31]&amp;&quot;, &quot;&amp;[.G31]&amp;&quot;, &quot;&amp;[.H31]&amp;&quot;, &quot;&amp;[.I31]&amp;&quot;, &quot;&amp;[.J31]&amp;&quot;, &quot;&amp;[.K31]&amp;&quot;, &quot;&amp;[.L31]&amp;&quot;, &quot;&amp;[.M31]&amp;&quot;);&quot;" office:value-type="string" office:string-value="INSERT INTO estado VALUES ('Bagé', '4301602', 'bageense', 'DIVALDO VIEIRA LARA', 4090.36, 121518, 28.52, 97.6, 0.74, 7.31, 343433.62812, 352375.09462, 26037.08);" calcext:value-type="string">
            <text:p>INSERT INTO estado VALUES ('Bagé', '4301602', 'bageense', 'DIVALDO VIEIRA LARA', 4090.36, 121518, 28.52, 97.6, 0.74, 7.31, 343433.62812, 352375.09462, 26037.08);</text:p>
          </table:table-cell>
        </table:table-row>
        <table:table-row table:style-name="ro1">
          <table:table-cell table:style-name="ce0" office:value-type="string" calcext:value-type="string">
            <text:p>Balneário Pinhal</text:p>
          </table:table-cell>
          <table:table-cell table:style-name="ce0" office:value-type="float" office:value="4301636" calcext:value-type="float">
            <text:p>4301636</text:p>
          </table:table-cell>
          <table:table-cell table:style-name="ce0" office:value-type="string" calcext:value-type="string">
            <text:p>balneário-pinhalense</text:p>
          </table:table-cell>
          <table:table-cell table:style-name="ce0" office:value-type="string" calcext:value-type="string">
            <text:p>MARCIA ROSANE TEDESCO DE OLIVEIRA</text:p>
          </table:table-cell>
          <table:table-cell table:style-name="ce2" office:value-type="float" office:value="102.386" calcext:value-type="float">
            <text:p>102.386</text:p>
          </table:table-cell>
          <table:table-cell table:style-name="ce0" office:value-type="float" office:value="14645" calcext:value-type="float">
            <text:p>14645</text:p>
          </table:table-cell>
          <table:table-cell table:style-name="ce5" office:value-type="string" calcext:value-type="string">
            <text:p>104.63</text:p>
          </table:table-cell>
          <table:table-cell table:style-name="ce5" office:value-type="string" calcext:value-type="string">
            <text:p>97.9</text:p>
          </table:table-cell>
          <table:table-cell table:style-name="ce7" office:value-type="float" office:value="0.696" calcext:value-type="float">
            <text:p>0.696</text:p>
          </table:table-cell>
          <table:table-cell table:style-name="ce0" office:value-type="float" office:value="6.21" calcext:value-type="float">
            <text:p>6.21</text:p>
          </table:table-cell>
          <table:table-cell table:style-name="ce0" office:value-type="float" office:value="51658.83659" calcext:value-type="float">
            <text:p>51658.83659</text:p>
          </table:table-cell>
          <table:table-cell table:style-name="ce0" office:value-type="float" office:value="40349.65391" calcext:value-type="float">
            <text:p>40349.65391</text:p>
          </table:table-cell>
          <table:table-cell table:style-name="ce0" office:value-type="float" office:value="17131.86" calcext:value-type="float">
            <text:p>17131.86</text:p>
          </table:table-cell>
          <table:table-cell table:formula="of:=&quot;INSERT INTO estado VALUES ('&quot;&amp;[.A32]&amp;&quot;', '&quot;&amp;[.B32]&amp;&quot;', '&quot;&amp;[.C32]&amp;&quot;', '&quot;&amp;[.D32]&amp;&quot;', &quot;&amp;[.E32]&amp;&quot;, &quot;&amp;[.F32]&amp;&quot;, &quot;&amp;[.G32]&amp;&quot;, &quot;&amp;[.H32]&amp;&quot;, &quot;&amp;[.I32]&amp;&quot;, &quot;&amp;[.J32]&amp;&quot;, &quot;&amp;[.K32]&amp;&quot;, &quot;&amp;[.L32]&amp;&quot;, &quot;&amp;[.M32]&amp;&quot;);&quot;" office:value-type="string" office:string-value="INSERT INTO estado VALUES ('Balneário Pinhal', '4301636', 'balneário-pinhalense', 'MARCIA ROSANE TEDESCO DE OLIVEIRA', 102.386, 14645, 104.63, 97.9, 0.696, 6.21, 51658.83659, 40349.65391, 17131.86);" calcext:value-type="string">
            <text:p>INSERT INTO estado VALUES ('Balneário Pinhal', '4301636', 'balneário-pinhalense', 'MARCIA ROSANE TEDESCO DE OLIVEIRA', 102.386, 14645, 104.63, 97.9, 0.696, 6.21, 51658.83659, 40349.65391, 17131.86);</text:p>
          </table:table-cell>
        </table:table-row>
        <table:table-row table:style-name="ro1">
          <table:table-cell table:style-name="ce0" office:value-type="string" calcext:value-type="string">
            <text:p>Barão</text:p>
          </table:table-cell>
          <table:table-cell table:style-name="ce0" office:value-type="float" office:value="4301651" calcext:value-type="float">
            <text:p>4301651</text:p>
          </table:table-cell>
          <table:table-cell table:style-name="ce0" office:value-type="string" calcext:value-type="string">
            <text:p>baronense</text:p>
          </table:table-cell>
          <table:table-cell table:style-name="ce0" office:value-type="string" calcext:value-type="string">
            <text:p>JEFFERSON SCHUSTER BORN</text:p>
          </table:table-cell>
          <table:table-cell table:style-name="ce2" office:value-type="float" office:value="124.113" calcext:value-type="float">
            <text:p>124.113</text:p>
          </table:table-cell>
          <table:table-cell table:style-name="ce0" office:value-type="float" office:value="6232" calcext:value-type="float">
            <text:p>6232</text:p>
          </table:table-cell>
          <table:table-cell table:style-name="ce5" office:value-type="string" calcext:value-type="string">
            <text:p>46.12</text:p>
          </table:table-cell>
          <table:table-cell table:style-name="ce5" office:value-type="string" calcext:value-type="string">
            <text:p>98.7</text:p>
          </table:table-cell>
          <table:table-cell table:style-name="ce7" office:value-type="float" office:value="0.748" calcext:value-type="float">
            <text:p>0.74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8504.95127" calcext:value-type="float">
            <text:p>28504.95127</text:p>
          </table:table-cell>
          <table:table-cell table:style-name="ce0" office:value-type="float" office:value="22700.87109" calcext:value-type="float">
            <text:p>22700.87109</text:p>
          </table:table-cell>
          <table:table-cell table:style-name="ce0" office:value-type="float" office:value="41697.83" calcext:value-type="float">
            <text:p>41697.83</text:p>
          </table:table-cell>
          <table:table-cell table:formula="of:=&quot;INSERT INTO estado VALUES ('&quot;&amp;[.A33]&amp;&quot;', '&quot;&amp;[.B33]&amp;&quot;', '&quot;&amp;[.C33]&amp;&quot;', '&quot;&amp;[.D33]&amp;&quot;', &quot;&amp;[.E33]&amp;&quot;, &quot;&amp;[.F33]&amp;&quot;, &quot;&amp;[.G33]&amp;&quot;, &quot;&amp;[.H33]&amp;&quot;, &quot;&amp;[.I33]&amp;&quot;, &quot;&amp;[.J33]&amp;&quot;, &quot;&amp;[.K33]&amp;&quot;, &quot;&amp;[.L33]&amp;&quot;, &quot;&amp;[.M33]&amp;&quot;);&quot;" office:value-type="string" office:string-value="INSERT INTO estado VALUES ('Barão', '4301651', 'baronense', 'JEFFERSON SCHUSTER BORN', 124.113, 6232, 46.12, 98.7, 0.748, null, 28504.95127, 22700.87109, 41697.83);" calcext:value-type="string">
            <text:p>INSERT INTO estado VALUES ('Barão', '4301651', 'baronense', 'JEFFERSON SCHUSTER BORN', 124.113, 6232, 46.12, 98.7, 0.748, null, 28504.95127, 22700.87109, 41697.83);</text:p>
          </table:table-cell>
        </table:table-row>
        <table:table-row table:style-name="ro1">
          <table:table-cell table:style-name="ce0" office:value-type="string" calcext:value-type="string">
            <text:p>Barão de Cotegipe</text:p>
          </table:table-cell>
          <table:table-cell table:style-name="ce0" office:value-type="float" office:value="4301701" calcext:value-type="float">
            <text:p>4301701</text:p>
          </table:table-cell>
          <table:table-cell table:style-name="ce0" office:value-type="string" calcext:value-type="string">
            <text:p>cotegipense</text:p>
          </table:table-cell>
          <table:table-cell table:style-name="ce0" office:value-type="string" calcext:value-type="string">
            <text:p>VLADIMIR LUIZ FARINA</text:p>
          </table:table-cell>
          <table:table-cell table:style-name="ce2" office:value-type="float" office:value="260.505" calcext:value-type="float">
            <text:p>260.505</text:p>
          </table:table-cell>
          <table:table-cell table:style-name="ce0" office:value-type="float" office:value="6616" calcext:value-type="float">
            <text:p>6616</text:p>
          </table:table-cell>
          <table:table-cell table:style-name="ce5" office:value-type="string" calcext:value-type="string">
            <text:p>25.1</text:p>
          </table:table-cell>
          <table:table-cell table:style-name="ce5" office:value-type="float" office:value="98" calcext:value-type="float">
            <text:p>98</text:p>
          </table:table-cell>
          <table:table-cell table:style-name="ce7" office:value-type="float" office:value="0.719" calcext:value-type="float">
            <text:p>0.719</text:p>
          </table:table-cell>
          <table:table-cell table:style-name="ce0" office:value-type="float" office:value="15.87" calcext:value-type="float">
            <text:p>15.87</text:p>
          </table:table-cell>
          <table:table-cell table:style-name="ce0" office:value-type="float" office:value="22423.35229" calcext:value-type="float">
            <text:p>22423.35229</text:p>
          </table:table-cell>
          <table:table-cell table:style-name="ce0" office:value-type="float" office:value="18698.72214" calcext:value-type="float">
            <text:p>18698.72214</text:p>
          </table:table-cell>
          <table:table-cell table:style-name="ce0" office:value-type="float" office:value="36917.03" calcext:value-type="float">
            <text:p>36917.03</text:p>
          </table:table-cell>
          <table:table-cell table:formula="of:=&quot;INSERT INTO estado VALUES ('&quot;&amp;[.A34]&amp;&quot;', '&quot;&amp;[.B34]&amp;&quot;', '&quot;&amp;[.C34]&amp;&quot;', '&quot;&amp;[.D34]&amp;&quot;', &quot;&amp;[.E34]&amp;&quot;, &quot;&amp;[.F34]&amp;&quot;, &quot;&amp;[.G34]&amp;&quot;, &quot;&amp;[.H34]&amp;&quot;, &quot;&amp;[.I34]&amp;&quot;, &quot;&amp;[.J34]&amp;&quot;, &quot;&amp;[.K34]&amp;&quot;, &quot;&amp;[.L34]&amp;&quot;, &quot;&amp;[.M34]&amp;&quot;);&quot;" office:value-type="string" office:string-value="INSERT INTO estado VALUES ('Barão de Cotegipe', '4301701', 'cotegipense', 'VLADIMIR LUIZ FARINA', 260.505, 6616, 25.1, 98, 0.719, 15.87, 22423.35229, 18698.72214, 36917.03);" calcext:value-type="string">
            <text:p>INSERT INTO estado VALUES ('Barão de Cotegipe', '4301701', 'cotegipense', 'VLADIMIR LUIZ FARINA', 260.505, 6616, 25.1, 98, 0.719, 15.87, 22423.35229, 18698.72214, 36917.03);</text:p>
          </table:table-cell>
        </table:table-row>
        <table:table-row table:style-name="ro1">
          <table:table-cell table:style-name="ce0" office:value-type="string" calcext:value-type="string">
            <text:p>Barão do Triunfo</text:p>
          </table:table-cell>
          <table:table-cell table:style-name="ce0" office:value-type="float" office:value="4301750" calcext:value-type="float">
            <text:p>4301750</text:p>
          </table:table-cell>
          <table:table-cell table:style-name="ce0" office:value-type="string" calcext:value-type="string">
            <text:p>baronense</text:p>
          </table:table-cell>
          <table:table-cell table:style-name="ce0" office:value-type="string" calcext:value-type="string">
            <text:p>ELOMAR ROCHA KOLOGESKI</text:p>
          </table:table-cell>
          <table:table-cell table:style-name="ce2" office:value-type="float" office:value="436.101" calcext:value-type="float">
            <text:p>436.101</text:p>
          </table:table-cell>
          <table:table-cell table:style-name="ce0" office:value-type="float" office:value="7550" calcext:value-type="float">
            <text:p>7550</text:p>
          </table:table-cell>
          <table:table-cell table:style-name="ce5" office:value-type="string" calcext:value-type="string">
            <text:p>16.08</text:p>
          </table:table-cell>
          <table:table-cell table:style-name="ce5" office:value-type="float" office:value="98" calcext:value-type="float">
            <text:p>98</text:p>
          </table:table-cell>
          <table:table-cell table:style-name="ce7" office:value-type="float" office:value="0.61" calcext:value-type="float">
            <text:p>0.6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2103.73662" calcext:value-type="float">
            <text:p>22103.73662</text:p>
          </table:table-cell>
          <table:table-cell table:style-name="ce0" office:value-type="float" office:value="18307.81847" calcext:value-type="float">
            <text:p>18307.81847</text:p>
          </table:table-cell>
          <table:table-cell table:style-name="ce0" office:value-type="float" office:value="19140.71" calcext:value-type="float">
            <text:p>19140.71</text:p>
          </table:table-cell>
          <table:table-cell table:formula="of:=&quot;INSERT INTO estado VALUES ('&quot;&amp;[.A35]&amp;&quot;', '&quot;&amp;[.B35]&amp;&quot;', '&quot;&amp;[.C35]&amp;&quot;', '&quot;&amp;[.D35]&amp;&quot;', &quot;&amp;[.E35]&amp;&quot;, &quot;&amp;[.F35]&amp;&quot;, &quot;&amp;[.G35]&amp;&quot;, &quot;&amp;[.H35]&amp;&quot;, &quot;&amp;[.I35]&amp;&quot;, &quot;&amp;[.J35]&amp;&quot;, &quot;&amp;[.K35]&amp;&quot;, &quot;&amp;[.L35]&amp;&quot;, &quot;&amp;[.M35]&amp;&quot;);&quot;" office:value-type="string" office:string-value="INSERT INTO estado VALUES ('Barão do Triunfo', '4301750', 'baronense', 'ELOMAR ROCHA KOLOGESKI', 436.101, 7550, 16.08, 98, 0.61, null, 22103.73662, 18307.81847, 19140.71);" calcext:value-type="string">
            <text:p>INSERT INTO estado VALUES ('Barão do Triunfo', '4301750', 'baronense', 'ELOMAR ROCHA KOLOGESKI', 436.101, 7550, 16.08, 98, 0.61, null, 22103.73662, 18307.81847, 19140.71);</text:p>
          </table:table-cell>
        </table:table-row>
        <table:table-row table:style-name="ro1">
          <table:table-cell table:style-name="ce0" office:value-type="string" calcext:value-type="string">
            <text:p>Barracão</text:p>
          </table:table-cell>
          <table:table-cell table:style-name="ce0" office:value-type="float" office:value="4301800" calcext:value-type="float">
            <text:p>4301800</text:p>
          </table:table-cell>
          <table:table-cell table:style-name="ce0" office:value-type="string" calcext:value-type="string">
            <text:p>barraconense</text:p>
          </table:table-cell>
          <table:table-cell table:style-name="ce0" office:value-type="string" calcext:value-type="string">
            <text:p>ALDIR ZANELLA DA SILVA</text:p>
          </table:table-cell>
          <table:table-cell table:style-name="ce2" office:value-type="float" office:value="515.469" calcext:value-type="float">
            <text:p>515.469</text:p>
          </table:table-cell>
          <table:table-cell table:style-name="ce0" office:value-type="float" office:value="5237" calcext:value-type="float">
            <text:p>5237</text:p>
          </table:table-cell>
          <table:table-cell table:style-name="ce5" office:value-type="string" calcext:value-type="string">
            <text:p>10.37</text:p>
          </table:table-cell>
          <table:table-cell table:style-name="ce5" office:value-type="string" calcext:value-type="string">
            <text:p>97.7</text:p>
          </table:table-cell>
          <table:table-cell table:style-name="ce7" office:value-type="float" office:value="0.71" calcext:value-type="float">
            <text:p>0.7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3283.59177" calcext:value-type="float">
            <text:p>23283.59177</text:p>
          </table:table-cell>
          <table:table-cell table:style-name="ce0" office:value-type="float" office:value="20402.34577" calcext:value-type="float">
            <text:p>20402.34577</text:p>
          </table:table-cell>
          <table:table-cell table:style-name="ce0" office:value-type="float" office:value="39560.53" calcext:value-type="float">
            <text:p>39560.53</text:p>
          </table:table-cell>
          <table:table-cell table:formula="of:=&quot;INSERT INTO estado VALUES ('&quot;&amp;[.A36]&amp;&quot;', '&quot;&amp;[.B36]&amp;&quot;', '&quot;&amp;[.C36]&amp;&quot;', '&quot;&amp;[.D36]&amp;&quot;', &quot;&amp;[.E36]&amp;&quot;, &quot;&amp;[.F36]&amp;&quot;, &quot;&amp;[.G36]&amp;&quot;, &quot;&amp;[.H36]&amp;&quot;, &quot;&amp;[.I36]&amp;&quot;, &quot;&amp;[.J36]&amp;&quot;, &quot;&amp;[.K36]&amp;&quot;, &quot;&amp;[.L36]&amp;&quot;, &quot;&amp;[.M36]&amp;&quot;);&quot;" office:value-type="string" office:string-value="INSERT INTO estado VALUES ('Barracão', '4301800', 'barraconense', 'ALDIR ZANELLA DA SILVA', 515.469, 5237, 10.37, 97.7, 0.71, null, 23283.59177, 20402.34577, 39560.53);" calcext:value-type="string">
            <text:p>INSERT INTO estado VALUES ('Barracão', '4301800', 'barraconense', 'ALDIR ZANELLA DA SILVA', 515.469, 5237, 10.37, 97.7, 0.71, null, 23283.59177, 20402.34577, 39560.53);</text:p>
          </table:table-cell>
        </table:table-row>
        <table:table-row table:style-name="ro1">
          <table:table-cell table:style-name="ce0" office:value-type="string" calcext:value-type="string">
            <text:p>Barra do Guarita</text:p>
          </table:table-cell>
          <table:table-cell table:style-name="ce0" office:value-type="float" office:value="4301859" calcext:value-type="float">
            <text:p>4301859</text:p>
          </table:table-cell>
          <table:table-cell table:style-name="ce0" office:value-type="string" calcext:value-type="string">
            <text:p>guaritense</text:p>
          </table:table-cell>
          <table:table-cell table:style-name="ce0" office:value-type="string" calcext:value-type="string">
            <text:p>RODRIGO LOCATELLI TISOTT</text:p>
          </table:table-cell>
          <table:table-cell table:style-name="ce2" office:value-type="float" office:value="62.801" calcext:value-type="float">
            <text:p>62.801</text:p>
          </table:table-cell>
          <table:table-cell table:style-name="ce0" office:value-type="float" office:value="3266" calcext:value-type="float">
            <text:p>3266</text:p>
          </table:table-cell>
          <table:table-cell table:style-name="ce5" office:value-type="string" calcext:value-type="string">
            <text:p>47.98</text:p>
          </table:table-cell>
          <table:table-cell table:style-name="ce5" office:value-type="string" calcext:value-type="string">
            <text:p>97.9</text:p>
          </table:table-cell>
          <table:table-cell table:style-name="ce7" office:value-type="float" office:value="0.734" calcext:value-type="float">
            <text:p>0.73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288.61298" calcext:value-type="float">
            <text:p>17288.61298</text:p>
          </table:table-cell>
          <table:table-cell table:style-name="ce0" office:value-type="float" office:value="11528.53161" calcext:value-type="float">
            <text:p>11528.53161</text:p>
          </table:table-cell>
          <table:table-cell table:style-name="ce0" office:value-type="float" office:value="14316.63" calcext:value-type="float">
            <text:p>14316.63</text:p>
          </table:table-cell>
          <table:table-cell table:formula="of:=&quot;INSERT INTO estado VALUES ('&quot;&amp;[.A37]&amp;&quot;', '&quot;&amp;[.B37]&amp;&quot;', '&quot;&amp;[.C37]&amp;&quot;', '&quot;&amp;[.D37]&amp;&quot;', &quot;&amp;[.E37]&amp;&quot;, &quot;&amp;[.F37]&amp;&quot;, &quot;&amp;[.G37]&amp;&quot;, &quot;&amp;[.H37]&amp;&quot;, &quot;&amp;[.I37]&amp;&quot;, &quot;&amp;[.J37]&amp;&quot;, &quot;&amp;[.K37]&amp;&quot;, &quot;&amp;[.L37]&amp;&quot;, &quot;&amp;[.M37]&amp;&quot;);&quot;" office:value-type="string" office:string-value="INSERT INTO estado VALUES ('Barra do Guarita', '4301859', 'guaritense', 'RODRIGO LOCATELLI TISOTT', 62.801, 3266, 47.98, 97.9, 0.734, null, 17288.61298, 11528.53161, 14316.63);" calcext:value-type="string">
            <text:p>INSERT INTO estado VALUES ('Barra do Guarita', '4301859', 'guaritense', 'RODRIGO LOCATELLI TISOTT', 62.801, 3266, 47.98, 97.9, 0.734, null, 17288.61298, 11528.53161, 14316.63);</text:p>
          </table:table-cell>
        </table:table-row>
        <table:table-row table:style-name="ro1">
          <table:table-cell table:style-name="ce0" office:value-type="string" calcext:value-type="string">
            <text:p>Barra do Quaraí</text:p>
          </table:table-cell>
          <table:table-cell table:style-name="ce0" office:value-type="float" office:value="4301875" calcext:value-type="float">
            <text:p>4301875</text:p>
          </table:table-cell>
          <table:table-cell table:style-name="ce0" office:value-type="string" calcext:value-type="string">
            <text:p>barrense</text:p>
          </table:table-cell>
          <table:table-cell table:style-name="ce0" office:value-type="string" calcext:value-type="string">
            <text:p>MAHER JABER MAHMUD</text:p>
          </table:table-cell>
          <table:table-cell table:style-name="ce3" office:value-type="float" office:value="1055.937" calcext:value-type="float">
            <text:p>1055.937</text:p>
          </table:table-cell>
          <table:table-cell table:style-name="ce0" office:value-type="float" office:value="4238" calcext:value-type="float">
            <text:p>4238</text:p>
          </table:table-cell>
          <table:table-cell table:style-name="ce5" office:value-type="string" calcext:value-type="string">
            <text:p>3.8</text:p>
          </table:table-cell>
          <table:table-cell table:style-name="ce5" office:value-type="string" calcext:value-type="string">
            <text:p>97.7</text:p>
          </table:table-cell>
          <table:table-cell table:style-name="ce7" office:value-type="float" office:value="0.662" calcext:value-type="float">
            <text:p>0.66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2275.85564" calcext:value-type="float">
            <text:p>22275.85564</text:p>
          </table:table-cell>
          <table:table-cell table:style-name="ce0" office:value-type="float" office:value="18478.5792" calcext:value-type="float">
            <text:p>18478.5792</text:p>
          </table:table-cell>
          <table:table-cell table:style-name="ce0" office:value-type="float" office:value="40660.28" calcext:value-type="float">
            <text:p>40660.28</text:p>
          </table:table-cell>
          <table:table-cell table:formula="of:=&quot;INSERT INTO estado VALUES ('&quot;&amp;[.A38]&amp;&quot;', '&quot;&amp;[.B38]&amp;&quot;', '&quot;&amp;[.C38]&amp;&quot;', '&quot;&amp;[.D38]&amp;&quot;', &quot;&amp;[.E38]&amp;&quot;, &quot;&amp;[.F38]&amp;&quot;, &quot;&amp;[.G38]&amp;&quot;, &quot;&amp;[.H38]&amp;&quot;, &quot;&amp;[.I38]&amp;&quot;, &quot;&amp;[.J38]&amp;&quot;, &quot;&amp;[.K38]&amp;&quot;, &quot;&amp;[.L38]&amp;&quot;, &quot;&amp;[.M38]&amp;&quot;);&quot;" office:value-type="string" office:string-value="INSERT INTO estado VALUES ('Barra do Quaraí', '4301875', 'barrense', 'MAHER JABER MAHMUD', 1055.937, 4238, 3.8, 97.7, 0.662, null, 22275.85564, 18478.5792, 40660.28);" calcext:value-type="string">
            <text:p>INSERT INTO estado VALUES ('Barra do Quaraí', '4301875', 'barrense', 'MAHER JABER MAHMUD', 1055.937, 4238, 3.8, 97.7, 0.662, null, 22275.85564, 18478.5792, 40660.28);</text:p>
          </table:table-cell>
        </table:table-row>
        <table:table-row table:style-name="ro1">
          <table:table-cell table:style-name="ce0" office:value-type="string" calcext:value-type="string">
            <text:p>Barra do Ribeiro</text:p>
          </table:table-cell>
          <table:table-cell table:style-name="ce0" office:value-type="float" office:value="4301909" calcext:value-type="float">
            <text:p>4301909</text:p>
          </table:table-cell>
          <table:table-cell table:style-name="ce0" office:value-type="string" calcext:value-type="string">
            <text:p>barrense</text:p>
          </table:table-cell>
          <table:table-cell table:style-name="ce0" office:value-type="string" calcext:value-type="string">
            <text:p>JAIR MACHADO</text:p>
          </table:table-cell>
          <table:table-cell table:style-name="ce2" office:value-type="float" office:value="729.316" calcext:value-type="float">
            <text:p>729.316</text:p>
          </table:table-cell>
          <table:table-cell table:style-name="ce0" office:value-type="float" office:value="13618" calcext:value-type="float">
            <text:p>13618</text:p>
          </table:table-cell>
          <table:table-cell table:style-name="ce5" office:value-type="string" calcext:value-type="string">
            <text:p>17.25</text:p>
          </table:table-cell>
          <table:table-cell table:style-name="ce5" office:value-type="string" calcext:value-type="string">
            <text:p>94.2</text:p>
          </table:table-cell>
          <table:table-cell table:style-name="ce7" office:value-type="float" office:value="0.67" calcext:value-type="float">
            <text:p>0.67</text:p>
          </table:table-cell>
          <table:table-cell table:style-name="ce0" office:value-type="float" office:value="15.75" calcext:value-type="float">
            <text:p>15.75</text:p>
          </table:table-cell>
          <table:table-cell table:style-name="ce0" office:value-type="float" office:value="36620.74256" calcext:value-type="float">
            <text:p>36620.74256</text:p>
          </table:table-cell>
          <table:table-cell table:style-name="ce0" office:value-type="float" office:value="31563.98941" calcext:value-type="float">
            <text:p>31563.98941</text:p>
          </table:table-cell>
          <table:table-cell table:style-name="ce0" office:value-type="float" office:value="24729.66" calcext:value-type="float">
            <text:p>24729.66</text:p>
          </table:table-cell>
          <table:table-cell table:formula="of:=&quot;INSERT INTO estado VALUES ('&quot;&amp;[.A39]&amp;&quot;', '&quot;&amp;[.B39]&amp;&quot;', '&quot;&amp;[.C39]&amp;&quot;', '&quot;&amp;[.D39]&amp;&quot;', &quot;&amp;[.E39]&amp;&quot;, &quot;&amp;[.F39]&amp;&quot;, &quot;&amp;[.G39]&amp;&quot;, &quot;&amp;[.H39]&amp;&quot;, &quot;&amp;[.I39]&amp;&quot;, &quot;&amp;[.J39]&amp;&quot;, &quot;&amp;[.K39]&amp;&quot;, &quot;&amp;[.L39]&amp;&quot;, &quot;&amp;[.M39]&amp;&quot;);&quot;" office:value-type="string" office:string-value="INSERT INTO estado VALUES ('Barra do Ribeiro', '4301909', 'barrense', 'JAIR MACHADO', 729.316, 13618, 17.25, 94.2, 0.67, 15.75, 36620.74256, 31563.98941, 24729.66);" calcext:value-type="string">
            <text:p>INSERT INTO estado VALUES ('Barra do Ribeiro', '4301909', 'barrense', 'JAIR MACHADO', 729.316, 13618, 17.25, 94.2, 0.67, 15.75, 36620.74256, 31563.98941, 24729.66);</text:p>
          </table:table-cell>
        </table:table-row>
        <table:table-row table:style-name="ro1">
          <table:table-cell table:style-name="ce0" office:value-type="string" calcext:value-type="string">
            <text:p>Barra do Rio Azul</text:p>
          </table:table-cell>
          <table:table-cell table:style-name="ce0" office:value-type="float" office:value="4301925" calcext:value-type="float">
            <text:p>4301925</text:p>
          </table:table-cell>
          <table:table-cell table:style-name="ce0" office:value-type="string" calcext:value-type="string">
            <text:p>barrazulense</text:p>
          </table:table-cell>
          <table:table-cell table:style-name="ce0" office:value-type="string" calcext:value-type="string">
            <text:p>MARCELO ARRUDA</text:p>
          </table:table-cell>
          <table:table-cell table:style-name="ce2" office:value-type="float" office:value="146.995" calcext:value-type="float">
            <text:p>146.995</text:p>
          </table:table-cell>
          <table:table-cell table:style-name="ce0" office:value-type="float" office:value="1621" calcext:value-type="float">
            <text:p>1621</text:p>
          </table:table-cell>
          <table:table-cell table:style-name="ce5" office:value-type="string" calcext:value-type="string">
            <text:p>13.61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23" calcext:value-type="float">
            <text:p>0.72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8332.5934" calcext:value-type="float">
            <text:p>18332.5934</text:p>
          </table:table-cell>
          <table:table-cell table:style-name="ce0" office:value-type="float" office:value="13199.76127" calcext:value-type="float">
            <text:p>13199.76127</text:p>
          </table:table-cell>
          <table:table-cell table:style-name="ce0" office:value-type="float" office:value="31673.56" calcext:value-type="float">
            <text:p>31673.56</text:p>
          </table:table-cell>
          <table:table-cell table:formula="of:=&quot;INSERT INTO estado VALUES ('&quot;&amp;[.A40]&amp;&quot;', '&quot;&amp;[.B40]&amp;&quot;', '&quot;&amp;[.C40]&amp;&quot;', '&quot;&amp;[.D40]&amp;&quot;', &quot;&amp;[.E40]&amp;&quot;, &quot;&amp;[.F40]&amp;&quot;, &quot;&amp;[.G40]&amp;&quot;, &quot;&amp;[.H40]&amp;&quot;, &quot;&amp;[.I40]&amp;&quot;, &quot;&amp;[.J40]&amp;&quot;, &quot;&amp;[.K40]&amp;&quot;, &quot;&amp;[.L40]&amp;&quot;, &quot;&amp;[.M40]&amp;&quot;);&quot;" office:value-type="string" office:string-value="INSERT INTO estado VALUES ('Barra do Rio Azul', '4301925', 'barrazulense', 'MARCELO ARRUDA', 146.995, 1621, 13.61, 99.1, 0.723, null, 18332.5934, 13199.76127, 31673.56);" calcext:value-type="string">
            <text:p>INSERT INTO estado VALUES ('Barra do Rio Azul', '4301925', 'barrazulense', 'MARCELO ARRUDA', 146.995, 1621, 13.61, 99.1, 0.723, null, 18332.5934, 13199.76127, 31673.56);</text:p>
          </table:table-cell>
        </table:table-row>
        <table:table-row table:style-name="ro1">
          <table:table-cell table:style-name="ce0" office:value-type="string" calcext:value-type="string">
            <text:p>Barra Funda</text:p>
          </table:table-cell>
          <table:table-cell table:style-name="ce0" office:value-type="float" office:value="4301958" calcext:value-type="float">
            <text:p>4301958</text:p>
          </table:table-cell>
          <table:table-cell table:style-name="ce0" office:value-type="string" calcext:value-type="string">
            <text:p>barra-fundense</text:p>
          </table:table-cell>
          <table:table-cell table:style-name="ce0" office:value-type="string" calcext:value-type="string">
            <text:p>MARCOS ANDRE PIAIA</text:p>
          </table:table-cell>
          <table:table-cell table:style-name="ce2" office:value-type="float" office:value="60.437" calcext:value-type="float">
            <text:p>60.437</text:p>
          </table:table-cell>
          <table:table-cell table:style-name="ce0" office:value-type="float" office:value="2563" calcext:value-type="float">
            <text:p>2563</text:p>
          </table:table-cell>
          <table:table-cell table:style-name="ce5" office:value-type="string" calcext:value-type="string">
            <text:p>39.43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63" calcext:value-type="float">
            <text:p>0.76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920.7526" calcext:value-type="float">
            <text:p>20920.7526</text:p>
          </table:table-cell>
          <table:table-cell table:style-name="ce0" office:value-type="float" office:value="15998.35113" calcext:value-type="float">
            <text:p>15998.35113</text:p>
          </table:table-cell>
          <table:table-cell table:style-name="ce0" office:value-type="float" office:value="51928.55" calcext:value-type="float">
            <text:p>51928.55</text:p>
          </table:table-cell>
          <table:table-cell table:formula="of:=&quot;INSERT INTO estado VALUES ('&quot;&amp;[.A41]&amp;&quot;', '&quot;&amp;[.B41]&amp;&quot;', '&quot;&amp;[.C41]&amp;&quot;', '&quot;&amp;[.D41]&amp;&quot;', &quot;&amp;[.E41]&amp;&quot;, &quot;&amp;[.F41]&amp;&quot;, &quot;&amp;[.G41]&amp;&quot;, &quot;&amp;[.H41]&amp;&quot;, &quot;&amp;[.I41]&amp;&quot;, &quot;&amp;[.J41]&amp;&quot;, &quot;&amp;[.K41]&amp;&quot;, &quot;&amp;[.L41]&amp;&quot;, &quot;&amp;[.M41]&amp;&quot;);&quot;" office:value-type="string" office:string-value="INSERT INTO estado VALUES ('Barra Funda', '4301958', 'barra-fundense', 'MARCOS ANDRE PIAIA', 60.437, 2563, 39.43, 100, 0.763, null, 20920.7526, 15998.35113, 51928.55);" calcext:value-type="string">
            <text:p>INSERT INTO estado VALUES ('Barra Funda', '4301958', 'barra-fundense', 'MARCOS ANDRE PIAIA', 60.437, 2563, 39.43, 100, 0.763, null, 20920.7526, 15998.35113, 51928.55);</text:p>
          </table:table-cell>
        </table:table-row>
        <table:table-row table:style-name="ro1">
          <table:table-cell table:style-name="ce0" office:value-type="string" calcext:value-type="string">
            <text:p>Barros Cassal</text:p>
          </table:table-cell>
          <table:table-cell table:style-name="ce0" office:value-type="float" office:value="4302006" calcext:value-type="float">
            <text:p>4302006</text:p>
          </table:table-cell>
          <table:table-cell table:style-name="ce0" office:value-type="string" calcext:value-type="string">
            <text:p>barros-cassalense</text:p>
          </table:table-cell>
          <table:table-cell table:style-name="ce0" office:value-type="string" calcext:value-type="string">
            <text:p>ADÃO REGINEI DOS SANTOS CAMARGO</text:p>
          </table:table-cell>
          <table:table-cell table:style-name="ce2" office:value-type="float" office:value="647.994" calcext:value-type="float">
            <text:p>647.994</text:p>
          </table:table-cell>
          <table:table-cell table:style-name="ce0" office:value-type="float" office:value="11167" calcext:value-type="float">
            <text:p>11167</text:p>
          </table:table-cell>
          <table:table-cell table:style-name="ce5" office:value-type="string" calcext:value-type="string">
            <text:p>17.16</text:p>
          </table:table-cell>
          <table:table-cell table:style-name="ce5" office:value-type="string" calcext:value-type="string">
            <text:p>96.5</text:p>
          </table:table-cell>
          <table:table-cell table:style-name="ce7" office:value-type="float" office:value="0.65" calcext:value-type="float">
            <text:p>0.65</text:p>
          </table:table-cell>
          <table:table-cell table:style-name="ce0" office:value-type="float" office:value="32" calcext:value-type="float">
            <text:p>32</text:p>
          </table:table-cell>
          <table:table-cell table:style-name="ce0" office:value-type="float" office:value="35255.25311" calcext:value-type="float">
            <text:p>35255.25311</text:p>
          </table:table-cell>
          <table:table-cell table:style-name="ce0" office:value-type="float" office:value="25036.50555" calcext:value-type="float">
            <text:p>25036.50555</text:p>
          </table:table-cell>
          <table:table-cell table:style-name="ce0" office:value-type="float" office:value="18121.7" calcext:value-type="float">
            <text:p>18121.7</text:p>
          </table:table-cell>
          <table:table-cell table:formula="of:=&quot;INSERT INTO estado VALUES ('&quot;&amp;[.A42]&amp;&quot;', '&quot;&amp;[.B42]&amp;&quot;', '&quot;&amp;[.C42]&amp;&quot;', '&quot;&amp;[.D42]&amp;&quot;', &quot;&amp;[.E42]&amp;&quot;, &quot;&amp;[.F42]&amp;&quot;, &quot;&amp;[.G42]&amp;&quot;, &quot;&amp;[.H42]&amp;&quot;, &quot;&amp;[.I42]&amp;&quot;, &quot;&amp;[.J42]&amp;&quot;, &quot;&amp;[.K42]&amp;&quot;, &quot;&amp;[.L42]&amp;&quot;, &quot;&amp;[.M42]&amp;&quot;);&quot;" office:value-type="string" office:string-value="INSERT INTO estado VALUES ('Barros Cassal', '4302006', 'barros-cassalense', 'ADÃO REGINEI DOS SANTOS CAMARGO', 647.994, 11167, 17.16, 96.5, 0.65, 32, 35255.25311, 25036.50555, 18121.7);" calcext:value-type="string">
            <text:p>INSERT INTO estado VALUES ('Barros Cassal', '4302006', 'barros-cassalense', 'ADÃO REGINEI DOS SANTOS CAMARGO', 647.994, 11167, 17.16, 96.5, 0.65, 32, 35255.25311, 25036.50555, 18121.7);</text:p>
          </table:table-cell>
        </table:table-row>
        <table:table-row table:style-name="ro1">
          <table:table-cell table:style-name="ce0" office:value-type="string" calcext:value-type="string">
            <text:p>Benjamin Constant do Sul</text:p>
          </table:table-cell>
          <table:table-cell table:style-name="ce0" office:value-type="float" office:value="4302055" calcext:value-type="float">
            <text:p>4302055</text:p>
          </table:table-cell>
          <table:table-cell table:style-name="ce0" office:value-type="string" calcext:value-type="string">
            <text:p>benjaminense</text:p>
          </table:table-cell>
          <table:table-cell table:style-name="ce0" office:value-type="string" calcext:value-type="string">
            <text:p>NILTON JOSE VALENTINI</text:p>
          </table:table-cell>
          <table:table-cell table:style-name="ce2" office:value-type="float" office:value="132.351" calcext:value-type="float">
            <text:p>132.351</text:p>
          </table:table-cell>
          <table:table-cell table:style-name="ce0" office:value-type="float" office:value="1924" calcext:value-type="float">
            <text:p>1924</text:p>
          </table:table-cell>
          <table:table-cell table:style-name="ce5" office:value-type="string" calcext:value-type="string">
            <text:p>17.43</text:p>
          </table:table-cell>
          <table:table-cell table:style-name="ce5" office:value-type="float" office:value="98" calcext:value-type="float">
            <text:p>98</text:p>
          </table:table-cell>
          <table:table-cell table:style-name="ce7" office:value-type="float" office:value="0.619" calcext:value-type="float">
            <text:p>0.61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956.39568" calcext:value-type="float">
            <text:p>13956.39568</text:p>
          </table:table-cell>
          <table:table-cell table:style-name="ce0" office:value-type="float" office:value="12934.15788" calcext:value-type="float">
            <text:p>12934.15788</text:p>
          </table:table-cell>
          <table:table-cell table:style-name="ce0" office:value-type="float" office:value="17704.69" calcext:value-type="float">
            <text:p>17704.69</text:p>
          </table:table-cell>
          <table:table-cell table:formula="of:=&quot;INSERT INTO estado VALUES ('&quot;&amp;[.A43]&amp;&quot;', '&quot;&amp;[.B43]&amp;&quot;', '&quot;&amp;[.C43]&amp;&quot;', '&quot;&amp;[.D43]&amp;&quot;', &quot;&amp;[.E43]&amp;&quot;, &quot;&amp;[.F43]&amp;&quot;, &quot;&amp;[.G43]&amp;&quot;, &quot;&amp;[.H43]&amp;&quot;, &quot;&amp;[.I43]&amp;&quot;, &quot;&amp;[.J43]&amp;&quot;, &quot;&amp;[.K43]&amp;&quot;, &quot;&amp;[.L43]&amp;&quot;, &quot;&amp;[.M43]&amp;&quot;);&quot;" office:value-type="string" office:string-value="INSERT INTO estado VALUES ('Benjamin Constant do Sul', '4302055', 'benjaminense', 'NILTON JOSE VALENTINI', 132.351, 1924, 17.43, 98, 0.619, null, 13956.39568, 12934.15788, 17704.69);" calcext:value-type="string">
            <text:p>INSERT INTO estado VALUES ('Benjamin Constant do Sul', '4302055', 'benjaminense', 'NILTON JOSE VALENTINI', 132.351, 1924, 17.43, 98, 0.619, null, 13956.39568, 12934.15788, 17704.69);</text:p>
          </table:table-cell>
        </table:table-row>
        <table:table-row table:style-name="ro1">
          <table:table-cell table:style-name="ce0" office:value-type="string" calcext:value-type="string">
            <text:p>Bento Gonçalves</text:p>
          </table:table-cell>
          <table:table-cell table:style-name="ce0" office:value-type="float" office:value="4302105" calcext:value-type="float">
            <text:p>4302105</text:p>
          </table:table-cell>
          <table:table-cell table:style-name="ce0" office:value-type="string" calcext:value-type="string">
            <text:p>bento-gonçalvense</text:p>
          </table:table-cell>
          <table:table-cell table:style-name="ce0" office:value-type="string" calcext:value-type="string">
            <text:p>DIOGO SEGABINAZZI SIQUEIRA</text:p>
          </table:table-cell>
          <table:table-cell table:style-name="ce2" office:value-type="float" office:value="273.576" calcext:value-type="float">
            <text:p>273.576</text:p>
          </table:table-cell>
          <table:table-cell table:style-name="ce0" office:value-type="float" office:value="123090" calcext:value-type="float">
            <text:p>123090</text:p>
          </table:table-cell>
          <table:table-cell table:style-name="ce5" office:value-type="string" calcext:value-type="string">
            <text:p>280.86</text:p>
          </table:table-cell>
          <table:table-cell table:style-name="ce5" office:value-type="string" calcext:value-type="string">
            <text:p>96.6</text:p>
          </table:table-cell>
          <table:table-cell table:style-name="ce7" office:value-type="float" office:value="0.778" calcext:value-type="float">
            <text:p>0.778</text:p>
          </table:table-cell>
          <table:table-cell table:style-name="ce0" office:value-type="float" office:value="8.66" calcext:value-type="float">
            <text:p>8.66</text:p>
          </table:table-cell>
          <table:table-cell table:style-name="ce0" office:value-type="float" office:value="499680.20821" calcext:value-type="float">
            <text:p>499680.20821</text:p>
          </table:table-cell>
          <table:table-cell table:style-name="ce0" office:value-type="float" office:value="409196.8316" calcext:value-type="float">
            <text:p>409196.8316</text:p>
          </table:table-cell>
          <table:table-cell table:style-name="ce0" office:value-type="float" office:value="52716.31" calcext:value-type="float">
            <text:p>52716.31</text:p>
          </table:table-cell>
          <table:table-cell table:formula="of:=&quot;INSERT INTO estado VALUES ('&quot;&amp;[.A44]&amp;&quot;', '&quot;&amp;[.B44]&amp;&quot;', '&quot;&amp;[.C44]&amp;&quot;', '&quot;&amp;[.D44]&amp;&quot;', &quot;&amp;[.E44]&amp;&quot;, &quot;&amp;[.F44]&amp;&quot;, &quot;&amp;[.G44]&amp;&quot;, &quot;&amp;[.H44]&amp;&quot;, &quot;&amp;[.I44]&amp;&quot;, &quot;&amp;[.J44]&amp;&quot;, &quot;&amp;[.K44]&amp;&quot;, &quot;&amp;[.L44]&amp;&quot;, &quot;&amp;[.M44]&amp;&quot;);&quot;" office:value-type="string" office:string-value="INSERT INTO estado VALUES ('Bento Gonçalves', '4302105', 'bento-gonçalvense', 'DIOGO SEGABINAZZI SIQUEIRA', 273.576, 123090, 280.86, 96.6, 0.778, 8.66, 499680.20821, 409196.8316, 52716.31);" calcext:value-type="string">
            <text:p>INSERT INTO estado VALUES ('Bento Gonçalves', '4302105', 'bento-gonçalvense', 'DIOGO SEGABINAZZI SIQUEIRA', 273.576, 123090, 280.86, 96.6, 0.778, 8.66, 499680.20821, 409196.8316, 52716.31);</text:p>
          </table:table-cell>
        </table:table-row>
        <table:table-row table:style-name="ro1">
          <table:table-cell table:style-name="ce0" office:value-type="string" calcext:value-type="string">
            <text:p>Boa Vista das Missões</text:p>
          </table:table-cell>
          <table:table-cell table:style-name="ce0" office:value-type="float" office:value="4302154" calcext:value-type="float">
            <text:p>4302154</text:p>
          </table:table-cell>
          <table:table-cell table:style-name="ce0" office:value-type="string" calcext:value-type="string">
            <text:p>boa-vistense</text:p>
          </table:table-cell>
          <table:table-cell table:style-name="ce0" office:value-type="string" calcext:value-type="string">
            <text:p>RUDILBERTO SOARES LANDESFELDT</text:p>
          </table:table-cell>
          <table:table-cell table:style-name="ce2" office:value-type="float" office:value="196.064" calcext:value-type="float">
            <text:p>196.064</text:p>
          </table:table-cell>
          <table:table-cell table:style-name="ce0" office:value-type="float" office:value="2087" calcext:value-type="float">
            <text:p>2087</text:p>
          </table:table-cell>
          <table:table-cell table:style-name="ce5" office:value-type="string" calcext:value-type="string">
            <text:p>10.85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676" calcext:value-type="float">
            <text:p>0.67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672.44546" calcext:value-type="float">
            <text:p>17672.44546</text:p>
          </table:table-cell>
          <table:table-cell table:style-name="ce0" office:value-type="float" office:value="13862.73123" calcext:value-type="float">
            <text:p>13862.73123</text:p>
          </table:table-cell>
          <table:table-cell table:style-name="ce0" office:value-type="float" office:value="70251.35" calcext:value-type="float">
            <text:p>70251.35</text:p>
          </table:table-cell>
          <table:table-cell table:formula="of:=&quot;INSERT INTO estado VALUES ('&quot;&amp;[.A45]&amp;&quot;', '&quot;&amp;[.B45]&amp;&quot;', '&quot;&amp;[.C45]&amp;&quot;', '&quot;&amp;[.D45]&amp;&quot;', &quot;&amp;[.E45]&amp;&quot;, &quot;&amp;[.F45]&amp;&quot;, &quot;&amp;[.G45]&amp;&quot;, &quot;&amp;[.H45]&amp;&quot;, &quot;&amp;[.I45]&amp;&quot;, &quot;&amp;[.J45]&amp;&quot;, &quot;&amp;[.K45]&amp;&quot;, &quot;&amp;[.L45]&amp;&quot;, &quot;&amp;[.M45]&amp;&quot;);&quot;" office:value-type="string" office:string-value="INSERT INTO estado VALUES ('Boa Vista das Missões', '4302154', 'boa-vistense', 'RUDILBERTO SOARES LANDESFELDT', 196.064, 2087, 10.85, 98.5, 0.676, null, 17672.44546, 13862.73123, 70251.35);" calcext:value-type="string">
            <text:p>INSERT INTO estado VALUES ('Boa Vista das Missões', '4302154', 'boa-vistense', 'RUDILBERTO SOARES LANDESFELDT', 196.064, 2087, 10.85, 98.5, 0.676, null, 17672.44546, 13862.73123, 70251.35);</text:p>
          </table:table-cell>
        </table:table-row>
        <table:table-row table:style-name="ro1">
          <table:table-cell table:style-name="ce0" office:value-type="string" calcext:value-type="string">
            <text:p>Boa Vista do Buricá</text:p>
          </table:table-cell>
          <table:table-cell table:style-name="ce0" office:value-type="float" office:value="4302204" calcext:value-type="float">
            <text:p>4302204</text:p>
          </table:table-cell>
          <table:table-cell table:style-name="ce0" office:value-type="string" calcext:value-type="string">
            <text:p>boa-vistense</text:p>
          </table:table-cell>
          <table:table-cell table:style-name="ce0" office:value-type="string" calcext:value-type="string">
            <text:p>JOÃO RUDINEI SEHNEM</text:p>
          </table:table-cell>
          <table:table-cell table:style-name="ce2" office:value-type="float" office:value="109.541" calcext:value-type="float">
            <text:p>109.541</text:p>
          </table:table-cell>
          <table:table-cell table:style-name="ce0" office:value-type="float" office:value="6712" calcext:value-type="float">
            <text:p>6712</text:p>
          </table:table-cell>
          <table:table-cell table:style-name="ce5" office:value-type="string" calcext:value-type="string">
            <text:p>60.46</text:p>
          </table:table-cell>
          <table:table-cell table:style-name="ce5" office:value-type="string" calcext:value-type="string">
            <text:p>99.6</text:p>
          </table:table-cell>
          <table:table-cell table:style-name="ce7" office:value-type="float" office:value="0.762" calcext:value-type="float">
            <text:p>0.762</text:p>
          </table:table-cell>
          <table:table-cell table:style-name="ce0" office:value-type="float" office:value="22.47" calcext:value-type="float">
            <text:p>22.47</text:p>
          </table:table-cell>
          <table:table-cell table:style-name="ce0" office:value-type="float" office:value="29753.10434" calcext:value-type="float">
            <text:p>29753.10434</text:p>
          </table:table-cell>
          <table:table-cell table:style-name="ce0" office:value-type="float" office:value="23270.48802" calcext:value-type="float">
            <text:p>23270.48802</text:p>
          </table:table-cell>
          <table:table-cell table:style-name="ce0" office:value-type="float" office:value="36628.33" calcext:value-type="float">
            <text:p>36628.33</text:p>
          </table:table-cell>
          <table:table-cell table:formula="of:=&quot;INSERT INTO estado VALUES ('&quot;&amp;[.A46]&amp;&quot;', '&quot;&amp;[.B46]&amp;&quot;', '&quot;&amp;[.C46]&amp;&quot;', '&quot;&amp;[.D46]&amp;&quot;', &quot;&amp;[.E46]&amp;&quot;, &quot;&amp;[.F46]&amp;&quot;, &quot;&amp;[.G46]&amp;&quot;, &quot;&amp;[.H46]&amp;&quot;, &quot;&amp;[.I46]&amp;&quot;, &quot;&amp;[.J46]&amp;&quot;, &quot;&amp;[.K46]&amp;&quot;, &quot;&amp;[.L46]&amp;&quot;, &quot;&amp;[.M46]&amp;&quot;);&quot;" office:value-type="string" office:string-value="INSERT INTO estado VALUES ('Boa Vista do Buricá', '4302204', 'boa-vistense', 'JOÃO RUDINEI SEHNEM', 109.541, 6712, 60.46, 99.6, 0.762, 22.47, 29753.10434, 23270.48802, 36628.33);" calcext:value-type="string">
            <text:p>INSERT INTO estado VALUES ('Boa Vista do Buricá', '4302204', 'boa-vistense', 'JOÃO RUDINEI SEHNEM', 109.541, 6712, 60.46, 99.6, 0.762, 22.47, 29753.10434, 23270.48802, 36628.33);</text:p>
          </table:table-cell>
        </table:table-row>
        <table:table-row table:style-name="ro1">
          <table:table-cell table:style-name="ce0" office:value-type="string" calcext:value-type="string">
            <text:p>Boa Vista do Cadeado</text:p>
          </table:table-cell>
          <table:table-cell table:style-name="ce0" office:value-type="float" office:value="4302220" calcext:value-type="float">
            <text:p>4302220</text:p>
          </table:table-cell>
          <table:table-cell table:style-name="ce0" office:value-type="string" calcext:value-type="string">
            <text:p>cadeadense</text:p>
          </table:table-cell>
          <table:table-cell table:style-name="ce0" office:value-type="string" calcext:value-type="string">
            <text:p>JOÃO PAULO BELTRÃO DOS SANTOS</text:p>
          </table:table-cell>
          <table:table-cell table:style-name="ce2" office:value-type="float" office:value="701.221" calcext:value-type="float">
            <text:p>701.221</text:p>
          </table:table-cell>
          <table:table-cell table:style-name="ce0" office:value-type="float" office:value="2466" calcext:value-type="float">
            <text:p>2466</text:p>
          </table:table-cell>
          <table:table-cell table:style-name="ce5" office:value-type="string" calcext:value-type="string">
            <text:p>3.48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03" calcext:value-type="float">
            <text:p>0.70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2315.28359" calcext:value-type="float">
            <text:p>22315.28359</text:p>
          </table:table-cell>
          <table:table-cell table:style-name="ce0" office:value-type="float" office:value="17560.94927" calcext:value-type="float">
            <text:p>17560.94927</text:p>
          </table:table-cell>
          <table:table-cell table:style-name="ce0" office:value-type="float" office:value="101870.5" calcext:value-type="float">
            <text:p>101870.5</text:p>
          </table:table-cell>
          <table:table-cell table:formula="of:=&quot;INSERT INTO estado VALUES ('&quot;&amp;[.A47]&amp;&quot;', '&quot;&amp;[.B47]&amp;&quot;', '&quot;&amp;[.C47]&amp;&quot;', '&quot;&amp;[.D47]&amp;&quot;', &quot;&amp;[.E47]&amp;&quot;, &quot;&amp;[.F47]&amp;&quot;, &quot;&amp;[.G47]&amp;&quot;, &quot;&amp;[.H47]&amp;&quot;, &quot;&amp;[.I47]&amp;&quot;, &quot;&amp;[.J47]&amp;&quot;, &quot;&amp;[.K47]&amp;&quot;, &quot;&amp;[.L47]&amp;&quot;, &quot;&amp;[.M47]&amp;&quot;);&quot;" office:value-type="string" office:string-value="INSERT INTO estado VALUES ('Boa Vista do Cadeado', '4302220', 'cadeadense', 'JOÃO PAULO BELTRÃO DOS SANTOS', 701.221, 2466, 3.48, 100, 0.703, null, 22315.28359, 17560.94927, 101870.5);" calcext:value-type="string">
            <text:p>INSERT INTO estado VALUES ('Boa Vista do Cadeado', '4302220', 'cadeadense', 'JOÃO PAULO BELTRÃO DOS SANTOS', 701.221, 2466, 3.48, 100, 0.703, null, 22315.28359, 17560.94927, 101870.5);</text:p>
          </table:table-cell>
        </table:table-row>
        <table:table-row table:style-name="ro1">
          <table:table-cell table:style-name="ce0" office:value-type="string" calcext:value-type="string">
            <text:p>Boa Vista do Incra</text:p>
          </table:table-cell>
          <table:table-cell table:style-name="ce0" office:value-type="float" office:value="4302238" calcext:value-type="float">
            <text:p>4302238</text:p>
          </table:table-cell>
          <table:table-cell table:style-name="ce0" office:value-type="string" calcext:value-type="string">
            <text:p>boa vistense do incra</text:p>
          </table:table-cell>
          <table:table-cell table:style-name="ce0" office:value-type="string" calcext:value-type="string">
            <text:p>CLEBER TRENHAGO</text:p>
          </table:table-cell>
          <table:table-cell table:style-name="ce2" office:value-type="float" office:value="504.114" calcext:value-type="float">
            <text:p>504.114</text:p>
          </table:table-cell>
          <table:table-cell table:style-name="ce0" office:value-type="float" office:value="2628" calcext:value-type="float">
            <text:p>2628</text:p>
          </table:table-cell>
          <table:table-cell table:style-name="ce5" office:value-type="string" calcext:value-type="string">
            <text:p>4.82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731" calcext:value-type="float">
            <text:p>0.731</text:p>
          </table:table-cell>
          <table:table-cell table:style-name="ce0" office:value-type="float" office:value="37.04" calcext:value-type="float">
            <text:p>37.04</text:p>
          </table:table-cell>
          <table:table-cell table:style-name="ce0" office:value-type="float" office:value="18590.77857" calcext:value-type="float">
            <text:p>18590.77857</text:p>
          </table:table-cell>
          <table:table-cell table:style-name="ce0" office:value-type="float" office:value="15342.66583" calcext:value-type="float">
            <text:p>15342.66583</text:p>
          </table:table-cell>
          <table:table-cell table:style-name="ce0" office:value-type="float" office:value="66065.82" calcext:value-type="float">
            <text:p>66065.82</text:p>
          </table:table-cell>
          <table:table-cell table:formula="of:=&quot;INSERT INTO estado VALUES ('&quot;&amp;[.A48]&amp;&quot;', '&quot;&amp;[.B48]&amp;&quot;', '&quot;&amp;[.C48]&amp;&quot;', '&quot;&amp;[.D48]&amp;&quot;', &quot;&amp;[.E48]&amp;&quot;, &quot;&amp;[.F48]&amp;&quot;, &quot;&amp;[.G48]&amp;&quot;, &quot;&amp;[.H48]&amp;&quot;, &quot;&amp;[.I48]&amp;&quot;, &quot;&amp;[.J48]&amp;&quot;, &quot;&amp;[.K48]&amp;&quot;, &quot;&amp;[.L48]&amp;&quot;, &quot;&amp;[.M48]&amp;&quot;);&quot;" office:value-type="string" office:string-value="INSERT INTO estado VALUES ('Boa Vista do Incra', '4302238', 'boa vistense do incra', 'CLEBER TRENHAGO', 504.114, 2628, 4.82, 99, 0.731, 37.04, 18590.77857, 15342.66583, 66065.82);" calcext:value-type="string">
            <text:p>INSERT INTO estado VALUES ('Boa Vista do Incra', '4302238', 'boa vistense do incra', 'CLEBER TRENHAGO', 504.114, 2628, 4.82, 99, 0.731, 37.04, 18590.77857, 15342.66583, 66065.82);</text:p>
          </table:table-cell>
        </table:table-row>
        <table:table-row table:style-name="ro1">
          <table:table-cell table:style-name="ce0" office:value-type="string" calcext:value-type="string">
            <text:p>Boa Vista do Sul</text:p>
          </table:table-cell>
          <table:table-cell table:style-name="ce0" office:value-type="float" office:value="4302253" calcext:value-type="float">
            <text:p>4302253</text:p>
          </table:table-cell>
          <table:table-cell table:style-name="ce0" office:value-type="string" calcext:value-type="string">
            <text:p>boavistense</text:p>
          </table:table-cell>
          <table:table-cell table:style-name="ce0" office:value-type="string" calcext:value-type="string">
            <text:p>ROBERTO MARTIM SCHAEFFER</text:p>
          </table:table-cell>
          <table:table-cell table:style-name="ce2" office:value-type="float" office:value="92.956" calcext:value-type="float">
            <text:p>92.956</text:p>
          </table:table-cell>
          <table:table-cell table:style-name="ce0" office:value-type="float" office:value="2773" calcext:value-type="float">
            <text:p>2773</text:p>
          </table:table-cell>
          <table:table-cell table:style-name="ce5" office:value-type="string" calcext:value-type="string">
            <text:p>29.42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728" calcext:value-type="float">
            <text:p>0.72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3858.67521" calcext:value-type="float">
            <text:p>23858.67521</text:p>
          </table:table-cell>
          <table:table-cell table:style-name="ce0" office:value-type="float" office:value="18636.13572" calcext:value-type="float">
            <text:p>18636.13572</text:p>
          </table:table-cell>
          <table:table-cell table:style-name="ce0" office:value-type="float" office:value="31240.16" calcext:value-type="float">
            <text:p>31240.16</text:p>
          </table:table-cell>
          <table:table-cell table:formula="of:=&quot;INSERT INTO estado VALUES ('&quot;&amp;[.A49]&amp;&quot;', '&quot;&amp;[.B49]&amp;&quot;', '&quot;&amp;[.C49]&amp;&quot;', '&quot;&amp;[.D49]&amp;&quot;', &quot;&amp;[.E49]&amp;&quot;, &quot;&amp;[.F49]&amp;&quot;, &quot;&amp;[.G49]&amp;&quot;, &quot;&amp;[.H49]&amp;&quot;, &quot;&amp;[.I49]&amp;&quot;, &quot;&amp;[.J49]&amp;&quot;, &quot;&amp;[.K49]&amp;&quot;, &quot;&amp;[.L49]&amp;&quot;, &quot;&amp;[.M49]&amp;&quot;);&quot;" office:value-type="string" office:string-value="INSERT INTO estado VALUES ('Boa Vista do Sul', '4302253', 'boavistense', 'ROBERTO MARTIM SCHAEFFER', 92.956, 2773, 29.42, 99.2, 0.728, null, 23858.67521, 18636.13572, 31240.16);" calcext:value-type="string">
            <text:p>INSERT INTO estado VALUES ('Boa Vista do Sul', '4302253', 'boavistense', 'ROBERTO MARTIM SCHAEFFER', 92.956, 2773, 29.42, 99.2, 0.728, null, 23858.67521, 18636.13572, 31240.16);</text:p>
          </table:table-cell>
        </table:table-row>
        <table:table-row table:style-name="ro1">
          <table:table-cell table:style-name="ce0" office:value-type="string" calcext:value-type="string">
            <text:p>Bom Jesus</text:p>
          </table:table-cell>
          <table:table-cell table:style-name="ce0" office:value-type="float" office:value="4302303" calcext:value-type="float">
            <text:p>4302303</text:p>
          </table:table-cell>
          <table:table-cell table:style-name="ce0" office:value-type="string" calcext:value-type="string">
            <text:p>bom-jesuense</text:p>
          </table:table-cell>
          <table:table-cell table:style-name="ce0" office:value-type="string" calcext:value-type="string">
            <text:p>LUCILA MAGGI MORAIS CUNHA</text:p>
          </table:table-cell>
          <table:table-cell table:style-name="ce3" office:value-type="float" office:value="2622.837" calcext:value-type="float">
            <text:p>2622.837</text:p>
          </table:table-cell>
          <table:table-cell table:style-name="ce0" office:value-type="float" office:value="11270" calcext:value-type="float">
            <text:p>11270</text:p>
          </table:table-cell>
          <table:table-cell table:style-name="ce5" office:value-type="string" calcext:value-type="string">
            <text:p>4.39</text:p>
          </table:table-cell>
          <table:table-cell table:style-name="ce5" office:value-type="float" office:value="95" calcext:value-type="float">
            <text:p>95</text:p>
          </table:table-cell>
          <table:table-cell table:style-name="ce7" office:value-type="float" office:value="0.666" calcext:value-type="float">
            <text:p>0.666</text:p>
          </table:table-cell>
          <table:table-cell table:style-name="ce0" office:value-type="float" office:value="24.24" calcext:value-type="float">
            <text:p>24.24</text:p>
          </table:table-cell>
          <table:table-cell table:style-name="ce0" office:value-type="float" office:value="39922.42126" calcext:value-type="float">
            <text:p>39922.42126</text:p>
          </table:table-cell>
          <table:table-cell table:style-name="ce0" office:value-type="float" office:value="38042.21173" calcext:value-type="float">
            <text:p>38042.21173</text:p>
          </table:table-cell>
          <table:table-cell table:style-name="ce0" office:value-type="float" office:value="39264.76" calcext:value-type="float">
            <text:p>39264.76</text:p>
          </table:table-cell>
          <table:table-cell table:formula="of:=&quot;INSERT INTO estado VALUES ('&quot;&amp;[.A50]&amp;&quot;', '&quot;&amp;[.B50]&amp;&quot;', '&quot;&amp;[.C50]&amp;&quot;', '&quot;&amp;[.D50]&amp;&quot;', &quot;&amp;[.E50]&amp;&quot;, &quot;&amp;[.F50]&amp;&quot;, &quot;&amp;[.G50]&amp;&quot;, &quot;&amp;[.H50]&amp;&quot;, &quot;&amp;[.I50]&amp;&quot;, &quot;&amp;[.J50]&amp;&quot;, &quot;&amp;[.K50]&amp;&quot;, &quot;&amp;[.L50]&amp;&quot;, &quot;&amp;[.M50]&amp;&quot;);&quot;" office:value-type="string" office:string-value="INSERT INTO estado VALUES ('Bom Jesus', '4302303', 'bom-jesuense', 'LUCILA MAGGI MORAIS CUNHA', 2622.837, 11270, 4.39, 95, 0.666, 24.24, 39922.42126, 38042.21173, 39264.76);" calcext:value-type="string">
            <text:p>INSERT INTO estado VALUES ('Bom Jesus', '4302303', 'bom-jesuense', 'LUCILA MAGGI MORAIS CUNHA', 2622.837, 11270, 4.39, 95, 0.666, 24.24, 39922.42126, 38042.21173, 39264.76);</text:p>
          </table:table-cell>
        </table:table-row>
        <table:table-row table:style-name="ro1">
          <table:table-cell table:style-name="ce0" office:value-type="string" calcext:value-type="string">
            <text:p>Bom Princípio</text:p>
          </table:table-cell>
          <table:table-cell table:style-name="ce0" office:value-type="float" office:value="4302352" calcext:value-type="float">
            <text:p>4302352</text:p>
          </table:table-cell>
          <table:table-cell table:style-name="ce0" office:value-type="string" calcext:value-type="string">
            <text:p>bom-principiense</text:p>
          </table:table-cell>
          <table:table-cell table:style-name="ce0" office:value-type="string" calcext:value-type="string">
            <text:p>FÁBIO PERSCH</text:p>
          </table:table-cell>
          <table:table-cell table:style-name="ce2" office:value-type="float" office:value="88.774" calcext:value-type="float">
            <text:p>88.774</text:p>
          </table:table-cell>
          <table:table-cell table:style-name="ce0" office:value-type="float" office:value="14446" calcext:value-type="float">
            <text:p>14446</text:p>
          </table:table-cell>
          <table:table-cell table:style-name="ce5" office:value-type="string" calcext:value-type="string">
            <text:p>133.2</text:p>
          </table:table-cell>
          <table:table-cell table:style-name="ce5" office:value-type="string" calcext:value-type="string">
            <text:p>97.9</text:p>
          </table:table-cell>
          <table:table-cell table:style-name="ce7" office:value-type="float" office:value="0.746" calcext:value-type="float">
            <text:p>0.746</text:p>
          </table:table-cell>
          <table:table-cell table:style-name="ce0" office:value-type="float" office:value="6.71" calcext:value-type="float">
            <text:p>6.71</text:p>
          </table:table-cell>
          <table:table-cell table:style-name="ce0" office:value-type="float" office:value="55399.86961" calcext:value-type="float">
            <text:p>55399.86961</text:p>
          </table:table-cell>
          <table:table-cell table:style-name="ce0" office:value-type="float" office:value="46618.53886" calcext:value-type="float">
            <text:p>46618.53886</text:p>
          </table:table-cell>
          <table:table-cell table:style-name="ce0" office:value-type="float" office:value="50752.5" calcext:value-type="float">
            <text:p>50752.5</text:p>
          </table:table-cell>
          <table:table-cell table:formula="of:=&quot;INSERT INTO estado VALUES ('&quot;&amp;[.A51]&amp;&quot;', '&quot;&amp;[.B51]&amp;&quot;', '&quot;&amp;[.C51]&amp;&quot;', '&quot;&amp;[.D51]&amp;&quot;', &quot;&amp;[.E51]&amp;&quot;, &quot;&amp;[.F51]&amp;&quot;, &quot;&amp;[.G51]&amp;&quot;, &quot;&amp;[.H51]&amp;&quot;, &quot;&amp;[.I51]&amp;&quot;, &quot;&amp;[.J51]&amp;&quot;, &quot;&amp;[.K51]&amp;&quot;, &quot;&amp;[.L51]&amp;&quot;, &quot;&amp;[.M51]&amp;&quot;);&quot;" office:value-type="string" office:string-value="INSERT INTO estado VALUES ('Bom Princípio', '4302352', 'bom-principiense', 'FÁBIO PERSCH', 88.774, 14446, 133.2, 97.9, 0.746, 6.71, 55399.86961, 46618.53886, 50752.5);" calcext:value-type="string">
            <text:p>INSERT INTO estado VALUES ('Bom Princípio', '4302352', 'bom-principiense', 'FÁBIO PERSCH', 88.774, 14446, 133.2, 97.9, 0.746, 6.71, 55399.86961, 46618.53886, 50752.5);</text:p>
          </table:table-cell>
        </table:table-row>
        <table:table-row table:style-name="ro1">
          <table:table-cell table:style-name="ce0" office:value-type="string" calcext:value-type="string">
            <text:p>Bom Progresso</text:p>
          </table:table-cell>
          <table:table-cell table:style-name="ce0" office:value-type="float" office:value="4302378" calcext:value-type="float">
            <text:p>4302378</text:p>
          </table:table-cell>
          <table:table-cell table:style-name="ce0" office:value-type="string" calcext:value-type="string">
            <text:p>bom-progressense</text:p>
          </table:table-cell>
          <table:table-cell table:style-name="ce0" office:value-type="string" calcext:value-type="string">
            <text:p>ARMINDO DAVID HEINLE</text:p>
          </table:table-cell>
          <table:table-cell table:style-name="ce2" office:value-type="float" office:value="89.206" calcext:value-type="float">
            <text:p>89.206</text:p>
          </table:table-cell>
          <table:table-cell table:style-name="ce0" office:value-type="float" office:value="1858" calcext:value-type="float">
            <text:p>1858</text:p>
          </table:table-cell>
          <table:table-cell table:style-name="ce5" office:value-type="string" calcext:value-type="string">
            <text:p>26.23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23" calcext:value-type="float">
            <text:p>0.72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815.77448" calcext:value-type="float">
            <text:p>13815.77448</text:p>
          </table:table-cell>
          <table:table-cell table:style-name="ce0" office:value-type="float" office:value="12414.33648" calcext:value-type="float">
            <text:p>12414.33648</text:p>
          </table:table-cell>
          <table:table-cell table:style-name="ce0" office:value-type="float" office:value="31795" calcext:value-type="float">
            <text:p>31795</text:p>
          </table:table-cell>
          <table:table-cell table:formula="of:=&quot;INSERT INTO estado VALUES ('&quot;&amp;[.A52]&amp;&quot;', '&quot;&amp;[.B52]&amp;&quot;', '&quot;&amp;[.C52]&amp;&quot;', '&quot;&amp;[.D52]&amp;&quot;', &quot;&amp;[.E52]&amp;&quot;, &quot;&amp;[.F52]&amp;&quot;, &quot;&amp;[.G52]&amp;&quot;, &quot;&amp;[.H52]&amp;&quot;, &quot;&amp;[.I52]&amp;&quot;, &quot;&amp;[.J52]&amp;&quot;, &quot;&amp;[.K52]&amp;&quot;, &quot;&amp;[.L52]&amp;&quot;, &quot;&amp;[.M52]&amp;&quot;);&quot;" office:value-type="string" office:string-value="INSERT INTO estado VALUES ('Bom Progresso', '4302378', 'bom-progressense', 'ARMINDO DAVID HEINLE', 89.206, 1858, 26.23, 99.1, 0.723, null, 13815.77448, 12414.33648, 31795);" calcext:value-type="string">
            <text:p>INSERT INTO estado VALUES ('Bom Progresso', '4302378', 'bom-progressense', 'ARMINDO DAVID HEINLE', 89.206, 1858, 26.23, 99.1, 0.723, null, 13815.77448, 12414.33648, 31795);</text:p>
          </table:table-cell>
        </table:table-row>
        <table:table-row table:style-name="ro1">
          <table:table-cell table:style-name="ce0" office:value-type="string" calcext:value-type="string">
            <text:p>Bom Retiro do Sul</text:p>
          </table:table-cell>
          <table:table-cell table:style-name="ce0" office:value-type="float" office:value="4302402" calcext:value-type="float">
            <text:p>4302402</text:p>
          </table:table-cell>
          <table:table-cell table:style-name="ce0" office:value-type="string" calcext:value-type="string">
            <text:p>bom-retirense</text:p>
          </table:table-cell>
          <table:table-cell table:style-name="ce0" office:value-type="string" calcext:value-type="string">
            <text:p>EDMILSON BUSATTO</text:p>
          </table:table-cell>
          <table:table-cell table:style-name="ce2" office:value-type="float" office:value="102.54" calcext:value-type="float">
            <text:p>102.540</text:p>
          </table:table-cell>
          <table:table-cell table:style-name="ce0" office:value-type="float" office:value="12448" calcext:value-type="float">
            <text:p>12448</text:p>
          </table:table-cell>
          <table:table-cell table:style-name="ce5" office:value-type="string" calcext:value-type="string">
            <text:p>112.11</text:p>
          </table:table-cell>
          <table:table-cell table:style-name="ce5" office:value-type="string" calcext:value-type="string">
            <text:p>99.4</text:p>
          </table:table-cell>
          <table:table-cell table:style-name="ce7" office:value-type="float" office:value="0.739" calcext:value-type="float">
            <text:p>0.73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32956.16436" calcext:value-type="float">
            <text:p>32956.16436</text:p>
          </table:table-cell>
          <table:table-cell table:style-name="ce0" office:value-type="float" office:value="30348.69536" calcext:value-type="float">
            <text:p>30348.69536</text:p>
          </table:table-cell>
          <table:table-cell table:style-name="ce0" office:value-type="float" office:value="25682.39" calcext:value-type="float">
            <text:p>25682.39</text:p>
          </table:table-cell>
          <table:table-cell table:formula="of:=&quot;INSERT INTO estado VALUES ('&quot;&amp;[.A53]&amp;&quot;', '&quot;&amp;[.B53]&amp;&quot;', '&quot;&amp;[.C53]&amp;&quot;', '&quot;&amp;[.D53]&amp;&quot;', &quot;&amp;[.E53]&amp;&quot;, &quot;&amp;[.F53]&amp;&quot;, &quot;&amp;[.G53]&amp;&quot;, &quot;&amp;[.H53]&amp;&quot;, &quot;&amp;[.I53]&amp;&quot;, &quot;&amp;[.J53]&amp;&quot;, &quot;&amp;[.K53]&amp;&quot;, &quot;&amp;[.L53]&amp;&quot;, &quot;&amp;[.M53]&amp;&quot;);&quot;" office:value-type="string" office:string-value="INSERT INTO estado VALUES ('Bom Retiro do Sul', '4302402', 'bom-retirense', 'EDMILSON BUSATTO', 102.54, 12448, 112.11, 99.4, 0.739, null, 32956.16436, 30348.69536, 25682.39);" calcext:value-type="string">
            <text:p>INSERT INTO estado VALUES ('Bom Retiro do Sul', '4302402', 'bom-retirense', 'EDMILSON BUSATTO', 102.54, 12448, 112.11, 99.4, 0.739, null, 32956.16436, 30348.69536, 25682.39);</text:p>
          </table:table-cell>
        </table:table-row>
        <table:table-row table:style-name="ro1">
          <table:table-cell table:style-name="ce0" office:value-type="string" calcext:value-type="string">
            <text:p>Boqueirão do Leão</text:p>
          </table:table-cell>
          <table:table-cell table:style-name="ce0" office:value-type="float" office:value="4302451" calcext:value-type="float">
            <text:p>4302451</text:p>
          </table:table-cell>
          <table:table-cell table:style-name="ce0" office:value-type="string" calcext:value-type="string">
            <text:p>léo-boqueirense</text:p>
          </table:table-cell>
          <table:table-cell table:style-name="ce0" office:value-type="string" calcext:value-type="string">
            <text:p>JOCEMAR BARBON</text:p>
          </table:table-cell>
          <table:table-cell table:style-name="ce2" office:value-type="float" office:value="265.952" calcext:value-type="float">
            <text:p>265.952</text:p>
          </table:table-cell>
          <table:table-cell table:style-name="ce0" office:value-type="float" office:value="7691" calcext:value-type="float">
            <text:p>7691</text:p>
          </table:table-cell>
          <table:table-cell table:style-name="ce5" office:value-type="string" calcext:value-type="string">
            <text:p>28.91</text:p>
          </table:table-cell>
          <table:table-cell table:style-name="ce5" office:value-type="string" calcext:value-type="string">
            <text:p>98.6</text:p>
          </table:table-cell>
          <table:table-cell table:style-name="ce7" office:value-type="float" office:value="0.7" calcext:value-type="float">
            <text:p>0.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5855.66084" calcext:value-type="float">
            <text:p>25855.66084</text:p>
          </table:table-cell>
          <table:table-cell table:style-name="ce0" office:value-type="float" office:value="20691.74014" calcext:value-type="float">
            <text:p>20691.74014</text:p>
          </table:table-cell>
          <table:table-cell table:style-name="ce0" office:value-type="float" office:value="17725.53" calcext:value-type="float">
            <text:p>17725.53</text:p>
          </table:table-cell>
          <table:table-cell table:formula="of:=&quot;INSERT INTO estado VALUES ('&quot;&amp;[.A54]&amp;&quot;', '&quot;&amp;[.B54]&amp;&quot;', '&quot;&amp;[.C54]&amp;&quot;', '&quot;&amp;[.D54]&amp;&quot;', &quot;&amp;[.E54]&amp;&quot;, &quot;&amp;[.F54]&amp;&quot;, &quot;&amp;[.G54]&amp;&quot;, &quot;&amp;[.H54]&amp;&quot;, &quot;&amp;[.I54]&amp;&quot;, &quot;&amp;[.J54]&amp;&quot;, &quot;&amp;[.K54]&amp;&quot;, &quot;&amp;[.L54]&amp;&quot;, &quot;&amp;[.M54]&amp;&quot;);&quot;" office:value-type="string" office:string-value="INSERT INTO estado VALUES ('Boqueirão do Leão', '4302451', 'léo-boqueirense', 'JOCEMAR BARBON', 265.952, 7691, 28.91, 98.6, 0.7, null, 25855.66084, 20691.74014, 17725.53);" calcext:value-type="string">
            <text:p>INSERT INTO estado VALUES ('Boqueirão do Leão', '4302451', 'léo-boqueirense', 'JOCEMAR BARBON', 265.952, 7691, 28.91, 98.6, 0.7, null, 25855.66084, 20691.74014, 17725.53);</text:p>
          </table:table-cell>
        </table:table-row>
        <table:table-row table:style-name="ro1">
          <table:table-cell table:style-name="ce0" office:value-type="string" calcext:value-type="string">
            <text:p>Bossoroca</text:p>
          </table:table-cell>
          <table:table-cell table:style-name="ce0" office:value-type="float" office:value="4302501" calcext:value-type="float">
            <text:p>4302501</text:p>
          </table:table-cell>
          <table:table-cell table:style-name="ce0" office:value-type="string" calcext:value-type="string">
            <text:p>bossoroquense</text:p>
          </table:table-cell>
          <table:table-cell table:style-name="ce0" office:value-type="string" calcext:value-type="string">
            <text:p>JOSÉ MOACIR FABRICIO DUTRA</text:p>
          </table:table-cell>
          <table:table-cell table:style-name="ce3" office:value-type="float" office:value="1610.056" calcext:value-type="float">
            <text:p>1610.056</text:p>
          </table:table-cell>
          <table:table-cell table:style-name="ce0" office:value-type="float" office:value="6135" calcext:value-type="float">
            <text:p>6135</text:p>
          </table:table-cell>
          <table:table-cell table:style-name="ce5" office:value-type="string" calcext:value-type="string">
            <text:p>4.27</text:p>
          </table:table-cell>
          <table:table-cell table:style-name="ce5" office:value-type="string" calcext:value-type="string">
            <text:p>96.9</text:p>
          </table:table-cell>
          <table:table-cell table:style-name="ce7" office:value-type="float" office:value="0.692" calcext:value-type="float">
            <text:p>0.692</text:p>
          </table:table-cell>
          <table:table-cell table:style-name="ce0" office:value-type="float" office:value="32.26" calcext:value-type="float">
            <text:p>32.26</text:p>
          </table:table-cell>
          <table:table-cell table:style-name="ce0" office:value-type="float" office:value="36220.00234" calcext:value-type="float">
            <text:p>36220.00234</text:p>
          </table:table-cell>
          <table:table-cell table:style-name="ce0" office:value-type="float" office:value="28267.8596" calcext:value-type="float">
            <text:p>28267.8596</text:p>
          </table:table-cell>
          <table:table-cell table:style-name="ce0" office:value-type="float" office:value="51655.07" calcext:value-type="float">
            <text:p>51655.07</text:p>
          </table:table-cell>
          <table:table-cell table:formula="of:=&quot;INSERT INTO estado VALUES ('&quot;&amp;[.A55]&amp;&quot;', '&quot;&amp;[.B55]&amp;&quot;', '&quot;&amp;[.C55]&amp;&quot;', '&quot;&amp;[.D55]&amp;&quot;', &quot;&amp;[.E55]&amp;&quot;, &quot;&amp;[.F55]&amp;&quot;, &quot;&amp;[.G55]&amp;&quot;, &quot;&amp;[.H55]&amp;&quot;, &quot;&amp;[.I55]&amp;&quot;, &quot;&amp;[.J55]&amp;&quot;, &quot;&amp;[.K55]&amp;&quot;, &quot;&amp;[.L55]&amp;&quot;, &quot;&amp;[.M55]&amp;&quot;);&quot;" office:value-type="string" office:string-value="INSERT INTO estado VALUES ('Bossoroca', '4302501', 'bossoroquense', 'JOSÉ MOACIR FABRICIO DUTRA', 1610.056, 6135, 4.27, 96.9, 0.692, 32.26, 36220.00234, 28267.8596, 51655.07);" calcext:value-type="string">
            <text:p>INSERT INTO estado VALUES ('Bossoroca', '4302501', 'bossoroquense', 'JOSÉ MOACIR FABRICIO DUTRA', 1610.056, 6135, 4.27, 96.9, 0.692, 32.26, 36220.00234, 28267.8596, 51655.07);</text:p>
          </table:table-cell>
        </table:table-row>
        <table:table-row table:style-name="ro1">
          <table:table-cell table:style-name="ce0" office:value-type="string" calcext:value-type="string">
            <text:p>Bozano</text:p>
          </table:table-cell>
          <table:table-cell table:style-name="ce0" office:value-type="float" office:value="4302584" calcext:value-type="float">
            <text:p>4302584</text:p>
          </table:table-cell>
          <table:table-cell table:style-name="ce0" office:value-type="string" calcext:value-type="string">
            <text:p>bozanense</text:p>
          </table:table-cell>
          <table:table-cell table:style-name="ce0" office:value-type="string" calcext:value-type="string">
            <text:p>RENATO LUIS CASAGRANDE</text:p>
          </table:table-cell>
          <table:table-cell table:style-name="ce2" office:value-type="float" office:value="200.497" calcext:value-type="float">
            <text:p>200.497</text:p>
          </table:table-cell>
          <table:table-cell table:style-name="ce0" office:value-type="float" office:value="2099" calcext:value-type="float">
            <text:p>2099</text:p>
          </table:table-cell>
          <table:table-cell table:style-name="ce5" office:value-type="string" calcext:value-type="string">
            <text:p>10.94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45" calcext:value-type="float">
            <text:p>0.74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320.44703" calcext:value-type="float">
            <text:p>14320.44703</text:p>
          </table:table-cell>
          <table:table-cell table:style-name="ce0" office:value-type="float" office:value="12588.72653" calcext:value-type="float">
            <text:p>12588.72653</text:p>
          </table:table-cell>
          <table:table-cell table:style-name="ce0" office:value-type="float" office:value="61743.71" calcext:value-type="float">
            <text:p>61743.71</text:p>
          </table:table-cell>
          <table:table-cell table:formula="of:=&quot;INSERT INTO estado VALUES ('&quot;&amp;[.A56]&amp;&quot;', '&quot;&amp;[.B56]&amp;&quot;', '&quot;&amp;[.C56]&amp;&quot;', '&quot;&amp;[.D56]&amp;&quot;', &quot;&amp;[.E56]&amp;&quot;, &quot;&amp;[.F56]&amp;&quot;, &quot;&amp;[.G56]&amp;&quot;, &quot;&amp;[.H56]&amp;&quot;, &quot;&amp;[.I56]&amp;&quot;, &quot;&amp;[.J56]&amp;&quot;, &quot;&amp;[.K56]&amp;&quot;, &quot;&amp;[.L56]&amp;&quot;, &quot;&amp;[.M56]&amp;&quot;);&quot;" office:value-type="string" office:string-value="INSERT INTO estado VALUES ('Bozano', '4302584', 'bozanense', 'RENATO LUIS CASAGRANDE', 200.497, 2099, 10.94, 100, 0.745, null, 14320.44703, 12588.72653, 61743.71);" calcext:value-type="string">
            <text:p>INSERT INTO estado VALUES ('Bozano', '4302584', 'bozanense', 'RENATO LUIS CASAGRANDE', 200.497, 2099, 10.94, 100, 0.745, null, 14320.44703, 12588.72653, 61743.71);</text:p>
          </table:table-cell>
        </table:table-row>
        <table:table-row table:style-name="ro1">
          <table:table-cell table:style-name="ce0" office:value-type="string" calcext:value-type="string">
            <text:p>Braga</text:p>
          </table:table-cell>
          <table:table-cell table:style-name="ce0" office:value-type="float" office:value="4302600" calcext:value-type="float">
            <text:p>4302600</text:p>
          </table:table-cell>
          <table:table-cell table:style-name="ce0" office:value-type="string" calcext:value-type="string">
            <text:p>braguense</text:p>
          </table:table-cell>
          <table:table-cell table:style-name="ce0" office:value-type="string" calcext:value-type="string">
            <text:p>LUIS CARLOS BALESTRIN</text:p>
          </table:table-cell>
          <table:table-cell table:style-name="ce2" office:value-type="float" office:value="132.044" calcext:value-type="float">
            <text:p>132.044</text:p>
          </table:table-cell>
          <table:table-cell table:style-name="ce0" office:value-type="float" office:value="3271" calcext:value-type="float">
            <text:p>3271</text:p>
          </table:table-cell>
          <table:table-cell table:style-name="ce5" office:value-type="string" calcext:value-type="string">
            <text:p>28.7</text:p>
          </table:table-cell>
          <table:table-cell table:style-name="ce5" office:value-type="string" calcext:value-type="string">
            <text:p>92.9</text:p>
          </table:table-cell>
          <table:table-cell table:style-name="ce7" office:value-type="float" office:value="0.674" calcext:value-type="float">
            <text:p>0.674</text:p>
          </table:table-cell>
          <table:table-cell table:style-name="ce0" office:value-type="float" office:value="25" calcext:value-type="float">
            <text:p>25</text:p>
          </table:table-cell>
          <table:table-cell table:style-name="ce0" office:value-type="float" office:value="15109.4536" calcext:value-type="float">
            <text:p>15109.4536</text:p>
          </table:table-cell>
          <table:table-cell table:style-name="ce0" office:value-type="float" office:value="13453.96985" calcext:value-type="float">
            <text:p>13453.96985</text:p>
          </table:table-cell>
          <table:table-cell table:style-name="ce0" office:value-type="float" office:value="28178.36" calcext:value-type="float">
            <text:p>28178.36</text:p>
          </table:table-cell>
          <table:table-cell table:formula="of:=&quot;INSERT INTO estado VALUES ('&quot;&amp;[.A57]&amp;&quot;', '&quot;&amp;[.B57]&amp;&quot;', '&quot;&amp;[.C57]&amp;&quot;', '&quot;&amp;[.D57]&amp;&quot;', &quot;&amp;[.E57]&amp;&quot;, &quot;&amp;[.F57]&amp;&quot;, &quot;&amp;[.G57]&amp;&quot;, &quot;&amp;[.H57]&amp;&quot;, &quot;&amp;[.I57]&amp;&quot;, &quot;&amp;[.J57]&amp;&quot;, &quot;&amp;[.K57]&amp;&quot;, &quot;&amp;[.L57]&amp;&quot;, &quot;&amp;[.M57]&amp;&quot;);&quot;" office:value-type="string" office:string-value="INSERT INTO estado VALUES ('Braga', '4302600', 'braguense', 'LUIS CARLOS BALESTRIN', 132.044, 3271, 28.7, 92.9, 0.674, 25, 15109.4536, 13453.96985, 28178.36);" calcext:value-type="string">
            <text:p>INSERT INTO estado VALUES ('Braga', '4302600', 'braguense', 'LUIS CARLOS BALESTRIN', 132.044, 3271, 28.7, 92.9, 0.674, 25, 15109.4536, 13453.96985, 28178.36);</text:p>
          </table:table-cell>
        </table:table-row>
        <table:table-row table:style-name="ro1">
          <table:table-cell table:style-name="ce0" office:value-type="string" calcext:value-type="string">
            <text:p>Brochier</text:p>
          </table:table-cell>
          <table:table-cell table:style-name="ce0" office:value-type="float" office:value="4302659" calcext:value-type="float">
            <text:p>4302659</text:p>
          </table:table-cell>
          <table:table-cell table:style-name="ce0" office:value-type="string" calcext:value-type="string">
            <text:p>brochiense</text:p>
          </table:table-cell>
          <table:table-cell table:style-name="ce0" office:value-type="string" calcext:value-type="string">
            <text:p>CLAURO JOSIR DE CARVALHO</text:p>
          </table:table-cell>
          <table:table-cell table:style-name="ce2" office:value-type="float" office:value="105.353" calcext:value-type="float">
            <text:p>105.353</text:p>
          </table:table-cell>
          <table:table-cell table:style-name="ce0" office:value-type="float" office:value="5132" calcext:value-type="float">
            <text:p>5132</text:p>
          </table:table-cell>
          <table:table-cell table:style-name="ce5" office:value-type="string" calcext:value-type="string">
            <text:p>43.8</text:p>
          </table:table-cell>
          <table:table-cell table:style-name="ce5" office:value-type="float" office:value="98" calcext:value-type="float">
            <text:p>98</text:p>
          </table:table-cell>
          <table:table-cell table:style-name="ce7" office:value-type="float" office:value="0.699" calcext:value-type="float">
            <text:p>0.69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4671.28276" calcext:value-type="float">
            <text:p>24671.28276</text:p>
          </table:table-cell>
          <table:table-cell table:style-name="ce0" office:value-type="float" office:value="20390.27715" calcext:value-type="float">
            <text:p>20390.27715</text:p>
          </table:table-cell>
          <table:table-cell table:style-name="ce0" office:value-type="float" office:value="18037.82" calcext:value-type="float">
            <text:p>18037.82</text:p>
          </table:table-cell>
          <table:table-cell table:formula="of:=&quot;INSERT INTO estado VALUES ('&quot;&amp;[.A58]&amp;&quot;', '&quot;&amp;[.B58]&amp;&quot;', '&quot;&amp;[.C58]&amp;&quot;', '&quot;&amp;[.D58]&amp;&quot;', &quot;&amp;[.E58]&amp;&quot;, &quot;&amp;[.F58]&amp;&quot;, &quot;&amp;[.G58]&amp;&quot;, &quot;&amp;[.H58]&amp;&quot;, &quot;&amp;[.I58]&amp;&quot;, &quot;&amp;[.J58]&amp;&quot;, &quot;&amp;[.K58]&amp;&quot;, &quot;&amp;[.L58]&amp;&quot;, &quot;&amp;[.M58]&amp;&quot;);&quot;" office:value-type="string" office:string-value="INSERT INTO estado VALUES ('Brochier', '4302659', 'brochiense', 'CLAURO JOSIR DE CARVALHO', 105.353, 5132, 43.8, 98, 0.699, null, 24671.28276, 20390.27715, 18037.82);" calcext:value-type="string">
            <text:p>INSERT INTO estado VALUES ('Brochier', '4302659', 'brochiense', 'CLAURO JOSIR DE CARVALHO', 105.353, 5132, 43.8, 98, 0.699, null, 24671.28276, 20390.27715, 18037.82);</text:p>
          </table:table-cell>
        </table:table-row>
        <table:table-row table:style-name="ro1">
          <table:table-cell table:style-name="ce0" office:value-type="string" calcext:value-type="string">
            <text:p>Butiá</text:p>
          </table:table-cell>
          <table:table-cell table:style-name="ce0" office:value-type="float" office:value="4302709" calcext:value-type="float">
            <text:p>4302709</text:p>
          </table:table-cell>
          <table:table-cell table:style-name="ce0" office:value-type="string" calcext:value-type="string">
            <text:p>butiaense</text:p>
          </table:table-cell>
          <table:table-cell table:style-name="ce0" office:value-type="string" calcext:value-type="string">
            <text:p>DANIEL PEREIRA DE ALMEIDA</text:p>
          </table:table-cell>
          <table:table-cell table:style-name="ce2" office:value-type="float" office:value="752.187" calcext:value-type="float">
            <text:p>752.187</text:p>
          </table:table-cell>
          <table:table-cell table:style-name="ce0" office:value-type="float" office:value="20963" calcext:value-type="float">
            <text:p>20963</text:p>
          </table:table-cell>
          <table:table-cell table:style-name="ce5" office:value-type="string" calcext:value-type="string">
            <text:p>27.13</text:p>
          </table:table-cell>
          <table:table-cell table:style-name="ce5" office:value-type="string" calcext:value-type="string">
            <text:p>96.4</text:p>
          </table:table-cell>
          <table:table-cell table:style-name="ce7" office:value-type="float" office:value="0.689" calcext:value-type="float">
            <text:p>0.689</text:p>
          </table:table-cell>
          <table:table-cell table:style-name="ce0" office:value-type="float" office:value="4.98" calcext:value-type="float">
            <text:p>4.98</text:p>
          </table:table-cell>
          <table:table-cell table:style-name="ce0" office:value-type="float" office:value="51269.88883" calcext:value-type="float">
            <text:p>51269.88883</text:p>
          </table:table-cell>
          <table:table-cell table:style-name="ce0" office:value-type="float" office:value="48652.68324" calcext:value-type="float">
            <text:p>48652.68324</text:p>
          </table:table-cell>
          <table:table-cell table:style-name="ce0" office:value-type="float" office:value="22615.77" calcext:value-type="float">
            <text:p>22615.77</text:p>
          </table:table-cell>
          <table:table-cell table:formula="of:=&quot;INSERT INTO estado VALUES ('&quot;&amp;[.A59]&amp;&quot;', '&quot;&amp;[.B59]&amp;&quot;', '&quot;&amp;[.C59]&amp;&quot;', '&quot;&amp;[.D59]&amp;&quot;', &quot;&amp;[.E59]&amp;&quot;, &quot;&amp;[.F59]&amp;&quot;, &quot;&amp;[.G59]&amp;&quot;, &quot;&amp;[.H59]&amp;&quot;, &quot;&amp;[.I59]&amp;&quot;, &quot;&amp;[.J59]&amp;&quot;, &quot;&amp;[.K59]&amp;&quot;, &quot;&amp;[.L59]&amp;&quot;, &quot;&amp;[.M59]&amp;&quot;);&quot;" office:value-type="string" office:string-value="INSERT INTO estado VALUES ('Butiá', '4302709', 'butiaense', 'DANIEL PEREIRA DE ALMEIDA', 752.187, 20963, 27.13, 96.4, 0.689, 4.98, 51269.88883, 48652.68324, 22615.77);" calcext:value-type="string">
            <text:p>INSERT INTO estado VALUES ('Butiá', '4302709', 'butiaense', 'DANIEL PEREIRA DE ALMEIDA', 752.187, 20963, 27.13, 96.4, 0.689, 4.98, 51269.88883, 48652.68324, 22615.77);</text:p>
          </table:table-cell>
        </table:table-row>
        <table:table-row table:style-name="ro1">
          <table:table-cell table:style-name="ce0" office:value-type="string" calcext:value-type="string">
            <text:p>Caçapava do Sul</text:p>
          </table:table-cell>
          <table:table-cell table:style-name="ce0" office:value-type="float" office:value="4302808" calcext:value-type="float">
            <text:p>4302808</text:p>
          </table:table-cell>
          <table:table-cell table:style-name="ce0" office:value-type="string" calcext:value-type="string">
            <text:p>caçapavano</text:p>
          </table:table-cell>
          <table:table-cell table:style-name="ce0" office:value-type="string" calcext:value-type="string">
            <text:p>GIOVANI AMESTOY DA SILVA</text:p>
          </table:table-cell>
          <table:table-cell table:style-name="ce3" office:value-type="float" office:value="3047.113" calcext:value-type="float">
            <text:p>3047.113</text:p>
          </table:table-cell>
          <table:table-cell table:style-name="ce0" office:value-type="float" office:value="33476" calcext:value-type="float">
            <text:p>33476</text:p>
          </table:table-cell>
          <table:table-cell table:style-name="ce5" office:value-type="string" calcext:value-type="string">
            <text:p>11.06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704" calcext:value-type="float">
            <text:p>0.704</text:p>
          </table:table-cell>
          <table:table-cell table:style-name="ce0" office:value-type="float" office:value="10.61" calcext:value-type="float">
            <text:p>10.61</text:p>
          </table:table-cell>
          <table:table-cell table:style-name="ce0" office:value-type="float" office:value="104304.78214" calcext:value-type="float">
            <text:p>104304.78214</text:p>
          </table:table-cell>
          <table:table-cell table:style-name="ce0" office:value-type="float" office:value="96550.5853" calcext:value-type="float">
            <text:p>96550.5853</text:p>
          </table:table-cell>
          <table:table-cell table:style-name="ce0" office:value-type="float" office:value="25725.54" calcext:value-type="float">
            <text:p>25725.54</text:p>
          </table:table-cell>
          <table:table-cell table:formula="of:=&quot;INSERT INTO estado VALUES ('&quot;&amp;[.A60]&amp;&quot;', '&quot;&amp;[.B60]&amp;&quot;', '&quot;&amp;[.C60]&amp;&quot;', '&quot;&amp;[.D60]&amp;&quot;', &quot;&amp;[.E60]&amp;&quot;, &quot;&amp;[.F60]&amp;&quot;, &quot;&amp;[.G60]&amp;&quot;, &quot;&amp;[.H60]&amp;&quot;, &quot;&amp;[.I60]&amp;&quot;, &quot;&amp;[.J60]&amp;&quot;, &quot;&amp;[.K60]&amp;&quot;, &quot;&amp;[.L60]&amp;&quot;, &quot;&amp;[.M60]&amp;&quot;);&quot;" office:value-type="string" office:string-value="INSERT INTO estado VALUES ('Caçapava do Sul', '4302808', 'caçapavano', 'GIOVANI AMESTOY DA SILVA', 3047.113, 33476, 11.06, 99, 0.704, 10.61, 104304.78214, 96550.5853, 25725.54);" calcext:value-type="string">
            <text:p>INSERT INTO estado VALUES ('Caçapava do Sul', '4302808', 'caçapavano', 'GIOVANI AMESTOY DA SILVA', 3047.113, 33476, 11.06, 99, 0.704, 10.61, 104304.78214, 96550.5853, 25725.54);</text:p>
          </table:table-cell>
        </table:table-row>
        <table:table-row table:style-name="ro1">
          <table:table-cell table:style-name="ce0" office:value-type="string" calcext:value-type="string">
            <text:p>Cacequi</text:p>
          </table:table-cell>
          <table:table-cell table:style-name="ce0" office:value-type="float" office:value="4302907" calcext:value-type="float">
            <text:p>4302907</text:p>
          </table:table-cell>
          <table:table-cell table:style-name="ce0" office:value-type="string" calcext:value-type="string">
            <text:p>cacequiense</text:p>
          </table:table-cell>
          <table:table-cell table:style-name="ce0" office:value-type="string" calcext:value-type="string">
            <text:p>ANA PAULA MENDES MACHADO DELOLMO</text:p>
          </table:table-cell>
          <table:table-cell table:style-name="ce3" office:value-type="float" office:value="2373.507" calcext:value-type="float">
            <text:p>2373.507</text:p>
          </table:table-cell>
          <table:table-cell table:style-name="ce0" office:value-type="float" office:value="12291" calcext:value-type="float">
            <text:p>12291</text:p>
          </table:table-cell>
          <table:table-cell table:style-name="ce5" office:value-type="string" calcext:value-type="string">
            <text:p>5.77</text:p>
          </table:table-cell>
          <table:table-cell table:style-name="ce5" office:value-type="string" calcext:value-type="string">
            <text:p>96.5</text:p>
          </table:table-cell>
          <table:table-cell table:style-name="ce7" office:value-type="float" office:value="0.7" calcext:value-type="float">
            <text:p>0.7</text:p>
          </table:table-cell>
          <table:table-cell table:style-name="ce0" office:value-type="float" office:value="26.32" calcext:value-type="float">
            <text:p>26.32</text:p>
          </table:table-cell>
          <table:table-cell table:style-name="ce0" office:value-type="float" office:value="50754.64186" calcext:value-type="float">
            <text:p>50754.64186</text:p>
          </table:table-cell>
          <table:table-cell table:style-name="ce0" office:value-type="float" office:value="37893.47907" calcext:value-type="float">
            <text:p>37893.47907</text:p>
          </table:table-cell>
          <table:table-cell table:style-name="ce0" office:value-type="float" office:value="26984.17" calcext:value-type="float">
            <text:p>26984.17</text:p>
          </table:table-cell>
          <table:table-cell table:formula="of:=&quot;INSERT INTO estado VALUES ('&quot;&amp;[.A61]&amp;&quot;', '&quot;&amp;[.B61]&amp;&quot;', '&quot;&amp;[.C61]&amp;&quot;', '&quot;&amp;[.D61]&amp;&quot;', &quot;&amp;[.E61]&amp;&quot;, &quot;&amp;[.F61]&amp;&quot;, &quot;&amp;[.G61]&amp;&quot;, &quot;&amp;[.H61]&amp;&quot;, &quot;&amp;[.I61]&amp;&quot;, &quot;&amp;[.J61]&amp;&quot;, &quot;&amp;[.K61]&amp;&quot;, &quot;&amp;[.L61]&amp;&quot;, &quot;&amp;[.M61]&amp;&quot;);&quot;" office:value-type="string" office:string-value="INSERT INTO estado VALUES ('Cacequi', '4302907', 'cacequiense', 'ANA PAULA MENDES MACHADO DELOLMO', 2373.507, 12291, 5.77, 96.5, 0.7, 26.32, 50754.64186, 37893.47907, 26984.17);" calcext:value-type="string">
            <text:p>INSERT INTO estado VALUES ('Cacequi', '4302907', 'cacequiense', 'ANA PAULA MENDES MACHADO DELOLMO', 2373.507, 12291, 5.77, 96.5, 0.7, 26.32, 50754.64186, 37893.47907, 26984.17);</text:p>
          </table:table-cell>
        </table:table-row>
        <table:table-row table:style-name="ro1">
          <table:table-cell table:style-name="ce0" office:value-type="string" calcext:value-type="string">
            <text:p>Cachoeira do Sul</text:p>
          </table:table-cell>
          <table:table-cell table:style-name="ce0" office:value-type="float" office:value="4303004" calcext:value-type="float">
            <text:p>4303004</text:p>
          </table:table-cell>
          <table:table-cell table:style-name="ce0" office:value-type="string" calcext:value-type="string">
            <text:p>cachoeirense</text:p>
          </table:table-cell>
          <table:table-cell table:style-name="ce0" office:value-type="string" calcext:value-type="string">
            <text:p>JOSE OTAVIO GERMANO</text:p>
          </table:table-cell>
          <table:table-cell table:style-name="ce3" office:value-type="float" office:value="3736.158" calcext:value-type="float">
            <text:p>3736.158</text:p>
          </table:table-cell>
          <table:table-cell table:style-name="ce0" office:value-type="float" office:value="81552" calcext:value-type="float">
            <text:p>81552</text:p>
          </table:table-cell>
          <table:table-cell table:style-name="ce5" office:value-type="string" calcext:value-type="string">
            <text:p>22.44</text:p>
          </table:table-cell>
          <table:table-cell table:style-name="ce5" office:value-type="string" calcext:value-type="string">
            <text:p>98.7</text:p>
          </table:table-cell>
          <table:table-cell table:style-name="ce7" office:value-type="float" office:value="0.742" calcext:value-type="float">
            <text:p>0.742</text:p>
          </table:table-cell>
          <table:table-cell table:style-name="ce0" office:value-type="float" office:value="5.77" calcext:value-type="float">
            <text:p>5.77</text:p>
          </table:table-cell>
          <table:table-cell table:style-name="ce0" office:value-type="float" office:value="229150.14005" calcext:value-type="float">
            <text:p>229150.14005</text:p>
          </table:table-cell>
          <table:table-cell table:style-name="ce0" office:value-type="float" office:value="220437.53382" calcext:value-type="float">
            <text:p>220437.53382</text:p>
          </table:table-cell>
          <table:table-cell table:style-name="ce0" office:value-type="float" office:value="29374.75" calcext:value-type="float">
            <text:p>29374.75</text:p>
          </table:table-cell>
          <table:table-cell table:formula="of:=&quot;INSERT INTO estado VALUES ('&quot;&amp;[.A62]&amp;&quot;', '&quot;&amp;[.B62]&amp;&quot;', '&quot;&amp;[.C62]&amp;&quot;', '&quot;&amp;[.D62]&amp;&quot;', &quot;&amp;[.E62]&amp;&quot;, &quot;&amp;[.F62]&amp;&quot;, &quot;&amp;[.G62]&amp;&quot;, &quot;&amp;[.H62]&amp;&quot;, &quot;&amp;[.I62]&amp;&quot;, &quot;&amp;[.J62]&amp;&quot;, &quot;&amp;[.K62]&amp;&quot;, &quot;&amp;[.L62]&amp;&quot;, &quot;&amp;[.M62]&amp;&quot;);&quot;" office:value-type="string" office:string-value="INSERT INTO estado VALUES ('Cachoeira do Sul', '4303004', 'cachoeirense', 'JOSE OTAVIO GERMANO', 3736.158, 81552, 22.44, 98.7, 0.742, 5.77, 229150.14005, 220437.53382, 29374.75);" calcext:value-type="string">
            <text:p>INSERT INTO estado VALUES ('Cachoeira do Sul', '4303004', 'cachoeirense', 'JOSE OTAVIO GERMANO', 3736.158, 81552, 22.44, 98.7, 0.742, 5.77, 229150.14005, 220437.53382, 29374.75);</text:p>
          </table:table-cell>
        </table:table-row>
        <table:table-row table:style-name="ro1">
          <table:table-cell table:style-name="ce0" office:value-type="string" calcext:value-type="string">
            <text:p>Cachoeirinha</text:p>
          </table:table-cell>
          <table:table-cell table:style-name="ce0" office:value-type="float" office:value="4303103" calcext:value-type="float">
            <text:p>4303103</text:p>
          </table:table-cell>
          <table:table-cell table:style-name="ce0" office:value-type="string" calcext:value-type="string">
            <text:p>cachoeirinhense</text:p>
          </table:table-cell>
          <table:table-cell table:style-name="ce0" office:value-type="string" calcext:value-type="string">
            <text:p>VOLMIR JOSE MIKI BREIER</text:p>
          </table:table-cell>
          <table:table-cell table:style-name="ce2" office:value-type="float" office:value="43.778" calcext:value-type="float">
            <text:p>43.778</text:p>
          </table:table-cell>
          <table:table-cell table:style-name="ce0" office:value-type="float" office:value="132144" calcext:value-type="float">
            <text:p>132144</text:p>
          </table:table-cell>
          <table:table-cell table:style-name="ce5" office:value-type="string" calcext:value-type="string">
            <text:p>2687.04</text:p>
          </table:table-cell>
          <table:table-cell table:style-name="ce5" office:value-type="float" office:value="96" calcext:value-type="float">
            <text:p>96</text:p>
          </table:table-cell>
          <table:table-cell table:style-name="ce7" office:value-type="float" office:value="0.757" calcext:value-type="float">
            <text:p>0.757</text:p>
          </table:table-cell>
          <table:table-cell table:style-name="ce0" office:value-type="float" office:value="6.24" calcext:value-type="float">
            <text:p>6.24</text:p>
          </table:table-cell>
          <table:table-cell table:style-name="ce0" office:value-type="float" office:value="397285.38696" calcext:value-type="float">
            <text:p>397285.38696</text:p>
          </table:table-cell>
          <table:table-cell table:style-name="ce0" office:value-type="float" office:value="353604.78645" calcext:value-type="float">
            <text:p>353604.78645</text:p>
          </table:table-cell>
          <table:table-cell table:style-name="ce0" office:value-type="float" office:value="43649.77" calcext:value-type="float">
            <text:p>43649.77</text:p>
          </table:table-cell>
          <table:table-cell table:formula="of:=&quot;INSERT INTO estado VALUES ('&quot;&amp;[.A63]&amp;&quot;', '&quot;&amp;[.B63]&amp;&quot;', '&quot;&amp;[.C63]&amp;&quot;', '&quot;&amp;[.D63]&amp;&quot;', &quot;&amp;[.E63]&amp;&quot;, &quot;&amp;[.F63]&amp;&quot;, &quot;&amp;[.G63]&amp;&quot;, &quot;&amp;[.H63]&amp;&quot;, &quot;&amp;[.I63]&amp;&quot;, &quot;&amp;[.J63]&amp;&quot;, &quot;&amp;[.K63]&amp;&quot;, &quot;&amp;[.L63]&amp;&quot;, &quot;&amp;[.M63]&amp;&quot;);&quot;" office:value-type="string" office:string-value="INSERT INTO estado VALUES ('Cachoeirinha', '4303103', 'cachoeirinhense', 'VOLMIR JOSE MIKI BREIER', 43.778, 132144, 2687.04, 96, 0.757, 6.24, 397285.38696, 353604.78645, 43649.77);" calcext:value-type="string">
            <text:p>INSERT INTO estado VALUES ('Cachoeirinha', '4303103', 'cachoeirinhense', 'VOLMIR JOSE MIKI BREIER', 43.778, 132144, 2687.04, 96, 0.757, 6.24, 397285.38696, 353604.78645, 43649.77);</text:p>
          </table:table-cell>
        </table:table-row>
        <table:table-row table:style-name="ro1">
          <table:table-cell table:style-name="ce0" office:value-type="string" calcext:value-type="string">
            <text:p>Cacique Doble</text:p>
          </table:table-cell>
          <table:table-cell table:style-name="ce0" office:value-type="float" office:value="4303202" calcext:value-type="float">
            <text:p>4303202</text:p>
          </table:table-cell>
          <table:table-cell table:style-name="ce0" office:value-type="string" calcext:value-type="string">
            <text:p>caciquense</text:p>
          </table:table-cell>
          <table:table-cell table:style-name="ce0" office:value-type="string" calcext:value-type="string">
            <text:p>LUIZ ANGELO DEON</text:p>
          </table:table-cell>
          <table:table-cell table:style-name="ce2" office:value-type="float" office:value="204.055" calcext:value-type="float">
            <text:p>204.055</text:p>
          </table:table-cell>
          <table:table-cell table:style-name="ce0" office:value-type="float" office:value="5083" calcext:value-type="float">
            <text:p>5083</text:p>
          </table:table-cell>
          <table:table-cell table:style-name="ce5" office:value-type="string" calcext:value-type="string">
            <text:p>23.87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662" calcext:value-type="float">
            <text:p>0.66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873.4998" calcext:value-type="float">
            <text:p>20873.4998</text:p>
          </table:table-cell>
          <table:table-cell table:style-name="ce0" office:value-type="float" office:value="16570.44483" calcext:value-type="float">
            <text:p>16570.44483</text:p>
          </table:table-cell>
          <table:table-cell table:style-name="ce0" office:value-type="float" office:value="22959.12" calcext:value-type="float">
            <text:p>22959.12</text:p>
          </table:table-cell>
          <table:table-cell table:formula="of:=&quot;INSERT INTO estado VALUES ('&quot;&amp;[.A64]&amp;&quot;', '&quot;&amp;[.B64]&amp;&quot;', '&quot;&amp;[.C64]&amp;&quot;', '&quot;&amp;[.D64]&amp;&quot;', &quot;&amp;[.E64]&amp;&quot;, &quot;&amp;[.F64]&amp;&quot;, &quot;&amp;[.G64]&amp;&quot;, &quot;&amp;[.H64]&amp;&quot;, &quot;&amp;[.I64]&amp;&quot;, &quot;&amp;[.J64]&amp;&quot;, &quot;&amp;[.K64]&amp;&quot;, &quot;&amp;[.L64]&amp;&quot;, &quot;&amp;[.M64]&amp;&quot;);&quot;" office:value-type="string" office:string-value="INSERT INTO estado VALUES ('Cacique Doble', '4303202', 'caciquense', 'LUIZ ANGELO DEON', 204.055, 5083, 23.87, 99, 0.662, null, 20873.4998, 16570.44483, 22959.12);" calcext:value-type="string">
            <text:p>INSERT INTO estado VALUES ('Cacique Doble', '4303202', 'caciquense', 'LUIZ ANGELO DEON', 204.055, 5083, 23.87, 99, 0.662, null, 20873.4998, 16570.44483, 22959.12);</text:p>
          </table:table-cell>
        </table:table-row>
        <table:table-row table:style-name="ro1">
          <table:table-cell table:style-name="ce0" office:value-type="string" calcext:value-type="string">
            <text:p>Caibaté</text:p>
          </table:table-cell>
          <table:table-cell table:style-name="ce0" office:value-type="float" office:value="4303301" calcext:value-type="float">
            <text:p>4303301</text:p>
          </table:table-cell>
          <table:table-cell table:style-name="ce0" office:value-type="string" calcext:value-type="string">
            <text:p>caibateense</text:p>
          </table:table-cell>
          <table:table-cell table:style-name="ce0" office:value-type="string" calcext:value-type="string">
            <text:p>AMAURI PIRES DA SILVA</text:p>
          </table:table-cell>
          <table:table-cell table:style-name="ce2" office:value-type="float" office:value="261.303" calcext:value-type="float">
            <text:p>261.303</text:p>
          </table:table-cell>
          <table:table-cell table:style-name="ce0" office:value-type="float" office:value="4802" calcext:value-type="float">
            <text:p>4802</text:p>
          </table:table-cell>
          <table:table-cell table:style-name="ce5" office:value-type="string" calcext:value-type="string">
            <text:p>19.08</text:p>
          </table:table-cell>
          <table:table-cell table:style-name="ce5" office:value-type="string" calcext:value-type="string">
            <text:p>98.1</text:p>
          </table:table-cell>
          <table:table-cell table:style-name="ce7" office:value-type="float" office:value="0.719" calcext:value-type="float">
            <text:p>0.719</text:p>
          </table:table-cell>
          <table:table-cell table:style-name="ce0" office:value-type="float" office:value="26.32" calcext:value-type="float">
            <text:p>26.32</text:p>
          </table:table-cell>
          <table:table-cell table:style-name="ce0" office:value-type="float" office:value="23000.54028" calcext:value-type="float">
            <text:p>23000.54028</text:p>
          </table:table-cell>
          <table:table-cell table:style-name="ce0" office:value-type="float" office:value="6899.45646" calcext:value-type="float">
            <text:p>6899.45646</text:p>
          </table:table-cell>
          <table:table-cell table:style-name="ce0" office:value-type="float" office:value="37856.56" calcext:value-type="float">
            <text:p>37856.56</text:p>
          </table:table-cell>
          <table:table-cell table:formula="of:=&quot;INSERT INTO estado VALUES ('&quot;&amp;[.A65]&amp;&quot;', '&quot;&amp;[.B65]&amp;&quot;', '&quot;&amp;[.C65]&amp;&quot;', '&quot;&amp;[.D65]&amp;&quot;', &quot;&amp;[.E65]&amp;&quot;, &quot;&amp;[.F65]&amp;&quot;, &quot;&amp;[.G65]&amp;&quot;, &quot;&amp;[.H65]&amp;&quot;, &quot;&amp;[.I65]&amp;&quot;, &quot;&amp;[.J65]&amp;&quot;, &quot;&amp;[.K65]&amp;&quot;, &quot;&amp;[.L65]&amp;&quot;, &quot;&amp;[.M65]&amp;&quot;);&quot;" office:value-type="string" office:string-value="INSERT INTO estado VALUES ('Caibaté', '4303301', 'caibateense', 'AMAURI PIRES DA SILVA', 261.303, 4802, 19.08, 98.1, 0.719, 26.32, 23000.54028, 6899.45646, 37856.56);" calcext:value-type="string">
            <text:p>INSERT INTO estado VALUES ('Caibaté', '4303301', 'caibateense', 'AMAURI PIRES DA SILVA', 261.303, 4802, 19.08, 98.1, 0.719, 26.32, 23000.54028, 6899.45646, 37856.56);</text:p>
          </table:table-cell>
        </table:table-row>
        <table:table-row table:style-name="ro1">
          <table:table-cell table:style-name="ce0" office:value-type="string" calcext:value-type="string">
            <text:p>Caiçara</text:p>
          </table:table-cell>
          <table:table-cell table:style-name="ce0" office:value-type="float" office:value="4303400" calcext:value-type="float">
            <text:p>4303400</text:p>
          </table:table-cell>
          <table:table-cell table:style-name="ce0" office:value-type="string" calcext:value-type="string">
            <text:p>caiçarense</text:p>
          </table:table-cell>
          <table:table-cell table:style-name="ce0" office:value-type="string" calcext:value-type="string">
            <text:p>DANIEL COELHO DOS SANTOS</text:p>
          </table:table-cell>
          <table:table-cell table:style-name="ce2" office:value-type="float" office:value="189.16" calcext:value-type="float">
            <text:p>189.160</text:p>
          </table:table-cell>
          <table:table-cell table:style-name="ce0" office:value-type="float" office:value="4659" calcext:value-type="float">
            <text:p>4659</text:p>
          </table:table-cell>
          <table:table-cell table:style-name="ce5" office:value-type="string" calcext:value-type="string">
            <text:p>26.8</text:p>
          </table:table-cell>
          <table:table-cell table:style-name="ce5" office:value-type="string" calcext:value-type="string">
            <text:p>97.1</text:p>
          </table:table-cell>
          <table:table-cell table:style-name="ce7" office:value-type="float" office:value="0.699" calcext:value-type="float">
            <text:p>0.69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044.9224" calcext:value-type="float">
            <text:p>21044.9224</text:p>
          </table:table-cell>
          <table:table-cell table:style-name="ce0" office:value-type="float" office:value="16441.85456" calcext:value-type="float">
            <text:p>16441.85456</text:p>
          </table:table-cell>
          <table:table-cell table:style-name="ce0" office:value-type="float" office:value="23613.27" calcext:value-type="float">
            <text:p>23613.27</text:p>
          </table:table-cell>
          <table:table-cell table:formula="of:=&quot;INSERT INTO estado VALUES ('&quot;&amp;[.A66]&amp;&quot;', '&quot;&amp;[.B66]&amp;&quot;', '&quot;&amp;[.C66]&amp;&quot;', '&quot;&amp;[.D66]&amp;&quot;', &quot;&amp;[.E66]&amp;&quot;, &quot;&amp;[.F66]&amp;&quot;, &quot;&amp;[.G66]&amp;&quot;, &quot;&amp;[.H66]&amp;&quot;, &quot;&amp;[.I66]&amp;&quot;, &quot;&amp;[.J66]&amp;&quot;, &quot;&amp;[.K66]&amp;&quot;, &quot;&amp;[.L66]&amp;&quot;, &quot;&amp;[.M66]&amp;&quot;);&quot;" office:value-type="string" office:string-value="INSERT INTO estado VALUES ('Caiçara', '4303400', 'caiçarense', 'DANIEL COELHO DOS SANTOS', 189.16, 4659, 26.8, 97.1, 0.699, null, 21044.9224, 16441.85456, 23613.27);" calcext:value-type="string">
            <text:p>INSERT INTO estado VALUES ('Caiçara', '4303400', 'caiçarense', 'DANIEL COELHO DOS SANTOS', 189.16, 4659, 26.8, 97.1, 0.699, null, 21044.9224, 16441.85456, 23613.27);</text:p>
          </table:table-cell>
        </table:table-row>
        <table:table-row table:style-name="ro1">
          <table:table-cell table:style-name="ce0" office:value-type="string" calcext:value-type="string">
            <text:p>Camaquã</text:p>
          </table:table-cell>
          <table:table-cell table:style-name="ce0" office:value-type="float" office:value="4303509" calcext:value-type="float">
            <text:p>4303509</text:p>
          </table:table-cell>
          <table:table-cell table:style-name="ce0" office:value-type="string" calcext:value-type="string">
            <text:p>camaquense</text:p>
          </table:table-cell>
          <table:table-cell table:style-name="ce0" office:value-type="string" calcext:value-type="string">
            <text:p>IVO DE LIMA FERREIRA</text:p>
          </table:table-cell>
          <table:table-cell table:style-name="ce3" office:value-type="float" office:value="1680.168" calcext:value-type="float">
            <text:p>1680.168</text:p>
          </table:table-cell>
          <table:table-cell table:style-name="ce0" office:value-type="float" office:value="66686" calcext:value-type="float">
            <text:p>66686</text:p>
          </table:table-cell>
          <table:table-cell table:style-name="ce5" office:value-type="string" calcext:value-type="string">
            <text:p>37.37</text:p>
          </table:table-cell>
          <table:table-cell table:style-name="ce5" office:value-type="string" calcext:value-type="string">
            <text:p>96.7</text:p>
          </table:table-cell>
          <table:table-cell table:style-name="ce7" office:value-type="float" office:value="0.697" calcext:value-type="float">
            <text:p>0.697</text:p>
          </table:table-cell>
          <table:table-cell table:style-name="ce0" office:value-type="float" office:value="9.69" calcext:value-type="float">
            <text:p>9.69</text:p>
          </table:table-cell>
          <table:table-cell table:style-name="ce0" office:value-type="float" office:value="179124.119" calcext:value-type="float">
            <text:p>179124.119</text:p>
          </table:table-cell>
          <table:table-cell table:style-name="ce0" office:value-type="float" office:value="152356.30386" calcext:value-type="float">
            <text:p>152356.30386</text:p>
          </table:table-cell>
          <table:table-cell table:style-name="ce0" office:value-type="float" office:value="32919.78" calcext:value-type="float">
            <text:p>32919.78</text:p>
          </table:table-cell>
          <table:table-cell table:formula="of:=&quot;INSERT INTO estado VALUES ('&quot;&amp;[.A67]&amp;&quot;', '&quot;&amp;[.B67]&amp;&quot;', '&quot;&amp;[.C67]&amp;&quot;', '&quot;&amp;[.D67]&amp;&quot;', &quot;&amp;[.E67]&amp;&quot;, &quot;&amp;[.F67]&amp;&quot;, &quot;&amp;[.G67]&amp;&quot;, &quot;&amp;[.H67]&amp;&quot;, &quot;&amp;[.I67]&amp;&quot;, &quot;&amp;[.J67]&amp;&quot;, &quot;&amp;[.K67]&amp;&quot;, &quot;&amp;[.L67]&amp;&quot;, &quot;&amp;[.M67]&amp;&quot;);&quot;" office:value-type="string" office:string-value="INSERT INTO estado VALUES ('Camaquã', '4303509', 'camaquense', 'IVO DE LIMA FERREIRA', 1680.168, 66686, 37.37, 96.7, 0.697, 9.69, 179124.119, 152356.30386, 32919.78);" calcext:value-type="string">
            <text:p>INSERT INTO estado VALUES ('Camaquã', '4303509', 'camaquense', 'IVO DE LIMA FERREIRA', 1680.168, 66686, 37.37, 96.7, 0.697, 9.69, 179124.119, 152356.30386, 32919.78);</text:p>
          </table:table-cell>
        </table:table-row>
        <table:table-row table:style-name="ro1">
          <table:table-cell table:style-name="ce0" office:value-type="string" calcext:value-type="string">
            <text:p>Camargo</text:p>
          </table:table-cell>
          <table:table-cell table:style-name="ce0" office:value-type="float" office:value="4303558" calcext:value-type="float">
            <text:p>4303558</text:p>
          </table:table-cell>
          <table:table-cell table:style-name="ce0" office:value-type="string" calcext:value-type="string">
            <text:p>camarguense</text:p>
          </table:table-cell>
          <table:table-cell table:style-name="ce0" office:value-type="string" calcext:value-type="string">
            <text:p>JEANICE DE FREITAS FERNANDES</text:p>
          </table:table-cell>
          <table:table-cell table:style-name="ce2" office:value-type="float" office:value="138.069" calcext:value-type="float">
            <text:p>138.069</text:p>
          </table:table-cell>
          <table:table-cell table:style-name="ce0" office:value-type="float" office:value="2750" calcext:value-type="float">
            <text:p>2750</text:p>
          </table:table-cell>
          <table:table-cell table:style-name="ce5" office:value-type="string" calcext:value-type="string">
            <text:p>18.77</text:p>
          </table:table-cell>
          <table:table-cell table:style-name="ce5" office:value-type="string" calcext:value-type="string">
            <text:p>98.1</text:p>
          </table:table-cell>
          <table:table-cell table:style-name="ce7" office:value-type="float" office:value="0.736" calcext:value-type="float">
            <text:p>0.73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8751.7361" calcext:value-type="float">
            <text:p>18751.7361</text:p>
          </table:table-cell>
          <table:table-cell table:style-name="ce0" office:value-type="float" office:value="15998.18101" calcext:value-type="float">
            <text:p>15998.18101</text:p>
          </table:table-cell>
          <table:table-cell table:style-name="ce0" office:value-type="float" office:value="61436.54" calcext:value-type="float">
            <text:p>61436.54</text:p>
          </table:table-cell>
          <table:table-cell table:formula="of:=&quot;INSERT INTO estado VALUES ('&quot;&amp;[.A68]&amp;&quot;', '&quot;&amp;[.B68]&amp;&quot;', '&quot;&amp;[.C68]&amp;&quot;', '&quot;&amp;[.D68]&amp;&quot;', &quot;&amp;[.E68]&amp;&quot;, &quot;&amp;[.F68]&amp;&quot;, &quot;&amp;[.G68]&amp;&quot;, &quot;&amp;[.H68]&amp;&quot;, &quot;&amp;[.I68]&amp;&quot;, &quot;&amp;[.J68]&amp;&quot;, &quot;&amp;[.K68]&amp;&quot;, &quot;&amp;[.L68]&amp;&quot;, &quot;&amp;[.M68]&amp;&quot;);&quot;" office:value-type="string" office:string-value="INSERT INTO estado VALUES ('Camargo', '4303558', 'camarguense', 'JEANICE DE FREITAS FERNANDES', 138.069, 2750, 18.77, 98.1, 0.736, null, 18751.7361, 15998.18101, 61436.54);" calcext:value-type="string">
            <text:p>INSERT INTO estado VALUES ('Camargo', '4303558', 'camarguense', 'JEANICE DE FREITAS FERNANDES', 138.069, 2750, 18.77, 98.1, 0.736, null, 18751.7361, 15998.18101, 61436.54);</text:p>
          </table:table-cell>
        </table:table-row>
        <table:table-row table:style-name="ro1">
          <table:table-cell table:style-name="ce0" office:value-type="string" calcext:value-type="string">
            <text:p>Cambará do Sul</text:p>
          </table:table-cell>
          <table:table-cell table:style-name="ce0" office:value-type="float" office:value="4303608" calcext:value-type="float">
            <text:p>4303608</text:p>
          </table:table-cell>
          <table:table-cell table:style-name="ce0" office:value-type="string" calcext:value-type="string">
            <text:p>cambaraense</text:p>
          </table:table-cell>
          <table:table-cell table:style-name="ce0" office:value-type="string" calcext:value-type="string">
            <text:p>IVAN DO AMARAL BORGES</text:p>
          </table:table-cell>
          <table:table-cell table:style-name="ce3" office:value-type="float" office:value="1181.811" calcext:value-type="float">
            <text:p>1181.811</text:p>
          </table:table-cell>
          <table:table-cell table:style-name="ce0" office:value-type="float" office:value="6383" calcext:value-type="float">
            <text:p>6383</text:p>
          </table:table-cell>
          <table:table-cell table:style-name="ce5" office:value-type="string" calcext:value-type="string">
            <text:p>5.41</text:p>
          </table:table-cell>
          <table:table-cell table:style-name="ce5" office:value-type="string" calcext:value-type="string">
            <text:p>96.4</text:p>
          </table:table-cell>
          <table:table-cell table:style-name="ce7" office:value-type="float" office:value="0.697" calcext:value-type="float">
            <text:p>0.69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7082.76038" calcext:value-type="float">
            <text:p>27082.76038</text:p>
          </table:table-cell>
          <table:table-cell table:style-name="ce0" office:value-type="float" office:value="23798.82472" calcext:value-type="float">
            <text:p>23798.82472</text:p>
          </table:table-cell>
          <table:table-cell table:style-name="ce0" office:value-type="float" office:value="27804.2" calcext:value-type="float">
            <text:p>27804.2</text:p>
          </table:table-cell>
          <table:table-cell table:formula="of:=&quot;INSERT INTO estado VALUES ('&quot;&amp;[.A69]&amp;&quot;', '&quot;&amp;[.B69]&amp;&quot;', '&quot;&amp;[.C69]&amp;&quot;', '&quot;&amp;[.D69]&amp;&quot;', &quot;&amp;[.E69]&amp;&quot;, &quot;&amp;[.F69]&amp;&quot;, &quot;&amp;[.G69]&amp;&quot;, &quot;&amp;[.H69]&amp;&quot;, &quot;&amp;[.I69]&amp;&quot;, &quot;&amp;[.J69]&amp;&quot;, &quot;&amp;[.K69]&amp;&quot;, &quot;&amp;[.L69]&amp;&quot;, &quot;&amp;[.M69]&amp;&quot;);&quot;" office:value-type="string" office:string-value="INSERT INTO estado VALUES ('Cambará do Sul', '4303608', 'cambaraense', 'IVAN DO AMARAL BORGES', 1181.811, 6383, 5.41, 96.4, 0.697, null, 27082.76038, 23798.82472, 27804.2);" calcext:value-type="string">
            <text:p>INSERT INTO estado VALUES ('Cambará do Sul', '4303608', 'cambaraense', 'IVAN DO AMARAL BORGES', 1181.811, 6383, 5.41, 96.4, 0.697, null, 27082.76038, 23798.82472, 27804.2);</text:p>
          </table:table-cell>
        </table:table-row>
        <table:table-row table:style-name="ro1">
          <table:table-cell table:style-name="ce0" office:value-type="string" calcext:value-type="string">
            <text:p>Campestre da Serra</text:p>
          </table:table-cell>
          <table:table-cell table:style-name="ce0" office:value-type="float" office:value="4303673" calcext:value-type="float">
            <text:p>4303673</text:p>
          </table:table-cell>
          <table:table-cell table:style-name="ce0" office:value-type="string" calcext:value-type="string">
            <text:p>campestrense</text:p>
          </table:table-cell>
          <table:table-cell table:style-name="ce0" office:value-type="string" calcext:value-type="string">
            <text:p>MOACIR ZANOTTO</text:p>
          </table:table-cell>
          <table:table-cell table:style-name="ce2" office:value-type="float" office:value="537.994" calcext:value-type="float">
            <text:p>537.994</text:p>
          </table:table-cell>
          <table:table-cell table:style-name="ce0" office:value-type="float" office:value="3402" calcext:value-type="float">
            <text:p>3402</text:p>
          </table:table-cell>
          <table:table-cell table:style-name="ce5" office:value-type="string" calcext:value-type="string">
            <text:p>6.04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06" calcext:value-type="float">
            <text:p>0.706</text:p>
          </table:table-cell>
          <table:table-cell table:style-name="ce0" office:value-type="float" office:value="43.48" calcext:value-type="float">
            <text:p>43.48</text:p>
          </table:table-cell>
          <table:table-cell table:style-name="ce0" office:value-type="float" office:value="19492.70709" calcext:value-type="float">
            <text:p>19492.70709</text:p>
          </table:table-cell>
          <table:table-cell table:style-name="ce0" office:value-type="float" office:value="17085.86625" calcext:value-type="float">
            <text:p>17085.86625</text:p>
          </table:table-cell>
          <table:table-cell table:style-name="ce0" office:value-type="float" office:value="45192.78" calcext:value-type="float">
            <text:p>45192.78</text:p>
          </table:table-cell>
          <table:table-cell table:formula="of:=&quot;INSERT INTO estado VALUES ('&quot;&amp;[.A70]&amp;&quot;', '&quot;&amp;[.B70]&amp;&quot;', '&quot;&amp;[.C70]&amp;&quot;', '&quot;&amp;[.D70]&amp;&quot;', &quot;&amp;[.E70]&amp;&quot;, &quot;&amp;[.F70]&amp;&quot;, &quot;&amp;[.G70]&amp;&quot;, &quot;&amp;[.H70]&amp;&quot;, &quot;&amp;[.I70]&amp;&quot;, &quot;&amp;[.J70]&amp;&quot;, &quot;&amp;[.K70]&amp;&quot;, &quot;&amp;[.L70]&amp;&quot;, &quot;&amp;[.M70]&amp;&quot;);&quot;" office:value-type="string" office:string-value="INSERT INTO estado VALUES ('Campestre da Serra', '4303673', 'campestrense', 'MOACIR ZANOTTO', 537.994, 3402, 6.04, 100, 0.706, 43.48, 19492.70709, 17085.86625, 45192.78);" calcext:value-type="string">
            <text:p>INSERT INTO estado VALUES ('Campestre da Serra', '4303673', 'campestrense', 'MOACIR ZANOTTO', 537.994, 3402, 6.04, 100, 0.706, 43.48, 19492.70709, 17085.86625, 45192.78);</text:p>
          </table:table-cell>
        </table:table-row>
        <table:table-row table:style-name="ro1">
          <table:table-cell table:style-name="ce0" office:value-type="string" calcext:value-type="string">
            <text:p>Campina das Missões</text:p>
          </table:table-cell>
          <table:table-cell table:style-name="ce0" office:value-type="float" office:value="4303707" calcext:value-type="float">
            <text:p>4303707</text:p>
          </table:table-cell>
          <table:table-cell table:style-name="ce0" office:value-type="string" calcext:value-type="string">
            <text:p>campinense</text:p>
          </table:table-cell>
          <table:table-cell table:style-name="ce0" office:value-type="string" calcext:value-type="string">
            <text:p>CARLOS JUSTEN</text:p>
          </table:table-cell>
          <table:table-cell table:style-name="ce2" office:value-type="float" office:value="224.801" calcext:value-type="float">
            <text:p>224.801</text:p>
          </table:table-cell>
          <table:table-cell table:style-name="ce0" office:value-type="float" office:value="5325" calcext:value-type="float">
            <text:p>5325</text:p>
          </table:table-cell>
          <table:table-cell table:style-name="ce5" office:value-type="string" calcext:value-type="string">
            <text:p>27.09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738" calcext:value-type="float">
            <text:p>0.738</text:p>
          </table:table-cell>
          <table:table-cell table:style-name="ce0" office:value-type="float" office:value="14.71" calcext:value-type="float">
            <text:p>14.71</text:p>
          </table:table-cell>
          <table:table-cell table:style-name="ce0" office:value-type="float" office:value="25398.23231" calcext:value-type="float">
            <text:p>25398.23231</text:p>
          </table:table-cell>
          <table:table-cell table:style-name="ce0" office:value-type="float" office:value="21983.45882" calcext:value-type="float">
            <text:p>21983.45882</text:p>
          </table:table-cell>
          <table:table-cell table:style-name="ce0" office:value-type="float" office:value="29782.5" calcext:value-type="float">
            <text:p>29782.5</text:p>
          </table:table-cell>
          <table:table-cell table:formula="of:=&quot;INSERT INTO estado VALUES ('&quot;&amp;[.A71]&amp;&quot;', '&quot;&amp;[.B71]&amp;&quot;', '&quot;&amp;[.C71]&amp;&quot;', '&quot;&amp;[.D71]&amp;&quot;', &quot;&amp;[.E71]&amp;&quot;, &quot;&amp;[.F71]&amp;&quot;, &quot;&amp;[.G71]&amp;&quot;, &quot;&amp;[.H71]&amp;&quot;, &quot;&amp;[.I71]&amp;&quot;, &quot;&amp;[.J71]&amp;&quot;, &quot;&amp;[.K71]&amp;&quot;, &quot;&amp;[.L71]&amp;&quot;, &quot;&amp;[.M71]&amp;&quot;);&quot;" office:value-type="string" office:string-value="INSERT INTO estado VALUES ('Campina das Missões', '4303707', 'campinense', 'CARLOS JUSTEN', 224.801, 5325, 27.09, 98.5, 0.738, 14.71, 25398.23231, 21983.45882, 29782.5);" calcext:value-type="string">
            <text:p>INSERT INTO estado VALUES ('Campina das Missões', '4303707', 'campinense', 'CARLOS JUSTEN', 224.801, 5325, 27.09, 98.5, 0.738, 14.71, 25398.23231, 21983.45882, 29782.5);</text:p>
          </table:table-cell>
        </table:table-row>
        <table:table-row table:style-name="ro1">
          <table:table-cell table:style-name="ce0" office:value-type="string" calcext:value-type="string">
            <text:p>Campinas do Sul</text:p>
          </table:table-cell>
          <table:table-cell table:style-name="ce0" office:value-type="float" office:value="4303806" calcext:value-type="float">
            <text:p>4303806</text:p>
          </table:table-cell>
          <table:table-cell table:style-name="ce0" office:value-type="string" calcext:value-type="string">
            <text:p>campinense</text:p>
          </table:table-cell>
          <table:table-cell table:style-name="ce0" office:value-type="string" calcext:value-type="string">
            <text:p>PAULO SERGIO BATTISTI</text:p>
          </table:table-cell>
          <table:table-cell table:style-name="ce2" office:value-type="float" office:value="276.162" calcext:value-type="float">
            <text:p>276.162</text:p>
          </table:table-cell>
          <table:table-cell table:style-name="ce0" office:value-type="float" office:value="5422" calcext:value-type="float">
            <text:p>5422</text:p>
          </table:table-cell>
          <table:table-cell table:style-name="ce5" office:value-type="string" calcext:value-type="string">
            <text:p>19.94</text:p>
          </table:table-cell>
          <table:table-cell table:style-name="ce5" office:value-type="string" calcext:value-type="string">
            <text:p>99.4</text:p>
          </table:table-cell>
          <table:table-cell table:style-name="ce7" office:value-type="float" office:value="0.76" calcext:value-type="float">
            <text:p>0.76</text:p>
          </table:table-cell>
          <table:table-cell table:style-name="ce0" office:value-type="float" office:value="19.61" calcext:value-type="float">
            <text:p>19.61</text:p>
          </table:table-cell>
          <table:table-cell table:style-name="ce0" office:value-type="float" office:value="22542.71214" calcext:value-type="float">
            <text:p>22542.71214</text:p>
          </table:table-cell>
          <table:table-cell table:style-name="ce0" office:value-type="float" office:value="19560.17862" calcext:value-type="float">
            <text:p>19560.17862</text:p>
          </table:table-cell>
          <table:table-cell table:style-name="ce0" office:value-type="float" office:value="42920.76" calcext:value-type="float">
            <text:p>42920.76</text:p>
          </table:table-cell>
          <table:table-cell table:formula="of:=&quot;INSERT INTO estado VALUES ('&quot;&amp;[.A72]&amp;&quot;', '&quot;&amp;[.B72]&amp;&quot;', '&quot;&amp;[.C72]&amp;&quot;', '&quot;&amp;[.D72]&amp;&quot;', &quot;&amp;[.E72]&amp;&quot;, &quot;&amp;[.F72]&amp;&quot;, &quot;&amp;[.G72]&amp;&quot;, &quot;&amp;[.H72]&amp;&quot;, &quot;&amp;[.I72]&amp;&quot;, &quot;&amp;[.J72]&amp;&quot;, &quot;&amp;[.K72]&amp;&quot;, &quot;&amp;[.L72]&amp;&quot;, &quot;&amp;[.M72]&amp;&quot;);&quot;" office:value-type="string" office:string-value="INSERT INTO estado VALUES ('Campinas do Sul', '4303806', 'campinense', 'PAULO SERGIO BATTISTI', 276.162, 5422, 19.94, 99.4, 0.76, 19.61, 22542.71214, 19560.17862, 42920.76);" calcext:value-type="string">
            <text:p>INSERT INTO estado VALUES ('Campinas do Sul', '4303806', 'campinense', 'PAULO SERGIO BATTISTI', 276.162, 5422, 19.94, 99.4, 0.76, 19.61, 22542.71214, 19560.17862, 42920.76);</text:p>
          </table:table-cell>
        </table:table-row>
        <table:table-row table:style-name="ro1">
          <table:table-cell table:style-name="ce0" office:value-type="string" calcext:value-type="string">
            <text:p>Campo Bom</text:p>
          </table:table-cell>
          <table:table-cell table:style-name="ce0" office:value-type="float" office:value="4303905" calcext:value-type="float">
            <text:p>4303905</text:p>
          </table:table-cell>
          <table:table-cell table:style-name="ce0" office:value-type="string" calcext:value-type="string">
            <text:p>campo-bonense</text:p>
          </table:table-cell>
          <table:table-cell table:style-name="ce0" office:value-type="string" calcext:value-type="string">
            <text:p>LUCIANO LIBÓRIO BAPTISTA ORSI</text:p>
          </table:table-cell>
          <table:table-cell table:style-name="ce2" office:value-type="float" office:value="60.579" calcext:value-type="float">
            <text:p>60.579</text:p>
          </table:table-cell>
          <table:table-cell table:style-name="ce0" office:value-type="float" office:value="69981" calcext:value-type="float">
            <text:p>69981</text:p>
          </table:table-cell>
          <table:table-cell table:style-name="ce5" office:value-type="string" calcext:value-type="string">
            <text:p>992.79</text:p>
          </table:table-cell>
          <table:table-cell table:style-name="ce5" office:value-type="string" calcext:value-type="string">
            <text:p>98.9</text:p>
          </table:table-cell>
          <table:table-cell table:style-name="ce7" office:value-type="float" office:value="0.745" calcext:value-type="float">
            <text:p>0.745</text:p>
          </table:table-cell>
          <table:table-cell table:style-name="ce0" office:value-type="float" office:value="2.42" calcext:value-type="float">
            <text:p>2.42</text:p>
          </table:table-cell>
          <table:table-cell table:style-name="ce0" office:value-type="float" office:value="295667.57345" calcext:value-type="float">
            <text:p>295667.57345</text:p>
          </table:table-cell>
          <table:table-cell table:style-name="ce0" office:value-type="float" office:value="223333.19719" calcext:value-type="float">
            <text:p>223333.19719</text:p>
          </table:table-cell>
          <table:table-cell table:style-name="ce0" office:value-type="float" office:value="48004.71" calcext:value-type="float">
            <text:p>48004.71</text:p>
          </table:table-cell>
          <table:table-cell table:formula="of:=&quot;INSERT INTO estado VALUES ('&quot;&amp;[.A73]&amp;&quot;', '&quot;&amp;[.B73]&amp;&quot;', '&quot;&amp;[.C73]&amp;&quot;', '&quot;&amp;[.D73]&amp;&quot;', &quot;&amp;[.E73]&amp;&quot;, &quot;&amp;[.F73]&amp;&quot;, &quot;&amp;[.G73]&amp;&quot;, &quot;&amp;[.H73]&amp;&quot;, &quot;&amp;[.I73]&amp;&quot;, &quot;&amp;[.J73]&amp;&quot;, &quot;&amp;[.K73]&amp;&quot;, &quot;&amp;[.L73]&amp;&quot;, &quot;&amp;[.M73]&amp;&quot;);&quot;" office:value-type="string" office:string-value="INSERT INTO estado VALUES ('Campo Bom', '4303905', 'campo-bonense', 'LUCIANO LIBÓRIO BAPTISTA ORSI', 60.579, 69981, 992.79, 98.9, 0.745, 2.42, 295667.57345, 223333.19719, 48004.71);" calcext:value-type="string">
            <text:p>INSERT INTO estado VALUES ('Campo Bom', '4303905', 'campo-bonense', 'LUCIANO LIBÓRIO BAPTISTA ORSI', 60.579, 69981, 992.79, 98.9, 0.745, 2.42, 295667.57345, 223333.19719, 48004.71);</text:p>
          </table:table-cell>
        </table:table-row>
        <table:table-row table:style-name="ro1">
          <table:table-cell table:style-name="ce0" office:value-type="string" calcext:value-type="string">
            <text:p>Campo Novo</text:p>
          </table:table-cell>
          <table:table-cell table:style-name="ce0" office:value-type="float" office:value="4304002" calcext:value-type="float">
            <text:p>4304002</text:p>
          </table:table-cell>
          <table:table-cell table:style-name="ce0" office:value-type="string" calcext:value-type="string">
            <text:p>campo-novense</text:p>
          </table:table-cell>
          <table:table-cell table:style-name="ce0" office:value-type="string" calcext:value-type="string">
            <text:p>PEDRO DOS SANTOS</text:p>
          </table:table-cell>
          <table:table-cell table:style-name="ce2" office:value-type="float" office:value="220.719" calcext:value-type="float">
            <text:p>220.719</text:p>
          </table:table-cell>
          <table:table-cell table:style-name="ce0" office:value-type="float" office:value="4273" calcext:value-type="float">
            <text:p>4273</text:p>
          </table:table-cell>
          <table:table-cell table:style-name="ce5" office:value-type="string" calcext:value-type="string">
            <text:p>24.58</text:p>
          </table:table-cell>
          <table:table-cell table:style-name="ce5" office:value-type="string" calcext:value-type="string">
            <text:p>98.6</text:p>
          </table:table-cell>
          <table:table-cell table:style-name="ce7" office:value-type="float" office:value="0.703" calcext:value-type="float">
            <text:p>0.70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9491.58779" calcext:value-type="float">
            <text:p>19491.58779</text:p>
          </table:table-cell>
          <table:table-cell table:style-name="ce0" office:value-type="float" office:value="17638.81514" calcext:value-type="float">
            <text:p>17638.81514</text:p>
          </table:table-cell>
          <table:table-cell table:style-name="ce0" office:value-type="float" office:value="51486.14" calcext:value-type="float">
            <text:p>51486.14</text:p>
          </table:table-cell>
          <table:table-cell table:formula="of:=&quot;INSERT INTO estado VALUES ('&quot;&amp;[.A74]&amp;&quot;', '&quot;&amp;[.B74]&amp;&quot;', '&quot;&amp;[.C74]&amp;&quot;', '&quot;&amp;[.D74]&amp;&quot;', &quot;&amp;[.E74]&amp;&quot;, &quot;&amp;[.F74]&amp;&quot;, &quot;&amp;[.G74]&amp;&quot;, &quot;&amp;[.H74]&amp;&quot;, &quot;&amp;[.I74]&amp;&quot;, &quot;&amp;[.J74]&amp;&quot;, &quot;&amp;[.K74]&amp;&quot;, &quot;&amp;[.L74]&amp;&quot;, &quot;&amp;[.M74]&amp;&quot;);&quot;" office:value-type="string" office:string-value="INSERT INTO estado VALUES ('Campo Novo', '4304002', 'campo-novense', 'PEDRO DOS SANTOS', 220.719, 4273, 24.58, 98.6, 0.703, null, 19491.58779, 17638.81514, 51486.14);" calcext:value-type="string">
            <text:p>INSERT INTO estado VALUES ('Campo Novo', '4304002', 'campo-novense', 'PEDRO DOS SANTOS', 220.719, 4273, 24.58, 98.6, 0.703, null, 19491.58779, 17638.81514, 51486.14);</text:p>
          </table:table-cell>
        </table:table-row>
        <table:table-row table:style-name="ro1">
          <table:table-cell table:style-name="ce0" office:value-type="string" calcext:value-type="string">
            <text:p>Campos Borges</text:p>
          </table:table-cell>
          <table:table-cell table:style-name="ce0" office:value-type="float" office:value="4304101" calcext:value-type="float">
            <text:p>4304101</text:p>
          </table:table-cell>
          <table:table-cell table:style-name="ce0" office:value-type="string" calcext:value-type="string">
            <text:p>campos-borgense</text:p>
          </table:table-cell>
          <table:table-cell table:style-name="ce0" office:value-type="string" calcext:value-type="string">
            <text:p>CLEONICE PASQUALOTTO DA PAIXÃO TOLEDO</text:p>
          </table:table-cell>
          <table:table-cell table:style-name="ce2" office:value-type="float" office:value="226.202" calcext:value-type="float">
            <text:p>226.202</text:p>
          </table:table-cell>
          <table:table-cell table:style-name="ce0" office:value-type="float" office:value="3272" calcext:value-type="float">
            <text:p>3272</text:p>
          </table:table-cell>
          <table:table-cell table:style-name="ce5" office:value-type="string" calcext:value-type="string">
            <text:p>15.42</text:p>
          </table:table-cell>
          <table:table-cell table:style-name="ce5" office:value-type="string" calcext:value-type="string">
            <text:p>97.3</text:p>
          </table:table-cell>
          <table:table-cell table:style-name="ce7" office:value-type="float" office:value="0.708" calcext:value-type="float">
            <text:p>0.70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9979.97978" calcext:value-type="float">
            <text:p>19979.97978</text:p>
          </table:table-cell>
          <table:table-cell table:style-name="ce0" office:value-type="float" office:value="16505.20251" calcext:value-type="float">
            <text:p>16505.20251</text:p>
          </table:table-cell>
          <table:table-cell table:style-name="ce0" office:value-type="float" office:value="26817.77" calcext:value-type="float">
            <text:p>26817.77</text:p>
          </table:table-cell>
          <table:table-cell table:formula="of:=&quot;INSERT INTO estado VALUES ('&quot;&amp;[.A75]&amp;&quot;', '&quot;&amp;[.B75]&amp;&quot;', '&quot;&amp;[.C75]&amp;&quot;', '&quot;&amp;[.D75]&amp;&quot;', &quot;&amp;[.E75]&amp;&quot;, &quot;&amp;[.F75]&amp;&quot;, &quot;&amp;[.G75]&amp;&quot;, &quot;&amp;[.H75]&amp;&quot;, &quot;&amp;[.I75]&amp;&quot;, &quot;&amp;[.J75]&amp;&quot;, &quot;&amp;[.K75]&amp;&quot;, &quot;&amp;[.L75]&amp;&quot;, &quot;&amp;[.M75]&amp;&quot;);&quot;" office:value-type="string" office:string-value="INSERT INTO estado VALUES ('Campos Borges', '4304101', 'campos-borgense', 'CLEONICE PASQUALOTTO DA PAIXÃO TOLEDO', 226.202, 3272, 15.42, 97.3, 0.708, null, 19979.97978, 16505.20251, 26817.77);" calcext:value-type="string">
            <text:p>INSERT INTO estado VALUES ('Campos Borges', '4304101', 'campos-borgense', 'CLEONICE PASQUALOTTO DA PAIXÃO TOLEDO', 226.202, 3272, 15.42, 97.3, 0.708, null, 19979.97978, 16505.20251, 26817.77);</text:p>
          </table:table-cell>
        </table:table-row>
        <table:table-row table:style-name="ro1">
          <table:table-cell table:style-name="ce0" office:value-type="string" calcext:value-type="string">
            <text:p>Candelária</text:p>
          </table:table-cell>
          <table:table-cell table:style-name="ce0" office:value-type="float" office:value="4304200" calcext:value-type="float">
            <text:p>4304200</text:p>
          </table:table-cell>
          <table:table-cell table:style-name="ce0" office:value-type="string" calcext:value-type="string">
            <text:p>candelariense</text:p>
          </table:table-cell>
          <table:table-cell table:style-name="ce0" office:value-type="string" calcext:value-type="string">
            <text:p>NESTOR RUBEM ELLWANGER</text:p>
          </table:table-cell>
          <table:table-cell table:style-name="ce2" office:value-type="float" office:value="944.058" calcext:value-type="float">
            <text:p>944.058</text:p>
          </table:table-cell>
          <table:table-cell table:style-name="ce0" office:value-type="float" office:value="31475" calcext:value-type="float">
            <text:p>31475</text:p>
          </table:table-cell>
          <table:table-cell table:style-name="ce5" office:value-type="string" calcext:value-type="string">
            <text:p>31.96</text:p>
          </table:table-cell>
          <table:table-cell table:style-name="ce5" office:value-type="string" calcext:value-type="string">
            <text:p>97.9</text:p>
          </table:table-cell>
          <table:table-cell table:style-name="ce7" office:value-type="float" office:value="0.674" calcext:value-type="float">
            <text:p>0.674</text:p>
          </table:table-cell>
          <table:table-cell table:style-name="ce0" office:value-type="float" office:value="9.26" calcext:value-type="float">
            <text:p>9.26</text:p>
          </table:table-cell>
          <table:table-cell table:style-name="ce0" office:value-type="float" office:value="92299.9708" calcext:value-type="float">
            <text:p>92299.9708</text:p>
          </table:table-cell>
          <table:table-cell table:style-name="ce0" office:value-type="float" office:value="74456.98989" calcext:value-type="float">
            <text:p>74456.98989</text:p>
          </table:table-cell>
          <table:table-cell table:style-name="ce0" office:value-type="float" office:value="27089.73" calcext:value-type="float">
            <text:p>27089.73</text:p>
          </table:table-cell>
          <table:table-cell table:formula="of:=&quot;INSERT INTO estado VALUES ('&quot;&amp;[.A76]&amp;&quot;', '&quot;&amp;[.B76]&amp;&quot;', '&quot;&amp;[.C76]&amp;&quot;', '&quot;&amp;[.D76]&amp;&quot;', &quot;&amp;[.E76]&amp;&quot;, &quot;&amp;[.F76]&amp;&quot;, &quot;&amp;[.G76]&amp;&quot;, &quot;&amp;[.H76]&amp;&quot;, &quot;&amp;[.I76]&amp;&quot;, &quot;&amp;[.J76]&amp;&quot;, &quot;&amp;[.K76]&amp;&quot;, &quot;&amp;[.L76]&amp;&quot;, &quot;&amp;[.M76]&amp;&quot;);&quot;" office:value-type="string" office:string-value="INSERT INTO estado VALUES ('Candelária', '4304200', 'candelariense', 'NESTOR RUBEM ELLWANGER', 944.058, 31475, 31.96, 97.9, 0.674, 9.26, 92299.9708, 74456.98989, 27089.73);" calcext:value-type="string">
            <text:p>INSERT INTO estado VALUES ('Candelária', '4304200', 'candelariense', 'NESTOR RUBEM ELLWANGER', 944.058, 31475, 31.96, 97.9, 0.674, 9.26, 92299.9708, 74456.98989, 27089.73);</text:p>
          </table:table-cell>
        </table:table-row>
        <table:table-row table:style-name="ro1">
          <table:table-cell table:style-name="ce0" office:value-type="string" calcext:value-type="string">
            <text:p>Cândido Godói</text:p>
          </table:table-cell>
          <table:table-cell table:style-name="ce0" office:value-type="float" office:value="4304309" calcext:value-type="float">
            <text:p>4304309</text:p>
          </table:table-cell>
          <table:table-cell table:style-name="ce0" office:value-type="string" calcext:value-type="string">
            <text:p>godoiense</text:p>
          </table:table-cell>
          <table:table-cell table:style-name="ce0" office:value-type="string" calcext:value-type="string">
            <text:p>VALDI LUIS GOLDSCHMIDT</text:p>
          </table:table-cell>
          <table:table-cell table:style-name="ce2" office:value-type="float" office:value="247.047" calcext:value-type="float">
            <text:p>247.047</text:p>
          </table:table-cell>
          <table:table-cell table:style-name="ce0" office:value-type="float" office:value="6106" calcext:value-type="float">
            <text:p>6106</text:p>
          </table:table-cell>
          <table:table-cell table:style-name="ce5" office:value-type="string" calcext:value-type="string">
            <text:p>26.54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28" calcext:value-type="float">
            <text:p>0.72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7554.15265" calcext:value-type="float">
            <text:p>27554.15265</text:p>
          </table:table-cell>
          <table:table-cell table:style-name="ce0" office:value-type="float" office:value="22357.00211" calcext:value-type="float">
            <text:p>22357.00211</text:p>
          </table:table-cell>
          <table:table-cell table:style-name="ce0" office:value-type="float" office:value="39167.45" calcext:value-type="float">
            <text:p>39167.45</text:p>
          </table:table-cell>
          <table:table-cell table:formula="of:=&quot;INSERT INTO estado VALUES ('&quot;&amp;[.A77]&amp;&quot;', '&quot;&amp;[.B77]&amp;&quot;', '&quot;&amp;[.C77]&amp;&quot;', '&quot;&amp;[.D77]&amp;&quot;', &quot;&amp;[.E77]&amp;&quot;, &quot;&amp;[.F77]&amp;&quot;, &quot;&amp;[.G77]&amp;&quot;, &quot;&amp;[.H77]&amp;&quot;, &quot;&amp;[.I77]&amp;&quot;, &quot;&amp;[.J77]&amp;&quot;, &quot;&amp;[.K77]&amp;&quot;, &quot;&amp;[.L77]&amp;&quot;, &quot;&amp;[.M77]&amp;&quot;);&quot;" office:value-type="string" office:string-value="INSERT INTO estado VALUES ('Cândido Godói', '4304309', 'godoiense', 'VALDI LUIS GOLDSCHMIDT', 247.047, 6106, 26.54, 99.1, 0.728, null, 27554.15265, 22357.00211, 39167.45);" calcext:value-type="string">
            <text:p>INSERT INTO estado VALUES ('Cândido Godói', '4304309', 'godoiense', 'VALDI LUIS GOLDSCHMIDT', 247.047, 6106, 26.54, 99.1, 0.728, null, 27554.15265, 22357.00211, 39167.45);</text:p>
          </table:table-cell>
        </table:table-row>
        <table:table-row table:style-name="ro1">
          <table:table-cell table:style-name="ce0" office:value-type="string" calcext:value-type="string">
            <text:p>Candiota</text:p>
          </table:table-cell>
          <table:table-cell table:style-name="ce0" office:value-type="float" office:value="4304358" calcext:value-type="float">
            <text:p>4304358</text:p>
          </table:table-cell>
          <table:table-cell table:style-name="ce0" office:value-type="string" calcext:value-type="string">
            <text:p>candiotense</text:p>
          </table:table-cell>
          <table:table-cell table:style-name="ce0" office:value-type="string" calcext:value-type="string">
            <text:p>LUIZ CARLOS FOLADOR</text:p>
          </table:table-cell>
          <table:table-cell table:style-name="ce2" office:value-type="float" office:value="933.628" calcext:value-type="float">
            <text:p>933.628</text:p>
          </table:table-cell>
          <table:table-cell table:style-name="ce0" office:value-type="float" office:value="9707" calcext:value-type="float">
            <text:p>9707</text:p>
          </table:table-cell>
          <table:table-cell table:style-name="ce5" office:value-type="string" calcext:value-type="string">
            <text:p>9.39</text:p>
          </table:table-cell>
          <table:table-cell table:style-name="ce5" office:value-type="string" calcext:value-type="string">
            <text:p>94.9</text:p>
          </table:table-cell>
          <table:table-cell table:style-name="ce7" office:value-type="float" office:value="0.698" calcext:value-type="float">
            <text:p>0.698</text:p>
          </table:table-cell>
          <table:table-cell table:style-name="ce0" office:value-type="float" office:value="24.59" calcext:value-type="float">
            <text:p>24.59</text:p>
          </table:table-cell>
          <table:table-cell table:style-name="ce0" office:value-type="float" office:value="60622.88348" calcext:value-type="float">
            <text:p>60622.88348</text:p>
          </table:table-cell>
          <table:table-cell table:style-name="ce0" office:value-type="float" office:value="49151.9899" calcext:value-type="float">
            <text:p>49151.9899</text:p>
          </table:table-cell>
          <table:table-cell table:style-name="ce0" office:value-type="float" office:value="67760.07" calcext:value-type="float">
            <text:p>67760.07</text:p>
          </table:table-cell>
          <table:table-cell table:formula="of:=&quot;INSERT INTO estado VALUES ('&quot;&amp;[.A78]&amp;&quot;', '&quot;&amp;[.B78]&amp;&quot;', '&quot;&amp;[.C78]&amp;&quot;', '&quot;&amp;[.D78]&amp;&quot;', &quot;&amp;[.E78]&amp;&quot;, &quot;&amp;[.F78]&amp;&quot;, &quot;&amp;[.G78]&amp;&quot;, &quot;&amp;[.H78]&amp;&quot;, &quot;&amp;[.I78]&amp;&quot;, &quot;&amp;[.J78]&amp;&quot;, &quot;&amp;[.K78]&amp;&quot;, &quot;&amp;[.L78]&amp;&quot;, &quot;&amp;[.M78]&amp;&quot;);&quot;" office:value-type="string" office:string-value="INSERT INTO estado VALUES ('Candiota', '4304358', 'candiotense', 'LUIZ CARLOS FOLADOR', 933.628, 9707, 9.39, 94.9, 0.698, 24.59, 60622.88348, 49151.9899, 67760.07);" calcext:value-type="string">
            <text:p>INSERT INTO estado VALUES ('Candiota', '4304358', 'candiotense', 'LUIZ CARLOS FOLADOR', 933.628, 9707, 9.39, 94.9, 0.698, 24.59, 60622.88348, 49151.9899, 67760.07);</text:p>
          </table:table-cell>
        </table:table-row>
        <table:table-row table:style-name="ro1">
          <table:table-cell table:style-name="ce0" office:value-type="string" calcext:value-type="string">
            <text:p>Canela</text:p>
          </table:table-cell>
          <table:table-cell table:style-name="ce0" office:value-type="float" office:value="4304408" calcext:value-type="float">
            <text:p>4304408</text:p>
          </table:table-cell>
          <table:table-cell table:style-name="ce0" office:value-type="string" calcext:value-type="string">
            <text:p>canelense</text:p>
          </table:table-cell>
          <table:table-cell table:style-name="ce0" office:value-type="string" calcext:value-type="string">
            <text:p>CONSTANTINO ORSOLIN</text:p>
          </table:table-cell>
          <table:table-cell table:style-name="ce2" office:value-type="float" office:value="253.002" calcext:value-type="float">
            <text:p>253.002</text:p>
          </table:table-cell>
          <table:table-cell table:style-name="ce0" office:value-type="float" office:value="45957" calcext:value-type="float">
            <text:p>45957</text:p>
          </table:table-cell>
          <table:table-cell table:style-name="ce5" office:value-type="string" calcext:value-type="string">
            <text:p>154.58</text:p>
          </table:table-cell>
          <table:table-cell table:style-name="ce5" office:value-type="string" calcext:value-type="string">
            <text:p>97.1</text:p>
          </table:table-cell>
          <table:table-cell table:style-name="ce7" office:value-type="float" office:value="0.748" calcext:value-type="float">
            <text:p>0.748</text:p>
          </table:table-cell>
          <table:table-cell table:style-name="ce0" office:value-type="float" office:value="9.93" calcext:value-type="float">
            <text:p>9.93</text:p>
          </table:table-cell>
          <table:table-cell table:style-name="ce0" office:value-type="float" office:value="150158.76724" calcext:value-type="float">
            <text:p>150158.76724</text:p>
          </table:table-cell>
          <table:table-cell table:style-name="ce0" office:value-type="float" office:value="139251.53041" calcext:value-type="float">
            <text:p>139251.53041</text:p>
          </table:table-cell>
          <table:table-cell table:style-name="ce0" office:value-type="float" office:value="27914.98" calcext:value-type="float">
            <text:p>27914.98</text:p>
          </table:table-cell>
          <table:table-cell table:formula="of:=&quot;INSERT INTO estado VALUES ('&quot;&amp;[.A79]&amp;&quot;', '&quot;&amp;[.B79]&amp;&quot;', '&quot;&amp;[.C79]&amp;&quot;', '&quot;&amp;[.D79]&amp;&quot;', &quot;&amp;[.E79]&amp;&quot;, &quot;&amp;[.F79]&amp;&quot;, &quot;&amp;[.G79]&amp;&quot;, &quot;&amp;[.H79]&amp;&quot;, &quot;&amp;[.I79]&amp;&quot;, &quot;&amp;[.J79]&amp;&quot;, &quot;&amp;[.K79]&amp;&quot;, &quot;&amp;[.L79]&amp;&quot;, &quot;&amp;[.M79]&amp;&quot;);&quot;" office:value-type="string" office:string-value="INSERT INTO estado VALUES ('Canela', '4304408', 'canelense', 'CONSTANTINO ORSOLIN', 253.002, 45957, 154.58, 97.1, 0.748, 9.93, 150158.76724, 139251.53041, 27914.98);" calcext:value-type="string">
            <text:p>INSERT INTO estado VALUES ('Canela', '4304408', 'canelense', 'CONSTANTINO ORSOLIN', 253.002, 45957, 154.58, 97.1, 0.748, 9.93, 150158.76724, 139251.53041, 27914.98);</text:p>
          </table:table-cell>
        </table:table-row>
        <table:table-row table:style-name="ro1">
          <table:table-cell table:style-name="ce0" office:value-type="string" calcext:value-type="string">
            <text:p>Canguçu</text:p>
          </table:table-cell>
          <table:table-cell table:style-name="ce0" office:value-type="float" office:value="4304507" calcext:value-type="float">
            <text:p>4304507</text:p>
          </table:table-cell>
          <table:table-cell table:style-name="ce0" office:value-type="string" calcext:value-type="string">
            <text:p>canguçuense</text:p>
          </table:table-cell>
          <table:table-cell table:style-name="ce0" office:value-type="string" calcext:value-type="string">
            <text:p>MARCUS VINICIUS MULLER PEGORARO</text:p>
          </table:table-cell>
          <table:table-cell table:style-name="ce3" office:value-type="float" office:value="3526.253" calcext:value-type="float">
            <text:p>3526.253</text:p>
          </table:table-cell>
          <table:table-cell table:style-name="ce0" office:value-type="float" office:value="56370" calcext:value-type="float">
            <text:p>56370</text:p>
          </table:table-cell>
          <table:table-cell table:style-name="ce5" office:value-type="string" calcext:value-type="string">
            <text:p>15.11</text:p>
          </table:table-cell>
          <table:table-cell table:style-name="ce5" office:value-type="string" calcext:value-type="string">
            <text:p>96.9</text:p>
          </table:table-cell>
          <table:table-cell table:style-name="ce7" office:value-type="float" office:value="0.65" calcext:value-type="float">
            <text:p>0.65</text:p>
          </table:table-cell>
          <table:table-cell table:style-name="ce0" office:value-type="float" office:value="7.29" calcext:value-type="float">
            <text:p>7.29</text:p>
          </table:table-cell>
          <table:table-cell table:style-name="ce0" office:value-type="float" office:value="161314.1282" calcext:value-type="float">
            <text:p>161314.1282</text:p>
          </table:table-cell>
          <table:table-cell table:style-name="ce0" office:value-type="float" office:value="132705.37591" calcext:value-type="float">
            <text:p>132705.37591</text:p>
          </table:table-cell>
          <table:table-cell table:style-name="ce0" office:value-type="float" office:value="23159.16" calcext:value-type="float">
            <text:p>23159.16</text:p>
          </table:table-cell>
          <table:table-cell table:formula="of:=&quot;INSERT INTO estado VALUES ('&quot;&amp;[.A80]&amp;&quot;', '&quot;&amp;[.B80]&amp;&quot;', '&quot;&amp;[.C80]&amp;&quot;', '&quot;&amp;[.D80]&amp;&quot;', &quot;&amp;[.E80]&amp;&quot;, &quot;&amp;[.F80]&amp;&quot;, &quot;&amp;[.G80]&amp;&quot;, &quot;&amp;[.H80]&amp;&quot;, &quot;&amp;[.I80]&amp;&quot;, &quot;&amp;[.J80]&amp;&quot;, &quot;&amp;[.K80]&amp;&quot;, &quot;&amp;[.L80]&amp;&quot;, &quot;&amp;[.M80]&amp;&quot;);&quot;" office:value-type="string" office:string-value="INSERT INTO estado VALUES ('Canguçu', '4304507', 'canguçuense', 'MARCUS VINICIUS MULLER PEGORARO', 3526.253, 56370, 15.11, 96.9, 0.65, 7.29, 161314.1282, 132705.37591, 23159.16);" calcext:value-type="string">
            <text:p>INSERT INTO estado VALUES ('Canguçu', '4304507', 'canguçuense', 'MARCUS VINICIUS MULLER PEGORARO', 3526.253, 56370, 15.11, 96.9, 0.65, 7.29, 161314.1282, 132705.37591, 23159.16);</text:p>
          </table:table-cell>
        </table:table-row>
        <table:table-row table:style-name="ro1">
          <table:table-cell table:style-name="ce0" office:value-type="string" calcext:value-type="string">
            <text:p>Canoas</text:p>
          </table:table-cell>
          <table:table-cell table:style-name="ce0" office:value-type="float" office:value="4304606" calcext:value-type="float">
            <text:p>4304606</text:p>
          </table:table-cell>
          <table:table-cell table:style-name="ce0" office:value-type="string" calcext:value-type="string">
            <text:p>canoense</text:p>
          </table:table-cell>
          <table:table-cell table:style-name="ce0" office:value-type="string" calcext:value-type="string">
            <text:p>JAIRO JORGE DA SILVA</text:p>
          </table:table-cell>
          <table:table-cell table:style-name="ce2" office:value-type="float" office:value="130.789" calcext:value-type="float">
            <text:p>130.789</text:p>
          </table:table-cell>
          <table:table-cell table:style-name="ce0" office:value-type="float" office:value="349728" calcext:value-type="float">
            <text:p>349728</text:p>
          </table:table-cell>
          <table:table-cell table:style-name="ce5" office:value-type="string" calcext:value-type="string">
            <text:p>2470.15</text:p>
          </table:table-cell>
          <table:table-cell table:style-name="ce5" office:value-type="string" calcext:value-type="string">
            <text:p>95.9</text:p>
          </table:table-cell>
          <table:table-cell table:style-name="ce7" office:value-type="float" office:value="0.75" calcext:value-type="float">
            <text:p>0.75</text:p>
          </table:table-cell>
          <table:table-cell table:style-name="ce0" office:value-type="float" office:value="8.08" calcext:value-type="float">
            <text:p>8.08</text:p>
          </table:table-cell>
          <table:table-cell table:style-name="ce0" office:value-type="float" office:value="1696189.3067" calcext:value-type="float">
            <text:p>1696189.3067</text:p>
          </table:table-cell>
          <table:table-cell table:style-name="ce0" office:value-type="float" office:value="1511073.04485" calcext:value-type="float">
            <text:p>1511073.04485</text:p>
          </table:table-cell>
          <table:table-cell table:style-name="ce0" office:value-type="float" office:value="59519.12" calcext:value-type="float">
            <text:p>59519.12</text:p>
          </table:table-cell>
          <table:table-cell table:formula="of:=&quot;INSERT INTO estado VALUES ('&quot;&amp;[.A81]&amp;&quot;', '&quot;&amp;[.B81]&amp;&quot;', '&quot;&amp;[.C81]&amp;&quot;', '&quot;&amp;[.D81]&amp;&quot;', &quot;&amp;[.E81]&amp;&quot;, &quot;&amp;[.F81]&amp;&quot;, &quot;&amp;[.G81]&amp;&quot;, &quot;&amp;[.H81]&amp;&quot;, &quot;&amp;[.I81]&amp;&quot;, &quot;&amp;[.J81]&amp;&quot;, &quot;&amp;[.K81]&amp;&quot;, &quot;&amp;[.L81]&amp;&quot;, &quot;&amp;[.M81]&amp;&quot;);&quot;" office:value-type="string" office:string-value="INSERT INTO estado VALUES ('Canoas', '4304606', 'canoense', 'JAIRO JORGE DA SILVA', 130.789, 349728, 2470.15, 95.9, 0.75, 8.08, 1696189.3067, 1511073.04485, 59519.12);" calcext:value-type="string">
            <text:p>INSERT INTO estado VALUES ('Canoas', '4304606', 'canoense', 'JAIRO JORGE DA SILVA', 130.789, 349728, 2470.15, 95.9, 0.75, 8.08, 1696189.3067, 1511073.04485, 59519.12);</text:p>
          </table:table-cell>
        </table:table-row>
        <table:table-row table:style-name="ro1">
          <table:table-cell table:style-name="ce0" office:value-type="string" calcext:value-type="string">
            <text:p>Canudos do Vale</text:p>
          </table:table-cell>
          <table:table-cell table:style-name="ce0" office:value-type="float" office:value="4304614" calcext:value-type="float">
            <text:p>4304614</text:p>
          </table:table-cell>
          <table:table-cell table:style-name="ce0" office:value-type="string" calcext:value-type="string">
            <text:p>canudense do vale</text:p>
          </table:table-cell>
          <table:table-cell table:style-name="ce0" office:value-type="string" calcext:value-type="string">
            <text:p>PAULO CÉSAR BERGMANN</text:p>
          </table:table-cell>
          <table:table-cell table:style-name="ce2" office:value-type="float" office:value="82.908" calcext:value-type="float">
            <text:p>82.908</text:p>
          </table:table-cell>
          <table:table-cell table:style-name="ce0" office:value-type="float" office:value="1693" calcext:value-type="float">
            <text:p>1693</text:p>
          </table:table-cell>
          <table:table-cell table:style-name="ce5" office:value-type="string" calcext:value-type="string">
            <text:p>22.06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713" calcext:value-type="float">
            <text:p>0.713</text:p>
          </table:table-cell>
          <table:table-cell table:style-name="ce0" office:value-type="float" office:value="83.33" calcext:value-type="float">
            <text:p>83.33</text:p>
          </table:table-cell>
          <table:table-cell table:style-name="ce0" office:value-type="float" office:value="14798.56903" calcext:value-type="float">
            <text:p>14798.56903</text:p>
          </table:table-cell>
          <table:table-cell table:style-name="ce0" office:value-type="float" office:value="11649.25622" calcext:value-type="float">
            <text:p>11649.25622</text:p>
          </table:table-cell>
          <table:table-cell table:style-name="ce0" office:value-type="float" office:value="28808.25" calcext:value-type="float">
            <text:p>28808.25</text:p>
          </table:table-cell>
          <table:table-cell table:formula="of:=&quot;INSERT INTO estado VALUES ('&quot;&amp;[.A82]&amp;&quot;', '&quot;&amp;[.B82]&amp;&quot;', '&quot;&amp;[.C82]&amp;&quot;', '&quot;&amp;[.D82]&amp;&quot;', &quot;&amp;[.E82]&amp;&quot;, &quot;&amp;[.F82]&amp;&quot;, &quot;&amp;[.G82]&amp;&quot;, &quot;&amp;[.H82]&amp;&quot;, &quot;&amp;[.I82]&amp;&quot;, &quot;&amp;[.J82]&amp;&quot;, &quot;&amp;[.K82]&amp;&quot;, &quot;&amp;[.L82]&amp;&quot;, &quot;&amp;[.M82]&amp;&quot;);&quot;" office:value-type="string" office:string-value="INSERT INTO estado VALUES ('Canudos do Vale', '4304614', 'canudense do vale', 'PAULO CÉSAR BERGMANN', 82.908, 1693, 22.06, 99, 0.713, 83.33, 14798.56903, 11649.25622, 28808.25);" calcext:value-type="string">
            <text:p>INSERT INTO estado VALUES ('Canudos do Vale', '4304614', 'canudense do vale', 'PAULO CÉSAR BERGMANN', 82.908, 1693, 22.06, 99, 0.713, 83.33, 14798.56903, 11649.25622, 28808.25);</text:p>
          </table:table-cell>
        </table:table-row>
        <table:table-row table:style-name="ro1">
          <table:table-cell table:style-name="ce0" office:value-type="string" calcext:value-type="string">
            <text:p>Capão Bonito do Sul</text:p>
          </table:table-cell>
          <table:table-cell table:style-name="ce0" office:value-type="float" office:value="4304622" calcext:value-type="float">
            <text:p>4304622</text:p>
          </table:table-cell>
          <table:table-cell table:style-name="ce0" office:value-type="string" calcext:value-type="string">
            <text:p>capão bonitense</text:p>
          </table:table-cell>
          <table:table-cell table:style-name="ce0" office:value-type="string" calcext:value-type="string">
            <text:p>FELIPPE JUNIOR RIETH</text:p>
          </table:table-cell>
          <table:table-cell table:style-name="ce2" office:value-type="float" office:value="526.85" calcext:value-type="float">
            <text:p>526.850</text:p>
          </table:table-cell>
          <table:table-cell table:style-name="ce0" office:value-type="float" office:value="1628" calcext:value-type="float">
            <text:p>1628</text:p>
          </table:table-cell>
          <table:table-cell table:style-name="ce5" office:value-type="string" calcext:value-type="string">
            <text:p>3.33</text:p>
          </table:table-cell>
          <table:table-cell table:style-name="ce5" office:value-type="string" calcext:value-type="string">
            <text:p>98.8</text:p>
          </table:table-cell>
          <table:table-cell table:style-name="ce7" office:value-type="float" office:value="0.637" calcext:value-type="float">
            <text:p>0.63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948.24706" calcext:value-type="float">
            <text:p>16948.24706</text:p>
          </table:table-cell>
          <table:table-cell table:style-name="ce0" office:value-type="float" office:value="14604.30728" calcext:value-type="float">
            <text:p>14604.30728</text:p>
          </table:table-cell>
          <table:table-cell table:style-name="ce0" office:value-type="float" office:value="115924.05" calcext:value-type="float">
            <text:p>115924.05</text:p>
          </table:table-cell>
          <table:table-cell table:formula="of:=&quot;INSERT INTO estado VALUES ('&quot;&amp;[.A83]&amp;&quot;', '&quot;&amp;[.B83]&amp;&quot;', '&quot;&amp;[.C83]&amp;&quot;', '&quot;&amp;[.D83]&amp;&quot;', &quot;&amp;[.E83]&amp;&quot;, &quot;&amp;[.F83]&amp;&quot;, &quot;&amp;[.G83]&amp;&quot;, &quot;&amp;[.H83]&amp;&quot;, &quot;&amp;[.I83]&amp;&quot;, &quot;&amp;[.J83]&amp;&quot;, &quot;&amp;[.K83]&amp;&quot;, &quot;&amp;[.L83]&amp;&quot;, &quot;&amp;[.M83]&amp;&quot;);&quot;" office:value-type="string" office:string-value="INSERT INTO estado VALUES ('Capão Bonito do Sul', '4304622', 'capão bonitense', 'FELIPPE JUNIOR RIETH', 526.85, 1628, 3.33, 98.8, 0.637, null, 16948.24706, 14604.30728, 115924.05);" calcext:value-type="string">
            <text:p>INSERT INTO estado VALUES ('Capão Bonito do Sul', '4304622', 'capão bonitense', 'FELIPPE JUNIOR RIETH', 526.85, 1628, 3.33, 98.8, 0.637, null, 16948.24706, 14604.30728, 115924.05);</text:p>
          </table:table-cell>
        </table:table-row>
        <table:table-row table:style-name="ro1">
          <table:table-cell table:style-name="ce0" office:value-type="string" calcext:value-type="string">
            <text:p>Capão da Canoa</text:p>
          </table:table-cell>
          <table:table-cell table:style-name="ce0" office:value-type="float" office:value="4304630" calcext:value-type="float">
            <text:p>4304630</text:p>
          </table:table-cell>
          <table:table-cell table:style-name="ce0" office:value-type="string" calcext:value-type="string">
            <text:p>caponense</text:p>
          </table:table-cell>
          <table:table-cell table:style-name="ce0" office:value-type="string" calcext:value-type="string">
            <text:p>AMAURI MAGNUS GERMANO</text:p>
          </table:table-cell>
          <table:table-cell table:style-name="ce2" office:value-type="float" office:value="98.383" calcext:value-type="float">
            <text:p>98.383</text:p>
          </table:table-cell>
          <table:table-cell table:style-name="ce0" office:value-type="float" office:value="55009" calcext:value-type="float">
            <text:p>55009</text:p>
          </table:table-cell>
          <table:table-cell table:style-name="ce5" office:value-type="string" calcext:value-type="string">
            <text:p>432.96</text:p>
          </table:table-cell>
          <table:table-cell table:style-name="ce5" office:value-type="string" calcext:value-type="string">
            <text:p>95.2</text:p>
          </table:table-cell>
          <table:table-cell table:style-name="ce7" office:value-type="float" office:value="0.743" calcext:value-type="float">
            <text:p>0.743</text:p>
          </table:table-cell>
          <table:table-cell table:style-name="ce0" office:value-type="float" office:value="11.93" calcext:value-type="float">
            <text:p>11.93</text:p>
          </table:table-cell>
          <table:table-cell table:style-name="ce0" office:value-type="float" office:value="214804.36536" calcext:value-type="float">
            <text:p>214804.36536</text:p>
          </table:table-cell>
          <table:table-cell table:style-name="ce0" office:value-type="float" office:value="191982.06736" calcext:value-type="float">
            <text:p>191982.06736</text:p>
          </table:table-cell>
          <table:table-cell table:style-name="ce0" office:value-type="float" office:value="30331.54" calcext:value-type="float">
            <text:p>30331.54</text:p>
          </table:table-cell>
          <table:table-cell table:formula="of:=&quot;INSERT INTO estado VALUES ('&quot;&amp;[.A84]&amp;&quot;', '&quot;&amp;[.B84]&amp;&quot;', '&quot;&amp;[.C84]&amp;&quot;', '&quot;&amp;[.D84]&amp;&quot;', &quot;&amp;[.E84]&amp;&quot;, &quot;&amp;[.F84]&amp;&quot;, &quot;&amp;[.G84]&amp;&quot;, &quot;&amp;[.H84]&amp;&quot;, &quot;&amp;[.I84]&amp;&quot;, &quot;&amp;[.J84]&amp;&quot;, &quot;&amp;[.K84]&amp;&quot;, &quot;&amp;[.L84]&amp;&quot;, &quot;&amp;[.M84]&amp;&quot;);&quot;" office:value-type="string" office:string-value="INSERT INTO estado VALUES ('Capão da Canoa', '4304630', 'caponense', 'AMAURI MAGNUS GERMANO', 98.383, 55009, 432.96, 95.2, 0.743, 11.93, 214804.36536, 191982.06736, 30331.54);" calcext:value-type="string">
            <text:p>INSERT INTO estado VALUES ('Capão da Canoa', '4304630', 'caponense', 'AMAURI MAGNUS GERMANO', 98.383, 55009, 432.96, 95.2, 0.743, 11.93, 214804.36536, 191982.06736, 30331.54);</text:p>
          </table:table-cell>
        </table:table-row>
        <table:table-row table:style-name="ro1">
          <table:table-cell table:style-name="ce0" office:value-type="string" calcext:value-type="string">
            <text:p>Capão do Cipó</text:p>
          </table:table-cell>
          <table:table-cell table:style-name="ce0" office:value-type="float" office:value="4304655" calcext:value-type="float">
            <text:p>4304655</text:p>
          </table:table-cell>
          <table:table-cell table:style-name="ce0" office:value-type="string" calcext:value-type="string">
            <text:p>cipoense</text:p>
          </table:table-cell>
          <table:table-cell table:style-name="ce0" office:value-type="string" calcext:value-type="string">
            <text:p>OSVALDO FRONER</text:p>
          </table:table-cell>
          <table:table-cell table:style-name="ce3" office:value-type="float" office:value="1007.796" calcext:value-type="float">
            <text:p>1007.796</text:p>
          </table:table-cell>
          <table:table-cell table:style-name="ce0" office:value-type="float" office:value="3745" calcext:value-type="float">
            <text:p>3745</text:p>
          </table:table-cell>
          <table:table-cell table:style-name="ce5" office:value-type="string" calcext:value-type="string">
            <text:p>3.08</text:p>
          </table:table-cell>
          <table:table-cell table:style-name="ce5" office:value-type="string" calcext:value-type="string">
            <text:p>98.9</text:p>
          </table:table-cell>
          <table:table-cell table:style-name="ce7" office:value-type="float" office:value="0.672" calcext:value-type="float">
            <text:p>0.67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4147.84993" calcext:value-type="float">
            <text:p>24147.84993</text:p>
          </table:table-cell>
          <table:table-cell table:style-name="ce0" office:value-type="float" office:value="19946.16808" calcext:value-type="float">
            <text:p>19946.16808</text:p>
          </table:table-cell>
          <table:table-cell table:style-name="ce0" office:value-type="float" office:value="87849.89" calcext:value-type="float">
            <text:p>87849.89</text:p>
          </table:table-cell>
          <table:table-cell table:formula="of:=&quot;INSERT INTO estado VALUES ('&quot;&amp;[.A85]&amp;&quot;', '&quot;&amp;[.B85]&amp;&quot;', '&quot;&amp;[.C85]&amp;&quot;', '&quot;&amp;[.D85]&amp;&quot;', &quot;&amp;[.E85]&amp;&quot;, &quot;&amp;[.F85]&amp;&quot;, &quot;&amp;[.G85]&amp;&quot;, &quot;&amp;[.H85]&amp;&quot;, &quot;&amp;[.I85]&amp;&quot;, &quot;&amp;[.J85]&amp;&quot;, &quot;&amp;[.K85]&amp;&quot;, &quot;&amp;[.L85]&amp;&quot;, &quot;&amp;[.M85]&amp;&quot;);&quot;" office:value-type="string" office:string-value="INSERT INTO estado VALUES ('Capão do Cipó', '4304655', 'cipoense', 'OSVALDO FRONER', 1007.796, 3745, 3.08, 98.9, 0.672, null, 24147.84993, 19946.16808, 87849.89);" calcext:value-type="string">
            <text:p>INSERT INTO estado VALUES ('Capão do Cipó', '4304655', 'cipoense', 'OSVALDO FRONER', 1007.796, 3745, 3.08, 98.9, 0.672, null, 24147.84993, 19946.16808, 87849.89);</text:p>
          </table:table-cell>
        </table:table-row>
        <table:table-row table:style-name="ro1">
          <table:table-cell table:style-name="ce0" office:value-type="string" calcext:value-type="string">
            <text:p>Capão do Leão</text:p>
          </table:table-cell>
          <table:table-cell table:style-name="ce0" office:value-type="float" office:value="4304663" calcext:value-type="float">
            <text:p>4304663</text:p>
          </table:table-cell>
          <table:table-cell table:style-name="ce0" office:value-type="string" calcext:value-type="string">
            <text:p>leonense</text:p>
          </table:table-cell>
          <table:table-cell table:style-name="ce0" office:value-type="string" calcext:value-type="string">
            <text:p>VILMAR MOTTA SCHMITT</text:p>
          </table:table-cell>
          <table:table-cell table:style-name="ce2" office:value-type="float" office:value="783.624" calcext:value-type="float">
            <text:p>783.624</text:p>
          </table:table-cell>
          <table:table-cell table:style-name="ce0" office:value-type="float" office:value="25462" calcext:value-type="float">
            <text:p>25462</text:p>
          </table:table-cell>
          <table:table-cell table:style-name="ce5" office:value-type="string" calcext:value-type="string">
            <text:p>30.94</text:p>
          </table:table-cell>
          <table:table-cell table:style-name="ce5" office:value-type="string" calcext:value-type="string">
            <text:p>95.3</text:p>
          </table:table-cell>
          <table:table-cell table:style-name="ce7" office:value-type="float" office:value="0.637" calcext:value-type="float">
            <text:p>0.637</text:p>
          </table:table-cell>
          <table:table-cell table:style-name="ce0" office:value-type="float" office:value="15.02" calcext:value-type="float">
            <text:p>15.02</text:p>
          </table:table-cell>
          <table:table-cell table:style-name="ce0" office:value-type="float" office:value="61854.14578" calcext:value-type="float">
            <text:p>61854.14578</text:p>
          </table:table-cell>
          <table:table-cell table:style-name="ce0" office:value-type="float" office:value="55573.08384" calcext:value-type="float">
            <text:p>55573.08384</text:p>
          </table:table-cell>
          <table:table-cell table:style-name="ce0" office:value-type="float" office:value="21717.1" calcext:value-type="float">
            <text:p>21717.1</text:p>
          </table:table-cell>
          <table:table-cell table:formula="of:=&quot;INSERT INTO estado VALUES ('&quot;&amp;[.A86]&amp;&quot;', '&quot;&amp;[.B86]&amp;&quot;', '&quot;&amp;[.C86]&amp;&quot;', '&quot;&amp;[.D86]&amp;&quot;', &quot;&amp;[.E86]&amp;&quot;, &quot;&amp;[.F86]&amp;&quot;, &quot;&amp;[.G86]&amp;&quot;, &quot;&amp;[.H86]&amp;&quot;, &quot;&amp;[.I86]&amp;&quot;, &quot;&amp;[.J86]&amp;&quot;, &quot;&amp;[.K86]&amp;&quot;, &quot;&amp;[.L86]&amp;&quot;, &quot;&amp;[.M86]&amp;&quot;);&quot;" office:value-type="string" office:string-value="INSERT INTO estado VALUES ('Capão do Leão', '4304663', 'leonense', 'VILMAR MOTTA SCHMITT', 783.624, 25462, 30.94, 95.3, 0.637, 15.02, 61854.14578, 55573.08384, 21717.1);" calcext:value-type="string">
            <text:p>INSERT INTO estado VALUES ('Capão do Leão', '4304663', 'leonense', 'VILMAR MOTTA SCHMITT', 783.624, 25462, 30.94, 95.3, 0.637, 15.02, 61854.14578, 55573.08384, 21717.1);</text:p>
          </table:table-cell>
        </table:table-row>
        <table:table-row table:style-name="ro1">
          <table:table-cell table:style-name="ce0" office:value-type="string" calcext:value-type="string">
            <text:p>Capivari do Sul</text:p>
          </table:table-cell>
          <table:table-cell table:style-name="ce0" office:value-type="float" office:value="4304671" calcext:value-type="float">
            <text:p>4304671</text:p>
          </table:table-cell>
          <table:table-cell table:style-name="ce0" office:value-type="string" calcext:value-type="string">
            <text:p>capivariense</text:p>
          </table:table-cell>
          <table:table-cell table:style-name="ce0" office:value-type="string" calcext:value-type="string">
            <text:p>LEANDRO MONTEIRO DOS SANTOS</text:p>
          </table:table-cell>
          <table:table-cell table:style-name="ce2" office:value-type="float" office:value="412.889" calcext:value-type="float">
            <text:p>412.889</text:p>
          </table:table-cell>
          <table:table-cell table:style-name="ce0" office:value-type="float" office:value="4793" calcext:value-type="float">
            <text:p>4793</text:p>
          </table:table-cell>
          <table:table-cell table:style-name="ce5" office:value-type="string" calcext:value-type="string">
            <text:p>9.42</text:p>
          </table:table-cell>
          <table:table-cell table:style-name="ce5" office:value-type="string" calcext:value-type="string">
            <text:p>96.4</text:p>
          </table:table-cell>
          <table:table-cell table:style-name="ce7" office:value-type="float" office:value="0.766" calcext:value-type="float">
            <text:p>0.76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416.84635" calcext:value-type="float">
            <text:p>21416.84635</text:p>
          </table:table-cell>
          <table:table-cell table:style-name="ce0" office:value-type="float" office:value="19148.51398" calcext:value-type="float">
            <text:p>19148.51398</text:p>
          </table:table-cell>
          <table:table-cell table:style-name="ce0" office:value-type="float" office:value="45504.38" calcext:value-type="float">
            <text:p>45504.38</text:p>
          </table:table-cell>
          <table:table-cell table:formula="of:=&quot;INSERT INTO estado VALUES ('&quot;&amp;[.A87]&amp;&quot;', '&quot;&amp;[.B87]&amp;&quot;', '&quot;&amp;[.C87]&amp;&quot;', '&quot;&amp;[.D87]&amp;&quot;', &quot;&amp;[.E87]&amp;&quot;, &quot;&amp;[.F87]&amp;&quot;, &quot;&amp;[.G87]&amp;&quot;, &quot;&amp;[.H87]&amp;&quot;, &quot;&amp;[.I87]&amp;&quot;, &quot;&amp;[.J87]&amp;&quot;, &quot;&amp;[.K87]&amp;&quot;, &quot;&amp;[.L87]&amp;&quot;, &quot;&amp;[.M87]&amp;&quot;);&quot;" office:value-type="string" office:string-value="INSERT INTO estado VALUES ('Capivari do Sul', '4304671', 'capivariense', 'LEANDRO MONTEIRO DOS SANTOS', 412.889, 4793, 9.42, 96.4, 0.766, null, 21416.84635, 19148.51398, 45504.38);" calcext:value-type="string">
            <text:p>INSERT INTO estado VALUES ('Capivari do Sul', '4304671', 'capivariense', 'LEANDRO MONTEIRO DOS SANTOS', 412.889, 4793, 9.42, 96.4, 0.766, null, 21416.84635, 19148.51398, 45504.38);</text:p>
          </table:table-cell>
        </table:table-row>
        <table:table-row table:style-name="ro1">
          <table:table-cell table:style-name="ce0" office:value-type="string" calcext:value-type="string">
            <text:p>Capela de Santana</text:p>
          </table:table-cell>
          <table:table-cell table:style-name="ce0" office:value-type="float" office:value="4304689" calcext:value-type="float">
            <text:p>4304689</text:p>
          </table:table-cell>
          <table:table-cell table:style-name="ce0" office:value-type="string" calcext:value-type="string">
            <text:p>capelense</text:p>
          </table:table-cell>
          <table:table-cell table:style-name="ce0" office:value-type="string" calcext:value-type="string">
            <text:p>JOSÉ ALFREDO MACHADO</text:p>
          </table:table-cell>
          <table:table-cell table:style-name="ce2" office:value-type="float" office:value="182.595" calcext:value-type="float">
            <text:p>182.595</text:p>
          </table:table-cell>
          <table:table-cell table:style-name="ce0" office:value-type="float" office:value="12183" calcext:value-type="float">
            <text:p>12183</text:p>
          </table:table-cell>
          <table:table-cell table:style-name="ce5" office:value-type="string" calcext:value-type="string">
            <text:p>63.19</text:p>
          </table:table-cell>
          <table:table-cell table:style-name="ce5" office:value-type="string" calcext:value-type="string">
            <text:p>98.3</text:p>
          </table:table-cell>
          <table:table-cell table:style-name="ce7" office:value-type="float" office:value="0.661" calcext:value-type="float">
            <text:p>0.661</text:p>
          </table:table-cell>
          <table:table-cell table:style-name="ce0" office:value-type="float" office:value="13.99" calcext:value-type="float">
            <text:p>13.99</text:p>
          </table:table-cell>
          <table:table-cell table:style-name="ce0" office:value-type="float" office:value="35142.838" calcext:value-type="float">
            <text:p>35142.838</text:p>
          </table:table-cell>
          <table:table-cell table:style-name="ce0" office:value-type="float" office:value="27958.52599" calcext:value-type="float">
            <text:p>27958.52599</text:p>
          </table:table-cell>
          <table:table-cell table:style-name="ce0" office:value-type="float" office:value="19045.97" calcext:value-type="float">
            <text:p>19045.97</text:p>
          </table:table-cell>
          <table:table-cell table:formula="of:=&quot;INSERT INTO estado VALUES ('&quot;&amp;[.A88]&amp;&quot;', '&quot;&amp;[.B88]&amp;&quot;', '&quot;&amp;[.C88]&amp;&quot;', '&quot;&amp;[.D88]&amp;&quot;', &quot;&amp;[.E88]&amp;&quot;, &quot;&amp;[.F88]&amp;&quot;, &quot;&amp;[.G88]&amp;&quot;, &quot;&amp;[.H88]&amp;&quot;, &quot;&amp;[.I88]&amp;&quot;, &quot;&amp;[.J88]&amp;&quot;, &quot;&amp;[.K88]&amp;&quot;, &quot;&amp;[.L88]&amp;&quot;, &quot;&amp;[.M88]&amp;&quot;);&quot;" office:value-type="string" office:string-value="INSERT INTO estado VALUES ('Capela de Santana', '4304689', 'capelense', 'JOSÉ ALFREDO MACHADO', 182.595, 12183, 63.19, 98.3, 0.661, 13.99, 35142.838, 27958.52599, 19045.97);" calcext:value-type="string">
            <text:p>INSERT INTO estado VALUES ('Capela de Santana', '4304689', 'capelense', 'JOSÉ ALFREDO MACHADO', 182.595, 12183, 63.19, 98.3, 0.661, 13.99, 35142.838, 27958.52599, 19045.97);</text:p>
          </table:table-cell>
        </table:table-row>
        <table:table-row table:style-name="ro1">
          <table:table-cell table:style-name="ce0" office:value-type="string" calcext:value-type="string">
            <text:p>Capitão</text:p>
          </table:table-cell>
          <table:table-cell table:style-name="ce0" office:value-type="float" office:value="4304697" calcext:value-type="float">
            <text:p>4304697</text:p>
          </table:table-cell>
          <table:table-cell table:style-name="ce0" office:value-type="string" calcext:value-type="string">
            <text:p>capitanense</text:p>
          </table:table-cell>
          <table:table-cell table:style-name="ce0" office:value-type="string" calcext:value-type="string">
            <text:p>JARI HUNHOFF</text:p>
          </table:table-cell>
          <table:table-cell table:style-name="ce2" office:value-type="float" office:value="73.967" calcext:value-type="float">
            <text:p>73.967</text:p>
          </table:table-cell>
          <table:table-cell table:style-name="ce0" office:value-type="float" office:value="2770" calcext:value-type="float">
            <text:p>2770</text:p>
          </table:table-cell>
          <table:table-cell table:style-name="ce5" office:value-type="string" calcext:value-type="string">
            <text:p>35.64</text:p>
          </table:table-cell>
          <table:table-cell table:style-name="ce5" office:value-type="string" calcext:value-type="string">
            <text:p>98.2</text:p>
          </table:table-cell>
          <table:table-cell table:style-name="ce7" office:value-type="float" office:value="0.746" calcext:value-type="float">
            <text:p>0.74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044.28261" calcext:value-type="float">
            <text:p>21044.28261</text:p>
          </table:table-cell>
          <table:table-cell table:style-name="ce0" office:value-type="float" office:value="18205.94561" calcext:value-type="float">
            <text:p>18205.94561</text:p>
          </table:table-cell>
          <table:table-cell table:style-name="ce0" office:value-type="float" office:value="27754.65" calcext:value-type="float">
            <text:p>27754.65</text:p>
          </table:table-cell>
          <table:table-cell table:formula="of:=&quot;INSERT INTO estado VALUES ('&quot;&amp;[.A89]&amp;&quot;', '&quot;&amp;[.B89]&amp;&quot;', '&quot;&amp;[.C89]&amp;&quot;', '&quot;&amp;[.D89]&amp;&quot;', &quot;&amp;[.E89]&amp;&quot;, &quot;&amp;[.F89]&amp;&quot;, &quot;&amp;[.G89]&amp;&quot;, &quot;&amp;[.H89]&amp;&quot;, &quot;&amp;[.I89]&amp;&quot;, &quot;&amp;[.J89]&amp;&quot;, &quot;&amp;[.K89]&amp;&quot;, &quot;&amp;[.L89]&amp;&quot;, &quot;&amp;[.M89]&amp;&quot;);&quot;" office:value-type="string" office:string-value="INSERT INTO estado VALUES ('Capitão', '4304697', 'capitanense', 'JARI HUNHOFF', 73.967, 2770, 35.64, 98.2, 0.746, null, 21044.28261, 18205.94561, 27754.65);" calcext:value-type="string">
            <text:p>INSERT INTO estado VALUES ('Capitão', '4304697', 'capitanense', 'JARI HUNHOFF', 73.967, 2770, 35.64, 98.2, 0.746, null, 21044.28261, 18205.94561, 27754.65);</text:p>
          </table:table-cell>
        </table:table-row>
        <table:table-row table:style-name="ro1">
          <table:table-cell table:style-name="ce0" office:value-type="string" calcext:value-type="string">
            <text:p>Carazinho</text:p>
          </table:table-cell>
          <table:table-cell table:style-name="ce0" office:value-type="float" office:value="4304705" calcext:value-type="float">
            <text:p>4304705</text:p>
          </table:table-cell>
          <table:table-cell table:style-name="ce0" office:value-type="string" calcext:value-type="string">
            <text:p>carazinhense</text:p>
          </table:table-cell>
          <table:table-cell table:style-name="ce0" office:value-type="string" calcext:value-type="string">
            <text:p>MILTON SCHMITZ</text:p>
          </table:table-cell>
          <table:table-cell table:style-name="ce2" office:value-type="float" office:value="666.694" calcext:value-type="float">
            <text:p>666.694</text:p>
          </table:table-cell>
          <table:table-cell table:style-name="ce0" office:value-type="float" office:value="62413" calcext:value-type="float">
            <text:p>62413</text:p>
          </table:table-cell>
          <table:table-cell table:style-name="ce5" office:value-type="string" calcext:value-type="string">
            <text:p>89.19</text:p>
          </table:table-cell>
          <table:table-cell table:style-name="ce5" office:value-type="float" office:value="98" calcext:value-type="float">
            <text:p>98</text:p>
          </table:table-cell>
          <table:table-cell table:style-name="ce7" office:value-type="float" office:value="0.766" calcext:value-type="float">
            <text:p>0.766</text:p>
          </table:table-cell>
          <table:table-cell table:style-name="ce0" office:value-type="float" office:value="11.46" calcext:value-type="float">
            <text:p>11.46</text:p>
          </table:table-cell>
          <table:table-cell table:style-name="ce0" office:value-type="float" office:value="247260.22686" calcext:value-type="float">
            <text:p>247260.22686</text:p>
          </table:table-cell>
          <table:table-cell table:style-name="ce0" office:value-type="float" office:value="205274.16865" calcext:value-type="float">
            <text:p>205274.16865</text:p>
          </table:table-cell>
          <table:table-cell table:style-name="ce0" office:value-type="float" office:value="50724.42" calcext:value-type="float">
            <text:p>50724.42</text:p>
          </table:table-cell>
          <table:table-cell table:formula="of:=&quot;INSERT INTO estado VALUES ('&quot;&amp;[.A90]&amp;&quot;', '&quot;&amp;[.B90]&amp;&quot;', '&quot;&amp;[.C90]&amp;&quot;', '&quot;&amp;[.D90]&amp;&quot;', &quot;&amp;[.E90]&amp;&quot;, &quot;&amp;[.F90]&amp;&quot;, &quot;&amp;[.G90]&amp;&quot;, &quot;&amp;[.H90]&amp;&quot;, &quot;&amp;[.I90]&amp;&quot;, &quot;&amp;[.J90]&amp;&quot;, &quot;&amp;[.K90]&amp;&quot;, &quot;&amp;[.L90]&amp;&quot;, &quot;&amp;[.M90]&amp;&quot;);&quot;" office:value-type="string" office:string-value="INSERT INTO estado VALUES ('Carazinho', '4304705', 'carazinhense', 'MILTON SCHMITZ', 666.694, 62413, 89.19, 98, 0.766, 11.46, 247260.22686, 205274.16865, 50724.42);" calcext:value-type="string">
            <text:p>INSERT INTO estado VALUES ('Carazinho', '4304705', 'carazinhense', 'MILTON SCHMITZ', 666.694, 62413, 89.19, 98, 0.766, 11.46, 247260.22686, 205274.16865, 50724.42);</text:p>
          </table:table-cell>
        </table:table-row>
        <table:table-row table:style-name="ro1">
          <table:table-cell table:style-name="ce0" office:value-type="string" calcext:value-type="string">
            <text:p>Caraá</text:p>
          </table:table-cell>
          <table:table-cell table:style-name="ce0" office:value-type="float" office:value="4304713" calcext:value-type="float">
            <text:p>4304713</text:p>
          </table:table-cell>
          <table:table-cell table:style-name="ce0" office:value-type="string" calcext:value-type="string">
            <text:p>caraense</text:p>
          </table:table-cell>
          <table:table-cell table:style-name="ce0" office:value-type="string" calcext:value-type="string">
            <text:p>MAGDIEL DOS SANTOS SILVA</text:p>
          </table:table-cell>
          <table:table-cell table:style-name="ce2" office:value-type="float" office:value="294.606" calcext:value-type="float">
            <text:p>294.606</text:p>
          </table:table-cell>
          <table:table-cell table:style-name="ce0" office:value-type="float" office:value="8426" calcext:value-type="float">
            <text:p>8426</text:p>
          </table:table-cell>
          <table:table-cell table:style-name="ce5" office:value-type="string" calcext:value-type="string">
            <text:p>24.84</text:p>
          </table:table-cell>
          <table:table-cell table:style-name="ce5" office:value-type="string" calcext:value-type="string">
            <text:p>96.2</text:p>
          </table:table-cell>
          <table:table-cell table:style-name="ce7" office:value-type="float" office:value="0.652" calcext:value-type="float">
            <text:p>0.652</text:p>
          </table:table-cell>
          <table:table-cell table:style-name="ce0" office:value-type="float" office:value="17.54" calcext:value-type="float">
            <text:p>17.54</text:p>
          </table:table-cell>
          <table:table-cell table:style-name="ce0" office:value-type="float" office:value="23665.95006" calcext:value-type="float">
            <text:p>23665.95006</text:p>
          </table:table-cell>
          <table:table-cell table:style-name="ce0" office:value-type="float" office:value="20893.65789" calcext:value-type="float">
            <text:p>20893.65789</text:p>
          </table:table-cell>
          <table:table-cell table:style-name="ce0" office:value-type="float" office:value="14470.38" calcext:value-type="float">
            <text:p>14470.38</text:p>
          </table:table-cell>
          <table:table-cell table:formula="of:=&quot;INSERT INTO estado VALUES ('&quot;&amp;[.A91]&amp;&quot;', '&quot;&amp;[.B91]&amp;&quot;', '&quot;&amp;[.C91]&amp;&quot;', '&quot;&amp;[.D91]&amp;&quot;', &quot;&amp;[.E91]&amp;&quot;, &quot;&amp;[.F91]&amp;&quot;, &quot;&amp;[.G91]&amp;&quot;, &quot;&amp;[.H91]&amp;&quot;, &quot;&amp;[.I91]&amp;&quot;, &quot;&amp;[.J91]&amp;&quot;, &quot;&amp;[.K91]&amp;&quot;, &quot;&amp;[.L91]&amp;&quot;, &quot;&amp;[.M91]&amp;&quot;);&quot;" office:value-type="string" office:string-value="INSERT INTO estado VALUES ('Caraá', '4304713', 'caraense', 'MAGDIEL DOS SANTOS SILVA', 294.606, 8426, 24.84, 96.2, 0.652, 17.54, 23665.95006, 20893.65789, 14470.38);" calcext:value-type="string">
            <text:p>INSERT INTO estado VALUES ('Caraá', '4304713', 'caraense', 'MAGDIEL DOS SANTOS SILVA', 294.606, 8426, 24.84, 96.2, 0.652, 17.54, 23665.95006, 20893.65789, 14470.38);</text:p>
          </table:table-cell>
        </table:table-row>
        <table:table-row table:style-name="ro1">
          <table:table-cell table:style-name="ce0" office:value-type="string" calcext:value-type="string">
            <text:p>Carlos Barbosa</text:p>
          </table:table-cell>
          <table:table-cell table:style-name="ce0" office:value-type="float" office:value="4304804" calcext:value-type="float">
            <text:p>4304804</text:p>
          </table:table-cell>
          <table:table-cell table:style-name="ce0" office:value-type="string" calcext:value-type="string">
            <text:p>barbosense</text:p>
          </table:table-cell>
          <table:table-cell table:style-name="ce0" office:value-type="string" calcext:value-type="string">
            <text:p>EVERSON KIRCH</text:p>
          </table:table-cell>
          <table:table-cell table:style-name="ce2" office:value-type="float" office:value="230.68" calcext:value-type="float">
            <text:p>230.680</text:p>
          </table:table-cell>
          <table:table-cell table:style-name="ce0" office:value-type="float" office:value="30630" calcext:value-type="float">
            <text:p>30630</text:p>
          </table:table-cell>
          <table:table-cell table:style-name="ce5" office:value-type="string" calcext:value-type="string">
            <text:p>110.17</text:p>
          </table:table-cell>
          <table:table-cell table:style-name="ce5" office:value-type="string" calcext:value-type="string">
            <text:p>98.7</text:p>
          </table:table-cell>
          <table:table-cell table:style-name="ce7" office:value-type="float" office:value="0.796" calcext:value-type="float">
            <text:p>0.796</text:p>
          </table:table-cell>
          <table:table-cell table:style-name="ce0" office:value-type="float" office:value="9.12" calcext:value-type="float">
            <text:p>9.12</text:p>
          </table:table-cell>
          <table:table-cell table:style-name="ce0" office:value-type="float" office:value="134175.3448" calcext:value-type="float">
            <text:p>134175.3448</text:p>
          </table:table-cell>
          <table:table-cell table:style-name="ce0" office:value-type="float" office:value="107434.30247" calcext:value-type="float">
            <text:p>107434.30247</text:p>
          </table:table-cell>
          <table:table-cell table:style-name="ce0" office:value-type="float" office:value="92970.37" calcext:value-type="float">
            <text:p>92970.37</text:p>
          </table:table-cell>
          <table:table-cell table:formula="of:=&quot;INSERT INTO estado VALUES ('&quot;&amp;[.A92]&amp;&quot;', '&quot;&amp;[.B92]&amp;&quot;', '&quot;&amp;[.C92]&amp;&quot;', '&quot;&amp;[.D92]&amp;&quot;', &quot;&amp;[.E92]&amp;&quot;, &quot;&amp;[.F92]&amp;&quot;, &quot;&amp;[.G92]&amp;&quot;, &quot;&amp;[.H92]&amp;&quot;, &quot;&amp;[.I92]&amp;&quot;, &quot;&amp;[.J92]&amp;&quot;, &quot;&amp;[.K92]&amp;&quot;, &quot;&amp;[.L92]&amp;&quot;, &quot;&amp;[.M92]&amp;&quot;);&quot;" office:value-type="string" office:string-value="INSERT INTO estado VALUES ('Carlos Barbosa', '4304804', 'barbosense', 'EVERSON KIRCH', 230.68, 30630, 110.17, 98.7, 0.796, 9.12, 134175.3448, 107434.30247, 92970.37);" calcext:value-type="string">
            <text:p>INSERT INTO estado VALUES ('Carlos Barbosa', '4304804', 'barbosense', 'EVERSON KIRCH', 230.68, 30630, 110.17, 98.7, 0.796, 9.12, 134175.3448, 107434.30247, 92970.37);</text:p>
          </table:table-cell>
        </table:table-row>
        <table:table-row table:style-name="ro1">
          <table:table-cell table:style-name="ce0" office:value-type="string" calcext:value-type="string">
            <text:p>Carlos Gomes</text:p>
          </table:table-cell>
          <table:table-cell table:style-name="ce0" office:value-type="float" office:value="4304853" calcext:value-type="float">
            <text:p>4304853</text:p>
          </table:table-cell>
          <table:table-cell table:style-name="ce0" office:value-type="string" calcext:value-type="string">
            <text:p>carlos-gomense</text:p>
          </table:table-cell>
          <table:table-cell table:style-name="ce0" office:value-type="string" calcext:value-type="string">
            <text:p>LUIZ ZELINSKI</text:p>
          </table:table-cell>
          <table:table-cell table:style-name="ce2" office:value-type="float" office:value="83.155" calcext:value-type="float">
            <text:p>83.155</text:p>
          </table:table-cell>
          <table:table-cell table:style-name="ce0" office:value-type="float" office:value="1327" calcext:value-type="float">
            <text:p>1327</text:p>
          </table:table-cell>
          <table:table-cell table:style-name="ce5" office:value-type="string" calcext:value-type="string">
            <text:p>19.33</text:p>
          </table:table-cell>
          <table:table-cell table:style-name="ce5" office:value-type="string" calcext:value-type="string">
            <text:p>98.1</text:p>
          </table:table-cell>
          <table:table-cell table:style-name="ce7" office:value-type="float" office:value="0.739" calcext:value-type="float">
            <text:p>0.73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093.96113" calcext:value-type="float">
            <text:p>13093.96113</text:p>
          </table:table-cell>
          <table:table-cell table:style-name="ce0" office:value-type="float" office:value="10925.40366" calcext:value-type="float">
            <text:p>10925.40366</text:p>
          </table:table-cell>
          <table:table-cell table:style-name="ce0" office:value-type="float" office:value="31919.27" calcext:value-type="float">
            <text:p>31919.27</text:p>
          </table:table-cell>
          <table:table-cell table:formula="of:=&quot;INSERT INTO estado VALUES ('&quot;&amp;[.A93]&amp;&quot;', '&quot;&amp;[.B93]&amp;&quot;', '&quot;&amp;[.C93]&amp;&quot;', '&quot;&amp;[.D93]&amp;&quot;', &quot;&amp;[.E93]&amp;&quot;, &quot;&amp;[.F93]&amp;&quot;, &quot;&amp;[.G93]&amp;&quot;, &quot;&amp;[.H93]&amp;&quot;, &quot;&amp;[.I93]&amp;&quot;, &quot;&amp;[.J93]&amp;&quot;, &quot;&amp;[.K93]&amp;&quot;, &quot;&amp;[.L93]&amp;&quot;, &quot;&amp;[.M93]&amp;&quot;);&quot;" office:value-type="string" office:string-value="INSERT INTO estado VALUES ('Carlos Gomes', '4304853', 'carlos-gomense', 'LUIZ ZELINSKI', 83.155, 1327, 19.33, 98.1, 0.739, null, 13093.96113, 10925.40366, 31919.27);" calcext:value-type="string">
            <text:p>INSERT INTO estado VALUES ('Carlos Gomes', '4304853', 'carlos-gomense', 'LUIZ ZELINSKI', 83.155, 1327, 19.33, 98.1, 0.739, null, 13093.96113, 10925.40366, 31919.27);</text:p>
          </table:table-cell>
        </table:table-row>
        <table:table-row table:style-name="ro1">
          <table:table-cell table:style-name="ce0" office:value-type="string" calcext:value-type="string">
            <text:p>Casca</text:p>
          </table:table-cell>
          <table:table-cell table:style-name="ce0" office:value-type="float" office:value="4304903" calcext:value-type="float">
            <text:p>4304903</text:p>
          </table:table-cell>
          <table:table-cell table:style-name="ce0" office:value-type="string" calcext:value-type="string">
            <text:p>casquense</text:p>
          </table:table-cell>
          <table:table-cell table:style-name="ce0" office:value-type="string" calcext:value-type="string">
            <text:p>ARI DOMINGOS CAOVILLA</text:p>
          </table:table-cell>
          <table:table-cell table:style-name="ce2" office:value-type="float" office:value="272.041" calcext:value-type="float">
            <text:p>272.041</text:p>
          </table:table-cell>
          <table:table-cell table:style-name="ce0" office:value-type="float" office:value="9070" calcext:value-type="float">
            <text:p>9070</text:p>
          </table:table-cell>
          <table:table-cell table:style-name="ce5" office:value-type="string" calcext:value-type="string">
            <text:p>31.83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85" calcext:value-type="float">
            <text:p>0.785</text:p>
          </table:table-cell>
          <table:table-cell table:style-name="ce0" office:value-type="float" office:value="25.32" calcext:value-type="float">
            <text:p>25.32</text:p>
          </table:table-cell>
          <table:table-cell table:style-name="ce0" office:value-type="float" office:value="32602.6894" calcext:value-type="float">
            <text:p>32602.6894</text:p>
          </table:table-cell>
          <table:table-cell table:style-name="ce0" office:value-type="float" office:value="28589.45588" calcext:value-type="float">
            <text:p>28589.45588</text:p>
          </table:table-cell>
          <table:table-cell table:style-name="ce0" office:value-type="float" office:value="52896.24" calcext:value-type="float">
            <text:p>52896.24</text:p>
          </table:table-cell>
          <table:table-cell table:formula="of:=&quot;INSERT INTO estado VALUES ('&quot;&amp;[.A94]&amp;&quot;', '&quot;&amp;[.B94]&amp;&quot;', '&quot;&amp;[.C94]&amp;&quot;', '&quot;&amp;[.D94]&amp;&quot;', &quot;&amp;[.E94]&amp;&quot;, &quot;&amp;[.F94]&amp;&quot;, &quot;&amp;[.G94]&amp;&quot;, &quot;&amp;[.H94]&amp;&quot;, &quot;&amp;[.I94]&amp;&quot;, &quot;&amp;[.J94]&amp;&quot;, &quot;&amp;[.K94]&amp;&quot;, &quot;&amp;[.L94]&amp;&quot;, &quot;&amp;[.M94]&amp;&quot;);&quot;" office:value-type="string" office:string-value="INSERT INTO estado VALUES ('Casca', '4304903', 'casquense', 'ARI DOMINGOS CAOVILLA', 272.041, 9070, 31.83, 99.1, 0.785, 25.32, 32602.6894, 28589.45588, 52896.24);" calcext:value-type="string">
            <text:p>INSERT INTO estado VALUES ('Casca', '4304903', 'casquense', 'ARI DOMINGOS CAOVILLA', 272.041, 9070, 31.83, 99.1, 0.785, 25.32, 32602.6894, 28589.45588, 52896.24);</text:p>
          </table:table-cell>
        </table:table-row>
        <table:table-row table:style-name="ro1">
          <table:table-cell table:style-name="ce0" office:value-type="string" calcext:value-type="string">
            <text:p>Caseiros</text:p>
          </table:table-cell>
          <table:table-cell table:style-name="ce0" office:value-type="float" office:value="4304952" calcext:value-type="float">
            <text:p>4304952</text:p>
          </table:table-cell>
          <table:table-cell table:style-name="ce0" office:value-type="string" calcext:value-type="string">
            <text:p>caseirense</text:p>
          </table:table-cell>
          <table:table-cell table:style-name="ce0" office:value-type="string" calcext:value-type="string">
            <text:p>LEO CESAR TESSARO</text:p>
          </table:table-cell>
          <table:table-cell table:style-name="ce2" office:value-type="float" office:value="235.863" calcext:value-type="float">
            <text:p>235.863</text:p>
          </table:table-cell>
          <table:table-cell table:style-name="ce0" office:value-type="float" office:value="3228" calcext:value-type="float">
            <text:p>3228</text:p>
          </table:table-cell>
          <table:table-cell table:style-name="ce5" office:value-type="string" calcext:value-type="string">
            <text:p>12.76</text:p>
          </table:table-cell>
          <table:table-cell table:style-name="ce5" office:value-type="string" calcext:value-type="string">
            <text:p>94.6</text:p>
          </table:table-cell>
          <table:table-cell table:style-name="ce7" office:value-type="float" office:value="0.703" calcext:value-type="float">
            <text:p>0.70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258.92661" calcext:value-type="float">
            <text:p>20258.92661</text:p>
          </table:table-cell>
          <table:table-cell table:style-name="ce0" office:value-type="float" office:value="14000.49879" calcext:value-type="float">
            <text:p>14000.49879</text:p>
          </table:table-cell>
          <table:table-cell table:style-name="ce0" office:value-type="float" office:value="39978.64" calcext:value-type="float">
            <text:p>39978.64</text:p>
          </table:table-cell>
          <table:table-cell table:formula="of:=&quot;INSERT INTO estado VALUES ('&quot;&amp;[.A95]&amp;&quot;', '&quot;&amp;[.B95]&amp;&quot;', '&quot;&amp;[.C95]&amp;&quot;', '&quot;&amp;[.D95]&amp;&quot;', &quot;&amp;[.E95]&amp;&quot;, &quot;&amp;[.F95]&amp;&quot;, &quot;&amp;[.G95]&amp;&quot;, &quot;&amp;[.H95]&amp;&quot;, &quot;&amp;[.I95]&amp;&quot;, &quot;&amp;[.J95]&amp;&quot;, &quot;&amp;[.K95]&amp;&quot;, &quot;&amp;[.L95]&amp;&quot;, &quot;&amp;[.M95]&amp;&quot;);&quot;" office:value-type="string" office:string-value="INSERT INTO estado VALUES ('Caseiros', '4304952', 'caseirense', 'LEO CESAR TESSARO', 235.863, 3228, 12.76, 94.6, 0.703, null, 20258.92661, 14000.49879, 39978.64);" calcext:value-type="string">
            <text:p>INSERT INTO estado VALUES ('Caseiros', '4304952', 'caseirense', 'LEO CESAR TESSARO', 235.863, 3228, 12.76, 94.6, 0.703, null, 20258.92661, 14000.49879, 39978.64);</text:p>
          </table:table-cell>
        </table:table-row>
        <table:table-row table:style-name="ro1">
          <table:table-cell table:style-name="ce0" office:value-type="string" calcext:value-type="string">
            <text:p>Catuípe</text:p>
          </table:table-cell>
          <table:table-cell table:style-name="ce0" office:value-type="float" office:value="4305009" calcext:value-type="float">
            <text:p>4305009</text:p>
          </table:table-cell>
          <table:table-cell table:style-name="ce0" office:value-type="string" calcext:value-type="string">
            <text:p>catuipano</text:p>
          </table:table-cell>
          <table:table-cell table:style-name="ce0" office:value-type="string" calcext:value-type="string">
            <text:p>JOELSON ANTONIO BARONI</text:p>
          </table:table-cell>
          <table:table-cell table:style-name="ce2" office:value-type="float" office:value="583.184" calcext:value-type="float">
            <text:p>583.184</text:p>
          </table:table-cell>
          <table:table-cell table:style-name="ce0" office:value-type="float" office:value="8631" calcext:value-type="float">
            <text:p>8631</text:p>
          </table:table-cell>
          <table:table-cell table:style-name="ce5" office:value-type="string" calcext:value-type="string">
            <text:p>15.98</text:p>
          </table:table-cell>
          <table:table-cell table:style-name="ce5" office:value-type="string" calcext:value-type="string">
            <text:p>99.5</text:p>
          </table:table-cell>
          <table:table-cell table:style-name="ce7" office:value-type="float" office:value="0.739" calcext:value-type="float">
            <text:p>0.739</text:p>
          </table:table-cell>
          <table:table-cell table:style-name="ce0" office:value-type="float" office:value="30.3" calcext:value-type="float">
            <text:p>30.3</text:p>
          </table:table-cell>
          <table:table-cell table:style-name="ce0" office:value-type="float" office:value="29730.56379" calcext:value-type="float">
            <text:p>29730.56379</text:p>
          </table:table-cell>
          <table:table-cell table:style-name="ce0" office:value-type="float" office:value="26224.6341" calcext:value-type="float">
            <text:p>26224.6341</text:p>
          </table:table-cell>
          <table:table-cell table:style-name="ce0" office:value-type="float" office:value="43594.08" calcext:value-type="float">
            <text:p>43594.08</text:p>
          </table:table-cell>
          <table:table-cell table:formula="of:=&quot;INSERT INTO estado VALUES ('&quot;&amp;[.A96]&amp;&quot;', '&quot;&amp;[.B96]&amp;&quot;', '&quot;&amp;[.C96]&amp;&quot;', '&quot;&amp;[.D96]&amp;&quot;', &quot;&amp;[.E96]&amp;&quot;, &quot;&amp;[.F96]&amp;&quot;, &quot;&amp;[.G96]&amp;&quot;, &quot;&amp;[.H96]&amp;&quot;, &quot;&amp;[.I96]&amp;&quot;, &quot;&amp;[.J96]&amp;&quot;, &quot;&amp;[.K96]&amp;&quot;, &quot;&amp;[.L96]&amp;&quot;, &quot;&amp;[.M96]&amp;&quot;);&quot;" office:value-type="string" office:string-value="INSERT INTO estado VALUES ('Catuípe', '4305009', 'catuipano', 'JOELSON ANTONIO BARONI', 583.184, 8631, 15.98, 99.5, 0.739, 30.3, 29730.56379, 26224.6341, 43594.08);" calcext:value-type="string">
            <text:p>INSERT INTO estado VALUES ('Catuípe', '4305009', 'catuipano', 'JOELSON ANTONIO BARONI', 583.184, 8631, 15.98, 99.5, 0.739, 30.3, 29730.56379, 26224.6341, 43594.08);</text:p>
          </table:table-cell>
        </table:table-row>
        <table:table-row table:style-name="ro1">
          <table:table-cell table:style-name="ce0" office:value-type="string" calcext:value-type="string">
            <text:p>Caxias do Sul</text:p>
          </table:table-cell>
          <table:table-cell table:style-name="ce0" office:value-type="float" office:value="4305108" calcext:value-type="float">
            <text:p>4305108</text:p>
          </table:table-cell>
          <table:table-cell table:style-name="ce0" office:value-type="string" calcext:value-type="string">
            <text:p>caxiense</text:p>
          </table:table-cell>
          <table:table-cell table:style-name="ce0" office:value-type="string" calcext:value-type="string">
            <text:p>ADILÓ ANGELO DIDOMENICO</text:p>
          </table:table-cell>
          <table:table-cell table:style-name="ce3" office:value-type="float" office:value="1652.308" calcext:value-type="float">
            <text:p>1652.308</text:p>
          </table:table-cell>
          <table:table-cell table:style-name="ce0" office:value-type="float" office:value="523716" calcext:value-type="float">
            <text:p>523716</text:p>
          </table:table-cell>
          <table:table-cell table:style-name="ce5" office:value-type="string" calcext:value-type="string">
            <text:p>264.89</text:p>
          </table:table-cell>
          <table:table-cell table:style-name="ce5" office:value-type="string" calcext:value-type="string">
            <text:p>96.3</text:p>
          </table:table-cell>
          <table:table-cell table:style-name="ce7" office:value-type="float" office:value="0.782" calcext:value-type="float">
            <text:p>0.782</text:p>
          </table:table-cell>
          <table:table-cell table:style-name="ce0" office:value-type="float" office:value="7.89" calcext:value-type="float">
            <text:p>7.89</text:p>
          </table:table-cell>
          <table:table-cell table:style-name="ce0" office:value-type="float" office:value="1943956.48808" calcext:value-type="float">
            <text:p>1943956.48808</text:p>
          </table:table-cell>
          <table:table-cell table:style-name="ce0" office:value-type="float" office:value="1758354.81487" calcext:value-type="float">
            <text:p>1758354.81487</text:p>
          </table:table-cell>
          <table:table-cell table:style-name="ce0" office:value-type="float" office:value="52873.85" calcext:value-type="float">
            <text:p>52873.85</text:p>
          </table:table-cell>
          <table:table-cell table:formula="of:=&quot;INSERT INTO estado VALUES ('&quot;&amp;[.A97]&amp;&quot;', '&quot;&amp;[.B97]&amp;&quot;', '&quot;&amp;[.C97]&amp;&quot;', '&quot;&amp;[.D97]&amp;&quot;', &quot;&amp;[.E97]&amp;&quot;, &quot;&amp;[.F97]&amp;&quot;, &quot;&amp;[.G97]&amp;&quot;, &quot;&amp;[.H97]&amp;&quot;, &quot;&amp;[.I97]&amp;&quot;, &quot;&amp;[.J97]&amp;&quot;, &quot;&amp;[.K97]&amp;&quot;, &quot;&amp;[.L97]&amp;&quot;, &quot;&amp;[.M97]&amp;&quot;);&quot;" office:value-type="string" office:string-value="INSERT INTO estado VALUES ('Caxias do Sul', '4305108', 'caxiense', 'ADILÓ ANGELO DIDOMENICO', 1652.308, 523716, 264.89, 96.3, 0.782, 7.89, 1943956.48808, 1758354.81487, 52873.85);" calcext:value-type="string">
            <text:p>INSERT INTO estado VALUES ('Caxias do Sul', '4305108', 'caxiense', 'ADILÓ ANGELO DIDOMENICO', 1652.308, 523716, 264.89, 96.3, 0.782, 7.89, 1943956.48808, 1758354.81487, 52873.85);</text:p>
          </table:table-cell>
        </table:table-row>
        <table:table-row table:style-name="ro1">
          <table:table-cell table:style-name="ce0" office:value-type="string" calcext:value-type="string">
            <text:p>Centenário</text:p>
          </table:table-cell>
          <table:table-cell table:style-name="ce0" office:value-type="float" office:value="4305116" calcext:value-type="float">
            <text:p>4305116</text:p>
          </table:table-cell>
          <table:table-cell table:style-name="ce0" office:value-type="string" calcext:value-type="string">
            <text:p>centenariense</text:p>
          </table:table-cell>
          <table:table-cell table:style-name="ce0" office:value-type="string" calcext:value-type="string">
            <text:p>GENOIR MARCOS FLOREK</text:p>
          </table:table-cell>
          <table:table-cell table:style-name="ce2" office:value-type="float" office:value="134.23" calcext:value-type="float">
            <text:p>134.230</text:p>
          </table:table-cell>
          <table:table-cell table:style-name="ce0" office:value-type="float" office:value="2865" calcext:value-type="float">
            <text:p>2865</text:p>
          </table:table-cell>
          <table:table-cell table:style-name="ce5" office:value-type="string" calcext:value-type="string">
            <text:p>22.07</text:p>
          </table:table-cell>
          <table:table-cell table:style-name="ce5" office:value-type="string" calcext:value-type="string">
            <text:p>99.4</text:p>
          </table:table-cell>
          <table:table-cell table:style-name="ce7" office:value-type="float" office:value="0.701" calcext:value-type="float">
            <text:p>0.70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047.60326" calcext:value-type="float">
            <text:p>15047.60326</text:p>
          </table:table-cell>
          <table:table-cell table:style-name="ce0" office:value-type="float" office:value="12156.03498" calcext:value-type="float">
            <text:p>12156.03498</text:p>
          </table:table-cell>
          <table:table-cell table:style-name="ce0" office:value-type="float" office:value="28723.78" calcext:value-type="float">
            <text:p>28723.78</text:p>
          </table:table-cell>
          <table:table-cell table:formula="of:=&quot;INSERT INTO estado VALUES ('&quot;&amp;[.A98]&amp;&quot;', '&quot;&amp;[.B98]&amp;&quot;', '&quot;&amp;[.C98]&amp;&quot;', '&quot;&amp;[.D98]&amp;&quot;', &quot;&amp;[.E98]&amp;&quot;, &quot;&amp;[.F98]&amp;&quot;, &quot;&amp;[.G98]&amp;&quot;, &quot;&amp;[.H98]&amp;&quot;, &quot;&amp;[.I98]&amp;&quot;, &quot;&amp;[.J98]&amp;&quot;, &quot;&amp;[.K98]&amp;&quot;, &quot;&amp;[.L98]&amp;&quot;, &quot;&amp;[.M98]&amp;&quot;);&quot;" office:value-type="string" office:string-value="INSERT INTO estado VALUES ('Centenário', '4305116', 'centenariense', 'GENOIR MARCOS FLOREK', 134.23, 2865, 22.07, 99.4, 0.701, null, 15047.60326, 12156.03498, 28723.78);" calcext:value-type="string">
            <text:p>INSERT INTO estado VALUES ('Centenário', '4305116', 'centenariense', 'GENOIR MARCOS FLOREK', 134.23, 2865, 22.07, 99.4, 0.701, null, 15047.60326, 12156.03498, 28723.78);</text:p>
          </table:table-cell>
        </table:table-row>
        <table:table-row table:style-name="ro1">
          <table:table-cell table:style-name="ce0" office:value-type="string" calcext:value-type="string">
            <text:p>Cerrito</text:p>
          </table:table-cell>
          <table:table-cell table:style-name="ce0" office:value-type="float" office:value="4305124" calcext:value-type="float">
            <text:p>4305124</text:p>
          </table:table-cell>
          <table:table-cell table:style-name="ce0" office:value-type="string" calcext:value-type="string">
            <text:p>cerritense</text:p>
          </table:table-cell>
          <table:table-cell table:style-name="ce0" office:value-type="string" calcext:value-type="string">
            <text:p>DOUGLAS RODRIGUES DA SILVEIRA</text:p>
          </table:table-cell>
          <table:table-cell table:style-name="ce2" office:value-type="float" office:value="451.699" calcext:value-type="float">
            <text:p>451.699</text:p>
          </table:table-cell>
          <table:table-cell table:style-name="ce0" office:value-type="float" office:value="6005" calcext:value-type="float">
            <text:p>6005</text:p>
          </table:table-cell>
          <table:table-cell table:style-name="ce5" office:value-type="string" calcext:value-type="string">
            <text:p>14.17</text:p>
          </table:table-cell>
          <table:table-cell table:style-name="ce5" office:value-type="string" calcext:value-type="string">
            <text:p>97.5</text:p>
          </table:table-cell>
          <table:table-cell table:style-name="ce7" office:value-type="float" office:value="0.649" calcext:value-type="float">
            <text:p>0.64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877.95711" calcext:value-type="float">
            <text:p>21877.95711</text:p>
          </table:table-cell>
          <table:table-cell table:style-name="ce0" office:value-type="float" office:value="17786.05514" calcext:value-type="float">
            <text:p>17786.05514</text:p>
          </table:table-cell>
          <table:table-cell table:style-name="ce0" office:value-type="float" office:value="17658.07" calcext:value-type="float">
            <text:p>17658.07</text:p>
          </table:table-cell>
          <table:table-cell table:formula="of:=&quot;INSERT INTO estado VALUES ('&quot;&amp;[.A99]&amp;&quot;', '&quot;&amp;[.B99]&amp;&quot;', '&quot;&amp;[.C99]&amp;&quot;', '&quot;&amp;[.D99]&amp;&quot;', &quot;&amp;[.E99]&amp;&quot;, &quot;&amp;[.F99]&amp;&quot;, &quot;&amp;[.G99]&amp;&quot;, &quot;&amp;[.H99]&amp;&quot;, &quot;&amp;[.I99]&amp;&quot;, &quot;&amp;[.J99]&amp;&quot;, &quot;&amp;[.K99]&amp;&quot;, &quot;&amp;[.L99]&amp;&quot;, &quot;&amp;[.M99]&amp;&quot;);&quot;" office:value-type="string" office:string-value="INSERT INTO estado VALUES ('Cerrito', '4305124', 'cerritense', 'DOUGLAS RODRIGUES DA SILVEIRA', 451.699, 6005, 14.17, 97.5, 0.649, null, 21877.95711, 17786.05514, 17658.07);" calcext:value-type="string">
            <text:p>INSERT INTO estado VALUES ('Cerrito', '4305124', 'cerritense', 'DOUGLAS RODRIGUES DA SILVEIRA', 451.699, 6005, 14.17, 97.5, 0.649, null, 21877.95711, 17786.05514, 17658.07);</text:p>
          </table:table-cell>
        </table:table-row>
        <table:table-row table:style-name="ro1">
          <table:table-cell table:style-name="ce0" office:value-type="string" calcext:value-type="string">
            <text:p>Cerro Branco</text:p>
          </table:table-cell>
          <table:table-cell table:style-name="ce0" office:value-type="float" office:value="4305132" calcext:value-type="float">
            <text:p>4305132</text:p>
          </table:table-cell>
          <table:table-cell table:style-name="ce0" office:value-type="string" calcext:value-type="string">
            <text:p>cerro-branquense</text:p>
          </table:table-cell>
          <table:table-cell table:style-name="ce0" office:value-type="string" calcext:value-type="string">
            <text:p>EDSON JOEL LAWALL</text:p>
          </table:table-cell>
          <table:table-cell table:style-name="ce2" office:value-type="float" office:value="158.025" calcext:value-type="float">
            <text:p>158.025</text:p>
          </table:table-cell>
          <table:table-cell table:style-name="ce0" office:value-type="float" office:value="4720" calcext:value-type="float">
            <text:p>4720</text:p>
          </table:table-cell>
          <table:table-cell table:style-name="ce5" office:value-type="string" calcext:value-type="string">
            <text:p>28.05</text:p>
          </table:table-cell>
          <table:table-cell table:style-name="ce5" office:value-type="string" calcext:value-type="string">
            <text:p>98.7</text:p>
          </table:table-cell>
          <table:table-cell table:style-name="ce7" office:value-type="float" office:value="0.661" calcext:value-type="float">
            <text:p>0.661</text:p>
          </table:table-cell>
          <table:table-cell table:style-name="ce0" office:value-type="float" office:value="38.46" calcext:value-type="float">
            <text:p>38.46</text:p>
          </table:table-cell>
          <table:table-cell table:style-name="ce0" office:value-type="float" office:value="22828.04775" calcext:value-type="float">
            <text:p>22828.04775</text:p>
          </table:table-cell>
          <table:table-cell table:style-name="ce0" office:value-type="float" office:value="17549.23129" calcext:value-type="float">
            <text:p>17549.23129</text:p>
          </table:table-cell>
          <table:table-cell table:style-name="ce0" office:value-type="float" office:value="16125.34" calcext:value-type="float">
            <text:p>16125.34</text:p>
          </table:table-cell>
          <table:table-cell table:formula="of:=&quot;INSERT INTO estado VALUES ('&quot;&amp;[.A100]&amp;&quot;', '&quot;&amp;[.B100]&amp;&quot;', '&quot;&amp;[.C100]&amp;&quot;', '&quot;&amp;[.D100]&amp;&quot;', &quot;&amp;[.E100]&amp;&quot;, &quot;&amp;[.F100]&amp;&quot;, &quot;&amp;[.G100]&amp;&quot;, &quot;&amp;[.H100]&amp;&quot;, &quot;&amp;[.I100]&amp;&quot;, &quot;&amp;[.J100]&amp;&quot;, &quot;&amp;[.K100]&amp;&quot;, &quot;&amp;[.L100]&amp;&quot;, &quot;&amp;[.M100]&amp;&quot;);&quot;" office:value-type="string" office:string-value="INSERT INTO estado VALUES ('Cerro Branco', '4305132', 'cerro-branquense', 'EDSON JOEL LAWALL', 158.025, 4720, 28.05, 98.7, 0.661, 38.46, 22828.04775, 17549.23129, 16125.34);" calcext:value-type="string">
            <text:p>INSERT INTO estado VALUES ('Cerro Branco', '4305132', 'cerro-branquense', 'EDSON JOEL LAWALL', 158.025, 4720, 28.05, 98.7, 0.661, 38.46, 22828.04775, 17549.23129, 16125.34);</text:p>
          </table:table-cell>
        </table:table-row>
        <table:table-row table:style-name="ro1">
          <table:table-cell table:style-name="ce0" office:value-type="string" calcext:value-type="string">
            <text:p>Cerro Grande</text:p>
          </table:table-cell>
          <table:table-cell table:style-name="ce0" office:value-type="float" office:value="4305157" calcext:value-type="float">
            <text:p>4305157</text:p>
          </table:table-cell>
          <table:table-cell table:style-name="ce0" office:value-type="string" calcext:value-type="string">
            <text:p>cerro-grandense</text:p>
          </table:table-cell>
          <table:table-cell table:style-name="ce0" office:value-type="string" calcext:value-type="string">
            <text:p>VALMOR JOSE CAPELETTI</text:p>
          </table:table-cell>
          <table:table-cell table:style-name="ce2" office:value-type="float" office:value="73.438" calcext:value-type="float">
            <text:p>73.438</text:p>
          </table:table-cell>
          <table:table-cell table:style-name="ce0" office:value-type="float" office:value="2281" calcext:value-type="float">
            <text:p>2281</text:p>
          </table:table-cell>
          <table:table-cell table:style-name="ce5" office:value-type="string" calcext:value-type="string">
            <text:p>32.91</text:p>
          </table:table-cell>
          <table:table-cell table:style-name="ce5" office:value-type="string" calcext:value-type="string">
            <text:p>97.7</text:p>
          </table:table-cell>
          <table:table-cell table:style-name="ce7" office:value-type="float" office:value="0.674" calcext:value-type="float">
            <text:p>0.674</text:p>
          </table:table-cell>
          <table:table-cell table:style-name="ce0" office:value-type="float" office:value="31.25" calcext:value-type="float">
            <text:p>31.25</text:p>
          </table:table-cell>
          <table:table-cell table:style-name="ce0" office:value-type="float" office:value="16236.36619" calcext:value-type="float">
            <text:p>16236.36619</text:p>
          </table:table-cell>
          <table:table-cell table:style-name="ce0" office:value-type="float" office:value="13082.01219" calcext:value-type="float">
            <text:p>13082.01219</text:p>
          </table:table-cell>
          <table:table-cell table:style-name="ce0" office:value-type="float" office:value="24181.58" calcext:value-type="float">
            <text:p>24181.58</text:p>
          </table:table-cell>
          <table:table-cell table:formula="of:=&quot;INSERT INTO estado VALUES ('&quot;&amp;[.A101]&amp;&quot;', '&quot;&amp;[.B101]&amp;&quot;', '&quot;&amp;[.C101]&amp;&quot;', '&quot;&amp;[.D101]&amp;&quot;', &quot;&amp;[.E101]&amp;&quot;, &quot;&amp;[.F101]&amp;&quot;, &quot;&amp;[.G101]&amp;&quot;, &quot;&amp;[.H101]&amp;&quot;, &quot;&amp;[.I101]&amp;&quot;, &quot;&amp;[.J101]&amp;&quot;, &quot;&amp;[.K101]&amp;&quot;, &quot;&amp;[.L101]&amp;&quot;, &quot;&amp;[.M101]&amp;&quot;);&quot;" office:value-type="string" office:string-value="INSERT INTO estado VALUES ('Cerro Grande', '4305157', 'cerro-grandense', 'VALMOR JOSE CAPELETTI', 73.438, 2281, 32.91, 97.7, 0.674, 31.25, 16236.36619, 13082.01219, 24181.58);" calcext:value-type="string">
            <text:p>INSERT INTO estado VALUES ('Cerro Grande', '4305157', 'cerro-grandense', 'VALMOR JOSE CAPELETTI', 73.438, 2281, 32.91, 97.7, 0.674, 31.25, 16236.36619, 13082.01219, 24181.58);</text:p>
          </table:table-cell>
        </table:table-row>
        <table:table-row table:style-name="ro1">
          <table:table-cell table:style-name="ce0" office:value-type="string" calcext:value-type="string">
            <text:p>Cerro Grande do Sul</text:p>
          </table:table-cell>
          <table:table-cell table:style-name="ce0" office:value-type="float" office:value="4305173" calcext:value-type="float">
            <text:p>4305173</text:p>
          </table:table-cell>
          <table:table-cell table:style-name="ce0" office:value-type="string" calcext:value-type="string">
            <text:p>sul-cerro-grandense</text:p>
          </table:table-cell>
          <table:table-cell table:style-name="ce0" office:value-type="string" calcext:value-type="string">
            <text:p>GILMAR JOÃO ALBA</text:p>
          </table:table-cell>
          <table:table-cell table:style-name="ce2" office:value-type="float" office:value="324.908" calcext:value-type="float">
            <text:p>324.908</text:p>
          </table:table-cell>
          <table:table-cell table:style-name="ce0" office:value-type="float" office:value="12579" calcext:value-type="float">
            <text:p>12579</text:p>
          </table:table-cell>
          <table:table-cell table:style-name="ce5" office:value-type="string" calcext:value-type="string">
            <text:p>31.61</text:p>
          </table:table-cell>
          <table:table-cell table:style-name="ce5" office:value-type="string" calcext:value-type="string">
            <text:p>94.9</text:p>
          </table:table-cell>
          <table:table-cell table:style-name="ce7" office:value-type="float" office:value="0.66" calcext:value-type="float">
            <text:p>0.6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9144.086" calcext:value-type="float">
            <text:p>29144.086</text:p>
          </table:table-cell>
          <table:table-cell table:style-name="ce0" office:value-type="float" office:value="27192.42081" calcext:value-type="float">
            <text:p>27192.42081</text:p>
          </table:table-cell>
          <table:table-cell table:style-name="ce0" office:value-type="float" office:value="14989.51" calcext:value-type="float">
            <text:p>14989.51</text:p>
          </table:table-cell>
          <table:table-cell table:formula="of:=&quot;INSERT INTO estado VALUES ('&quot;&amp;[.A102]&amp;&quot;', '&quot;&amp;[.B102]&amp;&quot;', '&quot;&amp;[.C102]&amp;&quot;', '&quot;&amp;[.D102]&amp;&quot;', &quot;&amp;[.E102]&amp;&quot;, &quot;&amp;[.F102]&amp;&quot;, &quot;&amp;[.G102]&amp;&quot;, &quot;&amp;[.H102]&amp;&quot;, &quot;&amp;[.I102]&amp;&quot;, &quot;&amp;[.J102]&amp;&quot;, &quot;&amp;[.K102]&amp;&quot;, &quot;&amp;[.L102]&amp;&quot;, &quot;&amp;[.M102]&amp;&quot;);&quot;" office:value-type="string" office:string-value="INSERT INTO estado VALUES ('Cerro Grande do Sul', '4305173', 'sul-cerro-grandense', 'GILMAR JOÃO ALBA', 324.908, 12579, 31.61, 94.9, 0.66, null, 29144.086, 27192.42081, 14989.51);" calcext:value-type="string">
            <text:p>INSERT INTO estado VALUES ('Cerro Grande do Sul', '4305173', 'sul-cerro-grandense', 'GILMAR JOÃO ALBA', 324.908, 12579, 31.61, 94.9, 0.66, null, 29144.086, 27192.42081, 14989.51);</text:p>
          </table:table-cell>
        </table:table-row>
        <table:table-row table:style-name="ro1">
          <table:table-cell table:style-name="ce0" office:value-type="string" calcext:value-type="string">
            <text:p>Cerro Largo</text:p>
          </table:table-cell>
          <table:table-cell table:style-name="ce0" office:value-type="float" office:value="4305207" calcext:value-type="float">
            <text:p>4305207</text:p>
          </table:table-cell>
          <table:table-cell table:style-name="ce0" office:value-type="string" calcext:value-type="string">
            <text:p>cerro-larguense</text:p>
          </table:table-cell>
          <table:table-cell table:style-name="ce0" office:value-type="string" calcext:value-type="string">
            <text:p>PAULO CÉSAR KIPPER DE ALMEIDA</text:p>
          </table:table-cell>
          <table:table-cell table:style-name="ce2" office:value-type="float" office:value="176.643" calcext:value-type="float">
            <text:p>176.643</text:p>
          </table:table-cell>
          <table:table-cell table:style-name="ce0" office:value-type="float" office:value="14243" calcext:value-type="float">
            <text:p>14243</text:p>
          </table:table-cell>
          <table:table-cell table:style-name="ce5" office:value-type="string" calcext:value-type="string">
            <text:p>74.79</text:p>
          </table:table-cell>
          <table:table-cell table:style-name="ce5" office:value-type="string" calcext:value-type="string">
            <text:p>98.2</text:p>
          </table:table-cell>
          <table:table-cell table:style-name="ce7" office:value-type="float" office:value="0.764" calcext:value-type="float">
            <text:p>0.76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47201.37318" calcext:value-type="float">
            <text:p>47201.37318</text:p>
          </table:table-cell>
          <table:table-cell table:style-name="ce0" office:value-type="float" office:value="42105.72476" calcext:value-type="float">
            <text:p>42105.72476</text:p>
          </table:table-cell>
          <table:table-cell table:style-name="ce0" office:value-type="float" office:value="54767.65" calcext:value-type="float">
            <text:p>54767.65</text:p>
          </table:table-cell>
          <table:table-cell table:formula="of:=&quot;INSERT INTO estado VALUES ('&quot;&amp;[.A103]&amp;&quot;', '&quot;&amp;[.B103]&amp;&quot;', '&quot;&amp;[.C103]&amp;&quot;', '&quot;&amp;[.D103]&amp;&quot;', &quot;&amp;[.E103]&amp;&quot;, &quot;&amp;[.F103]&amp;&quot;, &quot;&amp;[.G103]&amp;&quot;, &quot;&amp;[.H103]&amp;&quot;, &quot;&amp;[.I103]&amp;&quot;, &quot;&amp;[.J103]&amp;&quot;, &quot;&amp;[.K103]&amp;&quot;, &quot;&amp;[.L103]&amp;&quot;, &quot;&amp;[.M103]&amp;&quot;);&quot;" office:value-type="string" office:string-value="INSERT INTO estado VALUES ('Cerro Largo', '4305207', 'cerro-larguense', 'PAULO CÉSAR KIPPER DE ALMEIDA', 176.643, 14243, 74.79, 98.2, 0.764, null, 47201.37318, 42105.72476, 54767.65);" calcext:value-type="string">
            <text:p>INSERT INTO estado VALUES ('Cerro Largo', '4305207', 'cerro-larguense', 'PAULO CÉSAR KIPPER DE ALMEIDA', 176.643, 14243, 74.79, 98.2, 0.764, null, 47201.37318, 42105.72476, 54767.65);</text:p>
          </table:table-cell>
        </table:table-row>
        <table:table-row table:style-name="ro1">
          <table:table-cell table:style-name="ce0" office:value-type="string" calcext:value-type="string">
            <text:p>Chapada</text:p>
          </table:table-cell>
          <table:table-cell table:style-name="ce0" office:value-type="float" office:value="4305306" calcext:value-type="float">
            <text:p>4305306</text:p>
          </table:table-cell>
          <table:table-cell table:style-name="ce0" office:value-type="string" calcext:value-type="string">
            <text:p>chapadense</text:p>
          </table:table-cell>
          <table:table-cell table:style-name="ce0" office:value-type="string" calcext:value-type="string">
            <text:p>GELSON MIGUEL SCHERER</text:p>
          </table:table-cell>
          <table:table-cell table:style-name="ce2" office:value-type="float" office:value="684.247" calcext:value-type="float">
            <text:p>684.247</text:p>
          </table:table-cell>
          <table:table-cell table:style-name="ce0" office:value-type="float" office:value="9211" calcext:value-type="float">
            <text:p>9211</text:p>
          </table:table-cell>
          <table:table-cell table:style-name="ce5" office:value-type="string" calcext:value-type="string">
            <text:p>13.71</text:p>
          </table:table-cell>
          <table:table-cell table:style-name="ce5" office:value-type="string" calcext:value-type="string">
            <text:p>98.9</text:p>
          </table:table-cell>
          <table:table-cell table:style-name="ce7" office:value-type="float" office:value="0.757" calcext:value-type="float">
            <text:p>0.757</text:p>
          </table:table-cell>
          <table:table-cell table:style-name="ce0" office:value-type="float" office:value="20.83" calcext:value-type="float">
            <text:p>20.83</text:p>
          </table:table-cell>
          <table:table-cell table:style-name="ce0" office:value-type="float" office:value="42527.3917" calcext:value-type="float">
            <text:p>42527.3917</text:p>
          </table:table-cell>
          <table:table-cell table:style-name="ce0" office:value-type="float" office:value="35331.69235" calcext:value-type="float">
            <text:p>35331.69235</text:p>
          </table:table-cell>
          <table:table-cell table:style-name="ce0" office:value-type="float" office:value="49903.9" calcext:value-type="float">
            <text:p>49903.9</text:p>
          </table:table-cell>
          <table:table-cell table:formula="of:=&quot;INSERT INTO estado VALUES ('&quot;&amp;[.A104]&amp;&quot;', '&quot;&amp;[.B104]&amp;&quot;', '&quot;&amp;[.C104]&amp;&quot;', '&quot;&amp;[.D104]&amp;&quot;', &quot;&amp;[.E104]&amp;&quot;, &quot;&amp;[.F104]&amp;&quot;, &quot;&amp;[.G104]&amp;&quot;, &quot;&amp;[.H104]&amp;&quot;, &quot;&amp;[.I104]&amp;&quot;, &quot;&amp;[.J104]&amp;&quot;, &quot;&amp;[.K104]&amp;&quot;, &quot;&amp;[.L104]&amp;&quot;, &quot;&amp;[.M104]&amp;&quot;);&quot;" office:value-type="string" office:string-value="INSERT INTO estado VALUES ('Chapada', '4305306', 'chapadense', 'GELSON MIGUEL SCHERER', 684.247, 9211, 13.71, 98.9, 0.757, 20.83, 42527.3917, 35331.69235, 49903.9);" calcext:value-type="string">
            <text:p>INSERT INTO estado VALUES ('Chapada', '4305306', 'chapadense', 'GELSON MIGUEL SCHERER', 684.247, 9211, 13.71, 98.9, 0.757, 20.83, 42527.3917, 35331.69235, 49903.9);</text:p>
          </table:table-cell>
        </table:table-row>
        <table:table-row table:style-name="ro1">
          <table:table-cell table:style-name="ce0" office:value-type="string" calcext:value-type="string">
            <text:p>Charqueadas</text:p>
          </table:table-cell>
          <table:table-cell table:style-name="ce0" office:value-type="float" office:value="4305355" calcext:value-type="float">
            <text:p>4305355</text:p>
          </table:table-cell>
          <table:table-cell table:style-name="ce0" office:value-type="string" calcext:value-type="string">
            <text:p>charqueadense</text:p>
          </table:table-cell>
          <table:table-cell table:style-name="ce0" office:value-type="string" calcext:value-type="string">
            <text:p>RICARDO MACHADO VARGAS</text:p>
          </table:table-cell>
          <table:table-cell table:style-name="ce2" office:value-type="float" office:value="217.362" calcext:value-type="float">
            <text:p>217.362</text:p>
          </table:table-cell>
          <table:table-cell table:style-name="ce0" office:value-type="float" office:value="41705" calcext:value-type="float">
            <text:p>41705</text:p>
          </table:table-cell>
          <table:table-cell table:style-name="ce5" office:value-type="string" calcext:value-type="string">
            <text:p>163.13</text:p>
          </table:table-cell>
          <table:table-cell table:style-name="ce5" office:value-type="string" calcext:value-type="string">
            <text:p>99.5</text:p>
          </table:table-cell>
          <table:table-cell table:style-name="ce7" office:value-type="float" office:value="0.747" calcext:value-type="float">
            <text:p>0.747</text:p>
          </table:table-cell>
          <table:table-cell table:style-name="ce0" office:value-type="float" office:value="13.29" calcext:value-type="float">
            <text:p>13.29</text:p>
          </table:table-cell>
          <table:table-cell table:style-name="ce0" office:value-type="float" office:value="117582.82995" calcext:value-type="float">
            <text:p>117582.82995</text:p>
          </table:table-cell>
          <table:table-cell table:style-name="ce0" office:value-type="float" office:value="104656.38465" calcext:value-type="float">
            <text:p>104656.38465</text:p>
          </table:table-cell>
          <table:table-cell table:style-name="ce0" office:value-type="float" office:value="33757.46" calcext:value-type="float">
            <text:p>33757.46</text:p>
          </table:table-cell>
          <table:table-cell table:formula="of:=&quot;INSERT INTO estado VALUES ('&quot;&amp;[.A105]&amp;&quot;', '&quot;&amp;[.B105]&amp;&quot;', '&quot;&amp;[.C105]&amp;&quot;', '&quot;&amp;[.D105]&amp;&quot;', &quot;&amp;[.E105]&amp;&quot;, &quot;&amp;[.F105]&amp;&quot;, &quot;&amp;[.G105]&amp;&quot;, &quot;&amp;[.H105]&amp;&quot;, &quot;&amp;[.I105]&amp;&quot;, &quot;&amp;[.J105]&amp;&quot;, &quot;&amp;[.K105]&amp;&quot;, &quot;&amp;[.L105]&amp;&quot;, &quot;&amp;[.M105]&amp;&quot;);&quot;" office:value-type="string" office:string-value="INSERT INTO estado VALUES ('Charqueadas', '4305355', 'charqueadense', 'RICARDO MACHADO VARGAS', 217.362, 41705, 163.13, 99.5, 0.747, 13.29, 117582.82995, 104656.38465, 33757.46);" calcext:value-type="string">
            <text:p>INSERT INTO estado VALUES ('Charqueadas', '4305355', 'charqueadense', 'RICARDO MACHADO VARGAS', 217.362, 41705, 163.13, 99.5, 0.747, 13.29, 117582.82995, 104656.38465, 33757.46);</text:p>
          </table:table-cell>
        </table:table-row>
        <table:table-row table:style-name="ro1">
          <table:table-cell table:style-name="ce0" office:value-type="string" calcext:value-type="string">
            <text:p>Charrua</text:p>
          </table:table-cell>
          <table:table-cell table:style-name="ce0" office:value-type="float" office:value="4305371" calcext:value-type="float">
            <text:p>4305371</text:p>
          </table:table-cell>
          <table:table-cell table:style-name="ce0" office:value-type="string" calcext:value-type="string">
            <text:p>charruense</text:p>
          </table:table-cell>
          <table:table-cell table:style-name="ce0" office:value-type="string" calcext:value-type="string">
            <text:p>VALDÉSIO ROQUE DELLA BETTA</text:p>
          </table:table-cell>
          <table:table-cell table:style-name="ce2" office:value-type="float" office:value="198.748" calcext:value-type="float">
            <text:p>198.748</text:p>
          </table:table-cell>
          <table:table-cell table:style-name="ce0" office:value-type="float" office:value="3228" calcext:value-type="float">
            <text:p>3228</text:p>
          </table:table-cell>
          <table:table-cell table:style-name="ce5" office:value-type="string" calcext:value-type="string">
            <text:p>17.52</text:p>
          </table:table-cell>
          <table:table-cell table:style-name="ce5" office:value-type="string" calcext:value-type="string">
            <text:p>89.6</text:p>
          </table:table-cell>
          <table:table-cell table:style-name="ce7" office:value-type="float" office:value="0.62" calcext:value-type="float">
            <text:p>0.6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072.80381" calcext:value-type="float">
            <text:p>15072.80381</text:p>
          </table:table-cell>
          <table:table-cell table:style-name="ce0" office:value-type="float" office:value="12085.1199" calcext:value-type="float">
            <text:p>12085.1199</text:p>
          </table:table-cell>
          <table:table-cell table:style-name="ce0" office:value-type="float" office:value="28097.7" calcext:value-type="float">
            <text:p>28097.7</text:p>
          </table:table-cell>
          <table:table-cell table:formula="of:=&quot;INSERT INTO estado VALUES ('&quot;&amp;[.A106]&amp;&quot;', '&quot;&amp;[.B106]&amp;&quot;', '&quot;&amp;[.C106]&amp;&quot;', '&quot;&amp;[.D106]&amp;&quot;', &quot;&amp;[.E106]&amp;&quot;, &quot;&amp;[.F106]&amp;&quot;, &quot;&amp;[.G106]&amp;&quot;, &quot;&amp;[.H106]&amp;&quot;, &quot;&amp;[.I106]&amp;&quot;, &quot;&amp;[.J106]&amp;&quot;, &quot;&amp;[.K106]&amp;&quot;, &quot;&amp;[.L106]&amp;&quot;, &quot;&amp;[.M106]&amp;&quot;);&quot;" office:value-type="string" office:string-value="INSERT INTO estado VALUES ('Charrua', '4305371', 'charruense', 'VALDÉSIO ROQUE DELLA BETTA', 198.748, 3228, 17.52, 89.6, 0.62, null, 15072.80381, 12085.1199, 28097.7);" calcext:value-type="string">
            <text:p>INSERT INTO estado VALUES ('Charrua', '4305371', 'charruense', 'VALDÉSIO ROQUE DELLA BETTA', 198.748, 3228, 17.52, 89.6, 0.62, null, 15072.80381, 12085.1199, 28097.7);</text:p>
          </table:table-cell>
        </table:table-row>
        <table:table-row table:style-name="ro1">
          <table:table-cell table:style-name="ce0" office:value-type="string" calcext:value-type="string">
            <text:p>Chiapetta</text:p>
          </table:table-cell>
          <table:table-cell table:style-name="ce0" office:value-type="float" office:value="4305405" calcext:value-type="float">
            <text:p>4305405</text:p>
          </table:table-cell>
          <table:table-cell table:style-name="ce0" office:value-type="string" calcext:value-type="string">
            <text:p>chiapetense</text:p>
          </table:table-cell>
          <table:table-cell table:style-name="ce0" office:value-type="string" calcext:value-type="string">
            <text:p>EDER LUIS BOTH</text:p>
          </table:table-cell>
          <table:table-cell table:style-name="ce2" office:value-type="float" office:value="397.179" calcext:value-type="float">
            <text:p>397.179</text:p>
          </table:table-cell>
          <table:table-cell table:style-name="ce0" office:value-type="float" office:value="3684" calcext:value-type="float">
            <text:p>3684</text:p>
          </table:table-cell>
          <table:table-cell table:style-name="ce5" office:value-type="string" calcext:value-type="string">
            <text:p>10.2</text:p>
          </table:table-cell>
          <table:table-cell table:style-name="ce5" office:value-type="string" calcext:value-type="string">
            <text:p>97.5</text:p>
          </table:table-cell>
          <table:table-cell table:style-name="ce7" office:value-type="float" office:value="0.732" calcext:value-type="float">
            <text:p>0.73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474.64238" calcext:value-type="float">
            <text:p>20474.64238</text:p>
          </table:table-cell>
          <table:table-cell table:style-name="ce0" office:value-type="float" office:value="17318.54146" calcext:value-type="float">
            <text:p>17318.54146</text:p>
          </table:table-cell>
          <table:table-cell table:style-name="ce0" office:value-type="float" office:value="54257.77" calcext:value-type="float">
            <text:p>54257.77</text:p>
          </table:table-cell>
          <table:table-cell table:formula="of:=&quot;INSERT INTO estado VALUES ('&quot;&amp;[.A107]&amp;&quot;', '&quot;&amp;[.B107]&amp;&quot;', '&quot;&amp;[.C107]&amp;&quot;', '&quot;&amp;[.D107]&amp;&quot;', &quot;&amp;[.E107]&amp;&quot;, &quot;&amp;[.F107]&amp;&quot;, &quot;&amp;[.G107]&amp;&quot;, &quot;&amp;[.H107]&amp;&quot;, &quot;&amp;[.I107]&amp;&quot;, &quot;&amp;[.J107]&amp;&quot;, &quot;&amp;[.K107]&amp;&quot;, &quot;&amp;[.L107]&amp;&quot;, &quot;&amp;[.M107]&amp;&quot;);&quot;" office:value-type="string" office:string-value="INSERT INTO estado VALUES ('Chiapetta', '4305405', 'chiapetense', 'EDER LUIS BOTH', 397.179, 3684, 10.2, 97.5, 0.732, null, 20474.64238, 17318.54146, 54257.77);" calcext:value-type="string">
            <text:p>INSERT INTO estado VALUES ('Chiapetta', '4305405', 'chiapetense', 'EDER LUIS BOTH', 397.179, 3684, 10.2, 97.5, 0.732, null, 20474.64238, 17318.54146, 54257.77);</text:p>
          </table:table-cell>
        </table:table-row>
        <table:table-row table:style-name="ro1">
          <table:table-cell table:style-name="ce0" office:value-type="string" calcext:value-type="string">
            <text:p>Chuí</text:p>
          </table:table-cell>
          <table:table-cell table:style-name="ce0" office:value-type="float" office:value="4305439" calcext:value-type="float">
            <text:p>4305439</text:p>
          </table:table-cell>
          <table:table-cell table:style-name="ce0" office:value-type="string" calcext:value-type="string">
            <text:p>chuiense</text:p>
          </table:table-cell>
          <table:table-cell table:style-name="ce0" office:value-type="string" calcext:value-type="string">
            <text:p>MARCO ANTONIO VASQUES RODRIGUES BARBOSA</text:p>
          </table:table-cell>
          <table:table-cell table:style-name="ce2" office:value-type="float" office:value="202.387" calcext:value-type="float">
            <text:p>202.387</text:p>
          </table:table-cell>
          <table:table-cell table:style-name="ce0" office:value-type="float" office:value="6832" calcext:value-type="float">
            <text:p>6832</text:p>
          </table:table-cell>
          <table:table-cell table:style-name="ce5" office:value-type="string" calcext:value-type="string">
            <text:p>29.21</text:p>
          </table:table-cell>
          <table:table-cell table:style-name="ce5" office:value-type="string" calcext:value-type="string">
            <text:p>97.7</text:p>
          </table:table-cell>
          <table:table-cell table:style-name="ce7" office:value-type="float" office:value="0.706" calcext:value-type="float">
            <text:p>0.70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2187.41297" calcext:value-type="float">
            <text:p>22187.41297</text:p>
          </table:table-cell>
          <table:table-cell table:style-name="ce0" office:value-type="float" office:value="18799.203" calcext:value-type="float">
            <text:p>18799.203</text:p>
          </table:table-cell>
          <table:table-cell table:style-name="ce0" office:value-type="float" office:value="56942.3" calcext:value-type="float">
            <text:p>56942.3</text:p>
          </table:table-cell>
          <table:table-cell table:formula="of:=&quot;INSERT INTO estado VALUES ('&quot;&amp;[.A108]&amp;&quot;', '&quot;&amp;[.B108]&amp;&quot;', '&quot;&amp;[.C108]&amp;&quot;', '&quot;&amp;[.D108]&amp;&quot;', &quot;&amp;[.E108]&amp;&quot;, &quot;&amp;[.F108]&amp;&quot;, &quot;&amp;[.G108]&amp;&quot;, &quot;&amp;[.H108]&amp;&quot;, &quot;&amp;[.I108]&amp;&quot;, &quot;&amp;[.J108]&amp;&quot;, &quot;&amp;[.K108]&amp;&quot;, &quot;&amp;[.L108]&amp;&quot;, &quot;&amp;[.M108]&amp;&quot;);&quot;" office:value-type="string" office:string-value="INSERT INTO estado VALUES ('Chuí', '4305439', 'chuiense', 'MARCO ANTONIO VASQUES RODRIGUES BARBOSA', 202.387, 6832, 29.21, 97.7, 0.706, null, 22187.41297, 18799.203, 56942.3);" calcext:value-type="string">
            <text:p>INSERT INTO estado VALUES ('Chuí', '4305439', 'chuiense', 'MARCO ANTONIO VASQUES RODRIGUES BARBOSA', 202.387, 6832, 29.21, 97.7, 0.706, null, 22187.41297, 18799.203, 56942.3);</text:p>
          </table:table-cell>
        </table:table-row>
        <table:table-row table:style-name="ro1">
          <table:table-cell table:style-name="ce0" office:value-type="string" calcext:value-type="string">
            <text:p>Chuvisca</text:p>
          </table:table-cell>
          <table:table-cell table:style-name="ce0" office:value-type="float" office:value="4305447" calcext:value-type="float">
            <text:p>4305447</text:p>
          </table:table-cell>
          <table:table-cell table:style-name="ce0" office:value-type="string" calcext:value-type="string">
            <text:p>chuvisquense</text:p>
          </table:table-cell>
          <table:table-cell table:style-name="ce0" office:value-type="string" calcext:value-type="string">
            <text:p>JOEL SANTOS SUBDA</text:p>
          </table:table-cell>
          <table:table-cell table:style-name="ce2" office:value-type="float" office:value="220.471" calcext:value-type="float">
            <text:p>220.471</text:p>
          </table:table-cell>
          <table:table-cell table:style-name="ce0" office:value-type="float" office:value="5518" calcext:value-type="float">
            <text:p>5518</text:p>
          </table:table-cell>
          <table:table-cell table:style-name="ce5" office:value-type="string" calcext:value-type="string">
            <text:p>22.42</text:p>
          </table:table-cell>
          <table:table-cell table:style-name="ce5" office:value-type="float" office:value="97" calcext:value-type="float">
            <text:p>97</text:p>
          </table:table-cell>
          <table:table-cell table:style-name="ce7" office:value-type="float" office:value="0.616" calcext:value-type="float">
            <text:p>0.616</text:p>
          </table:table-cell>
          <table:table-cell table:style-name="ce0" office:value-type="float" office:value="18.52" calcext:value-type="float">
            <text:p>18.52</text:p>
          </table:table-cell>
          <table:table-cell table:style-name="ce0" office:value-type="float" office:value="18391.68787" calcext:value-type="float">
            <text:p>18391.68787</text:p>
          </table:table-cell>
          <table:table-cell table:style-name="ce0" office:value-type="float" office:value="16082.56631" calcext:value-type="float">
            <text:p>16082.56631</text:p>
          </table:table-cell>
          <table:table-cell table:style-name="ce0" office:value-type="float" office:value="21076.98" calcext:value-type="float">
            <text:p>21076.98</text:p>
          </table:table-cell>
          <table:table-cell table:formula="of:=&quot;INSERT INTO estado VALUES ('&quot;&amp;[.A109]&amp;&quot;', '&quot;&amp;[.B109]&amp;&quot;', '&quot;&amp;[.C109]&amp;&quot;', '&quot;&amp;[.D109]&amp;&quot;', &quot;&amp;[.E109]&amp;&quot;, &quot;&amp;[.F109]&amp;&quot;, &quot;&amp;[.G109]&amp;&quot;, &quot;&amp;[.H109]&amp;&quot;, &quot;&amp;[.I109]&amp;&quot;, &quot;&amp;[.J109]&amp;&quot;, &quot;&amp;[.K109]&amp;&quot;, &quot;&amp;[.L109]&amp;&quot;, &quot;&amp;[.M109]&amp;&quot;);&quot;" office:value-type="string" office:string-value="INSERT INTO estado VALUES ('Chuvisca', '4305447', 'chuvisquense', 'JOEL SANTOS SUBDA', 220.471, 5518, 22.42, 97, 0.616, 18.52, 18391.68787, 16082.56631, 21076.98);" calcext:value-type="string">
            <text:p>INSERT INTO estado VALUES ('Chuvisca', '4305447', 'chuvisquense', 'JOEL SANTOS SUBDA', 220.471, 5518, 22.42, 97, 0.616, 18.52, 18391.68787, 16082.56631, 21076.98);</text:p>
          </table:table-cell>
        </table:table-row>
        <table:table-row table:style-name="ro1">
          <table:table-cell table:style-name="ce0" office:value-type="string" calcext:value-type="string">
            <text:p>Cidreira</text:p>
          </table:table-cell>
          <table:table-cell table:style-name="ce0" office:value-type="float" office:value="4305454" calcext:value-type="float">
            <text:p>4305454</text:p>
          </table:table-cell>
          <table:table-cell table:style-name="ce0" office:value-type="string" calcext:value-type="string">
            <text:p>cidreirense</text:p>
          </table:table-cell>
          <table:table-cell table:style-name="ce0" office:value-type="string" calcext:value-type="string">
            <text:p>ALEXSANDRO CONTINI DE OLIVEIRA</text:p>
          </table:table-cell>
          <table:table-cell table:style-name="ce2" office:value-type="float" office:value="243.42" calcext:value-type="float">
            <text:p>243.420</text:p>
          </table:table-cell>
          <table:table-cell table:style-name="ce0" office:value-type="float" office:value="16897" calcext:value-type="float">
            <text:p>16897</text:p>
          </table:table-cell>
          <table:table-cell table:style-name="ce5" office:value-type="string" calcext:value-type="string">
            <text:p>51.52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29" calcext:value-type="float">
            <text:p>0.729</text:p>
          </table:table-cell>
          <table:table-cell table:style-name="ce0" office:value-type="float" office:value="4.93" calcext:value-type="float">
            <text:p>4.93</text:p>
          </table:table-cell>
          <table:table-cell table:style-name="ce0" office:value-type="float" office:value="64061.61764" calcext:value-type="float">
            <text:p>64061.61764</text:p>
          </table:table-cell>
          <table:table-cell table:style-name="ce0" office:value-type="float" office:value="55416.89392" calcext:value-type="float">
            <text:p>55416.89392</text:p>
          </table:table-cell>
          <table:table-cell table:style-name="ce0" office:value-type="float" office:value="18951.92" calcext:value-type="float">
            <text:p>18951.92</text:p>
          </table:table-cell>
          <table:table-cell table:formula="of:=&quot;INSERT INTO estado VALUES ('&quot;&amp;[.A110]&amp;&quot;', '&quot;&amp;[.B110]&amp;&quot;', '&quot;&amp;[.C110]&amp;&quot;', '&quot;&amp;[.D110]&amp;&quot;', &quot;&amp;[.E110]&amp;&quot;, &quot;&amp;[.F110]&amp;&quot;, &quot;&amp;[.G110]&amp;&quot;, &quot;&amp;[.H110]&amp;&quot;, &quot;&amp;[.I110]&amp;&quot;, &quot;&amp;[.J110]&amp;&quot;, &quot;&amp;[.K110]&amp;&quot;, &quot;&amp;[.L110]&amp;&quot;, &quot;&amp;[.M110]&amp;&quot;);&quot;" office:value-type="string" office:string-value="INSERT INTO estado VALUES ('Cidreira', '4305454', 'cidreirense', 'ALEXSANDRO CONTINI DE OLIVEIRA', 243.42, 16897, 51.52, 99.1, 0.729, 4.93, 64061.61764, 55416.89392, 18951.92);" calcext:value-type="string">
            <text:p>INSERT INTO estado VALUES ('Cidreira', '4305454', 'cidreirense', 'ALEXSANDRO CONTINI DE OLIVEIRA', 243.42, 16897, 51.52, 99.1, 0.729, 4.93, 64061.61764, 55416.89392, 18951.92);</text:p>
          </table:table-cell>
        </table:table-row>
        <table:table-row table:style-name="ro1">
          <table:table-cell table:style-name="ce0" office:value-type="string" calcext:value-type="string">
            <text:p>Ciríaco</text:p>
          </table:table-cell>
          <table:table-cell table:style-name="ce0" office:value-type="float" office:value="4305504" calcext:value-type="float">
            <text:p>4305504</text:p>
          </table:table-cell>
          <table:table-cell table:style-name="ce0" office:value-type="string" calcext:value-type="string">
            <text:p>ciriaquense</text:p>
          </table:table-cell>
          <table:table-cell table:style-name="ce0" office:value-type="string" calcext:value-type="string">
            <text:p>ODACIR BOAVENTURA MANHABOSCO DE MELLO</text:p>
          </table:table-cell>
          <table:table-cell table:style-name="ce2" office:value-type="float" office:value="274.35" calcext:value-type="float">
            <text:p>274.350</text:p>
          </table:table-cell>
          <table:table-cell table:style-name="ce0" office:value-type="float" office:value="4693" calcext:value-type="float">
            <text:p>4693</text:p>
          </table:table-cell>
          <table:table-cell table:style-name="ce5" office:value-type="string" calcext:value-type="string">
            <text:p>17.97</text:p>
          </table:table-cell>
          <table:table-cell table:style-name="ce5" office:value-type="string" calcext:value-type="string">
            <text:p>95.4</text:p>
          </table:table-cell>
          <table:table-cell table:style-name="ce7" office:value-type="float" office:value="0.719" calcext:value-type="float">
            <text:p>0.71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993.92816" calcext:value-type="float">
            <text:p>21993.92816</text:p>
          </table:table-cell>
          <table:table-cell table:style-name="ce0" office:value-type="float" office:value="17742.46508" calcext:value-type="float">
            <text:p>17742.46508</text:p>
          </table:table-cell>
          <table:table-cell table:style-name="ce0" office:value-type="float" office:value="31816.45" calcext:value-type="float">
            <text:p>31816.45</text:p>
          </table:table-cell>
          <table:table-cell table:formula="of:=&quot;INSERT INTO estado VALUES ('&quot;&amp;[.A111]&amp;&quot;', '&quot;&amp;[.B111]&amp;&quot;', '&quot;&amp;[.C111]&amp;&quot;', '&quot;&amp;[.D111]&amp;&quot;', &quot;&amp;[.E111]&amp;&quot;, &quot;&amp;[.F111]&amp;&quot;, &quot;&amp;[.G111]&amp;&quot;, &quot;&amp;[.H111]&amp;&quot;, &quot;&amp;[.I111]&amp;&quot;, &quot;&amp;[.J111]&amp;&quot;, &quot;&amp;[.K111]&amp;&quot;, &quot;&amp;[.L111]&amp;&quot;, &quot;&amp;[.M111]&amp;&quot;);&quot;" office:value-type="string" office:string-value="INSERT INTO estado VALUES ('Ciríaco', '4305504', 'ciriaquense', 'ODACIR BOAVENTURA MANHABOSCO DE MELLO', 274.35, 4693, 17.97, 95.4, 0.719, null, 21993.92816, 17742.46508, 31816.45);" calcext:value-type="string">
            <text:p>INSERT INTO estado VALUES ('Ciríaco', '4305504', 'ciriaquense', 'ODACIR BOAVENTURA MANHABOSCO DE MELLO', 274.35, 4693, 17.97, 95.4, 0.719, null, 21993.92816, 17742.46508, 31816.45);</text:p>
          </table:table-cell>
        </table:table-row>
        <table:table-row table:style-name="ro1">
          <table:table-cell table:style-name="ce0" office:value-type="string" calcext:value-type="string">
            <text:p>Colinas</text:p>
          </table:table-cell>
          <table:table-cell table:style-name="ce0" office:value-type="float" office:value="4305587" calcext:value-type="float">
            <text:p>4305587</text:p>
          </table:table-cell>
          <table:table-cell table:style-name="ce0" office:value-type="string" calcext:value-type="string">
            <text:p>colinense</text:p>
          </table:table-cell>
          <table:table-cell table:style-name="ce0" office:value-type="string" calcext:value-type="string">
            <text:p>SANDRO RANIERI HERRMANN</text:p>
          </table:table-cell>
          <table:table-cell table:style-name="ce2" office:value-type="float" office:value="60.732" calcext:value-type="float">
            <text:p>60.732</text:p>
          </table:table-cell>
          <table:table-cell table:style-name="ce0" office:value-type="float" office:value="2466" calcext:value-type="float">
            <text:p>2466</text:p>
          </table:table-cell>
          <table:table-cell table:style-name="ce5" office:value-type="string" calcext:value-type="string">
            <text:p>41.46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765" calcext:value-type="float">
            <text:p>0.76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8400.2255" calcext:value-type="float">
            <text:p>18400.2255</text:p>
          </table:table-cell>
          <table:table-cell table:style-name="ce0" office:value-type="float" office:value="14119.31534" calcext:value-type="float">
            <text:p>14119.31534</text:p>
          </table:table-cell>
          <table:table-cell table:style-name="ce0" office:value-type="float" office:value="26910.45" calcext:value-type="float">
            <text:p>26910.45</text:p>
          </table:table-cell>
          <table:table-cell table:formula="of:=&quot;INSERT INTO estado VALUES ('&quot;&amp;[.A112]&amp;&quot;', '&quot;&amp;[.B112]&amp;&quot;', '&quot;&amp;[.C112]&amp;&quot;', '&quot;&amp;[.D112]&amp;&quot;', &quot;&amp;[.E112]&amp;&quot;, &quot;&amp;[.F112]&amp;&quot;, &quot;&amp;[.G112]&amp;&quot;, &quot;&amp;[.H112]&amp;&quot;, &quot;&amp;[.I112]&amp;&quot;, &quot;&amp;[.J112]&amp;&quot;, &quot;&amp;[.K112]&amp;&quot;, &quot;&amp;[.L112]&amp;&quot;, &quot;&amp;[.M112]&amp;&quot;);&quot;" office:value-type="string" office:string-value="INSERT INTO estado VALUES ('Colinas', '4305587', 'colinense', 'SANDRO RANIERI HERRMANN', 60.732, 2466, 41.46, 99, 0.765, null, 18400.2255, 14119.31534, 26910.45);" calcext:value-type="string">
            <text:p>INSERT INTO estado VALUES ('Colinas', '4305587', 'colinense', 'SANDRO RANIERI HERRMANN', 60.732, 2466, 41.46, 99, 0.765, null, 18400.2255, 14119.31534, 26910.45);</text:p>
          </table:table-cell>
        </table:table-row>
        <table:table-row table:style-name="ro1">
          <table:table-cell table:style-name="ce0" office:value-type="string" calcext:value-type="string">
            <text:p>Colorado</text:p>
          </table:table-cell>
          <table:table-cell table:style-name="ce0" office:value-type="float" office:value="4305603" calcext:value-type="float">
            <text:p>4305603</text:p>
          </table:table-cell>
          <table:table-cell table:style-name="ce0" office:value-type="string" calcext:value-type="string">
            <text:p>coloradense</text:p>
          </table:table-cell>
          <table:table-cell table:style-name="ce0" office:value-type="string" calcext:value-type="string">
            <text:p>CELSO GOBBI</text:p>
          </table:table-cell>
          <table:table-cell table:style-name="ce2" office:value-type="float" office:value="286.295" calcext:value-type="float">
            <text:p>286.295</text:p>
          </table:table-cell>
          <table:table-cell table:style-name="ce0" office:value-type="float" office:value="3088" calcext:value-type="float">
            <text:p>3088</text:p>
          </table:table-cell>
          <table:table-cell table:style-name="ce5" office:value-type="string" calcext:value-type="string">
            <text:p>12.44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758" calcext:value-type="float">
            <text:p>0.758</text:p>
          </table:table-cell>
          <table:table-cell table:style-name="ce0" office:value-type="float" office:value="86.96" calcext:value-type="float">
            <text:p>86.96</text:p>
          </table:table-cell>
          <table:table-cell table:style-name="ce0" office:value-type="float" office:value="23770.04831" calcext:value-type="float">
            <text:p>23770.04831</text:p>
          </table:table-cell>
          <table:table-cell table:style-name="ce0" office:value-type="float" office:value="18230.22909" calcext:value-type="float">
            <text:p>18230.22909</text:p>
          </table:table-cell>
          <table:table-cell table:style-name="ce0" office:value-type="float" office:value="61256.2" calcext:value-type="float">
            <text:p>61256.2</text:p>
          </table:table-cell>
          <table:table-cell table:formula="of:=&quot;INSERT INTO estado VALUES ('&quot;&amp;[.A113]&amp;&quot;', '&quot;&amp;[.B113]&amp;&quot;', '&quot;&amp;[.C113]&amp;&quot;', '&quot;&amp;[.D113]&amp;&quot;', &quot;&amp;[.E113]&amp;&quot;, &quot;&amp;[.F113]&amp;&quot;, &quot;&amp;[.G113]&amp;&quot;, &quot;&amp;[.H113]&amp;&quot;, &quot;&amp;[.I113]&amp;&quot;, &quot;&amp;[.J113]&amp;&quot;, &quot;&amp;[.K113]&amp;&quot;, &quot;&amp;[.L113]&amp;&quot;, &quot;&amp;[.M113]&amp;&quot;);&quot;" office:value-type="string" office:string-value="INSERT INTO estado VALUES ('Colorado', '4305603', 'coloradense', 'CELSO GOBBI', 286.295, 3088, 12.44, 99.2, 0.758, 86.96, 23770.04831, 18230.22909, 61256.2);" calcext:value-type="string">
            <text:p>INSERT INTO estado VALUES ('Colorado', '4305603', 'coloradense', 'CELSO GOBBI', 286.295, 3088, 12.44, 99.2, 0.758, 86.96, 23770.04831, 18230.22909, 61256.2);</text:p>
          </table:table-cell>
        </table:table-row>
        <table:table-row table:style-name="ro1">
          <table:table-cell table:style-name="ce0" office:value-type="string" calcext:value-type="string">
            <text:p>Condor</text:p>
          </table:table-cell>
          <table:table-cell table:style-name="ce0" office:value-type="float" office:value="4305702" calcext:value-type="float">
            <text:p>4305702</text:p>
          </table:table-cell>
          <table:table-cell table:style-name="ce0" office:value-type="string" calcext:value-type="string">
            <text:p>condorense</text:p>
          </table:table-cell>
          <table:table-cell table:style-name="ce0" office:value-type="string" calcext:value-type="string">
            <text:p>VALMIR LAND</text:p>
          </table:table-cell>
          <table:table-cell table:style-name="ce2" office:value-type="float" office:value="463.568" calcext:value-type="float">
            <text:p>463.568</text:p>
          </table:table-cell>
          <table:table-cell table:style-name="ce0" office:value-type="float" office:value="6766" calcext:value-type="float">
            <text:p>6766</text:p>
          </table:table-cell>
          <table:table-cell table:style-name="ce5" office:value-type="string" calcext:value-type="string">
            <text:p>14.08</text:p>
          </table:table-cell>
          <table:table-cell table:style-name="ce5" office:value-type="string" calcext:value-type="string">
            <text:p>98.3</text:p>
          </table:table-cell>
          <table:table-cell table:style-name="ce7" office:value-type="float" office:value="0.747" calcext:value-type="float">
            <text:p>0.74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34620.93941" calcext:value-type="float">
            <text:p>34620.93941</text:p>
          </table:table-cell>
          <table:table-cell table:style-name="ce0" office:value-type="float" office:value="28217.67175" calcext:value-type="float">
            <text:p>28217.67175</text:p>
          </table:table-cell>
          <table:table-cell table:style-name="ce0" office:value-type="float" office:value="55156.8" calcext:value-type="float">
            <text:p>55156.8</text:p>
          </table:table-cell>
          <table:table-cell table:formula="of:=&quot;INSERT INTO estado VALUES ('&quot;&amp;[.A114]&amp;&quot;', '&quot;&amp;[.B114]&amp;&quot;', '&quot;&amp;[.C114]&amp;&quot;', '&quot;&amp;[.D114]&amp;&quot;', &quot;&amp;[.E114]&amp;&quot;, &quot;&amp;[.F114]&amp;&quot;, &quot;&amp;[.G114]&amp;&quot;, &quot;&amp;[.H114]&amp;&quot;, &quot;&amp;[.I114]&amp;&quot;, &quot;&amp;[.J114]&amp;&quot;, &quot;&amp;[.K114]&amp;&quot;, &quot;&amp;[.L114]&amp;&quot;, &quot;&amp;[.M114]&amp;&quot;);&quot;" office:value-type="string" office:string-value="INSERT INTO estado VALUES ('Condor', '4305702', 'condorense', 'VALMIR LAND', 463.568, 6766, 14.08, 98.3, 0.747, null, 34620.93941, 28217.67175, 55156.8);" calcext:value-type="string">
            <text:p>INSERT INTO estado VALUES ('Condor', '4305702', 'condorense', 'VALMIR LAND', 463.568, 6766, 14.08, 98.3, 0.747, null, 34620.93941, 28217.67175, 55156.8);</text:p>
          </table:table-cell>
        </table:table-row>
        <table:table-row table:style-name="ro1">
          <table:table-cell table:style-name="ce0" office:value-type="string" calcext:value-type="string">
            <text:p>Constantina</text:p>
          </table:table-cell>
          <table:table-cell table:style-name="ce0" office:value-type="float" office:value="4305801" calcext:value-type="float">
            <text:p>4305801</text:p>
          </table:table-cell>
          <table:table-cell table:style-name="ce0" office:value-type="string" calcext:value-type="string">
            <text:p>constantinense</text:p>
          </table:table-cell>
          <table:table-cell table:style-name="ce0" office:value-type="string" calcext:value-type="string">
            <text:p>FIDELVINO MENEGAZZO</text:p>
          </table:table-cell>
          <table:table-cell table:style-name="ce2" office:value-type="float" office:value="203.614" calcext:value-type="float">
            <text:p>203.614</text:p>
          </table:table-cell>
          <table:table-cell table:style-name="ce0" office:value-type="float" office:value="9903" calcext:value-type="float">
            <text:p>9903</text:p>
          </table:table-cell>
          <table:table-cell table:style-name="ce5" office:value-type="string" calcext:value-type="string">
            <text:p>48.04</text:p>
          </table:table-cell>
          <table:table-cell table:style-name="ce5" office:value-type="string" calcext:value-type="string">
            <text:p>96.1</text:p>
          </table:table-cell>
          <table:table-cell table:style-name="ce7" office:value-type="float" office:value="0.754" calcext:value-type="float">
            <text:p>0.754</text:p>
          </table:table-cell>
          <table:table-cell table:style-name="ce0" office:value-type="float" office:value="16.95" calcext:value-type="float">
            <text:p>16.95</text:p>
          </table:table-cell>
          <table:table-cell table:style-name="ce0" office:value-type="float" office:value="34866.85225" calcext:value-type="float">
            <text:p>34866.85225</text:p>
          </table:table-cell>
          <table:table-cell table:style-name="ce0" office:value-type="float" office:value="31729.66688" calcext:value-type="float">
            <text:p>31729.66688</text:p>
          </table:table-cell>
          <table:table-cell table:style-name="ce0" office:value-type="float" office:value="32747.57" calcext:value-type="float">
            <text:p>32747.57</text:p>
          </table:table-cell>
          <table:table-cell table:formula="of:=&quot;INSERT INTO estado VALUES ('&quot;&amp;[.A115]&amp;&quot;', '&quot;&amp;[.B115]&amp;&quot;', '&quot;&amp;[.C115]&amp;&quot;', '&quot;&amp;[.D115]&amp;&quot;', &quot;&amp;[.E115]&amp;&quot;, &quot;&amp;[.F115]&amp;&quot;, &quot;&amp;[.G115]&amp;&quot;, &quot;&amp;[.H115]&amp;&quot;, &quot;&amp;[.I115]&amp;&quot;, &quot;&amp;[.J115]&amp;&quot;, &quot;&amp;[.K115]&amp;&quot;, &quot;&amp;[.L115]&amp;&quot;, &quot;&amp;[.M115]&amp;&quot;);&quot;" office:value-type="string" office:string-value="INSERT INTO estado VALUES ('Constantina', '4305801', 'constantinense', 'FIDELVINO MENEGAZZO', 203.614, 9903, 48.04, 96.1, 0.754, 16.95, 34866.85225, 31729.66688, 32747.57);" calcext:value-type="string">
            <text:p>INSERT INTO estado VALUES ('Constantina', '4305801', 'constantinense', 'FIDELVINO MENEGAZZO', 203.614, 9903, 48.04, 96.1, 0.754, 16.95, 34866.85225, 31729.66688, 32747.57);</text:p>
          </table:table-cell>
        </table:table-row>
        <table:table-row table:style-name="ro1">
          <table:table-cell table:style-name="ce0" office:value-type="string" calcext:value-type="string">
            <text:p>Coqueiro Baixo</text:p>
          </table:table-cell>
          <table:table-cell table:style-name="ce0" office:value-type="float" office:value="4305835" calcext:value-type="float">
            <text:p>4305835</text:p>
          </table:table-cell>
          <table:table-cell table:style-name="ce0" office:value-type="string" calcext:value-type="string">
            <text:p>coqueirense</text:p>
          </table:table-cell>
          <table:table-cell table:style-name="ce0" office:value-type="string" calcext:value-type="string">
            <text:p>JOCIMAR VALER</text:p>
          </table:table-cell>
          <table:table-cell table:style-name="ce2" office:value-type="float" office:value="112.439" calcext:value-type="float">
            <text:p>112.439</text:p>
          </table:table-cell>
          <table:table-cell table:style-name="ce0" office:value-type="float" office:value="1490" calcext:value-type="float">
            <text:p>1490</text:p>
          </table:table-cell>
          <table:table-cell table:style-name="ce5" office:value-type="string" calcext:value-type="string">
            <text:p>13.61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692" calcext:value-type="float">
            <text:p>0.69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736.83525" calcext:value-type="float">
            <text:p>13736.83525</text:p>
          </table:table-cell>
          <table:table-cell table:style-name="ce0" office:value-type="float" office:value="12098.70376" calcext:value-type="float">
            <text:p>12098.70376</text:p>
          </table:table-cell>
          <table:table-cell table:style-name="ce0" office:value-type="float" office:value="26491.41" calcext:value-type="float">
            <text:p>26491.41</text:p>
          </table:table-cell>
          <table:table-cell table:formula="of:=&quot;INSERT INTO estado VALUES ('&quot;&amp;[.A116]&amp;&quot;', '&quot;&amp;[.B116]&amp;&quot;', '&quot;&amp;[.C116]&amp;&quot;', '&quot;&amp;[.D116]&amp;&quot;', &quot;&amp;[.E116]&amp;&quot;, &quot;&amp;[.F116]&amp;&quot;, &quot;&amp;[.G116]&amp;&quot;, &quot;&amp;[.H116]&amp;&quot;, &quot;&amp;[.I116]&amp;&quot;, &quot;&amp;[.J116]&amp;&quot;, &quot;&amp;[.K116]&amp;&quot;, &quot;&amp;[.L116]&amp;&quot;, &quot;&amp;[.M116]&amp;&quot;);&quot;" office:value-type="string" office:string-value="INSERT INTO estado VALUES ('Coqueiro Baixo', '4305835', 'coqueirense', 'JOCIMAR VALER', 112.439, 1490, 13.61, 100, 0.692, null, 13736.83525, 12098.70376, 26491.41);" calcext:value-type="string">
            <text:p>INSERT INTO estado VALUES ('Coqueiro Baixo', '4305835', 'coqueirense', 'JOCIMAR VALER', 112.439, 1490, 13.61, 100, 0.692, null, 13736.83525, 12098.70376, 26491.41);</text:p>
          </table:table-cell>
        </table:table-row>
        <table:table-row table:style-name="ro1">
          <table:table-cell table:style-name="ce0" office:value-type="string" calcext:value-type="string">
            <text:p>Coqueiros do Sul</text:p>
          </table:table-cell>
          <table:table-cell table:style-name="ce0" office:value-type="float" office:value="4305850" calcext:value-type="float">
            <text:p>4305850</text:p>
          </table:table-cell>
          <table:table-cell table:style-name="ce0" office:value-type="string" calcext:value-type="string">
            <text:p>coqueirense</text:p>
          </table:table-cell>
          <table:table-cell table:style-name="ce0" office:value-type="string" calcext:value-type="string">
            <text:p>VALOIR CHAPUIS</text:p>
          </table:table-cell>
          <table:table-cell table:style-name="ce2" office:value-type="float" office:value="277.147" calcext:value-type="float">
            <text:p>277.147</text:p>
          </table:table-cell>
          <table:table-cell table:style-name="ce0" office:value-type="float" office:value="2267" calcext:value-type="float">
            <text:p>2267</text:p>
          </table:table-cell>
          <table:table-cell table:style-name="ce5" office:value-type="string" calcext:value-type="string">
            <text:p>8.92</text:p>
          </table:table-cell>
          <table:table-cell table:style-name="ce5" office:value-type="string" calcext:value-type="string">
            <text:p>98.8</text:p>
          </table:table-cell>
          <table:table-cell table:style-name="ce7" office:value-type="float" office:value="0.746" calcext:value-type="float">
            <text:p>0.74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9331.41531" calcext:value-type="float">
            <text:p>19331.41531</text:p>
          </table:table-cell>
          <table:table-cell table:style-name="ce0" office:value-type="float" office:value="14959.06093" calcext:value-type="float">
            <text:p>14959.06093</text:p>
          </table:table-cell>
          <table:table-cell table:style-name="ce0" office:value-type="float" office:value="47132.69" calcext:value-type="float">
            <text:p>47132.69</text:p>
          </table:table-cell>
          <table:table-cell table:formula="of:=&quot;INSERT INTO estado VALUES ('&quot;&amp;[.A117]&amp;&quot;', '&quot;&amp;[.B117]&amp;&quot;', '&quot;&amp;[.C117]&amp;&quot;', '&quot;&amp;[.D117]&amp;&quot;', &quot;&amp;[.E117]&amp;&quot;, &quot;&amp;[.F117]&amp;&quot;, &quot;&amp;[.G117]&amp;&quot;, &quot;&amp;[.H117]&amp;&quot;, &quot;&amp;[.I117]&amp;&quot;, &quot;&amp;[.J117]&amp;&quot;, &quot;&amp;[.K117]&amp;&quot;, &quot;&amp;[.L117]&amp;&quot;, &quot;&amp;[.M117]&amp;&quot;);&quot;" office:value-type="string" office:string-value="INSERT INTO estado VALUES ('Coqueiros do Sul', '4305850', 'coqueirense', 'VALOIR CHAPUIS', 277.147, 2267, 8.92, 98.8, 0.746, null, 19331.41531, 14959.06093, 47132.69);" calcext:value-type="string">
            <text:p>INSERT INTO estado VALUES ('Coqueiros do Sul', '4305850', 'coqueirense', 'VALOIR CHAPUIS', 277.147, 2267, 8.92, 98.8, 0.746, null, 19331.41531, 14959.06093, 47132.69);</text:p>
          </table:table-cell>
        </table:table-row>
        <table:table-row table:style-name="ro1">
          <table:table-cell table:style-name="ce0" office:value-type="string" calcext:value-type="string">
            <text:p>Coronel Barros</text:p>
          </table:table-cell>
          <table:table-cell table:style-name="ce0" office:value-type="float" office:value="4305871" calcext:value-type="float">
            <text:p>4305871</text:p>
          </table:table-cell>
          <table:table-cell table:style-name="ce0" office:value-type="string" calcext:value-type="string">
            <text:p>coronel-barrense</text:p>
          </table:table-cell>
          <table:table-cell table:style-name="ce0" office:value-type="string" calcext:value-type="string">
            <text:p>EDISON OSVALDO ARNT</text:p>
          </table:table-cell>
          <table:table-cell table:style-name="ce2" office:value-type="float" office:value="163.684" calcext:value-type="float">
            <text:p>163.684</text:p>
          </table:table-cell>
          <table:table-cell table:style-name="ce0" office:value-type="float" office:value="2521" calcext:value-type="float">
            <text:p>2521</text:p>
          </table:table-cell>
          <table:table-cell table:style-name="ce5" office:value-type="string" calcext:value-type="string">
            <text:p>15.09</text:p>
          </table:table-cell>
          <table:table-cell table:style-name="ce5" office:value-type="string" calcext:value-type="string">
            <text:p>98.6</text:p>
          </table:table-cell>
          <table:table-cell table:style-name="ce7" office:value-type="float" office:value="0.744" calcext:value-type="float">
            <text:p>0.74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534.23841" calcext:value-type="float">
            <text:p>20534.23841</text:p>
          </table:table-cell>
          <table:table-cell table:style-name="ce0" office:value-type="float" office:value="16595.22705" calcext:value-type="float">
            <text:p>16595.22705</text:p>
          </table:table-cell>
          <table:table-cell table:style-name="ce0" office:value-type="float" office:value="49742.89" calcext:value-type="float">
            <text:p>49742.89</text:p>
          </table:table-cell>
          <table:table-cell table:formula="of:=&quot;INSERT INTO estado VALUES ('&quot;&amp;[.A118]&amp;&quot;', '&quot;&amp;[.B118]&amp;&quot;', '&quot;&amp;[.C118]&amp;&quot;', '&quot;&amp;[.D118]&amp;&quot;', &quot;&amp;[.E118]&amp;&quot;, &quot;&amp;[.F118]&amp;&quot;, &quot;&amp;[.G118]&amp;&quot;, &quot;&amp;[.H118]&amp;&quot;, &quot;&amp;[.I118]&amp;&quot;, &quot;&amp;[.J118]&amp;&quot;, &quot;&amp;[.K118]&amp;&quot;, &quot;&amp;[.L118]&amp;&quot;, &quot;&amp;[.M118]&amp;&quot;);&quot;" office:value-type="string" office:string-value="INSERT INTO estado VALUES ('Coronel Barros', '4305871', 'coronel-barrense', 'EDISON OSVALDO ARNT', 163.684, 2521, 15.09, 98.6, 0.744, null, 20534.23841, 16595.22705, 49742.89);" calcext:value-type="string">
            <text:p>INSERT INTO estado VALUES ('Coronel Barros', '4305871', 'coronel-barrense', 'EDISON OSVALDO ARNT', 163.684, 2521, 15.09, 98.6, 0.744, null, 20534.23841, 16595.22705, 49742.89);</text:p>
          </table:table-cell>
        </table:table-row>
        <table:table-row table:style-name="ro1">
          <table:table-cell table:style-name="ce0" office:value-type="string" calcext:value-type="string">
            <text:p>Coronel Bicaco</text:p>
          </table:table-cell>
          <table:table-cell table:style-name="ce0" office:value-type="float" office:value="4305900" calcext:value-type="float">
            <text:p>4305900</text:p>
          </table:table-cell>
          <table:table-cell table:style-name="ce0" office:value-type="string" calcext:value-type="string">
            <text:p>bicaquense</text:p>
          </table:table-cell>
          <table:table-cell table:style-name="ce0" office:value-type="string" calcext:value-type="string">
            <text:p>JURANDIR DA SILVA</text:p>
          </table:table-cell>
          <table:table-cell table:style-name="ce2" office:value-type="float" office:value="492.303" calcext:value-type="float">
            <text:p>492.303</text:p>
          </table:table-cell>
          <table:table-cell table:style-name="ce0" office:value-type="float" office:value="7213" calcext:value-type="float">
            <text:p>7213</text:p>
          </table:table-cell>
          <table:table-cell table:style-name="ce5" office:value-type="string" calcext:value-type="string">
            <text:p>15.74</text:p>
          </table:table-cell>
          <table:table-cell table:style-name="ce5" office:value-type="string" calcext:value-type="string">
            <text:p>97.2</text:p>
          </table:table-cell>
          <table:table-cell table:style-name="ce7" office:value-type="float" office:value="0.665" calcext:value-type="float">
            <text:p>0.66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35370.86867" calcext:value-type="float">
            <text:p>35370.86867</text:p>
          </table:table-cell>
          <table:table-cell table:style-name="ce0" office:value-type="float" office:value="24301.26092" calcext:value-type="float">
            <text:p>24301.26092</text:p>
          </table:table-cell>
          <table:table-cell table:style-name="ce0" office:value-type="float" office:value="41327.1" calcext:value-type="float">
            <text:p>41327.1</text:p>
          </table:table-cell>
          <table:table-cell table:formula="of:=&quot;INSERT INTO estado VALUES ('&quot;&amp;[.A119]&amp;&quot;', '&quot;&amp;[.B119]&amp;&quot;', '&quot;&amp;[.C119]&amp;&quot;', '&quot;&amp;[.D119]&amp;&quot;', &quot;&amp;[.E119]&amp;&quot;, &quot;&amp;[.F119]&amp;&quot;, &quot;&amp;[.G119]&amp;&quot;, &quot;&amp;[.H119]&amp;&quot;, &quot;&amp;[.I119]&amp;&quot;, &quot;&amp;[.J119]&amp;&quot;, &quot;&amp;[.K119]&amp;&quot;, &quot;&amp;[.L119]&amp;&quot;, &quot;&amp;[.M119]&amp;&quot;);&quot;" office:value-type="string" office:string-value="INSERT INTO estado VALUES ('Coronel Bicaco', '4305900', 'bicaquense', 'JURANDIR DA SILVA', 492.303, 7213, 15.74, 97.2, 0.665, null, 35370.86867, 24301.26092, 41327.1);" calcext:value-type="string">
            <text:p>INSERT INTO estado VALUES ('Coronel Bicaco', '4305900', 'bicaquense', 'JURANDIR DA SILVA', 492.303, 7213, 15.74, 97.2, 0.665, null, 35370.86867, 24301.26092, 41327.1);</text:p>
          </table:table-cell>
        </table:table-row>
        <table:table-row table:style-name="ro1">
          <table:table-cell table:style-name="ce0" office:value-type="string" calcext:value-type="string">
            <text:p>Coronel Pilar</text:p>
          </table:table-cell>
          <table:table-cell table:style-name="ce0" office:value-type="float" office:value="4305934" calcext:value-type="float">
            <text:p>4305934</text:p>
          </table:table-cell>
          <table:table-cell table:style-name="ce0" office:value-type="string" calcext:value-type="string">
            <text:p>coronel pilarense</text:p>
          </table:table-cell>
          <table:table-cell table:style-name="ce0" office:value-type="string" calcext:value-type="string">
            <text:p>LUCIANO CONTINI</text:p>
          </table:table-cell>
          <table:table-cell table:style-name="ce2" office:value-type="float" office:value="105.447" calcext:value-type="float">
            <text:p>105.447</text:p>
          </table:table-cell>
          <table:table-cell table:style-name="ce0" office:value-type="float" office:value="1602" calcext:value-type="float">
            <text:p>1602</text:p>
          </table:table-cell>
          <table:table-cell table:style-name="ce5" office:value-type="string" calcext:value-type="string">
            <text:p>16.36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27" calcext:value-type="float">
            <text:p>0.72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138.03902" calcext:value-type="float">
            <text:p>15138.03902</text:p>
          </table:table-cell>
          <table:table-cell table:style-name="ce0" office:value-type="float" office:value="10343.47361" calcext:value-type="float">
            <text:p>10343.47361</text:p>
          </table:table-cell>
          <table:table-cell table:style-name="ce0" office:value-type="float" office:value="26025.73" calcext:value-type="float">
            <text:p>26025.73</text:p>
          </table:table-cell>
          <table:table-cell table:formula="of:=&quot;INSERT INTO estado VALUES ('&quot;&amp;[.A120]&amp;&quot;', '&quot;&amp;[.B120]&amp;&quot;', '&quot;&amp;[.C120]&amp;&quot;', '&quot;&amp;[.D120]&amp;&quot;', &quot;&amp;[.E120]&amp;&quot;, &quot;&amp;[.F120]&amp;&quot;, &quot;&amp;[.G120]&amp;&quot;, &quot;&amp;[.H120]&amp;&quot;, &quot;&amp;[.I120]&amp;&quot;, &quot;&amp;[.J120]&amp;&quot;, &quot;&amp;[.K120]&amp;&quot;, &quot;&amp;[.L120]&amp;&quot;, &quot;&amp;[.M120]&amp;&quot;);&quot;" office:value-type="string" office:string-value="INSERT INTO estado VALUES ('Coronel Pilar', '4305934', 'coronel pilarense', 'LUCIANO CONTINI', 105.447, 1602, 16.36, 100, 0.727, null, 15138.03902, 10343.47361, 26025.73);" calcext:value-type="string">
            <text:p>INSERT INTO estado VALUES ('Coronel Pilar', '4305934', 'coronel pilarense', 'LUCIANO CONTINI', 105.447, 1602, 16.36, 100, 0.727, null, 15138.03902, 10343.47361, 26025.73);</text:p>
          </table:table-cell>
        </table:table-row>
        <table:table-row table:style-name="ro1">
          <table:table-cell table:style-name="ce0" office:value-type="string" calcext:value-type="string">
            <text:p>Cotiporã</text:p>
          </table:table-cell>
          <table:table-cell table:style-name="ce0" office:value-type="float" office:value="4305959" calcext:value-type="float">
            <text:p>4305959</text:p>
          </table:table-cell>
          <table:table-cell table:style-name="ce0" office:value-type="string" calcext:value-type="string">
            <text:p>cotiporanense</text:p>
          </table:table-cell>
          <table:table-cell table:style-name="ce0" office:value-type="string" calcext:value-type="string">
            <text:p>IVELTON MATEUS ZARDO</text:p>
          </table:table-cell>
          <table:table-cell table:style-name="ce2" office:value-type="float" office:value="173.207" calcext:value-type="float">
            <text:p>173.207</text:p>
          </table:table-cell>
          <table:table-cell table:style-name="ce0" office:value-type="float" office:value="3824" calcext:value-type="float">
            <text:p>3824</text:p>
          </table:table-cell>
          <table:table-cell table:style-name="ce5" office:value-type="string" calcext:value-type="string">
            <text:p>22.72</text:p>
          </table:table-cell>
          <table:table-cell table:style-name="ce5" office:value-type="string" calcext:value-type="string">
            <text:p>99.5</text:p>
          </table:table-cell>
          <table:table-cell table:style-name="ce7" office:value-type="float" office:value="0.741" calcext:value-type="float">
            <text:p>0.741</text:p>
          </table:table-cell>
          <table:table-cell table:style-name="ce0" office:value-type="float" office:value="37.04" calcext:value-type="float">
            <text:p>37.04</text:p>
          </table:table-cell>
          <table:table-cell table:style-name="ce0" office:value-type="float" office:value="21260.06842" calcext:value-type="float">
            <text:p>21260.06842</text:p>
          </table:table-cell>
          <table:table-cell table:style-name="ce0" office:value-type="float" office:value="18039.33811" calcext:value-type="float">
            <text:p>18039.33811</text:p>
          </table:table-cell>
          <table:table-cell table:style-name="ce0" office:value-type="float" office:value="40852.06" calcext:value-type="float">
            <text:p>40852.06</text:p>
          </table:table-cell>
          <table:table-cell table:formula="of:=&quot;INSERT INTO estado VALUES ('&quot;&amp;[.A121]&amp;&quot;', '&quot;&amp;[.B121]&amp;&quot;', '&quot;&amp;[.C121]&amp;&quot;', '&quot;&amp;[.D121]&amp;&quot;', &quot;&amp;[.E121]&amp;&quot;, &quot;&amp;[.F121]&amp;&quot;, &quot;&amp;[.G121]&amp;&quot;, &quot;&amp;[.H121]&amp;&quot;, &quot;&amp;[.I121]&amp;&quot;, &quot;&amp;[.J121]&amp;&quot;, &quot;&amp;[.K121]&amp;&quot;, &quot;&amp;[.L121]&amp;&quot;, &quot;&amp;[.M121]&amp;&quot;);&quot;" office:value-type="string" office:string-value="INSERT INTO estado VALUES ('Cotiporã', '4305959', 'cotiporanense', 'IVELTON MATEUS ZARDO', 173.207, 3824, 22.72, 99.5, 0.741, 37.04, 21260.06842, 18039.33811, 40852.06);" calcext:value-type="string">
            <text:p>INSERT INTO estado VALUES ('Cotiporã', '4305959', 'cotiporanense', 'IVELTON MATEUS ZARDO', 173.207, 3824, 22.72, 99.5, 0.741, 37.04, 21260.06842, 18039.33811, 40852.06);</text:p>
          </table:table-cell>
        </table:table-row>
        <table:table-row table:style-name="ro1">
          <table:table-cell table:style-name="ce0" office:value-type="string" calcext:value-type="string">
            <text:p>Coxilha</text:p>
          </table:table-cell>
          <table:table-cell table:style-name="ce0" office:value-type="float" office:value="4305975" calcext:value-type="float">
            <text:p>4305975</text:p>
          </table:table-cell>
          <table:table-cell table:style-name="ce0" office:value-type="string" calcext:value-type="string">
            <text:p>coxilhense</text:p>
          </table:table-cell>
          <table:table-cell table:style-name="ce0" office:value-type="string" calcext:value-type="string">
            <text:p>ILDO JOSÉ ORTH</text:p>
          </table:table-cell>
          <table:table-cell table:style-name="ce2" office:value-type="float" office:value="422.101" calcext:value-type="float">
            <text:p>422.101</text:p>
          </table:table-cell>
          <table:table-cell table:style-name="ce0" office:value-type="float" office:value="2731" calcext:value-type="float">
            <text:p>2731</text:p>
          </table:table-cell>
          <table:table-cell table:style-name="ce5" office:value-type="string" calcext:value-type="string">
            <text:p>6.68</text:p>
          </table:table-cell>
          <table:table-cell table:style-name="ce5" office:value-type="float" office:value="98" calcext:value-type="float">
            <text:p>98</text:p>
          </table:table-cell>
          <table:table-cell table:style-name="ce7" office:value-type="float" office:value="0.706" calcext:value-type="float">
            <text:p>0.70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612.12508" calcext:value-type="float">
            <text:p>20612.12508</text:p>
          </table:table-cell>
          <table:table-cell table:style-name="ce0" office:value-type="float" office:value="16166.91342" calcext:value-type="float">
            <text:p>16166.91342</text:p>
          </table:table-cell>
          <table:table-cell table:style-name="ce0" office:value-type="float" office:value="79951.42" calcext:value-type="float">
            <text:p>79951.42</text:p>
          </table:table-cell>
          <table:table-cell table:formula="of:=&quot;INSERT INTO estado VALUES ('&quot;&amp;[.A122]&amp;&quot;', '&quot;&amp;[.B122]&amp;&quot;', '&quot;&amp;[.C122]&amp;&quot;', '&quot;&amp;[.D122]&amp;&quot;', &quot;&amp;[.E122]&amp;&quot;, &quot;&amp;[.F122]&amp;&quot;, &quot;&amp;[.G122]&amp;&quot;, &quot;&amp;[.H122]&amp;&quot;, &quot;&amp;[.I122]&amp;&quot;, &quot;&amp;[.J122]&amp;&quot;, &quot;&amp;[.K122]&amp;&quot;, &quot;&amp;[.L122]&amp;&quot;, &quot;&amp;[.M122]&amp;&quot;);&quot;" office:value-type="string" office:string-value="INSERT INTO estado VALUES ('Coxilha', '4305975', 'coxilhense', 'ILDO JOSÉ ORTH', 422.101, 2731, 6.68, 98, 0.706, null, 20612.12508, 16166.91342, 79951.42);" calcext:value-type="string">
            <text:p>INSERT INTO estado VALUES ('Coxilha', '4305975', 'coxilhense', 'ILDO JOSÉ ORTH', 422.101, 2731, 6.68, 98, 0.706, null, 20612.12508, 16166.91342, 79951.42);</text:p>
          </table:table-cell>
        </table:table-row>
        <table:table-row table:style-name="ro1">
          <table:table-cell table:style-name="ce0" office:value-type="string" calcext:value-type="string">
            <text:p>Crissiumal</text:p>
          </table:table-cell>
          <table:table-cell table:style-name="ce0" office:value-type="float" office:value="4306007" calcext:value-type="float">
            <text:p>4306007</text:p>
          </table:table-cell>
          <table:table-cell table:style-name="ce0" office:value-type="string" calcext:value-type="string">
            <text:p>crissiumalense</text:p>
          </table:table-cell>
          <table:table-cell table:style-name="ce0" office:value-type="string" calcext:value-type="string">
            <text:p>MARCO AURELIO NEDEL</text:p>
          </table:table-cell>
          <table:table-cell table:style-name="ce2" office:value-type="float" office:value="362.194" calcext:value-type="float">
            <text:p>362.194</text:p>
          </table:table-cell>
          <table:table-cell table:style-name="ce0" office:value-type="float" office:value="13269" calcext:value-type="float">
            <text:p>13269</text:p>
          </table:table-cell>
          <table:table-cell table:style-name="ce5" office:value-type="string" calcext:value-type="string">
            <text:p>38.89</text:p>
          </table:table-cell>
          <table:table-cell table:style-name="ce5" office:value-type="string" calcext:value-type="string">
            <text:p>98.8</text:p>
          </table:table-cell>
          <table:table-cell table:style-name="ce7" office:value-type="float" office:value="0.712" calcext:value-type="float">
            <text:p>0.712</text:p>
          </table:table-cell>
          <table:table-cell table:style-name="ce0" office:value-type="float" office:value="7.58" calcext:value-type="float">
            <text:p>7.58</text:p>
          </table:table-cell>
          <table:table-cell table:style-name="ce0" office:value-type="float" office:value="41619.49743" calcext:value-type="float">
            <text:p>41619.49743</text:p>
          </table:table-cell>
          <table:table-cell table:style-name="ce0" office:value-type="float" office:value="37252.24126" calcext:value-type="float">
            <text:p>37252.24126</text:p>
          </table:table-cell>
          <table:table-cell table:style-name="ce0" office:value-type="float" office:value="28041.7" calcext:value-type="float">
            <text:p>28041.7</text:p>
          </table:table-cell>
          <table:table-cell table:formula="of:=&quot;INSERT INTO estado VALUES ('&quot;&amp;[.A123]&amp;&quot;', '&quot;&amp;[.B123]&amp;&quot;', '&quot;&amp;[.C123]&amp;&quot;', '&quot;&amp;[.D123]&amp;&quot;', &quot;&amp;[.E123]&amp;&quot;, &quot;&amp;[.F123]&amp;&quot;, &quot;&amp;[.G123]&amp;&quot;, &quot;&amp;[.H123]&amp;&quot;, &quot;&amp;[.I123]&amp;&quot;, &quot;&amp;[.J123]&amp;&quot;, &quot;&amp;[.K123]&amp;&quot;, &quot;&amp;[.L123]&amp;&quot;, &quot;&amp;[.M123]&amp;&quot;);&quot;" office:value-type="string" office:string-value="INSERT INTO estado VALUES ('Crissiumal', '4306007', 'crissiumalense', 'MARCO AURELIO NEDEL', 362.194, 13269, 38.89, 98.8, 0.712, 7.58, 41619.49743, 37252.24126, 28041.7);" calcext:value-type="string">
            <text:p>INSERT INTO estado VALUES ('Crissiumal', '4306007', 'crissiumalense', 'MARCO AURELIO NEDEL', 362.194, 13269, 38.89, 98.8, 0.712, 7.58, 41619.49743, 37252.24126, 28041.7);</text:p>
          </table:table-cell>
        </table:table-row>
        <table:table-row table:style-name="ro1">
          <table:table-cell table:style-name="ce0" office:value-type="string" calcext:value-type="string">
            <text:p>Cristal</text:p>
          </table:table-cell>
          <table:table-cell table:style-name="ce0" office:value-type="float" office:value="4306056" calcext:value-type="float">
            <text:p>4306056</text:p>
          </table:table-cell>
          <table:table-cell table:style-name="ce0" office:value-type="string" calcext:value-type="string">
            <text:p>cristalense</text:p>
          </table:table-cell>
          <table:table-cell table:style-name="ce0" office:value-type="string" calcext:value-type="string">
            <text:p>MARCELO LUIS KROLOW</text:p>
          </table:table-cell>
          <table:table-cell table:style-name="ce2" office:value-type="float" office:value="682.138" calcext:value-type="float">
            <text:p>682.138</text:p>
          </table:table-cell>
          <table:table-cell table:style-name="ce0" office:value-type="float" office:value="8121" calcext:value-type="float">
            <text:p>8121</text:p>
          </table:table-cell>
          <table:table-cell table:style-name="ce5" office:value-type="string" calcext:value-type="string">
            <text:p>10.68</text:p>
          </table:table-cell>
          <table:table-cell table:style-name="ce5" office:value-type="float" office:value="98" calcext:value-type="float">
            <text:p>98</text:p>
          </table:table-cell>
          <table:table-cell table:style-name="ce7" office:value-type="float" office:value="0.644" calcext:value-type="float">
            <text:p>0.64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31927.74302" calcext:value-type="float">
            <text:p>31927.74302</text:p>
          </table:table-cell>
          <table:table-cell table:style-name="ce0" office:value-type="float" office:value="25180.21375" calcext:value-type="float">
            <text:p>25180.21375</text:p>
          </table:table-cell>
          <table:table-cell table:style-name="ce0" office:value-type="float" office:value="25161.25" calcext:value-type="float">
            <text:p>25161.25</text:p>
          </table:table-cell>
          <table:table-cell table:formula="of:=&quot;INSERT INTO estado VALUES ('&quot;&amp;[.A124]&amp;&quot;', '&quot;&amp;[.B124]&amp;&quot;', '&quot;&amp;[.C124]&amp;&quot;', '&quot;&amp;[.D124]&amp;&quot;', &quot;&amp;[.E124]&amp;&quot;, &quot;&amp;[.F124]&amp;&quot;, &quot;&amp;[.G124]&amp;&quot;, &quot;&amp;[.H124]&amp;&quot;, &quot;&amp;[.I124]&amp;&quot;, &quot;&amp;[.J124]&amp;&quot;, &quot;&amp;[.K124]&amp;&quot;, &quot;&amp;[.L124]&amp;&quot;, &quot;&amp;[.M124]&amp;&quot;);&quot;" office:value-type="string" office:string-value="INSERT INTO estado VALUES ('Cristal', '4306056', 'cristalense', 'MARCELO LUIS KROLOW', 682.138, 8121, 10.68, 98, 0.644, null, 31927.74302, 25180.21375, 25161.25);" calcext:value-type="string">
            <text:p>INSERT INTO estado VALUES ('Cristal', '4306056', 'cristalense', 'MARCELO LUIS KROLOW', 682.138, 8121, 10.68, 98, 0.644, null, 31927.74302, 25180.21375, 25161.25);</text:p>
          </table:table-cell>
        </table:table-row>
        <table:table-row table:style-name="ro1">
          <table:table-cell table:style-name="ce0" office:value-type="string" calcext:value-type="string">
            <text:p>Cristal do Sul</text:p>
          </table:table-cell>
          <table:table-cell table:style-name="ce0" office:value-type="float" office:value="4306072" calcext:value-type="float">
            <text:p>4306072</text:p>
          </table:table-cell>
          <table:table-cell table:style-name="ce0" office:value-type="string" calcext:value-type="string">
            <text:p>cristalense</text:p>
          </table:table-cell>
          <table:table-cell table:style-name="ce0" office:value-type="string" calcext:value-type="string">
            <text:p>OTELMO REIS DA SILVA</text:p>
          </table:table-cell>
          <table:table-cell table:style-name="ce2" office:value-type="float" office:value="97.077" calcext:value-type="float">
            <text:p>97.077</text:p>
          </table:table-cell>
          <table:table-cell table:style-name="ce0" office:value-type="float" office:value="2840" calcext:value-type="float">
            <text:p>2840</text:p>
          </table:table-cell>
          <table:table-cell table:style-name="ce5" office:value-type="string" calcext:value-type="string">
            <text:p>28.92</text:p>
          </table:table-cell>
          <table:table-cell table:style-name="ce5" office:value-type="string" calcext:value-type="string">
            <text:p>97.8</text:p>
          </table:table-cell>
          <table:table-cell table:style-name="ce7" office:value-type="float" office:value="0.66" calcext:value-type="float">
            <text:p>0.6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033.46232" calcext:value-type="float">
            <text:p>15033.46232</text:p>
          </table:table-cell>
          <table:table-cell table:style-name="ce0" office:value-type="float" office:value="14644.24067" calcext:value-type="float">
            <text:p>14644.24067</text:p>
          </table:table-cell>
          <table:table-cell table:style-name="ce0" office:value-type="float" office:value="23222.91" calcext:value-type="float">
            <text:p>23222.91</text:p>
          </table:table-cell>
          <table:table-cell table:formula="of:=&quot;INSERT INTO estado VALUES ('&quot;&amp;[.A125]&amp;&quot;', '&quot;&amp;[.B125]&amp;&quot;', '&quot;&amp;[.C125]&amp;&quot;', '&quot;&amp;[.D125]&amp;&quot;', &quot;&amp;[.E125]&amp;&quot;, &quot;&amp;[.F125]&amp;&quot;, &quot;&amp;[.G125]&amp;&quot;, &quot;&amp;[.H125]&amp;&quot;, &quot;&amp;[.I125]&amp;&quot;, &quot;&amp;[.J125]&amp;&quot;, &quot;&amp;[.K125]&amp;&quot;, &quot;&amp;[.L125]&amp;&quot;, &quot;&amp;[.M125]&amp;&quot;);&quot;" office:value-type="string" office:string-value="INSERT INTO estado VALUES ('Cristal do Sul', '4306072', 'cristalense', 'OTELMO REIS DA SILVA', 97.077, 2840, 28.92, 97.8, 0.66, null, 15033.46232, 14644.24067, 23222.91);" calcext:value-type="string">
            <text:p>INSERT INTO estado VALUES ('Cristal do Sul', '4306072', 'cristalense', 'OTELMO REIS DA SILVA', 97.077, 2840, 28.92, 97.8, 0.66, null, 15033.46232, 14644.24067, 23222.91);</text:p>
          </table:table-cell>
        </table:table-row>
        <table:table-row table:style-name="ro1">
          <table:table-cell table:style-name="ce0" office:value-type="string" calcext:value-type="string">
            <text:p>Cruz Alta</text:p>
          </table:table-cell>
          <table:table-cell table:style-name="ce0" office:value-type="float" office:value="4306106" calcext:value-type="float">
            <text:p>4306106</text:p>
          </table:table-cell>
          <table:table-cell table:style-name="ce0" office:value-type="string" calcext:value-type="string">
            <text:p>cruzaltense</text:p>
          </table:table-cell>
          <table:table-cell table:style-name="ce0" office:value-type="string" calcext:value-type="string">
            <text:p>PAULA RUBIN FACCO LIBRELOTTO</text:p>
          </table:table-cell>
          <table:table-cell table:style-name="ce3" office:value-type="float" office:value="1360.548" calcext:value-type="float">
            <text:p>1360.548</text:p>
          </table:table-cell>
          <table:table-cell table:style-name="ce0" office:value-type="float" office:value="59561" calcext:value-type="float">
            <text:p>59561</text:p>
          </table:table-cell>
          <table:table-cell table:style-name="ce5" office:value-type="string" calcext:value-type="string">
            <text:p>46.18</text:p>
          </table:table-cell>
          <table:table-cell table:style-name="ce5" office:value-type="string" calcext:value-type="string">
            <text:p>97.2</text:p>
          </table:table-cell>
          <table:table-cell table:style-name="ce7" office:value-type="float" office:value="0.75" calcext:value-type="float">
            <text:p>0.75</text:p>
          </table:table-cell>
          <table:table-cell table:style-name="ce0" office:value-type="float" office:value="12.8" calcext:value-type="float">
            <text:p>12.8</text:p>
          </table:table-cell>
          <table:table-cell table:style-name="ce0" office:value-type="float" office:value="153363.77104" calcext:value-type="float">
            <text:p>153363.77104</text:p>
          </table:table-cell>
          <table:table-cell table:style-name="ce0" office:value-type="float" office:value="143288.81372" calcext:value-type="float">
            <text:p>143288.81372</text:p>
          </table:table-cell>
          <table:table-cell table:style-name="ce0" office:value-type="float" office:value="62863.69" calcext:value-type="float">
            <text:p>62863.69</text:p>
          </table:table-cell>
          <table:table-cell table:formula="of:=&quot;INSERT INTO estado VALUES ('&quot;&amp;[.A126]&amp;&quot;', '&quot;&amp;[.B126]&amp;&quot;', '&quot;&amp;[.C126]&amp;&quot;', '&quot;&amp;[.D126]&amp;&quot;', &quot;&amp;[.E126]&amp;&quot;, &quot;&amp;[.F126]&amp;&quot;, &quot;&amp;[.G126]&amp;&quot;, &quot;&amp;[.H126]&amp;&quot;, &quot;&amp;[.I126]&amp;&quot;, &quot;&amp;[.J126]&amp;&quot;, &quot;&amp;[.K126]&amp;&quot;, &quot;&amp;[.L126]&amp;&quot;, &quot;&amp;[.M126]&amp;&quot;);&quot;" office:value-type="string" office:string-value="INSERT INTO estado VALUES ('Cruz Alta', '4306106', 'cruzaltense', 'PAULA RUBIN FACCO LIBRELOTTO', 1360.548, 59561, 46.18, 97.2, 0.75, 12.8, 153363.77104, 143288.81372, 62863.69);" calcext:value-type="string">
            <text:p>INSERT INTO estado VALUES ('Cruz Alta', '4306106', 'cruzaltense', 'PAULA RUBIN FACCO LIBRELOTTO', 1360.548, 59561, 46.18, 97.2, 0.75, 12.8, 153363.77104, 143288.81372, 62863.69);</text:p>
          </table:table-cell>
        </table:table-row>
        <table:table-row table:style-name="ro1">
          <table:table-cell table:style-name="ce0" office:value-type="string" calcext:value-type="string">
            <text:p>Cruzaltense</text:p>
          </table:table-cell>
          <table:table-cell table:style-name="ce0" office:value-type="float" office:value="4306130" calcext:value-type="float">
            <text:p>4306130</text:p>
          </table:table-cell>
          <table:table-cell table:style-name="ce0" office:value-type="string" calcext:value-type="string">
            <text:p>cruzaltino</text:p>
          </table:table-cell>
          <table:table-cell table:style-name="ce0" office:value-type="string" calcext:value-type="string">
            <text:p>JOAREZ LUIS SANDRI</text:p>
          </table:table-cell>
          <table:table-cell table:style-name="ce2" office:value-type="float" office:value="166.883" calcext:value-type="float">
            <text:p>166.883</text:p>
          </table:table-cell>
          <table:table-cell table:style-name="ce0" office:value-type="float" office:value="1765" calcext:value-type="float">
            <text:p>1765</text:p>
          </table:table-cell>
          <table:table-cell table:style-name="ce5" office:value-type="string" calcext:value-type="string">
            <text:p>12.83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19" calcext:value-type="float">
            <text:p>0.71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893.47239" calcext:value-type="float">
            <text:p>14893.47239</text:p>
          </table:table-cell>
          <table:table-cell table:style-name="ce0" office:value-type="float" office:value="12365.56314" calcext:value-type="float">
            <text:p>12365.56314</text:p>
          </table:table-cell>
          <table:table-cell table:style-name="ce0" office:value-type="float" office:value="48303.01" calcext:value-type="float">
            <text:p>48303.01</text:p>
          </table:table-cell>
          <table:table-cell table:formula="of:=&quot;INSERT INTO estado VALUES ('&quot;&amp;[.A127]&amp;&quot;', '&quot;&amp;[.B127]&amp;&quot;', '&quot;&amp;[.C127]&amp;&quot;', '&quot;&amp;[.D127]&amp;&quot;', &quot;&amp;[.E127]&amp;&quot;, &quot;&amp;[.F127]&amp;&quot;, &quot;&amp;[.G127]&amp;&quot;, &quot;&amp;[.H127]&amp;&quot;, &quot;&amp;[.I127]&amp;&quot;, &quot;&amp;[.J127]&amp;&quot;, &quot;&amp;[.K127]&amp;&quot;, &quot;&amp;[.L127]&amp;&quot;, &quot;&amp;[.M127]&amp;&quot;);&quot;" office:value-type="string" office:string-value="INSERT INTO estado VALUES ('Cruzaltense', '4306130', 'cruzaltino', 'JOAREZ LUIS SANDRI', 166.883, 1765, 12.83, 100, 0.719, null, 14893.47239, 12365.56314, 48303.01);" calcext:value-type="string">
            <text:p>INSERT INTO estado VALUES ('Cruzaltense', '4306130', 'cruzaltino', 'JOAREZ LUIS SANDRI', 166.883, 1765, 12.83, 100, 0.719, null, 14893.47239, 12365.56314, 48303.01);</text:p>
          </table:table-cell>
        </table:table-row>
        <table:table-row table:style-name="ro1">
          <table:table-cell table:style-name="ce0" office:value-type="string" calcext:value-type="string">
            <text:p>Cruzeiro do Sul</text:p>
          </table:table-cell>
          <table:table-cell table:style-name="ce0" office:value-type="float" office:value="4306205" calcext:value-type="float">
            <text:p>4306205</text:p>
          </table:table-cell>
          <table:table-cell table:style-name="ce0" office:value-type="string" calcext:value-type="string">
            <text:p>cruzeirense</text:p>
          </table:table-cell>
          <table:table-cell table:style-name="ce0" office:value-type="string" calcext:value-type="string">
            <text:p>JOÃO HENRIQUE DULLIUS</text:p>
          </table:table-cell>
          <table:table-cell table:style-name="ce2" office:value-type="float" office:value="155.058" calcext:value-type="float">
            <text:p>155.058</text:p>
          </table:table-cell>
          <table:table-cell table:style-name="ce0" office:value-type="float" office:value="12457" calcext:value-type="float">
            <text:p>12457</text:p>
          </table:table-cell>
          <table:table-cell table:style-name="ce5" office:value-type="string" calcext:value-type="string">
            <text:p>79.2</text:p>
          </table:table-cell>
          <table:table-cell table:style-name="ce5" office:value-type="float" office:value="97" calcext:value-type="float">
            <text:p>97</text:p>
          </table:table-cell>
          <table:table-cell table:style-name="ce7" office:value-type="float" office:value="0.723" calcext:value-type="float">
            <text:p>0.723</text:p>
          </table:table-cell>
          <table:table-cell table:style-name="ce0" office:value-type="float" office:value="7.63" calcext:value-type="float">
            <text:p>7.63</text:p>
          </table:table-cell>
          <table:table-cell table:style-name="ce0" office:value-type="float" office:value="33724.29667" calcext:value-type="float">
            <text:p>33724.29667</text:p>
          </table:table-cell>
          <table:table-cell table:style-name="ce0" office:value-type="float" office:value="30091.9724" calcext:value-type="float">
            <text:p>30091.9724</text:p>
          </table:table-cell>
          <table:table-cell table:style-name="ce0" office:value-type="float" office:value="31948.89" calcext:value-type="float">
            <text:p>31948.89</text:p>
          </table:table-cell>
          <table:table-cell table:formula="of:=&quot;INSERT INTO estado VALUES ('&quot;&amp;[.A128]&amp;&quot;', '&quot;&amp;[.B128]&amp;&quot;', '&quot;&amp;[.C128]&amp;&quot;', '&quot;&amp;[.D128]&amp;&quot;', &quot;&amp;[.E128]&amp;&quot;, &quot;&amp;[.F128]&amp;&quot;, &quot;&amp;[.G128]&amp;&quot;, &quot;&amp;[.H128]&amp;&quot;, &quot;&amp;[.I128]&amp;&quot;, &quot;&amp;[.J128]&amp;&quot;, &quot;&amp;[.K128]&amp;&quot;, &quot;&amp;[.L128]&amp;&quot;, &quot;&amp;[.M128]&amp;&quot;);&quot;" office:value-type="string" office:string-value="INSERT INTO estado VALUES ('Cruzeiro do Sul', '4306205', 'cruzeirense', 'JOÃO HENRIQUE DULLIUS', 155.058, 12457, 79.2, 97, 0.723, 7.63, 33724.29667, 30091.9724, 31948.89);" calcext:value-type="string">
            <text:p>INSERT INTO estado VALUES ('Cruzeiro do Sul', '4306205', 'cruzeirense', 'JOÃO HENRIQUE DULLIUS', 155.058, 12457, 79.2, 97, 0.723, 7.63, 33724.29667, 30091.9724, 31948.89);</text:p>
          </table:table-cell>
        </table:table-row>
        <table:table-row table:style-name="ro1">
          <table:table-cell table:style-name="ce0" office:value-type="string" calcext:value-type="string">
            <text:p>David Canabarro</text:p>
          </table:table-cell>
          <table:table-cell table:style-name="ce0" office:value-type="float" office:value="4306304" calcext:value-type="float">
            <text:p>4306304</text:p>
          </table:table-cell>
          <table:table-cell table:style-name="ce0" office:value-type="string" calcext:value-type="string">
            <text:p>canabarrense</text:p>
          </table:table-cell>
          <table:table-cell table:style-name="ce0" office:value-type="string" calcext:value-type="string">
            <text:p>LAURO ANTONIO BENEDETTI</text:p>
          </table:table-cell>
          <table:table-cell table:style-name="ce2" office:value-type="float" office:value="174.734" calcext:value-type="float">
            <text:p>174.734</text:p>
          </table:table-cell>
          <table:table-cell table:style-name="ce0" office:value-type="float" office:value="4732" calcext:value-type="float">
            <text:p>4732</text:p>
          </table:table-cell>
          <table:table-cell table:style-name="ce5" office:value-type="string" calcext:value-type="string">
            <text:p>26.77</text:p>
          </table:table-cell>
          <table:table-cell table:style-name="ce5" office:value-type="string" calcext:value-type="string">
            <text:p>98.6</text:p>
          </table:table-cell>
          <table:table-cell table:style-name="ce7" office:value-type="float" office:value="0.762" calcext:value-type="float">
            <text:p>0.76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8124.68547" calcext:value-type="float">
            <text:p>18124.68547</text:p>
          </table:table-cell>
          <table:table-cell table:style-name="ce0" office:value-type="float" office:value="16647.68016" calcext:value-type="float">
            <text:p>16647.68016</text:p>
          </table:table-cell>
          <table:table-cell table:style-name="ce0" office:value-type="float" office:value="30150.45" calcext:value-type="float">
            <text:p>30150.45</text:p>
          </table:table-cell>
          <table:table-cell table:formula="of:=&quot;INSERT INTO estado VALUES ('&quot;&amp;[.A129]&amp;&quot;', '&quot;&amp;[.B129]&amp;&quot;', '&quot;&amp;[.C129]&amp;&quot;', '&quot;&amp;[.D129]&amp;&quot;', &quot;&amp;[.E129]&amp;&quot;, &quot;&amp;[.F129]&amp;&quot;, &quot;&amp;[.G129]&amp;&quot;, &quot;&amp;[.H129]&amp;&quot;, &quot;&amp;[.I129]&amp;&quot;, &quot;&amp;[.J129]&amp;&quot;, &quot;&amp;[.K129]&amp;&quot;, &quot;&amp;[.L129]&amp;&quot;, &quot;&amp;[.M129]&amp;&quot;);&quot;" office:value-type="string" office:string-value="INSERT INTO estado VALUES ('David Canabarro', '4306304', 'canabarrense', 'LAURO ANTONIO BENEDETTI', 174.734, 4732, 26.77, 98.6, 0.762, null, 18124.68547, 16647.68016, 30150.45);" calcext:value-type="string">
            <text:p>INSERT INTO estado VALUES ('David Canabarro', '4306304', 'canabarrense', 'LAURO ANTONIO BENEDETTI', 174.734, 4732, 26.77, 98.6, 0.762, null, 18124.68547, 16647.68016, 30150.45);</text:p>
          </table:table-cell>
        </table:table-row>
        <table:table-row table:style-name="ro1">
          <table:table-cell table:style-name="ce0" office:value-type="string" calcext:value-type="string">
            <text:p>Derrubadas</text:p>
          </table:table-cell>
          <table:table-cell table:style-name="ce0" office:value-type="float" office:value="4306320" calcext:value-type="float">
            <text:p>4306320</text:p>
          </table:table-cell>
          <table:table-cell table:style-name="ce0" office:value-type="string" calcext:value-type="string">
            <text:p>derrubadense</text:p>
          </table:table-cell>
          <table:table-cell table:style-name="ce0" office:value-type="string" calcext:value-type="string">
            <text:p>ALAIR CEMIN</text:p>
          </table:table-cell>
          <table:table-cell table:style-name="ce2" office:value-type="float" office:value="360.851" calcext:value-type="float">
            <text:p>360.851</text:p>
          </table:table-cell>
          <table:table-cell table:style-name="ce0" office:value-type="float" office:value="2718" calcext:value-type="float">
            <text:p>2718</text:p>
          </table:table-cell>
          <table:table-cell table:style-name="ce5" office:value-type="string" calcext:value-type="string">
            <text:p>8.83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07" calcext:value-type="float">
            <text:p>0.70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8056.30969" calcext:value-type="float">
            <text:p>18056.30969</text:p>
          </table:table-cell>
          <table:table-cell table:style-name="ce0" office:value-type="float" office:value="15361.28302" calcext:value-type="float">
            <text:p>15361.28302</text:p>
          </table:table-cell>
          <table:table-cell table:style-name="ce0" office:value-type="float" office:value="34376.81" calcext:value-type="float">
            <text:p>34376.81</text:p>
          </table:table-cell>
          <table:table-cell table:formula="of:=&quot;INSERT INTO estado VALUES ('&quot;&amp;[.A130]&amp;&quot;', '&quot;&amp;[.B130]&amp;&quot;', '&quot;&amp;[.C130]&amp;&quot;', '&quot;&amp;[.D130]&amp;&quot;', &quot;&amp;[.E130]&amp;&quot;, &quot;&amp;[.F130]&amp;&quot;, &quot;&amp;[.G130]&amp;&quot;, &quot;&amp;[.H130]&amp;&quot;, &quot;&amp;[.I130]&amp;&quot;, &quot;&amp;[.J130]&amp;&quot;, &quot;&amp;[.K130]&amp;&quot;, &quot;&amp;[.L130]&amp;&quot;, &quot;&amp;[.M130]&amp;&quot;);&quot;" office:value-type="string" office:string-value="INSERT INTO estado VALUES ('Derrubadas', '4306320', 'derrubadense', 'ALAIR CEMIN', 360.851, 2718, 8.83, 100, 0.707, null, 18056.30969, 15361.28302, 34376.81);" calcext:value-type="string">
            <text:p>INSERT INTO estado VALUES ('Derrubadas', '4306320', 'derrubadense', 'ALAIR CEMIN', 360.851, 2718, 8.83, 100, 0.707, null, 18056.30969, 15361.28302, 34376.81);</text:p>
          </table:table-cell>
        </table:table-row>
        <table:table-row table:style-name="ro1">
          <table:table-cell table:style-name="ce0" office:value-type="string" calcext:value-type="string">
            <text:p>Dezesseis de Novembro</text:p>
          </table:table-cell>
          <table:table-cell table:style-name="ce0" office:value-type="float" office:value="4306353" calcext:value-type="float">
            <text:p>4306353</text:p>
          </table:table-cell>
          <table:table-cell table:style-name="ce0" office:value-type="string" calcext:value-type="string">
            <text:p>dezesseis-novembrense</text:p>
          </table:table-cell>
          <table:table-cell table:style-name="ce0" office:value-type="string" calcext:value-type="string">
            <text:p>JOHNNI RAMÃO LOMBALDO BOCACIO</text:p>
          </table:table-cell>
          <table:table-cell table:style-name="ce2" office:value-type="float" office:value="217.363" calcext:value-type="float">
            <text:p>217.363</text:p>
          </table:table-cell>
          <table:table-cell table:style-name="ce0" office:value-type="float" office:value="2331" calcext:value-type="float">
            <text:p>2331</text:p>
          </table:table-cell>
          <table:table-cell table:style-name="ce5" office:value-type="string" calcext:value-type="string">
            <text:p>13.22</text:p>
          </table:table-cell>
          <table:table-cell table:style-name="ce5" office:value-type="string" calcext:value-type="string">
            <text:p>98.8</text:p>
          </table:table-cell>
          <table:table-cell table:style-name="ce7" office:value-type="float" office:value="0.654" calcext:value-type="float">
            <text:p>0.65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564.36399" calcext:value-type="float">
            <text:p>16564.36399</text:p>
          </table:table-cell>
          <table:table-cell table:style-name="ce0" office:value-type="float" office:value="12933.07308" calcext:value-type="float">
            <text:p>12933.07308</text:p>
          </table:table-cell>
          <table:table-cell table:style-name="ce0" office:value-type="float" office:value="17769.06" calcext:value-type="float">
            <text:p>17769.06</text:p>
          </table:table-cell>
          <table:table-cell table:formula="of:=&quot;INSERT INTO estado VALUES ('&quot;&amp;[.A131]&amp;&quot;', '&quot;&amp;[.B131]&amp;&quot;', '&quot;&amp;[.C131]&amp;&quot;', '&quot;&amp;[.D131]&amp;&quot;', &quot;&amp;[.E131]&amp;&quot;, &quot;&amp;[.F131]&amp;&quot;, &quot;&amp;[.G131]&amp;&quot;, &quot;&amp;[.H131]&amp;&quot;, &quot;&amp;[.I131]&amp;&quot;, &quot;&amp;[.J131]&amp;&quot;, &quot;&amp;[.K131]&amp;&quot;, &quot;&amp;[.L131]&amp;&quot;, &quot;&amp;[.M131]&amp;&quot;);&quot;" office:value-type="string" office:string-value="INSERT INTO estado VALUES ('Dezesseis de Novembro', '4306353', 'dezesseis-novembrense', 'JOHNNI RAMÃO LOMBALDO BOCACIO', 217.363, 2331, 13.22, 98.8, 0.654, null, 16564.36399, 12933.07308, 17769.06);" calcext:value-type="string">
            <text:p>INSERT INTO estado VALUES ('Dezesseis de Novembro', '4306353', 'dezesseis-novembrense', 'JOHNNI RAMÃO LOMBALDO BOCACIO', 217.363, 2331, 13.22, 98.8, 0.654, null, 16564.36399, 12933.07308, 17769.06);</text:p>
          </table:table-cell>
        </table:table-row>
        <table:table-row table:style-name="ro1">
          <table:table-cell table:style-name="ce0" office:value-type="string" calcext:value-type="string">
            <text:p>Dilermando de Aguiar</text:p>
          </table:table-cell>
          <table:table-cell table:style-name="ce0" office:value-type="float" office:value="4306379" calcext:value-type="float">
            <text:p>4306379</text:p>
          </table:table-cell>
          <table:table-cell table:style-name="ce0" office:value-type="string" calcext:value-type="string">
            <text:p>dilermandense</text:p>
          </table:table-cell>
          <table:table-cell table:style-name="ce0" office:value-type="string" calcext:value-type="string">
            <text:p>JOSE CLAITON SAUZEM ILHA</text:p>
          </table:table-cell>
          <table:table-cell table:style-name="ce2" office:value-type="float" office:value="600.518" calcext:value-type="float">
            <text:p>600.518</text:p>
          </table:table-cell>
          <table:table-cell table:style-name="ce0" office:value-type="float" office:value="2991" calcext:value-type="float">
            <text:p>2991</text:p>
          </table:table-cell>
          <table:table-cell table:style-name="ce5" office:value-type="string" calcext:value-type="string">
            <text:p>5.1</text:p>
          </table:table-cell>
          <table:table-cell table:style-name="ce5" office:value-type="string" calcext:value-type="string">
            <text:p>94.1</text:p>
          </table:table-cell>
          <table:table-cell table:style-name="ce7" office:value-type="float" office:value="0.648" calcext:value-type="float">
            <text:p>0.64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684.15349" calcext:value-type="float">
            <text:p>20684.15349</text:p>
          </table:table-cell>
          <table:table-cell table:style-name="ce0" office:value-type="float" office:value="14532.21067" calcext:value-type="float">
            <text:p>14532.21067</text:p>
          </table:table-cell>
          <table:table-cell table:style-name="ce0" office:value-type="float" office:value="47819.06" calcext:value-type="float">
            <text:p>47819.06</text:p>
          </table:table-cell>
          <table:table-cell table:formula="of:=&quot;INSERT INTO estado VALUES ('&quot;&amp;[.A132]&amp;&quot;', '&quot;&amp;[.B132]&amp;&quot;', '&quot;&amp;[.C132]&amp;&quot;', '&quot;&amp;[.D132]&amp;&quot;', &quot;&amp;[.E132]&amp;&quot;, &quot;&amp;[.F132]&amp;&quot;, &quot;&amp;[.G132]&amp;&quot;, &quot;&amp;[.H132]&amp;&quot;, &quot;&amp;[.I132]&amp;&quot;, &quot;&amp;[.J132]&amp;&quot;, &quot;&amp;[.K132]&amp;&quot;, &quot;&amp;[.L132]&amp;&quot;, &quot;&amp;[.M132]&amp;&quot;);&quot;" office:value-type="string" office:string-value="INSERT INTO estado VALUES ('Dilermando de Aguiar', '4306379', 'dilermandense', 'JOSE CLAITON SAUZEM ILHA', 600.518, 2991, 5.1, 94.1, 0.648, null, 20684.15349, 14532.21067, 47819.06);" calcext:value-type="string">
            <text:p>INSERT INTO estado VALUES ('Dilermando de Aguiar', '4306379', 'dilermandense', 'JOSE CLAITON SAUZEM ILHA', 600.518, 2991, 5.1, 94.1, 0.648, null, 20684.15349, 14532.21067, 47819.06);</text:p>
          </table:table-cell>
        </table:table-row>
        <table:table-row table:style-name="ro1">
          <table:table-cell table:style-name="ce0" office:value-type="string" calcext:value-type="string">
            <text:p>Dois Irmãos</text:p>
          </table:table-cell>
          <table:table-cell table:style-name="ce0" office:value-type="float" office:value="4306403" calcext:value-type="float">
            <text:p>4306403</text:p>
          </table:table-cell>
          <table:table-cell table:style-name="ce0" office:value-type="string" calcext:value-type="string">
            <text:p>dois-irmãosense</text:p>
          </table:table-cell>
          <table:table-cell table:style-name="ce0" office:value-type="string" calcext:value-type="string">
            <text:p>JERRI ADRIANI MENEGHETTI</text:p>
          </table:table-cell>
          <table:table-cell table:style-name="ce2" office:value-type="float" office:value="66.114" calcext:value-type="float">
            <text:p>66.114</text:p>
          </table:table-cell>
          <table:table-cell table:style-name="ce0" office:value-type="float" office:value="33547" calcext:value-type="float">
            <text:p>33547</text:p>
          </table:table-cell>
          <table:table-cell table:style-name="ce5" office:value-type="string" calcext:value-type="string">
            <text:p>423.17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743" calcext:value-type="float">
            <text:p>0.743</text:p>
          </table:table-cell>
          <table:table-cell table:style-name="ce0" office:value-type="float" office:value="12.38" calcext:value-type="float">
            <text:p>12.38</text:p>
          </table:table-cell>
          <table:table-cell table:style-name="ce0" office:value-type="float" office:value="106704.39333" calcext:value-type="float">
            <text:p>106704.39333</text:p>
          </table:table-cell>
          <table:table-cell table:style-name="ce0" office:value-type="float" office:value="90620.08157" calcext:value-type="float">
            <text:p>90620.08157</text:p>
          </table:table-cell>
          <table:table-cell table:style-name="ce0" office:value-type="float" office:value="63947.67" calcext:value-type="float">
            <text:p>63947.67</text:p>
          </table:table-cell>
          <table:table-cell table:formula="of:=&quot;INSERT INTO estado VALUES ('&quot;&amp;[.A133]&amp;&quot;', '&quot;&amp;[.B133]&amp;&quot;', '&quot;&amp;[.C133]&amp;&quot;', '&quot;&amp;[.D133]&amp;&quot;', &quot;&amp;[.E133]&amp;&quot;, &quot;&amp;[.F133]&amp;&quot;, &quot;&amp;[.G133]&amp;&quot;, &quot;&amp;[.H133]&amp;&quot;, &quot;&amp;[.I133]&amp;&quot;, &quot;&amp;[.J133]&amp;&quot;, &quot;&amp;[.K133]&amp;&quot;, &quot;&amp;[.L133]&amp;&quot;, &quot;&amp;[.M133]&amp;&quot;);&quot;" office:value-type="string" office:string-value="INSERT INTO estado VALUES ('Dois Irmãos', '4306403', 'dois-irmãosense', 'JERRI ADRIANI MENEGHETTI', 66.114, 33547, 423.17, 98.5, 0.743, 12.38, 106704.39333, 90620.08157, 63947.67);" calcext:value-type="string">
            <text:p>INSERT INTO estado VALUES ('Dois Irmãos', '4306403', 'dois-irmãosense', 'JERRI ADRIANI MENEGHETTI', 66.114, 33547, 423.17, 98.5, 0.743, 12.38, 106704.39333, 90620.08157, 63947.67);</text:p>
          </table:table-cell>
        </table:table-row>
        <table:table-row table:style-name="ro1">
          <table:table-cell table:style-name="ce0" office:value-type="string" calcext:value-type="string">
            <text:p>Dois Irmãos das Missões</text:p>
          </table:table-cell>
          <table:table-cell table:style-name="ce0" office:value-type="float" office:value="4306429" calcext:value-type="float">
            <text:p>4306429</text:p>
          </table:table-cell>
          <table:table-cell table:style-name="ce0" office:value-type="string" calcext:value-type="string">
            <text:p>dois-irmãozense</text:p>
          </table:table-cell>
          <table:table-cell table:style-name="ce0" office:value-type="string" calcext:value-type="string">
            <text:p>MAURO PROCOPIO FORTES DE QUADROS</text:p>
          </table:table-cell>
          <table:table-cell table:style-name="ce2" office:value-type="float" office:value="226.072" calcext:value-type="float">
            <text:p>226.072</text:p>
          </table:table-cell>
          <table:table-cell table:style-name="ce0" office:value-type="float" office:value="1992" calcext:value-type="float">
            <text:p>1992</text:p>
          </table:table-cell>
          <table:table-cell table:style-name="ce5" office:value-type="string" calcext:value-type="string">
            <text:p>9.56</text:p>
          </table:table-cell>
          <table:table-cell table:style-name="ce5" office:value-type="float" office:value="96" calcext:value-type="float">
            <text:p>96</text:p>
          </table:table-cell>
          <table:table-cell table:style-name="ce7" office:value-type="float" office:value="0.67" calcext:value-type="float">
            <text:p>0.6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718.8754" calcext:value-type="float">
            <text:p>15718.8754</text:p>
          </table:table-cell>
          <table:table-cell table:style-name="ce0" office:value-type="float" office:value="13309.73231" calcext:value-type="float">
            <text:p>13309.73231</text:p>
          </table:table-cell>
          <table:table-cell table:style-name="ce0" office:value-type="float" office:value="56830.73" calcext:value-type="float">
            <text:p>56830.73</text:p>
          </table:table-cell>
          <table:table-cell table:formula="of:=&quot;INSERT INTO estado VALUES ('&quot;&amp;[.A134]&amp;&quot;', '&quot;&amp;[.B134]&amp;&quot;', '&quot;&amp;[.C134]&amp;&quot;', '&quot;&amp;[.D134]&amp;&quot;', &quot;&amp;[.E134]&amp;&quot;, &quot;&amp;[.F134]&amp;&quot;, &quot;&amp;[.G134]&amp;&quot;, &quot;&amp;[.H134]&amp;&quot;, &quot;&amp;[.I134]&amp;&quot;, &quot;&amp;[.J134]&amp;&quot;, &quot;&amp;[.K134]&amp;&quot;, &quot;&amp;[.L134]&amp;&quot;, &quot;&amp;[.M134]&amp;&quot;);&quot;" office:value-type="string" office:string-value="INSERT INTO estado VALUES ('Dois Irmãos das Missões', '4306429', 'dois-irmãozense', 'MAURO PROCOPIO FORTES DE QUADROS', 226.072, 1992, 9.56, 96, 0.67, null, 15718.8754, 13309.73231, 56830.73);" calcext:value-type="string">
            <text:p>INSERT INTO estado VALUES ('Dois Irmãos das Missões', '4306429', 'dois-irmãozense', 'MAURO PROCOPIO FORTES DE QUADROS', 226.072, 1992, 9.56, 96, 0.67, null, 15718.8754, 13309.73231, 56830.73);</text:p>
          </table:table-cell>
        </table:table-row>
        <table:table-row table:style-name="ro1">
          <table:table-cell table:style-name="ce0" office:value-type="string" calcext:value-type="string">
            <text:p>Dois Lajeados</text:p>
          </table:table-cell>
          <table:table-cell table:style-name="ce0" office:value-type="float" office:value="4306452" calcext:value-type="float">
            <text:p>4306452</text:p>
          </table:table-cell>
          <table:table-cell table:style-name="ce0" office:value-type="string" calcext:value-type="string">
            <text:p>dois-lajeense</text:p>
          </table:table-cell>
          <table:table-cell table:style-name="ce0" office:value-type="string" calcext:value-type="string">
            <text:p>TIAGO GRANDO</text:p>
          </table:table-cell>
          <table:table-cell table:style-name="ce2" office:value-type="float" office:value="133.535" calcext:value-type="float">
            <text:p>133.535</text:p>
          </table:table-cell>
          <table:table-cell table:style-name="ce0" office:value-type="float" office:value="3410" calcext:value-type="float">
            <text:p>3410</text:p>
          </table:table-cell>
          <table:table-cell table:style-name="ce5" office:value-type="string" calcext:value-type="string">
            <text:p>24.58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57" calcext:value-type="float">
            <text:p>0.757</text:p>
          </table:table-cell>
          <table:table-cell table:style-name="ce0" office:value-type="float" office:value="43.48" calcext:value-type="float">
            <text:p>43.48</text:p>
          </table:table-cell>
          <table:table-cell table:style-name="ce0" office:value-type="float" office:value="19161.6826" calcext:value-type="float">
            <text:p>19161.6826</text:p>
          </table:table-cell>
          <table:table-cell table:style-name="ce0" office:value-type="float" office:value="15301.45362" calcext:value-type="float">
            <text:p>15301.45362</text:p>
          </table:table-cell>
          <table:table-cell table:style-name="ce0" office:value-type="float" office:value="31928.25" calcext:value-type="float">
            <text:p>31928.25</text:p>
          </table:table-cell>
          <table:table-cell table:formula="of:=&quot;INSERT INTO estado VALUES ('&quot;&amp;[.A135]&amp;&quot;', '&quot;&amp;[.B135]&amp;&quot;', '&quot;&amp;[.C135]&amp;&quot;', '&quot;&amp;[.D135]&amp;&quot;', &quot;&amp;[.E135]&amp;&quot;, &quot;&amp;[.F135]&amp;&quot;, &quot;&amp;[.G135]&amp;&quot;, &quot;&amp;[.H135]&amp;&quot;, &quot;&amp;[.I135]&amp;&quot;, &quot;&amp;[.J135]&amp;&quot;, &quot;&amp;[.K135]&amp;&quot;, &quot;&amp;[.L135]&amp;&quot;, &quot;&amp;[.M135]&amp;&quot;);&quot;" office:value-type="string" office:string-value="INSERT INTO estado VALUES ('Dois Lajeados', '4306452', 'dois-lajeense', 'TIAGO GRANDO', 133.535, 3410, 24.58, 99.1, 0.757, 43.48, 19161.6826, 15301.45362, 31928.25);" calcext:value-type="string">
            <text:p>INSERT INTO estado VALUES ('Dois Lajeados', '4306452', 'dois-lajeense', 'TIAGO GRANDO', 133.535, 3410, 24.58, 99.1, 0.757, 43.48, 19161.6826, 15301.45362, 31928.25);</text:p>
          </table:table-cell>
        </table:table-row>
        <table:table-row table:style-name="ro1">
          <table:table-cell table:style-name="ce0" office:value-type="string" calcext:value-type="string">
            <text:p>Dom Feliciano</text:p>
          </table:table-cell>
          <table:table-cell table:style-name="ce0" office:value-type="float" office:value="4306502" calcext:value-type="float">
            <text:p>4306502</text:p>
          </table:table-cell>
          <table:table-cell table:style-name="ce0" office:value-type="string" calcext:value-type="string">
            <text:p>donfelicianense</text:p>
          </table:table-cell>
          <table:table-cell table:style-name="ce0" office:value-type="string" calcext:value-type="string">
            <text:p>CLENIO BOEIRA DA SILVA</text:p>
          </table:table-cell>
          <table:table-cell table:style-name="ce3" office:value-type="float" office:value="1355.195" calcext:value-type="float">
            <text:p>1355.195</text:p>
          </table:table-cell>
          <table:table-cell table:style-name="ce0" office:value-type="float" office:value="15556" calcext:value-type="float">
            <text:p>15556</text:p>
          </table:table-cell>
          <table:table-cell table:style-name="ce5" office:value-type="string" calcext:value-type="string">
            <text:p>10.6</text:p>
          </table:table-cell>
          <table:table-cell table:style-name="ce5" office:value-type="float" office:value="94" calcext:value-type="float">
            <text:p>94</text:p>
          </table:table-cell>
          <table:table-cell table:style-name="ce7" office:value-type="float" office:value="0.587" calcext:value-type="float">
            <text:p>0.587</text:p>
          </table:table-cell>
          <table:table-cell table:style-name="ce0" office:value-type="float" office:value="22.56" calcext:value-type="float">
            <text:p>22.56</text:p>
          </table:table-cell>
          <table:table-cell table:style-name="ce0" office:value-type="float" office:value="41028.69253" calcext:value-type="float">
            <text:p>41028.69253</text:p>
          </table:table-cell>
          <table:table-cell table:style-name="ce0" office:value-type="float" office:value="39189.23594" calcext:value-type="float">
            <text:p>39189.23594</text:p>
          </table:table-cell>
          <table:table-cell table:style-name="ce0" office:value-type="float" office:value="18987.63" calcext:value-type="float">
            <text:p>18987.63</text:p>
          </table:table-cell>
          <table:table-cell table:formula="of:=&quot;INSERT INTO estado VALUES ('&quot;&amp;[.A136]&amp;&quot;', '&quot;&amp;[.B136]&amp;&quot;', '&quot;&amp;[.C136]&amp;&quot;', '&quot;&amp;[.D136]&amp;&quot;', &quot;&amp;[.E136]&amp;&quot;, &quot;&amp;[.F136]&amp;&quot;, &quot;&amp;[.G136]&amp;&quot;, &quot;&amp;[.H136]&amp;&quot;, &quot;&amp;[.I136]&amp;&quot;, &quot;&amp;[.J136]&amp;&quot;, &quot;&amp;[.K136]&amp;&quot;, &quot;&amp;[.L136]&amp;&quot;, &quot;&amp;[.M136]&amp;&quot;);&quot;" office:value-type="string" office:string-value="INSERT INTO estado VALUES ('Dom Feliciano', '4306502', 'donfelicianense', 'CLENIO BOEIRA DA SILVA', 1355.195, 15556, 10.6, 94, 0.587, 22.56, 41028.69253, 39189.23594, 18987.63);" calcext:value-type="string">
            <text:p>INSERT INTO estado VALUES ('Dom Feliciano', '4306502', 'donfelicianense', 'CLENIO BOEIRA DA SILVA', 1355.195, 15556, 10.6, 94, 0.587, 22.56, 41028.69253, 39189.23594, 18987.63);</text:p>
          </table:table-cell>
        </table:table-row>
        <table:table-row table:style-name="ro1">
          <table:table-cell table:style-name="ce0" office:value-type="string" calcext:value-type="string">
            <text:p>Dom Pedro de Alcântara</text:p>
          </table:table-cell>
          <table:table-cell table:style-name="ce0" office:value-type="float" office:value="4306551" calcext:value-type="float">
            <text:p>4306551</text:p>
          </table:table-cell>
          <table:table-cell table:style-name="ce0" office:value-type="string" calcext:value-type="string">
            <text:p>dom-pedro-alcantarense</text:p>
          </table:table-cell>
          <table:table-cell table:style-name="ce0" office:value-type="string" calcext:value-type="string">
            <text:p>ALEXANDRE MODEL EVALDT</text:p>
          </table:table-cell>
          <table:table-cell table:style-name="ce2" office:value-type="float" office:value="78.219" calcext:value-type="float">
            <text:p>78.219</text:p>
          </table:table-cell>
          <table:table-cell table:style-name="ce0" office:value-type="float" office:value="2520" calcext:value-type="float">
            <text:p>2520</text:p>
          </table:table-cell>
          <table:table-cell table:style-name="ce5" office:value-type="string" calcext:value-type="string">
            <text:p>32.63</text:p>
          </table:table-cell>
          <table:table-cell table:style-name="ce5" office:value-type="string" calcext:value-type="string">
            <text:p>97.4</text:p>
          </table:table-cell>
          <table:table-cell table:style-name="ce7" office:value-type="float" office:value="0.691" calcext:value-type="float">
            <text:p>0.69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050.22408" calcext:value-type="float">
            <text:p>17050.22408</text:p>
          </table:table-cell>
          <table:table-cell table:style-name="ce0" office:value-type="float" office:value="13144.86711" calcext:value-type="float">
            <text:p>13144.86711</text:p>
          </table:table-cell>
          <table:table-cell table:style-name="ce0" office:value-type="float" office:value="23275.71" calcext:value-type="float">
            <text:p>23275.71</text:p>
          </table:table-cell>
          <table:table-cell table:formula="of:=&quot;INSERT INTO estado VALUES ('&quot;&amp;[.A137]&amp;&quot;', '&quot;&amp;[.B137]&amp;&quot;', '&quot;&amp;[.C137]&amp;&quot;', '&quot;&amp;[.D137]&amp;&quot;', &quot;&amp;[.E137]&amp;&quot;, &quot;&amp;[.F137]&amp;&quot;, &quot;&amp;[.G137]&amp;&quot;, &quot;&amp;[.H137]&amp;&quot;, &quot;&amp;[.I137]&amp;&quot;, &quot;&amp;[.J137]&amp;&quot;, &quot;&amp;[.K137]&amp;&quot;, &quot;&amp;[.L137]&amp;&quot;, &quot;&amp;[.M137]&amp;&quot;);&quot;" office:value-type="string" office:string-value="INSERT INTO estado VALUES ('Dom Pedro de Alcântara', '4306551', 'dom-pedro-alcantarense', 'ALEXANDRE MODEL EVALDT', 78.219, 2520, 32.63, 97.4, 0.691, null, 17050.22408, 13144.86711, 23275.71);" calcext:value-type="string">
            <text:p>INSERT INTO estado VALUES ('Dom Pedro de Alcântara', '4306551', 'dom-pedro-alcantarense', 'ALEXANDRE MODEL EVALDT', 78.219, 2520, 32.63, 97.4, 0.691, null, 17050.22408, 13144.86711, 23275.71);</text:p>
          </table:table-cell>
        </table:table-row>
        <table:table-row table:style-name="ro1">
          <table:table-cell table:style-name="ce0" office:value-type="string" calcext:value-type="string">
            <text:p>Dom Pedrito</text:p>
          </table:table-cell>
          <table:table-cell table:style-name="ce0" office:value-type="float" office:value="4306601" calcext:value-type="float">
            <text:p>4306601</text:p>
          </table:table-cell>
          <table:table-cell table:style-name="ce0" office:value-type="string" calcext:value-type="string">
            <text:p>pedritense</text:p>
          </table:table-cell>
          <table:table-cell table:style-name="ce0" office:value-type="string" calcext:value-type="string">
            <text:p>MÁRIO AUGUSTO DE FREIRE GONÇALVES</text:p>
          </table:table-cell>
          <table:table-cell table:style-name="ce3" office:value-type="float" office:value="5194.051" calcext:value-type="float">
            <text:p>5194.051</text:p>
          </table:table-cell>
          <table:table-cell table:style-name="ce0" office:value-type="float" office:value="38222" calcext:value-type="float">
            <text:p>38222</text:p>
          </table:table-cell>
          <table:table-cell table:style-name="ce5" office:value-type="string" calcext:value-type="string">
            <text:p>7.49</text:p>
          </table:table-cell>
          <table:table-cell table:style-name="ce5" office:value-type="string" calcext:value-type="string">
            <text:p>97.5</text:p>
          </table:table-cell>
          <table:table-cell table:style-name="ce7" office:value-type="float" office:value="0.708" calcext:value-type="float">
            <text:p>0.708</text:p>
          </table:table-cell>
          <table:table-cell table:style-name="ce0" office:value-type="float" office:value="15.11" calcext:value-type="float">
            <text:p>15.11</text:p>
          </table:table-cell>
          <table:table-cell table:style-name="ce0" office:value-type="float" office:value="144387.3361" calcext:value-type="float">
            <text:p>144387.3361</text:p>
          </table:table-cell>
          <table:table-cell table:style-name="ce0" office:value-type="float" office:value="104390.85323" calcext:value-type="float">
            <text:p>104390.85323</text:p>
          </table:table-cell>
          <table:table-cell table:style-name="ce0" office:value-type="float" office:value="34983.97" calcext:value-type="float">
            <text:p>34983.97</text:p>
          </table:table-cell>
          <table:table-cell table:formula="of:=&quot;INSERT INTO estado VALUES ('&quot;&amp;[.A138]&amp;&quot;', '&quot;&amp;[.B138]&amp;&quot;', '&quot;&amp;[.C138]&amp;&quot;', '&quot;&amp;[.D138]&amp;&quot;', &quot;&amp;[.E138]&amp;&quot;, &quot;&amp;[.F138]&amp;&quot;, &quot;&amp;[.G138]&amp;&quot;, &quot;&amp;[.H138]&amp;&quot;, &quot;&amp;[.I138]&amp;&quot;, &quot;&amp;[.J138]&amp;&quot;, &quot;&amp;[.K138]&amp;&quot;, &quot;&amp;[.L138]&amp;&quot;, &quot;&amp;[.M138]&amp;&quot;);&quot;" office:value-type="string" office:string-value="INSERT INTO estado VALUES ('Dom Pedrito', '4306601', 'pedritense', 'MÁRIO AUGUSTO DE FREIRE GONÇALVES', 5194.051, 38222, 7.49, 97.5, 0.708, 15.11, 144387.3361, 104390.85323, 34983.97);" calcext:value-type="string">
            <text:p>INSERT INTO estado VALUES ('Dom Pedrito', '4306601', 'pedritense', 'MÁRIO AUGUSTO DE FREIRE GONÇALVES', 5194.051, 38222, 7.49, 97.5, 0.708, 15.11, 144387.3361, 104390.85323, 34983.97);</text:p>
          </table:table-cell>
        </table:table-row>
        <table:table-row table:style-name="ro1">
          <table:table-cell table:style-name="ce0" office:value-type="string" calcext:value-type="string">
            <text:p>Dona Francisca</text:p>
          </table:table-cell>
          <table:table-cell table:style-name="ce0" office:value-type="float" office:value="4306700" calcext:value-type="float">
            <text:p>4306700</text:p>
          </table:table-cell>
          <table:table-cell table:style-name="ce0" office:value-type="string" calcext:value-type="string">
            <text:p>francisquense</text:p>
          </table:table-cell>
          <table:table-cell table:style-name="ce0" office:value-type="string" calcext:value-type="string">
            <text:p>OLAVO JOSE CASSOL</text:p>
          </table:table-cell>
          <table:table-cell table:style-name="ce2" office:value-type="float" office:value="114.149" calcext:value-type="float">
            <text:p>114.149</text:p>
          </table:table-cell>
          <table:table-cell table:style-name="ce0" office:value-type="float" office:value="2958" calcext:value-type="float">
            <text:p>2958</text:p>
          </table:table-cell>
          <table:table-cell table:style-name="ce5" office:value-type="string" calcext:value-type="string">
            <text:p>29.74</text:p>
          </table:table-cell>
          <table:table-cell table:style-name="ce5" office:value-type="string" calcext:value-type="string">
            <text:p>97.6</text:p>
          </table:table-cell>
          <table:table-cell table:style-name="ce7" office:value-type="float" office:value="0.697" calcext:value-type="float">
            <text:p>0.69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545.43176" calcext:value-type="float">
            <text:p>17545.43176</text:p>
          </table:table-cell>
          <table:table-cell table:style-name="ce0" office:value-type="float" office:value="14104.97755" calcext:value-type="float">
            <text:p>14104.97755</text:p>
          </table:table-cell>
          <table:table-cell table:style-name="ce0" office:value-type="float" office:value="25114.74" calcext:value-type="float">
            <text:p>25114.74</text:p>
          </table:table-cell>
          <table:table-cell table:formula="of:=&quot;INSERT INTO estado VALUES ('&quot;&amp;[.A139]&amp;&quot;', '&quot;&amp;[.B139]&amp;&quot;', '&quot;&amp;[.C139]&amp;&quot;', '&quot;&amp;[.D139]&amp;&quot;', &quot;&amp;[.E139]&amp;&quot;, &quot;&amp;[.F139]&amp;&quot;, &quot;&amp;[.G139]&amp;&quot;, &quot;&amp;[.H139]&amp;&quot;, &quot;&amp;[.I139]&amp;&quot;, &quot;&amp;[.J139]&amp;&quot;, &quot;&amp;[.K139]&amp;&quot;, &quot;&amp;[.L139]&amp;&quot;, &quot;&amp;[.M139]&amp;&quot;);&quot;" office:value-type="string" office:string-value="INSERT INTO estado VALUES ('Dona Francisca', '4306700', 'francisquense', 'OLAVO JOSE CASSOL', 114.149, 2958, 29.74, 97.6, 0.697, null, 17545.43176, 14104.97755, 25114.74);" calcext:value-type="string">
            <text:p>INSERT INTO estado VALUES ('Dona Francisca', '4306700', 'francisquense', 'OLAVO JOSE CASSOL', 114.149, 2958, 29.74, 97.6, 0.697, null, 17545.43176, 14104.97755, 25114.74);</text:p>
          </table:table-cell>
        </table:table-row>
        <table:table-row table:style-name="ro1">
          <table:table-cell table:style-name="ce0" office:value-type="string" calcext:value-type="string">
            <text:p>Doutor Maurício Cardoso</text:p>
          </table:table-cell>
          <table:table-cell table:style-name="ce0" office:value-type="float" office:value="4306734" calcext:value-type="float">
            <text:p>4306734</text:p>
          </table:table-cell>
          <table:table-cell table:style-name="ce0" office:value-type="string" calcext:value-type="string">
            <text:p>mauriciense</text:p>
          </table:table-cell>
          <table:table-cell table:style-name="ce0" office:value-type="string" calcext:value-type="string">
            <text:p>MARINO JOSÉ POLLO</text:p>
          </table:table-cell>
          <table:table-cell table:style-name="ce2" office:value-type="float" office:value="255.731" calcext:value-type="float">
            <text:p>255.731</text:p>
          </table:table-cell>
          <table:table-cell table:style-name="ce0" office:value-type="float" office:value="4380" calcext:value-type="float">
            <text:p>4380</text:p>
          </table:table-cell>
          <table:table-cell table:style-name="ce5" office:value-type="string" calcext:value-type="string">
            <text:p>21.03</text:p>
          </table:table-cell>
          <table:table-cell table:style-name="ce5" office:value-type="string" calcext:value-type="string">
            <text:p>97.3</text:p>
          </table:table-cell>
          <table:table-cell table:style-name="ce7" office:value-type="float" office:value="0.706" calcext:value-type="float">
            <text:p>0.70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7465.60325" calcext:value-type="float">
            <text:p>27465.60325</text:p>
          </table:table-cell>
          <table:table-cell table:style-name="ce0" office:value-type="float" office:value="19560.6628" calcext:value-type="float">
            <text:p>19560.6628</text:p>
          </table:table-cell>
          <table:table-cell table:style-name="ce0" office:value-type="float" office:value="41626.88" calcext:value-type="float">
            <text:p>41626.88</text:p>
          </table:table-cell>
          <table:table-cell table:formula="of:=&quot;INSERT INTO estado VALUES ('&quot;&amp;[.A140]&amp;&quot;', '&quot;&amp;[.B140]&amp;&quot;', '&quot;&amp;[.C140]&amp;&quot;', '&quot;&amp;[.D140]&amp;&quot;', &quot;&amp;[.E140]&amp;&quot;, &quot;&amp;[.F140]&amp;&quot;, &quot;&amp;[.G140]&amp;&quot;, &quot;&amp;[.H140]&amp;&quot;, &quot;&amp;[.I140]&amp;&quot;, &quot;&amp;[.J140]&amp;&quot;, &quot;&amp;[.K140]&amp;&quot;, &quot;&amp;[.L140]&amp;&quot;, &quot;&amp;[.M140]&amp;&quot;);&quot;" office:value-type="string" office:string-value="INSERT INTO estado VALUES ('Doutor Maurício Cardoso', '4306734', 'mauriciense', 'MARINO JOSÉ POLLO', 255.731, 4380, 21.03, 97.3, 0.706, null, 27465.60325, 19560.6628, 41626.88);" calcext:value-type="string">
            <text:p>INSERT INTO estado VALUES ('Doutor Maurício Cardoso', '4306734', 'mauriciense', 'MARINO JOSÉ POLLO', 255.731, 4380, 21.03, 97.3, 0.706, null, 27465.60325, 19560.6628, 41626.88);</text:p>
          </table:table-cell>
        </table:table-row>
        <table:table-row table:style-name="ro1">
          <table:table-cell table:style-name="ce0" office:value-type="string" calcext:value-type="string">
            <text:p>Doutor Ricardo</text:p>
          </table:table-cell>
          <table:table-cell table:style-name="ce0" office:value-type="float" office:value="4306759" calcext:value-type="float">
            <text:p>4306759</text:p>
          </table:table-cell>
          <table:table-cell table:style-name="ce0" office:value-type="string" calcext:value-type="string">
            <text:p>ricardense</text:p>
          </table:table-cell>
          <table:table-cell table:style-name="ce0" office:value-type="string" calcext:value-type="string">
            <text:p>ALVARO JOSE GIACOBBO</text:p>
          </table:table-cell>
          <table:table-cell table:style-name="ce2" office:value-type="float" office:value="107.976" calcext:value-type="float">
            <text:p>107.976</text:p>
          </table:table-cell>
          <table:table-cell table:style-name="ce0" office:value-type="float" office:value="1967" calcext:value-type="float">
            <text:p>1967</text:p>
          </table:table-cell>
          <table:table-cell table:style-name="ce5" office:value-type="string" calcext:value-type="string">
            <text:p>18.72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724" calcext:value-type="float">
            <text:p>0.72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955.64006" calcext:value-type="float">
            <text:p>13955.64006</text:p>
          </table:table-cell>
          <table:table-cell table:style-name="ce0" office:value-type="float" office:value="11586.3542" calcext:value-type="float">
            <text:p>11586.3542</text:p>
          </table:table-cell>
          <table:table-cell table:style-name="ce0" office:value-type="float" office:value="27701.82" calcext:value-type="float">
            <text:p>27701.82</text:p>
          </table:table-cell>
          <table:table-cell table:formula="of:=&quot;INSERT INTO estado VALUES ('&quot;&amp;[.A141]&amp;&quot;', '&quot;&amp;[.B141]&amp;&quot;', '&quot;&amp;[.C141]&amp;&quot;', '&quot;&amp;[.D141]&amp;&quot;', &quot;&amp;[.E141]&amp;&quot;, &quot;&amp;[.F141]&amp;&quot;, &quot;&amp;[.G141]&amp;&quot;, &quot;&amp;[.H141]&amp;&quot;, &quot;&amp;[.I141]&amp;&quot;, &quot;&amp;[.J141]&amp;&quot;, &quot;&amp;[.K141]&amp;&quot;, &quot;&amp;[.L141]&amp;&quot;, &quot;&amp;[.M141]&amp;&quot;);&quot;" office:value-type="string" office:string-value="INSERT INTO estado VALUES ('Doutor Ricardo', '4306759', 'ricardense', 'ALVARO JOSE GIACOBBO', 107.976, 1967, 18.72, 99.2, 0.724, null, 13955.64006, 11586.3542, 27701.82);" calcext:value-type="string">
            <text:p>INSERT INTO estado VALUES ('Doutor Ricardo', '4306759', 'ricardense', 'ALVARO JOSE GIACOBBO', 107.976, 1967, 18.72, 99.2, 0.724, null, 13955.64006, 11586.3542, 27701.82);</text:p>
          </table:table-cell>
        </table:table-row>
        <table:table-row table:style-name="ro1">
          <table:table-cell table:style-name="ce0" office:value-type="string" calcext:value-type="string">
            <text:p>Eldorado do Sul</text:p>
          </table:table-cell>
          <table:table-cell table:style-name="ce0" office:value-type="float" office:value="4306767" calcext:value-type="float">
            <text:p>4306767</text:p>
          </table:table-cell>
          <table:table-cell table:style-name="ce0" office:value-type="string" calcext:value-type="string">
            <text:p>eldoradense</text:p>
          </table:table-cell>
          <table:table-cell table:style-name="ce0" office:value-type="string" calcext:value-type="string">
            <text:p>ERNANI DE FREITAS GONÇALVES</text:p>
          </table:table-cell>
          <table:table-cell table:style-name="ce2" office:value-type="float" office:value="509.614" calcext:value-type="float">
            <text:p>509.614</text:p>
          </table:table-cell>
          <table:table-cell table:style-name="ce0" office:value-type="float" office:value="42490" calcext:value-type="float">
            <text:p>42490</text:p>
          </table:table-cell>
          <table:table-cell table:style-name="ce5" office:value-type="string" calcext:value-type="string">
            <text:p>67.38</text:p>
          </table:table-cell>
          <table:table-cell table:style-name="ce5" office:value-type="string" calcext:value-type="string">
            <text:p>97.2</text:p>
          </table:table-cell>
          <table:table-cell table:style-name="ce7" office:value-type="float" office:value="0.717" calcext:value-type="float">
            <text:p>0.717</text:p>
          </table:table-cell>
          <table:table-cell table:style-name="ce0" office:value-type="float" office:value="7.26" calcext:value-type="float">
            <text:p>7.26</text:p>
          </table:table-cell>
          <table:table-cell table:style-name="ce0" office:value-type="float" office:value="143141.6091" calcext:value-type="float">
            <text:p>143141.6091</text:p>
          </table:table-cell>
          <table:table-cell table:style-name="ce0" office:value-type="float" office:value="107529.16848" calcext:value-type="float">
            <text:p>107529.16848</text:p>
          </table:table-cell>
          <table:table-cell table:style-name="ce0" office:value-type="float" office:value="52785.94" calcext:value-type="float">
            <text:p>52785.94</text:p>
          </table:table-cell>
          <table:table-cell table:formula="of:=&quot;INSERT INTO estado VALUES ('&quot;&amp;[.A142]&amp;&quot;', '&quot;&amp;[.B142]&amp;&quot;', '&quot;&amp;[.C142]&amp;&quot;', '&quot;&amp;[.D142]&amp;&quot;', &quot;&amp;[.E142]&amp;&quot;, &quot;&amp;[.F142]&amp;&quot;, &quot;&amp;[.G142]&amp;&quot;, &quot;&amp;[.H142]&amp;&quot;, &quot;&amp;[.I142]&amp;&quot;, &quot;&amp;[.J142]&amp;&quot;, &quot;&amp;[.K142]&amp;&quot;, &quot;&amp;[.L142]&amp;&quot;, &quot;&amp;[.M142]&amp;&quot;);&quot;" office:value-type="string" office:string-value="INSERT INTO estado VALUES ('Eldorado do Sul', '4306767', 'eldoradense', 'ERNANI DE FREITAS GONÇALVES', 509.614, 42490, 67.38, 97.2, 0.717, 7.26, 143141.6091, 107529.16848, 52785.94);" calcext:value-type="string">
            <text:p>INSERT INTO estado VALUES ('Eldorado do Sul', '4306767', 'eldoradense', 'ERNANI DE FREITAS GONÇALVES', 509.614, 42490, 67.38, 97.2, 0.717, 7.26, 143141.6091, 107529.16848, 52785.94);</text:p>
          </table:table-cell>
        </table:table-row>
        <table:table-row table:style-name="ro1">
          <table:table-cell table:style-name="ce0" office:value-type="string" calcext:value-type="string">
            <text:p>Encantado</text:p>
          </table:table-cell>
          <table:table-cell table:style-name="ce0" office:value-type="float" office:value="4306809" calcext:value-type="float">
            <text:p>4306809</text:p>
          </table:table-cell>
          <table:table-cell table:style-name="ce0" office:value-type="string" calcext:value-type="string">
            <text:p>encantadense</text:p>
          </table:table-cell>
          <table:table-cell table:style-name="ce0" office:value-type="string" calcext:value-type="string">
            <text:p>ADROALDO CONZATTI</text:p>
          </table:table-cell>
          <table:table-cell table:style-name="ce2" office:value-type="float" office:value="140.006" calcext:value-type="float">
            <text:p>140.006</text:p>
          </table:table-cell>
          <table:table-cell table:style-name="ce0" office:value-type="float" office:value="23047" calcext:value-type="float">
            <text:p>23047</text:p>
          </table:table-cell>
          <table:table-cell table:style-name="ce5" office:value-type="string" calcext:value-type="string">
            <text:p>147.38</text:p>
          </table:table-cell>
          <table:table-cell table:style-name="ce5" office:value-type="string" calcext:value-type="string">
            <text:p>99.5</text:p>
          </table:table-cell>
          <table:table-cell table:style-name="ce7" office:value-type="float" office:value="0.767" calcext:value-type="float">
            <text:p>0.767</text:p>
          </table:table-cell>
          <table:table-cell table:style-name="ce0" office:value-type="float" office:value="3.56" calcext:value-type="float">
            <text:p>3.56</text:p>
          </table:table-cell>
          <table:table-cell table:style-name="ce0" office:value-type="float" office:value="83996.52904" calcext:value-type="float">
            <text:p>83996.52904</text:p>
          </table:table-cell>
          <table:table-cell table:style-name="ce0" office:value-type="float" office:value="70043.85689" calcext:value-type="float">
            <text:p>70043.85689</text:p>
          </table:table-cell>
          <table:table-cell table:style-name="ce0" office:value-type="float" office:value="41910.47" calcext:value-type="float">
            <text:p>41910.47</text:p>
          </table:table-cell>
          <table:table-cell table:formula="of:=&quot;INSERT INTO estado VALUES ('&quot;&amp;[.A143]&amp;&quot;', '&quot;&amp;[.B143]&amp;&quot;', '&quot;&amp;[.C143]&amp;&quot;', '&quot;&amp;[.D143]&amp;&quot;', &quot;&amp;[.E143]&amp;&quot;, &quot;&amp;[.F143]&amp;&quot;, &quot;&amp;[.G143]&amp;&quot;, &quot;&amp;[.H143]&amp;&quot;, &quot;&amp;[.I143]&amp;&quot;, &quot;&amp;[.J143]&amp;&quot;, &quot;&amp;[.K143]&amp;&quot;, &quot;&amp;[.L143]&amp;&quot;, &quot;&amp;[.M143]&amp;&quot;);&quot;" office:value-type="string" office:string-value="INSERT INTO estado VALUES ('Encantado', '4306809', 'encantadense', 'ADROALDO CONZATTI', 140.006, 23047, 147.38, 99.5, 0.767, 3.56, 83996.52904, 70043.85689, 41910.47);" calcext:value-type="string">
            <text:p>INSERT INTO estado VALUES ('Encantado', '4306809', 'encantadense', 'ADROALDO CONZATTI', 140.006, 23047, 147.38, 99.5, 0.767, 3.56, 83996.52904, 70043.85689, 41910.47);</text:p>
          </table:table-cell>
        </table:table-row>
        <table:table-row table:style-name="ro1">
          <table:table-cell table:style-name="ce0" office:value-type="string" calcext:value-type="string">
            <text:p>Encruzilhada do Sul</text:p>
          </table:table-cell>
          <table:table-cell table:style-name="ce0" office:value-type="float" office:value="4306908" calcext:value-type="float">
            <text:p>4306908</text:p>
          </table:table-cell>
          <table:table-cell table:style-name="ce0" office:value-type="string" calcext:value-type="string">
            <text:p>encruzilhadense</text:p>
          </table:table-cell>
          <table:table-cell table:style-name="ce0" office:value-type="string" calcext:value-type="string">
            <text:p>BENITO FONSECA PASCHOAL</text:p>
          </table:table-cell>
          <table:table-cell table:style-name="ce3" office:value-type="float" office:value="3348.447" calcext:value-type="float">
            <text:p>3348.447</text:p>
          </table:table-cell>
          <table:table-cell table:style-name="ce0" office:value-type="float" office:value="26039" calcext:value-type="float">
            <text:p>26039</text:p>
          </table:table-cell>
          <table:table-cell table:style-name="ce5" office:value-type="string" calcext:value-type="string">
            <text:p>7.33</text:p>
          </table:table-cell>
          <table:table-cell table:style-name="ce5" office:value-type="string" calcext:value-type="string">
            <text:p>96.1</text:p>
          </table:table-cell>
          <table:table-cell table:style-name="ce7" office:value-type="float" office:value="0.657" calcext:value-type="float">
            <text:p>0.657</text:p>
          </table:table-cell>
          <table:table-cell table:style-name="ce0" office:value-type="float" office:value="8.33" calcext:value-type="float">
            <text:p>8.33</text:p>
          </table:table-cell>
          <table:table-cell table:style-name="ce0" office:value-type="float" office:value="83090.59068" calcext:value-type="float">
            <text:p>83090.59068</text:p>
          </table:table-cell>
          <table:table-cell table:style-name="ce0" office:value-type="float" office:value="64389.71595" calcext:value-type="float">
            <text:p>64389.71595</text:p>
          </table:table-cell>
          <table:table-cell table:style-name="ce0" office:value-type="float" office:value="23372.46" calcext:value-type="float">
            <text:p>23372.46</text:p>
          </table:table-cell>
          <table:table-cell table:formula="of:=&quot;INSERT INTO estado VALUES ('&quot;&amp;[.A144]&amp;&quot;', '&quot;&amp;[.B144]&amp;&quot;', '&quot;&amp;[.C144]&amp;&quot;', '&quot;&amp;[.D144]&amp;&quot;', &quot;&amp;[.E144]&amp;&quot;, &quot;&amp;[.F144]&amp;&quot;, &quot;&amp;[.G144]&amp;&quot;, &quot;&amp;[.H144]&amp;&quot;, &quot;&amp;[.I144]&amp;&quot;, &quot;&amp;[.J144]&amp;&quot;, &quot;&amp;[.K144]&amp;&quot;, &quot;&amp;[.L144]&amp;&quot;, &quot;&amp;[.M144]&amp;&quot;);&quot;" office:value-type="string" office:string-value="INSERT INTO estado VALUES ('Encruzilhada do Sul', '4306908', 'encruzilhadense', 'BENITO FONSECA PASCHOAL', 3348.447, 26039, 7.33, 96.1, 0.657, 8.33, 83090.59068, 64389.71595, 23372.46);" calcext:value-type="string">
            <text:p>INSERT INTO estado VALUES ('Encruzilhada do Sul', '4306908', 'encruzilhadense', 'BENITO FONSECA PASCHOAL', 3348.447, 26039, 7.33, 96.1, 0.657, 8.33, 83090.59068, 64389.71595, 23372.46);</text:p>
          </table:table-cell>
        </table:table-row>
        <table:table-row table:style-name="ro1">
          <table:table-cell table:style-name="ce0" office:value-type="string" calcext:value-type="string">
            <text:p>Engenho Velho</text:p>
          </table:table-cell>
          <table:table-cell table:style-name="ce0" office:value-type="float" office:value="4306924" calcext:value-type="float">
            <text:p>4306924</text:p>
          </table:table-cell>
          <table:table-cell table:style-name="ce0" office:value-type="string" calcext:value-type="string">
            <text:p>engenho-velhense</text:p>
          </table:table-cell>
          <table:table-cell table:style-name="ce0" office:value-type="string" calcext:value-type="string">
            <text:p>DIEGO MARTINELLI BERGAMASCHI</text:p>
          </table:table-cell>
          <table:table-cell table:style-name="ce2" office:value-type="float" office:value="71.191" calcext:value-type="float">
            <text:p>71.191</text:p>
          </table:table-cell>
          <table:table-cell table:style-name="ce0" office:value-type="float" office:value="932" calcext:value-type="float">
            <text:p>932</text:p>
          </table:table-cell>
          <table:table-cell table:style-name="ce5" office:value-type="string" calcext:value-type="string">
            <text:p>21.45</text:p>
          </table:table-cell>
          <table:table-cell table:style-name="ce5" office:value-type="string" calcext:value-type="string">
            <text:p>97.3</text:p>
          </table:table-cell>
          <table:table-cell table:style-name="ce7" office:value-type="float" office:value="0.717" calcext:value-type="float">
            <text:p>0.71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833.63203" calcext:value-type="float">
            <text:p>15833.63203</text:p>
          </table:table-cell>
          <table:table-cell table:style-name="ce0" office:value-type="float" office:value="12210.94107" calcext:value-type="float">
            <text:p>12210.94107</text:p>
          </table:table-cell>
          <table:table-cell table:style-name="ce0" office:value-type="float" office:value="52764.7" calcext:value-type="float">
            <text:p>52764.7</text:p>
          </table:table-cell>
          <table:table-cell table:formula="of:=&quot;INSERT INTO estado VALUES ('&quot;&amp;[.A145]&amp;&quot;', '&quot;&amp;[.B145]&amp;&quot;', '&quot;&amp;[.C145]&amp;&quot;', '&quot;&amp;[.D145]&amp;&quot;', &quot;&amp;[.E145]&amp;&quot;, &quot;&amp;[.F145]&amp;&quot;, &quot;&amp;[.G145]&amp;&quot;, &quot;&amp;[.H145]&amp;&quot;, &quot;&amp;[.I145]&amp;&quot;, &quot;&amp;[.J145]&amp;&quot;, &quot;&amp;[.K145]&amp;&quot;, &quot;&amp;[.L145]&amp;&quot;, &quot;&amp;[.M145]&amp;&quot;);&quot;" office:value-type="string" office:string-value="INSERT INTO estado VALUES ('Engenho Velho', '4306924', 'engenho-velhense', 'DIEGO MARTINELLI BERGAMASCHI', 71.191, 932, 21.45, 97.3, 0.717, null, 15833.63203, 12210.94107, 52764.7);" calcext:value-type="string">
            <text:p>INSERT INTO estado VALUES ('Engenho Velho', '4306924', 'engenho-velhense', 'DIEGO MARTINELLI BERGAMASCHI', 71.191, 932, 21.45, 97.3, 0.717, null, 15833.63203, 12210.94107, 52764.7);</text:p>
          </table:table-cell>
        </table:table-row>
        <table:table-row table:style-name="ro1">
          <table:table-cell table:style-name="ce0" office:value-type="string" calcext:value-type="string">
            <text:p>Entre-Ijuís</text:p>
          </table:table-cell>
          <table:table-cell table:style-name="ce0" office:value-type="float" office:value="4306932" calcext:value-type="float">
            <text:p>4306932</text:p>
          </table:table-cell>
          <table:table-cell table:style-name="ce0" office:value-type="string" calcext:value-type="string">
            <text:p>entre-ijuiense</text:p>
          </table:table-cell>
          <table:table-cell table:style-name="ce0" office:value-type="string" calcext:value-type="string">
            <text:p>JOSE PAULO MENEGHINE</text:p>
          </table:table-cell>
          <table:table-cell table:style-name="ce2" office:value-type="float" office:value="552.986" calcext:value-type="float">
            <text:p>552.986</text:p>
          </table:table-cell>
          <table:table-cell table:style-name="ce0" office:value-type="float" office:value="8350" calcext:value-type="float">
            <text:p>8350</text:p>
          </table:table-cell>
          <table:table-cell table:style-name="ce5" office:value-type="string" calcext:value-type="string">
            <text:p>16.17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68" calcext:value-type="float">
            <text:p>0.68</text:p>
          </table:table-cell>
          <table:table-cell table:style-name="ce0" office:value-type="float" office:value="16.67" calcext:value-type="float">
            <text:p>16.67</text:p>
          </table:table-cell>
          <table:table-cell table:style-name="ce0" office:value-type="float" office:value="36987.09947" calcext:value-type="float">
            <text:p>36987.09947</text:p>
          </table:table-cell>
          <table:table-cell table:style-name="ce0" office:value-type="float" office:value="30083.8978" calcext:value-type="float">
            <text:p>30083.8978</text:p>
          </table:table-cell>
          <table:table-cell table:style-name="ce0" office:value-type="float" office:value="49641.16" calcext:value-type="float">
            <text:p>49641.16</text:p>
          </table:table-cell>
          <table:table-cell table:formula="of:=&quot;INSERT INTO estado VALUES ('&quot;&amp;[.A146]&amp;&quot;', '&quot;&amp;[.B146]&amp;&quot;', '&quot;&amp;[.C146]&amp;&quot;', '&quot;&amp;[.D146]&amp;&quot;', &quot;&amp;[.E146]&amp;&quot;, &quot;&amp;[.F146]&amp;&quot;, &quot;&amp;[.G146]&amp;&quot;, &quot;&amp;[.H146]&amp;&quot;, &quot;&amp;[.I146]&amp;&quot;, &quot;&amp;[.J146]&amp;&quot;, &quot;&amp;[.K146]&amp;&quot;, &quot;&amp;[.L146]&amp;&quot;, &quot;&amp;[.M146]&amp;&quot;);&quot;" office:value-type="string" office:string-value="INSERT INTO estado VALUES ('Entre-Ijuís', '4306932', 'entre-ijuiense', 'JOSE PAULO MENEGHINE', 552.986, 8350, 16.17, 99.2, 0.68, 16.67, 36987.09947, 30083.8978, 49641.16);" calcext:value-type="string">
            <text:p>INSERT INTO estado VALUES ('Entre-Ijuís', '4306932', 'entre-ijuiense', 'JOSE PAULO MENEGHINE', 552.986, 8350, 16.17, 99.2, 0.68, 16.67, 36987.09947, 30083.8978, 49641.16);</text:p>
          </table:table-cell>
        </table:table-row>
        <table:table-row table:style-name="ro1">
          <table:table-cell table:style-name="ce0" office:value-type="string" calcext:value-type="string">
            <text:p>Entre Rios do Sul</text:p>
          </table:table-cell>
          <table:table-cell table:style-name="ce0" office:value-type="float" office:value="4306957" calcext:value-type="float">
            <text:p>4306957</text:p>
          </table:table-cell>
          <table:table-cell table:style-name="ce0" office:value-type="string" calcext:value-type="string">
            <text:p>entre-rio-sulense</text:p>
          </table:table-cell>
          <table:table-cell table:style-name="ce0" office:value-type="string" calcext:value-type="string">
            <text:p>JAIRO PAULO LEYTER</text:p>
          </table:table-cell>
          <table:table-cell table:style-name="ce2" office:value-type="float" office:value="119.912" calcext:value-type="float">
            <text:p>119.912</text:p>
          </table:table-cell>
          <table:table-cell table:style-name="ce0" office:value-type="float" office:value="2724" calcext:value-type="float">
            <text:p>2724</text:p>
          </table:table-cell>
          <table:table-cell table:style-name="ce5" office:value-type="string" calcext:value-type="string">
            <text:p>25.65</text:p>
          </table:table-cell>
          <table:table-cell table:style-name="ce5" office:value-type="string" calcext:value-type="string">
            <text:p>98.2</text:p>
          </table:table-cell>
          <table:table-cell table:style-name="ce7" office:value-type="float" office:value="0.703" calcext:value-type="float">
            <text:p>0.70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027.31763" calcext:value-type="float">
            <text:p>20027.31763</text:p>
          </table:table-cell>
          <table:table-cell table:style-name="ce0" office:value-type="float" office:value="17317.95902" calcext:value-type="float">
            <text:p>17317.95902</text:p>
          </table:table-cell>
          <table:table-cell table:style-name="ce0" office:value-type="float" office:value="79713.19" calcext:value-type="float">
            <text:p>79713.19</text:p>
          </table:table-cell>
          <table:table-cell table:formula="of:=&quot;INSERT INTO estado VALUES ('&quot;&amp;[.A147]&amp;&quot;', '&quot;&amp;[.B147]&amp;&quot;', '&quot;&amp;[.C147]&amp;&quot;', '&quot;&amp;[.D147]&amp;&quot;', &quot;&amp;[.E147]&amp;&quot;, &quot;&amp;[.F147]&amp;&quot;, &quot;&amp;[.G147]&amp;&quot;, &quot;&amp;[.H147]&amp;&quot;, &quot;&amp;[.I147]&amp;&quot;, &quot;&amp;[.J147]&amp;&quot;, &quot;&amp;[.K147]&amp;&quot;, &quot;&amp;[.L147]&amp;&quot;, &quot;&amp;[.M147]&amp;&quot;);&quot;" office:value-type="string" office:string-value="INSERT INTO estado VALUES ('Entre Rios do Sul', '4306957', 'entre-rio-sulense', 'JAIRO PAULO LEYTER', 119.912, 2724, 25.65, 98.2, 0.703, null, 20027.31763, 17317.95902, 79713.19);" calcext:value-type="string">
            <text:p>INSERT INTO estado VALUES ('Entre Rios do Sul', '4306957', 'entre-rio-sulense', 'JAIRO PAULO LEYTER', 119.912, 2724, 25.65, 98.2, 0.703, null, 20027.31763, 17317.95902, 79713.19);</text:p>
          </table:table-cell>
        </table:table-row>
        <table:table-row table:style-name="ro1">
          <table:table-cell table:style-name="ce0" office:value-type="string" calcext:value-type="string">
            <text:p>Erebango</text:p>
          </table:table-cell>
          <table:table-cell table:style-name="ce0" office:value-type="float" office:value="4306973" calcext:value-type="float">
            <text:p>4306973</text:p>
          </table:table-cell>
          <table:table-cell table:style-name="ce0" office:value-type="string" calcext:value-type="string">
            <text:p>erebanguense</text:p>
          </table:table-cell>
          <table:table-cell table:style-name="ce0" office:value-type="string" calcext:value-type="string">
            <text:p>VALMOR JOSÉ TOMELERO</text:p>
          </table:table-cell>
          <table:table-cell table:style-name="ce2" office:value-type="float" office:value="152.793" calcext:value-type="float">
            <text:p>152.793</text:p>
          </table:table-cell>
          <table:table-cell table:style-name="ce0" office:value-type="float" office:value="2978" calcext:value-type="float">
            <text:p>2978</text:p>
          </table:table-cell>
          <table:table-cell table:style-name="ce5" office:value-type="string" calcext:value-type="string">
            <text:p>19.4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12" calcext:value-type="float">
            <text:p>0.71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441.52275" calcext:value-type="float">
            <text:p>20441.52275</text:p>
          </table:table-cell>
          <table:table-cell table:style-name="ce0" office:value-type="float" office:value="16206.07329" calcext:value-type="float">
            <text:p>16206.07329</text:p>
          </table:table-cell>
          <table:table-cell table:style-name="ce0" office:value-type="float" office:value="41265.69" calcext:value-type="float">
            <text:p>41265.69</text:p>
          </table:table-cell>
          <table:table-cell table:formula="of:=&quot;INSERT INTO estado VALUES ('&quot;&amp;[.A148]&amp;&quot;', '&quot;&amp;[.B148]&amp;&quot;', '&quot;&amp;[.C148]&amp;&quot;', '&quot;&amp;[.D148]&amp;&quot;', &quot;&amp;[.E148]&amp;&quot;, &quot;&amp;[.F148]&amp;&quot;, &quot;&amp;[.G148]&amp;&quot;, &quot;&amp;[.H148]&amp;&quot;, &quot;&amp;[.I148]&amp;&quot;, &quot;&amp;[.J148]&amp;&quot;, &quot;&amp;[.K148]&amp;&quot;, &quot;&amp;[.L148]&amp;&quot;, &quot;&amp;[.M148]&amp;&quot;);&quot;" office:value-type="string" office:string-value="INSERT INTO estado VALUES ('Erebango', '4306973', 'erebanguense', 'VALMOR JOSÉ TOMELERO', 152.793, 2978, 19.4, 99.1, 0.712, null, 20441.52275, 16206.07329, 41265.69);" calcext:value-type="string">
            <text:p>INSERT INTO estado VALUES ('Erebango', '4306973', 'erebanguense', 'VALMOR JOSÉ TOMELERO', 152.793, 2978, 19.4, 99.1, 0.712, null, 20441.52275, 16206.07329, 41265.69);</text:p>
          </table:table-cell>
        </table:table-row>
        <table:table-row table:style-name="ro1">
          <table:table-cell table:style-name="ce0" office:value-type="string" calcext:value-type="string">
            <text:p>Erechim</text:p>
          </table:table-cell>
          <table:table-cell table:style-name="ce0" office:value-type="float" office:value="4307005" calcext:value-type="float">
            <text:p>4307005</text:p>
          </table:table-cell>
          <table:table-cell table:style-name="ce0" office:value-type="string" calcext:value-type="string">
            <text:p>erechinense</text:p>
          </table:table-cell>
          <table:table-cell table:style-name="ce0" office:value-type="string" calcext:value-type="string">
            <text:p>PAULO ALFREDO POLIS</text:p>
          </table:table-cell>
          <table:table-cell table:style-name="ce2" office:value-type="float" office:value="429.164" calcext:value-type="float">
            <text:p>429.164</text:p>
          </table:table-cell>
          <table:table-cell table:style-name="ce0" office:value-type="float" office:value="107368" calcext:value-type="float">
            <text:p>107368</text:p>
          </table:table-cell>
          <table:table-cell table:style-name="ce5" office:value-type="string" calcext:value-type="string">
            <text:p>223.11</text:p>
          </table:table-cell>
          <table:table-cell table:style-name="ce5" office:value-type="string" calcext:value-type="string">
            <text:p>97.9</text:p>
          </table:table-cell>
          <table:table-cell table:style-name="ce7" office:value-type="float" office:value="0.776" calcext:value-type="float">
            <text:p>0.776</text:p>
          </table:table-cell>
          <table:table-cell table:style-name="ce0" office:value-type="float" office:value="14.5" calcext:value-type="float">
            <text:p>14.5</text:p>
          </table:table-cell>
          <table:table-cell table:style-name="ce0" office:value-type="float" office:value="297865.90204" calcext:value-type="float">
            <text:p>297865.90204</text:p>
          </table:table-cell>
          <table:table-cell table:style-name="ce0" office:value-type="float" office:value="234782.88761" calcext:value-type="float">
            <text:p>234782.88761</text:p>
          </table:table-cell>
          <table:table-cell table:style-name="ce0" office:value-type="float" office:value="50095.39" calcext:value-type="float">
            <text:p>50095.39</text:p>
          </table:table-cell>
          <table:table-cell table:formula="of:=&quot;INSERT INTO estado VALUES ('&quot;&amp;[.A149]&amp;&quot;', '&quot;&amp;[.B149]&amp;&quot;', '&quot;&amp;[.C149]&amp;&quot;', '&quot;&amp;[.D149]&amp;&quot;', &quot;&amp;[.E149]&amp;&quot;, &quot;&amp;[.F149]&amp;&quot;, &quot;&amp;[.G149]&amp;&quot;, &quot;&amp;[.H149]&amp;&quot;, &quot;&amp;[.I149]&amp;&quot;, &quot;&amp;[.J149]&amp;&quot;, &quot;&amp;[.K149]&amp;&quot;, &quot;&amp;[.L149]&amp;&quot;, &quot;&amp;[.M149]&amp;&quot;);&quot;" office:value-type="string" office:string-value="INSERT INTO estado VALUES ('Erechim', '4307005', 'erechinense', 'PAULO ALFREDO POLIS', 429.164, 107368, 223.11, 97.9, 0.776, 14.5, 297865.90204, 234782.88761, 50095.39);" calcext:value-type="string">
            <text:p>INSERT INTO estado VALUES ('Erechim', '4307005', 'erechinense', 'PAULO ALFREDO POLIS', 429.164, 107368, 223.11, 97.9, 0.776, 14.5, 297865.90204, 234782.88761, 50095.39);</text:p>
          </table:table-cell>
        </table:table-row>
        <table:table-row table:style-name="ro1">
          <table:table-cell table:style-name="ce0" office:value-type="string" calcext:value-type="string">
            <text:p>Ernestina</text:p>
          </table:table-cell>
          <table:table-cell table:style-name="ce0" office:value-type="float" office:value="4307054" calcext:value-type="float">
            <text:p>4307054</text:p>
          </table:table-cell>
          <table:table-cell table:style-name="ce0" office:value-type="string" calcext:value-type="string">
            <text:p>ernestinense</text:p>
          </table:table-cell>
          <table:table-cell table:style-name="ce0" office:value-type="string" calcext:value-type="string">
            <text:p>RENATO BECKER</text:p>
          </table:table-cell>
          <table:table-cell table:style-name="ce2" office:value-type="float" office:value="238.558" calcext:value-type="float">
            <text:p>238.558</text:p>
          </table:table-cell>
          <table:table-cell table:style-name="ce0" office:value-type="float" office:value="3171" calcext:value-type="float">
            <text:p>3171</text:p>
          </table:table-cell>
          <table:table-cell table:style-name="ce5" office:value-type="string" calcext:value-type="string">
            <text:p>12.91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16" calcext:value-type="float">
            <text:p>0.71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830.52249" calcext:value-type="float">
            <text:p>17830.52249</text:p>
          </table:table-cell>
          <table:table-cell table:style-name="ce0" office:value-type="float" office:value="16484.8806" calcext:value-type="float">
            <text:p>16484.8806</text:p>
          </table:table-cell>
          <table:table-cell table:style-name="ce0" office:value-type="float" office:value="45966.89" calcext:value-type="float">
            <text:p>45966.89</text:p>
          </table:table-cell>
          <table:table-cell table:formula="of:=&quot;INSERT INTO estado VALUES ('&quot;&amp;[.A150]&amp;&quot;', '&quot;&amp;[.B150]&amp;&quot;', '&quot;&amp;[.C150]&amp;&quot;', '&quot;&amp;[.D150]&amp;&quot;', &quot;&amp;[.E150]&amp;&quot;, &quot;&amp;[.F150]&amp;&quot;, &quot;&amp;[.G150]&amp;&quot;, &quot;&amp;[.H150]&amp;&quot;, &quot;&amp;[.I150]&amp;&quot;, &quot;&amp;[.J150]&amp;&quot;, &quot;&amp;[.K150]&amp;&quot;, &quot;&amp;[.L150]&amp;&quot;, &quot;&amp;[.M150]&amp;&quot;);&quot;" office:value-type="string" office:string-value="INSERT INTO estado VALUES ('Ernestina', '4307054', 'ernestinense', 'RENATO BECKER', 238.558, 3171, 12.91, 100, 0.716, null, 17830.52249, 16484.8806, 45966.89);" calcext:value-type="string">
            <text:p>INSERT INTO estado VALUES ('Ernestina', '4307054', 'ernestinense', 'RENATO BECKER', 238.558, 3171, 12.91, 100, 0.716, null, 17830.52249, 16484.8806, 45966.89);</text:p>
          </table:table-cell>
        </table:table-row>
        <table:table-row table:style-name="ro1">
          <table:table-cell table:style-name="ce0" office:value-type="string" calcext:value-type="string">
            <text:p>Herval</text:p>
          </table:table-cell>
          <table:table-cell table:style-name="ce0" office:value-type="float" office:value="4307104" calcext:value-type="float">
            <text:p>4307104</text:p>
          </table:table-cell>
          <table:table-cell table:style-name="ce0" office:value-type="string" calcext:value-type="string">
            <text:p>hervalense</text:p>
          </table:table-cell>
          <table:table-cell table:style-name="ce0" office:value-type="string" calcext:value-type="string">
            <text:p>ILDO ROBERTO LEMOS SALLABERRY</text:p>
          </table:table-cell>
          <table:table-cell table:style-name="ce3" office:value-type="float" office:value="1759.717" calcext:value-type="float">
            <text:p>1759.717</text:p>
          </table:table-cell>
          <table:table-cell table:style-name="ce0" office:value-type="float" office:value="6807" calcext:value-type="float">
            <text:p>6807</text:p>
          </table:table-cell>
          <table:table-cell table:style-name="ce5" office:value-type="string" calcext:value-type="string">
            <text:p>3.84</text:p>
          </table:table-cell>
          <table:table-cell table:style-name="ce5" office:value-type="string" calcext:value-type="string">
            <text:p>97.3</text:p>
          </table:table-cell>
          <table:table-cell table:style-name="ce7" office:value-type="float" office:value="0.687" calcext:value-type="float">
            <text:p>0.68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8658.59395" calcext:value-type="float">
            <text:p>28658.59395</text:p>
          </table:table-cell>
          <table:table-cell table:style-name="ce0" office:value-type="float" office:value="24296.95599" calcext:value-type="float">
            <text:p>24296.95599</text:p>
          </table:table-cell>
          <table:table-cell table:style-name="ce0" office:value-type="float" office:value="20527.53" calcext:value-type="float">
            <text:p>20527.53</text:p>
          </table:table-cell>
          <table:table-cell table:formula="of:=&quot;INSERT INTO estado VALUES ('&quot;&amp;[.A151]&amp;&quot;', '&quot;&amp;[.B151]&amp;&quot;', '&quot;&amp;[.C151]&amp;&quot;', '&quot;&amp;[.D151]&amp;&quot;', &quot;&amp;[.E151]&amp;&quot;, &quot;&amp;[.F151]&amp;&quot;, &quot;&amp;[.G151]&amp;&quot;, &quot;&amp;[.H151]&amp;&quot;, &quot;&amp;[.I151]&amp;&quot;, &quot;&amp;[.J151]&amp;&quot;, &quot;&amp;[.K151]&amp;&quot;, &quot;&amp;[.L151]&amp;&quot;, &quot;&amp;[.M151]&amp;&quot;);&quot;" office:value-type="string" office:string-value="INSERT INTO estado VALUES ('Herval', '4307104', 'hervalense', 'ILDO ROBERTO LEMOS SALLABERRY', 1759.717, 6807, 3.84, 97.3, 0.687, null, 28658.59395, 24296.95599, 20527.53);" calcext:value-type="string">
            <text:p>INSERT INTO estado VALUES ('Herval', '4307104', 'hervalense', 'ILDO ROBERTO LEMOS SALLABERRY', 1759.717, 6807, 3.84, 97.3, 0.687, null, 28658.59395, 24296.95599, 20527.53);</text:p>
          </table:table-cell>
        </table:table-row>
        <table:table-row table:style-name="ro1">
          <table:table-cell table:style-name="ce0" office:value-type="string" calcext:value-type="string">
            <text:p>Erval Grande</text:p>
          </table:table-cell>
          <table:table-cell table:style-name="ce0" office:value-type="float" office:value="4307203" calcext:value-type="float">
            <text:p>4307203</text:p>
          </table:table-cell>
          <table:table-cell table:style-name="ce0" office:value-type="string" calcext:value-type="string">
            <text:p>erval-grandense</text:p>
          </table:table-cell>
          <table:table-cell table:style-name="ce0" office:value-type="string" calcext:value-type="string">
            <text:p>SUZINEI SCHINEIDER</text:p>
          </table:table-cell>
          <table:table-cell table:style-name="ce2" office:value-type="float" office:value="285.677" calcext:value-type="float">
            <text:p>285.677</text:p>
          </table:table-cell>
          <table:table-cell table:style-name="ce0" office:value-type="float" office:value="4780" calcext:value-type="float">
            <text:p>4780</text:p>
          </table:table-cell>
          <table:table-cell table:style-name="ce5" office:value-type="string" calcext:value-type="string">
            <text:p>18.07</text:p>
          </table:table-cell>
          <table:table-cell table:style-name="ce5" office:value-type="string" calcext:value-type="string">
            <text:p>99.3</text:p>
          </table:table-cell>
          <table:table-cell table:style-name="ce7" office:value-type="float" office:value="0.681" calcext:value-type="float">
            <text:p>0.68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9814.67522" calcext:value-type="float">
            <text:p>19814.67522</text:p>
          </table:table-cell>
          <table:table-cell table:style-name="ce0" office:value-type="float" office:value="18720.85634" calcext:value-type="float">
            <text:p>18720.85634</text:p>
          </table:table-cell>
          <table:table-cell table:style-name="ce0" office:value-type="float" office:value="22526.27" calcext:value-type="float">
            <text:p>22526.27</text:p>
          </table:table-cell>
          <table:table-cell table:formula="of:=&quot;INSERT INTO estado VALUES ('&quot;&amp;[.A152]&amp;&quot;', '&quot;&amp;[.B152]&amp;&quot;', '&quot;&amp;[.C152]&amp;&quot;', '&quot;&amp;[.D152]&amp;&quot;', &quot;&amp;[.E152]&amp;&quot;, &quot;&amp;[.F152]&amp;&quot;, &quot;&amp;[.G152]&amp;&quot;, &quot;&amp;[.H152]&amp;&quot;, &quot;&amp;[.I152]&amp;&quot;, &quot;&amp;[.J152]&amp;&quot;, &quot;&amp;[.K152]&amp;&quot;, &quot;&amp;[.L152]&amp;&quot;, &quot;&amp;[.M152]&amp;&quot;);&quot;" office:value-type="string" office:string-value="INSERT INTO estado VALUES ('Erval Grande', '4307203', 'erval-grandense', 'SUZINEI SCHINEIDER', 285.677, 4780, 18.07, 99.3, 0.681, null, 19814.67522, 18720.85634, 22526.27);" calcext:value-type="string">
            <text:p>INSERT INTO estado VALUES ('Erval Grande', '4307203', 'erval-grandense', 'SUZINEI SCHINEIDER', 285.677, 4780, 18.07, 99.3, 0.681, null, 19814.67522, 18720.85634, 22526.27);</text:p>
          </table:table-cell>
        </table:table-row>
        <table:table-row table:style-name="ro1">
          <table:table-cell table:style-name="ce0" office:value-type="string" calcext:value-type="string">
            <text:p>Erval Seco</text:p>
          </table:table-cell>
          <table:table-cell table:style-name="ce0" office:value-type="float" office:value="4307302" calcext:value-type="float">
            <text:p>4307302</text:p>
          </table:table-cell>
          <table:table-cell table:style-name="ce0" office:value-type="string" calcext:value-type="string">
            <text:p>erval-sequense</text:p>
          </table:table-cell>
          <table:table-cell table:style-name="ce0" office:value-type="string" calcext:value-type="string">
            <text:p>LEONIR KOCHE</text:p>
          </table:table-cell>
          <table:table-cell table:style-name="ce2" office:value-type="float" office:value="357.181" calcext:value-type="float">
            <text:p>357.181</text:p>
          </table:table-cell>
          <table:table-cell table:style-name="ce0" office:value-type="float" office:value="6697" calcext:value-type="float">
            <text:p>6697</text:p>
          </table:table-cell>
          <table:table-cell table:style-name="ce5" office:value-type="string" calcext:value-type="string">
            <text:p>21.65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685" calcext:value-type="float">
            <text:p>0.685</text:p>
          </table:table-cell>
          <table:table-cell table:style-name="ce0" office:value-type="float" office:value="28.17" calcext:value-type="float">
            <text:p>28.17</text:p>
          </table:table-cell>
          <table:table-cell table:style-name="ce0" office:value-type="float" office:value="23586.09433" calcext:value-type="float">
            <text:p>23586.09433</text:p>
          </table:table-cell>
          <table:table-cell table:style-name="ce0" office:value-type="float" office:value="21304.91842" calcext:value-type="float">
            <text:p>21304.91842</text:p>
          </table:table-cell>
          <table:table-cell table:style-name="ce0" office:value-type="float" office:value="33140.32" calcext:value-type="float">
            <text:p>33140.32</text:p>
          </table:table-cell>
          <table:table-cell table:formula="of:=&quot;INSERT INTO estado VALUES ('&quot;&amp;[.A153]&amp;&quot;', '&quot;&amp;[.B153]&amp;&quot;', '&quot;&amp;[.C153]&amp;&quot;', '&quot;&amp;[.D153]&amp;&quot;', &quot;&amp;[.E153]&amp;&quot;, &quot;&amp;[.F153]&amp;&quot;, &quot;&amp;[.G153]&amp;&quot;, &quot;&amp;[.H153]&amp;&quot;, &quot;&amp;[.I153]&amp;&quot;, &quot;&amp;[.J153]&amp;&quot;, &quot;&amp;[.K153]&amp;&quot;, &quot;&amp;[.L153]&amp;&quot;, &quot;&amp;[.M153]&amp;&quot;);&quot;" office:value-type="string" office:string-value="INSERT INTO estado VALUES ('Erval Seco', '4307302', 'erval-sequense', 'LEONIR KOCHE', 357.181, 6697, 21.65, 99.1, 0.685, 28.17, 23586.09433, 21304.91842, 33140.32);" calcext:value-type="string">
            <text:p>INSERT INTO estado VALUES ('Erval Seco', '4307302', 'erval-sequense', 'LEONIR KOCHE', 357.181, 6697, 21.65, 99.1, 0.685, 28.17, 23586.09433, 21304.91842, 33140.32);</text:p>
          </table:table-cell>
        </table:table-row>
        <table:table-row table:style-name="ro1">
          <table:table-cell table:style-name="ce0" office:value-type="string" calcext:value-type="string">
            <text:p>Esmeralda</text:p>
          </table:table-cell>
          <table:table-cell table:style-name="ce0" office:value-type="float" office:value="4307401" calcext:value-type="float">
            <text:p>4307401</text:p>
          </table:table-cell>
          <table:table-cell table:style-name="ce0" office:value-type="string" calcext:value-type="string">
            <text:p>esmeraldense</text:p>
          </table:table-cell>
          <table:table-cell table:style-name="ce0" office:value-type="string" calcext:value-type="string">
            <text:p>JOÃO HERMENEGILDO PEREIRA</text:p>
          </table:table-cell>
          <table:table-cell table:style-name="ce2" office:value-type="float" office:value="829.587" calcext:value-type="float">
            <text:p>829.587</text:p>
          </table:table-cell>
          <table:table-cell table:style-name="ce0" office:value-type="float" office:value="3291" calcext:value-type="float">
            <text:p>3291</text:p>
          </table:table-cell>
          <table:table-cell table:style-name="ce5" office:value-type="string" calcext:value-type="string">
            <text:p>3.82</text:p>
          </table:table-cell>
          <table:table-cell table:style-name="ce5" office:value-type="string" calcext:value-type="string">
            <text:p>98.7</text:p>
          </table:table-cell>
          <table:table-cell table:style-name="ce7" office:value-type="float" office:value="0.68" calcext:value-type="float">
            <text:p>0.68</text:p>
          </table:table-cell>
          <table:table-cell table:style-name="ce0" office:value-type="float" office:value="41.67" calcext:value-type="float">
            <text:p>41.67</text:p>
          </table:table-cell>
          <table:table-cell table:style-name="ce0" office:value-type="float" office:value="22041.43415" calcext:value-type="float">
            <text:p>22041.43415</text:p>
          </table:table-cell>
          <table:table-cell table:style-name="ce0" office:value-type="float" office:value="19059.47116" calcext:value-type="float">
            <text:p>19059.47116</text:p>
          </table:table-cell>
          <table:table-cell table:style-name="ce0" office:value-type="float" office:value="64613.59" calcext:value-type="float">
            <text:p>64613.59</text:p>
          </table:table-cell>
          <table:table-cell table:formula="of:=&quot;INSERT INTO estado VALUES ('&quot;&amp;[.A154]&amp;&quot;', '&quot;&amp;[.B154]&amp;&quot;', '&quot;&amp;[.C154]&amp;&quot;', '&quot;&amp;[.D154]&amp;&quot;', &quot;&amp;[.E154]&amp;&quot;, &quot;&amp;[.F154]&amp;&quot;, &quot;&amp;[.G154]&amp;&quot;, &quot;&amp;[.H154]&amp;&quot;, &quot;&amp;[.I154]&amp;&quot;, &quot;&amp;[.J154]&amp;&quot;, &quot;&amp;[.K154]&amp;&quot;, &quot;&amp;[.L154]&amp;&quot;, &quot;&amp;[.M154]&amp;&quot;);&quot;" office:value-type="string" office:string-value="INSERT INTO estado VALUES ('Esmeralda', '4307401', 'esmeraldense', 'JOÃO HERMENEGILDO PEREIRA', 829.587, 3291, 3.82, 98.7, 0.68, 41.67, 22041.43415, 19059.47116, 64613.59);" calcext:value-type="string">
            <text:p>INSERT INTO estado VALUES ('Esmeralda', '4307401', 'esmeraldense', 'JOÃO HERMENEGILDO PEREIRA', 829.587, 3291, 3.82, 98.7, 0.68, 41.67, 22041.43415, 19059.47116, 64613.59);</text:p>
          </table:table-cell>
        </table:table-row>
        <table:table-row table:style-name="ro1">
          <table:table-cell table:style-name="ce0" office:value-type="string" calcext:value-type="string">
            <text:p>Esperança do Sul</text:p>
          </table:table-cell>
          <table:table-cell table:style-name="ce0" office:value-type="float" office:value="4307450" calcext:value-type="float">
            <text:p>4307450</text:p>
          </table:table-cell>
          <table:table-cell table:style-name="ce0" office:value-type="string" calcext:value-type="string">
            <text:p>esperançulense</text:p>
          </table:table-cell>
          <table:table-cell table:style-name="ce0" office:value-type="string" calcext:value-type="string">
            <text:p>MOISÉS ALFREDO LEDUR</text:p>
          </table:table-cell>
          <table:table-cell table:style-name="ce2" office:value-type="float" office:value="148.909" calcext:value-type="float">
            <text:p>148.909</text:p>
          </table:table-cell>
          <table:table-cell table:style-name="ce0" office:value-type="float" office:value="2846" calcext:value-type="float">
            <text:p>2846</text:p>
          </table:table-cell>
          <table:table-cell table:style-name="ce5" office:value-type="string" calcext:value-type="string">
            <text:p>22.05</text:p>
          </table:table-cell>
          <table:table-cell table:style-name="ce5" office:value-type="float" office:value="98" calcext:value-type="float">
            <text:p>98</text:p>
          </table:table-cell>
          <table:table-cell table:style-name="ce7" office:value-type="float" office:value="0.661" calcext:value-type="float">
            <text:p>0.661</text:p>
          </table:table-cell>
          <table:table-cell table:style-name="ce0" office:value-type="float" office:value="25.64" calcext:value-type="float">
            <text:p>25.64</text:p>
          </table:table-cell>
          <table:table-cell table:style-name="ce0" office:value-type="float" office:value="19298.55955" calcext:value-type="float">
            <text:p>19298.55955</text:p>
          </table:table-cell>
          <table:table-cell table:style-name="ce0" office:value-type="float" office:value="14366.55824" calcext:value-type="float">
            <text:p>14366.55824</text:p>
          </table:table-cell>
          <table:table-cell table:style-name="ce0" office:value-type="float" office:value="28157.73" calcext:value-type="float">
            <text:p>28157.73</text:p>
          </table:table-cell>
          <table:table-cell table:formula="of:=&quot;INSERT INTO estado VALUES ('&quot;&amp;[.A155]&amp;&quot;', '&quot;&amp;[.B155]&amp;&quot;', '&quot;&amp;[.C155]&amp;&quot;', '&quot;&amp;[.D155]&amp;&quot;', &quot;&amp;[.E155]&amp;&quot;, &quot;&amp;[.F155]&amp;&quot;, &quot;&amp;[.G155]&amp;&quot;, &quot;&amp;[.H155]&amp;&quot;, &quot;&amp;[.I155]&amp;&quot;, &quot;&amp;[.J155]&amp;&quot;, &quot;&amp;[.K155]&amp;&quot;, &quot;&amp;[.L155]&amp;&quot;, &quot;&amp;[.M155]&amp;&quot;);&quot;" office:value-type="string" office:string-value="INSERT INTO estado VALUES ('Esperança do Sul', '4307450', 'esperançulense', 'MOISÉS ALFREDO LEDUR', 148.909, 2846, 22.05, 98, 0.661, 25.64, 19298.55955, 14366.55824, 28157.73);" calcext:value-type="string">
            <text:p>INSERT INTO estado VALUES ('Esperança do Sul', '4307450', 'esperançulense', 'MOISÉS ALFREDO LEDUR', 148.909, 2846, 22.05, 98, 0.661, 25.64, 19298.55955, 14366.55824, 28157.73);</text:p>
          </table:table-cell>
        </table:table-row>
        <table:table-row table:style-name="ro1">
          <table:table-cell table:style-name="ce0" office:value-type="string" calcext:value-type="string">
            <text:p>Espumoso</text:p>
          </table:table-cell>
          <table:table-cell table:style-name="ce0" office:value-type="float" office:value="4307500" calcext:value-type="float">
            <text:p>4307500</text:p>
          </table:table-cell>
          <table:table-cell table:style-name="ce0" office:value-type="string" calcext:value-type="string">
            <text:p>espumosense</text:p>
          </table:table-cell>
          <table:table-cell table:style-name="ce0" office:value-type="string" calcext:value-type="string">
            <text:p>DOUGLAS FONTANA</text:p>
          </table:table-cell>
          <table:table-cell table:style-name="ce2" office:value-type="float" office:value="783.642" calcext:value-type="float">
            <text:p>783.642</text:p>
          </table:table-cell>
          <table:table-cell table:style-name="ce0" office:value-type="float" office:value="15594" calcext:value-type="float">
            <text:p>15594</text:p>
          </table:table-cell>
          <table:table-cell table:style-name="ce5" office:value-type="string" calcext:value-type="string">
            <text:p>19.46</text:p>
          </table:table-cell>
          <table:table-cell table:style-name="ce5" office:value-type="string" calcext:value-type="string">
            <text:p>98.2</text:p>
          </table:table-cell>
          <table:table-cell table:style-name="ce7" office:value-type="float" office:value="0.765" calcext:value-type="float">
            <text:p>0.76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57995.07767" calcext:value-type="float">
            <text:p>57995.07767</text:p>
          </table:table-cell>
          <table:table-cell table:style-name="ce0" office:value-type="float" office:value="50633.65535" calcext:value-type="float">
            <text:p>50633.65535</text:p>
          </table:table-cell>
          <table:table-cell table:style-name="ce0" office:value-type="float" office:value="46101.17" calcext:value-type="float">
            <text:p>46101.17</text:p>
          </table:table-cell>
          <table:table-cell table:formula="of:=&quot;INSERT INTO estado VALUES ('&quot;&amp;[.A156]&amp;&quot;', '&quot;&amp;[.B156]&amp;&quot;', '&quot;&amp;[.C156]&amp;&quot;', '&quot;&amp;[.D156]&amp;&quot;', &quot;&amp;[.E156]&amp;&quot;, &quot;&amp;[.F156]&amp;&quot;, &quot;&amp;[.G156]&amp;&quot;, &quot;&amp;[.H156]&amp;&quot;, &quot;&amp;[.I156]&amp;&quot;, &quot;&amp;[.J156]&amp;&quot;, &quot;&amp;[.K156]&amp;&quot;, &quot;&amp;[.L156]&amp;&quot;, &quot;&amp;[.M156]&amp;&quot;);&quot;" office:value-type="string" office:string-value="INSERT INTO estado VALUES ('Espumoso', '4307500', 'espumosense', 'DOUGLAS FONTANA', 783.642, 15594, 19.46, 98.2, 0.765, null, 57995.07767, 50633.65535, 46101.17);" calcext:value-type="string">
            <text:p>INSERT INTO estado VALUES ('Espumoso', '4307500', 'espumosense', 'DOUGLAS FONTANA', 783.642, 15594, 19.46, 98.2, 0.765, null, 57995.07767, 50633.65535, 46101.17);</text:p>
          </table:table-cell>
        </table:table-row>
        <table:table-row table:style-name="ro1">
          <table:table-cell table:style-name="ce0" office:value-type="string" calcext:value-type="string">
            <text:p>Estação</text:p>
          </table:table-cell>
          <table:table-cell table:style-name="ce0" office:value-type="float" office:value="4307559" calcext:value-type="float">
            <text:p>4307559</text:p>
          </table:table-cell>
          <table:table-cell table:style-name="ce0" office:value-type="string" calcext:value-type="string">
            <text:p>estacionense</text:p>
          </table:table-cell>
          <table:table-cell table:style-name="ce0" office:value-type="string" calcext:value-type="string">
            <text:p>GEVERSON ZIMMERMANN</text:p>
          </table:table-cell>
          <table:table-cell table:style-name="ce2" office:value-type="float" office:value="99.757" calcext:value-type="float">
            <text:p>99.757</text:p>
          </table:table-cell>
          <table:table-cell table:style-name="ce0" office:value-type="float" office:value="5924" calcext:value-type="float">
            <text:p>5924</text:p>
          </table:table-cell>
          <table:table-cell table:style-name="ce5" office:value-type="string" calcext:value-type="string">
            <text:p>59.95</text:p>
          </table:table-cell>
          <table:table-cell table:style-name="ce5" office:value-type="string" calcext:value-type="string">
            <text:p>96.6</text:p>
          </table:table-cell>
          <table:table-cell table:style-name="ce7" office:value-type="float" office:value="0.753" calcext:value-type="float">
            <text:p>0.753</text:p>
          </table:table-cell>
          <table:table-cell table:style-name="ce0" office:value-type="float" office:value="29.41" calcext:value-type="float">
            <text:p>29.41</text:p>
          </table:table-cell>
          <table:table-cell table:style-name="ce0" office:value-type="float" office:value="26085.94056" calcext:value-type="float">
            <text:p>26085.94056</text:p>
          </table:table-cell>
          <table:table-cell table:style-name="ce0" office:value-type="float" office:value="20326.08844" calcext:value-type="float">
            <text:p>20326.08844</text:p>
          </table:table-cell>
          <table:table-cell table:style-name="ce0" office:value-type="float" office:value="47757.2" calcext:value-type="float">
            <text:p>47757.2</text:p>
          </table:table-cell>
          <table:table-cell table:formula="of:=&quot;INSERT INTO estado VALUES ('&quot;&amp;[.A157]&amp;&quot;', '&quot;&amp;[.B157]&amp;&quot;', '&quot;&amp;[.C157]&amp;&quot;', '&quot;&amp;[.D157]&amp;&quot;', &quot;&amp;[.E157]&amp;&quot;, &quot;&amp;[.F157]&amp;&quot;, &quot;&amp;[.G157]&amp;&quot;, &quot;&amp;[.H157]&amp;&quot;, &quot;&amp;[.I157]&amp;&quot;, &quot;&amp;[.J157]&amp;&quot;, &quot;&amp;[.K157]&amp;&quot;, &quot;&amp;[.L157]&amp;&quot;, &quot;&amp;[.M157]&amp;&quot;);&quot;" office:value-type="string" office:string-value="INSERT INTO estado VALUES ('Estação', '4307559', 'estacionense', 'GEVERSON ZIMMERMANN', 99.757, 5924, 59.95, 96.6, 0.753, 29.41, 26085.94056, 20326.08844, 47757.2);" calcext:value-type="string">
            <text:p>INSERT INTO estado VALUES ('Estação', '4307559', 'estacionense', 'GEVERSON ZIMMERMANN', 99.757, 5924, 59.95, 96.6, 0.753, 29.41, 26085.94056, 20326.08844, 47757.2);</text:p>
          </table:table-cell>
        </table:table-row>
        <table:table-row table:style-name="ro1">
          <table:table-cell table:style-name="ce0" office:value-type="string" calcext:value-type="string">
            <text:p>Estância Velha</text:p>
          </table:table-cell>
          <table:table-cell table:style-name="ce0" office:value-type="float" office:value="4307609" calcext:value-type="float">
            <text:p>4307609</text:p>
          </table:table-cell>
          <table:table-cell table:style-name="ce0" office:value-type="string" calcext:value-type="string">
            <text:p>estanciense</text:p>
          </table:table-cell>
          <table:table-cell table:style-name="ce0" office:value-type="string" calcext:value-type="string">
            <text:p>DIEGO WILLIAN FRANCISCO</text:p>
          </table:table-cell>
          <table:table-cell table:style-name="ce2" office:value-type="float" office:value="51.779" calcext:value-type="float">
            <text:p>51.779</text:p>
          </table:table-cell>
          <table:table-cell table:style-name="ce0" office:value-type="float" office:value="51292" calcext:value-type="float">
            <text:p>51292</text:p>
          </table:table-cell>
          <table:table-cell table:style-name="ce5" office:value-type="string" calcext:value-type="string">
            <text:p>816.42</text:p>
          </table:table-cell>
          <table:table-cell table:style-name="ce5" office:value-type="string" calcext:value-type="string">
            <text:p>98.6</text:p>
          </table:table-cell>
          <table:table-cell table:style-name="ce7" office:value-type="float" office:value="0.757" calcext:value-type="float">
            <text:p>0.757</text:p>
          </table:table-cell>
          <table:table-cell table:style-name="ce0" office:value-type="float" office:value="7.68" calcext:value-type="float">
            <text:p>7.68</text:p>
          </table:table-cell>
          <table:table-cell table:style-name="ce0" office:value-type="float" office:value="148029.47219" calcext:value-type="float">
            <text:p>148029.47219</text:p>
          </table:table-cell>
          <table:table-cell table:style-name="ce0" office:value-type="float" office:value="120403.41941" calcext:value-type="float">
            <text:p>120403.41941</text:p>
          </table:table-cell>
          <table:table-cell table:style-name="ce0" office:value-type="float" office:value="30854.19" calcext:value-type="float">
            <text:p>30854.19</text:p>
          </table:table-cell>
          <table:table-cell table:formula="of:=&quot;INSERT INTO estado VALUES ('&quot;&amp;[.A158]&amp;&quot;', '&quot;&amp;[.B158]&amp;&quot;', '&quot;&amp;[.C158]&amp;&quot;', '&quot;&amp;[.D158]&amp;&quot;', &quot;&amp;[.E158]&amp;&quot;, &quot;&amp;[.F158]&amp;&quot;, &quot;&amp;[.G158]&amp;&quot;, &quot;&amp;[.H158]&amp;&quot;, &quot;&amp;[.I158]&amp;&quot;, &quot;&amp;[.J158]&amp;&quot;, &quot;&amp;[.K158]&amp;&quot;, &quot;&amp;[.L158]&amp;&quot;, &quot;&amp;[.M158]&amp;&quot;);&quot;" office:value-type="string" office:string-value="INSERT INTO estado VALUES ('Estância Velha', '4307609', 'estanciense', 'DIEGO WILLIAN FRANCISCO', 51.779, 51292, 816.42, 98.6, 0.757, 7.68, 148029.47219, 120403.41941, 30854.19);" calcext:value-type="string">
            <text:p>INSERT INTO estado VALUES ('Estância Velha', '4307609', 'estanciense', 'DIEGO WILLIAN FRANCISCO', 51.779, 51292, 816.42, 98.6, 0.757, 7.68, 148029.47219, 120403.41941, 30854.19);</text:p>
          </table:table-cell>
        </table:table-row>
        <table:table-row table:style-name="ro1">
          <table:table-cell table:style-name="ce0" office:value-type="string" calcext:value-type="string">
            <text:p>Esteio</text:p>
          </table:table-cell>
          <table:table-cell table:style-name="ce0" office:value-type="float" office:value="4307708" calcext:value-type="float">
            <text:p>4307708</text:p>
          </table:table-cell>
          <table:table-cell table:style-name="ce0" office:value-type="string" calcext:value-type="string">
            <text:p>esteiense</text:p>
          </table:table-cell>
          <table:table-cell table:style-name="ce0" office:value-type="string" calcext:value-type="string">
            <text:p>LEONARDO DUARTE PASCOAL</text:p>
          </table:table-cell>
          <table:table-cell table:style-name="ce2" office:value-type="float" office:value="27.676" calcext:value-type="float">
            <text:p>27.676</text:p>
          </table:table-cell>
          <table:table-cell table:style-name="ce0" office:value-type="float" office:value="83352" calcext:value-type="float">
            <text:p>83352</text:p>
          </table:table-cell>
          <table:table-cell table:style-name="ce5" office:value-type="string" calcext:value-type="string">
            <text:p>2917.87</text:p>
          </table:table-cell>
          <table:table-cell table:style-name="ce5" office:value-type="string" calcext:value-type="string">
            <text:p>97.6</text:p>
          </table:table-cell>
          <table:table-cell table:style-name="ce7" office:value-type="float" office:value="0.754" calcext:value-type="float">
            <text:p>0.754</text:p>
          </table:table-cell>
          <table:table-cell table:style-name="ce0" office:value-type="float" office:value="1.97" calcext:value-type="float">
            <text:p>1.97</text:p>
          </table:table-cell>
          <table:table-cell table:style-name="ce0" office:value-type="float" office:value="301406.72628" calcext:value-type="float">
            <text:p>301406.72628</text:p>
          </table:table-cell>
          <table:table-cell table:style-name="ce0" office:value-type="float" office:value="262107.48057" calcext:value-type="float">
            <text:p>262107.48057</text:p>
          </table:table-cell>
          <table:table-cell table:style-name="ce0" office:value-type="float" office:value="41305.97" calcext:value-type="float">
            <text:p>41305.97</text:p>
          </table:table-cell>
          <table:table-cell table:formula="of:=&quot;INSERT INTO estado VALUES ('&quot;&amp;[.A159]&amp;&quot;', '&quot;&amp;[.B159]&amp;&quot;', '&quot;&amp;[.C159]&amp;&quot;', '&quot;&amp;[.D159]&amp;&quot;', &quot;&amp;[.E159]&amp;&quot;, &quot;&amp;[.F159]&amp;&quot;, &quot;&amp;[.G159]&amp;&quot;, &quot;&amp;[.H159]&amp;&quot;, &quot;&amp;[.I159]&amp;&quot;, &quot;&amp;[.J159]&amp;&quot;, &quot;&amp;[.K159]&amp;&quot;, &quot;&amp;[.L159]&amp;&quot;, &quot;&amp;[.M159]&amp;&quot;);&quot;" office:value-type="string" office:string-value="INSERT INTO estado VALUES ('Esteio', '4307708', 'esteiense', 'LEONARDO DUARTE PASCOAL', 27.676, 83352, 2917.87, 97.6, 0.754, 1.97, 301406.72628, 262107.48057, 41305.97);" calcext:value-type="string">
            <text:p>INSERT INTO estado VALUES ('Esteio', '4307708', 'esteiense', 'LEONARDO DUARTE PASCOAL', 27.676, 83352, 2917.87, 97.6, 0.754, 1.97, 301406.72628, 262107.48057, 41305.97);</text:p>
          </table:table-cell>
        </table:table-row>
        <table:table-row table:style-name="ro1">
          <table:table-cell table:style-name="ce0" office:value-type="string" calcext:value-type="string">
            <text:p>Estrela</text:p>
          </table:table-cell>
          <table:table-cell table:style-name="ce0" office:value-type="float" office:value="4307807" calcext:value-type="float">
            <text:p>4307807</text:p>
          </table:table-cell>
          <table:table-cell table:style-name="ce0" office:value-type="string" calcext:value-type="string">
            <text:p>estrelense</text:p>
          </table:table-cell>
          <table:table-cell table:style-name="ce0" office:value-type="string" calcext:value-type="string">
            <text:p>ELMAR ANDRÉ SCHNEIDER</text:p>
          </table:table-cell>
          <table:table-cell table:style-name="ce2" office:value-type="float" office:value="185.026" calcext:value-type="float">
            <text:p>185.026</text:p>
          </table:table-cell>
          <table:table-cell table:style-name="ce0" office:value-type="float" office:value="34669" calcext:value-type="float">
            <text:p>34669</text:p>
          </table:table-cell>
          <table:table-cell table:style-name="ce5" office:value-type="string" calcext:value-type="string">
            <text:p>166.25</text:p>
          </table:table-cell>
          <table:table-cell table:style-name="ce5" office:value-type="string" calcext:value-type="string">
            <text:p>98.7</text:p>
          </table:table-cell>
          <table:table-cell table:style-name="ce7" office:value-type="float" office:value="0.767" calcext:value-type="float">
            <text:p>0.767</text:p>
          </table:table-cell>
          <table:table-cell table:style-name="ce0" office:value-type="float" office:value="6.93" calcext:value-type="float">
            <text:p>6.93</text:p>
          </table:table-cell>
          <table:table-cell table:style-name="ce0" office:value-type="float" office:value="118768.30272" calcext:value-type="float">
            <text:p>118768.30272</text:p>
          </table:table-cell>
          <table:table-cell table:style-name="ce0" office:value-type="float" office:value="103991.01167" calcext:value-type="float">
            <text:p>103991.01167</text:p>
          </table:table-cell>
          <table:table-cell table:style-name="ce0" office:value-type="float" office:value="48173.99" calcext:value-type="float">
            <text:p>48173.99</text:p>
          </table:table-cell>
          <table:table-cell table:formula="of:=&quot;INSERT INTO estado VALUES ('&quot;&amp;[.A160]&amp;&quot;', '&quot;&amp;[.B160]&amp;&quot;', '&quot;&amp;[.C160]&amp;&quot;', '&quot;&amp;[.D160]&amp;&quot;', &quot;&amp;[.E160]&amp;&quot;, &quot;&amp;[.F160]&amp;&quot;, &quot;&amp;[.G160]&amp;&quot;, &quot;&amp;[.H160]&amp;&quot;, &quot;&amp;[.I160]&amp;&quot;, &quot;&amp;[.J160]&amp;&quot;, &quot;&amp;[.K160]&amp;&quot;, &quot;&amp;[.L160]&amp;&quot;, &quot;&amp;[.M160]&amp;&quot;);&quot;" office:value-type="string" office:string-value="INSERT INTO estado VALUES ('Estrela', '4307807', 'estrelense', 'ELMAR ANDRÉ SCHNEIDER', 185.026, 34669, 166.25, 98.7, 0.767, 6.93, 118768.30272, 103991.01167, 48173.99);" calcext:value-type="string">
            <text:p>INSERT INTO estado VALUES ('Estrela', '4307807', 'estrelense', 'ELMAR ANDRÉ SCHNEIDER', 185.026, 34669, 166.25, 98.7, 0.767, 6.93, 118768.30272, 103991.01167, 48173.99);</text:p>
          </table:table-cell>
        </table:table-row>
        <table:table-row table:style-name="ro1">
          <table:table-cell table:style-name="ce0" office:value-type="string" calcext:value-type="string">
            <text:p>Estrela Velha</text:p>
          </table:table-cell>
          <table:table-cell table:style-name="ce0" office:value-type="float" office:value="4307815" calcext:value-type="float">
            <text:p>4307815</text:p>
          </table:table-cell>
          <table:table-cell table:style-name="ce0" office:value-type="string" calcext:value-type="string">
            <text:p>estrelavelhense</text:p>
          </table:table-cell>
          <table:table-cell table:style-name="ce0" office:value-type="string" calcext:value-type="string">
            <text:p>ALEXANDER CASTILHOS</text:p>
          </table:table-cell>
          <table:table-cell table:style-name="ce2" office:value-type="float" office:value="281.613" calcext:value-type="float">
            <text:p>281.613</text:p>
          </table:table-cell>
          <table:table-cell table:style-name="ce0" office:value-type="float" office:value="3646" calcext:value-type="float">
            <text:p>3646</text:p>
          </table:table-cell>
          <table:table-cell table:style-name="ce5" office:value-type="string" calcext:value-type="string">
            <text:p>12.88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679" calcext:value-type="float">
            <text:p>0.67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4031.64966" calcext:value-type="float">
            <text:p>24031.64966</text:p>
          </table:table-cell>
          <table:table-cell table:style-name="ce0" office:value-type="float" office:value="17907.96424" calcext:value-type="float">
            <text:p>17907.96424</text:p>
          </table:table-cell>
          <table:table-cell table:style-name="ce0" office:value-type="float" office:value="36601.25" calcext:value-type="float">
            <text:p>36601.25</text:p>
          </table:table-cell>
          <table:table-cell table:formula="of:=&quot;INSERT INTO estado VALUES ('&quot;&amp;[.A161]&amp;&quot;', '&quot;&amp;[.B161]&amp;&quot;', '&quot;&amp;[.C161]&amp;&quot;', '&quot;&amp;[.D161]&amp;&quot;', &quot;&amp;[.E161]&amp;&quot;, &quot;&amp;[.F161]&amp;&quot;, &quot;&amp;[.G161]&amp;&quot;, &quot;&amp;[.H161]&amp;&quot;, &quot;&amp;[.I161]&amp;&quot;, &quot;&amp;[.J161]&amp;&quot;, &quot;&amp;[.K161]&amp;&quot;, &quot;&amp;[.L161]&amp;&quot;, &quot;&amp;[.M161]&amp;&quot;);&quot;" office:value-type="string" office:string-value="INSERT INTO estado VALUES ('Estrela Velha', '4307815', 'estrelavelhense', 'ALEXANDER CASTILHOS', 281.613, 3646, 12.88, 100, 0.679, null, 24031.64966, 17907.96424, 36601.25);" calcext:value-type="string">
            <text:p>INSERT INTO estado VALUES ('Estrela Velha', '4307815', 'estrelavelhense', 'ALEXANDER CASTILHOS', 281.613, 3646, 12.88, 100, 0.679, null, 24031.64966, 17907.96424, 36601.25);</text:p>
          </table:table-cell>
        </table:table-row>
        <table:table-row table:style-name="ro1">
          <table:table-cell table:style-name="ce0" office:value-type="string" calcext:value-type="string">
            <text:p>Eugênio de Castro</text:p>
          </table:table-cell>
          <table:table-cell table:style-name="ce0" office:value-type="float" office:value="4307831" calcext:value-type="float">
            <text:p>4307831</text:p>
          </table:table-cell>
          <table:table-cell table:style-name="ce0" office:value-type="string" calcext:value-type="string">
            <text:p>eugenio-castrense</text:p>
          </table:table-cell>
          <table:table-cell table:style-name="ce0" office:value-type="string" calcext:value-type="string">
            <text:p>JAIME DIONIR ZWEIGLE</text:p>
          </table:table-cell>
          <table:table-cell table:style-name="ce2" office:value-type="float" office:value="418.069" calcext:value-type="float">
            <text:p>418.069</text:p>
          </table:table-cell>
          <table:table-cell table:style-name="ce0" office:value-type="float" office:value="2310" calcext:value-type="float">
            <text:p>2310</text:p>
          </table:table-cell>
          <table:table-cell table:style-name="ce5" office:value-type="string" calcext:value-type="string">
            <text:p>6.67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712" calcext:value-type="float">
            <text:p>0.71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153.80936" calcext:value-type="float">
            <text:p>21153.80936</text:p>
          </table:table-cell>
          <table:table-cell table:style-name="ce0" office:value-type="float" office:value="16704.11971" calcext:value-type="float">
            <text:p>16704.11971</text:p>
          </table:table-cell>
          <table:table-cell table:style-name="ce0" office:value-type="float" office:value="88043.04" calcext:value-type="float">
            <text:p>88043.04</text:p>
          </table:table-cell>
          <table:table-cell table:formula="of:=&quot;INSERT INTO estado VALUES ('&quot;&amp;[.A162]&amp;&quot;', '&quot;&amp;[.B162]&amp;&quot;', '&quot;&amp;[.C162]&amp;&quot;', '&quot;&amp;[.D162]&amp;&quot;', &quot;&amp;[.E162]&amp;&quot;, &quot;&amp;[.F162]&amp;&quot;, &quot;&amp;[.G162]&amp;&quot;, &quot;&amp;[.H162]&amp;&quot;, &quot;&amp;[.I162]&amp;&quot;, &quot;&amp;[.J162]&amp;&quot;, &quot;&amp;[.K162]&amp;&quot;, &quot;&amp;[.L162]&amp;&quot;, &quot;&amp;[.M162]&amp;&quot;);&quot;" office:value-type="string" office:string-value="INSERT INTO estado VALUES ('Eugênio de Castro', '4307831', 'eugenio-castrense', 'JAIME DIONIR ZWEIGLE', 418.069, 2310, 6.67, 99.2, 0.712, null, 21153.80936, 16704.11971, 88043.04);" calcext:value-type="string">
            <text:p>INSERT INTO estado VALUES ('Eugênio de Castro', '4307831', 'eugenio-castrense', 'JAIME DIONIR ZWEIGLE', 418.069, 2310, 6.67, 99.2, 0.712, null, 21153.80936, 16704.11971, 88043.04);</text:p>
          </table:table-cell>
        </table:table-row>
        <table:table-row table:style-name="ro1">
          <table:table-cell table:style-name="ce0" office:value-type="string" calcext:value-type="string">
            <text:p>Fagundes Varela</text:p>
          </table:table-cell>
          <table:table-cell table:style-name="ce0" office:value-type="float" office:value="4307864" calcext:value-type="float">
            <text:p>4307864</text:p>
          </table:table-cell>
          <table:table-cell table:style-name="ce0" office:value-type="string" calcext:value-type="string">
            <text:p>fagundense</text:p>
          </table:table-cell>
          <table:table-cell table:style-name="ce0" office:value-type="string" calcext:value-type="string">
            <text:p>NELTON CARLOS CONTE</text:p>
          </table:table-cell>
          <table:table-cell table:style-name="ce2" office:value-type="float" office:value="134.295" calcext:value-type="float">
            <text:p>134.295</text:p>
          </table:table-cell>
          <table:table-cell table:style-name="ce0" office:value-type="float" office:value="2750" calcext:value-type="float">
            <text:p>2750</text:p>
          </table:table-cell>
          <table:table-cell table:style-name="ce5" office:value-type="string" calcext:value-type="string">
            <text:p>19.2</text:p>
          </table:table-cell>
          <table:table-cell table:style-name="ce5" office:value-type="string" calcext:value-type="string">
            <text:p>98.8</text:p>
          </table:table-cell>
          <table:table-cell table:style-name="ce7" office:value-type="float" office:value="0.763" calcext:value-type="float">
            <text:p>0.76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9562.56008" calcext:value-type="float">
            <text:p>19562.56008</text:p>
          </table:table-cell>
          <table:table-cell table:style-name="ce0" office:value-type="float" office:value="15657.15196" calcext:value-type="float">
            <text:p>15657.15196</text:p>
          </table:table-cell>
          <table:table-cell table:style-name="ce0" office:value-type="float" office:value="32344.96" calcext:value-type="float">
            <text:p>32344.96</text:p>
          </table:table-cell>
          <table:table-cell table:formula="of:=&quot;INSERT INTO estado VALUES ('&quot;&amp;[.A163]&amp;&quot;', '&quot;&amp;[.B163]&amp;&quot;', '&quot;&amp;[.C163]&amp;&quot;', '&quot;&amp;[.D163]&amp;&quot;', &quot;&amp;[.E163]&amp;&quot;, &quot;&amp;[.F163]&amp;&quot;, &quot;&amp;[.G163]&amp;&quot;, &quot;&amp;[.H163]&amp;&quot;, &quot;&amp;[.I163]&amp;&quot;, &quot;&amp;[.J163]&amp;&quot;, &quot;&amp;[.K163]&amp;&quot;, &quot;&amp;[.L163]&amp;&quot;, &quot;&amp;[.M163]&amp;&quot;);&quot;" office:value-type="string" office:string-value="INSERT INTO estado VALUES ('Fagundes Varela', '4307864', 'fagundense', 'NELTON CARLOS CONTE', 134.295, 2750, 19.2, 98.8, 0.763, null, 19562.56008, 15657.15196, 32344.96);" calcext:value-type="string">
            <text:p>INSERT INTO estado VALUES ('Fagundes Varela', '4307864', 'fagundense', 'NELTON CARLOS CONTE', 134.295, 2750, 19.2, 98.8, 0.763, null, 19562.56008, 15657.15196, 32344.96);</text:p>
          </table:table-cell>
        </table:table-row>
        <table:table-row table:style-name="ro1">
          <table:table-cell table:style-name="ce0" office:value-type="string" calcext:value-type="string">
            <text:p>Farroupilha</text:p>
          </table:table-cell>
          <table:table-cell table:style-name="ce0" office:value-type="float" office:value="4307906" calcext:value-type="float">
            <text:p>4307906</text:p>
          </table:table-cell>
          <table:table-cell table:style-name="ce0" office:value-type="string" calcext:value-type="string">
            <text:p>farroupilhense</text:p>
          </table:table-cell>
          <table:table-cell table:style-name="ce0" office:value-type="string" calcext:value-type="string">
            <text:p>FABIANO FELTRIN</text:p>
          </table:table-cell>
          <table:table-cell table:style-name="ce2" office:value-type="float" office:value="361.372" calcext:value-type="float">
            <text:p>361.372</text:p>
          </table:table-cell>
          <table:table-cell table:style-name="ce0" office:value-type="float" office:value="73758" calcext:value-type="float">
            <text:p>73758</text:p>
          </table:table-cell>
          <table:table-cell table:style-name="ce5" office:value-type="string" calcext:value-type="string">
            <text:p>176.57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777" calcext:value-type="float">
            <text:p>0.777</text:p>
          </table:table-cell>
          <table:table-cell table:style-name="ce0" office:value-type="float" office:value="1.2" calcext:value-type="float">
            <text:p>1.2</text:p>
          </table:table-cell>
          <table:table-cell table:style-name="ce0" office:value-type="float" office:value="258342.46053" calcext:value-type="float">
            <text:p>258342.46053</text:p>
          </table:table-cell>
          <table:table-cell table:style-name="ce0" office:value-type="float" office:value="212320.93437" calcext:value-type="float">
            <text:p>212320.93437</text:p>
          </table:table-cell>
          <table:table-cell table:style-name="ce0" office:value-type="float" office:value="49247.12" calcext:value-type="float">
            <text:p>49247.12</text:p>
          </table:table-cell>
          <table:table-cell table:formula="of:=&quot;INSERT INTO estado VALUES ('&quot;&amp;[.A164]&amp;&quot;', '&quot;&amp;[.B164]&amp;&quot;', '&quot;&amp;[.C164]&amp;&quot;', '&quot;&amp;[.D164]&amp;&quot;', &quot;&amp;[.E164]&amp;&quot;, &quot;&amp;[.F164]&amp;&quot;, &quot;&amp;[.G164]&amp;&quot;, &quot;&amp;[.H164]&amp;&quot;, &quot;&amp;[.I164]&amp;&quot;, &quot;&amp;[.J164]&amp;&quot;, &quot;&amp;[.K164]&amp;&quot;, &quot;&amp;[.L164]&amp;&quot;, &quot;&amp;[.M164]&amp;&quot;);&quot;" office:value-type="string" office:string-value="INSERT INTO estado VALUES ('Farroupilha', '4307906', 'farroupilhense', 'FABIANO FELTRIN', 361.372, 73758, 176.57, 98.5, 0.777, 1.2, 258342.46053, 212320.93437, 49247.12);" calcext:value-type="string">
            <text:p>INSERT INTO estado VALUES ('Farroupilha', '4307906', 'farroupilhense', 'FABIANO FELTRIN', 361.372, 73758, 176.57, 98.5, 0.777, 1.2, 258342.46053, 212320.93437, 49247.12);</text:p>
          </table:table-cell>
        </table:table-row>
        <table:table-row table:style-name="ro1">
          <table:table-cell table:style-name="ce0" office:value-type="string" calcext:value-type="string">
            <text:p>Faxinal do Soturno</text:p>
          </table:table-cell>
          <table:table-cell table:style-name="ce0" office:value-type="float" office:value="4308003" calcext:value-type="float">
            <text:p>4308003</text:p>
          </table:table-cell>
          <table:table-cell table:style-name="ce0" office:value-type="string" calcext:value-type="string">
            <text:p>soturnense</text:p>
          </table:table-cell>
          <table:table-cell table:style-name="ce0" office:value-type="string" calcext:value-type="string">
            <text:p>CLOVIS ALBERTO MONTAGNER</text:p>
          </table:table-cell>
          <table:table-cell table:style-name="ce2" office:value-type="float" office:value="169.514" calcext:value-type="float">
            <text:p>169.514</text:p>
          </table:table-cell>
          <table:table-cell table:style-name="ce0" office:value-type="float" office:value="6651" calcext:value-type="float">
            <text:p>6651</text:p>
          </table:table-cell>
          <table:table-cell table:style-name="ce5" office:value-type="string" calcext:value-type="string">
            <text:p>39.27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2" calcext:value-type="float">
            <text:p>0.72</text:p>
          </table:table-cell>
          <table:table-cell table:style-name="ce0" office:value-type="float" office:value="16.13" calcext:value-type="float">
            <text:p>16.13</text:p>
          </table:table-cell>
          <table:table-cell table:style-name="ce0" office:value-type="float" office:value="28791.68287" calcext:value-type="float">
            <text:p>28791.68287</text:p>
          </table:table-cell>
          <table:table-cell table:style-name="ce0" office:value-type="float" office:value="21258.78172" calcext:value-type="float">
            <text:p>21258.78172</text:p>
          </table:table-cell>
          <table:table-cell table:style-name="ce0" office:value-type="float" office:value="32699.87" calcext:value-type="float">
            <text:p>32699.87</text:p>
          </table:table-cell>
          <table:table-cell table:formula="of:=&quot;INSERT INTO estado VALUES ('&quot;&amp;[.A165]&amp;&quot;', '&quot;&amp;[.B165]&amp;&quot;', '&quot;&amp;[.C165]&amp;&quot;', '&quot;&amp;[.D165]&amp;&quot;', &quot;&amp;[.E165]&amp;&quot;, &quot;&amp;[.F165]&amp;&quot;, &quot;&amp;[.G165]&amp;&quot;, &quot;&amp;[.H165]&amp;&quot;, &quot;&amp;[.I165]&amp;&quot;, &quot;&amp;[.J165]&amp;&quot;, &quot;&amp;[.K165]&amp;&quot;, &quot;&amp;[.L165]&amp;&quot;, &quot;&amp;[.M165]&amp;&quot;);&quot;" office:value-type="string" office:string-value="INSERT INTO estado VALUES ('Faxinal do Soturno', '4308003', 'soturnense', 'CLOVIS ALBERTO MONTAGNER', 169.514, 6651, 39.27, 99.1, 0.72, 16.13, 28791.68287, 21258.78172, 32699.87);" calcext:value-type="string">
            <text:p>INSERT INTO estado VALUES ('Faxinal do Soturno', '4308003', 'soturnense', 'CLOVIS ALBERTO MONTAGNER', 169.514, 6651, 39.27, 99.1, 0.72, 16.13, 28791.68287, 21258.78172, 32699.87);</text:p>
          </table:table-cell>
        </table:table-row>
        <table:table-row table:style-name="ro1">
          <table:table-cell table:style-name="ce0" office:value-type="string" calcext:value-type="string">
            <text:p>Faxinalzinho</text:p>
          </table:table-cell>
          <table:table-cell table:style-name="ce0" office:value-type="float" office:value="4308052" calcext:value-type="float">
            <text:p>4308052</text:p>
          </table:table-cell>
          <table:table-cell table:style-name="ce0" office:value-type="string" calcext:value-type="string">
            <text:p>faxinalzinhense</text:p>
          </table:table-cell>
          <table:table-cell table:style-name="ce0" office:value-type="string" calcext:value-type="string">
            <text:p>JAMES AYRES TORRES</text:p>
          </table:table-cell>
          <table:table-cell table:style-name="ce2" office:value-type="float" office:value="143.321" calcext:value-type="float">
            <text:p>143.321</text:p>
          </table:table-cell>
          <table:table-cell table:style-name="ce0" office:value-type="float" office:value="2256" calcext:value-type="float">
            <text:p>2256</text:p>
          </table:table-cell>
          <table:table-cell table:style-name="ce5" office:value-type="string" calcext:value-type="string">
            <text:p>17.9</text:p>
          </table:table-cell>
          <table:table-cell table:style-name="ce5" office:value-type="string" calcext:value-type="string">
            <text:p>96.4</text:p>
          </table:table-cell>
          <table:table-cell table:style-name="ce7" office:value-type="float" office:value="0.666" calcext:value-type="float">
            <text:p>0.66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925.32062" calcext:value-type="float">
            <text:p>13925.32062</text:p>
          </table:table-cell>
          <table:table-cell table:style-name="ce0" office:value-type="float" office:value="12444.13258" calcext:value-type="float">
            <text:p>12444.13258</text:p>
          </table:table-cell>
          <table:table-cell table:style-name="ce0" office:value-type="float" office:value="26407.61" calcext:value-type="float">
            <text:p>26407.61</text:p>
          </table:table-cell>
          <table:table-cell table:formula="of:=&quot;INSERT INTO estado VALUES ('&quot;&amp;[.A166]&amp;&quot;', '&quot;&amp;[.B166]&amp;&quot;', '&quot;&amp;[.C166]&amp;&quot;', '&quot;&amp;[.D166]&amp;&quot;', &quot;&amp;[.E166]&amp;&quot;, &quot;&amp;[.F166]&amp;&quot;, &quot;&amp;[.G166]&amp;&quot;, &quot;&amp;[.H166]&amp;&quot;, &quot;&amp;[.I166]&amp;&quot;, &quot;&amp;[.J166]&amp;&quot;, &quot;&amp;[.K166]&amp;&quot;, &quot;&amp;[.L166]&amp;&quot;, &quot;&amp;[.M166]&amp;&quot;);&quot;" office:value-type="string" office:string-value="INSERT INTO estado VALUES ('Faxinalzinho', '4308052', 'faxinalzinhense', 'JAMES AYRES TORRES', 143.321, 2256, 17.9, 96.4, 0.666, null, 13925.32062, 12444.13258, 26407.61);" calcext:value-type="string">
            <text:p>INSERT INTO estado VALUES ('Faxinalzinho', '4308052', 'faxinalzinhense', 'JAMES AYRES TORRES', 143.321, 2256, 17.9, 96.4, 0.666, null, 13925.32062, 12444.13258, 26407.61);</text:p>
          </table:table-cell>
        </table:table-row>
        <table:table-row table:style-name="ro1">
          <table:table-cell table:style-name="ce0" office:value-type="string" calcext:value-type="string">
            <text:p>Fazenda Vilanova</text:p>
          </table:table-cell>
          <table:table-cell table:style-name="ce0" office:value-type="float" office:value="4308078" calcext:value-type="float">
            <text:p>4308078</text:p>
          </table:table-cell>
          <table:table-cell table:style-name="ce0" office:value-type="string" calcext:value-type="string">
            <text:p>vilanovense</text:p>
          </table:table-cell>
          <table:table-cell table:style-name="ce0" office:value-type="string" calcext:value-type="string">
            <text:p>AMARILDO LUIS DA SILVA</text:p>
          </table:table-cell>
          <table:table-cell table:style-name="ce2" office:value-type="float" office:value="84.794" calcext:value-type="float">
            <text:p>84.794</text:p>
          </table:table-cell>
          <table:table-cell table:style-name="ce0" office:value-type="float" office:value="4680" calcext:value-type="float">
            <text:p>4680</text:p>
          </table:table-cell>
          <table:table-cell table:style-name="ce5" office:value-type="string" calcext:value-type="string">
            <text:p>43.6</text:p>
          </table:table-cell>
          <table:table-cell table:style-name="ce5" office:value-type="float" office:value="97" calcext:value-type="float">
            <text:p>97</text:p>
          </table:table-cell>
          <table:table-cell table:style-name="ce7" office:value-type="float" office:value="0.698" calcext:value-type="float">
            <text:p>0.69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283.93561" calcext:value-type="float">
            <text:p>21283.93561</text:p>
          </table:table-cell>
          <table:table-cell table:style-name="ce0" office:value-type="float" office:value="17037.21415" calcext:value-type="float">
            <text:p>17037.21415</text:p>
          </table:table-cell>
          <table:table-cell table:style-name="ce0" office:value-type="float" office:value="23486" calcext:value-type="float">
            <text:p>23486</text:p>
          </table:table-cell>
          <table:table-cell table:formula="of:=&quot;INSERT INTO estado VALUES ('&quot;&amp;[.A167]&amp;&quot;', '&quot;&amp;[.B167]&amp;&quot;', '&quot;&amp;[.C167]&amp;&quot;', '&quot;&amp;[.D167]&amp;&quot;', &quot;&amp;[.E167]&amp;&quot;, &quot;&amp;[.F167]&amp;&quot;, &quot;&amp;[.G167]&amp;&quot;, &quot;&amp;[.H167]&amp;&quot;, &quot;&amp;[.I167]&amp;&quot;, &quot;&amp;[.J167]&amp;&quot;, &quot;&amp;[.K167]&amp;&quot;, &quot;&amp;[.L167]&amp;&quot;, &quot;&amp;[.M167]&amp;&quot;);&quot;" office:value-type="string" office:string-value="INSERT INTO estado VALUES ('Fazenda Vilanova', '4308078', 'vilanovense', 'AMARILDO LUIS DA SILVA', 84.794, 4680, 43.6, 97, 0.698, null, 21283.93561, 17037.21415, 23486);" calcext:value-type="string">
            <text:p>INSERT INTO estado VALUES ('Fazenda Vilanova', '4308078', 'vilanovense', 'AMARILDO LUIS DA SILVA', 84.794, 4680, 43.6, 97, 0.698, null, 21283.93561, 17037.21415, 23486);</text:p>
          </table:table-cell>
        </table:table-row>
        <table:table-row table:style-name="ro1">
          <table:table-cell table:style-name="ce0" office:value-type="string" calcext:value-type="string">
            <text:p>Feliz</text:p>
          </table:table-cell>
          <table:table-cell table:style-name="ce0" office:value-type="float" office:value="4308102" calcext:value-type="float">
            <text:p>4308102</text:p>
          </table:table-cell>
          <table:table-cell table:style-name="ce0" office:value-type="string" calcext:value-type="string">
            <text:p>felizense</text:p>
          </table:table-cell>
          <table:table-cell table:style-name="ce0" office:value-type="string" calcext:value-type="string">
            <text:p>CLÓVIS FREIBERGER JUNIOR</text:p>
          </table:table-cell>
          <table:table-cell table:style-name="ce2" office:value-type="float" office:value="94.832" calcext:value-type="float">
            <text:p>94.832</text:p>
          </table:table-cell>
          <table:table-cell table:style-name="ce0" office:value-type="float" office:value="13728" calcext:value-type="float">
            <text:p>13728</text:p>
          </table:table-cell>
          <table:table-cell table:style-name="ce5" office:value-type="string" calcext:value-type="string">
            <text:p>129.59</text:p>
          </table:table-cell>
          <table:table-cell table:style-name="ce5" office:value-type="string" calcext:value-type="string">
            <text:p>98.9</text:p>
          </table:table-cell>
          <table:table-cell table:style-name="ce7" office:value-type="float" office:value="0.75" calcext:value-type="float">
            <text:p>0.75</text:p>
          </table:table-cell>
          <table:table-cell table:style-name="ce0" office:value-type="float" office:value="6.45" calcext:value-type="float">
            <text:p>6.45</text:p>
          </table:table-cell>
          <table:table-cell table:style-name="ce0" office:value-type="float" office:value="52318.26671" calcext:value-type="float">
            <text:p>52318.26671</text:p>
          </table:table-cell>
          <table:table-cell table:style-name="ce0" office:value-type="float" office:value="42841.4138" calcext:value-type="float">
            <text:p>42841.4138</text:p>
          </table:table-cell>
          <table:table-cell table:style-name="ce0" office:value-type="float" office:value="34291.01" calcext:value-type="float">
            <text:p>34291.01</text:p>
          </table:table-cell>
          <table:table-cell table:formula="of:=&quot;INSERT INTO estado VALUES ('&quot;&amp;[.A168]&amp;&quot;', '&quot;&amp;[.B168]&amp;&quot;', '&quot;&amp;[.C168]&amp;&quot;', '&quot;&amp;[.D168]&amp;&quot;', &quot;&amp;[.E168]&amp;&quot;, &quot;&amp;[.F168]&amp;&quot;, &quot;&amp;[.G168]&amp;&quot;, &quot;&amp;[.H168]&amp;&quot;, &quot;&amp;[.I168]&amp;&quot;, &quot;&amp;[.J168]&amp;&quot;, &quot;&amp;[.K168]&amp;&quot;, &quot;&amp;[.L168]&amp;&quot;, &quot;&amp;[.M168]&amp;&quot;);&quot;" office:value-type="string" office:string-value="INSERT INTO estado VALUES ('Feliz', '4308102', 'felizense', 'CLÓVIS FREIBERGER JUNIOR', 94.832, 13728, 129.59, 98.9, 0.75, 6.45, 52318.26671, 42841.4138, 34291.01);" calcext:value-type="string">
            <text:p>INSERT INTO estado VALUES ('Feliz', '4308102', 'felizense', 'CLÓVIS FREIBERGER JUNIOR', 94.832, 13728, 129.59, 98.9, 0.75, 6.45, 52318.26671, 42841.4138, 34291.01);</text:p>
          </table:table-cell>
        </table:table-row>
        <table:table-row table:style-name="ro1">
          <table:table-cell table:style-name="ce0" office:value-type="string" calcext:value-type="string">
            <text:p>Flores da Cunha</text:p>
          </table:table-cell>
          <table:table-cell table:style-name="ce0" office:value-type="float" office:value="4308201" calcext:value-type="float">
            <text:p>4308201</text:p>
          </table:table-cell>
          <table:table-cell table:style-name="ce0" office:value-type="string" calcext:value-type="string">
            <text:p>florense</text:p>
          </table:table-cell>
          <table:table-cell table:style-name="ce0" office:value-type="string" calcext:value-type="string">
            <text:p>CESAR ULIAN</text:p>
          </table:table-cell>
          <table:table-cell table:style-name="ce2" office:value-type="float" office:value="276.231" calcext:value-type="float">
            <text:p>276.231</text:p>
          </table:table-cell>
          <table:table-cell table:style-name="ce0" office:value-type="float" office:value="31352" calcext:value-type="float">
            <text:p>31352</text:p>
          </table:table-cell>
          <table:table-cell table:style-name="ce5" office:value-type="string" calcext:value-type="string">
            <text:p>99.2</text:p>
          </table:table-cell>
          <table:table-cell table:style-name="ce5" office:value-type="string" calcext:value-type="string">
            <text:p>97.4</text:p>
          </table:table-cell>
          <table:table-cell table:style-name="ce7" office:value-type="float" office:value="0.754" calcext:value-type="float">
            <text:p>0.754</text:p>
          </table:table-cell>
          <table:table-cell table:style-name="ce0" office:value-type="float" office:value="16" calcext:value-type="float">
            <text:p>16</text:p>
          </table:table-cell>
          <table:table-cell table:style-name="ce0" office:value-type="float" office:value="121269.74175" calcext:value-type="float">
            <text:p>121269.74175</text:p>
          </table:table-cell>
          <table:table-cell table:style-name="ce0" office:value-type="float" office:value="97657.10834" calcext:value-type="float">
            <text:p>97657.10834</text:p>
          </table:table-cell>
          <table:table-cell table:style-name="ce0" office:value-type="float" office:value="60310.2" calcext:value-type="float">
            <text:p>60310.2</text:p>
          </table:table-cell>
          <table:table-cell table:formula="of:=&quot;INSERT INTO estado VALUES ('&quot;&amp;[.A169]&amp;&quot;', '&quot;&amp;[.B169]&amp;&quot;', '&quot;&amp;[.C169]&amp;&quot;', '&quot;&amp;[.D169]&amp;&quot;', &quot;&amp;[.E169]&amp;&quot;, &quot;&amp;[.F169]&amp;&quot;, &quot;&amp;[.G169]&amp;&quot;, &quot;&amp;[.H169]&amp;&quot;, &quot;&amp;[.I169]&amp;&quot;, &quot;&amp;[.J169]&amp;&quot;, &quot;&amp;[.K169]&amp;&quot;, &quot;&amp;[.L169]&amp;&quot;, &quot;&amp;[.M169]&amp;&quot;);&quot;" office:value-type="string" office:string-value="INSERT INTO estado VALUES ('Flores da Cunha', '4308201', 'florense', 'CESAR ULIAN', 276.231, 31352, 99.2, 97.4, 0.754, 16, 121269.74175, 97657.10834, 60310.2);" calcext:value-type="string">
            <text:p>INSERT INTO estado VALUES ('Flores da Cunha', '4308201', 'florense', 'CESAR ULIAN', 276.231, 31352, 99.2, 97.4, 0.754, 16, 121269.74175, 97657.10834, 60310.2);</text:p>
          </table:table-cell>
        </table:table-row>
        <table:table-row table:style-name="ro1">
          <table:table-cell table:style-name="ce0" office:value-type="string" calcext:value-type="string">
            <text:p>Floriano Peixoto</text:p>
          </table:table-cell>
          <table:table-cell table:style-name="ce0" office:value-type="float" office:value="4308250" calcext:value-type="float">
            <text:p>4308250</text:p>
          </table:table-cell>
          <table:table-cell table:style-name="ce0" office:value-type="string" calcext:value-type="string">
            <text:p>florianense</text:p>
          </table:table-cell>
          <table:table-cell table:style-name="ce0" office:value-type="string" calcext:value-type="string">
            <text:p>ORLEI GIARETTA</text:p>
          </table:table-cell>
          <table:table-cell table:style-name="ce2" office:value-type="float" office:value="168.521" calcext:value-type="float">
            <text:p>168.521</text:p>
          </table:table-cell>
          <table:table-cell table:style-name="ce0" office:value-type="float" office:value="1709" calcext:value-type="float">
            <text:p>1709</text:p>
          </table:table-cell>
          <table:table-cell table:style-name="ce5" office:value-type="string" calcext:value-type="string">
            <text:p>11.98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663" calcext:value-type="float">
            <text:p>0.66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320.69838" calcext:value-type="float">
            <text:p>15320.69838</text:p>
          </table:table-cell>
          <table:table-cell table:style-name="ce0" office:value-type="float" office:value="11065.21623" calcext:value-type="float">
            <text:p>11065.21623</text:p>
          </table:table-cell>
          <table:table-cell table:style-name="ce0" office:value-type="float" office:value="34795.11" calcext:value-type="float">
            <text:p>34795.11</text:p>
          </table:table-cell>
          <table:table-cell table:formula="of:=&quot;INSERT INTO estado VALUES ('&quot;&amp;[.A170]&amp;&quot;', '&quot;&amp;[.B170]&amp;&quot;', '&quot;&amp;[.C170]&amp;&quot;', '&quot;&amp;[.D170]&amp;&quot;', &quot;&amp;[.E170]&amp;&quot;, &quot;&amp;[.F170]&amp;&quot;, &quot;&amp;[.G170]&amp;&quot;, &quot;&amp;[.H170]&amp;&quot;, &quot;&amp;[.I170]&amp;&quot;, &quot;&amp;[.J170]&amp;&quot;, &quot;&amp;[.K170]&amp;&quot;, &quot;&amp;[.L170]&amp;&quot;, &quot;&amp;[.M170]&amp;&quot;);&quot;" office:value-type="string" office:string-value="INSERT INTO estado VALUES ('Floriano Peixoto', '4308250', 'florianense', 'ORLEI GIARETTA', 168.521, 1709, 11.98, 99.2, 0.663, null, 15320.69838, 11065.21623, 34795.11);" calcext:value-type="string">
            <text:p>INSERT INTO estado VALUES ('Floriano Peixoto', '4308250', 'florianense', 'ORLEI GIARETTA', 168.521, 1709, 11.98, 99.2, 0.663, null, 15320.69838, 11065.21623, 34795.11);</text:p>
          </table:table-cell>
        </table:table-row>
        <table:table-row table:style-name="ro1">
          <table:table-cell table:style-name="ce0" office:value-type="string" calcext:value-type="string">
            <text:p>Fontoura Xavier</text:p>
          </table:table-cell>
          <table:table-cell table:style-name="ce0" office:value-type="float" office:value="4308300" calcext:value-type="float">
            <text:p>4308300</text:p>
          </table:table-cell>
          <table:table-cell table:style-name="ce0" office:value-type="string" calcext:value-type="string">
            <text:p>fontourense</text:p>
          </table:table-cell>
          <table:table-cell table:style-name="ce0" office:value-type="string" calcext:value-type="string">
            <text:p>LUIZ ARMANDO TAFFAREL</text:p>
          </table:table-cell>
          <table:table-cell table:style-name="ce2" office:value-type="float" office:value="583.465" calcext:value-type="float">
            <text:p>583.465</text:p>
          </table:table-cell>
          <table:table-cell table:style-name="ce0" office:value-type="float" office:value="10181" calcext:value-type="float">
            <text:p>10181</text:p>
          </table:table-cell>
          <table:table-cell table:style-name="ce5" office:value-type="string" calcext:value-type="string">
            <text:p>18.37</text:p>
          </table:table-cell>
          <table:table-cell table:style-name="ce5" office:value-type="string" calcext:value-type="string">
            <text:p>96.1</text:p>
          </table:table-cell>
          <table:table-cell table:style-name="ce7" office:value-type="float" office:value="0.661" calcext:value-type="float">
            <text:p>0.66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9049.74082" calcext:value-type="float">
            <text:p>29049.74082</text:p>
          </table:table-cell>
          <table:table-cell table:style-name="ce0" office:value-type="float" office:value="26973.20492" calcext:value-type="float">
            <text:p>26973.20492</text:p>
          </table:table-cell>
          <table:table-cell table:style-name="ce0" office:value-type="float" office:value="21591.54" calcext:value-type="float">
            <text:p>21591.54</text:p>
          </table:table-cell>
          <table:table-cell table:formula="of:=&quot;INSERT INTO estado VALUES ('&quot;&amp;[.A171]&amp;&quot;', '&quot;&amp;[.B171]&amp;&quot;', '&quot;&amp;[.C171]&amp;&quot;', '&quot;&amp;[.D171]&amp;&quot;', &quot;&amp;[.E171]&amp;&quot;, &quot;&amp;[.F171]&amp;&quot;, &quot;&amp;[.G171]&amp;&quot;, &quot;&amp;[.H171]&amp;&quot;, &quot;&amp;[.I171]&amp;&quot;, &quot;&amp;[.J171]&amp;&quot;, &quot;&amp;[.K171]&amp;&quot;, &quot;&amp;[.L171]&amp;&quot;, &quot;&amp;[.M171]&amp;&quot;);&quot;" office:value-type="string" office:string-value="INSERT INTO estado VALUES ('Fontoura Xavier', '4308300', 'fontourense', 'LUIZ ARMANDO TAFFAREL', 583.465, 10181, 18.37, 96.1, 0.661, null, 29049.74082, 26973.20492, 21591.54);" calcext:value-type="string">
            <text:p>INSERT INTO estado VALUES ('Fontoura Xavier', '4308300', 'fontourense', 'LUIZ ARMANDO TAFFAREL', 583.465, 10181, 18.37, 96.1, 0.661, null, 29049.74082, 26973.20492, 21591.54);</text:p>
          </table:table-cell>
        </table:table-row>
        <table:table-row table:style-name="ro1">
          <table:table-cell table:style-name="ce0" office:value-type="string" calcext:value-type="string">
            <text:p>Formigueiro</text:p>
          </table:table-cell>
          <table:table-cell table:style-name="ce0" office:value-type="float" office:value="4308409" calcext:value-type="float">
            <text:p>4308409</text:p>
          </table:table-cell>
          <table:table-cell table:style-name="ce0" office:value-type="string" calcext:value-type="string">
            <text:p>formigueirense</text:p>
          </table:table-cell>
          <table:table-cell table:style-name="ce0" office:value-type="string" calcext:value-type="string">
            <text:p>JOCELVIO GONÇALVES CARDOSO</text:p>
          </table:table-cell>
          <table:table-cell table:style-name="ce2" office:value-type="float" office:value="578.875" calcext:value-type="float">
            <text:p>578.875</text:p>
          </table:table-cell>
          <table:table-cell table:style-name="ce0" office:value-type="float" office:value="6569" calcext:value-type="float">
            <text:p>6569</text:p>
          </table:table-cell>
          <table:table-cell table:style-name="ce5" office:value-type="string" calcext:value-type="string">
            <text:p>12.05</text:p>
          </table:table-cell>
          <table:table-cell table:style-name="ce5" office:value-type="string" calcext:value-type="string">
            <text:p>95.6</text:p>
          </table:table-cell>
          <table:table-cell table:style-name="ce7" office:value-type="float" office:value="0.682" calcext:value-type="float">
            <text:p>0.68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6870.5662" calcext:value-type="float">
            <text:p>26870.5662</text:p>
          </table:table-cell>
          <table:table-cell table:style-name="ce0" office:value-type="float" office:value="21061.9161" calcext:value-type="float">
            <text:p>21061.9161</text:p>
          </table:table-cell>
          <table:table-cell table:style-name="ce0" office:value-type="float" office:value="30077.19" calcext:value-type="float">
            <text:p>30077.19</text:p>
          </table:table-cell>
          <table:table-cell table:formula="of:=&quot;INSERT INTO estado VALUES ('&quot;&amp;[.A172]&amp;&quot;', '&quot;&amp;[.B172]&amp;&quot;', '&quot;&amp;[.C172]&amp;&quot;', '&quot;&amp;[.D172]&amp;&quot;', &quot;&amp;[.E172]&amp;&quot;, &quot;&amp;[.F172]&amp;&quot;, &quot;&amp;[.G172]&amp;&quot;, &quot;&amp;[.H172]&amp;&quot;, &quot;&amp;[.I172]&amp;&quot;, &quot;&amp;[.J172]&amp;&quot;, &quot;&amp;[.K172]&amp;&quot;, &quot;&amp;[.L172]&amp;&quot;, &quot;&amp;[.M172]&amp;&quot;);&quot;" office:value-type="string" office:string-value="INSERT INTO estado VALUES ('Formigueiro', '4308409', 'formigueirense', 'JOCELVIO GONÇALVES CARDOSO', 578.875, 6569, 12.05, 95.6, 0.682, null, 26870.5662, 21061.9161, 30077.19);" calcext:value-type="string">
            <text:p>INSERT INTO estado VALUES ('Formigueiro', '4308409', 'formigueirense', 'JOCELVIO GONÇALVES CARDOSO', 578.875, 6569, 12.05, 95.6, 0.682, null, 26870.5662, 21061.9161, 30077.19);</text:p>
          </table:table-cell>
        </table:table-row>
        <table:table-row table:style-name="ro1">
          <table:table-cell table:style-name="ce0" office:value-type="string" calcext:value-type="string">
            <text:p>Forquetinha</text:p>
          </table:table-cell>
          <table:table-cell table:style-name="ce0" office:value-type="float" office:value="4308433" calcext:value-type="float">
            <text:p>4308433</text:p>
          </table:table-cell>
          <table:table-cell table:style-name="ce0" office:value-type="string" calcext:value-type="string">
            <text:p>forquetinhense</text:p>
          </table:table-cell>
          <table:table-cell table:style-name="ce0" office:value-type="string" calcext:value-type="string">
            <text:p>PAULO JOSE GRUNEWALD</text:p>
          </table:table-cell>
          <table:table-cell table:style-name="ce2" office:value-type="float" office:value="93.275" calcext:value-type="float">
            <text:p>93.275</text:p>
          </table:table-cell>
          <table:table-cell table:style-name="ce0" office:value-type="float" office:value="2389" calcext:value-type="float">
            <text:p>2389</text:p>
          </table:table-cell>
          <table:table-cell table:style-name="ce5" office:value-type="string" calcext:value-type="string">
            <text:p>26.49</text:p>
          </table:table-cell>
          <table:table-cell table:style-name="ce5" office:value-type="string" calcext:value-type="string">
            <text:p>95.1</text:p>
          </table:table-cell>
          <table:table-cell table:style-name="ce7" office:value-type="float" office:value="0.683" calcext:value-type="float">
            <text:p>0.683</text:p>
          </table:table-cell>
          <table:table-cell table:style-name="ce0" office:value-type="float" office:value="52.63" calcext:value-type="float">
            <text:p>52.63</text:p>
          </table:table-cell>
          <table:table-cell table:style-name="ce0" office:value-type="float" office:value="11988.82253" calcext:value-type="float">
            <text:p>11988.82253</text:p>
          </table:table-cell>
          <table:table-cell table:style-name="ce0" office:value-type="float" office:value="11091.39112" calcext:value-type="float">
            <text:p>11091.39112</text:p>
          </table:table-cell>
          <table:table-cell table:style-name="ce0" office:value-type="float" office:value="19134.03" calcext:value-type="float">
            <text:p>19134.03</text:p>
          </table:table-cell>
          <table:table-cell table:formula="of:=&quot;INSERT INTO estado VALUES ('&quot;&amp;[.A173]&amp;&quot;', '&quot;&amp;[.B173]&amp;&quot;', '&quot;&amp;[.C173]&amp;&quot;', '&quot;&amp;[.D173]&amp;&quot;', &quot;&amp;[.E173]&amp;&quot;, &quot;&amp;[.F173]&amp;&quot;, &quot;&amp;[.G173]&amp;&quot;, &quot;&amp;[.H173]&amp;&quot;, &quot;&amp;[.I173]&amp;&quot;, &quot;&amp;[.J173]&amp;&quot;, &quot;&amp;[.K173]&amp;&quot;, &quot;&amp;[.L173]&amp;&quot;, &quot;&amp;[.M173]&amp;&quot;);&quot;" office:value-type="string" office:string-value="INSERT INTO estado VALUES ('Forquetinha', '4308433', 'forquetinhense', 'PAULO JOSE GRUNEWALD', 93.275, 2389, 26.49, 95.1, 0.683, 52.63, 11988.82253, 11091.39112, 19134.03);" calcext:value-type="string">
            <text:p>INSERT INTO estado VALUES ('Forquetinha', '4308433', 'forquetinhense', 'PAULO JOSE GRUNEWALD', 93.275, 2389, 26.49, 95.1, 0.683, 52.63, 11988.82253, 11091.39112, 19134.03);</text:p>
          </table:table-cell>
        </table:table-row>
        <table:table-row table:style-name="ro1">
          <table:table-cell table:style-name="ce0" office:value-type="string" calcext:value-type="string">
            <text:p>Fortaleza dos Valos</text:p>
          </table:table-cell>
          <table:table-cell table:style-name="ce0" office:value-type="float" office:value="4308458" calcext:value-type="float">
            <text:p>4308458</text:p>
          </table:table-cell>
          <table:table-cell table:style-name="ce0" office:value-type="string" calcext:value-type="string">
            <text:p>fortalezense</text:p>
          </table:table-cell>
          <table:table-cell table:style-name="ce0" office:value-type="string" calcext:value-type="string">
            <text:p>MARCIA ROSSATTO FREDI</text:p>
          </table:table-cell>
          <table:table-cell table:style-name="ce2" office:value-type="float" office:value="650.512" calcext:value-type="float">
            <text:p>650.512</text:p>
          </table:table-cell>
          <table:table-cell table:style-name="ce0" office:value-type="float" office:value="4252" calcext:value-type="float">
            <text:p>4252</text:p>
          </table:table-cell>
          <table:table-cell table:style-name="ce5" office:value-type="string" calcext:value-type="string">
            <text:p>7.03</text:p>
          </table:table-cell>
          <table:table-cell table:style-name="ce5" office:value-type="string" calcext:value-type="string">
            <text:p>99.7</text:p>
          </table:table-cell>
          <table:table-cell table:style-name="ce7" office:value-type="float" office:value="0.756" calcext:value-type="float">
            <text:p>0.75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32082.20558" calcext:value-type="float">
            <text:p>32082.20558</text:p>
          </table:table-cell>
          <table:table-cell table:style-name="ce0" office:value-type="float" office:value="25605.51829" calcext:value-type="float">
            <text:p>25605.51829</text:p>
          </table:table-cell>
          <table:table-cell table:style-name="ce0" office:value-type="float" office:value="72744.9" calcext:value-type="float">
            <text:p>72744.9</text:p>
          </table:table-cell>
          <table:table-cell table:formula="of:=&quot;INSERT INTO estado VALUES ('&quot;&amp;[.A174]&amp;&quot;', '&quot;&amp;[.B174]&amp;&quot;', '&quot;&amp;[.C174]&amp;&quot;', '&quot;&amp;[.D174]&amp;&quot;', &quot;&amp;[.E174]&amp;&quot;, &quot;&amp;[.F174]&amp;&quot;, &quot;&amp;[.G174]&amp;&quot;, &quot;&amp;[.H174]&amp;&quot;, &quot;&amp;[.I174]&amp;&quot;, &quot;&amp;[.J174]&amp;&quot;, &quot;&amp;[.K174]&amp;&quot;, &quot;&amp;[.L174]&amp;&quot;, &quot;&amp;[.M174]&amp;&quot;);&quot;" office:value-type="string" office:string-value="INSERT INTO estado VALUES ('Fortaleza dos Valos', '4308458', 'fortalezense', 'MARCIA ROSSATTO FREDI', 650.512, 4252, 7.03, 99.7, 0.756, null, 32082.20558, 25605.51829, 72744.9);" calcext:value-type="string">
            <text:p>INSERT INTO estado VALUES ('Fortaleza dos Valos', '4308458', 'fortalezense', 'MARCIA ROSSATTO FREDI', 650.512, 4252, 7.03, 99.7, 0.756, null, 32082.20558, 25605.51829, 72744.9);</text:p>
          </table:table-cell>
        </table:table-row>
        <table:table-row table:style-name="ro1">
          <table:table-cell table:style-name="ce0" office:value-type="string" calcext:value-type="string">
            <text:p>Frederico Westphalen</text:p>
          </table:table-cell>
          <table:table-cell table:style-name="ce0" office:value-type="float" office:value="4308508" calcext:value-type="float">
            <text:p>4308508</text:p>
          </table:table-cell>
          <table:table-cell table:style-name="ce0" office:value-type="string" calcext:value-type="string">
            <text:p>westphalense</text:p>
          </table:table-cell>
          <table:table-cell table:style-name="ce0" office:value-type="string" calcext:value-type="string">
            <text:p>JOSÉ ALBERTO PANOSSO</text:p>
          </table:table-cell>
          <table:table-cell table:style-name="ce2" office:value-type="float" office:value="265.181" calcext:value-type="float">
            <text:p>265.181</text:p>
          </table:table-cell>
          <table:table-cell table:style-name="ce0" office:value-type="float" office:value="31675" calcext:value-type="float">
            <text:p>31675</text:p>
          </table:table-cell>
          <table:table-cell table:style-name="ce5" office:value-type="string" calcext:value-type="string">
            <text:p>108.85</text:p>
          </table:table-cell>
          <table:table-cell table:style-name="ce5" office:value-type="string" calcext:value-type="string">
            <text:p>97.9</text:p>
          </table:table-cell>
          <table:table-cell table:style-name="ce7" office:value-type="float" office:value="0.76" calcext:value-type="float">
            <text:p>0.76</text:p>
          </table:table-cell>
          <table:table-cell table:style-name="ce0" office:value-type="float" office:value="6.96" calcext:value-type="float">
            <text:p>6.96</text:p>
          </table:table-cell>
          <table:table-cell table:style-name="ce0" office:value-type="float" office:value="103770.42235" calcext:value-type="float">
            <text:p>103770.42235</text:p>
          </table:table-cell>
          <table:table-cell table:style-name="ce0" office:value-type="float" office:value="73774.31747" calcext:value-type="float">
            <text:p>73774.31747</text:p>
          </table:table-cell>
          <table:table-cell table:style-name="ce0" office:value-type="float" office:value="39372.51" calcext:value-type="float">
            <text:p>39372.51</text:p>
          </table:table-cell>
          <table:table-cell table:formula="of:=&quot;INSERT INTO estado VALUES ('&quot;&amp;[.A175]&amp;&quot;', '&quot;&amp;[.B175]&amp;&quot;', '&quot;&amp;[.C175]&amp;&quot;', '&quot;&amp;[.D175]&amp;&quot;', &quot;&amp;[.E175]&amp;&quot;, &quot;&amp;[.F175]&amp;&quot;, &quot;&amp;[.G175]&amp;&quot;, &quot;&amp;[.H175]&amp;&quot;, &quot;&amp;[.I175]&amp;&quot;, &quot;&amp;[.J175]&amp;&quot;, &quot;&amp;[.K175]&amp;&quot;, &quot;&amp;[.L175]&amp;&quot;, &quot;&amp;[.M175]&amp;&quot;);&quot;" office:value-type="string" office:string-value="INSERT INTO estado VALUES ('Frederico Westphalen', '4308508', 'westphalense', 'JOSÉ ALBERTO PANOSSO', 265.181, 31675, 108.85, 97.9, 0.76, 6.96, 103770.42235, 73774.31747, 39372.51);" calcext:value-type="string">
            <text:p>INSERT INTO estado VALUES ('Frederico Westphalen', '4308508', 'westphalense', 'JOSÉ ALBERTO PANOSSO', 265.181, 31675, 108.85, 97.9, 0.76, 6.96, 103770.42235, 73774.31747, 39372.51);</text:p>
          </table:table-cell>
        </table:table-row>
        <table:table-row table:style-name="ro1">
          <table:table-cell table:style-name="ce0" office:value-type="string" calcext:value-type="string">
            <text:p>Garibaldi</text:p>
          </table:table-cell>
          <table:table-cell table:style-name="ce0" office:value-type="float" office:value="4308607" calcext:value-type="float">
            <text:p>4308607</text:p>
          </table:table-cell>
          <table:table-cell table:style-name="ce0" office:value-type="string" calcext:value-type="string">
            <text:p>garibaldense</text:p>
          </table:table-cell>
          <table:table-cell table:style-name="ce0" office:value-type="string" calcext:value-type="string">
            <text:p>ALEX CARNIEL</text:p>
          </table:table-cell>
          <table:table-cell table:style-name="ce2" office:value-type="float" office:value="167.559" calcext:value-type="float">
            <text:p>167.559</text:p>
          </table:table-cell>
          <table:table-cell table:style-name="ce0" office:value-type="float" office:value="35794" calcext:value-type="float">
            <text:p>35794</text:p>
          </table:table-cell>
          <table:table-cell table:style-name="ce5" office:value-type="string" calcext:value-type="string">
            <text:p>181.34</text:p>
          </table:table-cell>
          <table:table-cell table:style-name="ce5" office:value-type="string" calcext:value-type="string">
            <text:p>95.6</text:p>
          </table:table-cell>
          <table:table-cell table:style-name="ce7" office:value-type="float" office:value="0.786" calcext:value-type="float">
            <text:p>0.786</text:p>
          </table:table-cell>
          <table:table-cell table:style-name="ce0" office:value-type="float" office:value="7.63" calcext:value-type="float">
            <text:p>7.63</text:p>
          </table:table-cell>
          <table:table-cell table:style-name="ce0" office:value-type="float" office:value="141656.11163" calcext:value-type="float">
            <text:p>141656.11163</text:p>
          </table:table-cell>
          <table:table-cell table:style-name="ce0" office:value-type="float" office:value="113849.76969" calcext:value-type="float">
            <text:p>113849.76969</text:p>
          </table:table-cell>
          <table:table-cell table:style-name="ce0" office:value-type="float" office:value="67965.25" calcext:value-type="float">
            <text:p>67965.25</text:p>
          </table:table-cell>
          <table:table-cell table:formula="of:=&quot;INSERT INTO estado VALUES ('&quot;&amp;[.A176]&amp;&quot;', '&quot;&amp;[.B176]&amp;&quot;', '&quot;&amp;[.C176]&amp;&quot;', '&quot;&amp;[.D176]&amp;&quot;', &quot;&amp;[.E176]&amp;&quot;, &quot;&amp;[.F176]&amp;&quot;, &quot;&amp;[.G176]&amp;&quot;, &quot;&amp;[.H176]&amp;&quot;, &quot;&amp;[.I176]&amp;&quot;, &quot;&amp;[.J176]&amp;&quot;, &quot;&amp;[.K176]&amp;&quot;, &quot;&amp;[.L176]&amp;&quot;, &quot;&amp;[.M176]&amp;&quot;);&quot;" office:value-type="string" office:string-value="INSERT INTO estado VALUES ('Garibaldi', '4308607', 'garibaldense', 'ALEX CARNIEL', 167.559, 35794, 181.34, 95.6, 0.786, 7.63, 141656.11163, 113849.76969, 67965.25);" calcext:value-type="string">
            <text:p>INSERT INTO estado VALUES ('Garibaldi', '4308607', 'garibaldense', 'ALEX CARNIEL', 167.559, 35794, 181.34, 95.6, 0.786, 7.63, 141656.11163, 113849.76969, 67965.25);</text:p>
          </table:table-cell>
        </table:table-row>
        <table:table-row table:style-name="ro1">
          <table:table-cell table:style-name="ce0" office:value-type="string" calcext:value-type="string">
            <text:p>Garruchos</text:p>
          </table:table-cell>
          <table:table-cell table:style-name="ce0" office:value-type="float" office:value="4308656" calcext:value-type="float">
            <text:p>4308656</text:p>
          </table:table-cell>
          <table:table-cell table:style-name="ce0" office:value-type="string" calcext:value-type="string">
            <text:p>garruchense</text:p>
          </table:table-cell>
          <table:table-cell table:style-name="ce0" office:value-type="string" calcext:value-type="string">
            <text:p>ROLAND SCHATZ</text:p>
          </table:table-cell>
          <table:table-cell table:style-name="ce2" office:value-type="float" office:value="803.737" calcext:value-type="float">
            <text:p>803.737</text:p>
          </table:table-cell>
          <table:table-cell table:style-name="ce0" office:value-type="float" office:value="2851" calcext:value-type="float">
            <text:p>2851</text:p>
          </table:table-cell>
          <table:table-cell table:style-name="ce5" office:value-type="string" calcext:value-type="string">
            <text:p>4.04</text:p>
          </table:table-cell>
          <table:table-cell table:style-name="ce5" office:value-type="string" calcext:value-type="string">
            <text:p>98.3</text:p>
          </table:table-cell>
          <table:table-cell table:style-name="ce7" office:value-type="float" office:value="0.671" calcext:value-type="float">
            <text:p>0.67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2135.7476" calcext:value-type="float">
            <text:p>22135.7476</text:p>
          </table:table-cell>
          <table:table-cell table:style-name="ce0" office:value-type="float" office:value="15975.77588" calcext:value-type="float">
            <text:p>15975.77588</text:p>
          </table:table-cell>
          <table:table-cell table:style-name="ce0" office:value-type="float" office:value="45717.92" calcext:value-type="float">
            <text:p>45717.92</text:p>
          </table:table-cell>
          <table:table-cell table:formula="of:=&quot;INSERT INTO estado VALUES ('&quot;&amp;[.A177]&amp;&quot;', '&quot;&amp;[.B177]&amp;&quot;', '&quot;&amp;[.C177]&amp;&quot;', '&quot;&amp;[.D177]&amp;&quot;', &quot;&amp;[.E177]&amp;&quot;, &quot;&amp;[.F177]&amp;&quot;, &quot;&amp;[.G177]&amp;&quot;, &quot;&amp;[.H177]&amp;&quot;, &quot;&amp;[.I177]&amp;&quot;, &quot;&amp;[.J177]&amp;&quot;, &quot;&amp;[.K177]&amp;&quot;, &quot;&amp;[.L177]&amp;&quot;, &quot;&amp;[.M177]&amp;&quot;);&quot;" office:value-type="string" office:string-value="INSERT INTO estado VALUES ('Garruchos', '4308656', 'garruchense', 'ROLAND SCHATZ', 803.737, 2851, 4.04, 98.3, 0.671, null, 22135.7476, 15975.77588, 45717.92);" calcext:value-type="string">
            <text:p>INSERT INTO estado VALUES ('Garruchos', '4308656', 'garruchense', 'ROLAND SCHATZ', 803.737, 2851, 4.04, 98.3, 0.671, null, 22135.7476, 15975.77588, 45717.92);</text:p>
          </table:table-cell>
        </table:table-row>
        <table:table-row table:style-name="ro1">
          <table:table-cell table:style-name="ce0" office:value-type="string" calcext:value-type="string">
            <text:p>Gaurama</text:p>
          </table:table-cell>
          <table:table-cell table:style-name="ce0" office:value-type="float" office:value="4308706" calcext:value-type="float">
            <text:p>4308706</text:p>
          </table:table-cell>
          <table:table-cell table:style-name="ce0" office:value-type="string" calcext:value-type="string">
            <text:p>gauramense</text:p>
          </table:table-cell>
          <table:table-cell table:style-name="ce0" office:value-type="string" calcext:value-type="string">
            <text:p>LEANDRO MARCIO PUTON</text:p>
          </table:table-cell>
          <table:table-cell table:style-name="ce2" office:value-type="float" office:value="204.428" calcext:value-type="float">
            <text:p>204.428</text:p>
          </table:table-cell>
          <table:table-cell table:style-name="ce0" office:value-type="float" office:value="5447" calcext:value-type="float">
            <text:p>5447</text:p>
          </table:table-cell>
          <table:table-cell table:style-name="ce5" office:value-type="string" calcext:value-type="string">
            <text:p>28.7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738" calcext:value-type="float">
            <text:p>0.73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2522.75637" calcext:value-type="float">
            <text:p>22522.75637</text:p>
          </table:table-cell>
          <table:table-cell table:style-name="ce0" office:value-type="float" office:value="17579.93337" calcext:value-type="float">
            <text:p>17579.93337</text:p>
          </table:table-cell>
          <table:table-cell table:style-name="ce0" office:value-type="float" office:value="42608.84" calcext:value-type="float">
            <text:p>42608.84</text:p>
          </table:table-cell>
          <table:table-cell table:formula="of:=&quot;INSERT INTO estado VALUES ('&quot;&amp;[.A178]&amp;&quot;', '&quot;&amp;[.B178]&amp;&quot;', '&quot;&amp;[.C178]&amp;&quot;', '&quot;&amp;[.D178]&amp;&quot;', &quot;&amp;[.E178]&amp;&quot;, &quot;&amp;[.F178]&amp;&quot;, &quot;&amp;[.G178]&amp;&quot;, &quot;&amp;[.H178]&amp;&quot;, &quot;&amp;[.I178]&amp;&quot;, &quot;&amp;[.J178]&amp;&quot;, &quot;&amp;[.K178]&amp;&quot;, &quot;&amp;[.L178]&amp;&quot;, &quot;&amp;[.M178]&amp;&quot;);&quot;" office:value-type="string" office:string-value="INSERT INTO estado VALUES ('Gaurama', '4308706', 'gauramense', 'LEANDRO MARCIO PUTON', 204.428, 5447, 28.7, 99.2, 0.738, null, 22522.75637, 17579.93337, 42608.84);" calcext:value-type="string">
            <text:p>INSERT INTO estado VALUES ('Gaurama', '4308706', 'gauramense', 'LEANDRO MARCIO PUTON', 204.428, 5447, 28.7, 99.2, 0.738, null, 22522.75637, 17579.93337, 42608.84);</text:p>
          </table:table-cell>
        </table:table-row>
        <table:table-row table:style-name="ro1">
          <table:table-cell table:style-name="ce0" office:value-type="string" calcext:value-type="string">
            <text:p>General Câmara</text:p>
          </table:table-cell>
          <table:table-cell table:style-name="ce0" office:value-type="float" office:value="4308805" calcext:value-type="float">
            <text:p>4308805</text:p>
          </table:table-cell>
          <table:table-cell table:style-name="ce0" office:value-type="string" calcext:value-type="string">
            <text:p>camarense</text:p>
          </table:table-cell>
          <table:table-cell table:style-name="ce0" office:value-type="string" calcext:value-type="string">
            <text:p>HELTON HOLZ BARRETO</text:p>
          </table:table-cell>
          <table:table-cell table:style-name="ce2" office:value-type="float" office:value="510.01" calcext:value-type="float">
            <text:p>510.010</text:p>
          </table:table-cell>
          <table:table-cell table:style-name="ce0" office:value-type="float" office:value="8339" calcext:value-type="float">
            <text:p>8339</text:p>
          </table:table-cell>
          <table:table-cell table:style-name="ce5" office:value-type="string" calcext:value-type="string">
            <text:p>16.56</text:p>
          </table:table-cell>
          <table:table-cell table:style-name="ce5" office:value-type="string" calcext:value-type="string">
            <text:p>97.3</text:p>
          </table:table-cell>
          <table:table-cell table:style-name="ce7" office:value-type="float" office:value="0.686" calcext:value-type="float">
            <text:p>0.686</text:p>
          </table:table-cell>
          <table:table-cell table:style-name="ce0" office:value-type="float" office:value="12.5" calcext:value-type="float">
            <text:p>12.5</text:p>
          </table:table-cell>
          <table:table-cell table:style-name="ce0" office:value-type="float" office:value="21506.47911" calcext:value-type="float">
            <text:p>21506.47911</text:p>
          </table:table-cell>
          <table:table-cell table:style-name="ce0" office:value-type="float" office:value="17890.60547" calcext:value-type="float">
            <text:p>17890.60547</text:p>
          </table:table-cell>
          <table:table-cell table:style-name="ce0" office:value-type="float" office:value="26399.76" calcext:value-type="float">
            <text:p>26399.76</text:p>
          </table:table-cell>
          <table:table-cell table:formula="of:=&quot;INSERT INTO estado VALUES ('&quot;&amp;[.A179]&amp;&quot;', '&quot;&amp;[.B179]&amp;&quot;', '&quot;&amp;[.C179]&amp;&quot;', '&quot;&amp;[.D179]&amp;&quot;', &quot;&amp;[.E179]&amp;&quot;, &quot;&amp;[.F179]&amp;&quot;, &quot;&amp;[.G179]&amp;&quot;, &quot;&amp;[.H179]&amp;&quot;, &quot;&amp;[.I179]&amp;&quot;, &quot;&amp;[.J179]&amp;&quot;, &quot;&amp;[.K179]&amp;&quot;, &quot;&amp;[.L179]&amp;&quot;, &quot;&amp;[.M179]&amp;&quot;);&quot;" office:value-type="string" office:string-value="INSERT INTO estado VALUES ('General Câmara', '4308805', 'camarense', 'HELTON HOLZ BARRETO', 510.01, 8339, 16.56, 97.3, 0.686, 12.5, 21506.47911, 17890.60547, 26399.76);" calcext:value-type="string">
            <text:p>INSERT INTO estado VALUES ('General Câmara', '4308805', 'camarense', 'HELTON HOLZ BARRETO', 510.01, 8339, 16.56, 97.3, 0.686, 12.5, 21506.47911, 17890.60547, 26399.76);</text:p>
          </table:table-cell>
        </table:table-row>
        <table:table-row table:style-name="ro1">
          <table:table-cell table:style-name="ce0" office:value-type="string" calcext:value-type="string">
            <text:p>Gentil</text:p>
          </table:table-cell>
          <table:table-cell table:style-name="ce0" office:value-type="float" office:value="4308854" calcext:value-type="float">
            <text:p>4308854</text:p>
          </table:table-cell>
          <table:table-cell table:style-name="ce0" office:value-type="string" calcext:value-type="string">
            <text:p>gentilense</text:p>
          </table:table-cell>
          <table:table-cell table:style-name="ce0" office:value-type="string" calcext:value-type="string">
            <text:p>ALCENIR DALMAGO</text:p>
          </table:table-cell>
          <table:table-cell table:style-name="ce2" office:value-type="float" office:value="184.715" calcext:value-type="float">
            <text:p>184.715</text:p>
          </table:table-cell>
          <table:table-cell table:style-name="ce0" office:value-type="float" office:value="1619" calcext:value-type="float">
            <text:p>1619</text:p>
          </table:table-cell>
          <table:table-cell table:style-name="ce5" office:value-type="string" calcext:value-type="string">
            <text:p>9.11</text:p>
          </table:table-cell>
          <table:table-cell table:style-name="ce5" office:value-type="float" office:value="98" calcext:value-type="float">
            <text:p>98</text:p>
          </table:table-cell>
          <table:table-cell table:style-name="ce7" office:value-type="float" office:value="0.733" calcext:value-type="float">
            <text:p>0.73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768.63897" calcext:value-type="float">
            <text:p>14768.63897</text:p>
          </table:table-cell>
          <table:table-cell table:style-name="ce0" office:value-type="float" office:value="11861.22152" calcext:value-type="float">
            <text:p>11861.22152</text:p>
          </table:table-cell>
          <table:table-cell table:style-name="ce0" office:value-type="float" office:value="68366.64" calcext:value-type="float">
            <text:p>68366.64</text:p>
          </table:table-cell>
          <table:table-cell table:formula="of:=&quot;INSERT INTO estado VALUES ('&quot;&amp;[.A180]&amp;&quot;', '&quot;&amp;[.B180]&amp;&quot;', '&quot;&amp;[.C180]&amp;&quot;', '&quot;&amp;[.D180]&amp;&quot;', &quot;&amp;[.E180]&amp;&quot;, &quot;&amp;[.F180]&amp;&quot;, &quot;&amp;[.G180]&amp;&quot;, &quot;&amp;[.H180]&amp;&quot;, &quot;&amp;[.I180]&amp;&quot;, &quot;&amp;[.J180]&amp;&quot;, &quot;&amp;[.K180]&amp;&quot;, &quot;&amp;[.L180]&amp;&quot;, &quot;&amp;[.M180]&amp;&quot;);&quot;" office:value-type="string" office:string-value="INSERT INTO estado VALUES ('Gentil', '4308854', 'gentilense', 'ALCENIR DALMAGO', 184.715, 1619, 9.11, 98, 0.733, null, 14768.63897, 11861.22152, 68366.64);" calcext:value-type="string">
            <text:p>INSERT INTO estado VALUES ('Gentil', '4308854', 'gentilense', 'ALCENIR DALMAGO', 184.715, 1619, 9.11, 98, 0.733, null, 14768.63897, 11861.22152, 68366.64);</text:p>
          </table:table-cell>
        </table:table-row>
        <table:table-row table:style-name="ro1">
          <table:table-cell table:style-name="ce0" office:value-type="string" calcext:value-type="string">
            <text:p>Getúlio Vargas</text:p>
          </table:table-cell>
          <table:table-cell table:style-name="ce0" office:value-type="float" office:value="4308904" calcext:value-type="float">
            <text:p>4308904</text:p>
          </table:table-cell>
          <table:table-cell table:style-name="ce0" office:value-type="string" calcext:value-type="string">
            <text:p>getuliense</text:p>
          </table:table-cell>
          <table:table-cell table:style-name="ce0" office:value-type="string" calcext:value-type="string">
            <text:p>MAURÍCIO SOLIGO</text:p>
          </table:table-cell>
          <table:table-cell table:style-name="ce2" office:value-type="float" office:value="287.466" calcext:value-type="float">
            <text:p>287.466</text:p>
          </table:table-cell>
          <table:table-cell table:style-name="ce0" office:value-type="float" office:value="16158" calcext:value-type="float">
            <text:p>16158</text:p>
          </table:table-cell>
          <table:table-cell table:style-name="ce5" office:value-type="string" calcext:value-type="string">
            <text:p>56.37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746" calcext:value-type="float">
            <text:p>0.746</text:p>
          </table:table-cell>
          <table:table-cell table:style-name="ce0" office:value-type="float" office:value="6.37" calcext:value-type="float">
            <text:p>6.37</text:p>
          </table:table-cell>
          <table:table-cell table:style-name="ce0" office:value-type="float" office:value="54628.39611" calcext:value-type="float">
            <text:p>54628.39611</text:p>
          </table:table-cell>
          <table:table-cell table:style-name="ce0" office:value-type="float" office:value="44655.77656" calcext:value-type="float">
            <text:p>44655.77656</text:p>
          </table:table-cell>
          <table:table-cell table:style-name="ce0" office:value-type="float" office:value="39340.86" calcext:value-type="float">
            <text:p>39340.86</text:p>
          </table:table-cell>
          <table:table-cell table:formula="of:=&quot;INSERT INTO estado VALUES ('&quot;&amp;[.A181]&amp;&quot;', '&quot;&amp;[.B181]&amp;&quot;', '&quot;&amp;[.C181]&amp;&quot;', '&quot;&amp;[.D181]&amp;&quot;', &quot;&amp;[.E181]&amp;&quot;, &quot;&amp;[.F181]&amp;&quot;, &quot;&amp;[.G181]&amp;&quot;, &quot;&amp;[.H181]&amp;&quot;, &quot;&amp;[.I181]&amp;&quot;, &quot;&amp;[.J181]&amp;&quot;, &quot;&amp;[.K181]&amp;&quot;, &quot;&amp;[.L181]&amp;&quot;, &quot;&amp;[.M181]&amp;&quot;);&quot;" office:value-type="string" office:string-value="INSERT INTO estado VALUES ('Getúlio Vargas', '4308904', 'getuliense', 'MAURÍCIO SOLIGO', 287.466, 16158, 56.37, 98.5, 0.746, 6.37, 54628.39611, 44655.77656, 39340.86);" calcext:value-type="string">
            <text:p>INSERT INTO estado VALUES ('Getúlio Vargas', '4308904', 'getuliense', 'MAURÍCIO SOLIGO', 287.466, 16158, 56.37, 98.5, 0.746, 6.37, 54628.39611, 44655.77656, 39340.86);</text:p>
          </table:table-cell>
        </table:table-row>
        <table:table-row table:style-name="ro1">
          <table:table-cell table:style-name="ce0" office:value-type="string" calcext:value-type="string">
            <text:p>Giruá</text:p>
          </table:table-cell>
          <table:table-cell table:style-name="ce0" office:value-type="float" office:value="4309001" calcext:value-type="float">
            <text:p>4309001</text:p>
          </table:table-cell>
          <table:table-cell table:style-name="ce0" office:value-type="string" calcext:value-type="string">
            <text:p>giruaense</text:p>
          </table:table-cell>
          <table:table-cell table:style-name="ce0" office:value-type="string" calcext:value-type="string">
            <text:p>RUBEN WEIMER</text:p>
          </table:table-cell>
          <table:table-cell table:style-name="ce2" office:value-type="float" office:value="857.059" calcext:value-type="float">
            <text:p>857.059</text:p>
          </table:table-cell>
          <table:table-cell table:style-name="ce0" office:value-type="float" office:value="15729" calcext:value-type="float">
            <text:p>15729</text:p>
          </table:table-cell>
          <table:table-cell table:style-name="ce5" office:value-type="string" calcext:value-type="string">
            <text:p>19.95</text:p>
          </table:table-cell>
          <table:table-cell table:style-name="ce5" office:value-type="string" calcext:value-type="string">
            <text:p>98.2</text:p>
          </table:table-cell>
          <table:table-cell table:style-name="ce7" office:value-type="float" office:value="0.721" calcext:value-type="float">
            <text:p>0.721</text:p>
          </table:table-cell>
          <table:table-cell table:style-name="ce0" office:value-type="float" office:value="5.52" calcext:value-type="float">
            <text:p>5.52</text:p>
          </table:table-cell>
          <table:table-cell table:style-name="ce0" office:value-type="float" office:value="71959.93148" calcext:value-type="float">
            <text:p>71959.93148</text:p>
          </table:table-cell>
          <table:table-cell table:style-name="ce0" office:value-type="float" office:value="61768.17703" calcext:value-type="float">
            <text:p>61768.17703</text:p>
          </table:table-cell>
          <table:table-cell table:style-name="ce0" office:value-type="float" office:value="50398.98" calcext:value-type="float">
            <text:p>50398.98</text:p>
          </table:table-cell>
          <table:table-cell table:formula="of:=&quot;INSERT INTO estado VALUES ('&quot;&amp;[.A182]&amp;&quot;', '&quot;&amp;[.B182]&amp;&quot;', '&quot;&amp;[.C182]&amp;&quot;', '&quot;&amp;[.D182]&amp;&quot;', &quot;&amp;[.E182]&amp;&quot;, &quot;&amp;[.F182]&amp;&quot;, &quot;&amp;[.G182]&amp;&quot;, &quot;&amp;[.H182]&amp;&quot;, &quot;&amp;[.I182]&amp;&quot;, &quot;&amp;[.J182]&amp;&quot;, &quot;&amp;[.K182]&amp;&quot;, &quot;&amp;[.L182]&amp;&quot;, &quot;&amp;[.M182]&amp;&quot;);&quot;" office:value-type="string" office:string-value="INSERT INTO estado VALUES ('Giruá', '4309001', 'giruaense', 'RUBEN WEIMER', 857.059, 15729, 19.95, 98.2, 0.721, 5.52, 71959.93148, 61768.17703, 50398.98);" calcext:value-type="string">
            <text:p>INSERT INTO estado VALUES ('Giruá', '4309001', 'giruaense', 'RUBEN WEIMER', 857.059, 15729, 19.95, 98.2, 0.721, 5.52, 71959.93148, 61768.17703, 50398.98);</text:p>
          </table:table-cell>
        </table:table-row>
        <table:table-row table:style-name="ro1">
          <table:table-cell table:style-name="ce0" office:value-type="string" calcext:value-type="string">
            <text:p>Glorinha</text:p>
          </table:table-cell>
          <table:table-cell table:style-name="ce0" office:value-type="float" office:value="4309050" calcext:value-type="float">
            <text:p>4309050</text:p>
          </table:table-cell>
          <table:table-cell table:style-name="ce0" office:value-type="string" calcext:value-type="string">
            <text:p>glorinhense</text:p>
          </table:table-cell>
          <table:table-cell table:style-name="ce0" office:value-type="string" calcext:value-type="string">
            <text:p>PAULO JOSÉ SILVEIRA CORRÊA</text:p>
          </table:table-cell>
          <table:table-cell table:style-name="ce2" office:value-type="float" office:value="323.955" calcext:value-type="float">
            <text:p>323.955</text:p>
          </table:table-cell>
          <table:table-cell table:style-name="ce0" office:value-type="float" office:value="8304" calcext:value-type="float">
            <text:p>8304</text:p>
          </table:table-cell>
          <table:table-cell table:style-name="ce5" office:value-type="string" calcext:value-type="string">
            <text:p>21.29</text:p>
          </table:table-cell>
          <table:table-cell table:style-name="ce5" office:value-type="string" calcext:value-type="string">
            <text:p>98.8</text:p>
          </table:table-cell>
          <table:table-cell table:style-name="ce7" office:value-type="float" office:value="0.714" calcext:value-type="float">
            <text:p>0.71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32991.64015" calcext:value-type="float">
            <text:p>32991.64015</text:p>
          </table:table-cell>
          <table:table-cell table:style-name="ce0" office:value-type="float" office:value="33087.62096" calcext:value-type="float">
            <text:p>33087.62096</text:p>
          </table:table-cell>
          <table:table-cell table:style-name="ce0" office:value-type="float" office:value="32951.24" calcext:value-type="float">
            <text:p>32951.24</text:p>
          </table:table-cell>
          <table:table-cell table:formula="of:=&quot;INSERT INTO estado VALUES ('&quot;&amp;[.A183]&amp;&quot;', '&quot;&amp;[.B183]&amp;&quot;', '&quot;&amp;[.C183]&amp;&quot;', '&quot;&amp;[.D183]&amp;&quot;', &quot;&amp;[.E183]&amp;&quot;, &quot;&amp;[.F183]&amp;&quot;, &quot;&amp;[.G183]&amp;&quot;, &quot;&amp;[.H183]&amp;&quot;, &quot;&amp;[.I183]&amp;&quot;, &quot;&amp;[.J183]&amp;&quot;, &quot;&amp;[.K183]&amp;&quot;, &quot;&amp;[.L183]&amp;&quot;, &quot;&amp;[.M183]&amp;&quot;);&quot;" office:value-type="string" office:string-value="INSERT INTO estado VALUES ('Glorinha', '4309050', 'glorinhense', 'PAULO JOSÉ SILVEIRA CORRÊA', 323.955, 8304, 21.29, 98.8, 0.714, null, 32991.64015, 33087.62096, 32951.24);" calcext:value-type="string">
            <text:p>INSERT INTO estado VALUES ('Glorinha', '4309050', 'glorinhense', 'PAULO JOSÉ SILVEIRA CORRÊA', 323.955, 8304, 21.29, 98.8, 0.714, null, 32991.64015, 33087.62096, 32951.24);</text:p>
          </table:table-cell>
        </table:table-row>
        <table:table-row table:style-name="ro1">
          <table:table-cell table:style-name="ce0" office:value-type="string" calcext:value-type="string">
            <text:p>Gramado</text:p>
          </table:table-cell>
          <table:table-cell table:style-name="ce0" office:value-type="float" office:value="4309100" calcext:value-type="float">
            <text:p>4309100</text:p>
          </table:table-cell>
          <table:table-cell table:style-name="ce0" office:value-type="string" calcext:value-type="string">
            <text:p>gramadense</text:p>
          </table:table-cell>
          <table:table-cell table:style-name="ce0" office:value-type="string" calcext:value-type="string">
            <text:p>NESTOR TISSOT</text:p>
          </table:table-cell>
          <table:table-cell table:style-name="ce2" office:value-type="float" office:value="239.341" calcext:value-type="float">
            <text:p>239.341</text:p>
          </table:table-cell>
          <table:table-cell table:style-name="ce0" office:value-type="float" office:value="36864" calcext:value-type="float">
            <text:p>36864</text:p>
          </table:table-cell>
          <table:table-cell table:style-name="ce5" office:value-type="string" calcext:value-type="string">
            <text:p>135.7</text:p>
          </table:table-cell>
          <table:table-cell table:style-name="ce5" office:value-type="string" calcext:value-type="string">
            <text:p>96.9</text:p>
          </table:table-cell>
          <table:table-cell table:style-name="ce7" office:value-type="float" office:value="0.764" calcext:value-type="float">
            <text:p>0.764</text:p>
          </table:table-cell>
          <table:table-cell table:style-name="ce0" office:value-type="float" office:value="3.31" calcext:value-type="float">
            <text:p>3.31</text:p>
          </table:table-cell>
          <table:table-cell table:style-name="ce0" office:value-type="float" office:value="233602.1937" calcext:value-type="float">
            <text:p>233602.1937</text:p>
          </table:table-cell>
          <table:table-cell table:style-name="ce0" office:value-type="float" office:value="216720.67689" calcext:value-type="float">
            <text:p>216720.67689</text:p>
          </table:table-cell>
          <table:table-cell table:style-name="ce0" office:value-type="float" office:value="62317.96" calcext:value-type="float">
            <text:p>62317.96</text:p>
          </table:table-cell>
          <table:table-cell table:formula="of:=&quot;INSERT INTO estado VALUES ('&quot;&amp;[.A184]&amp;&quot;', '&quot;&amp;[.B184]&amp;&quot;', '&quot;&amp;[.C184]&amp;&quot;', '&quot;&amp;[.D184]&amp;&quot;', &quot;&amp;[.E184]&amp;&quot;, &quot;&amp;[.F184]&amp;&quot;, &quot;&amp;[.G184]&amp;&quot;, &quot;&amp;[.H184]&amp;&quot;, &quot;&amp;[.I184]&amp;&quot;, &quot;&amp;[.J184]&amp;&quot;, &quot;&amp;[.K184]&amp;&quot;, &quot;&amp;[.L184]&amp;&quot;, &quot;&amp;[.M184]&amp;&quot;);&quot;" office:value-type="string" office:string-value="INSERT INTO estado VALUES ('Gramado', '4309100', 'gramadense', 'NESTOR TISSOT', 239.341, 36864, 135.7, 96.9, 0.764, 3.31, 233602.1937, 216720.67689, 62317.96);" calcext:value-type="string">
            <text:p>INSERT INTO estado VALUES ('Gramado', '4309100', 'gramadense', 'NESTOR TISSOT', 239.341, 36864, 135.7, 96.9, 0.764, 3.31, 233602.1937, 216720.67689, 62317.96);</text:p>
          </table:table-cell>
        </table:table-row>
        <table:table-row table:style-name="ro1">
          <table:table-cell table:style-name="ce0" office:value-type="string" calcext:value-type="string">
            <text:p>Gramado dos Loureiros</text:p>
          </table:table-cell>
          <table:table-cell table:style-name="ce0" office:value-type="float" office:value="4309126" calcext:value-type="float">
            <text:p>4309126</text:p>
          </table:table-cell>
          <table:table-cell table:style-name="ce0" office:value-type="string" calcext:value-type="string">
            <text:p>loureirense</text:p>
          </table:table-cell>
          <table:table-cell table:style-name="ce0" office:value-type="string" calcext:value-type="string">
            <text:p>ARTUR CEREZA</text:p>
          </table:table-cell>
          <table:table-cell table:style-name="ce2" office:value-type="float" office:value="131.396" calcext:value-type="float">
            <text:p>131.396</text:p>
          </table:table-cell>
          <table:table-cell table:style-name="ce0" office:value-type="float" office:value="2036" calcext:value-type="float">
            <text:p>2036</text:p>
          </table:table-cell>
          <table:table-cell table:style-name="ce5" office:value-type="string" calcext:value-type="string">
            <text:p>17.27</text:p>
          </table:table-cell>
          <table:table-cell table:style-name="ce5" office:value-type="string" calcext:value-type="string">
            <text:p>99.5</text:p>
          </table:table-cell>
          <table:table-cell table:style-name="ce7" office:value-type="float" office:value="0.685" calcext:value-type="float">
            <text:p>0.685</text:p>
          </table:table-cell>
          <table:table-cell table:style-name="ce0" office:value-type="float" office:value="54.05" calcext:value-type="float">
            <text:p>54.05</text:p>
          </table:table-cell>
          <table:table-cell table:style-name="ce0" office:value-type="float" office:value="16440.80699" calcext:value-type="float">
            <text:p>16440.80699</text:p>
          </table:table-cell>
          <table:table-cell table:style-name="ce0" office:value-type="float" office:value="11574.73044" calcext:value-type="float">
            <text:p>11574.73044</text:p>
          </table:table-cell>
          <table:table-cell table:style-name="ce0" office:value-type="float" office:value="27446.03" calcext:value-type="float">
            <text:p>27446.03</text:p>
          </table:table-cell>
          <table:table-cell table:formula="of:=&quot;INSERT INTO estado VALUES ('&quot;&amp;[.A185]&amp;&quot;', '&quot;&amp;[.B185]&amp;&quot;', '&quot;&amp;[.C185]&amp;&quot;', '&quot;&amp;[.D185]&amp;&quot;', &quot;&amp;[.E185]&amp;&quot;, &quot;&amp;[.F185]&amp;&quot;, &quot;&amp;[.G185]&amp;&quot;, &quot;&amp;[.H185]&amp;&quot;, &quot;&amp;[.I185]&amp;&quot;, &quot;&amp;[.J185]&amp;&quot;, &quot;&amp;[.K185]&amp;&quot;, &quot;&amp;[.L185]&amp;&quot;, &quot;&amp;[.M185]&amp;&quot;);&quot;" office:value-type="string" office:string-value="INSERT INTO estado VALUES ('Gramado dos Loureiros', '4309126', 'loureirense', 'ARTUR CEREZA', 131.396, 2036, 17.27, 99.5, 0.685, 54.05, 16440.80699, 11574.73044, 27446.03);" calcext:value-type="string">
            <text:p>INSERT INTO estado VALUES ('Gramado dos Loureiros', '4309126', 'loureirense', 'ARTUR CEREZA', 131.396, 2036, 17.27, 99.5, 0.685, 54.05, 16440.80699, 11574.73044, 27446.03);</text:p>
          </table:table-cell>
        </table:table-row>
        <table:table-row table:style-name="ro1">
          <table:table-cell table:style-name="ce0" office:value-type="string" calcext:value-type="string">
            <text:p>Gramado Xavier</text:p>
          </table:table-cell>
          <table:table-cell table:style-name="ce0" office:value-type="float" office:value="4309159" calcext:value-type="float">
            <text:p>4309159</text:p>
          </table:table-cell>
          <table:table-cell table:style-name="ce0" office:value-type="string" calcext:value-type="string">
            <text:p>gramado-xavierense</text:p>
          </table:table-cell>
          <table:table-cell table:style-name="ce0" office:value-type="string" calcext:value-type="string">
            <text:p>JOSE MARCELO LAUFER</text:p>
          </table:table-cell>
          <table:table-cell table:style-name="ce2" office:value-type="float" office:value="217.515" calcext:value-type="float">
            <text:p>217.515</text:p>
          </table:table-cell>
          <table:table-cell table:style-name="ce0" office:value-type="float" office:value="4378" calcext:value-type="float">
            <text:p>4378</text:p>
          </table:table-cell>
          <table:table-cell table:style-name="ce5" office:value-type="string" calcext:value-type="string">
            <text:p>18.25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634" calcext:value-type="float">
            <text:p>0.63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998.4821" calcext:value-type="float">
            <text:p>17998.4821</text:p>
          </table:table-cell>
          <table:table-cell table:style-name="ce0" office:value-type="float" office:value="15817.48143" calcext:value-type="float">
            <text:p>15817.48143</text:p>
          </table:table-cell>
          <table:table-cell table:style-name="ce0" office:value-type="float" office:value="20238.23" calcext:value-type="float">
            <text:p>20238.23</text:p>
          </table:table-cell>
          <table:table-cell table:formula="of:=&quot;INSERT INTO estado VALUES ('&quot;&amp;[.A186]&amp;&quot;', '&quot;&amp;[.B186]&amp;&quot;', '&quot;&amp;[.C186]&amp;&quot;', '&quot;&amp;[.D186]&amp;&quot;', &quot;&amp;[.E186]&amp;&quot;, &quot;&amp;[.F186]&amp;&quot;, &quot;&amp;[.G186]&amp;&quot;, &quot;&amp;[.H186]&amp;&quot;, &quot;&amp;[.I186]&amp;&quot;, &quot;&amp;[.J186]&amp;&quot;, &quot;&amp;[.K186]&amp;&quot;, &quot;&amp;[.L186]&amp;&quot;, &quot;&amp;[.M186]&amp;&quot;);&quot;" office:value-type="string" office:string-value="INSERT INTO estado VALUES ('Gramado Xavier', '4309159', 'gramado-xavierense', 'JOSE MARCELO LAUFER', 217.515, 4378, 18.25, 98.5, 0.634, null, 17998.4821, 15817.48143, 20238.23);" calcext:value-type="string">
            <text:p>INSERT INTO estado VALUES ('Gramado Xavier', '4309159', 'gramado-xavierense', 'JOSE MARCELO LAUFER', 217.515, 4378, 18.25, 98.5, 0.634, null, 17998.4821, 15817.48143, 20238.23);</text:p>
          </table:table-cell>
        </table:table-row>
        <table:table-row table:style-name="ro1">
          <table:table-cell table:style-name="ce0" office:value-type="string" calcext:value-type="string">
            <text:p>Gravataí</text:p>
          </table:table-cell>
          <table:table-cell table:style-name="ce0" office:value-type="float" office:value="4309209" calcext:value-type="float">
            <text:p>4309209</text:p>
          </table:table-cell>
          <table:table-cell table:style-name="ce0" office:value-type="string" calcext:value-type="string">
            <text:p>gravataiense</text:p>
          </table:table-cell>
          <table:table-cell table:style-name="ce0" office:value-type="string" calcext:value-type="string">
            <text:p>LUIZ ARIANO ZAFFALON</text:p>
          </table:table-cell>
          <table:table-cell table:style-name="ce2" office:value-type="float" office:value="468.288" calcext:value-type="float">
            <text:p>468.288</text:p>
          </table:table-cell>
          <table:table-cell table:style-name="ce0" office:value-type="float" office:value="285564" calcext:value-type="float">
            <text:p>285564</text:p>
          </table:table-cell>
          <table:table-cell table:style-name="ce5" office:value-type="string" calcext:value-type="string">
            <text:p>551.59</text:p>
          </table:table-cell>
          <table:table-cell table:style-name="ce5" office:value-type="string" calcext:value-type="string">
            <text:p>95.7</text:p>
          </table:table-cell>
          <table:table-cell table:style-name="ce7" office:value-type="float" office:value="0.736" calcext:value-type="float">
            <text:p>0.736</text:p>
          </table:table-cell>
          <table:table-cell table:style-name="ce0" office:value-type="float" office:value="9.73" calcext:value-type="float">
            <text:p>9.73</text:p>
          </table:table-cell>
          <table:table-cell table:style-name="ce0" office:value-type="float" office:value="788308.10235" calcext:value-type="float">
            <text:p>788308.10235</text:p>
          </table:table-cell>
          <table:table-cell table:style-name="ce0" office:value-type="float" office:value="704080.6682" calcext:value-type="float">
            <text:p>704080.6682</text:p>
          </table:table-cell>
          <table:table-cell table:style-name="ce0" office:value-type="float" office:value="44034.18" calcext:value-type="float">
            <text:p>44034.18</text:p>
          </table:table-cell>
          <table:table-cell table:formula="of:=&quot;INSERT INTO estado VALUES ('&quot;&amp;[.A187]&amp;&quot;', '&quot;&amp;[.B187]&amp;&quot;', '&quot;&amp;[.C187]&amp;&quot;', '&quot;&amp;[.D187]&amp;&quot;', &quot;&amp;[.E187]&amp;&quot;, &quot;&amp;[.F187]&amp;&quot;, &quot;&amp;[.G187]&amp;&quot;, &quot;&amp;[.H187]&amp;&quot;, &quot;&amp;[.I187]&amp;&quot;, &quot;&amp;[.J187]&amp;&quot;, &quot;&amp;[.K187]&amp;&quot;, &quot;&amp;[.L187]&amp;&quot;, &quot;&amp;[.M187]&amp;&quot;);&quot;" office:value-type="string" office:string-value="INSERT INTO estado VALUES ('Gravataí', '4309209', 'gravataiense', 'LUIZ ARIANO ZAFFALON', 468.288, 285564, 551.59, 95.7, 0.736, 9.73, 788308.10235, 704080.6682, 44034.18);" calcext:value-type="string">
            <text:p>INSERT INTO estado VALUES ('Gravataí', '4309209', 'gravataiense', 'LUIZ ARIANO ZAFFALON', 468.288, 285564, 551.59, 95.7, 0.736, 9.73, 788308.10235, 704080.6682, 44034.18);</text:p>
          </table:table-cell>
        </table:table-row>
        <table:table-row table:style-name="ro1">
          <table:table-cell table:style-name="ce0" office:value-type="string" calcext:value-type="string">
            <text:p>Guabiju</text:p>
          </table:table-cell>
          <table:table-cell table:style-name="ce0" office:value-type="float" office:value="4309258" calcext:value-type="float">
            <text:p>4309258</text:p>
          </table:table-cell>
          <table:table-cell table:style-name="ce0" office:value-type="string" calcext:value-type="string">
            <text:p>guabijuense</text:p>
          </table:table-cell>
          <table:table-cell table:style-name="ce0" office:value-type="string" calcext:value-type="string">
            <text:p>DIEGO VENDRAMIN</text:p>
          </table:table-cell>
          <table:table-cell table:style-name="ce2" office:value-type="float" office:value="146.925" calcext:value-type="float">
            <text:p>146.925</text:p>
          </table:table-cell>
          <table:table-cell table:style-name="ce0" office:value-type="float" office:value="1478" calcext:value-type="float">
            <text:p>1478</text:p>
          </table:table-cell>
          <table:table-cell table:style-name="ce5" office:value-type="string" calcext:value-type="string">
            <text:p>10.77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58" calcext:value-type="float">
            <text:p>0.75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074.17498" calcext:value-type="float">
            <text:p>13074.17498</text:p>
          </table:table-cell>
          <table:table-cell table:style-name="ce0" office:value-type="float" office:value="11686.15253" calcext:value-type="float">
            <text:p>11686.15253</text:p>
          </table:table-cell>
          <table:table-cell table:style-name="ce0" office:value-type="float" office:value="48050.98" calcext:value-type="float">
            <text:p>48050.98</text:p>
          </table:table-cell>
          <table:table-cell table:formula="of:=&quot;INSERT INTO estado VALUES ('&quot;&amp;[.A188]&amp;&quot;', '&quot;&amp;[.B188]&amp;&quot;', '&quot;&amp;[.C188]&amp;&quot;', '&quot;&amp;[.D188]&amp;&quot;', &quot;&amp;[.E188]&amp;&quot;, &quot;&amp;[.F188]&amp;&quot;, &quot;&amp;[.G188]&amp;&quot;, &quot;&amp;[.H188]&amp;&quot;, &quot;&amp;[.I188]&amp;&quot;, &quot;&amp;[.J188]&amp;&quot;, &quot;&amp;[.K188]&amp;&quot;, &quot;&amp;[.L188]&amp;&quot;, &quot;&amp;[.M188]&amp;&quot;);&quot;" office:value-type="string" office:string-value="INSERT INTO estado VALUES ('Guabiju', '4309258', 'guabijuense', 'DIEGO VENDRAMIN', 146.925, 1478, 10.77, 100, 0.758, null, 13074.17498, 11686.15253, 48050.98);" calcext:value-type="string">
            <text:p>INSERT INTO estado VALUES ('Guabiju', '4309258', 'guabijuense', 'DIEGO VENDRAMIN', 146.925, 1478, 10.77, 100, 0.758, null, 13074.17498, 11686.15253, 48050.98);</text:p>
          </table:table-cell>
        </table:table-row>
        <table:table-row table:style-name="ro1">
          <table:table-cell table:style-name="ce0" office:value-type="string" calcext:value-type="string">
            <text:p>Guaíba</text:p>
          </table:table-cell>
          <table:table-cell table:style-name="ce0" office:value-type="float" office:value="4309308" calcext:value-type="float">
            <text:p>4309308</text:p>
          </table:table-cell>
          <table:table-cell table:style-name="ce0" office:value-type="string" calcext:value-type="string">
            <text:p>guaibense</text:p>
          </table:table-cell>
          <table:table-cell table:style-name="ce0" office:value-type="string" calcext:value-type="string">
            <text:p>MARCELO SOARES REINALDO</text:p>
          </table:table-cell>
          <table:table-cell table:style-name="ce2" office:value-type="float" office:value="376.166" calcext:value-type="float">
            <text:p>376.166</text:p>
          </table:table-cell>
          <table:table-cell table:style-name="ce0" office:value-type="float" office:value="98331" calcext:value-type="float">
            <text:p>98331</text:p>
          </table:table-cell>
          <table:table-cell table:style-name="ce5" office:value-type="string" calcext:value-type="string">
            <text:p>252.57</text:p>
          </table:table-cell>
          <table:table-cell table:style-name="ce5" office:value-type="string" calcext:value-type="string">
            <text:p>97.3</text:p>
          </table:table-cell>
          <table:table-cell table:style-name="ce7" office:value-type="float" office:value="0.73" calcext:value-type="float">
            <text:p>0.73</text:p>
          </table:table-cell>
          <table:table-cell table:style-name="ce0" office:value-type="float" office:value="15.9" calcext:value-type="float">
            <text:p>15.9</text:p>
          </table:table-cell>
          <table:table-cell table:style-name="ce0" office:value-type="float" office:value="299640.04983" calcext:value-type="float">
            <text:p>299640.04983</text:p>
          </table:table-cell>
          <table:table-cell table:style-name="ce0" office:value-type="float" office:value="241629.93162" calcext:value-type="float">
            <text:p>241629.93162</text:p>
          </table:table-cell>
          <table:table-cell table:style-name="ce0" office:value-type="float" office:value="65607.03" calcext:value-type="float">
            <text:p>65607.03</text:p>
          </table:table-cell>
          <table:table-cell table:formula="of:=&quot;INSERT INTO estado VALUES ('&quot;&amp;[.A189]&amp;&quot;', '&quot;&amp;[.B189]&amp;&quot;', '&quot;&amp;[.C189]&amp;&quot;', '&quot;&amp;[.D189]&amp;&quot;', &quot;&amp;[.E189]&amp;&quot;, &quot;&amp;[.F189]&amp;&quot;, &quot;&amp;[.G189]&amp;&quot;, &quot;&amp;[.H189]&amp;&quot;, &quot;&amp;[.I189]&amp;&quot;, &quot;&amp;[.J189]&amp;&quot;, &quot;&amp;[.K189]&amp;&quot;, &quot;&amp;[.L189]&amp;&quot;, &quot;&amp;[.M189]&amp;&quot;);&quot;" office:value-type="string" office:string-value="INSERT INTO estado VALUES ('Guaíba', '4309308', 'guaibense', 'MARCELO SOARES REINALDO', 376.166, 98331, 252.57, 97.3, 0.73, 15.9, 299640.04983, 241629.93162, 65607.03);" calcext:value-type="string">
            <text:p>INSERT INTO estado VALUES ('Guaíba', '4309308', 'guaibense', 'MARCELO SOARES REINALDO', 376.166, 98331, 252.57, 97.3, 0.73, 15.9, 299640.04983, 241629.93162, 65607.03);</text:p>
          </table:table-cell>
        </table:table-row>
        <table:table-row table:style-name="ro1">
          <table:table-cell table:style-name="ce0" office:value-type="string" calcext:value-type="string">
            <text:p>Guaporé</text:p>
          </table:table-cell>
          <table:table-cell table:style-name="ce0" office:value-type="float" office:value="4309407" calcext:value-type="float">
            <text:p>4309407</text:p>
          </table:table-cell>
          <table:table-cell table:style-name="ce0" office:value-type="string" calcext:value-type="string">
            <text:p>guaporense</text:p>
          </table:table-cell>
          <table:table-cell table:style-name="ce0" office:value-type="string" calcext:value-type="string">
            <text:p>VALDIR CARLOS FABRIS</text:p>
          </table:table-cell>
          <table:table-cell table:style-name="ce2" office:value-type="float" office:value="297.545" calcext:value-type="float">
            <text:p>297.545</text:p>
          </table:table-cell>
          <table:table-cell table:style-name="ce0" office:value-type="float" office:value="26199" calcext:value-type="float">
            <text:p>26199</text:p>
          </table:table-cell>
          <table:table-cell table:style-name="ce5" office:value-type="string" calcext:value-type="string">
            <text:p>76.64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765" calcext:value-type="float">
            <text:p>0.765</text:p>
          </table:table-cell>
          <table:table-cell table:style-name="ce0" office:value-type="float" office:value="9.04" calcext:value-type="float">
            <text:p>9.04</text:p>
          </table:table-cell>
          <table:table-cell table:style-name="ce0" office:value-type="float" office:value="96100.61721" calcext:value-type="float">
            <text:p>96100.61721</text:p>
          </table:table-cell>
          <table:table-cell table:style-name="ce0" office:value-type="float" office:value="74803.77841" calcext:value-type="float">
            <text:p>74803.77841</text:p>
          </table:table-cell>
          <table:table-cell table:style-name="ce0" office:value-type="float" office:value="36897.65" calcext:value-type="float">
            <text:p>36897.65</text:p>
          </table:table-cell>
          <table:table-cell table:formula="of:=&quot;INSERT INTO estado VALUES ('&quot;&amp;[.A190]&amp;&quot;', '&quot;&amp;[.B190]&amp;&quot;', '&quot;&amp;[.C190]&amp;&quot;', '&quot;&amp;[.D190]&amp;&quot;', &quot;&amp;[.E190]&amp;&quot;, &quot;&amp;[.F190]&amp;&quot;, &quot;&amp;[.G190]&amp;&quot;, &quot;&amp;[.H190]&amp;&quot;, &quot;&amp;[.I190]&amp;&quot;, &quot;&amp;[.J190]&amp;&quot;, &quot;&amp;[.K190]&amp;&quot;, &quot;&amp;[.L190]&amp;&quot;, &quot;&amp;[.M190]&amp;&quot;);&quot;" office:value-type="string" office:string-value="INSERT INTO estado VALUES ('Guaporé', '4309407', 'guaporense', 'VALDIR CARLOS FABRIS', 297.545, 26199, 76.64, 98.5, 0.765, 9.04, 96100.61721, 74803.77841, 36897.65);" calcext:value-type="string">
            <text:p>INSERT INTO estado VALUES ('Guaporé', '4309407', 'guaporense', 'VALDIR CARLOS FABRIS', 297.545, 26199, 76.64, 98.5, 0.765, 9.04, 96100.61721, 74803.77841, 36897.65);</text:p>
          </table:table-cell>
        </table:table-row>
        <table:table-row table:style-name="ro1">
          <table:table-cell table:style-name="ce0" office:value-type="string" calcext:value-type="string">
            <text:p>Guarani das Missões</text:p>
          </table:table-cell>
          <table:table-cell table:style-name="ce0" office:value-type="float" office:value="4309506" calcext:value-type="float">
            <text:p>4309506</text:p>
          </table:table-cell>
          <table:table-cell table:style-name="ce0" office:value-type="string" calcext:value-type="string">
            <text:p>guaraniense</text:p>
          </table:table-cell>
          <table:table-cell table:style-name="ce0" office:value-type="string" calcext:value-type="string">
            <text:p>JERONIMO JASKULSKI</text:p>
          </table:table-cell>
          <table:table-cell table:style-name="ce2" office:value-type="float" office:value="290.7" calcext:value-type="float">
            <text:p>290.700</text:p>
          </table:table-cell>
          <table:table-cell table:style-name="ce0" office:value-type="float" office:value="7393" calcext:value-type="float">
            <text:p>7393</text:p>
          </table:table-cell>
          <table:table-cell table:style-name="ce5" office:value-type="string" calcext:value-type="string">
            <text:p>27.93</text:p>
          </table:table-cell>
          <table:table-cell table:style-name="ce5" office:value-type="string" calcext:value-type="string">
            <text:p>97.8</text:p>
          </table:table-cell>
          <table:table-cell table:style-name="ce7" office:value-type="float" office:value="0.737" calcext:value-type="float">
            <text:p>0.737</text:p>
          </table:table-cell>
          <table:table-cell table:style-name="ce0" office:value-type="float" office:value="30.3" calcext:value-type="float">
            <text:p>30.3</text:p>
          </table:table-cell>
          <table:table-cell table:style-name="ce0" office:value-type="float" office:value="27663.18637" calcext:value-type="float">
            <text:p>27663.18637</text:p>
          </table:table-cell>
          <table:table-cell table:style-name="ce0" office:value-type="float" office:value="25187.47006" calcext:value-type="float">
            <text:p>25187.47006</text:p>
          </table:table-cell>
          <table:table-cell table:style-name="ce0" office:value-type="float" office:value="38299.01" calcext:value-type="float">
            <text:p>38299.01</text:p>
          </table:table-cell>
          <table:table-cell table:formula="of:=&quot;INSERT INTO estado VALUES ('&quot;&amp;[.A191]&amp;&quot;', '&quot;&amp;[.B191]&amp;&quot;', '&quot;&amp;[.C191]&amp;&quot;', '&quot;&amp;[.D191]&amp;&quot;', &quot;&amp;[.E191]&amp;&quot;, &quot;&amp;[.F191]&amp;&quot;, &quot;&amp;[.G191]&amp;&quot;, &quot;&amp;[.H191]&amp;&quot;, &quot;&amp;[.I191]&amp;&quot;, &quot;&amp;[.J191]&amp;&quot;, &quot;&amp;[.K191]&amp;&quot;, &quot;&amp;[.L191]&amp;&quot;, &quot;&amp;[.M191]&amp;&quot;);&quot;" office:value-type="string" office:string-value="INSERT INTO estado VALUES ('Guarani das Missões', '4309506', 'guaraniense', 'JERONIMO JASKULSKI', 290.7, 7393, 27.93, 97.8, 0.737, 30.3, 27663.18637, 25187.47006, 38299.01);" calcext:value-type="string">
            <text:p>INSERT INTO estado VALUES ('Guarani das Missões', '4309506', 'guaraniense', 'JERONIMO JASKULSKI', 290.7, 7393, 27.93, 97.8, 0.737, 30.3, 27663.18637, 25187.47006, 38299.01);</text:p>
          </table:table-cell>
        </table:table-row>
        <table:table-row table:style-name="ro1">
          <table:table-cell table:style-name="ce0" office:value-type="string" calcext:value-type="string">
            <text:p>Harmonia</text:p>
          </table:table-cell>
          <table:table-cell table:style-name="ce0" office:value-type="float" office:value="4309555" calcext:value-type="float">
            <text:p>4309555</text:p>
          </table:table-cell>
          <table:table-cell table:style-name="ce0" office:value-type="string" calcext:value-type="string">
            <text:p>harmoniense</text:p>
          </table:table-cell>
          <table:table-cell table:style-name="ce0" office:value-type="string" calcext:value-type="string">
            <text:p>ERNANI JOSÉ FORNECK</text:p>
          </table:table-cell>
          <table:table-cell table:style-name="ce2" office:value-type="float" office:value="48.562" calcext:value-type="float">
            <text:p>48.562</text:p>
          </table:table-cell>
          <table:table-cell table:style-name="ce0" office:value-type="float" office:value="4967" calcext:value-type="float">
            <text:p>4967</text:p>
          </table:table-cell>
          <table:table-cell table:style-name="ce5" office:value-type="string" calcext:value-type="string">
            <text:p>95.04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49" calcext:value-type="float">
            <text:p>0.749</text:p>
          </table:table-cell>
          <table:table-cell table:style-name="ce0" office:value-type="float" office:value="20" calcext:value-type="float">
            <text:p>20</text:p>
          </table:table-cell>
          <table:table-cell table:style-name="ce0" office:value-type="float" office:value="30745.51051" calcext:value-type="float">
            <text:p>30745.51051</text:p>
          </table:table-cell>
          <table:table-cell table:style-name="ce0" office:value-type="float" office:value="24571.19339" calcext:value-type="float">
            <text:p>24571.19339</text:p>
          </table:table-cell>
          <table:table-cell table:style-name="ce0" office:value-type="float" office:value="38744.77" calcext:value-type="float">
            <text:p>38744.77</text:p>
          </table:table-cell>
          <table:table-cell table:formula="of:=&quot;INSERT INTO estado VALUES ('&quot;&amp;[.A192]&amp;&quot;', '&quot;&amp;[.B192]&amp;&quot;', '&quot;&amp;[.C192]&amp;&quot;', '&quot;&amp;[.D192]&amp;&quot;', &quot;&amp;[.E192]&amp;&quot;, &quot;&amp;[.F192]&amp;&quot;, &quot;&amp;[.G192]&amp;&quot;, &quot;&amp;[.H192]&amp;&quot;, &quot;&amp;[.I192]&amp;&quot;, &quot;&amp;[.J192]&amp;&quot;, &quot;&amp;[.K192]&amp;&quot;, &quot;&amp;[.L192]&amp;&quot;, &quot;&amp;[.M192]&amp;&quot;);&quot;" office:value-type="string" office:string-value="INSERT INTO estado VALUES ('Harmonia', '4309555', 'harmoniense', 'ERNANI JOSÉ FORNECK', 48.562, 4967, 95.04, 100, 0.749, 20, 30745.51051, 24571.19339, 38744.77);" calcext:value-type="string">
            <text:p>INSERT INTO estado VALUES ('Harmonia', '4309555', 'harmoniense', 'ERNANI JOSÉ FORNECK', 48.562, 4967, 95.04, 100, 0.749, 20, 30745.51051, 24571.19339, 38744.77);</text:p>
          </table:table-cell>
        </table:table-row>
        <table:table-row table:style-name="ro1">
          <table:table-cell table:style-name="ce0" office:value-type="string" calcext:value-type="string">
            <text:p>Herveiras</text:p>
          </table:table-cell>
          <table:table-cell table:style-name="ce0" office:value-type="float" office:value="4309571" calcext:value-type="float">
            <text:p>4309571</text:p>
          </table:table-cell>
          <table:table-cell table:style-name="ce0" office:value-type="string" calcext:value-type="string">
            <text:p>herveirense</text:p>
          </table:table-cell>
          <table:table-cell table:style-name="ce0" office:value-type="string" calcext:value-type="string">
            <text:p>NAZARIO RUBI KUENTZER</text:p>
          </table:table-cell>
          <table:table-cell table:style-name="ce2" office:value-type="float" office:value="118.252" calcext:value-type="float">
            <text:p>118.252</text:p>
          </table:table-cell>
          <table:table-cell table:style-name="ce0" office:value-type="float" office:value="3019" calcext:value-type="float">
            <text:p>3019</text:p>
          </table:table-cell>
          <table:table-cell table:style-name="ce5" office:value-type="string" calcext:value-type="string">
            <text:p>24.97</text:p>
          </table:table-cell>
          <table:table-cell table:style-name="ce5" office:value-type="string" calcext:value-type="string">
            <text:p>93.7</text:p>
          </table:table-cell>
          <table:table-cell table:style-name="ce7" office:value-type="float" office:value="0.616" calcext:value-type="float">
            <text:p>0.61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430.50185" calcext:value-type="float">
            <text:p>14430.50185</text:p>
          </table:table-cell>
          <table:table-cell table:style-name="ce0" office:value-type="float" office:value="12660.69109" calcext:value-type="float">
            <text:p>12660.69109</text:p>
          </table:table-cell>
          <table:table-cell table:style-name="ce0" office:value-type="float" office:value="18393.05" calcext:value-type="float">
            <text:p>18393.05</text:p>
          </table:table-cell>
          <table:table-cell table:formula="of:=&quot;INSERT INTO estado VALUES ('&quot;&amp;[.A193]&amp;&quot;', '&quot;&amp;[.B193]&amp;&quot;', '&quot;&amp;[.C193]&amp;&quot;', '&quot;&amp;[.D193]&amp;&quot;', &quot;&amp;[.E193]&amp;&quot;, &quot;&amp;[.F193]&amp;&quot;, &quot;&amp;[.G193]&amp;&quot;, &quot;&amp;[.H193]&amp;&quot;, &quot;&amp;[.I193]&amp;&quot;, &quot;&amp;[.J193]&amp;&quot;, &quot;&amp;[.K193]&amp;&quot;, &quot;&amp;[.L193]&amp;&quot;, &quot;&amp;[.M193]&amp;&quot;);&quot;" office:value-type="string" office:string-value="INSERT INTO estado VALUES ('Herveiras', '4309571', 'herveirense', 'NAZARIO RUBI KUENTZER', 118.252, 3019, 24.97, 93.7, 0.616, null, 14430.50185, 12660.69109, 18393.05);" calcext:value-type="string">
            <text:p>INSERT INTO estado VALUES ('Herveiras', '4309571', 'herveirense', 'NAZARIO RUBI KUENTZER', 118.252, 3019, 24.97, 93.7, 0.616, null, 14430.50185, 12660.69109, 18393.05);</text:p>
          </table:table-cell>
        </table:table-row>
        <table:table-row table:style-name="ro1">
          <table:table-cell table:style-name="ce0" office:value-type="string" calcext:value-type="string">
            <text:p>Horizontina</text:p>
          </table:table-cell>
          <table:table-cell table:style-name="ce0" office:value-type="float" office:value="4309605" calcext:value-type="float">
            <text:p>4309605</text:p>
          </table:table-cell>
          <table:table-cell table:style-name="ce0" office:value-type="string" calcext:value-type="string">
            <text:p>horizontinense</text:p>
          </table:table-cell>
          <table:table-cell table:style-name="ce0" office:value-type="string" calcext:value-type="string">
            <text:p>JONES JEHN DA CUNHA</text:p>
          </table:table-cell>
          <table:table-cell table:style-name="ce2" office:value-type="float" office:value="229.694" calcext:value-type="float">
            <text:p>229.694</text:p>
          </table:table-cell>
          <table:table-cell table:style-name="ce0" office:value-type="float" office:value="19446" calcext:value-type="float">
            <text:p>19446</text:p>
          </table:table-cell>
          <table:table-cell table:style-name="ce5" office:value-type="string" calcext:value-type="string">
            <text:p>78.92</text:p>
          </table:table-cell>
          <table:table-cell table:style-name="ce5" office:value-type="string" calcext:value-type="string">
            <text:p>97.6</text:p>
          </table:table-cell>
          <table:table-cell table:style-name="ce7" office:value-type="float" office:value="0.783" calcext:value-type="float">
            <text:p>0.783</text:p>
          </table:table-cell>
          <table:table-cell table:style-name="ce0" office:value-type="float" office:value="17.86" calcext:value-type="float">
            <text:p>17.86</text:p>
          </table:table-cell>
          <table:table-cell table:style-name="ce0" office:value-type="float" office:value="110443.57099" calcext:value-type="float">
            <text:p>110443.57099</text:p>
          </table:table-cell>
          <table:table-cell table:style-name="ce0" office:value-type="float" office:value="84110.4909" calcext:value-type="float">
            <text:p>84110.4909</text:p>
          </table:table-cell>
          <table:table-cell table:style-name="ce0" office:value-type="float" office:value="90082.54" calcext:value-type="float">
            <text:p>90082.54</text:p>
          </table:table-cell>
          <table:table-cell table:formula="of:=&quot;INSERT INTO estado VALUES ('&quot;&amp;[.A194]&amp;&quot;', '&quot;&amp;[.B194]&amp;&quot;', '&quot;&amp;[.C194]&amp;&quot;', '&quot;&amp;[.D194]&amp;&quot;', &quot;&amp;[.E194]&amp;&quot;, &quot;&amp;[.F194]&amp;&quot;, &quot;&amp;[.G194]&amp;&quot;, &quot;&amp;[.H194]&amp;&quot;, &quot;&amp;[.I194]&amp;&quot;, &quot;&amp;[.J194]&amp;&quot;, &quot;&amp;[.K194]&amp;&quot;, &quot;&amp;[.L194]&amp;&quot;, &quot;&amp;[.M194]&amp;&quot;);&quot;" office:value-type="string" office:string-value="INSERT INTO estado VALUES ('Horizontina', '4309605', 'horizontinense', 'JONES JEHN DA CUNHA', 229.694, 19446, 78.92, 97.6, 0.783, 17.86, 110443.57099, 84110.4909, 90082.54);" calcext:value-type="string">
            <text:p>INSERT INTO estado VALUES ('Horizontina', '4309605', 'horizontinense', 'JONES JEHN DA CUNHA', 229.694, 19446, 78.92, 97.6, 0.783, 17.86, 110443.57099, 84110.4909, 90082.54);</text:p>
          </table:table-cell>
        </table:table-row>
        <table:table-row table:style-name="ro1">
          <table:table-cell table:style-name="ce0" office:value-type="string" calcext:value-type="string">
            <text:p>Hulha Negra</text:p>
          </table:table-cell>
          <table:table-cell table:style-name="ce0" office:value-type="float" office:value="4309654" calcext:value-type="float">
            <text:p>4309654</text:p>
          </table:table-cell>
          <table:table-cell table:style-name="ce0" office:value-type="string" calcext:value-type="string">
            <text:p>hulha-negrense</text:p>
          </table:table-cell>
          <table:table-cell table:style-name="ce0" office:value-type="string" calcext:value-type="string">
            <text:p>CARLOS RENATO TEIXEIRA MACHADO</text:p>
          </table:table-cell>
          <table:table-cell table:style-name="ce2" office:value-type="float" office:value="822.608" calcext:value-type="float">
            <text:p>822.608</text:p>
          </table:table-cell>
          <table:table-cell table:style-name="ce0" office:value-type="float" office:value="6894" calcext:value-type="float">
            <text:p>6894</text:p>
          </table:table-cell>
          <table:table-cell table:style-name="ce5" office:value-type="string" calcext:value-type="string">
            <text:p>7.34</text:p>
          </table:table-cell>
          <table:table-cell table:style-name="ce5" office:value-type="float" office:value="96" calcext:value-type="float">
            <text:p>96</text:p>
          </table:table-cell>
          <table:table-cell table:style-name="ce7" office:value-type="float" office:value="0.643" calcext:value-type="float">
            <text:p>0.643</text:p>
          </table:table-cell>
          <table:table-cell table:style-name="ce0" office:value-type="float" office:value="36.36" calcext:value-type="float">
            <text:p>36.36</text:p>
          </table:table-cell>
          <table:table-cell table:style-name="ce0" office:value-type="float" office:value="25728.64497" calcext:value-type="float">
            <text:p>25728.64497</text:p>
          </table:table-cell>
          <table:table-cell table:style-name="ce0" office:value-type="float" office:value="20944.54165" calcext:value-type="float">
            <text:p>20944.54165</text:p>
          </table:table-cell>
          <table:table-cell table:style-name="ce0" office:value-type="float" office:value="28938.73" calcext:value-type="float">
            <text:p>28938.73</text:p>
          </table:table-cell>
          <table:table-cell table:formula="of:=&quot;INSERT INTO estado VALUES ('&quot;&amp;[.A195]&amp;&quot;', '&quot;&amp;[.B195]&amp;&quot;', '&quot;&amp;[.C195]&amp;&quot;', '&quot;&amp;[.D195]&amp;&quot;', &quot;&amp;[.E195]&amp;&quot;, &quot;&amp;[.F195]&amp;&quot;, &quot;&amp;[.G195]&amp;&quot;, &quot;&amp;[.H195]&amp;&quot;, &quot;&amp;[.I195]&amp;&quot;, &quot;&amp;[.J195]&amp;&quot;, &quot;&amp;[.K195]&amp;&quot;, &quot;&amp;[.L195]&amp;&quot;, &quot;&amp;[.M195]&amp;&quot;);&quot;" office:value-type="string" office:string-value="INSERT INTO estado VALUES ('Hulha Negra', '4309654', 'hulha-negrense', 'CARLOS RENATO TEIXEIRA MACHADO', 822.608, 6894, 7.34, 96, 0.643, 36.36, 25728.64497, 20944.54165, 28938.73);" calcext:value-type="string">
            <text:p>INSERT INTO estado VALUES ('Hulha Negra', '4309654', 'hulha-negrense', 'CARLOS RENATO TEIXEIRA MACHADO', 822.608, 6894, 7.34, 96, 0.643, 36.36, 25728.64497, 20944.54165, 28938.73);</text:p>
          </table:table-cell>
        </table:table-row>
        <table:table-row table:style-name="ro1">
          <table:table-cell table:style-name="ce0" office:value-type="string" calcext:value-type="string">
            <text:p>Humaitá</text:p>
          </table:table-cell>
          <table:table-cell table:style-name="ce0" office:value-type="float" office:value="4309704" calcext:value-type="float">
            <text:p>4309704</text:p>
          </table:table-cell>
          <table:table-cell table:style-name="ce0" office:value-type="string" calcext:value-type="string">
            <text:p>humaitaense</text:p>
          </table:table-cell>
          <table:table-cell table:style-name="ce0" office:value-type="string" calcext:value-type="string">
            <text:p>PAULO ANTONIO SCHWADE</text:p>
          </table:table-cell>
          <table:table-cell table:style-name="ce2" office:value-type="float" office:value="135.01" calcext:value-type="float">
            <text:p>135.010</text:p>
          </table:table-cell>
          <table:table-cell table:style-name="ce0" office:value-type="float" office:value="4712" calcext:value-type="float">
            <text:p>4712</text:p>
          </table:table-cell>
          <table:table-cell table:style-name="ce5" office:value-type="string" calcext:value-type="string">
            <text:p>36.57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738" calcext:value-type="float">
            <text:p>0.73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6800.76535" calcext:value-type="float">
            <text:p>26800.76535</text:p>
          </table:table-cell>
          <table:table-cell table:style-name="ce0" office:value-type="float" office:value="21490.22851" calcext:value-type="float">
            <text:p>21490.22851</text:p>
          </table:table-cell>
          <table:table-cell table:style-name="ce0" office:value-type="float" office:value="34590.95" calcext:value-type="float">
            <text:p>34590.95</text:p>
          </table:table-cell>
          <table:table-cell table:formula="of:=&quot;INSERT INTO estado VALUES ('&quot;&amp;[.A196]&amp;&quot;', '&quot;&amp;[.B196]&amp;&quot;', '&quot;&amp;[.C196]&amp;&quot;', '&quot;&amp;[.D196]&amp;&quot;', &quot;&amp;[.E196]&amp;&quot;, &quot;&amp;[.F196]&amp;&quot;, &quot;&amp;[.G196]&amp;&quot;, &quot;&amp;[.H196]&amp;&quot;, &quot;&amp;[.I196]&amp;&quot;, &quot;&amp;[.J196]&amp;&quot;, &quot;&amp;[.K196]&amp;&quot;, &quot;&amp;[.L196]&amp;&quot;, &quot;&amp;[.M196]&amp;&quot;);&quot;" office:value-type="string" office:string-value="INSERT INTO estado VALUES ('Humaitá', '4309704', 'humaitaense', 'PAULO ANTONIO SCHWADE', 135.01, 4712, 36.57, 99, 0.738, null, 26800.76535, 21490.22851, 34590.95);" calcext:value-type="string">
            <text:p>INSERT INTO estado VALUES ('Humaitá', '4309704', 'humaitaense', 'PAULO ANTONIO SCHWADE', 135.01, 4712, 36.57, 99, 0.738, null, 26800.76535, 21490.22851, 34590.95);</text:p>
          </table:table-cell>
        </table:table-row>
        <table:table-row table:style-name="ro1">
          <table:table-cell table:style-name="ce0" office:value-type="string" calcext:value-type="string">
            <text:p>Ibarama</text:p>
          </table:table-cell>
          <table:table-cell table:style-name="ce0" office:value-type="float" office:value="4309753" calcext:value-type="float">
            <text:p>4309753</text:p>
          </table:table-cell>
          <table:table-cell table:style-name="ce0" office:value-type="string" calcext:value-type="string">
            <text:p>ibaramense</text:p>
          </table:table-cell>
          <table:table-cell table:style-name="ce0" office:value-type="string" calcext:value-type="string">
            <text:p>VALMOR NERI MATTANA</text:p>
          </table:table-cell>
          <table:table-cell table:style-name="ce2" office:value-type="float" office:value="195.426" calcext:value-type="float">
            <text:p>195.426</text:p>
          </table:table-cell>
          <table:table-cell table:style-name="ce0" office:value-type="float" office:value="4393" calcext:value-type="float">
            <text:p>4393</text:p>
          </table:table-cell>
          <table:table-cell table:style-name="ce5" office:value-type="string" calcext:value-type="string">
            <text:p>22.63</text:p>
          </table:table-cell>
          <table:table-cell table:style-name="ce5" office:value-type="string" calcext:value-type="string">
            <text:p>97.7</text:p>
          </table:table-cell>
          <table:table-cell table:style-name="ce7" office:value-type="float" office:value="0.652" calcext:value-type="float">
            <text:p>0.65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971.71811" calcext:value-type="float">
            <text:p>17971.71811</text:p>
          </table:table-cell>
          <table:table-cell table:style-name="ce0" office:value-type="float" office:value="16630.52541" calcext:value-type="float">
            <text:p>16630.52541</text:p>
          </table:table-cell>
          <table:table-cell table:style-name="ce0" office:value-type="float" office:value="21319.67" calcext:value-type="float">
            <text:p>21319.67</text:p>
          </table:table-cell>
          <table:table-cell table:formula="of:=&quot;INSERT INTO estado VALUES ('&quot;&amp;[.A197]&amp;&quot;', '&quot;&amp;[.B197]&amp;&quot;', '&quot;&amp;[.C197]&amp;&quot;', '&quot;&amp;[.D197]&amp;&quot;', &quot;&amp;[.E197]&amp;&quot;, &quot;&amp;[.F197]&amp;&quot;, &quot;&amp;[.G197]&amp;&quot;, &quot;&amp;[.H197]&amp;&quot;, &quot;&amp;[.I197]&amp;&quot;, &quot;&amp;[.J197]&amp;&quot;, &quot;&amp;[.K197]&amp;&quot;, &quot;&amp;[.L197]&amp;&quot;, &quot;&amp;[.M197]&amp;&quot;);&quot;" office:value-type="string" office:string-value="INSERT INTO estado VALUES ('Ibarama', '4309753', 'ibaramense', 'VALMOR NERI MATTANA', 195.426, 4393, 22.63, 97.7, 0.652, null, 17971.71811, 16630.52541, 21319.67);" calcext:value-type="string">
            <text:p>INSERT INTO estado VALUES ('Ibarama', '4309753', 'ibaramense', 'VALMOR NERI MATTANA', 195.426, 4393, 22.63, 97.7, 0.652, null, 17971.71811, 16630.52541, 21319.67);</text:p>
          </table:table-cell>
        </table:table-row>
        <table:table-row table:style-name="ro1">
          <table:table-cell table:style-name="ce0" office:value-type="string" calcext:value-type="string">
            <text:p>Ibiaçá</text:p>
          </table:table-cell>
          <table:table-cell table:style-name="ce0" office:value-type="float" office:value="4309803" calcext:value-type="float">
            <text:p>4309803</text:p>
          </table:table-cell>
          <table:table-cell table:style-name="ce0" office:value-type="string" calcext:value-type="string">
            <text:p>ibiaçaense</text:p>
          </table:table-cell>
          <table:table-cell table:style-name="ce0" office:value-type="string" calcext:value-type="string">
            <text:p>ULISSES CECCHIN</text:p>
          </table:table-cell>
          <table:table-cell table:style-name="ce2" office:value-type="float" office:value="348.778" calcext:value-type="float">
            <text:p>348.778</text:p>
          </table:table-cell>
          <table:table-cell table:style-name="ce0" office:value-type="float" office:value="4690" calcext:value-type="float">
            <text:p>4690</text:p>
          </table:table-cell>
          <table:table-cell table:style-name="ce5" office:value-type="string" calcext:value-type="string">
            <text:p>13.5</text:p>
          </table:table-cell>
          <table:table-cell table:style-name="ce5" office:value-type="string" calcext:value-type="string">
            <text:p>97.6</text:p>
          </table:table-cell>
          <table:table-cell table:style-name="ce7" office:value-type="float" office:value="0.739" calcext:value-type="float">
            <text:p>0.73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7178.79553" calcext:value-type="float">
            <text:p>27178.79553</text:p>
          </table:table-cell>
          <table:table-cell table:style-name="ce0" office:value-type="float" office:value="20966.36643" calcext:value-type="float">
            <text:p>20966.36643</text:p>
          </table:table-cell>
          <table:table-cell table:style-name="ce0" office:value-type="float" office:value="49706.65" calcext:value-type="float">
            <text:p>49706.65</text:p>
          </table:table-cell>
          <table:table-cell table:formula="of:=&quot;INSERT INTO estado VALUES ('&quot;&amp;[.A198]&amp;&quot;', '&quot;&amp;[.B198]&amp;&quot;', '&quot;&amp;[.C198]&amp;&quot;', '&quot;&amp;[.D198]&amp;&quot;', &quot;&amp;[.E198]&amp;&quot;, &quot;&amp;[.F198]&amp;&quot;, &quot;&amp;[.G198]&amp;&quot;, &quot;&amp;[.H198]&amp;&quot;, &quot;&amp;[.I198]&amp;&quot;, &quot;&amp;[.J198]&amp;&quot;, &quot;&amp;[.K198]&amp;&quot;, &quot;&amp;[.L198]&amp;&quot;, &quot;&amp;[.M198]&amp;&quot;);&quot;" office:value-type="string" office:string-value="INSERT INTO estado VALUES ('Ibiaçá', '4309803', 'ibiaçaense', 'ULISSES CECCHIN', 348.778, 4690, 13.5, 97.6, 0.739, null, 27178.79553, 20966.36643, 49706.65);" calcext:value-type="string">
            <text:p>INSERT INTO estado VALUES ('Ibiaçá', '4309803', 'ibiaçaense', 'ULISSES CECCHIN', 348.778, 4690, 13.5, 97.6, 0.739, null, 27178.79553, 20966.36643, 49706.65);</text:p>
          </table:table-cell>
        </table:table-row>
        <table:table-row table:style-name="ro1">
          <table:table-cell table:style-name="ce0" office:value-type="string" calcext:value-type="string">
            <text:p>Ibiraiaras</text:p>
          </table:table-cell>
          <table:table-cell table:style-name="ce0" office:value-type="float" office:value="4309902" calcext:value-type="float">
            <text:p>4309902</text:p>
          </table:table-cell>
          <table:table-cell table:style-name="ce0" office:value-type="string" calcext:value-type="string">
            <text:p>ibiraiarense</text:p>
          </table:table-cell>
          <table:table-cell table:style-name="ce0" office:value-type="string" calcext:value-type="string">
            <text:p>DOUGLAS ROSSONI</text:p>
          </table:table-cell>
          <table:table-cell table:style-name="ce2" office:value-type="float" office:value="292.16" calcext:value-type="float">
            <text:p>292.160</text:p>
          </table:table-cell>
          <table:table-cell table:style-name="ce0" office:value-type="float" office:value="7267" calcext:value-type="float">
            <text:p>7267</text:p>
          </table:table-cell>
          <table:table-cell table:style-name="ce5" office:value-type="string" calcext:value-type="string">
            <text:p>23.85</text:p>
          </table:table-cell>
          <table:table-cell table:style-name="ce5" office:value-type="string" calcext:value-type="string">
            <text:p>97.5</text:p>
          </table:table-cell>
          <table:table-cell table:style-name="ce7" office:value-type="float" office:value="0.724" calcext:value-type="float">
            <text:p>0.724</text:p>
          </table:table-cell>
          <table:table-cell table:style-name="ce0" office:value-type="float" office:value="14.71" calcext:value-type="float">
            <text:p>14.71</text:p>
          </table:table-cell>
          <table:table-cell table:style-name="ce0" office:value-type="float" office:value="29828.83932" calcext:value-type="float">
            <text:p>29828.83932</text:p>
          </table:table-cell>
          <table:table-cell table:style-name="ce0" office:value-type="float" office:value="23723.32444" calcext:value-type="float">
            <text:p>23723.32444</text:p>
          </table:table-cell>
          <table:table-cell table:style-name="ce0" office:value-type="float" office:value="38370.92" calcext:value-type="float">
            <text:p>38370.92</text:p>
          </table:table-cell>
          <table:table-cell table:formula="of:=&quot;INSERT INTO estado VALUES ('&quot;&amp;[.A199]&amp;&quot;', '&quot;&amp;[.B199]&amp;&quot;', '&quot;&amp;[.C199]&amp;&quot;', '&quot;&amp;[.D199]&amp;&quot;', &quot;&amp;[.E199]&amp;&quot;, &quot;&amp;[.F199]&amp;&quot;, &quot;&amp;[.G199]&amp;&quot;, &quot;&amp;[.H199]&amp;&quot;, &quot;&amp;[.I199]&amp;&quot;, &quot;&amp;[.J199]&amp;&quot;, &quot;&amp;[.K199]&amp;&quot;, &quot;&amp;[.L199]&amp;&quot;, &quot;&amp;[.M199]&amp;&quot;);&quot;" office:value-type="string" office:string-value="INSERT INTO estado VALUES ('Ibiraiaras', '4309902', 'ibiraiarense', 'DOUGLAS ROSSONI', 292.16, 7267, 23.85, 97.5, 0.724, 14.71, 29828.83932, 23723.32444, 38370.92);" calcext:value-type="string">
            <text:p>INSERT INTO estado VALUES ('Ibiraiaras', '4309902', 'ibiraiarense', 'DOUGLAS ROSSONI', 292.16, 7267, 23.85, 97.5, 0.724, 14.71, 29828.83932, 23723.32444, 38370.92);</text:p>
          </table:table-cell>
        </table:table-row>
        <table:table-row table:style-name="ro1">
          <table:table-cell table:style-name="ce0" office:value-type="string" calcext:value-type="string">
            <text:p>Ibirapuitã</text:p>
          </table:table-cell>
          <table:table-cell table:style-name="ce0" office:value-type="float" office:value="4309951" calcext:value-type="float">
            <text:p>4309951</text:p>
          </table:table-cell>
          <table:table-cell table:style-name="ce0" office:value-type="string" calcext:value-type="string">
            <text:p>ibirapuitanense</text:p>
          </table:table-cell>
          <table:table-cell table:style-name="ce0" office:value-type="string" calcext:value-type="string">
            <text:p>JOSE NICOLODI PROVENCI</text:p>
          </table:table-cell>
          <table:table-cell table:style-name="ce2" office:value-type="float" office:value="307.164" calcext:value-type="float">
            <text:p>307.164</text:p>
          </table:table-cell>
          <table:table-cell table:style-name="ce0" office:value-type="float" office:value="3988" calcext:value-type="float">
            <text:p>3988</text:p>
          </table:table-cell>
          <table:table-cell table:style-name="ce5" office:value-type="string" calcext:value-type="string">
            <text:p>13.23</text:p>
          </table:table-cell>
          <table:table-cell table:style-name="ce5" office:value-type="string" calcext:value-type="string">
            <text:p>95.4</text:p>
          </table:table-cell>
          <table:table-cell table:style-name="ce7" office:value-type="float" office:value="0.638" calcext:value-type="float">
            <text:p>0.638</text:p>
          </table:table-cell>
          <table:table-cell table:style-name="ce0" office:value-type="float" office:value="27.03" calcext:value-type="float">
            <text:p>27.03</text:p>
          </table:table-cell>
          <table:table-cell table:style-name="ce0" office:value-type="float" office:value="21103.76026" calcext:value-type="float">
            <text:p>21103.76026</text:p>
          </table:table-cell>
          <table:table-cell table:style-name="ce0" office:value-type="float" office:value="18158.48109" calcext:value-type="float">
            <text:p>18158.48109</text:p>
          </table:table-cell>
          <table:table-cell table:style-name="ce0" office:value-type="float" office:value="34495.4" calcext:value-type="float">
            <text:p>34495.4</text:p>
          </table:table-cell>
          <table:table-cell table:formula="of:=&quot;INSERT INTO estado VALUES ('&quot;&amp;[.A200]&amp;&quot;', '&quot;&amp;[.B200]&amp;&quot;', '&quot;&amp;[.C200]&amp;&quot;', '&quot;&amp;[.D200]&amp;&quot;', &quot;&amp;[.E200]&amp;&quot;, &quot;&amp;[.F200]&amp;&quot;, &quot;&amp;[.G200]&amp;&quot;, &quot;&amp;[.H200]&amp;&quot;, &quot;&amp;[.I200]&amp;&quot;, &quot;&amp;[.J200]&amp;&quot;, &quot;&amp;[.K200]&amp;&quot;, &quot;&amp;[.L200]&amp;&quot;, &quot;&amp;[.M200]&amp;&quot;);&quot;" office:value-type="string" office:string-value="INSERT INTO estado VALUES ('Ibirapuitã', '4309951', 'ibirapuitanense', 'JOSE NICOLODI PROVENCI', 307.164, 3988, 13.23, 95.4, 0.638, 27.03, 21103.76026, 18158.48109, 34495.4);" calcext:value-type="string">
            <text:p>INSERT INTO estado VALUES ('Ibirapuitã', '4309951', 'ibirapuitanense', 'JOSE NICOLODI PROVENCI', 307.164, 3988, 13.23, 95.4, 0.638, 27.03, 21103.76026, 18158.48109, 34495.4);</text:p>
          </table:table-cell>
        </table:table-row>
        <table:table-row table:style-name="ro1">
          <table:table-cell table:style-name="ce0" office:value-type="string" calcext:value-type="string">
            <text:p>Ibirubá</text:p>
          </table:table-cell>
          <table:table-cell table:style-name="ce0" office:value-type="float" office:value="4310009" calcext:value-type="float">
            <text:p>4310009</text:p>
          </table:table-cell>
          <table:table-cell table:style-name="ce0" office:value-type="string" calcext:value-type="string">
            <text:p>ibirubense</text:p>
          </table:table-cell>
          <table:table-cell table:style-name="ce0" office:value-type="string" calcext:value-type="string">
            <text:p>ABEL GRAVE</text:p>
          </table:table-cell>
          <table:table-cell table:style-name="ce2" office:value-type="float" office:value="607.185" calcext:value-type="float">
            <text:p>607.185</text:p>
          </table:table-cell>
          <table:table-cell table:style-name="ce0" office:value-type="float" office:value="20474" calcext:value-type="float">
            <text:p>20474</text:p>
          </table:table-cell>
          <table:table-cell table:style-name="ce5" office:value-type="string" calcext:value-type="string">
            <text:p>31.79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765" calcext:value-type="float">
            <text:p>0.765</text:p>
          </table:table-cell>
          <table:table-cell table:style-name="ce0" office:value-type="float" office:value="7.81" calcext:value-type="float">
            <text:p>7.81</text:p>
          </table:table-cell>
          <table:table-cell table:style-name="ce0" office:value-type="float" office:value="82619.92241" calcext:value-type="float">
            <text:p>82619.92241</text:p>
          </table:table-cell>
          <table:table-cell table:style-name="ce0" office:value-type="float" office:value="67083.45834" calcext:value-type="float">
            <text:p>67083.45834</text:p>
          </table:table-cell>
          <table:table-cell table:style-name="ce0" office:value-type="float" office:value="55456.34" calcext:value-type="float">
            <text:p>55456.34</text:p>
          </table:table-cell>
          <table:table-cell table:formula="of:=&quot;INSERT INTO estado VALUES ('&quot;&amp;[.A201]&amp;&quot;', '&quot;&amp;[.B201]&amp;&quot;', '&quot;&amp;[.C201]&amp;&quot;', '&quot;&amp;[.D201]&amp;&quot;', &quot;&amp;[.E201]&amp;&quot;, &quot;&amp;[.F201]&amp;&quot;, &quot;&amp;[.G201]&amp;&quot;, &quot;&amp;[.H201]&amp;&quot;, &quot;&amp;[.I201]&amp;&quot;, &quot;&amp;[.J201]&amp;&quot;, &quot;&amp;[.K201]&amp;&quot;, &quot;&amp;[.L201]&amp;&quot;, &quot;&amp;[.M201]&amp;&quot;);&quot;" office:value-type="string" office:string-value="INSERT INTO estado VALUES ('Ibirubá', '4310009', 'ibirubense', 'ABEL GRAVE', 607.185, 20474, 31.79, 99, 0.765, 7.81, 82619.92241, 67083.45834, 55456.34);" calcext:value-type="string">
            <text:p>INSERT INTO estado VALUES ('Ibirubá', '4310009', 'ibirubense', 'ABEL GRAVE', 607.185, 20474, 31.79, 99, 0.765, 7.81, 82619.92241, 67083.45834, 55456.34);</text:p>
          </table:table-cell>
        </table:table-row>
        <table:table-row table:style-name="ro1">
          <table:table-cell table:style-name="ce0" office:value-type="string" calcext:value-type="string">
            <text:p>Igrejinha</text:p>
          </table:table-cell>
          <table:table-cell table:style-name="ce0" office:value-type="float" office:value="4310108" calcext:value-type="float">
            <text:p>4310108</text:p>
          </table:table-cell>
          <table:table-cell table:style-name="ce0" office:value-type="string" calcext:value-type="string">
            <text:p>igrejinhense</text:p>
          </table:table-cell>
          <table:table-cell table:style-name="ce0" office:value-type="string" calcext:value-type="string">
            <text:p>LEANDRO MARCIANO HORLLE</text:p>
          </table:table-cell>
          <table:table-cell table:style-name="ce2" office:value-type="float" office:value="138.303" calcext:value-type="float">
            <text:p>138.303</text:p>
          </table:table-cell>
          <table:table-cell table:style-name="ce0" office:value-type="float" office:value="37754" calcext:value-type="float">
            <text:p>37754</text:p>
          </table:table-cell>
          <table:table-cell table:style-name="ce5" office:value-type="string" calcext:value-type="string">
            <text:p>233.03</text:p>
          </table:table-cell>
          <table:table-cell table:style-name="ce5" office:value-type="string" calcext:value-type="string">
            <text:p>97.3</text:p>
          </table:table-cell>
          <table:table-cell table:style-name="ce7" office:value-type="float" office:value="0.721" calcext:value-type="float">
            <text:p>0.721</text:p>
          </table:table-cell>
          <table:table-cell table:style-name="ce0" office:value-type="float" office:value="3.7" calcext:value-type="float">
            <text:p>3.7</text:p>
          </table:table-cell>
          <table:table-cell table:style-name="ce0" office:value-type="float" office:value="129334.22167" calcext:value-type="float">
            <text:p>129334.22167</text:p>
          </table:table-cell>
          <table:table-cell table:style-name="ce0" office:value-type="float" office:value="105870.01605" calcext:value-type="float">
            <text:p>105870.01605</text:p>
          </table:table-cell>
          <table:table-cell table:style-name="ce0" office:value-type="float" office:value="52771.02" calcext:value-type="float">
            <text:p>52771.02</text:p>
          </table:table-cell>
          <table:table-cell table:formula="of:=&quot;INSERT INTO estado VALUES ('&quot;&amp;[.A202]&amp;&quot;', '&quot;&amp;[.B202]&amp;&quot;', '&quot;&amp;[.C202]&amp;&quot;', '&quot;&amp;[.D202]&amp;&quot;', &quot;&amp;[.E202]&amp;&quot;, &quot;&amp;[.F202]&amp;&quot;, &quot;&amp;[.G202]&amp;&quot;, &quot;&amp;[.H202]&amp;&quot;, &quot;&amp;[.I202]&amp;&quot;, &quot;&amp;[.J202]&amp;&quot;, &quot;&amp;[.K202]&amp;&quot;, &quot;&amp;[.L202]&amp;&quot;, &quot;&amp;[.M202]&amp;&quot;);&quot;" office:value-type="string" office:string-value="INSERT INTO estado VALUES ('Igrejinha', '4310108', 'igrejinhense', 'LEANDRO MARCIANO HORLLE', 138.303, 37754, 233.03, 97.3, 0.721, 3.7, 129334.22167, 105870.01605, 52771.02);" calcext:value-type="string">
            <text:p>INSERT INTO estado VALUES ('Igrejinha', '4310108', 'igrejinhense', 'LEANDRO MARCIANO HORLLE', 138.303, 37754, 233.03, 97.3, 0.721, 3.7, 129334.22167, 105870.01605, 52771.02);</text:p>
          </table:table-cell>
        </table:table-row>
        <table:table-row table:style-name="ro1">
          <table:table-cell table:style-name="ce0" office:value-type="string" calcext:value-type="string">
            <text:p>Ijuí</text:p>
          </table:table-cell>
          <table:table-cell table:style-name="ce0" office:value-type="float" office:value="4310207" calcext:value-type="float">
            <text:p>4310207</text:p>
          </table:table-cell>
          <table:table-cell table:style-name="ce0" office:value-type="string" calcext:value-type="string">
            <text:p>ijuiense</text:p>
          </table:table-cell>
          <table:table-cell table:style-name="ce0" office:value-type="string" calcext:value-type="string">
            <text:p>ANDREI COSSETIN SCZMANSKI</text:p>
          </table:table-cell>
          <table:table-cell table:style-name="ce2" office:value-type="float" office:value="688.982" calcext:value-type="float">
            <text:p>688.982</text:p>
          </table:table-cell>
          <table:table-cell table:style-name="ce0" office:value-type="float" office:value="84041" calcext:value-type="float">
            <text:p>84041</text:p>
          </table:table-cell>
          <table:table-cell table:style-name="ce5" office:value-type="string" calcext:value-type="string">
            <text:p>114.51</text:p>
          </table:table-cell>
          <table:table-cell table:style-name="ce5" office:value-type="string" calcext:value-type="string">
            <text:p>98.9</text:p>
          </table:table-cell>
          <table:table-cell table:style-name="ce7" office:value-type="float" office:value="0.781" calcext:value-type="float">
            <text:p>0.781</text:p>
          </table:table-cell>
          <table:table-cell table:style-name="ce0" office:value-type="float" office:value="12.05" calcext:value-type="float">
            <text:p>12.05</text:p>
          </table:table-cell>
          <table:table-cell table:style-name="ce0" office:value-type="float" office:value="367898.41579" calcext:value-type="float">
            <text:p>367898.41579</text:p>
          </table:table-cell>
          <table:table-cell table:style-name="ce0" office:value-type="float" office:value="322410.22183" calcext:value-type="float">
            <text:p>322410.22183</text:p>
          </table:table-cell>
          <table:table-cell table:style-name="ce0" office:value-type="float" office:value="45258.76" calcext:value-type="float">
            <text:p>45258.76</text:p>
          </table:table-cell>
          <table:table-cell table:formula="of:=&quot;INSERT INTO estado VALUES ('&quot;&amp;[.A203]&amp;&quot;', '&quot;&amp;[.B203]&amp;&quot;', '&quot;&amp;[.C203]&amp;&quot;', '&quot;&amp;[.D203]&amp;&quot;', &quot;&amp;[.E203]&amp;&quot;, &quot;&amp;[.F203]&amp;&quot;, &quot;&amp;[.G203]&amp;&quot;, &quot;&amp;[.H203]&amp;&quot;, &quot;&amp;[.I203]&amp;&quot;, &quot;&amp;[.J203]&amp;&quot;, &quot;&amp;[.K203]&amp;&quot;, &quot;&amp;[.L203]&amp;&quot;, &quot;&amp;[.M203]&amp;&quot;);&quot;" office:value-type="string" office:string-value="INSERT INTO estado VALUES ('Ijuí', '4310207', 'ijuiense', 'ANDREI COSSETIN SCZMANSKI', 688.982, 84041, 114.51, 98.9, 0.781, 12.05, 367898.41579, 322410.22183, 45258.76);" calcext:value-type="string">
            <text:p>INSERT INTO estado VALUES ('Ijuí', '4310207', 'ijuiense', 'ANDREI COSSETIN SCZMANSKI', 688.982, 84041, 114.51, 98.9, 0.781, 12.05, 367898.41579, 322410.22183, 45258.76);</text:p>
          </table:table-cell>
        </table:table-row>
        <table:table-row table:style-name="ro1">
          <table:table-cell table:style-name="ce0" office:value-type="string" calcext:value-type="string">
            <text:p>Ilópolis</text:p>
          </table:table-cell>
          <table:table-cell table:style-name="ce0" office:value-type="float" office:value="4310306" calcext:value-type="float">
            <text:p>4310306</text:p>
          </table:table-cell>
          <table:table-cell table:style-name="ce0" office:value-type="string" calcext:value-type="string">
            <text:p>ilopolitano</text:p>
          </table:table-cell>
          <table:table-cell table:style-name="ce0" office:value-type="string" calcext:value-type="string">
            <text:p>EDMAR PEDRO ROVADOSCHI</text:p>
          </table:table-cell>
          <table:table-cell table:style-name="ce2" office:value-type="float" office:value="118.144" calcext:value-type="float">
            <text:p>118.144</text:p>
          </table:table-cell>
          <table:table-cell table:style-name="ce0" office:value-type="float" office:value="4054" calcext:value-type="float">
            <text:p>4054</text:p>
          </table:table-cell>
          <table:table-cell table:style-name="ce5" office:value-type="string" calcext:value-type="string">
            <text:p>35.22</text:p>
          </table:table-cell>
          <table:table-cell table:style-name="ce5" office:value-type="string" calcext:value-type="string">
            <text:p>95.7</text:p>
          </table:table-cell>
          <table:table-cell table:style-name="ce7" office:value-type="float" office:value="0.73" calcext:value-type="float">
            <text:p>0.7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9641.29449" calcext:value-type="float">
            <text:p>19641.29449</text:p>
          </table:table-cell>
          <table:table-cell table:style-name="ce0" office:value-type="float" office:value="14208.73328" calcext:value-type="float">
            <text:p>14208.73328</text:p>
          </table:table-cell>
          <table:table-cell table:style-name="ce0" office:value-type="float" office:value="27463.45" calcext:value-type="float">
            <text:p>27463.45</text:p>
          </table:table-cell>
          <table:table-cell table:formula="of:=&quot;INSERT INTO estado VALUES ('&quot;&amp;[.A204]&amp;&quot;', '&quot;&amp;[.B204]&amp;&quot;', '&quot;&amp;[.C204]&amp;&quot;', '&quot;&amp;[.D204]&amp;&quot;', &quot;&amp;[.E204]&amp;&quot;, &quot;&amp;[.F204]&amp;&quot;, &quot;&amp;[.G204]&amp;&quot;, &quot;&amp;[.H204]&amp;&quot;, &quot;&amp;[.I204]&amp;&quot;, &quot;&amp;[.J204]&amp;&quot;, &quot;&amp;[.K204]&amp;&quot;, &quot;&amp;[.L204]&amp;&quot;, &quot;&amp;[.M204]&amp;&quot;);&quot;" office:value-type="string" office:string-value="INSERT INTO estado VALUES ('Ilópolis', '4310306', 'ilopolitano', 'EDMAR PEDRO ROVADOSCHI', 118.144, 4054, 35.22, 95.7, 0.73, null, 19641.29449, 14208.73328, 27463.45);" calcext:value-type="string">
            <text:p>INSERT INTO estado VALUES ('Ilópolis', '4310306', 'ilopolitano', 'EDMAR PEDRO ROVADOSCHI', 118.144, 4054, 35.22, 95.7, 0.73, null, 19641.29449, 14208.73328, 27463.45);</text:p>
          </table:table-cell>
        </table:table-row>
        <table:table-row table:style-name="ro1">
          <table:table-cell table:style-name="ce0" office:value-type="string" calcext:value-type="string">
            <text:p>Imbé</text:p>
          </table:table-cell>
          <table:table-cell table:style-name="ce0" office:value-type="float" office:value="4310330" calcext:value-type="float">
            <text:p>4310330</text:p>
          </table:table-cell>
          <table:table-cell table:style-name="ce0" office:value-type="string" calcext:value-type="string">
            <text:p>Imbeense</text:p>
          </table:table-cell>
          <table:table-cell table:style-name="ce0" office:value-type="string" calcext:value-type="string">
            <text:p>LUIS HENRIQUE VEDOVATO</text:p>
          </table:table-cell>
          <table:table-cell table:style-name="ce2" office:value-type="float" office:value="39.766" calcext:value-type="float">
            <text:p>39.766</text:p>
          </table:table-cell>
          <table:table-cell table:style-name="ce0" office:value-type="float" office:value="23721" calcext:value-type="float">
            <text:p>23721</text:p>
          </table:table-cell>
          <table:table-cell table:style-name="ce5" office:value-type="string" calcext:value-type="string">
            <text:p>448.53</text:p>
          </table:table-cell>
          <table:table-cell table:style-name="ce5" office:value-type="string" calcext:value-type="string">
            <text:p>96.8</text:p>
          </table:table-cell>
          <table:table-cell table:style-name="ce7" office:value-type="float" office:value="0.764" calcext:value-type="float">
            <text:p>0.764</text:p>
          </table:table-cell>
          <table:table-cell table:style-name="ce0" office:value-type="float" office:value="21.94" calcext:value-type="float">
            <text:p>21.94</text:p>
          </table:table-cell>
          <table:table-cell table:style-name="ce0" office:value-type="float" office:value="93697.3097" calcext:value-type="float">
            <text:p>93697.3097</text:p>
          </table:table-cell>
          <table:table-cell table:style-name="ce0" office:value-type="float" office:value="86666.62328" calcext:value-type="float">
            <text:p>86666.62328</text:p>
          </table:table-cell>
          <table:table-cell table:style-name="ce0" office:value-type="float" office:value="22297.87" calcext:value-type="float">
            <text:p>22297.87</text:p>
          </table:table-cell>
          <table:table-cell table:formula="of:=&quot;INSERT INTO estado VALUES ('&quot;&amp;[.A205]&amp;&quot;', '&quot;&amp;[.B205]&amp;&quot;', '&quot;&amp;[.C205]&amp;&quot;', '&quot;&amp;[.D205]&amp;&quot;', &quot;&amp;[.E205]&amp;&quot;, &quot;&amp;[.F205]&amp;&quot;, &quot;&amp;[.G205]&amp;&quot;, &quot;&amp;[.H205]&amp;&quot;, &quot;&amp;[.I205]&amp;&quot;, &quot;&amp;[.J205]&amp;&quot;, &quot;&amp;[.K205]&amp;&quot;, &quot;&amp;[.L205]&amp;&quot;, &quot;&amp;[.M205]&amp;&quot;);&quot;" office:value-type="string" office:string-value="INSERT INTO estado VALUES ('Imbé', '4310330', 'Imbeense', 'LUIS HENRIQUE VEDOVATO', 39.766, 23721, 448.53, 96.8, 0.764, 21.94, 93697.3097, 86666.62328, 22297.87);" calcext:value-type="string">
            <text:p>INSERT INTO estado VALUES ('Imbé', '4310330', 'Imbeense', 'LUIS HENRIQUE VEDOVATO', 39.766, 23721, 448.53, 96.8, 0.764, 21.94, 93697.3097, 86666.62328, 22297.87);</text:p>
          </table:table-cell>
        </table:table-row>
        <table:table-row table:style-name="ro1">
          <table:table-cell table:style-name="ce0" office:value-type="string" calcext:value-type="string">
            <text:p>Imigrante</text:p>
          </table:table-cell>
          <table:table-cell table:style-name="ce0" office:value-type="float" office:value="4310363" calcext:value-type="float">
            <text:p>4310363</text:p>
          </table:table-cell>
          <table:table-cell table:style-name="ce0" office:value-type="string" calcext:value-type="string">
            <text:p>imigrantense</text:p>
          </table:table-cell>
          <table:table-cell table:style-name="ce0" office:value-type="string" calcext:value-type="string">
            <text:p>GERMANO STEVENS</text:p>
          </table:table-cell>
          <table:table-cell table:style-name="ce2" office:value-type="float" office:value="71.716" calcext:value-type="float">
            <text:p>71.716</text:p>
          </table:table-cell>
          <table:table-cell table:style-name="ce0" office:value-type="float" office:value="3103" calcext:value-type="float">
            <text:p>3103</text:p>
          </table:table-cell>
          <table:table-cell table:style-name="ce5" office:value-type="string" calcext:value-type="string">
            <text:p>41.21</text:p>
          </table:table-cell>
          <table:table-cell table:style-name="ce5" office:value-type="string" calcext:value-type="string">
            <text:p>95.1</text:p>
          </table:table-cell>
          <table:table-cell table:style-name="ce7" office:value-type="float" office:value="0.743" calcext:value-type="float">
            <text:p>0.74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2621.7205" calcext:value-type="float">
            <text:p>22621.7205</text:p>
          </table:table-cell>
          <table:table-cell table:style-name="ce0" office:value-type="float" office:value="19340.55154" calcext:value-type="float">
            <text:p>19340.55154</text:p>
          </table:table-cell>
          <table:table-cell table:style-name="ce0" office:value-type="float" office:value="84475.19" calcext:value-type="float">
            <text:p>84475.19</text:p>
          </table:table-cell>
          <table:table-cell table:formula="of:=&quot;INSERT INTO estado VALUES ('&quot;&amp;[.A206]&amp;&quot;', '&quot;&amp;[.B206]&amp;&quot;', '&quot;&amp;[.C206]&amp;&quot;', '&quot;&amp;[.D206]&amp;&quot;', &quot;&amp;[.E206]&amp;&quot;, &quot;&amp;[.F206]&amp;&quot;, &quot;&amp;[.G206]&amp;&quot;, &quot;&amp;[.H206]&amp;&quot;, &quot;&amp;[.I206]&amp;&quot;, &quot;&amp;[.J206]&amp;&quot;, &quot;&amp;[.K206]&amp;&quot;, &quot;&amp;[.L206]&amp;&quot;, &quot;&amp;[.M206]&amp;&quot;);&quot;" office:value-type="string" office:string-value="INSERT INTO estado VALUES ('Imigrante', '4310363', 'imigrantense', 'GERMANO STEVENS', 71.716, 3103, 41.21, 95.1, 0.743, null, 22621.7205, 19340.55154, 84475.19);" calcext:value-type="string">
            <text:p>INSERT INTO estado VALUES ('Imigrante', '4310363', 'imigrantense', 'GERMANO STEVENS', 71.716, 3103, 41.21, 95.1, 0.743, null, 22621.7205, 19340.55154, 84475.19);</text:p>
          </table:table-cell>
        </table:table-row>
        <table:table-row table:style-name="ro1">
          <table:table-cell table:style-name="ce0" office:value-type="string" calcext:value-type="string">
            <text:p>Independência</text:p>
          </table:table-cell>
          <table:table-cell table:style-name="ce0" office:value-type="float" office:value="4310405" calcext:value-type="float">
            <text:p>4310405</text:p>
          </table:table-cell>
          <table:table-cell table:style-name="ce0" office:value-type="string" calcext:value-type="string">
            <text:p>independenciense</text:p>
          </table:table-cell>
          <table:table-cell table:style-name="ce0" office:value-type="string" calcext:value-type="string">
            <text:p>JOÃO EDÉCIO GRAEF</text:p>
          </table:table-cell>
          <table:table-cell table:style-name="ce2" office:value-type="float" office:value="358.283" calcext:value-type="float">
            <text:p>358.283</text:p>
          </table:table-cell>
          <table:table-cell table:style-name="ce0" office:value-type="float" office:value="6054" calcext:value-type="float">
            <text:p>6054</text:p>
          </table:table-cell>
          <table:table-cell table:style-name="ce5" office:value-type="string" calcext:value-type="string">
            <text:p>18.52</text:p>
          </table:table-cell>
          <table:table-cell table:style-name="ce5" office:value-type="string" calcext:value-type="string">
            <text:p>98.9</text:p>
          </table:table-cell>
          <table:table-cell table:style-name="ce7" office:value-type="float" office:value="0.693" calcext:value-type="float">
            <text:p>0.69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7809.42103" calcext:value-type="float">
            <text:p>27809.42103</text:p>
          </table:table-cell>
          <table:table-cell table:style-name="ce0" office:value-type="float" office:value="23496.47184" calcext:value-type="float">
            <text:p>23496.47184</text:p>
          </table:table-cell>
          <table:table-cell table:style-name="ce0" office:value-type="float" office:value="45536" calcext:value-type="float">
            <text:p>45536</text:p>
          </table:table-cell>
          <table:table-cell table:formula="of:=&quot;INSERT INTO estado VALUES ('&quot;&amp;[.A207]&amp;&quot;', '&quot;&amp;[.B207]&amp;&quot;', '&quot;&amp;[.C207]&amp;&quot;', '&quot;&amp;[.D207]&amp;&quot;', &quot;&amp;[.E207]&amp;&quot;, &quot;&amp;[.F207]&amp;&quot;, &quot;&amp;[.G207]&amp;&quot;, &quot;&amp;[.H207]&amp;&quot;, &quot;&amp;[.I207]&amp;&quot;, &quot;&amp;[.J207]&amp;&quot;, &quot;&amp;[.K207]&amp;&quot;, &quot;&amp;[.L207]&amp;&quot;, &quot;&amp;[.M207]&amp;&quot;);&quot;" office:value-type="string" office:string-value="INSERT INTO estado VALUES ('Independência', '4310405', 'independenciense', 'JOÃO EDÉCIO GRAEF', 358.283, 6054, 18.52, 98.9, 0.693, null, 27809.42103, 23496.47184, 45536);" calcext:value-type="string">
            <text:p>INSERT INTO estado VALUES ('Independência', '4310405', 'independenciense', 'JOÃO EDÉCIO GRAEF', 358.283, 6054, 18.52, 98.9, 0.693, null, 27809.42103, 23496.47184, 45536);</text:p>
          </table:table-cell>
        </table:table-row>
        <table:table-row table:style-name="ro1">
          <table:table-cell table:style-name="ce0" office:value-type="string" calcext:value-type="string">
            <text:p>Inhacorá</text:p>
          </table:table-cell>
          <table:table-cell table:style-name="ce0" office:value-type="float" office:value="4310413" calcext:value-type="float">
            <text:p>4310413</text:p>
          </table:table-cell>
          <table:table-cell table:style-name="ce0" office:value-type="string" calcext:value-type="string">
            <text:p>inhacorense</text:p>
          </table:table-cell>
          <table:table-cell table:style-name="ce0" office:value-type="string" calcext:value-type="string">
            <text:p>EVERALDO BUENO ROLIM</text:p>
          </table:table-cell>
          <table:table-cell table:style-name="ce2" office:value-type="float" office:value="113.749" calcext:value-type="float">
            <text:p>113.749</text:p>
          </table:table-cell>
          <table:table-cell table:style-name="ce0" office:value-type="float" office:value="2207" calcext:value-type="float">
            <text:p>2207</text:p>
          </table:table-cell>
          <table:table-cell table:style-name="ce5" office:value-type="string" calcext:value-type="string">
            <text:p>19.87</text:p>
          </table:table-cell>
          <table:table-cell table:style-name="ce5" office:value-type="string" calcext:value-type="string">
            <text:p>98.8</text:p>
          </table:table-cell>
          <table:table-cell table:style-name="ce7" office:value-type="float" office:value="0.673" calcext:value-type="float">
            <text:p>0.67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300.95417" calcext:value-type="float">
            <text:p>14300.95417</text:p>
          </table:table-cell>
          <table:table-cell table:style-name="ce0" office:value-type="float" office:value="13152.9439" calcext:value-type="float">
            <text:p>13152.9439</text:p>
          </table:table-cell>
          <table:table-cell table:style-name="ce0" office:value-type="float" office:value="30690.65" calcext:value-type="float">
            <text:p>30690.65</text:p>
          </table:table-cell>
          <table:table-cell table:formula="of:=&quot;INSERT INTO estado VALUES ('&quot;&amp;[.A208]&amp;&quot;', '&quot;&amp;[.B208]&amp;&quot;', '&quot;&amp;[.C208]&amp;&quot;', '&quot;&amp;[.D208]&amp;&quot;', &quot;&amp;[.E208]&amp;&quot;, &quot;&amp;[.F208]&amp;&quot;, &quot;&amp;[.G208]&amp;&quot;, &quot;&amp;[.H208]&amp;&quot;, &quot;&amp;[.I208]&amp;&quot;, &quot;&amp;[.J208]&amp;&quot;, &quot;&amp;[.K208]&amp;&quot;, &quot;&amp;[.L208]&amp;&quot;, &quot;&amp;[.M208]&amp;&quot;);&quot;" office:value-type="string" office:string-value="INSERT INTO estado VALUES ('Inhacorá', '4310413', 'inhacorense', 'EVERALDO BUENO ROLIM', 113.749, 2207, 19.87, 98.8, 0.673, null, 14300.95417, 13152.9439, 30690.65);" calcext:value-type="string">
            <text:p>INSERT INTO estado VALUES ('Inhacorá', '4310413', 'inhacorense', 'EVERALDO BUENO ROLIM', 113.749, 2207, 19.87, 98.8, 0.673, null, 14300.95417, 13152.9439, 30690.65);</text:p>
          </table:table-cell>
        </table:table-row>
        <table:table-row table:style-name="ro1">
          <table:table-cell table:style-name="ce0" office:value-type="string" calcext:value-type="string">
            <text:p>Ipê</text:p>
          </table:table-cell>
          <table:table-cell table:style-name="ce0" office:value-type="float" office:value="4310439" calcext:value-type="float">
            <text:p>4310439</text:p>
          </table:table-cell>
          <table:table-cell table:style-name="ce0" office:value-type="string" calcext:value-type="string">
            <text:p>ipeense</text:p>
          </table:table-cell>
          <table:table-cell table:style-name="ce0" office:value-type="string" calcext:value-type="string">
            <text:p>CASSIANO DE ZORZI CAON</text:p>
          </table:table-cell>
          <table:table-cell table:style-name="ce2" office:value-type="float" office:value="599.361" calcext:value-type="float">
            <text:p>599.361</text:p>
          </table:table-cell>
          <table:table-cell table:style-name="ce0" office:value-type="float" office:value="6736" calcext:value-type="float">
            <text:p>6736</text:p>
          </table:table-cell>
          <table:table-cell table:style-name="ce5" office:value-type="string" calcext:value-type="string">
            <text:p>10.04</text:p>
          </table:table-cell>
          <table:table-cell table:style-name="ce5" office:value-type="string" calcext:value-type="string">
            <text:p>98.6</text:p>
          </table:table-cell>
          <table:table-cell table:style-name="ce7" office:value-type="float" office:value="0.728" calcext:value-type="float">
            <text:p>0.72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6439.35552" calcext:value-type="float">
            <text:p>26439.35552</text:p>
          </table:table-cell>
          <table:table-cell table:style-name="ce0" office:value-type="float" office:value="21629.96404" calcext:value-type="float">
            <text:p>21629.96404</text:p>
          </table:table-cell>
          <table:table-cell table:style-name="ce0" office:value-type="float" office:value="33582.73" calcext:value-type="float">
            <text:p>33582.73</text:p>
          </table:table-cell>
          <table:table-cell table:formula="of:=&quot;INSERT INTO estado VALUES ('&quot;&amp;[.A209]&amp;&quot;', '&quot;&amp;[.B209]&amp;&quot;', '&quot;&amp;[.C209]&amp;&quot;', '&quot;&amp;[.D209]&amp;&quot;', &quot;&amp;[.E209]&amp;&quot;, &quot;&amp;[.F209]&amp;&quot;, &quot;&amp;[.G209]&amp;&quot;, &quot;&amp;[.H209]&amp;&quot;, &quot;&amp;[.I209]&amp;&quot;, &quot;&amp;[.J209]&amp;&quot;, &quot;&amp;[.K209]&amp;&quot;, &quot;&amp;[.L209]&amp;&quot;, &quot;&amp;[.M209]&amp;&quot;);&quot;" office:value-type="string" office:string-value="INSERT INTO estado VALUES ('Ipê', '4310439', 'ipeense', 'CASSIANO DE ZORZI CAON', 599.361, 6736, 10.04, 98.6, 0.728, null, 26439.35552, 21629.96404, 33582.73);" calcext:value-type="string">
            <text:p>INSERT INTO estado VALUES ('Ipê', '4310439', 'ipeense', 'CASSIANO DE ZORZI CAON', 599.361, 6736, 10.04, 98.6, 0.728, null, 26439.35552, 21629.96404, 33582.73);</text:p>
          </table:table-cell>
        </table:table-row>
        <table:table-row table:style-name="ro1">
          <table:table-cell table:style-name="ce0" office:value-type="string" calcext:value-type="string">
            <text:p>Ipiranga do Sul</text:p>
          </table:table-cell>
          <table:table-cell table:style-name="ce0" office:value-type="float" office:value="4310462" calcext:value-type="float">
            <text:p>4310462</text:p>
          </table:table-cell>
          <table:table-cell table:style-name="ce0" office:value-type="string" calcext:value-type="string">
            <text:p>ipiranguense</text:p>
          </table:table-cell>
          <table:table-cell table:style-name="ce0" office:value-type="string" calcext:value-type="string">
            <text:p>MARCO ANTONIO SANA</text:p>
          </table:table-cell>
          <table:table-cell table:style-name="ce2" office:value-type="float" office:value="158.71" calcext:value-type="float">
            <text:p>158.710</text:p>
          </table:table-cell>
          <table:table-cell table:style-name="ce0" office:value-type="float" office:value="1871" calcext:value-type="float">
            <text:p>1871</text:p>
          </table:table-cell>
          <table:table-cell table:style-name="ce5" office:value-type="string" calcext:value-type="string">
            <text:p>12.31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91" calcext:value-type="float">
            <text:p>0.79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743.40398" calcext:value-type="float">
            <text:p>15743.40398</text:p>
          </table:table-cell>
          <table:table-cell table:style-name="ce0" office:value-type="float" office:value="13386.92969" calcext:value-type="float">
            <text:p>13386.92969</text:p>
          </table:table-cell>
          <table:table-cell table:style-name="ce0" office:value-type="float" office:value="56555.73" calcext:value-type="float">
            <text:p>56555.73</text:p>
          </table:table-cell>
          <table:table-cell table:formula="of:=&quot;INSERT INTO estado VALUES ('&quot;&amp;[.A210]&amp;&quot;', '&quot;&amp;[.B210]&amp;&quot;', '&quot;&amp;[.C210]&amp;&quot;', '&quot;&amp;[.D210]&amp;&quot;', &quot;&amp;[.E210]&amp;&quot;, &quot;&amp;[.F210]&amp;&quot;, &quot;&amp;[.G210]&amp;&quot;, &quot;&amp;[.H210]&amp;&quot;, &quot;&amp;[.I210]&amp;&quot;, &quot;&amp;[.J210]&amp;&quot;, &quot;&amp;[.K210]&amp;&quot;, &quot;&amp;[.L210]&amp;&quot;, &quot;&amp;[.M210]&amp;&quot;);&quot;" office:value-type="string" office:string-value="INSERT INTO estado VALUES ('Ipiranga do Sul', '4310462', 'ipiranguense', 'MARCO ANTONIO SANA', 158.71, 1871, 12.31, 100, 0.791, null, 15743.40398, 13386.92969, 56555.73);" calcext:value-type="string">
            <text:p>INSERT INTO estado VALUES ('Ipiranga do Sul', '4310462', 'ipiranguense', 'MARCO ANTONIO SANA', 158.71, 1871, 12.31, 100, 0.791, null, 15743.40398, 13386.92969, 56555.73);</text:p>
          </table:table-cell>
        </table:table-row>
        <table:table-row table:style-name="ro1">
          <table:table-cell table:style-name="ce0" office:value-type="string" calcext:value-type="string">
            <text:p>Iraí</text:p>
          </table:table-cell>
          <table:table-cell table:style-name="ce0" office:value-type="float" office:value="4310504" calcext:value-type="float">
            <text:p>4310504</text:p>
          </table:table-cell>
          <table:table-cell table:style-name="ce0" office:value-type="string" calcext:value-type="string">
            <text:p>iraiense</text:p>
          </table:table-cell>
          <table:table-cell table:style-name="ce0" office:value-type="string" calcext:value-type="string">
            <text:p>ANTONIO VILSON BERNARDI</text:p>
          </table:table-cell>
          <table:table-cell table:style-name="ce2" office:value-type="float" office:value="181.579" calcext:value-type="float">
            <text:p>181.579</text:p>
          </table:table-cell>
          <table:table-cell table:style-name="ce0" office:value-type="float" office:value="7046" calcext:value-type="float">
            <text:p>7046</text:p>
          </table:table-cell>
          <table:table-cell table:style-name="ce5" office:value-type="string" calcext:value-type="string">
            <text:p>44.64</text:p>
          </table:table-cell>
          <table:table-cell table:style-name="ce5" office:value-type="string" calcext:value-type="string">
            <text:p>98.4</text:p>
          </table:table-cell>
          <table:table-cell table:style-name="ce7" office:value-type="float" office:value="0.691" calcext:value-type="float">
            <text:p>0.69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118.44517" calcext:value-type="float">
            <text:p>21118.44517</text:p>
          </table:table-cell>
          <table:table-cell table:style-name="ce0" office:value-type="float" office:value="17857.66024" calcext:value-type="float">
            <text:p>17857.66024</text:p>
          </table:table-cell>
          <table:table-cell table:style-name="ce0" office:value-type="float" office:value="28526.6" calcext:value-type="float">
            <text:p>28526.6</text:p>
          </table:table-cell>
          <table:table-cell table:formula="of:=&quot;INSERT INTO estado VALUES ('&quot;&amp;[.A211]&amp;&quot;', '&quot;&amp;[.B211]&amp;&quot;', '&quot;&amp;[.C211]&amp;&quot;', '&quot;&amp;[.D211]&amp;&quot;', &quot;&amp;[.E211]&amp;&quot;, &quot;&amp;[.F211]&amp;&quot;, &quot;&amp;[.G211]&amp;&quot;, &quot;&amp;[.H211]&amp;&quot;, &quot;&amp;[.I211]&amp;&quot;, &quot;&amp;[.J211]&amp;&quot;, &quot;&amp;[.K211]&amp;&quot;, &quot;&amp;[.L211]&amp;&quot;, &quot;&amp;[.M211]&amp;&quot;);&quot;" office:value-type="string" office:string-value="INSERT INTO estado VALUES ('Iraí', '4310504', 'iraiense', 'ANTONIO VILSON BERNARDI', 181.579, 7046, 44.64, 98.4, 0.691, null, 21118.44517, 17857.66024, 28526.6);" calcext:value-type="string">
            <text:p>INSERT INTO estado VALUES ('Iraí', '4310504', 'iraiense', 'ANTONIO VILSON BERNARDI', 181.579, 7046, 44.64, 98.4, 0.691, null, 21118.44517, 17857.66024, 28526.6);</text:p>
          </table:table-cell>
        </table:table-row>
        <table:table-row table:style-name="ro1">
          <table:table-cell table:style-name="ce0" office:value-type="string" calcext:value-type="string">
            <text:p>Itaara</text:p>
          </table:table-cell>
          <table:table-cell table:style-name="ce0" office:value-type="float" office:value="4310538" calcext:value-type="float">
            <text:p>4310538</text:p>
          </table:table-cell>
          <table:table-cell table:style-name="ce0" office:value-type="string" calcext:value-type="string">
            <text:p>itaarense</text:p>
          </table:table-cell>
          <table:table-cell table:style-name="ce0" office:value-type="string" calcext:value-type="string">
            <text:p>SILVIO WEBER</text:p>
          </table:table-cell>
          <table:table-cell table:style-name="ce2" office:value-type="float" office:value="172.801" calcext:value-type="float">
            <text:p>172.801</text:p>
          </table:table-cell>
          <table:table-cell table:style-name="ce0" office:value-type="float" office:value="5573" calcext:value-type="float">
            <text:p>5573</text:p>
          </table:table-cell>
          <table:table-cell table:style-name="ce5" office:value-type="string" calcext:value-type="string">
            <text:p>28.96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6" calcext:value-type="float">
            <text:p>0.7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8509.7824" calcext:value-type="float">
            <text:p>18509.7824</text:p>
          </table:table-cell>
          <table:table-cell table:style-name="ce0" office:value-type="float" office:value="16493.69247" calcext:value-type="float">
            <text:p>16493.69247</text:p>
          </table:table-cell>
          <table:table-cell table:style-name="ce0" office:value-type="float" office:value="22141.41" calcext:value-type="float">
            <text:p>22141.41</text:p>
          </table:table-cell>
          <table:table-cell table:formula="of:=&quot;INSERT INTO estado VALUES ('&quot;&amp;[.A212]&amp;&quot;', '&quot;&amp;[.B212]&amp;&quot;', '&quot;&amp;[.C212]&amp;&quot;', '&quot;&amp;[.D212]&amp;&quot;', &quot;&amp;[.E212]&amp;&quot;, &quot;&amp;[.F212]&amp;&quot;, &quot;&amp;[.G212]&amp;&quot;, &quot;&amp;[.H212]&amp;&quot;, &quot;&amp;[.I212]&amp;&quot;, &quot;&amp;[.J212]&amp;&quot;, &quot;&amp;[.K212]&amp;&quot;, &quot;&amp;[.L212]&amp;&quot;, &quot;&amp;[.M212]&amp;&quot;);&quot;" office:value-type="string" office:string-value="INSERT INTO estado VALUES ('Itaara', '4310538', 'itaarense', 'SILVIO WEBER', 172.801, 5573, 28.96, 99.1, 0.76, null, 18509.7824, 16493.69247, 22141.41);" calcext:value-type="string">
            <text:p>INSERT INTO estado VALUES ('Itaara', '4310538', 'itaarense', 'SILVIO WEBER', 172.801, 5573, 28.96, 99.1, 0.76, null, 18509.7824, 16493.69247, 22141.41);</text:p>
          </table:table-cell>
        </table:table-row>
        <table:table-row table:style-name="ro1">
          <table:table-cell table:style-name="ce0" office:value-type="string" calcext:value-type="string">
            <text:p>Itacurubi</text:p>
          </table:table-cell>
          <table:table-cell table:style-name="ce0" office:value-type="float" office:value="4310553" calcext:value-type="float">
            <text:p>4310553</text:p>
          </table:table-cell>
          <table:table-cell table:style-name="ce0" office:value-type="string" calcext:value-type="string">
            <text:p>itacurubiense</text:p>
          </table:table-cell>
          <table:table-cell table:style-name="ce0" office:value-type="string" calcext:value-type="string">
            <text:p>GELSO DOS SANTOS SOARES</text:p>
          </table:table-cell>
          <table:table-cell table:style-name="ce3" office:value-type="float" office:value="1120.874" calcext:value-type="float">
            <text:p>1120.874</text:p>
          </table:table-cell>
          <table:table-cell table:style-name="ce0" office:value-type="float" office:value="3456" calcext:value-type="float">
            <text:p>3456</text:p>
          </table:table-cell>
          <table:table-cell table:style-name="ce5" office:value-type="string" calcext:value-type="string">
            <text:p>3.07</text:p>
          </table:table-cell>
          <table:table-cell table:style-name="ce5" office:value-type="string" calcext:value-type="string">
            <text:p>96.3</text:p>
          </table:table-cell>
          <table:table-cell table:style-name="ce7" office:value-type="float" office:value="0.657" calcext:value-type="float">
            <text:p>0.65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8074.02087" calcext:value-type="float">
            <text:p>18074.02087</text:p>
          </table:table-cell>
          <table:table-cell table:style-name="ce0" office:value-type="float" office:value="15199.27035" calcext:value-type="float">
            <text:p>15199.27035</text:p>
          </table:table-cell>
          <table:table-cell table:style-name="ce0" office:value-type="float" office:value="29026.36" calcext:value-type="float">
            <text:p>29026.36</text:p>
          </table:table-cell>
          <table:table-cell table:formula="of:=&quot;INSERT INTO estado VALUES ('&quot;&amp;[.A213]&amp;&quot;', '&quot;&amp;[.B213]&amp;&quot;', '&quot;&amp;[.C213]&amp;&quot;', '&quot;&amp;[.D213]&amp;&quot;', &quot;&amp;[.E213]&amp;&quot;, &quot;&amp;[.F213]&amp;&quot;, &quot;&amp;[.G213]&amp;&quot;, &quot;&amp;[.H213]&amp;&quot;, &quot;&amp;[.I213]&amp;&quot;, &quot;&amp;[.J213]&amp;&quot;, &quot;&amp;[.K213]&amp;&quot;, &quot;&amp;[.L213]&amp;&quot;, &quot;&amp;[.M213]&amp;&quot;);&quot;" office:value-type="string" office:string-value="INSERT INTO estado VALUES ('Itacurubi', '4310553', 'itacurubiense', 'GELSO DOS SANTOS SOARES', 1120.874, 3456, 3.07, 96.3, 0.657, null, 18074.02087, 15199.27035, 29026.36);" calcext:value-type="string">
            <text:p>INSERT INTO estado VALUES ('Itacurubi', '4310553', 'itacurubiense', 'GELSO DOS SANTOS SOARES', 1120.874, 3456, 3.07, 96.3, 0.657, null, 18074.02087, 15199.27035, 29026.36);</text:p>
          </table:table-cell>
        </table:table-row>
        <table:table-row table:style-name="ro1">
          <table:table-cell table:style-name="ce0" office:value-type="string" calcext:value-type="string">
            <text:p>Itapuca</text:p>
          </table:table-cell>
          <table:table-cell table:style-name="ce0" office:value-type="float" office:value="4310579" calcext:value-type="float">
            <text:p>4310579</text:p>
          </table:table-cell>
          <table:table-cell table:style-name="ce0" office:value-type="string" calcext:value-type="string">
            <text:p>itapuquense</text:p>
          </table:table-cell>
          <table:table-cell table:style-name="ce0" office:value-type="string" calcext:value-type="string">
            <text:p>MARCOS JOSE SCORSATTO</text:p>
          </table:table-cell>
          <table:table-cell table:style-name="ce2" office:value-type="float" office:value="184.673" calcext:value-type="float">
            <text:p>184.673</text:p>
          </table:table-cell>
          <table:table-cell table:style-name="ce0" office:value-type="float" office:value="2037" calcext:value-type="float">
            <text:p>2037</text:p>
          </table:table-cell>
          <table:table-cell table:style-name="ce5" office:value-type="string" calcext:value-type="string">
            <text:p>12.72</text:p>
          </table:table-cell>
          <table:table-cell table:style-name="ce5" office:value-type="string" calcext:value-type="string">
            <text:p>97.5</text:p>
          </table:table-cell>
          <table:table-cell table:style-name="ce7" office:value-type="float" office:value="0.664" calcext:value-type="float">
            <text:p>0.66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448.83984" calcext:value-type="float">
            <text:p>14448.83984</text:p>
          </table:table-cell>
          <table:table-cell table:style-name="ce0" office:value-type="float" office:value="11837.66227" calcext:value-type="float">
            <text:p>11837.66227</text:p>
          </table:table-cell>
          <table:table-cell table:style-name="ce0" office:value-type="float" office:value="28252.86" calcext:value-type="float">
            <text:p>28252.86</text:p>
          </table:table-cell>
          <table:table-cell table:formula="of:=&quot;INSERT INTO estado VALUES ('&quot;&amp;[.A214]&amp;&quot;', '&quot;&amp;[.B214]&amp;&quot;', '&quot;&amp;[.C214]&amp;&quot;', '&quot;&amp;[.D214]&amp;&quot;', &quot;&amp;[.E214]&amp;&quot;, &quot;&amp;[.F214]&amp;&quot;, &quot;&amp;[.G214]&amp;&quot;, &quot;&amp;[.H214]&amp;&quot;, &quot;&amp;[.I214]&amp;&quot;, &quot;&amp;[.J214]&amp;&quot;, &quot;&amp;[.K214]&amp;&quot;, &quot;&amp;[.L214]&amp;&quot;, &quot;&amp;[.M214]&amp;&quot;);&quot;" office:value-type="string" office:string-value="INSERT INTO estado VALUES ('Itapuca', '4310579', 'itapuquense', 'MARCOS JOSE SCORSATTO', 184.673, 2037, 12.72, 97.5, 0.664, null, 14448.83984, 11837.66227, 28252.86);" calcext:value-type="string">
            <text:p>INSERT INTO estado VALUES ('Itapuca', '4310579', 'itapuquense', 'MARCOS JOSE SCORSATTO', 184.673, 2037, 12.72, 97.5, 0.664, null, 14448.83984, 11837.66227, 28252.86);</text:p>
          </table:table-cell>
        </table:table-row>
        <table:table-row table:style-name="ro1">
          <table:table-cell table:style-name="ce0" office:value-type="string" calcext:value-type="string">
            <text:p>Itaqui</text:p>
          </table:table-cell>
          <table:table-cell table:style-name="ce0" office:value-type="float" office:value="4310603" calcext:value-type="float">
            <text:p>4310603</text:p>
          </table:table-cell>
          <table:table-cell table:style-name="ce0" office:value-type="string" calcext:value-type="string">
            <text:p>itaquiense</text:p>
          </table:table-cell>
          <table:table-cell table:style-name="ce0" office:value-type="string" calcext:value-type="string">
            <text:p>LEONARDO DICSON SANCHEZ BETIN</text:p>
          </table:table-cell>
          <table:table-cell table:style-name="ce3" office:value-type="float" office:value="3406.606" calcext:value-type="float">
            <text:p>3406.606</text:p>
          </table:table-cell>
          <table:table-cell table:style-name="ce0" office:value-type="float" office:value="37363" calcext:value-type="float">
            <text:p>37363</text:p>
          </table:table-cell>
          <table:table-cell table:style-name="ce5" office:value-type="string" calcext:value-type="string">
            <text:p>11.21</text:p>
          </table:table-cell>
          <table:table-cell table:style-name="ce5" office:value-type="string" calcext:value-type="string">
            <text:p>98.7</text:p>
          </table:table-cell>
          <table:table-cell table:style-name="ce7" office:value-type="float" office:value="0.713" calcext:value-type="float">
            <text:p>0.713</text:p>
          </table:table-cell>
          <table:table-cell table:style-name="ce0" office:value-type="float" office:value="6.17" calcext:value-type="float">
            <text:p>6.17</text:p>
          </table:table-cell>
          <table:table-cell table:style-name="ce0" office:value-type="float" office:value="110187.86557" calcext:value-type="float">
            <text:p>110187.86557</text:p>
          </table:table-cell>
          <table:table-cell table:style-name="ce0" office:value-type="float" office:value="109059.94316" calcext:value-type="float">
            <text:p>109059.94316</text:p>
          </table:table-cell>
          <table:table-cell table:style-name="ce0" office:value-type="float" office:value="37236.12" calcext:value-type="float">
            <text:p>37236.12</text:p>
          </table:table-cell>
          <table:table-cell table:formula="of:=&quot;INSERT INTO estado VALUES ('&quot;&amp;[.A215]&amp;&quot;', '&quot;&amp;[.B215]&amp;&quot;', '&quot;&amp;[.C215]&amp;&quot;', '&quot;&amp;[.D215]&amp;&quot;', &quot;&amp;[.E215]&amp;&quot;, &quot;&amp;[.F215]&amp;&quot;, &quot;&amp;[.G215]&amp;&quot;, &quot;&amp;[.H215]&amp;&quot;, &quot;&amp;[.I215]&amp;&quot;, &quot;&amp;[.J215]&amp;&quot;, &quot;&amp;[.K215]&amp;&quot;, &quot;&amp;[.L215]&amp;&quot;, &quot;&amp;[.M215]&amp;&quot;);&quot;" office:value-type="string" office:string-value="INSERT INTO estado VALUES ('Itaqui', '4310603', 'itaquiense', 'LEONARDO DICSON SANCHEZ BETIN', 3406.606, 37363, 11.21, 98.7, 0.713, 6.17, 110187.86557, 109059.94316, 37236.12);" calcext:value-type="string">
            <text:p>INSERT INTO estado VALUES ('Itaqui', '4310603', 'itaquiense', 'LEONARDO DICSON SANCHEZ BETIN', 3406.606, 37363, 11.21, 98.7, 0.713, 6.17, 110187.86557, 109059.94316, 37236.12);</text:p>
          </table:table-cell>
        </table:table-row>
        <table:table-row table:style-name="ro1">
          <table:table-cell table:style-name="ce0" office:value-type="string" calcext:value-type="string">
            <text:p>Itati</text:p>
          </table:table-cell>
          <table:table-cell table:style-name="ce0" office:value-type="float" office:value="4310652" calcext:value-type="float">
            <text:p>4310652</text:p>
          </table:table-cell>
          <table:table-cell table:style-name="ce0" office:value-type="string" calcext:value-type="string">
            <text:p>itatiense</text:p>
          </table:table-cell>
          <table:table-cell table:style-name="ce0" office:value-type="string" calcext:value-type="string">
            <text:p>FLORI WERB</text:p>
          </table:table-cell>
          <table:table-cell table:style-name="ce2" office:value-type="float" office:value="205.06" calcext:value-type="float">
            <text:p>205.060</text:p>
          </table:table-cell>
          <table:table-cell table:style-name="ce0" office:value-type="float" office:value="2377" calcext:value-type="float">
            <text:p>2377</text:p>
          </table:table-cell>
          <table:table-cell table:style-name="ce5" office:value-type="string" calcext:value-type="string">
            <text:p>12.49</text:p>
          </table:table-cell>
          <table:table-cell table:style-name="ce5" office:value-type="string" calcext:value-type="string">
            <text:p>97.7</text:p>
          </table:table-cell>
          <table:table-cell table:style-name="ce7" office:value-type="float" office:value="0.669" calcext:value-type="float">
            <text:p>0.669</text:p>
          </table:table-cell>
          <table:table-cell table:style-name="ce0" office:value-type="float" office:value="32.26" calcext:value-type="float">
            <text:p>32.26</text:p>
          </table:table-cell>
          <table:table-cell table:style-name="ce0" office:value-type="float" office:value="14779.51546" calcext:value-type="float">
            <text:p>14779.51546</text:p>
          </table:table-cell>
          <table:table-cell table:style-name="ce0" office:value-type="float" office:value="12529.42666" calcext:value-type="float">
            <text:p>12529.42666</text:p>
          </table:table-cell>
          <table:table-cell table:style-name="ce0" office:value-type="float" office:value="31459.73" calcext:value-type="float">
            <text:p>31459.73</text:p>
          </table:table-cell>
          <table:table-cell table:formula="of:=&quot;INSERT INTO estado VALUES ('&quot;&amp;[.A216]&amp;&quot;', '&quot;&amp;[.B216]&amp;&quot;', '&quot;&amp;[.C216]&amp;&quot;', '&quot;&amp;[.D216]&amp;&quot;', &quot;&amp;[.E216]&amp;&quot;, &quot;&amp;[.F216]&amp;&quot;, &quot;&amp;[.G216]&amp;&quot;, &quot;&amp;[.H216]&amp;&quot;, &quot;&amp;[.I216]&amp;&quot;, &quot;&amp;[.J216]&amp;&quot;, &quot;&amp;[.K216]&amp;&quot;, &quot;&amp;[.L216]&amp;&quot;, &quot;&amp;[.M216]&amp;&quot;);&quot;" office:value-type="string" office:string-value="INSERT INTO estado VALUES ('Itati', '4310652', 'itatiense', 'FLORI WERB', 205.06, 2377, 12.49, 97.7, 0.669, 32.26, 14779.51546, 12529.42666, 31459.73);" calcext:value-type="string">
            <text:p>INSERT INTO estado VALUES ('Itati', '4310652', 'itatiense', 'FLORI WERB', 205.06, 2377, 12.49, 97.7, 0.669, 32.26, 14779.51546, 12529.42666, 31459.73);</text:p>
          </table:table-cell>
        </table:table-row>
        <table:table-row table:style-name="ro1">
          <table:table-cell table:style-name="ce0" office:value-type="string" calcext:value-type="string">
            <text:p>Itatiba do Sul</text:p>
          </table:table-cell>
          <table:table-cell table:style-name="ce0" office:value-type="float" office:value="4310702" calcext:value-type="float">
            <text:p>4310702</text:p>
          </table:table-cell>
          <table:table-cell table:style-name="ce0" office:value-type="string" calcext:value-type="string">
            <text:p>itatibense</text:p>
          </table:table-cell>
          <table:table-cell table:style-name="ce0" office:value-type="string" calcext:value-type="string">
            <text:p>VALDEMAR CIBULSKI</text:p>
          </table:table-cell>
          <table:table-cell table:style-name="ce2" office:value-type="float" office:value="212.669" calcext:value-type="float">
            <text:p>212.669</text:p>
          </table:table-cell>
          <table:table-cell table:style-name="ce0" office:value-type="float" office:value="3143" calcext:value-type="float">
            <text:p>3143</text:p>
          </table:table-cell>
          <table:table-cell table:style-name="ce5" office:value-type="string" calcext:value-type="string">
            <text:p>19.65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681" calcext:value-type="float">
            <text:p>0.68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611.19147" calcext:value-type="float">
            <text:p>20611.19147</text:p>
          </table:table-cell>
          <table:table-cell table:style-name="ce0" office:value-type="float" office:value="16955.73773" calcext:value-type="float">
            <text:p>16955.73773</text:p>
          </table:table-cell>
          <table:table-cell table:style-name="ce0" office:value-type="float" office:value="19887.36" calcext:value-type="float">
            <text:p>19887.36</text:p>
          </table:table-cell>
          <table:table-cell table:formula="of:=&quot;INSERT INTO estado VALUES ('&quot;&amp;[.A217]&amp;&quot;', '&quot;&amp;[.B217]&amp;&quot;', '&quot;&amp;[.C217]&amp;&quot;', '&quot;&amp;[.D217]&amp;&quot;', &quot;&amp;[.E217]&amp;&quot;, &quot;&amp;[.F217]&amp;&quot;, &quot;&amp;[.G217]&amp;&quot;, &quot;&amp;[.H217]&amp;&quot;, &quot;&amp;[.I217]&amp;&quot;, &quot;&amp;[.J217]&amp;&quot;, &quot;&amp;[.K217]&amp;&quot;, &quot;&amp;[.L217]&amp;&quot;, &quot;&amp;[.M217]&amp;&quot;);&quot;" office:value-type="string" office:string-value="INSERT INTO estado VALUES ('Itatiba do Sul', '4310702', 'itatibense', 'VALDEMAR CIBULSKI', 212.669, 3143, 19.65, 99.2, 0.681, null, 20611.19147, 16955.73773, 19887.36);" calcext:value-type="string">
            <text:p>INSERT INTO estado VALUES ('Itatiba do Sul', '4310702', 'itatibense', 'VALDEMAR CIBULSKI', 212.669, 3143, 19.65, 99.2, 0.681, null, 20611.19147, 16955.73773, 19887.36);</text:p>
          </table:table-cell>
        </table:table-row>
        <table:table-row table:style-name="ro1">
          <table:table-cell table:style-name="ce0" office:value-type="string" calcext:value-type="string">
            <text:p>Ivorá</text:p>
          </table:table-cell>
          <table:table-cell table:style-name="ce0" office:value-type="float" office:value="4310751" calcext:value-type="float">
            <text:p>4310751</text:p>
          </table:table-cell>
          <table:table-cell table:style-name="ce0" office:value-type="string" calcext:value-type="string">
            <text:p>ivorense</text:p>
          </table:table-cell>
          <table:table-cell table:style-name="ce0" office:value-type="string" calcext:value-type="string">
            <text:p>SAULO PICCININ</text:p>
          </table:table-cell>
          <table:table-cell table:style-name="ce2" office:value-type="float" office:value="122.93" calcext:value-type="float">
            <text:p>122.930</text:p>
          </table:table-cell>
          <table:table-cell table:style-name="ce0" office:value-type="float" office:value="1854" calcext:value-type="float">
            <text:p>1854</text:p>
          </table:table-cell>
          <table:table-cell table:style-name="ce5" office:value-type="string" calcext:value-type="string">
            <text:p>17.54</text:p>
          </table:table-cell>
          <table:table-cell table:style-name="ce5" office:value-type="string" calcext:value-type="string">
            <text:p>97.1</text:p>
          </table:table-cell>
          <table:table-cell table:style-name="ce7" office:value-type="float" office:value="0.724" calcext:value-type="float">
            <text:p>0.72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908.71148" calcext:value-type="float">
            <text:p>13908.71148</text:p>
          </table:table-cell>
          <table:table-cell table:style-name="ce0" office:value-type="float" office:value="11563.70323" calcext:value-type="float">
            <text:p>11563.70323</text:p>
          </table:table-cell>
          <table:table-cell table:style-name="ce0" office:value-type="float" office:value="27596.44" calcext:value-type="float">
            <text:p>27596.44</text:p>
          </table:table-cell>
          <table:table-cell table:formula="of:=&quot;INSERT INTO estado VALUES ('&quot;&amp;[.A218]&amp;&quot;', '&quot;&amp;[.B218]&amp;&quot;', '&quot;&amp;[.C218]&amp;&quot;', '&quot;&amp;[.D218]&amp;&quot;', &quot;&amp;[.E218]&amp;&quot;, &quot;&amp;[.F218]&amp;&quot;, &quot;&amp;[.G218]&amp;&quot;, &quot;&amp;[.H218]&amp;&quot;, &quot;&amp;[.I218]&amp;&quot;, &quot;&amp;[.J218]&amp;&quot;, &quot;&amp;[.K218]&amp;&quot;, &quot;&amp;[.L218]&amp;&quot;, &quot;&amp;[.M218]&amp;&quot;);&quot;" office:value-type="string" office:string-value="INSERT INTO estado VALUES ('Ivorá', '4310751', 'ivorense', 'SAULO PICCININ', 122.93, 1854, 17.54, 97.1, 0.724, null, 13908.71148, 11563.70323, 27596.44);" calcext:value-type="string">
            <text:p>INSERT INTO estado VALUES ('Ivorá', '4310751', 'ivorense', 'SAULO PICCININ', 122.93, 1854, 17.54, 97.1, 0.724, null, 13908.71148, 11563.70323, 27596.44);</text:p>
          </table:table-cell>
        </table:table-row>
        <table:table-row table:style-name="ro1">
          <table:table-cell table:style-name="ce0" office:value-type="string" calcext:value-type="string">
            <text:p>Ivoti</text:p>
          </table:table-cell>
          <table:table-cell table:style-name="ce0" office:value-type="float" office:value="4310801" calcext:value-type="float">
            <text:p>4310801</text:p>
          </table:table-cell>
          <table:table-cell table:style-name="ce0" office:value-type="string" calcext:value-type="string">
            <text:p>ivotiense</text:p>
          </table:table-cell>
          <table:table-cell table:style-name="ce0" office:value-type="string" calcext:value-type="string">
            <text:p>MARTIN CESAR KALKMANN</text:p>
          </table:table-cell>
          <table:table-cell table:style-name="ce2" office:value-type="float" office:value="63.092" calcext:value-type="float">
            <text:p>63.092</text:p>
          </table:table-cell>
          <table:table-cell table:style-name="ce0" office:value-type="float" office:value="25068" calcext:value-type="float">
            <text:p>25068</text:p>
          </table:table-cell>
          <table:table-cell table:style-name="ce5" office:value-type="string" calcext:value-type="string">
            <text:p>314.71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84" calcext:value-type="float">
            <text:p>0.78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89287.14551" calcext:value-type="float">
            <text:p>89287.14551</text:p>
          </table:table-cell>
          <table:table-cell table:style-name="ce0" office:value-type="float" office:value="67632.30301" calcext:value-type="float">
            <text:p>67632.30301</text:p>
          </table:table-cell>
          <table:table-cell table:style-name="ce0" office:value-type="float" office:value="40758.91" calcext:value-type="float">
            <text:p>40758.91</text:p>
          </table:table-cell>
          <table:table-cell table:formula="of:=&quot;INSERT INTO estado VALUES ('&quot;&amp;[.A219]&amp;&quot;', '&quot;&amp;[.B219]&amp;&quot;', '&quot;&amp;[.C219]&amp;&quot;', '&quot;&amp;[.D219]&amp;&quot;', &quot;&amp;[.E219]&amp;&quot;, &quot;&amp;[.F219]&amp;&quot;, &quot;&amp;[.G219]&amp;&quot;, &quot;&amp;[.H219]&amp;&quot;, &quot;&amp;[.I219]&amp;&quot;, &quot;&amp;[.J219]&amp;&quot;, &quot;&amp;[.K219]&amp;&quot;, &quot;&amp;[.L219]&amp;&quot;, &quot;&amp;[.M219]&amp;&quot;);&quot;" office:value-type="string" office:string-value="INSERT INTO estado VALUES ('Ivoti', '4310801', 'ivotiense', 'MARTIN CESAR KALKMANN', 63.092, 25068, 314.71, 100, 0.784, null, 89287.14551, 67632.30301, 40758.91);" calcext:value-type="string">
            <text:p>INSERT INTO estado VALUES ('Ivoti', '4310801', 'ivotiense', 'MARTIN CESAR KALKMANN', 63.092, 25068, 314.71, 100, 0.784, null, 89287.14551, 67632.30301, 40758.91);</text:p>
          </table:table-cell>
        </table:table-row>
        <table:table-row table:style-name="ro1">
          <table:table-cell table:style-name="ce0" office:value-type="string" calcext:value-type="string">
            <text:p>Jaboticaba</text:p>
          </table:table-cell>
          <table:table-cell table:style-name="ce0" office:value-type="float" office:value="4310850" calcext:value-type="float">
            <text:p>4310850</text:p>
          </table:table-cell>
          <table:table-cell table:style-name="ce0" office:value-type="string" calcext:value-type="string">
            <text:p>jaboticabense</text:p>
          </table:table-cell>
          <table:table-cell table:style-name="ce0" office:value-type="string" calcext:value-type="string">
            <text:p>LUIS CLOVES MOLINARI SILVA</text:p>
          </table:table-cell>
          <table:table-cell table:style-name="ce2" office:value-type="float" office:value="127.589" calcext:value-type="float">
            <text:p>127.589</text:p>
          </table:table-cell>
          <table:table-cell table:style-name="ce0" office:value-type="float" office:value="3738" calcext:value-type="float">
            <text:p>373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98.1</text:p>
          </table:table-cell>
          <table:table-cell table:style-name="ce7" office:value-type="float" office:value="0.658" calcext:value-type="float">
            <text:p>0.65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265.17522" calcext:value-type="float">
            <text:p>16265.17522</text:p>
          </table:table-cell>
          <table:table-cell table:style-name="ce0" office:value-type="float" office:value="14312.81086" calcext:value-type="float">
            <text:p>14312.81086</text:p>
          </table:table-cell>
          <table:table-cell table:style-name="ce0" office:value-type="float" office:value="26164.33" calcext:value-type="float">
            <text:p>26164.33</text:p>
          </table:table-cell>
          <table:table-cell table:formula="of:=&quot;INSERT INTO estado VALUES ('&quot;&amp;[.A220]&amp;&quot;', '&quot;&amp;[.B220]&amp;&quot;', '&quot;&amp;[.C220]&amp;&quot;', '&quot;&amp;[.D220]&amp;&quot;', &quot;&amp;[.E220]&amp;&quot;, &quot;&amp;[.F220]&amp;&quot;, &quot;&amp;[.G220]&amp;&quot;, &quot;&amp;[.H220]&amp;&quot;, &quot;&amp;[.I220]&amp;&quot;, &quot;&amp;[.J220]&amp;&quot;, &quot;&amp;[.K220]&amp;&quot;, &quot;&amp;[.L220]&amp;&quot;, &quot;&amp;[.M220]&amp;&quot;);&quot;" office:value-type="string" office:string-value="INSERT INTO estado VALUES ('Jaboticaba', '4310850', 'jaboticabense', 'LUIS CLOVES MOLINARI SILVA', 127.589, 3738, 32, 98.1, 0.658, null, 16265.17522, 14312.81086, 26164.33);" calcext:value-type="string">
            <text:p>INSERT INTO estado VALUES ('Jaboticaba', '4310850', 'jaboticabense', 'LUIS CLOVES MOLINARI SILVA', 127.589, 3738, 32, 98.1, 0.658, null, 16265.17522, 14312.81086, 26164.33);</text:p>
          </table:table-cell>
        </table:table-row>
        <table:table-row table:style-name="ro1">
          <table:table-cell table:style-name="ce0" office:value-type="string" calcext:value-type="string">
            <text:p>Jacuizinho</text:p>
          </table:table-cell>
          <table:table-cell table:style-name="ce0" office:value-type="float" office:value="4310876" calcext:value-type="float">
            <text:p>4310876</text:p>
          </table:table-cell>
          <table:table-cell table:style-name="ce0" office:value-type="string" calcext:value-type="string">
            <text:p>jacuizinhense</text:p>
          </table:table-cell>
          <table:table-cell table:style-name="ce0" office:value-type="string" calcext:value-type="string">
            <text:p>DINIZ JOSÉ FERNANDES</text:p>
          </table:table-cell>
          <table:table-cell table:style-name="ce2" office:value-type="float" office:value="339.399" calcext:value-type="float">
            <text:p>339.399</text:p>
          </table:table-cell>
          <table:table-cell table:style-name="ce0" office:value-type="float" office:value="2718" calcext:value-type="float">
            <text:p>2718</text:p>
          </table:table-cell>
          <table:table-cell table:style-name="ce5" office:value-type="string" calcext:value-type="string">
            <text:p>7.41</text:p>
          </table:table-cell>
          <table:table-cell table:style-name="ce5" office:value-type="string" calcext:value-type="string">
            <text:p>98.1</text:p>
          </table:table-cell>
          <table:table-cell table:style-name="ce7" office:value-type="float" office:value="0.662" calcext:value-type="float">
            <text:p>0.66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167.50537" calcext:value-type="float">
            <text:p>15167.50537</text:p>
          </table:table-cell>
          <table:table-cell table:style-name="ce0" office:value-type="float" office:value="13466.82912" calcext:value-type="float">
            <text:p>13466.82912</text:p>
          </table:table-cell>
          <table:table-cell table:style-name="ce0" office:value-type="float" office:value="43292.02" calcext:value-type="float">
            <text:p>43292.02</text:p>
          </table:table-cell>
          <table:table-cell table:formula="of:=&quot;INSERT INTO estado VALUES ('&quot;&amp;[.A221]&amp;&quot;', '&quot;&amp;[.B221]&amp;&quot;', '&quot;&amp;[.C221]&amp;&quot;', '&quot;&amp;[.D221]&amp;&quot;', &quot;&amp;[.E221]&amp;&quot;, &quot;&amp;[.F221]&amp;&quot;, &quot;&amp;[.G221]&amp;&quot;, &quot;&amp;[.H221]&amp;&quot;, &quot;&amp;[.I221]&amp;&quot;, &quot;&amp;[.J221]&amp;&quot;, &quot;&amp;[.K221]&amp;&quot;, &quot;&amp;[.L221]&amp;&quot;, &quot;&amp;[.M221]&amp;&quot;);&quot;" office:value-type="string" office:string-value="INSERT INTO estado VALUES ('Jacuizinho', '4310876', 'jacuizinhense', 'DINIZ JOSÉ FERNANDES', 339.399, 2718, 7.41, 98.1, 0.662, null, 15167.50537, 13466.82912, 43292.02);" calcext:value-type="string">
            <text:p>INSERT INTO estado VALUES ('Jacuizinho', '4310876', 'jacuizinhense', 'DINIZ JOSÉ FERNANDES', 339.399, 2718, 7.41, 98.1, 0.662, null, 15167.50537, 13466.82912, 43292.02);</text:p>
          </table:table-cell>
        </table:table-row>
        <table:table-row table:style-name="ro1">
          <table:table-cell table:style-name="ce0" office:value-type="string" calcext:value-type="string">
            <text:p>Jacutinga</text:p>
          </table:table-cell>
          <table:table-cell table:style-name="ce0" office:value-type="float" office:value="4310900" calcext:value-type="float">
            <text:p>4310900</text:p>
          </table:table-cell>
          <table:table-cell table:style-name="ce0" office:value-type="string" calcext:value-type="string">
            <text:p>jacutinguense</text:p>
          </table:table-cell>
          <table:table-cell table:style-name="ce0" office:value-type="string" calcext:value-type="string">
            <text:p>CARLOS ALBERTO BORDIN</text:p>
          </table:table-cell>
          <table:table-cell table:style-name="ce2" office:value-type="float" office:value="178.009" calcext:value-type="float">
            <text:p>178.009</text:p>
          </table:table-cell>
          <table:table-cell table:style-name="ce0" office:value-type="float" office:value="3532" calcext:value-type="float">
            <text:p>3532</text:p>
          </table:table-cell>
          <table:table-cell table:style-name="ce5" office:value-type="string" calcext:value-type="string">
            <text:p>20.26</text:p>
          </table:table-cell>
          <table:table-cell table:style-name="ce5" office:value-type="string" calcext:value-type="string">
            <text:p>97.4</text:p>
          </table:table-cell>
          <table:table-cell table:style-name="ce7" office:value-type="float" office:value="0.726" calcext:value-type="float">
            <text:p>0.72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329.5472" calcext:value-type="float">
            <text:p>20329.5472</text:p>
          </table:table-cell>
          <table:table-cell table:style-name="ce0" office:value-type="float" office:value="15444.49987" calcext:value-type="float">
            <text:p>15444.49987</text:p>
          </table:table-cell>
          <table:table-cell table:style-name="ce0" office:value-type="float" office:value="41071.86" calcext:value-type="float">
            <text:p>41071.86</text:p>
          </table:table-cell>
          <table:table-cell table:formula="of:=&quot;INSERT INTO estado VALUES ('&quot;&amp;[.A222]&amp;&quot;', '&quot;&amp;[.B222]&amp;&quot;', '&quot;&amp;[.C222]&amp;&quot;', '&quot;&amp;[.D222]&amp;&quot;', &quot;&amp;[.E222]&amp;&quot;, &quot;&amp;[.F222]&amp;&quot;, &quot;&amp;[.G222]&amp;&quot;, &quot;&amp;[.H222]&amp;&quot;, &quot;&amp;[.I222]&amp;&quot;, &quot;&amp;[.J222]&amp;&quot;, &quot;&amp;[.K222]&amp;&quot;, &quot;&amp;[.L222]&amp;&quot;, &quot;&amp;[.M222]&amp;&quot;);&quot;" office:value-type="string" office:string-value="INSERT INTO estado VALUES ('Jacutinga', '4310900', 'jacutinguense', 'CARLOS ALBERTO BORDIN', 178.009, 3532, 20.26, 97.4, 0.726, null, 20329.5472, 15444.49987, 41071.86);" calcext:value-type="string">
            <text:p>INSERT INTO estado VALUES ('Jacutinga', '4310900', 'jacutinguense', 'CARLOS ALBERTO BORDIN', 178.009, 3532, 20.26, 97.4, 0.726, null, 20329.5472, 15444.49987, 41071.86);</text:p>
          </table:table-cell>
        </table:table-row>
        <table:table-row table:style-name="ro1">
          <table:table-cell table:style-name="ce0" office:value-type="string" calcext:value-type="string">
            <text:p>Jaguarão</text:p>
          </table:table-cell>
          <table:table-cell table:style-name="ce0" office:value-type="float" office:value="4311007" calcext:value-type="float">
            <text:p>4311007</text:p>
          </table:table-cell>
          <table:table-cell table:style-name="ce0" office:value-type="string" calcext:value-type="string">
            <text:p>jaguarense</text:p>
          </table:table-cell>
          <table:table-cell table:style-name="ce0" office:value-type="string" calcext:value-type="string">
            <text:p>FAVIO MARCEL TELIS GONZALEZ</text:p>
          </table:table-cell>
          <table:table-cell table:style-name="ce3" office:value-type="float" office:value="2051.845" calcext:value-type="float">
            <text:p>2051.845</text:p>
          </table:table-cell>
          <table:table-cell table:style-name="ce0" office:value-type="float" office:value="26327" calcext:value-type="float">
            <text:p>26327</text:p>
          </table:table-cell>
          <table:table-cell table:style-name="ce5" office:value-type="string" calcext:value-type="string">
            <text:p>13.6</text:p>
          </table:table-cell>
          <table:table-cell table:style-name="ce5" office:value-type="string" calcext:value-type="string">
            <text:p>97.1</text:p>
          </table:table-cell>
          <table:table-cell table:style-name="ce7" office:value-type="float" office:value="0.707" calcext:value-type="float">
            <text:p>0.707</text:p>
          </table:table-cell>
          <table:table-cell table:style-name="ce0" office:value-type="float" office:value="9.26" calcext:value-type="float">
            <text:p>9.26</text:p>
          </table:table-cell>
          <table:table-cell table:style-name="ce0" office:value-type="float" office:value="87238.15698" calcext:value-type="float">
            <text:p>87238.15698</text:p>
          </table:table-cell>
          <table:table-cell table:style-name="ce0" office:value-type="float" office:value="72245.37863" calcext:value-type="float">
            <text:p>72245.37863</text:p>
          </table:table-cell>
          <table:table-cell table:style-name="ce0" office:value-type="float" office:value="26408.34" calcext:value-type="float">
            <text:p>26408.34</text:p>
          </table:table-cell>
          <table:table-cell table:formula="of:=&quot;INSERT INTO estado VALUES ('&quot;&amp;[.A223]&amp;&quot;', '&quot;&amp;[.B223]&amp;&quot;', '&quot;&amp;[.C223]&amp;&quot;', '&quot;&amp;[.D223]&amp;&quot;', &quot;&amp;[.E223]&amp;&quot;, &quot;&amp;[.F223]&amp;&quot;, &quot;&amp;[.G223]&amp;&quot;, &quot;&amp;[.H223]&amp;&quot;, &quot;&amp;[.I223]&amp;&quot;, &quot;&amp;[.J223]&amp;&quot;, &quot;&amp;[.K223]&amp;&quot;, &quot;&amp;[.L223]&amp;&quot;, &quot;&amp;[.M223]&amp;&quot;);&quot;" office:value-type="string" office:string-value="INSERT INTO estado VALUES ('Jaguarão', '4311007', 'jaguarense', 'FAVIO MARCEL TELIS GONZALEZ', 2051.845, 26327, 13.6, 97.1, 0.707, 9.26, 87238.15698, 72245.37863, 26408.34);" calcext:value-type="string">
            <text:p>INSERT INTO estado VALUES ('Jaguarão', '4311007', 'jaguarense', 'FAVIO MARCEL TELIS GONZALEZ', 2051.845, 26327, 13.6, 97.1, 0.707, 9.26, 87238.15698, 72245.37863, 26408.34);</text:p>
          </table:table-cell>
        </table:table-row>
        <table:table-row table:style-name="ro1">
          <table:table-cell table:style-name="ce0" office:value-type="string" calcext:value-type="string">
            <text:p>Jaguari</text:p>
          </table:table-cell>
          <table:table-cell table:style-name="ce0" office:value-type="float" office:value="4311106" calcext:value-type="float">
            <text:p>4311106</text:p>
          </table:table-cell>
          <table:table-cell table:style-name="ce0" office:value-type="string" calcext:value-type="string">
            <text:p>jaguariense</text:p>
          </table:table-cell>
          <table:table-cell table:style-name="ce0" office:value-type="string" calcext:value-type="string">
            <text:p>ROBERTO CARLOS BOFF TURCHIELLO</text:p>
          </table:table-cell>
          <table:table-cell table:style-name="ce2" office:value-type="float" office:value="675.314" calcext:value-type="float">
            <text:p>675.314</text:p>
          </table:table-cell>
          <table:table-cell table:style-name="ce0" office:value-type="float" office:value="10684" calcext:value-type="float">
            <text:p>10684</text:p>
          </table:table-cell>
          <table:table-cell table:style-name="ce5" office:value-type="string" calcext:value-type="string">
            <text:p>17.04</text:p>
          </table:table-cell>
          <table:table-cell table:style-name="ce5" office:value-type="float" office:value="97" calcext:value-type="float">
            <text:p>97</text:p>
          </table:table-cell>
          <table:table-cell table:style-name="ce7" office:value-type="float" office:value="0.712" calcext:value-type="float">
            <text:p>0.712</text:p>
          </table:table-cell>
          <table:table-cell table:style-name="ce0" office:value-type="float" office:value="11.76" calcext:value-type="float">
            <text:p>11.76</text:p>
          </table:table-cell>
          <table:table-cell table:style-name="ce0" office:value-type="float" office:value="38963.78049" calcext:value-type="float">
            <text:p>38963.78049</text:p>
          </table:table-cell>
          <table:table-cell table:style-name="ce0" office:value-type="float" office:value="34087.80552" calcext:value-type="float">
            <text:p>34087.80552</text:p>
          </table:table-cell>
          <table:table-cell table:style-name="ce0" office:value-type="float" office:value="24440.46" calcext:value-type="float">
            <text:p>24440.46</text:p>
          </table:table-cell>
          <table:table-cell table:formula="of:=&quot;INSERT INTO estado VALUES ('&quot;&amp;[.A224]&amp;&quot;', '&quot;&amp;[.B224]&amp;&quot;', '&quot;&amp;[.C224]&amp;&quot;', '&quot;&amp;[.D224]&amp;&quot;', &quot;&amp;[.E224]&amp;&quot;, &quot;&amp;[.F224]&amp;&quot;, &quot;&amp;[.G224]&amp;&quot;, &quot;&amp;[.H224]&amp;&quot;, &quot;&amp;[.I224]&amp;&quot;, &quot;&amp;[.J224]&amp;&quot;, &quot;&amp;[.K224]&amp;&quot;, &quot;&amp;[.L224]&amp;&quot;, &quot;&amp;[.M224]&amp;&quot;);&quot;" office:value-type="string" office:string-value="INSERT INTO estado VALUES ('Jaguari', '4311106', 'jaguariense', 'ROBERTO CARLOS BOFF TURCHIELLO', 675.314, 10684, 17.04, 97, 0.712, 11.76, 38963.78049, 34087.80552, 24440.46);" calcext:value-type="string">
            <text:p>INSERT INTO estado VALUES ('Jaguari', '4311106', 'jaguariense', 'ROBERTO CARLOS BOFF TURCHIELLO', 675.314, 10684, 17.04, 97, 0.712, 11.76, 38963.78049, 34087.80552, 24440.46);</text:p>
          </table:table-cell>
        </table:table-row>
        <table:table-row table:style-name="ro1">
          <table:table-cell table:style-name="ce0" office:value-type="string" calcext:value-type="string">
            <text:p>Jaquirana</text:p>
          </table:table-cell>
          <table:table-cell table:style-name="ce0" office:value-type="float" office:value="4311122" calcext:value-type="float">
            <text:p>4311122</text:p>
          </table:table-cell>
          <table:table-cell table:style-name="ce0" office:value-type="string" calcext:value-type="string">
            <text:p>jaquiranense</text:p>
          </table:table-cell>
          <table:table-cell table:style-name="ce0" office:value-type="string" calcext:value-type="string">
            <text:p>MARCOS FINGER PIRES</text:p>
          </table:table-cell>
          <table:table-cell table:style-name="ce2" office:value-type="float" office:value="908.879" calcext:value-type="float">
            <text:p>908.879</text:p>
          </table:table-cell>
          <table:table-cell table:style-name="ce0" office:value-type="float" office:value="3611" calcext:value-type="float">
            <text:p>3611</text:p>
          </table:table-cell>
          <table:table-cell table:style-name="ce5" office:value-type="string" calcext:value-type="string">
            <text:p>4.6</text:p>
          </table:table-cell>
          <table:table-cell table:style-name="ce5" office:value-type="string" calcext:value-type="string">
            <text:p>96.1</text:p>
          </table:table-cell>
          <table:table-cell table:style-name="ce7" office:value-type="float" office:value="0.614" calcext:value-type="float">
            <text:p>0.61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416.12266" calcext:value-type="float">
            <text:p>20416.12266</text:p>
          </table:table-cell>
          <table:table-cell table:style-name="ce0" office:value-type="float" office:value="16166.57638" calcext:value-type="float">
            <text:p>16166.57638</text:p>
          </table:table-cell>
          <table:table-cell table:style-name="ce0" office:value-type="float" office:value="18836.69" calcext:value-type="float">
            <text:p>18836.69</text:p>
          </table:table-cell>
          <table:table-cell table:formula="of:=&quot;INSERT INTO estado VALUES ('&quot;&amp;[.A225]&amp;&quot;', '&quot;&amp;[.B225]&amp;&quot;', '&quot;&amp;[.C225]&amp;&quot;', '&quot;&amp;[.D225]&amp;&quot;', &quot;&amp;[.E225]&amp;&quot;, &quot;&amp;[.F225]&amp;&quot;, &quot;&amp;[.G225]&amp;&quot;, &quot;&amp;[.H225]&amp;&quot;, &quot;&amp;[.I225]&amp;&quot;, &quot;&amp;[.J225]&amp;&quot;, &quot;&amp;[.K225]&amp;&quot;, &quot;&amp;[.L225]&amp;&quot;, &quot;&amp;[.M225]&amp;&quot;);&quot;" office:value-type="string" office:string-value="INSERT INTO estado VALUES ('Jaquirana', '4311122', 'jaquiranense', 'MARCOS FINGER PIRES', 908.879, 3611, 4.6, 96.1, 0.614, null, 20416.12266, 16166.57638, 18836.69);" calcext:value-type="string">
            <text:p>INSERT INTO estado VALUES ('Jaquirana', '4311122', 'jaquiranense', 'MARCOS FINGER PIRES', 908.879, 3611, 4.6, 96.1, 0.614, null, 20416.12266, 16166.57638, 18836.69);</text:p>
          </table:table-cell>
        </table:table-row>
        <table:table-row table:style-name="ro1">
          <table:table-cell table:style-name="ce0" office:value-type="string" calcext:value-type="string">
            <text:p>Jari</text:p>
          </table:table-cell>
          <table:table-cell table:style-name="ce0" office:value-type="float" office:value="4311130" calcext:value-type="float">
            <text:p>4311130</text:p>
          </table:table-cell>
          <table:table-cell table:style-name="ce0" office:value-type="string" calcext:value-type="string">
            <text:p>jariense</text:p>
          </table:table-cell>
          <table:table-cell table:style-name="ce0" office:value-type="string" calcext:value-type="string">
            <text:p>OSNEI DOS SANTOS AZEREDO</text:p>
          </table:table-cell>
          <table:table-cell table:style-name="ce2" office:value-type="float" office:value="853.08" calcext:value-type="float">
            <text:p>853.080</text:p>
          </table:table-cell>
          <table:table-cell table:style-name="ce0" office:value-type="float" office:value="3472" calcext:value-type="float">
            <text:p>3472</text:p>
          </table:table-cell>
          <table:table-cell table:style-name="ce5" office:value-type="string" calcext:value-type="string">
            <text:p>4.17</text:p>
          </table:table-cell>
          <table:table-cell table:style-name="ce5" office:value-type="float" office:value="96" calcext:value-type="float">
            <text:p>96</text:p>
          </table:table-cell>
          <table:table-cell table:style-name="ce7" office:value-type="float" office:value="0.631" calcext:value-type="float">
            <text:p>0.63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2238.51838" calcext:value-type="float">
            <text:p>22238.51838</text:p>
          </table:table-cell>
          <table:table-cell table:style-name="ce0" office:value-type="float" office:value="15751.16851" calcext:value-type="float">
            <text:p>15751.16851</text:p>
          </table:table-cell>
          <table:table-cell table:style-name="ce0" office:value-type="float" office:value="57147.62" calcext:value-type="float">
            <text:p>57147.62</text:p>
          </table:table-cell>
          <table:table-cell table:formula="of:=&quot;INSERT INTO estado VALUES ('&quot;&amp;[.A226]&amp;&quot;', '&quot;&amp;[.B226]&amp;&quot;', '&quot;&amp;[.C226]&amp;&quot;', '&quot;&amp;[.D226]&amp;&quot;', &quot;&amp;[.E226]&amp;&quot;, &quot;&amp;[.F226]&amp;&quot;, &quot;&amp;[.G226]&amp;&quot;, &quot;&amp;[.H226]&amp;&quot;, &quot;&amp;[.I226]&amp;&quot;, &quot;&amp;[.J226]&amp;&quot;, &quot;&amp;[.K226]&amp;&quot;, &quot;&amp;[.L226]&amp;&quot;, &quot;&amp;[.M226]&amp;&quot;);&quot;" office:value-type="string" office:string-value="INSERT INTO estado VALUES ('Jari', '4311130', 'jariense', 'OSNEI DOS SANTOS AZEREDO', 853.08, 3472, 4.17, 96, 0.631, null, 22238.51838, 15751.16851, 57147.62);" calcext:value-type="string">
            <text:p>INSERT INTO estado VALUES ('Jari', '4311130', 'jariense', 'OSNEI DOS SANTOS AZEREDO', 853.08, 3472, 4.17, 96, 0.631, null, 22238.51838, 15751.16851, 57147.62);</text:p>
          </table:table-cell>
        </table:table-row>
        <table:table-row table:style-name="ro1">
          <table:table-cell table:style-name="ce0" office:value-type="string" calcext:value-type="string">
            <text:p>Jóia</text:p>
          </table:table-cell>
          <table:table-cell table:style-name="ce0" office:value-type="float" office:value="4311155" calcext:value-type="float">
            <text:p>4311155</text:p>
          </table:table-cell>
          <table:table-cell table:style-name="ce0" office:value-type="string" calcext:value-type="string">
            <text:p>joiense</text:p>
          </table:table-cell>
          <table:table-cell table:style-name="ce0" office:value-type="string" calcext:value-type="string">
            <text:p>ADRIANO MARANGON DE LIMA</text:p>
          </table:table-cell>
          <table:table-cell table:style-name="ce3" office:value-type="float" office:value="1238.918" calcext:value-type="float">
            <text:p>1238.918</text:p>
          </table:table-cell>
          <table:table-cell table:style-name="ce0" office:value-type="float" office:value="8571" calcext:value-type="float">
            <text:p>8571</text:p>
          </table:table-cell>
          <table:table-cell table:style-name="ce5" office:value-type="string" calcext:value-type="string">
            <text:p>6.74</text:p>
          </table:table-cell>
          <table:table-cell table:style-name="ce5" office:value-type="string" calcext:value-type="string">
            <text:p>96.6</text:p>
          </table:table-cell>
          <table:table-cell table:style-name="ce7" office:value-type="float" office:value="0.686" calcext:value-type="float">
            <text:p>0.686</text:p>
          </table:table-cell>
          <table:table-cell table:style-name="ce0" office:value-type="float" office:value="14.49" calcext:value-type="float">
            <text:p>14.49</text:p>
          </table:table-cell>
          <table:table-cell table:style-name="ce0" office:value-type="float" office:value="42459.69052" calcext:value-type="float">
            <text:p>42459.69052</text:p>
          </table:table-cell>
          <table:table-cell table:style-name="ce0" office:value-type="float" office:value="32533.97325" calcext:value-type="float">
            <text:p>32533.97325</text:p>
          </table:table-cell>
          <table:table-cell table:style-name="ce0" office:value-type="float" office:value="58809.2" calcext:value-type="float">
            <text:p>58809.2</text:p>
          </table:table-cell>
          <table:table-cell table:formula="of:=&quot;INSERT INTO estado VALUES ('&quot;&amp;[.A227]&amp;&quot;', '&quot;&amp;[.B227]&amp;&quot;', '&quot;&amp;[.C227]&amp;&quot;', '&quot;&amp;[.D227]&amp;&quot;', &quot;&amp;[.E227]&amp;&quot;, &quot;&amp;[.F227]&amp;&quot;, &quot;&amp;[.G227]&amp;&quot;, &quot;&amp;[.H227]&amp;&quot;, &quot;&amp;[.I227]&amp;&quot;, &quot;&amp;[.J227]&amp;&quot;, &quot;&amp;[.K227]&amp;&quot;, &quot;&amp;[.L227]&amp;&quot;, &quot;&amp;[.M227]&amp;&quot;);&quot;" office:value-type="string" office:string-value="INSERT INTO estado VALUES ('Jóia', '4311155', 'joiense', 'ADRIANO MARANGON DE LIMA', 1238.918, 8571, 6.74, 96.6, 0.686, 14.49, 42459.69052, 32533.97325, 58809.2);" calcext:value-type="string">
            <text:p>INSERT INTO estado VALUES ('Jóia', '4311155', 'joiense', 'ADRIANO MARANGON DE LIMA', 1238.918, 8571, 6.74, 96.6, 0.686, 14.49, 42459.69052, 32533.97325, 58809.2);</text:p>
          </table:table-cell>
        </table:table-row>
        <table:table-row table:style-name="ro1">
          <table:table-cell table:style-name="ce0" office:value-type="string" calcext:value-type="string">
            <text:p>Júlio de Castilhos</text:p>
          </table:table-cell>
          <table:table-cell table:style-name="ce0" office:value-type="float" office:value="4311205" calcext:value-type="float">
            <text:p>4311205</text:p>
          </table:table-cell>
          <table:table-cell table:style-name="ce0" office:value-type="string" calcext:value-type="string">
            <text:p>castilhense</text:p>
          </table:table-cell>
          <table:table-cell table:style-name="ce0" office:value-type="string" calcext:value-type="string">
            <text:p>BERNARDO QUATRIN DALLA CORTE</text:p>
          </table:table-cell>
          <table:table-cell table:style-name="ce3" office:value-type="float" office:value="1929.544" calcext:value-type="float">
            <text:p>1929.544</text:p>
          </table:table-cell>
          <table:table-cell table:style-name="ce0" office:value-type="float" office:value="19159" calcext:value-type="float">
            <text:p>19159</text:p>
          </table:table-cell>
          <table:table-cell table:style-name="ce5" office:value-type="string" calcext:value-type="string">
            <text:p>10.15</text:p>
          </table:table-cell>
          <table:table-cell table:style-name="ce5" office:value-type="string" calcext:value-type="string">
            <text:p>97.3</text:p>
          </table:table-cell>
          <table:table-cell table:style-name="ce7" office:value-type="float" office:value="0.716" calcext:value-type="float">
            <text:p>0.716</text:p>
          </table:table-cell>
          <table:table-cell table:style-name="ce0" office:value-type="float" office:value="9.48" calcext:value-type="float">
            <text:p>9.48</text:p>
          </table:table-cell>
          <table:table-cell table:style-name="ce0" office:value-type="float" office:value="77913.77144" calcext:value-type="float">
            <text:p>77913.77144</text:p>
          </table:table-cell>
          <table:table-cell table:style-name="ce0" office:value-type="float" office:value="63239.13836" calcext:value-type="float">
            <text:p>63239.13836</text:p>
          </table:table-cell>
          <table:table-cell table:style-name="ce0" office:value-type="float" office:value="63845.69" calcext:value-type="float">
            <text:p>63845.69</text:p>
          </table:table-cell>
          <table:table-cell table:formula="of:=&quot;INSERT INTO estado VALUES ('&quot;&amp;[.A228]&amp;&quot;', '&quot;&amp;[.B228]&amp;&quot;', '&quot;&amp;[.C228]&amp;&quot;', '&quot;&amp;[.D228]&amp;&quot;', &quot;&amp;[.E228]&amp;&quot;, &quot;&amp;[.F228]&amp;&quot;, &quot;&amp;[.G228]&amp;&quot;, &quot;&amp;[.H228]&amp;&quot;, &quot;&amp;[.I228]&amp;&quot;, &quot;&amp;[.J228]&amp;&quot;, &quot;&amp;[.K228]&amp;&quot;, &quot;&amp;[.L228]&amp;&quot;, &quot;&amp;[.M228]&amp;&quot;);&quot;" office:value-type="string" office:string-value="INSERT INTO estado VALUES ('Júlio de Castilhos', '4311205', 'castilhense', 'BERNARDO QUATRIN DALLA CORTE', 1929.544, 19159, 10.15, 97.3, 0.716, 9.48, 77913.77144, 63239.13836, 63845.69);" calcext:value-type="string">
            <text:p>INSERT INTO estado VALUES ('Júlio de Castilhos', '4311205', 'castilhense', 'BERNARDO QUATRIN DALLA CORTE', 1929.544, 19159, 10.15, 97.3, 0.716, 9.48, 77913.77144, 63239.13836, 63845.69);</text:p>
          </table:table-cell>
        </table:table-row>
        <table:table-row table:style-name="ro1">
          <table:table-cell table:style-name="ce0" office:value-type="string" calcext:value-type="string">
            <text:p>Lagoa Bonita do Sul</text:p>
          </table:table-cell>
          <table:table-cell table:style-name="ce0" office:value-type="float" office:value="4311239" calcext:value-type="float">
            <text:p>4311239</text:p>
          </table:table-cell>
          <table:table-cell table:style-name="ce0" office:value-type="string" calcext:value-type="string">
            <text:p>lagobonitense</text:p>
          </table:table-cell>
          <table:table-cell table:style-name="ce0" office:value-type="string" calcext:value-type="string">
            <text:p>LUIZ FRANCISCO FAGUNDES</text:p>
          </table:table-cell>
          <table:table-cell table:style-name="ce2" office:value-type="float" office:value="109.281" calcext:value-type="float">
            <text:p>109.281</text:p>
          </table:table-cell>
          <table:table-cell table:style-name="ce0" office:value-type="float" office:value="2939" calcext:value-type="float">
            <text:p>2939</text:p>
          </table:table-cell>
          <table:table-cell table:style-name="ce5" office:value-type="string" calcext:value-type="string">
            <text:p>24.53</text:p>
          </table:table-cell>
          <table:table-cell table:style-name="ce5" office:value-type="string" calcext:value-type="string">
            <text:p>97.9</text:p>
          </table:table-cell>
          <table:table-cell table:style-name="ce7" office:value-type="float" office:value="0.67" calcext:value-type="float">
            <text:p>0.6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940.65325" calcext:value-type="float">
            <text:p>13940.65325</text:p>
          </table:table-cell>
          <table:table-cell table:style-name="ce0" office:value-type="float" office:value="12121.71781" calcext:value-type="float">
            <text:p>12121.71781</text:p>
          </table:table-cell>
          <table:table-cell table:style-name="ce0" office:value-type="float" office:value="19729.38" calcext:value-type="float">
            <text:p>19729.38</text:p>
          </table:table-cell>
          <table:table-cell table:formula="of:=&quot;INSERT INTO estado VALUES ('&quot;&amp;[.A229]&amp;&quot;', '&quot;&amp;[.B229]&amp;&quot;', '&quot;&amp;[.C229]&amp;&quot;', '&quot;&amp;[.D229]&amp;&quot;', &quot;&amp;[.E229]&amp;&quot;, &quot;&amp;[.F229]&amp;&quot;, &quot;&amp;[.G229]&amp;&quot;, &quot;&amp;[.H229]&amp;&quot;, &quot;&amp;[.I229]&amp;&quot;, &quot;&amp;[.J229]&amp;&quot;, &quot;&amp;[.K229]&amp;&quot;, &quot;&amp;[.L229]&amp;&quot;, &quot;&amp;[.M229]&amp;&quot;);&quot;" office:value-type="string" office:string-value="INSERT INTO estado VALUES ('Lagoa Bonita do Sul', '4311239', 'lagobonitense', 'LUIZ FRANCISCO FAGUNDES', 109.281, 2939, 24.53, 97.9, 0.67, null, 13940.65325, 12121.71781, 19729.38);" calcext:value-type="string">
            <text:p>INSERT INTO estado VALUES ('Lagoa Bonita do Sul', '4311239', 'lagobonitense', 'LUIZ FRANCISCO FAGUNDES', 109.281, 2939, 24.53, 97.9, 0.67, null, 13940.65325, 12121.71781, 19729.38);</text:p>
          </table:table-cell>
        </table:table-row>
        <table:table-row table:style-name="ro1">
          <table:table-cell table:style-name="ce0" office:value-type="string" calcext:value-type="string">
            <text:p>Lagoão</text:p>
          </table:table-cell>
          <table:table-cell table:style-name="ce0" office:value-type="float" office:value="4311254" calcext:value-type="float">
            <text:p>4311254</text:p>
          </table:table-cell>
          <table:table-cell table:style-name="ce0" office:value-type="string" calcext:value-type="string">
            <text:p>lagoense</text:p>
          </table:table-cell>
          <table:table-cell table:style-name="ce0" office:value-type="string" calcext:value-type="string">
            <text:p>CIRANO DE CAMARGO</text:p>
          </table:table-cell>
          <table:table-cell table:style-name="ce2" office:value-type="float" office:value="387.455" calcext:value-type="float">
            <text:p>387.455</text:p>
          </table:table-cell>
          <table:table-cell table:style-name="ce0" office:value-type="float" office:value="6469" calcext:value-type="float">
            <text:p>6469</text:p>
          </table:table-cell>
          <table:table-cell table:style-name="ce5" office:value-type="string" calcext:value-type="string">
            <text:p>16.12</text:p>
          </table:table-cell>
          <table:table-cell table:style-name="ce5" office:value-type="float" office:value="97" calcext:value-type="float">
            <text:p>97</text:p>
          </table:table-cell>
          <table:table-cell table:style-name="ce7" office:value-type="float" office:value="0.643" calcext:value-type="float">
            <text:p>0.64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2550.25033" calcext:value-type="float">
            <text:p>22550.25033</text:p>
          </table:table-cell>
          <table:table-cell table:style-name="ce0" office:value-type="float" office:value="18523.42748" calcext:value-type="float">
            <text:p>18523.42748</text:p>
          </table:table-cell>
          <table:table-cell table:style-name="ce0" office:value-type="float" office:value="17625.25" calcext:value-type="float">
            <text:p>17625.25</text:p>
          </table:table-cell>
          <table:table-cell table:formula="of:=&quot;INSERT INTO estado VALUES ('&quot;&amp;[.A230]&amp;&quot;', '&quot;&amp;[.B230]&amp;&quot;', '&quot;&amp;[.C230]&amp;&quot;', '&quot;&amp;[.D230]&amp;&quot;', &quot;&amp;[.E230]&amp;&quot;, &quot;&amp;[.F230]&amp;&quot;, &quot;&amp;[.G230]&amp;&quot;, &quot;&amp;[.H230]&amp;&quot;, &quot;&amp;[.I230]&amp;&quot;, &quot;&amp;[.J230]&amp;&quot;, &quot;&amp;[.K230]&amp;&quot;, &quot;&amp;[.L230]&amp;&quot;, &quot;&amp;[.M230]&amp;&quot;);&quot;" office:value-type="string" office:string-value="INSERT INTO estado VALUES ('Lagoão', '4311254', 'lagoense', 'CIRANO DE CAMARGO', 387.455, 6469, 16.12, 97, 0.643, null, 22550.25033, 18523.42748, 17625.25);" calcext:value-type="string">
            <text:p>INSERT INTO estado VALUES ('Lagoão', '4311254', 'lagoense', 'CIRANO DE CAMARGO', 387.455, 6469, 16.12, 97, 0.643, null, 22550.25033, 18523.42748, 17625.25);</text:p>
          </table:table-cell>
        </table:table-row>
        <table:table-row table:style-name="ro1">
          <table:table-cell table:style-name="ce0" office:value-type="string" calcext:value-type="string">
            <text:p>Lagoa dos Três Cantos</text:p>
          </table:table-cell>
          <table:table-cell table:style-name="ce0" office:value-type="float" office:value="4311270" calcext:value-type="float">
            <text:p>4311270</text:p>
          </table:table-cell>
          <table:table-cell table:style-name="ce0" office:value-type="string" calcext:value-type="string">
            <text:p>três-cantense</text:p>
          </table:table-cell>
          <table:table-cell table:style-name="ce0" office:value-type="string" calcext:value-type="string">
            <text:p>SERGIO ANTONIO LASCH</text:p>
          </table:table-cell>
          <table:table-cell table:style-name="ce2" office:value-type="float" office:value="138.602" calcext:value-type="float">
            <text:p>138.602</text:p>
          </table:table-cell>
          <table:table-cell table:style-name="ce0" office:value-type="float" office:value="1604" calcext:value-type="float">
            <text:p>1604</text:p>
          </table:table-cell>
          <table:table-cell table:style-name="ce5" office:value-type="string" calcext:value-type="string">
            <text:p>11.53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89" calcext:value-type="float">
            <text:p>0.789</text:p>
          </table:table-cell>
          <table:table-cell table:style-name="ce0" office:value-type="float" office:value="41.67" calcext:value-type="float">
            <text:p>41.67</text:p>
          </table:table-cell>
          <table:table-cell table:style-name="ce0" office:value-type="float" office:value="17057.22066" calcext:value-type="float">
            <text:p>17057.22066</text:p>
          </table:table-cell>
          <table:table-cell table:style-name="ce0" office:value-type="float" office:value="12815.48272" calcext:value-type="float">
            <text:p>12815.48272</text:p>
          </table:table-cell>
          <table:table-cell table:style-name="ce0" office:value-type="float" office:value="56779.8" calcext:value-type="float">
            <text:p>56779.8</text:p>
          </table:table-cell>
          <table:table-cell table:formula="of:=&quot;INSERT INTO estado VALUES ('&quot;&amp;[.A231]&amp;&quot;', '&quot;&amp;[.B231]&amp;&quot;', '&quot;&amp;[.C231]&amp;&quot;', '&quot;&amp;[.D231]&amp;&quot;', &quot;&amp;[.E231]&amp;&quot;, &quot;&amp;[.F231]&amp;&quot;, &quot;&amp;[.G231]&amp;&quot;, &quot;&amp;[.H231]&amp;&quot;, &quot;&amp;[.I231]&amp;&quot;, &quot;&amp;[.J231]&amp;&quot;, &quot;&amp;[.K231]&amp;&quot;, &quot;&amp;[.L231]&amp;&quot;, &quot;&amp;[.M231]&amp;&quot;);&quot;" office:value-type="string" office:string-value="INSERT INTO estado VALUES ('Lagoa dos Três Cantos', '4311270', 'três-cantense', 'SERGIO ANTONIO LASCH', 138.602, 1604, 11.53, 100, 0.789, 41.67, 17057.22066, 12815.48272, 56779.8);" calcext:value-type="string">
            <text:p>INSERT INTO estado VALUES ('Lagoa dos Três Cantos', '4311270', 'três-cantense', 'SERGIO ANTONIO LASCH', 138.602, 1604, 11.53, 100, 0.789, 41.67, 17057.22066, 12815.48272, 56779.8);</text:p>
          </table:table-cell>
        </table:table-row>
        <table:table-row table:style-name="ro1">
          <table:table-cell table:style-name="ce0" office:value-type="string" calcext:value-type="string">
            <text:p>Lagoa Vermelha</text:p>
          </table:table-cell>
          <table:table-cell table:style-name="ce0" office:value-type="float" office:value="4311304" calcext:value-type="float">
            <text:p>4311304</text:p>
          </table:table-cell>
          <table:table-cell table:style-name="ce0" office:value-type="string" calcext:value-type="string">
            <text:p>lagoense</text:p>
          </table:table-cell>
          <table:table-cell table:style-name="ce0" office:value-type="string" calcext:value-type="string">
            <text:p>GUSTAVO JOSE BONOTTO</text:p>
          </table:table-cell>
          <table:table-cell table:style-name="ce3" office:value-type="float" office:value="1260.227" calcext:value-type="float">
            <text:p>1260.227</text:p>
          </table:table-cell>
          <table:table-cell table:style-name="ce0" office:value-type="float" office:value="27751" calcext:value-type="float">
            <text:p>27751</text:p>
          </table:table-cell>
          <table:table-cell table:style-name="ce5" office:value-type="string" calcext:value-type="string">
            <text:p>21.78</text:p>
          </table:table-cell>
          <table:table-cell table:style-name="ce5" office:value-type="string" calcext:value-type="string">
            <text:p>97.5</text:p>
          </table:table-cell>
          <table:table-cell table:style-name="ce7" office:value-type="float" office:value="0.738" calcext:value-type="float">
            <text:p>0.738</text:p>
          </table:table-cell>
          <table:table-cell table:style-name="ce0" office:value-type="float" office:value="13.33" calcext:value-type="float">
            <text:p>13.33</text:p>
          </table:table-cell>
          <table:table-cell table:style-name="ce0" office:value-type="float" office:value="76755.62441" calcext:value-type="float">
            <text:p>76755.62441</text:p>
          </table:table-cell>
          <table:table-cell table:style-name="ce0" office:value-type="float" office:value="79573.80007" calcext:value-type="float">
            <text:p>79573.80007</text:p>
          </table:table-cell>
          <table:table-cell table:style-name="ce0" office:value-type="float" office:value="41206.3" calcext:value-type="float">
            <text:p>41206.3</text:p>
          </table:table-cell>
          <table:table-cell table:formula="of:=&quot;INSERT INTO estado VALUES ('&quot;&amp;[.A232]&amp;&quot;', '&quot;&amp;[.B232]&amp;&quot;', '&quot;&amp;[.C232]&amp;&quot;', '&quot;&amp;[.D232]&amp;&quot;', &quot;&amp;[.E232]&amp;&quot;, &quot;&amp;[.F232]&amp;&quot;, &quot;&amp;[.G232]&amp;&quot;, &quot;&amp;[.H232]&amp;&quot;, &quot;&amp;[.I232]&amp;&quot;, &quot;&amp;[.J232]&amp;&quot;, &quot;&amp;[.K232]&amp;&quot;, &quot;&amp;[.L232]&amp;&quot;, &quot;&amp;[.M232]&amp;&quot;);&quot;" office:value-type="string" office:string-value="INSERT INTO estado VALUES ('Lagoa Vermelha', '4311304', 'lagoense', 'GUSTAVO JOSE BONOTTO', 1260.227, 27751, 21.78, 97.5, 0.738, 13.33, 76755.62441, 79573.80007, 41206.3);" calcext:value-type="string">
            <text:p>INSERT INTO estado VALUES ('Lagoa Vermelha', '4311304', 'lagoense', 'GUSTAVO JOSE BONOTTO', 1260.227, 27751, 21.78, 97.5, 0.738, 13.33, 76755.62441, 79573.80007, 41206.3);</text:p>
          </table:table-cell>
        </table:table-row>
        <table:table-row table:style-name="ro1">
          <table:table-cell table:style-name="ce0" office:value-type="string" calcext:value-type="string">
            <text:p>Lajeado</text:p>
          </table:table-cell>
          <table:table-cell table:style-name="ce0" office:value-type="float" office:value="4311403" calcext:value-type="float">
            <text:p>4311403</text:p>
          </table:table-cell>
          <table:table-cell table:style-name="ce0" office:value-type="string" calcext:value-type="string">
            <text:p>lajeadense</text:p>
          </table:table-cell>
          <table:table-cell table:style-name="ce0" office:value-type="string" calcext:value-type="string">
            <text:p>MARCELO CAUMO</text:p>
          </table:table-cell>
          <table:table-cell table:style-name="ce2" office:value-type="float" office:value="91.231" calcext:value-type="float">
            <text:p>91.231</text:p>
          </table:table-cell>
          <table:table-cell table:style-name="ce0" office:value-type="float" office:value="86005" calcext:value-type="float">
            <text:p>86005</text:p>
          </table:table-cell>
          <table:table-cell table:style-name="ce5" office:value-type="string" calcext:value-type="string">
            <text:p>793.07</text:p>
          </table:table-cell>
          <table:table-cell table:style-name="ce5" office:value-type="float" office:value="98" calcext:value-type="float">
            <text:p>98</text:p>
          </table:table-cell>
          <table:table-cell table:style-name="ce7" office:value-type="float" office:value="0.778" calcext:value-type="float">
            <text:p>0.778</text:p>
          </table:table-cell>
          <table:table-cell table:style-name="ce0" office:value-type="float" office:value="3.39" calcext:value-type="float">
            <text:p>3.39</text:p>
          </table:table-cell>
          <table:table-cell table:style-name="ce0" office:value-type="float" office:value="313426.42933" calcext:value-type="float">
            <text:p>313426.42933</text:p>
          </table:table-cell>
          <table:table-cell table:style-name="ce0" office:value-type="float" office:value="257293.54268" calcext:value-type="float">
            <text:p>257293.54268</text:p>
          </table:table-cell>
          <table:table-cell table:style-name="ce0" office:value-type="float" office:value="55616.48" calcext:value-type="float">
            <text:p>55616.48</text:p>
          </table:table-cell>
          <table:table-cell table:formula="of:=&quot;INSERT INTO estado VALUES ('&quot;&amp;[.A233]&amp;&quot;', '&quot;&amp;[.B233]&amp;&quot;', '&quot;&amp;[.C233]&amp;&quot;', '&quot;&amp;[.D233]&amp;&quot;', &quot;&amp;[.E233]&amp;&quot;, &quot;&amp;[.F233]&amp;&quot;, &quot;&amp;[.G233]&amp;&quot;, &quot;&amp;[.H233]&amp;&quot;, &quot;&amp;[.I233]&amp;&quot;, &quot;&amp;[.J233]&amp;&quot;, &quot;&amp;[.K233]&amp;&quot;, &quot;&amp;[.L233]&amp;&quot;, &quot;&amp;[.M233]&amp;&quot;);&quot;" office:value-type="string" office:string-value="INSERT INTO estado VALUES ('Lajeado', '4311403', 'lajeadense', 'MARCELO CAUMO', 91.231, 86005, 793.07, 98, 0.778, 3.39, 313426.42933, 257293.54268, 55616.48);" calcext:value-type="string">
            <text:p>INSERT INTO estado VALUES ('Lajeado', '4311403', 'lajeadense', 'MARCELO CAUMO', 91.231, 86005, 793.07, 98, 0.778, 3.39, 313426.42933, 257293.54268, 55616.48);</text:p>
          </table:table-cell>
        </table:table-row>
        <table:table-row table:style-name="ro1">
          <table:table-cell table:style-name="ce0" office:value-type="string" calcext:value-type="string">
            <text:p>Lajeado do Bugre</text:p>
          </table:table-cell>
          <table:table-cell table:style-name="ce0" office:value-type="float" office:value="4311429" calcext:value-type="float">
            <text:p>4311429</text:p>
          </table:table-cell>
          <table:table-cell table:style-name="ce0" office:value-type="string" calcext:value-type="string">
            <text:p>lajeado-bugrense</text:p>
          </table:table-cell>
          <table:table-cell table:style-name="ce0" office:value-type="string" calcext:value-type="string">
            <text:p>ROBERTO MACIEL SANTOS</text:p>
          </table:table-cell>
          <table:table-cell table:style-name="ce2" office:value-type="float" office:value="67.947" calcext:value-type="float">
            <text:p>67.947</text:p>
          </table:table-cell>
          <table:table-cell table:style-name="ce0" office:value-type="float" office:value="2569" calcext:value-type="float">
            <text:p>2569</text:p>
          </table:table-cell>
          <table:table-cell table:style-name="ce5" office:value-type="string" calcext:value-type="string">
            <text:p>36.61</text:p>
          </table:table-cell>
          <table:table-cell table:style-name="ce5" office:value-type="string" calcext:value-type="string">
            <text:p>96.8</text:p>
          </table:table-cell>
          <table:table-cell table:style-name="ce7" office:value-type="float" office:value="0.613" calcext:value-type="float">
            <text:p>0.61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959.00491" calcext:value-type="float">
            <text:p>13959.00491</text:p>
          </table:table-cell>
          <table:table-cell table:style-name="ce0" office:value-type="float" office:value="11841.27899" calcext:value-type="float">
            <text:p>11841.27899</text:p>
          </table:table-cell>
          <table:table-cell table:style-name="ce0" office:value-type="float" office:value="21619.28" calcext:value-type="float">
            <text:p>21619.28</text:p>
          </table:table-cell>
          <table:table-cell table:formula="of:=&quot;INSERT INTO estado VALUES ('&quot;&amp;[.A234]&amp;&quot;', '&quot;&amp;[.B234]&amp;&quot;', '&quot;&amp;[.C234]&amp;&quot;', '&quot;&amp;[.D234]&amp;&quot;', &quot;&amp;[.E234]&amp;&quot;, &quot;&amp;[.F234]&amp;&quot;, &quot;&amp;[.G234]&amp;&quot;, &quot;&amp;[.H234]&amp;&quot;, &quot;&amp;[.I234]&amp;&quot;, &quot;&amp;[.J234]&amp;&quot;, &quot;&amp;[.K234]&amp;&quot;, &quot;&amp;[.L234]&amp;&quot;, &quot;&amp;[.M234]&amp;&quot;);&quot;" office:value-type="string" office:string-value="INSERT INTO estado VALUES ('Lajeado do Bugre', '4311429', 'lajeado-bugrense', 'ROBERTO MACIEL SANTOS', 67.947, 2569, 36.61, 96.8, 0.613, null, 13959.00491, 11841.27899, 21619.28);" calcext:value-type="string">
            <text:p>INSERT INTO estado VALUES ('Lajeado do Bugre', '4311429', 'lajeado-bugrense', 'ROBERTO MACIEL SANTOS', 67.947, 2569, 36.61, 96.8, 0.613, null, 13959.00491, 11841.27899, 21619.28);</text:p>
          </table:table-cell>
        </table:table-row>
        <table:table-row table:style-name="ro1">
          <table:table-cell table:style-name="ce0" office:value-type="string" calcext:value-type="string">
            <text:p>Lavras do Sul</text:p>
          </table:table-cell>
          <table:table-cell table:style-name="ce0" office:value-type="float" office:value="4311502" calcext:value-type="float">
            <text:p>4311502</text:p>
          </table:table-cell>
          <table:table-cell table:style-name="ce0" office:value-type="string" calcext:value-type="string">
            <text:p>lavrense</text:p>
          </table:table-cell>
          <table:table-cell table:style-name="ce0" office:value-type="string" calcext:value-type="string">
            <text:p>SÁVIO JOHNSTON PRESTES</text:p>
          </table:table-cell>
          <table:table-cell table:style-name="ce3" office:value-type="float" office:value="2600.969" calcext:value-type="float">
            <text:p>2600.969</text:p>
          </table:table-cell>
          <table:table-cell table:style-name="ce0" office:value-type="float" office:value="7410" calcext:value-type="float">
            <text:p>7410</text:p>
          </table:table-cell>
          <table:table-cell table:style-name="ce5" office:value-type="string" calcext:value-type="string">
            <text:p>2.95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699" calcext:value-type="float">
            <text:p>0.699</text:p>
          </table:table-cell>
          <table:table-cell table:style-name="ce0" office:value-type="float" office:value="27.78" calcext:value-type="float">
            <text:p>27.78</text:p>
          </table:table-cell>
          <table:table-cell table:style-name="ce0" office:value-type="float" office:value="40036.16247" calcext:value-type="float">
            <text:p>40036.16247</text:p>
          </table:table-cell>
          <table:table-cell table:style-name="ce0" office:value-type="float" office:value="32066.32762" calcext:value-type="float">
            <text:p>32066.32762</text:p>
          </table:table-cell>
          <table:table-cell table:style-name="ce0" office:value-type="float" office:value="33310.31" calcext:value-type="float">
            <text:p>33310.31</text:p>
          </table:table-cell>
          <table:table-cell table:formula="of:=&quot;INSERT INTO estado VALUES ('&quot;&amp;[.A235]&amp;&quot;', '&quot;&amp;[.B235]&amp;&quot;', '&quot;&amp;[.C235]&amp;&quot;', '&quot;&amp;[.D235]&amp;&quot;', &quot;&amp;[.E235]&amp;&quot;, &quot;&amp;[.F235]&amp;&quot;, &quot;&amp;[.G235]&amp;&quot;, &quot;&amp;[.H235]&amp;&quot;, &quot;&amp;[.I235]&amp;&quot;, &quot;&amp;[.J235]&amp;&quot;, &quot;&amp;[.K235]&amp;&quot;, &quot;&amp;[.L235]&amp;&quot;, &quot;&amp;[.M235]&amp;&quot;);&quot;" office:value-type="string" office:string-value="INSERT INTO estado VALUES ('Lavras do Sul', '4311502', 'lavrense', 'SÁVIO JOHNSTON PRESTES', 2600.969, 7410, 2.95, 98.5, 0.699, 27.78, 40036.16247, 32066.32762, 33310.31);" calcext:value-type="string">
            <text:p>INSERT INTO estado VALUES ('Lavras do Sul', '4311502', 'lavrense', 'SÁVIO JOHNSTON PRESTES', 2600.969, 7410, 2.95, 98.5, 0.699, 27.78, 40036.16247, 32066.32762, 33310.31);</text:p>
          </table:table-cell>
        </table:table-row>
        <table:table-row table:style-name="ro1">
          <table:table-cell table:style-name="ce0" office:value-type="string" calcext:value-type="string">
            <text:p>Liberato Salzano</text:p>
          </table:table-cell>
          <table:table-cell table:style-name="ce0" office:value-type="float" office:value="4311601" calcext:value-type="float">
            <text:p>4311601</text:p>
          </table:table-cell>
          <table:table-cell table:style-name="ce0" office:value-type="string" calcext:value-type="string">
            <text:p>salzanense</text:p>
          </table:table-cell>
          <table:table-cell table:style-name="ce0" office:value-type="string" calcext:value-type="string">
            <text:p>JULIANE PENSIN</text:p>
          </table:table-cell>
          <table:table-cell table:style-name="ce2" office:value-type="float" office:value="245.627" calcext:value-type="float">
            <text:p>245.627</text:p>
          </table:table-cell>
          <table:table-cell table:style-name="ce0" office:value-type="float" office:value="5087" calcext:value-type="float">
            <text:p>5087</text:p>
          </table:table-cell>
          <table:table-cell table:style-name="ce5" office:value-type="string" calcext:value-type="string">
            <text:p>23.53</text:p>
          </table:table-cell>
          <table:table-cell table:style-name="ce5" office:value-type="string" calcext:value-type="string">
            <text:p>98.9</text:p>
          </table:table-cell>
          <table:table-cell table:style-name="ce7" office:value-type="float" office:value="0.685" calcext:value-type="float">
            <text:p>0.68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4815.8291" calcext:value-type="float">
            <text:p>24815.8291</text:p>
          </table:table-cell>
          <table:table-cell table:style-name="ce0" office:value-type="float" office:value="20209.89722" calcext:value-type="float">
            <text:p>20209.89722</text:p>
          </table:table-cell>
          <table:table-cell table:style-name="ce0" office:value-type="float" office:value="27196.66" calcext:value-type="float">
            <text:p>27196.66</text:p>
          </table:table-cell>
          <table:table-cell table:formula="of:=&quot;INSERT INTO estado VALUES ('&quot;&amp;[.A236]&amp;&quot;', '&quot;&amp;[.B236]&amp;&quot;', '&quot;&amp;[.C236]&amp;&quot;', '&quot;&amp;[.D236]&amp;&quot;', &quot;&amp;[.E236]&amp;&quot;, &quot;&amp;[.F236]&amp;&quot;, &quot;&amp;[.G236]&amp;&quot;, &quot;&amp;[.H236]&amp;&quot;, &quot;&amp;[.I236]&amp;&quot;, &quot;&amp;[.J236]&amp;&quot;, &quot;&amp;[.K236]&amp;&quot;, &quot;&amp;[.L236]&amp;&quot;, &quot;&amp;[.M236]&amp;&quot;);&quot;" office:value-type="string" office:string-value="INSERT INTO estado VALUES ('Liberato Salzano', '4311601', 'salzanense', 'JULIANE PENSIN', 245.627, 5087, 23.53, 98.9, 0.685, null, 24815.8291, 20209.89722, 27196.66);" calcext:value-type="string">
            <text:p>INSERT INTO estado VALUES ('Liberato Salzano', '4311601', 'salzanense', 'JULIANE PENSIN', 245.627, 5087, 23.53, 98.9, 0.685, null, 24815.8291, 20209.89722, 27196.66);</text:p>
          </table:table-cell>
        </table:table-row>
        <table:table-row table:style-name="ro1">
          <table:table-cell table:style-name="ce0" office:value-type="string" calcext:value-type="string">
            <text:p>Lindolfo Collor</text:p>
          </table:table-cell>
          <table:table-cell table:style-name="ce0" office:value-type="float" office:value="4311627" calcext:value-type="float">
            <text:p>4311627</text:p>
          </table:table-cell>
          <table:table-cell table:style-name="ce0" office:value-type="string" calcext:value-type="string">
            <text:p>lindolfo-collorense</text:p>
          </table:table-cell>
          <table:table-cell table:style-name="ce0" office:value-type="string" calcext:value-type="string">
            <text:p>GASPAR BEHNE</text:p>
          </table:table-cell>
          <table:table-cell table:style-name="ce2" office:value-type="float" office:value="33.351" calcext:value-type="float">
            <text:p>33.351</text:p>
          </table:table-cell>
          <table:table-cell table:style-name="ce0" office:value-type="float" office:value="6193" calcext:value-type="float">
            <text:p>6193</text:p>
          </table:table-cell>
          <table:table-cell table:style-name="ce5" office:value-type="string" calcext:value-type="string">
            <text:p>158.44</text:p>
          </table:table-cell>
          <table:table-cell table:style-name="ce5" office:value-type="string" calcext:value-type="string">
            <text:p>97.1</text:p>
          </table:table-cell>
          <table:table-cell table:style-name="ce7" office:value-type="float" office:value="0.712" calcext:value-type="float">
            <text:p>0.71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6316.3433" calcext:value-type="float">
            <text:p>26316.3433</text:p>
          </table:table-cell>
          <table:table-cell table:style-name="ce0" office:value-type="float" office:value="18835.38011" calcext:value-type="float">
            <text:p>18835.38011</text:p>
          </table:table-cell>
          <table:table-cell table:style-name="ce0" office:value-type="float" office:value="51976.11" calcext:value-type="float">
            <text:p>51976.11</text:p>
          </table:table-cell>
          <table:table-cell table:formula="of:=&quot;INSERT INTO estado VALUES ('&quot;&amp;[.A237]&amp;&quot;', '&quot;&amp;[.B237]&amp;&quot;', '&quot;&amp;[.C237]&amp;&quot;', '&quot;&amp;[.D237]&amp;&quot;', &quot;&amp;[.E237]&amp;&quot;, &quot;&amp;[.F237]&amp;&quot;, &quot;&amp;[.G237]&amp;&quot;, &quot;&amp;[.H237]&amp;&quot;, &quot;&amp;[.I237]&amp;&quot;, &quot;&amp;[.J237]&amp;&quot;, &quot;&amp;[.K237]&amp;&quot;, &quot;&amp;[.L237]&amp;&quot;, &quot;&amp;[.M237]&amp;&quot;);&quot;" office:value-type="string" office:string-value="INSERT INTO estado VALUES ('Lindolfo Collor', '4311627', 'lindolfo-collorense', 'GASPAR BEHNE', 33.351, 6193, 158.44, 97.1, 0.712, null, 26316.3433, 18835.38011, 51976.11);" calcext:value-type="string">
            <text:p>INSERT INTO estado VALUES ('Lindolfo Collor', '4311627', 'lindolfo-collorense', 'GASPAR BEHNE', 33.351, 6193, 158.44, 97.1, 0.712, null, 26316.3433, 18835.38011, 51976.11);</text:p>
          </table:table-cell>
        </table:table-row>
        <table:table-row table:style-name="ro1">
          <table:table-cell table:style-name="ce0" office:value-type="string" calcext:value-type="string">
            <text:p>Linha Nova</text:p>
          </table:table-cell>
          <table:table-cell table:style-name="ce0" office:value-type="float" office:value="4311643" calcext:value-type="float">
            <text:p>4311643</text:p>
          </table:table-cell>
          <table:table-cell table:style-name="ce0" office:value-type="string" calcext:value-type="string">
            <text:p>linha-novense</text:p>
          </table:table-cell>
          <table:table-cell table:style-name="ce0" office:value-type="string" calcext:value-type="string">
            <text:p>HENRIQUE PETRY</text:p>
          </table:table-cell>
          <table:table-cell table:style-name="ce2" office:value-type="float" office:value="63.502" calcext:value-type="float">
            <text:p>63.502</text:p>
          </table:table-cell>
          <table:table-cell table:style-name="ce0" office:value-type="float" office:value="1724" calcext:value-type="float">
            <text:p>1724</text:p>
          </table:table-cell>
          <table:table-cell table:style-name="ce5" office:value-type="string" calcext:value-type="string">
            <text:p>25.48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49" calcext:value-type="float">
            <text:p>0.74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2244.82671" calcext:value-type="float">
            <text:p>12244.82671</text:p>
          </table:table-cell>
          <table:table-cell table:style-name="ce0" office:value-type="float" office:value="9721.99138" calcext:value-type="float">
            <text:p>9721.99138</text:p>
          </table:table-cell>
          <table:table-cell table:style-name="ce0" office:value-type="float" office:value="32043.58" calcext:value-type="float">
            <text:p>32043.58</text:p>
          </table:table-cell>
          <table:table-cell table:formula="of:=&quot;INSERT INTO estado VALUES ('&quot;&amp;[.A238]&amp;&quot;', '&quot;&amp;[.B238]&amp;&quot;', '&quot;&amp;[.C238]&amp;&quot;', '&quot;&amp;[.D238]&amp;&quot;', &quot;&amp;[.E238]&amp;&quot;, &quot;&amp;[.F238]&amp;&quot;, &quot;&amp;[.G238]&amp;&quot;, &quot;&amp;[.H238]&amp;&quot;, &quot;&amp;[.I238]&amp;&quot;, &quot;&amp;[.J238]&amp;&quot;, &quot;&amp;[.K238]&amp;&quot;, &quot;&amp;[.L238]&amp;&quot;, &quot;&amp;[.M238]&amp;&quot;);&quot;" office:value-type="string" office:string-value="INSERT INTO estado VALUES ('Linha Nova', '4311643', 'linha-novense', 'HENRIQUE PETRY', 63.502, 1724, 25.48, 100, 0.749, null, 12244.82671, 9721.99138, 32043.58);" calcext:value-type="string">
            <text:p>INSERT INTO estado VALUES ('Linha Nova', '4311643', 'linha-novense', 'HENRIQUE PETRY', 63.502, 1724, 25.48, 100, 0.749, null, 12244.82671, 9721.99138, 32043.58);</text:p>
          </table:table-cell>
        </table:table-row>
        <table:table-row table:style-name="ro1">
          <table:table-cell table:style-name="ce0" office:value-type="string" calcext:value-type="string">
            <text:p>Machadinho</text:p>
          </table:table-cell>
          <table:table-cell table:style-name="ce0" office:value-type="float" office:value="4311700" calcext:value-type="float">
            <text:p>4311700</text:p>
          </table:table-cell>
          <table:table-cell table:style-name="ce0" office:value-type="string" calcext:value-type="string">
            <text:p>machadinhense</text:p>
          </table:table-cell>
          <table:table-cell table:style-name="ce0" office:value-type="string" calcext:value-type="string">
            <text:p>ALCIR GRISON</text:p>
          </table:table-cell>
          <table:table-cell table:style-name="ce2" office:value-type="float" office:value="335.198" calcext:value-type="float">
            <text:p>335.198</text:p>
          </table:table-cell>
          <table:table-cell table:style-name="ce0" office:value-type="float" office:value="5411" calcext:value-type="float">
            <text:p>5411</text:p>
          </table:table-cell>
          <table:table-cell table:style-name="ce5" office:value-type="string" calcext:value-type="string">
            <text:p>16.45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692" calcext:value-type="float">
            <text:p>0.69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2641.84126" calcext:value-type="float">
            <text:p>22641.84126</text:p>
          </table:table-cell>
          <table:table-cell table:style-name="ce0" office:value-type="float" office:value="20367.88179" calcext:value-type="float">
            <text:p>20367.88179</text:p>
          </table:table-cell>
          <table:table-cell table:style-name="ce0" office:value-type="float" office:value="33590.76" calcext:value-type="float">
            <text:p>33590.76</text:p>
          </table:table-cell>
          <table:table-cell table:formula="of:=&quot;INSERT INTO estado VALUES ('&quot;&amp;[.A239]&amp;&quot;', '&quot;&amp;[.B239]&amp;&quot;', '&quot;&amp;[.C239]&amp;&quot;', '&quot;&amp;[.D239]&amp;&quot;', &quot;&amp;[.E239]&amp;&quot;, &quot;&amp;[.F239]&amp;&quot;, &quot;&amp;[.G239]&amp;&quot;, &quot;&amp;[.H239]&amp;&quot;, &quot;&amp;[.I239]&amp;&quot;, &quot;&amp;[.J239]&amp;&quot;, &quot;&amp;[.K239]&amp;&quot;, &quot;&amp;[.L239]&amp;&quot;, &quot;&amp;[.M239]&amp;&quot;);&quot;" office:value-type="string" office:string-value="INSERT INTO estado VALUES ('Machadinho', '4311700', 'machadinhense', 'ALCIR GRISON', 335.198, 5411, 16.45, 98.5, 0.692, null, 22641.84126, 20367.88179, 33590.76);" calcext:value-type="string">
            <text:p>INSERT INTO estado VALUES ('Machadinho', '4311700', 'machadinhense', 'ALCIR GRISON', 335.198, 5411, 16.45, 98.5, 0.692, null, 22641.84126, 20367.88179, 33590.76);</text:p>
          </table:table-cell>
        </table:table-row>
        <table:table-row table:style-name="ro1">
          <table:table-cell table:style-name="ce0" office:value-type="string" calcext:value-type="string">
            <text:p>Maçambará</text:p>
          </table:table-cell>
          <table:table-cell table:style-name="ce0" office:value-type="float" office:value="4311718" calcext:value-type="float">
            <text:p>4311718</text:p>
          </table:table-cell>
          <table:table-cell table:style-name="ce0" office:value-type="string" calcext:value-type="string">
            <text:p>maçambarense</text:p>
          </table:table-cell>
          <table:table-cell table:style-name="ce0" office:value-type="string" calcext:value-type="string">
            <text:p>ADRIANE BORTOLASO SCHRAMM</text:p>
          </table:table-cell>
          <table:table-cell table:style-name="ce3" office:value-type="float" office:value="1682.82" calcext:value-type="float">
            <text:p>1682.820</text:p>
          </table:table-cell>
          <table:table-cell table:style-name="ce0" office:value-type="float" office:value="4539" calcext:value-type="float">
            <text:p>4539</text:p>
          </table:table-cell>
          <table:table-cell table:style-name="ce5" office:value-type="string" calcext:value-type="string">
            <text:p>2.82</text:p>
          </table:table-cell>
          <table:table-cell table:style-name="ce5" office:value-type="string" calcext:value-type="string">
            <text:p>99.3</text:p>
          </table:table-cell>
          <table:table-cell table:style-name="ce7" office:value-type="float" office:value="0.684" calcext:value-type="float">
            <text:p>0.68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6115.04942" calcext:value-type="float">
            <text:p>26115.04942</text:p>
          </table:table-cell>
          <table:table-cell table:style-name="ce0" office:value-type="float" office:value="17242.52362" calcext:value-type="float">
            <text:p>17242.52362</text:p>
          </table:table-cell>
          <table:table-cell table:style-name="ce0" office:value-type="float" office:value="61937.87" calcext:value-type="float">
            <text:p>61937.87</text:p>
          </table:table-cell>
          <table:table-cell table:formula="of:=&quot;INSERT INTO estado VALUES ('&quot;&amp;[.A240]&amp;&quot;', '&quot;&amp;[.B240]&amp;&quot;', '&quot;&amp;[.C240]&amp;&quot;', '&quot;&amp;[.D240]&amp;&quot;', &quot;&amp;[.E240]&amp;&quot;, &quot;&amp;[.F240]&amp;&quot;, &quot;&amp;[.G240]&amp;&quot;, &quot;&amp;[.H240]&amp;&quot;, &quot;&amp;[.I240]&amp;&quot;, &quot;&amp;[.J240]&amp;&quot;, &quot;&amp;[.K240]&amp;&quot;, &quot;&amp;[.L240]&amp;&quot;, &quot;&amp;[.M240]&amp;&quot;);&quot;" office:value-type="string" office:string-value="INSERT INTO estado VALUES ('Maçambará', '4311718', 'maçambarense', 'ADRIANE BORTOLASO SCHRAMM', 1682.82, 4539, 2.82, 99.3, 0.684, null, 26115.04942, 17242.52362, 61937.87);" calcext:value-type="string">
            <text:p>INSERT INTO estado VALUES ('Maçambará', '4311718', 'maçambarense', 'ADRIANE BORTOLASO SCHRAMM', 1682.82, 4539, 2.82, 99.3, 0.684, null, 26115.04942, 17242.52362, 61937.87);</text:p>
          </table:table-cell>
        </table:table-row>
        <table:table-row table:style-name="ro1">
          <table:table-cell table:style-name="ce0" office:value-type="string" calcext:value-type="string">
            <text:p>Mampituba</text:p>
          </table:table-cell>
          <table:table-cell table:style-name="ce0" office:value-type="float" office:value="4311734" calcext:value-type="float">
            <text:p>4311734</text:p>
          </table:table-cell>
          <table:table-cell table:style-name="ce0" office:value-type="string" calcext:value-type="string">
            <text:p>mampitubense</text:p>
          </table:table-cell>
          <table:table-cell table:style-name="ce0" office:value-type="string" calcext:value-type="string">
            <text:p>PEDRO JUAREZ DA SILVA</text:p>
          </table:table-cell>
          <table:table-cell table:style-name="ce2" office:value-type="float" office:value="156.653" calcext:value-type="float">
            <text:p>156.653</text:p>
          </table:table-cell>
          <table:table-cell table:style-name="ce0" office:value-type="float" office:value="2965" calcext:value-type="float">
            <text:p>2965</text:p>
          </table:table-cell>
          <table:table-cell table:style-name="ce5" office:value-type="string" calcext:value-type="string">
            <text:p>19.02</text:p>
          </table:table-cell>
          <table:table-cell table:style-name="ce5" office:value-type="string" calcext:value-type="string">
            <text:p>96.6</text:p>
          </table:table-cell>
          <table:table-cell table:style-name="ce7" office:value-type="float" office:value="0.649" calcext:value-type="float">
            <text:p>0.649</text:p>
          </table:table-cell>
          <table:table-cell table:style-name="ce0" office:value-type="float" office:value="21.28" calcext:value-type="float">
            <text:p>21.28</text:p>
          </table:table-cell>
          <table:table-cell table:style-name="ce0" office:value-type="float" office:value="17104.60084" calcext:value-type="float">
            <text:p>17104.60084</text:p>
          </table:table-cell>
          <table:table-cell table:style-name="ce0" office:value-type="float" office:value="13934.41597" calcext:value-type="float">
            <text:p>13934.41597</text:p>
          </table:table-cell>
          <table:table-cell table:style-name="ce0" office:value-type="float" office:value="19828.17" calcext:value-type="float">
            <text:p>19828.17</text:p>
          </table:table-cell>
          <table:table-cell table:formula="of:=&quot;INSERT INTO estado VALUES ('&quot;&amp;[.A241]&amp;&quot;', '&quot;&amp;[.B241]&amp;&quot;', '&quot;&amp;[.C241]&amp;&quot;', '&quot;&amp;[.D241]&amp;&quot;', &quot;&amp;[.E241]&amp;&quot;, &quot;&amp;[.F241]&amp;&quot;, &quot;&amp;[.G241]&amp;&quot;, &quot;&amp;[.H241]&amp;&quot;, &quot;&amp;[.I241]&amp;&quot;, &quot;&amp;[.J241]&amp;&quot;, &quot;&amp;[.K241]&amp;&quot;, &quot;&amp;[.L241]&amp;&quot;, &quot;&amp;[.M241]&amp;&quot;);&quot;" office:value-type="string" office:string-value="INSERT INTO estado VALUES ('Mampituba', '4311734', 'mampitubense', 'PEDRO JUAREZ DA SILVA', 156.653, 2965, 19.02, 96.6, 0.649, 21.28, 17104.60084, 13934.41597, 19828.17);" calcext:value-type="string">
            <text:p>INSERT INTO estado VALUES ('Mampituba', '4311734', 'mampitubense', 'PEDRO JUAREZ DA SILVA', 156.653, 2965, 19.02, 96.6, 0.649, 21.28, 17104.60084, 13934.41597, 19828.17);</text:p>
          </table:table-cell>
        </table:table-row>
        <table:table-row table:style-name="ro1">
          <table:table-cell table:style-name="ce0" office:value-type="string" calcext:value-type="string">
            <text:p>Manoel Viana</text:p>
          </table:table-cell>
          <table:table-cell table:style-name="ce0" office:value-type="float" office:value="4311759" calcext:value-type="float">
            <text:p>4311759</text:p>
          </table:table-cell>
          <table:table-cell table:style-name="ce0" office:value-type="string" calcext:value-type="string">
            <text:p>vianense</text:p>
          </table:table-cell>
          <table:table-cell table:style-name="ce0" office:value-type="string" calcext:value-type="string">
            <text:p>JORGE GUSTAVO COSTA MEDEIROS</text:p>
          </table:table-cell>
          <table:table-cell table:style-name="ce3" office:value-type="float" office:value="1390.696" calcext:value-type="float">
            <text:p>1390.696</text:p>
          </table:table-cell>
          <table:table-cell table:style-name="ce0" office:value-type="float" office:value="7315" calcext:value-type="float">
            <text:p>7315</text:p>
          </table:table-cell>
          <table:table-cell table:style-name="ce5" office:value-type="string" calcext:value-type="string">
            <text:p>5.09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655" calcext:value-type="float">
            <text:p>0.65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4016.81615" calcext:value-type="float">
            <text:p>24016.81615</text:p>
          </table:table-cell>
          <table:table-cell table:style-name="ce0" office:value-type="float" office:value="20462.17218" calcext:value-type="float">
            <text:p>20462.17218</text:p>
          </table:table-cell>
          <table:table-cell table:style-name="ce0" office:value-type="float" office:value="36739.57" calcext:value-type="float">
            <text:p>36739.57</text:p>
          </table:table-cell>
          <table:table-cell table:formula="of:=&quot;INSERT INTO estado VALUES ('&quot;&amp;[.A242]&amp;&quot;', '&quot;&amp;[.B242]&amp;&quot;', '&quot;&amp;[.C242]&amp;&quot;', '&quot;&amp;[.D242]&amp;&quot;', &quot;&amp;[.E242]&amp;&quot;, &quot;&amp;[.F242]&amp;&quot;, &quot;&amp;[.G242]&amp;&quot;, &quot;&amp;[.H242]&amp;&quot;, &quot;&amp;[.I242]&amp;&quot;, &quot;&amp;[.J242]&amp;&quot;, &quot;&amp;[.K242]&amp;&quot;, &quot;&amp;[.L242]&amp;&quot;, &quot;&amp;[.M242]&amp;&quot;);&quot;" office:value-type="string" office:string-value="INSERT INTO estado VALUES ('Manoel Viana', '4311759', 'vianense', 'JORGE GUSTAVO COSTA MEDEIROS', 1390.696, 7315, 5.09, 99.2, 0.655, null, 24016.81615, 20462.17218, 36739.57);" calcext:value-type="string">
            <text:p>INSERT INTO estado VALUES ('Manoel Viana', '4311759', 'vianense', 'JORGE GUSTAVO COSTA MEDEIROS', 1390.696, 7315, 5.09, 99.2, 0.655, null, 24016.81615, 20462.17218, 36739.57);</text:p>
          </table:table-cell>
        </table:table-row>
        <table:table-row table:style-name="ro1">
          <table:table-cell table:style-name="ce0" office:value-type="string" calcext:value-type="string">
            <text:p>Maquiné</text:p>
          </table:table-cell>
          <table:table-cell table:style-name="ce0" office:value-type="float" office:value="4311775" calcext:value-type="float">
            <text:p>4311775</text:p>
          </table:table-cell>
          <table:table-cell table:style-name="ce0" office:value-type="string" calcext:value-type="string">
            <text:p>maquinense</text:p>
          </table:table-cell>
          <table:table-cell table:style-name="ce0" office:value-type="string" calcext:value-type="string">
            <text:p>JOÃO MARCOS BASSANI DOS SANTOS</text:p>
          </table:table-cell>
          <table:table-cell table:style-name="ce2" office:value-type="float" office:value="613.58" calcext:value-type="float">
            <text:p>613.580</text:p>
          </table:table-cell>
          <table:table-cell table:style-name="ce0" office:value-type="float" office:value="6747" calcext:value-type="float">
            <text:p>6747</text:p>
          </table:table-cell>
          <table:table-cell table:style-name="ce5" office:value-type="string" calcext:value-type="string">
            <text:p>11.11</text:p>
          </table:table-cell>
          <table:table-cell table:style-name="ce5" office:value-type="string" calcext:value-type="string">
            <text:p>94.6</text:p>
          </table:table-cell>
          <table:table-cell table:style-name="ce7" office:value-type="float" office:value="0.682" calcext:value-type="float">
            <text:p>0.682</text:p>
          </table:table-cell>
          <table:table-cell table:style-name="ce0" office:value-type="float" office:value="11.63" calcext:value-type="float">
            <text:p>11.63</text:p>
          </table:table-cell>
          <table:table-cell table:style-name="ce0" office:value-type="float" office:value="25260.84595" calcext:value-type="float">
            <text:p>25260.84595</text:p>
          </table:table-cell>
          <table:table-cell table:style-name="ce0" office:value-type="float" office:value="21079.4165" calcext:value-type="float">
            <text:p>21079.4165</text:p>
          </table:table-cell>
          <table:table-cell table:style-name="ce0" office:value-type="float" office:value="20739.97" calcext:value-type="float">
            <text:p>20739.97</text:p>
          </table:table-cell>
          <table:table-cell table:formula="of:=&quot;INSERT INTO estado VALUES ('&quot;&amp;[.A243]&amp;&quot;', '&quot;&amp;[.B243]&amp;&quot;', '&quot;&amp;[.C243]&amp;&quot;', '&quot;&amp;[.D243]&amp;&quot;', &quot;&amp;[.E243]&amp;&quot;, &quot;&amp;[.F243]&amp;&quot;, &quot;&amp;[.G243]&amp;&quot;, &quot;&amp;[.H243]&amp;&quot;, &quot;&amp;[.I243]&amp;&quot;, &quot;&amp;[.J243]&amp;&quot;, &quot;&amp;[.K243]&amp;&quot;, &quot;&amp;[.L243]&amp;&quot;, &quot;&amp;[.M243]&amp;&quot;);&quot;" office:value-type="string" office:string-value="INSERT INTO estado VALUES ('Maquiné', '4311775', 'maquinense', 'JOÃO MARCOS BASSANI DOS SANTOS', 613.58, 6747, 11.11, 94.6, 0.682, 11.63, 25260.84595, 21079.4165, 20739.97);" calcext:value-type="string">
            <text:p>INSERT INTO estado VALUES ('Maquiné', '4311775', 'maquinense', 'JOÃO MARCOS BASSANI DOS SANTOS', 613.58, 6747, 11.11, 94.6, 0.682, 11.63, 25260.84595, 21079.4165, 20739.97);</text:p>
          </table:table-cell>
        </table:table-row>
        <table:table-row table:style-name="ro1">
          <table:table-cell table:style-name="ce0" office:value-type="string" calcext:value-type="string">
            <text:p>Maratá</text:p>
          </table:table-cell>
          <table:table-cell table:style-name="ce0" office:value-type="float" office:value="4311791" calcext:value-type="float">
            <text:p>4311791</text:p>
          </table:table-cell>
          <table:table-cell table:style-name="ce0" office:value-type="string" calcext:value-type="string">
            <text:p>marataense</text:p>
          </table:table-cell>
          <table:table-cell table:style-name="ce0" office:value-type="string" calcext:value-type="string">
            <text:p>GISELE ADRIANA SCHNEIDER</text:p>
          </table:table-cell>
          <table:table-cell table:style-name="ce2" office:value-type="float" office:value="82.063" calcext:value-type="float">
            <text:p>82.063</text:p>
          </table:table-cell>
          <table:table-cell table:style-name="ce0" office:value-type="float" office:value="2713" calcext:value-type="float">
            <text:p>2713</text:p>
          </table:table-cell>
          <table:table-cell table:style-name="ce5" office:value-type="string" calcext:value-type="string">
            <text:p>31.13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697" calcext:value-type="float">
            <text:p>0.69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083.682" calcext:value-type="float">
            <text:p>21083.682</text:p>
          </table:table-cell>
          <table:table-cell table:style-name="ce0" office:value-type="float" office:value="17162.94568" calcext:value-type="float">
            <text:p>17162.94568</text:p>
          </table:table-cell>
          <table:table-cell table:style-name="ce0" office:value-type="float" office:value="28517.01" calcext:value-type="float">
            <text:p>28517.01</text:p>
          </table:table-cell>
          <table:table-cell table:formula="of:=&quot;INSERT INTO estado VALUES ('&quot;&amp;[.A244]&amp;&quot;', '&quot;&amp;[.B244]&amp;&quot;', '&quot;&amp;[.C244]&amp;&quot;', '&quot;&amp;[.D244]&amp;&quot;', &quot;&amp;[.E244]&amp;&quot;, &quot;&amp;[.F244]&amp;&quot;, &quot;&amp;[.G244]&amp;&quot;, &quot;&amp;[.H244]&amp;&quot;, &quot;&amp;[.I244]&amp;&quot;, &quot;&amp;[.J244]&amp;&quot;, &quot;&amp;[.K244]&amp;&quot;, &quot;&amp;[.L244]&amp;&quot;, &quot;&amp;[.M244]&amp;&quot;);&quot;" office:value-type="string" office:string-value="INSERT INTO estado VALUES ('Maratá', '4311791', 'marataense', 'GISELE ADRIANA SCHNEIDER', 82.063, 2713, 31.13, 99, 0.697, null, 21083.682, 17162.94568, 28517.01);" calcext:value-type="string">
            <text:p>INSERT INTO estado VALUES ('Maratá', '4311791', 'marataense', 'GISELE ADRIANA SCHNEIDER', 82.063, 2713, 31.13, 99, 0.697, null, 21083.682, 17162.94568, 28517.01);</text:p>
          </table:table-cell>
        </table:table-row>
        <table:table-row table:style-name="ro1">
          <table:table-cell table:style-name="ce0" office:value-type="string" calcext:value-type="string">
            <text:p>Marau</text:p>
          </table:table-cell>
          <table:table-cell table:style-name="ce0" office:value-type="float" office:value="4311809" calcext:value-type="float">
            <text:p>4311809</text:p>
          </table:table-cell>
          <table:table-cell table:style-name="ce0" office:value-type="string" calcext:value-type="string">
            <text:p>marauense</text:p>
          </table:table-cell>
          <table:table-cell table:style-name="ce0" office:value-type="string" calcext:value-type="string">
            <text:p>IURA KURTZ</text:p>
          </table:table-cell>
          <table:table-cell table:style-name="ce2" office:value-type="float" office:value="649.77" calcext:value-type="float">
            <text:p>649.770</text:p>
          </table:table-cell>
          <table:table-cell table:style-name="ce0" office:value-type="float" office:value="45523" calcext:value-type="float">
            <text:p>45523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94.5</text:p>
          </table:table-cell>
          <table:table-cell table:style-name="ce7" office:value-type="float" office:value="0.774" calcext:value-type="float">
            <text:p>0.774</text:p>
          </table:table-cell>
          <table:table-cell table:style-name="ce0" office:value-type="float" office:value="8.85" calcext:value-type="float">
            <text:p>8.85</text:p>
          </table:table-cell>
          <table:table-cell table:style-name="ce0" office:value-type="float" office:value="134010.05629" calcext:value-type="float">
            <text:p>134010.05629</text:p>
          </table:table-cell>
          <table:table-cell table:style-name="ce0" office:value-type="float" office:value="120754.98208" calcext:value-type="float">
            <text:p>120754.98208</text:p>
          </table:table-cell>
          <table:table-cell table:style-name="ce0" office:value-type="float" office:value="50305.26" calcext:value-type="float">
            <text:p>50305.26</text:p>
          </table:table-cell>
          <table:table-cell table:formula="of:=&quot;INSERT INTO estado VALUES ('&quot;&amp;[.A245]&amp;&quot;', '&quot;&amp;[.B245]&amp;&quot;', '&quot;&amp;[.C245]&amp;&quot;', '&quot;&amp;[.D245]&amp;&quot;', &quot;&amp;[.E245]&amp;&quot;, &quot;&amp;[.F245]&amp;&quot;, &quot;&amp;[.G245]&amp;&quot;, &quot;&amp;[.H245]&amp;&quot;, &quot;&amp;[.I245]&amp;&quot;, &quot;&amp;[.J245]&amp;&quot;, &quot;&amp;[.K245]&amp;&quot;, &quot;&amp;[.L245]&amp;&quot;, &quot;&amp;[.M245]&amp;&quot;);&quot;" office:value-type="string" office:string-value="INSERT INTO estado VALUES ('Marau', '4311809', 'marauense', 'IURA KURTZ', 649.77, 45523, 56, 94.5, 0.774, 8.85, 134010.05629, 120754.98208, 50305.26);" calcext:value-type="string">
            <text:p>INSERT INTO estado VALUES ('Marau', '4311809', 'marauense', 'IURA KURTZ', 649.77, 45523, 56, 94.5, 0.774, 8.85, 134010.05629, 120754.98208, 50305.26);</text:p>
          </table:table-cell>
        </table:table-row>
        <table:table-row table:style-name="ro1">
          <table:table-cell table:style-name="ce0" office:value-type="string" calcext:value-type="string">
            <text:p>Marcelino Ramos</text:p>
          </table:table-cell>
          <table:table-cell table:style-name="ce0" office:value-type="float" office:value="4311908" calcext:value-type="float">
            <text:p>4311908</text:p>
          </table:table-cell>
          <table:table-cell table:style-name="ce0" office:value-type="string" calcext:value-type="string">
            <text:p>marcelinense</text:p>
          </table:table-cell>
          <table:table-cell table:style-name="ce0" office:value-type="string" calcext:value-type="string">
            <text:p>VANNEI MAFISSONI</text:p>
          </table:table-cell>
          <table:table-cell table:style-name="ce2" office:value-type="float" office:value="229.759" calcext:value-type="float">
            <text:p>229.759</text:p>
          </table:table-cell>
          <table:table-cell table:style-name="ce0" office:value-type="float" office:value="4239" calcext:value-type="float">
            <text:p>4239</text:p>
          </table:table-cell>
          <table:table-cell table:style-name="ce5" office:value-type="string" calcext:value-type="string">
            <text:p>22.35</text:p>
          </table:table-cell>
          <table:table-cell table:style-name="ce5" office:value-type="string" calcext:value-type="string">
            <text:p>98.2</text:p>
          </table:table-cell>
          <table:table-cell table:style-name="ce7" office:value-type="float" office:value="0.724" calcext:value-type="float">
            <text:p>0.72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555.89208" calcext:value-type="float">
            <text:p>21555.89208</text:p>
          </table:table-cell>
          <table:table-cell table:style-name="ce0" office:value-type="float" office:value="18131.62087" calcext:value-type="float">
            <text:p>18131.62087</text:p>
          </table:table-cell>
          <table:table-cell table:style-name="ce0" office:value-type="float" office:value="30265.96" calcext:value-type="float">
            <text:p>30265.96</text:p>
          </table:table-cell>
          <table:table-cell table:formula="of:=&quot;INSERT INTO estado VALUES ('&quot;&amp;[.A246]&amp;&quot;', '&quot;&amp;[.B246]&amp;&quot;', '&quot;&amp;[.C246]&amp;&quot;', '&quot;&amp;[.D246]&amp;&quot;', &quot;&amp;[.E246]&amp;&quot;, &quot;&amp;[.F246]&amp;&quot;, &quot;&amp;[.G246]&amp;&quot;, &quot;&amp;[.H246]&amp;&quot;, &quot;&amp;[.I246]&amp;&quot;, &quot;&amp;[.J246]&amp;&quot;, &quot;&amp;[.K246]&amp;&quot;, &quot;&amp;[.L246]&amp;&quot;, &quot;&amp;[.M246]&amp;&quot;);&quot;" office:value-type="string" office:string-value="INSERT INTO estado VALUES ('Marcelino Ramos', '4311908', 'marcelinense', 'VANNEI MAFISSONI', 229.759, 4239, 22.35, 98.2, 0.724, null, 21555.89208, 18131.62087, 30265.96);" calcext:value-type="string">
            <text:p>INSERT INTO estado VALUES ('Marcelino Ramos', '4311908', 'marcelinense', 'VANNEI MAFISSONI', 229.759, 4239, 22.35, 98.2, 0.724, null, 21555.89208, 18131.62087, 30265.96);</text:p>
          </table:table-cell>
        </table:table-row>
        <table:table-row table:style-name="ro1">
          <table:table-cell table:style-name="ce0" office:value-type="string" calcext:value-type="string">
            <text:p>Mariana Pimentel</text:p>
          </table:table-cell>
          <table:table-cell table:style-name="ce0" office:value-type="float" office:value="4311981" calcext:value-type="float">
            <text:p>4311981</text:p>
          </table:table-cell>
          <table:table-cell table:style-name="ce0" office:value-type="string" calcext:value-type="string">
            <text:p>marianense</text:p>
          </table:table-cell>
          <table:table-cell table:style-name="ce0" office:value-type="string" calcext:value-type="string">
            <text:p>LUIZ RENATO MILESKI GONCZOROSKI</text:p>
          </table:table-cell>
          <table:table-cell table:style-name="ce2" office:value-type="float" office:value="338.45" calcext:value-type="float">
            <text:p>338.450</text:p>
          </table:table-cell>
          <table:table-cell table:style-name="ce0" office:value-type="float" office:value="3892" calcext:value-type="float">
            <text:p>3892</text:p>
          </table:table-cell>
          <table:table-cell table:style-name="ce5" office:value-type="string" calcext:value-type="string">
            <text:p>11.15</text:p>
          </table:table-cell>
          <table:table-cell table:style-name="ce5" office:value-type="string" calcext:value-type="string">
            <text:p>97.7</text:p>
          </table:table-cell>
          <table:table-cell table:style-name="ce7" office:value-type="float" office:value="0.701" calcext:value-type="float">
            <text:p>0.701</text:p>
          </table:table-cell>
          <table:table-cell table:style-name="ce0" office:value-type="float" office:value="21.28" calcext:value-type="float">
            <text:p>21.28</text:p>
          </table:table-cell>
          <table:table-cell table:style-name="ce0" office:value-type="float" office:value="18283.12865" calcext:value-type="float">
            <text:p>18283.12865</text:p>
          </table:table-cell>
          <table:table-cell table:style-name="ce0" office:value-type="float" office:value="13110.20565" calcext:value-type="float">
            <text:p>13110.20565</text:p>
          </table:table-cell>
          <table:table-cell table:style-name="ce0" office:value-type="float" office:value="20801.92" calcext:value-type="float">
            <text:p>20801.92</text:p>
          </table:table-cell>
          <table:table-cell table:formula="of:=&quot;INSERT INTO estado VALUES ('&quot;&amp;[.A247]&amp;&quot;', '&quot;&amp;[.B247]&amp;&quot;', '&quot;&amp;[.C247]&amp;&quot;', '&quot;&amp;[.D247]&amp;&quot;', &quot;&amp;[.E247]&amp;&quot;, &quot;&amp;[.F247]&amp;&quot;, &quot;&amp;[.G247]&amp;&quot;, &quot;&amp;[.H247]&amp;&quot;, &quot;&amp;[.I247]&amp;&quot;, &quot;&amp;[.J247]&amp;&quot;, &quot;&amp;[.K247]&amp;&quot;, &quot;&amp;[.L247]&amp;&quot;, &quot;&amp;[.M247]&amp;&quot;);&quot;" office:value-type="string" office:string-value="INSERT INTO estado VALUES ('Mariana Pimentel', '4311981', 'marianense', 'LUIZ RENATO MILESKI GONCZOROSKI', 338.45, 3892, 11.15, 97.7, 0.701, 21.28, 18283.12865, 13110.20565, 20801.92);" calcext:value-type="string">
            <text:p>INSERT INTO estado VALUES ('Mariana Pimentel', '4311981', 'marianense', 'LUIZ RENATO MILESKI GONCZOROSKI', 338.45, 3892, 11.15, 97.7, 0.701, 21.28, 18283.12865, 13110.20565, 20801.92);</text:p>
          </table:table-cell>
        </table:table-row>
        <table:table-row table:style-name="ro1">
          <table:table-cell table:style-name="ce0" office:value-type="string" calcext:value-type="string">
            <text:p>Mariano Moro</text:p>
          </table:table-cell>
          <table:table-cell table:style-name="ce0" office:value-type="float" office:value="4312005" calcext:value-type="float">
            <text:p>4312005</text:p>
          </table:table-cell>
          <table:table-cell table:style-name="ce0" office:value-type="string" calcext:value-type="string">
            <text:p>marianense</text:p>
          </table:table-cell>
          <table:table-cell table:style-name="ce0" office:value-type="string" calcext:value-type="string">
            <text:p>IRINEU FANTIN</text:p>
          </table:table-cell>
          <table:table-cell table:style-name="ce2" office:value-type="float" office:value="98.727" calcext:value-type="float">
            <text:p>98.727</text:p>
          </table:table-cell>
          <table:table-cell table:style-name="ce0" office:value-type="float" office:value="1987" calcext:value-type="float">
            <text:p>1987</text:p>
          </table:table-cell>
          <table:table-cell table:style-name="ce5" office:value-type="string" calcext:value-type="string">
            <text:p>22.33</text:p>
          </table:table-cell>
          <table:table-cell table:style-name="ce5" office:value-type="string" calcext:value-type="string">
            <text:p>98.1</text:p>
          </table:table-cell>
          <table:table-cell table:style-name="ce7" office:value-type="float" office:value="0.73" calcext:value-type="float">
            <text:p>0.7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891.98136" calcext:value-type="float">
            <text:p>14891.98136</text:p>
          </table:table-cell>
          <table:table-cell table:style-name="ce0" office:value-type="float" office:value="12052.72243" calcext:value-type="float">
            <text:p>12052.72243</text:p>
          </table:table-cell>
          <table:table-cell table:style-name="ce0" office:value-type="float" office:value="26985.32" calcext:value-type="float">
            <text:p>26985.32</text:p>
          </table:table-cell>
          <table:table-cell table:formula="of:=&quot;INSERT INTO estado VALUES ('&quot;&amp;[.A248]&amp;&quot;', '&quot;&amp;[.B248]&amp;&quot;', '&quot;&amp;[.C248]&amp;&quot;', '&quot;&amp;[.D248]&amp;&quot;', &quot;&amp;[.E248]&amp;&quot;, &quot;&amp;[.F248]&amp;&quot;, &quot;&amp;[.G248]&amp;&quot;, &quot;&amp;[.H248]&amp;&quot;, &quot;&amp;[.I248]&amp;&quot;, &quot;&amp;[.J248]&amp;&quot;, &quot;&amp;[.K248]&amp;&quot;, &quot;&amp;[.L248]&amp;&quot;, &quot;&amp;[.M248]&amp;&quot;);&quot;" office:value-type="string" office:string-value="INSERT INTO estado VALUES ('Mariano Moro', '4312005', 'marianense', 'IRINEU FANTIN', 98.727, 1987, 22.33, 98.1, 0.73, null, 14891.98136, 12052.72243, 26985.32);" calcext:value-type="string">
            <text:p>INSERT INTO estado VALUES ('Mariano Moro', '4312005', 'marianense', 'IRINEU FANTIN', 98.727, 1987, 22.33, 98.1, 0.73, null, 14891.98136, 12052.72243, 26985.32);</text:p>
          </table:table-cell>
        </table:table-row>
        <table:table-row table:style-name="ro1">
          <table:table-cell table:style-name="ce0" office:value-type="string" calcext:value-type="string">
            <text:p>Marques de Souza</text:p>
          </table:table-cell>
          <table:table-cell table:style-name="ce0" office:value-type="float" office:value="4312054" calcext:value-type="float">
            <text:p>4312054</text:p>
          </table:table-cell>
          <table:table-cell table:style-name="ce0" office:value-type="string" calcext:value-type="string">
            <text:p>marques-souzense</text:p>
          </table:table-cell>
          <table:table-cell table:style-name="ce0" office:value-type="string" calcext:value-type="string">
            <text:p>FABIO ALEX MERTZ</text:p>
          </table:table-cell>
          <table:table-cell table:style-name="ce2" office:value-type="float" office:value="125.714" calcext:value-type="float">
            <text:p>125.714</text:p>
          </table:table-cell>
          <table:table-cell table:style-name="ce0" office:value-type="float" office:value="3981" calcext:value-type="float">
            <text:p>3981</text:p>
          </table:table-cell>
          <table:table-cell table:style-name="ce5" office:value-type="string" calcext:value-type="string">
            <text:p>32.5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687" calcext:value-type="float">
            <text:p>0.687</text:p>
          </table:table-cell>
          <table:table-cell table:style-name="ce0" office:value-type="float" office:value="52.63" calcext:value-type="float">
            <text:p>52.63</text:p>
          </table:table-cell>
          <table:table-cell table:style-name="ce0" office:value-type="float" office:value="19305.85222" calcext:value-type="float">
            <text:p>19305.85222</text:p>
          </table:table-cell>
          <table:table-cell table:style-name="ce0" office:value-type="float" office:value="16099.86827" calcext:value-type="float">
            <text:p>16099.86827</text:p>
          </table:table-cell>
          <table:table-cell table:style-name="ce0" office:value-type="float" office:value="24372.79" calcext:value-type="float">
            <text:p>24372.79</text:p>
          </table:table-cell>
          <table:table-cell table:formula="of:=&quot;INSERT INTO estado VALUES ('&quot;&amp;[.A249]&amp;&quot;', '&quot;&amp;[.B249]&amp;&quot;', '&quot;&amp;[.C249]&amp;&quot;', '&quot;&amp;[.D249]&amp;&quot;', &quot;&amp;[.E249]&amp;&quot;, &quot;&amp;[.F249]&amp;&quot;, &quot;&amp;[.G249]&amp;&quot;, &quot;&amp;[.H249]&amp;&quot;, &quot;&amp;[.I249]&amp;&quot;, &quot;&amp;[.J249]&amp;&quot;, &quot;&amp;[.K249]&amp;&quot;, &quot;&amp;[.L249]&amp;&quot;, &quot;&amp;[.M249]&amp;&quot;);&quot;" office:value-type="string" office:string-value="INSERT INTO estado VALUES ('Marques de Souza', '4312054', 'marques-souzense', 'FABIO ALEX MERTZ', 125.714, 3981, 32.5, 100, 0.687, 52.63, 19305.85222, 16099.86827, 24372.79);" calcext:value-type="string">
            <text:p>INSERT INTO estado VALUES ('Marques de Souza', '4312054', 'marques-souzense', 'FABIO ALEX MERTZ', 125.714, 3981, 32.5, 100, 0.687, 52.63, 19305.85222, 16099.86827, 24372.79);</text:p>
          </table:table-cell>
        </table:table-row>
        <table:table-row table:style-name="ro1">
          <table:table-cell table:style-name="ce0" office:value-type="string" calcext:value-type="string">
            <text:p>Mata</text:p>
          </table:table-cell>
          <table:table-cell table:style-name="ce0" office:value-type="float" office:value="4312104" calcext:value-type="float">
            <text:p>4312104</text:p>
          </table:table-cell>
          <table:table-cell table:style-name="ce0" office:value-type="string" calcext:value-type="string">
            <text:p>matense</text:p>
          </table:table-cell>
          <table:table-cell table:style-name="ce0" office:value-type="string" calcext:value-type="string">
            <text:p>ROGERIO KUHN</text:p>
          </table:table-cell>
          <table:table-cell table:style-name="ce2" office:value-type="float" office:value="316.121" calcext:value-type="float">
            <text:p>316.121</text:p>
          </table:table-cell>
          <table:table-cell table:style-name="ce0" office:value-type="float" office:value="4760" calcext:value-type="float">
            <text:p>4760</text:p>
          </table:table-cell>
          <table:table-cell table:style-name="ce5" office:value-type="string" calcext:value-type="string">
            <text:p>16.39</text:p>
          </table:table-cell>
          <table:table-cell table:style-name="ce5" office:value-type="string" calcext:value-type="string">
            <text:p>97.9</text:p>
          </table:table-cell>
          <table:table-cell table:style-name="ce7" office:value-type="float" office:value="0.656" calcext:value-type="float">
            <text:p>0.65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420.28628" calcext:value-type="float">
            <text:p>20420.28628</text:p>
          </table:table-cell>
          <table:table-cell table:style-name="ce0" office:value-type="float" office:value="16818.5502" calcext:value-type="float">
            <text:p>16818.5502</text:p>
          </table:table-cell>
          <table:table-cell table:style-name="ce0" office:value-type="float" office:value="24054.36" calcext:value-type="float">
            <text:p>24054.36</text:p>
          </table:table-cell>
          <table:table-cell table:formula="of:=&quot;INSERT INTO estado VALUES ('&quot;&amp;[.A250]&amp;&quot;', '&quot;&amp;[.B250]&amp;&quot;', '&quot;&amp;[.C250]&amp;&quot;', '&quot;&amp;[.D250]&amp;&quot;', &quot;&amp;[.E250]&amp;&quot;, &quot;&amp;[.F250]&amp;&quot;, &quot;&amp;[.G250]&amp;&quot;, &quot;&amp;[.H250]&amp;&quot;, &quot;&amp;[.I250]&amp;&quot;, &quot;&amp;[.J250]&amp;&quot;, &quot;&amp;[.K250]&amp;&quot;, &quot;&amp;[.L250]&amp;&quot;, &quot;&amp;[.M250]&amp;&quot;);&quot;" office:value-type="string" office:string-value="INSERT INTO estado VALUES ('Mata', '4312104', 'matense', 'ROGERIO KUHN', 316.121, 4760, 16.39, 97.9, 0.656, null, 20420.28628, 16818.5502, 24054.36);" calcext:value-type="string">
            <text:p>INSERT INTO estado VALUES ('Mata', '4312104', 'matense', 'ROGERIO KUHN', 316.121, 4760, 16.39, 97.9, 0.656, null, 20420.28628, 16818.5502, 24054.36);</text:p>
          </table:table-cell>
        </table:table-row>
        <table:table-row table:style-name="ro1">
          <table:table-cell table:style-name="ce0" office:value-type="string" calcext:value-type="string">
            <text:p>Mato Castelhano</text:p>
          </table:table-cell>
          <table:table-cell table:style-name="ce0" office:value-type="float" office:value="4312138" calcext:value-type="float">
            <text:p>4312138</text:p>
          </table:table-cell>
          <table:table-cell table:style-name="ce0" office:value-type="string" calcext:value-type="string">
            <text:p>mato-castelhanense</text:p>
          </table:table-cell>
          <table:table-cell table:style-name="ce0" office:value-type="string" calcext:value-type="string">
            <text:p>ROGÉRIO AZEREDO FRANÇA</text:p>
          </table:table-cell>
          <table:table-cell table:style-name="ce2" office:value-type="float" office:value="238.268" calcext:value-type="float">
            <text:p>238.268</text:p>
          </table:table-cell>
          <table:table-cell table:style-name="ce0" office:value-type="float" office:value="2543" calcext:value-type="float">
            <text:p>2543</text:p>
          </table:table-cell>
          <table:table-cell table:style-name="ce5" office:value-type="string" calcext:value-type="string">
            <text:p>10.36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27" calcext:value-type="float">
            <text:p>0.72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704.44874" calcext:value-type="float">
            <text:p>15704.44874</text:p>
          </table:table-cell>
          <table:table-cell table:style-name="ce0" office:value-type="float" office:value="13481.05083" calcext:value-type="float">
            <text:p>13481.05083</text:p>
          </table:table-cell>
          <table:table-cell table:style-name="ce0" office:value-type="float" office:value="37010.45" calcext:value-type="float">
            <text:p>37010.45</text:p>
          </table:table-cell>
          <table:table-cell table:formula="of:=&quot;INSERT INTO estado VALUES ('&quot;&amp;[.A251]&amp;&quot;', '&quot;&amp;[.B251]&amp;&quot;', '&quot;&amp;[.C251]&amp;&quot;', '&quot;&amp;[.D251]&amp;&quot;', &quot;&amp;[.E251]&amp;&quot;, &quot;&amp;[.F251]&amp;&quot;, &quot;&amp;[.G251]&amp;&quot;, &quot;&amp;[.H251]&amp;&quot;, &quot;&amp;[.I251]&amp;&quot;, &quot;&amp;[.J251]&amp;&quot;, &quot;&amp;[.K251]&amp;&quot;, &quot;&amp;[.L251]&amp;&quot;, &quot;&amp;[.M251]&amp;&quot;);&quot;" office:value-type="string" office:string-value="INSERT INTO estado VALUES ('Mato Castelhano', '4312138', 'mato-castelhanense', 'ROGÉRIO AZEREDO FRANÇA', 238.268, 2543, 10.36, 100, 0.727, null, 15704.44874, 13481.05083, 37010.45);" calcext:value-type="string">
            <text:p>INSERT INTO estado VALUES ('Mato Castelhano', '4312138', 'mato-castelhanense', 'ROGÉRIO AZEREDO FRANÇA', 238.268, 2543, 10.36, 100, 0.727, null, 15704.44874, 13481.05083, 37010.45);</text:p>
          </table:table-cell>
        </table:table-row>
        <table:table-row table:style-name="ro1">
          <table:table-cell table:style-name="ce0" office:value-type="string" calcext:value-type="string">
            <text:p>Mato Leitão</text:p>
          </table:table-cell>
          <table:table-cell table:style-name="ce0" office:value-type="float" office:value="4312153" calcext:value-type="float">
            <text:p>4312153</text:p>
          </table:table-cell>
          <table:table-cell table:style-name="ce0" office:value-type="string" calcext:value-type="string">
            <text:p>mato-leitoense</text:p>
          </table:table-cell>
          <table:table-cell table:style-name="ce0" office:value-type="string" calcext:value-type="string">
            <text:p>CARLOS ALBERTO BOHN</text:p>
          </table:table-cell>
          <table:table-cell table:style-name="ce2" office:value-type="float" office:value="46.799" calcext:value-type="float">
            <text:p>46.799</text:p>
          </table:table-cell>
          <table:table-cell table:style-name="ce0" office:value-type="float" office:value="4627" calcext:value-type="float">
            <text:p>4627</text:p>
          </table:table-cell>
          <table:table-cell table:style-name="ce5" office:value-type="string" calcext:value-type="string">
            <text:p>84.2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46" calcext:value-type="float">
            <text:p>0.74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6467.22556" calcext:value-type="float">
            <text:p>26467.22556</text:p>
          </table:table-cell>
          <table:table-cell table:style-name="ce0" office:value-type="float" office:value="19159.41995" calcext:value-type="float">
            <text:p>19159.41995</text:p>
          </table:table-cell>
          <table:table-cell table:style-name="ce0" office:value-type="float" office:value="37801.06" calcext:value-type="float">
            <text:p>37801.06</text:p>
          </table:table-cell>
          <table:table-cell table:formula="of:=&quot;INSERT INTO estado VALUES ('&quot;&amp;[.A252]&amp;&quot;', '&quot;&amp;[.B252]&amp;&quot;', '&quot;&amp;[.C252]&amp;&quot;', '&quot;&amp;[.D252]&amp;&quot;', &quot;&amp;[.E252]&amp;&quot;, &quot;&amp;[.F252]&amp;&quot;, &quot;&amp;[.G252]&amp;&quot;, &quot;&amp;[.H252]&amp;&quot;, &quot;&amp;[.I252]&amp;&quot;, &quot;&amp;[.J252]&amp;&quot;, &quot;&amp;[.K252]&amp;&quot;, &quot;&amp;[.L252]&amp;&quot;, &quot;&amp;[.M252]&amp;&quot;);&quot;" office:value-type="string" office:string-value="INSERT INTO estado VALUES ('Mato Leitão', '4312153', 'mato-leitoense', 'CARLOS ALBERTO BOHN', 46.799, 4627, 84.2, 100, 0.746, null, 26467.22556, 19159.41995, 37801.06);" calcext:value-type="string">
            <text:p>INSERT INTO estado VALUES ('Mato Leitão', '4312153', 'mato-leitoense', 'CARLOS ALBERTO BOHN', 46.799, 4627, 84.2, 100, 0.746, null, 26467.22556, 19159.41995, 37801.06);</text:p>
          </table:table-cell>
        </table:table-row>
        <table:table-row table:style-name="ro1">
          <table:table-cell table:style-name="ce0" office:value-type="string" calcext:value-type="string">
            <text:p>Mato Queimado</text:p>
          </table:table-cell>
          <table:table-cell table:style-name="ce0" office:value-type="float" office:value="4312179" calcext:value-type="float">
            <text:p>4312179</text:p>
          </table:table-cell>
          <table:table-cell table:style-name="ce0" office:value-type="string" calcext:value-type="string">
            <text:p>matoqueimadense</text:p>
          </table:table-cell>
          <table:table-cell table:style-name="ce0" office:value-type="string" calcext:value-type="string">
            <text:p>JOAQUIM BOURSCHEIDT</text:p>
          </table:table-cell>
          <table:table-cell table:style-name="ce2" office:value-type="float" office:value="114.653" calcext:value-type="float">
            <text:p>114.653</text:p>
          </table:table-cell>
          <table:table-cell table:style-name="ce0" office:value-type="float" office:value="1611" calcext:value-type="float">
            <text:p>1611</text:p>
          </table:table-cell>
          <table:table-cell table:style-name="ce5" office:value-type="string" calcext:value-type="string">
            <text:p>15.69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717" calcext:value-type="float">
            <text:p>0.71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489.1869" calcext:value-type="float">
            <text:p>15489.1869</text:p>
          </table:table-cell>
          <table:table-cell table:style-name="ce0" office:value-type="float" office:value="11880.36335" calcext:value-type="float">
            <text:p>11880.36335</text:p>
          </table:table-cell>
          <table:table-cell table:style-name="ce0" office:value-type="float" office:value="33553.87" calcext:value-type="float">
            <text:p>33553.87</text:p>
          </table:table-cell>
          <table:table-cell table:formula="of:=&quot;INSERT INTO estado VALUES ('&quot;&amp;[.A253]&amp;&quot;', '&quot;&amp;[.B253]&amp;&quot;', '&quot;&amp;[.C253]&amp;&quot;', '&quot;&amp;[.D253]&amp;&quot;', &quot;&amp;[.E253]&amp;&quot;, &quot;&amp;[.F253]&amp;&quot;, &quot;&amp;[.G253]&amp;&quot;, &quot;&amp;[.H253]&amp;&quot;, &quot;&amp;[.I253]&amp;&quot;, &quot;&amp;[.J253]&amp;&quot;, &quot;&amp;[.K253]&amp;&quot;, &quot;&amp;[.L253]&amp;&quot;, &quot;&amp;[.M253]&amp;&quot;);&quot;" office:value-type="string" office:string-value="INSERT INTO estado VALUES ('Mato Queimado', '4312179', 'matoqueimadense', 'JOAQUIM BOURSCHEIDT', 114.653, 1611, 15.69, 99.2, 0.717, null, 15489.1869, 11880.36335, 33553.87);" calcext:value-type="string">
            <text:p>INSERT INTO estado VALUES ('Mato Queimado', '4312179', 'matoqueimadense', 'JOAQUIM BOURSCHEIDT', 114.653, 1611, 15.69, 99.2, 0.717, null, 15489.1869, 11880.36335, 33553.87);</text:p>
          </table:table-cell>
        </table:table-row>
        <table:table-row table:style-name="ro1">
          <table:table-cell table:style-name="ce0" office:value-type="string" calcext:value-type="string">
            <text:p>Maximiliano de Almeida</text:p>
          </table:table-cell>
          <table:table-cell table:style-name="ce0" office:value-type="float" office:value="4312203" calcext:value-type="float">
            <text:p>4312203</text:p>
          </table:table-cell>
          <table:table-cell table:style-name="ce0" office:value-type="string" calcext:value-type="string">
            <text:p>almeidense</text:p>
          </table:table-cell>
          <table:table-cell table:style-name="ce0" office:value-type="string" calcext:value-type="string">
            <text:p>EUCLIDES JOAO MUTERLLE</text:p>
          </table:table-cell>
          <table:table-cell table:style-name="ce2" office:value-type="float" office:value="208.439" calcext:value-type="float">
            <text:p>208.439</text:p>
          </table:table-cell>
          <table:table-cell table:style-name="ce0" office:value-type="float" office:value="4254" calcext:value-type="float">
            <text:p>4254</text:p>
          </table:table-cell>
          <table:table-cell table:style-name="ce5" office:value-type="string" calcext:value-type="string">
            <text:p>23.56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699" calcext:value-type="float">
            <text:p>0.69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8408.71269" calcext:value-type="float">
            <text:p>18408.71269</text:p>
          </table:table-cell>
          <table:table-cell table:style-name="ce0" office:value-type="float" office:value="16021.01359" calcext:value-type="float">
            <text:p>16021.01359</text:p>
          </table:table-cell>
          <table:table-cell table:style-name="ce0" office:value-type="float" office:value="25208.26" calcext:value-type="float">
            <text:p>25208.26</text:p>
          </table:table-cell>
          <table:table-cell table:formula="of:=&quot;INSERT INTO estado VALUES ('&quot;&amp;[.A254]&amp;&quot;', '&quot;&amp;[.B254]&amp;&quot;', '&quot;&amp;[.C254]&amp;&quot;', '&quot;&amp;[.D254]&amp;&quot;', &quot;&amp;[.E254]&amp;&quot;, &quot;&amp;[.F254]&amp;&quot;, &quot;&amp;[.G254]&amp;&quot;, &quot;&amp;[.H254]&amp;&quot;, &quot;&amp;[.I254]&amp;&quot;, &quot;&amp;[.J254]&amp;&quot;, &quot;&amp;[.K254]&amp;&quot;, &quot;&amp;[.L254]&amp;&quot;, &quot;&amp;[.M254]&amp;&quot;);&quot;" office:value-type="string" office:string-value="INSERT INTO estado VALUES ('Maximiliano de Almeida', '4312203', 'almeidense', 'EUCLIDES JOAO MUTERLLE', 208.439, 4254, 23.56, 99.1, 0.699, null, 18408.71269, 16021.01359, 25208.26);" calcext:value-type="string">
            <text:p>INSERT INTO estado VALUES ('Maximiliano de Almeida', '4312203', 'almeidense', 'EUCLIDES JOAO MUTERLLE', 208.439, 4254, 23.56, 99.1, 0.699, null, 18408.71269, 16021.01359, 25208.26);</text:p>
          </table:table-cell>
        </table:table-row>
        <table:table-row table:style-name="ro1">
          <table:table-cell table:style-name="ce0" office:value-type="string" calcext:value-type="string">
            <text:p>Minas do Leão</text:p>
          </table:table-cell>
          <table:table-cell table:style-name="ce0" office:value-type="float" office:value="4312252" calcext:value-type="float">
            <text:p>4312252</text:p>
          </table:table-cell>
          <table:table-cell table:style-name="ce0" office:value-type="string" calcext:value-type="string">
            <text:p>leonense</text:p>
          </table:table-cell>
          <table:table-cell table:style-name="ce0" office:value-type="string" calcext:value-type="string">
            <text:p>SILVIA MARIA LASEK NUNES</text:p>
          </table:table-cell>
          <table:table-cell table:style-name="ce2" office:value-type="float" office:value="424.339" calcext:value-type="float">
            <text:p>424.339</text:p>
          </table:table-cell>
          <table:table-cell table:style-name="ce0" office:value-type="float" office:value="8130" calcext:value-type="float">
            <text:p>8130</text:p>
          </table:table-cell>
          <table:table-cell table:style-name="ce5" office:value-type="string" calcext:value-type="string">
            <text:p>17.98</text:p>
          </table:table-cell>
          <table:table-cell table:style-name="ce5" office:value-type="string" calcext:value-type="string">
            <text:p>97.9</text:p>
          </table:table-cell>
          <table:table-cell table:style-name="ce7" office:value-type="float" office:value="0.681" calcext:value-type="float">
            <text:p>0.681</text:p>
          </table:table-cell>
          <table:table-cell table:style-name="ce0" office:value-type="float" office:value="11.9" calcext:value-type="float">
            <text:p>11.9</text:p>
          </table:table-cell>
          <table:table-cell table:style-name="ce0" office:value-type="float" office:value="28075.10307" calcext:value-type="float">
            <text:p>28075.10307</text:p>
          </table:table-cell>
          <table:table-cell table:style-name="ce0" office:value-type="float" office:value="24196.04405" calcext:value-type="float">
            <text:p>24196.04405</text:p>
          </table:table-cell>
          <table:table-cell table:style-name="ce0" office:value-type="float" office:value="24568.1" calcext:value-type="float">
            <text:p>24568.1</text:p>
          </table:table-cell>
          <table:table-cell table:formula="of:=&quot;INSERT INTO estado VALUES ('&quot;&amp;[.A255]&amp;&quot;', '&quot;&amp;[.B255]&amp;&quot;', '&quot;&amp;[.C255]&amp;&quot;', '&quot;&amp;[.D255]&amp;&quot;', &quot;&amp;[.E255]&amp;&quot;, &quot;&amp;[.F255]&amp;&quot;, &quot;&amp;[.G255]&amp;&quot;, &quot;&amp;[.H255]&amp;&quot;, &quot;&amp;[.I255]&amp;&quot;, &quot;&amp;[.J255]&amp;&quot;, &quot;&amp;[.K255]&amp;&quot;, &quot;&amp;[.L255]&amp;&quot;, &quot;&amp;[.M255]&amp;&quot;);&quot;" office:value-type="string" office:string-value="INSERT INTO estado VALUES ('Minas do Leão', '4312252', 'leonense', 'SILVIA MARIA LASEK NUNES', 424.339, 8130, 17.98, 97.9, 0.681, 11.9, 28075.10307, 24196.04405, 24568.1);" calcext:value-type="string">
            <text:p>INSERT INTO estado VALUES ('Minas do Leão', '4312252', 'leonense', 'SILVIA MARIA LASEK NUNES', 424.339, 8130, 17.98, 97.9, 0.681, 11.9, 28075.10307, 24196.04405, 24568.1);</text:p>
          </table:table-cell>
        </table:table-row>
        <table:table-row table:style-name="ro1">
          <table:table-cell table:style-name="ce0" office:value-type="string" calcext:value-type="string">
            <text:p>Miraguaí</text:p>
          </table:table-cell>
          <table:table-cell table:style-name="ce0" office:value-type="float" office:value="4312302" calcext:value-type="float">
            <text:p>4312302</text:p>
          </table:table-cell>
          <table:table-cell table:style-name="ce0" office:value-type="string" calcext:value-type="string">
            <text:p>miraguaiense</text:p>
          </table:table-cell>
          <table:table-cell table:style-name="ce0" office:value-type="string" calcext:value-type="string">
            <text:p>VALDELIRIO PRETTO DA SILVA</text:p>
          </table:table-cell>
          <table:table-cell table:style-name="ce2" office:value-type="float" office:value="131.236" calcext:value-type="float">
            <text:p>131.236</text:p>
          </table:table-cell>
          <table:table-cell table:style-name="ce0" office:value-type="float" office:value="4899" calcext:value-type="float">
            <text:p>4899</text:p>
          </table:table-cell>
          <table:table-cell table:style-name="ce5" office:value-type="string" calcext:value-type="string">
            <text:p>37.24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25" calcext:value-type="float">
            <text:p>0.72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986.07966" calcext:value-type="float">
            <text:p>17986.07966</text:p>
          </table:table-cell>
          <table:table-cell table:style-name="ce0" office:value-type="float" office:value="15234.52696" calcext:value-type="float">
            <text:p>15234.52696</text:p>
          </table:table-cell>
          <table:table-cell table:style-name="ce0" office:value-type="float" office:value="27171.62" calcext:value-type="float">
            <text:p>27171.62</text:p>
          </table:table-cell>
          <table:table-cell table:formula="of:=&quot;INSERT INTO estado VALUES ('&quot;&amp;[.A256]&amp;&quot;', '&quot;&amp;[.B256]&amp;&quot;', '&quot;&amp;[.C256]&amp;&quot;', '&quot;&amp;[.D256]&amp;&quot;', &quot;&amp;[.E256]&amp;&quot;, &quot;&amp;[.F256]&amp;&quot;, &quot;&amp;[.G256]&amp;&quot;, &quot;&amp;[.H256]&amp;&quot;, &quot;&amp;[.I256]&amp;&quot;, &quot;&amp;[.J256]&amp;&quot;, &quot;&amp;[.K256]&amp;&quot;, &quot;&amp;[.L256]&amp;&quot;, &quot;&amp;[.M256]&amp;&quot;);&quot;" office:value-type="string" office:string-value="INSERT INTO estado VALUES ('Miraguaí', '4312302', 'miraguaiense', 'VALDELIRIO PRETTO DA SILVA', 131.236, 4899, 37.24, 99.1, 0.725, null, 17986.07966, 15234.52696, 27171.62);" calcext:value-type="string">
            <text:p>INSERT INTO estado VALUES ('Miraguaí', '4312302', 'miraguaiense', 'VALDELIRIO PRETTO DA SILVA', 131.236, 4899, 37.24, 99.1, 0.725, null, 17986.07966, 15234.52696, 27171.62);</text:p>
          </table:table-cell>
        </table:table-row>
        <table:table-row table:style-name="ro1">
          <table:table-cell table:style-name="ce0" office:value-type="string" calcext:value-type="string">
            <text:p>Montauri</text:p>
          </table:table-cell>
          <table:table-cell table:style-name="ce0" office:value-type="float" office:value="4312351" calcext:value-type="float">
            <text:p>4312351</text:p>
          </table:table-cell>
          <table:table-cell table:style-name="ce0" office:value-type="string" calcext:value-type="string">
            <text:p>montauriense</text:p>
          </table:table-cell>
          <table:table-cell table:style-name="ce0" office:value-type="string" calcext:value-type="string">
            <text:p>JAIRO ROQUE ROSO</text:p>
          </table:table-cell>
          <table:table-cell table:style-name="ce2" office:value-type="float" office:value="82.23" calcext:value-type="float">
            <text:p>82.230</text:p>
          </table:table-cell>
          <table:table-cell table:style-name="ce0" office:value-type="float" office:value="1430" calcext:value-type="float">
            <text:p>1430</text:p>
          </table:table-cell>
          <table:table-cell table:style-name="ce5" office:value-type="string" calcext:value-type="string">
            <text:p>18.79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64" calcext:value-type="float">
            <text:p>0.76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316.17921" calcext:value-type="float">
            <text:p>14316.17921</text:p>
          </table:table-cell>
          <table:table-cell table:style-name="ce0" office:value-type="float" office:value="11725.55702" calcext:value-type="float">
            <text:p>11725.55702</text:p>
          </table:table-cell>
          <table:table-cell table:style-name="ce0" office:value-type="float" office:value="40916.78" calcext:value-type="float">
            <text:p>40916.78</text:p>
          </table:table-cell>
          <table:table-cell table:formula="of:=&quot;INSERT INTO estado VALUES ('&quot;&amp;[.A257]&amp;&quot;', '&quot;&amp;[.B257]&amp;&quot;', '&quot;&amp;[.C257]&amp;&quot;', '&quot;&amp;[.D257]&amp;&quot;', &quot;&amp;[.E257]&amp;&quot;, &quot;&amp;[.F257]&amp;&quot;, &quot;&amp;[.G257]&amp;&quot;, &quot;&amp;[.H257]&amp;&quot;, &quot;&amp;[.I257]&amp;&quot;, &quot;&amp;[.J257]&amp;&quot;, &quot;&amp;[.K257]&amp;&quot;, &quot;&amp;[.L257]&amp;&quot;, &quot;&amp;[.M257]&amp;&quot;);&quot;" office:value-type="string" office:string-value="INSERT INTO estado VALUES ('Montauri', '4312351', 'montauriense', 'JAIRO ROQUE ROSO', 82.23, 1430, 18.79, 100, 0.764, null, 14316.17921, 11725.55702, 40916.78);" calcext:value-type="string">
            <text:p>INSERT INTO estado VALUES ('Montauri', '4312351', 'montauriense', 'JAIRO ROQUE ROSO', 82.23, 1430, 18.79, 100, 0.764, null, 14316.17921, 11725.55702, 40916.78);</text:p>
          </table:table-cell>
        </table:table-row>
        <table:table-row table:style-name="ro1">
          <table:table-cell table:style-name="ce0" office:value-type="string" calcext:value-type="string">
            <text:p>Monte Alegre dos Campos</text:p>
          </table:table-cell>
          <table:table-cell table:style-name="ce0" office:value-type="float" office:value="4312377" calcext:value-type="float">
            <text:p>4312377</text:p>
          </table:table-cell>
          <table:table-cell table:style-name="ce0" office:value-type="string" calcext:value-type="string">
            <text:p>montealegrense</text:p>
          </table:table-cell>
          <table:table-cell table:style-name="ce0" office:value-type="string" calcext:value-type="string">
            <text:p>ONILTON JOÃO CAPELINI</text:p>
          </table:table-cell>
          <table:table-cell table:style-name="ce2" office:value-type="float" office:value="549.456" calcext:value-type="float">
            <text:p>549.456</text:p>
          </table:table-cell>
          <table:table-cell table:style-name="ce0" office:value-type="float" office:value="3237" calcext:value-type="float">
            <text:p>3237</text:p>
          </table:table-cell>
          <table:table-cell table:style-name="ce5" office:value-type="string" calcext:value-type="string">
            <text:p>5.64</text:p>
          </table:table-cell>
          <table:table-cell table:style-name="ce5" office:value-type="string" calcext:value-type="string">
            <text:p>98.7</text:p>
          </table:table-cell>
          <table:table-cell table:style-name="ce7" office:value-type="float" office:value="0.65" calcext:value-type="float">
            <text:p>0.6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584.74093" calcext:value-type="float">
            <text:p>17584.74093</text:p>
          </table:table-cell>
          <table:table-cell table:style-name="ce0" office:value-type="float" office:value="15816.37747" calcext:value-type="float">
            <text:p>15816.37747</text:p>
          </table:table-cell>
          <table:table-cell table:style-name="ce0" office:value-type="float" office:value="22224.69" calcext:value-type="float">
            <text:p>22224.69</text:p>
          </table:table-cell>
          <table:table-cell table:formula="of:=&quot;INSERT INTO estado VALUES ('&quot;&amp;[.A258]&amp;&quot;', '&quot;&amp;[.B258]&amp;&quot;', '&quot;&amp;[.C258]&amp;&quot;', '&quot;&amp;[.D258]&amp;&quot;', &quot;&amp;[.E258]&amp;&quot;, &quot;&amp;[.F258]&amp;&quot;, &quot;&amp;[.G258]&amp;&quot;, &quot;&amp;[.H258]&amp;&quot;, &quot;&amp;[.I258]&amp;&quot;, &quot;&amp;[.J258]&amp;&quot;, &quot;&amp;[.K258]&amp;&quot;, &quot;&amp;[.L258]&amp;&quot;, &quot;&amp;[.M258]&amp;&quot;);&quot;" office:value-type="string" office:string-value="INSERT INTO estado VALUES ('Monte Alegre dos Campos', '4312377', 'montealegrense', 'ONILTON JOÃO CAPELINI', 549.456, 3237, 5.64, 98.7, 0.65, null, 17584.74093, 15816.37747, 22224.69);" calcext:value-type="string">
            <text:p>INSERT INTO estado VALUES ('Monte Alegre dos Campos', '4312377', 'montealegrense', 'ONILTON JOÃO CAPELINI', 549.456, 3237, 5.64, 98.7, 0.65, null, 17584.74093, 15816.37747, 22224.69);</text:p>
          </table:table-cell>
        </table:table-row>
        <table:table-row table:style-name="ro1">
          <table:table-cell table:style-name="ce0" office:value-type="string" calcext:value-type="string">
            <text:p>Monte Belo do Sul</text:p>
          </table:table-cell>
          <table:table-cell table:style-name="ce0" office:value-type="float" office:value="4312385" calcext:value-type="float">
            <text:p>4312385</text:p>
          </table:table-cell>
          <table:table-cell table:style-name="ce0" office:value-type="string" calcext:value-type="string">
            <text:p>monte-belense</text:p>
          </table:table-cell>
          <table:table-cell table:style-name="ce0" office:value-type="string" calcext:value-type="string">
            <text:p>ADENIR JOSÉ DALLÉ</text:p>
          </table:table-cell>
          <table:table-cell table:style-name="ce2" office:value-type="float" office:value="69.726" calcext:value-type="float">
            <text:p>69.726</text:p>
          </table:table-cell>
          <table:table-cell table:style-name="ce0" office:value-type="float" office:value="2514" calcext:value-type="float">
            <text:p>2514</text:p>
          </table:table-cell>
          <table:table-cell table:style-name="ce5" office:value-type="string" calcext:value-type="string">
            <text:p>39.05</text:p>
          </table:table-cell>
          <table:table-cell table:style-name="ce5" office:value-type="string" calcext:value-type="string">
            <text:p>98.7</text:p>
          </table:table-cell>
          <table:table-cell table:style-name="ce7" office:value-type="float" office:value="0.752" calcext:value-type="float">
            <text:p>0.75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461.32351" calcext:value-type="float">
            <text:p>16461.32351</text:p>
          </table:table-cell>
          <table:table-cell table:style-name="ce0" office:value-type="float" office:value="13294.87965" calcext:value-type="float">
            <text:p>13294.87965</text:p>
          </table:table-cell>
          <table:table-cell table:style-name="ce0" office:value-type="float" office:value="29148.95" calcext:value-type="float">
            <text:p>29148.95</text:p>
          </table:table-cell>
          <table:table-cell table:formula="of:=&quot;INSERT INTO estado VALUES ('&quot;&amp;[.A259]&amp;&quot;', '&quot;&amp;[.B259]&amp;&quot;', '&quot;&amp;[.C259]&amp;&quot;', '&quot;&amp;[.D259]&amp;&quot;', &quot;&amp;[.E259]&amp;&quot;, &quot;&amp;[.F259]&amp;&quot;, &quot;&amp;[.G259]&amp;&quot;, &quot;&amp;[.H259]&amp;&quot;, &quot;&amp;[.I259]&amp;&quot;, &quot;&amp;[.J259]&amp;&quot;, &quot;&amp;[.K259]&amp;&quot;, &quot;&amp;[.L259]&amp;&quot;, &quot;&amp;[.M259]&amp;&quot;);&quot;" office:value-type="string" office:string-value="INSERT INTO estado VALUES ('Monte Belo do Sul', '4312385', 'monte-belense', 'ADENIR JOSÉ DALLÉ', 69.726, 2514, 39.05, 98.7, 0.752, null, 16461.32351, 13294.87965, 29148.95);" calcext:value-type="string">
            <text:p>INSERT INTO estado VALUES ('Monte Belo do Sul', '4312385', 'monte-belense', 'ADENIR JOSÉ DALLÉ', 69.726, 2514, 39.05, 98.7, 0.752, null, 16461.32351, 13294.87965, 29148.95);</text:p>
          </table:table-cell>
        </table:table-row>
        <table:table-row table:style-name="ro1">
          <table:table-cell table:style-name="ce0" office:value-type="string" calcext:value-type="string">
            <text:p>Montenegro</text:p>
          </table:table-cell>
          <table:table-cell table:style-name="ce0" office:value-type="float" office:value="4312401" calcext:value-type="float">
            <text:p>4312401</text:p>
          </table:table-cell>
          <table:table-cell table:style-name="ce0" office:value-type="string" calcext:value-type="string">
            <text:p>montenegrino</text:p>
          </table:table-cell>
          <table:table-cell table:style-name="ce0" office:value-type="string" calcext:value-type="string">
            <text:p>GUSTAVO ZANATTA</text:p>
          </table:table-cell>
          <table:table-cell table:style-name="ce2" office:value-type="float" office:value="424.846" calcext:value-type="float">
            <text:p>424.846</text:p>
          </table:table-cell>
          <table:table-cell table:style-name="ce0" office:value-type="float" office:value="66157" calcext:value-type="float">
            <text:p>66157</text:p>
          </table:table-cell>
          <table:table-cell table:style-name="ce5" office:value-type="string" calcext:value-type="string">
            <text:p>140.13</text:p>
          </table:table-cell>
          <table:table-cell table:style-name="ce5" office:value-type="string" calcext:value-type="string">
            <text:p>97.4</text:p>
          </table:table-cell>
          <table:table-cell table:style-name="ce7" office:value-type="float" office:value="0.755" calcext:value-type="float">
            <text:p>0.755</text:p>
          </table:table-cell>
          <table:table-cell table:style-name="ce0" office:value-type="float" office:value="13.29" calcext:value-type="float">
            <text:p>13.29</text:p>
          </table:table-cell>
          <table:table-cell table:style-name="ce0" office:value-type="float" office:value="258131.54" calcext:value-type="float">
            <text:p>258131.54</text:p>
          </table:table-cell>
          <table:table-cell table:style-name="ce0" office:value-type="float" office:value="195508.36992" calcext:value-type="float">
            <text:p>195508.36992</text:p>
          </table:table-cell>
          <table:table-cell table:style-name="ce0" office:value-type="float" office:value="60162.81" calcext:value-type="float">
            <text:p>60162.81</text:p>
          </table:table-cell>
          <table:table-cell table:formula="of:=&quot;INSERT INTO estado VALUES ('&quot;&amp;[.A260]&amp;&quot;', '&quot;&amp;[.B260]&amp;&quot;', '&quot;&amp;[.C260]&amp;&quot;', '&quot;&amp;[.D260]&amp;&quot;', &quot;&amp;[.E260]&amp;&quot;, &quot;&amp;[.F260]&amp;&quot;, &quot;&amp;[.G260]&amp;&quot;, &quot;&amp;[.H260]&amp;&quot;, &quot;&amp;[.I260]&amp;&quot;, &quot;&amp;[.J260]&amp;&quot;, &quot;&amp;[.K260]&amp;&quot;, &quot;&amp;[.L260]&amp;&quot;, &quot;&amp;[.M260]&amp;&quot;);&quot;" office:value-type="string" office:string-value="INSERT INTO estado VALUES ('Montenegro', '4312401', 'montenegrino', 'GUSTAVO ZANATTA', 424.846, 66157, 140.13, 97.4, 0.755, 13.29, 258131.54, 195508.36992, 60162.81);" calcext:value-type="string">
            <text:p>INSERT INTO estado VALUES ('Montenegro', '4312401', 'montenegrino', 'GUSTAVO ZANATTA', 424.846, 66157, 140.13, 97.4, 0.755, 13.29, 258131.54, 195508.36992, 60162.81);</text:p>
          </table:table-cell>
        </table:table-row>
        <table:table-row table:style-name="ro1">
          <table:table-cell table:style-name="ce0" office:value-type="string" calcext:value-type="string">
            <text:p>Mormaço</text:p>
          </table:table-cell>
          <table:table-cell table:style-name="ce0" office:value-type="float" office:value="4312427" calcext:value-type="float">
            <text:p>4312427</text:p>
          </table:table-cell>
          <table:table-cell table:style-name="ce0" office:value-type="string" calcext:value-type="string">
            <text:p>mormacense</text:p>
          </table:table-cell>
          <table:table-cell table:style-name="ce0" office:value-type="string" calcext:value-type="string">
            <text:p>RODRIGO JACOBY TRINDADE</text:p>
          </table:table-cell>
          <table:table-cell table:style-name="ce2" office:value-type="float" office:value="146.191" calcext:value-type="float">
            <text:p>146.191</text:p>
          </table:table-cell>
          <table:table-cell table:style-name="ce0" office:value-type="float" office:value="3139" calcext:value-type="float">
            <text:p>3139</text:p>
          </table:table-cell>
          <table:table-cell table:style-name="ce5" office:value-type="string" calcext:value-type="string">
            <text:p>18.81</text:p>
          </table:table-cell>
          <table:table-cell table:style-name="ce5" office:value-type="string" calcext:value-type="string">
            <text:p>97.8</text:p>
          </table:table-cell>
          <table:table-cell table:style-name="ce7" office:value-type="float" office:value="0.714" calcext:value-type="float">
            <text:p>0.71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880.02324" calcext:value-type="float">
            <text:p>17880.02324</text:p>
          </table:table-cell>
          <table:table-cell table:style-name="ce0" office:value-type="float" office:value="14462.62239" calcext:value-type="float">
            <text:p>14462.62239</text:p>
          </table:table-cell>
          <table:table-cell table:style-name="ce0" office:value-type="float" office:value="32577.49" calcext:value-type="float">
            <text:p>32577.49</text:p>
          </table:table-cell>
          <table:table-cell table:formula="of:=&quot;INSERT INTO estado VALUES ('&quot;&amp;[.A261]&amp;&quot;', '&quot;&amp;[.B261]&amp;&quot;', '&quot;&amp;[.C261]&amp;&quot;', '&quot;&amp;[.D261]&amp;&quot;', &quot;&amp;[.E261]&amp;&quot;, &quot;&amp;[.F261]&amp;&quot;, &quot;&amp;[.G261]&amp;&quot;, &quot;&amp;[.H261]&amp;&quot;, &quot;&amp;[.I261]&amp;&quot;, &quot;&amp;[.J261]&amp;&quot;, &quot;&amp;[.K261]&amp;&quot;, &quot;&amp;[.L261]&amp;&quot;, &quot;&amp;[.M261]&amp;&quot;);&quot;" office:value-type="string" office:string-value="INSERT INTO estado VALUES ('Mormaço', '4312427', 'mormacense', 'RODRIGO JACOBY TRINDADE', 146.191, 3139, 18.81, 97.8, 0.714, null, 17880.02324, 14462.62239, 32577.49);" calcext:value-type="string">
            <text:p>INSERT INTO estado VALUES ('Mormaço', '4312427', 'mormacense', 'RODRIGO JACOBY TRINDADE', 146.191, 3139, 18.81, 97.8, 0.714, null, 17880.02324, 14462.62239, 32577.49);</text:p>
          </table:table-cell>
        </table:table-row>
        <table:table-row table:style-name="ro1">
          <table:table-cell table:style-name="ce0" office:value-type="string" calcext:value-type="string">
            <text:p>Morrinhos do Sul</text:p>
          </table:table-cell>
          <table:table-cell table:style-name="ce0" office:value-type="float" office:value="4312443" calcext:value-type="float">
            <text:p>4312443</text:p>
          </table:table-cell>
          <table:table-cell table:style-name="ce0" office:value-type="string" calcext:value-type="string">
            <text:p>morrinhense</text:p>
          </table:table-cell>
          <table:table-cell table:style-name="ce0" office:value-type="string" calcext:value-type="string">
            <text:p>MARCOS VENICIOS EVALDT DA SILVEIRA</text:p>
          </table:table-cell>
          <table:table-cell table:style-name="ce2" office:value-type="float" office:value="166.224" calcext:value-type="float">
            <text:p>166.224</text:p>
          </table:table-cell>
          <table:table-cell table:style-name="ce0" office:value-type="float" office:value="2891" calcext:value-type="float">
            <text:p>2891</text:p>
          </table:table-cell>
          <table:table-cell table:style-name="ce5" office:value-type="string" calcext:value-type="string">
            <text:p>19.23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11" calcext:value-type="float">
            <text:p>0.71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678.29501" calcext:value-type="float">
            <text:p>17678.29501</text:p>
          </table:table-cell>
          <table:table-cell table:style-name="ce0" office:value-type="float" office:value="13321.21072" calcext:value-type="float">
            <text:p>13321.21072</text:p>
          </table:table-cell>
          <table:table-cell table:style-name="ce0" office:value-type="float" office:value="19620.18" calcext:value-type="float">
            <text:p>19620.18</text:p>
          </table:table-cell>
          <table:table-cell table:formula="of:=&quot;INSERT INTO estado VALUES ('&quot;&amp;[.A262]&amp;&quot;', '&quot;&amp;[.B262]&amp;&quot;', '&quot;&amp;[.C262]&amp;&quot;', '&quot;&amp;[.D262]&amp;&quot;', &quot;&amp;[.E262]&amp;&quot;, &quot;&amp;[.F262]&amp;&quot;, &quot;&amp;[.G262]&amp;&quot;, &quot;&amp;[.H262]&amp;&quot;, &quot;&amp;[.I262]&amp;&quot;, &quot;&amp;[.J262]&amp;&quot;, &quot;&amp;[.K262]&amp;&quot;, &quot;&amp;[.L262]&amp;&quot;, &quot;&amp;[.M262]&amp;&quot;);&quot;" office:value-type="string" office:string-value="INSERT INTO estado VALUES ('Morrinhos do Sul', '4312443', 'morrinhense', 'MARCOS VENICIOS EVALDT DA SILVEIRA', 166.224, 2891, 19.23, 100, 0.711, null, 17678.29501, 13321.21072, 19620.18);" calcext:value-type="string">
            <text:p>INSERT INTO estado VALUES ('Morrinhos do Sul', '4312443', 'morrinhense', 'MARCOS VENICIOS EVALDT DA SILVEIRA', 166.224, 2891, 19.23, 100, 0.711, null, 17678.29501, 13321.21072, 19620.18);</text:p>
          </table:table-cell>
        </table:table-row>
        <table:table-row table:style-name="ro1">
          <table:table-cell table:style-name="ce0" office:value-type="string" calcext:value-type="string">
            <text:p>Morro Redondo</text:p>
          </table:table-cell>
          <table:table-cell table:style-name="ce0" office:value-type="float" office:value="4312450" calcext:value-type="float">
            <text:p>4312450</text:p>
          </table:table-cell>
          <table:table-cell table:style-name="ce0" office:value-type="string" calcext:value-type="string">
            <text:p>morro-redondense</text:p>
          </table:table-cell>
          <table:table-cell table:style-name="ce0" office:value-type="string" calcext:value-type="string">
            <text:p>RUI VALDIR OTTO BRIZOLARA</text:p>
          </table:table-cell>
          <table:table-cell table:style-name="ce2" office:value-type="float" office:value="244.645" calcext:value-type="float">
            <text:p>244.645</text:p>
          </table:table-cell>
          <table:table-cell table:style-name="ce0" office:value-type="float" office:value="6609" calcext:value-type="float">
            <text:p>6609</text:p>
          </table:table-cell>
          <table:table-cell table:style-name="ce5" office:value-type="string" calcext:value-type="string">
            <text:p>25.45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702" calcext:value-type="float">
            <text:p>0.702</text:p>
          </table:table-cell>
          <table:table-cell table:style-name="ce0" office:value-type="float" office:value="60" calcext:value-type="float">
            <text:p>60</text:p>
          </table:table-cell>
          <table:table-cell table:style-name="ce0" office:value-type="float" office:value="19904.52195" calcext:value-type="float">
            <text:p>19904.52195</text:p>
          </table:table-cell>
          <table:table-cell table:style-name="ce0" office:value-type="float" office:value="16214.47085" calcext:value-type="float">
            <text:p>16214.47085</text:p>
          </table:table-cell>
          <table:table-cell table:style-name="ce0" office:value-type="float" office:value="14975.02" calcext:value-type="float">
            <text:p>14975.02</text:p>
          </table:table-cell>
          <table:table-cell table:formula="of:=&quot;INSERT INTO estado VALUES ('&quot;&amp;[.A263]&amp;&quot;', '&quot;&amp;[.B263]&amp;&quot;', '&quot;&amp;[.C263]&amp;&quot;', '&quot;&amp;[.D263]&amp;&quot;', &quot;&amp;[.E263]&amp;&quot;, &quot;&amp;[.F263]&amp;&quot;, &quot;&amp;[.G263]&amp;&quot;, &quot;&amp;[.H263]&amp;&quot;, &quot;&amp;[.I263]&amp;&quot;, &quot;&amp;[.J263]&amp;&quot;, &quot;&amp;[.K263]&amp;&quot;, &quot;&amp;[.L263]&amp;&quot;, &quot;&amp;[.M263]&amp;&quot;);&quot;" office:value-type="string" office:string-value="INSERT INTO estado VALUES ('Morro Redondo', '4312450', 'morro-redondense', 'RUI VALDIR OTTO BRIZOLARA', 244.645, 6609, 25.45, 98.5, 0.702, 60, 19904.52195, 16214.47085, 14975.02);" calcext:value-type="string">
            <text:p>INSERT INTO estado VALUES ('Morro Redondo', '4312450', 'morro-redondense', 'RUI VALDIR OTTO BRIZOLARA', 244.645, 6609, 25.45, 98.5, 0.702, 60, 19904.52195, 16214.47085, 14975.02);</text:p>
          </table:table-cell>
        </table:table-row>
        <table:table-row table:style-name="ro1">
          <table:table-cell table:style-name="ce0" office:value-type="string" calcext:value-type="string">
            <text:p>Morro Reuter</text:p>
          </table:table-cell>
          <table:table-cell table:style-name="ce0" office:value-type="float" office:value="4312476" calcext:value-type="float">
            <text:p>4312476</text:p>
          </table:table-cell>
          <table:table-cell table:style-name="ce0" office:value-type="string" calcext:value-type="string">
            <text:p>morroreutense</text:p>
          </table:table-cell>
          <table:table-cell table:style-name="ce0" office:value-type="string" calcext:value-type="string">
            <text:p>CARLA CRISTINE WITTMANN CHAMORRO</text:p>
          </table:table-cell>
          <table:table-cell table:style-name="ce2" office:value-type="float" office:value="89.412" calcext:value-type="float">
            <text:p>89.412</text:p>
          </table:table-cell>
          <table:table-cell table:style-name="ce0" office:value-type="float" office:value="6570" calcext:value-type="float">
            <text:p>6570</text:p>
          </table:table-cell>
          <table:table-cell table:style-name="ce5" office:value-type="string" calcext:value-type="string">
            <text:p>64.76</text:p>
          </table:table-cell>
          <table:table-cell table:style-name="ce5" office:value-type="string" calcext:value-type="string">
            <text:p>96.7</text:p>
          </table:table-cell>
          <table:table-cell table:style-name="ce7" office:value-type="float" office:value="0.743" calcext:value-type="float">
            <text:p>0.74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4852.06711" calcext:value-type="float">
            <text:p>24852.06711</text:p>
          </table:table-cell>
          <table:table-cell table:style-name="ce0" office:value-type="float" office:value="20823.65518" calcext:value-type="float">
            <text:p>20823.65518</text:p>
          </table:table-cell>
          <table:table-cell table:style-name="ce0" office:value-type="float" office:value="32825.74" calcext:value-type="float">
            <text:p>32825.74</text:p>
          </table:table-cell>
          <table:table-cell table:formula="of:=&quot;INSERT INTO estado VALUES ('&quot;&amp;[.A264]&amp;&quot;', '&quot;&amp;[.B264]&amp;&quot;', '&quot;&amp;[.C264]&amp;&quot;', '&quot;&amp;[.D264]&amp;&quot;', &quot;&amp;[.E264]&amp;&quot;, &quot;&amp;[.F264]&amp;&quot;, &quot;&amp;[.G264]&amp;&quot;, &quot;&amp;[.H264]&amp;&quot;, &quot;&amp;[.I264]&amp;&quot;, &quot;&amp;[.J264]&amp;&quot;, &quot;&amp;[.K264]&amp;&quot;, &quot;&amp;[.L264]&amp;&quot;, &quot;&amp;[.M264]&amp;&quot;);&quot;" office:value-type="string" office:string-value="INSERT INTO estado VALUES ('Morro Reuter', '4312476', 'morroreutense', 'CARLA CRISTINE WITTMANN CHAMORRO', 89.412, 6570, 64.76, 96.7, 0.743, null, 24852.06711, 20823.65518, 32825.74);" calcext:value-type="string">
            <text:p>INSERT INTO estado VALUES ('Morro Reuter', '4312476', 'morroreutense', 'CARLA CRISTINE WITTMANN CHAMORRO', 89.412, 6570, 64.76, 96.7, 0.743, null, 24852.06711, 20823.65518, 32825.74);</text:p>
          </table:table-cell>
        </table:table-row>
        <table:table-row table:style-name="ro1">
          <table:table-cell table:style-name="ce0" office:value-type="string" calcext:value-type="string">
            <text:p>Mostardas</text:p>
          </table:table-cell>
          <table:table-cell table:style-name="ce0" office:value-type="float" office:value="4312500" calcext:value-type="float">
            <text:p>4312500</text:p>
          </table:table-cell>
          <table:table-cell table:style-name="ce0" office:value-type="string" calcext:value-type="string">
            <text:p>mostardense</text:p>
          </table:table-cell>
          <table:table-cell table:style-name="ce0" office:value-type="string" calcext:value-type="string">
            <text:p>MOISES BATISTA PEDONE DE SOUZA</text:p>
          </table:table-cell>
          <table:table-cell table:style-name="ce3" office:value-type="float" office:value="1977.442" calcext:value-type="float">
            <text:p>1977.442</text:p>
          </table:table-cell>
          <table:table-cell table:style-name="ce0" office:value-type="float" office:value="12888" calcext:value-type="float">
            <text:p>12888</text:p>
          </table:table-cell>
          <table:table-cell table:style-name="ce5" office:value-type="string" calcext:value-type="string">
            <text:p>6.11</text:p>
          </table:table-cell>
          <table:table-cell table:style-name="ce5" office:value-type="string" calcext:value-type="string">
            <text:p>96.6</text:p>
          </table:table-cell>
          <table:table-cell table:style-name="ce7" office:value-type="float" office:value="0.664" calcext:value-type="float">
            <text:p>0.664</text:p>
          </table:table-cell>
          <table:table-cell table:style-name="ce0" office:value-type="float" office:value="12.58" calcext:value-type="float">
            <text:p>12.58</text:p>
          </table:table-cell>
          <table:table-cell table:style-name="ce0" office:value-type="float" office:value="49719.90374" calcext:value-type="float">
            <text:p>49719.90374</text:p>
          </table:table-cell>
          <table:table-cell table:style-name="ce0" office:value-type="float" office:value="45534.67787" calcext:value-type="float">
            <text:p>45534.67787</text:p>
          </table:table-cell>
          <table:table-cell table:style-name="ce0" office:value-type="float" office:value="31826.49" calcext:value-type="float">
            <text:p>31826.49</text:p>
          </table:table-cell>
          <table:table-cell table:formula="of:=&quot;INSERT INTO estado VALUES ('&quot;&amp;[.A265]&amp;&quot;', '&quot;&amp;[.B265]&amp;&quot;', '&quot;&amp;[.C265]&amp;&quot;', '&quot;&amp;[.D265]&amp;&quot;', &quot;&amp;[.E265]&amp;&quot;, &quot;&amp;[.F265]&amp;&quot;, &quot;&amp;[.G265]&amp;&quot;, &quot;&amp;[.H265]&amp;&quot;, &quot;&amp;[.I265]&amp;&quot;, &quot;&amp;[.J265]&amp;&quot;, &quot;&amp;[.K265]&amp;&quot;, &quot;&amp;[.L265]&amp;&quot;, &quot;&amp;[.M265]&amp;&quot;);&quot;" office:value-type="string" office:string-value="INSERT INTO estado VALUES ('Mostardas', '4312500', 'mostardense', 'MOISES BATISTA PEDONE DE SOUZA', 1977.442, 12888, 6.11, 96.6, 0.664, 12.58, 49719.90374, 45534.67787, 31826.49);" calcext:value-type="string">
            <text:p>INSERT INTO estado VALUES ('Mostardas', '4312500', 'mostardense', 'MOISES BATISTA PEDONE DE SOUZA', 1977.442, 12888, 6.11, 96.6, 0.664, 12.58, 49719.90374, 45534.67787, 31826.49);</text:p>
          </table:table-cell>
        </table:table-row>
        <table:table-row table:style-name="ro1">
          <table:table-cell table:style-name="ce0" office:value-type="string" calcext:value-type="string">
            <text:p>Muçum</text:p>
          </table:table-cell>
          <table:table-cell table:style-name="ce0" office:value-type="float" office:value="4312609" calcext:value-type="float">
            <text:p>4312609</text:p>
          </table:table-cell>
          <table:table-cell table:style-name="ce0" office:value-type="string" calcext:value-type="string">
            <text:p>muçunense</text:p>
          </table:table-cell>
          <table:table-cell table:style-name="ce0" office:value-type="string" calcext:value-type="string">
            <text:p>MATEUS GIOVANONI TROJAN</text:p>
          </table:table-cell>
          <table:table-cell table:style-name="ce2" office:value-type="float" office:value="111.247" calcext:value-type="float">
            <text:p>111.247</text:p>
          </table:table-cell>
          <table:table-cell table:style-name="ce0" office:value-type="float" office:value="4967" calcext:value-type="float">
            <text:p>4967</text:p>
          </table:table-cell>
          <table:table-cell table:style-name="ce5" office:value-type="string" calcext:value-type="string">
            <text:p>43.2</text:p>
          </table:table-cell>
          <table:table-cell table:style-name="ce5" office:value-type="string" calcext:value-type="string">
            <text:p>97.2</text:p>
          </table:table-cell>
          <table:table-cell table:style-name="ce7" office:value-type="float" office:value="0.746" calcext:value-type="float">
            <text:p>0.74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106.04068" calcext:value-type="float">
            <text:p>20106.04068</text:p>
          </table:table-cell>
          <table:table-cell table:style-name="ce0" office:value-type="float" office:value="18911.88723" calcext:value-type="float">
            <text:p>18911.88723</text:p>
          </table:table-cell>
          <table:table-cell table:style-name="ce0" office:value-type="float" office:value="53058.9" calcext:value-type="float">
            <text:p>53058.9</text:p>
          </table:table-cell>
          <table:table-cell table:formula="of:=&quot;INSERT INTO estado VALUES ('&quot;&amp;[.A266]&amp;&quot;', '&quot;&amp;[.B266]&amp;&quot;', '&quot;&amp;[.C266]&amp;&quot;', '&quot;&amp;[.D266]&amp;&quot;', &quot;&amp;[.E266]&amp;&quot;, &quot;&amp;[.F266]&amp;&quot;, &quot;&amp;[.G266]&amp;&quot;, &quot;&amp;[.H266]&amp;&quot;, &quot;&amp;[.I266]&amp;&quot;, &quot;&amp;[.J266]&amp;&quot;, &quot;&amp;[.K266]&amp;&quot;, &quot;&amp;[.L266]&amp;&quot;, &quot;&amp;[.M266]&amp;&quot;);&quot;" office:value-type="string" office:string-value="INSERT INTO estado VALUES ('Muçum', '4312609', 'muçunense', 'MATEUS GIOVANONI TROJAN', 111.247, 4967, 43.2, 97.2, 0.746, null, 20106.04068, 18911.88723, 53058.9);" calcext:value-type="string">
            <text:p>INSERT INTO estado VALUES ('Muçum', '4312609', 'muçunense', 'MATEUS GIOVANONI TROJAN', 111.247, 4967, 43.2, 97.2, 0.746, null, 20106.04068, 18911.88723, 53058.9);</text:p>
          </table:table-cell>
        </table:table-row>
        <table:table-row table:style-name="ro1">
          <table:table-cell table:style-name="ce0" office:value-type="string" calcext:value-type="string">
            <text:p>Muitos Capões</text:p>
          </table:table-cell>
          <table:table-cell table:style-name="ce0" office:value-type="float" office:value="4312617" calcext:value-type="float">
            <text:p>4312617</text:p>
          </table:table-cell>
          <table:table-cell table:style-name="ce0" office:value-type="string" calcext:value-type="string">
            <text:p>caponense</text:p>
          </table:table-cell>
          <table:table-cell table:style-name="ce0" office:value-type="string" calcext:value-type="string">
            <text:p>RITA DE CASSIA CAMPOS PEREIRA</text:p>
          </table:table-cell>
          <table:table-cell table:style-name="ce3" office:value-type="float" office:value="1193.717" calcext:value-type="float">
            <text:p>1193.717</text:p>
          </table:table-cell>
          <table:table-cell table:style-name="ce0" office:value-type="float" office:value="3184" calcext:value-type="float">
            <text:p>3184</text:p>
          </table:table-cell>
          <table:table-cell table:style-name="ce5" office:value-type="string" calcext:value-type="string">
            <text:p>2.49</text:p>
          </table:table-cell>
          <table:table-cell table:style-name="ce5" office:value-type="string" calcext:value-type="string">
            <text:p>92.8</text:p>
          </table:table-cell>
          <table:table-cell table:style-name="ce7" office:value-type="float" office:value="0.702" calcext:value-type="float">
            <text:p>0.70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8872.71653" calcext:value-type="float">
            <text:p>28872.71653</text:p>
          </table:table-cell>
          <table:table-cell table:style-name="ce0" office:value-type="float" office:value="21478.39877" calcext:value-type="float">
            <text:p>21478.39877</text:p>
          </table:table-cell>
          <table:table-cell table:style-name="ce0" office:value-type="float" office:value="132929.96" calcext:value-type="float">
            <text:p>132929.96</text:p>
          </table:table-cell>
          <table:table-cell table:formula="of:=&quot;INSERT INTO estado VALUES ('&quot;&amp;[.A267]&amp;&quot;', '&quot;&amp;[.B267]&amp;&quot;', '&quot;&amp;[.C267]&amp;&quot;', '&quot;&amp;[.D267]&amp;&quot;', &quot;&amp;[.E267]&amp;&quot;, &quot;&amp;[.F267]&amp;&quot;, &quot;&amp;[.G267]&amp;&quot;, &quot;&amp;[.H267]&amp;&quot;, &quot;&amp;[.I267]&amp;&quot;, &quot;&amp;[.J267]&amp;&quot;, &quot;&amp;[.K267]&amp;&quot;, &quot;&amp;[.L267]&amp;&quot;, &quot;&amp;[.M267]&amp;&quot;);&quot;" office:value-type="string" office:string-value="INSERT INTO estado VALUES ('Muitos Capões', '4312617', 'caponense', 'RITA DE CASSIA CAMPOS PEREIRA', 1193.717, 3184, 2.49, 92.8, 0.702, null, 28872.71653, 21478.39877, 132929.96);" calcext:value-type="string">
            <text:p>INSERT INTO estado VALUES ('Muitos Capões', '4312617', 'caponense', 'RITA DE CASSIA CAMPOS PEREIRA', 1193.717, 3184, 2.49, 92.8, 0.702, null, 28872.71653, 21478.39877, 132929.96);</text:p>
          </table:table-cell>
        </table:table-row>
        <table:table-row table:style-name="ro1">
          <table:table-cell table:style-name="ce0" office:value-type="string" calcext:value-type="string">
            <text:p>Muliterno</text:p>
          </table:table-cell>
          <table:table-cell table:style-name="ce0" office:value-type="float" office:value="4312625" calcext:value-type="float">
            <text:p>4312625</text:p>
          </table:table-cell>
          <table:table-cell table:style-name="ce0" office:value-type="string" calcext:value-type="string">
            <text:p>muliternense</text:p>
          </table:table-cell>
          <table:table-cell table:style-name="ce0" office:value-type="string" calcext:value-type="string">
            <text:p>ADAIR BARILLI</text:p>
          </table:table-cell>
          <table:table-cell table:style-name="ce2" office:value-type="float" office:value="111.132" calcext:value-type="float">
            <text:p>111.132</text:p>
          </table:table-cell>
          <table:table-cell table:style-name="ce0" office:value-type="float" office:value="1901" calcext:value-type="float">
            <text:p>1901</text:p>
          </table:table-cell>
          <table:table-cell table:style-name="ce5" office:value-type="string" calcext:value-type="string">
            <text:p>16.31</text:p>
          </table:table-cell>
          <table:table-cell table:style-name="ce5" office:value-type="string" calcext:value-type="string">
            <text:p>95.2</text:p>
          </table:table-cell>
          <table:table-cell table:style-name="ce7" office:value-type="float" office:value="0.689" calcext:value-type="float">
            <text:p>0.68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242.42187" calcext:value-type="float">
            <text:p>13242.42187</text:p>
          </table:table-cell>
          <table:table-cell table:style-name="ce0" office:value-type="float" office:value="11322.71748" calcext:value-type="float">
            <text:p>11322.71748</text:p>
          </table:table-cell>
          <table:table-cell table:style-name="ce0" office:value-type="float" office:value="27309.01" calcext:value-type="float">
            <text:p>27309.01</text:p>
          </table:table-cell>
          <table:table-cell table:formula="of:=&quot;INSERT INTO estado VALUES ('&quot;&amp;[.A268]&amp;&quot;', '&quot;&amp;[.B268]&amp;&quot;', '&quot;&amp;[.C268]&amp;&quot;', '&quot;&amp;[.D268]&amp;&quot;', &quot;&amp;[.E268]&amp;&quot;, &quot;&amp;[.F268]&amp;&quot;, &quot;&amp;[.G268]&amp;&quot;, &quot;&amp;[.H268]&amp;&quot;, &quot;&amp;[.I268]&amp;&quot;, &quot;&amp;[.J268]&amp;&quot;, &quot;&amp;[.K268]&amp;&quot;, &quot;&amp;[.L268]&amp;&quot;, &quot;&amp;[.M268]&amp;&quot;);&quot;" office:value-type="string" office:string-value="INSERT INTO estado VALUES ('Muliterno', '4312625', 'muliternense', 'ADAIR BARILLI', 111.132, 1901, 16.31, 95.2, 0.689, null, 13242.42187, 11322.71748, 27309.01);" calcext:value-type="string">
            <text:p>INSERT INTO estado VALUES ('Muliterno', '4312625', 'muliternense', 'ADAIR BARILLI', 111.132, 1901, 16.31, 95.2, 0.689, null, 13242.42187, 11322.71748, 27309.01);</text:p>
          </table:table-cell>
        </table:table-row>
        <table:table-row table:style-name="ro1">
          <table:table-cell table:style-name="ce0" office:value-type="string" calcext:value-type="string">
            <text:p>Não-Me-Toque</text:p>
          </table:table-cell>
          <table:table-cell table:style-name="ce0" office:value-type="float" office:value="4312658" calcext:value-type="float">
            <text:p>4312658</text:p>
          </table:table-cell>
          <table:table-cell table:style-name="ce0" office:value-type="string" calcext:value-type="string">
            <text:p>não-me-toquense</text:p>
          </table:table-cell>
          <table:table-cell table:style-name="ce0" office:value-type="string" calcext:value-type="string">
            <text:p>GILSON DOS SANTOS</text:p>
          </table:table-cell>
          <table:table-cell table:style-name="ce2" office:value-type="float" office:value="361.689" calcext:value-type="float">
            <text:p>361.689</text:p>
          </table:table-cell>
          <table:table-cell table:style-name="ce0" office:value-type="float" office:value="17886" calcext:value-type="float">
            <text:p>17886</text:p>
          </table:table-cell>
          <table:table-cell table:style-name="ce5" office:value-type="string" calcext:value-type="string">
            <text:p>44.06</text:p>
          </table:table-cell>
          <table:table-cell table:style-name="ce5" office:value-type="string" calcext:value-type="string">
            <text:p>98.9</text:p>
          </table:table-cell>
          <table:table-cell table:style-name="ce7" office:value-type="float" office:value="0.765" calcext:value-type="float">
            <text:p>0.765</text:p>
          </table:table-cell>
          <table:table-cell table:style-name="ce0" office:value-type="float" office:value="12.4" calcext:value-type="float">
            <text:p>12.4</text:p>
          </table:table-cell>
          <table:table-cell table:style-name="ce0" office:value-type="float" office:value="84979.23339" calcext:value-type="float">
            <text:p>84979.23339</text:p>
          </table:table-cell>
          <table:table-cell table:style-name="ce0" office:value-type="float" office:value="71619.38958" calcext:value-type="float">
            <text:p>71619.38958</text:p>
          </table:table-cell>
          <table:table-cell table:style-name="ce0" office:value-type="float" office:value="77534.17" calcext:value-type="float">
            <text:p>77534.17</text:p>
          </table:table-cell>
          <table:table-cell table:formula="of:=&quot;INSERT INTO estado VALUES ('&quot;&amp;[.A269]&amp;&quot;', '&quot;&amp;[.B269]&amp;&quot;', '&quot;&amp;[.C269]&amp;&quot;', '&quot;&amp;[.D269]&amp;&quot;', &quot;&amp;[.E269]&amp;&quot;, &quot;&amp;[.F269]&amp;&quot;, &quot;&amp;[.G269]&amp;&quot;, &quot;&amp;[.H269]&amp;&quot;, &quot;&amp;[.I269]&amp;&quot;, &quot;&amp;[.J269]&amp;&quot;, &quot;&amp;[.K269]&amp;&quot;, &quot;&amp;[.L269]&amp;&quot;, &quot;&amp;[.M269]&amp;&quot;);&quot;" office:value-type="string" office:string-value="INSERT INTO estado VALUES ('Não-Me-Toque', '4312658', 'não-me-toquense', 'GILSON DOS SANTOS', 361.689, 17886, 44.06, 98.9, 0.765, 12.4, 84979.23339, 71619.38958, 77534.17);" calcext:value-type="string">
            <text:p>INSERT INTO estado VALUES ('Não-Me-Toque', '4312658', 'não-me-toquense', 'GILSON DOS SANTOS', 361.689, 17886, 44.06, 98.9, 0.765, 12.4, 84979.23339, 71619.38958, 77534.17);</text:p>
          </table:table-cell>
        </table:table-row>
        <table:table-row table:style-name="ro1">
          <table:table-cell table:style-name="ce0" office:value-type="string" calcext:value-type="string">
            <text:p>Nicolau Vergueiro</text:p>
          </table:table-cell>
          <table:table-cell table:style-name="ce0" office:value-type="float" office:value="4312674" calcext:value-type="float">
            <text:p>4312674</text:p>
          </table:table-cell>
          <table:table-cell table:style-name="ce0" office:value-type="string" calcext:value-type="string">
            <text:p>nicolau-vergueirense</text:p>
          </table:table-cell>
          <table:table-cell table:style-name="ce0" office:value-type="string" calcext:value-type="string">
            <text:p>GERALDO ANTONIO MUNIZ</text:p>
          </table:table-cell>
          <table:table-cell table:style-name="ce2" office:value-type="float" office:value="154.995" calcext:value-type="float">
            <text:p>154.995</text:p>
          </table:table-cell>
          <table:table-cell table:style-name="ce0" office:value-type="float" office:value="1667" calcext:value-type="float">
            <text:p>1667</text:p>
          </table:table-cell>
          <table:table-cell table:style-name="ce5" office:value-type="string" calcext:value-type="string">
            <text:p>11.04</text:p>
          </table:table-cell>
          <table:table-cell table:style-name="ce5" office:value-type="string" calcext:value-type="string">
            <text:p>97.4</text:p>
          </table:table-cell>
          <table:table-cell table:style-name="ce7" office:value-type="float" office:value="0.753" calcext:value-type="float">
            <text:p>0.75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204.1667" calcext:value-type="float">
            <text:p>14204.1667</text:p>
          </table:table-cell>
          <table:table-cell table:style-name="ce0" office:value-type="float" office:value="12883.16049" calcext:value-type="float">
            <text:p>12883.16049</text:p>
          </table:table-cell>
          <table:table-cell table:style-name="ce0" office:value-type="float" office:value="52506.99" calcext:value-type="float">
            <text:p>52506.99</text:p>
          </table:table-cell>
          <table:table-cell table:formula="of:=&quot;INSERT INTO estado VALUES ('&quot;&amp;[.A270]&amp;&quot;', '&quot;&amp;[.B270]&amp;&quot;', '&quot;&amp;[.C270]&amp;&quot;', '&quot;&amp;[.D270]&amp;&quot;', &quot;&amp;[.E270]&amp;&quot;, &quot;&amp;[.F270]&amp;&quot;, &quot;&amp;[.G270]&amp;&quot;, &quot;&amp;[.H270]&amp;&quot;, &quot;&amp;[.I270]&amp;&quot;, &quot;&amp;[.J270]&amp;&quot;, &quot;&amp;[.K270]&amp;&quot;, &quot;&amp;[.L270]&amp;&quot;, &quot;&amp;[.M270]&amp;&quot;);&quot;" office:value-type="string" office:string-value="INSERT INTO estado VALUES ('Nicolau Vergueiro', '4312674', 'nicolau-vergueirense', 'GERALDO ANTONIO MUNIZ', 154.995, 1667, 11.04, 97.4, 0.753, null, 14204.1667, 12883.16049, 52506.99);" calcext:value-type="string">
            <text:p>INSERT INTO estado VALUES ('Nicolau Vergueiro', '4312674', 'nicolau-vergueirense', 'GERALDO ANTONIO MUNIZ', 154.995, 1667, 11.04, 97.4, 0.753, null, 14204.1667, 12883.16049, 52506.99);</text:p>
          </table:table-cell>
        </table:table-row>
        <table:table-row table:style-name="ro1">
          <table:table-cell table:style-name="ce0" office:value-type="string" calcext:value-type="string">
            <text:p>Nonoai</text:p>
          </table:table-cell>
          <table:table-cell table:style-name="ce0" office:value-type="float" office:value="4312708" calcext:value-type="float">
            <text:p>4312708</text:p>
          </table:table-cell>
          <table:table-cell table:style-name="ce0" office:value-type="string" calcext:value-type="string">
            <text:p>nonoaiense</text:p>
          </table:table-cell>
          <table:table-cell table:style-name="ce0" office:value-type="string" calcext:value-type="string">
            <text:p>ADRIANE PERIN DE OLIVEIRA</text:p>
          </table:table-cell>
          <table:table-cell table:style-name="ce2" office:value-type="float" office:value="468.962" calcext:value-type="float">
            <text:p>468.962</text:p>
          </table:table-cell>
          <table:table-cell table:style-name="ce0" office:value-type="float" office:value="11574" calcext:value-type="float">
            <text:p>11574</text:p>
          </table:table-cell>
          <table:table-cell table:style-name="ce5" office:value-type="string" calcext:value-type="string">
            <text:p>25.75</text:p>
          </table:table-cell>
          <table:table-cell table:style-name="ce5" office:value-type="string" calcext:value-type="string">
            <text:p>96.2</text:p>
          </table:table-cell>
          <table:table-cell table:style-name="ce7" office:value-type="float" office:value="0.702" calcext:value-type="float">
            <text:p>0.702</text:p>
          </table:table-cell>
          <table:table-cell table:style-name="ce0" office:value-type="float" office:value="10.1" calcext:value-type="float">
            <text:p>10.1</text:p>
          </table:table-cell>
          <table:table-cell table:style-name="ce0" office:value-type="float" office:value="44644.06732" calcext:value-type="float">
            <text:p>44644.06732</text:p>
          </table:table-cell>
          <table:table-cell table:style-name="ce0" office:value-type="float" office:value="36324.0106" calcext:value-type="float">
            <text:p>36324.0106</text:p>
          </table:table-cell>
          <table:table-cell table:style-name="ce0" office:value-type="float" office:value="34166.32" calcext:value-type="float">
            <text:p>34166.32</text:p>
          </table:table-cell>
          <table:table-cell table:formula="of:=&quot;INSERT INTO estado VALUES ('&quot;&amp;[.A271]&amp;&quot;', '&quot;&amp;[.B271]&amp;&quot;', '&quot;&amp;[.C271]&amp;&quot;', '&quot;&amp;[.D271]&amp;&quot;', &quot;&amp;[.E271]&amp;&quot;, &quot;&amp;[.F271]&amp;&quot;, &quot;&amp;[.G271]&amp;&quot;, &quot;&amp;[.H271]&amp;&quot;, &quot;&amp;[.I271]&amp;&quot;, &quot;&amp;[.J271]&amp;&quot;, &quot;&amp;[.K271]&amp;&quot;, &quot;&amp;[.L271]&amp;&quot;, &quot;&amp;[.M271]&amp;&quot;);&quot;" office:value-type="string" office:string-value="INSERT INTO estado VALUES ('Nonoai', '4312708', 'nonoaiense', 'ADRIANE PERIN DE OLIVEIRA', 468.962, 11574, 25.75, 96.2, 0.702, 10.1, 44644.06732, 36324.0106, 34166.32);" calcext:value-type="string">
            <text:p>INSERT INTO estado VALUES ('Nonoai', '4312708', 'nonoaiense', 'ADRIANE PERIN DE OLIVEIRA', 468.962, 11574, 25.75, 96.2, 0.702, 10.1, 44644.06732, 36324.0106, 34166.32);</text:p>
          </table:table-cell>
        </table:table-row>
        <table:table-row table:style-name="ro1">
          <table:table-cell table:style-name="ce0" office:value-type="string" calcext:value-type="string">
            <text:p>Nova Alvorada</text:p>
          </table:table-cell>
          <table:table-cell table:style-name="ce0" office:value-type="float" office:value="4312757" calcext:value-type="float">
            <text:p>4312757</text:p>
          </table:table-cell>
          <table:table-cell table:style-name="ce0" office:value-type="string" calcext:value-type="string">
            <text:p>nova-alvoradense</text:p>
          </table:table-cell>
          <table:table-cell table:style-name="ce0" office:value-type="string" calcext:value-type="string">
            <text:p>EDILSON ANTONIO ROMANINI</text:p>
          </table:table-cell>
          <table:table-cell table:style-name="ce2" office:value-type="float" office:value="148.861" calcext:value-type="float">
            <text:p>148.861</text:p>
          </table:table-cell>
          <table:table-cell table:style-name="ce0" office:value-type="float" office:value="3698" calcext:value-type="float">
            <text:p>3698</text:p>
          </table:table-cell>
          <table:table-cell table:style-name="ce5" office:value-type="string" calcext:value-type="string">
            <text:p>21.3</text:p>
          </table:table-cell>
          <table:table-cell table:style-name="ce5" office:value-type="string" calcext:value-type="string">
            <text:p>96.7</text:p>
          </table:table-cell>
          <table:table-cell table:style-name="ce7" office:value-type="float" office:value="0.74" calcext:value-type="float">
            <text:p>0.7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925.98074" calcext:value-type="float">
            <text:p>20925.98074</text:p>
          </table:table-cell>
          <table:table-cell table:style-name="ce0" office:value-type="float" office:value="19202.96974" calcext:value-type="float">
            <text:p>19202.96974</text:p>
          </table:table-cell>
          <table:table-cell table:style-name="ce0" office:value-type="float" office:value="47318.56" calcext:value-type="float">
            <text:p>47318.56</text:p>
          </table:table-cell>
          <table:table-cell table:formula="of:=&quot;INSERT INTO estado VALUES ('&quot;&amp;[.A272]&amp;&quot;', '&quot;&amp;[.B272]&amp;&quot;', '&quot;&amp;[.C272]&amp;&quot;', '&quot;&amp;[.D272]&amp;&quot;', &quot;&amp;[.E272]&amp;&quot;, &quot;&amp;[.F272]&amp;&quot;, &quot;&amp;[.G272]&amp;&quot;, &quot;&amp;[.H272]&amp;&quot;, &quot;&amp;[.I272]&amp;&quot;, &quot;&amp;[.J272]&amp;&quot;, &quot;&amp;[.K272]&amp;&quot;, &quot;&amp;[.L272]&amp;&quot;, &quot;&amp;[.M272]&amp;&quot;);&quot;" office:value-type="string" office:string-value="INSERT INTO estado VALUES ('Nova Alvorada', '4312757', 'nova-alvoradense', 'EDILSON ANTONIO ROMANINI', 148.861, 3698, 21.3, 96.7, 0.74, null, 20925.98074, 19202.96974, 47318.56);" calcext:value-type="string">
            <text:p>INSERT INTO estado VALUES ('Nova Alvorada', '4312757', 'nova-alvoradense', 'EDILSON ANTONIO ROMANINI', 148.861, 3698, 21.3, 96.7, 0.74, null, 20925.98074, 19202.96974, 47318.56);</text:p>
          </table:table-cell>
        </table:table-row>
        <table:table-row table:style-name="ro1">
          <table:table-cell table:style-name="ce0" office:value-type="string" calcext:value-type="string">
            <text:p>Nova Araçá</text:p>
          </table:table-cell>
          <table:table-cell table:style-name="ce0" office:value-type="float" office:value="4312807" calcext:value-type="float">
            <text:p>4312807</text:p>
          </table:table-cell>
          <table:table-cell table:style-name="ce0" office:value-type="string" calcext:value-type="string">
            <text:p>araçaense</text:p>
          </table:table-cell>
          <table:table-cell table:style-name="ce0" office:value-type="string" calcext:value-type="string">
            <text:p>ADEMIR DAL POZZO</text:p>
          </table:table-cell>
          <table:table-cell table:style-name="ce2" office:value-type="float" office:value="75.514" calcext:value-type="float">
            <text:p>75.514</text:p>
          </table:table-cell>
          <table:table-cell table:style-name="ce0" office:value-type="float" office:value="4890" calcext:value-type="float">
            <text:p>4890</text:p>
          </table:table-cell>
          <table:table-cell table:style-name="ce5" office:value-type="string" calcext:value-type="string">
            <text:p>53.81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85" calcext:value-type="float">
            <text:p>0.78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4418.16562" calcext:value-type="float">
            <text:p>24418.16562</text:p>
          </table:table-cell>
          <table:table-cell table:style-name="ce0" office:value-type="float" office:value="19414.08578" calcext:value-type="float">
            <text:p>19414.08578</text:p>
          </table:table-cell>
          <table:table-cell table:style-name="ce0" office:value-type="float" office:value="51277.1" calcext:value-type="float">
            <text:p>51277.1</text:p>
          </table:table-cell>
          <table:table-cell table:formula="of:=&quot;INSERT INTO estado VALUES ('&quot;&amp;[.A273]&amp;&quot;', '&quot;&amp;[.B273]&amp;&quot;', '&quot;&amp;[.C273]&amp;&quot;', '&quot;&amp;[.D273]&amp;&quot;', &quot;&amp;[.E273]&amp;&quot;, &quot;&amp;[.F273]&amp;&quot;, &quot;&amp;[.G273]&amp;&quot;, &quot;&amp;[.H273]&amp;&quot;, &quot;&amp;[.I273]&amp;&quot;, &quot;&amp;[.J273]&amp;&quot;, &quot;&amp;[.K273]&amp;&quot;, &quot;&amp;[.L273]&amp;&quot;, &quot;&amp;[.M273]&amp;&quot;);&quot;" office:value-type="string" office:string-value="INSERT INTO estado VALUES ('Nova Araçá', '4312807', 'araçaense', 'ADEMIR DAL POZZO', 75.514, 4890, 53.81, 100, 0.785, null, 24418.16562, 19414.08578, 51277.1);" calcext:value-type="string">
            <text:p>INSERT INTO estado VALUES ('Nova Araçá', '4312807', 'araçaense', 'ADEMIR DAL POZZO', 75.514, 4890, 53.81, 100, 0.785, null, 24418.16562, 19414.08578, 51277.1);</text:p>
          </table:table-cell>
        </table:table-row>
        <table:table-row table:style-name="ro1">
          <table:table-cell table:style-name="ce0" office:value-type="string" calcext:value-type="string">
            <text:p>Nova Bassano</text:p>
          </table:table-cell>
          <table:table-cell table:style-name="ce0" office:value-type="float" office:value="4312906" calcext:value-type="float">
            <text:p>4312906</text:p>
          </table:table-cell>
          <table:table-cell table:style-name="ce0" office:value-type="string" calcext:value-type="string">
            <text:p>bassanense</text:p>
          </table:table-cell>
          <table:table-cell table:style-name="ce0" office:value-type="string" calcext:value-type="string">
            <text:p>IVALDO DALLA COSTA</text:p>
          </table:table-cell>
          <table:table-cell table:style-name="ce2" office:value-type="float" office:value="211.611" calcext:value-type="float">
            <text:p>211.611</text:p>
          </table:table-cell>
          <table:table-cell table:style-name="ce0" office:value-type="float" office:value="10089" calcext:value-type="float">
            <text:p>10089</text:p>
          </table:table-cell>
          <table:table-cell table:style-name="ce5" office:value-type="string" calcext:value-type="string">
            <text:p>41.77</text:p>
          </table:table-cell>
          <table:table-cell table:style-name="ce5" office:value-type="string" calcext:value-type="string">
            <text:p>98.6</text:p>
          </table:table-cell>
          <table:table-cell table:style-name="ce7" office:value-type="float" office:value="0.747" calcext:value-type="float">
            <text:p>0.74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45308.78339" calcext:value-type="float">
            <text:p>45308.78339</text:p>
          </table:table-cell>
          <table:table-cell table:style-name="ce0" office:value-type="float" office:value="35890.77959" calcext:value-type="float">
            <text:p>35890.77959</text:p>
          </table:table-cell>
          <table:table-cell table:style-name="ce0" office:value-type="float" office:value="60329.08" calcext:value-type="float">
            <text:p>60329.08</text:p>
          </table:table-cell>
          <table:table-cell table:formula="of:=&quot;INSERT INTO estado VALUES ('&quot;&amp;[.A274]&amp;&quot;', '&quot;&amp;[.B274]&amp;&quot;', '&quot;&amp;[.C274]&amp;&quot;', '&quot;&amp;[.D274]&amp;&quot;', &quot;&amp;[.E274]&amp;&quot;, &quot;&amp;[.F274]&amp;&quot;, &quot;&amp;[.G274]&amp;&quot;, &quot;&amp;[.H274]&amp;&quot;, &quot;&amp;[.I274]&amp;&quot;, &quot;&amp;[.J274]&amp;&quot;, &quot;&amp;[.K274]&amp;&quot;, &quot;&amp;[.L274]&amp;&quot;, &quot;&amp;[.M274]&amp;&quot;);&quot;" office:value-type="string" office:string-value="INSERT INTO estado VALUES ('Nova Bassano', '4312906', 'bassanense', 'IVALDO DALLA COSTA', 211.611, 10089, 41.77, 98.6, 0.747, null, 45308.78339, 35890.77959, 60329.08);" calcext:value-type="string">
            <text:p>INSERT INTO estado VALUES ('Nova Bassano', '4312906', 'bassanense', 'IVALDO DALLA COSTA', 211.611, 10089, 41.77, 98.6, 0.747, null, 45308.78339, 35890.77959, 60329.08);</text:p>
          </table:table-cell>
        </table:table-row>
        <table:table-row table:style-name="ro1">
          <table:table-cell table:style-name="ce0" office:value-type="string" calcext:value-type="string">
            <text:p>Nova Boa Vista</text:p>
          </table:table-cell>
          <table:table-cell table:style-name="ce0" office:value-type="float" office:value="4312955" calcext:value-type="float">
            <text:p>4312955</text:p>
          </table:table-cell>
          <table:table-cell table:style-name="ce0" office:value-type="string" calcext:value-type="string">
            <text:p>boa-vistense</text:p>
          </table:table-cell>
          <table:table-cell table:style-name="ce0" office:value-type="string" calcext:value-type="string">
            <text:p>DANIEL THALHEIMER</text:p>
          </table:table-cell>
          <table:table-cell table:style-name="ce2" office:value-type="float" office:value="93.733" calcext:value-type="float">
            <text:p>93.733</text:p>
          </table:table-cell>
          <table:table-cell table:style-name="ce0" office:value-type="float" office:value="1731" calcext:value-type="float">
            <text:p>1731</text:p>
          </table:table-cell>
          <table:table-cell table:style-name="ce5" office:value-type="string" calcext:value-type="string">
            <text:p>20.8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768" calcext:value-type="float">
            <text:p>0.76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935.50718" calcext:value-type="float">
            <text:p>17935.50718</text:p>
          </table:table-cell>
          <table:table-cell table:style-name="ce0" office:value-type="float" office:value="13184.62815" calcext:value-type="float">
            <text:p>13184.62815</text:p>
          </table:table-cell>
          <table:table-cell table:style-name="ce0" office:value-type="float" office:value="56703.51" calcext:value-type="float">
            <text:p>56703.51</text:p>
          </table:table-cell>
          <table:table-cell table:formula="of:=&quot;INSERT INTO estado VALUES ('&quot;&amp;[.A275]&amp;&quot;', '&quot;&amp;[.B275]&amp;&quot;', '&quot;&amp;[.C275]&amp;&quot;', '&quot;&amp;[.D275]&amp;&quot;', &quot;&amp;[.E275]&amp;&quot;, &quot;&amp;[.F275]&amp;&quot;, &quot;&amp;[.G275]&amp;&quot;, &quot;&amp;[.H275]&amp;&quot;, &quot;&amp;[.I275]&amp;&quot;, &quot;&amp;[.J275]&amp;&quot;, &quot;&amp;[.K275]&amp;&quot;, &quot;&amp;[.L275]&amp;&quot;, &quot;&amp;[.M275]&amp;&quot;);&quot;" office:value-type="string" office:string-value="INSERT INTO estado VALUES ('Nova Boa Vista', '4312955', 'boa-vistense', 'DANIEL THALHEIMER', 93.733, 1731, 20.8, 98.5, 0.768, null, 17935.50718, 13184.62815, 56703.51);" calcext:value-type="string">
            <text:p>INSERT INTO estado VALUES ('Nova Boa Vista', '4312955', 'boa-vistense', 'DANIEL THALHEIMER', 93.733, 1731, 20.8, 98.5, 0.768, null, 17935.50718, 13184.62815, 56703.51);</text:p>
          </table:table-cell>
        </table:table-row>
        <table:table-row table:style-name="ro1">
          <table:table-cell table:style-name="ce0" office:value-type="string" calcext:value-type="string">
            <text:p>Nova Bréscia</text:p>
          </table:table-cell>
          <table:table-cell table:style-name="ce0" office:value-type="float" office:value="4313003" calcext:value-type="float">
            <text:p>4313003</text:p>
          </table:table-cell>
          <table:table-cell table:style-name="ce0" office:value-type="string" calcext:value-type="string">
            <text:p>bresciense</text:p>
          </table:table-cell>
          <table:table-cell table:style-name="ce0" office:value-type="string" calcext:value-type="string">
            <text:p>ANGELO ANTONIO BARBIERI</text:p>
          </table:table-cell>
          <table:table-cell table:style-name="ce2" office:value-type="float" office:value="102.994" calcext:value-type="float">
            <text:p>102.994</text:p>
          </table:table-cell>
          <table:table-cell table:style-name="ce0" office:value-type="float" office:value="3345" calcext:value-type="float">
            <text:p>3345</text:p>
          </table:table-cell>
          <table:table-cell table:style-name="ce5" office:value-type="string" calcext:value-type="string">
            <text:p>30.97</text:p>
          </table:table-cell>
          <table:table-cell table:style-name="ce5" office:value-type="string" calcext:value-type="string">
            <text:p>99.5</text:p>
          </table:table-cell>
          <table:table-cell table:style-name="ce7" office:value-type="float" office:value="0.778" calcext:value-type="float">
            <text:p>0.77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320.86164" calcext:value-type="float">
            <text:p>21320.86164</text:p>
          </table:table-cell>
          <table:table-cell table:style-name="ce0" office:value-type="float" office:value="17322.92445" calcext:value-type="float">
            <text:p>17322.92445</text:p>
          </table:table-cell>
          <table:table-cell table:style-name="ce0" office:value-type="float" office:value="36019.65" calcext:value-type="float">
            <text:p>36019.65</text:p>
          </table:table-cell>
          <table:table-cell table:formula="of:=&quot;INSERT INTO estado VALUES ('&quot;&amp;[.A276]&amp;&quot;', '&quot;&amp;[.B276]&amp;&quot;', '&quot;&amp;[.C276]&amp;&quot;', '&quot;&amp;[.D276]&amp;&quot;', &quot;&amp;[.E276]&amp;&quot;, &quot;&amp;[.F276]&amp;&quot;, &quot;&amp;[.G276]&amp;&quot;, &quot;&amp;[.H276]&amp;&quot;, &quot;&amp;[.I276]&amp;&quot;, &quot;&amp;[.J276]&amp;&quot;, &quot;&amp;[.K276]&amp;&quot;, &quot;&amp;[.L276]&amp;&quot;, &quot;&amp;[.M276]&amp;&quot;);&quot;" office:value-type="string" office:string-value="INSERT INTO estado VALUES ('Nova Bréscia', '4313003', 'bresciense', 'ANGELO ANTONIO BARBIERI', 102.994, 3345, 30.97, 99.5, 0.778, null, 21320.86164, 17322.92445, 36019.65);" calcext:value-type="string">
            <text:p>INSERT INTO estado VALUES ('Nova Bréscia', '4313003', 'bresciense', 'ANGELO ANTONIO BARBIERI', 102.994, 3345, 30.97, 99.5, 0.778, null, 21320.86164, 17322.92445, 36019.65);</text:p>
          </table:table-cell>
        </table:table-row>
        <table:table-row table:style-name="ro1">
          <table:table-cell table:style-name="ce0" office:value-type="string" calcext:value-type="string">
            <text:p>Nova Candelária</text:p>
          </table:table-cell>
          <table:table-cell table:style-name="ce0" office:value-type="float" office:value="4313011" calcext:value-type="float">
            <text:p>4313011</text:p>
          </table:table-cell>
          <table:table-cell table:style-name="ce0" office:value-type="string" calcext:value-type="string">
            <text:p>nova-candelariense</text:p>
          </table:table-cell>
          <table:table-cell table:style-name="ce0" office:value-type="string" calcext:value-type="string">
            <text:p>JORGE LADIR STEFFLER</text:p>
          </table:table-cell>
          <table:table-cell table:style-name="ce2" office:value-type="float" office:value="97.579" calcext:value-type="float">
            <text:p>97.579</text:p>
          </table:table-cell>
          <table:table-cell table:style-name="ce0" office:value-type="float" office:value="2677" calcext:value-type="float">
            <text:p>2677</text:p>
          </table:table-cell>
          <table:table-cell table:style-name="ce5" office:value-type="string" calcext:value-type="string">
            <text:p>28.12</text:p>
          </table:table-cell>
          <table:table-cell table:style-name="ce5" office:value-type="string" calcext:value-type="string">
            <text:p>97.9</text:p>
          </table:table-cell>
          <table:table-cell table:style-name="ce7" office:value-type="float" office:value="0.759" calcext:value-type="float">
            <text:p>0.759</text:p>
          </table:table-cell>
          <table:table-cell table:style-name="ce0" office:value-type="float" office:value="28.57" calcext:value-type="float">
            <text:p>28.57</text:p>
          </table:table-cell>
          <table:table-cell table:style-name="ce0" office:value-type="float" office:value="22379.93305" calcext:value-type="float">
            <text:p>22379.93305</text:p>
          </table:table-cell>
          <table:table-cell table:style-name="ce0" office:value-type="float" office:value="17038.49526" calcext:value-type="float">
            <text:p>17038.49526</text:p>
          </table:table-cell>
          <table:table-cell table:style-name="ce0" office:value-type="float" office:value="61357.32" calcext:value-type="float">
            <text:p>61357.32</text:p>
          </table:table-cell>
          <table:table-cell table:formula="of:=&quot;INSERT INTO estado VALUES ('&quot;&amp;[.A277]&amp;&quot;', '&quot;&amp;[.B277]&amp;&quot;', '&quot;&amp;[.C277]&amp;&quot;', '&quot;&amp;[.D277]&amp;&quot;', &quot;&amp;[.E277]&amp;&quot;, &quot;&amp;[.F277]&amp;&quot;, &quot;&amp;[.G277]&amp;&quot;, &quot;&amp;[.H277]&amp;&quot;, &quot;&amp;[.I277]&amp;&quot;, &quot;&amp;[.J277]&amp;&quot;, &quot;&amp;[.K277]&amp;&quot;, &quot;&amp;[.L277]&amp;&quot;, &quot;&amp;[.M277]&amp;&quot;);&quot;" office:value-type="string" office:string-value="INSERT INTO estado VALUES ('Nova Candelária', '4313011', 'nova-candelariense', 'JORGE LADIR STEFFLER', 97.579, 2677, 28.12, 97.9, 0.759, 28.57, 22379.93305, 17038.49526, 61357.32);" calcext:value-type="string">
            <text:p>INSERT INTO estado VALUES ('Nova Candelária', '4313011', 'nova-candelariense', 'JORGE LADIR STEFFLER', 97.579, 2677, 28.12, 97.9, 0.759, 28.57, 22379.93305, 17038.49526, 61357.32);</text:p>
          </table:table-cell>
        </table:table-row>
        <table:table-row table:style-name="ro1">
          <table:table-cell table:style-name="ce0" office:value-type="string" calcext:value-type="string">
            <text:p>Nova Esperança do Sul</text:p>
          </table:table-cell>
          <table:table-cell table:style-name="ce0" office:value-type="float" office:value="4313037" calcext:value-type="float">
            <text:p>4313037</text:p>
          </table:table-cell>
          <table:table-cell table:style-name="ce0" office:value-type="string" calcext:value-type="string">
            <text:p>nova-esperancense</text:p>
          </table:table-cell>
          <table:table-cell table:style-name="ce0" office:value-type="string" calcext:value-type="string">
            <text:p>IVORI ANTÔNIO GUASSO JÚNIOR</text:p>
          </table:table-cell>
          <table:table-cell table:style-name="ce2" office:value-type="float" office:value="191" calcext:value-type="float">
            <text:p>191.000</text:p>
          </table:table-cell>
          <table:table-cell table:style-name="ce0" office:value-type="float" office:value="5465" calcext:value-type="float">
            <text:p>5465</text:p>
          </table:table-cell>
          <table:table-cell table:style-name="ce5" office:value-type="string" calcext:value-type="string">
            <text:p>24.46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735" calcext:value-type="float">
            <text:p>735</text:p>
          </table:table-cell>
          <table:table-cell table:style-name="ce0" office:value-type="float" office:value="19.23" calcext:value-type="float">
            <text:p>19.23</text:p>
          </table:table-cell>
          <table:table-cell table:style-name="ce0" office:value-type="float" office:value="19727.39536" calcext:value-type="float">
            <text:p>19727.39536</text:p>
          </table:table-cell>
          <table:table-cell table:style-name="ce0" office:value-type="float" office:value="15730.27424" calcext:value-type="float">
            <text:p>15730.27424</text:p>
          </table:table-cell>
          <table:table-cell table:style-name="ce0" office:value-type="float" office:value="24333.61" calcext:value-type="float">
            <text:p>24333.61</text:p>
          </table:table-cell>
          <table:table-cell table:formula="of:=&quot;INSERT INTO estado VALUES ('&quot;&amp;[.A278]&amp;&quot;', '&quot;&amp;[.B278]&amp;&quot;', '&quot;&amp;[.C278]&amp;&quot;', '&quot;&amp;[.D278]&amp;&quot;', &quot;&amp;[.E278]&amp;&quot;, &quot;&amp;[.F278]&amp;&quot;, &quot;&amp;[.G278]&amp;&quot;, &quot;&amp;[.H278]&amp;&quot;, &quot;&amp;[.I278]&amp;&quot;, &quot;&amp;[.J278]&amp;&quot;, &quot;&amp;[.K278]&amp;&quot;, &quot;&amp;[.L278]&amp;&quot;, &quot;&amp;[.M278]&amp;&quot;);&quot;" office:value-type="string" office:string-value="INSERT INTO estado VALUES ('Nova Esperança do Sul', '4313037', 'nova-esperancense', 'IVORI ANTÔNIO GUASSO JÚNIOR', 191, 5465, 24.46, 100, 735, 19.23, 19727.39536, 15730.27424, 24333.61);" calcext:value-type="string">
            <text:p>INSERT INTO estado VALUES ('Nova Esperança do Sul', '4313037', 'nova-esperancense', 'IVORI ANTÔNIO GUASSO JÚNIOR', 191, 5465, 24.46, 100, 735, 19.23, 19727.39536, 15730.27424, 24333.61);</text:p>
          </table:table-cell>
        </table:table-row>
        <table:table-row table:style-name="ro1">
          <table:table-cell table:style-name="ce0" office:value-type="string" calcext:value-type="string">
            <text:p>Nova Hartz</text:p>
          </table:table-cell>
          <table:table-cell table:style-name="ce0" office:value-type="float" office:value="4313060" calcext:value-type="float">
            <text:p>4313060</text:p>
          </table:table-cell>
          <table:table-cell table:style-name="ce0" office:value-type="string" calcext:value-type="string">
            <text:p>nova-hartense</text:p>
          </table:table-cell>
          <table:table-cell table:style-name="ce0" office:value-type="string" calcext:value-type="string">
            <text:p>FLAVIO EMILIO JOST</text:p>
          </table:table-cell>
          <table:table-cell table:style-name="ce2" office:value-type="float" office:value="62.319" calcext:value-type="float">
            <text:p>62.319</text:p>
          </table:table-cell>
          <table:table-cell table:style-name="ce0" office:value-type="float" office:value="22147" calcext:value-type="float">
            <text:p>22147</text:p>
          </table:table-cell>
          <table:table-cell table:style-name="ce5" office:value-type="string" calcext:value-type="string">
            <text:p>293.26</text:p>
          </table:table-cell>
          <table:table-cell table:style-name="ce5" office:value-type="string" calcext:value-type="string">
            <text:p>95.6</text:p>
          </table:table-cell>
          <table:table-cell table:style-name="ce7" office:value-type="float" office:value="0.689" calcext:value-type="float">
            <text:p>0.689</text:p>
          </table:table-cell>
          <table:table-cell table:style-name="ce0" office:value-type="float" office:value="13.16" calcext:value-type="float">
            <text:p>13.16</text:p>
          </table:table-cell>
          <table:table-cell table:style-name="ce0" office:value-type="float" office:value="60525.22002" calcext:value-type="float">
            <text:p>60525.22002</text:p>
          </table:table-cell>
          <table:table-cell table:style-name="ce0" office:value-type="float" office:value="49182.46036" calcext:value-type="float">
            <text:p>49182.46036</text:p>
          </table:table-cell>
          <table:table-cell table:style-name="ce0" office:value-type="float" office:value="31759.49" calcext:value-type="float">
            <text:p>31759.49</text:p>
          </table:table-cell>
          <table:table-cell table:formula="of:=&quot;INSERT INTO estado VALUES ('&quot;&amp;[.A279]&amp;&quot;', '&quot;&amp;[.B279]&amp;&quot;', '&quot;&amp;[.C279]&amp;&quot;', '&quot;&amp;[.D279]&amp;&quot;', &quot;&amp;[.E279]&amp;&quot;, &quot;&amp;[.F279]&amp;&quot;, &quot;&amp;[.G279]&amp;&quot;, &quot;&amp;[.H279]&amp;&quot;, &quot;&amp;[.I279]&amp;&quot;, &quot;&amp;[.J279]&amp;&quot;, &quot;&amp;[.K279]&amp;&quot;, &quot;&amp;[.L279]&amp;&quot;, &quot;&amp;[.M279]&amp;&quot;);&quot;" office:value-type="string" office:string-value="INSERT INTO estado VALUES ('Nova Hartz', '4313060', 'nova-hartense', 'FLAVIO EMILIO JOST', 62.319, 22147, 293.26, 95.6, 0.689, 13.16, 60525.22002, 49182.46036, 31759.49);" calcext:value-type="string">
            <text:p>INSERT INTO estado VALUES ('Nova Hartz', '4313060', 'nova-hartense', 'FLAVIO EMILIO JOST', 62.319, 22147, 293.26, 95.6, 0.689, 13.16, 60525.22002, 49182.46036, 31759.49);</text:p>
          </table:table-cell>
        </table:table-row>
        <table:table-row table:style-name="ro1">
          <table:table-cell table:style-name="ce0" office:value-type="string" calcext:value-type="string">
            <text:p>Nova Pádua</text:p>
          </table:table-cell>
          <table:table-cell table:style-name="ce0" office:value-type="float" office:value="4313086" calcext:value-type="float">
            <text:p>4313086</text:p>
          </table:table-cell>
          <table:table-cell table:style-name="ce0" office:value-type="string" calcext:value-type="string">
            <text:p>paduense</text:p>
          </table:table-cell>
          <table:table-cell table:style-name="ce0" office:value-type="string" calcext:value-type="string">
            <text:p>DANRLEI PILATTI</text:p>
          </table:table-cell>
          <table:table-cell table:style-name="ce2" office:value-type="float" office:value="102.641" calcext:value-type="float">
            <text:p>102.641</text:p>
          </table:table-cell>
          <table:table-cell table:style-name="ce0" office:value-type="float" office:value="2563" calcext:value-type="float">
            <text:p>2563</text:p>
          </table:table-cell>
          <table:table-cell table:style-name="ce5" office:value-type="string" calcext:value-type="string">
            <text:p>23.73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61" calcext:value-type="float">
            <text:p>0.761</text:p>
          </table:table-cell>
          <table:table-cell table:style-name="ce0" office:value-type="float" office:value="55.56" calcext:value-type="float">
            <text:p>55.56</text:p>
          </table:table-cell>
          <table:table-cell table:style-name="ce0" office:value-type="float" office:value="18059.43793" calcext:value-type="float">
            <text:p>18059.43793</text:p>
          </table:table-cell>
          <table:table-cell table:style-name="ce0" office:value-type="float" office:value="13340.75177" calcext:value-type="float">
            <text:p>13340.75177</text:p>
          </table:table-cell>
          <table:table-cell table:style-name="ce0" office:value-type="float" office:value="27910.37" calcext:value-type="float">
            <text:p>27910.37</text:p>
          </table:table-cell>
          <table:table-cell table:formula="of:=&quot;INSERT INTO estado VALUES ('&quot;&amp;[.A280]&amp;&quot;', '&quot;&amp;[.B280]&amp;&quot;', '&quot;&amp;[.C280]&amp;&quot;', '&quot;&amp;[.D280]&amp;&quot;', &quot;&amp;[.E280]&amp;&quot;, &quot;&amp;[.F280]&amp;&quot;, &quot;&amp;[.G280]&amp;&quot;, &quot;&amp;[.H280]&amp;&quot;, &quot;&amp;[.I280]&amp;&quot;, &quot;&amp;[.J280]&amp;&quot;, &quot;&amp;[.K280]&amp;&quot;, &quot;&amp;[.L280]&amp;&quot;, &quot;&amp;[.M280]&amp;&quot;);&quot;" office:value-type="string" office:string-value="INSERT INTO estado VALUES ('Nova Pádua', '4313086', 'paduense', 'DANRLEI PILATTI', 102.641, 2563, 23.73, 100, 0.761, 55.56, 18059.43793, 13340.75177, 27910.37);" calcext:value-type="string">
            <text:p>INSERT INTO estado VALUES ('Nova Pádua', '4313086', 'paduense', 'DANRLEI PILATTI', 102.641, 2563, 23.73, 100, 0.761, 55.56, 18059.43793, 13340.75177, 27910.37);</text:p>
          </table:table-cell>
        </table:table-row>
        <table:table-row table:style-name="ro1">
          <table:table-cell table:style-name="ce0" office:value-type="string" calcext:value-type="string">
            <text:p>Nova Palma</text:p>
          </table:table-cell>
          <table:table-cell table:style-name="ce0" office:value-type="float" office:value="4313102" calcext:value-type="float">
            <text:p>4313102</text:p>
          </table:table-cell>
          <table:table-cell table:style-name="ce0" office:value-type="string" calcext:value-type="string">
            <text:p>nova-palmense</text:p>
          </table:table-cell>
          <table:table-cell table:style-name="ce0" office:value-type="string" calcext:value-type="string">
            <text:p>ANDRE LUIZ ROSSATO</text:p>
          </table:table-cell>
          <table:table-cell table:style-name="ce2" office:value-type="float" office:value="314.613" calcext:value-type="float">
            <text:p>314.613</text:p>
          </table:table-cell>
          <table:table-cell table:style-name="ce0" office:value-type="float" office:value="6519" calcext:value-type="float">
            <text:p>6519</text:p>
          </table:table-cell>
          <table:table-cell table:style-name="ce5" office:value-type="string" calcext:value-type="string">
            <text:p>20.23</text:p>
          </table:table-cell>
          <table:table-cell table:style-name="ce5" office:value-type="string" calcext:value-type="string">
            <text:p>97.9</text:p>
          </table:table-cell>
          <table:table-cell table:style-name="ce7" office:value-type="float" office:value="0.744" calcext:value-type="float">
            <text:p>0.74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8572.97296" calcext:value-type="float">
            <text:p>28572.97296</text:p>
          </table:table-cell>
          <table:table-cell table:style-name="ce0" office:value-type="float" office:value="21452.74123" calcext:value-type="float">
            <text:p>21452.74123</text:p>
          </table:table-cell>
          <table:table-cell table:style-name="ce0" office:value-type="float" office:value="46298.6" calcext:value-type="float">
            <text:p>46298.6</text:p>
          </table:table-cell>
          <table:table-cell table:formula="of:=&quot;INSERT INTO estado VALUES ('&quot;&amp;[.A281]&amp;&quot;', '&quot;&amp;[.B281]&amp;&quot;', '&quot;&amp;[.C281]&amp;&quot;', '&quot;&amp;[.D281]&amp;&quot;', &quot;&amp;[.E281]&amp;&quot;, &quot;&amp;[.F281]&amp;&quot;, &quot;&amp;[.G281]&amp;&quot;, &quot;&amp;[.H281]&amp;&quot;, &quot;&amp;[.I281]&amp;&quot;, &quot;&amp;[.J281]&amp;&quot;, &quot;&amp;[.K281]&amp;&quot;, &quot;&amp;[.L281]&amp;&quot;, &quot;&amp;[.M281]&amp;&quot;);&quot;" office:value-type="string" office:string-value="INSERT INTO estado VALUES ('Nova Palma', '4313102', 'nova-palmense', 'ANDRE LUIZ ROSSATO', 314.613, 6519, 20.23, 97.9, 0.744, null, 28572.97296, 21452.74123, 46298.6);" calcext:value-type="string">
            <text:p>INSERT INTO estado VALUES ('Nova Palma', '4313102', 'nova-palmense', 'ANDRE LUIZ ROSSATO', 314.613, 6519, 20.23, 97.9, 0.744, null, 28572.97296, 21452.74123, 46298.6);</text:p>
          </table:table-cell>
        </table:table-row>
        <table:table-row table:style-name="ro1">
          <table:table-cell table:style-name="ce0" office:value-type="string" calcext:value-type="string">
            <text:p>Nova Petrópolis</text:p>
          </table:table-cell>
          <table:table-cell table:style-name="ce0" office:value-type="float" office:value="4313201" calcext:value-type="float">
            <text:p>4313201</text:p>
          </table:table-cell>
          <table:table-cell table:style-name="ce0" office:value-type="string" calcext:value-type="string">
            <text:p>nova-petropolitano</text:p>
          </table:table-cell>
          <table:table-cell table:style-name="ce0" office:value-type="string" calcext:value-type="string">
            <text:p>JORGE DARLEI WOLF</text:p>
          </table:table-cell>
          <table:table-cell table:style-name="ce2" office:value-type="float" office:value="290.164" calcext:value-type="float">
            <text:p>290.164</text:p>
          </table:table-cell>
          <table:table-cell table:style-name="ce0" office:value-type="float" office:value="21717" calcext:value-type="float">
            <text:p>21717</text:p>
          </table:table-cell>
          <table:table-cell table:style-name="ce5" office:value-type="string" calcext:value-type="string">
            <text:p>65.38</text:p>
          </table:table-cell>
          <table:table-cell table:style-name="ce5" office:value-type="string" calcext:value-type="string">
            <text:p>98.8</text:p>
          </table:table-cell>
          <table:table-cell table:style-name="ce7" office:value-type="float" office:value="0.78" calcext:value-type="float">
            <text:p>0.78</text:p>
          </table:table-cell>
          <table:table-cell table:style-name="ce0" office:value-type="float" office:value="4" calcext:value-type="float">
            <text:p>4</text:p>
          </table:table-cell>
          <table:table-cell table:style-name="ce0" office:value-type="float" office:value="73973.93908" calcext:value-type="float">
            <text:p>73973.93908</text:p>
          </table:table-cell>
          <table:table-cell table:style-name="ce0" office:value-type="float" office:value="65588.3742" calcext:value-type="float">
            <text:p>65588.3742</text:p>
          </table:table-cell>
          <table:table-cell table:style-name="ce0" office:value-type="float" office:value="40047.16" calcext:value-type="float">
            <text:p>40047.16</text:p>
          </table:table-cell>
          <table:table-cell table:formula="of:=&quot;INSERT INTO estado VALUES ('&quot;&amp;[.A282]&amp;&quot;', '&quot;&amp;[.B282]&amp;&quot;', '&quot;&amp;[.C282]&amp;&quot;', '&quot;&amp;[.D282]&amp;&quot;', &quot;&amp;[.E282]&amp;&quot;, &quot;&amp;[.F282]&amp;&quot;, &quot;&amp;[.G282]&amp;&quot;, &quot;&amp;[.H282]&amp;&quot;, &quot;&amp;[.I282]&amp;&quot;, &quot;&amp;[.J282]&amp;&quot;, &quot;&amp;[.K282]&amp;&quot;, &quot;&amp;[.L282]&amp;&quot;, &quot;&amp;[.M282]&amp;&quot;);&quot;" office:value-type="string" office:string-value="INSERT INTO estado VALUES ('Nova Petrópolis', '4313201', 'nova-petropolitano', 'JORGE DARLEI WOLF', 290.164, 21717, 65.38, 98.8, 0.78, 4, 73973.93908, 65588.3742, 40047.16);" calcext:value-type="string">
            <text:p>INSERT INTO estado VALUES ('Nova Petrópolis', '4313201', 'nova-petropolitano', 'JORGE DARLEI WOLF', 290.164, 21717, 65.38, 98.8, 0.78, 4, 73973.93908, 65588.3742, 40047.16);</text:p>
          </table:table-cell>
        </table:table-row>
        <table:table-row table:style-name="ro1">
          <table:table-cell table:style-name="ce0" office:value-type="string" calcext:value-type="string">
            <text:p>Nova Prata</text:p>
          </table:table-cell>
          <table:table-cell table:style-name="ce0" office:value-type="float" office:value="4313300" calcext:value-type="float">
            <text:p>4313300</text:p>
          </table:table-cell>
          <table:table-cell table:style-name="ce0" office:value-type="string" calcext:value-type="string">
            <text:p>nova-pratense</text:p>
          </table:table-cell>
          <table:table-cell table:style-name="ce0" office:value-type="string" calcext:value-type="string">
            <text:p>ALCIONE GRAZZIOTIN</text:p>
          </table:table-cell>
          <table:table-cell table:style-name="ce2" office:value-type="float" office:value="259.941" calcext:value-type="float">
            <text:p>259.941</text:p>
          </table:table-cell>
          <table:table-cell table:style-name="ce0" office:value-type="float" office:value="28021" calcext:value-type="float">
            <text:p>28021</text:p>
          </table:table-cell>
          <table:table-cell table:style-name="ce5" office:value-type="string" calcext:value-type="string">
            <text:p>88.23</text:p>
          </table:table-cell>
          <table:table-cell table:style-name="ce5" office:value-type="string" calcext:value-type="string">
            <text:p>99.3</text:p>
          </table:table-cell>
          <table:table-cell table:style-name="ce7" office:value-type="float" office:value="0.766" calcext:value-type="float">
            <text:p>0.766</text:p>
          </table:table-cell>
          <table:table-cell table:style-name="ce0" office:value-type="float" office:value="8.72" calcext:value-type="float">
            <text:p>8.72</text:p>
          </table:table-cell>
          <table:table-cell table:style-name="ce0" office:value-type="float" office:value="109933.27873" calcext:value-type="float">
            <text:p>109933.27873</text:p>
          </table:table-cell>
          <table:table-cell table:style-name="ce0" office:value-type="float" office:value="90217.18182" calcext:value-type="float">
            <text:p>90217.18182</text:p>
          </table:table-cell>
          <table:table-cell table:style-name="ce0" office:value-type="float" office:value="47844.43" calcext:value-type="float">
            <text:p>47844.43</text:p>
          </table:table-cell>
          <table:table-cell table:formula="of:=&quot;INSERT INTO estado VALUES ('&quot;&amp;[.A283]&amp;&quot;', '&quot;&amp;[.B283]&amp;&quot;', '&quot;&amp;[.C283]&amp;&quot;', '&quot;&amp;[.D283]&amp;&quot;', &quot;&amp;[.E283]&amp;&quot;, &quot;&amp;[.F283]&amp;&quot;, &quot;&amp;[.G283]&amp;&quot;, &quot;&amp;[.H283]&amp;&quot;, &quot;&amp;[.I283]&amp;&quot;, &quot;&amp;[.J283]&amp;&quot;, &quot;&amp;[.K283]&amp;&quot;, &quot;&amp;[.L283]&amp;&quot;, &quot;&amp;[.M283]&amp;&quot;);&quot;" office:value-type="string" office:string-value="INSERT INTO estado VALUES ('Nova Prata', '4313300', 'nova-pratense', 'ALCIONE GRAZZIOTIN', 259.941, 28021, 88.23, 99.3, 0.766, 8.72, 109933.27873, 90217.18182, 47844.43);" calcext:value-type="string">
            <text:p>INSERT INTO estado VALUES ('Nova Prata', '4313300', 'nova-pratense', 'ALCIONE GRAZZIOTIN', 259.941, 28021, 88.23, 99.3, 0.766, 8.72, 109933.27873, 90217.18182, 47844.43);</text:p>
          </table:table-cell>
        </table:table-row>
        <table:table-row table:style-name="ro1">
          <table:table-cell table:style-name="ce0" office:value-type="string" calcext:value-type="string">
            <text:p>Nova Ramada</text:p>
          </table:table-cell>
          <table:table-cell table:style-name="ce0" office:value-type="float" office:value="4313334" calcext:value-type="float">
            <text:p>4313334</text:p>
          </table:table-cell>
          <table:table-cell table:style-name="ce0" office:value-type="string" calcext:value-type="string">
            <text:p>morador de nova rama</text:p>
          </table:table-cell>
          <table:table-cell table:style-name="ce0" office:value-type="string" calcext:value-type="string">
            <text:p>MARCUS JAIR BANDEIRA</text:p>
          </table:table-cell>
          <table:table-cell table:style-name="ce2" office:value-type="float" office:value="255.264" calcext:value-type="float">
            <text:p>255.264</text:p>
          </table:table-cell>
          <table:table-cell table:style-name="ce0" office:value-type="float" office:value="2195" calcext:value-type="float">
            <text:p>2195</text:p>
          </table:table-cell>
          <table:table-cell table:style-name="ce5" office:value-type="string" calcext:value-type="string">
            <text:p>9.57</text:p>
          </table:table-cell>
          <table:table-cell table:style-name="ce5" office:value-type="string" calcext:value-type="string">
            <text:p>98.6</text:p>
          </table:table-cell>
          <table:table-cell table:style-name="ce7" office:value-type="float" office:value="0.742" calcext:value-type="float">
            <text:p>0.742</text:p>
          </table:table-cell>
          <table:table-cell table:style-name="ce0" office:value-type="float" office:value="43.48" calcext:value-type="float">
            <text:p>43.48</text:p>
          </table:table-cell>
          <table:table-cell table:style-name="ce0" office:value-type="float" office:value="16810.57668" calcext:value-type="float">
            <text:p>16810.57668</text:p>
          </table:table-cell>
          <table:table-cell table:style-name="ce0" office:value-type="float" office:value="14245.05042" calcext:value-type="float">
            <text:p>14245.05042</text:p>
          </table:table-cell>
          <table:table-cell table:style-name="ce0" office:value-type="float" office:value="64608.69" calcext:value-type="float">
            <text:p>64608.69</text:p>
          </table:table-cell>
          <table:table-cell table:formula="of:=&quot;INSERT INTO estado VALUES ('&quot;&amp;[.A284]&amp;&quot;', '&quot;&amp;[.B284]&amp;&quot;', '&quot;&amp;[.C284]&amp;&quot;', '&quot;&amp;[.D284]&amp;&quot;', &quot;&amp;[.E284]&amp;&quot;, &quot;&amp;[.F284]&amp;&quot;, &quot;&amp;[.G284]&amp;&quot;, &quot;&amp;[.H284]&amp;&quot;, &quot;&amp;[.I284]&amp;&quot;, &quot;&amp;[.J284]&amp;&quot;, &quot;&amp;[.K284]&amp;&quot;, &quot;&amp;[.L284]&amp;&quot;, &quot;&amp;[.M284]&amp;&quot;);&quot;" office:value-type="string" office:string-value="INSERT INTO estado VALUES ('Nova Ramada', '4313334', 'morador de nova rama', 'MARCUS JAIR BANDEIRA', 255.264, 2195, 9.57, 98.6, 0.742, 43.48, 16810.57668, 14245.05042, 64608.69);" calcext:value-type="string">
            <text:p>INSERT INTO estado VALUES ('Nova Ramada', '4313334', 'morador de nova rama', 'MARCUS JAIR BANDEIRA', 255.264, 2195, 9.57, 98.6, 0.742, 43.48, 16810.57668, 14245.05042, 64608.69);</text:p>
          </table:table-cell>
        </table:table-row>
        <table:table-row table:style-name="ro1">
          <table:table-cell table:style-name="ce0" office:value-type="string" calcext:value-type="string">
            <text:p>Nova Roma do Sul</text:p>
          </table:table-cell>
          <table:table-cell table:style-name="ce0" office:value-type="float" office:value="4313359" calcext:value-type="float">
            <text:p>4313359</text:p>
          </table:table-cell>
          <table:table-cell table:style-name="ce0" office:value-type="string" calcext:value-type="string">
            <text:p>nova-romense</text:p>
          </table:table-cell>
          <table:table-cell table:style-name="ce0" office:value-type="string" calcext:value-type="string">
            <text:p>DOUGLAS FAVERO PASUCH</text:p>
          </table:table-cell>
          <table:table-cell table:style-name="ce2" office:value-type="float" office:value="149.158" calcext:value-type="float">
            <text:p>149.158</text:p>
          </table:table-cell>
          <table:table-cell table:style-name="ce0" office:value-type="float" office:value="3743" calcext:value-type="float">
            <text:p>3743</text:p>
          </table:table-cell>
          <table:table-cell table:style-name="ce5" office:value-type="string" calcext:value-type="string">
            <text:p>22.43</text:p>
          </table:table-cell>
          <table:table-cell table:style-name="ce5" office:value-type="string" calcext:value-type="string">
            <text:p>98.2</text:p>
          </table:table-cell>
          <table:table-cell table:style-name="ce7" office:value-type="float" office:value="0.741" calcext:value-type="float">
            <text:p>0.74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6300.31612" calcext:value-type="float">
            <text:p>26300.31612</text:p>
          </table:table-cell>
          <table:table-cell table:style-name="ce0" office:value-type="float" office:value="19027.69366" calcext:value-type="float">
            <text:p>19027.69366</text:p>
          </table:table-cell>
          <table:table-cell table:style-name="ce0" office:value-type="float" office:value="48718.97" calcext:value-type="float">
            <text:p>48718.97</text:p>
          </table:table-cell>
          <table:table-cell table:formula="of:=&quot;INSERT INTO estado VALUES ('&quot;&amp;[.A285]&amp;&quot;', '&quot;&amp;[.B285]&amp;&quot;', '&quot;&amp;[.C285]&amp;&quot;', '&quot;&amp;[.D285]&amp;&quot;', &quot;&amp;[.E285]&amp;&quot;, &quot;&amp;[.F285]&amp;&quot;, &quot;&amp;[.G285]&amp;&quot;, &quot;&amp;[.H285]&amp;&quot;, &quot;&amp;[.I285]&amp;&quot;, &quot;&amp;[.J285]&amp;&quot;, &quot;&amp;[.K285]&amp;&quot;, &quot;&amp;[.L285]&amp;&quot;, &quot;&amp;[.M285]&amp;&quot;);&quot;" office:value-type="string" office:string-value="INSERT INTO estado VALUES ('Nova Roma do Sul', '4313359', 'nova-romense', 'DOUGLAS FAVERO PASUCH', 149.158, 3743, 22.43, 98.2, 0.741, null, 26300.31612, 19027.69366, 48718.97);" calcext:value-type="string">
            <text:p>INSERT INTO estado VALUES ('Nova Roma do Sul', '4313359', 'nova-romense', 'DOUGLAS FAVERO PASUCH', 149.158, 3743, 22.43, 98.2, 0.741, null, 26300.31612, 19027.69366, 48718.97);</text:p>
          </table:table-cell>
        </table:table-row>
        <table:table-row table:style-name="ro1">
          <table:table-cell table:style-name="ce0" office:value-type="string" calcext:value-type="string">
            <text:p>Nova Santa Rita</text:p>
          </table:table-cell>
          <table:table-cell table:style-name="ce0" office:value-type="float" office:value="4313375" calcext:value-type="float">
            <text:p>4313375</text:p>
          </table:table-cell>
          <table:table-cell table:style-name="ce0" office:value-type="string" calcext:value-type="string">
            <text:p>nova-santaritense</text:p>
          </table:table-cell>
          <table:table-cell table:style-name="ce0" office:value-type="string" calcext:value-type="string">
            <text:p>RODRIGO AMADEO BATTISTELLA</text:p>
          </table:table-cell>
          <table:table-cell table:style-name="ce2" office:value-type="float" office:value="218.153" calcext:value-type="float">
            <text:p>218.153</text:p>
          </table:table-cell>
          <table:table-cell table:style-name="ce0" office:value-type="float" office:value="30482" calcext:value-type="float">
            <text:p>30482</text:p>
          </table:table-cell>
          <table:table-cell table:style-name="ce5" office:value-type="string" calcext:value-type="string">
            <text:p>104.26</text:p>
          </table:table-cell>
          <table:table-cell table:style-name="ce5" office:value-type="string" calcext:value-type="string">
            <text:p>97.5</text:p>
          </table:table-cell>
          <table:table-cell table:style-name="ce7" office:value-type="float" office:value="0.718" calcext:value-type="float">
            <text:p>0.718</text:p>
          </table:table-cell>
          <table:table-cell table:style-name="ce0" office:value-type="float" office:value="18.47" calcext:value-type="float">
            <text:p>18.47</text:p>
          </table:table-cell>
          <table:table-cell table:style-name="ce0" office:value-type="float" office:value="126337.00574" calcext:value-type="float">
            <text:p>126337.00574</text:p>
          </table:table-cell>
          <table:table-cell table:style-name="ce0" office:value-type="float" office:value="96236.39046" calcext:value-type="float">
            <text:p>96236.39046</text:p>
          </table:table-cell>
          <table:table-cell table:style-name="ce0" office:value-type="float" office:value="61968.54" calcext:value-type="float">
            <text:p>61968.54</text:p>
          </table:table-cell>
          <table:table-cell table:formula="of:=&quot;INSERT INTO estado VALUES ('&quot;&amp;[.A286]&amp;&quot;', '&quot;&amp;[.B286]&amp;&quot;', '&quot;&amp;[.C286]&amp;&quot;', '&quot;&amp;[.D286]&amp;&quot;', &quot;&amp;[.E286]&amp;&quot;, &quot;&amp;[.F286]&amp;&quot;, &quot;&amp;[.G286]&amp;&quot;, &quot;&amp;[.H286]&amp;&quot;, &quot;&amp;[.I286]&amp;&quot;, &quot;&amp;[.J286]&amp;&quot;, &quot;&amp;[.K286]&amp;&quot;, &quot;&amp;[.L286]&amp;&quot;, &quot;&amp;[.M286]&amp;&quot;);&quot;" office:value-type="string" office:string-value="INSERT INTO estado VALUES ('Nova Santa Rita', '4313375', 'nova-santaritense', 'RODRIGO AMADEO BATTISTELLA', 218.153, 30482, 104.26, 97.5, 0.718, 18.47, 126337.00574, 96236.39046, 61968.54);" calcext:value-type="string">
            <text:p>INSERT INTO estado VALUES ('Nova Santa Rita', '4313375', 'nova-santaritense', 'RODRIGO AMADEO BATTISTELLA', 218.153, 30482, 104.26, 97.5, 0.718, 18.47, 126337.00574, 96236.39046, 61968.54);</text:p>
          </table:table-cell>
        </table:table-row>
        <table:table-row table:style-name="ro1">
          <table:table-cell table:style-name="ce0" office:value-type="string" calcext:value-type="string">
            <text:p>Novo Cabrais</text:p>
          </table:table-cell>
          <table:table-cell table:style-name="ce0" office:value-type="float" office:value="4313391" calcext:value-type="float">
            <text:p>4313391</text:p>
          </table:table-cell>
          <table:table-cell table:style-name="ce0" office:value-type="string" calcext:value-type="string">
            <text:p>cabraisense</text:p>
          </table:table-cell>
          <table:table-cell table:style-name="ce0" office:value-type="string" calcext:value-type="string">
            <text:p>LEODEGAR RODRIGUES</text:p>
          </table:table-cell>
          <table:table-cell table:style-name="ce2" office:value-type="float" office:value="192.998" calcext:value-type="float">
            <text:p>192.998</text:p>
          </table:table-cell>
          <table:table-cell table:style-name="ce0" office:value-type="float" office:value="4246" calcext:value-type="float">
            <text:p>4246</text:p>
          </table:table-cell>
          <table:table-cell table:style-name="ce5" office:value-type="string" calcext:value-type="string">
            <text:p>20.05</text:p>
          </table:table-cell>
          <table:table-cell table:style-name="ce5" office:value-type="string" calcext:value-type="string">
            <text:p>98.8</text:p>
          </table:table-cell>
          <table:table-cell table:style-name="ce7" office:value-type="float" office:value="0.688" calcext:value-type="float">
            <text:p>0.68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171.70735" calcext:value-type="float">
            <text:p>17171.70735</text:p>
          </table:table-cell>
          <table:table-cell table:style-name="ce0" office:value-type="float" office:value="14617.85859" calcext:value-type="float">
            <text:p>14617.85859</text:p>
          </table:table-cell>
          <table:table-cell table:style-name="ce0" office:value-type="float" office:value="22505.89" calcext:value-type="float">
            <text:p>22505.89</text:p>
          </table:table-cell>
          <table:table-cell table:formula="of:=&quot;INSERT INTO estado VALUES ('&quot;&amp;[.A287]&amp;&quot;', '&quot;&amp;[.B287]&amp;&quot;', '&quot;&amp;[.C287]&amp;&quot;', '&quot;&amp;[.D287]&amp;&quot;', &quot;&amp;[.E287]&amp;&quot;, &quot;&amp;[.F287]&amp;&quot;, &quot;&amp;[.G287]&amp;&quot;, &quot;&amp;[.H287]&amp;&quot;, &quot;&amp;[.I287]&amp;&quot;, &quot;&amp;[.J287]&amp;&quot;, &quot;&amp;[.K287]&amp;&quot;, &quot;&amp;[.L287]&amp;&quot;, &quot;&amp;[.M287]&amp;&quot;);&quot;" office:value-type="string" office:string-value="INSERT INTO estado VALUES ('Novo Cabrais', '4313391', 'cabraisense', 'LEODEGAR RODRIGUES', 192.998, 4246, 20.05, 98.8, 0.688, null, 17171.70735, 14617.85859, 22505.89);" calcext:value-type="string">
            <text:p>INSERT INTO estado VALUES ('Novo Cabrais', '4313391', 'cabraisense', 'LEODEGAR RODRIGUES', 192.998, 4246, 20.05, 98.8, 0.688, null, 17171.70735, 14617.85859, 22505.89);</text:p>
          </table:table-cell>
        </table:table-row>
        <table:table-row table:style-name="ro1">
          <table:table-cell table:style-name="ce0" office:value-type="string" calcext:value-type="string">
            <text:p>Novo Hamburgo</text:p>
          </table:table-cell>
          <table:table-cell table:style-name="ce0" office:value-type="float" office:value="4313409" calcext:value-type="float">
            <text:p>4313409</text:p>
          </table:table-cell>
          <table:table-cell table:style-name="ce0" office:value-type="string" calcext:value-type="string">
            <text:p>novo-hamburguense</text:p>
          </table:table-cell>
          <table:table-cell table:style-name="ce0" office:value-type="string" calcext:value-type="string">
            <text:p>FATIMA CRISTINA CAXINHAS DAUDT</text:p>
          </table:table-cell>
          <table:table-cell table:style-name="ce2" office:value-type="float" office:value="222.536" calcext:value-type="float">
            <text:p>222.536</text:p>
          </table:table-cell>
          <table:table-cell table:style-name="ce0" office:value-type="float" office:value="247303" calcext:value-type="float">
            <text:p>247303</text:p>
          </table:table-cell>
          <table:table-cell table:style-name="ce5" office:value-type="string" calcext:value-type="string">
            <text:p>1067.55</text:p>
          </table:table-cell>
          <table:table-cell table:style-name="ce5" office:value-type="float" office:value="97" calcext:value-type="float">
            <text:p>97</text:p>
          </table:table-cell>
          <table:table-cell table:style-name="ce7" office:value-type="float" office:value="0.747" calcext:value-type="float">
            <text:p>0.747</text:p>
          </table:table-cell>
          <table:table-cell table:style-name="ce0" office:value-type="float" office:value="9.23" calcext:value-type="float">
            <text:p>9.23</text:p>
          </table:table-cell>
          <table:table-cell table:style-name="ce0" office:value-type="float" office:value="923160.91883" calcext:value-type="float">
            <text:p>923160.91883</text:p>
          </table:table-cell>
          <table:table-cell table:style-name="ce0" office:value-type="float" office:value="892363.07468" calcext:value-type="float">
            <text:p>892363.07468</text:p>
          </table:table-cell>
          <table:table-cell table:style-name="ce0" office:value-type="float" office:value="39592.6" calcext:value-type="float">
            <text:p>39592.6</text:p>
          </table:table-cell>
          <table:table-cell table:formula="of:=&quot;INSERT INTO estado VALUES ('&quot;&amp;[.A288]&amp;&quot;', '&quot;&amp;[.B288]&amp;&quot;', '&quot;&amp;[.C288]&amp;&quot;', '&quot;&amp;[.D288]&amp;&quot;', &quot;&amp;[.E288]&amp;&quot;, &quot;&amp;[.F288]&amp;&quot;, &quot;&amp;[.G288]&amp;&quot;, &quot;&amp;[.H288]&amp;&quot;, &quot;&amp;[.I288]&amp;&quot;, &quot;&amp;[.J288]&amp;&quot;, &quot;&amp;[.K288]&amp;&quot;, &quot;&amp;[.L288]&amp;&quot;, &quot;&amp;[.M288]&amp;&quot;);&quot;" office:value-type="string" office:string-value="INSERT INTO estado VALUES ('Novo Hamburgo', '4313409', 'novo-hamburguense', 'FATIMA CRISTINA CAXINHAS DAUDT', 222.536, 247303, 1067.55, 97, 0.747, 9.23, 923160.91883, 892363.07468, 39592.6);" calcext:value-type="string">
            <text:p>INSERT INTO estado VALUES ('Novo Hamburgo', '4313409', 'novo-hamburguense', 'FATIMA CRISTINA CAXINHAS DAUDT', 222.536, 247303, 1067.55, 97, 0.747, 9.23, 923160.91883, 892363.07468, 39592.6);</text:p>
          </table:table-cell>
        </table:table-row>
        <table:table-row table:style-name="ro1">
          <table:table-cell table:style-name="ce0" office:value-type="string" calcext:value-type="string">
            <text:p>Novo Machado</text:p>
          </table:table-cell>
          <table:table-cell table:style-name="ce0" office:value-type="float" office:value="4313425" calcext:value-type="float">
            <text:p>4313425</text:p>
          </table:table-cell>
          <table:table-cell table:style-name="ce0" office:value-type="string" calcext:value-type="string">
            <text:p>novo-machadense</text:p>
          </table:table-cell>
          <table:table-cell table:style-name="ce0" office:value-type="string" calcext:value-type="string">
            <text:p>ANTONIO LUIZ SAVELA</text:p>
          </table:table-cell>
          <table:table-cell table:style-name="ce2" office:value-type="float" office:value="218.836" calcext:value-type="float">
            <text:p>218.836</text:p>
          </table:table-cell>
          <table:table-cell table:style-name="ce0" office:value-type="float" office:value="3191" calcext:value-type="float">
            <text:p>3191</text:p>
          </table:table-cell>
          <table:table-cell table:style-name="ce5" office:value-type="string" calcext:value-type="string">
            <text:p>17.95</text:p>
          </table:table-cell>
          <table:table-cell table:style-name="ce5" office:value-type="string" calcext:value-type="string">
            <text:p>97.6</text:p>
          </table:table-cell>
          <table:table-cell table:style-name="ce7" office:value-type="float" office:value="0.663" calcext:value-type="float">
            <text:p>0.66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258.5381" calcext:value-type="float">
            <text:p>20258.5381</text:p>
          </table:table-cell>
          <table:table-cell table:style-name="ce0" office:value-type="float" office:value="15638.79453" calcext:value-type="float">
            <text:p>15638.79453</text:p>
          </table:table-cell>
          <table:table-cell table:style-name="ce0" office:value-type="float" office:value="40157.09" calcext:value-type="float">
            <text:p>40157.09</text:p>
          </table:table-cell>
          <table:table-cell table:formula="of:=&quot;INSERT INTO estado VALUES ('&quot;&amp;[.A289]&amp;&quot;', '&quot;&amp;[.B289]&amp;&quot;', '&quot;&amp;[.C289]&amp;&quot;', '&quot;&amp;[.D289]&amp;&quot;', &quot;&amp;[.E289]&amp;&quot;, &quot;&amp;[.F289]&amp;&quot;, &quot;&amp;[.G289]&amp;&quot;, &quot;&amp;[.H289]&amp;&quot;, &quot;&amp;[.I289]&amp;&quot;, &quot;&amp;[.J289]&amp;&quot;, &quot;&amp;[.K289]&amp;&quot;, &quot;&amp;[.L289]&amp;&quot;, &quot;&amp;[.M289]&amp;&quot;);&quot;" office:value-type="string" office:string-value="INSERT INTO estado VALUES ('Novo Machado', '4313425', 'novo-machadense', 'ANTONIO LUIZ SAVELA', 218.836, 3191, 17.95, 97.6, 0.663, null, 20258.5381, 15638.79453, 40157.09);" calcext:value-type="string">
            <text:p>INSERT INTO estado VALUES ('Novo Machado', '4313425', 'novo-machadense', 'ANTONIO LUIZ SAVELA', 218.836, 3191, 17.95, 97.6, 0.663, null, 20258.5381, 15638.79453, 40157.09);</text:p>
          </table:table-cell>
        </table:table-row>
        <table:table-row table:style-name="ro1">
          <table:table-cell table:style-name="ce0" office:value-type="string" calcext:value-type="string">
            <text:p>Novo Tiradentes</text:p>
          </table:table-cell>
          <table:table-cell table:style-name="ce0" office:value-type="float" office:value="4313441" calcext:value-type="float">
            <text:p>4313441</text:p>
          </table:table-cell>
          <table:table-cell table:style-name="ce0" office:value-type="string" calcext:value-type="string">
            <text:p>tiradentense</text:p>
          </table:table-cell>
          <table:table-cell table:style-name="ce0" office:value-type="string" calcext:value-type="string">
            <text:p>LUIZ CARLOS BENEDETTE</text:p>
          </table:table-cell>
          <table:table-cell table:style-name="ce2" office:value-type="float" office:value="75.428" calcext:value-type="float">
            <text:p>75.428</text:p>
          </table:table-cell>
          <table:table-cell table:style-name="ce0" office:value-type="float" office:value="2189" calcext:value-type="float">
            <text:p>2189</text:p>
          </table:table-cell>
          <table:table-cell table:style-name="ce5" office:value-type="string" calcext:value-type="string">
            <text:p>30.2</text:p>
          </table:table-cell>
          <table:table-cell table:style-name="ce5" office:value-type="string" calcext:value-type="string">
            <text:p>98.8</text:p>
          </table:table-cell>
          <table:table-cell table:style-name="ce7" office:value-type="float" office:value="0.676" calcext:value-type="float">
            <text:p>0.67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991.01528" calcext:value-type="float">
            <text:p>16991.01528</text:p>
          </table:table-cell>
          <table:table-cell table:style-name="ce0" office:value-type="float" office:value="13073.26497" calcext:value-type="float">
            <text:p>13073.26497</text:p>
          </table:table-cell>
          <table:table-cell table:style-name="ce0" office:value-type="float" office:value="23681.87" calcext:value-type="float">
            <text:p>23681.87</text:p>
          </table:table-cell>
          <table:table-cell table:formula="of:=&quot;INSERT INTO estado VALUES ('&quot;&amp;[.A290]&amp;&quot;', '&quot;&amp;[.B290]&amp;&quot;', '&quot;&amp;[.C290]&amp;&quot;', '&quot;&amp;[.D290]&amp;&quot;', &quot;&amp;[.E290]&amp;&quot;, &quot;&amp;[.F290]&amp;&quot;, &quot;&amp;[.G290]&amp;&quot;, &quot;&amp;[.H290]&amp;&quot;, &quot;&amp;[.I290]&amp;&quot;, &quot;&amp;[.J290]&amp;&quot;, &quot;&amp;[.K290]&amp;&quot;, &quot;&amp;[.L290]&amp;&quot;, &quot;&amp;[.M290]&amp;&quot;);&quot;" office:value-type="string" office:string-value="INSERT INTO estado VALUES ('Novo Tiradentes', '4313441', 'tiradentense', 'LUIZ CARLOS BENEDETTE', 75.428, 2189, 30.2, 98.8, 0.676, null, 16991.01528, 13073.26497, 23681.87);" calcext:value-type="string">
            <text:p>INSERT INTO estado VALUES ('Novo Tiradentes', '4313441', 'tiradentense', 'LUIZ CARLOS BENEDETTE', 75.428, 2189, 30.2, 98.8, 0.676, null, 16991.01528, 13073.26497, 23681.87);</text:p>
          </table:table-cell>
        </table:table-row>
        <table:table-row table:style-name="ro1">
          <table:table-cell table:style-name="ce0" office:value-type="string" calcext:value-type="string">
            <text:p>Novo Xingu</text:p>
          </table:table-cell>
          <table:table-cell table:style-name="ce0" office:value-type="float" office:value="4313466" calcext:value-type="float">
            <text:p>4313466</text:p>
          </table:table-cell>
          <table:table-cell table:style-name="ce0" office:value-type="string" calcext:value-type="string">
            <text:p>xinguense</text:p>
          </table:table-cell>
          <table:table-cell table:style-name="ce0" office:value-type="string" calcext:value-type="string">
            <text:p>JAIME EDSSON MARTINI</text:p>
          </table:table-cell>
          <table:table-cell table:style-name="ce2" office:value-type="float" office:value="79.851" calcext:value-type="float">
            <text:p>79.851</text:p>
          </table:table-cell>
          <table:table-cell table:style-name="ce0" office:value-type="float" office:value="1705" calcext:value-type="float">
            <text:p>1705</text:p>
          </table:table-cell>
          <table:table-cell table:style-name="ce5" office:value-type="string" calcext:value-type="string">
            <text:p>21.8</text:p>
          </table:table-cell>
          <table:table-cell table:style-name="ce5" office:value-type="string" calcext:value-type="string">
            <text:p>99.5</text:p>
          </table:table-cell>
          <table:table-cell table:style-name="ce7" office:value-type="float" office:value="0.767" calcext:value-type="float">
            <text:p>0.76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054.2639" calcext:value-type="float">
            <text:p>13054.2639</text:p>
          </table:table-cell>
          <table:table-cell table:style-name="ce0" office:value-type="float" office:value="11662.57672" calcext:value-type="float">
            <text:p>11662.57672</text:p>
          </table:table-cell>
          <table:table-cell table:style-name="ce0" office:value-type="float" office:value="34123.27" calcext:value-type="float">
            <text:p>34123.27</text:p>
          </table:table-cell>
          <table:table-cell table:formula="of:=&quot;INSERT INTO estado VALUES ('&quot;&amp;[.A291]&amp;&quot;', '&quot;&amp;[.B291]&amp;&quot;', '&quot;&amp;[.C291]&amp;&quot;', '&quot;&amp;[.D291]&amp;&quot;', &quot;&amp;[.E291]&amp;&quot;, &quot;&amp;[.F291]&amp;&quot;, &quot;&amp;[.G291]&amp;&quot;, &quot;&amp;[.H291]&amp;&quot;, &quot;&amp;[.I291]&amp;&quot;, &quot;&amp;[.J291]&amp;&quot;, &quot;&amp;[.K291]&amp;&quot;, &quot;&amp;[.L291]&amp;&quot;, &quot;&amp;[.M291]&amp;&quot;);&quot;" office:value-type="string" office:string-value="INSERT INTO estado VALUES ('Novo Xingu', '4313466', 'xinguense', 'JAIME EDSSON MARTINI', 79.851, 1705, 21.8, 99.5, 0.767, null, 13054.2639, 11662.57672, 34123.27);" calcext:value-type="string">
            <text:p>INSERT INTO estado VALUES ('Novo Xingu', '4313466', 'xinguense', 'JAIME EDSSON MARTINI', 79.851, 1705, 21.8, 99.5, 0.767, null, 13054.2639, 11662.57672, 34123.27);</text:p>
          </table:table-cell>
        </table:table-row>
        <table:table-row table:style-name="ro1">
          <table:table-cell table:style-name="ce0" office:value-type="string" calcext:value-type="string">
            <text:p>Novo Barreiro</text:p>
          </table:table-cell>
          <table:table-cell table:style-name="ce0" office:value-type="float" office:value="4313490" calcext:value-type="float">
            <text:p>4313490</text:p>
          </table:table-cell>
          <table:table-cell table:style-name="ce0" office:value-type="string" calcext:value-type="string">
            <text:p>novo-barreirense</text:p>
          </table:table-cell>
          <table:table-cell table:style-name="ce0" office:value-type="string" calcext:value-type="string">
            <text:p>MÁRCIA RAQUEL RODRIGUES PRESOTTO</text:p>
          </table:table-cell>
          <table:table-cell table:style-name="ce2" office:value-type="float" office:value="123.344" calcext:value-type="float">
            <text:p>123.344</text:p>
          </table:table-cell>
          <table:table-cell table:style-name="ce0" office:value-type="float" office:value="4185" calcext:value-type="float">
            <text:p>4185</text:p>
          </table:table-cell>
          <table:table-cell table:style-name="ce5" office:value-type="string" calcext:value-type="string">
            <text:p>32.19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706" calcext:value-type="float">
            <text:p>0.70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9701.95887" calcext:value-type="float">
            <text:p>19701.95887</text:p>
          </table:table-cell>
          <table:table-cell table:style-name="ce0" office:value-type="float" office:value="16428.85227" calcext:value-type="float">
            <text:p>16428.85227</text:p>
          </table:table-cell>
          <table:table-cell table:style-name="ce0" office:value-type="float" office:value="23657.27" calcext:value-type="float">
            <text:p>23657.27</text:p>
          </table:table-cell>
          <table:table-cell table:formula="of:=&quot;INSERT INTO estado VALUES ('&quot;&amp;[.A292]&amp;&quot;', '&quot;&amp;[.B292]&amp;&quot;', '&quot;&amp;[.C292]&amp;&quot;', '&quot;&amp;[.D292]&amp;&quot;', &quot;&amp;[.E292]&amp;&quot;, &quot;&amp;[.F292]&amp;&quot;, &quot;&amp;[.G292]&amp;&quot;, &quot;&amp;[.H292]&amp;&quot;, &quot;&amp;[.I292]&amp;&quot;, &quot;&amp;[.J292]&amp;&quot;, &quot;&amp;[.K292]&amp;&quot;, &quot;&amp;[.L292]&amp;&quot;, &quot;&amp;[.M292]&amp;&quot;);&quot;" office:value-type="string" office:string-value="INSERT INTO estado VALUES ('Novo Barreiro', '4313490', 'novo-barreirense', 'MÁRCIA RAQUEL RODRIGUES PRESOTTO', 123.344, 4185, 32.19, 99.2, 0.706, null, 19701.95887, 16428.85227, 23657.27);" calcext:value-type="string">
            <text:p>INSERT INTO estado VALUES ('Novo Barreiro', '4313490', 'novo-barreirense', 'MÁRCIA RAQUEL RODRIGUES PRESOTTO', 123.344, 4185, 32.19, 99.2, 0.706, null, 19701.95887, 16428.85227, 23657.27);</text:p>
          </table:table-cell>
        </table:table-row>
        <table:table-row table:style-name="ro1">
          <table:table-cell table:style-name="ce0" office:value-type="string" calcext:value-type="string">
            <text:p>Osório</text:p>
          </table:table-cell>
          <table:table-cell table:style-name="ce0" office:value-type="float" office:value="4313508" calcext:value-type="float">
            <text:p>4313508</text:p>
          </table:table-cell>
          <table:table-cell table:style-name="ce0" office:value-type="string" calcext:value-type="string">
            <text:p>osoriense</text:p>
          </table:table-cell>
          <table:table-cell table:style-name="ce0" office:value-type="string" calcext:value-type="string">
            <text:p>ROGER CAPUTI ARAÚJO</text:p>
          </table:table-cell>
          <table:table-cell table:style-name="ce2" office:value-type="float" office:value="663.878" calcext:value-type="float">
            <text:p>663.878</text:p>
          </table:table-cell>
          <table:table-cell table:style-name="ce0" office:value-type="float" office:value="46815" calcext:value-type="float">
            <text:p>46815</text:p>
          </table:table-cell>
          <table:table-cell table:style-name="ce5" office:value-type="string" calcext:value-type="string">
            <text:p>61.65</text:p>
          </table:table-cell>
          <table:table-cell table:style-name="ce5" office:value-type="string" calcext:value-type="string">
            <text:p>97.1</text:p>
          </table:table-cell>
          <table:table-cell table:style-name="ce7" office:value-type="float" office:value="0.751" calcext:value-type="float">
            <text:p>0.751</text:p>
          </table:table-cell>
          <table:table-cell table:style-name="ce0" office:value-type="float" office:value="9.55" calcext:value-type="float">
            <text:p>9.55</text:p>
          </table:table-cell>
          <table:table-cell table:style-name="ce0" office:value-type="float" office:value="188602.20125" calcext:value-type="float">
            <text:p>188602.20125</text:p>
          </table:table-cell>
          <table:table-cell table:style-name="ce0" office:value-type="float" office:value="169121.765" calcext:value-type="float">
            <text:p>169121.765</text:p>
          </table:table-cell>
          <table:table-cell table:style-name="ce0" office:value-type="float" office:value="36828.12" calcext:value-type="float">
            <text:p>36828.12</text:p>
          </table:table-cell>
          <table:table-cell table:formula="of:=&quot;INSERT INTO estado VALUES ('&quot;&amp;[.A293]&amp;&quot;', '&quot;&amp;[.B293]&amp;&quot;', '&quot;&amp;[.C293]&amp;&quot;', '&quot;&amp;[.D293]&amp;&quot;', &quot;&amp;[.E293]&amp;&quot;, &quot;&amp;[.F293]&amp;&quot;, &quot;&amp;[.G293]&amp;&quot;, &quot;&amp;[.H293]&amp;&quot;, &quot;&amp;[.I293]&amp;&quot;, &quot;&amp;[.J293]&amp;&quot;, &quot;&amp;[.K293]&amp;&quot;, &quot;&amp;[.L293]&amp;&quot;, &quot;&amp;[.M293]&amp;&quot;);&quot;" office:value-type="string" office:string-value="INSERT INTO estado VALUES ('Osório', '4313508', 'osoriense', 'ROGER CAPUTI ARAÚJO', 663.878, 46815, 61.65, 97.1, 0.751, 9.55, 188602.20125, 169121.765, 36828.12);" calcext:value-type="string">
            <text:p>INSERT INTO estado VALUES ('Osório', '4313508', 'osoriense', 'ROGER CAPUTI ARAÚJO', 663.878, 46815, 61.65, 97.1, 0.751, 9.55, 188602.20125, 169121.765, 36828.12);</text:p>
          </table:table-cell>
        </table:table-row>
        <table:table-row table:style-name="ro1">
          <table:table-cell table:style-name="ce0" office:value-type="string" calcext:value-type="string">
            <text:p>Paim Filho</text:p>
          </table:table-cell>
          <table:table-cell table:style-name="ce0" office:value-type="float" office:value="4313607" calcext:value-type="float">
            <text:p>4313607</text:p>
          </table:table-cell>
          <table:table-cell table:style-name="ce0" office:value-type="string" calcext:value-type="string">
            <text:p>paim-filhense</text:p>
          </table:table-cell>
          <table:table-cell table:style-name="ce0" office:value-type="string" calcext:value-type="string">
            <text:p>GENES JACINTO MOTERLE RIBEIRO</text:p>
          </table:table-cell>
          <table:table-cell table:style-name="ce2" office:value-type="float" office:value="182.115" calcext:value-type="float">
            <text:p>182.115</text:p>
          </table:table-cell>
          <table:table-cell table:style-name="ce0" office:value-type="float" office:value="3731" calcext:value-type="float">
            <text:p>3731</text:p>
          </table:table-cell>
          <table:table-cell table:style-name="ce5" office:value-type="string" calcext:value-type="string">
            <text:p>23.29</text:p>
          </table:table-cell>
          <table:table-cell table:style-name="ce5" office:value-type="string" calcext:value-type="string">
            <text:p>98.7</text:p>
          </table:table-cell>
          <table:table-cell table:style-name="ce7" office:value-type="float" office:value="0.706" calcext:value-type="float">
            <text:p>0.70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899.7029" calcext:value-type="float">
            <text:p>16899.7029</text:p>
          </table:table-cell>
          <table:table-cell table:style-name="ce0" office:value-type="float" office:value="16053.471" calcext:value-type="float">
            <text:p>16053.471</text:p>
          </table:table-cell>
          <table:table-cell table:style-name="ce0" office:value-type="float" office:value="32214.19" calcext:value-type="float">
            <text:p>32214.19</text:p>
          </table:table-cell>
          <table:table-cell table:formula="of:=&quot;INSERT INTO estado VALUES ('&quot;&amp;[.A294]&amp;&quot;', '&quot;&amp;[.B294]&amp;&quot;', '&quot;&amp;[.C294]&amp;&quot;', '&quot;&amp;[.D294]&amp;&quot;', &quot;&amp;[.E294]&amp;&quot;, &quot;&amp;[.F294]&amp;&quot;, &quot;&amp;[.G294]&amp;&quot;, &quot;&amp;[.H294]&amp;&quot;, &quot;&amp;[.I294]&amp;&quot;, &quot;&amp;[.J294]&amp;&quot;, &quot;&amp;[.K294]&amp;&quot;, &quot;&amp;[.L294]&amp;&quot;, &quot;&amp;[.M294]&amp;&quot;);&quot;" office:value-type="string" office:string-value="INSERT INTO estado VALUES ('Paim Filho', '4313607', 'paim-filhense', 'GENES JACINTO MOTERLE RIBEIRO', 182.115, 3731, 23.29, 98.7, 0.706, null, 16899.7029, 16053.471, 32214.19);" calcext:value-type="string">
            <text:p>INSERT INTO estado VALUES ('Paim Filho', '4313607', 'paim-filhense', 'GENES JACINTO MOTERLE RIBEIRO', 182.115, 3731, 23.29, 98.7, 0.706, null, 16899.7029, 16053.471, 32214.19);</text:p>
          </table:table-cell>
        </table:table-row>
        <table:table-row table:style-name="ro1">
          <table:table-cell table:style-name="ce0" office:value-type="string" calcext:value-type="string">
            <text:p>Palmares do Sul</text:p>
          </table:table-cell>
          <table:table-cell table:style-name="ce0" office:value-type="float" office:value="4313656" calcext:value-type="float">
            <text:p>4313656</text:p>
          </table:table-cell>
          <table:table-cell table:style-name="ce0" office:value-type="string" calcext:value-type="string">
            <text:p>palmarense</text:p>
          </table:table-cell>
          <table:table-cell table:style-name="ce0" office:value-type="string" calcext:value-type="string">
            <text:p>MAURICIO DA SILVA MUNIZ</text:p>
          </table:table-cell>
          <table:table-cell table:style-name="ce2" office:value-type="float" office:value="949.201" calcext:value-type="float">
            <text:p>949.201</text:p>
          </table:table-cell>
          <table:table-cell table:style-name="ce0" office:value-type="float" office:value="11342" calcext:value-type="float">
            <text:p>11342</text:p>
          </table:table-cell>
          <table:table-cell table:style-name="ce5" office:value-type="string" calcext:value-type="string">
            <text:p>11.56</text:p>
          </table:table-cell>
          <table:table-cell table:style-name="ce5" office:value-type="string" calcext:value-type="string">
            <text:p>95.6</text:p>
          </table:table-cell>
          <table:table-cell table:style-name="ce7" office:value-type="float" office:value="0.715" calcext:value-type="float">
            <text:p>0.715</text:p>
          </table:table-cell>
          <table:table-cell table:style-name="ce0" office:value-type="float" office:value="7.19" calcext:value-type="float">
            <text:p>7.19</text:p>
          </table:table-cell>
          <table:table-cell table:style-name="ce0" office:value-type="float" office:value="52680.63849" calcext:value-type="float">
            <text:p>52680.63849</text:p>
          </table:table-cell>
          <table:table-cell table:style-name="ce0" office:value-type="float" office:value="42667.14355" calcext:value-type="float">
            <text:p>42667.14355</text:p>
          </table:table-cell>
          <table:table-cell table:style-name="ce0" office:value-type="float" office:value="41667.33" calcext:value-type="float">
            <text:p>41667.33</text:p>
          </table:table-cell>
          <table:table-cell table:formula="of:=&quot;INSERT INTO estado VALUES ('&quot;&amp;[.A295]&amp;&quot;', '&quot;&amp;[.B295]&amp;&quot;', '&quot;&amp;[.C295]&amp;&quot;', '&quot;&amp;[.D295]&amp;&quot;', &quot;&amp;[.E295]&amp;&quot;, &quot;&amp;[.F295]&amp;&quot;, &quot;&amp;[.G295]&amp;&quot;, &quot;&amp;[.H295]&amp;&quot;, &quot;&amp;[.I295]&amp;&quot;, &quot;&amp;[.J295]&amp;&quot;, &quot;&amp;[.K295]&amp;&quot;, &quot;&amp;[.L295]&amp;&quot;, &quot;&amp;[.M295]&amp;&quot;);&quot;" office:value-type="string" office:string-value="INSERT INTO estado VALUES ('Palmares do Sul', '4313656', 'palmarense', 'MAURICIO DA SILVA MUNIZ', 949.201, 11342, 11.56, 95.6, 0.715, 7.19, 52680.63849, 42667.14355, 41667.33);" calcext:value-type="string">
            <text:p>INSERT INTO estado VALUES ('Palmares do Sul', '4313656', 'palmarense', 'MAURICIO DA SILVA MUNIZ', 949.201, 11342, 11.56, 95.6, 0.715, 7.19, 52680.63849, 42667.14355, 41667.33);</text:p>
          </table:table-cell>
        </table:table-row>
        <table:table-row table:style-name="ro1">
          <table:table-cell table:style-name="ce0" office:value-type="string" calcext:value-type="string">
            <text:p>Palmeira das Missões</text:p>
          </table:table-cell>
          <table:table-cell table:style-name="ce0" office:value-type="float" office:value="4313706" calcext:value-type="float">
            <text:p>4313706</text:p>
          </table:table-cell>
          <table:table-cell table:style-name="ce0" office:value-type="string" calcext:value-type="string">
            <text:p>palmeirense</text:p>
          </table:table-cell>
          <table:table-cell table:style-name="ce0" office:value-type="string" calcext:value-type="string">
            <text:p>EVANDRO LUIS MASSING</text:p>
          </table:table-cell>
          <table:table-cell table:style-name="ce3" office:value-type="float" office:value="1421.101" calcext:value-type="float">
            <text:p>1421.101</text:p>
          </table:table-cell>
          <table:table-cell table:style-name="ce0" office:value-type="float" office:value="32967" calcext:value-type="float">
            <text:p>32967</text:p>
          </table:table-cell>
          <table:table-cell table:style-name="ce5" office:value-type="string" calcext:value-type="string">
            <text:p>24.18</text:p>
          </table:table-cell>
          <table:table-cell table:style-name="ce5" office:value-type="string" calcext:value-type="string">
            <text:p>98.3</text:p>
          </table:table-cell>
          <table:table-cell table:style-name="ce7" office:value-type="float" office:value="0.737" calcext:value-type="float">
            <text:p>0.737</text:p>
          </table:table-cell>
          <table:table-cell table:style-name="ce0" office:value-type="float" office:value="8.42" calcext:value-type="float">
            <text:p>8.42</text:p>
          </table:table-cell>
          <table:table-cell table:style-name="ce0" office:value-type="float" office:value="121172.36905" calcext:value-type="float">
            <text:p>121172.36905</text:p>
          </table:table-cell>
          <table:table-cell table:style-name="ce0" office:value-type="float" office:value="99775.04254" calcext:value-type="float">
            <text:p>99775.04254</text:p>
          </table:table-cell>
          <table:table-cell table:style-name="ce0" office:value-type="float" office:value="44696.96" calcext:value-type="float">
            <text:p>44696.96</text:p>
          </table:table-cell>
          <table:table-cell table:formula="of:=&quot;INSERT INTO estado VALUES ('&quot;&amp;[.A296]&amp;&quot;', '&quot;&amp;[.B296]&amp;&quot;', '&quot;&amp;[.C296]&amp;&quot;', '&quot;&amp;[.D296]&amp;&quot;', &quot;&amp;[.E296]&amp;&quot;, &quot;&amp;[.F296]&amp;&quot;, &quot;&amp;[.G296]&amp;&quot;, &quot;&amp;[.H296]&amp;&quot;, &quot;&amp;[.I296]&amp;&quot;, &quot;&amp;[.J296]&amp;&quot;, &quot;&amp;[.K296]&amp;&quot;, &quot;&amp;[.L296]&amp;&quot;, &quot;&amp;[.M296]&amp;&quot;);&quot;" office:value-type="string" office:string-value="INSERT INTO estado VALUES ('Palmeira das Missões', '4313706', 'palmeirense', 'EVANDRO LUIS MASSING', 1421.101, 32967, 24.18, 98.3, 0.737, 8.42, 121172.36905, 99775.04254, 44696.96);" calcext:value-type="string">
            <text:p>INSERT INTO estado VALUES ('Palmeira das Missões', '4313706', 'palmeirense', 'EVANDRO LUIS MASSING', 1421.101, 32967, 24.18, 98.3, 0.737, 8.42, 121172.36905, 99775.04254, 44696.96);</text:p>
          </table:table-cell>
        </table:table-row>
        <table:table-row table:style-name="ro1">
          <table:table-cell table:style-name="ce0" office:value-type="string" calcext:value-type="string">
            <text:p>Palmitinho</text:p>
          </table:table-cell>
          <table:table-cell table:style-name="ce0" office:value-type="float" office:value="4313805" calcext:value-type="float">
            <text:p>4313805</text:p>
          </table:table-cell>
          <table:table-cell table:style-name="ce0" office:value-type="string" calcext:value-type="string">
            <text:p>palmitense</text:p>
          </table:table-cell>
          <table:table-cell table:style-name="ce0" office:value-type="string" calcext:value-type="string">
            <text:p>CAETANO ALBARELLO</text:p>
          </table:table-cell>
          <table:table-cell table:style-name="ce2" office:value-type="float" office:value="144.181" calcext:value-type="float">
            <text:p>144.181</text:p>
          </table:table-cell>
          <table:table-cell table:style-name="ce0" office:value-type="float" office:value="7056" calcext:value-type="float">
            <text:p>7056</text:p>
          </table:table-cell>
          <table:table-cell table:style-name="ce5" office:value-type="string" calcext:value-type="string">
            <text:p>48.04</text:p>
          </table:table-cell>
          <table:table-cell table:style-name="ce5" office:value-type="string" calcext:value-type="string">
            <text:p>98.7</text:p>
          </table:table-cell>
          <table:table-cell table:style-name="ce7" office:value-type="float" office:value="0.72" calcext:value-type="float">
            <text:p>0.7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3985.7454" calcext:value-type="float">
            <text:p>23985.7454</text:p>
          </table:table-cell>
          <table:table-cell table:style-name="ce0" office:value-type="float" office:value="21713.19067" calcext:value-type="float">
            <text:p>21713.19067</text:p>
          </table:table-cell>
          <table:table-cell table:style-name="ce0" office:value-type="float" office:value="29815.28" calcext:value-type="float">
            <text:p>29815.28</text:p>
          </table:table-cell>
          <table:table-cell table:formula="of:=&quot;INSERT INTO estado VALUES ('&quot;&amp;[.A297]&amp;&quot;', '&quot;&amp;[.B297]&amp;&quot;', '&quot;&amp;[.C297]&amp;&quot;', '&quot;&amp;[.D297]&amp;&quot;', &quot;&amp;[.E297]&amp;&quot;, &quot;&amp;[.F297]&amp;&quot;, &quot;&amp;[.G297]&amp;&quot;, &quot;&amp;[.H297]&amp;&quot;, &quot;&amp;[.I297]&amp;&quot;, &quot;&amp;[.J297]&amp;&quot;, &quot;&amp;[.K297]&amp;&quot;, &quot;&amp;[.L297]&amp;&quot;, &quot;&amp;[.M297]&amp;&quot;);&quot;" office:value-type="string" office:string-value="INSERT INTO estado VALUES ('Palmitinho', '4313805', 'palmitense', 'CAETANO ALBARELLO', 144.181, 7056, 48.04, 98.7, 0.72, null, 23985.7454, 21713.19067, 29815.28);" calcext:value-type="string">
            <text:p>INSERT INTO estado VALUES ('Palmitinho', '4313805', 'palmitense', 'CAETANO ALBARELLO', 144.181, 7056, 48.04, 98.7, 0.72, null, 23985.7454, 21713.19067, 29815.28);</text:p>
          </table:table-cell>
        </table:table-row>
        <table:table-row table:style-name="ro1">
          <table:table-cell table:style-name="ce0" office:value-type="string" calcext:value-type="string">
            <text:p>Panambi</text:p>
          </table:table-cell>
          <table:table-cell table:style-name="ce0" office:value-type="float" office:value="4313904" calcext:value-type="float">
            <text:p>4313904</text:p>
          </table:table-cell>
          <table:table-cell table:style-name="ce0" office:value-type="string" calcext:value-type="string">
            <text:p>panambiense</text:p>
          </table:table-cell>
          <table:table-cell table:style-name="ce0" office:value-type="string" calcext:value-type="string">
            <text:p>DANIEL HINNAH</text:p>
          </table:table-cell>
          <table:table-cell table:style-name="ce2" office:value-type="float" office:value="491.57" calcext:value-type="float">
            <text:p>491.570</text:p>
          </table:table-cell>
          <table:table-cell table:style-name="ce0" office:value-type="float" office:value="44583" calcext:value-type="float">
            <text:p>44583</text:p>
          </table:table-cell>
          <table:table-cell table:style-name="ce5" office:value-type="string" calcext:value-type="string">
            <text:p>77.53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61" calcext:value-type="float">
            <text:p>0.761</text:p>
          </table:table-cell>
          <table:table-cell table:style-name="ce0" office:value-type="float" office:value="3.45" calcext:value-type="float">
            <text:p>3.45</text:p>
          </table:table-cell>
          <table:table-cell table:style-name="ce0" office:value-type="float" office:value="160725.22664" calcext:value-type="float">
            <text:p>160725.22664</text:p>
          </table:table-cell>
          <table:table-cell table:style-name="ce0" office:value-type="float" office:value="123331.17262" calcext:value-type="float">
            <text:p>123331.17262</text:p>
          </table:table-cell>
          <table:table-cell table:style-name="ce0" office:value-type="float" office:value="51209.05" calcext:value-type="float">
            <text:p>51209.05</text:p>
          </table:table-cell>
          <table:table-cell table:formula="of:=&quot;INSERT INTO estado VALUES ('&quot;&amp;[.A298]&amp;&quot;', '&quot;&amp;[.B298]&amp;&quot;', '&quot;&amp;[.C298]&amp;&quot;', '&quot;&amp;[.D298]&amp;&quot;', &quot;&amp;[.E298]&amp;&quot;, &quot;&amp;[.F298]&amp;&quot;, &quot;&amp;[.G298]&amp;&quot;, &quot;&amp;[.H298]&amp;&quot;, &quot;&amp;[.I298]&amp;&quot;, &quot;&amp;[.J298]&amp;&quot;, &quot;&amp;[.K298]&amp;&quot;, &quot;&amp;[.L298]&amp;&quot;, &quot;&amp;[.M298]&amp;&quot;);&quot;" office:value-type="string" office:string-value="INSERT INTO estado VALUES ('Panambi', '4313904', 'panambiense', 'DANIEL HINNAH', 491.57, 44583, 77.53, 99.1, 0.761, 3.45, 160725.22664, 123331.17262, 51209.05);" calcext:value-type="string">
            <text:p>INSERT INTO estado VALUES ('Panambi', '4313904', 'panambiense', 'DANIEL HINNAH', 491.57, 44583, 77.53, 99.1, 0.761, 3.45, 160725.22664, 123331.17262, 51209.05);</text:p>
          </table:table-cell>
        </table:table-row>
        <table:table-row table:style-name="ro1">
          <table:table-cell table:style-name="ce0" office:value-type="string" calcext:value-type="string">
            <text:p>Pantano Grande</text:p>
          </table:table-cell>
          <table:table-cell table:style-name="ce0" office:value-type="float" office:value="4313953" calcext:value-type="float">
            <text:p>4313953</text:p>
          </table:table-cell>
          <table:table-cell table:style-name="ce0" office:value-type="string" calcext:value-type="string">
            <text:p>pantanense</text:p>
          </table:table-cell>
          <table:table-cell table:style-name="ce0" office:value-type="string" calcext:value-type="string">
            <text:p>ALCIDES EMILIO PAGANOTTO</text:p>
          </table:table-cell>
          <table:table-cell table:style-name="ce2" office:value-type="float" office:value="841.225" calcext:value-type="float">
            <text:p>841.225</text:p>
          </table:table-cell>
          <table:table-cell table:style-name="ce0" office:value-type="float" office:value="8995" calcext:value-type="float">
            <text:p>8995</text:p>
          </table:table-cell>
          <table:table-cell table:style-name="ce5" office:value-type="string" calcext:value-type="string">
            <text:p>11.76</text:p>
          </table:table-cell>
          <table:table-cell table:style-name="ce5" office:value-type="string" calcext:value-type="string">
            <text:p>98.4</text:p>
          </table:table-cell>
          <table:table-cell table:style-name="ce7" office:value-type="float" office:value="0.661" calcext:value-type="float">
            <text:p>0.66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39933.60793" calcext:value-type="float">
            <text:p>39933.60793</text:p>
          </table:table-cell>
          <table:table-cell table:style-name="ce0" office:value-type="float" office:value="31375.53849" calcext:value-type="float">
            <text:p>31375.53849</text:p>
          </table:table-cell>
          <table:table-cell table:style-name="ce0" office:value-type="float" office:value="42654.89" calcext:value-type="float">
            <text:p>42654.89</text:p>
          </table:table-cell>
          <table:table-cell table:formula="of:=&quot;INSERT INTO estado VALUES ('&quot;&amp;[.A299]&amp;&quot;', '&quot;&amp;[.B299]&amp;&quot;', '&quot;&amp;[.C299]&amp;&quot;', '&quot;&amp;[.D299]&amp;&quot;', &quot;&amp;[.E299]&amp;&quot;, &quot;&amp;[.F299]&amp;&quot;, &quot;&amp;[.G299]&amp;&quot;, &quot;&amp;[.H299]&amp;&quot;, &quot;&amp;[.I299]&amp;&quot;, &quot;&amp;[.J299]&amp;&quot;, &quot;&amp;[.K299]&amp;&quot;, &quot;&amp;[.L299]&amp;&quot;, &quot;&amp;[.M299]&amp;&quot;);&quot;" office:value-type="string" office:string-value="INSERT INTO estado VALUES ('Pantano Grande', '4313953', 'pantanense', 'ALCIDES EMILIO PAGANOTTO', 841.225, 8995, 11.76, 98.4, 0.661, null, 39933.60793, 31375.53849, 42654.89);" calcext:value-type="string">
            <text:p>INSERT INTO estado VALUES ('Pantano Grande', '4313953', 'pantanense', 'ALCIDES EMILIO PAGANOTTO', 841.225, 8995, 11.76, 98.4, 0.661, null, 39933.60793, 31375.53849, 42654.89);</text:p>
          </table:table-cell>
        </table:table-row>
        <table:table-row table:style-name="ro1">
          <table:table-cell table:style-name="ce0" office:value-type="string" calcext:value-type="string">
            <text:p>Paraí</text:p>
          </table:table-cell>
          <table:table-cell table:style-name="ce0" office:value-type="float" office:value="4314001" calcext:value-type="float">
            <text:p>4314001</text:p>
          </table:table-cell>
          <table:table-cell table:style-name="ce0" office:value-type="string" calcext:value-type="string">
            <text:p>paraiense</text:p>
          </table:table-cell>
          <table:table-cell table:style-name="ce0" office:value-type="string" calcext:value-type="string">
            <text:p>OSCAR DALL AGNOL</text:p>
          </table:table-cell>
          <table:table-cell table:style-name="ce2" office:value-type="float" office:value="121.745" calcext:value-type="float">
            <text:p>121.745</text:p>
          </table:table-cell>
          <table:table-cell table:style-name="ce0" office:value-type="float" office:value="7793" calcext:value-type="float">
            <text:p>7793</text:p>
          </table:table-cell>
          <table:table-cell table:style-name="ce5" office:value-type="string" calcext:value-type="string">
            <text:p>56.57</text:p>
          </table:table-cell>
          <table:table-cell table:style-name="ce5" office:value-type="float" office:value="96" calcext:value-type="float">
            <text:p>96</text:p>
          </table:table-cell>
          <table:table-cell table:style-name="ce7" office:value-type="float" office:value="0.773" calcext:value-type="float">
            <text:p>0.773</text:p>
          </table:table-cell>
          <table:table-cell table:style-name="ce0" office:value-type="float" office:value="11.49" calcext:value-type="float">
            <text:p>11.49</text:p>
          </table:table-cell>
          <table:table-cell table:style-name="ce0" office:value-type="float" office:value="32214.11974" calcext:value-type="float">
            <text:p>32214.11974</text:p>
          </table:table-cell>
          <table:table-cell table:style-name="ce0" office:value-type="float" office:value="26005.8526" calcext:value-type="float">
            <text:p>26005.8526</text:p>
          </table:table-cell>
          <table:table-cell table:style-name="ce0" office:value-type="float" office:value="41171.38" calcext:value-type="float">
            <text:p>41171.38</text:p>
          </table:table-cell>
          <table:table-cell table:formula="of:=&quot;INSERT INTO estado VALUES ('&quot;&amp;[.A300]&amp;&quot;', '&quot;&amp;[.B300]&amp;&quot;', '&quot;&amp;[.C300]&amp;&quot;', '&quot;&amp;[.D300]&amp;&quot;', &quot;&amp;[.E300]&amp;&quot;, &quot;&amp;[.F300]&amp;&quot;, &quot;&amp;[.G300]&amp;&quot;, &quot;&amp;[.H300]&amp;&quot;, &quot;&amp;[.I300]&amp;&quot;, &quot;&amp;[.J300]&amp;&quot;, &quot;&amp;[.K300]&amp;&quot;, &quot;&amp;[.L300]&amp;&quot;, &quot;&amp;[.M300]&amp;&quot;);&quot;" office:value-type="string" office:string-value="INSERT INTO estado VALUES ('Paraí', '4314001', 'paraiense', 'OSCAR DALL AGNOL', 121.745, 7793, 56.57, 96, 0.773, 11.49, 32214.11974, 26005.8526, 41171.38);" calcext:value-type="string">
            <text:p>INSERT INTO estado VALUES ('Paraí', '4314001', 'paraiense', 'OSCAR DALL AGNOL', 121.745, 7793, 56.57, 96, 0.773, 11.49, 32214.11974, 26005.8526, 41171.38);</text:p>
          </table:table-cell>
        </table:table-row>
        <table:table-row table:style-name="ro1">
          <table:table-cell table:style-name="ce0" office:value-type="string" calcext:value-type="string">
            <text:p>Paraíso do Sul</text:p>
          </table:table-cell>
          <table:table-cell table:style-name="ce0" office:value-type="float" office:value="4314027" calcext:value-type="float">
            <text:p>4314027</text:p>
          </table:table-cell>
          <table:table-cell table:style-name="ce0" office:value-type="string" calcext:value-type="string">
            <text:p>paraisense</text:p>
          </table:table-cell>
          <table:table-cell table:style-name="ce0" office:value-type="string" calcext:value-type="string">
            <text:p>ARTUR ARNILDO LUDWIG</text:p>
          </table:table-cell>
          <table:table-cell table:style-name="ce2" office:value-type="float" office:value="337.534" calcext:value-type="float">
            <text:p>337.534</text:p>
          </table:table-cell>
          <table:table-cell table:style-name="ce0" office:value-type="float" office:value="7635" calcext:value-type="float">
            <text:p>7635</text:p>
          </table:table-cell>
          <table:table-cell table:style-name="ce5" office:value-type="string" calcext:value-type="string">
            <text:p>21.71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676" calcext:value-type="float">
            <text:p>0.67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5119.61235" calcext:value-type="float">
            <text:p>25119.61235</text:p>
          </table:table-cell>
          <table:table-cell table:style-name="ce0" office:value-type="float" office:value="18573.90788" calcext:value-type="float">
            <text:p>18573.90788</text:p>
          </table:table-cell>
          <table:table-cell table:style-name="ce0" office:value-type="float" office:value="22265.24" calcext:value-type="float">
            <text:p>22265.24</text:p>
          </table:table-cell>
          <table:table-cell table:formula="of:=&quot;INSERT INTO estado VALUES ('&quot;&amp;[.A301]&amp;&quot;', '&quot;&amp;[.B301]&amp;&quot;', '&quot;&amp;[.C301]&amp;&quot;', '&quot;&amp;[.D301]&amp;&quot;', &quot;&amp;[.E301]&amp;&quot;, &quot;&amp;[.F301]&amp;&quot;, &quot;&amp;[.G301]&amp;&quot;, &quot;&amp;[.H301]&amp;&quot;, &quot;&amp;[.I301]&amp;&quot;, &quot;&amp;[.J301]&amp;&quot;, &quot;&amp;[.K301]&amp;&quot;, &quot;&amp;[.L301]&amp;&quot;, &quot;&amp;[.M301]&amp;&quot;);&quot;" office:value-type="string" office:string-value="INSERT INTO estado VALUES ('Paraíso do Sul', '4314027', 'paraisense', 'ARTUR ARNILDO LUDWIG', 337.534, 7635, 21.71, 99.2, 0.676, null, 25119.61235, 18573.90788, 22265.24);" calcext:value-type="string">
            <text:p>INSERT INTO estado VALUES ('Paraíso do Sul', '4314027', 'paraisense', 'ARTUR ARNILDO LUDWIG', 337.534, 7635, 21.71, 99.2, 0.676, null, 25119.61235, 18573.90788, 22265.24);</text:p>
          </table:table-cell>
        </table:table-row>
        <table:table-row table:style-name="ro1">
          <table:table-cell table:style-name="ce0" office:value-type="string" calcext:value-type="string">
            <text:p>Pareci Novo</text:p>
          </table:table-cell>
          <table:table-cell table:style-name="ce0" office:value-type="float" office:value="4314035" calcext:value-type="float">
            <text:p>4314035</text:p>
          </table:table-cell>
          <table:table-cell table:style-name="ce0" office:value-type="string" calcext:value-type="string">
            <text:p>pareciense</text:p>
          </table:table-cell>
          <table:table-cell table:style-name="ce0" office:value-type="string" calcext:value-type="string">
            <text:p>PAULO ALEXANDRE BARTH</text:p>
          </table:table-cell>
          <table:table-cell table:style-name="ce2" office:value-type="float" office:value="57.373" calcext:value-type="float">
            <text:p>57.373</text:p>
          </table:table-cell>
          <table:table-cell table:style-name="ce0" office:value-type="float" office:value="3885" calcext:value-type="float">
            <text:p>3885</text:p>
          </table:table-cell>
          <table:table-cell table:style-name="ce5" office:value-type="string" calcext:value-type="string">
            <text:p>61.16</text:p>
          </table:table-cell>
          <table:table-cell table:style-name="ce5" office:value-type="string" calcext:value-type="string">
            <text:p>97.7</text:p>
          </table:table-cell>
          <table:table-cell table:style-name="ce7" office:value-type="float" office:value="0.749" calcext:value-type="float">
            <text:p>0.74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4422.33397" calcext:value-type="float">
            <text:p>24422.33397</text:p>
          </table:table-cell>
          <table:table-cell table:style-name="ce0" office:value-type="float" office:value="19560.79772" calcext:value-type="float">
            <text:p>19560.79772</text:p>
          </table:table-cell>
          <table:table-cell table:style-name="ce0" office:value-type="float" office:value="26142.48" calcext:value-type="float">
            <text:p>26142.48</text:p>
          </table:table-cell>
          <table:table-cell table:formula="of:=&quot;INSERT INTO estado VALUES ('&quot;&amp;[.A302]&amp;&quot;', '&quot;&amp;[.B302]&amp;&quot;', '&quot;&amp;[.C302]&amp;&quot;', '&quot;&amp;[.D302]&amp;&quot;', &quot;&amp;[.E302]&amp;&quot;, &quot;&amp;[.F302]&amp;&quot;, &quot;&amp;[.G302]&amp;&quot;, &quot;&amp;[.H302]&amp;&quot;, &quot;&amp;[.I302]&amp;&quot;, &quot;&amp;[.J302]&amp;&quot;, &quot;&amp;[.K302]&amp;&quot;, &quot;&amp;[.L302]&amp;&quot;, &quot;&amp;[.M302]&amp;&quot;);&quot;" office:value-type="string" office:string-value="INSERT INTO estado VALUES ('Pareci Novo', '4314035', 'pareciense', 'PAULO ALEXANDRE BARTH', 57.373, 3885, 61.16, 97.7, 0.749, null, 24422.33397, 19560.79772, 26142.48);" calcext:value-type="string">
            <text:p>INSERT INTO estado VALUES ('Pareci Novo', '4314035', 'pareciense', 'PAULO ALEXANDRE BARTH', 57.373, 3885, 61.16, 97.7, 0.749, null, 24422.33397, 19560.79772, 26142.48);</text:p>
          </table:table-cell>
        </table:table-row>
        <table:table-row table:style-name="ro1">
          <table:table-cell table:style-name="ce0" office:value-type="string" calcext:value-type="string">
            <text:p>Parobé</text:p>
          </table:table-cell>
          <table:table-cell table:style-name="ce0" office:value-type="float" office:value="4314050" calcext:value-type="float">
            <text:p>4314050</text:p>
          </table:table-cell>
          <table:table-cell table:style-name="ce0" office:value-type="string" calcext:value-type="string">
            <text:p>parobeense</text:p>
          </table:table-cell>
          <table:table-cell table:style-name="ce0" office:value-type="string" calcext:value-type="string">
            <text:p>DIEGO DAL PIVA DA LUZ</text:p>
          </table:table-cell>
          <table:table-cell table:style-name="ce2" office:value-type="float" office:value="108.707" calcext:value-type="float">
            <text:p>108.707</text:p>
          </table:table-cell>
          <table:table-cell table:style-name="ce0" office:value-type="float" office:value="59419" calcext:value-type="float">
            <text:p>59419</text:p>
          </table:table-cell>
          <table:table-cell table:style-name="ce5" office:value-type="string" calcext:value-type="string">
            <text:p>474.03</text:p>
          </table:table-cell>
          <table:table-cell table:style-name="ce5" office:value-type="string" calcext:value-type="string">
            <text:p>96.6</text:p>
          </table:table-cell>
          <table:table-cell table:style-name="ce7" office:value-type="float" office:value="0.704" calcext:value-type="float">
            <text:p>0.704</text:p>
          </table:table-cell>
          <table:table-cell table:style-name="ce0" office:value-type="float" office:value="9.26" calcext:value-type="float">
            <text:p>9.26</text:p>
          </table:table-cell>
          <table:table-cell table:style-name="ce0" office:value-type="float" office:value="141258.01332" calcext:value-type="float">
            <text:p>141258.01332</text:p>
          </table:table-cell>
          <table:table-cell table:style-name="ce0" office:value-type="float" office:value="125522.97002" calcext:value-type="float">
            <text:p>125522.97002</text:p>
          </table:table-cell>
          <table:table-cell table:style-name="ce0" office:value-type="float" office:value="23180.55" calcext:value-type="float">
            <text:p>23180.55</text:p>
          </table:table-cell>
          <table:table-cell table:formula="of:=&quot;INSERT INTO estado VALUES ('&quot;&amp;[.A303]&amp;&quot;', '&quot;&amp;[.B303]&amp;&quot;', '&quot;&amp;[.C303]&amp;&quot;', '&quot;&amp;[.D303]&amp;&quot;', &quot;&amp;[.E303]&amp;&quot;, &quot;&amp;[.F303]&amp;&quot;, &quot;&amp;[.G303]&amp;&quot;, &quot;&amp;[.H303]&amp;&quot;, &quot;&amp;[.I303]&amp;&quot;, &quot;&amp;[.J303]&amp;&quot;, &quot;&amp;[.K303]&amp;&quot;, &quot;&amp;[.L303]&amp;&quot;, &quot;&amp;[.M303]&amp;&quot;);&quot;" office:value-type="string" office:string-value="INSERT INTO estado VALUES ('Parobé', '4314050', 'parobeense', 'DIEGO DAL PIVA DA LUZ', 108.707, 59419, 474.03, 96.6, 0.704, 9.26, 141258.01332, 125522.97002, 23180.55);" calcext:value-type="string">
            <text:p>INSERT INTO estado VALUES ('Parobé', '4314050', 'parobeense', 'DIEGO DAL PIVA DA LUZ', 108.707, 59419, 474.03, 96.6, 0.704, 9.26, 141258.01332, 125522.97002, 23180.55);</text:p>
          </table:table-cell>
        </table:table-row>
        <table:table-row table:style-name="ro1">
          <table:table-cell table:style-name="ce0" office:value-type="string" calcext:value-type="string">
            <text:p>Passa Sete</text:p>
          </table:table-cell>
          <table:table-cell table:style-name="ce0" office:value-type="float" office:value="4314068" calcext:value-type="float">
            <text:p>4314068</text:p>
          </table:table-cell>
          <table:table-cell table:style-name="ce0" office:value-type="string" calcext:value-type="string">
            <text:p>passasetense</text:p>
          </table:table-cell>
          <table:table-cell table:style-name="ce0" office:value-type="string" calcext:value-type="string">
            <text:p>MAURÍCIO AFONSO RUOSO</text:p>
          </table:table-cell>
          <table:table-cell table:style-name="ce2" office:value-type="float" office:value="304.833" calcext:value-type="float">
            <text:p>304.833</text:p>
          </table:table-cell>
          <table:table-cell table:style-name="ce0" office:value-type="float" office:value="5790" calcext:value-type="float">
            <text:p>5790</text:p>
          </table:table-cell>
          <table:table-cell table:style-name="ce5" office:value-type="string" calcext:value-type="string">
            <text:p>16.92</text:p>
          </table:table-cell>
          <table:table-cell table:style-name="ce5" office:value-type="string" calcext:value-type="string">
            <text:p>98.6</text:p>
          </table:table-cell>
          <table:table-cell table:style-name="ce7" office:value-type="float" office:value="0.622" calcext:value-type="float">
            <text:p>0.62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4975.84564" calcext:value-type="float">
            <text:p>24975.84564</text:p>
          </table:table-cell>
          <table:table-cell table:style-name="ce0" office:value-type="float" office:value="16691.94314" calcext:value-type="float">
            <text:p>16691.94314</text:p>
          </table:table-cell>
          <table:table-cell table:style-name="ce0" office:value-type="float" office:value="19440.1" calcext:value-type="float">
            <text:p>19440.1</text:p>
          </table:table-cell>
          <table:table-cell table:formula="of:=&quot;INSERT INTO estado VALUES ('&quot;&amp;[.A304]&amp;&quot;', '&quot;&amp;[.B304]&amp;&quot;', '&quot;&amp;[.C304]&amp;&quot;', '&quot;&amp;[.D304]&amp;&quot;', &quot;&amp;[.E304]&amp;&quot;, &quot;&amp;[.F304]&amp;&quot;, &quot;&amp;[.G304]&amp;&quot;, &quot;&amp;[.H304]&amp;&quot;, &quot;&amp;[.I304]&amp;&quot;, &quot;&amp;[.J304]&amp;&quot;, &quot;&amp;[.K304]&amp;&quot;, &quot;&amp;[.L304]&amp;&quot;, &quot;&amp;[.M304]&amp;&quot;);&quot;" office:value-type="string" office:string-value="INSERT INTO estado VALUES ('Passa Sete', '4314068', 'passasetense', 'MAURÍCIO AFONSO RUOSO', 304.833, 5790, 16.92, 98.6, 0.622, null, 24975.84564, 16691.94314, 19440.1);" calcext:value-type="string">
            <text:p>INSERT INTO estado VALUES ('Passa Sete', '4314068', 'passasetense', 'MAURÍCIO AFONSO RUOSO', 304.833, 5790, 16.92, 98.6, 0.622, null, 24975.84564, 16691.94314, 19440.1);</text:p>
          </table:table-cell>
        </table:table-row>
        <table:table-row table:style-name="ro1">
          <table:table-cell table:style-name="ce0" office:value-type="string" calcext:value-type="string">
            <text:p>Passo do Sobrado</text:p>
          </table:table-cell>
          <table:table-cell table:style-name="ce0" office:value-type="float" office:value="4314076" calcext:value-type="float">
            <text:p>4314076</text:p>
          </table:table-cell>
          <table:table-cell table:style-name="ce0" office:value-type="string" calcext:value-type="string">
            <text:p>passo-sobradense</text:p>
          </table:table-cell>
          <table:table-cell table:style-name="ce0" office:value-type="string" calcext:value-type="string">
            <text:p>EDGAR THIESEN</text:p>
          </table:table-cell>
          <table:table-cell table:style-name="ce2" office:value-type="float" office:value="265.133" calcext:value-type="float">
            <text:p>265.133</text:p>
          </table:table-cell>
          <table:table-cell table:style-name="ce0" office:value-type="float" office:value="6612" calcext:value-type="float">
            <text:p>6612</text:p>
          </table:table-cell>
          <table:table-cell table:style-name="ce5" office:value-type="string" calcext:value-type="string">
            <text:p>22.67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698" calcext:value-type="float">
            <text:p>0.698</text:p>
          </table:table-cell>
          <table:table-cell table:style-name="ce0" office:value-type="float" office:value="17.54" calcext:value-type="float">
            <text:p>17.54</text:p>
          </table:table-cell>
          <table:table-cell table:style-name="ce0" office:value-type="float" office:value="27529.85966" calcext:value-type="float">
            <text:p>27529.85966</text:p>
          </table:table-cell>
          <table:table-cell table:style-name="ce0" office:value-type="float" office:value="21687.51852" calcext:value-type="float">
            <text:p>21687.51852</text:p>
          </table:table-cell>
          <table:table-cell table:style-name="ce0" office:value-type="float" office:value="27936.65" calcext:value-type="float">
            <text:p>27936.65</text:p>
          </table:table-cell>
          <table:table-cell table:formula="of:=&quot;INSERT INTO estado VALUES ('&quot;&amp;[.A305]&amp;&quot;', '&quot;&amp;[.B305]&amp;&quot;', '&quot;&amp;[.C305]&amp;&quot;', '&quot;&amp;[.D305]&amp;&quot;', &quot;&amp;[.E305]&amp;&quot;, &quot;&amp;[.F305]&amp;&quot;, &quot;&amp;[.G305]&amp;&quot;, &quot;&amp;[.H305]&amp;&quot;, &quot;&amp;[.I305]&amp;&quot;, &quot;&amp;[.J305]&amp;&quot;, &quot;&amp;[.K305]&amp;&quot;, &quot;&amp;[.L305]&amp;&quot;, &quot;&amp;[.M305]&amp;&quot;);&quot;" office:value-type="string" office:string-value="INSERT INTO estado VALUES ('Passo do Sobrado', '4314076', 'passo-sobradense', 'EDGAR THIESEN', 265.133, 6612, 22.67, 98.5, 0.698, 17.54, 27529.85966, 21687.51852, 27936.65);" calcext:value-type="string">
            <text:p>INSERT INTO estado VALUES ('Passo do Sobrado', '4314076', 'passo-sobradense', 'EDGAR THIESEN', 265.133, 6612, 22.67, 98.5, 0.698, 17.54, 27529.85966, 21687.51852, 27936.65);</text:p>
          </table:table-cell>
        </table:table-row>
        <table:table-row table:style-name="ro1">
          <table:table-cell table:style-name="ce0" office:value-type="string" calcext:value-type="string">
            <text:p>Passo Fundo</text:p>
          </table:table-cell>
          <table:table-cell table:style-name="ce0" office:value-type="float" office:value="4314100" calcext:value-type="float">
            <text:p>4314100</text:p>
          </table:table-cell>
          <table:table-cell table:style-name="ce0" office:value-type="string" calcext:value-type="string">
            <text:p>passo-fundense</text:p>
          </table:table-cell>
          <table:table-cell table:style-name="ce0" office:value-type="string" calcext:value-type="string">
            <text:p>PEDRO CEZAR DE ALMEIDA NETO</text:p>
          </table:table-cell>
          <table:table-cell table:style-name="ce2" office:value-type="float" office:value="784.407" calcext:value-type="float">
            <text:p>784.407</text:p>
          </table:table-cell>
          <table:table-cell table:style-name="ce0" office:value-type="float" office:value="206103" calcext:value-type="float">
            <text:p>206103</text:p>
          </table:table-cell>
          <table:table-cell table:style-name="ce5" office:value-type="string" calcext:value-type="string">
            <text:p>235.92</text:p>
          </table:table-cell>
          <table:table-cell table:style-name="ce5" office:value-type="string" calcext:value-type="string">
            <text:p>97.3</text:p>
          </table:table-cell>
          <table:table-cell table:style-name="ce7" office:value-type="float" office:value="0.776" calcext:value-type="float">
            <text:p>0.776</text:p>
          </table:table-cell>
          <table:table-cell table:style-name="ce0" office:value-type="float" office:value="8.28" calcext:value-type="float">
            <text:p>8.28</text:p>
          </table:table-cell>
          <table:table-cell table:style-name="ce0" office:value-type="float" office:value="586902.49489" calcext:value-type="float">
            <text:p>586902.49489</text:p>
          </table:table-cell>
          <table:table-cell table:style-name="ce0" office:value-type="float" office:value="488853.84966" calcext:value-type="float">
            <text:p>488853.84966</text:p>
          </table:table-cell>
          <table:table-cell table:style-name="ce0" office:value-type="float" office:value="48355.12" calcext:value-type="float">
            <text:p>48355.12</text:p>
          </table:table-cell>
          <table:table-cell table:formula="of:=&quot;INSERT INTO estado VALUES ('&quot;&amp;[.A306]&amp;&quot;', '&quot;&amp;[.B306]&amp;&quot;', '&quot;&amp;[.C306]&amp;&quot;', '&quot;&amp;[.D306]&amp;&quot;', &quot;&amp;[.E306]&amp;&quot;, &quot;&amp;[.F306]&amp;&quot;, &quot;&amp;[.G306]&amp;&quot;, &quot;&amp;[.H306]&amp;&quot;, &quot;&amp;[.I306]&amp;&quot;, &quot;&amp;[.J306]&amp;&quot;, &quot;&amp;[.K306]&amp;&quot;, &quot;&amp;[.L306]&amp;&quot;, &quot;&amp;[.M306]&amp;&quot;);&quot;" office:value-type="string" office:string-value="INSERT INTO estado VALUES ('Passo Fundo', '4314100', 'passo-fundense', 'PEDRO CEZAR DE ALMEIDA NETO', 784.407, 206103, 235.92, 97.3, 0.776, 8.28, 586902.49489, 488853.84966, 48355.12);" calcext:value-type="string">
            <text:p>INSERT INTO estado VALUES ('Passo Fundo', '4314100', 'passo-fundense', 'PEDRO CEZAR DE ALMEIDA NETO', 784.407, 206103, 235.92, 97.3, 0.776, 8.28, 586902.49489, 488853.84966, 48355.12);</text:p>
          </table:table-cell>
        </table:table-row>
        <table:table-row table:style-name="ro1">
          <table:table-cell table:style-name="ce0" office:value-type="string" calcext:value-type="string">
            <text:p>Paulo Bento</text:p>
          </table:table-cell>
          <table:table-cell table:style-name="ce0" office:value-type="float" office:value="4314134" calcext:value-type="float">
            <text:p>4314134</text:p>
          </table:table-cell>
          <table:table-cell table:style-name="ce0" office:value-type="string" calcext:value-type="string">
            <text:p>paulobentense</text:p>
          </table:table-cell>
          <table:table-cell table:style-name="ce0" office:value-type="string" calcext:value-type="string">
            <text:p>GABRIEL JEVINSKI</text:p>
          </table:table-cell>
          <table:table-cell table:style-name="ce2" office:value-type="float" office:value="149.669" calcext:value-type="float">
            <text:p>149.669</text:p>
          </table:table-cell>
          <table:table-cell table:style-name="ce0" office:value-type="float" office:value="2303" calcext:value-type="float">
            <text:p>2303</text:p>
          </table:table-cell>
          <table:table-cell table:style-name="ce5" office:value-type="string" calcext:value-type="string">
            <text:p>14.8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71" calcext:value-type="float">
            <text:p>0.7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103.80593" calcext:value-type="float">
            <text:p>14103.80593</text:p>
          </table:table-cell>
          <table:table-cell table:style-name="ce0" office:value-type="float" office:value="12506.57442" calcext:value-type="float">
            <text:p>12506.57442</text:p>
          </table:table-cell>
          <table:table-cell table:style-name="ce0" office:value-type="float" office:value="44858.74" calcext:value-type="float">
            <text:p>44858.74</text:p>
          </table:table-cell>
          <table:table-cell table:formula="of:=&quot;INSERT INTO estado VALUES ('&quot;&amp;[.A307]&amp;&quot;', '&quot;&amp;[.B307]&amp;&quot;', '&quot;&amp;[.C307]&amp;&quot;', '&quot;&amp;[.D307]&amp;&quot;', &quot;&amp;[.E307]&amp;&quot;, &quot;&amp;[.F307]&amp;&quot;, &quot;&amp;[.G307]&amp;&quot;, &quot;&amp;[.H307]&amp;&quot;, &quot;&amp;[.I307]&amp;&quot;, &quot;&amp;[.J307]&amp;&quot;, &quot;&amp;[.K307]&amp;&quot;, &quot;&amp;[.L307]&amp;&quot;, &quot;&amp;[.M307]&amp;&quot;);&quot;" office:value-type="string" office:string-value="INSERT INTO estado VALUES ('Paulo Bento', '4314134', 'paulobentense', 'GABRIEL JEVINSKI', 149.669, 2303, 14.8, 99.2, 0.71, null, 14103.80593, 12506.57442, 44858.74);" calcext:value-type="string">
            <text:p>INSERT INTO estado VALUES ('Paulo Bento', '4314134', 'paulobentense', 'GABRIEL JEVINSKI', 149.669, 2303, 14.8, 99.2, 0.71, null, 14103.80593, 12506.57442, 44858.74);</text:p>
          </table:table-cell>
        </table:table-row>
        <table:table-row table:style-name="ro1">
          <table:table-cell table:style-name="ce0" office:value-type="string" calcext:value-type="string">
            <text:p>Paverama</text:p>
          </table:table-cell>
          <table:table-cell table:style-name="ce0" office:value-type="float" office:value="4314159" calcext:value-type="float">
            <text:p>4314159</text:p>
          </table:table-cell>
          <table:table-cell table:style-name="ce0" office:value-type="string" calcext:value-type="string">
            <text:p>paveramense</text:p>
          </table:table-cell>
          <table:table-cell table:style-name="ce0" office:value-type="string" calcext:value-type="string">
            <text:p>FABIANO MERENCE BRANDÃO</text:p>
          </table:table-cell>
          <table:table-cell table:style-name="ce2" office:value-type="float" office:value="171.863" calcext:value-type="float">
            <text:p>171.863</text:p>
          </table:table-cell>
          <table:table-cell table:style-name="ce0" office:value-type="float" office:value="8541" calcext:value-type="float">
            <text:p>8541</text:p>
          </table:table-cell>
          <table:table-cell table:style-name="ce5" office:value-type="string" calcext:value-type="string">
            <text:p>46.8</text:p>
          </table:table-cell>
          <table:table-cell table:style-name="ce5" office:value-type="string" calcext:value-type="string">
            <text:p>98.8</text:p>
          </table:table-cell>
          <table:table-cell table:style-name="ce7" office:value-type="float" office:value="0.683" calcext:value-type="float">
            <text:p>0.68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7127.15729" calcext:value-type="float">
            <text:p>27127.15729</text:p>
          </table:table-cell>
          <table:table-cell table:style-name="ce0" office:value-type="float" office:value="22223.1252" calcext:value-type="float">
            <text:p>22223.1252</text:p>
          </table:table-cell>
          <table:table-cell table:style-name="ce0" office:value-type="float" office:value="22362.63" calcext:value-type="float">
            <text:p>22362.63</text:p>
          </table:table-cell>
          <table:table-cell table:formula="of:=&quot;INSERT INTO estado VALUES ('&quot;&amp;[.A308]&amp;&quot;', '&quot;&amp;[.B308]&amp;&quot;', '&quot;&amp;[.C308]&amp;&quot;', '&quot;&amp;[.D308]&amp;&quot;', &quot;&amp;[.E308]&amp;&quot;, &quot;&amp;[.F308]&amp;&quot;, &quot;&amp;[.G308]&amp;&quot;, &quot;&amp;[.H308]&amp;&quot;, &quot;&amp;[.I308]&amp;&quot;, &quot;&amp;[.J308]&amp;&quot;, &quot;&amp;[.K308]&amp;&quot;, &quot;&amp;[.L308]&amp;&quot;, &quot;&amp;[.M308]&amp;&quot;);&quot;" office:value-type="string" office:string-value="INSERT INTO estado VALUES ('Paverama', '4314159', 'paveramense', 'FABIANO MERENCE BRANDÃO', 171.863, 8541, 46.8, 98.8, 0.683, null, 27127.15729, 22223.1252, 22362.63);" calcext:value-type="string">
            <text:p>INSERT INTO estado VALUES ('Paverama', '4314159', 'paveramense', 'FABIANO MERENCE BRANDÃO', 171.863, 8541, 46.8, 98.8, 0.683, null, 27127.15729, 22223.1252, 22362.63);</text:p>
          </table:table-cell>
        </table:table-row>
        <table:table-row table:style-name="ro1">
          <table:table-cell table:style-name="ce0" office:value-type="string" calcext:value-type="string">
            <text:p>Pedras Altas</text:p>
          </table:table-cell>
          <table:table-cell table:style-name="ce0" office:value-type="float" office:value="4314175" calcext:value-type="float">
            <text:p>4314175</text:p>
          </table:table-cell>
          <table:table-cell table:style-name="ce0" office:value-type="string" calcext:value-type="string">
            <text:p>pedras altense</text:p>
          </table:table-cell>
          <table:table-cell table:style-name="ce0" office:value-type="string" calcext:value-type="string">
            <text:p>LUIZ ALBERTO SOARES PERDOMO</text:p>
          </table:table-cell>
          <table:table-cell table:style-name="ce3" office:value-type="float" office:value="1373.985" calcext:value-type="float">
            <text:p>1373.985</text:p>
          </table:table-cell>
          <table:table-cell table:style-name="ce0" office:value-type="float" office:value="1928" calcext:value-type="float">
            <text:p>1928</text:p>
          </table:table-cell>
          <table:table-cell table:style-name="ce5" office:value-type="string" calcext:value-type="string">
            <text:p>1.61</text:p>
          </table:table-cell>
          <table:table-cell table:style-name="ce5" office:value-type="string" calcext:value-type="string">
            <text:p>94.1</text:p>
          </table:table-cell>
          <table:table-cell table:style-name="ce7" office:value-type="float" office:value="0.64" calcext:value-type="float">
            <text:p>0.6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970.29637" calcext:value-type="float">
            <text:p>21970.29637</text:p>
          </table:table-cell>
          <table:table-cell table:style-name="ce0" office:value-type="float" office:value="17420.89623" calcext:value-type="float">
            <text:p>17420.89623</text:p>
          </table:table-cell>
          <table:table-cell table:style-name="ce0" office:value-type="float" office:value="84539.1" calcext:value-type="float">
            <text:p>84539.1</text:p>
          </table:table-cell>
          <table:table-cell table:formula="of:=&quot;INSERT INTO estado VALUES ('&quot;&amp;[.A309]&amp;&quot;', '&quot;&amp;[.B309]&amp;&quot;', '&quot;&amp;[.C309]&amp;&quot;', '&quot;&amp;[.D309]&amp;&quot;', &quot;&amp;[.E309]&amp;&quot;, &quot;&amp;[.F309]&amp;&quot;, &quot;&amp;[.G309]&amp;&quot;, &quot;&amp;[.H309]&amp;&quot;, &quot;&amp;[.I309]&amp;&quot;, &quot;&amp;[.J309]&amp;&quot;, &quot;&amp;[.K309]&amp;&quot;, &quot;&amp;[.L309]&amp;&quot;, &quot;&amp;[.M309]&amp;&quot;);&quot;" office:value-type="string" office:string-value="INSERT INTO estado VALUES ('Pedras Altas', '4314175', 'pedras altense', 'LUIZ ALBERTO SOARES PERDOMO', 1373.985, 1928, 1.61, 94.1, 0.64, null, 21970.29637, 17420.89623, 84539.1);" calcext:value-type="string">
            <text:p>INSERT INTO estado VALUES ('Pedras Altas', '4314175', 'pedras altense', 'LUIZ ALBERTO SOARES PERDOMO', 1373.985, 1928, 1.61, 94.1, 0.64, null, 21970.29637, 17420.89623, 84539.1);</text:p>
          </table:table-cell>
        </table:table-row>
        <table:table-row table:style-name="ro1">
          <table:table-cell table:style-name="ce0" office:value-type="string" calcext:value-type="string">
            <text:p>Pedro Osório</text:p>
          </table:table-cell>
          <table:table-cell table:style-name="ce0" office:value-type="float" office:value="4314209" calcext:value-type="float">
            <text:p>4314209</text:p>
          </table:table-cell>
          <table:table-cell table:style-name="ce0" office:value-type="string" calcext:value-type="string">
            <text:p>pedro-osoriense</text:p>
          </table:table-cell>
          <table:table-cell table:style-name="ce0" office:value-type="string" calcext:value-type="string">
            <text:p>MOACIR OTÍLIO ALVES</text:p>
          </table:table-cell>
          <table:table-cell table:style-name="ce2" office:value-type="float" office:value="603.757" calcext:value-type="float">
            <text:p>603.757</text:p>
          </table:table-cell>
          <table:table-cell table:style-name="ce0" office:value-type="float" office:value="7683" calcext:value-type="float">
            <text:p>7683</text:p>
          </table:table-cell>
          <table:table-cell table:style-name="ce5" office:value-type="string" calcext:value-type="string">
            <text:p>12.83</text:p>
          </table:table-cell>
          <table:table-cell table:style-name="ce5" office:value-type="string" calcext:value-type="string">
            <text:p>95.8</text:p>
          </table:table-cell>
          <table:table-cell table:style-name="ce7" office:value-type="float" office:value="0.678" calcext:value-type="float">
            <text:p>0.678</text:p>
          </table:table-cell>
          <table:table-cell table:style-name="ce0" office:value-type="float" office:value="12.66" calcext:value-type="float">
            <text:p>12.66</text:p>
          </table:table-cell>
          <table:table-cell table:style-name="ce0" office:value-type="float" office:value="19654.37871" calcext:value-type="float">
            <text:p>19654.37871</text:p>
          </table:table-cell>
          <table:table-cell table:style-name="ce0" office:value-type="float" office:value="18482.16265" calcext:value-type="float">
            <text:p>18482.16265</text:p>
          </table:table-cell>
          <table:table-cell table:style-name="ce0" office:value-type="float" office:value="21268.82" calcext:value-type="float">
            <text:p>21268.82</text:p>
          </table:table-cell>
          <table:table-cell table:formula="of:=&quot;INSERT INTO estado VALUES ('&quot;&amp;[.A310]&amp;&quot;', '&quot;&amp;[.B310]&amp;&quot;', '&quot;&amp;[.C310]&amp;&quot;', '&quot;&amp;[.D310]&amp;&quot;', &quot;&amp;[.E310]&amp;&quot;, &quot;&amp;[.F310]&amp;&quot;, &quot;&amp;[.G310]&amp;&quot;, &quot;&amp;[.H310]&amp;&quot;, &quot;&amp;[.I310]&amp;&quot;, &quot;&amp;[.J310]&amp;&quot;, &quot;&amp;[.K310]&amp;&quot;, &quot;&amp;[.L310]&amp;&quot;, &quot;&amp;[.M310]&amp;&quot;);&quot;" office:value-type="string" office:string-value="INSERT INTO estado VALUES ('Pedro Osório', '4314209', 'pedro-osoriense', 'MOACIR OTÍLIO ALVES', 603.757, 7683, 12.83, 95.8, 0.678, 12.66, 19654.37871, 18482.16265, 21268.82);" calcext:value-type="string">
            <text:p>INSERT INTO estado VALUES ('Pedro Osório', '4314209', 'pedro-osoriense', 'MOACIR OTÍLIO ALVES', 603.757, 7683, 12.83, 95.8, 0.678, 12.66, 19654.37871, 18482.16265, 21268.82);</text:p>
          </table:table-cell>
        </table:table-row>
        <table:table-row table:style-name="ro1">
          <table:table-cell table:style-name="ce0" office:value-type="string" calcext:value-type="string">
            <text:p>Pejuçara</text:p>
          </table:table-cell>
          <table:table-cell table:style-name="ce0" office:value-type="float" office:value="4314308" calcext:value-type="float">
            <text:p>4314308</text:p>
          </table:table-cell>
          <table:table-cell table:style-name="ce0" office:value-type="string" calcext:value-type="string">
            <text:p>pejuçarense</text:p>
          </table:table-cell>
          <table:table-cell table:style-name="ce0" office:value-type="string" calcext:value-type="string">
            <text:p>FLAVIANA BRANDEMBURG BASSO</text:p>
          </table:table-cell>
          <table:table-cell table:style-name="ce2" office:value-type="float" office:value="414.106" calcext:value-type="float">
            <text:p>414.106</text:p>
          </table:table-cell>
          <table:table-cell table:style-name="ce0" office:value-type="float" office:value="3840" calcext:value-type="float">
            <text:p>3840</text:p>
          </table:table-cell>
          <table:table-cell table:style-name="ce5" office:value-type="string" calcext:value-type="string">
            <text:p>9.59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41" calcext:value-type="float">
            <text:p>0.74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7297.66795" calcext:value-type="float">
            <text:p>27297.66795</text:p>
          </table:table-cell>
          <table:table-cell table:style-name="ce0" office:value-type="float" office:value="22616.01313" calcext:value-type="float">
            <text:p>22616.01313</text:p>
          </table:table-cell>
          <table:table-cell table:style-name="ce0" office:value-type="float" office:value="62472.84" calcext:value-type="float">
            <text:p>62472.84</text:p>
          </table:table-cell>
          <table:table-cell table:formula="of:=&quot;INSERT INTO estado VALUES ('&quot;&amp;[.A311]&amp;&quot;', '&quot;&amp;[.B311]&amp;&quot;', '&quot;&amp;[.C311]&amp;&quot;', '&quot;&amp;[.D311]&amp;&quot;', &quot;&amp;[.E311]&amp;&quot;, &quot;&amp;[.F311]&amp;&quot;, &quot;&amp;[.G311]&amp;&quot;, &quot;&amp;[.H311]&amp;&quot;, &quot;&amp;[.I311]&amp;&quot;, &quot;&amp;[.J311]&amp;&quot;, &quot;&amp;[.K311]&amp;&quot;, &quot;&amp;[.L311]&amp;&quot;, &quot;&amp;[.M311]&amp;&quot;);&quot;" office:value-type="string" office:string-value="INSERT INTO estado VALUES ('Pejuçara', '4314308', 'pejuçarense', 'FLAVIANA BRANDEMBURG BASSO', 414.106, 3840, 9.59, 100, 0.741, null, 27297.66795, 22616.01313, 62472.84);" calcext:value-type="string">
            <text:p>INSERT INTO estado VALUES ('Pejuçara', '4314308', 'pejuçarense', 'FLAVIANA BRANDEMBURG BASSO', 414.106, 3840, 9.59, 100, 0.741, null, 27297.66795, 22616.01313, 62472.84);</text:p>
          </table:table-cell>
        </table:table-row>
        <table:table-row table:style-name="ro1">
          <table:table-cell table:style-name="ce0" office:value-type="string" calcext:value-type="string">
            <text:p>Pelotas</text:p>
          </table:table-cell>
          <table:table-cell table:style-name="ce0" office:value-type="float" office:value="4314407" calcext:value-type="float">
            <text:p>4314407</text:p>
          </table:table-cell>
          <table:table-cell table:style-name="ce0" office:value-type="string" calcext:value-type="string">
            <text:p>pelotense</text:p>
          </table:table-cell>
          <table:table-cell table:style-name="ce0" office:value-type="string" calcext:value-type="string">
            <text:p>PAULA SCHILD MASCARENHAS</text:p>
          </table:table-cell>
          <table:table-cell table:style-name="ce3" office:value-type="float" office:value="1609.708" calcext:value-type="float">
            <text:p>1609.708</text:p>
          </table:table-cell>
          <table:table-cell table:style-name="ce0" office:value-type="float" office:value="343826" calcext:value-type="float">
            <text:p>343826</text:p>
          </table:table-cell>
          <table:table-cell table:style-name="ce5" office:value-type="string" calcext:value-type="string">
            <text:p>203.89</text:p>
          </table:table-cell>
          <table:table-cell table:style-name="ce5" office:value-type="string" calcext:value-type="string">
            <text:p>96.9</text:p>
          </table:table-cell>
          <table:table-cell table:style-name="ce7" office:value-type="float" office:value="0.739" calcext:value-type="float">
            <text:p>0.739</text:p>
          </table:table-cell>
          <table:table-cell table:style-name="ce0" office:value-type="float" office:value="9.07" calcext:value-type="float">
            <text:p>9.07</text:p>
          </table:table-cell>
          <table:table-cell table:style-name="ce0" office:value-type="float" office:value="971193.1485" calcext:value-type="float">
            <text:p>971193.1485</text:p>
          </table:table-cell>
          <table:table-cell table:style-name="ce0" office:value-type="float" office:value="906719.09511" calcext:value-type="float">
            <text:p>906719.09511</text:p>
          </table:table-cell>
          <table:table-cell table:style-name="ce0" office:value-type="float" office:value="27586.96" calcext:value-type="float">
            <text:p>27586.96</text:p>
          </table:table-cell>
          <table:table-cell table:formula="of:=&quot;INSERT INTO estado VALUES ('&quot;&amp;[.A312]&amp;&quot;', '&quot;&amp;[.B312]&amp;&quot;', '&quot;&amp;[.C312]&amp;&quot;', '&quot;&amp;[.D312]&amp;&quot;', &quot;&amp;[.E312]&amp;&quot;, &quot;&amp;[.F312]&amp;&quot;, &quot;&amp;[.G312]&amp;&quot;, &quot;&amp;[.H312]&amp;&quot;, &quot;&amp;[.I312]&amp;&quot;, &quot;&amp;[.J312]&amp;&quot;, &quot;&amp;[.K312]&amp;&quot;, &quot;&amp;[.L312]&amp;&quot;, &quot;&amp;[.M312]&amp;&quot;);&quot;" office:value-type="string" office:string-value="INSERT INTO estado VALUES ('Pelotas', '4314407', 'pelotense', 'PAULA SCHILD MASCARENHAS', 1609.708, 343826, 203.89, 96.9, 0.739, 9.07, 971193.1485, 906719.09511, 27586.96);" calcext:value-type="string">
            <text:p>INSERT INTO estado VALUES ('Pelotas', '4314407', 'pelotense', 'PAULA SCHILD MASCARENHAS', 1609.708, 343826, 203.89, 96.9, 0.739, 9.07, 971193.1485, 906719.09511, 27586.96);</text:p>
          </table:table-cell>
        </table:table-row>
        <table:table-row table:style-name="ro1">
          <table:table-cell table:style-name="ce0" office:value-type="string" calcext:value-type="string">
            <text:p>Picada Café</text:p>
          </table:table-cell>
          <table:table-cell table:style-name="ce0" office:value-type="float" office:value="4314423" calcext:value-type="float">
            <text:p>4314423</text:p>
          </table:table-cell>
          <table:table-cell table:style-name="ce0" office:value-type="string" calcext:value-type="string">
            <text:p>picadense</text:p>
          </table:table-cell>
          <table:table-cell table:style-name="ce0" office:value-type="string" calcext:value-type="string">
            <text:p>LUCIANO KLEIN</text:p>
          </table:table-cell>
          <table:table-cell table:style-name="ce2" office:value-type="float" office:value="84.28" calcext:value-type="float">
            <text:p>84.280</text:p>
          </table:table-cell>
          <table:table-cell table:style-name="ce0" office:value-type="float" office:value="5780" calcext:value-type="float">
            <text:p>5780</text:p>
          </table:table-cell>
          <table:table-cell table:style-name="ce5" office:value-type="string" calcext:value-type="string">
            <text:p>60.86</text:p>
          </table:table-cell>
          <table:table-cell table:style-name="ce5" office:value-type="string" calcext:value-type="string">
            <text:p>99.3</text:p>
          </table:table-cell>
          <table:table-cell table:style-name="ce7" office:value-type="float" office:value="0.758" calcext:value-type="float">
            <text:p>0.75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5349.32906" calcext:value-type="float">
            <text:p>25349.32906</text:p>
          </table:table-cell>
          <table:table-cell table:style-name="ce0" office:value-type="float" office:value="22979.17295" calcext:value-type="float">
            <text:p>22979.17295</text:p>
          </table:table-cell>
          <table:table-cell table:style-name="ce0" office:value-type="float" office:value="56938.63" calcext:value-type="float">
            <text:p>56938.63</text:p>
          </table:table-cell>
          <table:table-cell table:formula="of:=&quot;INSERT INTO estado VALUES ('&quot;&amp;[.A313]&amp;&quot;', '&quot;&amp;[.B313]&amp;&quot;', '&quot;&amp;[.C313]&amp;&quot;', '&quot;&amp;[.D313]&amp;&quot;', &quot;&amp;[.E313]&amp;&quot;, &quot;&amp;[.F313]&amp;&quot;, &quot;&amp;[.G313]&amp;&quot;, &quot;&amp;[.H313]&amp;&quot;, &quot;&amp;[.I313]&amp;&quot;, &quot;&amp;[.J313]&amp;&quot;, &quot;&amp;[.K313]&amp;&quot;, &quot;&amp;[.L313]&amp;&quot;, &quot;&amp;[.M313]&amp;&quot;);&quot;" office:value-type="string" office:string-value="INSERT INTO estado VALUES ('Picada Café', '4314423', 'picadense', 'LUCIANO KLEIN', 84.28, 5780, 60.86, 99.3, 0.758, null, 25349.32906, 22979.17295, 56938.63);" calcext:value-type="string">
            <text:p>INSERT INTO estado VALUES ('Picada Café', '4314423', 'picadense', 'LUCIANO KLEIN', 84.28, 5780, 60.86, 99.3, 0.758, null, 25349.32906, 22979.17295, 56938.63);</text:p>
          </table:table-cell>
        </table:table-row>
        <table:table-row table:style-name="ro1">
          <table:table-cell table:style-name="ce0" office:value-type="string" calcext:value-type="string">
            <text:p>Pinhal</text:p>
          </table:table-cell>
          <table:table-cell table:style-name="ce0" office:value-type="float" office:value="4314456" calcext:value-type="float">
            <text:p>4314456</text:p>
          </table:table-cell>
          <table:table-cell table:style-name="ce0" office:value-type="string" calcext:value-type="string">
            <text:p>pinhalense</text:p>
          </table:table-cell>
          <table:table-cell table:style-name="ce0" office:value-type="string" calcext:value-type="string">
            <text:p>LUIZ CARLOS PINTO RIBEIRO</text:p>
          </table:table-cell>
          <table:table-cell table:style-name="ce2" office:value-type="float" office:value="68.222" calcext:value-type="float">
            <text:p>68.222</text:p>
          </table:table-cell>
          <table:table-cell table:style-name="ce0" office:value-type="float" office:value="2581" calcext:value-type="float">
            <text:p>2581</text:p>
          </table:table-cell>
          <table:table-cell table:style-name="ce5" office:value-type="string" calcext:value-type="string">
            <text:p>36.84</text:p>
          </table:table-cell>
          <table:table-cell table:style-name="ce5" office:value-type="string" calcext:value-type="string">
            <text:p>98.4</text:p>
          </table:table-cell>
          <table:table-cell table:style-name="ce7" office:value-type="float" office:value="0.72" calcext:value-type="float">
            <text:p>0.7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455.13318" calcext:value-type="float">
            <text:p>20455.13318</text:p>
          </table:table-cell>
          <table:table-cell table:style-name="ce0" office:value-type="float" office:value="17193.10943" calcext:value-type="float">
            <text:p>17193.10943</text:p>
          </table:table-cell>
          <table:table-cell table:style-name="ce0" office:value-type="float" office:value="33082.96" calcext:value-type="float">
            <text:p>33082.96</text:p>
          </table:table-cell>
          <table:table-cell table:formula="of:=&quot;INSERT INTO estado VALUES ('&quot;&amp;[.A314]&amp;&quot;', '&quot;&amp;[.B314]&amp;&quot;', '&quot;&amp;[.C314]&amp;&quot;', '&quot;&amp;[.D314]&amp;&quot;', &quot;&amp;[.E314]&amp;&quot;, &quot;&amp;[.F314]&amp;&quot;, &quot;&amp;[.G314]&amp;&quot;, &quot;&amp;[.H314]&amp;&quot;, &quot;&amp;[.I314]&amp;&quot;, &quot;&amp;[.J314]&amp;&quot;, &quot;&amp;[.K314]&amp;&quot;, &quot;&amp;[.L314]&amp;&quot;, &quot;&amp;[.M314]&amp;&quot;);&quot;" office:value-type="string" office:string-value="INSERT INTO estado VALUES ('Pinhal', '4314456', 'pinhalense', 'LUIZ CARLOS PINTO RIBEIRO', 68.222, 2581, 36.84, 98.4, 0.72, null, 20455.13318, 17193.10943, 33082.96);" calcext:value-type="string">
            <text:p>INSERT INTO estado VALUES ('Pinhal', '4314456', 'pinhalense', 'LUIZ CARLOS PINTO RIBEIRO', 68.222, 2581, 36.84, 98.4, 0.72, null, 20455.13318, 17193.10943, 33082.96);</text:p>
          </table:table-cell>
        </table:table-row>
        <table:table-row table:style-name="ro1">
          <table:table-cell table:style-name="ce0" office:value-type="string" calcext:value-type="string">
            <text:p>Pinhal da Serra</text:p>
          </table:table-cell>
          <table:table-cell table:style-name="ce0" office:value-type="float" office:value="4314464" calcext:value-type="float">
            <text:p>4314464</text:p>
          </table:table-cell>
          <table:table-cell table:style-name="ce0" office:value-type="string" calcext:value-type="string">
            <text:p>pinhalense</text:p>
          </table:table-cell>
          <table:table-cell table:style-name="ce0" office:value-type="string" calcext:value-type="string">
            <text:p>JOSÉ ROBISON RODRIGUES DUARTE</text:p>
          </table:table-cell>
          <table:table-cell table:style-name="ce2" office:value-type="float" office:value="438.11" calcext:value-type="float">
            <text:p>438.110</text:p>
          </table:table-cell>
          <table:table-cell table:style-name="ce0" office:value-type="float" office:value="1896" calcext:value-type="float">
            <text:p>1896</text:p>
          </table:table-cell>
          <table:table-cell table:style-name="ce5" office:value-type="string" calcext:value-type="string">
            <text:p>4.86</text:p>
          </table:table-cell>
          <table:table-cell table:style-name="ce5" office:value-type="string" calcext:value-type="string">
            <text:p>95.7</text:p>
          </table:table-cell>
          <table:table-cell table:style-name="ce7" office:value-type="float" office:value="0.65" calcext:value-type="float">
            <text:p>0.6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2970.92193" calcext:value-type="float">
            <text:p>22970.92193</text:p>
          </table:table-cell>
          <table:table-cell table:style-name="ce0" office:value-type="float" office:value="22080.85888" calcext:value-type="float">
            <text:p>22080.85888</text:p>
          </table:table-cell>
          <table:table-cell table:style-name="ce0" office:value-type="float" office:value="113542.03" calcext:value-type="float">
            <text:p>113542.03</text:p>
          </table:table-cell>
          <table:table-cell table:formula="of:=&quot;INSERT INTO estado VALUES ('&quot;&amp;[.A315]&amp;&quot;', '&quot;&amp;[.B315]&amp;&quot;', '&quot;&amp;[.C315]&amp;&quot;', '&quot;&amp;[.D315]&amp;&quot;', &quot;&amp;[.E315]&amp;&quot;, &quot;&amp;[.F315]&amp;&quot;, &quot;&amp;[.G315]&amp;&quot;, &quot;&amp;[.H315]&amp;&quot;, &quot;&amp;[.I315]&amp;&quot;, &quot;&amp;[.J315]&amp;&quot;, &quot;&amp;[.K315]&amp;&quot;, &quot;&amp;[.L315]&amp;&quot;, &quot;&amp;[.M315]&amp;&quot;);&quot;" office:value-type="string" office:string-value="INSERT INTO estado VALUES ('Pinhal da Serra', '4314464', 'pinhalense', 'JOSÉ ROBISON RODRIGUES DUARTE', 438.11, 1896, 4.86, 95.7, 0.65, null, 22970.92193, 22080.85888, 113542.03);" calcext:value-type="string">
            <text:p>INSERT INTO estado VALUES ('Pinhal da Serra', '4314464', 'pinhalense', 'JOSÉ ROBISON RODRIGUES DUARTE', 438.11, 1896, 4.86, 95.7, 0.65, null, 22970.92193, 22080.85888, 113542.03);</text:p>
          </table:table-cell>
        </table:table-row>
        <table:table-row table:style-name="ro1">
          <table:table-cell table:style-name="ce0" office:value-type="string" calcext:value-type="string">
            <text:p>Pinhal Grande</text:p>
          </table:table-cell>
          <table:table-cell table:style-name="ce0" office:value-type="float" office:value="4314472" calcext:value-type="float">
            <text:p>4314472</text:p>
          </table:table-cell>
          <table:table-cell table:style-name="ce0" office:value-type="string" calcext:value-type="string">
            <text:p>pinhal-grandense</text:p>
          </table:table-cell>
          <table:table-cell table:style-name="ce0" office:value-type="string" calcext:value-type="string">
            <text:p>LUCAS MICHELON</text:p>
          </table:table-cell>
          <table:table-cell table:style-name="ce2" office:value-type="float" office:value="478.11" calcext:value-type="float">
            <text:p>478.110</text:p>
          </table:table-cell>
          <table:table-cell table:style-name="ce0" office:value-type="float" office:value="4309" calcext:value-type="float">
            <text:p>4309</text:p>
          </table:table-cell>
          <table:table-cell table:style-name="ce5" office:value-type="string" calcext:value-type="string">
            <text:p>9.37</text:p>
          </table:table-cell>
          <table:table-cell table:style-name="ce5" office:value-type="string" calcext:value-type="string">
            <text:p>97.6</text:p>
          </table:table-cell>
          <table:table-cell table:style-name="ce7" office:value-type="float" office:value="0.678" calcext:value-type="float">
            <text:p>0.67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30382.86699" calcext:value-type="float">
            <text:p>30382.86699</text:p>
          </table:table-cell>
          <table:table-cell table:style-name="ce0" office:value-type="float" office:value="23215.43991" calcext:value-type="float">
            <text:p>23215.43991</text:p>
          </table:table-cell>
          <table:table-cell table:style-name="ce0" office:value-type="float" office:value="174832.76" calcext:value-type="float">
            <text:p>174832.76</text:p>
          </table:table-cell>
          <table:table-cell table:formula="of:=&quot;INSERT INTO estado VALUES ('&quot;&amp;[.A316]&amp;&quot;', '&quot;&amp;[.B316]&amp;&quot;', '&quot;&amp;[.C316]&amp;&quot;', '&quot;&amp;[.D316]&amp;&quot;', &quot;&amp;[.E316]&amp;&quot;, &quot;&amp;[.F316]&amp;&quot;, &quot;&amp;[.G316]&amp;&quot;, &quot;&amp;[.H316]&amp;&quot;, &quot;&amp;[.I316]&amp;&quot;, &quot;&amp;[.J316]&amp;&quot;, &quot;&amp;[.K316]&amp;&quot;, &quot;&amp;[.L316]&amp;&quot;, &quot;&amp;[.M316]&amp;&quot;);&quot;" office:value-type="string" office:string-value="INSERT INTO estado VALUES ('Pinhal Grande', '4314472', 'pinhal-grandense', 'LUCAS MICHELON', 478.11, 4309, 9.37, 97.6, 0.678, null, 30382.86699, 23215.43991, 174832.76);" calcext:value-type="string">
            <text:p>INSERT INTO estado VALUES ('Pinhal Grande', '4314472', 'pinhal-grandense', 'LUCAS MICHELON', 478.11, 4309, 9.37, 97.6, 0.678, null, 30382.86699, 23215.43991, 174832.76);</text:p>
          </table:table-cell>
        </table:table-row>
        <table:table-row table:style-name="ro1">
          <table:table-cell table:style-name="ce0" office:value-type="string" calcext:value-type="string">
            <text:p>Pinheirinho do Vale</text:p>
          </table:table-cell>
          <table:table-cell table:style-name="ce0" office:value-type="float" office:value="4314498" calcext:value-type="float">
            <text:p>4314498</text:p>
          </table:table-cell>
          <table:table-cell table:style-name="ce0" office:value-type="string" calcext:value-type="string">
            <text:p>pinheirinhense</text:p>
          </table:table-cell>
          <table:table-cell table:style-name="ce0" office:value-type="string" calcext:value-type="string">
            <text:p>NELBO ALDAIR APPEL</text:p>
          </table:table-cell>
          <table:table-cell table:style-name="ce2" office:value-type="float" office:value="105.385" calcext:value-type="float">
            <text:p>105.385</text:p>
          </table:table-cell>
          <table:table-cell table:style-name="ce0" office:value-type="float" office:value="4926" calcext:value-type="float">
            <text:p>4926</text:p>
          </table:table-cell>
          <table:table-cell table:style-name="ce5" office:value-type="string" calcext:value-type="string">
            <text:p>42.58</text:p>
          </table:table-cell>
          <table:table-cell table:style-name="ce5" office:value-type="string" calcext:value-type="string">
            <text:p>97.3</text:p>
          </table:table-cell>
          <table:table-cell table:style-name="ce7" office:value-type="float" office:value="0.71" calcext:value-type="float">
            <text:p>0.7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459.15588" calcext:value-type="float">
            <text:p>20459.15588</text:p>
          </table:table-cell>
          <table:table-cell table:style-name="ce0" office:value-type="float" office:value="18631.29947" calcext:value-type="float">
            <text:p>18631.29947</text:p>
          </table:table-cell>
          <table:table-cell table:style-name="ce0" office:value-type="float" office:value="20254.2" calcext:value-type="float">
            <text:p>20254.2</text:p>
          </table:table-cell>
          <table:table-cell table:formula="of:=&quot;INSERT INTO estado VALUES ('&quot;&amp;[.A317]&amp;&quot;', '&quot;&amp;[.B317]&amp;&quot;', '&quot;&amp;[.C317]&amp;&quot;', '&quot;&amp;[.D317]&amp;&quot;', &quot;&amp;[.E317]&amp;&quot;, &quot;&amp;[.F317]&amp;&quot;, &quot;&amp;[.G317]&amp;&quot;, &quot;&amp;[.H317]&amp;&quot;, &quot;&amp;[.I317]&amp;&quot;, &quot;&amp;[.J317]&amp;&quot;, &quot;&amp;[.K317]&amp;&quot;, &quot;&amp;[.L317]&amp;&quot;, &quot;&amp;[.M317]&amp;&quot;);&quot;" office:value-type="string" office:string-value="INSERT INTO estado VALUES ('Pinheirinho do Vale', '4314498', 'pinheirinhense', 'NELBO ALDAIR APPEL', 105.385, 4926, 42.58, 97.3, 0.71, null, 20459.15588, 18631.29947, 20254.2);" calcext:value-type="string">
            <text:p>INSERT INTO estado VALUES ('Pinheirinho do Vale', '4314498', 'pinheirinhense', 'NELBO ALDAIR APPEL', 105.385, 4926, 42.58, 97.3, 0.71, null, 20459.15588, 18631.29947, 20254.2);</text:p>
          </table:table-cell>
        </table:table-row>
        <table:table-row table:style-name="ro1">
          <table:table-cell table:style-name="ce0" office:value-type="string" calcext:value-type="string">
            <text:p>Pinheiro Machado</text:p>
          </table:table-cell>
          <table:table-cell table:style-name="ce0" office:value-type="float" office:value="4314506" calcext:value-type="float">
            <text:p>4314506</text:p>
          </table:table-cell>
          <table:table-cell table:style-name="ce0" office:value-type="string" calcext:value-type="string">
            <text:p>pinheirense</text:p>
          </table:table-cell>
          <table:table-cell table:style-name="ce0" office:value-type="string" calcext:value-type="string">
            <text:p>RONALDO COSTA MADRUGA</text:p>
          </table:table-cell>
          <table:table-cell table:style-name="ce3" office:value-type="float" office:value="2248.221" calcext:value-type="float">
            <text:p>2248.221</text:p>
          </table:table-cell>
          <table:table-cell table:style-name="ce0" office:value-type="float" office:value="12122" calcext:value-type="float">
            <text:p>12122</text:p>
          </table:table-cell>
          <table:table-cell table:style-name="ce5" office:value-type="string" calcext:value-type="string">
            <text:p>5.68</text:p>
          </table:table-cell>
          <table:table-cell table:style-name="ce5" office:value-type="string" calcext:value-type="string">
            <text:p>97.1</text:p>
          </table:table-cell>
          <table:table-cell table:style-name="ce7" office:value-type="float" office:value="0.661" calcext:value-type="float">
            <text:p>0.661</text:p>
          </table:table-cell>
          <table:table-cell table:style-name="ce0" office:value-type="float" office:value="12.2" calcext:value-type="float">
            <text:p>12.2</text:p>
          </table:table-cell>
          <table:table-cell table:style-name="ce0" office:value-type="float" office:value="48905.90443" calcext:value-type="float">
            <text:p>48905.90443</text:p>
          </table:table-cell>
          <table:table-cell table:style-name="ce0" office:value-type="float" office:value="45734.59745" calcext:value-type="float">
            <text:p>45734.59745</text:p>
          </table:table-cell>
          <table:table-cell table:style-name="ce0" office:value-type="float" office:value="24912.28" calcext:value-type="float">
            <text:p>24912.28</text:p>
          </table:table-cell>
          <table:table-cell table:formula="of:=&quot;INSERT INTO estado VALUES ('&quot;&amp;[.A318]&amp;&quot;', '&quot;&amp;[.B318]&amp;&quot;', '&quot;&amp;[.C318]&amp;&quot;', '&quot;&amp;[.D318]&amp;&quot;', &quot;&amp;[.E318]&amp;&quot;, &quot;&amp;[.F318]&amp;&quot;, &quot;&amp;[.G318]&amp;&quot;, &quot;&amp;[.H318]&amp;&quot;, &quot;&amp;[.I318]&amp;&quot;, &quot;&amp;[.J318]&amp;&quot;, &quot;&amp;[.K318]&amp;&quot;, &quot;&amp;[.L318]&amp;&quot;, &quot;&amp;[.M318]&amp;&quot;);&quot;" office:value-type="string" office:string-value="INSERT INTO estado VALUES ('Pinheiro Machado', '4314506', 'pinheirense', 'RONALDO COSTA MADRUGA', 2248.221, 12122, 5.68, 97.1, 0.661, 12.2, 48905.90443, 45734.59745, 24912.28);" calcext:value-type="string">
            <text:p>INSERT INTO estado VALUES ('Pinheiro Machado', '4314506', 'pinheirense', 'RONALDO COSTA MADRUGA', 2248.221, 12122, 5.68, 97.1, 0.661, 12.2, 48905.90443, 45734.59745, 24912.28);</text:p>
          </table:table-cell>
        </table:table-row>
        <table:table-row table:style-name="ro1">
          <table:table-cell table:style-name="ce0" office:value-type="string" calcext:value-type="string">
            <text:p>Pinto Bandeira</text:p>
          </table:table-cell>
          <table:table-cell table:style-name="ce0" office:value-type="float" office:value="4314548" calcext:value-type="float">
            <text:p>4314548</text:p>
          </table:table-cell>
          <table:table-cell table:style-name="ce0" office:value-type="string" calcext:value-type="string">
            <text:p>pinto bandeirense</text:p>
          </table:table-cell>
          <table:table-cell table:style-name="ce0" office:value-type="string" calcext:value-type="string">
            <text:p>HADAIR FERRARI</text:p>
          </table:table-cell>
          <table:table-cell table:style-name="ce2" office:value-type="float" office:value="104.821" calcext:value-type="float">
            <text:p>104.821</text:p>
          </table:table-cell>
          <table:table-cell table:style-name="ce0" office:value-type="float" office:value="3068" calcext:value-type="float">
            <text:p>306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0" office:value-type="float" office:value="29.41" calcext:value-type="float">
            <text:p>29.41</text:p>
          </table:table-cell>
          <table:table-cell table:style-name="ce0" office:value-type="float" office:value="14467.06749" calcext:value-type="float">
            <text:p>14467.06749</text:p>
          </table:table-cell>
          <table:table-cell table:style-name="ce0" office:value-type="float" office:value="11108.0264" calcext:value-type="float">
            <text:p>11108.0264</text:p>
          </table:table-cell>
          <table:table-cell table:style-name="ce0" office:value-type="float" office:value="19129.73" calcext:value-type="float">
            <text:p>19129.73</text:p>
          </table:table-cell>
          <table:table-cell table:formula="of:=&quot;INSERT INTO estado VALUES ('&quot;&amp;[.A319]&amp;&quot;', '&quot;&amp;[.B319]&amp;&quot;', '&quot;&amp;[.C319]&amp;&quot;', '&quot;&amp;[.D319]&amp;&quot;', &quot;&amp;[.E319]&amp;&quot;, &quot;&amp;[.F319]&amp;&quot;, &quot;&amp;[.G319]&amp;&quot;, &quot;&amp;[.H319]&amp;&quot;, &quot;&amp;[.I319]&amp;&quot;, &quot;&amp;[.J319]&amp;&quot;, &quot;&amp;[.K319]&amp;&quot;, &quot;&amp;[.L319]&amp;&quot;, &quot;&amp;[.M319]&amp;&quot;);&quot;" office:value-type="string" office:string-value="INSERT INTO estado VALUES ('Pinto Bandeira', '4314548', 'pinto bandeirense', 'HADAIR FERRARI', 104.821, 3068, 0, 0, 0, 29.41, 14467.06749, 11108.0264, 19129.73);" calcext:value-type="string">
            <text:p>INSERT INTO estado VALUES ('Pinto Bandeira', '4314548', 'pinto bandeirense', 'HADAIR FERRARI', 104.821, 3068, 0, 0, 0, 29.41, 14467.06749, 11108.0264, 19129.73);</text:p>
          </table:table-cell>
        </table:table-row>
        <table:table-row table:style-name="ro1">
          <table:table-cell table:style-name="ce0" office:value-type="string" calcext:value-type="string">
            <text:p>Pirapó</text:p>
          </table:table-cell>
          <table:table-cell table:style-name="ce0" office:value-type="float" office:value="4314555" calcext:value-type="float">
            <text:p>4314555</text:p>
          </table:table-cell>
          <table:table-cell table:style-name="ce0" office:value-type="string" calcext:value-type="string">
            <text:p>pirapoense</text:p>
          </table:table-cell>
          <table:table-cell table:style-name="ce0" office:value-type="string" calcext:value-type="string">
            <text:p>AURI BRANDT KOCHHANN</text:p>
          </table:table-cell>
          <table:table-cell table:style-name="ce2" office:value-type="float" office:value="293.723" calcext:value-type="float">
            <text:p>293.723</text:p>
          </table:table-cell>
          <table:table-cell table:style-name="ce0" office:value-type="float" office:value="2205" calcext:value-type="float">
            <text:p>2205</text:p>
          </table:table-cell>
          <table:table-cell table:style-name="ce5" office:value-type="string" calcext:value-type="string">
            <text:p>9.45</text:p>
          </table:table-cell>
          <table:table-cell table:style-name="ce5" office:value-type="string" calcext:value-type="string">
            <text:p>97.9</text:p>
          </table:table-cell>
          <table:table-cell table:style-name="ce7" office:value-type="float" office:value="0.669" calcext:value-type="float">
            <text:p>0.66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905.29477" calcext:value-type="float">
            <text:p>17905.29477</text:p>
          </table:table-cell>
          <table:table-cell table:style-name="ce0" office:value-type="float" office:value="14141.19821" calcext:value-type="float">
            <text:p>14141.19821</text:p>
          </table:table-cell>
          <table:table-cell table:style-name="ce0" office:value-type="float" office:value="28374.07" calcext:value-type="float">
            <text:p>28374.07</text:p>
          </table:table-cell>
          <table:table-cell table:formula="of:=&quot;INSERT INTO estado VALUES ('&quot;&amp;[.A320]&amp;&quot;', '&quot;&amp;[.B320]&amp;&quot;', '&quot;&amp;[.C320]&amp;&quot;', '&quot;&amp;[.D320]&amp;&quot;', &quot;&amp;[.E320]&amp;&quot;, &quot;&amp;[.F320]&amp;&quot;, &quot;&amp;[.G320]&amp;&quot;, &quot;&amp;[.H320]&amp;&quot;, &quot;&amp;[.I320]&amp;&quot;, &quot;&amp;[.J320]&amp;&quot;, &quot;&amp;[.K320]&amp;&quot;, &quot;&amp;[.L320]&amp;&quot;, &quot;&amp;[.M320]&amp;&quot;);&quot;" office:value-type="string" office:string-value="INSERT INTO estado VALUES ('Pirapó', '4314555', 'pirapoense', 'AURI BRANDT KOCHHANN', 293.723, 2205, 9.45, 97.9, 0.669, null, 17905.29477, 14141.19821, 28374.07);" calcext:value-type="string">
            <text:p>INSERT INTO estado VALUES ('Pirapó', '4314555', 'pirapoense', 'AURI BRANDT KOCHHANN', 293.723, 2205, 9.45, 97.9, 0.669, null, 17905.29477, 14141.19821, 28374.07);</text:p>
          </table:table-cell>
        </table:table-row>
        <table:table-row table:style-name="ro1">
          <table:table-cell table:style-name="ce0" office:value-type="string" calcext:value-type="string">
            <text:p>Piratini</text:p>
          </table:table-cell>
          <table:table-cell table:style-name="ce0" office:value-type="float" office:value="4314605" calcext:value-type="float">
            <text:p>4314605</text:p>
          </table:table-cell>
          <table:table-cell table:style-name="ce0" office:value-type="string" calcext:value-type="string">
            <text:p>piratinense</text:p>
          </table:table-cell>
          <table:table-cell table:style-name="ce0" office:value-type="string" calcext:value-type="string">
            <text:p>MÁRCIO MANETTI PORTO</text:p>
          </table:table-cell>
          <table:table-cell table:style-name="ce3" office:value-type="float" office:value="3537.799" calcext:value-type="float">
            <text:p>3537.799</text:p>
          </table:table-cell>
          <table:table-cell table:style-name="ce0" office:value-type="float" office:value="20743" calcext:value-type="float">
            <text:p>20743</text:p>
          </table:table-cell>
          <table:table-cell table:style-name="ce5" office:value-type="string" calcext:value-type="string">
            <text:p>5.61</text:p>
          </table:table-cell>
          <table:table-cell table:style-name="ce5" office:value-type="string" calcext:value-type="string">
            <text:p>97.2</text:p>
          </table:table-cell>
          <table:table-cell table:style-name="ce7" office:value-type="float" office:value="0.658" calcext:value-type="float">
            <text:p>0.658</text:p>
          </table:table-cell>
          <table:table-cell table:style-name="ce0" office:value-type="float" office:value="20.55" calcext:value-type="float">
            <text:p>20.55</text:p>
          </table:table-cell>
          <table:table-cell table:style-name="ce0" office:value-type="float" office:value="56646.53814" calcext:value-type="float">
            <text:p>56646.53814</text:p>
          </table:table-cell>
          <table:table-cell table:style-name="ce0" office:value-type="float" office:value="47976.88898" calcext:value-type="float">
            <text:p>47976.88898</text:p>
          </table:table-cell>
          <table:table-cell table:style-name="ce0" office:value-type="float" office:value="23343.32" calcext:value-type="float">
            <text:p>23343.32</text:p>
          </table:table-cell>
          <table:table-cell table:formula="of:=&quot;INSERT INTO estado VALUES ('&quot;&amp;[.A321]&amp;&quot;', '&quot;&amp;[.B321]&amp;&quot;', '&quot;&amp;[.C321]&amp;&quot;', '&quot;&amp;[.D321]&amp;&quot;', &quot;&amp;[.E321]&amp;&quot;, &quot;&amp;[.F321]&amp;&quot;, &quot;&amp;[.G321]&amp;&quot;, &quot;&amp;[.H321]&amp;&quot;, &quot;&amp;[.I321]&amp;&quot;, &quot;&amp;[.J321]&amp;&quot;, &quot;&amp;[.K321]&amp;&quot;, &quot;&amp;[.L321]&amp;&quot;, &quot;&amp;[.M321]&amp;&quot;);&quot;" office:value-type="string" office:string-value="INSERT INTO estado VALUES ('Piratini', '4314605', 'piratinense', 'MÁRCIO MANETTI PORTO', 3537.799, 20743, 5.61, 97.2, 0.658, 20.55, 56646.53814, 47976.88898, 23343.32);" calcext:value-type="string">
            <text:p>INSERT INTO estado VALUES ('Piratini', '4314605', 'piratinense', 'MÁRCIO MANETTI PORTO', 3537.799, 20743, 5.61, 97.2, 0.658, 20.55, 56646.53814, 47976.88898, 23343.32);</text:p>
          </table:table-cell>
        </table:table-row>
        <table:table-row table:style-name="ro1">
          <table:table-cell table:style-name="ce0" office:value-type="string" calcext:value-type="string">
            <text:p>Planalto</text:p>
          </table:table-cell>
          <table:table-cell table:style-name="ce0" office:value-type="float" office:value="4314704" calcext:value-type="float">
            <text:p>4314704</text:p>
          </table:table-cell>
          <table:table-cell table:style-name="ce0" office:value-type="string" calcext:value-type="string">
            <text:p>planaltense</text:p>
          </table:table-cell>
          <table:table-cell table:style-name="ce0" office:value-type="string" calcext:value-type="string">
            <text:p>CRISTIANO GNOATTO</text:p>
          </table:table-cell>
          <table:table-cell table:style-name="ce2" office:value-type="float" office:value="228.552" calcext:value-type="float">
            <text:p>228.552</text:p>
          </table:table-cell>
          <table:table-cell table:style-name="ce0" office:value-type="float" office:value="9957" calcext:value-type="float">
            <text:p>9957</text:p>
          </table:table-cell>
          <table:table-cell table:style-name="ce5" office:value-type="string" calcext:value-type="string">
            <text:p>45.67</text:p>
          </table:table-cell>
          <table:table-cell table:style-name="ce5" office:value-type="string" calcext:value-type="string">
            <text:p>97.2</text:p>
          </table:table-cell>
          <table:table-cell table:style-name="ce7" office:value-type="float" office:value="0.687" calcext:value-type="float">
            <text:p>0.687</text:p>
          </table:table-cell>
          <table:table-cell table:style-name="ce0" office:value-type="float" office:value="7.81" calcext:value-type="float">
            <text:p>7.81</text:p>
          </table:table-cell>
          <table:table-cell table:style-name="ce0" office:value-type="float" office:value="28002.30395" calcext:value-type="float">
            <text:p>28002.30395</text:p>
          </table:table-cell>
          <table:table-cell table:style-name="ce0" office:value-type="float" office:value="24449.52557" calcext:value-type="float">
            <text:p>24449.52557</text:p>
          </table:table-cell>
          <table:table-cell table:style-name="ce0" office:value-type="float" office:value="20998.63" calcext:value-type="float">
            <text:p>20998.63</text:p>
          </table:table-cell>
          <table:table-cell table:formula="of:=&quot;INSERT INTO estado VALUES ('&quot;&amp;[.A322]&amp;&quot;', '&quot;&amp;[.B322]&amp;&quot;', '&quot;&amp;[.C322]&amp;&quot;', '&quot;&amp;[.D322]&amp;&quot;', &quot;&amp;[.E322]&amp;&quot;, &quot;&amp;[.F322]&amp;&quot;, &quot;&amp;[.G322]&amp;&quot;, &quot;&amp;[.H322]&amp;&quot;, &quot;&amp;[.I322]&amp;&quot;, &quot;&amp;[.J322]&amp;&quot;, &quot;&amp;[.K322]&amp;&quot;, &quot;&amp;[.L322]&amp;&quot;, &quot;&amp;[.M322]&amp;&quot;);&quot;" office:value-type="string" office:string-value="INSERT INTO estado VALUES ('Planalto', '4314704', 'planaltense', 'CRISTIANO GNOATTO', 228.552, 9957, 45.67, 97.2, 0.687, 7.81, 28002.30395, 24449.52557, 20998.63);" calcext:value-type="string">
            <text:p>INSERT INTO estado VALUES ('Planalto', '4314704', 'planaltense', 'CRISTIANO GNOATTO', 228.552, 9957, 45.67, 97.2, 0.687, 7.81, 28002.30395, 24449.52557, 20998.63);</text:p>
          </table:table-cell>
        </table:table-row>
        <table:table-row table:style-name="ro1">
          <table:table-cell table:style-name="ce0" office:value-type="string" calcext:value-type="string">
            <text:p>Poço das Antas</text:p>
          </table:table-cell>
          <table:table-cell table:style-name="ce0" office:value-type="float" office:value="4314753" calcext:value-type="float">
            <text:p>4314753</text:p>
          </table:table-cell>
          <table:table-cell table:style-name="ce0" office:value-type="string" calcext:value-type="string">
            <text:p>poçoantense</text:p>
          </table:table-cell>
          <table:table-cell table:style-name="ce0" office:value-type="string" calcext:value-type="string">
            <text:p>VÂNIA BRACKMANN</text:p>
          </table:table-cell>
          <table:table-cell table:style-name="ce2" office:value-type="float" office:value="67.571" calcext:value-type="float">
            <text:p>67.571</text:p>
          </table:table-cell>
          <table:table-cell table:style-name="ce0" office:value-type="float" office:value="2105" calcext:value-type="float">
            <text:p>210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44" calcext:value-type="float">
            <text:p>0.74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406.04182" calcext:value-type="float">
            <text:p>16406.04182</text:p>
          </table:table-cell>
          <table:table-cell table:style-name="ce0" office:value-type="float" office:value="14422.34924" calcext:value-type="float">
            <text:p>14422.34924</text:p>
          </table:table-cell>
          <table:table-cell table:style-name="ce0" office:value-type="float" office:value="45045.68" calcext:value-type="float">
            <text:p>45045.68</text:p>
          </table:table-cell>
          <table:table-cell table:formula="of:=&quot;INSERT INTO estado VALUES ('&quot;&amp;[.A323]&amp;&quot;', '&quot;&amp;[.B323]&amp;&quot;', '&quot;&amp;[.C323]&amp;&quot;', '&quot;&amp;[.D323]&amp;&quot;', &quot;&amp;[.E323]&amp;&quot;, &quot;&amp;[.F323]&amp;&quot;, &quot;&amp;[.G323]&amp;&quot;, &quot;&amp;[.H323]&amp;&quot;, &quot;&amp;[.I323]&amp;&quot;, &quot;&amp;[.J323]&amp;&quot;, &quot;&amp;[.K323]&amp;&quot;, &quot;&amp;[.L323]&amp;&quot;, &quot;&amp;[.M323]&amp;&quot;);&quot;" office:value-type="string" office:string-value="INSERT INTO estado VALUES ('Poço das Antas', '4314753', 'poçoantense', 'VÂNIA BRACKMANN', 67.571, 2105, 31, 99.1, 0.744, null, 16406.04182, 14422.34924, 45045.68);" calcext:value-type="string">
            <text:p>INSERT INTO estado VALUES ('Poço das Antas', '4314753', 'poçoantense', 'VÂNIA BRACKMANN', 67.571, 2105, 31, 99.1, 0.744, null, 16406.04182, 14422.34924, 45045.68);</text:p>
          </table:table-cell>
        </table:table-row>
        <table:table-row table:style-name="ro1">
          <table:table-cell table:style-name="ce0" office:value-type="string" calcext:value-type="string">
            <text:p>Pontão</text:p>
          </table:table-cell>
          <table:table-cell table:style-name="ce0" office:value-type="float" office:value="4314779" calcext:value-type="float">
            <text:p>4314779</text:p>
          </table:table-cell>
          <table:table-cell table:style-name="ce0" office:value-type="string" calcext:value-type="string">
            <text:p>pontanense</text:p>
          </table:table-cell>
          <table:table-cell table:style-name="ce0" office:value-type="string" calcext:value-type="string">
            <text:p>VELTON VICENTE HAHN</text:p>
          </table:table-cell>
          <table:table-cell table:style-name="ce2" office:value-type="float" office:value="502.709" calcext:value-type="float">
            <text:p>502.709</text:p>
          </table:table-cell>
          <table:table-cell table:style-name="ce0" office:value-type="float" office:value="3898" calcext:value-type="float">
            <text:p>3898</text:p>
          </table:table-cell>
          <table:table-cell table:style-name="ce5" office:value-type="string" calcext:value-type="string">
            <text:p>7.63</text:p>
          </table:table-cell>
          <table:table-cell table:style-name="ce5" office:value-type="string" calcext:value-type="string">
            <text:p>96.8</text:p>
          </table:table-cell>
          <table:table-cell table:style-name="ce7" office:value-type="float" office:value="0.725" calcext:value-type="float">
            <text:p>0.72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7746.14664" calcext:value-type="float">
            <text:p>27746.14664</text:p>
          </table:table-cell>
          <table:table-cell table:style-name="ce0" office:value-type="float" office:value="20610.48916" calcext:value-type="float">
            <text:p>20610.48916</text:p>
          </table:table-cell>
          <table:table-cell table:style-name="ce0" office:value-type="float" office:value="66924.41" calcext:value-type="float">
            <text:p>66924.41</text:p>
          </table:table-cell>
          <table:table-cell table:formula="of:=&quot;INSERT INTO estado VALUES ('&quot;&amp;[.A324]&amp;&quot;', '&quot;&amp;[.B324]&amp;&quot;', '&quot;&amp;[.C324]&amp;&quot;', '&quot;&amp;[.D324]&amp;&quot;', &quot;&amp;[.E324]&amp;&quot;, &quot;&amp;[.F324]&amp;&quot;, &quot;&amp;[.G324]&amp;&quot;, &quot;&amp;[.H324]&amp;&quot;, &quot;&amp;[.I324]&amp;&quot;, &quot;&amp;[.J324]&amp;&quot;, &quot;&amp;[.K324]&amp;&quot;, &quot;&amp;[.L324]&amp;&quot;, &quot;&amp;[.M324]&amp;&quot;);&quot;" office:value-type="string" office:string-value="INSERT INTO estado VALUES ('Pontão', '4314779', 'pontanense', 'VELTON VICENTE HAHN', 502.709, 3898, 7.63, 96.8, 0.725, null, 27746.14664, 20610.48916, 66924.41);" calcext:value-type="string">
            <text:p>INSERT INTO estado VALUES ('Pontão', '4314779', 'pontanense', 'VELTON VICENTE HAHN', 502.709, 3898, 7.63, 96.8, 0.725, null, 27746.14664, 20610.48916, 66924.41);</text:p>
          </table:table-cell>
        </table:table-row>
        <table:table-row table:style-name="ro1">
          <table:table-cell table:style-name="ce0" office:value-type="string" calcext:value-type="string">
            <text:p>Ponte Preta</text:p>
          </table:table-cell>
          <table:table-cell table:style-name="ce0" office:value-type="float" office:value="4314787" calcext:value-type="float">
            <text:p>4314787</text:p>
          </table:table-cell>
          <table:table-cell table:style-name="ce0" office:value-type="string" calcext:value-type="string">
            <text:p>ponte-pretense</text:p>
          </table:table-cell>
          <table:table-cell table:style-name="ce0" office:value-type="string" calcext:value-type="string">
            <text:p>JOSIEL FERNANDO GRISELI</text:p>
          </table:table-cell>
          <table:table-cell table:style-name="ce2" office:value-type="float" office:value="99.504" calcext:value-type="float">
            <text:p>99.504</text:p>
          </table:table-cell>
          <table:table-cell table:style-name="ce0" office:value-type="float" office:value="1501" calcext:value-type="float">
            <text:p>1501</text:p>
          </table:table-cell>
          <table:table-cell table:style-name="ce5" office:value-type="string" calcext:value-type="string">
            <text:p>17.52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25" calcext:value-type="float">
            <text:p>0.72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275.17101" calcext:value-type="float">
            <text:p>13275.17101</text:p>
          </table:table-cell>
          <table:table-cell table:style-name="ce0" office:value-type="float" office:value="12621.98025" calcext:value-type="float">
            <text:p>12621.98025</text:p>
          </table:table-cell>
          <table:table-cell table:style-name="ce0" office:value-type="float" office:value="38479.69" calcext:value-type="float">
            <text:p>38479.69</text:p>
          </table:table-cell>
          <table:table-cell table:formula="of:=&quot;INSERT INTO estado VALUES ('&quot;&amp;[.A325]&amp;&quot;', '&quot;&amp;[.B325]&amp;&quot;', '&quot;&amp;[.C325]&amp;&quot;', '&quot;&amp;[.D325]&amp;&quot;', &quot;&amp;[.E325]&amp;&quot;, &quot;&amp;[.F325]&amp;&quot;, &quot;&amp;[.G325]&amp;&quot;, &quot;&amp;[.H325]&amp;&quot;, &quot;&amp;[.I325]&amp;&quot;, &quot;&amp;[.J325]&amp;&quot;, &quot;&amp;[.K325]&amp;&quot;, &quot;&amp;[.L325]&amp;&quot;, &quot;&amp;[.M325]&amp;&quot;);&quot;" office:value-type="string" office:string-value="INSERT INTO estado VALUES ('Ponte Preta', '4314787', 'ponte-pretense', 'JOSIEL FERNANDO GRISELI', 99.504, 1501, 17.52, 100, 0.725, null, 13275.17101, 12621.98025, 38479.69);" calcext:value-type="string">
            <text:p>INSERT INTO estado VALUES ('Ponte Preta', '4314787', 'ponte-pretense', 'JOSIEL FERNANDO GRISELI', 99.504, 1501, 17.52, 100, 0.725, null, 13275.17101, 12621.98025, 38479.69);</text:p>
          </table:table-cell>
        </table:table-row>
        <table:table-row table:style-name="ro1">
          <table:table-cell table:style-name="ce0" office:value-type="string" calcext:value-type="string">
            <text:p>Portão</text:p>
          </table:table-cell>
          <table:table-cell table:style-name="ce0" office:value-type="float" office:value="4314803" calcext:value-type="float">
            <text:p>4314803</text:p>
          </table:table-cell>
          <table:table-cell table:style-name="ce0" office:value-type="string" calcext:value-type="string">
            <text:p>portanense</text:p>
          </table:table-cell>
          <table:table-cell table:style-name="ce0" office:value-type="string" calcext:value-type="string">
            <text:p>DELMAR HOFF</text:p>
          </table:table-cell>
          <table:table-cell table:style-name="ce2" office:value-type="float" office:value="159.298" calcext:value-type="float">
            <text:p>159.298</text:p>
          </table:table-cell>
          <table:table-cell table:style-name="ce0" office:value-type="float" office:value="38081" calcext:value-type="float">
            <text:p>38081</text:p>
          </table:table-cell>
          <table:table-cell table:style-name="ce5" office:value-type="string" calcext:value-type="string">
            <text:p>193.38</text:p>
          </table:table-cell>
          <table:table-cell table:style-name="ce5" office:value-type="string" calcext:value-type="string">
            <text:p>96.2</text:p>
          </table:table-cell>
          <table:table-cell table:style-name="ce7" office:value-type="float" office:value="0.713" calcext:value-type="float">
            <text:p>0.713</text:p>
          </table:table-cell>
          <table:table-cell table:style-name="ce0" office:value-type="float" office:value="5.39" calcext:value-type="float">
            <text:p>5.39</text:p>
          </table:table-cell>
          <table:table-cell table:style-name="ce0" office:value-type="float" office:value="101076.28477" calcext:value-type="float">
            <text:p>101076.28477</text:p>
          </table:table-cell>
          <table:table-cell table:style-name="ce0" office:value-type="float" office:value="77849.97084" calcext:value-type="float">
            <text:p>77849.97084</text:p>
          </table:table-cell>
          <table:table-cell table:style-name="ce0" office:value-type="float" office:value="34120.19" calcext:value-type="float">
            <text:p>34120.19</text:p>
          </table:table-cell>
          <table:table-cell table:formula="of:=&quot;INSERT INTO estado VALUES ('&quot;&amp;[.A326]&amp;&quot;', '&quot;&amp;[.B326]&amp;&quot;', '&quot;&amp;[.C326]&amp;&quot;', '&quot;&amp;[.D326]&amp;&quot;', &quot;&amp;[.E326]&amp;&quot;, &quot;&amp;[.F326]&amp;&quot;, &quot;&amp;[.G326]&amp;&quot;, &quot;&amp;[.H326]&amp;&quot;, &quot;&amp;[.I326]&amp;&quot;, &quot;&amp;[.J326]&amp;&quot;, &quot;&amp;[.K326]&amp;&quot;, &quot;&amp;[.L326]&amp;&quot;, &quot;&amp;[.M326]&amp;&quot;);&quot;" office:value-type="string" office:string-value="INSERT INTO estado VALUES ('Portão', '4314803', 'portanense', 'DELMAR HOFF', 159.298, 38081, 193.38, 96.2, 0.713, 5.39, 101076.28477, 77849.97084, 34120.19);" calcext:value-type="string">
            <text:p>INSERT INTO estado VALUES ('Portão', '4314803', 'portanense', 'DELMAR HOFF', 159.298, 38081, 193.38, 96.2, 0.713, 5.39, 101076.28477, 77849.97084, 34120.19);</text:p>
          </table:table-cell>
        </table:table-row>
        <table:table-row table:style-name="ro1">
          <table:table-cell table:style-name="ce0" office:value-type="string" calcext:value-type="string">
            <text:p>Porto Alegre</text:p>
          </table:table-cell>
          <table:table-cell table:style-name="ce0" office:value-type="float" office:value="4314902" calcext:value-type="float">
            <text:p>4314902</text:p>
          </table:table-cell>
          <table:table-cell table:style-name="ce0" office:value-type="string" calcext:value-type="string">
            <text:p>porto-alegrense</text:p>
          </table:table-cell>
          <table:table-cell table:style-name="ce0" office:value-type="string" calcext:value-type="string">
            <text:p>SEBASTIÃO DE ARAÚJO MELO</text:p>
          </table:table-cell>
          <table:table-cell table:style-name="ce2" office:value-type="float" office:value="495.39" calcext:value-type="float">
            <text:p>495.390</text:p>
          </table:table-cell>
          <table:table-cell table:style-name="ce0" office:value-type="float" office:value="1492530" calcext:value-type="float">
            <text:p>1492530</text:p>
          </table:table-cell>
          <table:table-cell table:style-name="ce5" office:value-type="string" calcext:value-type="string">
            <text:p>2837.53</text:p>
          </table:table-cell>
          <table:table-cell table:style-name="ce5" office:value-type="string" calcext:value-type="string">
            <text:p>96.6</text:p>
          </table:table-cell>
          <table:table-cell table:style-name="ce7" office:value-type="float" office:value="0.805" calcext:value-type="float">
            <text:p>0.805</text:p>
          </table:table-cell>
          <table:table-cell table:style-name="ce0" office:value-type="float" office:value="7.78" calcext:value-type="float">
            <text:p>7.78</text:p>
          </table:table-cell>
          <table:table-cell table:style-name="ce0" office:value-type="float" office:value="6432707.50645" calcext:value-type="float">
            <text:p>6432707.50645</text:p>
          </table:table-cell>
          <table:table-cell table:style-name="ce0" office:value-type="float" office:value="6018787.33325" calcext:value-type="float">
            <text:p>6018787.33325</text:p>
          </table:table-cell>
          <table:table-cell table:style-name="ce0" office:value-type="float" office:value="55555.39" calcext:value-type="float">
            <text:p>55555.39</text:p>
          </table:table-cell>
          <table:table-cell table:formula="of:=&quot;INSERT INTO estado VALUES ('&quot;&amp;[.A327]&amp;&quot;', '&quot;&amp;[.B327]&amp;&quot;', '&quot;&amp;[.C327]&amp;&quot;', '&quot;&amp;[.D327]&amp;&quot;', &quot;&amp;[.E327]&amp;&quot;, &quot;&amp;[.F327]&amp;&quot;, &quot;&amp;[.G327]&amp;&quot;, &quot;&amp;[.H327]&amp;&quot;, &quot;&amp;[.I327]&amp;&quot;, &quot;&amp;[.J327]&amp;&quot;, &quot;&amp;[.K327]&amp;&quot;, &quot;&amp;[.L327]&amp;&quot;, &quot;&amp;[.M327]&amp;&quot;);&quot;" office:value-type="string" office:string-value="INSERT INTO estado VALUES ('Porto Alegre', '4314902', 'porto-alegrense', 'SEBASTIÃO DE ARAÚJO MELO', 495.39, 1492530, 2837.53, 96.6, 0.805, 7.78, 6432707.50645, 6018787.33325, 55555.39);" calcext:value-type="string">
            <text:p>INSERT INTO estado VALUES ('Porto Alegre', '4314902', 'porto-alegrense', 'SEBASTIÃO DE ARAÚJO MELO', 495.39, 1492530, 2837.53, 96.6, 0.805, 7.78, 6432707.50645, 6018787.33325, 55555.39);</text:p>
          </table:table-cell>
        </table:table-row>
        <table:table-row table:style-name="ro1">
          <table:table-cell table:style-name="ce0" office:value-type="string" calcext:value-type="string">
            <text:p>Porto Lucena</text:p>
          </table:table-cell>
          <table:table-cell table:style-name="ce0" office:value-type="float" office:value="4315008" calcext:value-type="float">
            <text:p>4315008</text:p>
          </table:table-cell>
          <table:table-cell table:style-name="ce0" office:value-type="string" calcext:value-type="string">
            <text:p>porto-lucenense</text:p>
          </table:table-cell>
          <table:table-cell table:style-name="ce0" office:value-type="string" calcext:value-type="string">
            <text:p>JAIR MIGUÉL WAGNER</text:p>
          </table:table-cell>
          <table:table-cell table:style-name="ce2" office:value-type="float" office:value="250.876" calcext:value-type="float">
            <text:p>250.876</text:p>
          </table:table-cell>
          <table:table-cell table:style-name="ce0" office:value-type="float" office:value="4514" calcext:value-type="float">
            <text:p>4514</text:p>
          </table:table-cell>
          <table:table-cell table:style-name="ce5" office:value-type="string" calcext:value-type="string">
            <text:p>21.65</text:p>
          </table:table-cell>
          <table:table-cell table:style-name="ce5" office:value-type="string" calcext:value-type="string">
            <text:p>97.5</text:p>
          </table:table-cell>
          <table:table-cell table:style-name="ce7" office:value-type="float" office:value="0.693" calcext:value-type="float">
            <text:p>0.69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8865.5059" calcext:value-type="float">
            <text:p>18865.5059</text:p>
          </table:table-cell>
          <table:table-cell table:style-name="ce0" office:value-type="float" office:value="15171.32533" calcext:value-type="float">
            <text:p>15171.32533</text:p>
          </table:table-cell>
          <table:table-cell table:style-name="ce0" office:value-type="float" office:value="22997.4" calcext:value-type="float">
            <text:p>22997.4</text:p>
          </table:table-cell>
          <table:table-cell table:formula="of:=&quot;INSERT INTO estado VALUES ('&quot;&amp;[.A328]&amp;&quot;', '&quot;&amp;[.B328]&amp;&quot;', '&quot;&amp;[.C328]&amp;&quot;', '&quot;&amp;[.D328]&amp;&quot;', &quot;&amp;[.E328]&amp;&quot;, &quot;&amp;[.F328]&amp;&quot;, &quot;&amp;[.G328]&amp;&quot;, &quot;&amp;[.H328]&amp;&quot;, &quot;&amp;[.I328]&amp;&quot;, &quot;&amp;[.J328]&amp;&quot;, &quot;&amp;[.K328]&amp;&quot;, &quot;&amp;[.L328]&amp;&quot;, &quot;&amp;[.M328]&amp;&quot;);&quot;" office:value-type="string" office:string-value="INSERT INTO estado VALUES ('Porto Lucena', '4315008', 'porto-lucenense', 'JAIR MIGUÉL WAGNER', 250.876, 4514, 21.65, 97.5, 0.693, null, 18865.5059, 15171.32533, 22997.4);" calcext:value-type="string">
            <text:p>INSERT INTO estado VALUES ('Porto Lucena', '4315008', 'porto-lucenense', 'JAIR MIGUÉL WAGNER', 250.876, 4514, 21.65, 97.5, 0.693, null, 18865.5059, 15171.32533, 22997.4);</text:p>
          </table:table-cell>
        </table:table-row>
        <table:table-row table:style-name="ro1">
          <table:table-cell table:style-name="ce0" office:value-type="string" calcext:value-type="string">
            <text:p>Porto Mauá</text:p>
          </table:table-cell>
          <table:table-cell table:style-name="ce0" office:value-type="float" office:value="4315057" calcext:value-type="float">
            <text:p>4315057</text:p>
          </table:table-cell>
          <table:table-cell table:style-name="ce0" office:value-type="string" calcext:value-type="string">
            <text:p>porto-mauense</text:p>
          </table:table-cell>
          <table:table-cell table:style-name="ce0" office:value-type="string" calcext:value-type="string">
            <text:p>LEOCIR WEISS</text:p>
          </table:table-cell>
          <table:table-cell table:style-name="ce2" office:value-type="float" office:value="105.811" calcext:value-type="float">
            <text:p>105.811</text:p>
          </table:table-cell>
          <table:table-cell table:style-name="ce0" office:value-type="float" office:value="2332" calcext:value-type="float">
            <text:p>2332</text:p>
          </table:table-cell>
          <table:table-cell table:style-name="ce5" office:value-type="string" calcext:value-type="string">
            <text:p>24.08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698" calcext:value-type="float">
            <text:p>0.69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609.54222" calcext:value-type="float">
            <text:p>16609.54222</text:p>
          </table:table-cell>
          <table:table-cell table:style-name="ce0" office:value-type="float" office:value="13514.16247" calcext:value-type="float">
            <text:p>13514.16247</text:p>
          </table:table-cell>
          <table:table-cell table:style-name="ce0" office:value-type="float" office:value="27350.07" calcext:value-type="float">
            <text:p>27350.07</text:p>
          </table:table-cell>
          <table:table-cell table:formula="of:=&quot;INSERT INTO estado VALUES ('&quot;&amp;[.A329]&amp;&quot;', '&quot;&amp;[.B329]&amp;&quot;', '&quot;&amp;[.C329]&amp;&quot;', '&quot;&amp;[.D329]&amp;&quot;', &quot;&amp;[.E329]&amp;&quot;, &quot;&amp;[.F329]&amp;&quot;, &quot;&amp;[.G329]&amp;&quot;, &quot;&amp;[.H329]&amp;&quot;, &quot;&amp;[.I329]&amp;&quot;, &quot;&amp;[.J329]&amp;&quot;, &quot;&amp;[.K329]&amp;&quot;, &quot;&amp;[.L329]&amp;&quot;, &quot;&amp;[.M329]&amp;&quot;);&quot;" office:value-type="string" office:string-value="INSERT INTO estado VALUES ('Porto Mauá', '4315057', 'porto-mauense', 'LEOCIR WEISS', 105.811, 2332, 24.08, 100, 0.698, null, 16609.54222, 13514.16247, 27350.07);" calcext:value-type="string">
            <text:p>INSERT INTO estado VALUES ('Porto Mauá', '4315057', 'porto-mauense', 'LEOCIR WEISS', 105.811, 2332, 24.08, 100, 0.698, null, 16609.54222, 13514.16247, 27350.07);</text:p>
          </table:table-cell>
        </table:table-row>
        <table:table-row table:style-name="ro1">
          <table:table-cell table:style-name="ce0" office:value-type="string" calcext:value-type="string">
            <text:p>Porto Vera Cruz</text:p>
          </table:table-cell>
          <table:table-cell table:style-name="ce0" office:value-type="float" office:value="4315073" calcext:value-type="float">
            <text:p>4315073</text:p>
          </table:table-cell>
          <table:table-cell table:style-name="ce0" office:value-type="string" calcext:value-type="string">
            <text:p>porto-vera-cruzense</text:p>
          </table:table-cell>
          <table:table-cell table:style-name="ce0" office:value-type="string" calcext:value-type="string">
            <text:p>JOSÉ ANDRADE DE MATOS</text:p>
          </table:table-cell>
          <table:table-cell table:style-name="ce2" office:value-type="float" office:value="114.284" calcext:value-type="float">
            <text:p>114.284</text:p>
          </table:table-cell>
          <table:table-cell table:style-name="ce0" office:value-type="float" office:value="1258" calcext:value-type="float">
            <text:p>1258</text:p>
          </table:table-cell>
          <table:table-cell table:style-name="ce5" office:value-type="string" calcext:value-type="string">
            <text:p>16.3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69" calcext:value-type="float">
            <text:p>0.6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782.76285" calcext:value-type="float">
            <text:p>14782.76285</text:p>
          </table:table-cell>
          <table:table-cell table:style-name="ce0" office:value-type="float" office:value="11208.93859" calcext:value-type="float">
            <text:p>11208.93859</text:p>
          </table:table-cell>
          <table:table-cell table:style-name="ce0" office:value-type="float" office:value="25347.9" calcext:value-type="float">
            <text:p>25347.9</text:p>
          </table:table-cell>
          <table:table-cell table:formula="of:=&quot;INSERT INTO estado VALUES ('&quot;&amp;[.A330]&amp;&quot;', '&quot;&amp;[.B330]&amp;&quot;', '&quot;&amp;[.C330]&amp;&quot;', '&quot;&amp;[.D330]&amp;&quot;', &quot;&amp;[.E330]&amp;&quot;, &quot;&amp;[.F330]&amp;&quot;, &quot;&amp;[.G330]&amp;&quot;, &quot;&amp;[.H330]&amp;&quot;, &quot;&amp;[.I330]&amp;&quot;, &quot;&amp;[.J330]&amp;&quot;, &quot;&amp;[.K330]&amp;&quot;, &quot;&amp;[.L330]&amp;&quot;, &quot;&amp;[.M330]&amp;&quot;);&quot;" office:value-type="string" office:string-value="INSERT INTO estado VALUES ('Porto Vera Cruz', '4315073', 'porto-vera-cruzense', 'JOSÉ ANDRADE DE MATOS', 114.284, 1258, 16.3, 100, 0.69, null, 14782.76285, 11208.93859, 25347.9);" calcext:value-type="string">
            <text:p>INSERT INTO estado VALUES ('Porto Vera Cruz', '4315073', 'porto-vera-cruzense', 'JOSÉ ANDRADE DE MATOS', 114.284, 1258, 16.3, 100, 0.69, null, 14782.76285, 11208.93859, 25347.9);</text:p>
          </table:table-cell>
        </table:table-row>
        <table:table-row table:style-name="ro1">
          <table:table-cell table:style-name="ce0" office:value-type="string" calcext:value-type="string">
            <text:p>Porto Xavier</text:p>
          </table:table-cell>
          <table:table-cell table:style-name="ce0" office:value-type="float" office:value="4315107" calcext:value-type="float">
            <text:p>4315107</text:p>
          </table:table-cell>
          <table:table-cell table:style-name="ce0" office:value-type="string" calcext:value-type="string">
            <text:p>porto-xavierense</text:p>
          </table:table-cell>
          <table:table-cell table:style-name="ce0" office:value-type="string" calcext:value-type="string">
            <text:p>GILBERTO DOMINGOS MENIN</text:p>
          </table:table-cell>
          <table:table-cell table:style-name="ce2" office:value-type="float" office:value="281.497" calcext:value-type="float">
            <text:p>281.497</text:p>
          </table:table-cell>
          <table:table-cell table:style-name="ce0" office:value-type="float" office:value="10144" calcext:value-type="float">
            <text:p>10144</text:p>
          </table:table-cell>
          <table:table-cell table:style-name="ce5" office:value-type="string" calcext:value-type="string">
            <text:p>37.64</text:p>
          </table:table-cell>
          <table:table-cell table:style-name="ce5" office:value-type="string" calcext:value-type="string">
            <text:p>99.5</text:p>
          </table:table-cell>
          <table:table-cell table:style-name="ce7" office:value-type="float" office:value="0.723" calcext:value-type="float">
            <text:p>0.723</text:p>
          </table:table-cell>
          <table:table-cell table:style-name="ce0" office:value-type="float" office:value="15.75" calcext:value-type="float">
            <text:p>15.75</text:p>
          </table:table-cell>
          <table:table-cell table:style-name="ce0" office:value-type="float" office:value="34964.18352" calcext:value-type="float">
            <text:p>34964.18352</text:p>
          </table:table-cell>
          <table:table-cell table:style-name="ce0" office:value-type="float" office:value="28743.09505" calcext:value-type="float">
            <text:p>28743.09505</text:p>
          </table:table-cell>
          <table:table-cell table:style-name="ce0" office:value-type="float" office:value="17981.83" calcext:value-type="float">
            <text:p>17981.83</text:p>
          </table:table-cell>
          <table:table-cell table:formula="of:=&quot;INSERT INTO estado VALUES ('&quot;&amp;[.A331]&amp;&quot;', '&quot;&amp;[.B331]&amp;&quot;', '&quot;&amp;[.C331]&amp;&quot;', '&quot;&amp;[.D331]&amp;&quot;', &quot;&amp;[.E331]&amp;&quot;, &quot;&amp;[.F331]&amp;&quot;, &quot;&amp;[.G331]&amp;&quot;, &quot;&amp;[.H331]&amp;&quot;, &quot;&amp;[.I331]&amp;&quot;, &quot;&amp;[.J331]&amp;&quot;, &quot;&amp;[.K331]&amp;&quot;, &quot;&amp;[.L331]&amp;&quot;, &quot;&amp;[.M331]&amp;&quot;);&quot;" office:value-type="string" office:string-value="INSERT INTO estado VALUES ('Porto Xavier', '4315107', 'porto-xavierense', 'GILBERTO DOMINGOS MENIN', 281.497, 10144, 37.64, 99.5, 0.723, 15.75, 34964.18352, 28743.09505, 17981.83);" calcext:value-type="string">
            <text:p>INSERT INTO estado VALUES ('Porto Xavier', '4315107', 'porto-xavierense', 'GILBERTO DOMINGOS MENIN', 281.497, 10144, 37.64, 99.5, 0.723, 15.75, 34964.18352, 28743.09505, 17981.83);</text:p>
          </table:table-cell>
        </table:table-row>
        <table:table-row table:style-name="ro1">
          <table:table-cell table:style-name="ce0" office:value-type="string" calcext:value-type="string">
            <text:p>Pouso Novo</text:p>
          </table:table-cell>
          <table:table-cell table:style-name="ce0" office:value-type="float" office:value="4315131" calcext:value-type="float">
            <text:p>4315131</text:p>
          </table:table-cell>
          <table:table-cell table:style-name="ce0" office:value-type="string" calcext:value-type="string">
            <text:p>pouso-novense</text:p>
          </table:table-cell>
          <table:table-cell table:style-name="ce0" office:value-type="string" calcext:value-type="string">
            <text:p>MOACIR LUIS SEVERGNINI</text:p>
          </table:table-cell>
          <table:table-cell table:style-name="ce2" office:value-type="float" office:value="105.358" calcext:value-type="float">
            <text:p>105.358</text:p>
          </table:table-cell>
          <table:table-cell table:style-name="ce0" office:value-type="float" office:value="1586" calcext:value-type="float">
            <text:p>1586</text:p>
          </table:table-cell>
          <table:table-cell table:style-name="ce5" office:value-type="string" calcext:value-type="string">
            <text:p>17.6</text:p>
          </table:table-cell>
          <table:table-cell table:style-name="ce5" office:value-type="string" calcext:value-type="string">
            <text:p>96.6</text:p>
          </table:table-cell>
          <table:table-cell table:style-name="ce7" office:value-type="float" office:value="0.715" calcext:value-type="float">
            <text:p>0.71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879.54663" calcext:value-type="float">
            <text:p>13879.54663</text:p>
          </table:table-cell>
          <table:table-cell table:style-name="ce0" office:value-type="float" office:value="11780.65695" calcext:value-type="float">
            <text:p>11780.65695</text:p>
          </table:table-cell>
          <table:table-cell table:style-name="ce0" office:value-type="float" office:value="28937.89" calcext:value-type="float">
            <text:p>28937.89</text:p>
          </table:table-cell>
          <table:table-cell table:formula="of:=&quot;INSERT INTO estado VALUES ('&quot;&amp;[.A332]&amp;&quot;', '&quot;&amp;[.B332]&amp;&quot;', '&quot;&amp;[.C332]&amp;&quot;', '&quot;&amp;[.D332]&amp;&quot;', &quot;&amp;[.E332]&amp;&quot;, &quot;&amp;[.F332]&amp;&quot;, &quot;&amp;[.G332]&amp;&quot;, &quot;&amp;[.H332]&amp;&quot;, &quot;&amp;[.I332]&amp;&quot;, &quot;&amp;[.J332]&amp;&quot;, &quot;&amp;[.K332]&amp;&quot;, &quot;&amp;[.L332]&amp;&quot;, &quot;&amp;[.M332]&amp;&quot;);&quot;" office:value-type="string" office:string-value="INSERT INTO estado VALUES ('Pouso Novo', '4315131', 'pouso-novense', 'MOACIR LUIS SEVERGNINI', 105.358, 1586, 17.6, 96.6, 0.715, null, 13879.54663, 11780.65695, 28937.89);" calcext:value-type="string">
            <text:p>INSERT INTO estado VALUES ('Pouso Novo', '4315131', 'pouso-novense', 'MOACIR LUIS SEVERGNINI', 105.358, 1586, 17.6, 96.6, 0.715, null, 13879.54663, 11780.65695, 28937.89);</text:p>
          </table:table-cell>
        </table:table-row>
        <table:table-row table:style-name="ro1">
          <table:table-cell table:style-name="ce0" office:value-type="string" calcext:value-type="string">
            <text:p>Presidente Lucena</text:p>
          </table:table-cell>
          <table:table-cell table:style-name="ce0" office:value-type="float" office:value="4315149" calcext:value-type="float">
            <text:p>4315149</text:p>
          </table:table-cell>
          <table:table-cell table:style-name="ce0" office:value-type="string" calcext:value-type="string">
            <text:p>lucinense</text:p>
          </table:table-cell>
          <table:table-cell table:style-name="ce0" office:value-type="string" calcext:value-type="string">
            <text:p>GILMAR FUHR</text:p>
          </table:table-cell>
          <table:table-cell table:style-name="ce2" office:value-type="float" office:value="49.628" calcext:value-type="float">
            <text:p>49.628</text:p>
          </table:table-cell>
          <table:table-cell table:style-name="ce0" office:value-type="float" office:value="2972" calcext:value-type="float">
            <text:p>2972</text:p>
          </table:table-cell>
          <table:table-cell table:style-name="ce5" office:value-type="string" calcext:value-type="string">
            <text:p>50.26</text:p>
          </table:table-cell>
          <table:table-cell table:style-name="ce5" office:value-type="string" calcext:value-type="string">
            <text:p>98.6</text:p>
          </table:table-cell>
          <table:table-cell table:style-name="ce7" office:value-type="float" office:value="0.757" calcext:value-type="float">
            <text:p>0.75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376.93425" calcext:value-type="float">
            <text:p>17376.93425</text:p>
          </table:table-cell>
          <table:table-cell table:style-name="ce0" office:value-type="float" office:value="14205.84591" calcext:value-type="float">
            <text:p>14205.84591</text:p>
          </table:table-cell>
          <table:table-cell table:style-name="ce0" office:value-type="float" office:value="56999.61" calcext:value-type="float">
            <text:p>56999.61</text:p>
          </table:table-cell>
          <table:table-cell table:formula="of:=&quot;INSERT INTO estado VALUES ('&quot;&amp;[.A333]&amp;&quot;', '&quot;&amp;[.B333]&amp;&quot;', '&quot;&amp;[.C333]&amp;&quot;', '&quot;&amp;[.D333]&amp;&quot;', &quot;&amp;[.E333]&amp;&quot;, &quot;&amp;[.F333]&amp;&quot;, &quot;&amp;[.G333]&amp;&quot;, &quot;&amp;[.H333]&amp;&quot;, &quot;&amp;[.I333]&amp;&quot;, &quot;&amp;[.J333]&amp;&quot;, &quot;&amp;[.K333]&amp;&quot;, &quot;&amp;[.L333]&amp;&quot;, &quot;&amp;[.M333]&amp;&quot;);&quot;" office:value-type="string" office:string-value="INSERT INTO estado VALUES ('Presidente Lucena', '4315149', 'lucinense', 'GILMAR FUHR', 49.628, 2972, 50.26, 98.6, 0.757, null, 17376.93425, 14205.84591, 56999.61);" calcext:value-type="string">
            <text:p>INSERT INTO estado VALUES ('Presidente Lucena', '4315149', 'lucinense', 'GILMAR FUHR', 49.628, 2972, 50.26, 98.6, 0.757, null, 17376.93425, 14205.84591, 56999.61);</text:p>
          </table:table-cell>
        </table:table-row>
        <table:table-row table:style-name="ro1">
          <table:table-cell table:style-name="ce0" office:value-type="string" calcext:value-type="string">
            <text:p>Progresso</text:p>
          </table:table-cell>
          <table:table-cell table:style-name="ce0" office:value-type="float" office:value="4315156" calcext:value-type="float">
            <text:p>4315156</text:p>
          </table:table-cell>
          <table:table-cell table:style-name="ce0" office:value-type="string" calcext:value-type="string">
            <text:p>progressense</text:p>
          </table:table-cell>
          <table:table-cell table:style-name="ce0" office:value-type="string" calcext:value-type="string">
            <text:p>PAULO GILBERTO SCHMITT</text:p>
          </table:table-cell>
          <table:table-cell table:style-name="ce2" office:value-type="float" office:value="256.039" calcext:value-type="float">
            <text:p>256.039</text:p>
          </table:table-cell>
          <table:table-cell table:style-name="ce0" office:value-type="float" office:value="6235" calcext:value-type="float">
            <text:p>6235</text:p>
          </table:table-cell>
          <table:table-cell table:style-name="ce5" office:value-type="string" calcext:value-type="string">
            <text:p>24.09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683" calcext:value-type="float">
            <text:p>0.683</text:p>
          </table:table-cell>
          <table:table-cell table:style-name="ce0" office:value-type="float" office:value="20" calcext:value-type="float">
            <text:p>20</text:p>
          </table:table-cell>
          <table:table-cell table:style-name="ce0" office:value-type="float" office:value="22832.20324" calcext:value-type="float">
            <text:p>22832.20324</text:p>
          </table:table-cell>
          <table:table-cell table:style-name="ce0" office:value-type="float" office:value="20131.23025" calcext:value-type="float">
            <text:p>20131.23025</text:p>
          </table:table-cell>
          <table:table-cell table:style-name="ce0" office:value-type="float" office:value="20956.19" calcext:value-type="float">
            <text:p>20956.19</text:p>
          </table:table-cell>
          <table:table-cell table:formula="of:=&quot;INSERT INTO estado VALUES ('&quot;&amp;[.A334]&amp;&quot;', '&quot;&amp;[.B334]&amp;&quot;', '&quot;&amp;[.C334]&amp;&quot;', '&quot;&amp;[.D334]&amp;&quot;', &quot;&amp;[.E334]&amp;&quot;, &quot;&amp;[.F334]&amp;&quot;, &quot;&amp;[.G334]&amp;&quot;, &quot;&amp;[.H334]&amp;&quot;, &quot;&amp;[.I334]&amp;&quot;, &quot;&amp;[.J334]&amp;&quot;, &quot;&amp;[.K334]&amp;&quot;, &quot;&amp;[.L334]&amp;&quot;, &quot;&amp;[.M334]&amp;&quot;);&quot;" office:value-type="string" office:string-value="INSERT INTO estado VALUES ('Progresso', '4315156', 'progressense', 'PAULO GILBERTO SCHMITT', 256.039, 6235, 24.09, 99, 0.683, 20, 22832.20324, 20131.23025, 20956.19);" calcext:value-type="string">
            <text:p>INSERT INTO estado VALUES ('Progresso', '4315156', 'progressense', 'PAULO GILBERTO SCHMITT', 256.039, 6235, 24.09, 99, 0.683, 20, 22832.20324, 20131.23025, 20956.19);</text:p>
          </table:table-cell>
        </table:table-row>
        <table:table-row table:style-name="ro1">
          <table:table-cell table:style-name="ce0" office:value-type="string" calcext:value-type="string">
            <text:p>Protásio Alves</text:p>
          </table:table-cell>
          <table:table-cell table:style-name="ce0" office:value-type="float" office:value="4315172" calcext:value-type="float">
            <text:p>4315172</text:p>
          </table:table-cell>
          <table:table-cell table:style-name="ce0" office:value-type="string" calcext:value-type="string">
            <text:p>protásio-alvense</text:p>
          </table:table-cell>
          <table:table-cell table:style-name="ce0" office:value-type="string" calcext:value-type="string">
            <text:p>ITAMAR ANTONIO GIRARDI</text:p>
          </table:table-cell>
          <table:table-cell table:style-name="ce2" office:value-type="float" office:value="171.973" calcext:value-type="float">
            <text:p>171.973</text:p>
          </table:table-cell>
          <table:table-cell table:style-name="ce0" office:value-type="float" office:value="1929" calcext:value-type="float">
            <text:p>1929</text:p>
          </table:table-cell>
          <table:table-cell table:style-name="ce5" office:value-type="string" calcext:value-type="string">
            <text:p>11.57</text:p>
          </table:table-cell>
          <table:table-cell table:style-name="ce5" office:value-type="string" calcext:value-type="string">
            <text:p>98.1</text:p>
          </table:table-cell>
          <table:table-cell table:style-name="ce7" office:value-type="float" office:value="0.733" calcext:value-type="float">
            <text:p>0.73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653.76819" calcext:value-type="float">
            <text:p>15653.76819</text:p>
          </table:table-cell>
          <table:table-cell table:style-name="ce0" office:value-type="float" office:value="12395.69503" calcext:value-type="float">
            <text:p>12395.69503</text:p>
          </table:table-cell>
          <table:table-cell table:style-name="ce0" office:value-type="float" office:value="31270.88" calcext:value-type="float">
            <text:p>31270.88</text:p>
          </table:table-cell>
          <table:table-cell table:formula="of:=&quot;INSERT INTO estado VALUES ('&quot;&amp;[.A335]&amp;&quot;', '&quot;&amp;[.B335]&amp;&quot;', '&quot;&amp;[.C335]&amp;&quot;', '&quot;&amp;[.D335]&amp;&quot;', &quot;&amp;[.E335]&amp;&quot;, &quot;&amp;[.F335]&amp;&quot;, &quot;&amp;[.G335]&amp;&quot;, &quot;&amp;[.H335]&amp;&quot;, &quot;&amp;[.I335]&amp;&quot;, &quot;&amp;[.J335]&amp;&quot;, &quot;&amp;[.K335]&amp;&quot;, &quot;&amp;[.L335]&amp;&quot;, &quot;&amp;[.M335]&amp;&quot;);&quot;" office:value-type="string" office:string-value="INSERT INTO estado VALUES ('Protásio Alves', '4315172', 'protásio-alvense', 'ITAMAR ANTONIO GIRARDI', 171.973, 1929, 11.57, 98.1, 0.733, null, 15653.76819, 12395.69503, 31270.88);" calcext:value-type="string">
            <text:p>INSERT INTO estado VALUES ('Protásio Alves', '4315172', 'protásio-alvense', 'ITAMAR ANTONIO GIRARDI', 171.973, 1929, 11.57, 98.1, 0.733, null, 15653.76819, 12395.69503, 31270.88);</text:p>
          </table:table-cell>
        </table:table-row>
        <table:table-row table:style-name="ro1">
          <table:table-cell table:style-name="ce0" office:value-type="string" calcext:value-type="string">
            <text:p>Putinga</text:p>
          </table:table-cell>
          <table:table-cell table:style-name="ce0" office:value-type="float" office:value="4315206" calcext:value-type="float">
            <text:p>4315206</text:p>
          </table:table-cell>
          <table:table-cell table:style-name="ce0" office:value-type="string" calcext:value-type="string">
            <text:p>putinguense</text:p>
          </table:table-cell>
          <table:table-cell table:style-name="ce0" office:value-type="string" calcext:value-type="string">
            <text:p>CLAUDIOMIRO ANGELO CENCI</text:p>
          </table:table-cell>
          <table:table-cell table:style-name="ce2" office:value-type="float" office:value="205.117" calcext:value-type="float">
            <text:p>205.117</text:p>
          </table:table-cell>
          <table:table-cell table:style-name="ce0" office:value-type="float" office:value="3861" calcext:value-type="float">
            <text:p>3861</text:p>
          </table:table-cell>
          <table:table-cell table:style-name="ce5" office:value-type="string" calcext:value-type="string">
            <text:p>20.19</text:p>
          </table:table-cell>
          <table:table-cell table:style-name="ce5" office:value-type="string" calcext:value-type="string">
            <text:p>97.9</text:p>
          </table:table-cell>
          <table:table-cell table:style-name="ce7" office:value-type="float" office:value="0.715" calcext:value-type="float">
            <text:p>0.71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130.19039" calcext:value-type="float">
            <text:p>21130.19039</text:p>
          </table:table-cell>
          <table:table-cell table:style-name="ce0" office:value-type="float" office:value="16192.1231" calcext:value-type="float">
            <text:p>16192.1231</text:p>
          </table:table-cell>
          <table:table-cell table:style-name="ce0" office:value-type="float" office:value="25754.96" calcext:value-type="float">
            <text:p>25754.96</text:p>
          </table:table-cell>
          <table:table-cell table:formula="of:=&quot;INSERT INTO estado VALUES ('&quot;&amp;[.A336]&amp;&quot;', '&quot;&amp;[.B336]&amp;&quot;', '&quot;&amp;[.C336]&amp;&quot;', '&quot;&amp;[.D336]&amp;&quot;', &quot;&amp;[.E336]&amp;&quot;, &quot;&amp;[.F336]&amp;&quot;, &quot;&amp;[.G336]&amp;&quot;, &quot;&amp;[.H336]&amp;&quot;, &quot;&amp;[.I336]&amp;&quot;, &quot;&amp;[.J336]&amp;&quot;, &quot;&amp;[.K336]&amp;&quot;, &quot;&amp;[.L336]&amp;&quot;, &quot;&amp;[.M336]&amp;&quot;);&quot;" office:value-type="string" office:string-value="INSERT INTO estado VALUES ('Putinga', '4315206', 'putinguense', 'CLAUDIOMIRO ANGELO CENCI', 205.117, 3861, 20.19, 97.9, 0.715, null, 21130.19039, 16192.1231, 25754.96);" calcext:value-type="string">
            <text:p>INSERT INTO estado VALUES ('Putinga', '4315206', 'putinguense', 'CLAUDIOMIRO ANGELO CENCI', 205.117, 3861, 20.19, 97.9, 0.715, null, 21130.19039, 16192.1231, 25754.96);</text:p>
          </table:table-cell>
        </table:table-row>
        <table:table-row table:style-name="ro1">
          <table:table-cell table:style-name="ce0" office:value-type="string" calcext:value-type="string">
            <text:p>Quaraí</text:p>
          </table:table-cell>
          <table:table-cell table:style-name="ce0" office:value-type="float" office:value="4315305" calcext:value-type="float">
            <text:p>4315305</text:p>
          </table:table-cell>
          <table:table-cell table:style-name="ce0" office:value-type="string" calcext:value-type="string">
            <text:p>quaraiense</text:p>
          </table:table-cell>
          <table:table-cell table:style-name="ce0" office:value-type="string" calcext:value-type="string">
            <text:p>JEFERSON DA SILVA PIRES</text:p>
          </table:table-cell>
          <table:table-cell table:style-name="ce3" office:value-type="float" office:value="3139.995" calcext:value-type="float">
            <text:p>3139.995</text:p>
          </table:table-cell>
          <table:table-cell table:style-name="ce0" office:value-type="float" office:value="22531" calcext:value-type="float">
            <text:p>22531</text:p>
          </table:table-cell>
          <table:table-cell table:style-name="ce5" office:value-type="string" calcext:value-type="string">
            <text:p>7.31</text:p>
          </table:table-cell>
          <table:table-cell table:style-name="ce5" office:value-type="string" calcext:value-type="string">
            <text:p>99.4</text:p>
          </table:table-cell>
          <table:table-cell table:style-name="ce7" office:value-type="float" office:value="0.704" calcext:value-type="float">
            <text:p>0.704</text:p>
          </table:table-cell>
          <table:table-cell table:style-name="ce0" office:value-type="float" office:value="3.4" calcext:value-type="float">
            <text:p>3.4</text:p>
          </table:table-cell>
          <table:table-cell table:style-name="ce0" office:value-type="float" office:value="56380.14896" calcext:value-type="float">
            <text:p>56380.14896</text:p>
          </table:table-cell>
          <table:table-cell table:style-name="ce0" office:value-type="float" office:value="49859.72604" calcext:value-type="float">
            <text:p>49859.72604</text:p>
          </table:table-cell>
          <table:table-cell table:style-name="ce0" office:value-type="float" office:value="21163.9" calcext:value-type="float">
            <text:p>21163.9</text:p>
          </table:table-cell>
          <table:table-cell table:formula="of:=&quot;INSERT INTO estado VALUES ('&quot;&amp;[.A337]&amp;&quot;', '&quot;&amp;[.B337]&amp;&quot;', '&quot;&amp;[.C337]&amp;&quot;', '&quot;&amp;[.D337]&amp;&quot;', &quot;&amp;[.E337]&amp;&quot;, &quot;&amp;[.F337]&amp;&quot;, &quot;&amp;[.G337]&amp;&quot;, &quot;&amp;[.H337]&amp;&quot;, &quot;&amp;[.I337]&amp;&quot;, &quot;&amp;[.J337]&amp;&quot;, &quot;&amp;[.K337]&amp;&quot;, &quot;&amp;[.L337]&amp;&quot;, &quot;&amp;[.M337]&amp;&quot;);&quot;" office:value-type="string" office:string-value="INSERT INTO estado VALUES ('Quaraí', '4315305', 'quaraiense', 'JEFERSON DA SILVA PIRES', 3139.995, 22531, 7.31, 99.4, 0.704, 3.4, 56380.14896, 49859.72604, 21163.9);" calcext:value-type="string">
            <text:p>INSERT INTO estado VALUES ('Quaraí', '4315305', 'quaraiense', 'JEFERSON DA SILVA PIRES', 3139.995, 22531, 7.31, 99.4, 0.704, 3.4, 56380.14896, 49859.72604, 21163.9);</text:p>
          </table:table-cell>
        </table:table-row>
        <table:table-row table:style-name="ro1">
          <table:table-cell table:style-name="ce0" office:value-type="string" calcext:value-type="string">
            <text:p>Quatro Irmãos</text:p>
          </table:table-cell>
          <table:table-cell table:style-name="ce0" office:value-type="float" office:value="4315313" calcext:value-type="float">
            <text:p>4315313</text:p>
          </table:table-cell>
          <table:table-cell table:style-name="ce0" office:value-type="string" calcext:value-type="string">
            <text:p>quatroirmanense</text:p>
          </table:table-cell>
          <table:table-cell table:style-name="ce0" office:value-type="string" calcext:value-type="string">
            <text:p>GIOVAN POGANSKI</text:p>
          </table:table-cell>
          <table:table-cell table:style-name="ce2" office:value-type="float" office:value="268.971" calcext:value-type="float">
            <text:p>268.971</text:p>
          </table:table-cell>
          <table:table-cell table:style-name="ce0" office:value-type="float" office:value="1860" calcext:value-type="float">
            <text:p>1860</text:p>
          </table:table-cell>
          <table:table-cell table:style-name="ce5" office:value-type="string" calcext:value-type="string">
            <text:p>6.62</text:p>
          </table:table-cell>
          <table:table-cell table:style-name="ce5" office:value-type="string" calcext:value-type="string">
            <text:p>99.6</text:p>
          </table:table-cell>
          <table:table-cell table:style-name="ce7" office:value-type="float" office:value="0.689" calcext:value-type="float">
            <text:p>0.68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900.2154" calcext:value-type="float">
            <text:p>14900.2154</text:p>
          </table:table-cell>
          <table:table-cell table:style-name="ce0" office:value-type="float" office:value="13110.28554" calcext:value-type="float">
            <text:p>13110.28554</text:p>
          </table:table-cell>
          <table:table-cell table:style-name="ce0" office:value-type="float" office:value="61859.65" calcext:value-type="float">
            <text:p>61859.65</text:p>
          </table:table-cell>
          <table:table-cell table:formula="of:=&quot;INSERT INTO estado VALUES ('&quot;&amp;[.A338]&amp;&quot;', '&quot;&amp;[.B338]&amp;&quot;', '&quot;&amp;[.C338]&amp;&quot;', '&quot;&amp;[.D338]&amp;&quot;', &quot;&amp;[.E338]&amp;&quot;, &quot;&amp;[.F338]&amp;&quot;, &quot;&amp;[.G338]&amp;&quot;, &quot;&amp;[.H338]&amp;&quot;, &quot;&amp;[.I338]&amp;&quot;, &quot;&amp;[.J338]&amp;&quot;, &quot;&amp;[.K338]&amp;&quot;, &quot;&amp;[.L338]&amp;&quot;, &quot;&amp;[.M338]&amp;&quot;);&quot;" office:value-type="string" office:string-value="INSERT INTO estado VALUES ('Quatro Irmãos', '4315313', 'quatroirmanense', 'GIOVAN POGANSKI', 268.971, 1860, 6.62, 99.6, 0.689, null, 14900.2154, 13110.28554, 61859.65);" calcext:value-type="string">
            <text:p>INSERT INTO estado VALUES ('Quatro Irmãos', '4315313', 'quatroirmanense', 'GIOVAN POGANSKI', 268.971, 1860, 6.62, 99.6, 0.689, null, 14900.2154, 13110.28554, 61859.65);</text:p>
          </table:table-cell>
        </table:table-row>
        <table:table-row table:style-name="ro1">
          <table:table-cell table:style-name="ce0" office:value-type="string" calcext:value-type="string">
            <text:p>Quevedos</text:p>
          </table:table-cell>
          <table:table-cell table:style-name="ce0" office:value-type="float" office:value="4315321" calcext:value-type="float">
            <text:p>4315321</text:p>
          </table:table-cell>
          <table:table-cell table:style-name="ce0" office:value-type="string" calcext:value-type="string">
            <text:p>quevedense</text:p>
          </table:table-cell>
          <table:table-cell table:style-name="ce0" office:value-type="string" calcext:value-type="string">
            <text:p>NEUSA DOS SANTOS NICKEL</text:p>
          </table:table-cell>
          <table:table-cell table:style-name="ce2" office:value-type="float" office:value="543.359" calcext:value-type="float">
            <text:p>543.359</text:p>
          </table:table-cell>
          <table:table-cell table:style-name="ce0" office:value-type="float" office:value="2793" calcext:value-type="float">
            <text:p>2793</text:p>
          </table:table-cell>
          <table:table-cell table:style-name="ce5" office:value-type="string" calcext:value-type="string">
            <text:p>4.99</text:p>
          </table:table-cell>
          <table:table-cell table:style-name="ce5" office:value-type="string" calcext:value-type="string">
            <text:p>96.4</text:p>
          </table:table-cell>
          <table:table-cell table:style-name="ce7" office:value-type="float" office:value="0.665" calcext:value-type="float">
            <text:p>0.66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9134.96845" calcext:value-type="float">
            <text:p>19134.96845</text:p>
          </table:table-cell>
          <table:table-cell table:style-name="ce0" office:value-type="float" office:value="15199.94135" calcext:value-type="float">
            <text:p>15199.94135</text:p>
          </table:table-cell>
          <table:table-cell table:style-name="ce0" office:value-type="float" office:value="60585.43" calcext:value-type="float">
            <text:p>60585.43</text:p>
          </table:table-cell>
          <table:table-cell table:formula="of:=&quot;INSERT INTO estado VALUES ('&quot;&amp;[.A339]&amp;&quot;', '&quot;&amp;[.B339]&amp;&quot;', '&quot;&amp;[.C339]&amp;&quot;', '&quot;&amp;[.D339]&amp;&quot;', &quot;&amp;[.E339]&amp;&quot;, &quot;&amp;[.F339]&amp;&quot;, &quot;&amp;[.G339]&amp;&quot;, &quot;&amp;[.H339]&amp;&quot;, &quot;&amp;[.I339]&amp;&quot;, &quot;&amp;[.J339]&amp;&quot;, &quot;&amp;[.K339]&amp;&quot;, &quot;&amp;[.L339]&amp;&quot;, &quot;&amp;[.M339]&amp;&quot;);&quot;" office:value-type="string" office:string-value="INSERT INTO estado VALUES ('Quevedos', '4315321', 'quevedense', 'NEUSA DOS SANTOS NICKEL', 543.359, 2793, 4.99, 96.4, 0.665, null, 19134.96845, 15199.94135, 60585.43);" calcext:value-type="string">
            <text:p>INSERT INTO estado VALUES ('Quevedos', '4315321', 'quevedense', 'NEUSA DOS SANTOS NICKEL', 543.359, 2793, 4.99, 96.4, 0.665, null, 19134.96845, 15199.94135, 60585.43);</text:p>
          </table:table-cell>
        </table:table-row>
        <table:table-row table:style-name="ro1">
          <table:table-cell table:style-name="ce0" office:value-type="string" calcext:value-type="string">
            <text:p>Quinze de Novembro</text:p>
          </table:table-cell>
          <table:table-cell table:style-name="ce0" office:value-type="float" office:value="4315354" calcext:value-type="float">
            <text:p>4315354</text:p>
          </table:table-cell>
          <table:table-cell table:style-name="ce0" office:value-type="string" calcext:value-type="string">
            <text:p>quinze-novembrense</text:p>
          </table:table-cell>
          <table:table-cell table:style-name="ce0" office:value-type="string" calcext:value-type="string">
            <text:p>GUSTAVO PEUKERT STOLTE</text:p>
          </table:table-cell>
          <table:table-cell table:style-name="ce2" office:value-type="float" office:value="223.072" calcext:value-type="float">
            <text:p>223.072</text:p>
          </table:table-cell>
          <table:table-cell table:style-name="ce0" office:value-type="float" office:value="3810" calcext:value-type="float">
            <text:p>3810</text:p>
          </table:table-cell>
          <table:table-cell table:style-name="ce5" office:value-type="string" calcext:value-type="string">
            <text:p>16.33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56" calcext:value-type="float">
            <text:p>0.75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5348.84299" calcext:value-type="float">
            <text:p>25348.84299</text:p>
          </table:table-cell>
          <table:table-cell table:style-name="ce0" office:value-type="float" office:value="20229.11" calcext:value-type="float">
            <text:p>20229.11</text:p>
          </table:table-cell>
          <table:table-cell table:style-name="ce0" office:value-type="float" office:value="41394.3" calcext:value-type="float">
            <text:p>41394.3</text:p>
          </table:table-cell>
          <table:table-cell table:formula="of:=&quot;INSERT INTO estado VALUES ('&quot;&amp;[.A340]&amp;&quot;', '&quot;&amp;[.B340]&amp;&quot;', '&quot;&amp;[.C340]&amp;&quot;', '&quot;&amp;[.D340]&amp;&quot;', &quot;&amp;[.E340]&amp;&quot;, &quot;&amp;[.F340]&amp;&quot;, &quot;&amp;[.G340]&amp;&quot;, &quot;&amp;[.H340]&amp;&quot;, &quot;&amp;[.I340]&amp;&quot;, &quot;&amp;[.J340]&amp;&quot;, &quot;&amp;[.K340]&amp;&quot;, &quot;&amp;[.L340]&amp;&quot;, &quot;&amp;[.M340]&amp;&quot;);&quot;" office:value-type="string" office:string-value="INSERT INTO estado VALUES ('Quinze de Novembro', '4315354', 'quinze-novembrense', 'GUSTAVO PEUKERT STOLTE', 223.072, 3810, 16.33, 100, 0.756, null, 25348.84299, 20229.11, 41394.3);" calcext:value-type="string">
            <text:p>INSERT INTO estado VALUES ('Quinze de Novembro', '4315354', 'quinze-novembrense', 'GUSTAVO PEUKERT STOLTE', 223.072, 3810, 16.33, 100, 0.756, null, 25348.84299, 20229.11, 41394.3);</text:p>
          </table:table-cell>
        </table:table-row>
        <table:table-row table:style-name="ro1">
          <table:table-cell table:style-name="ce0" office:value-type="string" calcext:value-type="string">
            <text:p>Redentora</text:p>
          </table:table-cell>
          <table:table-cell table:style-name="ce0" office:value-type="float" office:value="4315404" calcext:value-type="float">
            <text:p>4315404</text:p>
          </table:table-cell>
          <table:table-cell table:style-name="ce0" office:value-type="string" calcext:value-type="string">
            <text:p>redentorense</text:p>
          </table:table-cell>
          <table:table-cell table:style-name="ce0" office:value-type="string" calcext:value-type="string">
            <text:p>NILSON PAULO COSTA</text:p>
          </table:table-cell>
          <table:table-cell table:style-name="ce2" office:value-type="float" office:value="303.705" calcext:value-type="float">
            <text:p>303.705</text:p>
          </table:table-cell>
          <table:table-cell table:style-name="ce0" office:value-type="float" office:value="11782" calcext:value-type="float">
            <text:p>11782</text:p>
          </table:table-cell>
          <table:table-cell table:style-name="ce5" office:value-type="string" calcext:value-type="string">
            <text:p>33.77</text:p>
          </table:table-cell>
          <table:table-cell table:style-name="ce5" office:value-type="string" calcext:value-type="string">
            <text:p>93.5</text:p>
          </table:table-cell>
          <table:table-cell table:style-name="ce7" office:value-type="float" office:value="0.631" calcext:value-type="float">
            <text:p>0.631</text:p>
          </table:table-cell>
          <table:table-cell table:style-name="ce0" office:value-type="float" office:value="10.15" calcext:value-type="float">
            <text:p>10.15</text:p>
          </table:table-cell>
          <table:table-cell table:style-name="ce0" office:value-type="float" office:value="31559.83964" calcext:value-type="float">
            <text:p>31559.83964</text:p>
          </table:table-cell>
          <table:table-cell table:style-name="ce0" office:value-type="float" office:value="23904.78169" calcext:value-type="float">
            <text:p>23904.78169</text:p>
          </table:table-cell>
          <table:table-cell table:style-name="ce0" office:value-type="float" office:value="15394.73" calcext:value-type="float">
            <text:p>15394.73</text:p>
          </table:table-cell>
          <table:table-cell table:formula="of:=&quot;INSERT INTO estado VALUES ('&quot;&amp;[.A341]&amp;&quot;', '&quot;&amp;[.B341]&amp;&quot;', '&quot;&amp;[.C341]&amp;&quot;', '&quot;&amp;[.D341]&amp;&quot;', &quot;&amp;[.E341]&amp;&quot;, &quot;&amp;[.F341]&amp;&quot;, &quot;&amp;[.G341]&amp;&quot;, &quot;&amp;[.H341]&amp;&quot;, &quot;&amp;[.I341]&amp;&quot;, &quot;&amp;[.J341]&amp;&quot;, &quot;&amp;[.K341]&amp;&quot;, &quot;&amp;[.L341]&amp;&quot;, &quot;&amp;[.M341]&amp;&quot;);&quot;" office:value-type="string" office:string-value="INSERT INTO estado VALUES ('Redentora', '4315404', 'redentorense', 'NILSON PAULO COSTA', 303.705, 11782, 33.77, 93.5, 0.631, 10.15, 31559.83964, 23904.78169, 15394.73);" calcext:value-type="string">
            <text:p>INSERT INTO estado VALUES ('Redentora', '4315404', 'redentorense', 'NILSON PAULO COSTA', 303.705, 11782, 33.77, 93.5, 0.631, 10.15, 31559.83964, 23904.78169, 15394.73);</text:p>
          </table:table-cell>
        </table:table-row>
        <table:table-row table:style-name="ro1">
          <table:table-cell table:style-name="ce0" office:value-type="string" calcext:value-type="string">
            <text:p>Relvado</text:p>
          </table:table-cell>
          <table:table-cell table:style-name="ce0" office:value-type="float" office:value="4315453" calcext:value-type="float">
            <text:p>4315453</text:p>
          </table:table-cell>
          <table:table-cell table:style-name="ce0" office:value-type="string" calcext:value-type="string">
            <text:p>relvadense</text:p>
          </table:table-cell>
          <table:table-cell table:style-name="ce0" office:value-type="string" calcext:value-type="string">
            <text:p>CARLOS LUIZ FRAPORTI</text:p>
          </table:table-cell>
          <table:table-cell table:style-name="ce2" office:value-type="float" office:value="123.353" calcext:value-type="float">
            <text:p>123.353</text:p>
          </table:table-cell>
          <table:table-cell table:style-name="ce0" office:value-type="float" office:value="2068" calcext:value-type="float">
            <text:p>2068</text:p>
          </table:table-cell>
          <table:table-cell table:style-name="ce5" office:value-type="string" calcext:value-type="string">
            <text:p>17.46</text:p>
          </table:table-cell>
          <table:table-cell table:style-name="ce5" office:value-type="string" calcext:value-type="string">
            <text:p>98.2</text:p>
          </table:table-cell>
          <table:table-cell table:style-name="ce7" office:value-type="float" office:value="0.731" calcext:value-type="float">
            <text:p>0.73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006.51812" calcext:value-type="float">
            <text:p>14006.51812</text:p>
          </table:table-cell>
          <table:table-cell table:style-name="ce0" office:value-type="float" office:value="11627.64682" calcext:value-type="float">
            <text:p>11627.64682</text:p>
          </table:table-cell>
          <table:table-cell table:style-name="ce0" office:value-type="float" office:value="25645.81" calcext:value-type="float">
            <text:p>25645.81</text:p>
          </table:table-cell>
          <table:table-cell table:formula="of:=&quot;INSERT INTO estado VALUES ('&quot;&amp;[.A342]&amp;&quot;', '&quot;&amp;[.B342]&amp;&quot;', '&quot;&amp;[.C342]&amp;&quot;', '&quot;&amp;[.D342]&amp;&quot;', &quot;&amp;[.E342]&amp;&quot;, &quot;&amp;[.F342]&amp;&quot;, &quot;&amp;[.G342]&amp;&quot;, &quot;&amp;[.H342]&amp;&quot;, &quot;&amp;[.I342]&amp;&quot;, &quot;&amp;[.J342]&amp;&quot;, &quot;&amp;[.K342]&amp;&quot;, &quot;&amp;[.L342]&amp;&quot;, &quot;&amp;[.M342]&amp;&quot;);&quot;" office:value-type="string" office:string-value="INSERT INTO estado VALUES ('Relvado', '4315453', 'relvadense', 'CARLOS LUIZ FRAPORTI', 123.353, 2068, 17.46, 98.2, 0.731, null, 14006.51812, 11627.64682, 25645.81);" calcext:value-type="string">
            <text:p>INSERT INTO estado VALUES ('Relvado', '4315453', 'relvadense', 'CARLOS LUIZ FRAPORTI', 123.353, 2068, 17.46, 98.2, 0.731, null, 14006.51812, 11627.64682, 25645.81);</text:p>
          </table:table-cell>
        </table:table-row>
        <table:table-row table:style-name="ro1">
          <table:table-cell table:style-name="ce0" office:value-type="string" calcext:value-type="string">
            <text:p>Restinga Sêca</text:p>
          </table:table-cell>
          <table:table-cell table:style-name="ce0" office:value-type="float" office:value="4315503" calcext:value-type="float">
            <text:p>4315503</text:p>
          </table:table-cell>
          <table:table-cell table:style-name="ce0" office:value-type="string" calcext:value-type="string">
            <text:p>restinguense</text:p>
          </table:table-cell>
          <table:table-cell table:style-name="ce0" office:value-type="string" calcext:value-type="string">
            <text:p>PAULO RICARDO SALERNO</text:p>
          </table:table-cell>
          <table:table-cell table:style-name="ce2" office:value-type="float" office:value="968.62" calcext:value-type="float">
            <text:p>968.620</text:p>
          </table:table-cell>
          <table:table-cell table:style-name="ce0" office:value-type="float" office:value="15702" calcext:value-type="float">
            <text:p>15702</text:p>
          </table:table-cell>
          <table:table-cell table:style-name="ce5" office:value-type="string" calcext:value-type="string">
            <text:p>16.58</text:p>
          </table:table-cell>
          <table:table-cell table:style-name="ce5" office:value-type="string" calcext:value-type="string">
            <text:p>97.6</text:p>
          </table:table-cell>
          <table:table-cell table:style-name="ce7" office:value-type="float" office:value="0.683" calcext:value-type="float">
            <text:p>0.683</text:p>
          </table:table-cell>
          <table:table-cell table:style-name="ce0" office:value-type="float" office:value="6.67" calcext:value-type="float">
            <text:p>6.67</text:p>
          </table:table-cell>
          <table:table-cell table:style-name="ce0" office:value-type="float" office:value="54621.88753" calcext:value-type="float">
            <text:p>54621.88753</text:p>
          </table:table-cell>
          <table:table-cell table:style-name="ce0" office:value-type="float" office:value="42293.25468" calcext:value-type="float">
            <text:p>42293.25468</text:p>
          </table:table-cell>
          <table:table-cell table:style-name="ce0" office:value-type="float" office:value="28918.52" calcext:value-type="float">
            <text:p>28918.52</text:p>
          </table:table-cell>
          <table:table-cell table:formula="of:=&quot;INSERT INTO estado VALUES ('&quot;&amp;[.A343]&amp;&quot;', '&quot;&amp;[.B343]&amp;&quot;', '&quot;&amp;[.C343]&amp;&quot;', '&quot;&amp;[.D343]&amp;&quot;', &quot;&amp;[.E343]&amp;&quot;, &quot;&amp;[.F343]&amp;&quot;, &quot;&amp;[.G343]&amp;&quot;, &quot;&amp;[.H343]&amp;&quot;, &quot;&amp;[.I343]&amp;&quot;, &quot;&amp;[.J343]&amp;&quot;, &quot;&amp;[.K343]&amp;&quot;, &quot;&amp;[.L343]&amp;&quot;, &quot;&amp;[.M343]&amp;&quot;);&quot;" office:value-type="string" office:string-value="INSERT INTO estado VALUES ('Restinga Sêca', '4315503', 'restinguense', 'PAULO RICARDO SALERNO', 968.62, 15702, 16.58, 97.6, 0.683, 6.67, 54621.88753, 42293.25468, 28918.52);" calcext:value-type="string">
            <text:p>INSERT INTO estado VALUES ('Restinga Sêca', '4315503', 'restinguense', 'PAULO RICARDO SALERNO', 968.62, 15702, 16.58, 97.6, 0.683, 6.67, 54621.88753, 42293.25468, 28918.52);</text:p>
          </table:table-cell>
        </table:table-row>
        <table:table-row table:style-name="ro1">
          <table:table-cell table:style-name="ce0" office:value-type="string" calcext:value-type="string">
            <text:p>Rio dos Índios</text:p>
          </table:table-cell>
          <table:table-cell table:style-name="ce0" office:value-type="float" office:value="4315552" calcext:value-type="float">
            <text:p>4315552</text:p>
          </table:table-cell>
          <table:table-cell table:style-name="ce0" office:value-type="string" calcext:value-type="string">
            <text:p>riodinhense</text:p>
          </table:table-cell>
          <table:table-cell table:style-name="ce0" office:value-type="string" calcext:value-type="string">
            <text:p>FLAVIO GOLIN</text:p>
          </table:table-cell>
          <table:table-cell table:style-name="ce2" office:value-type="float" office:value="235.854" calcext:value-type="float">
            <text:p>235.854</text:p>
          </table:table-cell>
          <table:table-cell table:style-name="ce0" office:value-type="float" office:value="2571" calcext:value-type="float">
            <text:p>2571</text:p>
          </table:table-cell>
          <table:table-cell table:style-name="ce5" office:value-type="string" calcext:value-type="string">
            <text:p>15.37</text:p>
          </table:table-cell>
          <table:table-cell table:style-name="ce5" office:value-type="string" calcext:value-type="string">
            <text:p>95.1</text:p>
          </table:table-cell>
          <table:table-cell table:style-name="ce7" office:value-type="float" office:value="0.656" calcext:value-type="float">
            <text:p>0.65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732.23406" calcext:value-type="float">
            <text:p>20732.23406</text:p>
          </table:table-cell>
          <table:table-cell table:style-name="ce0" office:value-type="float" office:value="15571.32832" calcext:value-type="float">
            <text:p>15571.32832</text:p>
          </table:table-cell>
          <table:table-cell table:style-name="ce0" office:value-type="float" office:value="31645.84" calcext:value-type="float">
            <text:p>31645.84</text:p>
          </table:table-cell>
          <table:table-cell table:formula="of:=&quot;INSERT INTO estado VALUES ('&quot;&amp;[.A344]&amp;&quot;', '&quot;&amp;[.B344]&amp;&quot;', '&quot;&amp;[.C344]&amp;&quot;', '&quot;&amp;[.D344]&amp;&quot;', &quot;&amp;[.E344]&amp;&quot;, &quot;&amp;[.F344]&amp;&quot;, &quot;&amp;[.G344]&amp;&quot;, &quot;&amp;[.H344]&amp;&quot;, &quot;&amp;[.I344]&amp;&quot;, &quot;&amp;[.J344]&amp;&quot;, &quot;&amp;[.K344]&amp;&quot;, &quot;&amp;[.L344]&amp;&quot;, &quot;&amp;[.M344]&amp;&quot;);&quot;" office:value-type="string" office:string-value="INSERT INTO estado VALUES ('Rio dos Índios', '4315552', 'riodinhense', 'FLAVIO GOLIN', 235.854, 2571, 15.37, 95.1, 0.656, null, 20732.23406, 15571.32832, 31645.84);" calcext:value-type="string">
            <text:p>INSERT INTO estado VALUES ('Rio dos Índios', '4315552', 'riodinhense', 'FLAVIO GOLIN', 235.854, 2571, 15.37, 95.1, 0.656, null, 20732.23406, 15571.32832, 31645.84);</text:p>
          </table:table-cell>
        </table:table-row>
        <table:table-row table:style-name="ro1">
          <table:table-cell table:style-name="ce0" office:value-type="string" calcext:value-type="string">
            <text:p>Rio Grande</text:p>
          </table:table-cell>
          <table:table-cell table:style-name="ce0" office:value-type="float" office:value="4315602" calcext:value-type="float">
            <text:p>4315602</text:p>
          </table:table-cell>
          <table:table-cell table:style-name="ce0" office:value-type="string" calcext:value-type="string">
            <text:p>rio-grandino</text:p>
          </table:table-cell>
          <table:table-cell table:style-name="ce0" office:value-type="string" calcext:value-type="string">
            <text:p>FÁBIO DE OLIVEIRA BRANCO</text:p>
          </table:table-cell>
          <table:table-cell table:style-name="ce3" office:value-type="float" office:value="2698.077" calcext:value-type="float">
            <text:p>2698.077</text:p>
          </table:table-cell>
          <table:table-cell table:style-name="ce0" office:value-type="float" office:value="212881" calcext:value-type="float">
            <text:p>212881</text:p>
          </table:table-cell>
          <table:table-cell table:style-name="ce5" office:value-type="string" calcext:value-type="string">
            <text:p>72.79</text:p>
          </table:table-cell>
          <table:table-cell table:style-name="ce5" office:value-type="string" calcext:value-type="string">
            <text:p>97.7</text:p>
          </table:table-cell>
          <table:table-cell table:style-name="ce7" office:value-type="float" office:value="0.744" calcext:value-type="float">
            <text:p>0.744</text:p>
          </table:table-cell>
          <table:table-cell table:style-name="ce0" office:value-type="float" office:value="8.75" calcext:value-type="float">
            <text:p>8.75</text:p>
          </table:table-cell>
          <table:table-cell table:style-name="ce0" office:value-type="float" office:value="644061.4672" calcext:value-type="float">
            <text:p>644061.4672</text:p>
          </table:table-cell>
          <table:table-cell table:style-name="ce0" office:value-type="float" office:value="563818.86635" calcext:value-type="float">
            <text:p>563818.86635</text:p>
          </table:table-cell>
          <table:table-cell table:style-name="ce0" office:value-type="float" office:value="50649.06" calcext:value-type="float">
            <text:p>50649.06</text:p>
          </table:table-cell>
          <table:table-cell table:formula="of:=&quot;INSERT INTO estado VALUES ('&quot;&amp;[.A345]&amp;&quot;', '&quot;&amp;[.B345]&amp;&quot;', '&quot;&amp;[.C345]&amp;&quot;', '&quot;&amp;[.D345]&amp;&quot;', &quot;&amp;[.E345]&amp;&quot;, &quot;&amp;[.F345]&amp;&quot;, &quot;&amp;[.G345]&amp;&quot;, &quot;&amp;[.H345]&amp;&quot;, &quot;&amp;[.I345]&amp;&quot;, &quot;&amp;[.J345]&amp;&quot;, &quot;&amp;[.K345]&amp;&quot;, &quot;&amp;[.L345]&amp;&quot;, &quot;&amp;[.M345]&amp;&quot;);&quot;" office:value-type="string" office:string-value="INSERT INTO estado VALUES ('Rio Grande', '4315602', 'rio-grandino', 'FÁBIO DE OLIVEIRA BRANCO', 2698.077, 212881, 72.79, 97.7, 0.744, 8.75, 644061.4672, 563818.86635, 50649.06);" calcext:value-type="string">
            <text:p>INSERT INTO estado VALUES ('Rio Grande', '4315602', 'rio-grandino', 'FÁBIO DE OLIVEIRA BRANCO', 2698.077, 212881, 72.79, 97.7, 0.744, 8.75, 644061.4672, 563818.86635, 50649.06);</text:p>
          </table:table-cell>
        </table:table-row>
        <table:table-row table:style-name="ro1">
          <table:table-cell table:style-name="ce0" office:value-type="string" calcext:value-type="string">
            <text:p>Rio Pardo</text:p>
          </table:table-cell>
          <table:table-cell table:style-name="ce0" office:value-type="float" office:value="4315701" calcext:value-type="float">
            <text:p>4315701</text:p>
          </table:table-cell>
          <table:table-cell table:style-name="ce0" office:value-type="string" calcext:value-type="string">
            <text:p>rio-pardense</text:p>
          </table:table-cell>
          <table:table-cell table:style-name="ce0" office:value-type="string" calcext:value-type="string">
            <text:p>EDIVILSON MEURER BRUM</text:p>
          </table:table-cell>
          <table:table-cell table:style-name="ce3" office:value-type="float" office:value="2051.112" calcext:value-type="float">
            <text:p>2051.112</text:p>
          </table:table-cell>
          <table:table-cell table:style-name="ce0" office:value-type="float" office:value="38257" calcext:value-type="float">
            <text:p>38257</text:p>
          </table:table-cell>
          <table:table-cell table:style-name="ce5" office:value-type="string" calcext:value-type="string">
            <text:p>18.33</text:p>
          </table:table-cell>
          <table:table-cell table:style-name="ce5" office:value-type="string" calcext:value-type="string">
            <text:p>96.1</text:p>
          </table:table-cell>
          <table:table-cell table:style-name="ce7" office:value-type="float" office:value="0.693" calcext:value-type="float">
            <text:p>0.693</text:p>
          </table:table-cell>
          <table:table-cell table:style-name="ce0" office:value-type="float" office:value="10.5" calcext:value-type="float">
            <text:p>10.5</text:p>
          </table:table-cell>
          <table:table-cell table:style-name="ce0" office:value-type="float" office:value="132982.82409" calcext:value-type="float">
            <text:p>132982.82409</text:p>
          </table:table-cell>
          <table:table-cell table:style-name="ce0" office:value-type="float" office:value="117970.46571" calcext:value-type="float">
            <text:p>117970.46571</text:p>
          </table:table-cell>
          <table:table-cell table:style-name="ce0" office:value-type="float" office:value="25543.47" calcext:value-type="float">
            <text:p>25543.47</text:p>
          </table:table-cell>
          <table:table-cell table:formula="of:=&quot;INSERT INTO estado VALUES ('&quot;&amp;[.A346]&amp;&quot;', '&quot;&amp;[.B346]&amp;&quot;', '&quot;&amp;[.C346]&amp;&quot;', '&quot;&amp;[.D346]&amp;&quot;', &quot;&amp;[.E346]&amp;&quot;, &quot;&amp;[.F346]&amp;&quot;, &quot;&amp;[.G346]&amp;&quot;, &quot;&amp;[.H346]&amp;&quot;, &quot;&amp;[.I346]&amp;&quot;, &quot;&amp;[.J346]&amp;&quot;, &quot;&amp;[.K346]&amp;&quot;, &quot;&amp;[.L346]&amp;&quot;, &quot;&amp;[.M346]&amp;&quot;);&quot;" office:value-type="string" office:string-value="INSERT INTO estado VALUES ('Rio Pardo', '4315701', 'rio-pardense', 'EDIVILSON MEURER BRUM', 2051.112, 38257, 18.33, 96.1, 0.693, 10.5, 132982.82409, 117970.46571, 25543.47);" calcext:value-type="string">
            <text:p>INSERT INTO estado VALUES ('Rio Pardo', '4315701', 'rio-pardense', 'EDIVILSON MEURER BRUM', 2051.112, 38257, 18.33, 96.1, 0.693, 10.5, 132982.82409, 117970.46571, 25543.47);</text:p>
          </table:table-cell>
        </table:table-row>
        <table:table-row table:style-name="ro1">
          <table:table-cell table:style-name="ce0" office:value-type="string" calcext:value-type="string">
            <text:p>Riozinho</text:p>
          </table:table-cell>
          <table:table-cell table:style-name="ce0" office:value-type="float" office:value="4315750" calcext:value-type="float">
            <text:p>4315750</text:p>
          </table:table-cell>
          <table:table-cell table:style-name="ce0" office:value-type="string" calcext:value-type="string">
            <text:p>riozinhense</text:p>
          </table:table-cell>
          <table:table-cell table:style-name="ce0" office:value-type="string" calcext:value-type="string">
            <text:p>ALCEU MARCOS PRETTO</text:p>
          </table:table-cell>
          <table:table-cell table:style-name="ce2" office:value-type="float" office:value="239.09" calcext:value-type="float">
            <text:p>239.090</text:p>
          </table:table-cell>
          <table:table-cell table:style-name="ce0" office:value-type="float" office:value="4698" calcext:value-type="float">
            <text:p>4698</text:p>
          </table:table-cell>
          <table:table-cell table:style-name="ce5" office:value-type="string" calcext:value-type="string">
            <text:p>18.07</text:p>
          </table:table-cell>
          <table:table-cell table:style-name="ce5" office:value-type="string" calcext:value-type="string">
            <text:p>96.5</text:p>
          </table:table-cell>
          <table:table-cell table:style-name="ce7" office:value-type="float" office:value="0.661" calcext:value-type="float">
            <text:p>0.661</text:p>
          </table:table-cell>
          <table:table-cell table:style-name="ce0" office:value-type="float" office:value="41.67" calcext:value-type="float">
            <text:p>41.67</text:p>
          </table:table-cell>
          <table:table-cell table:style-name="ce0" office:value-type="float" office:value="22374.14447" calcext:value-type="float">
            <text:p>22374.14447</text:p>
          </table:table-cell>
          <table:table-cell table:style-name="ce0" office:value-type="float" office:value="16935.05131" calcext:value-type="float">
            <text:p>16935.05131</text:p>
          </table:table-cell>
          <table:table-cell table:style-name="ce0" office:value-type="float" office:value="27982.83" calcext:value-type="float">
            <text:p>27982.83</text:p>
          </table:table-cell>
          <table:table-cell table:formula="of:=&quot;INSERT INTO estado VALUES ('&quot;&amp;[.A347]&amp;&quot;', '&quot;&amp;[.B347]&amp;&quot;', '&quot;&amp;[.C347]&amp;&quot;', '&quot;&amp;[.D347]&amp;&quot;', &quot;&amp;[.E347]&amp;&quot;, &quot;&amp;[.F347]&amp;&quot;, &quot;&amp;[.G347]&amp;&quot;, &quot;&amp;[.H347]&amp;&quot;, &quot;&amp;[.I347]&amp;&quot;, &quot;&amp;[.J347]&amp;&quot;, &quot;&amp;[.K347]&amp;&quot;, &quot;&amp;[.L347]&amp;&quot;, &quot;&amp;[.M347]&amp;&quot;);&quot;" office:value-type="string" office:string-value="INSERT INTO estado VALUES ('Riozinho', '4315750', 'riozinhense', 'ALCEU MARCOS PRETTO', 239.09, 4698, 18.07, 96.5, 0.661, 41.67, 22374.14447, 16935.05131, 27982.83);" calcext:value-type="string">
            <text:p>INSERT INTO estado VALUES ('Riozinho', '4315750', 'riozinhense', 'ALCEU MARCOS PRETTO', 239.09, 4698, 18.07, 96.5, 0.661, 41.67, 22374.14447, 16935.05131, 27982.83);</text:p>
          </table:table-cell>
        </table:table-row>
        <table:table-row table:style-name="ro1">
          <table:table-cell table:style-name="ce0" office:value-type="string" calcext:value-type="string">
            <text:p>Roca Sales</text:p>
          </table:table-cell>
          <table:table-cell table:style-name="ce0" office:value-type="float" office:value="4315800" calcext:value-type="float">
            <text:p>4315800</text:p>
          </table:table-cell>
          <table:table-cell table:style-name="ce0" office:value-type="string" calcext:value-type="string">
            <text:p>roca-salense</text:p>
          </table:table-cell>
          <table:table-cell table:style-name="ce0" office:value-type="string" calcext:value-type="string">
            <text:p>AMILTON FONTANA</text:p>
          </table:table-cell>
          <table:table-cell table:style-name="ce2" office:value-type="float" office:value="208.108" calcext:value-type="float">
            <text:p>208.108</text:p>
          </table:table-cell>
          <table:table-cell table:style-name="ce0" office:value-type="float" office:value="11556" calcext:value-type="float">
            <text:p>11556</text:p>
          </table:table-cell>
          <table:table-cell table:style-name="ce5" office:value-type="string" calcext:value-type="string">
            <text:p>49.29</text:p>
          </table:table-cell>
          <table:table-cell table:style-name="ce5" office:value-type="string" calcext:value-type="string">
            <text:p>98.7</text:p>
          </table:table-cell>
          <table:table-cell table:style-name="ce7" office:value-type="float" office:value="0.729" calcext:value-type="float">
            <text:p>0.729</text:p>
          </table:table-cell>
          <table:table-cell table:style-name="ce0" office:value-type="float" office:value="8.93" calcext:value-type="float">
            <text:p>8.93</text:p>
          </table:table-cell>
          <table:table-cell table:style-name="ce0" office:value-type="float" office:value="37649.02955" calcext:value-type="float">
            <text:p>37649.02955</text:p>
          </table:table-cell>
          <table:table-cell table:style-name="ce0" office:value-type="float" office:value="31424.99738" calcext:value-type="float">
            <text:p>31424.99738</text:p>
          </table:table-cell>
          <table:table-cell table:style-name="ce0" office:value-type="float" office:value="42236.4" calcext:value-type="float">
            <text:p>42236.4</text:p>
          </table:table-cell>
          <table:table-cell table:formula="of:=&quot;INSERT INTO estado VALUES ('&quot;&amp;[.A348]&amp;&quot;', '&quot;&amp;[.B348]&amp;&quot;', '&quot;&amp;[.C348]&amp;&quot;', '&quot;&amp;[.D348]&amp;&quot;', &quot;&amp;[.E348]&amp;&quot;, &quot;&amp;[.F348]&amp;&quot;, &quot;&amp;[.G348]&amp;&quot;, &quot;&amp;[.H348]&amp;&quot;, &quot;&amp;[.I348]&amp;&quot;, &quot;&amp;[.J348]&amp;&quot;, &quot;&amp;[.K348]&amp;&quot;, &quot;&amp;[.L348]&amp;&quot;, &quot;&amp;[.M348]&amp;&quot;);&quot;" office:value-type="string" office:string-value="INSERT INTO estado VALUES ('Roca Sales', '4315800', 'roca-salense', 'AMILTON FONTANA', 208.108, 11556, 49.29, 98.7, 0.729, 8.93, 37649.02955, 31424.99738, 42236.4);" calcext:value-type="string">
            <text:p>INSERT INTO estado VALUES ('Roca Sales', '4315800', 'roca-salense', 'AMILTON FONTANA', 208.108, 11556, 49.29, 98.7, 0.729, 8.93, 37649.02955, 31424.99738, 42236.4);</text:p>
          </table:table-cell>
        </table:table-row>
        <table:table-row table:style-name="ro1">
          <table:table-cell table:style-name="ce0" office:value-type="string" calcext:value-type="string">
            <text:p>Rodeio Bonito</text:p>
          </table:table-cell>
          <table:table-cell table:style-name="ce0" office:value-type="float" office:value="4315909" calcext:value-type="float">
            <text:p>4315909</text:p>
          </table:table-cell>
          <table:table-cell table:style-name="ce0" office:value-type="string" calcext:value-type="string">
            <text:p>rodeiense</text:p>
          </table:table-cell>
          <table:table-cell table:style-name="ce0" office:value-type="string" calcext:value-type="string">
            <text:p>PAULO DUARTE</text:p>
          </table:table-cell>
          <table:table-cell table:style-name="ce2" office:value-type="float" office:value="83.278" calcext:value-type="float">
            <text:p>83.278</text:p>
          </table:table-cell>
          <table:table-cell table:style-name="ce0" office:value-type="float" office:value="5868" calcext:value-type="float">
            <text:p>5868</text:p>
          </table:table-cell>
          <table:table-cell table:style-name="ce5" office:value-type="string" calcext:value-type="string">
            <text:p>69.03</text:p>
          </table:table-cell>
          <table:table-cell table:style-name="ce5" office:value-type="string" calcext:value-type="string">
            <text:p>99.3</text:p>
          </table:table-cell>
          <table:table-cell table:style-name="ce7" office:value-type="float" office:value="0.732" calcext:value-type="float">
            <text:p>0.73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4351.40313" calcext:value-type="float">
            <text:p>24351.40313</text:p>
          </table:table-cell>
          <table:table-cell table:style-name="ce0" office:value-type="float" office:value="21326.85854" calcext:value-type="float">
            <text:p>21326.85854</text:p>
          </table:table-cell>
          <table:table-cell table:style-name="ce0" office:value-type="float" office:value="33263.64" calcext:value-type="float">
            <text:p>33263.64</text:p>
          </table:table-cell>
          <table:table-cell table:formula="of:=&quot;INSERT INTO estado VALUES ('&quot;&amp;[.A349]&amp;&quot;', '&quot;&amp;[.B349]&amp;&quot;', '&quot;&amp;[.C349]&amp;&quot;', '&quot;&amp;[.D349]&amp;&quot;', &quot;&amp;[.E349]&amp;&quot;, &quot;&amp;[.F349]&amp;&quot;, &quot;&amp;[.G349]&amp;&quot;, &quot;&amp;[.H349]&amp;&quot;, &quot;&amp;[.I349]&amp;&quot;, &quot;&amp;[.J349]&amp;&quot;, &quot;&amp;[.K349]&amp;&quot;, &quot;&amp;[.L349]&amp;&quot;, &quot;&amp;[.M349]&amp;&quot;);&quot;" office:value-type="string" office:string-value="INSERT INTO estado VALUES ('Rodeio Bonito', '4315909', 'rodeiense', 'PAULO DUARTE', 83.278, 5868, 69.03, 99.3, 0.732, null, 24351.40313, 21326.85854, 33263.64);" calcext:value-type="string">
            <text:p>INSERT INTO estado VALUES ('Rodeio Bonito', '4315909', 'rodeiense', 'PAULO DUARTE', 83.278, 5868, 69.03, 99.3, 0.732, null, 24351.40313, 21326.85854, 33263.64);</text:p>
          </table:table-cell>
        </table:table-row>
        <table:table-row table:style-name="ro1">
          <table:table-cell table:style-name="ce0" office:value-type="string" calcext:value-type="string">
            <text:p>Rolador</text:p>
          </table:table-cell>
          <table:table-cell table:style-name="ce0" office:value-type="float" office:value="4315958" calcext:value-type="float">
            <text:p>4315958</text:p>
          </table:table-cell>
          <table:table-cell table:style-name="ce0" office:value-type="string" calcext:value-type="string">
            <text:p>roladorense</text:p>
          </table:table-cell>
          <table:table-cell table:style-name="ce0" office:value-type="string" calcext:value-type="string">
            <text:p>JOÃO ALBERTO AQUINO GOMES</text:p>
          </table:table-cell>
          <table:table-cell table:style-name="ce2" office:value-type="float" office:value="295.326" calcext:value-type="float">
            <text:p>295.326</text:p>
          </table:table-cell>
          <table:table-cell table:style-name="ce0" office:value-type="float" office:value="2270" calcext:value-type="float">
            <text:p>2270</text:p>
          </table:table-cell>
          <table:table-cell table:style-name="ce5" office:value-type="string" calcext:value-type="string">
            <text:p>8.63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689" calcext:value-type="float">
            <text:p>0.68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227.04731" calcext:value-type="float">
            <text:p>17227.04731</text:p>
          </table:table-cell>
          <table:table-cell table:style-name="ce0" office:value-type="float" office:value="13600.06608" calcext:value-type="float">
            <text:p>13600.06608</text:p>
          </table:table-cell>
          <table:table-cell table:style-name="ce0" office:value-type="float" office:value="45610.42" calcext:value-type="float">
            <text:p>45610.42</text:p>
          </table:table-cell>
          <table:table-cell table:formula="of:=&quot;INSERT INTO estado VALUES ('&quot;&amp;[.A350]&amp;&quot;', '&quot;&amp;[.B350]&amp;&quot;', '&quot;&amp;[.C350]&amp;&quot;', '&quot;&amp;[.D350]&amp;&quot;', &quot;&amp;[.E350]&amp;&quot;, &quot;&amp;[.F350]&amp;&quot;, &quot;&amp;[.G350]&amp;&quot;, &quot;&amp;[.H350]&amp;&quot;, &quot;&amp;[.I350]&amp;&quot;, &quot;&amp;[.J350]&amp;&quot;, &quot;&amp;[.K350]&amp;&quot;, &quot;&amp;[.L350]&amp;&quot;, &quot;&amp;[.M350]&amp;&quot;);&quot;" office:value-type="string" office:string-value="INSERT INTO estado VALUES ('Rolador', '4315958', 'roladorense', 'JOÃO ALBERTO AQUINO GOMES', 295.326, 2270, 8.63, 98.5, 0.689, null, 17227.04731, 13600.06608, 45610.42);" calcext:value-type="string">
            <text:p>INSERT INTO estado VALUES ('Rolador', '4315958', 'roladorense', 'JOÃO ALBERTO AQUINO GOMES', 295.326, 2270, 8.63, 98.5, 0.689, null, 17227.04731, 13600.06608, 45610.42);</text:p>
          </table:table-cell>
        </table:table-row>
        <table:table-row table:style-name="ro1">
          <table:table-cell table:style-name="ce0" office:value-type="string" calcext:value-type="string">
            <text:p>Rolante</text:p>
          </table:table-cell>
          <table:table-cell table:style-name="ce0" office:value-type="float" office:value="4316006" calcext:value-type="float">
            <text:p>4316006</text:p>
          </table:table-cell>
          <table:table-cell table:style-name="ce0" office:value-type="string" calcext:value-type="string">
            <text:p>rolantense</text:p>
          </table:table-cell>
          <table:table-cell table:style-name="ce0" office:value-type="string" calcext:value-type="string">
            <text:p>PEDRO LUIZ RIPPEL</text:p>
          </table:table-cell>
          <table:table-cell table:style-name="ce2" office:value-type="float" office:value="296.09" calcext:value-type="float">
            <text:p>296.090</text:p>
          </table:table-cell>
          <table:table-cell table:style-name="ce0" office:value-type="float" office:value="21591" calcext:value-type="float">
            <text:p>21591</text:p>
          </table:table-cell>
          <table:table-cell table:style-name="ce5" office:value-type="string" calcext:value-type="string">
            <text:p>65.91</text:p>
          </table:table-cell>
          <table:table-cell table:style-name="ce5" office:value-type="string" calcext:value-type="string">
            <text:p>96.9</text:p>
          </table:table-cell>
          <table:table-cell table:style-name="ce7" office:value-type="float" office:value="0.688" calcext:value-type="float">
            <text:p>0.688</text:p>
          </table:table-cell>
          <table:table-cell table:style-name="ce0" office:value-type="float" office:value="11.07" calcext:value-type="float">
            <text:p>11.07</text:p>
          </table:table-cell>
          <table:table-cell table:style-name="ce0" office:value-type="float" office:value="68409.16907" calcext:value-type="float">
            <text:p>68409.16907</text:p>
          </table:table-cell>
          <table:table-cell table:style-name="ce0" office:value-type="float" office:value="55429.95657" calcext:value-type="float">
            <text:p>55429.95657</text:p>
          </table:table-cell>
          <table:table-cell table:style-name="ce0" office:value-type="float" office:value="30611.38" calcext:value-type="float">
            <text:p>30611.38</text:p>
          </table:table-cell>
          <table:table-cell table:formula="of:=&quot;INSERT INTO estado VALUES ('&quot;&amp;[.A351]&amp;&quot;', '&quot;&amp;[.B351]&amp;&quot;', '&quot;&amp;[.C351]&amp;&quot;', '&quot;&amp;[.D351]&amp;&quot;', &quot;&amp;[.E351]&amp;&quot;, &quot;&amp;[.F351]&amp;&quot;, &quot;&amp;[.G351]&amp;&quot;, &quot;&amp;[.H351]&amp;&quot;, &quot;&amp;[.I351]&amp;&quot;, &quot;&amp;[.J351]&amp;&quot;, &quot;&amp;[.K351]&amp;&quot;, &quot;&amp;[.L351]&amp;&quot;, &quot;&amp;[.M351]&amp;&quot;);&quot;" office:value-type="string" office:string-value="INSERT INTO estado VALUES ('Rolante', '4316006', 'rolantense', 'PEDRO LUIZ RIPPEL', 296.09, 21591, 65.91, 96.9, 0.688, 11.07, 68409.16907, 55429.95657, 30611.38);" calcext:value-type="string">
            <text:p>INSERT INTO estado VALUES ('Rolante', '4316006', 'rolantense', 'PEDRO LUIZ RIPPEL', 296.09, 21591, 65.91, 96.9, 0.688, 11.07, 68409.16907, 55429.95657, 30611.38);</text:p>
          </table:table-cell>
        </table:table-row>
        <table:table-row table:style-name="ro1">
          <table:table-cell table:style-name="ce0" office:value-type="string" calcext:value-type="string">
            <text:p>Ronda Alta</text:p>
          </table:table-cell>
          <table:table-cell table:style-name="ce0" office:value-type="float" office:value="4316105" calcext:value-type="float">
            <text:p>4316105</text:p>
          </table:table-cell>
          <table:table-cell table:style-name="ce0" office:value-type="string" calcext:value-type="string">
            <text:p>ronda-altense</text:p>
          </table:table-cell>
          <table:table-cell table:style-name="ce0" office:value-type="string" calcext:value-type="string">
            <text:p>MARCOS MIGUEL BEUX</text:p>
          </table:table-cell>
          <table:table-cell table:style-name="ce2" office:value-type="float" office:value="418.675" calcext:value-type="float">
            <text:p>418.675</text:p>
          </table:table-cell>
          <table:table-cell table:style-name="ce0" office:value-type="float" office:value="10633" calcext:value-type="float">
            <text:p>10633</text:p>
          </table:table-cell>
          <table:table-cell table:style-name="ce5" office:value-type="string" calcext:value-type="string">
            <text:p>24.37</text:p>
          </table:table-cell>
          <table:table-cell table:style-name="ce5" office:value-type="string" calcext:value-type="string">
            <text:p>94.6</text:p>
          </table:table-cell>
          <table:table-cell table:style-name="ce7" office:value-type="float" office:value="0.724" calcext:value-type="float">
            <text:p>0.72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38154.29441" calcext:value-type="float">
            <text:p>38154.29441</text:p>
          </table:table-cell>
          <table:table-cell table:style-name="ce0" office:value-type="float" office:value="30104.88655" calcext:value-type="float">
            <text:p>30104.88655</text:p>
          </table:table-cell>
          <table:table-cell table:style-name="ce0" office:value-type="float" office:value="33216.87" calcext:value-type="float">
            <text:p>33216.87</text:p>
          </table:table-cell>
          <table:table-cell table:formula="of:=&quot;INSERT INTO estado VALUES ('&quot;&amp;[.A352]&amp;&quot;', '&quot;&amp;[.B352]&amp;&quot;', '&quot;&amp;[.C352]&amp;&quot;', '&quot;&amp;[.D352]&amp;&quot;', &quot;&amp;[.E352]&amp;&quot;, &quot;&amp;[.F352]&amp;&quot;, &quot;&amp;[.G352]&amp;&quot;, &quot;&amp;[.H352]&amp;&quot;, &quot;&amp;[.I352]&amp;&quot;, &quot;&amp;[.J352]&amp;&quot;, &quot;&amp;[.K352]&amp;&quot;, &quot;&amp;[.L352]&amp;&quot;, &quot;&amp;[.M352]&amp;&quot;);&quot;" office:value-type="string" office:string-value="INSERT INTO estado VALUES ('Ronda Alta', '4316105', 'ronda-altense', 'MARCOS MIGUEL BEUX', 418.675, 10633, 24.37, 94.6, 0.724, null, 38154.29441, 30104.88655, 33216.87);" calcext:value-type="string">
            <text:p>INSERT INTO estado VALUES ('Ronda Alta', '4316105', 'ronda-altense', 'MARCOS MIGUEL BEUX', 418.675, 10633, 24.37, 94.6, 0.724, null, 38154.29441, 30104.88655, 33216.87);</text:p>
          </table:table-cell>
        </table:table-row>
        <table:table-row table:style-name="ro1">
          <table:table-cell table:style-name="ce0" office:value-type="string" calcext:value-type="string">
            <text:p>Rondinha</text:p>
          </table:table-cell>
          <table:table-cell table:style-name="ce0" office:value-type="float" office:value="4316204" calcext:value-type="float">
            <text:p>4316204</text:p>
          </table:table-cell>
          <table:table-cell table:style-name="ce0" office:value-type="string" calcext:value-type="string">
            <text:p>rondinhense</text:p>
          </table:table-cell>
          <table:table-cell table:style-name="ce0" office:value-type="string" calcext:value-type="string">
            <text:p>ALDOMIR LUIZ CANTONI</text:p>
          </table:table-cell>
          <table:table-cell table:style-name="ce2" office:value-type="float" office:value="252.454" calcext:value-type="float">
            <text:p>252.454</text:p>
          </table:table-cell>
          <table:table-cell table:style-name="ce0" office:value-type="float" office:value="5033" calcext:value-type="float">
            <text:p>5033</text:p>
          </table:table-cell>
          <table:table-cell table:style-name="ce5" office:value-type="string" calcext:value-type="string">
            <text:p>21.88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64" calcext:value-type="float">
            <text:p>0.76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4925.57148" calcext:value-type="float">
            <text:p>24925.57148</text:p>
          </table:table-cell>
          <table:table-cell table:style-name="ce0" office:value-type="float" office:value="19522.66015" calcext:value-type="float">
            <text:p>19522.66015</text:p>
          </table:table-cell>
          <table:table-cell table:style-name="ce0" office:value-type="float" office:value="38094.93" calcext:value-type="float">
            <text:p>38094.93</text:p>
          </table:table-cell>
          <table:table-cell table:formula="of:=&quot;INSERT INTO estado VALUES ('&quot;&amp;[.A353]&amp;&quot;', '&quot;&amp;[.B353]&amp;&quot;', '&quot;&amp;[.C353]&amp;&quot;', '&quot;&amp;[.D353]&amp;&quot;', &quot;&amp;[.E353]&amp;&quot;, &quot;&amp;[.F353]&amp;&quot;, &quot;&amp;[.G353]&amp;&quot;, &quot;&amp;[.H353]&amp;&quot;, &quot;&amp;[.I353]&amp;&quot;, &quot;&amp;[.J353]&amp;&quot;, &quot;&amp;[.K353]&amp;&quot;, &quot;&amp;[.L353]&amp;&quot;, &quot;&amp;[.M353]&amp;&quot;);&quot;" office:value-type="string" office:string-value="INSERT INTO estado VALUES ('Rondinha', '4316204', 'rondinhense', 'ALDOMIR LUIZ CANTONI', 252.454, 5033, 21.88, 99.1, 0.764, null, 24925.57148, 19522.66015, 38094.93);" calcext:value-type="string">
            <text:p>INSERT INTO estado VALUES ('Rondinha', '4316204', 'rondinhense', 'ALDOMIR LUIZ CANTONI', 252.454, 5033, 21.88, 99.1, 0.764, null, 24925.57148, 19522.66015, 38094.93);</text:p>
          </table:table-cell>
        </table:table-row>
        <table:table-row table:style-name="ro1">
          <table:table-cell table:style-name="ce0" office:value-type="string" calcext:value-type="string">
            <text:p>Roque Gonzales</text:p>
          </table:table-cell>
          <table:table-cell table:style-name="ce0" office:value-type="float" office:value="4316303" calcext:value-type="float">
            <text:p>4316303</text:p>
          </table:table-cell>
          <table:table-cell table:style-name="ce0" office:value-type="string" calcext:value-type="string">
            <text:p>roque-gonzalense</text:p>
          </table:table-cell>
          <table:table-cell table:style-name="ce0" office:value-type="string" calcext:value-type="string">
            <text:p>FERNANDO MATTES MACHRY</text:p>
          </table:table-cell>
          <table:table-cell table:style-name="ce2" office:value-type="float" office:value="349.074" calcext:value-type="float">
            <text:p>349.074</text:p>
          </table:table-cell>
          <table:table-cell table:style-name="ce0" office:value-type="float" office:value="6750" calcext:value-type="float">
            <text:p>6750</text:p>
          </table:table-cell>
          <table:table-cell table:style-name="ce5" office:value-type="string" calcext:value-type="string">
            <text:p>20.78</text:p>
          </table:table-cell>
          <table:table-cell table:style-name="ce5" office:value-type="string" calcext:value-type="string">
            <text:p>97.8</text:p>
          </table:table-cell>
          <table:table-cell table:style-name="ce7" office:value-type="float" office:value="0.688" calcext:value-type="float">
            <text:p>0.68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30054.5942" calcext:value-type="float">
            <text:p>30054.5942</text:p>
          </table:table-cell>
          <table:table-cell table:style-name="ce0" office:value-type="float" office:value="24804.54915" calcext:value-type="float">
            <text:p>24804.54915</text:p>
          </table:table-cell>
          <table:table-cell table:style-name="ce0" office:value-type="float" office:value="115314.66" calcext:value-type="float">
            <text:p>115314.66</text:p>
          </table:table-cell>
          <table:table-cell table:formula="of:=&quot;INSERT INTO estado VALUES ('&quot;&amp;[.A354]&amp;&quot;', '&quot;&amp;[.B354]&amp;&quot;', '&quot;&amp;[.C354]&amp;&quot;', '&quot;&amp;[.D354]&amp;&quot;', &quot;&amp;[.E354]&amp;&quot;, &quot;&amp;[.F354]&amp;&quot;, &quot;&amp;[.G354]&amp;&quot;, &quot;&amp;[.H354]&amp;&quot;, &quot;&amp;[.I354]&amp;&quot;, &quot;&amp;[.J354]&amp;&quot;, &quot;&amp;[.K354]&amp;&quot;, &quot;&amp;[.L354]&amp;&quot;, &quot;&amp;[.M354]&amp;&quot;);&quot;" office:value-type="string" office:string-value="INSERT INTO estado VALUES ('Roque Gonzales', '4316303', 'roque-gonzalense', 'FERNANDO MATTES MACHRY', 349.074, 6750, 20.78, 97.8, 0.688, null, 30054.5942, 24804.54915, 115314.66);" calcext:value-type="string">
            <text:p>INSERT INTO estado VALUES ('Roque Gonzales', '4316303', 'roque-gonzalense', 'FERNANDO MATTES MACHRY', 349.074, 6750, 20.78, 97.8, 0.688, null, 30054.5942, 24804.54915, 115314.66);</text:p>
          </table:table-cell>
        </table:table-row>
        <table:table-row table:style-name="ro1">
          <table:table-cell table:style-name="ce0" office:value-type="string" calcext:value-type="string">
            <text:p>Rosário do Sul</text:p>
          </table:table-cell>
          <table:table-cell table:style-name="ce0" office:value-type="float" office:value="4316402" calcext:value-type="float">
            <text:p>4316402</text:p>
          </table:table-cell>
          <table:table-cell table:style-name="ce0" office:value-type="string" calcext:value-type="string">
            <text:p>rosariense</text:p>
          </table:table-cell>
          <table:table-cell table:style-name="ce0" office:value-type="string" calcext:value-type="string">
            <text:p>VILMAR DE OLIVEIRA</text:p>
          </table:table-cell>
          <table:table-cell table:style-name="ce3" office:value-type="float" office:value="4343.656" calcext:value-type="float">
            <text:p>4343.656</text:p>
          </table:table-cell>
          <table:table-cell table:style-name="ce0" office:value-type="float" office:value="39210" calcext:value-type="float">
            <text:p>39210</text:p>
          </table:table-cell>
          <table:table-cell table:style-name="ce5" office:value-type="string" calcext:value-type="string">
            <text:p>9.09</text:p>
          </table:table-cell>
          <table:table-cell table:style-name="ce5" office:value-type="string" calcext:value-type="string">
            <text:p>96.5</text:p>
          </table:table-cell>
          <table:table-cell table:style-name="ce7" office:value-type="float" office:value="0.699" calcext:value-type="float">
            <text:p>0.699</text:p>
          </table:table-cell>
          <table:table-cell table:style-name="ce0" office:value-type="float" office:value="4.65" calcext:value-type="float">
            <text:p>4.65</text:p>
          </table:table-cell>
          <table:table-cell table:style-name="ce0" office:value-type="float" office:value="98105.78981" calcext:value-type="float">
            <text:p>98105.78981</text:p>
          </table:table-cell>
          <table:table-cell table:style-name="ce0" office:value-type="float" office:value="88789.65069" calcext:value-type="float">
            <text:p>88789.65069</text:p>
          </table:table-cell>
          <table:table-cell table:style-name="ce0" office:value-type="float" office:value="23588.27" calcext:value-type="float">
            <text:p>23588.27</text:p>
          </table:table-cell>
          <table:table-cell table:formula="of:=&quot;INSERT INTO estado VALUES ('&quot;&amp;[.A355]&amp;&quot;', '&quot;&amp;[.B355]&amp;&quot;', '&quot;&amp;[.C355]&amp;&quot;', '&quot;&amp;[.D355]&amp;&quot;', &quot;&amp;[.E355]&amp;&quot;, &quot;&amp;[.F355]&amp;&quot;, &quot;&amp;[.G355]&amp;&quot;, &quot;&amp;[.H355]&amp;&quot;, &quot;&amp;[.I355]&amp;&quot;, &quot;&amp;[.J355]&amp;&quot;, &quot;&amp;[.K355]&amp;&quot;, &quot;&amp;[.L355]&amp;&quot;, &quot;&amp;[.M355]&amp;&quot;);&quot;" office:value-type="string" office:string-value="INSERT INTO estado VALUES ('Rosário do Sul', '4316402', 'rosariense', 'VILMAR DE OLIVEIRA', 4343.656, 39210, 9.09, 96.5, 0.699, 4.65, 98105.78981, 88789.65069, 23588.27);" calcext:value-type="string">
            <text:p>INSERT INTO estado VALUES ('Rosário do Sul', '4316402', 'rosariense', 'VILMAR DE OLIVEIRA', 4343.656, 39210, 9.09, 96.5, 0.699, 4.65, 98105.78981, 88789.65069, 23588.27);</text:p>
          </table:table-cell>
        </table:table-row>
        <table:table-row table:style-name="ro1">
          <table:table-cell table:style-name="ce0" office:value-type="string" calcext:value-type="string">
            <text:p>Sagrada Família</text:p>
          </table:table-cell>
          <table:table-cell table:style-name="ce0" office:value-type="float" office:value="4316428" calcext:value-type="float">
            <text:p>4316428</text:p>
          </table:table-cell>
          <table:table-cell table:style-name="ce0" office:value-type="string" calcext:value-type="string">
            <text:p>sagradense</text:p>
          </table:table-cell>
          <table:table-cell table:style-name="ce0" office:value-type="string" calcext:value-type="string">
            <text:p>MARCOS DO NASCIMENTO SANTOS</text:p>
          </table:table-cell>
          <table:table-cell table:style-name="ce2" office:value-type="float" office:value="77.889" calcext:value-type="float">
            <text:p>77.889</text:p>
          </table:table-cell>
          <table:table-cell table:style-name="ce0" office:value-type="float" office:value="2601" calcext:value-type="float">
            <text:p>2601</text:p>
          </table:table-cell>
          <table:table-cell table:style-name="ce5" office:value-type="string" calcext:value-type="string">
            <text:p>33.16</text:p>
          </table:table-cell>
          <table:table-cell table:style-name="ce5" office:value-type="string" calcext:value-type="string">
            <text:p>98.6</text:p>
          </table:table-cell>
          <table:table-cell table:style-name="ce7" office:value-type="float" office:value="0.678" calcext:value-type="float">
            <text:p>0.67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979.16053" calcext:value-type="float">
            <text:p>13979.16053</text:p>
          </table:table-cell>
          <table:table-cell table:style-name="ce0" office:value-type="float" office:value="12838.27802" calcext:value-type="float">
            <text:p>12838.27802</text:p>
          </table:table-cell>
          <table:table-cell table:style-name="ce0" office:value-type="float" office:value="23893.28" calcext:value-type="float">
            <text:p>23893.28</text:p>
          </table:table-cell>
          <table:table-cell table:formula="of:=&quot;INSERT INTO estado VALUES ('&quot;&amp;[.A356]&amp;&quot;', '&quot;&amp;[.B356]&amp;&quot;', '&quot;&amp;[.C356]&amp;&quot;', '&quot;&amp;[.D356]&amp;&quot;', &quot;&amp;[.E356]&amp;&quot;, &quot;&amp;[.F356]&amp;&quot;, &quot;&amp;[.G356]&amp;&quot;, &quot;&amp;[.H356]&amp;&quot;, &quot;&amp;[.I356]&amp;&quot;, &quot;&amp;[.J356]&amp;&quot;, &quot;&amp;[.K356]&amp;&quot;, &quot;&amp;[.L356]&amp;&quot;, &quot;&amp;[.M356]&amp;&quot;);&quot;" office:value-type="string" office:string-value="INSERT INTO estado VALUES ('Sagrada Família', '4316428', 'sagradense', 'MARCOS DO NASCIMENTO SANTOS', 77.889, 2601, 33.16, 98.6, 0.678, null, 13979.16053, 12838.27802, 23893.28);" calcext:value-type="string">
            <text:p>INSERT INTO estado VALUES ('Sagrada Família', '4316428', 'sagradense', 'MARCOS DO NASCIMENTO SANTOS', 77.889, 2601, 33.16, 98.6, 0.678, null, 13979.16053, 12838.27802, 23893.28);</text:p>
          </table:table-cell>
        </table:table-row>
        <table:table-row table:style-name="ro1">
          <table:table-cell table:style-name="ce0" office:value-type="string" calcext:value-type="string">
            <text:p>Saldanha Marinho</text:p>
          </table:table-cell>
          <table:table-cell table:style-name="ce0" office:value-type="float" office:value="4316436" calcext:value-type="float">
            <text:p>4316436</text:p>
          </table:table-cell>
          <table:table-cell table:style-name="ce0" office:value-type="string" calcext:value-type="string">
            <text:p>saldanhense</text:p>
          </table:table-cell>
          <table:table-cell table:style-name="ce0" office:value-type="string" calcext:value-type="string">
            <text:p>JOÃO ÉLCIO DA FONSECA</text:p>
          </table:table-cell>
          <table:table-cell table:style-name="ce2" office:value-type="float" office:value="221.554" calcext:value-type="float">
            <text:p>221.554</text:p>
          </table:table-cell>
          <table:table-cell table:style-name="ce0" office:value-type="float" office:value="2596" calcext:value-type="float">
            <text:p>2596</text:p>
          </table:table-cell>
          <table:table-cell table:style-name="ce5" office:value-type="string" calcext:value-type="string">
            <text:p>12.95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62" calcext:value-type="float">
            <text:p>0.76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594.18768" calcext:value-type="float">
            <text:p>21594.18768</text:p>
          </table:table-cell>
          <table:table-cell table:style-name="ce0" office:value-type="float" office:value="17592.68212" calcext:value-type="float">
            <text:p>17592.68212</text:p>
          </table:table-cell>
          <table:table-cell table:style-name="ce0" office:value-type="float" office:value="57199.81" calcext:value-type="float">
            <text:p>57199.81</text:p>
          </table:table-cell>
          <table:table-cell table:formula="of:=&quot;INSERT INTO estado VALUES ('&quot;&amp;[.A357]&amp;&quot;', '&quot;&amp;[.B357]&amp;&quot;', '&quot;&amp;[.C357]&amp;&quot;', '&quot;&amp;[.D357]&amp;&quot;', &quot;&amp;[.E357]&amp;&quot;, &quot;&amp;[.F357]&amp;&quot;, &quot;&amp;[.G357]&amp;&quot;, &quot;&amp;[.H357]&amp;&quot;, &quot;&amp;[.I357]&amp;&quot;, &quot;&amp;[.J357]&amp;&quot;, &quot;&amp;[.K357]&amp;&quot;, &quot;&amp;[.L357]&amp;&quot;, &quot;&amp;[.M357]&amp;&quot;);&quot;" office:value-type="string" office:string-value="INSERT INTO estado VALUES ('Saldanha Marinho', '4316436', 'saldanhense', 'JOÃO ÉLCIO DA FONSECA', 221.554, 2596, 12.95, 100, 0.762, null, 21594.18768, 17592.68212, 57199.81);" calcext:value-type="string">
            <text:p>INSERT INTO estado VALUES ('Saldanha Marinho', '4316436', 'saldanhense', 'JOÃO ÉLCIO DA FONSECA', 221.554, 2596, 12.95, 100, 0.762, null, 21594.18768, 17592.68212, 57199.81);</text:p>
          </table:table-cell>
        </table:table-row>
        <table:table-row table:style-name="ro1">
          <table:table-cell table:style-name="ce0" office:value-type="string" calcext:value-type="string">
            <text:p>Salto do Jacuí</text:p>
          </table:table-cell>
          <table:table-cell table:style-name="ce0" office:value-type="float" office:value="4316451" calcext:value-type="float">
            <text:p>4316451</text:p>
          </table:table-cell>
          <table:table-cell table:style-name="ce0" office:value-type="string" calcext:value-type="string">
            <text:p>salto-jacuiense</text:p>
          </table:table-cell>
          <table:table-cell table:style-name="ce0" office:value-type="string" calcext:value-type="string">
            <text:p>RONALDO OLIMPIO PEREIRA DE MORAES</text:p>
          </table:table-cell>
          <table:table-cell table:style-name="ce2" office:value-type="float" office:value="507.698" calcext:value-type="float">
            <text:p>507.698</text:p>
          </table:table-cell>
          <table:table-cell table:style-name="ce0" office:value-type="float" office:value="12512" calcext:value-type="float">
            <text:p>12512</text:p>
          </table:table-cell>
          <table:table-cell table:style-name="ce5" office:value-type="string" calcext:value-type="string">
            <text:p>23.41</text:p>
          </table:table-cell>
          <table:table-cell table:style-name="ce5" office:value-type="string" calcext:value-type="string">
            <text:p>96.3</text:p>
          </table:table-cell>
          <table:table-cell table:style-name="ce7" office:value-type="float" office:value="0.687" calcext:value-type="float">
            <text:p>0.68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45260.1421" calcext:value-type="float">
            <text:p>45260.1421</text:p>
          </table:table-cell>
          <table:table-cell table:style-name="ce0" office:value-type="float" office:value="39403.69218" calcext:value-type="float">
            <text:p>39403.69218</text:p>
          </table:table-cell>
          <table:table-cell table:style-name="ce0" office:value-type="float" office:value="71304.66" calcext:value-type="float">
            <text:p>71304.66</text:p>
          </table:table-cell>
          <table:table-cell table:formula="of:=&quot;INSERT INTO estado VALUES ('&quot;&amp;[.A358]&amp;&quot;', '&quot;&amp;[.B358]&amp;&quot;', '&quot;&amp;[.C358]&amp;&quot;', '&quot;&amp;[.D358]&amp;&quot;', &quot;&amp;[.E358]&amp;&quot;, &quot;&amp;[.F358]&amp;&quot;, &quot;&amp;[.G358]&amp;&quot;, &quot;&amp;[.H358]&amp;&quot;, &quot;&amp;[.I358]&amp;&quot;, &quot;&amp;[.J358]&amp;&quot;, &quot;&amp;[.K358]&amp;&quot;, &quot;&amp;[.L358]&amp;&quot;, &quot;&amp;[.M358]&amp;&quot;);&quot;" office:value-type="string" office:string-value="INSERT INTO estado VALUES ('Salto do Jacuí', '4316451', 'salto-jacuiense', 'RONALDO OLIMPIO PEREIRA DE MORAES', 507.698, 12512, 23.41, 96.3, 0.687, null, 45260.1421, 39403.69218, 71304.66);" calcext:value-type="string">
            <text:p>INSERT INTO estado VALUES ('Salto do Jacuí', '4316451', 'salto-jacuiense', 'RONALDO OLIMPIO PEREIRA DE MORAES', 507.698, 12512, 23.41, 96.3, 0.687, null, 45260.1421, 39403.69218, 71304.66);</text:p>
          </table:table-cell>
        </table:table-row>
        <table:table-row table:style-name="ro1">
          <table:table-cell table:style-name="ce0" office:value-type="string" calcext:value-type="string">
            <text:p>Salvador das Missões</text:p>
          </table:table-cell>
          <table:table-cell table:style-name="ce0" office:value-type="float" office:value="4316477" calcext:value-type="float">
            <text:p>4316477</text:p>
          </table:table-cell>
          <table:table-cell table:style-name="ce0" office:value-type="string" calcext:value-type="string">
            <text:p>salvadorense</text:p>
          </table:table-cell>
          <table:table-cell table:style-name="ce0" office:value-type="string" calcext:value-type="string">
            <text:p>VILSON JOSÉ SCHONS</text:p>
          </table:table-cell>
          <table:table-cell table:style-name="ce2" office:value-type="float" office:value="94.312" calcext:value-type="float">
            <text:p>94.312</text:p>
          </table:table-cell>
          <table:table-cell table:style-name="ce0" office:value-type="float" office:value="2734" calcext:value-type="float">
            <text:p>2734</text:p>
          </table:table-cell>
          <table:table-cell table:style-name="ce5" office:value-type="string" calcext:value-type="string">
            <text:p>28.38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53" calcext:value-type="float">
            <text:p>0.75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3897.3244" calcext:value-type="float">
            <text:p>23897.3244</text:p>
          </table:table-cell>
          <table:table-cell table:style-name="ce0" office:value-type="float" office:value="17970.34715" calcext:value-type="float">
            <text:p>17970.34715</text:p>
          </table:table-cell>
          <table:table-cell table:style-name="ce0" office:value-type="float" office:value="49437.09" calcext:value-type="float">
            <text:p>49437.09</text:p>
          </table:table-cell>
          <table:table-cell table:formula="of:=&quot;INSERT INTO estado VALUES ('&quot;&amp;[.A359]&amp;&quot;', '&quot;&amp;[.B359]&amp;&quot;', '&quot;&amp;[.C359]&amp;&quot;', '&quot;&amp;[.D359]&amp;&quot;', &quot;&amp;[.E359]&amp;&quot;, &quot;&amp;[.F359]&amp;&quot;, &quot;&amp;[.G359]&amp;&quot;, &quot;&amp;[.H359]&amp;&quot;, &quot;&amp;[.I359]&amp;&quot;, &quot;&amp;[.J359]&amp;&quot;, &quot;&amp;[.K359]&amp;&quot;, &quot;&amp;[.L359]&amp;&quot;, &quot;&amp;[.M359]&amp;&quot;);&quot;" office:value-type="string" office:string-value="INSERT INTO estado VALUES ('Salvador das Missões', '4316477', 'salvadorense', 'VILSON JOSÉ SCHONS', 94.312, 2734, 28.38, 100, 0.753, null, 23897.3244, 17970.34715, 49437.09);" calcext:value-type="string">
            <text:p>INSERT INTO estado VALUES ('Salvador das Missões', '4316477', 'salvadorense', 'VILSON JOSÉ SCHONS', 94.312, 2734, 28.38, 100, 0.753, null, 23897.3244, 17970.34715, 49437.09);</text:p>
          </table:table-cell>
        </table:table-row>
        <table:table-row table:style-name="ro1">
          <table:table-cell table:style-name="ce0" office:value-type="string" calcext:value-type="string">
            <text:p>Salvador do Sul</text:p>
          </table:table-cell>
          <table:table-cell table:style-name="ce0" office:value-type="float" office:value="4316501" calcext:value-type="float">
            <text:p>4316501</text:p>
          </table:table-cell>
          <table:table-cell table:style-name="ce0" office:value-type="string" calcext:value-type="string">
            <text:p>salvadorense</text:p>
          </table:table-cell>
          <table:table-cell table:style-name="ce0" office:value-type="string" calcext:value-type="string">
            <text:p>MARCO AURELIO ECKERT</text:p>
          </table:table-cell>
          <table:table-cell table:style-name="ce2" office:value-type="float" office:value="99.046" calcext:value-type="float">
            <text:p>99.046</text:p>
          </table:table-cell>
          <table:table-cell table:style-name="ce0" office:value-type="float" office:value="7975" calcext:value-type="float">
            <text:p>7975</text:p>
          </table:table-cell>
          <table:table-cell table:style-name="ce5" office:value-type="string" calcext:value-type="string">
            <text:p>67.59</text:p>
          </table:table-cell>
          <table:table-cell table:style-name="ce5" office:value-type="string" calcext:value-type="string">
            <text:p>98.8</text:p>
          </table:table-cell>
          <table:table-cell table:style-name="ce7" office:value-type="float" office:value="0.74" calcext:value-type="float">
            <text:p>0.74</text:p>
          </table:table-cell>
          <table:table-cell table:style-name="ce0" office:value-type="float" office:value="26.67" calcext:value-type="float">
            <text:p>26.67</text:p>
          </table:table-cell>
          <table:table-cell table:style-name="ce0" office:value-type="float" office:value="35144.11568" calcext:value-type="float">
            <text:p>35144.11568</text:p>
          </table:table-cell>
          <table:table-cell table:style-name="ce0" office:value-type="float" office:value="26192.67021" calcext:value-type="float">
            <text:p>26192.67021</text:p>
          </table:table-cell>
          <table:table-cell table:style-name="ce0" office:value-type="float" office:value="36210.21" calcext:value-type="float">
            <text:p>36210.21</text:p>
          </table:table-cell>
          <table:table-cell table:formula="of:=&quot;INSERT INTO estado VALUES ('&quot;&amp;[.A360]&amp;&quot;', '&quot;&amp;[.B360]&amp;&quot;', '&quot;&amp;[.C360]&amp;&quot;', '&quot;&amp;[.D360]&amp;&quot;', &quot;&amp;[.E360]&amp;&quot;, &quot;&amp;[.F360]&amp;&quot;, &quot;&amp;[.G360]&amp;&quot;, &quot;&amp;[.H360]&amp;&quot;, &quot;&amp;[.I360]&amp;&quot;, &quot;&amp;[.J360]&amp;&quot;, &quot;&amp;[.K360]&amp;&quot;, &quot;&amp;[.L360]&amp;&quot;, &quot;&amp;[.M360]&amp;&quot;);&quot;" office:value-type="string" office:string-value="INSERT INTO estado VALUES ('Salvador do Sul', '4316501', 'salvadorense', 'MARCO AURELIO ECKERT', 99.046, 7975, 67.59, 98.8, 0.74, 26.67, 35144.11568, 26192.67021, 36210.21);" calcext:value-type="string">
            <text:p>INSERT INTO estado VALUES ('Salvador do Sul', '4316501', 'salvadorense', 'MARCO AURELIO ECKERT', 99.046, 7975, 67.59, 98.8, 0.74, 26.67, 35144.11568, 26192.67021, 36210.21);</text:p>
          </table:table-cell>
        </table:table-row>
        <table:table-row table:style-name="ro1">
          <table:table-cell table:style-name="ce0" office:value-type="string" calcext:value-type="string">
            <text:p>Sananduva</text:p>
          </table:table-cell>
          <table:table-cell table:style-name="ce0" office:value-type="float" office:value="4316600" calcext:value-type="float">
            <text:p>4316600</text:p>
          </table:table-cell>
          <table:table-cell table:style-name="ce0" office:value-type="string" calcext:value-type="string">
            <text:p>sananduvense</text:p>
          </table:table-cell>
          <table:table-cell table:style-name="ce0" office:value-type="string" calcext:value-type="string">
            <text:p>LEOMAR JOSÉ FOSCARINI</text:p>
          </table:table-cell>
          <table:table-cell table:style-name="ce2" office:value-type="float" office:value="504.438" calcext:value-type="float">
            <text:p>504.438</text:p>
          </table:table-cell>
          <table:table-cell table:style-name="ce0" office:value-type="float" office:value="16382" calcext:value-type="float">
            <text:p>16382</text:p>
          </table:table-cell>
          <table:table-cell table:style-name="ce5" office:value-type="string" calcext:value-type="string">
            <text:p>30.47</text:p>
          </table:table-cell>
          <table:table-cell table:style-name="ce5" office:value-type="string" calcext:value-type="string">
            <text:p>98.4</text:p>
          </table:table-cell>
          <table:table-cell table:style-name="ce7" office:value-type="float" office:value="0.747" calcext:value-type="float">
            <text:p>0.747</text:p>
          </table:table-cell>
          <table:table-cell table:style-name="ce0" office:value-type="float" office:value="6.1" calcext:value-type="float">
            <text:p>6.1</text:p>
          </table:table-cell>
          <table:table-cell table:style-name="ce0" office:value-type="float" office:value="57316.57919" calcext:value-type="float">
            <text:p>57316.57919</text:p>
          </table:table-cell>
          <table:table-cell table:style-name="ce0" office:value-type="float" office:value="46193.54439" calcext:value-type="float">
            <text:p>46193.54439</text:p>
          </table:table-cell>
          <table:table-cell table:style-name="ce0" office:value-type="float" office:value="39372.43" calcext:value-type="float">
            <text:p>39372.43</text:p>
          </table:table-cell>
          <table:table-cell table:formula="of:=&quot;INSERT INTO estado VALUES ('&quot;&amp;[.A361]&amp;&quot;', '&quot;&amp;[.B361]&amp;&quot;', '&quot;&amp;[.C361]&amp;&quot;', '&quot;&amp;[.D361]&amp;&quot;', &quot;&amp;[.E361]&amp;&quot;, &quot;&amp;[.F361]&amp;&quot;, &quot;&amp;[.G361]&amp;&quot;, &quot;&amp;[.H361]&amp;&quot;, &quot;&amp;[.I361]&amp;&quot;, &quot;&amp;[.J361]&amp;&quot;, &quot;&amp;[.K361]&amp;&quot;, &quot;&amp;[.L361]&amp;&quot;, &quot;&amp;[.M361]&amp;&quot;);&quot;" office:value-type="string" office:string-value="INSERT INTO estado VALUES ('Sananduva', '4316600', 'sananduvense', 'LEOMAR JOSÉ FOSCARINI', 504.438, 16382, 30.47, 98.4, 0.747, 6.1, 57316.57919, 46193.54439, 39372.43);" calcext:value-type="string">
            <text:p>INSERT INTO estado VALUES ('Sananduva', '4316600', 'sananduvense', 'LEOMAR JOSÉ FOSCARINI', 504.438, 16382, 30.47, 98.4, 0.747, 6.1, 57316.57919, 46193.54439, 39372.43);</text:p>
          </table:table-cell>
        </table:table-row>
        <table:table-row table:style-name="ro1">
          <table:table-cell table:style-name="ce0" office:value-type="string" calcext:value-type="string">
            <text:p>Santa Bárbara do Sul</text:p>
          </table:table-cell>
          <table:table-cell table:style-name="ce0" office:value-type="float" office:value="4316709" calcext:value-type="float">
            <text:p>4316709</text:p>
          </table:table-cell>
          <table:table-cell table:style-name="ce0" office:value-type="string" calcext:value-type="string">
            <text:p>santa-barbarense</text:p>
          </table:table-cell>
          <table:table-cell table:style-name="ce0" office:value-type="string" calcext:value-type="string">
            <text:p>MÁRIO ROBERTO UTZIG FILHO</text:p>
          </table:table-cell>
          <table:table-cell table:style-name="ce2" office:value-type="float" office:value="975.799" calcext:value-type="float">
            <text:p>975.799</text:p>
          </table:table-cell>
          <table:table-cell table:style-name="ce0" office:value-type="float" office:value="7813" calcext:value-type="float">
            <text:p>7813</text:p>
          </table:table-cell>
          <table:table-cell table:style-name="ce5" office:value-type="string" calcext:value-type="string">
            <text:p>9.05</text:p>
          </table:table-cell>
          <table:table-cell table:style-name="ce5" office:value-type="string" calcext:value-type="string">
            <text:p>99.5</text:p>
          </table:table-cell>
          <table:table-cell table:style-name="ce7" office:value-type="float" office:value="0.725" calcext:value-type="float">
            <text:p>0.725</text:p>
          </table:table-cell>
          <table:table-cell table:style-name="ce0" office:value-type="float" office:value="11.11" calcext:value-type="float">
            <text:p>11.11</text:p>
          </table:table-cell>
          <table:table-cell table:style-name="ce0" office:value-type="float" office:value="50459.83161" calcext:value-type="float">
            <text:p>50459.83161</text:p>
          </table:table-cell>
          <table:table-cell table:style-name="ce0" office:value-type="float" office:value="39578.03868" calcext:value-type="float">
            <text:p>39578.03868</text:p>
          </table:table-cell>
          <table:table-cell table:style-name="ce0" office:value-type="float" office:value="95354.13" calcext:value-type="float">
            <text:p>95354.13</text:p>
          </table:table-cell>
          <table:table-cell table:formula="of:=&quot;INSERT INTO estado VALUES ('&quot;&amp;[.A362]&amp;&quot;', '&quot;&amp;[.B362]&amp;&quot;', '&quot;&amp;[.C362]&amp;&quot;', '&quot;&amp;[.D362]&amp;&quot;', &quot;&amp;[.E362]&amp;&quot;, &quot;&amp;[.F362]&amp;&quot;, &quot;&amp;[.G362]&amp;&quot;, &quot;&amp;[.H362]&amp;&quot;, &quot;&amp;[.I362]&amp;&quot;, &quot;&amp;[.J362]&amp;&quot;, &quot;&amp;[.K362]&amp;&quot;, &quot;&amp;[.L362]&amp;&quot;, &quot;&amp;[.M362]&amp;&quot;);&quot;" office:value-type="string" office:string-value="INSERT INTO estado VALUES ('Santa Bárbara do Sul', '4316709', 'santa-barbarense', 'MÁRIO ROBERTO UTZIG FILHO', 975.799, 7813, 9.05, 99.5, 0.725, 11.11, 50459.83161, 39578.03868, 95354.13);" calcext:value-type="string">
            <text:p>INSERT INTO estado VALUES ('Santa Bárbara do Sul', '4316709', 'santa-barbarense', 'MÁRIO ROBERTO UTZIG FILHO', 975.799, 7813, 9.05, 99.5, 0.725, 11.11, 50459.83161, 39578.03868, 95354.13);</text:p>
          </table:table-cell>
        </table:table-row>
        <table:table-row table:style-name="ro1">
          <table:table-cell table:style-name="ce0" office:value-type="string" calcext:value-type="string">
            <text:p>Santa Cecília do Sul</text:p>
          </table:table-cell>
          <table:table-cell table:style-name="ce0" office:value-type="float" office:value="4316733" calcext:value-type="float">
            <text:p>4316733</text:p>
          </table:table-cell>
          <table:table-cell table:style-name="ce0" office:value-type="string" calcext:value-type="string">
            <text:p>ceciliense</text:p>
          </table:table-cell>
          <table:table-cell table:style-name="ce0" office:value-type="string" calcext:value-type="string">
            <text:p>JOÃO SIRINEU PELISSARO</text:p>
          </table:table-cell>
          <table:table-cell table:style-name="ce2" office:value-type="float" office:value="200.056" calcext:value-type="float">
            <text:p>200.056</text:p>
          </table:table-cell>
          <table:table-cell table:style-name="ce0" office:value-type="float" office:value="1630" calcext:value-type="float">
            <text:p>1630</text:p>
          </table:table-cell>
          <table:table-cell table:style-name="ce5" office:value-type="string" calcext:value-type="string">
            <text:p>8.3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25" calcext:value-type="float">
            <text:p>0.72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605.68112" calcext:value-type="float">
            <text:p>14605.68112</text:p>
          </table:table-cell>
          <table:table-cell table:style-name="ce0" office:value-type="float" office:value="11351.32934" calcext:value-type="float">
            <text:p>11351.32934</text:p>
          </table:table-cell>
          <table:table-cell table:style-name="ce0" office:value-type="float" office:value="50837.04" calcext:value-type="float">
            <text:p>50837.04</text:p>
          </table:table-cell>
          <table:table-cell table:formula="of:=&quot;INSERT INTO estado VALUES ('&quot;&amp;[.A363]&amp;&quot;', '&quot;&amp;[.B363]&amp;&quot;', '&quot;&amp;[.C363]&amp;&quot;', '&quot;&amp;[.D363]&amp;&quot;', &quot;&amp;[.E363]&amp;&quot;, &quot;&amp;[.F363]&amp;&quot;, &quot;&amp;[.G363]&amp;&quot;, &quot;&amp;[.H363]&amp;&quot;, &quot;&amp;[.I363]&amp;&quot;, &quot;&amp;[.J363]&amp;&quot;, &quot;&amp;[.K363]&amp;&quot;, &quot;&amp;[.L363]&amp;&quot;, &quot;&amp;[.M363]&amp;&quot;);&quot;" office:value-type="string" office:string-value="INSERT INTO estado VALUES ('Santa Cecília do Sul', '4316733', 'ceciliense', 'JOÃO SIRINEU PELISSARO', 200.056, 1630, 8.3, 99.1, 0.725, null, 14605.68112, 11351.32934, 50837.04);" calcext:value-type="string">
            <text:p>INSERT INTO estado VALUES ('Santa Cecília do Sul', '4316733', 'ceciliense', 'JOÃO SIRINEU PELISSARO', 200.056, 1630, 8.3, 99.1, 0.725, null, 14605.68112, 11351.32934, 50837.04);</text:p>
          </table:table-cell>
        </table:table-row>
        <table:table-row table:style-name="ro1">
          <table:table-cell table:style-name="ce0" office:value-type="string" calcext:value-type="string">
            <text:p>Santa Clara do Sul</text:p>
          </table:table-cell>
          <table:table-cell table:style-name="ce0" office:value-type="float" office:value="4316758" calcext:value-type="float">
            <text:p>4316758</text:p>
          </table:table-cell>
          <table:table-cell table:style-name="ce0" office:value-type="string" calcext:value-type="string">
            <text:p>santa-clarense</text:p>
          </table:table-cell>
          <table:table-cell table:style-name="ce0" office:value-type="string" calcext:value-type="string">
            <text:p>PAULO CEZAR KOHLRAUSCH</text:p>
          </table:table-cell>
          <table:table-cell table:style-name="ce2" office:value-type="float" office:value="86.442" calcext:value-type="float">
            <text:p>86.442</text:p>
          </table:table-cell>
          <table:table-cell table:style-name="ce0" office:value-type="float" office:value="6755" calcext:value-type="float">
            <text:p>6755</text:p>
          </table:table-cell>
          <table:table-cell table:style-name="ce5" office:value-type="string" calcext:value-type="string">
            <text:p>65.75</text:p>
          </table:table-cell>
          <table:table-cell table:style-name="ce5" office:value-type="string" calcext:value-type="string">
            <text:p>98.7</text:p>
          </table:table-cell>
          <table:table-cell table:style-name="ce7" office:value-type="float" office:value="0.74" calcext:value-type="float">
            <text:p>0.7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4697.06674" calcext:value-type="float">
            <text:p>24697.06674</text:p>
          </table:table-cell>
          <table:table-cell table:style-name="ce0" office:value-type="float" office:value="22464.798" calcext:value-type="float">
            <text:p>22464.798</text:p>
          </table:table-cell>
          <table:table-cell table:style-name="ce0" office:value-type="float" office:value="44965.18" calcext:value-type="float">
            <text:p>44965.18</text:p>
          </table:table-cell>
          <table:table-cell table:formula="of:=&quot;INSERT INTO estado VALUES ('&quot;&amp;[.A364]&amp;&quot;', '&quot;&amp;[.B364]&amp;&quot;', '&quot;&amp;[.C364]&amp;&quot;', '&quot;&amp;[.D364]&amp;&quot;', &quot;&amp;[.E364]&amp;&quot;, &quot;&amp;[.F364]&amp;&quot;, &quot;&amp;[.G364]&amp;&quot;, &quot;&amp;[.H364]&amp;&quot;, &quot;&amp;[.I364]&amp;&quot;, &quot;&amp;[.J364]&amp;&quot;, &quot;&amp;[.K364]&amp;&quot;, &quot;&amp;[.L364]&amp;&quot;, &quot;&amp;[.M364]&amp;&quot;);&quot;" office:value-type="string" office:string-value="INSERT INTO estado VALUES ('Santa Clara do Sul', '4316758', 'santa-clarense', 'PAULO CEZAR KOHLRAUSCH', 86.442, 6755, 65.75, 98.7, 0.74, null, 24697.06674, 22464.798, 44965.18);" calcext:value-type="string">
            <text:p>INSERT INTO estado VALUES ('Santa Clara do Sul', '4316758', 'santa-clarense', 'PAULO CEZAR KOHLRAUSCH', 86.442, 6755, 65.75, 98.7, 0.74, null, 24697.06674, 22464.798, 44965.18);</text:p>
          </table:table-cell>
        </table:table-row>
        <table:table-row table:style-name="ro1">
          <table:table-cell table:style-name="ce0" office:value-type="string" calcext:value-type="string">
            <text:p>Santa Cruz do Sul</text:p>
          </table:table-cell>
          <table:table-cell table:style-name="ce0" office:value-type="float" office:value="4316808" calcext:value-type="float">
            <text:p>4316808</text:p>
          </table:table-cell>
          <table:table-cell table:style-name="ce0" office:value-type="string" calcext:value-type="string">
            <text:p>santa-cruzense</text:p>
          </table:table-cell>
          <table:table-cell table:style-name="ce0" office:value-type="string" calcext:value-type="string">
            <text:p>HELENA HERMANY</text:p>
          </table:table-cell>
          <table:table-cell table:style-name="ce2" office:value-type="float" office:value="733.898" calcext:value-type="float">
            <text:p>733.898</text:p>
          </table:table-cell>
          <table:table-cell table:style-name="ce0" office:value-type="float" office:value="132271" calcext:value-type="float">
            <text:p>132271</text:p>
          </table:table-cell>
          <table:table-cell table:style-name="ce5" office:value-type="string" calcext:value-type="string">
            <text:p>161.4</text:p>
          </table:table-cell>
          <table:table-cell table:style-name="ce5" office:value-type="string" calcext:value-type="string">
            <text:p>98.3</text:p>
          </table:table-cell>
          <table:table-cell table:style-name="ce7" office:value-type="float" office:value="0.773" calcext:value-type="float">
            <text:p>0.773</text:p>
          </table:table-cell>
          <table:table-cell table:style-name="ce0" office:value-type="float" office:value="4.72" calcext:value-type="float">
            <text:p>4.72</text:p>
          </table:table-cell>
          <table:table-cell table:style-name="ce0" office:value-type="float" office:value="439345.34167" calcext:value-type="float">
            <text:p>439345.34167</text:p>
          </table:table-cell>
          <table:table-cell table:style-name="ce0" office:value-type="float" office:value="407139.77638" calcext:value-type="float">
            <text:p>407139.77638</text:p>
          </table:table-cell>
          <table:table-cell table:style-name="ce0" office:value-type="float" office:value="75387.36" calcext:value-type="float">
            <text:p>75387.36</text:p>
          </table:table-cell>
          <table:table-cell table:formula="of:=&quot;INSERT INTO estado VALUES ('&quot;&amp;[.A365]&amp;&quot;', '&quot;&amp;[.B365]&amp;&quot;', '&quot;&amp;[.C365]&amp;&quot;', '&quot;&amp;[.D365]&amp;&quot;', &quot;&amp;[.E365]&amp;&quot;, &quot;&amp;[.F365]&amp;&quot;, &quot;&amp;[.G365]&amp;&quot;, &quot;&amp;[.H365]&amp;&quot;, &quot;&amp;[.I365]&amp;&quot;, &quot;&amp;[.J365]&amp;&quot;, &quot;&amp;[.K365]&amp;&quot;, &quot;&amp;[.L365]&amp;&quot;, &quot;&amp;[.M365]&amp;&quot;);&quot;" office:value-type="string" office:string-value="INSERT INTO estado VALUES ('Santa Cruz do Sul', '4316808', 'santa-cruzense', 'HELENA HERMANY', 733.898, 132271, 161.4, 98.3, 0.773, 4.72, 439345.34167, 407139.77638, 75387.36);" calcext:value-type="string">
            <text:p>INSERT INTO estado VALUES ('Santa Cruz do Sul', '4316808', 'santa-cruzense', 'HELENA HERMANY', 733.898, 132271, 161.4, 98.3, 0.773, 4.72, 439345.34167, 407139.77638, 75387.36);</text:p>
          </table:table-cell>
        </table:table-row>
        <table:table-row table:style-name="ro1">
          <table:table-cell table:style-name="ce0" office:value-type="string" calcext:value-type="string">
            <text:p>Santa Maria</text:p>
          </table:table-cell>
          <table:table-cell table:style-name="ce0" office:value-type="float" office:value="4316907" calcext:value-type="float">
            <text:p>4316907</text:p>
          </table:table-cell>
          <table:table-cell table:style-name="ce0" office:value-type="string" calcext:value-type="string">
            <text:p>santa-mariense</text:p>
          </table:table-cell>
          <table:table-cell table:style-name="ce0" office:value-type="string" calcext:value-type="string">
            <text:p>JORGE CLADISTONE POZZOBOM</text:p>
          </table:table-cell>
          <table:table-cell table:style-name="ce3" office:value-type="float" office:value="1780.194" calcext:value-type="float">
            <text:p>1780.194</text:p>
          </table:table-cell>
          <table:table-cell table:style-name="ce0" office:value-type="float" office:value="285159" calcext:value-type="float">
            <text:p>285159</text:p>
          </table:table-cell>
          <table:table-cell table:style-name="ce5" office:value-type="string" calcext:value-type="string">
            <text:p>145.98</text:p>
          </table:table-cell>
          <table:table-cell table:style-name="ce5" office:value-type="string" calcext:value-type="string">
            <text:p>98.1</text:p>
          </table:table-cell>
          <table:table-cell table:style-name="ce7" office:value-type="float" office:value="0.784" calcext:value-type="float">
            <text:p>0.784</text:p>
          </table:table-cell>
          <table:table-cell table:style-name="ce0" office:value-type="float" office:value="7.61" calcext:value-type="float">
            <text:p>7.61</text:p>
          </table:table-cell>
          <table:table-cell table:style-name="ce0" office:value-type="float" office:value="706132.3621" calcext:value-type="float">
            <text:p>706132.3621</text:p>
          </table:table-cell>
          <table:table-cell table:style-name="ce0" office:value-type="float" office:value="626436.47232" calcext:value-type="float">
            <text:p>626436.47232</text:p>
          </table:table-cell>
          <table:table-cell table:style-name="ce0" office:value-type="float" office:value="31074.58" calcext:value-type="float">
            <text:p>31074.58</text:p>
          </table:table-cell>
          <table:table-cell table:formula="of:=&quot;INSERT INTO estado VALUES ('&quot;&amp;[.A366]&amp;&quot;', '&quot;&amp;[.B366]&amp;&quot;', '&quot;&amp;[.C366]&amp;&quot;', '&quot;&amp;[.D366]&amp;&quot;', &quot;&amp;[.E366]&amp;&quot;, &quot;&amp;[.F366]&amp;&quot;, &quot;&amp;[.G366]&amp;&quot;, &quot;&amp;[.H366]&amp;&quot;, &quot;&amp;[.I366]&amp;&quot;, &quot;&amp;[.J366]&amp;&quot;, &quot;&amp;[.K366]&amp;&quot;, &quot;&amp;[.L366]&amp;&quot;, &quot;&amp;[.M366]&amp;&quot;);&quot;" office:value-type="string" office:string-value="INSERT INTO estado VALUES ('Santa Maria', '4316907', 'santa-mariense', 'JORGE CLADISTONE POZZOBOM', 1780.194, 285159, 145.98, 98.1, 0.784, 7.61, 706132.3621, 626436.47232, 31074.58);" calcext:value-type="string">
            <text:p>INSERT INTO estado VALUES ('Santa Maria', '4316907', 'santa-mariense', 'JORGE CLADISTONE POZZOBOM', 1780.194, 285159, 145.98, 98.1, 0.784, 7.61, 706132.3621, 626436.47232, 31074.58);</text:p>
          </table:table-cell>
        </table:table-row>
        <table:table-row table:style-name="ro1">
          <table:table-cell table:style-name="ce0" office:value-type="string" calcext:value-type="string">
            <text:p>Santa Maria do Herval</text:p>
          </table:table-cell>
          <table:table-cell table:style-name="ce0" office:value-type="float" office:value="4316956" calcext:value-type="float">
            <text:p>4316956</text:p>
          </table:table-cell>
          <table:table-cell table:style-name="ce0" office:value-type="string" calcext:value-type="string">
            <text:p>hervalense</text:p>
          </table:table-cell>
          <table:table-cell table:style-name="ce0" office:value-type="string" calcext:value-type="string">
            <text:p>MARA SUSANA SCHAUMLOEFFEL STOFFEL</text:p>
          </table:table-cell>
          <table:table-cell table:style-name="ce2" office:value-type="float" office:value="140.437" calcext:value-type="float">
            <text:p>140.437</text:p>
          </table:table-cell>
          <table:table-cell table:style-name="ce0" office:value-type="float" office:value="6382" calcext:value-type="float">
            <text:p>6382</text:p>
          </table:table-cell>
          <table:table-cell table:style-name="ce5" office:value-type="string" calcext:value-type="string">
            <text:p>43.36</text:p>
          </table:table-cell>
          <table:table-cell table:style-name="ce5" office:value-type="string" calcext:value-type="string">
            <text:p>88.1</text:p>
          </table:table-cell>
          <table:table-cell table:style-name="ce7" office:value-type="float" office:value="0.676" calcext:value-type="float">
            <text:p>0.67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783.4869" calcext:value-type="float">
            <text:p>21783.4869</text:p>
          </table:table-cell>
          <table:table-cell table:style-name="ce0" office:value-type="float" office:value="18332.26786" calcext:value-type="float">
            <text:p>18332.26786</text:p>
          </table:table-cell>
          <table:table-cell table:style-name="ce0" office:value-type="float" office:value="32726.17" calcext:value-type="float">
            <text:p>32726.17</text:p>
          </table:table-cell>
          <table:table-cell table:formula="of:=&quot;INSERT INTO estado VALUES ('&quot;&amp;[.A367]&amp;&quot;', '&quot;&amp;[.B367]&amp;&quot;', '&quot;&amp;[.C367]&amp;&quot;', '&quot;&amp;[.D367]&amp;&quot;', &quot;&amp;[.E367]&amp;&quot;, &quot;&amp;[.F367]&amp;&quot;, &quot;&amp;[.G367]&amp;&quot;, &quot;&amp;[.H367]&amp;&quot;, &quot;&amp;[.I367]&amp;&quot;, &quot;&amp;[.J367]&amp;&quot;, &quot;&amp;[.K367]&amp;&quot;, &quot;&amp;[.L367]&amp;&quot;, &quot;&amp;[.M367]&amp;&quot;);&quot;" office:value-type="string" office:string-value="INSERT INTO estado VALUES ('Santa Maria do Herval', '4316956', 'hervalense', 'MARA SUSANA SCHAUMLOEFFEL STOFFEL', 140.437, 6382, 43.36, 88.1, 0.676, null, 21783.4869, 18332.26786, 32726.17);" calcext:value-type="string">
            <text:p>INSERT INTO estado VALUES ('Santa Maria do Herval', '4316956', 'hervalense', 'MARA SUSANA SCHAUMLOEFFEL STOFFEL', 140.437, 6382, 43.36, 88.1, 0.676, null, 21783.4869, 18332.26786, 32726.17);</text:p>
          </table:table-cell>
        </table:table-row>
        <table:table-row table:style-name="ro1">
          <table:table-cell table:style-name="ce0" office:value-type="string" calcext:value-type="string">
            <text:p>Santa Margarida do Sul</text:p>
          </table:table-cell>
          <table:table-cell table:style-name="ce0" office:value-type="float" office:value="4316972" calcext:value-type="float">
            <text:p>4316972</text:p>
          </table:table-cell>
          <table:table-cell table:style-name="ce0" office:value-type="string" calcext:value-type="string">
            <text:p>margaridense</text:p>
          </table:table-cell>
          <table:table-cell table:style-name="ce0" office:value-type="string" calcext:value-type="string">
            <text:p>OLMIRO RICARDO SALDANHA TEIXEIRA</text:p>
          </table:table-cell>
          <table:table-cell table:style-name="ce2" office:value-type="float" office:value="955.299" calcext:value-type="float">
            <text:p>955.299</text:p>
          </table:table-cell>
          <table:table-cell table:style-name="ce0" office:value-type="float" office:value="2593" calcext:value-type="float">
            <text:p>2593</text:p>
          </table:table-cell>
          <table:table-cell table:style-name="ce5" office:value-type="string" calcext:value-type="string">
            <text:p>2.46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663" calcext:value-type="float">
            <text:p>0.663</text:p>
          </table:table-cell>
          <table:table-cell table:style-name="ce0" office:value-type="float" office:value="27.03" calcext:value-type="float">
            <text:p>27.03</text:p>
          </table:table-cell>
          <table:table-cell table:style-name="ce0" office:value-type="float" office:value="19713.57755" calcext:value-type="float">
            <text:p>19713.57755</text:p>
          </table:table-cell>
          <table:table-cell table:style-name="ce0" office:value-type="float" office:value="16044.51278" calcext:value-type="float">
            <text:p>16044.51278</text:p>
          </table:table-cell>
          <table:table-cell table:style-name="ce0" office:value-type="float" office:value="71905.47" calcext:value-type="float">
            <text:p>71905.47</text:p>
          </table:table-cell>
          <table:table-cell table:formula="of:=&quot;INSERT INTO estado VALUES ('&quot;&amp;[.A368]&amp;&quot;', '&quot;&amp;[.B368]&amp;&quot;', '&quot;&amp;[.C368]&amp;&quot;', '&quot;&amp;[.D368]&amp;&quot;', &quot;&amp;[.E368]&amp;&quot;, &quot;&amp;[.F368]&amp;&quot;, &quot;&amp;[.G368]&amp;&quot;, &quot;&amp;[.H368]&amp;&quot;, &quot;&amp;[.I368]&amp;&quot;, &quot;&amp;[.J368]&amp;&quot;, &quot;&amp;[.K368]&amp;&quot;, &quot;&amp;[.L368]&amp;&quot;, &quot;&amp;[.M368]&amp;&quot;);&quot;" office:value-type="string" office:string-value="INSERT INTO estado VALUES ('Santa Margarida do Sul', '4316972', 'margaridense', 'OLMIRO RICARDO SALDANHA TEIXEIRA', 955.299, 2593, 2.46, 99, 0.663, 27.03, 19713.57755, 16044.51278, 71905.47);" calcext:value-type="string">
            <text:p>INSERT INTO estado VALUES ('Santa Margarida do Sul', '4316972', 'margaridense', 'OLMIRO RICARDO SALDANHA TEIXEIRA', 955.299, 2593, 2.46, 99, 0.663, 27.03, 19713.57755, 16044.51278, 71905.47);</text:p>
          </table:table-cell>
        </table:table-row>
        <table:table-row table:style-name="ro1">
          <table:table-cell table:style-name="ce0" office:value-type="string" calcext:value-type="string">
            <text:p>Santana da Boa Vista</text:p>
          </table:table-cell>
          <table:table-cell table:style-name="ce0" office:value-type="float" office:value="4317004" calcext:value-type="float">
            <text:p>4317004</text:p>
          </table:table-cell>
          <table:table-cell table:style-name="ce0" office:value-type="string" calcext:value-type="string">
            <text:p>santanense-da-boa-vista</text:p>
          </table:table-cell>
          <table:table-cell table:style-name="ce0" office:value-type="string" calcext:value-type="string">
            <text:p>GARLENO ALVES DA SILVA</text:p>
          </table:table-cell>
          <table:table-cell table:style-name="ce3" office:value-type="float" office:value="1420.616" calcext:value-type="float">
            <text:p>1420.616</text:p>
          </table:table-cell>
          <table:table-cell table:style-name="ce0" office:value-type="float" office:value="8037" calcext:value-type="float">
            <text:p>8037</text:p>
          </table:table-cell>
          <table:table-cell table:style-name="ce5" office:value-type="string" calcext:value-type="string">
            <text:p>5.8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633" calcext:value-type="float">
            <text:p>0.63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30554.4213" calcext:value-type="float">
            <text:p>30554.4213</text:p>
          </table:table-cell>
          <table:table-cell table:style-name="ce0" office:value-type="float" office:value="23191.47182" calcext:value-type="float">
            <text:p>23191.47182</text:p>
          </table:table-cell>
          <table:table-cell table:style-name="ce0" office:value-type="float" office:value="25823.79" calcext:value-type="float">
            <text:p>25823.79</text:p>
          </table:table-cell>
          <table:table-cell table:formula="of:=&quot;INSERT INTO estado VALUES ('&quot;&amp;[.A369]&amp;&quot;', '&quot;&amp;[.B369]&amp;&quot;', '&quot;&amp;[.C369]&amp;&quot;', '&quot;&amp;[.D369]&amp;&quot;', &quot;&amp;[.E369]&amp;&quot;, &quot;&amp;[.F369]&amp;&quot;, &quot;&amp;[.G369]&amp;&quot;, &quot;&amp;[.H369]&amp;&quot;, &quot;&amp;[.I369]&amp;&quot;, &quot;&amp;[.J369]&amp;&quot;, &quot;&amp;[.K369]&amp;&quot;, &quot;&amp;[.L369]&amp;&quot;, &quot;&amp;[.M369]&amp;&quot;);&quot;" office:value-type="string" office:string-value="INSERT INTO estado VALUES ('Santana da Boa Vista', '4317004', 'santanense-da-boa-vista', 'GARLENO ALVES DA SILVA', 1420.616, 8037, 5.8, 98.5, 0.633, null, 30554.4213, 23191.47182, 25823.79);" calcext:value-type="string">
            <text:p>INSERT INTO estado VALUES ('Santana da Boa Vista', '4317004', 'santanense-da-boa-vista', 'GARLENO ALVES DA SILVA', 1420.616, 8037, 5.8, 98.5, 0.633, null, 30554.4213, 23191.47182, 25823.79);</text:p>
          </table:table-cell>
        </table:table-row>
        <table:table-row table:style-name="ro1">
          <table:table-cell table:style-name="ce0" office:value-type="string" calcext:value-type="string">
            <text:p>Santana do Livramento</text:p>
          </table:table-cell>
          <table:table-cell table:style-name="ce0" office:value-type="float" office:value="4317103" calcext:value-type="float">
            <text:p>4317103</text:p>
          </table:table-cell>
          <table:table-cell table:style-name="ce0" office:value-type="string" calcext:value-type="string">
            <text:p>santanense</text:p>
          </table:table-cell>
          <table:table-cell table:style-name="ce0" office:value-type="string" calcext:value-type="string">
            <text:p>ANA LUIZA MOURA TAROUCO</text:p>
          </table:table-cell>
          <table:table-cell table:style-name="ce3" office:value-type="float" office:value="6946.407" calcext:value-type="float">
            <text:p>6946.407</text:p>
          </table:table-cell>
          <table:table-cell table:style-name="ce0" office:value-type="float" office:value="75647" calcext:value-type="float">
            <text:p>75647</text:p>
          </table:table-cell>
          <table:table-cell table:style-name="ce5" office:value-type="string" calcext:value-type="string">
            <text:p>11.86</text:p>
          </table:table-cell>
          <table:table-cell table:style-name="ce5" office:value-type="string" calcext:value-type="string">
            <text:p>97.6</text:p>
          </table:table-cell>
          <table:table-cell table:style-name="ce7" office:value-type="float" office:value="0.727" calcext:value-type="float">
            <text:p>0.727</text:p>
          </table:table-cell>
          <table:table-cell table:style-name="ce0" office:value-type="float" office:value="13.38" calcext:value-type="float">
            <text:p>13.38</text:p>
          </table:table-cell>
          <table:table-cell table:style-name="ce0" office:value-type="float" office:value="224827.49483" calcext:value-type="float">
            <text:p>224827.49483</text:p>
          </table:table-cell>
          <table:table-cell table:style-name="ce0" office:value-type="float" office:value="251327.56546" calcext:value-type="float">
            <text:p>251327.56546</text:p>
          </table:table-cell>
          <table:table-cell table:style-name="ce0" office:value-type="float" office:value="33978.58" calcext:value-type="float">
            <text:p>33978.58</text:p>
          </table:table-cell>
          <table:table-cell table:formula="of:=&quot;INSERT INTO estado VALUES ('&quot;&amp;[.A370]&amp;&quot;', '&quot;&amp;[.B370]&amp;&quot;', '&quot;&amp;[.C370]&amp;&quot;', '&quot;&amp;[.D370]&amp;&quot;', &quot;&amp;[.E370]&amp;&quot;, &quot;&amp;[.F370]&amp;&quot;, &quot;&amp;[.G370]&amp;&quot;, &quot;&amp;[.H370]&amp;&quot;, &quot;&amp;[.I370]&amp;&quot;, &quot;&amp;[.J370]&amp;&quot;, &quot;&amp;[.K370]&amp;&quot;, &quot;&amp;[.L370]&amp;&quot;, &quot;&amp;[.M370]&amp;&quot;);&quot;" office:value-type="string" office:string-value="INSERT INTO estado VALUES ('Santana do Livramento', '4317103', 'santanense', 'ANA LUIZA MOURA TAROUCO', 6946.407, 75647, 11.86, 97.6, 0.727, 13.38, 224827.49483, 251327.56546, 33978.58);" calcext:value-type="string">
            <text:p>INSERT INTO estado VALUES ('Santana do Livramento', '4317103', 'santanense', 'ANA LUIZA MOURA TAROUCO', 6946.407, 75647, 11.86, 97.6, 0.727, 13.38, 224827.49483, 251327.56546, 33978.58);</text:p>
          </table:table-cell>
        </table:table-row>
        <table:table-row table:style-name="ro1">
          <table:table-cell table:style-name="ce0" office:value-type="string" calcext:value-type="string">
            <text:p>Santa Rosa</text:p>
          </table:table-cell>
          <table:table-cell table:style-name="ce0" office:value-type="float" office:value="4317202" calcext:value-type="float">
            <text:p>4317202</text:p>
          </table:table-cell>
          <table:table-cell table:style-name="ce0" office:value-type="string" calcext:value-type="string">
            <text:p>santa-rosense</text:p>
          </table:table-cell>
          <table:table-cell table:style-name="ce0" office:value-type="string" calcext:value-type="string">
            <text:p>ANDERSON MANTEI</text:p>
          </table:table-cell>
          <table:table-cell table:style-name="ce2" office:value-type="float" office:value="489.38" calcext:value-type="float">
            <text:p>489.380</text:p>
          </table:table-cell>
          <table:table-cell table:style-name="ce0" office:value-type="float" office:value="73882" calcext:value-type="float">
            <text:p>73882</text:p>
          </table:table-cell>
          <table:table-cell table:style-name="ce5" office:value-type="string" calcext:value-type="string">
            <text:p>140.03</text:p>
          </table:table-cell>
          <table:table-cell table:style-name="ce5" office:value-type="string" calcext:value-type="string">
            <text:p>98.6</text:p>
          </table:table-cell>
          <table:table-cell table:style-name="ce7" office:value-type="float" office:value="0.769" calcext:value-type="float">
            <text:p>0.769</text:p>
          </table:table-cell>
          <table:table-cell table:style-name="ce0" office:value-type="float" office:value="7.08" calcext:value-type="float">
            <text:p>7.08</text:p>
          </table:table-cell>
          <table:table-cell table:style-name="ce0" office:value-type="float" office:value="306360.70395" calcext:value-type="float">
            <text:p>306360.70395</text:p>
          </table:table-cell>
          <table:table-cell table:style-name="ce0" office:value-type="float" office:value="272965.86102" calcext:value-type="float">
            <text:p>272965.86102</text:p>
          </table:table-cell>
          <table:table-cell table:style-name="ce0" office:value-type="float" office:value="43564.15" calcext:value-type="float">
            <text:p>43564.15</text:p>
          </table:table-cell>
          <table:table-cell table:formula="of:=&quot;INSERT INTO estado VALUES ('&quot;&amp;[.A371]&amp;&quot;', '&quot;&amp;[.B371]&amp;&quot;', '&quot;&amp;[.C371]&amp;&quot;', '&quot;&amp;[.D371]&amp;&quot;', &quot;&amp;[.E371]&amp;&quot;, &quot;&amp;[.F371]&amp;&quot;, &quot;&amp;[.G371]&amp;&quot;, &quot;&amp;[.H371]&amp;&quot;, &quot;&amp;[.I371]&amp;&quot;, &quot;&amp;[.J371]&amp;&quot;, &quot;&amp;[.K371]&amp;&quot;, &quot;&amp;[.L371]&amp;&quot;, &quot;&amp;[.M371]&amp;&quot;);&quot;" office:value-type="string" office:string-value="INSERT INTO estado VALUES ('Santa Rosa', '4317202', 'santa-rosense', 'ANDERSON MANTEI', 489.38, 73882, 140.03, 98.6, 0.769, 7.08, 306360.70395, 272965.86102, 43564.15);" calcext:value-type="string">
            <text:p>INSERT INTO estado VALUES ('Santa Rosa', '4317202', 'santa-rosense', 'ANDERSON MANTEI', 489.38, 73882, 140.03, 98.6, 0.769, 7.08, 306360.70395, 272965.86102, 43564.15);</text:p>
          </table:table-cell>
        </table:table-row>
        <table:table-row table:style-name="ro1">
          <table:table-cell table:style-name="ce0" office:value-type="string" calcext:value-type="string">
            <text:p>Santa Tereza</text:p>
          </table:table-cell>
          <table:table-cell table:style-name="ce0" office:value-type="float" office:value="4317251" calcext:value-type="float">
            <text:p>4317251</text:p>
          </table:table-cell>
          <table:table-cell table:style-name="ce0" office:value-type="string" calcext:value-type="string">
            <text:p>santa-terezense</text:p>
          </table:table-cell>
          <table:table-cell table:style-name="ce0" office:value-type="string" calcext:value-type="string">
            <text:p>GISELE CAUMO</text:p>
          </table:table-cell>
          <table:table-cell table:style-name="ce2" office:value-type="float" office:value="74.054" calcext:value-type="float">
            <text:p>74.054</text:p>
          </table:table-cell>
          <table:table-cell table:style-name="ce0" office:value-type="float" office:value="1722" calcext:value-type="float">
            <text:p>1722</text:p>
          </table:table-cell>
          <table:table-cell table:style-name="ce5" office:value-type="string" calcext:value-type="string">
            <text:p>23.76</text:p>
          </table:table-cell>
          <table:table-cell table:style-name="ce5" office:value-type="string" calcext:value-type="string">
            <text:p>98.6</text:p>
          </table:table-cell>
          <table:table-cell table:style-name="ce7" office:value-type="float" office:value="0.746" calcext:value-type="float">
            <text:p>0.746</text:p>
          </table:table-cell>
          <table:table-cell table:style-name="ce0" office:value-type="float" office:value="111.11" calcext:value-type="float">
            <text:p>111.11</text:p>
          </table:table-cell>
          <table:table-cell table:style-name="ce0" office:value-type="float" office:value="12244.14151" calcext:value-type="float">
            <text:p>12244.14151</text:p>
          </table:table-cell>
          <table:table-cell table:style-name="ce0" office:value-type="float" office:value="10447.96197" calcext:value-type="float">
            <text:p>10447.96197</text:p>
          </table:table-cell>
          <table:table-cell table:style-name="ce0" office:value-type="float" office:value="24005.63" calcext:value-type="float">
            <text:p>24005.63</text:p>
          </table:table-cell>
          <table:table-cell table:formula="of:=&quot;INSERT INTO estado VALUES ('&quot;&amp;[.A372]&amp;&quot;', '&quot;&amp;[.B372]&amp;&quot;', '&quot;&amp;[.C372]&amp;&quot;', '&quot;&amp;[.D372]&amp;&quot;', &quot;&amp;[.E372]&amp;&quot;, &quot;&amp;[.F372]&amp;&quot;, &quot;&amp;[.G372]&amp;&quot;, &quot;&amp;[.H372]&amp;&quot;, &quot;&amp;[.I372]&amp;&quot;, &quot;&amp;[.J372]&amp;&quot;, &quot;&amp;[.K372]&amp;&quot;, &quot;&amp;[.L372]&amp;&quot;, &quot;&amp;[.M372]&amp;&quot;);&quot;" office:value-type="string" office:string-value="INSERT INTO estado VALUES ('Santa Tereza', '4317251', 'santa-terezense', 'GISELE CAUMO', 74.054, 1722, 23.76, 98.6, 0.746, 111.11, 12244.14151, 10447.96197, 24005.63);" calcext:value-type="string">
            <text:p>INSERT INTO estado VALUES ('Santa Tereza', '4317251', 'santa-terezense', 'GISELE CAUMO', 74.054, 1722, 23.76, 98.6, 0.746, 111.11, 12244.14151, 10447.96197, 24005.63);</text:p>
          </table:table-cell>
        </table:table-row>
        <table:table-row table:style-name="ro1">
          <table:table-cell table:style-name="ce0" office:value-type="string" calcext:value-type="string">
            <text:p>Santa Vitória do Palmar</text:p>
          </table:table-cell>
          <table:table-cell table:style-name="ce0" office:value-type="float" office:value="4317301" calcext:value-type="float">
            <text:p>4317301</text:p>
          </table:table-cell>
          <table:table-cell table:style-name="ce0" office:value-type="string" calcext:value-type="string">
            <text:p>vitoriense</text:p>
          </table:table-cell>
          <table:table-cell table:style-name="ce0" office:value-type="string" calcext:value-type="string">
            <text:p>WELLINGTON BACELO DOS SANTOS</text:p>
          </table:table-cell>
          <table:table-cell table:style-name="ce3" office:value-type="float" office:value="5206.981" calcext:value-type="float">
            <text:p>5206.981</text:p>
          </table:table-cell>
          <table:table-cell table:style-name="ce0" office:value-type="float" office:value="29298" calcext:value-type="float">
            <text:p>29298</text:p>
          </table:table-cell>
          <table:table-cell table:style-name="ce5" office:value-type="string" calcext:value-type="string">
            <text:p>5.91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712" calcext:value-type="float">
            <text:p>0.712</text:p>
          </table:table-cell>
          <table:table-cell table:style-name="ce0" office:value-type="float" office:value="11.3" calcext:value-type="float">
            <text:p>11.3</text:p>
          </table:table-cell>
          <table:table-cell table:style-name="ce0" office:value-type="float" office:value="129295.56665" calcext:value-type="float">
            <text:p>129295.56665</text:p>
          </table:table-cell>
          <table:table-cell table:style-name="ce0" office:value-type="float" office:value="107901.64448" calcext:value-type="float">
            <text:p>107901.64448</text:p>
          </table:table-cell>
          <table:table-cell table:style-name="ce0" office:value-type="float" office:value="42059.92" calcext:value-type="float">
            <text:p>42059.92</text:p>
          </table:table-cell>
          <table:table-cell table:formula="of:=&quot;INSERT INTO estado VALUES ('&quot;&amp;[.A373]&amp;&quot;', '&quot;&amp;[.B373]&amp;&quot;', '&quot;&amp;[.C373]&amp;&quot;', '&quot;&amp;[.D373]&amp;&quot;', &quot;&amp;[.E373]&amp;&quot;, &quot;&amp;[.F373]&amp;&quot;, &quot;&amp;[.G373]&amp;&quot;, &quot;&amp;[.H373]&amp;&quot;, &quot;&amp;[.I373]&amp;&quot;, &quot;&amp;[.J373]&amp;&quot;, &quot;&amp;[.K373]&amp;&quot;, &quot;&amp;[.L373]&amp;&quot;, &quot;&amp;[.M373]&amp;&quot;);&quot;" office:value-type="string" office:string-value="INSERT INTO estado VALUES ('Santa Vitória do Palmar', '4317301', 'vitoriense', 'WELLINGTON BACELO DOS SANTOS', 5206.981, 29298, 5.91, 98.5, 0.712, 11.3, 129295.56665, 107901.64448, 42059.92);" calcext:value-type="string">
            <text:p>INSERT INTO estado VALUES ('Santa Vitória do Palmar', '4317301', 'vitoriense', 'WELLINGTON BACELO DOS SANTOS', 5206.981, 29298, 5.91, 98.5, 0.712, 11.3, 129295.56665, 107901.64448, 42059.92);</text:p>
          </table:table-cell>
        </table:table-row>
        <table:table-row table:style-name="ro1">
          <table:table-cell table:style-name="ce0" office:value-type="string" calcext:value-type="string">
            <text:p>Santiago</text:p>
          </table:table-cell>
          <table:table-cell table:style-name="ce0" office:value-type="float" office:value="4317400" calcext:value-type="float">
            <text:p>4317400</text:p>
          </table:table-cell>
          <table:table-cell table:style-name="ce0" office:value-type="string" calcext:value-type="string">
            <text:p>santiaguense</text:p>
          </table:table-cell>
          <table:table-cell table:style-name="ce0" office:value-type="string" calcext:value-type="string">
            <text:p>TIAGO GÖRSKI LACERDA</text:p>
          </table:table-cell>
          <table:table-cell table:style-name="ce3" office:value-type="float" office:value="2414.195" calcext:value-type="float">
            <text:p>2414.195</text:p>
          </table:table-cell>
          <table:table-cell table:style-name="ce0" office:value-type="float" office:value="49298" calcext:value-type="float">
            <text:p>49298</text:p>
          </table:table-cell>
          <table:table-cell table:style-name="ce5" office:value-type="string" calcext:value-type="string">
            <text:p>20.33</text:p>
          </table:table-cell>
          <table:table-cell table:style-name="ce5" office:value-type="string" calcext:value-type="string">
            <text:p>98.9</text:p>
          </table:table-cell>
          <table:table-cell table:style-name="ce7" office:value-type="float" office:value="0.766" calcext:value-type="float">
            <text:p>0.766</text:p>
          </table:table-cell>
          <table:table-cell table:style-name="ce0" office:value-type="float" office:value="7.71" calcext:value-type="float">
            <text:p>7.71</text:p>
          </table:table-cell>
          <table:table-cell table:style-name="ce0" office:value-type="float" office:value="138856.28029" calcext:value-type="float">
            <text:p>138856.28029</text:p>
          </table:table-cell>
          <table:table-cell table:style-name="ce0" office:value-type="float" office:value="117755.05563" calcext:value-type="float">
            <text:p>117755.05563</text:p>
          </table:table-cell>
          <table:table-cell table:style-name="ce0" office:value-type="float" office:value="32137.33" calcext:value-type="float">
            <text:p>32137.33</text:p>
          </table:table-cell>
          <table:table-cell table:formula="of:=&quot;INSERT INTO estado VALUES ('&quot;&amp;[.A374]&amp;&quot;', '&quot;&amp;[.B374]&amp;&quot;', '&quot;&amp;[.C374]&amp;&quot;', '&quot;&amp;[.D374]&amp;&quot;', &quot;&amp;[.E374]&amp;&quot;, &quot;&amp;[.F374]&amp;&quot;, &quot;&amp;[.G374]&amp;&quot;, &quot;&amp;[.H374]&amp;&quot;, &quot;&amp;[.I374]&amp;&quot;, &quot;&amp;[.J374]&amp;&quot;, &quot;&amp;[.K374]&amp;&quot;, &quot;&amp;[.L374]&amp;&quot;, &quot;&amp;[.M374]&amp;&quot;);&quot;" office:value-type="string" office:string-value="INSERT INTO estado VALUES ('Santiago', '4317400', 'santiaguense', 'TIAGO GÖRSKI LACERDA', 2414.195, 49298, 20.33, 98.9, 0.766, 7.71, 138856.28029, 117755.05563, 32137.33);" calcext:value-type="string">
            <text:p>INSERT INTO estado VALUES ('Santiago', '4317400', 'santiaguense', 'TIAGO GÖRSKI LACERDA', 2414.195, 49298, 20.33, 98.9, 0.766, 7.71, 138856.28029, 117755.05563, 32137.33);</text:p>
          </table:table-cell>
        </table:table-row>
        <table:table-row table:style-name="ro1">
          <table:table-cell table:style-name="ce0" office:value-type="string" calcext:value-type="string">
            <text:p>Santo Ângelo</text:p>
          </table:table-cell>
          <table:table-cell table:style-name="ce0" office:value-type="float" office:value="4317509" calcext:value-type="float">
            <text:p>4317509</text:p>
          </table:table-cell>
          <table:table-cell table:style-name="ce0" office:value-type="string" calcext:value-type="string">
            <text:p>santo-angelense ou angelopolitano</text:p>
          </table:table-cell>
          <table:table-cell table:style-name="ce0" office:value-type="string" calcext:value-type="string">
            <text:p>JACQUES GONÇALVES BARBOSA</text:p>
          </table:table-cell>
          <table:table-cell table:style-name="ce2" office:value-type="float" office:value="679.34" calcext:value-type="float">
            <text:p>679.340</text:p>
          </table:table-cell>
          <table:table-cell table:style-name="ce0" office:value-type="float" office:value="77544" calcext:value-type="float">
            <text:p>77544</text:p>
          </table:table-cell>
          <table:table-cell table:style-name="ce5" office:value-type="string" calcext:value-type="string">
            <text:p>112.09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772" calcext:value-type="float">
            <text:p>0.772</text:p>
          </table:table-cell>
          <table:table-cell table:style-name="ce0" office:value-type="float" office:value="2.93" calcext:value-type="float">
            <text:p>2.93</text:p>
          </table:table-cell>
          <table:table-cell table:style-name="ce0" office:value-type="float" office:value="200461.5133" calcext:value-type="float">
            <text:p>200461.5133</text:p>
          </table:table-cell>
          <table:table-cell table:style-name="ce0" office:value-type="float" office:value="169399.67874" calcext:value-type="float">
            <text:p>169399.67874</text:p>
          </table:table-cell>
          <table:table-cell table:style-name="ce0" office:value-type="float" office:value="36452.12" calcext:value-type="float">
            <text:p>36452.12</text:p>
          </table:table-cell>
          <table:table-cell table:formula="of:=&quot;INSERT INTO estado VALUES ('&quot;&amp;[.A375]&amp;&quot;', '&quot;&amp;[.B375]&amp;&quot;', '&quot;&amp;[.C375]&amp;&quot;', '&quot;&amp;[.D375]&amp;&quot;', &quot;&amp;[.E375]&amp;&quot;, &quot;&amp;[.F375]&amp;&quot;, &quot;&amp;[.G375]&amp;&quot;, &quot;&amp;[.H375]&amp;&quot;, &quot;&amp;[.I375]&amp;&quot;, &quot;&amp;[.J375]&amp;&quot;, &quot;&amp;[.K375]&amp;&quot;, &quot;&amp;[.L375]&amp;&quot;, &quot;&amp;[.M375]&amp;&quot;);&quot;" office:value-type="string" office:string-value="INSERT INTO estado VALUES ('Santo Ângelo', '4317509', 'santo-angelense ou angelopolitano', 'JACQUES GONÇALVES BARBOSA', 679.34, 77544, 112.09, 99, 0.772, 2.93, 200461.5133, 169399.67874, 36452.12);" calcext:value-type="string">
            <text:p>INSERT INTO estado VALUES ('Santo Ângelo', '4317509', 'santo-angelense ou angelopolitano', 'JACQUES GONÇALVES BARBOSA', 679.34, 77544, 112.09, 99, 0.772, 2.93, 200461.5133, 169399.67874, 36452.12);</text:p>
          </table:table-cell>
        </table:table-row>
        <table:table-row table:style-name="ro1">
          <table:table-cell table:style-name="ce0" office:value-type="string" calcext:value-type="string">
            <text:p>Santo Antônio do Palma</text:p>
          </table:table-cell>
          <table:table-cell table:style-name="ce0" office:value-type="float" office:value="4317558" calcext:value-type="float">
            <text:p>4317558</text:p>
          </table:table-cell>
          <table:table-cell table:style-name="ce0" office:value-type="string" calcext:value-type="string">
            <text:p>palmense</text:p>
          </table:table-cell>
          <table:table-cell table:style-name="ce0" office:value-type="string" calcext:value-type="string">
            <text:p>GILBERTO SZIMAINSKI</text:p>
          </table:table-cell>
          <table:table-cell table:style-name="ce2" office:value-type="float" office:value="126.094" calcext:value-type="float">
            <text:p>126.094</text:p>
          </table:table-cell>
          <table:table-cell table:style-name="ce0" office:value-type="float" office:value="2118" calcext:value-type="float">
            <text:p>2118</text:p>
          </table:table-cell>
          <table:table-cell table:style-name="ce5" office:value-type="string" calcext:value-type="string">
            <text:p>16.96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764" calcext:value-type="float">
            <text:p>0.764</text:p>
          </table:table-cell>
          <table:table-cell table:style-name="ce0" office:value-type="float" office:value="38.46" calcext:value-type="float">
            <text:p>38.46</text:p>
          </table:table-cell>
          <table:table-cell table:style-name="ce0" office:value-type="float" office:value="16295.85205" calcext:value-type="float">
            <text:p>16295.85205</text:p>
          </table:table-cell>
          <table:table-cell table:style-name="ce0" office:value-type="float" office:value="13156.34571" calcext:value-type="float">
            <text:p>13156.34571</text:p>
          </table:table-cell>
          <table:table-cell table:style-name="ce0" office:value-type="float" office:value="35172.61" calcext:value-type="float">
            <text:p>35172.61</text:p>
          </table:table-cell>
          <table:table-cell table:formula="of:=&quot;INSERT INTO estado VALUES ('&quot;&amp;[.A376]&amp;&quot;', '&quot;&amp;[.B376]&amp;&quot;', '&quot;&amp;[.C376]&amp;&quot;', '&quot;&amp;[.D376]&amp;&quot;', &quot;&amp;[.E376]&amp;&quot;, &quot;&amp;[.F376]&amp;&quot;, &quot;&amp;[.G376]&amp;&quot;, &quot;&amp;[.H376]&amp;&quot;, &quot;&amp;[.I376]&amp;&quot;, &quot;&amp;[.J376]&amp;&quot;, &quot;&amp;[.K376]&amp;&quot;, &quot;&amp;[.L376]&amp;&quot;, &quot;&amp;[.M376]&amp;&quot;);&quot;" office:value-type="string" office:string-value="INSERT INTO estado VALUES ('Santo Antônio do Palma', '4317558', 'palmense', 'GILBERTO SZIMAINSKI', 126.094, 2118, 16.96, 99.2, 0.764, 38.46, 16295.85205, 13156.34571, 35172.61);" calcext:value-type="string">
            <text:p>INSERT INTO estado VALUES ('Santo Antônio do Palma', '4317558', 'palmense', 'GILBERTO SZIMAINSKI', 126.094, 2118, 16.96, 99.2, 0.764, 38.46, 16295.85205, 13156.34571, 35172.61);</text:p>
          </table:table-cell>
        </table:table-row>
        <table:table-row table:style-name="ro1">
          <table:table-cell table:style-name="ce0" office:value-type="string" calcext:value-type="string">
            <text:p>Santo Antônio da Patrulha</text:p>
          </table:table-cell>
          <table:table-cell table:style-name="ce0" office:value-type="float" office:value="4317608" calcext:value-type="float">
            <text:p>4317608</text:p>
          </table:table-cell>
          <table:table-cell table:style-name="ce0" office:value-type="string" calcext:value-type="string">
            <text:p>patrulhense</text:p>
          </table:table-cell>
          <table:table-cell table:style-name="ce0" office:value-type="string" calcext:value-type="string">
            <text:p>RODRIGO GOMES MASSULO</text:p>
          </table:table-cell>
          <table:table-cell table:style-name="ce3" office:value-type="float" office:value="1049.583" calcext:value-type="float">
            <text:p>1049.583</text:p>
          </table:table-cell>
          <table:table-cell table:style-name="ce0" office:value-type="float" office:value="43397" calcext:value-type="float">
            <text:p>43397</text:p>
          </table:table-cell>
          <table:table-cell table:style-name="ce5" office:value-type="string" calcext:value-type="string">
            <text:p>37.8</text:p>
          </table:table-cell>
          <table:table-cell table:style-name="ce5" office:value-type="string" calcext:value-type="string">
            <text:p>96.9</text:p>
          </table:table-cell>
          <table:table-cell table:style-name="ce7" office:value-type="float" office:value="0.717" calcext:value-type="float">
            <text:p>0.717</text:p>
          </table:table-cell>
          <table:table-cell table:style-name="ce0" office:value-type="float" office:value="11.06" calcext:value-type="float">
            <text:p>11.06</text:p>
          </table:table-cell>
          <table:table-cell table:style-name="ce0" office:value-type="float" office:value="146703.97966" calcext:value-type="float">
            <text:p>146703.97966</text:p>
          </table:table-cell>
          <table:table-cell table:style-name="ce0" office:value-type="float" office:value="110134.54747" calcext:value-type="float">
            <text:p>110134.54747</text:p>
          </table:table-cell>
          <table:table-cell table:style-name="ce0" office:value-type="float" office:value="33598.69" calcext:value-type="float">
            <text:p>33598.69</text:p>
          </table:table-cell>
          <table:table-cell table:formula="of:=&quot;INSERT INTO estado VALUES ('&quot;&amp;[.A377]&amp;&quot;', '&quot;&amp;[.B377]&amp;&quot;', '&quot;&amp;[.C377]&amp;&quot;', '&quot;&amp;[.D377]&amp;&quot;', &quot;&amp;[.E377]&amp;&quot;, &quot;&amp;[.F377]&amp;&quot;, &quot;&amp;[.G377]&amp;&quot;, &quot;&amp;[.H377]&amp;&quot;, &quot;&amp;[.I377]&amp;&quot;, &quot;&amp;[.J377]&amp;&quot;, &quot;&amp;[.K377]&amp;&quot;, &quot;&amp;[.L377]&amp;&quot;, &quot;&amp;[.M377]&amp;&quot;);&quot;" office:value-type="string" office:string-value="INSERT INTO estado VALUES ('Santo Antônio da Patrulha', '4317608', 'patrulhense', 'RODRIGO GOMES MASSULO', 1049.583, 43397, 37.8, 96.9, 0.717, 11.06, 146703.97966, 110134.54747, 33598.69);" calcext:value-type="string">
            <text:p>INSERT INTO estado VALUES ('Santo Antônio da Patrulha', '4317608', 'patrulhense', 'RODRIGO GOMES MASSULO', 1049.583, 43397, 37.8, 96.9, 0.717, 11.06, 146703.97966, 110134.54747, 33598.69);</text:p>
          </table:table-cell>
        </table:table-row>
        <table:table-row table:style-name="ro1">
          <table:table-cell table:style-name="ce0" office:value-type="string" calcext:value-type="string">
            <text:p>Santo Antônio das Missões</text:p>
          </table:table-cell>
          <table:table-cell table:style-name="ce0" office:value-type="float" office:value="4317707" calcext:value-type="float">
            <text:p>4317707</text:p>
          </table:table-cell>
          <table:table-cell table:style-name="ce0" office:value-type="string" calcext:value-type="string">
            <text:p>santo-antoniense</text:p>
          </table:table-cell>
          <table:table-cell table:style-name="ce0" office:value-type="string" calcext:value-type="string">
            <text:p>IZALDA MARIA BARROS BOCCACIO</text:p>
          </table:table-cell>
          <table:table-cell table:style-name="ce3" office:value-type="float" office:value="1710.869" calcext:value-type="float">
            <text:p>1710.869</text:p>
          </table:table-cell>
          <table:table-cell table:style-name="ce0" office:value-type="float" office:value="9930" calcext:value-type="float">
            <text:p>9930</text:p>
          </table:table-cell>
          <table:table-cell table:style-name="ce5" office:value-type="string" calcext:value-type="string">
            <text:p>6.55</text:p>
          </table:table-cell>
          <table:table-cell table:style-name="ce5" office:value-type="string" calcext:value-type="string">
            <text:p>97.3</text:p>
          </table:table-cell>
          <table:table-cell table:style-name="ce7" office:value-type="float" office:value="0.686" calcext:value-type="float">
            <text:p>0.686</text:p>
          </table:table-cell>
          <table:table-cell table:style-name="ce0" office:value-type="float" office:value="18.52" calcext:value-type="float">
            <text:p>18.52</text:p>
          </table:table-cell>
          <table:table-cell table:style-name="ce0" office:value-type="float" office:value="44915.45402" calcext:value-type="float">
            <text:p>44915.45402</text:p>
          </table:table-cell>
          <table:table-cell table:style-name="ce0" office:value-type="float" office:value="40358.88377" calcext:value-type="float">
            <text:p>40358.88377</text:p>
          </table:table-cell>
          <table:table-cell table:style-name="ce0" office:value-type="float" office:value="40891.26" calcext:value-type="float">
            <text:p>40891.26</text:p>
          </table:table-cell>
          <table:table-cell table:formula="of:=&quot;INSERT INTO estado VALUES ('&quot;&amp;[.A378]&amp;&quot;', '&quot;&amp;[.B378]&amp;&quot;', '&quot;&amp;[.C378]&amp;&quot;', '&quot;&amp;[.D378]&amp;&quot;', &quot;&amp;[.E378]&amp;&quot;, &quot;&amp;[.F378]&amp;&quot;, &quot;&amp;[.G378]&amp;&quot;, &quot;&amp;[.H378]&amp;&quot;, &quot;&amp;[.I378]&amp;&quot;, &quot;&amp;[.J378]&amp;&quot;, &quot;&amp;[.K378]&amp;&quot;, &quot;&amp;[.L378]&amp;&quot;, &quot;&amp;[.M378]&amp;&quot;);&quot;" office:value-type="string" office:string-value="INSERT INTO estado VALUES ('Santo Antônio das Missões', '4317707', 'santo-antoniense', 'IZALDA MARIA BARROS BOCCACIO', 1710.869, 9930, 6.55, 97.3, 0.686, 18.52, 44915.45402, 40358.88377, 40891.26);" calcext:value-type="string">
            <text:p>INSERT INTO estado VALUES ('Santo Antônio das Missões', '4317707', 'santo-antoniense', 'IZALDA MARIA BARROS BOCCACIO', 1710.869, 9930, 6.55, 97.3, 0.686, 18.52, 44915.45402, 40358.88377, 40891.26);</text:p>
          </table:table-cell>
        </table:table-row>
        <table:table-row table:style-name="ro1">
          <table:table-cell table:style-name="ce0" office:value-type="string" calcext:value-type="string">
            <text:p>Santo Antônio do Planalto</text:p>
          </table:table-cell>
          <table:table-cell table:style-name="ce0" office:value-type="float" office:value="4317756" calcext:value-type="float">
            <text:p>4317756</text:p>
          </table:table-cell>
          <table:table-cell table:style-name="ce0" office:value-type="string" calcext:value-type="string">
            <text:p>santo-antoniense</text:p>
          </table:table-cell>
          <table:table-cell table:style-name="ce0" office:value-type="string" calcext:value-type="string">
            <text:p>ÉLIO GILBERTO LUZ DE FREITAS</text:p>
          </table:table-cell>
          <table:table-cell table:style-name="ce2" office:value-type="float" office:value="203.44" calcext:value-type="float">
            <text:p>203.440</text:p>
          </table:table-cell>
          <table:table-cell table:style-name="ce0" office:value-type="float" office:value="2018" calcext:value-type="float">
            <text:p>2018</text:p>
          </table:table-cell>
          <table:table-cell table:style-name="ce5" office:value-type="string" calcext:value-type="string">
            <text:p>9.77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759" calcext:value-type="float">
            <text:p>0.75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9140.35489" calcext:value-type="float">
            <text:p>19140.35489</text:p>
          </table:table-cell>
          <table:table-cell table:style-name="ce0" office:value-type="float" office:value="13838.66972" calcext:value-type="float">
            <text:p>13838.66972</text:p>
          </table:table-cell>
          <table:table-cell table:style-name="ce0" office:value-type="float" office:value="55780.97" calcext:value-type="float">
            <text:p>55780.97</text:p>
          </table:table-cell>
          <table:table-cell table:formula="of:=&quot;INSERT INTO estado VALUES ('&quot;&amp;[.A379]&amp;&quot;', '&quot;&amp;[.B379]&amp;&quot;', '&quot;&amp;[.C379]&amp;&quot;', '&quot;&amp;[.D379]&amp;&quot;', &quot;&amp;[.E379]&amp;&quot;, &quot;&amp;[.F379]&amp;&quot;, &quot;&amp;[.G379]&amp;&quot;, &quot;&amp;[.H379]&amp;&quot;, &quot;&amp;[.I379]&amp;&quot;, &quot;&amp;[.J379]&amp;&quot;, &quot;&amp;[.K379]&amp;&quot;, &quot;&amp;[.L379]&amp;&quot;, &quot;&amp;[.M379]&amp;&quot;);&quot;" office:value-type="string" office:string-value="INSERT INTO estado VALUES ('Santo Antônio do Planalto', '4317756', 'santo-antoniense', 'ÉLIO GILBERTO LUZ DE FREITAS', 203.44, 2018, 9.77, 99.2, 0.759, null, 19140.35489, 13838.66972, 55780.97);" calcext:value-type="string">
            <text:p>INSERT INTO estado VALUES ('Santo Antônio do Planalto', '4317756', 'santo-antoniense', 'ÉLIO GILBERTO LUZ DE FREITAS', 203.44, 2018, 9.77, 99.2, 0.759, null, 19140.35489, 13838.66972, 55780.97);</text:p>
          </table:table-cell>
        </table:table-row>
        <table:table-row table:style-name="ro1">
          <table:table-cell table:style-name="ce0" office:value-type="string" calcext:value-type="string">
            <text:p>Santo Augusto</text:p>
          </table:table-cell>
          <table:table-cell table:style-name="ce0" office:value-type="float" office:value="4317806" calcext:value-type="float">
            <text:p>4317806</text:p>
          </table:table-cell>
          <table:table-cell table:style-name="ce0" office:value-type="string" calcext:value-type="string">
            <text:p>santo-augustense</text:p>
          </table:table-cell>
          <table:table-cell table:style-name="ce0" office:value-type="string" calcext:value-type="string">
            <text:p>LILIAN FONTOURA DEPIERE</text:p>
          </table:table-cell>
          <table:table-cell table:style-name="ce2" office:value-type="float" office:value="467.775" calcext:value-type="float">
            <text:p>467.775</text:p>
          </table:table-cell>
          <table:table-cell table:style-name="ce0" office:value-type="float" office:value="13813" calcext:value-type="float">
            <text:p>13813</text:p>
          </table:table-cell>
          <table:table-cell table:style-name="ce5" office:value-type="string" calcext:value-type="string">
            <text:p>29.84</text:p>
          </table:table-cell>
          <table:table-cell table:style-name="ce5" office:value-type="string" calcext:value-type="string">
            <text:p>97.7</text:p>
          </table:table-cell>
          <table:table-cell table:style-name="ce7" office:value-type="float" office:value="0.739" calcext:value-type="float">
            <text:p>0.73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46494.44697" calcext:value-type="float">
            <text:p>46494.44697</text:p>
          </table:table-cell>
          <table:table-cell table:style-name="ce0" office:value-type="float" office:value="41360.59522" calcext:value-type="float">
            <text:p>41360.59522</text:p>
          </table:table-cell>
          <table:table-cell table:style-name="ce0" office:value-type="float" office:value="40139.72" calcext:value-type="float">
            <text:p>40139.72</text:p>
          </table:table-cell>
          <table:table-cell table:formula="of:=&quot;INSERT INTO estado VALUES ('&quot;&amp;[.A380]&amp;&quot;', '&quot;&amp;[.B380]&amp;&quot;', '&quot;&amp;[.C380]&amp;&quot;', '&quot;&amp;[.D380]&amp;&quot;', &quot;&amp;[.E380]&amp;&quot;, &quot;&amp;[.F380]&amp;&quot;, &quot;&amp;[.G380]&amp;&quot;, &quot;&amp;[.H380]&amp;&quot;, &quot;&amp;[.I380]&amp;&quot;, &quot;&amp;[.J380]&amp;&quot;, &quot;&amp;[.K380]&amp;&quot;, &quot;&amp;[.L380]&amp;&quot;, &quot;&amp;[.M380]&amp;&quot;);&quot;" office:value-type="string" office:string-value="INSERT INTO estado VALUES ('Santo Augusto', '4317806', 'santo-augustense', 'LILIAN FONTOURA DEPIERE', 467.775, 13813, 29.84, 97.7, 0.739, null, 46494.44697, 41360.59522, 40139.72);" calcext:value-type="string">
            <text:p>INSERT INTO estado VALUES ('Santo Augusto', '4317806', 'santo-augustense', 'LILIAN FONTOURA DEPIERE', 467.775, 13813, 29.84, 97.7, 0.739, null, 46494.44697, 41360.59522, 40139.72);</text:p>
          </table:table-cell>
        </table:table-row>
        <table:table-row table:style-name="ro1">
          <table:table-cell table:style-name="ce0" office:value-type="string" calcext:value-type="string">
            <text:p>Santo Cristo</text:p>
          </table:table-cell>
          <table:table-cell table:style-name="ce0" office:value-type="float" office:value="4317905" calcext:value-type="float">
            <text:p>4317905</text:p>
          </table:table-cell>
          <table:table-cell table:style-name="ce0" office:value-type="string" calcext:value-type="string">
            <text:p>santo-cristense</text:p>
          </table:table-cell>
          <table:table-cell table:style-name="ce0" office:value-type="string" calcext:value-type="string">
            <text:p>ADAIR PHILIPPSEN</text:p>
          </table:table-cell>
          <table:table-cell table:style-name="ce2" office:value-type="float" office:value="367.202" calcext:value-type="float">
            <text:p>367.202</text:p>
          </table:table-cell>
          <table:table-cell table:style-name="ce0" office:value-type="float" office:value="14177" calcext:value-type="float">
            <text:p>14177</text:p>
          </table:table-cell>
          <table:table-cell table:style-name="ce5" office:value-type="string" calcext:value-type="string">
            <text:p>39.19</text:p>
          </table:table-cell>
          <table:table-cell table:style-name="ce5" office:value-type="string" calcext:value-type="string">
            <text:p>99.8</text:p>
          </table:table-cell>
          <table:table-cell table:style-name="ce7" office:value-type="float" office:value="0.738" calcext:value-type="float">
            <text:p>0.73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54368.23166" calcext:value-type="float">
            <text:p>54368.23166</text:p>
          </table:table-cell>
          <table:table-cell table:style-name="ce0" office:value-type="float" office:value="43788.20595" calcext:value-type="float">
            <text:p>43788.20595</text:p>
          </table:table-cell>
          <table:table-cell table:style-name="ce0" office:value-type="float" office:value="41951.41" calcext:value-type="float">
            <text:p>41951.41</text:p>
          </table:table-cell>
          <table:table-cell table:formula="of:=&quot;INSERT INTO estado VALUES ('&quot;&amp;[.A381]&amp;&quot;', '&quot;&amp;[.B381]&amp;&quot;', '&quot;&amp;[.C381]&amp;&quot;', '&quot;&amp;[.D381]&amp;&quot;', &quot;&amp;[.E381]&amp;&quot;, &quot;&amp;[.F381]&amp;&quot;, &quot;&amp;[.G381]&amp;&quot;, &quot;&amp;[.H381]&amp;&quot;, &quot;&amp;[.I381]&amp;&quot;, &quot;&amp;[.J381]&amp;&quot;, &quot;&amp;[.K381]&amp;&quot;, &quot;&amp;[.L381]&amp;&quot;, &quot;&amp;[.M381]&amp;&quot;);&quot;" office:value-type="string" office:string-value="INSERT INTO estado VALUES ('Santo Cristo', '4317905', 'santo-cristense', 'ADAIR PHILIPPSEN', 367.202, 14177, 39.19, 99.8, 0.738, null, 54368.23166, 43788.20595, 41951.41);" calcext:value-type="string">
            <text:p>INSERT INTO estado VALUES ('Santo Cristo', '4317905', 'santo-cristense', 'ADAIR PHILIPPSEN', 367.202, 14177, 39.19, 99.8, 0.738, null, 54368.23166, 43788.20595, 41951.41);</text:p>
          </table:table-cell>
        </table:table-row>
        <table:table-row table:style-name="ro1">
          <table:table-cell table:style-name="ce0" office:value-type="string" calcext:value-type="string">
            <text:p>Santo Expedito do Sul</text:p>
          </table:table-cell>
          <table:table-cell table:style-name="ce0" office:value-type="float" office:value="4317954" calcext:value-type="float">
            <text:p>4317954</text:p>
          </table:table-cell>
          <table:table-cell table:style-name="ce0" office:value-type="string" calcext:value-type="string">
            <text:p>expeditense</text:p>
          </table:table-cell>
          <table:table-cell table:style-name="ce0" office:value-type="string" calcext:value-type="string">
            <text:p>VANTUIR DUTRA</text:p>
          </table:table-cell>
          <table:table-cell table:style-name="ce2" office:value-type="float" office:value="125.595" calcext:value-type="float">
            <text:p>125.595</text:p>
          </table:table-cell>
          <table:table-cell table:style-name="ce0" office:value-type="float" office:value="2287" calcext:value-type="float">
            <text:p>2287</text:p>
          </table:table-cell>
          <table:table-cell table:style-name="ce5" office:value-type="string" calcext:value-type="string">
            <text:p>19.57</text:p>
          </table:table-cell>
          <table:table-cell table:style-name="ce5" office:value-type="string" calcext:value-type="string">
            <text:p>98.9</text:p>
          </table:table-cell>
          <table:table-cell table:style-name="ce7" office:value-type="float" office:value="0.732" calcext:value-type="float">
            <text:p>0.73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880.85673" calcext:value-type="float">
            <text:p>13880.85673</text:p>
          </table:table-cell>
          <table:table-cell table:style-name="ce0" office:value-type="float" office:value="12613.43586" calcext:value-type="float">
            <text:p>12613.43586</text:p>
          </table:table-cell>
          <table:table-cell table:style-name="ce0" office:value-type="float" office:value="31795.97" calcext:value-type="float">
            <text:p>31795.97</text:p>
          </table:table-cell>
          <table:table-cell table:formula="of:=&quot;INSERT INTO estado VALUES ('&quot;&amp;[.A382]&amp;&quot;', '&quot;&amp;[.B382]&amp;&quot;', '&quot;&amp;[.C382]&amp;&quot;', '&quot;&amp;[.D382]&amp;&quot;', &quot;&amp;[.E382]&amp;&quot;, &quot;&amp;[.F382]&amp;&quot;, &quot;&amp;[.G382]&amp;&quot;, &quot;&amp;[.H382]&amp;&quot;, &quot;&amp;[.I382]&amp;&quot;, &quot;&amp;[.J382]&amp;&quot;, &quot;&amp;[.K382]&amp;&quot;, &quot;&amp;[.L382]&amp;&quot;, &quot;&amp;[.M382]&amp;&quot;);&quot;" office:value-type="string" office:string-value="INSERT INTO estado VALUES ('Santo Expedito do Sul', '4317954', 'expeditense', 'VANTUIR DUTRA', 125.595, 2287, 19.57, 98.9, 0.732, null, 13880.85673, 12613.43586, 31795.97);" calcext:value-type="string">
            <text:p>INSERT INTO estado VALUES ('Santo Expedito do Sul', '4317954', 'expeditense', 'VANTUIR DUTRA', 125.595, 2287, 19.57, 98.9, 0.732, null, 13880.85673, 12613.43586, 31795.97);</text:p>
          </table:table-cell>
        </table:table-row>
        <table:table-row table:style-name="ro1">
          <table:table-cell table:style-name="ce0" office:value-type="string" calcext:value-type="string">
            <text:p>São Borja</text:p>
          </table:table-cell>
          <table:table-cell table:style-name="ce0" office:value-type="float" office:value="4318002" calcext:value-type="float">
            <text:p>4318002</text:p>
          </table:table-cell>
          <table:table-cell table:style-name="ce0" office:value-type="string" calcext:value-type="string">
            <text:p>são borjense</text:p>
          </table:table-cell>
          <table:table-cell table:style-name="ce0" office:value-type="string" calcext:value-type="string">
            <text:p>EDUARDO BONOTTO</text:p>
          </table:table-cell>
          <table:table-cell table:style-name="ce3" office:value-type="float" office:value="3616.69" calcext:value-type="float">
            <text:p>3616.690</text:p>
          </table:table-cell>
          <table:table-cell table:style-name="ce0" office:value-type="float" office:value="59768" calcext:value-type="float">
            <text:p>59768</text:p>
          </table:table-cell>
          <table:table-cell table:style-name="ce5" office:value-type="string" calcext:value-type="string">
            <text:p>17.05</text:p>
          </table:table-cell>
          <table:table-cell table:style-name="ce5" office:value-type="string" calcext:value-type="string">
            <text:p>97.5</text:p>
          </table:table-cell>
          <table:table-cell table:style-name="ce7" office:value-type="float" office:value="0.736" calcext:value-type="float">
            <text:p>0.736</text:p>
          </table:table-cell>
          <table:table-cell table:style-name="ce0" office:value-type="float" office:value="4.13" calcext:value-type="float">
            <text:p>4.13</text:p>
          </table:table-cell>
          <table:table-cell table:style-name="ce0" office:value-type="float" office:value="180337.80231" calcext:value-type="float">
            <text:p>180337.80231</text:p>
          </table:table-cell>
          <table:table-cell table:style-name="ce0" office:value-type="float" office:value="164521.13979" calcext:value-type="float">
            <text:p>164521.13979</text:p>
          </table:table-cell>
          <table:table-cell table:style-name="ce0" office:value-type="float" office:value="32111.87" calcext:value-type="float">
            <text:p>32111.87</text:p>
          </table:table-cell>
          <table:table-cell table:formula="of:=&quot;INSERT INTO estado VALUES ('&quot;&amp;[.A383]&amp;&quot;', '&quot;&amp;[.B383]&amp;&quot;', '&quot;&amp;[.C383]&amp;&quot;', '&quot;&amp;[.D383]&amp;&quot;', &quot;&amp;[.E383]&amp;&quot;, &quot;&amp;[.F383]&amp;&quot;, &quot;&amp;[.G383]&amp;&quot;, &quot;&amp;[.H383]&amp;&quot;, &quot;&amp;[.I383]&amp;&quot;, &quot;&amp;[.J383]&amp;&quot;, &quot;&amp;[.K383]&amp;&quot;, &quot;&amp;[.L383]&amp;&quot;, &quot;&amp;[.M383]&amp;&quot;);&quot;" office:value-type="string" office:string-value="INSERT INTO estado VALUES ('São Borja', '4318002', 'são borjense', 'EDUARDO BONOTTO', 3616.69, 59768, 17.05, 97.5, 0.736, 4.13, 180337.80231, 164521.13979, 32111.87);" calcext:value-type="string">
            <text:p>INSERT INTO estado VALUES ('São Borja', '4318002', 'são borjense', 'EDUARDO BONOTTO', 3616.69, 59768, 17.05, 97.5, 0.736, 4.13, 180337.80231, 164521.13979, 32111.87);</text:p>
          </table:table-cell>
        </table:table-row>
        <table:table-row table:style-name="ro1">
          <table:table-cell table:style-name="ce0" office:value-type="string" calcext:value-type="string">
            <text:p>São Domingos do Sul</text:p>
          </table:table-cell>
          <table:table-cell table:style-name="ce0" office:value-type="float" office:value="4318051" calcext:value-type="float">
            <text:p>4318051</text:p>
          </table:table-cell>
          <table:table-cell table:style-name="ce0" office:value-type="string" calcext:value-type="string">
            <text:p>são-dominguense</text:p>
          </table:table-cell>
          <table:table-cell table:style-name="ce0" office:value-type="string" calcext:value-type="string">
            <text:p>FERNANDO PERIN</text:p>
          </table:table-cell>
          <table:table-cell table:style-name="ce2" office:value-type="float" office:value="78.67" calcext:value-type="float">
            <text:p>78.670</text:p>
          </table:table-cell>
          <table:table-cell table:style-name="ce0" office:value-type="float" office:value="3091" calcext:value-type="float">
            <text:p>3091</text:p>
          </table:table-cell>
          <table:table-cell table:style-name="ce5" office:value-type="string" calcext:value-type="string">
            <text:p>37.06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63" calcext:value-type="float">
            <text:p>0.76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424.567" calcext:value-type="float">
            <text:p>15424.567</text:p>
          </table:table-cell>
          <table:table-cell table:style-name="ce0" office:value-type="float" office:value="13259.6596" calcext:value-type="float">
            <text:p>13259.6596</text:p>
          </table:table-cell>
          <table:table-cell table:style-name="ce0" office:value-type="float" office:value="23279.62" calcext:value-type="float">
            <text:p>23279.62</text:p>
          </table:table-cell>
          <table:table-cell table:formula="of:=&quot;INSERT INTO estado VALUES ('&quot;&amp;[.A384]&amp;&quot;', '&quot;&amp;[.B384]&amp;&quot;', '&quot;&amp;[.C384]&amp;&quot;', '&quot;&amp;[.D384]&amp;&quot;', &quot;&amp;[.E384]&amp;&quot;, &quot;&amp;[.F384]&amp;&quot;, &quot;&amp;[.G384]&amp;&quot;, &quot;&amp;[.H384]&amp;&quot;, &quot;&amp;[.I384]&amp;&quot;, &quot;&amp;[.J384]&amp;&quot;, &quot;&amp;[.K384]&amp;&quot;, &quot;&amp;[.L384]&amp;&quot;, &quot;&amp;[.M384]&amp;&quot;);&quot;" office:value-type="string" office:string-value="INSERT INTO estado VALUES ('São Domingos do Sul', '4318051', 'são-dominguense', 'FERNANDO PERIN', 78.67, 3091, 37.06, 99.1, 0.763, null, 15424.567, 13259.6596, 23279.62);" calcext:value-type="string">
            <text:p>INSERT INTO estado VALUES ('São Domingos do Sul', '4318051', 'são-dominguense', 'FERNANDO PERIN', 78.67, 3091, 37.06, 99.1, 0.763, null, 15424.567, 13259.6596, 23279.62);</text:p>
          </table:table-cell>
        </table:table-row>
        <table:table-row table:style-name="ro1">
          <table:table-cell table:style-name="ce0" office:value-type="string" calcext:value-type="string">
            <text:p>São Francisco de Assis</text:p>
          </table:table-cell>
          <table:table-cell table:style-name="ce0" office:value-type="float" office:value="4318101" calcext:value-type="float">
            <text:p>4318101</text:p>
          </table:table-cell>
          <table:table-cell table:style-name="ce0" office:value-type="string" calcext:value-type="string">
            <text:p>assisense</text:p>
          </table:table-cell>
          <table:table-cell table:style-name="ce0" office:value-type="string" calcext:value-type="string">
            <text:p>PAULO RENATO CORTELINI</text:p>
          </table:table-cell>
          <table:table-cell table:style-name="ce3" office:value-type="float" office:value="2506.975" calcext:value-type="float">
            <text:p>2506.975</text:p>
          </table:table-cell>
          <table:table-cell table:style-name="ce0" office:value-type="float" office:value="18081" calcext:value-type="float">
            <text:p>18081</text:p>
          </table:table-cell>
          <table:table-cell table:style-name="ce5" office:value-type="string" calcext:value-type="string">
            <text:p>7.68</text:p>
          </table:table-cell>
          <table:table-cell table:style-name="ce5" office:value-type="float" office:value="98" calcext:value-type="float">
            <text:p>98</text:p>
          </table:table-cell>
          <table:table-cell table:style-name="ce7" office:value-type="float" office:value="0.675" calcext:value-type="float">
            <text:p>0.675</text:p>
          </table:table-cell>
          <table:table-cell table:style-name="ce0" office:value-type="float" office:value="28.37" calcext:value-type="float">
            <text:p>28.37</text:p>
          </table:table-cell>
          <table:table-cell table:style-name="ce0" office:value-type="float" office:value="60086.3991" calcext:value-type="float">
            <text:p>60086.3991</text:p>
          </table:table-cell>
          <table:table-cell table:style-name="ce0" office:value-type="float" office:value="50295.42236" calcext:value-type="float">
            <text:p>50295.42236</text:p>
          </table:table-cell>
          <table:table-cell table:style-name="ce0" office:value-type="float" office:value="25633.4" calcext:value-type="float">
            <text:p>25633.4</text:p>
          </table:table-cell>
          <table:table-cell table:formula="of:=&quot;INSERT INTO estado VALUES ('&quot;&amp;[.A385]&amp;&quot;', '&quot;&amp;[.B385]&amp;&quot;', '&quot;&amp;[.C385]&amp;&quot;', '&quot;&amp;[.D385]&amp;&quot;', &quot;&amp;[.E385]&amp;&quot;, &quot;&amp;[.F385]&amp;&quot;, &quot;&amp;[.G385]&amp;&quot;, &quot;&amp;[.H385]&amp;&quot;, &quot;&amp;[.I385]&amp;&quot;, &quot;&amp;[.J385]&amp;&quot;, &quot;&amp;[.K385]&amp;&quot;, &quot;&amp;[.L385]&amp;&quot;, &quot;&amp;[.M385]&amp;&quot;);&quot;" office:value-type="string" office:string-value="INSERT INTO estado VALUES ('São Francisco de Assis', '4318101', 'assisense', 'PAULO RENATO CORTELINI', 2506.975, 18081, 7.68, 98, 0.675, 28.37, 60086.3991, 50295.42236, 25633.4);" calcext:value-type="string">
            <text:p>INSERT INTO estado VALUES ('São Francisco de Assis', '4318101', 'assisense', 'PAULO RENATO CORTELINI', 2506.975, 18081, 7.68, 98, 0.675, 28.37, 60086.3991, 50295.42236, 25633.4);</text:p>
          </table:table-cell>
        </table:table-row>
        <table:table-row table:style-name="ro1">
          <table:table-cell table:style-name="ce0" office:value-type="string" calcext:value-type="string">
            <text:p>São Francisco de Paula</text:p>
          </table:table-cell>
          <table:table-cell table:style-name="ce0" office:value-type="float" office:value="4318200" calcext:value-type="float">
            <text:p>4318200</text:p>
          </table:table-cell>
          <table:table-cell table:style-name="ce0" office:value-type="string" calcext:value-type="string">
            <text:p>serrano</text:p>
          </table:table-cell>
          <table:table-cell table:style-name="ce0" office:value-type="string" calcext:value-type="string">
            <text:p>MARCOS ANDRÉ AGUZZOLLI</text:p>
          </table:table-cell>
          <table:table-cell table:style-name="ce3" office:value-type="float" office:value="3317.794" calcext:value-type="float">
            <text:p>3317.794</text:p>
          </table:table-cell>
          <table:table-cell table:style-name="ce0" office:value-type="float" office:value="21871" calcext:value-type="float">
            <text:p>21871</text:p>
          </table:table-cell>
          <table:table-cell table:style-name="ce5" office:value-type="string" calcext:value-type="string">
            <text:p>6.27</text:p>
          </table:table-cell>
          <table:table-cell table:style-name="ce5" office:value-type="string" calcext:value-type="string">
            <text:p>96.8</text:p>
          </table:table-cell>
          <table:table-cell table:style-name="ce7" office:value-type="float" office:value="0.685" calcext:value-type="float">
            <text:p>0.685</text:p>
          </table:table-cell>
          <table:table-cell table:style-name="ce0" office:value-type="float" office:value="4.15" calcext:value-type="float">
            <text:p>4.15</text:p>
          </table:table-cell>
          <table:table-cell table:style-name="ce0" office:value-type="float" office:value="66358.75241" calcext:value-type="float">
            <text:p>66358.75241</text:p>
          </table:table-cell>
          <table:table-cell table:style-name="ce0" office:value-type="float" office:value="54502.29863" calcext:value-type="float">
            <text:p>54502.29863</text:p>
          </table:table-cell>
          <table:table-cell table:style-name="ce0" office:value-type="float" office:value="33374.47" calcext:value-type="float">
            <text:p>33374.47</text:p>
          </table:table-cell>
          <table:table-cell table:formula="of:=&quot;INSERT INTO estado VALUES ('&quot;&amp;[.A386]&amp;&quot;', '&quot;&amp;[.B386]&amp;&quot;', '&quot;&amp;[.C386]&amp;&quot;', '&quot;&amp;[.D386]&amp;&quot;', &quot;&amp;[.E386]&amp;&quot;, &quot;&amp;[.F386]&amp;&quot;, &quot;&amp;[.G386]&amp;&quot;, &quot;&amp;[.H386]&amp;&quot;, &quot;&amp;[.I386]&amp;&quot;, &quot;&amp;[.J386]&amp;&quot;, &quot;&amp;[.K386]&amp;&quot;, &quot;&amp;[.L386]&amp;&quot;, &quot;&amp;[.M386]&amp;&quot;);&quot;" office:value-type="string" office:string-value="INSERT INTO estado VALUES ('São Francisco de Paula', '4318200', 'serrano', 'MARCOS ANDRÉ AGUZZOLLI', 3317.794, 21871, 6.27, 96.8, 0.685, 4.15, 66358.75241, 54502.29863, 33374.47);" calcext:value-type="string">
            <text:p>INSERT INTO estado VALUES ('São Francisco de Paula', '4318200', 'serrano', 'MARCOS ANDRÉ AGUZZOLLI', 3317.794, 21871, 6.27, 96.8, 0.685, 4.15, 66358.75241, 54502.29863, 33374.47);</text:p>
          </table:table-cell>
        </table:table-row>
        <table:table-row table:style-name="ro1">
          <table:table-cell table:style-name="ce0" office:value-type="string" calcext:value-type="string">
            <text:p>São Gabriel</text:p>
          </table:table-cell>
          <table:table-cell table:style-name="ce0" office:value-type="float" office:value="4318309" calcext:value-type="float">
            <text:p>4318309</text:p>
          </table:table-cell>
          <table:table-cell table:style-name="ce0" office:value-type="string" calcext:value-type="string">
            <text:p>gabrielense</text:p>
          </table:table-cell>
          <table:table-cell table:style-name="ce0" office:value-type="string" calcext:value-type="string">
            <text:p>ROSSANO DOTTO GONÇALVES</text:p>
          </table:table-cell>
          <table:table-cell table:style-name="ce3" office:value-type="float" office:value="5053.46" calcext:value-type="float">
            <text:p>5053.460</text:p>
          </table:table-cell>
          <table:table-cell table:style-name="ce0" office:value-type="float" office:value="62187" calcext:value-type="float">
            <text:p>62187</text:p>
          </table:table-cell>
          <table:table-cell table:style-name="ce5" office:value-type="string" calcext:value-type="string">
            <text:p>12.03</text:p>
          </table:table-cell>
          <table:table-cell table:style-name="ce5" office:value-type="string" calcext:value-type="string">
            <text:p>96.9</text:p>
          </table:table-cell>
          <table:table-cell table:style-name="ce7" office:value-type="float" office:value="0.699" calcext:value-type="float">
            <text:p>0.699</text:p>
          </table:table-cell>
          <table:table-cell table:style-name="ce0" office:value-type="float" office:value="8.22" calcext:value-type="float">
            <text:p>8.22</text:p>
          </table:table-cell>
          <table:table-cell table:style-name="ce0" office:value-type="float" office:value="162022.34141" calcext:value-type="float">
            <text:p>162022.34141</text:p>
          </table:table-cell>
          <table:table-cell table:style-name="ce0" office:value-type="float" office:value="154465.55679" calcext:value-type="float">
            <text:p>154465.55679</text:p>
          </table:table-cell>
          <table:table-cell table:style-name="ce0" office:value-type="float" office:value="29026.39" calcext:value-type="float">
            <text:p>29026.39</text:p>
          </table:table-cell>
          <table:table-cell table:formula="of:=&quot;INSERT INTO estado VALUES ('&quot;&amp;[.A387]&amp;&quot;', '&quot;&amp;[.B387]&amp;&quot;', '&quot;&amp;[.C387]&amp;&quot;', '&quot;&amp;[.D387]&amp;&quot;', &quot;&amp;[.E387]&amp;&quot;, &quot;&amp;[.F387]&amp;&quot;, &quot;&amp;[.G387]&amp;&quot;, &quot;&amp;[.H387]&amp;&quot;, &quot;&amp;[.I387]&amp;&quot;, &quot;&amp;[.J387]&amp;&quot;, &quot;&amp;[.K387]&amp;&quot;, &quot;&amp;[.L387]&amp;&quot;, &quot;&amp;[.M387]&amp;&quot;);&quot;" office:value-type="string" office:string-value="INSERT INTO estado VALUES ('São Gabriel', '4318309', 'gabrielense', 'ROSSANO DOTTO GONÇALVES', 5053.46, 62187, 12.03, 96.9, 0.699, 8.22, 162022.34141, 154465.55679, 29026.39);" calcext:value-type="string">
            <text:p>INSERT INTO estado VALUES ('São Gabriel', '4318309', 'gabrielense', 'ROSSANO DOTTO GONÇALVES', 5053.46, 62187, 12.03, 96.9, 0.699, 8.22, 162022.34141, 154465.55679, 29026.39);</text:p>
          </table:table-cell>
        </table:table-row>
        <table:table-row table:style-name="ro1">
          <table:table-cell table:style-name="ce0" office:value-type="string" calcext:value-type="string">
            <text:p>São Jerônimo</text:p>
          </table:table-cell>
          <table:table-cell table:style-name="ce0" office:value-type="float" office:value="4318408" calcext:value-type="float">
            <text:p>4318408</text:p>
          </table:table-cell>
          <table:table-cell table:style-name="ce0" office:value-type="string" calcext:value-type="string">
            <text:p>jeronimense</text:p>
          </table:table-cell>
          <table:table-cell table:style-name="ce0" office:value-type="string" calcext:value-type="string">
            <text:p>EVANDRO AGIZ HEBERLE</text:p>
          </table:table-cell>
          <table:table-cell table:style-name="ce2" office:value-type="float" office:value="935.596" calcext:value-type="float">
            <text:p>935.596</text:p>
          </table:table-cell>
          <table:table-cell table:style-name="ce0" office:value-type="float" office:value="24569" calcext:value-type="float">
            <text:p>24569</text:p>
          </table:table-cell>
          <table:table-cell table:style-name="ce5" office:value-type="string" calcext:value-type="string">
            <text:p>23.64</text:p>
          </table:table-cell>
          <table:table-cell table:style-name="ce5" office:value-type="float" office:value="96" calcext:value-type="float">
            <text:p>96</text:p>
          </table:table-cell>
          <table:table-cell table:style-name="ce7" office:value-type="float" office:value="0.696" calcext:value-type="float">
            <text:p>0.696</text:p>
          </table:table-cell>
          <table:table-cell table:style-name="ce0" office:value-type="float" office:value="19.16" calcext:value-type="float">
            <text:p>19.16</text:p>
          </table:table-cell>
          <table:table-cell table:style-name="ce0" office:value-type="float" office:value="63031.77972" calcext:value-type="float">
            <text:p>63031.77972</text:p>
          </table:table-cell>
          <table:table-cell table:style-name="ce0" office:value-type="float" office:value="50246.2311" calcext:value-type="float">
            <text:p>50246.2311</text:p>
          </table:table-cell>
          <table:table-cell table:style-name="ce0" office:value-type="float" office:value="25171.99" calcext:value-type="float">
            <text:p>25171.99</text:p>
          </table:table-cell>
          <table:table-cell table:formula="of:=&quot;INSERT INTO estado VALUES ('&quot;&amp;[.A388]&amp;&quot;', '&quot;&amp;[.B388]&amp;&quot;', '&quot;&amp;[.C388]&amp;&quot;', '&quot;&amp;[.D388]&amp;&quot;', &quot;&amp;[.E388]&amp;&quot;, &quot;&amp;[.F388]&amp;&quot;, &quot;&amp;[.G388]&amp;&quot;, &quot;&amp;[.H388]&amp;&quot;, &quot;&amp;[.I388]&amp;&quot;, &quot;&amp;[.J388]&amp;&quot;, &quot;&amp;[.K388]&amp;&quot;, &quot;&amp;[.L388]&amp;&quot;, &quot;&amp;[.M388]&amp;&quot;);&quot;" office:value-type="string" office:string-value="INSERT INTO estado VALUES ('São Jerônimo', '4318408', 'jeronimense', 'EVANDRO AGIZ HEBERLE', 935.596, 24569, 23.64, 96, 0.696, 19.16, 63031.77972, 50246.2311, 25171.99);" calcext:value-type="string">
            <text:p>INSERT INTO estado VALUES ('São Jerônimo', '4318408', 'jeronimense', 'EVANDRO AGIZ HEBERLE', 935.596, 24569, 23.64, 96, 0.696, 19.16, 63031.77972, 50246.2311, 25171.99);</text:p>
          </table:table-cell>
        </table:table-row>
        <table:table-row table:style-name="ro1">
          <table:table-cell table:style-name="ce0" office:value-type="string" calcext:value-type="string">
            <text:p>São João da Urtiga</text:p>
          </table:table-cell>
          <table:table-cell table:style-name="ce0" office:value-type="float" office:value="4318424" calcext:value-type="float">
            <text:p>4318424</text:p>
          </table:table-cell>
          <table:table-cell table:style-name="ce0" office:value-type="string" calcext:value-type="string">
            <text:p>urtiguense</text:p>
          </table:table-cell>
          <table:table-cell table:style-name="ce0" office:value-type="string" calcext:value-type="string">
            <text:p>CEZAR OLIMPIO ZANDONA</text:p>
          </table:table-cell>
          <table:table-cell table:style-name="ce2" office:value-type="float" office:value="171.029" calcext:value-type="float">
            <text:p>171.029</text:p>
          </table:table-cell>
          <table:table-cell table:style-name="ce0" office:value-type="float" office:value="4625" calcext:value-type="float">
            <text:p>4625</text:p>
          </table:table-cell>
          <table:table-cell table:style-name="ce5" office:value-type="string" calcext:value-type="string">
            <text:p>27.61</text:p>
          </table:table-cell>
          <table:table-cell table:style-name="ce5" office:value-type="string" calcext:value-type="string">
            <text:p>98.7</text:p>
          </table:table-cell>
          <table:table-cell table:style-name="ce7" office:value-type="float" office:value="0.694" calcext:value-type="float">
            <text:p>0.694</text:p>
          </table:table-cell>
          <table:table-cell table:style-name="ce0" office:value-type="float" office:value="20.83" calcext:value-type="float">
            <text:p>20.83</text:p>
          </table:table-cell>
          <table:table-cell table:style-name="ce0" office:value-type="float" office:value="20518.25832" calcext:value-type="float">
            <text:p>20518.25832</text:p>
          </table:table-cell>
          <table:table-cell table:style-name="ce0" office:value-type="float" office:value="16522.65561" calcext:value-type="float">
            <text:p>16522.65561</text:p>
          </table:table-cell>
          <table:table-cell table:style-name="ce0" office:value-type="float" office:value="28932.19" calcext:value-type="float">
            <text:p>28932.19</text:p>
          </table:table-cell>
          <table:table-cell table:formula="of:=&quot;INSERT INTO estado VALUES ('&quot;&amp;[.A389]&amp;&quot;', '&quot;&amp;[.B389]&amp;&quot;', '&quot;&amp;[.C389]&amp;&quot;', '&quot;&amp;[.D389]&amp;&quot;', &quot;&amp;[.E389]&amp;&quot;, &quot;&amp;[.F389]&amp;&quot;, &quot;&amp;[.G389]&amp;&quot;, &quot;&amp;[.H389]&amp;&quot;, &quot;&amp;[.I389]&amp;&quot;, &quot;&amp;[.J389]&amp;&quot;, &quot;&amp;[.K389]&amp;&quot;, &quot;&amp;[.L389]&amp;&quot;, &quot;&amp;[.M389]&amp;&quot;);&quot;" office:value-type="string" office:string-value="INSERT INTO estado VALUES ('São João da Urtiga', '4318424', 'urtiguense', 'CEZAR OLIMPIO ZANDONA', 171.029, 4625, 27.61, 98.7, 0.694, 20.83, 20518.25832, 16522.65561, 28932.19);" calcext:value-type="string">
            <text:p>INSERT INTO estado VALUES ('São João da Urtiga', '4318424', 'urtiguense', 'CEZAR OLIMPIO ZANDONA', 171.029, 4625, 27.61, 98.7, 0.694, 20.83, 20518.25832, 16522.65561, 28932.19);</text:p>
          </table:table-cell>
        </table:table-row>
        <table:table-row table:style-name="ro1">
          <table:table-cell table:style-name="ce0" office:value-type="string" calcext:value-type="string">
            <text:p>São João do Polêsine</text:p>
          </table:table-cell>
          <table:table-cell table:style-name="ce0" office:value-type="float" office:value="4318432" calcext:value-type="float">
            <text:p>4318432</text:p>
          </table:table-cell>
          <table:table-cell table:style-name="ce0" office:value-type="string" calcext:value-type="string">
            <text:p>polesinense</text:p>
          </table:table-cell>
          <table:table-cell table:style-name="ce0" office:value-type="string" calcext:value-type="string">
            <text:p>MATIONE SONEGO</text:p>
          </table:table-cell>
          <table:table-cell table:style-name="ce2" office:value-type="float" office:value="78.32" calcext:value-type="float">
            <text:p>78.320</text:p>
          </table:table-cell>
          <table:table-cell table:style-name="ce0" office:value-type="float" office:value="2535" calcext:value-type="float">
            <text:p>2535</text:p>
          </table:table-cell>
          <table:table-cell table:style-name="ce5" office:value-type="string" calcext:value-type="string">
            <text:p>30.94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748" calcext:value-type="float">
            <text:p>0.74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066.59188" calcext:value-type="float">
            <text:p>15066.59188</text:p>
          </table:table-cell>
          <table:table-cell table:style-name="ce0" office:value-type="float" office:value="12942.99243" calcext:value-type="float">
            <text:p>12942.99243</text:p>
          </table:table-cell>
          <table:table-cell table:style-name="ce0" office:value-type="float" office:value="34152.22" calcext:value-type="float">
            <text:p>34152.22</text:p>
          </table:table-cell>
          <table:table-cell table:formula="of:=&quot;INSERT INTO estado VALUES ('&quot;&amp;[.A390]&amp;&quot;', '&quot;&amp;[.B390]&amp;&quot;', '&quot;&amp;[.C390]&amp;&quot;', '&quot;&amp;[.D390]&amp;&quot;', &quot;&amp;[.E390]&amp;&quot;, &quot;&amp;[.F390]&amp;&quot;, &quot;&amp;[.G390]&amp;&quot;, &quot;&amp;[.H390]&amp;&quot;, &quot;&amp;[.I390]&amp;&quot;, &quot;&amp;[.J390]&amp;&quot;, &quot;&amp;[.K390]&amp;&quot;, &quot;&amp;[.L390]&amp;&quot;, &quot;&amp;[.M390]&amp;&quot;);&quot;" office:value-type="string" office:string-value="INSERT INTO estado VALUES ('São João do Polêsine', '4318432', 'polesinense', 'MATIONE SONEGO', 78.32, 2535, 30.94, 99, 0.748, null, 15066.59188, 12942.99243, 34152.22);" calcext:value-type="string">
            <text:p>INSERT INTO estado VALUES ('São João do Polêsine', '4318432', 'polesinense', 'MATIONE SONEGO', 78.32, 2535, 30.94, 99, 0.748, null, 15066.59188, 12942.99243, 34152.22);</text:p>
          </table:table-cell>
        </table:table-row>
        <table:table-row table:style-name="ro1">
          <table:table-cell table:style-name="ce0" office:value-type="string" calcext:value-type="string">
            <text:p>São Jorge</text:p>
          </table:table-cell>
          <table:table-cell table:style-name="ce0" office:value-type="float" office:value="4318440" calcext:value-type="float">
            <text:p>4318440</text:p>
          </table:table-cell>
          <table:table-cell table:style-name="ce0" office:value-type="string" calcext:value-type="string">
            <text:p>são-jorgense</text:p>
          </table:table-cell>
          <table:table-cell table:style-name="ce0" office:value-type="string" calcext:value-type="string">
            <text:p>JORGE POSTAL</text:p>
          </table:table-cell>
          <table:table-cell table:style-name="ce2" office:value-type="float" office:value="125.62" calcext:value-type="float">
            <text:p>125.620</text:p>
          </table:table-cell>
          <table:table-cell table:style-name="ce0" office:value-type="float" office:value="2808" calcext:value-type="float">
            <text:p>2808</text:p>
          </table:table-cell>
          <table:table-cell table:style-name="ce5" office:value-type="string" calcext:value-type="string">
            <text:p>23.5</text:p>
          </table:table-cell>
          <table:table-cell table:style-name="ce5" office:value-type="string" calcext:value-type="string">
            <text:p>98.4</text:p>
          </table:table-cell>
          <table:table-cell table:style-name="ce7" office:value-type="float" office:value="0.732" calcext:value-type="float">
            <text:p>0.73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707.80861" calcext:value-type="float">
            <text:p>14707.80861</text:p>
          </table:table-cell>
          <table:table-cell table:style-name="ce0" office:value-type="float" office:value="12438.12873" calcext:value-type="float">
            <text:p>12438.12873</text:p>
          </table:table-cell>
          <table:table-cell table:style-name="ce0" office:value-type="float" office:value="31897.22" calcext:value-type="float">
            <text:p>31897.22</text:p>
          </table:table-cell>
          <table:table-cell table:formula="of:=&quot;INSERT INTO estado VALUES ('&quot;&amp;[.A391]&amp;&quot;', '&quot;&amp;[.B391]&amp;&quot;', '&quot;&amp;[.C391]&amp;&quot;', '&quot;&amp;[.D391]&amp;&quot;', &quot;&amp;[.E391]&amp;&quot;, &quot;&amp;[.F391]&amp;&quot;, &quot;&amp;[.G391]&amp;&quot;, &quot;&amp;[.H391]&amp;&quot;, &quot;&amp;[.I391]&amp;&quot;, &quot;&amp;[.J391]&amp;&quot;, &quot;&amp;[.K391]&amp;&quot;, &quot;&amp;[.L391]&amp;&quot;, &quot;&amp;[.M391]&amp;&quot;);&quot;" office:value-type="string" office:string-value="INSERT INTO estado VALUES ('São Jorge', '4318440', 'são-jorgense', 'JORGE POSTAL', 125.62, 2808, 23.5, 98.4, 0.732, null, 14707.80861, 12438.12873, 31897.22);" calcext:value-type="string">
            <text:p>INSERT INTO estado VALUES ('São Jorge', '4318440', 'são-jorgense', 'JORGE POSTAL', 125.62, 2808, 23.5, 98.4, 0.732, null, 14707.80861, 12438.12873, 31897.22);</text:p>
          </table:table-cell>
        </table:table-row>
        <table:table-row table:style-name="ro1">
          <table:table-cell table:style-name="ce0" office:value-type="string" calcext:value-type="string">
            <text:p>São José das Missões</text:p>
          </table:table-cell>
          <table:table-cell table:style-name="ce0" office:value-type="float" office:value="4318457" calcext:value-type="float">
            <text:p>4318457</text:p>
          </table:table-cell>
          <table:table-cell table:style-name="ce0" office:value-type="string" calcext:value-type="string">
            <text:p>são-josezense</text:p>
          </table:table-cell>
          <table:table-cell table:style-name="ce0" office:value-type="string" calcext:value-type="string">
            <text:p>GILMAR WEBER TOLFO</text:p>
          </table:table-cell>
          <table:table-cell table:style-name="ce2" office:value-type="float" office:value="98.125" calcext:value-type="float">
            <text:p>98.125</text:p>
          </table:table-cell>
          <table:table-cell table:style-name="ce0" office:value-type="float" office:value="2491" calcext:value-type="float">
            <text:p>2491</text:p>
          </table:table-cell>
          <table:table-cell table:style-name="ce5" office:value-type="string" calcext:value-type="string">
            <text:p>27.74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651" calcext:value-type="float">
            <text:p>0.651</text:p>
          </table:table-cell>
          <table:table-cell table:style-name="ce0" office:value-type="float" office:value="27.78" calcext:value-type="float">
            <text:p>27.78</text:p>
          </table:table-cell>
          <table:table-cell table:style-name="ce0" office:value-type="float" office:value="14575.06918" calcext:value-type="float">
            <text:p>14575.06918</text:p>
          </table:table-cell>
          <table:table-cell table:style-name="ce0" office:value-type="float" office:value="13126.61417" calcext:value-type="float">
            <text:p>13126.61417</text:p>
          </table:table-cell>
          <table:table-cell table:style-name="ce0" office:value-type="float" office:value="24242.32" calcext:value-type="float">
            <text:p>24242.32</text:p>
          </table:table-cell>
          <table:table-cell table:formula="of:=&quot;INSERT INTO estado VALUES ('&quot;&amp;[.A392]&amp;&quot;', '&quot;&amp;[.B392]&amp;&quot;', '&quot;&amp;[.C392]&amp;&quot;', '&quot;&amp;[.D392]&amp;&quot;', &quot;&amp;[.E392]&amp;&quot;, &quot;&amp;[.F392]&amp;&quot;, &quot;&amp;[.G392]&amp;&quot;, &quot;&amp;[.H392]&amp;&quot;, &quot;&amp;[.I392]&amp;&quot;, &quot;&amp;[.J392]&amp;&quot;, &quot;&amp;[.K392]&amp;&quot;, &quot;&amp;[.L392]&amp;&quot;, &quot;&amp;[.M392]&amp;&quot;);&quot;" office:value-type="string" office:string-value="INSERT INTO estado VALUES ('São José das Missões', '4318457', 'são-josezense', 'GILMAR WEBER TOLFO', 98.125, 2491, 27.74, 99, 0.651, 27.78, 14575.06918, 13126.61417, 24242.32);" calcext:value-type="string">
            <text:p>INSERT INTO estado VALUES ('São José das Missões', '4318457', 'são-josezense', 'GILMAR WEBER TOLFO', 98.125, 2491, 27.74, 99, 0.651, 27.78, 14575.06918, 13126.61417, 24242.32);</text:p>
          </table:table-cell>
        </table:table-row>
        <table:table-row table:style-name="ro1">
          <table:table-cell table:style-name="ce0" office:value-type="string" calcext:value-type="string">
            <text:p>São José do Herval</text:p>
          </table:table-cell>
          <table:table-cell table:style-name="ce0" office:value-type="float" office:value="4318465" calcext:value-type="float">
            <text:p>4318465</text:p>
          </table:table-cell>
          <table:table-cell table:style-name="ce0" office:value-type="string" calcext:value-type="string">
            <text:p>hervalense</text:p>
          </table:table-cell>
          <table:table-cell table:style-name="ce0" office:value-type="string" calcext:value-type="string">
            <text:p>JOVANI BOZETTI</text:p>
          </table:table-cell>
          <table:table-cell table:style-name="ce2" office:value-type="float" office:value="103.094" calcext:value-type="float">
            <text:p>103.094</text:p>
          </table:table-cell>
          <table:table-cell table:style-name="ce0" office:value-type="float" office:value="1917" calcext:value-type="float">
            <text:p>1917</text:p>
          </table:table-cell>
          <table:table-cell table:style-name="ce5" office:value-type="string" calcext:value-type="string">
            <text:p>21.38</text:p>
          </table:table-cell>
          <table:table-cell table:style-name="ce5" office:value-type="string" calcext:value-type="string">
            <text:p>95.3</text:p>
          </table:table-cell>
          <table:table-cell table:style-name="ce7" office:value-type="float" office:value="0.717" calcext:value-type="float">
            <text:p>0.71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469.9442" calcext:value-type="float">
            <text:p>16469.9442</text:p>
          </table:table-cell>
          <table:table-cell table:style-name="ce0" office:value-type="float" office:value="13874.17627" calcext:value-type="float">
            <text:p>13874.17627</text:p>
          </table:table-cell>
          <table:table-cell table:style-name="ce0" office:value-type="float" office:value="25191.31" calcext:value-type="float">
            <text:p>25191.31</text:p>
          </table:table-cell>
          <table:table-cell table:formula="of:=&quot;INSERT INTO estado VALUES ('&quot;&amp;[.A393]&amp;&quot;', '&quot;&amp;[.B393]&amp;&quot;', '&quot;&amp;[.C393]&amp;&quot;', '&quot;&amp;[.D393]&amp;&quot;', &quot;&amp;[.E393]&amp;&quot;, &quot;&amp;[.F393]&amp;&quot;, &quot;&amp;[.G393]&amp;&quot;, &quot;&amp;[.H393]&amp;&quot;, &quot;&amp;[.I393]&amp;&quot;, &quot;&amp;[.J393]&amp;&quot;, &quot;&amp;[.K393]&amp;&quot;, &quot;&amp;[.L393]&amp;&quot;, &quot;&amp;[.M393]&amp;&quot;);&quot;" office:value-type="string" office:string-value="INSERT INTO estado VALUES ('São José do Herval', '4318465', 'hervalense', 'JOVANI BOZETTI', 103.094, 1917, 21.38, 95.3, 0.717, null, 16469.9442, 13874.17627, 25191.31);" calcext:value-type="string">
            <text:p>INSERT INTO estado VALUES ('São José do Herval', '4318465', 'hervalense', 'JOVANI BOZETTI', 103.094, 1917, 21.38, 95.3, 0.717, null, 16469.9442, 13874.17627, 25191.31);</text:p>
          </table:table-cell>
        </table:table-row>
        <table:table-row table:style-name="ro1">
          <table:table-cell table:style-name="ce0" office:value-type="string" calcext:value-type="string">
            <text:p>São José do Hortêncio</text:p>
          </table:table-cell>
          <table:table-cell table:style-name="ce0" office:value-type="float" office:value="4318481" calcext:value-type="float">
            <text:p>4318481</text:p>
          </table:table-cell>
          <table:table-cell table:style-name="ce0" office:value-type="string" calcext:value-type="string">
            <text:p>hortenciense</text:p>
          </table:table-cell>
          <table:table-cell table:style-name="ce0" office:value-type="string" calcext:value-type="string">
            <text:p>ESTER ELISA DILL KOCH</text:p>
          </table:table-cell>
          <table:table-cell table:style-name="ce2" office:value-type="float" office:value="63.709" calcext:value-type="float">
            <text:p>63.709</text:p>
          </table:table-cell>
          <table:table-cell table:style-name="ce0" office:value-type="float" office:value="4924" calcext:value-type="float">
            <text:p>4924</text:p>
          </table:table-cell>
          <table:table-cell table:style-name="ce5" office:value-type="string" calcext:value-type="string">
            <text:p>63.86</text:p>
          </table:table-cell>
          <table:table-cell table:style-name="ce5" office:value-type="string" calcext:value-type="string">
            <text:p>99.5</text:p>
          </table:table-cell>
          <table:table-cell table:style-name="ce7" office:value-type="float" office:value="0.707" calcext:value-type="float">
            <text:p>0.70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3081.31558" calcext:value-type="float">
            <text:p>23081.31558</text:p>
          </table:table-cell>
          <table:table-cell table:style-name="ce0" office:value-type="float" office:value="13689.07408" calcext:value-type="float">
            <text:p>13689.07408</text:p>
          </table:table-cell>
          <table:table-cell table:style-name="ce0" office:value-type="float" office:value="26620.56" calcext:value-type="float">
            <text:p>26620.56</text:p>
          </table:table-cell>
          <table:table-cell table:formula="of:=&quot;INSERT INTO estado VALUES ('&quot;&amp;[.A394]&amp;&quot;', '&quot;&amp;[.B394]&amp;&quot;', '&quot;&amp;[.C394]&amp;&quot;', '&quot;&amp;[.D394]&amp;&quot;', &quot;&amp;[.E394]&amp;&quot;, &quot;&amp;[.F394]&amp;&quot;, &quot;&amp;[.G394]&amp;&quot;, &quot;&amp;[.H394]&amp;&quot;, &quot;&amp;[.I394]&amp;&quot;, &quot;&amp;[.J394]&amp;&quot;, &quot;&amp;[.K394]&amp;&quot;, &quot;&amp;[.L394]&amp;&quot;, &quot;&amp;[.M394]&amp;&quot;);&quot;" office:value-type="string" office:string-value="INSERT INTO estado VALUES ('São José do Hortêncio', '4318481', 'hortenciense', 'ESTER ELISA DILL KOCH', 63.709, 4924, 63.86, 99.5, 0.707, null, 23081.31558, 13689.07408, 26620.56);" calcext:value-type="string">
            <text:p>INSERT INTO estado VALUES ('São José do Hortêncio', '4318481', 'hortenciense', 'ESTER ELISA DILL KOCH', 63.709, 4924, 63.86, 99.5, 0.707, null, 23081.31558, 13689.07408, 26620.56);</text:p>
          </table:table-cell>
        </table:table-row>
        <table:table-row table:style-name="ro1">
          <table:table-cell table:style-name="ce0" office:value-type="string" calcext:value-type="string">
            <text:p>São José do Inhacorá</text:p>
          </table:table-cell>
          <table:table-cell table:style-name="ce0" office:value-type="float" office:value="4318499" calcext:value-type="float">
            <text:p>4318499</text:p>
          </table:table-cell>
          <table:table-cell table:style-name="ce0" office:value-type="string" calcext:value-type="string">
            <text:p>inhacoraense</text:p>
          </table:table-cell>
          <table:table-cell table:style-name="ce0" office:value-type="string" calcext:value-type="string">
            <text:p>GILBERTO PEDRO HAMMES</text:p>
          </table:table-cell>
          <table:table-cell table:style-name="ce2" office:value-type="float" office:value="77.732" calcext:value-type="float">
            <text:p>77.732</text:p>
          </table:table-cell>
          <table:table-cell table:style-name="ce0" office:value-type="float" office:value="2040" calcext:value-type="float">
            <text:p>2040</text:p>
          </table:table-cell>
          <table:table-cell table:style-name="ce5" office:value-type="string" calcext:value-type="string">
            <text:p>28.28</text:p>
          </table:table-cell>
          <table:table-cell table:style-name="ce5" office:value-type="string" calcext:value-type="string">
            <text:p>99.5</text:p>
          </table:table-cell>
          <table:table-cell table:style-name="ce7" office:value-type="float" office:value="0.747" calcext:value-type="float">
            <text:p>0.74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9512.04774" calcext:value-type="float">
            <text:p>19512.04774</text:p>
          </table:table-cell>
          <table:table-cell table:style-name="ce0" office:value-type="float" office:value="14829.08496" calcext:value-type="float">
            <text:p>14829.08496</text:p>
          </table:table-cell>
          <table:table-cell table:style-name="ce0" office:value-type="float" office:value="51513.97" calcext:value-type="float">
            <text:p>51513.97</text:p>
          </table:table-cell>
          <table:table-cell table:formula="of:=&quot;INSERT INTO estado VALUES ('&quot;&amp;[.A395]&amp;&quot;', '&quot;&amp;[.B395]&amp;&quot;', '&quot;&amp;[.C395]&amp;&quot;', '&quot;&amp;[.D395]&amp;&quot;', &quot;&amp;[.E395]&amp;&quot;, &quot;&amp;[.F395]&amp;&quot;, &quot;&amp;[.G395]&amp;&quot;, &quot;&amp;[.H395]&amp;&quot;, &quot;&amp;[.I395]&amp;&quot;, &quot;&amp;[.J395]&amp;&quot;, &quot;&amp;[.K395]&amp;&quot;, &quot;&amp;[.L395]&amp;&quot;, &quot;&amp;[.M395]&amp;&quot;);&quot;" office:value-type="string" office:string-value="INSERT INTO estado VALUES ('São José do Inhacorá', '4318499', 'inhacoraense', 'GILBERTO PEDRO HAMMES', 77.732, 2040, 28.28, 99.5, 0.747, null, 19512.04774, 14829.08496, 51513.97);" calcext:value-type="string">
            <text:p>INSERT INTO estado VALUES ('São José do Inhacorá', '4318499', 'inhacoraense', 'GILBERTO PEDRO HAMMES', 77.732, 2040, 28.28, 99.5, 0.747, null, 19512.04774, 14829.08496, 51513.97);</text:p>
          </table:table-cell>
        </table:table-row>
        <table:table-row table:style-name="ro1">
          <table:table-cell table:style-name="ce0" office:value-type="string" calcext:value-type="string">
            <text:p>São José do Norte</text:p>
          </table:table-cell>
          <table:table-cell table:style-name="ce0" office:value-type="float" office:value="4318507" calcext:value-type="float">
            <text:p>4318507</text:p>
          </table:table-cell>
          <table:table-cell table:style-name="ce0" office:value-type="string" calcext:value-type="string">
            <text:p>nortense</text:p>
          </table:table-cell>
          <table:table-cell table:style-name="ce0" office:value-type="string" calcext:value-type="string">
            <text:p>FABIANY ZOGBI ROIG</text:p>
          </table:table-cell>
          <table:table-cell table:style-name="ce3" office:value-type="float" office:value="1071.824" calcext:value-type="float">
            <text:p>1071.824</text:p>
          </table:table-cell>
          <table:table-cell table:style-name="ce0" office:value-type="float" office:value="27866" calcext:value-type="float">
            <text:p>27866</text:p>
          </table:table-cell>
          <table:table-cell table:style-name="ce5" office:value-type="string" calcext:value-type="string">
            <text:p>22.81</text:p>
          </table:table-cell>
          <table:table-cell table:style-name="ce5" office:value-type="string" calcext:value-type="string">
            <text:p>96.6</text:p>
          </table:table-cell>
          <table:table-cell table:style-name="ce7" office:value-type="float" office:value="0.623" calcext:value-type="float">
            <text:p>0.623</text:p>
          </table:table-cell>
          <table:table-cell table:style-name="ce0" office:value-type="float" office:value="13.16" calcext:value-type="float">
            <text:p>13.16</text:p>
          </table:table-cell>
          <table:table-cell table:style-name="ce0" office:value-type="float" office:value="76082.11907" calcext:value-type="float">
            <text:p>76082.11907</text:p>
          </table:table-cell>
          <table:table-cell table:style-name="ce0" office:value-type="float" office:value="66830.98853" calcext:value-type="float">
            <text:p>66830.98853</text:p>
          </table:table-cell>
          <table:table-cell table:style-name="ce0" office:value-type="float" office:value="15383.15" calcext:value-type="float">
            <text:p>15383.15</text:p>
          </table:table-cell>
          <table:table-cell table:formula="of:=&quot;INSERT INTO estado VALUES ('&quot;&amp;[.A396]&amp;&quot;', '&quot;&amp;[.B396]&amp;&quot;', '&quot;&amp;[.C396]&amp;&quot;', '&quot;&amp;[.D396]&amp;&quot;', &quot;&amp;[.E396]&amp;&quot;, &quot;&amp;[.F396]&amp;&quot;, &quot;&amp;[.G396]&amp;&quot;, &quot;&amp;[.H396]&amp;&quot;, &quot;&amp;[.I396]&amp;&quot;, &quot;&amp;[.J396]&amp;&quot;, &quot;&amp;[.K396]&amp;&quot;, &quot;&amp;[.L396]&amp;&quot;, &quot;&amp;[.M396]&amp;&quot;);&quot;" office:value-type="string" office:string-value="INSERT INTO estado VALUES ('São José do Norte', '4318507', 'nortense', 'FABIANY ZOGBI ROIG', 1071.824, 27866, 22.81, 96.6, 0.623, 13.16, 76082.11907, 66830.98853, 15383.15);" calcext:value-type="string">
            <text:p>INSERT INTO estado VALUES ('São José do Norte', '4318507', 'nortense', 'FABIANY ZOGBI ROIG', 1071.824, 27866, 22.81, 96.6, 0.623, 13.16, 76082.11907, 66830.98853, 15383.15);</text:p>
          </table:table-cell>
        </table:table-row>
        <table:table-row table:style-name="ro1">
          <table:table-cell table:style-name="ce0" office:value-type="string" calcext:value-type="string">
            <text:p>São José do Ouro</text:p>
          </table:table-cell>
          <table:table-cell table:style-name="ce0" office:value-type="float" office:value="4318606" calcext:value-type="float">
            <text:p>4318606</text:p>
          </table:table-cell>
          <table:table-cell table:style-name="ce0" office:value-type="string" calcext:value-type="string">
            <text:p>ourense</text:p>
          </table:table-cell>
          <table:table-cell table:style-name="ce0" office:value-type="string" calcext:value-type="string">
            <text:p>ANTONIO JOSÉ BIANCHIN</text:p>
          </table:table-cell>
          <table:table-cell table:style-name="ce2" office:value-type="float" office:value="335.287" calcext:value-type="float">
            <text:p>335.287</text:p>
          </table:table-cell>
          <table:table-cell table:style-name="ce0" office:value-type="float" office:value="6911" calcext:value-type="float">
            <text:p>6911</text:p>
          </table:table-cell>
          <table:table-cell table:style-name="ce5" office:value-type="string" calcext:value-type="string">
            <text:p>20.62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55" calcext:value-type="float">
            <text:p>0.755</text:p>
          </table:table-cell>
          <table:table-cell table:style-name="ce0" office:value-type="float" office:value="14.29" calcext:value-type="float">
            <text:p>14.29</text:p>
          </table:table-cell>
          <table:table-cell table:style-name="ce0" office:value-type="float" office:value="24464.90559" calcext:value-type="float">
            <text:p>24464.90559</text:p>
          </table:table-cell>
          <table:table-cell table:style-name="ce0" office:value-type="float" office:value="21289.70819" calcext:value-type="float">
            <text:p>21289.70819</text:p>
          </table:table-cell>
          <table:table-cell table:style-name="ce0" office:value-type="float" office:value="41911.39" calcext:value-type="float">
            <text:p>41911.39</text:p>
          </table:table-cell>
          <table:table-cell table:formula="of:=&quot;INSERT INTO estado VALUES ('&quot;&amp;[.A397]&amp;&quot;', '&quot;&amp;[.B397]&amp;&quot;', '&quot;&amp;[.C397]&amp;&quot;', '&quot;&amp;[.D397]&amp;&quot;', &quot;&amp;[.E397]&amp;&quot;, &quot;&amp;[.F397]&amp;&quot;, &quot;&amp;[.G397]&amp;&quot;, &quot;&amp;[.H397]&amp;&quot;, &quot;&amp;[.I397]&amp;&quot;, &quot;&amp;[.J397]&amp;&quot;, &quot;&amp;[.K397]&amp;&quot;, &quot;&amp;[.L397]&amp;&quot;, &quot;&amp;[.M397]&amp;&quot;);&quot;" office:value-type="string" office:string-value="INSERT INTO estado VALUES ('São José do Ouro', '4318606', 'ourense', 'ANTONIO JOSÉ BIANCHIN', 335.287, 6911, 20.62, 100, 0.755, 14.29, 24464.90559, 21289.70819, 41911.39);" calcext:value-type="string">
            <text:p>INSERT INTO estado VALUES ('São José do Ouro', '4318606', 'ourense', 'ANTONIO JOSÉ BIANCHIN', 335.287, 6911, 20.62, 100, 0.755, 14.29, 24464.90559, 21289.70819, 41911.39);</text:p>
          </table:table-cell>
        </table:table-row>
        <table:table-row table:style-name="ro1">
          <table:table-cell table:style-name="ce0" office:value-type="string" calcext:value-type="string">
            <text:p>São José do Sul</text:p>
          </table:table-cell>
          <table:table-cell table:style-name="ce0" office:value-type="float" office:value="4318614" calcext:value-type="float">
            <text:p>4318614</text:p>
          </table:table-cell>
          <table:table-cell table:style-name="ce0" office:value-type="string" calcext:value-type="string">
            <text:p>são josense do sul</text:p>
          </table:table-cell>
          <table:table-cell table:style-name="ce0" office:value-type="string" calcext:value-type="string">
            <text:p>JULIANE MARIA BENDER</text:p>
          </table:table-cell>
          <table:table-cell table:style-name="ce2" office:value-type="float" office:value="55.209" calcext:value-type="float">
            <text:p>55.209</text:p>
          </table:table-cell>
          <table:table-cell table:style-name="ce0" office:value-type="float" office:value="2464" calcext:value-type="float">
            <text:p>2464</text:p>
          </table:table-cell>
          <table:table-cell table:style-name="ce5" office:value-type="string" calcext:value-type="string">
            <text:p>35.27</text:p>
          </table:table-cell>
          <table:table-cell table:style-name="ce5" office:value-type="string" calcext:value-type="string">
            <text:p>96.7</text:p>
          </table:table-cell>
          <table:table-cell table:style-name="ce7" office:value-type="float" office:value="0.725" calcext:value-type="float">
            <text:p>0.72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595.33801" calcext:value-type="float">
            <text:p>16595.33801</text:p>
          </table:table-cell>
          <table:table-cell table:style-name="ce0" office:value-type="float" office:value="14639.88263" calcext:value-type="float">
            <text:p>14639.88263</text:p>
          </table:table-cell>
          <table:table-cell table:style-name="ce0" office:value-type="float" office:value="27162.86" calcext:value-type="float">
            <text:p>27162.86</text:p>
          </table:table-cell>
          <table:table-cell table:formula="of:=&quot;INSERT INTO estado VALUES ('&quot;&amp;[.A398]&amp;&quot;', '&quot;&amp;[.B398]&amp;&quot;', '&quot;&amp;[.C398]&amp;&quot;', '&quot;&amp;[.D398]&amp;&quot;', &quot;&amp;[.E398]&amp;&quot;, &quot;&amp;[.F398]&amp;&quot;, &quot;&amp;[.G398]&amp;&quot;, &quot;&amp;[.H398]&amp;&quot;, &quot;&amp;[.I398]&amp;&quot;, &quot;&amp;[.J398]&amp;&quot;, &quot;&amp;[.K398]&amp;&quot;, &quot;&amp;[.L398]&amp;&quot;, &quot;&amp;[.M398]&amp;&quot;);&quot;" office:value-type="string" office:string-value="INSERT INTO estado VALUES ('São José do Sul', '4318614', 'são josense do sul', 'JULIANE MARIA BENDER', 55.209, 2464, 35.27, 96.7, 0.725, null, 16595.33801, 14639.88263, 27162.86);" calcext:value-type="string">
            <text:p>INSERT INTO estado VALUES ('São José do Sul', '4318614', 'são josense do sul', 'JULIANE MARIA BENDER', 55.209, 2464, 35.27, 96.7, 0.725, null, 16595.33801, 14639.88263, 27162.86);</text:p>
          </table:table-cell>
        </table:table-row>
        <table:table-row table:style-name="ro1">
          <table:table-cell table:style-name="ce0" office:value-type="string" calcext:value-type="string">
            <text:p>São José dos Ausentes</text:p>
          </table:table-cell>
          <table:table-cell table:style-name="ce0" office:value-type="float" office:value="4318622" calcext:value-type="float">
            <text:p>4318622</text:p>
          </table:table-cell>
          <table:table-cell table:style-name="ce0" office:value-type="string" calcext:value-type="string">
            <text:p>ausentino</text:p>
          </table:table-cell>
          <table:table-cell table:style-name="ce0" office:value-type="string" calcext:value-type="string">
            <text:p>ERNESTO VALIM BOEIRA</text:p>
          </table:table-cell>
          <table:table-cell table:style-name="ce3" office:value-type="float" office:value="1173.907" calcext:value-type="float">
            <text:p>1173.907</text:p>
          </table:table-cell>
          <table:table-cell table:style-name="ce0" office:value-type="float" office:value="3559" calcext:value-type="float">
            <text:p>3559</text:p>
          </table:table-cell>
          <table:table-cell table:style-name="ce5" office:value-type="string" calcext:value-type="string">
            <text:p>2.8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663" calcext:value-type="float">
            <text:p>0.66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706.33686" calcext:value-type="float">
            <text:p>21706.33686</text:p>
          </table:table-cell>
          <table:table-cell table:style-name="ce0" office:value-type="float" office:value="17801.1535" calcext:value-type="float">
            <text:p>17801.1535</text:p>
          </table:table-cell>
          <table:table-cell table:style-name="ce0" office:value-type="float" office:value="33039.78" calcext:value-type="float">
            <text:p>33039.78</text:p>
          </table:table-cell>
          <table:table-cell table:formula="of:=&quot;INSERT INTO estado VALUES ('&quot;&amp;[.A399]&amp;&quot;', '&quot;&amp;[.B399]&amp;&quot;', '&quot;&amp;[.C399]&amp;&quot;', '&quot;&amp;[.D399]&amp;&quot;', &quot;&amp;[.E399]&amp;&quot;, &quot;&amp;[.F399]&amp;&quot;, &quot;&amp;[.G399]&amp;&quot;, &quot;&amp;[.H399]&amp;&quot;, &quot;&amp;[.I399]&amp;&quot;, &quot;&amp;[.J399]&amp;&quot;, &quot;&amp;[.K399]&amp;&quot;, &quot;&amp;[.L399]&amp;&quot;, &quot;&amp;[.M399]&amp;&quot;);&quot;" office:value-type="string" office:string-value="INSERT INTO estado VALUES ('São José dos Ausentes', '4318622', 'ausentino', 'ERNESTO VALIM BOEIRA', 1173.907, 3559, 2.8, 98.5, 0.663, null, 21706.33686, 17801.1535, 33039.78);" calcext:value-type="string">
            <text:p>INSERT INTO estado VALUES ('São José dos Ausentes', '4318622', 'ausentino', 'ERNESTO VALIM BOEIRA', 1173.907, 3559, 2.8, 98.5, 0.663, null, 21706.33686, 17801.1535, 33039.78);</text:p>
          </table:table-cell>
        </table:table-row>
        <table:table-row table:style-name="ro1">
          <table:table-cell table:style-name="ce0" office:value-type="string" calcext:value-type="string">
            <text:p>São Leopoldo</text:p>
          </table:table-cell>
          <table:table-cell table:style-name="ce0" office:value-type="float" office:value="4318705" calcext:value-type="float">
            <text:p>4318705</text:p>
          </table:table-cell>
          <table:table-cell table:style-name="ce0" office:value-type="string" calcext:value-type="string">
            <text:p>leopoldense</text:p>
          </table:table-cell>
          <table:table-cell table:style-name="ce0" office:value-type="string" calcext:value-type="string">
            <text:p>ARY JOSÉ VANAZZI</text:p>
          </table:table-cell>
          <table:table-cell table:style-name="ce2" office:value-type="float" office:value="103.009" calcext:value-type="float">
            <text:p>103.009</text:p>
          </table:table-cell>
          <table:table-cell table:style-name="ce0" office:value-type="float" office:value="240378" calcext:value-type="float">
            <text:p>240378</text:p>
          </table:table-cell>
          <table:table-cell table:style-name="ce5" office:value-type="string" calcext:value-type="string">
            <text:p>2083.82</text:p>
          </table:table-cell>
          <table:table-cell table:style-name="ce5" office:value-type="string" calcext:value-type="string">
            <text:p>96.8</text:p>
          </table:table-cell>
          <table:table-cell table:style-name="ce7" office:value-type="float" office:value="0.739" calcext:value-type="float">
            <text:p>0.739</text:p>
          </table:table-cell>
          <table:table-cell table:style-name="ce0" office:value-type="float" office:value="6.86" calcext:value-type="float">
            <text:p>6.86</text:p>
          </table:table-cell>
          <table:table-cell table:style-name="ce0" office:value-type="float" office:value="823933.21728" calcext:value-type="float">
            <text:p>823933.21728</text:p>
          </table:table-cell>
          <table:table-cell table:style-name="ce0" office:value-type="float" office:value="683237.36073" calcext:value-type="float">
            <text:p>683237.36073</text:p>
          </table:table-cell>
          <table:table-cell table:style-name="ce0" office:value-type="float" office:value="42740.23" calcext:value-type="float">
            <text:p>42740.23</text:p>
          </table:table-cell>
          <table:table-cell table:formula="of:=&quot;INSERT INTO estado VALUES ('&quot;&amp;[.A400]&amp;&quot;', '&quot;&amp;[.B400]&amp;&quot;', '&quot;&amp;[.C400]&amp;&quot;', '&quot;&amp;[.D400]&amp;&quot;', &quot;&amp;[.E400]&amp;&quot;, &quot;&amp;[.F400]&amp;&quot;, &quot;&amp;[.G400]&amp;&quot;, &quot;&amp;[.H400]&amp;&quot;, &quot;&amp;[.I400]&amp;&quot;, &quot;&amp;[.J400]&amp;&quot;, &quot;&amp;[.K400]&amp;&quot;, &quot;&amp;[.L400]&amp;&quot;, &quot;&amp;[.M400]&amp;&quot;);&quot;" office:value-type="string" office:string-value="INSERT INTO estado VALUES ('São Leopoldo', '4318705', 'leopoldense', 'ARY JOSÉ VANAZZI', 103.009, 240378, 2083.82, 96.8, 0.739, 6.86, 823933.21728, 683237.36073, 42740.23);" calcext:value-type="string">
            <text:p>INSERT INTO estado VALUES ('São Leopoldo', '4318705', 'leopoldense', 'ARY JOSÉ VANAZZI', 103.009, 240378, 2083.82, 96.8, 0.739, 6.86, 823933.21728, 683237.36073, 42740.23);</text:p>
          </table:table-cell>
        </table:table-row>
        <table:table-row table:style-name="ro1">
          <table:table-cell table:style-name="ce0" office:value-type="string" calcext:value-type="string">
            <text:p>São Lourenço do Sul</text:p>
          </table:table-cell>
          <table:table-cell table:style-name="ce0" office:value-type="float" office:value="4318804" calcext:value-type="float">
            <text:p>4318804</text:p>
          </table:table-cell>
          <table:table-cell table:style-name="ce0" office:value-type="string" calcext:value-type="string">
            <text:p>lourenciano</text:p>
          </table:table-cell>
          <table:table-cell table:style-name="ce0" office:value-type="string" calcext:value-type="string">
            <text:p>RUDINEI HARTER</text:p>
          </table:table-cell>
          <table:table-cell table:style-name="ce3" office:value-type="float" office:value="2036.125" calcext:value-type="float">
            <text:p>2036.125</text:p>
          </table:table-cell>
          <table:table-cell table:style-name="ce0" office:value-type="float" office:value="43501" calcext:value-type="float">
            <text:p>43501</text:p>
          </table:table-cell>
          <table:table-cell table:style-name="ce5" office:value-type="string" calcext:value-type="string">
            <text:p>21.17</text:p>
          </table:table-cell>
          <table:table-cell table:style-name="ce5" office:value-type="string" calcext:value-type="string">
            <text:p>97.6</text:p>
          </table:table-cell>
          <table:table-cell table:style-name="ce7" office:value-type="float" office:value="0.687" calcext:value-type="float">
            <text:p>0.687</text:p>
          </table:table-cell>
          <table:table-cell table:style-name="ce0" office:value-type="float" office:value="2.35" calcext:value-type="float">
            <text:p>2.35</text:p>
          </table:table-cell>
          <table:table-cell table:style-name="ce0" office:value-type="float" office:value="131236.72515" calcext:value-type="float">
            <text:p>131236.72515</text:p>
          </table:table-cell>
          <table:table-cell table:style-name="ce0" office:value-type="float" office:value="119778.02963" calcext:value-type="float">
            <text:p>119778.02963</text:p>
          </table:table-cell>
          <table:table-cell table:style-name="ce0" office:value-type="float" office:value="29051.89" calcext:value-type="float">
            <text:p>29051.89</text:p>
          </table:table-cell>
          <table:table-cell table:formula="of:=&quot;INSERT INTO estado VALUES ('&quot;&amp;[.A401]&amp;&quot;', '&quot;&amp;[.B401]&amp;&quot;', '&quot;&amp;[.C401]&amp;&quot;', '&quot;&amp;[.D401]&amp;&quot;', &quot;&amp;[.E401]&amp;&quot;, &quot;&amp;[.F401]&amp;&quot;, &quot;&amp;[.G401]&amp;&quot;, &quot;&amp;[.H401]&amp;&quot;, &quot;&amp;[.I401]&amp;&quot;, &quot;&amp;[.J401]&amp;&quot;, &quot;&amp;[.K401]&amp;&quot;, &quot;&amp;[.L401]&amp;&quot;, &quot;&amp;[.M401]&amp;&quot;);&quot;" office:value-type="string" office:string-value="INSERT INTO estado VALUES ('São Lourenço do Sul', '4318804', 'lourenciano', 'RUDINEI HARTER', 2036.125, 43501, 21.17, 97.6, 0.687, 2.35, 131236.72515, 119778.02963, 29051.89);" calcext:value-type="string">
            <text:p>INSERT INTO estado VALUES ('São Lourenço do Sul', '4318804', 'lourenciano', 'RUDINEI HARTER', 2036.125, 43501, 21.17, 97.6, 0.687, 2.35, 131236.72515, 119778.02963, 29051.89);</text:p>
          </table:table-cell>
        </table:table-row>
        <table:table-row table:style-name="ro1">
          <table:table-cell table:style-name="ce0" office:value-type="string" calcext:value-type="string">
            <text:p>São Luiz Gonzaga</text:p>
          </table:table-cell>
          <table:table-cell table:style-name="ce0" office:value-type="float" office:value="4318903" calcext:value-type="float">
            <text:p>4318903</text:p>
          </table:table-cell>
          <table:table-cell table:style-name="ce0" office:value-type="string" calcext:value-type="string">
            <text:p>são-luizense</text:p>
          </table:table-cell>
          <table:table-cell table:style-name="ce0" office:value-type="string" calcext:value-type="string">
            <text:p>SIDNEY LUIZ BRONDANI</text:p>
          </table:table-cell>
          <table:table-cell table:style-name="ce3" office:value-type="float" office:value="1295.522" calcext:value-type="float">
            <text:p>1295.522</text:p>
          </table:table-cell>
          <table:table-cell table:style-name="ce0" office:value-type="float" office:value="33124" calcext:value-type="float">
            <text:p>33124</text:p>
          </table:table-cell>
          <table:table-cell table:style-name="ce5" office:value-type="string" calcext:value-type="string">
            <text:p>26.67</text:p>
          </table:table-cell>
          <table:table-cell table:style-name="ce5" office:value-type="string" calcext:value-type="string">
            <text:p>98.8</text:p>
          </table:table-cell>
          <table:table-cell table:style-name="ce7" office:value-type="float" office:value="0.741" calcext:value-type="float">
            <text:p>0.741</text:p>
          </table:table-cell>
          <table:table-cell table:style-name="ce0" office:value-type="float" office:value="8.13" calcext:value-type="float">
            <text:p>8.13</text:p>
          </table:table-cell>
          <table:table-cell table:style-name="ce0" office:value-type="float" office:value="110383.98695" calcext:value-type="float">
            <text:p>110383.98695</text:p>
          </table:table-cell>
          <table:table-cell table:style-name="ce0" office:value-type="float" office:value="85442.15973" calcext:value-type="float">
            <text:p>85442.15973</text:p>
          </table:table-cell>
          <table:table-cell table:style-name="ce0" office:value-type="float" office:value="42725.05" calcext:value-type="float">
            <text:p>42725.05</text:p>
          </table:table-cell>
          <table:table-cell table:formula="of:=&quot;INSERT INTO estado VALUES ('&quot;&amp;[.A402]&amp;&quot;', '&quot;&amp;[.B402]&amp;&quot;', '&quot;&amp;[.C402]&amp;&quot;', '&quot;&amp;[.D402]&amp;&quot;', &quot;&amp;[.E402]&amp;&quot;, &quot;&amp;[.F402]&amp;&quot;, &quot;&amp;[.G402]&amp;&quot;, &quot;&amp;[.H402]&amp;&quot;, &quot;&amp;[.I402]&amp;&quot;, &quot;&amp;[.J402]&amp;&quot;, &quot;&amp;[.K402]&amp;&quot;, &quot;&amp;[.L402]&amp;&quot;, &quot;&amp;[.M402]&amp;&quot;);&quot;" office:value-type="string" office:string-value="INSERT INTO estado VALUES ('São Luiz Gonzaga', '4318903', 'são-luizense', 'SIDNEY LUIZ BRONDANI', 1295.522, 33124, 26.67, 98.8, 0.741, 8.13, 110383.98695, 85442.15973, 42725.05);" calcext:value-type="string">
            <text:p>INSERT INTO estado VALUES ('São Luiz Gonzaga', '4318903', 'são-luizense', 'SIDNEY LUIZ BRONDANI', 1295.522, 33124, 26.67, 98.8, 0.741, 8.13, 110383.98695, 85442.15973, 42725.05);</text:p>
          </table:table-cell>
        </table:table-row>
        <table:table-row table:style-name="ro1">
          <table:table-cell table:style-name="ce0" office:value-type="string" calcext:value-type="string">
            <text:p>São Marcos</text:p>
          </table:table-cell>
          <table:table-cell table:style-name="ce0" office:value-type="float" office:value="4319000" calcext:value-type="float">
            <text:p>4319000</text:p>
          </table:table-cell>
          <table:table-cell table:style-name="ce0" office:value-type="string" calcext:value-type="string">
            <text:p>são-marquense</text:p>
          </table:table-cell>
          <table:table-cell table:style-name="ce0" office:value-type="string" calcext:value-type="string">
            <text:p>EVANDRO CARLOS KUWER</text:p>
          </table:table-cell>
          <table:table-cell table:style-name="ce2" office:value-type="float" office:value="256.177" calcext:value-type="float">
            <text:p>256.177</text:p>
          </table:table-cell>
          <table:table-cell table:style-name="ce0" office:value-type="float" office:value="21756" calcext:value-type="float">
            <text:p>21756</text:p>
          </table:table-cell>
          <table:table-cell table:style-name="ce5" office:value-type="string" calcext:value-type="string">
            <text:p>78.45</text:p>
          </table:table-cell>
          <table:table-cell table:style-name="ce5" office:value-type="string" calcext:value-type="string">
            <text:p>98.4</text:p>
          </table:table-cell>
          <table:table-cell table:style-name="ce7" office:value-type="float" office:value="0.768" calcext:value-type="float">
            <text:p>0.768</text:p>
          </table:table-cell>
          <table:table-cell table:style-name="ce0" office:value-type="float" office:value="9.17" calcext:value-type="float">
            <text:p>9.17</text:p>
          </table:table-cell>
          <table:table-cell table:style-name="ce0" office:value-type="float" office:value="78979.18958" calcext:value-type="float">
            <text:p>78979.18958</text:p>
          </table:table-cell>
          <table:table-cell table:style-name="ce0" office:value-type="float" office:value="57990.23501" calcext:value-type="float">
            <text:p>57990.23501</text:p>
          </table:table-cell>
          <table:table-cell table:style-name="ce0" office:value-type="float" office:value="46359.02" calcext:value-type="float">
            <text:p>46359.02</text:p>
          </table:table-cell>
          <table:table-cell table:formula="of:=&quot;INSERT INTO estado VALUES ('&quot;&amp;[.A403]&amp;&quot;', '&quot;&amp;[.B403]&amp;&quot;', '&quot;&amp;[.C403]&amp;&quot;', '&quot;&amp;[.D403]&amp;&quot;', &quot;&amp;[.E403]&amp;&quot;, &quot;&amp;[.F403]&amp;&quot;, &quot;&amp;[.G403]&amp;&quot;, &quot;&amp;[.H403]&amp;&quot;, &quot;&amp;[.I403]&amp;&quot;, &quot;&amp;[.J403]&amp;&quot;, &quot;&amp;[.K403]&amp;&quot;, &quot;&amp;[.L403]&amp;&quot;, &quot;&amp;[.M403]&amp;&quot;);&quot;" office:value-type="string" office:string-value="INSERT INTO estado VALUES ('São Marcos', '4319000', 'são-marquense', 'EVANDRO CARLOS KUWER', 256.177, 21756, 78.45, 98.4, 0.768, 9.17, 78979.18958, 57990.23501, 46359.02);" calcext:value-type="string">
            <text:p>INSERT INTO estado VALUES ('São Marcos', '4319000', 'são-marquense', 'EVANDRO CARLOS KUWER', 256.177, 21756, 78.45, 98.4, 0.768, 9.17, 78979.18958, 57990.23501, 46359.02);</text:p>
          </table:table-cell>
        </table:table-row>
        <table:table-row table:style-name="ro1">
          <table:table-cell table:style-name="ce0" office:value-type="string" calcext:value-type="string">
            <text:p>São Martinho</text:p>
          </table:table-cell>
          <table:table-cell table:style-name="ce0" office:value-type="float" office:value="4319109" calcext:value-type="float">
            <text:p>4319109</text:p>
          </table:table-cell>
          <table:table-cell table:style-name="ce0" office:value-type="string" calcext:value-type="string">
            <text:p>são-martinhense</text:p>
          </table:table-cell>
          <table:table-cell table:style-name="ce0" office:value-type="string" calcext:value-type="string">
            <text:p>JEANCARLO HUNHOFF</text:p>
          </table:table-cell>
          <table:table-cell table:style-name="ce2" office:value-type="float" office:value="171.245" calcext:value-type="float">
            <text:p>171.245</text:p>
          </table:table-cell>
          <table:table-cell table:style-name="ce0" office:value-type="float" office:value="5336" calcext:value-type="float">
            <text:p>5336</text:p>
          </table:table-cell>
          <table:table-cell table:style-name="ce5" office:value-type="string" calcext:value-type="string">
            <text:p>33.63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26" calcext:value-type="float">
            <text:p>0.72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6942.50542" calcext:value-type="float">
            <text:p>26942.50542</text:p>
          </table:table-cell>
          <table:table-cell table:style-name="ce0" office:value-type="float" office:value="22407.68896" calcext:value-type="float">
            <text:p>22407.68896</text:p>
          </table:table-cell>
          <table:table-cell table:style-name="ce0" office:value-type="float" office:value="45876.61" calcext:value-type="float">
            <text:p>45876.61</text:p>
          </table:table-cell>
          <table:table-cell table:formula="of:=&quot;INSERT INTO estado VALUES ('&quot;&amp;[.A404]&amp;&quot;', '&quot;&amp;[.B404]&amp;&quot;', '&quot;&amp;[.C404]&amp;&quot;', '&quot;&amp;[.D404]&amp;&quot;', &quot;&amp;[.E404]&amp;&quot;, &quot;&amp;[.F404]&amp;&quot;, &quot;&amp;[.G404]&amp;&quot;, &quot;&amp;[.H404]&amp;&quot;, &quot;&amp;[.I404]&amp;&quot;, &quot;&amp;[.J404]&amp;&quot;, &quot;&amp;[.K404]&amp;&quot;, &quot;&amp;[.L404]&amp;&quot;, &quot;&amp;[.M404]&amp;&quot;);&quot;" office:value-type="string" office:string-value="INSERT INTO estado VALUES ('São Martinho', '4319109', 'são-martinhense', 'JEANCARLO HUNHOFF', 171.245, 5336, 33.63, 99.1, 0.726, null, 26942.50542, 22407.68896, 45876.61);" calcext:value-type="string">
            <text:p>INSERT INTO estado VALUES ('São Martinho', '4319109', 'são-martinhense', 'JEANCARLO HUNHOFF', 171.245, 5336, 33.63, 99.1, 0.726, null, 26942.50542, 22407.68896, 45876.61);</text:p>
          </table:table-cell>
        </table:table-row>
        <table:table-row table:style-name="ro1">
          <table:table-cell table:style-name="ce0" office:value-type="string" calcext:value-type="string">
            <text:p>São Martinho da Serra</text:p>
          </table:table-cell>
          <table:table-cell table:style-name="ce0" office:value-type="float" office:value="4319125" calcext:value-type="float">
            <text:p>4319125</text:p>
          </table:table-cell>
          <table:table-cell table:style-name="ce0" office:value-type="string" calcext:value-type="string">
            <text:p>martinhense</text:p>
          </table:table-cell>
          <table:table-cell table:style-name="ce0" office:value-type="string" calcext:value-type="string">
            <text:p>ROBSON FLORES DA TRINDADE</text:p>
          </table:table-cell>
          <table:table-cell table:style-name="ce2" office:value-type="float" office:value="669.547" calcext:value-type="float">
            <text:p>669.547</text:p>
          </table:table-cell>
          <table:table-cell table:style-name="ce0" office:value-type="float" office:value="3228" calcext:value-type="float">
            <text:p>3228</text:p>
          </table:table-cell>
          <table:table-cell table:style-name="ce5" office:value-type="string" calcext:value-type="string">
            <text:p>4.78</text:p>
          </table:table-cell>
          <table:table-cell table:style-name="ce5" office:value-type="string" calcext:value-type="string">
            <text:p>99.8</text:p>
          </table:table-cell>
          <table:table-cell table:style-name="ce7" office:value-type="float" office:value="0.652" calcext:value-type="float">
            <text:p>0.65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510.06393" calcext:value-type="float">
            <text:p>15510.06393</text:p>
          </table:table-cell>
          <table:table-cell table:style-name="ce0" office:value-type="float" office:value="15293.59793" calcext:value-type="float">
            <text:p>15293.59793</text:p>
          </table:table-cell>
          <table:table-cell table:style-name="ce0" office:value-type="float" office:value="57840.58" calcext:value-type="float">
            <text:p>57840.58</text:p>
          </table:table-cell>
          <table:table-cell table:formula="of:=&quot;INSERT INTO estado VALUES ('&quot;&amp;[.A405]&amp;&quot;', '&quot;&amp;[.B405]&amp;&quot;', '&quot;&amp;[.C405]&amp;&quot;', '&quot;&amp;[.D405]&amp;&quot;', &quot;&amp;[.E405]&amp;&quot;, &quot;&amp;[.F405]&amp;&quot;, &quot;&amp;[.G405]&amp;&quot;, &quot;&amp;[.H405]&amp;&quot;, &quot;&amp;[.I405]&amp;&quot;, &quot;&amp;[.J405]&amp;&quot;, &quot;&amp;[.K405]&amp;&quot;, &quot;&amp;[.L405]&amp;&quot;, &quot;&amp;[.M405]&amp;&quot;);&quot;" office:value-type="string" office:string-value="INSERT INTO estado VALUES ('São Martinho da Serra', '4319125', 'martinhense', 'ROBSON FLORES DA TRINDADE', 669.547, 3228, 4.78, 99.8, 0.652, null, 15510.06393, 15293.59793, 57840.58);" calcext:value-type="string">
            <text:p>INSERT INTO estado VALUES ('São Martinho da Serra', '4319125', 'martinhense', 'ROBSON FLORES DA TRINDADE', 669.547, 3228, 4.78, 99.8, 0.652, null, 15510.06393, 15293.59793, 57840.58);</text:p>
          </table:table-cell>
        </table:table-row>
        <table:table-row table:style-name="ro1">
          <table:table-cell table:style-name="ce0" office:value-type="string" calcext:value-type="string">
            <text:p>São Miguel das Missões</text:p>
          </table:table-cell>
          <table:table-cell table:style-name="ce0" office:value-type="float" office:value="4319158" calcext:value-type="float">
            <text:p>4319158</text:p>
          </table:table-cell>
          <table:table-cell table:style-name="ce0" office:value-type="string" calcext:value-type="string">
            <text:p>miguelino</text:p>
          </table:table-cell>
          <table:table-cell table:style-name="ce0" office:value-type="string" calcext:value-type="string">
            <text:p>JOSE ROBERTO</text:p>
          </table:table-cell>
          <table:table-cell table:style-name="ce3" office:value-type="float" office:value="1228.447" calcext:value-type="float">
            <text:p>1228.447</text:p>
          </table:table-cell>
          <table:table-cell table:style-name="ce0" office:value-type="float" office:value="7692" calcext:value-type="float">
            <text:p>7692</text:p>
          </table:table-cell>
          <table:table-cell table:style-name="ce5" office:value-type="string" calcext:value-type="string">
            <text:p>6.03</text:p>
          </table:table-cell>
          <table:table-cell table:style-name="ce5" office:value-type="string" calcext:value-type="string">
            <text:p>97.2</text:p>
          </table:table-cell>
          <table:table-cell table:style-name="ce7" office:value-type="float" office:value="0.667" calcext:value-type="float">
            <text:p>0.667</text:p>
          </table:table-cell>
          <table:table-cell table:style-name="ce0" office:value-type="float" office:value="12.2" calcext:value-type="float">
            <text:p>12.2</text:p>
          </table:table-cell>
          <table:table-cell table:style-name="ce0" office:value-type="float" office:value="39979.40595" calcext:value-type="float">
            <text:p>39979.40595</text:p>
          </table:table-cell>
          <table:table-cell table:style-name="ce0" office:value-type="float" office:value="30007.49154" calcext:value-type="float">
            <text:p>30007.49154</text:p>
          </table:table-cell>
          <table:table-cell table:style-name="ce0" office:value-type="float" office:value="67916.79" calcext:value-type="float">
            <text:p>67916.79</text:p>
          </table:table-cell>
          <table:table-cell table:formula="of:=&quot;INSERT INTO estado VALUES ('&quot;&amp;[.A406]&amp;&quot;', '&quot;&amp;[.B406]&amp;&quot;', '&quot;&amp;[.C406]&amp;&quot;', '&quot;&amp;[.D406]&amp;&quot;', &quot;&amp;[.E406]&amp;&quot;, &quot;&amp;[.F406]&amp;&quot;, &quot;&amp;[.G406]&amp;&quot;, &quot;&amp;[.H406]&amp;&quot;, &quot;&amp;[.I406]&amp;&quot;, &quot;&amp;[.J406]&amp;&quot;, &quot;&amp;[.K406]&amp;&quot;, &quot;&amp;[.L406]&amp;&quot;, &quot;&amp;[.M406]&amp;&quot;);&quot;" office:value-type="string" office:string-value="INSERT INTO estado VALUES ('São Miguel das Missões', '4319158', 'miguelino', 'JOSE ROBERTO', 1228.447, 7692, 6.03, 97.2, 0.667, 12.2, 39979.40595, 30007.49154, 67916.79);" calcext:value-type="string">
            <text:p>INSERT INTO estado VALUES ('São Miguel das Missões', '4319158', 'miguelino', 'JOSE ROBERTO', 1228.447, 7692, 6.03, 97.2, 0.667, 12.2, 39979.40595, 30007.49154, 67916.79);</text:p>
          </table:table-cell>
        </table:table-row>
        <table:table-row table:style-name="ro1">
          <table:table-cell table:style-name="ce0" office:value-type="string" calcext:value-type="string">
            <text:p>São Nicolau</text:p>
          </table:table-cell>
          <table:table-cell table:style-name="ce0" office:value-type="float" office:value="4319208" calcext:value-type="float">
            <text:p>4319208</text:p>
          </table:table-cell>
          <table:table-cell table:style-name="ce0" office:value-type="string" calcext:value-type="string">
            <text:p>são-nicolauense</text:p>
          </table:table-cell>
          <table:table-cell table:style-name="ce0" office:value-type="string" calcext:value-type="string">
            <text:p>RICARDO MIGUEL KLEIN</text:p>
          </table:table-cell>
          <table:table-cell table:style-name="ce2" office:value-type="float" office:value="485.588" calcext:value-type="float">
            <text:p>485.588</text:p>
          </table:table-cell>
          <table:table-cell table:style-name="ce0" office:value-type="float" office:value="5153" calcext:value-type="float">
            <text:p>5153</text:p>
          </table:table-cell>
          <table:table-cell table:style-name="ce5" office:value-type="string" calcext:value-type="string">
            <text:p>11.8</text:p>
          </table:table-cell>
          <table:table-cell table:style-name="ce5" office:value-type="string" calcext:value-type="string">
            <text:p>96.8</text:p>
          </table:table-cell>
          <table:table-cell table:style-name="ce7" office:value-type="float" office:value="0.645" calcext:value-type="float">
            <text:p>0.64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2770.00983" calcext:value-type="float">
            <text:p>22770.00983</text:p>
          </table:table-cell>
          <table:table-cell table:style-name="ce0" office:value-type="float" office:value="18296.80815" calcext:value-type="float">
            <text:p>18296.80815</text:p>
          </table:table-cell>
          <table:table-cell table:style-name="ce0" office:value-type="float" office:value="31345.37" calcext:value-type="float">
            <text:p>31345.37</text:p>
          </table:table-cell>
          <table:table-cell table:formula="of:=&quot;INSERT INTO estado VALUES ('&quot;&amp;[.A407]&amp;&quot;', '&quot;&amp;[.B407]&amp;&quot;', '&quot;&amp;[.C407]&amp;&quot;', '&quot;&amp;[.D407]&amp;&quot;', &quot;&amp;[.E407]&amp;&quot;, &quot;&amp;[.F407]&amp;&quot;, &quot;&amp;[.G407]&amp;&quot;, &quot;&amp;[.H407]&amp;&quot;, &quot;&amp;[.I407]&amp;&quot;, &quot;&amp;[.J407]&amp;&quot;, &quot;&amp;[.K407]&amp;&quot;, &quot;&amp;[.L407]&amp;&quot;, &quot;&amp;[.M407]&amp;&quot;);&quot;" office:value-type="string" office:string-value="INSERT INTO estado VALUES ('São Nicolau', '4319208', 'são-nicolauense', 'RICARDO MIGUEL KLEIN', 485.588, 5153, 11.8, 96.8, 0.645, null, 22770.00983, 18296.80815, 31345.37);" calcext:value-type="string">
            <text:p>INSERT INTO estado VALUES ('São Nicolau', '4319208', 'são-nicolauense', 'RICARDO MIGUEL KLEIN', 485.588, 5153, 11.8, 96.8, 0.645, null, 22770.00983, 18296.80815, 31345.37);</text:p>
          </table:table-cell>
        </table:table-row>
        <table:table-row table:style-name="ro1">
          <table:table-cell table:style-name="ce0" office:value-type="string" calcext:value-type="string">
            <text:p>São Paulo das Missões</text:p>
          </table:table-cell>
          <table:table-cell table:style-name="ce0" office:value-type="float" office:value="4319307" calcext:value-type="float">
            <text:p>4319307</text:p>
          </table:table-cell>
          <table:table-cell table:style-name="ce0" office:value-type="string" calcext:value-type="string">
            <text:p>paulista-das-missões</text:p>
          </table:table-cell>
          <table:table-cell table:style-name="ce0" office:value-type="string" calcext:value-type="string">
            <text:p>OBERDAN LUIS RHODEN</text:p>
          </table:table-cell>
          <table:table-cell table:style-name="ce2" office:value-type="float" office:value="223.942" calcext:value-type="float">
            <text:p>223.942</text:p>
          </table:table-cell>
          <table:table-cell table:style-name="ce0" office:value-type="float" office:value="5654" calcext:value-type="float">
            <text:p>5654</text:p>
          </table:table-cell>
          <table:table-cell table:style-name="ce5" office:value-type="string" calcext:value-type="string">
            <text:p>28.43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692" calcext:value-type="float">
            <text:p>0.692</text:p>
          </table:table-cell>
          <table:table-cell table:style-name="ce0" office:value-type="float" office:value="21.74" calcext:value-type="float">
            <text:p>21.74</text:p>
          </table:table-cell>
          <table:table-cell table:style-name="ce0" office:value-type="float" office:value="24483.26964" calcext:value-type="float">
            <text:p>24483.26964</text:p>
          </table:table-cell>
          <table:table-cell table:style-name="ce0" office:value-type="float" office:value="22144.81324" calcext:value-type="float">
            <text:p>22144.81324</text:p>
          </table:table-cell>
          <table:table-cell table:style-name="ce0" office:value-type="float" office:value="27904.62" calcext:value-type="float">
            <text:p>27904.62</text:p>
          </table:table-cell>
          <table:table-cell table:formula="of:=&quot;INSERT INTO estado VALUES ('&quot;&amp;[.A408]&amp;&quot;', '&quot;&amp;[.B408]&amp;&quot;', '&quot;&amp;[.C408]&amp;&quot;', '&quot;&amp;[.D408]&amp;&quot;', &quot;&amp;[.E408]&amp;&quot;, &quot;&amp;[.F408]&amp;&quot;, &quot;&amp;[.G408]&amp;&quot;, &quot;&amp;[.H408]&amp;&quot;, &quot;&amp;[.I408]&amp;&quot;, &quot;&amp;[.J408]&amp;&quot;, &quot;&amp;[.K408]&amp;&quot;, &quot;&amp;[.L408]&amp;&quot;, &quot;&amp;[.M408]&amp;&quot;);&quot;" office:value-type="string" office:string-value="INSERT INTO estado VALUES ('São Paulo das Missões', '4319307', 'paulista-das-missões', 'OBERDAN LUIS RHODEN', 223.942, 5654, 28.43, 98.5, 0.692, 21.74, 24483.26964, 22144.81324, 27904.62);" calcext:value-type="string">
            <text:p>INSERT INTO estado VALUES ('São Paulo das Missões', '4319307', 'paulista-das-missões', 'OBERDAN LUIS RHODEN', 223.942, 5654, 28.43, 98.5, 0.692, 21.74, 24483.26964, 22144.81324, 27904.62);</text:p>
          </table:table-cell>
        </table:table-row>
        <table:table-row table:style-name="ro1">
          <table:table-cell table:style-name="ce0" office:value-type="string" calcext:value-type="string">
            <text:p>São Pedro da Serra</text:p>
          </table:table-cell>
          <table:table-cell table:style-name="ce0" office:value-type="float" office:value="4319356" calcext:value-type="float">
            <text:p>4319356</text:p>
          </table:table-cell>
          <table:table-cell table:style-name="ce0" office:value-type="string" calcext:value-type="string">
            <text:p>são-pedrense</text:p>
          </table:table-cell>
          <table:table-cell table:style-name="ce0" office:value-type="string" calcext:value-type="string">
            <text:p>ISABEL CORETE JONER CORNELIUS</text:p>
          </table:table-cell>
          <table:table-cell table:style-name="ce2" office:value-type="float" office:value="35.062" calcext:value-type="float">
            <text:p>35.062</text:p>
          </table:table-cell>
          <table:table-cell table:style-name="ce0" office:value-type="float" office:value="3881" calcext:value-type="float">
            <text:p>3881</text:p>
          </table:table-cell>
          <table:table-cell table:style-name="ce5" office:value-type="string" calcext:value-type="string">
            <text:p>93.68</text:p>
          </table:table-cell>
          <table:table-cell table:style-name="ce5" office:value-type="string" calcext:value-type="string">
            <text:p>98.3</text:p>
          </table:table-cell>
          <table:table-cell table:style-name="ce7" office:value-type="float" office:value="0.739" calcext:value-type="float">
            <text:p>0.73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641.92476" calcext:value-type="float">
            <text:p>21641.92476</text:p>
          </table:table-cell>
          <table:table-cell table:style-name="ce0" office:value-type="float" office:value="15750.04191" calcext:value-type="float">
            <text:p>15750.04191</text:p>
          </table:table-cell>
          <table:table-cell table:style-name="ce0" office:value-type="float" office:value="21716.31" calcext:value-type="float">
            <text:p>21716.31</text:p>
          </table:table-cell>
          <table:table-cell table:formula="of:=&quot;INSERT INTO estado VALUES ('&quot;&amp;[.A409]&amp;&quot;', '&quot;&amp;[.B409]&amp;&quot;', '&quot;&amp;[.C409]&amp;&quot;', '&quot;&amp;[.D409]&amp;&quot;', &quot;&amp;[.E409]&amp;&quot;, &quot;&amp;[.F409]&amp;&quot;, &quot;&amp;[.G409]&amp;&quot;, &quot;&amp;[.H409]&amp;&quot;, &quot;&amp;[.I409]&amp;&quot;, &quot;&amp;[.J409]&amp;&quot;, &quot;&amp;[.K409]&amp;&quot;, &quot;&amp;[.L409]&amp;&quot;, &quot;&amp;[.M409]&amp;&quot;);&quot;" office:value-type="string" office:string-value="INSERT INTO estado VALUES ('São Pedro da Serra', '4319356', 'são-pedrense', 'ISABEL CORETE JONER CORNELIUS', 35.062, 3881, 93.68, 98.3, 0.739, null, 21641.92476, 15750.04191, 21716.31);" calcext:value-type="string">
            <text:p>INSERT INTO estado VALUES ('São Pedro da Serra', '4319356', 'são-pedrense', 'ISABEL CORETE JONER CORNELIUS', 35.062, 3881, 93.68, 98.3, 0.739, null, 21641.92476, 15750.04191, 21716.31);</text:p>
          </table:table-cell>
        </table:table-row>
        <table:table-row table:style-name="ro1">
          <table:table-cell table:style-name="ce0" office:value-type="string" calcext:value-type="string">
            <text:p>São Pedro das Missões</text:p>
          </table:table-cell>
          <table:table-cell table:style-name="ce0" office:value-type="float" office:value="4319364" calcext:value-type="float">
            <text:p>4319364</text:p>
          </table:table-cell>
          <table:table-cell table:style-name="ce0" office:value-type="string" calcext:value-type="string">
            <text:p>são pedrense</text:p>
          </table:table-cell>
          <table:table-cell table:style-name="ce0" office:value-type="string" calcext:value-type="string">
            <text:p>ANTONIO REGINALDO FERREIRA DA SILVA</text:p>
          </table:table-cell>
          <table:table-cell table:style-name="ce2" office:value-type="float" office:value="79.894" calcext:value-type="float">
            <text:p>79.894</text:p>
          </table:table-cell>
          <table:table-cell table:style-name="ce0" office:value-type="float" office:value="2025" calcext:value-type="float">
            <text:p>2025</text:p>
          </table:table-cell>
          <table:table-cell table:style-name="ce5" office:value-type="string" calcext:value-type="string">
            <text:p>23.59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664" calcext:value-type="float">
            <text:p>0.66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206.66083" calcext:value-type="float">
            <text:p>13206.66083</text:p>
          </table:table-cell>
          <table:table-cell table:style-name="ce0" office:value-type="float" office:value="9277.51503" calcext:value-type="float">
            <text:p>9277.51503</text:p>
          </table:table-cell>
          <table:table-cell table:style-name="ce0" office:value-type="float" office:value="35546.64" calcext:value-type="float">
            <text:p>35546.64</text:p>
          </table:table-cell>
          <table:table-cell table:formula="of:=&quot;INSERT INTO estado VALUES ('&quot;&amp;[.A410]&amp;&quot;', '&quot;&amp;[.B410]&amp;&quot;', '&quot;&amp;[.C410]&amp;&quot;', '&quot;&amp;[.D410]&amp;&quot;', &quot;&amp;[.E410]&amp;&quot;, &quot;&amp;[.F410]&amp;&quot;, &quot;&amp;[.G410]&amp;&quot;, &quot;&amp;[.H410]&amp;&quot;, &quot;&amp;[.I410]&amp;&quot;, &quot;&amp;[.J410]&amp;&quot;, &quot;&amp;[.K410]&amp;&quot;, &quot;&amp;[.L410]&amp;&quot;, &quot;&amp;[.M410]&amp;&quot;);&quot;" office:value-type="string" office:string-value="INSERT INTO estado VALUES ('São Pedro das Missões', '4319364', 'são pedrense', 'ANTONIO REGINALDO FERREIRA DA SILVA', 79.894, 2025, 23.59, 99, 0.664, null, 13206.66083, 9277.51503, 35546.64);" calcext:value-type="string">
            <text:p>INSERT INTO estado VALUES ('São Pedro das Missões', '4319364', 'são pedrense', 'ANTONIO REGINALDO FERREIRA DA SILVA', 79.894, 2025, 23.59, 99, 0.664, null, 13206.66083, 9277.51503, 35546.64);</text:p>
          </table:table-cell>
        </table:table-row>
        <table:table-row table:style-name="ro1">
          <table:table-cell table:style-name="ce0" office:value-type="string" calcext:value-type="string">
            <text:p>São Pedro do Butiá</text:p>
          </table:table-cell>
          <table:table-cell table:style-name="ce0" office:value-type="float" office:value="4319372" calcext:value-type="float">
            <text:p>4319372</text:p>
          </table:table-cell>
          <table:table-cell table:style-name="ce0" office:value-type="string" calcext:value-type="string">
            <text:p>são-butiaiense</text:p>
          </table:table-cell>
          <table:table-cell table:style-name="ce0" office:value-type="string" calcext:value-type="string">
            <text:p>JOSÉ HENRIQUE HEBERLE</text:p>
          </table:table-cell>
          <table:table-cell table:style-name="ce2" office:value-type="float" office:value="107.559" calcext:value-type="float">
            <text:p>107.559</text:p>
          </table:table-cell>
          <table:table-cell table:style-name="ce0" office:value-type="float" office:value="2950" calcext:value-type="float">
            <text:p>2950</text:p>
          </table:table-cell>
          <table:table-cell table:style-name="ce5" office:value-type="string" calcext:value-type="string">
            <text:p>26.69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63" calcext:value-type="float">
            <text:p>0.76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9555.63688" calcext:value-type="float">
            <text:p>19555.63688</text:p>
          </table:table-cell>
          <table:table-cell table:style-name="ce0" office:value-type="float" office:value="17325.79559" calcext:value-type="float">
            <text:p>17325.79559</text:p>
          </table:table-cell>
          <table:table-cell table:style-name="ce0" office:value-type="float" office:value="37916.31" calcext:value-type="float">
            <text:p>37916.31</text:p>
          </table:table-cell>
          <table:table-cell table:formula="of:=&quot;INSERT INTO estado VALUES ('&quot;&amp;[.A411]&amp;&quot;', '&quot;&amp;[.B411]&amp;&quot;', '&quot;&amp;[.C411]&amp;&quot;', '&quot;&amp;[.D411]&amp;&quot;', &quot;&amp;[.E411]&amp;&quot;, &quot;&amp;[.F411]&amp;&quot;, &quot;&amp;[.G411]&amp;&quot;, &quot;&amp;[.H411]&amp;&quot;, &quot;&amp;[.I411]&amp;&quot;, &quot;&amp;[.J411]&amp;&quot;, &quot;&amp;[.K411]&amp;&quot;, &quot;&amp;[.L411]&amp;&quot;, &quot;&amp;[.M411]&amp;&quot;);&quot;" office:value-type="string" office:string-value="INSERT INTO estado VALUES ('São Pedro do Butiá', '4319372', 'são-butiaiense', 'JOSÉ HENRIQUE HEBERLE', 107.559, 2950, 26.69, 100, 0.763, null, 19555.63688, 17325.79559, 37916.31);" calcext:value-type="string">
            <text:p>INSERT INTO estado VALUES ('São Pedro do Butiá', '4319372', 'são-butiaiense', 'JOSÉ HENRIQUE HEBERLE', 107.559, 2950, 26.69, 100, 0.763, null, 19555.63688, 17325.79559, 37916.31);</text:p>
          </table:table-cell>
        </table:table-row>
        <table:table-row table:style-name="ro1">
          <table:table-cell table:style-name="ce0" office:value-type="string" calcext:value-type="string">
            <text:p>São Pedro do Sul</text:p>
          </table:table-cell>
          <table:table-cell table:style-name="ce0" office:value-type="float" office:value="4319406" calcext:value-type="float">
            <text:p>4319406</text:p>
          </table:table-cell>
          <table:table-cell table:style-name="ce0" office:value-type="string" calcext:value-type="string">
            <text:p>são-pedrense</text:p>
          </table:table-cell>
          <table:table-cell table:style-name="ce0" office:value-type="string" calcext:value-type="string">
            <text:p>ZIANIA MARIA BOLZAN</text:p>
          </table:table-cell>
          <table:table-cell table:style-name="ce2" office:value-type="float" office:value="873.394" calcext:value-type="float">
            <text:p>873.394</text:p>
          </table:table-cell>
          <table:table-cell table:style-name="ce0" office:value-type="float" office:value="16100" calcext:value-type="float">
            <text:p>16100</text:p>
          </table:table-cell>
          <table:table-cell table:style-name="ce5" office:value-type="string" calcext:value-type="string">
            <text:p>18.74</text:p>
          </table:table-cell>
          <table:table-cell table:style-name="ce5" office:value-type="string" calcext:value-type="string">
            <text:p>97.2</text:p>
          </table:table-cell>
          <table:table-cell table:style-name="ce7" office:value-type="float" office:value="0.709" calcext:value-type="float">
            <text:p>0.709</text:p>
          </table:table-cell>
          <table:table-cell table:style-name="ce0" office:value-type="float" office:value="17.24" calcext:value-type="float">
            <text:p>17.24</text:p>
          </table:table-cell>
          <table:table-cell table:style-name="ce0" office:value-type="float" office:value="49458.84891" calcext:value-type="float">
            <text:p>49458.84891</text:p>
          </table:table-cell>
          <table:table-cell table:style-name="ce0" office:value-type="float" office:value="42186.30651" calcext:value-type="float">
            <text:p>42186.30651</text:p>
          </table:table-cell>
          <table:table-cell table:style-name="ce0" office:value-type="float" office:value="24322.33" calcext:value-type="float">
            <text:p>24322.33</text:p>
          </table:table-cell>
          <table:table-cell table:formula="of:=&quot;INSERT INTO estado VALUES ('&quot;&amp;[.A412]&amp;&quot;', '&quot;&amp;[.B412]&amp;&quot;', '&quot;&amp;[.C412]&amp;&quot;', '&quot;&amp;[.D412]&amp;&quot;', &quot;&amp;[.E412]&amp;&quot;, &quot;&amp;[.F412]&amp;&quot;, &quot;&amp;[.G412]&amp;&quot;, &quot;&amp;[.H412]&amp;&quot;, &quot;&amp;[.I412]&amp;&quot;, &quot;&amp;[.J412]&amp;&quot;, &quot;&amp;[.K412]&amp;&quot;, &quot;&amp;[.L412]&amp;&quot;, &quot;&amp;[.M412]&amp;&quot;);&quot;" office:value-type="string" office:string-value="INSERT INTO estado VALUES ('São Pedro do Sul', '4319406', 'são-pedrense', 'ZIANIA MARIA BOLZAN', 873.394, 16100, 18.74, 97.2, 0.709, 17.24, 49458.84891, 42186.30651, 24322.33);" calcext:value-type="string">
            <text:p>INSERT INTO estado VALUES ('São Pedro do Sul', '4319406', 'são-pedrense', 'ZIANIA MARIA BOLZAN', 873.394, 16100, 18.74, 97.2, 0.709, 17.24, 49458.84891, 42186.30651, 24322.33);</text:p>
          </table:table-cell>
        </table:table-row>
        <table:table-row table:style-name="ro1">
          <table:table-cell table:style-name="ce0" office:value-type="string" calcext:value-type="string">
            <text:p>São Sebastião do Caí</text:p>
          </table:table-cell>
          <table:table-cell table:style-name="ce0" office:value-type="float" office:value="4319505" calcext:value-type="float">
            <text:p>4319505</text:p>
          </table:table-cell>
          <table:table-cell table:style-name="ce0" office:value-type="string" calcext:value-type="string">
            <text:p>caiense</text:p>
          </table:table-cell>
          <table:table-cell table:style-name="ce0" office:value-type="string" calcext:value-type="string">
            <text:p>JÚLIO CESAR CAMPANI</text:p>
          </table:table-cell>
          <table:table-cell table:style-name="ce2" office:value-type="float" office:value="114.294" calcext:value-type="float">
            <text:p>114.294</text:p>
          </table:table-cell>
          <table:table-cell table:style-name="ce0" office:value-type="float" office:value="26161" calcext:value-type="float">
            <text:p>26161</text:p>
          </table:table-cell>
          <table:table-cell table:style-name="ce5" office:value-type="string" calcext:value-type="string">
            <text:p>196.81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739" calcext:value-type="float">
            <text:p>0.739</text:p>
          </table:table-cell>
          <table:table-cell table:style-name="ce0" office:value-type="float" office:value="10.27" calcext:value-type="float">
            <text:p>10.27</text:p>
          </table:table-cell>
          <table:table-cell table:style-name="ce0" office:value-type="float" office:value="86031.93272" calcext:value-type="float">
            <text:p>86031.93272</text:p>
          </table:table-cell>
          <table:table-cell table:style-name="ce0" office:value-type="float" office:value="69340.08059" calcext:value-type="float">
            <text:p>69340.08059</text:p>
          </table:table-cell>
          <table:table-cell table:style-name="ce0" office:value-type="float" office:value="27962.06" calcext:value-type="float">
            <text:p>27962.06</text:p>
          </table:table-cell>
          <table:table-cell table:formula="of:=&quot;INSERT INTO estado VALUES ('&quot;&amp;[.A413]&amp;&quot;', '&quot;&amp;[.B413]&amp;&quot;', '&quot;&amp;[.C413]&amp;&quot;', '&quot;&amp;[.D413]&amp;&quot;', &quot;&amp;[.E413]&amp;&quot;, &quot;&amp;[.F413]&amp;&quot;, &quot;&amp;[.G413]&amp;&quot;, &quot;&amp;[.H413]&amp;&quot;, &quot;&amp;[.I413]&amp;&quot;, &quot;&amp;[.J413]&amp;&quot;, &quot;&amp;[.K413]&amp;&quot;, &quot;&amp;[.L413]&amp;&quot;, &quot;&amp;[.M413]&amp;&quot;);&quot;" office:value-type="string" office:string-value="INSERT INTO estado VALUES ('São Sebastião do Caí', '4319505', 'caiense', 'JÚLIO CESAR CAMPANI', 114.294, 26161, 196.81, 99.2, 0.739, 10.27, 86031.93272, 69340.08059, 27962.06);" calcext:value-type="string">
            <text:p>INSERT INTO estado VALUES ('São Sebastião do Caí', '4319505', 'caiense', 'JÚLIO CESAR CAMPANI', 114.294, 26161, 196.81, 99.2, 0.739, 10.27, 86031.93272, 69340.08059, 27962.06);</text:p>
          </table:table-cell>
        </table:table-row>
        <table:table-row table:style-name="ro1">
          <table:table-cell table:style-name="ce0" office:value-type="string" calcext:value-type="string">
            <text:p>São Sepé</text:p>
          </table:table-cell>
          <table:table-cell table:style-name="ce0" office:value-type="float" office:value="4319604" calcext:value-type="float">
            <text:p>4319604</text:p>
          </table:table-cell>
          <table:table-cell table:style-name="ce0" office:value-type="string" calcext:value-type="string">
            <text:p>sepense</text:p>
          </table:table-cell>
          <table:table-cell table:style-name="ce0" office:value-type="string" calcext:value-type="string">
            <text:p>JOÃO LUIZ DOS SANTOS VARGAS</text:p>
          </table:table-cell>
          <table:table-cell table:style-name="ce3" office:value-type="float" office:value="2204.779" calcext:value-type="float">
            <text:p>2204.779</text:p>
          </table:table-cell>
          <table:table-cell table:style-name="ce0" office:value-type="float" office:value="23492" calcext:value-type="float">
            <text:p>23492</text:p>
          </table:table-cell>
          <table:table-cell table:style-name="ce5" office:value-type="string" calcext:value-type="string">
            <text:p>10.81</text:p>
          </table:table-cell>
          <table:table-cell table:style-name="ce5" office:value-type="string" calcext:value-type="string">
            <text:p>97.3</text:p>
          </table:table-cell>
          <table:table-cell table:style-name="ce7" office:value-type="float" office:value="0.708" calcext:value-type="float">
            <text:p>0.708</text:p>
          </table:table-cell>
          <table:table-cell table:style-name="ce0" office:value-type="float" office:value="12.4" calcext:value-type="float">
            <text:p>12.4</text:p>
          </table:table-cell>
          <table:table-cell table:style-name="ce0" office:value-type="float" office:value="81659.2101" calcext:value-type="float">
            <text:p>81659.2101</text:p>
          </table:table-cell>
          <table:table-cell table:style-name="ce0" office:value-type="float" office:value="69739.42279" calcext:value-type="float">
            <text:p>69739.42279</text:p>
          </table:table-cell>
          <table:table-cell table:style-name="ce0" office:value-type="float" office:value="38242.63" calcext:value-type="float">
            <text:p>38242.63</text:p>
          </table:table-cell>
          <table:table-cell table:formula="of:=&quot;INSERT INTO estado VALUES ('&quot;&amp;[.A414]&amp;&quot;', '&quot;&amp;[.B414]&amp;&quot;', '&quot;&amp;[.C414]&amp;&quot;', '&quot;&amp;[.D414]&amp;&quot;', &quot;&amp;[.E414]&amp;&quot;, &quot;&amp;[.F414]&amp;&quot;, &quot;&amp;[.G414]&amp;&quot;, &quot;&amp;[.H414]&amp;&quot;, &quot;&amp;[.I414]&amp;&quot;, &quot;&amp;[.J414]&amp;&quot;, &quot;&amp;[.K414]&amp;&quot;, &quot;&amp;[.L414]&amp;&quot;, &quot;&amp;[.M414]&amp;&quot;);&quot;" office:value-type="string" office:string-value="INSERT INTO estado VALUES ('São Sepé', '4319604', 'sepense', 'JOÃO LUIZ DOS SANTOS VARGAS', 2204.779, 23492, 10.81, 97.3, 0.708, 12.4, 81659.2101, 69739.42279, 38242.63);" calcext:value-type="string">
            <text:p>INSERT INTO estado VALUES ('São Sepé', '4319604', 'sepense', 'JOÃO LUIZ DOS SANTOS VARGAS', 2204.779, 23492, 10.81, 97.3, 0.708, 12.4, 81659.2101, 69739.42279, 38242.63);</text:p>
          </table:table-cell>
        </table:table-row>
        <table:table-row table:style-name="ro1">
          <table:table-cell table:style-name="ce0" office:value-type="string" calcext:value-type="string">
            <text:p>São Valentim</text:p>
          </table:table-cell>
          <table:table-cell table:style-name="ce0" office:value-type="float" office:value="4319703" calcext:value-type="float">
            <text:p>4319703</text:p>
          </table:table-cell>
          <table:table-cell table:style-name="ce0" office:value-type="string" calcext:value-type="string">
            <text:p>valentinense</text:p>
          </table:table-cell>
          <table:table-cell table:style-name="ce0" office:value-type="string" calcext:value-type="string">
            <text:p>CLAUDIMIR PANIZ</text:p>
          </table:table-cell>
          <table:table-cell table:style-name="ce2" office:value-type="float" office:value="154.45" calcext:value-type="float">
            <text:p>154.450</text:p>
          </table:table-cell>
          <table:table-cell table:style-name="ce0" office:value-type="float" office:value="3220" calcext:value-type="float">
            <text:p>3220</text:p>
          </table:table-cell>
          <table:table-cell table:style-name="ce5" office:value-type="string" calcext:value-type="string">
            <text:p>23.56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2" calcext:value-type="float">
            <text:p>0.7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532.06455" calcext:value-type="float">
            <text:p>16532.06455</text:p>
          </table:table-cell>
          <table:table-cell table:style-name="ce0" office:value-type="float" office:value="14004.72196" calcext:value-type="float">
            <text:p>14004.72196</text:p>
          </table:table-cell>
          <table:table-cell table:style-name="ce0" office:value-type="float" office:value="28950.58" calcext:value-type="float">
            <text:p>28950.58</text:p>
          </table:table-cell>
          <table:table-cell table:formula="of:=&quot;INSERT INTO estado VALUES ('&quot;&amp;[.A415]&amp;&quot;', '&quot;&amp;[.B415]&amp;&quot;', '&quot;&amp;[.C415]&amp;&quot;', '&quot;&amp;[.D415]&amp;&quot;', &quot;&amp;[.E415]&amp;&quot;, &quot;&amp;[.F415]&amp;&quot;, &quot;&amp;[.G415]&amp;&quot;, &quot;&amp;[.H415]&amp;&quot;, &quot;&amp;[.I415]&amp;&quot;, &quot;&amp;[.J415]&amp;&quot;, &quot;&amp;[.K415]&amp;&quot;, &quot;&amp;[.L415]&amp;&quot;, &quot;&amp;[.M415]&amp;&quot;);&quot;" office:value-type="string" office:string-value="INSERT INTO estado VALUES ('São Valentim', '4319703', 'valentinense', 'CLAUDIMIR PANIZ', 154.45, 3220, 23.56, 99.1, 0.72, null, 16532.06455, 14004.72196, 28950.58);" calcext:value-type="string">
            <text:p>INSERT INTO estado VALUES ('São Valentim', '4319703', 'valentinense', 'CLAUDIMIR PANIZ', 154.45, 3220, 23.56, 99.1, 0.72, null, 16532.06455, 14004.72196, 28950.58);</text:p>
          </table:table-cell>
        </table:table-row>
        <table:table-row table:style-name="ro1">
          <table:table-cell table:style-name="ce0" office:value-type="string" calcext:value-type="string">
            <text:p>São Valentim do Sul</text:p>
          </table:table-cell>
          <table:table-cell table:style-name="ce0" office:value-type="float" office:value="4319711" calcext:value-type="float">
            <text:p>4319711</text:p>
          </table:table-cell>
          <table:table-cell table:style-name="ce0" office:value-type="string" calcext:value-type="string">
            <text:p>são-valentinense</text:p>
          </table:table-cell>
          <table:table-cell table:style-name="ce0" office:value-type="string" calcext:value-type="string">
            <text:p>GERI ANGELO MACAGNAN</text:p>
          </table:table-cell>
          <table:table-cell table:style-name="ce2" office:value-type="float" office:value="91.898" calcext:value-type="float">
            <text:p>91.898</text:p>
          </table:table-cell>
          <table:table-cell table:style-name="ce0" office:value-type="float" office:value="2248" calcext:value-type="float">
            <text:p>2248</text:p>
          </table:table-cell>
          <table:table-cell table:style-name="ce5" office:value-type="string" calcext:value-type="string">
            <text:p>23.5</text:p>
          </table:table-cell>
          <table:table-cell table:style-name="ce5" office:value-type="float" office:value="98" calcext:value-type="float">
            <text:p>98</text:p>
          </table:table-cell>
          <table:table-cell table:style-name="ce7" office:value-type="float" office:value="0.764" calcext:value-type="float">
            <text:p>0.764</text:p>
          </table:table-cell>
          <table:table-cell table:style-name="ce0" office:value-type="float" office:value="43.48" calcext:value-type="float">
            <text:p>43.48</text:p>
          </table:table-cell>
          <table:table-cell table:style-name="ce0" office:value-type="float" office:value="16017.68054" calcext:value-type="float">
            <text:p>16017.68054</text:p>
          </table:table-cell>
          <table:table-cell table:style-name="ce0" office:value-type="float" office:value="12034.63806" calcext:value-type="float">
            <text:p>12034.63806</text:p>
          </table:table-cell>
          <table:table-cell table:style-name="ce0" office:value-type="float" office:value="27126.41" calcext:value-type="float">
            <text:p>27126.41</text:p>
          </table:table-cell>
          <table:table-cell table:formula="of:=&quot;INSERT INTO estado VALUES ('&quot;&amp;[.A416]&amp;&quot;', '&quot;&amp;[.B416]&amp;&quot;', '&quot;&amp;[.C416]&amp;&quot;', '&quot;&amp;[.D416]&amp;&quot;', &quot;&amp;[.E416]&amp;&quot;, &quot;&amp;[.F416]&amp;&quot;, &quot;&amp;[.G416]&amp;&quot;, &quot;&amp;[.H416]&amp;&quot;, &quot;&amp;[.I416]&amp;&quot;, &quot;&amp;[.J416]&amp;&quot;, &quot;&amp;[.K416]&amp;&quot;, &quot;&amp;[.L416]&amp;&quot;, &quot;&amp;[.M416]&amp;&quot;);&quot;" office:value-type="string" office:string-value="INSERT INTO estado VALUES ('São Valentim do Sul', '4319711', 'são-valentinense', 'GERI ANGELO MACAGNAN', 91.898, 2248, 23.5, 98, 0.764, 43.48, 16017.68054, 12034.63806, 27126.41);" calcext:value-type="string">
            <text:p>INSERT INTO estado VALUES ('São Valentim do Sul', '4319711', 'são-valentinense', 'GERI ANGELO MACAGNAN', 91.898, 2248, 23.5, 98, 0.764, 43.48, 16017.68054, 12034.63806, 27126.41);</text:p>
          </table:table-cell>
        </table:table-row>
        <table:table-row table:style-name="ro1">
          <table:table-cell table:style-name="ce0" office:value-type="string" calcext:value-type="string">
            <text:p>São Valério do Sul</text:p>
          </table:table-cell>
          <table:table-cell table:style-name="ce0" office:value-type="float" office:value="4319737" calcext:value-type="float">
            <text:p>4319737</text:p>
          </table:table-cell>
          <table:table-cell table:style-name="ce0" office:value-type="string" calcext:value-type="string">
            <text:p>são-valerense</text:p>
          </table:table-cell>
          <table:table-cell table:style-name="ce0" office:value-type="string" calcext:value-type="string">
            <text:p>IDILIO JOSÉ SPERONI</text:p>
          </table:table-cell>
          <table:table-cell table:style-name="ce2" office:value-type="float" office:value="107.402" calcext:value-type="float">
            <text:p>107.402</text:p>
          </table:table-cell>
          <table:table-cell table:style-name="ce0" office:value-type="float" office:value="2732" calcext:value-type="float">
            <text:p>2732</text:p>
          </table:table-cell>
          <table:table-cell table:style-name="ce5" office:value-type="string" calcext:value-type="string">
            <text:p>24.52</text:p>
          </table:table-cell>
          <table:table-cell table:style-name="ce5" office:value-type="string" calcext:value-type="string">
            <text:p>94.3</text:p>
          </table:table-cell>
          <table:table-cell table:style-name="ce7" office:value-type="float" office:value="0.642" calcext:value-type="float">
            <text:p>0.642</text:p>
          </table:table-cell>
          <table:table-cell table:style-name="ce0" office:value-type="float" office:value="22.73" calcext:value-type="float">
            <text:p>22.73</text:p>
          </table:table-cell>
          <table:table-cell table:style-name="ce0" office:value-type="float" office:value="19042.67537" calcext:value-type="float">
            <text:p>19042.67537</text:p>
          </table:table-cell>
          <table:table-cell table:style-name="ce0" office:value-type="float" office:value="11951.28836" calcext:value-type="float">
            <text:p>11951.28836</text:p>
          </table:table-cell>
          <table:table-cell table:style-name="ce0" office:value-type="float" office:value="21544.51" calcext:value-type="float">
            <text:p>21544.51</text:p>
          </table:table-cell>
          <table:table-cell table:formula="of:=&quot;INSERT INTO estado VALUES ('&quot;&amp;[.A417]&amp;&quot;', '&quot;&amp;[.B417]&amp;&quot;', '&quot;&amp;[.C417]&amp;&quot;', '&quot;&amp;[.D417]&amp;&quot;', &quot;&amp;[.E417]&amp;&quot;, &quot;&amp;[.F417]&amp;&quot;, &quot;&amp;[.G417]&amp;&quot;, &quot;&amp;[.H417]&amp;&quot;, &quot;&amp;[.I417]&amp;&quot;, &quot;&amp;[.J417]&amp;&quot;, &quot;&amp;[.K417]&amp;&quot;, &quot;&amp;[.L417]&amp;&quot;, &quot;&amp;[.M417]&amp;&quot;);&quot;" office:value-type="string" office:string-value="INSERT INTO estado VALUES ('São Valério do Sul', '4319737', 'são-valerense', 'IDILIO JOSÉ SPERONI', 107.402, 2732, 24.52, 94.3, 0.642, 22.73, 19042.67537, 11951.28836, 21544.51);" calcext:value-type="string">
            <text:p>INSERT INTO estado VALUES ('São Valério do Sul', '4319737', 'são-valerense', 'IDILIO JOSÉ SPERONI', 107.402, 2732, 24.52, 94.3, 0.642, 22.73, 19042.67537, 11951.28836, 21544.51);</text:p>
          </table:table-cell>
        </table:table-row>
        <table:table-row table:style-name="ro1">
          <table:table-cell table:style-name="ce0" office:value-type="string" calcext:value-type="string">
            <text:p>São Vendelino</text:p>
          </table:table-cell>
          <table:table-cell table:style-name="ce0" office:value-type="float" office:value="4319752" calcext:value-type="float">
            <text:p>4319752</text:p>
          </table:table-cell>
          <table:table-cell table:style-name="ce0" office:value-type="string" calcext:value-type="string">
            <text:p>são-vendelinense</text:p>
          </table:table-cell>
          <table:table-cell table:style-name="ce0" office:value-type="string" calcext:value-type="string">
            <text:p>MARLÍ LOURDES OPPERMANN WEISSHEIMER</text:p>
          </table:table-cell>
          <table:table-cell table:style-name="ce2" office:value-type="float" office:value="32.105" calcext:value-type="float">
            <text:p>32.105</text:p>
          </table:table-cell>
          <table:table-cell table:style-name="ce0" office:value-type="float" office:value="2288" calcext:value-type="float">
            <text:p>2288</text:p>
          </table:table-cell>
          <table:table-cell table:style-name="ce5" office:value-type="string" calcext:value-type="string">
            <text:p>60.59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54" calcext:value-type="float">
            <text:p>0.75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8520.06238" calcext:value-type="float">
            <text:p>18520.06238</text:p>
          </table:table-cell>
          <table:table-cell table:style-name="ce0" office:value-type="float" office:value="14174.1606" calcext:value-type="float">
            <text:p>14174.1606</text:p>
          </table:table-cell>
          <table:table-cell table:style-name="ce0" office:value-type="float" office:value="39206.62" calcext:value-type="float">
            <text:p>39206.62</text:p>
          </table:table-cell>
          <table:table-cell table:formula="of:=&quot;INSERT INTO estado VALUES ('&quot;&amp;[.A418]&amp;&quot;', '&quot;&amp;[.B418]&amp;&quot;', '&quot;&amp;[.C418]&amp;&quot;', '&quot;&amp;[.D418]&amp;&quot;', &quot;&amp;[.E418]&amp;&quot;, &quot;&amp;[.F418]&amp;&quot;, &quot;&amp;[.G418]&amp;&quot;, &quot;&amp;[.H418]&amp;&quot;, &quot;&amp;[.I418]&amp;&quot;, &quot;&amp;[.J418]&amp;&quot;, &quot;&amp;[.K418]&amp;&quot;, &quot;&amp;[.L418]&amp;&quot;, &quot;&amp;[.M418]&amp;&quot;);&quot;" office:value-type="string" office:string-value="INSERT INTO estado VALUES ('São Vendelino', '4319752', 'são-vendelinense', 'MARLÍ LOURDES OPPERMANN WEISSHEIMER', 32.105, 2288, 60.59, 100, 0.754, null, 18520.06238, 14174.1606, 39206.62);" calcext:value-type="string">
            <text:p>INSERT INTO estado VALUES ('São Vendelino', '4319752', 'são-vendelinense', 'MARLÍ LOURDES OPPERMANN WEISSHEIMER', 32.105, 2288, 60.59, 100, 0.754, null, 18520.06238, 14174.1606, 39206.62);</text:p>
          </table:table-cell>
        </table:table-row>
        <table:table-row table:style-name="ro1">
          <table:table-cell table:style-name="ce0" office:value-type="string" calcext:value-type="string">
            <text:p>São Vicente do Sul</text:p>
          </table:table-cell>
          <table:table-cell table:style-name="ce0" office:value-type="float" office:value="4319802" calcext:value-type="float">
            <text:p>4319802</text:p>
          </table:table-cell>
          <table:table-cell table:style-name="ce0" office:value-type="string" calcext:value-type="string">
            <text:p>vicentino</text:p>
          </table:table-cell>
          <table:table-cell table:style-name="ce0" office:value-type="string" calcext:value-type="string">
            <text:p>FERNANDO DA ROSA PAHIM</text:p>
          </table:table-cell>
          <table:table-cell table:style-name="ce3" office:value-type="float" office:value="1174.822" calcext:value-type="float">
            <text:p>1174.822</text:p>
          </table:table-cell>
          <table:table-cell table:style-name="ce0" office:value-type="float" office:value="8742" calcext:value-type="float">
            <text:p>8742</text:p>
          </table:table-cell>
          <table:table-cell table:style-name="ce5" office:value-type="string" calcext:value-type="string">
            <text:p>7.18</text:p>
          </table:table-cell>
          <table:table-cell table:style-name="ce5" office:value-type="string" calcext:value-type="string">
            <text:p>98.2</text:p>
          </table:table-cell>
          <table:table-cell table:style-name="ce7" office:value-type="float" office:value="0.685" calcext:value-type="float">
            <text:p>0.685</text:p>
          </table:table-cell>
          <table:table-cell table:style-name="ce0" office:value-type="float" office:value="12.82" calcext:value-type="float">
            <text:p>12.82</text:p>
          </table:table-cell>
          <table:table-cell table:style-name="ce0" office:value-type="float" office:value="33015.25445" calcext:value-type="float">
            <text:p>33015.25445</text:p>
          </table:table-cell>
          <table:table-cell table:style-name="ce0" office:value-type="float" office:value="26139.49681" calcext:value-type="float">
            <text:p>26139.49681</text:p>
          </table:table-cell>
          <table:table-cell table:style-name="ce0" office:value-type="float" office:value="29922.16" calcext:value-type="float">
            <text:p>29922.16</text:p>
          </table:table-cell>
          <table:table-cell table:formula="of:=&quot;INSERT INTO estado VALUES ('&quot;&amp;[.A419]&amp;&quot;', '&quot;&amp;[.B419]&amp;&quot;', '&quot;&amp;[.C419]&amp;&quot;', '&quot;&amp;[.D419]&amp;&quot;', &quot;&amp;[.E419]&amp;&quot;, &quot;&amp;[.F419]&amp;&quot;, &quot;&amp;[.G419]&amp;&quot;, &quot;&amp;[.H419]&amp;&quot;, &quot;&amp;[.I419]&amp;&quot;, &quot;&amp;[.J419]&amp;&quot;, &quot;&amp;[.K419]&amp;&quot;, &quot;&amp;[.L419]&amp;&quot;, &quot;&amp;[.M419]&amp;&quot;);&quot;" office:value-type="string" office:string-value="INSERT INTO estado VALUES ('São Vicente do Sul', '4319802', 'vicentino', 'FERNANDO DA ROSA PAHIM', 1174.822, 8742, 7.18, 98.2, 0.685, 12.82, 33015.25445, 26139.49681, 29922.16);" calcext:value-type="string">
            <text:p>INSERT INTO estado VALUES ('São Vicente do Sul', '4319802', 'vicentino', 'FERNANDO DA ROSA PAHIM', 1174.822, 8742, 7.18, 98.2, 0.685, 12.82, 33015.25445, 26139.49681, 29922.16);</text:p>
          </table:table-cell>
        </table:table-row>
        <table:table-row table:style-name="ro1">
          <table:table-cell table:style-name="ce0" office:value-type="string" calcext:value-type="string">
            <text:p>Sapiranga</text:p>
          </table:table-cell>
          <table:table-cell table:style-name="ce0" office:value-type="float" office:value="4319901" calcext:value-type="float">
            <text:p>4319901</text:p>
          </table:table-cell>
          <table:table-cell table:style-name="ce0" office:value-type="string" calcext:value-type="string">
            <text:p>sapiranguense</text:p>
          </table:table-cell>
          <table:table-cell table:style-name="ce0" office:value-type="string" calcext:value-type="string">
            <text:p>CARINA PATRÍCIA NATH CORREA</text:p>
          </table:table-cell>
          <table:table-cell table:style-name="ce2" office:value-type="float" office:value="136.473" calcext:value-type="float">
            <text:p>136.473</text:p>
          </table:table-cell>
          <table:table-cell table:style-name="ce0" office:value-type="float" office:value="80514" calcext:value-type="float">
            <text:p>80514</text:p>
          </table:table-cell>
          <table:table-cell table:style-name="ce5" office:value-type="string" calcext:value-type="string">
            <text:p>542.14</text:p>
          </table:table-cell>
          <table:table-cell table:style-name="ce5" office:value-type="string" calcext:value-type="string">
            <text:p>97.6</text:p>
          </table:table-cell>
          <table:table-cell table:style-name="ce7" office:value-type="float" office:value="0.711" calcext:value-type="float">
            <text:p>0.711</text:p>
          </table:table-cell>
          <table:table-cell table:style-name="ce0" office:value-type="float" office:value="5.24" calcext:value-type="float">
            <text:p>5.24</text:p>
          </table:table-cell>
          <table:table-cell table:style-name="ce0" office:value-type="float" office:value="242237.51286" calcext:value-type="float">
            <text:p>242237.51286</text:p>
          </table:table-cell>
          <table:table-cell table:style-name="ce0" office:value-type="float" office:value="197811.40033" calcext:value-type="float">
            <text:p>197811.40033</text:p>
          </table:table-cell>
          <table:table-cell table:style-name="ce0" office:value-type="float" office:value="42829.26" calcext:value-type="float">
            <text:p>42829.26</text:p>
          </table:table-cell>
          <table:table-cell table:formula="of:=&quot;INSERT INTO estado VALUES ('&quot;&amp;[.A420]&amp;&quot;', '&quot;&amp;[.B420]&amp;&quot;', '&quot;&amp;[.C420]&amp;&quot;', '&quot;&amp;[.D420]&amp;&quot;', &quot;&amp;[.E420]&amp;&quot;, &quot;&amp;[.F420]&amp;&quot;, &quot;&amp;[.G420]&amp;&quot;, &quot;&amp;[.H420]&amp;&quot;, &quot;&amp;[.I420]&amp;&quot;, &quot;&amp;[.J420]&amp;&quot;, &quot;&amp;[.K420]&amp;&quot;, &quot;&amp;[.L420]&amp;&quot;, &quot;&amp;[.M420]&amp;&quot;);&quot;" office:value-type="string" office:string-value="INSERT INTO estado VALUES ('Sapiranga', '4319901', 'sapiranguense', 'CARINA PATRÍCIA NATH CORREA', 136.473, 80514, 542.14, 97.6, 0.711, 5.24, 242237.51286, 197811.40033, 42829.26);" calcext:value-type="string">
            <text:p>INSERT INTO estado VALUES ('Sapiranga', '4319901', 'sapiranguense', 'CARINA PATRÍCIA NATH CORREA', 136.473, 80514, 542.14, 97.6, 0.711, 5.24, 242237.51286, 197811.40033, 42829.26);</text:p>
          </table:table-cell>
        </table:table-row>
        <table:table-row table:style-name="ro1">
          <table:table-cell table:style-name="ce0" office:value-type="string" calcext:value-type="string">
            <text:p>Sapucaia do Sul</text:p>
          </table:table-cell>
          <table:table-cell table:style-name="ce0" office:value-type="float" office:value="4320008" calcext:value-type="float">
            <text:p>4320008</text:p>
          </table:table-cell>
          <table:table-cell table:style-name="ce0" office:value-type="string" calcext:value-type="string">
            <text:p>sapucaiense</text:p>
          </table:table-cell>
          <table:table-cell table:style-name="ce0" office:value-type="string" calcext:value-type="string">
            <text:p>VOLMIR RODRIGUES</text:p>
          </table:table-cell>
          <table:table-cell table:style-name="ce2" office:value-type="float" office:value="58.247" calcext:value-type="float">
            <text:p>58.247</text:p>
          </table:table-cell>
          <table:table-cell table:style-name="ce0" office:value-type="float" office:value="142508" calcext:value-type="float">
            <text:p>142508</text:p>
          </table:table-cell>
          <table:table-cell table:style-name="ce5" office:value-type="string" calcext:value-type="string">
            <text:p>2245.91</text:p>
          </table:table-cell>
          <table:table-cell table:style-name="ce5" office:value-type="string" calcext:value-type="string">
            <text:p>97.4</text:p>
          </table:table-cell>
          <table:table-cell table:style-name="ce7" office:value-type="float" office:value="0.726" calcext:value-type="float">
            <text:p>0.726</text:p>
          </table:table-cell>
          <table:table-cell table:style-name="ce0" office:value-type="float" office:value="8.59" calcext:value-type="float">
            <text:p>8.59</text:p>
          </table:table-cell>
          <table:table-cell table:style-name="ce0" office:value-type="float" office:value="410795.09105" calcext:value-type="float">
            <text:p>410795.09105</text:p>
          </table:table-cell>
          <table:table-cell table:style-name="ce0" office:value-type="float" office:value="342724.51214" calcext:value-type="float">
            <text:p>342724.51214</text:p>
          </table:table-cell>
          <table:table-cell table:style-name="ce0" office:value-type="float" office:value="25082.24" calcext:value-type="float">
            <text:p>25082.24</text:p>
          </table:table-cell>
          <table:table-cell table:formula="of:=&quot;INSERT INTO estado VALUES ('&quot;&amp;[.A421]&amp;&quot;', '&quot;&amp;[.B421]&amp;&quot;', '&quot;&amp;[.C421]&amp;&quot;', '&quot;&amp;[.D421]&amp;&quot;', &quot;&amp;[.E421]&amp;&quot;, &quot;&amp;[.F421]&amp;&quot;, &quot;&amp;[.G421]&amp;&quot;, &quot;&amp;[.H421]&amp;&quot;, &quot;&amp;[.I421]&amp;&quot;, &quot;&amp;[.J421]&amp;&quot;, &quot;&amp;[.K421]&amp;&quot;, &quot;&amp;[.L421]&amp;&quot;, &quot;&amp;[.M421]&amp;&quot;);&quot;" office:value-type="string" office:string-value="INSERT INTO estado VALUES ('Sapucaia do Sul', '4320008', 'sapucaiense', 'VOLMIR RODRIGUES', 58.247, 142508, 2245.91, 97.4, 0.726, 8.59, 410795.09105, 342724.51214, 25082.24);" calcext:value-type="string">
            <text:p>INSERT INTO estado VALUES ('Sapucaia do Sul', '4320008', 'sapucaiense', 'VOLMIR RODRIGUES', 58.247, 142508, 2245.91, 97.4, 0.726, 8.59, 410795.09105, 342724.51214, 25082.24);</text:p>
          </table:table-cell>
        </table:table-row>
        <table:table-row table:style-name="ro1">
          <table:table-cell table:style-name="ce0" office:value-type="string" calcext:value-type="string">
            <text:p>Sarandi</text:p>
          </table:table-cell>
          <table:table-cell table:style-name="ce0" office:value-type="float" office:value="4320107" calcext:value-type="float">
            <text:p>4320107</text:p>
          </table:table-cell>
          <table:table-cell table:style-name="ce0" office:value-type="string" calcext:value-type="string">
            <text:p>sarandiense</text:p>
          </table:table-cell>
          <table:table-cell table:style-name="ce0" office:value-type="string" calcext:value-type="string">
            <text:p>NILTON DEBASTIANI</text:p>
          </table:table-cell>
          <table:table-cell table:style-name="ce2" office:value-type="float" office:value="351.717" calcext:value-type="float">
            <text:p>351.717</text:p>
          </table:table-cell>
          <table:table-cell table:style-name="ce0" office:value-type="float" office:value="25024" calcext:value-type="float">
            <text:p>25024</text:p>
          </table:table-cell>
          <table:table-cell table:style-name="ce5" office:value-type="string" calcext:value-type="string">
            <text:p>60.23</text:p>
          </table:table-cell>
          <table:table-cell table:style-name="ce5" office:value-type="string" calcext:value-type="string">
            <text:p>98.2</text:p>
          </table:table-cell>
          <table:table-cell table:style-name="ce7" office:value-type="float" office:value="0.777" calcext:value-type="float">
            <text:p>0.777</text:p>
          </table:table-cell>
          <table:table-cell table:style-name="ce0" office:value-type="float" office:value="3.31" calcext:value-type="float">
            <text:p>3.31</text:p>
          </table:table-cell>
          <table:table-cell table:style-name="ce0" office:value-type="float" office:value="69050.86082" calcext:value-type="float">
            <text:p>69050.86082</text:p>
          </table:table-cell>
          <table:table-cell table:style-name="ce0" office:value-type="float" office:value="58763.83741" calcext:value-type="float">
            <text:p>58763.83741</text:p>
          </table:table-cell>
          <table:table-cell table:style-name="ce0" office:value-type="float" office:value="40917.78" calcext:value-type="float">
            <text:p>40917.78</text:p>
          </table:table-cell>
          <table:table-cell table:formula="of:=&quot;INSERT INTO estado VALUES ('&quot;&amp;[.A422]&amp;&quot;', '&quot;&amp;[.B422]&amp;&quot;', '&quot;&amp;[.C422]&amp;&quot;', '&quot;&amp;[.D422]&amp;&quot;', &quot;&amp;[.E422]&amp;&quot;, &quot;&amp;[.F422]&amp;&quot;, &quot;&amp;[.G422]&amp;&quot;, &quot;&amp;[.H422]&amp;&quot;, &quot;&amp;[.I422]&amp;&quot;, &quot;&amp;[.J422]&amp;&quot;, &quot;&amp;[.K422]&amp;&quot;, &quot;&amp;[.L422]&amp;&quot;, &quot;&amp;[.M422]&amp;&quot;);&quot;" office:value-type="string" office:string-value="INSERT INTO estado VALUES ('Sarandi', '4320107', 'sarandiense', 'NILTON DEBASTIANI', 351.717, 25024, 60.23, 98.2, 0.777, 3.31, 69050.86082, 58763.83741, 40917.78);" calcext:value-type="string">
            <text:p>INSERT INTO estado VALUES ('Sarandi', '4320107', 'sarandiense', 'NILTON DEBASTIANI', 351.717, 25024, 60.23, 98.2, 0.777, 3.31, 69050.86082, 58763.83741, 40917.78);</text:p>
          </table:table-cell>
        </table:table-row>
        <table:table-row table:style-name="ro1">
          <table:table-cell table:style-name="ce0" office:value-type="string" calcext:value-type="string">
            <text:p>Seberi</text:p>
          </table:table-cell>
          <table:table-cell table:style-name="ce0" office:value-type="float" office:value="4320206" calcext:value-type="float">
            <text:p>4320206</text:p>
          </table:table-cell>
          <table:table-cell table:style-name="ce0" office:value-type="string" calcext:value-type="string">
            <text:p>seberiense</text:p>
          </table:table-cell>
          <table:table-cell table:style-name="ce0" office:value-type="string" calcext:value-type="string">
            <text:p>ADILSON ADAM BALESTRIN</text:p>
          </table:table-cell>
          <table:table-cell table:style-name="ce2" office:value-type="float" office:value="300.827" calcext:value-type="float">
            <text:p>300.827</text:p>
          </table:table-cell>
          <table:table-cell table:style-name="ce0" office:value-type="float" office:value="10678" calcext:value-type="float">
            <text:p>10678</text:p>
          </table:table-cell>
          <table:table-cell table:style-name="ce5" office:value-type="string" calcext:value-type="string">
            <text:p>36.15</text:p>
          </table:table-cell>
          <table:table-cell table:style-name="ce5" office:value-type="string" calcext:value-type="string">
            <text:p>98.1</text:p>
          </table:table-cell>
          <table:table-cell table:style-name="ce7" office:value-type="float" office:value="0.723" calcext:value-type="float">
            <text:p>0.723</text:p>
          </table:table-cell>
          <table:table-cell table:style-name="ce0" office:value-type="float" office:value="20.73" calcext:value-type="float">
            <text:p>20.73</text:p>
          </table:table-cell>
          <table:table-cell table:style-name="ce0" office:value-type="float" office:value="38883.94791" calcext:value-type="float">
            <text:p>38883.94791</text:p>
          </table:table-cell>
          <table:table-cell table:style-name="ce0" office:value-type="float" office:value="35658.57674" calcext:value-type="float">
            <text:p>35658.57674</text:p>
          </table:table-cell>
          <table:table-cell table:style-name="ce0" office:value-type="float" office:value="35655.5" calcext:value-type="float">
            <text:p>35655.5</text:p>
          </table:table-cell>
          <table:table-cell table:formula="of:=&quot;INSERT INTO estado VALUES ('&quot;&amp;[.A423]&amp;&quot;', '&quot;&amp;[.B423]&amp;&quot;', '&quot;&amp;[.C423]&amp;&quot;', '&quot;&amp;[.D423]&amp;&quot;', &quot;&amp;[.E423]&amp;&quot;, &quot;&amp;[.F423]&amp;&quot;, &quot;&amp;[.G423]&amp;&quot;, &quot;&amp;[.H423]&amp;&quot;, &quot;&amp;[.I423]&amp;&quot;, &quot;&amp;[.J423]&amp;&quot;, &quot;&amp;[.K423]&amp;&quot;, &quot;&amp;[.L423]&amp;&quot;, &quot;&amp;[.M423]&amp;&quot;);&quot;" office:value-type="string" office:string-value="INSERT INTO estado VALUES ('Seberi', '4320206', 'seberiense', 'ADILSON ADAM BALESTRIN', 300.827, 10678, 36.15, 98.1, 0.723, 20.73, 38883.94791, 35658.57674, 35655.5);" calcext:value-type="string">
            <text:p>INSERT INTO estado VALUES ('Seberi', '4320206', 'seberiense', 'ADILSON ADAM BALESTRIN', 300.827, 10678, 36.15, 98.1, 0.723, 20.73, 38883.94791, 35658.57674, 35655.5);</text:p>
          </table:table-cell>
        </table:table-row>
        <table:table-row table:style-name="ro1">
          <table:table-cell table:style-name="ce0" office:value-type="string" calcext:value-type="string">
            <text:p>Sede Nova</text:p>
          </table:table-cell>
          <table:table-cell table:style-name="ce0" office:value-type="float" office:value="4320230" calcext:value-type="float">
            <text:p>4320230</text:p>
          </table:table-cell>
          <table:table-cell table:style-name="ce0" office:value-type="string" calcext:value-type="string">
            <text:p>sede-novense</text:p>
          </table:table-cell>
          <table:table-cell table:style-name="ce0" office:value-type="string" calcext:value-type="string">
            <text:p>LEANDRO CORTELETTI BAUNGRAT</text:p>
          </table:table-cell>
          <table:table-cell table:style-name="ce2" office:value-type="float" office:value="119.312" calcext:value-type="float">
            <text:p>119.312</text:p>
          </table:table-cell>
          <table:table-cell table:style-name="ce0" office:value-type="float" office:value="2875" calcext:value-type="float">
            <text:p>2875</text:p>
          </table:table-cell>
          <table:table-cell table:style-name="ce5" office:value-type="string" calcext:value-type="string">
            <text:p>25.24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712" calcext:value-type="float">
            <text:p>0.71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8281.84249" calcext:value-type="float">
            <text:p>18281.84249</text:p>
          </table:table-cell>
          <table:table-cell table:style-name="ce0" office:value-type="float" office:value="13463.77569" calcext:value-type="float">
            <text:p>13463.77569</text:p>
          </table:table-cell>
          <table:table-cell table:style-name="ce0" office:value-type="float" office:value="40703.8" calcext:value-type="float">
            <text:p>40703.8</text:p>
          </table:table-cell>
          <table:table-cell table:formula="of:=&quot;INSERT INTO estado VALUES ('&quot;&amp;[.A424]&amp;&quot;', '&quot;&amp;[.B424]&amp;&quot;', '&quot;&amp;[.C424]&amp;&quot;', '&quot;&amp;[.D424]&amp;&quot;', &quot;&amp;[.E424]&amp;&quot;, &quot;&amp;[.F424]&amp;&quot;, &quot;&amp;[.G424]&amp;&quot;, &quot;&amp;[.H424]&amp;&quot;, &quot;&amp;[.I424]&amp;&quot;, &quot;&amp;[.J424]&amp;&quot;, &quot;&amp;[.K424]&amp;&quot;, &quot;&amp;[.L424]&amp;&quot;, &quot;&amp;[.M424]&amp;&quot;);&quot;" office:value-type="string" office:string-value="INSERT INTO estado VALUES ('Sede Nova', '4320230', 'sede-novense', 'LEANDRO CORTELETTI BAUNGRAT', 119.312, 2875, 25.24, 99, 0.712, null, 18281.84249, 13463.77569, 40703.8);" calcext:value-type="string">
            <text:p>INSERT INTO estado VALUES ('Sede Nova', '4320230', 'sede-novense', 'LEANDRO CORTELETTI BAUNGRAT', 119.312, 2875, 25.24, 99, 0.712, null, 18281.84249, 13463.77569, 40703.8);</text:p>
          </table:table-cell>
        </table:table-row>
        <table:table-row table:style-name="ro1">
          <table:table-cell table:style-name="ce0" office:value-type="string" calcext:value-type="string">
            <text:p>Segredo</text:p>
          </table:table-cell>
          <table:table-cell table:style-name="ce0" office:value-type="float" office:value="4320263" calcext:value-type="float">
            <text:p>4320263</text:p>
          </table:table-cell>
          <table:table-cell table:style-name="ce0" office:value-type="string" calcext:value-type="string">
            <text:p>segredense</text:p>
          </table:table-cell>
          <table:table-cell table:style-name="ce0" office:value-type="string" calcext:value-type="string">
            <text:p>VALDIR JOSÉ RODRIGUES</text:p>
          </table:table-cell>
          <table:table-cell table:style-name="ce2" office:value-type="float" office:value="246.222" calcext:value-type="float">
            <text:p>246.222</text:p>
          </table:table-cell>
          <table:table-cell table:style-name="ce0" office:value-type="float" office:value="7465" calcext:value-type="float">
            <text:p>7465</text:p>
          </table:table-cell>
          <table:table-cell table:style-name="ce5" office:value-type="string" calcext:value-type="string">
            <text:p>28.93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659" calcext:value-type="float">
            <text:p>0.65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5044.74417" calcext:value-type="float">
            <text:p>25044.74417</text:p>
          </table:table-cell>
          <table:table-cell table:style-name="ce0" office:value-type="float" office:value="20375.54868" calcext:value-type="float">
            <text:p>20375.54868</text:p>
          </table:table-cell>
          <table:table-cell table:style-name="ce0" office:value-type="float" office:value="17518.37" calcext:value-type="float">
            <text:p>17518.37</text:p>
          </table:table-cell>
          <table:table-cell table:formula="of:=&quot;INSERT INTO estado VALUES ('&quot;&amp;[.A425]&amp;&quot;', '&quot;&amp;[.B425]&amp;&quot;', '&quot;&amp;[.C425]&amp;&quot;', '&quot;&amp;[.D425]&amp;&quot;', &quot;&amp;[.E425]&amp;&quot;, &quot;&amp;[.F425]&amp;&quot;, &quot;&amp;[.G425]&amp;&quot;, &quot;&amp;[.H425]&amp;&quot;, &quot;&amp;[.I425]&amp;&quot;, &quot;&amp;[.J425]&amp;&quot;, &quot;&amp;[.K425]&amp;&quot;, &quot;&amp;[.L425]&amp;&quot;, &quot;&amp;[.M425]&amp;&quot;);&quot;" office:value-type="string" office:string-value="INSERT INTO estado VALUES ('Segredo', '4320263', 'segredense', 'VALDIR JOSÉ RODRIGUES', 246.222, 7465, 28.93, 98.5, 0.659, null, 25044.74417, 20375.54868, 17518.37);" calcext:value-type="string">
            <text:p>INSERT INTO estado VALUES ('Segredo', '4320263', 'segredense', 'VALDIR JOSÉ RODRIGUES', 246.222, 7465, 28.93, 98.5, 0.659, null, 25044.74417, 20375.54868, 17518.37);</text:p>
          </table:table-cell>
        </table:table-row>
        <table:table-row table:style-name="ro1">
          <table:table-cell table:style-name="ce0" office:value-type="string" calcext:value-type="string">
            <text:p>Selbach</text:p>
          </table:table-cell>
          <table:table-cell table:style-name="ce0" office:value-type="float" office:value="4320305" calcext:value-type="float">
            <text:p>4320305</text:p>
          </table:table-cell>
          <table:table-cell table:style-name="ce0" office:value-type="string" calcext:value-type="string">
            <text:p>selbaquense</text:p>
          </table:table-cell>
          <table:table-cell table:style-name="ce0" office:value-type="string" calcext:value-type="string">
            <text:p>MICHAEL KUHN</text:p>
          </table:table-cell>
          <table:table-cell table:style-name="ce2" office:value-type="float" office:value="176.471" calcext:value-type="float">
            <text:p>176.471</text:p>
          </table:table-cell>
          <table:table-cell table:style-name="ce0" office:value-type="float" office:value="5114" calcext:value-type="float">
            <text:p>5114</text:p>
          </table:table-cell>
          <table:table-cell table:style-name="ce5" office:value-type="string" calcext:value-type="string">
            <text:p>27.75</text:p>
          </table:table-cell>
          <table:table-cell table:style-name="ce5" office:value-type="string" calcext:value-type="string">
            <text:p>99.7</text:p>
          </table:table-cell>
          <table:table-cell table:style-name="ce7" office:value-type="float" office:value="0.777" calcext:value-type="float">
            <text:p>0.77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6094.67194" calcext:value-type="float">
            <text:p>26094.67194</text:p>
          </table:table-cell>
          <table:table-cell table:style-name="ce0" office:value-type="float" office:value="20502.42337" calcext:value-type="float">
            <text:p>20502.42337</text:p>
          </table:table-cell>
          <table:table-cell table:style-name="ce0" office:value-type="float" office:value="45577.39" calcext:value-type="float">
            <text:p>45577.39</text:p>
          </table:table-cell>
          <table:table-cell table:formula="of:=&quot;INSERT INTO estado VALUES ('&quot;&amp;[.A426]&amp;&quot;', '&quot;&amp;[.B426]&amp;&quot;', '&quot;&amp;[.C426]&amp;&quot;', '&quot;&amp;[.D426]&amp;&quot;', &quot;&amp;[.E426]&amp;&quot;, &quot;&amp;[.F426]&amp;&quot;, &quot;&amp;[.G426]&amp;&quot;, &quot;&amp;[.H426]&amp;&quot;, &quot;&amp;[.I426]&amp;&quot;, &quot;&amp;[.J426]&amp;&quot;, &quot;&amp;[.K426]&amp;&quot;, &quot;&amp;[.L426]&amp;&quot;, &quot;&amp;[.M426]&amp;&quot;);&quot;" office:value-type="string" office:string-value="INSERT INTO estado VALUES ('Selbach', '4320305', 'selbaquense', 'MICHAEL KUHN', 176.471, 5114, 27.75, 99.7, 0.777, null, 26094.67194, 20502.42337, 45577.39);" calcext:value-type="string">
            <text:p>INSERT INTO estado VALUES ('Selbach', '4320305', 'selbaquense', 'MICHAEL KUHN', 176.471, 5114, 27.75, 99.7, 0.777, null, 26094.67194, 20502.42337, 45577.39);</text:p>
          </table:table-cell>
        </table:table-row>
        <table:table-row table:style-name="ro1">
          <table:table-cell table:style-name="ce0" office:value-type="string" calcext:value-type="string">
            <text:p>Senador Salgado Filho</text:p>
          </table:table-cell>
          <table:table-cell table:style-name="ce0" office:value-type="float" office:value="4320321" calcext:value-type="float">
            <text:p>4320321</text:p>
          </table:table-cell>
          <table:table-cell table:style-name="ce0" office:value-type="string" calcext:value-type="string">
            <text:p>salgadofilhense</text:p>
          </table:table-cell>
          <table:table-cell table:style-name="ce0" office:value-type="string" calcext:value-type="string">
            <text:p>MARIO ALDIR KLEIN</text:p>
          </table:table-cell>
          <table:table-cell table:style-name="ce2" office:value-type="float" office:value="147.068" calcext:value-type="float">
            <text:p>147.068</text:p>
          </table:table-cell>
          <table:table-cell table:style-name="ce0" office:value-type="float" office:value="2761" calcext:value-type="float">
            <text:p>2761</text:p>
          </table:table-cell>
          <table:table-cell table:style-name="ce5" office:value-type="string" calcext:value-type="string">
            <text:p>19.12</text:p>
          </table:table-cell>
          <table:table-cell table:style-name="ce5" office:value-type="string" calcext:value-type="string">
            <text:p>96.9</text:p>
          </table:table-cell>
          <table:table-cell table:style-name="ce7" office:value-type="float" office:value="0.693" calcext:value-type="float">
            <text:p>0.69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026.21241" calcext:value-type="float">
            <text:p>16026.21241</text:p>
          </table:table-cell>
          <table:table-cell table:style-name="ce0" office:value-type="float" office:value="13551.10027" calcext:value-type="float">
            <text:p>13551.10027</text:p>
          </table:table-cell>
          <table:table-cell table:style-name="ce0" office:value-type="float" office:value="33537.23" calcext:value-type="float">
            <text:p>33537.23</text:p>
          </table:table-cell>
          <table:table-cell table:formula="of:=&quot;INSERT INTO estado VALUES ('&quot;&amp;[.A427]&amp;&quot;', '&quot;&amp;[.B427]&amp;&quot;', '&quot;&amp;[.C427]&amp;&quot;', '&quot;&amp;[.D427]&amp;&quot;', &quot;&amp;[.E427]&amp;&quot;, &quot;&amp;[.F427]&amp;&quot;, &quot;&amp;[.G427]&amp;&quot;, &quot;&amp;[.H427]&amp;&quot;, &quot;&amp;[.I427]&amp;&quot;, &quot;&amp;[.J427]&amp;&quot;, &quot;&amp;[.K427]&amp;&quot;, &quot;&amp;[.L427]&amp;&quot;, &quot;&amp;[.M427]&amp;&quot;);&quot;" office:value-type="string" office:string-value="INSERT INTO estado VALUES ('Senador Salgado Filho', '4320321', 'salgadofilhense', 'MARIO ALDIR KLEIN', 147.068, 2761, 19.12, 96.9, 0.693, null, 16026.21241, 13551.10027, 33537.23);" calcext:value-type="string">
            <text:p>INSERT INTO estado VALUES ('Senador Salgado Filho', '4320321', 'salgadofilhense', 'MARIO ALDIR KLEIN', 147.068, 2761, 19.12, 96.9, 0.693, null, 16026.21241, 13551.10027, 33537.23);</text:p>
          </table:table-cell>
        </table:table-row>
        <table:table-row table:style-name="ro1">
          <table:table-cell table:style-name="ce0" office:value-type="string" calcext:value-type="string">
            <text:p>Sentinela do Sul</text:p>
          </table:table-cell>
          <table:table-cell table:style-name="ce0" office:value-type="float" office:value="4320354" calcext:value-type="float">
            <text:p>4320354</text:p>
          </table:table-cell>
          <table:table-cell table:style-name="ce0" office:value-type="string" calcext:value-type="string">
            <text:p>sentinelense</text:p>
          </table:table-cell>
          <table:table-cell table:style-name="ce0" office:value-type="string" calcext:value-type="string">
            <text:p>JOSE FLAVIO RAPHAELLI TRESCASTRO</text:p>
          </table:table-cell>
          <table:table-cell table:style-name="ce2" office:value-type="float" office:value="282.13" calcext:value-type="float">
            <text:p>282.130</text:p>
          </table:table-cell>
          <table:table-cell table:style-name="ce0" office:value-type="float" office:value="5635" calcext:value-type="float">
            <text:p>5635</text:p>
          </table:table-cell>
          <table:table-cell table:style-name="ce5" office:value-type="string" calcext:value-type="string">
            <text:p>18.43</text:p>
          </table:table-cell>
          <table:table-cell table:style-name="ce5" office:value-type="string" calcext:value-type="string">
            <text:p>99.5</text:p>
          </table:table-cell>
          <table:table-cell table:style-name="ce7" office:value-type="float" office:value="0.671" calcext:value-type="float">
            <text:p>0.67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498.88179" calcext:value-type="float">
            <text:p>17498.88179</text:p>
          </table:table-cell>
          <table:table-cell table:style-name="ce0" office:value-type="float" office:value="12382.56452" calcext:value-type="float">
            <text:p>12382.56452</text:p>
          </table:table-cell>
          <table:table-cell table:style-name="ce0" office:value-type="float" office:value="15857.98" calcext:value-type="float">
            <text:p>15857.98</text:p>
          </table:table-cell>
          <table:table-cell table:formula="of:=&quot;INSERT INTO estado VALUES ('&quot;&amp;[.A428]&amp;&quot;', '&quot;&amp;[.B428]&amp;&quot;', '&quot;&amp;[.C428]&amp;&quot;', '&quot;&amp;[.D428]&amp;&quot;', &quot;&amp;[.E428]&amp;&quot;, &quot;&amp;[.F428]&amp;&quot;, &quot;&amp;[.G428]&amp;&quot;, &quot;&amp;[.H428]&amp;&quot;, &quot;&amp;[.I428]&amp;&quot;, &quot;&amp;[.J428]&amp;&quot;, &quot;&amp;[.K428]&amp;&quot;, &quot;&amp;[.L428]&amp;&quot;, &quot;&amp;[.M428]&amp;&quot;);&quot;" office:value-type="string" office:string-value="INSERT INTO estado VALUES ('Sentinela do Sul', '4320354', 'sentinelense', 'JOSE FLAVIO RAPHAELLI TRESCASTRO', 282.13, 5635, 18.43, 99.5, 0.671, null, 17498.88179, 12382.56452, 15857.98);" calcext:value-type="string">
            <text:p>INSERT INTO estado VALUES ('Sentinela do Sul', '4320354', 'sentinelense', 'JOSE FLAVIO RAPHAELLI TRESCASTRO', 282.13, 5635, 18.43, 99.5, 0.671, null, 17498.88179, 12382.56452, 15857.98);</text:p>
          </table:table-cell>
        </table:table-row>
        <table:table-row table:style-name="ro1">
          <table:table-cell table:style-name="ce0" office:value-type="string" calcext:value-type="string">
            <text:p>Serafina Corrêa</text:p>
          </table:table-cell>
          <table:table-cell table:style-name="ce0" office:value-type="float" office:value="4320404" calcext:value-type="float">
            <text:p>4320404</text:p>
          </table:table-cell>
          <table:table-cell table:style-name="ce0" office:value-type="string" calcext:value-type="string">
            <text:p>serafinense</text:p>
          </table:table-cell>
          <table:table-cell table:style-name="ce0" office:value-type="string" calcext:value-type="string">
            <text:p>VALDIR BIANCHET</text:p>
          </table:table-cell>
          <table:table-cell table:style-name="ce2" office:value-type="float" office:value="163.31" calcext:value-type="float">
            <text:p>163.310</text:p>
          </table:table-cell>
          <table:table-cell table:style-name="ce0" office:value-type="float" office:value="18074" calcext:value-type="float">
            <text:p>18074</text:p>
          </table:table-cell>
          <table:table-cell table:style-name="ce5" office:value-type="string" calcext:value-type="string">
            <text:p>87.29</text:p>
          </table:table-cell>
          <table:table-cell table:style-name="ce5" office:value-type="string" calcext:value-type="string">
            <text:p>97.9</text:p>
          </table:table-cell>
          <table:table-cell table:style-name="ce7" office:value-type="float" office:value="0.76" calcext:value-type="float">
            <text:p>0.7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67939.37413" calcext:value-type="float">
            <text:p>67939.37413</text:p>
          </table:table-cell>
          <table:table-cell table:style-name="ce0" office:value-type="float" office:value="50366.82689" calcext:value-type="float">
            <text:p>50366.82689</text:p>
          </table:table-cell>
          <table:table-cell table:style-name="ce0" office:value-type="float" office:value="38252.26" calcext:value-type="float">
            <text:p>38252.26</text:p>
          </table:table-cell>
          <table:table-cell table:formula="of:=&quot;INSERT INTO estado VALUES ('&quot;&amp;[.A429]&amp;&quot;', '&quot;&amp;[.B429]&amp;&quot;', '&quot;&amp;[.C429]&amp;&quot;', '&quot;&amp;[.D429]&amp;&quot;', &quot;&amp;[.E429]&amp;&quot;, &quot;&amp;[.F429]&amp;&quot;, &quot;&amp;[.G429]&amp;&quot;, &quot;&amp;[.H429]&amp;&quot;, &quot;&amp;[.I429]&amp;&quot;, &quot;&amp;[.J429]&amp;&quot;, &quot;&amp;[.K429]&amp;&quot;, &quot;&amp;[.L429]&amp;&quot;, &quot;&amp;[.M429]&amp;&quot;);&quot;" office:value-type="string" office:string-value="INSERT INTO estado VALUES ('Serafina Corrêa', '4320404', 'serafinense', 'VALDIR BIANCHET', 163.31, 18074, 87.29, 97.9, 0.76, null, 67939.37413, 50366.82689, 38252.26);" calcext:value-type="string">
            <text:p>INSERT INTO estado VALUES ('Serafina Corrêa', '4320404', 'serafinense', 'VALDIR BIANCHET', 163.31, 18074, 87.29, 97.9, 0.76, null, 67939.37413, 50366.82689, 38252.26);</text:p>
          </table:table-cell>
        </table:table-row>
        <table:table-row table:style-name="ro1">
          <table:table-cell table:style-name="ce0" office:value-type="string" calcext:value-type="string">
            <text:p>Sério</text:p>
          </table:table-cell>
          <table:table-cell table:style-name="ce0" office:value-type="float" office:value="4320453" calcext:value-type="float">
            <text:p>4320453</text:p>
          </table:table-cell>
          <table:table-cell table:style-name="ce0" office:value-type="string" calcext:value-type="string">
            <text:p>seriense</text:p>
          </table:table-cell>
          <table:table-cell table:style-name="ce0" office:value-type="string" calcext:value-type="string">
            <text:p>SIDINEI MOISES DE FREITAS</text:p>
          </table:table-cell>
          <table:table-cell table:style-name="ce2" office:value-type="float" office:value="98.131" calcext:value-type="float">
            <text:p>98.131</text:p>
          </table:table-cell>
          <table:table-cell table:style-name="ce0" office:value-type="float" office:value="1889" calcext:value-type="float">
            <text:p>1889</text:p>
          </table:table-cell>
          <table:table-cell table:style-name="ce5" office:value-type="string" calcext:value-type="string">
            <text:p>22.9</text:p>
          </table:table-cell>
          <table:table-cell table:style-name="ce5" office:value-type="float" office:value="97" calcext:value-type="float">
            <text:p>97</text:p>
          </table:table-cell>
          <table:table-cell table:style-name="ce7" office:value-type="float" office:value="0.652" calcext:value-type="float">
            <text:p>0.65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022.37841" calcext:value-type="float">
            <text:p>16022.37841</text:p>
          </table:table-cell>
          <table:table-cell table:style-name="ce0" office:value-type="float" office:value="12783.1598" calcext:value-type="float">
            <text:p>12783.1598</text:p>
          </table:table-cell>
          <table:table-cell table:style-name="ce0" office:value-type="float" office:value="24533.2" calcext:value-type="float">
            <text:p>24533.2</text:p>
          </table:table-cell>
          <table:table-cell table:formula="of:=&quot;INSERT INTO estado VALUES ('&quot;&amp;[.A430]&amp;&quot;', '&quot;&amp;[.B430]&amp;&quot;', '&quot;&amp;[.C430]&amp;&quot;', '&quot;&amp;[.D430]&amp;&quot;', &quot;&amp;[.E430]&amp;&quot;, &quot;&amp;[.F430]&amp;&quot;, &quot;&amp;[.G430]&amp;&quot;, &quot;&amp;[.H430]&amp;&quot;, &quot;&amp;[.I430]&amp;&quot;, &quot;&amp;[.J430]&amp;&quot;, &quot;&amp;[.K430]&amp;&quot;, &quot;&amp;[.L430]&amp;&quot;, &quot;&amp;[.M430]&amp;&quot;);&quot;" office:value-type="string" office:string-value="INSERT INTO estado VALUES ('Sério', '4320453', 'seriense', 'SIDINEI MOISES DE FREITAS', 98.131, 1889, 22.9, 97, 0.652, null, 16022.37841, 12783.1598, 24533.2);" calcext:value-type="string">
            <text:p>INSERT INTO estado VALUES ('Sério', '4320453', 'seriense', 'SIDINEI MOISES DE FREITAS', 98.131, 1889, 22.9, 97, 0.652, null, 16022.37841, 12783.1598, 24533.2);</text:p>
          </table:table-cell>
        </table:table-row>
        <table:table-row table:style-name="ro1">
          <table:table-cell table:style-name="ce0" office:value-type="string" calcext:value-type="string">
            <text:p>Sertão</text:p>
          </table:table-cell>
          <table:table-cell table:style-name="ce0" office:value-type="float" office:value="4320503" calcext:value-type="float">
            <text:p>4320503</text:p>
          </table:table-cell>
          <table:table-cell table:style-name="ce0" office:value-type="string" calcext:value-type="string">
            <text:p>sertanense</text:p>
          </table:table-cell>
          <table:table-cell table:style-name="ce0" office:value-type="string" calcext:value-type="string">
            <text:p>EDSON LUIZ ROSSATTO</text:p>
          </table:table-cell>
          <table:table-cell table:style-name="ce2" office:value-type="float" office:value="440.631" calcext:value-type="float">
            <text:p>440.631</text:p>
          </table:table-cell>
          <table:table-cell table:style-name="ce0" office:value-type="float" office:value="5220" calcext:value-type="float">
            <text:p>5220</text:p>
          </table:table-cell>
          <table:table-cell table:style-name="ce5" office:value-type="string" calcext:value-type="string">
            <text:p>14.32</text:p>
          </table:table-cell>
          <table:table-cell table:style-name="ce5" office:value-type="string" calcext:value-type="string">
            <text:p>97.4</text:p>
          </table:table-cell>
          <table:table-cell table:style-name="ce7" office:value-type="float" office:value="0.751" calcext:value-type="float">
            <text:p>0.75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4975.6447" calcext:value-type="float">
            <text:p>24975.6447</text:p>
          </table:table-cell>
          <table:table-cell table:style-name="ce0" office:value-type="float" office:value="20858.82367" calcext:value-type="float">
            <text:p>20858.82367</text:p>
          </table:table-cell>
          <table:table-cell table:style-name="ce0" office:value-type="float" office:value="55520.4" calcext:value-type="float">
            <text:p>55520.4</text:p>
          </table:table-cell>
          <table:table-cell table:formula="of:=&quot;INSERT INTO estado VALUES ('&quot;&amp;[.A431]&amp;&quot;', '&quot;&amp;[.B431]&amp;&quot;', '&quot;&amp;[.C431]&amp;&quot;', '&quot;&amp;[.D431]&amp;&quot;', &quot;&amp;[.E431]&amp;&quot;, &quot;&amp;[.F431]&amp;&quot;, &quot;&amp;[.G431]&amp;&quot;, &quot;&amp;[.H431]&amp;&quot;, &quot;&amp;[.I431]&amp;&quot;, &quot;&amp;[.J431]&amp;&quot;, &quot;&amp;[.K431]&amp;&quot;, &quot;&amp;[.L431]&amp;&quot;, &quot;&amp;[.M431]&amp;&quot;);&quot;" office:value-type="string" office:string-value="INSERT INTO estado VALUES ('Sertão', '4320503', 'sertanense', 'EDSON LUIZ ROSSATTO', 440.631, 5220, 14.32, 97.4, 0.751, null, 24975.6447, 20858.82367, 55520.4);" calcext:value-type="string">
            <text:p>INSERT INTO estado VALUES ('Sertão', '4320503', 'sertanense', 'EDSON LUIZ ROSSATTO', 440.631, 5220, 14.32, 97.4, 0.751, null, 24975.6447, 20858.82367, 55520.4);</text:p>
          </table:table-cell>
        </table:table-row>
        <table:table-row table:style-name="ro1">
          <table:table-cell table:style-name="ce0" office:value-type="string" calcext:value-type="string">
            <text:p>Sertão Santana</text:p>
          </table:table-cell>
          <table:table-cell table:style-name="ce0" office:value-type="float" office:value="4320552" calcext:value-type="float">
            <text:p>4320552</text:p>
          </table:table-cell>
          <table:table-cell table:style-name="ce0" office:value-type="string" calcext:value-type="string">
            <text:p>sertanense</text:p>
          </table:table-cell>
          <table:table-cell table:style-name="ce0" office:value-type="string" calcext:value-type="string">
            <text:p>IRIO MIGUEL STEIN</text:p>
          </table:table-cell>
          <table:table-cell table:style-name="ce2" office:value-type="float" office:value="252.013" calcext:value-type="float">
            <text:p>252.013</text:p>
          </table:table-cell>
          <table:table-cell table:style-name="ce0" office:value-type="float" office:value="6586" calcext:value-type="float">
            <text:p>6586</text:p>
          </table:table-cell>
          <table:table-cell table:style-name="ce5" office:value-type="string" calcext:value-type="string">
            <text:p>23.23</text:p>
          </table:table-cell>
          <table:table-cell table:style-name="ce5" office:value-type="string" calcext:value-type="string">
            <text:p>97.8</text:p>
          </table:table-cell>
          <table:table-cell table:style-name="ce7" office:value-type="float" office:value="0.689" calcext:value-type="float">
            <text:p>0.68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3041.61208" calcext:value-type="float">
            <text:p>23041.61208</text:p>
          </table:table-cell>
          <table:table-cell table:style-name="ce0" office:value-type="float" office:value="18652.36812" calcext:value-type="float">
            <text:p>18652.36812</text:p>
          </table:table-cell>
          <table:table-cell table:style-name="ce0" office:value-type="float" office:value="43351.59" calcext:value-type="float">
            <text:p>43351.59</text:p>
          </table:table-cell>
          <table:table-cell table:formula="of:=&quot;INSERT INTO estado VALUES ('&quot;&amp;[.A432]&amp;&quot;', '&quot;&amp;[.B432]&amp;&quot;', '&quot;&amp;[.C432]&amp;&quot;', '&quot;&amp;[.D432]&amp;&quot;', &quot;&amp;[.E432]&amp;&quot;, &quot;&amp;[.F432]&amp;&quot;, &quot;&amp;[.G432]&amp;&quot;, &quot;&amp;[.H432]&amp;&quot;, &quot;&amp;[.I432]&amp;&quot;, &quot;&amp;[.J432]&amp;&quot;, &quot;&amp;[.K432]&amp;&quot;, &quot;&amp;[.L432]&amp;&quot;, &quot;&amp;[.M432]&amp;&quot;);&quot;" office:value-type="string" office:string-value="INSERT INTO estado VALUES ('Sertão Santana', '4320552', 'sertanense', 'IRIO MIGUEL STEIN', 252.013, 6586, 23.23, 97.8, 0.689, null, 23041.61208, 18652.36812, 43351.59);" calcext:value-type="string">
            <text:p>INSERT INTO estado VALUES ('Sertão Santana', '4320552', 'sertanense', 'IRIO MIGUEL STEIN', 252.013, 6586, 23.23, 97.8, 0.689, null, 23041.61208, 18652.36812, 43351.59);</text:p>
          </table:table-cell>
        </table:table-row>
        <table:table-row table:style-name="ro1">
          <table:table-cell table:style-name="ce0" office:value-type="string" calcext:value-type="string">
            <text:p>Sete de Setembro</text:p>
          </table:table-cell>
          <table:table-cell table:style-name="ce0" office:value-type="float" office:value="4320578" calcext:value-type="float">
            <text:p>4320578</text:p>
          </table:table-cell>
          <table:table-cell table:style-name="ce0" office:value-type="string" calcext:value-type="string">
            <text:p>setembrense</text:p>
          </table:table-cell>
          <table:table-cell table:style-name="ce0" office:value-type="string" calcext:value-type="string">
            <text:p>MÁRCIO POLITOWSKI</text:p>
          </table:table-cell>
          <table:table-cell table:style-name="ce2" office:value-type="float" office:value="129.238" calcext:value-type="float">
            <text:p>129.238</text:p>
          </table:table-cell>
          <table:table-cell table:style-name="ce0" office:value-type="float" office:value="1931" calcext:value-type="float">
            <text:p>1931</text:p>
          </table:table-cell>
          <table:table-cell table:style-name="ce5" office:value-type="string" calcext:value-type="string">
            <text:p>16.34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683" calcext:value-type="float">
            <text:p>0.68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185.75398" calcext:value-type="float">
            <text:p>15185.75398</text:p>
          </table:table-cell>
          <table:table-cell table:style-name="ce0" office:value-type="float" office:value="11705.49068" calcext:value-type="float">
            <text:p>11705.49068</text:p>
          </table:table-cell>
          <table:table-cell table:style-name="ce0" office:value-type="float" office:value="34350.55" calcext:value-type="float">
            <text:p>34350.55</text:p>
          </table:table-cell>
          <table:table-cell table:formula="of:=&quot;INSERT INTO estado VALUES ('&quot;&amp;[.A433]&amp;&quot;', '&quot;&amp;[.B433]&amp;&quot;', '&quot;&amp;[.C433]&amp;&quot;', '&quot;&amp;[.D433]&amp;&quot;', &quot;&amp;[.E433]&amp;&quot;, &quot;&amp;[.F433]&amp;&quot;, &quot;&amp;[.G433]&amp;&quot;, &quot;&amp;[.H433]&amp;&quot;, &quot;&amp;[.I433]&amp;&quot;, &quot;&amp;[.J433]&amp;&quot;, &quot;&amp;[.K433]&amp;&quot;, &quot;&amp;[.L433]&amp;&quot;, &quot;&amp;[.M433]&amp;&quot;);&quot;" office:value-type="string" office:string-value="INSERT INTO estado VALUES ('Sete de Setembro', '4320578', 'setembrense', 'MÁRCIO POLITOWSKI', 129.238, 1931, 16.34, 99.1, 0.683, null, 15185.75398, 11705.49068, 34350.55);" calcext:value-type="string">
            <text:p>INSERT INTO estado VALUES ('Sete de Setembro', '4320578', 'setembrense', 'MÁRCIO POLITOWSKI', 129.238, 1931, 16.34, 99.1, 0.683, null, 15185.75398, 11705.49068, 34350.55);</text:p>
          </table:table-cell>
        </table:table-row>
        <table:table-row table:style-name="ro1">
          <table:table-cell table:style-name="ce0" office:value-type="string" calcext:value-type="string">
            <text:p>Severiano de Almeida</text:p>
          </table:table-cell>
          <table:table-cell table:style-name="ce0" office:value-type="float" office:value="4320602" calcext:value-type="float">
            <text:p>4320602</text:p>
          </table:table-cell>
          <table:table-cell table:style-name="ce0" office:value-type="string" calcext:value-type="string">
            <text:p>severianense</text:p>
          </table:table-cell>
          <table:table-cell table:style-name="ce0" office:value-type="string" calcext:value-type="string">
            <text:p>MILTO VENDRUSCOLO</text:p>
          </table:table-cell>
          <table:table-cell table:style-name="ce2" office:value-type="float" office:value="167.598" calcext:value-type="float">
            <text:p>167.598</text:p>
          </table:table-cell>
          <table:table-cell table:style-name="ce0" office:value-type="float" office:value="3607" calcext:value-type="float">
            <text:p>3607</text:p>
          </table:table-cell>
          <table:table-cell table:style-name="ce5" office:value-type="string" calcext:value-type="string">
            <text:p>22.92</text:p>
          </table:table-cell>
          <table:table-cell table:style-name="ce5" office:value-type="string" calcext:value-type="string">
            <text:p>97.7</text:p>
          </table:table-cell>
          <table:table-cell table:style-name="ce7" office:value-type="float" office:value="0.752" calcext:value-type="float">
            <text:p>0.75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8105.49368" calcext:value-type="float">
            <text:p>18105.49368</text:p>
          </table:table-cell>
          <table:table-cell table:style-name="ce0" office:value-type="float" office:value="15538.26743" calcext:value-type="float">
            <text:p>15538.26743</text:p>
          </table:table-cell>
          <table:table-cell table:style-name="ce0" office:value-type="float" office:value="29298.28" calcext:value-type="float">
            <text:p>29298.28</text:p>
          </table:table-cell>
          <table:table-cell table:formula="of:=&quot;INSERT INTO estado VALUES ('&quot;&amp;[.A434]&amp;&quot;', '&quot;&amp;[.B434]&amp;&quot;', '&quot;&amp;[.C434]&amp;&quot;', '&quot;&amp;[.D434]&amp;&quot;', &quot;&amp;[.E434]&amp;&quot;, &quot;&amp;[.F434]&amp;&quot;, &quot;&amp;[.G434]&amp;&quot;, &quot;&amp;[.H434]&amp;&quot;, &quot;&amp;[.I434]&amp;&quot;, &quot;&amp;[.J434]&amp;&quot;, &quot;&amp;[.K434]&amp;&quot;, &quot;&amp;[.L434]&amp;&quot;, &quot;&amp;[.M434]&amp;&quot;);&quot;" office:value-type="string" office:string-value="INSERT INTO estado VALUES ('Severiano de Almeida', '4320602', 'severianense', 'MILTO VENDRUSCOLO', 167.598, 3607, 22.92, 97.7, 0.752, null, 18105.49368, 15538.26743, 29298.28);" calcext:value-type="string">
            <text:p>INSERT INTO estado VALUES ('Severiano de Almeida', '4320602', 'severianense', 'MILTO VENDRUSCOLO', 167.598, 3607, 22.92, 97.7, 0.752, null, 18105.49368, 15538.26743, 29298.28);</text:p>
          </table:table-cell>
        </table:table-row>
        <table:table-row table:style-name="ro1">
          <table:table-cell table:style-name="ce0" office:value-type="string" calcext:value-type="string">
            <text:p>Silveira Martins</text:p>
          </table:table-cell>
          <table:table-cell table:style-name="ce0" office:value-type="float" office:value="4320651" calcext:value-type="float">
            <text:p>4320651</text:p>
          </table:table-cell>
          <table:table-cell table:style-name="ce0" office:value-type="string" calcext:value-type="string">
            <text:p>sillveirense</text:p>
          </table:table-cell>
          <table:table-cell table:style-name="ce0" office:value-type="string" calcext:value-type="string">
            <text:p>FERNANDO LUIZ CORDERO</text:p>
          </table:table-cell>
          <table:table-cell table:style-name="ce2" office:value-type="float" office:value="119.285" calcext:value-type="float">
            <text:p>119.285</text:p>
          </table:table-cell>
          <table:table-cell table:style-name="ce0" office:value-type="float" office:value="2365" calcext:value-type="float">
            <text:p>2365</text:p>
          </table:table-cell>
          <table:table-cell table:style-name="ce5" office:value-type="string" calcext:value-type="string">
            <text:p>20.68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742" calcext:value-type="float">
            <text:p>0.74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691.00979" calcext:value-type="float">
            <text:p>16691.00979</text:p>
          </table:table-cell>
          <table:table-cell table:style-name="ce0" office:value-type="float" office:value="12786.55635" calcext:value-type="float">
            <text:p>12786.55635</text:p>
          </table:table-cell>
          <table:table-cell table:style-name="ce0" office:value-type="float" office:value="24759.6" calcext:value-type="float">
            <text:p>24759.6</text:p>
          </table:table-cell>
          <table:table-cell table:formula="of:=&quot;INSERT INTO estado VALUES ('&quot;&amp;[.A435]&amp;&quot;', '&quot;&amp;[.B435]&amp;&quot;', '&quot;&amp;[.C435]&amp;&quot;', '&quot;&amp;[.D435]&amp;&quot;', &quot;&amp;[.E435]&amp;&quot;, &quot;&amp;[.F435]&amp;&quot;, &quot;&amp;[.G435]&amp;&quot;, &quot;&amp;[.H435]&amp;&quot;, &quot;&amp;[.I435]&amp;&quot;, &quot;&amp;[.J435]&amp;&quot;, &quot;&amp;[.K435]&amp;&quot;, &quot;&amp;[.L435]&amp;&quot;, &quot;&amp;[.M435]&amp;&quot;);&quot;" office:value-type="string" office:string-value="INSERT INTO estado VALUES ('Silveira Martins', '4320651', 'sillveirense', 'FERNANDO LUIZ CORDERO', 119.285, 2365, 20.68, 99.2, 0.742, null, 16691.00979, 12786.55635, 24759.6);" calcext:value-type="string">
            <text:p>INSERT INTO estado VALUES ('Silveira Martins', '4320651', 'sillveirense', 'FERNANDO LUIZ CORDERO', 119.285, 2365, 20.68, 99.2, 0.742, null, 16691.00979, 12786.55635, 24759.6);</text:p>
          </table:table-cell>
        </table:table-row>
        <table:table-row table:style-name="ro1">
          <table:table-cell table:style-name="ce0" office:value-type="string" calcext:value-type="string">
            <text:p>Sinimbu</text:p>
          </table:table-cell>
          <table:table-cell table:style-name="ce0" office:value-type="float" office:value="4320677" calcext:value-type="float">
            <text:p>4320677</text:p>
          </table:table-cell>
          <table:table-cell table:style-name="ce0" office:value-type="string" calcext:value-type="string">
            <text:p>sinimbuense</text:p>
          </table:table-cell>
          <table:table-cell table:style-name="ce0" office:value-type="string" calcext:value-type="string">
            <text:p>SANDRA MARISA ROESCH BACKES</text:p>
          </table:table-cell>
          <table:table-cell table:style-name="ce2" office:value-type="float" office:value="510.233" calcext:value-type="float">
            <text:p>510.233</text:p>
          </table:table-cell>
          <table:table-cell table:style-name="ce0" office:value-type="float" office:value="10152" calcext:value-type="float">
            <text:p>10152</text:p>
          </table:table-cell>
          <table:table-cell table:style-name="ce5" office:value-type="string" calcext:value-type="string">
            <text:p>19.74</text:p>
          </table:table-cell>
          <table:table-cell table:style-name="ce5" office:value-type="string" calcext:value-type="string">
            <text:p>97.2</text:p>
          </table:table-cell>
          <table:table-cell table:style-name="ce7" office:value-type="float" office:value="0.631" calcext:value-type="float">
            <text:p>0.63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31098.90903" calcext:value-type="float">
            <text:p>31098.90903</text:p>
          </table:table-cell>
          <table:table-cell table:style-name="ce0" office:value-type="float" office:value="27519.72514" calcext:value-type="float">
            <text:p>27519.72514</text:p>
          </table:table-cell>
          <table:table-cell table:style-name="ce0" office:value-type="float" office:value="20665.35" calcext:value-type="float">
            <text:p>20665.35</text:p>
          </table:table-cell>
          <table:table-cell table:formula="of:=&quot;INSERT INTO estado VALUES ('&quot;&amp;[.A436]&amp;&quot;', '&quot;&amp;[.B436]&amp;&quot;', '&quot;&amp;[.C436]&amp;&quot;', '&quot;&amp;[.D436]&amp;&quot;', &quot;&amp;[.E436]&amp;&quot;, &quot;&amp;[.F436]&amp;&quot;, &quot;&amp;[.G436]&amp;&quot;, &quot;&amp;[.H436]&amp;&quot;, &quot;&amp;[.I436]&amp;&quot;, &quot;&amp;[.J436]&amp;&quot;, &quot;&amp;[.K436]&amp;&quot;, &quot;&amp;[.L436]&amp;&quot;, &quot;&amp;[.M436]&amp;&quot;);&quot;" office:value-type="string" office:string-value="INSERT INTO estado VALUES ('Sinimbu', '4320677', 'sinimbuense', 'SANDRA MARISA ROESCH BACKES', 510.233, 10152, 19.74, 97.2, 0.631, null, 31098.90903, 27519.72514, 20665.35);" calcext:value-type="string">
            <text:p>INSERT INTO estado VALUES ('Sinimbu', '4320677', 'sinimbuense', 'SANDRA MARISA ROESCH BACKES', 510.233, 10152, 19.74, 97.2, 0.631, null, 31098.90903, 27519.72514, 20665.35);</text:p>
          </table:table-cell>
        </table:table-row>
        <table:table-row table:style-name="ro1">
          <table:table-cell table:style-name="ce0" office:value-type="string" calcext:value-type="string">
            <text:p>Sobradinho</text:p>
          </table:table-cell>
          <table:table-cell table:style-name="ce0" office:value-type="float" office:value="4320701" calcext:value-type="float">
            <text:p>4320701</text:p>
          </table:table-cell>
          <table:table-cell table:style-name="ce0" office:value-type="string" calcext:value-type="string">
            <text:p>sobradinhense</text:p>
          </table:table-cell>
          <table:table-cell table:style-name="ce0" office:value-type="string" calcext:value-type="string">
            <text:p>ARMANDO MAYERHOFER</text:p>
          </table:table-cell>
          <table:table-cell table:style-name="ce2" office:value-type="float" office:value="128.379" calcext:value-type="float">
            <text:p>128.379</text:p>
          </table:table-cell>
          <table:table-cell table:style-name="ce0" office:value-type="float" office:value="15041" calcext:value-type="float">
            <text:p>15041</text:p>
          </table:table-cell>
          <table:table-cell table:style-name="ce5" office:value-type="string" calcext:value-type="string">
            <text:p>109.54</text:p>
          </table:table-cell>
          <table:table-cell table:style-name="ce5" office:value-type="string" calcext:value-type="string">
            <text:p>97.6</text:p>
          </table:table-cell>
          <table:table-cell table:style-name="ce7" office:value-type="float" office:value="0.743" calcext:value-type="float">
            <text:p>0.743</text:p>
          </table:table-cell>
          <table:table-cell table:style-name="ce0" office:value-type="float" office:value="14.42" calcext:value-type="float">
            <text:p>14.42</text:p>
          </table:table-cell>
          <table:table-cell table:style-name="ce0" office:value-type="float" office:value="47243.6008" calcext:value-type="float">
            <text:p>47243.6008</text:p>
          </table:table-cell>
          <table:table-cell table:style-name="ce0" office:value-type="float" office:value="36513.50986" calcext:value-type="float">
            <text:p>36513.50986</text:p>
          </table:table-cell>
          <table:table-cell table:style-name="ce0" office:value-type="float" office:value="25642.1" calcext:value-type="float">
            <text:p>25642.1</text:p>
          </table:table-cell>
          <table:table-cell table:formula="of:=&quot;INSERT INTO estado VALUES ('&quot;&amp;[.A437]&amp;&quot;', '&quot;&amp;[.B437]&amp;&quot;', '&quot;&amp;[.C437]&amp;&quot;', '&quot;&amp;[.D437]&amp;&quot;', &quot;&amp;[.E437]&amp;&quot;, &quot;&amp;[.F437]&amp;&quot;, &quot;&amp;[.G437]&amp;&quot;, &quot;&amp;[.H437]&amp;&quot;, &quot;&amp;[.I437]&amp;&quot;, &quot;&amp;[.J437]&amp;&quot;, &quot;&amp;[.K437]&amp;&quot;, &quot;&amp;[.L437]&amp;&quot;, &quot;&amp;[.M437]&amp;&quot;);&quot;" office:value-type="string" office:string-value="INSERT INTO estado VALUES ('Sobradinho', '4320701', 'sobradinhense', 'ARMANDO MAYERHOFER', 128.379, 15041, 109.54, 97.6, 0.743, 14.42, 47243.6008, 36513.50986, 25642.1);" calcext:value-type="string">
            <text:p>INSERT INTO estado VALUES ('Sobradinho', '4320701', 'sobradinhense', 'ARMANDO MAYERHOFER', 128.379, 15041, 109.54, 97.6, 0.743, 14.42, 47243.6008, 36513.50986, 25642.1);</text:p>
          </table:table-cell>
        </table:table-row>
        <table:table-row table:style-name="ro1">
          <table:table-cell table:style-name="ce0" office:value-type="string" calcext:value-type="string">
            <text:p>Soledade</text:p>
          </table:table-cell>
          <table:table-cell table:style-name="ce0" office:value-type="float" office:value="4320800" calcext:value-type="float">
            <text:p>4320800</text:p>
          </table:table-cell>
          <table:table-cell table:style-name="ce0" office:value-type="string" calcext:value-type="string">
            <text:p>soledadense</text:p>
          </table:table-cell>
          <table:table-cell table:style-name="ce0" office:value-type="string" calcext:value-type="string">
            <text:p>MARILDA BORGES CORBELINI</text:p>
          </table:table-cell>
          <table:table-cell table:style-name="ce3" office:value-type="float" office:value="1215.056" calcext:value-type="float">
            <text:p>1215.056</text:p>
          </table:table-cell>
          <table:table-cell table:style-name="ce0" office:value-type="float" office:value="31067" calcext:value-type="float">
            <text:p>31067</text:p>
          </table:table-cell>
          <table:table-cell table:style-name="ce5" office:value-type="string" calcext:value-type="string">
            <text:p>24.76</text:p>
          </table:table-cell>
          <table:table-cell table:style-name="ce5" office:value-type="string" calcext:value-type="string">
            <text:p>96.3</text:p>
          </table:table-cell>
          <table:table-cell table:style-name="ce7" office:value-type="float" office:value="0.731" calcext:value-type="float">
            <text:p>0.731</text:p>
          </table:table-cell>
          <table:table-cell table:style-name="ce0" office:value-type="float" office:value="10.72" calcext:value-type="float">
            <text:p>10.72</text:p>
          </table:table-cell>
          <table:table-cell table:style-name="ce0" office:value-type="float" office:value="91170.41474" calcext:value-type="float">
            <text:p>91170.41474</text:p>
          </table:table-cell>
          <table:table-cell table:style-name="ce0" office:value-type="float" office:value="78970.20957" calcext:value-type="float">
            <text:p>78970.20957</text:p>
          </table:table-cell>
          <table:table-cell table:style-name="ce0" office:value-type="float" office:value="30505.38" calcext:value-type="float">
            <text:p>30505.38</text:p>
          </table:table-cell>
          <table:table-cell table:formula="of:=&quot;INSERT INTO estado VALUES ('&quot;&amp;[.A438]&amp;&quot;', '&quot;&amp;[.B438]&amp;&quot;', '&quot;&amp;[.C438]&amp;&quot;', '&quot;&amp;[.D438]&amp;&quot;', &quot;&amp;[.E438]&amp;&quot;, &quot;&amp;[.F438]&amp;&quot;, &quot;&amp;[.G438]&amp;&quot;, &quot;&amp;[.H438]&amp;&quot;, &quot;&amp;[.I438]&amp;&quot;, &quot;&amp;[.J438]&amp;&quot;, &quot;&amp;[.K438]&amp;&quot;, &quot;&amp;[.L438]&amp;&quot;, &quot;&amp;[.M438]&amp;&quot;);&quot;" office:value-type="string" office:string-value="INSERT INTO estado VALUES ('Soledade', '4320800', 'soledadense', 'MARILDA BORGES CORBELINI', 1215.056, 31067, 24.76, 96.3, 0.731, 10.72, 91170.41474, 78970.20957, 30505.38);" calcext:value-type="string">
            <text:p>INSERT INTO estado VALUES ('Soledade', '4320800', 'soledadense', 'MARILDA BORGES CORBELINI', 1215.056, 31067, 24.76, 96.3, 0.731, 10.72, 91170.41474, 78970.20957, 30505.38);</text:p>
          </table:table-cell>
        </table:table-row>
        <table:table-row table:style-name="ro1">
          <table:table-cell table:style-name="ce0" office:value-type="string" calcext:value-type="string">
            <text:p>Tabaí</text:p>
          </table:table-cell>
          <table:table-cell table:style-name="ce0" office:value-type="float" office:value="4320859" calcext:value-type="float">
            <text:p>4320859</text:p>
          </table:table-cell>
          <table:table-cell table:style-name="ce0" office:value-type="string" calcext:value-type="string">
            <text:p>tabaiense</text:p>
          </table:table-cell>
          <table:table-cell table:style-name="ce0" office:value-type="string" calcext:value-type="string">
            <text:p>ARSENIO PEREIRA CARDOSO</text:p>
          </table:table-cell>
          <table:table-cell table:style-name="ce2" office:value-type="float" office:value="94.754" calcext:value-type="float">
            <text:p>94.754</text:p>
          </table:table-cell>
          <table:table-cell table:style-name="ce0" office:value-type="float" office:value="4816" calcext:value-type="float">
            <text:p>4816</text:p>
          </table:table-cell>
          <table:table-cell table:style-name="ce5" office:value-type="string" calcext:value-type="string">
            <text:p>43.6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01" calcext:value-type="float">
            <text:p>0.701</text:p>
          </table:table-cell>
          <table:table-cell table:style-name="ce0" office:value-type="float" office:value="15.87" calcext:value-type="float">
            <text:p>15.87</text:p>
          </table:table-cell>
          <table:table-cell table:style-name="ce0" office:value-type="float" office:value="17034.11143" calcext:value-type="float">
            <text:p>17034.11143</text:p>
          </table:table-cell>
          <table:table-cell table:style-name="ce0" office:value-type="float" office:value="15246.40653" calcext:value-type="float">
            <text:p>15246.40653</text:p>
          </table:table-cell>
          <table:table-cell table:style-name="ce0" office:value-type="float" office:value="21746.23" calcext:value-type="float">
            <text:p>21746.23</text:p>
          </table:table-cell>
          <table:table-cell table:formula="of:=&quot;INSERT INTO estado VALUES ('&quot;&amp;[.A439]&amp;&quot;', '&quot;&amp;[.B439]&amp;&quot;', '&quot;&amp;[.C439]&amp;&quot;', '&quot;&amp;[.D439]&amp;&quot;', &quot;&amp;[.E439]&amp;&quot;, &quot;&amp;[.F439]&amp;&quot;, &quot;&amp;[.G439]&amp;&quot;, &quot;&amp;[.H439]&amp;&quot;, &quot;&amp;[.I439]&amp;&quot;, &quot;&amp;[.J439]&amp;&quot;, &quot;&amp;[.K439]&amp;&quot;, &quot;&amp;[.L439]&amp;&quot;, &quot;&amp;[.M439]&amp;&quot;);&quot;" office:value-type="string" office:string-value="INSERT INTO estado VALUES ('Tabaí', '4320859', 'tabaiense', 'ARSENIO PEREIRA CARDOSO', 94.754, 4816, 43.6, 100, 0.701, 15.87, 17034.11143, 15246.40653, 21746.23);" calcext:value-type="string">
            <text:p>INSERT INTO estado VALUES ('Tabaí', '4320859', 'tabaiense', 'ARSENIO PEREIRA CARDOSO', 94.754, 4816, 43.6, 100, 0.701, 15.87, 17034.11143, 15246.40653, 21746.23);</text:p>
          </table:table-cell>
        </table:table-row>
        <table:table-row table:style-name="ro1">
          <table:table-cell table:style-name="ce0" office:value-type="string" calcext:value-type="string">
            <text:p>Tapejara</text:p>
          </table:table-cell>
          <table:table-cell table:style-name="ce0" office:value-type="float" office:value="4320909" calcext:value-type="float">
            <text:p>4320909</text:p>
          </table:table-cell>
          <table:table-cell table:style-name="ce0" office:value-type="string" calcext:value-type="string">
            <text:p>tapejarense</text:p>
          </table:table-cell>
          <table:table-cell table:style-name="ce0" office:value-type="string" calcext:value-type="string">
            <text:p>EVANIR WOLFF</text:p>
          </table:table-cell>
          <table:table-cell table:style-name="ce2" office:value-type="float" office:value="238.082" calcext:value-type="float">
            <text:p>238.082</text:p>
          </table:table-cell>
          <table:table-cell table:style-name="ce0" office:value-type="float" office:value="24973" calcext:value-type="float">
            <text:p>24973</text:p>
          </table:table-cell>
          <table:table-cell table:style-name="ce5" office:value-type="string" calcext:value-type="string">
            <text:p>80.61</text:p>
          </table:table-cell>
          <table:table-cell table:style-name="ce5" office:value-type="string" calcext:value-type="string">
            <text:p>98.6</text:p>
          </table:table-cell>
          <table:table-cell table:style-name="ce7" office:value-type="float" office:value="0.76" calcext:value-type="float">
            <text:p>0.76</text:p>
          </table:table-cell>
          <table:table-cell table:style-name="ce0" office:value-type="float" office:value="3" calcext:value-type="float">
            <text:p>3</text:p>
          </table:table-cell>
          <table:table-cell table:style-name="ce0" office:value-type="float" office:value="82299.29728" calcext:value-type="float">
            <text:p>82299.29728</text:p>
          </table:table-cell>
          <table:table-cell table:style-name="ce0" office:value-type="float" office:value="65260.46542" calcext:value-type="float">
            <text:p>65260.46542</text:p>
          </table:table-cell>
          <table:table-cell table:style-name="ce0" office:value-type="float" office:value="51459.43" calcext:value-type="float">
            <text:p>51459.43</text:p>
          </table:table-cell>
          <table:table-cell table:formula="of:=&quot;INSERT INTO estado VALUES ('&quot;&amp;[.A440]&amp;&quot;', '&quot;&amp;[.B440]&amp;&quot;', '&quot;&amp;[.C440]&amp;&quot;', '&quot;&amp;[.D440]&amp;&quot;', &quot;&amp;[.E440]&amp;&quot;, &quot;&amp;[.F440]&amp;&quot;, &quot;&amp;[.G440]&amp;&quot;, &quot;&amp;[.H440]&amp;&quot;, &quot;&amp;[.I440]&amp;&quot;, &quot;&amp;[.J440]&amp;&quot;, &quot;&amp;[.K440]&amp;&quot;, &quot;&amp;[.L440]&amp;&quot;, &quot;&amp;[.M440]&amp;&quot;);&quot;" office:value-type="string" office:string-value="INSERT INTO estado VALUES ('Tapejara', '4320909', 'tapejarense', 'EVANIR WOLFF', 238.082, 24973, 80.61, 98.6, 0.76, 3, 82299.29728, 65260.46542, 51459.43);" calcext:value-type="string">
            <text:p>INSERT INTO estado VALUES ('Tapejara', '4320909', 'tapejarense', 'EVANIR WOLFF', 238.082, 24973, 80.61, 98.6, 0.76, 3, 82299.29728, 65260.46542, 51459.43);</text:p>
          </table:table-cell>
        </table:table-row>
        <table:table-row table:style-name="ro1">
          <table:table-cell table:style-name="ce0" office:value-type="string" calcext:value-type="string">
            <text:p>Tapera</text:p>
          </table:table-cell>
          <table:table-cell table:style-name="ce0" office:value-type="float" office:value="4321006" calcext:value-type="float">
            <text:p>4321006</text:p>
          </table:table-cell>
          <table:table-cell table:style-name="ce0" office:value-type="string" calcext:value-type="string">
            <text:p>taperense</text:p>
          </table:table-cell>
          <table:table-cell table:style-name="ce0" office:value-type="string" calcext:value-type="string">
            <text:p>VOLMAR HELMUT KUHN</text:p>
          </table:table-cell>
          <table:table-cell table:style-name="ce2" office:value-type="float" office:value="179.935" calcext:value-type="float">
            <text:p>179.935</text:p>
          </table:table-cell>
          <table:table-cell table:style-name="ce0" office:value-type="float" office:value="10569" calcext:value-type="float">
            <text:p>10569</text:p>
          </table:table-cell>
          <table:table-cell table:style-name="ce5" office:value-type="string" calcext:value-type="string">
            <text:p>58.15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747" calcext:value-type="float">
            <text:p>0.747</text:p>
          </table:table-cell>
          <table:table-cell table:style-name="ce0" office:value-type="float" office:value="16" calcext:value-type="float">
            <text:p>16</text:p>
          </table:table-cell>
          <table:table-cell table:style-name="ce0" office:value-type="float" office:value="40152.86985" calcext:value-type="float">
            <text:p>40152.86985</text:p>
          </table:table-cell>
          <table:table-cell table:style-name="ce0" office:value-type="float" office:value="33062.24589" calcext:value-type="float">
            <text:p>33062.24589</text:p>
          </table:table-cell>
          <table:table-cell table:style-name="ce0" office:value-type="float" office:value="45504.26" calcext:value-type="float">
            <text:p>45504.26</text:p>
          </table:table-cell>
          <table:table-cell table:formula="of:=&quot;INSERT INTO estado VALUES ('&quot;&amp;[.A441]&amp;&quot;', '&quot;&amp;[.B441]&amp;&quot;', '&quot;&amp;[.C441]&amp;&quot;', '&quot;&amp;[.D441]&amp;&quot;', &quot;&amp;[.E441]&amp;&quot;, &quot;&amp;[.F441]&amp;&quot;, &quot;&amp;[.G441]&amp;&quot;, &quot;&amp;[.H441]&amp;&quot;, &quot;&amp;[.I441]&amp;&quot;, &quot;&amp;[.J441]&amp;&quot;, &quot;&amp;[.K441]&amp;&quot;, &quot;&amp;[.L441]&amp;&quot;, &quot;&amp;[.M441]&amp;&quot;);&quot;" office:value-type="string" office:string-value="INSERT INTO estado VALUES ('Tapera', '4321006', 'taperense', 'VOLMAR HELMUT KUHN', 179.935, 10569, 58.15, 99, 0.747, 16, 40152.86985, 33062.24589, 45504.26);" calcext:value-type="string">
            <text:p>INSERT INTO estado VALUES ('Tapera', '4321006', 'taperense', 'VOLMAR HELMUT KUHN', 179.935, 10569, 58.15, 99, 0.747, 16, 40152.86985, 33062.24589, 45504.26);</text:p>
          </table:table-cell>
        </table:table-row>
        <table:table-row table:style-name="ro1">
          <table:table-cell table:style-name="ce0" office:value-type="string" calcext:value-type="string">
            <text:p>Tapes</text:p>
          </table:table-cell>
          <table:table-cell table:style-name="ce0" office:value-type="float" office:value="4321105" calcext:value-type="float">
            <text:p>4321105</text:p>
          </table:table-cell>
          <table:table-cell table:style-name="ce0" office:value-type="string" calcext:value-type="string">
            <text:p>tapense</text:p>
          </table:table-cell>
          <table:table-cell table:style-name="ce0" office:value-type="string" calcext:value-type="string">
            <text:p>LUIZ CARLOS COUTINHO GARCEZ</text:p>
          </table:table-cell>
          <table:table-cell table:style-name="ce2" office:value-type="float" office:value="805.452" calcext:value-type="float">
            <text:p>805.452</text:p>
          </table:table-cell>
          <table:table-cell table:style-name="ce0" office:value-type="float" office:value="17363" calcext:value-type="float">
            <text:p>17363</text:p>
          </table:table-cell>
          <table:table-cell table:style-name="ce5" office:value-type="string" calcext:value-type="string">
            <text:p>20.62</text:p>
          </table:table-cell>
          <table:table-cell table:style-name="ce5" office:value-type="string" calcext:value-type="string">
            <text:p>97.8</text:p>
          </table:table-cell>
          <table:table-cell table:style-name="ce7" office:value-type="float" office:value="0.695" calcext:value-type="float">
            <text:p>0.695</text:p>
          </table:table-cell>
          <table:table-cell table:style-name="ce0" office:value-type="float" office:value="24.1" calcext:value-type="float">
            <text:p>24.1</text:p>
          </table:table-cell>
          <table:table-cell table:style-name="ce0" office:value-type="float" office:value="53514.17211" calcext:value-type="float">
            <text:p>53514.17211</text:p>
          </table:table-cell>
          <table:table-cell table:style-name="ce0" office:value-type="float" office:value="45269.76201" calcext:value-type="float">
            <text:p>45269.76201</text:p>
          </table:table-cell>
          <table:table-cell table:style-name="ce0" office:value-type="float" office:value="21353.99" calcext:value-type="float">
            <text:p>21353.99</text:p>
          </table:table-cell>
          <table:table-cell table:formula="of:=&quot;INSERT INTO estado VALUES ('&quot;&amp;[.A442]&amp;&quot;', '&quot;&amp;[.B442]&amp;&quot;', '&quot;&amp;[.C442]&amp;&quot;', '&quot;&amp;[.D442]&amp;&quot;', &quot;&amp;[.E442]&amp;&quot;, &quot;&amp;[.F442]&amp;&quot;, &quot;&amp;[.G442]&amp;&quot;, &quot;&amp;[.H442]&amp;&quot;, &quot;&amp;[.I442]&amp;&quot;, &quot;&amp;[.J442]&amp;&quot;, &quot;&amp;[.K442]&amp;&quot;, &quot;&amp;[.L442]&amp;&quot;, &quot;&amp;[.M442]&amp;&quot;);&quot;" office:value-type="string" office:string-value="INSERT INTO estado VALUES ('Tapes', '4321105', 'tapense', 'LUIZ CARLOS COUTINHO GARCEZ', 805.452, 17363, 20.62, 97.8, 0.695, 24.1, 53514.17211, 45269.76201, 21353.99);" calcext:value-type="string">
            <text:p>INSERT INTO estado VALUES ('Tapes', '4321105', 'tapense', 'LUIZ CARLOS COUTINHO GARCEZ', 805.452, 17363, 20.62, 97.8, 0.695, 24.1, 53514.17211, 45269.76201, 21353.99);</text:p>
          </table:table-cell>
        </table:table-row>
        <table:table-row table:style-name="ro1">
          <table:table-cell table:style-name="ce0" office:value-type="string" calcext:value-type="string">
            <text:p>Taquara</text:p>
          </table:table-cell>
          <table:table-cell table:style-name="ce0" office:value-type="float" office:value="4321204" calcext:value-type="float">
            <text:p>4321204</text:p>
          </table:table-cell>
          <table:table-cell table:style-name="ce0" office:value-type="string" calcext:value-type="string">
            <text:p>taquarense</text:p>
          </table:table-cell>
          <table:table-cell table:style-name="ce0" office:value-type="string" calcext:value-type="string">
            <text:p>SIRLEI TERESINHA BERNARDES DA SILVEIRA</text:p>
          </table:table-cell>
          <table:table-cell table:style-name="ce2" office:value-type="float" office:value="452.572" calcext:value-type="float">
            <text:p>452.572</text:p>
          </table:table-cell>
          <table:table-cell table:style-name="ce0" office:value-type="float" office:value="57740" calcext:value-type="float">
            <text:p>57740</text:p>
          </table:table-cell>
          <table:table-cell table:style-name="ce5" office:value-type="string" calcext:value-type="string">
            <text:p>119.35</text:p>
          </table:table-cell>
          <table:table-cell table:style-name="ce5" office:value-type="string" calcext:value-type="string">
            <text:p>97.1</text:p>
          </table:table-cell>
          <table:table-cell table:style-name="ce7" office:value-type="float" office:value="0.727" calcext:value-type="float">
            <text:p>0.727</text:p>
          </table:table-cell>
          <table:table-cell table:style-name="ce0" office:value-type="float" office:value="11.9" calcext:value-type="float">
            <text:p>11.9</text:p>
          </table:table-cell>
          <table:table-cell table:style-name="ce0" office:value-type="float" office:value="137620.97037" calcext:value-type="float">
            <text:p>137620.97037</text:p>
          </table:table-cell>
          <table:table-cell table:style-name="ce0" office:value-type="float" office:value="127511.93322" calcext:value-type="float">
            <text:p>127511.93322</text:p>
          </table:table-cell>
          <table:table-cell table:style-name="ce0" office:value-type="float" office:value="24898.78" calcext:value-type="float">
            <text:p>24898.78</text:p>
          </table:table-cell>
          <table:table-cell table:formula="of:=&quot;INSERT INTO estado VALUES ('&quot;&amp;[.A443]&amp;&quot;', '&quot;&amp;[.B443]&amp;&quot;', '&quot;&amp;[.C443]&amp;&quot;', '&quot;&amp;[.D443]&amp;&quot;', &quot;&amp;[.E443]&amp;&quot;, &quot;&amp;[.F443]&amp;&quot;, &quot;&amp;[.G443]&amp;&quot;, &quot;&amp;[.H443]&amp;&quot;, &quot;&amp;[.I443]&amp;&quot;, &quot;&amp;[.J443]&amp;&quot;, &quot;&amp;[.K443]&amp;&quot;, &quot;&amp;[.L443]&amp;&quot;, &quot;&amp;[.M443]&amp;&quot;);&quot;" office:value-type="string" office:string-value="INSERT INTO estado VALUES ('Taquara', '4321204', 'taquarense', 'SIRLEI TERESINHA BERNARDES DA SILVEIRA', 452.572, 57740, 119.35, 97.1, 0.727, 11.9, 137620.97037, 127511.93322, 24898.78);" calcext:value-type="string">
            <text:p>INSERT INTO estado VALUES ('Taquara', '4321204', 'taquarense', 'SIRLEI TERESINHA BERNARDES DA SILVEIRA', 452.572, 57740, 119.35, 97.1, 0.727, 11.9, 137620.97037, 127511.93322, 24898.78);</text:p>
          </table:table-cell>
        </table:table-row>
        <table:table-row table:style-name="ro1">
          <table:table-cell table:style-name="ce0" office:value-type="string" calcext:value-type="string">
            <text:p>Taquari</text:p>
          </table:table-cell>
          <table:table-cell table:style-name="ce0" office:value-type="float" office:value="4321303" calcext:value-type="float">
            <text:p>4321303</text:p>
          </table:table-cell>
          <table:table-cell table:style-name="ce0" office:value-type="string" calcext:value-type="string">
            <text:p>taquariense</text:p>
          </table:table-cell>
          <table:table-cell table:style-name="ce0" office:value-type="string" calcext:value-type="string">
            <text:p>ANDRE LUIS BARCELLOS BRITO</text:p>
          </table:table-cell>
          <table:table-cell table:style-name="ce2" office:value-type="float" office:value="349.967" calcext:value-type="float">
            <text:p>349.967</text:p>
          </table:table-cell>
          <table:table-cell table:style-name="ce0" office:value-type="float" office:value="26907" calcext:value-type="float">
            <text:p>26907</text:p>
          </table:table-cell>
          <table:table-cell table:style-name="ce5" office:value-type="string" calcext:value-type="string">
            <text:p>74.56</text:p>
          </table:table-cell>
          <table:table-cell table:style-name="ce5" office:value-type="string" calcext:value-type="string">
            <text:p>97.2</text:p>
          </table:table-cell>
          <table:table-cell table:style-name="ce7" office:value-type="float" office:value="0.733" calcext:value-type="float">
            <text:p>0.733</text:p>
          </table:table-cell>
          <table:table-cell table:style-name="ce0" office:value-type="float" office:value="3.66" calcext:value-type="float">
            <text:p>3.66</text:p>
          </table:table-cell>
          <table:table-cell table:style-name="ce0" office:value-type="float" office:value="70999.08046" calcext:value-type="float">
            <text:p>70999.08046</text:p>
          </table:table-cell>
          <table:table-cell table:style-name="ce0" office:value-type="float" office:value="54766.11466" calcext:value-type="float">
            <text:p>54766.11466</text:p>
          </table:table-cell>
          <table:table-cell table:style-name="ce0" office:value-type="float" office:value="30804.53" calcext:value-type="float">
            <text:p>30804.53</text:p>
          </table:table-cell>
          <table:table-cell table:formula="of:=&quot;INSERT INTO estado VALUES ('&quot;&amp;[.A444]&amp;&quot;', '&quot;&amp;[.B444]&amp;&quot;', '&quot;&amp;[.C444]&amp;&quot;', '&quot;&amp;[.D444]&amp;&quot;', &quot;&amp;[.E444]&amp;&quot;, &quot;&amp;[.F444]&amp;&quot;, &quot;&amp;[.G444]&amp;&quot;, &quot;&amp;[.H444]&amp;&quot;, &quot;&amp;[.I444]&amp;&quot;, &quot;&amp;[.J444]&amp;&quot;, &quot;&amp;[.K444]&amp;&quot;, &quot;&amp;[.L444]&amp;&quot;, &quot;&amp;[.M444]&amp;&quot;);&quot;" office:value-type="string" office:string-value="INSERT INTO estado VALUES ('Taquari', '4321303', 'taquariense', 'ANDRE LUIS BARCELLOS BRITO', 349.967, 26907, 74.56, 97.2, 0.733, 3.66, 70999.08046, 54766.11466, 30804.53);" calcext:value-type="string">
            <text:p>INSERT INTO estado VALUES ('Taquari', '4321303', 'taquariense', 'ANDRE LUIS BARCELLOS BRITO', 349.967, 26907, 74.56, 97.2, 0.733, 3.66, 70999.08046, 54766.11466, 30804.53);</text:p>
          </table:table-cell>
        </table:table-row>
        <table:table-row table:style-name="ro1">
          <table:table-cell table:style-name="ce0" office:value-type="string" calcext:value-type="string">
            <text:p>Taquaruçu do Sul</text:p>
          </table:table-cell>
          <table:table-cell table:style-name="ce0" office:value-type="float" office:value="4321329" calcext:value-type="float">
            <text:p>4321329</text:p>
          </table:table-cell>
          <table:table-cell table:style-name="ce0" office:value-type="string" calcext:value-type="string">
            <text:p>taquaraçusense</text:p>
          </table:table-cell>
          <table:table-cell table:style-name="ce0" office:value-type="string" calcext:value-type="string">
            <text:p>LUIZ BLANCO ALVES</text:p>
          </table:table-cell>
          <table:table-cell table:style-name="ce2" office:value-type="float" office:value="76.917" calcext:value-type="float">
            <text:p>76.917</text:p>
          </table:table-cell>
          <table:table-cell table:style-name="ce0" office:value-type="float" office:value="3081" calcext:value-type="float">
            <text:p>3081</text:p>
          </table:table-cell>
          <table:table-cell table:style-name="ce5" office:value-type="string" calcext:value-type="string">
            <text:p>38.6</text:p>
          </table:table-cell>
          <table:table-cell table:style-name="ce5" office:value-type="string" calcext:value-type="string">
            <text:p>98.4</text:p>
          </table:table-cell>
          <table:table-cell table:style-name="ce7" office:value-type="float" office:value="0.739" calcext:value-type="float">
            <text:p>0.73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734.76772" calcext:value-type="float">
            <text:p>16734.76772</text:p>
          </table:table-cell>
          <table:table-cell table:style-name="ce0" office:value-type="float" office:value="14411.14608" calcext:value-type="float">
            <text:p>14411.14608</text:p>
          </table:table-cell>
          <table:table-cell table:style-name="ce0" office:value-type="float" office:value="41669.57" calcext:value-type="float">
            <text:p>41669.57</text:p>
          </table:table-cell>
          <table:table-cell table:formula="of:=&quot;INSERT INTO estado VALUES ('&quot;&amp;[.A445]&amp;&quot;', '&quot;&amp;[.B445]&amp;&quot;', '&quot;&amp;[.C445]&amp;&quot;', '&quot;&amp;[.D445]&amp;&quot;', &quot;&amp;[.E445]&amp;&quot;, &quot;&amp;[.F445]&amp;&quot;, &quot;&amp;[.G445]&amp;&quot;, &quot;&amp;[.H445]&amp;&quot;, &quot;&amp;[.I445]&amp;&quot;, &quot;&amp;[.J445]&amp;&quot;, &quot;&amp;[.K445]&amp;&quot;, &quot;&amp;[.L445]&amp;&quot;, &quot;&amp;[.M445]&amp;&quot;);&quot;" office:value-type="string" office:string-value="INSERT INTO estado VALUES ('Taquaruçu do Sul', '4321329', 'taquaraçusense', 'LUIZ BLANCO ALVES', 76.917, 3081, 38.6, 98.4, 0.739, null, 16734.76772, 14411.14608, 41669.57);" calcext:value-type="string">
            <text:p>INSERT INTO estado VALUES ('Taquaruçu do Sul', '4321329', 'taquaraçusense', 'LUIZ BLANCO ALVES', 76.917, 3081, 38.6, 98.4, 0.739, null, 16734.76772, 14411.14608, 41669.57);</text:p>
          </table:table-cell>
        </table:table-row>
        <table:table-row table:style-name="ro1">
          <table:table-cell table:style-name="ce0" office:value-type="string" calcext:value-type="string">
            <text:p>Tavares</text:p>
          </table:table-cell>
          <table:table-cell table:style-name="ce0" office:value-type="float" office:value="4321352" calcext:value-type="float">
            <text:p>4321352</text:p>
          </table:table-cell>
          <table:table-cell table:style-name="ce0" office:value-type="string" calcext:value-type="string">
            <text:p>tavarense</text:p>
          </table:table-cell>
          <table:table-cell table:style-name="ce0" office:value-type="string" calcext:value-type="string">
            <text:p>GARDEL MACHADO DE ARAUJO</text:p>
          </table:table-cell>
          <table:table-cell table:style-name="ce2" office:value-type="float" office:value="610.106" calcext:value-type="float">
            <text:p>610.106</text:p>
          </table:table-cell>
          <table:table-cell table:style-name="ce0" office:value-type="float" office:value="5484" calcext:value-type="float">
            <text:p>5484</text:p>
          </table:table-cell>
          <table:table-cell table:style-name="ce5" office:value-type="string" calcext:value-type="string">
            <text:p>8.86</text:p>
          </table:table-cell>
          <table:table-cell table:style-name="ce5" office:value-type="string" calcext:value-type="string">
            <text:p>95.3</text:p>
          </table:table-cell>
          <table:table-cell table:style-name="ce7" office:value-type="float" office:value="0.656" calcext:value-type="float">
            <text:p>0.656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8141.47501" calcext:value-type="float">
            <text:p>18141.47501</text:p>
          </table:table-cell>
          <table:table-cell table:style-name="ce0" office:value-type="float" office:value="15330.36813" calcext:value-type="float">
            <text:p>15330.36813</text:p>
          </table:table-cell>
          <table:table-cell table:style-name="ce0" office:value-type="float" office:value="16641.01" calcext:value-type="float">
            <text:p>16641.01</text:p>
          </table:table-cell>
          <table:table-cell table:formula="of:=&quot;INSERT INTO estado VALUES ('&quot;&amp;[.A446]&amp;&quot;', '&quot;&amp;[.B446]&amp;&quot;', '&quot;&amp;[.C446]&amp;&quot;', '&quot;&amp;[.D446]&amp;&quot;', &quot;&amp;[.E446]&amp;&quot;, &quot;&amp;[.F446]&amp;&quot;, &quot;&amp;[.G446]&amp;&quot;, &quot;&amp;[.H446]&amp;&quot;, &quot;&amp;[.I446]&amp;&quot;, &quot;&amp;[.J446]&amp;&quot;, &quot;&amp;[.K446]&amp;&quot;, &quot;&amp;[.L446]&amp;&quot;, &quot;&amp;[.M446]&amp;&quot;);&quot;" office:value-type="string" office:string-value="INSERT INTO estado VALUES ('Tavares', '4321352', 'tavarense', 'GARDEL MACHADO DE ARAUJO', 610.106, 5484, 8.86, 95.3, 0.656, null, 18141.47501, 15330.36813, 16641.01);" calcext:value-type="string">
            <text:p>INSERT INTO estado VALUES ('Tavares', '4321352', 'tavarense', 'GARDEL MACHADO DE ARAUJO', 610.106, 5484, 8.86, 95.3, 0.656, null, 18141.47501, 15330.36813, 16641.01);</text:p>
          </table:table-cell>
        </table:table-row>
        <table:table-row table:style-name="ro1">
          <table:table-cell table:style-name="ce0" office:value-type="string" calcext:value-type="string">
            <text:p>Tenente Portela</text:p>
          </table:table-cell>
          <table:table-cell table:style-name="ce0" office:value-type="float" office:value="4321402" calcext:value-type="float">
            <text:p>4321402</text:p>
          </table:table-cell>
          <table:table-cell table:style-name="ce0" office:value-type="string" calcext:value-type="string">
            <text:p>portelense</text:p>
          </table:table-cell>
          <table:table-cell table:style-name="ce0" office:value-type="string" calcext:value-type="string">
            <text:p>ROSEMAR ANTONIO SALA</text:p>
          </table:table-cell>
          <table:table-cell table:style-name="ce2" office:value-type="float" office:value="337.495" calcext:value-type="float">
            <text:p>337.495</text:p>
          </table:table-cell>
          <table:table-cell table:style-name="ce0" office:value-type="float" office:value="13385" calcext:value-type="float">
            <text:p>13385</text:p>
          </table:table-cell>
          <table:table-cell table:style-name="ce5" office:value-type="string" calcext:value-type="string">
            <text:p>40.58</text:p>
          </table:table-cell>
          <table:table-cell table:style-name="ce5" office:value-type="string" calcext:value-type="string">
            <text:p>96.7</text:p>
          </table:table-cell>
          <table:table-cell table:style-name="ce7" office:value-type="float" office:value="0.708" calcext:value-type="float">
            <text:p>0.708</text:p>
          </table:table-cell>
          <table:table-cell table:style-name="ce0" office:value-type="float" office:value="5.1" calcext:value-type="float">
            <text:p>5.1</text:p>
          </table:table-cell>
          <table:table-cell table:style-name="ce0" office:value-type="float" office:value="46631.24063" calcext:value-type="float">
            <text:p>46631.24063</text:p>
          </table:table-cell>
          <table:table-cell table:style-name="ce0" office:value-type="float" office:value="39270.34335" calcext:value-type="float">
            <text:p>39270.34335</text:p>
          </table:table-cell>
          <table:table-cell table:style-name="ce0" office:value-type="float" office:value="35804.4" calcext:value-type="float">
            <text:p>35804.4</text:p>
          </table:table-cell>
          <table:table-cell table:formula="of:=&quot;INSERT INTO estado VALUES ('&quot;&amp;[.A447]&amp;&quot;', '&quot;&amp;[.B447]&amp;&quot;', '&quot;&amp;[.C447]&amp;&quot;', '&quot;&amp;[.D447]&amp;&quot;', &quot;&amp;[.E447]&amp;&quot;, &quot;&amp;[.F447]&amp;&quot;, &quot;&amp;[.G447]&amp;&quot;, &quot;&amp;[.H447]&amp;&quot;, &quot;&amp;[.I447]&amp;&quot;, &quot;&amp;[.J447]&amp;&quot;, &quot;&amp;[.K447]&amp;&quot;, &quot;&amp;[.L447]&amp;&quot;, &quot;&amp;[.M447]&amp;&quot;);&quot;" office:value-type="string" office:string-value="INSERT INTO estado VALUES ('Tenente Portela', '4321402', 'portelense', 'ROSEMAR ANTONIO SALA', 337.495, 13385, 40.58, 96.7, 0.708, 5.1, 46631.24063, 39270.34335, 35804.4);" calcext:value-type="string">
            <text:p>INSERT INTO estado VALUES ('Tenente Portela', '4321402', 'portelense', 'ROSEMAR ANTONIO SALA', 337.495, 13385, 40.58, 96.7, 0.708, 5.1, 46631.24063, 39270.34335, 35804.4);</text:p>
          </table:table-cell>
        </table:table-row>
        <table:table-row table:style-name="ro1">
          <table:table-cell table:style-name="ce0" office:value-type="string" calcext:value-type="string">
            <text:p>Terra de Areia</text:p>
          </table:table-cell>
          <table:table-cell table:style-name="ce0" office:value-type="float" office:value="4321436" calcext:value-type="float">
            <text:p>4321436</text:p>
          </table:table-cell>
          <table:table-cell table:style-name="ce0" office:value-type="string" calcext:value-type="string">
            <text:p>terrareense</text:p>
          </table:table-cell>
          <table:table-cell table:style-name="ce0" office:value-type="string" calcext:value-type="string">
            <text:p>ALUISIO CURTINOVE TEIXEIRA</text:p>
          </table:table-cell>
          <table:table-cell table:style-name="ce2" office:value-type="float" office:value="142.304" calcext:value-type="float">
            <text:p>142.304</text:p>
          </table:table-cell>
          <table:table-cell table:style-name="ce0" office:value-type="float" office:value="11323" calcext:value-type="float">
            <text:p>11323</text:p>
          </table:table-cell>
          <table:table-cell table:style-name="ce5" office:value-type="string" calcext:value-type="string">
            <text:p>69.67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689" calcext:value-type="float">
            <text:p>0.689</text:p>
          </table:table-cell>
          <table:table-cell table:style-name="ce0" office:value-type="float" office:value="23.08" calcext:value-type="float">
            <text:p>23.08</text:p>
          </table:table-cell>
          <table:table-cell table:style-name="ce0" office:value-type="float" office:value="34061.95195" calcext:value-type="float">
            <text:p>34061.95195</text:p>
          </table:table-cell>
          <table:table-cell table:style-name="ce0" office:value-type="float" office:value="28441.73721" calcext:value-type="float">
            <text:p>28441.73721</text:p>
          </table:table-cell>
          <table:table-cell table:style-name="ce0" office:value-type="float" office:value="21649.16" calcext:value-type="float">
            <text:p>21649.16</text:p>
          </table:table-cell>
          <table:table-cell table:formula="of:=&quot;INSERT INTO estado VALUES ('&quot;&amp;[.A448]&amp;&quot;', '&quot;&amp;[.B448]&amp;&quot;', '&quot;&amp;[.C448]&amp;&quot;', '&quot;&amp;[.D448]&amp;&quot;', &quot;&amp;[.E448]&amp;&quot;, &quot;&amp;[.F448]&amp;&quot;, &quot;&amp;[.G448]&amp;&quot;, &quot;&amp;[.H448]&amp;&quot;, &quot;&amp;[.I448]&amp;&quot;, &quot;&amp;[.J448]&amp;&quot;, &quot;&amp;[.K448]&amp;&quot;, &quot;&amp;[.L448]&amp;&quot;, &quot;&amp;[.M448]&amp;&quot;);&quot;" office:value-type="string" office:string-value="INSERT INTO estado VALUES ('Terra de Areia', '4321436', 'terrareense', 'ALUISIO CURTINOVE TEIXEIRA', 142.304, 11323, 69.67, 98.5, 0.689, 23.08, 34061.95195, 28441.73721, 21649.16);" calcext:value-type="string">
            <text:p>INSERT INTO estado VALUES ('Terra de Areia', '4321436', 'terrareense', 'ALUISIO CURTINOVE TEIXEIRA', 142.304, 11323, 69.67, 98.5, 0.689, 23.08, 34061.95195, 28441.73721, 21649.16);</text:p>
          </table:table-cell>
        </table:table-row>
        <table:table-row table:style-name="ro1">
          <table:table-cell table:style-name="ce0" office:value-type="string" calcext:value-type="string">
            <text:p>Teutônia</text:p>
          </table:table-cell>
          <table:table-cell table:style-name="ce0" office:value-type="float" office:value="4321451" calcext:value-type="float">
            <text:p>4321451</text:p>
          </table:table-cell>
          <table:table-cell table:style-name="ce0" office:value-type="string" calcext:value-type="string">
            <text:p>teutoniense</text:p>
          </table:table-cell>
          <table:table-cell table:style-name="ce0" office:value-type="string" calcext:value-type="string">
            <text:p>CELSO ALOÍSIO FORNECK</text:p>
          </table:table-cell>
          <table:table-cell table:style-name="ce2" office:value-type="float" office:value="177.795" calcext:value-type="float">
            <text:p>177.795</text:p>
          </table:table-cell>
          <table:table-cell table:style-name="ce0" office:value-type="float" office:value="34275" calcext:value-type="float">
            <text:p>34275</text:p>
          </table:table-cell>
          <table:table-cell table:style-name="ce5" office:value-type="string" calcext:value-type="string">
            <text:p>152.68</text:p>
          </table:table-cell>
          <table:table-cell table:style-name="ce5" office:value-type="string" calcext:value-type="string">
            <text:p>99.4</text:p>
          </table:table-cell>
          <table:table-cell table:style-name="ce7" office:value-type="float" office:value="0.747" calcext:value-type="float">
            <text:p>0.747</text:p>
          </table:table-cell>
          <table:table-cell table:style-name="ce0" office:value-type="float" office:value="12.29" calcext:value-type="float">
            <text:p>12.29</text:p>
          </table:table-cell>
          <table:table-cell table:style-name="ce0" office:value-type="float" office:value="110157.34771" calcext:value-type="float">
            <text:p>110157.34771</text:p>
          </table:table-cell>
          <table:table-cell table:style-name="ce0" office:value-type="float" office:value="90968.10686" calcext:value-type="float">
            <text:p>90968.10686</text:p>
          </table:table-cell>
          <table:table-cell table:style-name="ce0" office:value-type="float" office:value="46107.65" calcext:value-type="float">
            <text:p>46107.65</text:p>
          </table:table-cell>
          <table:table-cell table:formula="of:=&quot;INSERT INTO estado VALUES ('&quot;&amp;[.A449]&amp;&quot;', '&quot;&amp;[.B449]&amp;&quot;', '&quot;&amp;[.C449]&amp;&quot;', '&quot;&amp;[.D449]&amp;&quot;', &quot;&amp;[.E449]&amp;&quot;, &quot;&amp;[.F449]&amp;&quot;, &quot;&amp;[.G449]&amp;&quot;, &quot;&amp;[.H449]&amp;&quot;, &quot;&amp;[.I449]&amp;&quot;, &quot;&amp;[.J449]&amp;&quot;, &quot;&amp;[.K449]&amp;&quot;, &quot;&amp;[.L449]&amp;&quot;, &quot;&amp;[.M449]&amp;&quot;);&quot;" office:value-type="string" office:string-value="INSERT INTO estado VALUES ('Teutônia', '4321451', 'teutoniense', 'CELSO ALOÍSIO FORNECK', 177.795, 34275, 152.68, 99.4, 0.747, 12.29, 110157.34771, 90968.10686, 46107.65);" calcext:value-type="string">
            <text:p>INSERT INTO estado VALUES ('Teutônia', '4321451', 'teutoniense', 'CELSO ALOÍSIO FORNECK', 177.795, 34275, 152.68, 99.4, 0.747, 12.29, 110157.34771, 90968.10686, 46107.65);</text:p>
          </table:table-cell>
        </table:table-row>
        <table:table-row table:style-name="ro1">
          <table:table-cell table:style-name="ce0" office:value-type="string" calcext:value-type="string">
            <text:p>Tio Hugo</text:p>
          </table:table-cell>
          <table:table-cell table:style-name="ce0" office:value-type="float" office:value="4321469" calcext:value-type="float">
            <text:p>4321469</text:p>
          </table:table-cell>
          <table:table-cell table:style-name="ce0" office:value-type="string" calcext:value-type="string">
            <text:p>tio-huguense</text:p>
          </table:table-cell>
          <table:table-cell table:style-name="ce0" office:value-type="string" calcext:value-type="string">
            <text:p>GILSO PAZ</text:p>
          </table:table-cell>
          <table:table-cell table:style-name="ce2" office:value-type="float" office:value="113.944" calcext:value-type="float">
            <text:p>113.944</text:p>
          </table:table-cell>
          <table:table-cell table:style-name="ce0" office:value-type="float" office:value="3078" calcext:value-type="float">
            <text:p>3078</text:p>
          </table:table-cell>
          <table:table-cell table:style-name="ce5" office:value-type="string" calcext:value-type="string">
            <text:p>23.85</text:p>
          </table:table-cell>
          <table:table-cell table:style-name="ce5" office:value-type="string" calcext:value-type="string">
            <text:p>91.6</text:p>
          </table:table-cell>
          <table:table-cell table:style-name="ce7" office:value-type="float" office:value="0.742" calcext:value-type="float">
            <text:p>0.74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434.35817" calcext:value-type="float">
            <text:p>16434.35817</text:p>
          </table:table-cell>
          <table:table-cell table:style-name="ce0" office:value-type="float" office:value="14351.30066" calcext:value-type="float">
            <text:p>14351.30066</text:p>
          </table:table-cell>
          <table:table-cell table:style-name="ce0" office:value-type="float" office:value="37236.82" calcext:value-type="float">
            <text:p>37236.82</text:p>
          </table:table-cell>
          <table:table-cell table:formula="of:=&quot;INSERT INTO estado VALUES ('&quot;&amp;[.A450]&amp;&quot;', '&quot;&amp;[.B450]&amp;&quot;', '&quot;&amp;[.C450]&amp;&quot;', '&quot;&amp;[.D450]&amp;&quot;', &quot;&amp;[.E450]&amp;&quot;, &quot;&amp;[.F450]&amp;&quot;, &quot;&amp;[.G450]&amp;&quot;, &quot;&amp;[.H450]&amp;&quot;, &quot;&amp;[.I450]&amp;&quot;, &quot;&amp;[.J450]&amp;&quot;, &quot;&amp;[.K450]&amp;&quot;, &quot;&amp;[.L450]&amp;&quot;, &quot;&amp;[.M450]&amp;&quot;);&quot;" office:value-type="string" office:string-value="INSERT INTO estado VALUES ('Tio Hugo', '4321469', 'tio-huguense', 'GILSO PAZ', 113.944, 3078, 23.85, 91.6, 0.742, null, 16434.35817, 14351.30066, 37236.82);" calcext:value-type="string">
            <text:p>INSERT INTO estado VALUES ('Tio Hugo', '4321469', 'tio-huguense', 'GILSO PAZ', 113.944, 3078, 23.85, 91.6, 0.742, null, 16434.35817, 14351.30066, 37236.82);</text:p>
          </table:table-cell>
        </table:table-row>
        <table:table-row table:style-name="ro1">
          <table:table-cell table:style-name="ce0" office:value-type="string" calcext:value-type="string">
            <text:p>Tiradentes do Sul</text:p>
          </table:table-cell>
          <table:table-cell table:style-name="ce0" office:value-type="float" office:value="4321477" calcext:value-type="float">
            <text:p>4321477</text:p>
          </table:table-cell>
          <table:table-cell table:style-name="ce0" office:value-type="string" calcext:value-type="string">
            <text:p>tiradentense</text:p>
          </table:table-cell>
          <table:table-cell table:style-name="ce0" office:value-type="string" calcext:value-type="string">
            <text:p>ALCEU DIEL</text:p>
          </table:table-cell>
          <table:table-cell table:style-name="ce2" office:value-type="float" office:value="236.653" calcext:value-type="float">
            <text:p>236.653</text:p>
          </table:table-cell>
          <table:table-cell table:style-name="ce0" office:value-type="float" office:value="5532" calcext:value-type="float">
            <text:p>5532</text:p>
          </table:table-cell>
          <table:table-cell table:style-name="ce5" office:value-type="string" calcext:value-type="string">
            <text:p>27.55</text:p>
          </table:table-cell>
          <table:table-cell table:style-name="ce5" office:value-type="string" calcext:value-type="string">
            <text:p>98.8</text:p>
          </table:table-cell>
          <table:table-cell table:style-name="ce7" office:value-type="float" office:value="0.689" calcext:value-type="float">
            <text:p>0.68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9060.10047" calcext:value-type="float">
            <text:p>19060.10047</text:p>
          </table:table-cell>
          <table:table-cell table:style-name="ce0" office:value-type="float" office:value="16642.4487" calcext:value-type="float">
            <text:p>16642.4487</text:p>
          </table:table-cell>
          <table:table-cell table:style-name="ce0" office:value-type="float" office:value="24172.79" calcext:value-type="float">
            <text:p>24172.79</text:p>
          </table:table-cell>
          <table:table-cell table:formula="of:=&quot;INSERT INTO estado VALUES ('&quot;&amp;[.A451]&amp;&quot;', '&quot;&amp;[.B451]&amp;&quot;', '&quot;&amp;[.C451]&amp;&quot;', '&quot;&amp;[.D451]&amp;&quot;', &quot;&amp;[.E451]&amp;&quot;, &quot;&amp;[.F451]&amp;&quot;, &quot;&amp;[.G451]&amp;&quot;, &quot;&amp;[.H451]&amp;&quot;, &quot;&amp;[.I451]&amp;&quot;, &quot;&amp;[.J451]&amp;&quot;, &quot;&amp;[.K451]&amp;&quot;, &quot;&amp;[.L451]&amp;&quot;, &quot;&amp;[.M451]&amp;&quot;);&quot;" office:value-type="string" office:string-value="INSERT INTO estado VALUES ('Tiradentes do Sul', '4321477', 'tiradentense', 'ALCEU DIEL', 236.653, 5532, 27.55, 98.8, 0.689, null, 19060.10047, 16642.4487, 24172.79);" calcext:value-type="string">
            <text:p>INSERT INTO estado VALUES ('Tiradentes do Sul', '4321477', 'tiradentense', 'ALCEU DIEL', 236.653, 5532, 27.55, 98.8, 0.689, null, 19060.10047, 16642.4487, 24172.79);</text:p>
          </table:table-cell>
        </table:table-row>
        <table:table-row table:style-name="ro1">
          <table:table-cell table:style-name="ce0" office:value-type="string" calcext:value-type="string">
            <text:p>Toropi</text:p>
          </table:table-cell>
          <table:table-cell table:style-name="ce0" office:value-type="float" office:value="4321493" calcext:value-type="float">
            <text:p>4321493</text:p>
          </table:table-cell>
          <table:table-cell table:style-name="ce0" office:value-type="string" calcext:value-type="string">
            <text:p>toropiense</text:p>
          </table:table-cell>
          <table:table-cell table:style-name="ce0" office:value-type="string" calcext:value-type="string">
            <text:p>LAURO SCHERER</text:p>
          </table:table-cell>
          <table:table-cell table:style-name="ce2" office:value-type="float" office:value="198.316" calcext:value-type="float">
            <text:p>198.316</text:p>
          </table:table-cell>
          <table:table-cell table:style-name="ce0" office:value-type="float" office:value="2753" calcext:value-type="float">
            <text:p>2753</text:p>
          </table:table-cell>
          <table:table-cell table:style-name="ce5" office:value-type="string" calcext:value-type="string">
            <text:p>14.54</text:p>
          </table:table-cell>
          <table:table-cell table:style-name="ce5" office:value-type="float" office:value="98" calcext:value-type="float">
            <text:p>98</text:p>
          </table:table-cell>
          <table:table-cell table:style-name="ce7" office:value-type="float" office:value="0.683" calcext:value-type="float">
            <text:p>0.683</text:p>
          </table:table-cell>
          <table:table-cell table:style-name="ce0" office:value-type="float" office:value="40" calcext:value-type="float">
            <text:p>40</text:p>
          </table:table-cell>
          <table:table-cell table:style-name="ce0" office:value-type="float" office:value="15554.63947" calcext:value-type="float">
            <text:p>15554.63947</text:p>
          </table:table-cell>
          <table:table-cell table:style-name="ce0" office:value-type="float" office:value="12731.786" calcext:value-type="float">
            <text:p>12731.786</text:p>
          </table:table-cell>
          <table:table-cell table:style-name="ce0" office:value-type="float" office:value="24895.52" calcext:value-type="float">
            <text:p>24895.52</text:p>
          </table:table-cell>
          <table:table-cell table:formula="of:=&quot;INSERT INTO estado VALUES ('&quot;&amp;[.A452]&amp;&quot;', '&quot;&amp;[.B452]&amp;&quot;', '&quot;&amp;[.C452]&amp;&quot;', '&quot;&amp;[.D452]&amp;&quot;', &quot;&amp;[.E452]&amp;&quot;, &quot;&amp;[.F452]&amp;&quot;, &quot;&amp;[.G452]&amp;&quot;, &quot;&amp;[.H452]&amp;&quot;, &quot;&amp;[.I452]&amp;&quot;, &quot;&amp;[.J452]&amp;&quot;, &quot;&amp;[.K452]&amp;&quot;, &quot;&amp;[.L452]&amp;&quot;, &quot;&amp;[.M452]&amp;&quot;);&quot;" office:value-type="string" office:string-value="INSERT INTO estado VALUES ('Toropi', '4321493', 'toropiense', 'LAURO SCHERER', 198.316, 2753, 14.54, 98, 0.683, 40, 15554.63947, 12731.786, 24895.52);" calcext:value-type="string">
            <text:p>INSERT INTO estado VALUES ('Toropi', '4321493', 'toropiense', 'LAURO SCHERER', 198.316, 2753, 14.54, 98, 0.683, 40, 15554.63947, 12731.786, 24895.52);</text:p>
          </table:table-cell>
        </table:table-row>
        <table:table-row table:style-name="ro1">
          <table:table-cell table:style-name="ce0" office:value-type="string" calcext:value-type="string">
            <text:p>Torres</text:p>
          </table:table-cell>
          <table:table-cell table:style-name="ce0" office:value-type="float" office:value="4321501" calcext:value-type="float">
            <text:p>4321501</text:p>
          </table:table-cell>
          <table:table-cell table:style-name="ce0" office:value-type="string" calcext:value-type="string">
            <text:p>torrense</text:p>
          </table:table-cell>
          <table:table-cell table:style-name="ce0" office:value-type="string" calcext:value-type="string">
            <text:p>CARLOS ALBERTO MATOS DE SOUZA</text:p>
          </table:table-cell>
          <table:table-cell table:style-name="ce2" office:value-type="float" office:value="161.624" calcext:value-type="float">
            <text:p>161.624</text:p>
          </table:table-cell>
          <table:table-cell table:style-name="ce0" office:value-type="float" office:value="39381" calcext:value-type="float">
            <text:p>39381</text:p>
          </table:table-cell>
          <table:table-cell table:style-name="ce5" office:value-type="string" calcext:value-type="string">
            <text:p>215.84</text:p>
          </table:table-cell>
          <table:table-cell table:style-name="ce5" office:value-type="string" calcext:value-type="string">
            <text:p>98.4</text:p>
          </table:table-cell>
          <table:table-cell table:style-name="ce7" office:value-type="float" office:value="0.762" calcext:value-type="float">
            <text:p>0.762</text:p>
          </table:table-cell>
          <table:table-cell table:style-name="ce0" office:value-type="float" office:value="14.23" calcext:value-type="float">
            <text:p>14.23</text:p>
          </table:table-cell>
          <table:table-cell table:style-name="ce0" office:value-type="float" office:value="169908.10708" calcext:value-type="float">
            <text:p>169908.10708</text:p>
          </table:table-cell>
          <table:table-cell table:style-name="ce0" office:value-type="float" office:value="125784.96908" calcext:value-type="float">
            <text:p>125784.96908</text:p>
          </table:table-cell>
          <table:table-cell table:style-name="ce0" office:value-type="float" office:value="32674.87" calcext:value-type="float">
            <text:p>32674.87</text:p>
          </table:table-cell>
          <table:table-cell table:formula="of:=&quot;INSERT INTO estado VALUES ('&quot;&amp;[.A453]&amp;&quot;', '&quot;&amp;[.B453]&amp;&quot;', '&quot;&amp;[.C453]&amp;&quot;', '&quot;&amp;[.D453]&amp;&quot;', &quot;&amp;[.E453]&amp;&quot;, &quot;&amp;[.F453]&amp;&quot;, &quot;&amp;[.G453]&amp;&quot;, &quot;&amp;[.H453]&amp;&quot;, &quot;&amp;[.I453]&amp;&quot;, &quot;&amp;[.J453]&amp;&quot;, &quot;&amp;[.K453]&amp;&quot;, &quot;&amp;[.L453]&amp;&quot;, &quot;&amp;[.M453]&amp;&quot;);&quot;" office:value-type="string" office:string-value="INSERT INTO estado VALUES ('Torres', '4321501', 'torrense', 'CARLOS ALBERTO MATOS DE SOUZA', 161.624, 39381, 215.84, 98.4, 0.762, 14.23, 169908.10708, 125784.96908, 32674.87);" calcext:value-type="string">
            <text:p>INSERT INTO estado VALUES ('Torres', '4321501', 'torrense', 'CARLOS ALBERTO MATOS DE SOUZA', 161.624, 39381, 215.84, 98.4, 0.762, 14.23, 169908.10708, 125784.96908, 32674.87);</text:p>
          </table:table-cell>
        </table:table-row>
        <table:table-row table:style-name="ro1">
          <table:table-cell table:style-name="ce0" office:value-type="string" calcext:value-type="string">
            <text:p>Tramandaí</text:p>
          </table:table-cell>
          <table:table-cell table:style-name="ce0" office:value-type="float" office:value="4321600" calcext:value-type="float">
            <text:p>4321600</text:p>
          </table:table-cell>
          <table:table-cell table:style-name="ce0" office:value-type="string" calcext:value-type="string">
            <text:p>tramandaiense</text:p>
          </table:table-cell>
          <table:table-cell table:style-name="ce0" office:value-type="string" calcext:value-type="string">
            <text:p>LUIZ CARLOS GAUTO DA SILVA</text:p>
          </table:table-cell>
          <table:table-cell table:style-name="ce2" office:value-type="float" office:value="142.878" calcext:value-type="float">
            <text:p>142.878</text:p>
          </table:table-cell>
          <table:table-cell table:style-name="ce0" office:value-type="float" office:value="53507" calcext:value-type="float">
            <text:p>53507</text:p>
          </table:table-cell>
          <table:table-cell table:style-name="ce5" office:value-type="string" calcext:value-type="string">
            <text:p>287.97</text:p>
          </table:table-cell>
          <table:table-cell table:style-name="ce5" office:value-type="string" calcext:value-type="string">
            <text:p>97.5</text:p>
          </table:table-cell>
          <table:table-cell table:style-name="ce7" office:value-type="float" office:value="0.719" calcext:value-type="float">
            <text:p>0.719</text:p>
          </table:table-cell>
          <table:table-cell table:style-name="ce0" office:value-type="float" office:value="11.94" calcext:value-type="float">
            <text:p>11.94</text:p>
          </table:table-cell>
          <table:table-cell table:style-name="ce0" office:value-type="float" office:value="170036.58412" calcext:value-type="float">
            <text:p>170036.58412</text:p>
          </table:table-cell>
          <table:table-cell table:style-name="ce0" office:value-type="float" office:value="138712.80862" calcext:value-type="float">
            <text:p>138712.80862</text:p>
          </table:table-cell>
          <table:table-cell table:style-name="ce0" office:value-type="float" office:value="21412.22" calcext:value-type="float">
            <text:p>21412.22</text:p>
          </table:table-cell>
          <table:table-cell table:formula="of:=&quot;INSERT INTO estado VALUES ('&quot;&amp;[.A454]&amp;&quot;', '&quot;&amp;[.B454]&amp;&quot;', '&quot;&amp;[.C454]&amp;&quot;', '&quot;&amp;[.D454]&amp;&quot;', &quot;&amp;[.E454]&amp;&quot;, &quot;&amp;[.F454]&amp;&quot;, &quot;&amp;[.G454]&amp;&quot;, &quot;&amp;[.H454]&amp;&quot;, &quot;&amp;[.I454]&amp;&quot;, &quot;&amp;[.J454]&amp;&quot;, &quot;&amp;[.K454]&amp;&quot;, &quot;&amp;[.L454]&amp;&quot;, &quot;&amp;[.M454]&amp;&quot;);&quot;" office:value-type="string" office:string-value="INSERT INTO estado VALUES ('Tramandaí', '4321600', 'tramandaiense', 'LUIZ CARLOS GAUTO DA SILVA', 142.878, 53507, 287.97, 97.5, 0.719, 11.94, 170036.58412, 138712.80862, 21412.22);" calcext:value-type="string">
            <text:p>INSERT INTO estado VALUES ('Tramandaí', '4321600', 'tramandaiense', 'LUIZ CARLOS GAUTO DA SILVA', 142.878, 53507, 287.97, 97.5, 0.719, 11.94, 170036.58412, 138712.80862, 21412.22);</text:p>
          </table:table-cell>
        </table:table-row>
        <table:table-row table:style-name="ro1">
          <table:table-cell table:style-name="ce0" office:value-type="string" calcext:value-type="string">
            <text:p>Travesseiro</text:p>
          </table:table-cell>
          <table:table-cell table:style-name="ce0" office:value-type="float" office:value="4321626" calcext:value-type="float">
            <text:p>4321626</text:p>
          </table:table-cell>
          <table:table-cell table:style-name="ce0" office:value-type="string" calcext:value-type="string">
            <text:p>travesseirense</text:p>
          </table:table-cell>
          <table:table-cell table:style-name="ce0" office:value-type="string" calcext:value-type="string">
            <text:p>GILMAR LUIZ SOUTHIER</text:p>
          </table:table-cell>
          <table:table-cell table:style-name="ce2" office:value-type="float" office:value="80.681" calcext:value-type="float">
            <text:p>80.681</text:p>
          </table:table-cell>
          <table:table-cell table:style-name="ce0" office:value-type="float" office:value="2331" calcext:value-type="float">
            <text:p>2331</text:p>
          </table:table-cell>
          <table:table-cell table:style-name="ce5" office:value-type="string" calcext:value-type="string">
            <text:p>28.52</text:p>
          </table:table-cell>
          <table:table-cell table:style-name="ce5" office:value-type="string" calcext:value-type="string">
            <text:p>97.5</text:p>
          </table:table-cell>
          <table:table-cell table:style-name="ce7" office:value-type="float" office:value="0.701" calcext:value-type="float">
            <text:p>0.70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671.3459" calcext:value-type="float">
            <text:p>15671.3459</text:p>
          </table:table-cell>
          <table:table-cell table:style-name="ce0" office:value-type="float" office:value="12121.60917" calcext:value-type="float">
            <text:p>12121.60917</text:p>
          </table:table-cell>
          <table:table-cell table:style-name="ce0" office:value-type="float" office:value="26340.3" calcext:value-type="float">
            <text:p>26340.3</text:p>
          </table:table-cell>
          <table:table-cell table:formula="of:=&quot;INSERT INTO estado VALUES ('&quot;&amp;[.A455]&amp;&quot;', '&quot;&amp;[.B455]&amp;&quot;', '&quot;&amp;[.C455]&amp;&quot;', '&quot;&amp;[.D455]&amp;&quot;', &quot;&amp;[.E455]&amp;&quot;, &quot;&amp;[.F455]&amp;&quot;, &quot;&amp;[.G455]&amp;&quot;, &quot;&amp;[.H455]&amp;&quot;, &quot;&amp;[.I455]&amp;&quot;, &quot;&amp;[.J455]&amp;&quot;, &quot;&amp;[.K455]&amp;&quot;, &quot;&amp;[.L455]&amp;&quot;, &quot;&amp;[.M455]&amp;&quot;);&quot;" office:value-type="string" office:string-value="INSERT INTO estado VALUES ('Travesseiro', '4321626', 'travesseirense', 'GILMAR LUIZ SOUTHIER', 80.681, 2331, 28.52, 97.5, 0.701, null, 15671.3459, 12121.60917, 26340.3);" calcext:value-type="string">
            <text:p>INSERT INTO estado VALUES ('Travesseiro', '4321626', 'travesseirense', 'GILMAR LUIZ SOUTHIER', 80.681, 2331, 28.52, 97.5, 0.701, null, 15671.3459, 12121.60917, 26340.3);</text:p>
          </table:table-cell>
        </table:table-row>
        <table:table-row table:style-name="ro1">
          <table:table-cell table:style-name="ce0" office:value-type="string" calcext:value-type="string">
            <text:p>Três Arroios</text:p>
          </table:table-cell>
          <table:table-cell table:style-name="ce0" office:value-type="float" office:value="4321634" calcext:value-type="float">
            <text:p>4321634</text:p>
          </table:table-cell>
          <table:table-cell table:style-name="ce0" office:value-type="string" calcext:value-type="string">
            <text:p>três-arroiense</text:p>
          </table:table-cell>
          <table:table-cell table:style-name="ce0" office:value-type="string" calcext:value-type="string">
            <text:p>CARLOS FLORENCIO BURILLE</text:p>
          </table:table-cell>
          <table:table-cell table:style-name="ce2" office:value-type="float" office:value="148.601" calcext:value-type="float">
            <text:p>148.601</text:p>
          </table:table-cell>
          <table:table-cell table:style-name="ce0" office:value-type="float" office:value="2620" calcext:value-type="float">
            <text:p>2620</text:p>
          </table:table-cell>
          <table:table-cell table:style-name="ce5" office:value-type="string" calcext:value-type="string">
            <text:p>19.21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91" calcext:value-type="float">
            <text:p>0.79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0530.11758" calcext:value-type="float">
            <text:p>20530.11758</text:p>
          </table:table-cell>
          <table:table-cell table:style-name="ce0" office:value-type="float" office:value="15393.23231" calcext:value-type="float">
            <text:p>15393.23231</text:p>
          </table:table-cell>
          <table:table-cell table:style-name="ce0" office:value-type="float" office:value="36145.68" calcext:value-type="float">
            <text:p>36145.68</text:p>
          </table:table-cell>
          <table:table-cell table:formula="of:=&quot;INSERT INTO estado VALUES ('&quot;&amp;[.A456]&amp;&quot;', '&quot;&amp;[.B456]&amp;&quot;', '&quot;&amp;[.C456]&amp;&quot;', '&quot;&amp;[.D456]&amp;&quot;', &quot;&amp;[.E456]&amp;&quot;, &quot;&amp;[.F456]&amp;&quot;, &quot;&amp;[.G456]&amp;&quot;, &quot;&amp;[.H456]&amp;&quot;, &quot;&amp;[.I456]&amp;&quot;, &quot;&amp;[.J456]&amp;&quot;, &quot;&amp;[.K456]&amp;&quot;, &quot;&amp;[.L456]&amp;&quot;, &quot;&amp;[.M456]&amp;&quot;);&quot;" office:value-type="string" office:string-value="INSERT INTO estado VALUES ('Três Arroios', '4321634', 'três-arroiense', 'CARLOS FLORENCIO BURILLE', 148.601, 2620, 19.21, 100, 0.791, null, 20530.11758, 15393.23231, 36145.68);" calcext:value-type="string">
            <text:p>INSERT INTO estado VALUES ('Três Arroios', '4321634', 'três-arroiense', 'CARLOS FLORENCIO BURILLE', 148.601, 2620, 19.21, 100, 0.791, null, 20530.11758, 15393.23231, 36145.68);</text:p>
          </table:table-cell>
        </table:table-row>
        <table:table-row table:style-name="ro1">
          <table:table-cell table:style-name="ce0" office:value-type="string" calcext:value-type="string">
            <text:p>Três Cachoeiras</text:p>
          </table:table-cell>
          <table:table-cell table:style-name="ce0" office:value-type="float" office:value="4321667" calcext:value-type="float">
            <text:p>4321667</text:p>
          </table:table-cell>
          <table:table-cell table:style-name="ce0" office:value-type="string" calcext:value-type="string">
            <text:p>três cachoeirense</text:p>
          </table:table-cell>
          <table:table-cell table:style-name="ce0" office:value-type="string" calcext:value-type="string">
            <text:p>FLÁVIO RAUPP LIPERT</text:p>
          </table:table-cell>
          <table:table-cell table:style-name="ce2" office:value-type="float" office:value="251.483" calcext:value-type="float">
            <text:p>251.483</text:p>
          </table:table-cell>
          <table:table-cell table:style-name="ce0" office:value-type="float" office:value="11174" calcext:value-type="float">
            <text:p>11174</text:p>
          </table:table-cell>
          <table:table-cell table:style-name="ce5" office:value-type="string" calcext:value-type="string">
            <text:p>40.7</text:p>
          </table:table-cell>
          <table:table-cell table:style-name="ce5" office:value-type="string" calcext:value-type="string">
            <text:p>97.5</text:p>
          </table:table-cell>
          <table:table-cell table:style-name="ce7" office:value-type="float" office:value="0.718" calcext:value-type="float">
            <text:p>0.71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30345.04904" calcext:value-type="float">
            <text:p>30345.04904</text:p>
          </table:table-cell>
          <table:table-cell table:style-name="ce0" office:value-type="float" office:value="27135.62204" calcext:value-type="float">
            <text:p>27135.62204</text:p>
          </table:table-cell>
          <table:table-cell table:style-name="ce0" office:value-type="float" office:value="24496.05" calcext:value-type="float">
            <text:p>24496.05</text:p>
          </table:table-cell>
          <table:table-cell table:formula="of:=&quot;INSERT INTO estado VALUES ('&quot;&amp;[.A457]&amp;&quot;', '&quot;&amp;[.B457]&amp;&quot;', '&quot;&amp;[.C457]&amp;&quot;', '&quot;&amp;[.D457]&amp;&quot;', &quot;&amp;[.E457]&amp;&quot;, &quot;&amp;[.F457]&amp;&quot;, &quot;&amp;[.G457]&amp;&quot;, &quot;&amp;[.H457]&amp;&quot;, &quot;&amp;[.I457]&amp;&quot;, &quot;&amp;[.J457]&amp;&quot;, &quot;&amp;[.K457]&amp;&quot;, &quot;&amp;[.L457]&amp;&quot;, &quot;&amp;[.M457]&amp;&quot;);&quot;" office:value-type="string" office:string-value="INSERT INTO estado VALUES ('Três Cachoeiras', '4321667', 'três cachoeirense', 'FLÁVIO RAUPP LIPERT', 251.483, 11174, 40.7, 97.5, 0.718, null, 30345.04904, 27135.62204, 24496.05);" calcext:value-type="string">
            <text:p>INSERT INTO estado VALUES ('Três Cachoeiras', '4321667', 'três cachoeirense', 'FLÁVIO RAUPP LIPERT', 251.483, 11174, 40.7, 97.5, 0.718, null, 30345.04904, 27135.62204, 24496.05);</text:p>
          </table:table-cell>
        </table:table-row>
        <table:table-row table:style-name="ro1">
          <table:table-cell table:style-name="ce0" office:value-type="string" calcext:value-type="string">
            <text:p>Três Coroas</text:p>
          </table:table-cell>
          <table:table-cell table:style-name="ce0" office:value-type="float" office:value="4321709" calcext:value-type="float">
            <text:p>4321709</text:p>
          </table:table-cell>
          <table:table-cell table:style-name="ce0" office:value-type="string" calcext:value-type="string">
            <text:p>três-coroense</text:p>
          </table:table-cell>
          <table:table-cell table:style-name="ce0" office:value-type="string" calcext:value-type="string">
            <text:p>ALCINDO DE AZEVEDO</text:p>
          </table:table-cell>
          <table:table-cell table:style-name="ce2" office:value-type="float" office:value="165.285" calcext:value-type="float">
            <text:p>165.285</text:p>
          </table:table-cell>
          <table:table-cell table:style-name="ce0" office:value-type="float" office:value="28948" calcext:value-type="float">
            <text:p>28948</text:p>
          </table:table-cell>
          <table:table-cell table:style-name="ce5" office:value-type="string" calcext:value-type="string">
            <text:p>128.53</text:p>
          </table:table-cell>
          <table:table-cell table:style-name="ce5" office:value-type="string" calcext:value-type="string">
            <text:p>98.9</text:p>
          </table:table-cell>
          <table:table-cell table:style-name="ce7" office:value-type="float" office:value="0.71" calcext:value-type="float">
            <text:p>0.71</text:p>
          </table:table-cell>
          <table:table-cell table:style-name="ce0" office:value-type="float" office:value="3.58" calcext:value-type="float">
            <text:p>3.58</text:p>
          </table:table-cell>
          <table:table-cell table:style-name="ce0" office:value-type="float" office:value="78753.17215" calcext:value-type="float">
            <text:p>78753.17215</text:p>
          </table:table-cell>
          <table:table-cell table:style-name="ce0" office:value-type="float" office:value="65554.09467" calcext:value-type="float">
            <text:p>65554.09467</text:p>
          </table:table-cell>
          <table:table-cell table:style-name="ce0" office:value-type="float" office:value="31690.01" calcext:value-type="float">
            <text:p>31690.01</text:p>
          </table:table-cell>
          <table:table-cell table:formula="of:=&quot;INSERT INTO estado VALUES ('&quot;&amp;[.A458]&amp;&quot;', '&quot;&amp;[.B458]&amp;&quot;', '&quot;&amp;[.C458]&amp;&quot;', '&quot;&amp;[.D458]&amp;&quot;', &quot;&amp;[.E458]&amp;&quot;, &quot;&amp;[.F458]&amp;&quot;, &quot;&amp;[.G458]&amp;&quot;, &quot;&amp;[.H458]&amp;&quot;, &quot;&amp;[.I458]&amp;&quot;, &quot;&amp;[.J458]&amp;&quot;, &quot;&amp;[.K458]&amp;&quot;, &quot;&amp;[.L458]&amp;&quot;, &quot;&amp;[.M458]&amp;&quot;);&quot;" office:value-type="string" office:string-value="INSERT INTO estado VALUES ('Três Coroas', '4321709', 'três-coroense', 'ALCINDO DE AZEVEDO', 165.285, 28948, 128.53, 98.9, 0.71, 3.58, 78753.17215, 65554.09467, 31690.01);" calcext:value-type="string">
            <text:p>INSERT INTO estado VALUES ('Três Coroas', '4321709', 'três-coroense', 'ALCINDO DE AZEVEDO', 165.285, 28948, 128.53, 98.9, 0.71, 3.58, 78753.17215, 65554.09467, 31690.01);</text:p>
          </table:table-cell>
        </table:table-row>
        <table:table-row table:style-name="ro1">
          <table:table-cell table:style-name="ce0" office:value-type="string" calcext:value-type="string">
            <text:p>Três de Maio</text:p>
          </table:table-cell>
          <table:table-cell table:style-name="ce0" office:value-type="float" office:value="4321808" calcext:value-type="float">
            <text:p>4321808</text:p>
          </table:table-cell>
          <table:table-cell table:style-name="ce0" office:value-type="string" calcext:value-type="string">
            <text:p>três-maiense</text:p>
          </table:table-cell>
          <table:table-cell table:style-name="ce0" office:value-type="string" calcext:value-type="string">
            <text:p>MARCOS VINICIUS BENEDETTI CORSO</text:p>
          </table:table-cell>
          <table:table-cell table:style-name="ce2" office:value-type="float" office:value="421.461" calcext:value-type="float">
            <text:p>421.461</text:p>
          </table:table-cell>
          <table:table-cell table:style-name="ce0" office:value-type="float" office:value="23846" calcext:value-type="float">
            <text:p>23846</text:p>
          </table:table-cell>
          <table:table-cell table:style-name="ce5" office:value-type="string" calcext:value-type="string">
            <text:p>56.2</text:p>
          </table:table-cell>
          <table:table-cell table:style-name="ce5" office:value-type="string" calcext:value-type="string">
            <text:p>98.8</text:p>
          </table:table-cell>
          <table:table-cell table:style-name="ce7" office:value-type="float" office:value="0.759" calcext:value-type="float">
            <text:p>0.759</text:p>
          </table:table-cell>
          <table:table-cell table:style-name="ce0" office:value-type="float" office:value="3.21" calcext:value-type="float">
            <text:p>3.21</text:p>
          </table:table-cell>
          <table:table-cell table:style-name="ce0" office:value-type="float" office:value="82018.4481" calcext:value-type="float">
            <text:p>82018.4481</text:p>
          </table:table-cell>
          <table:table-cell table:style-name="ce0" office:value-type="float" office:value="67636.02646" calcext:value-type="float">
            <text:p>67636.02646</text:p>
          </table:table-cell>
          <table:table-cell table:style-name="ce0" office:value-type="float" office:value="46448.67" calcext:value-type="float">
            <text:p>46448.67</text:p>
          </table:table-cell>
          <table:table-cell table:formula="of:=&quot;INSERT INTO estado VALUES ('&quot;&amp;[.A459]&amp;&quot;', '&quot;&amp;[.B459]&amp;&quot;', '&quot;&amp;[.C459]&amp;&quot;', '&quot;&amp;[.D459]&amp;&quot;', &quot;&amp;[.E459]&amp;&quot;, &quot;&amp;[.F459]&amp;&quot;, &quot;&amp;[.G459]&amp;&quot;, &quot;&amp;[.H459]&amp;&quot;, &quot;&amp;[.I459]&amp;&quot;, &quot;&amp;[.J459]&amp;&quot;, &quot;&amp;[.K459]&amp;&quot;, &quot;&amp;[.L459]&amp;&quot;, &quot;&amp;[.M459]&amp;&quot;);&quot;" office:value-type="string" office:string-value="INSERT INTO estado VALUES ('Três de Maio', '4321808', 'três-maiense', 'MARCOS VINICIUS BENEDETTI CORSO', 421.461, 23846, 56.2, 98.8, 0.759, 3.21, 82018.4481, 67636.02646, 46448.67);" calcext:value-type="string">
            <text:p>INSERT INTO estado VALUES ('Três de Maio', '4321808', 'três-maiense', 'MARCOS VINICIUS BENEDETTI CORSO', 421.461, 23846, 56.2, 98.8, 0.759, 3.21, 82018.4481, 67636.02646, 46448.67);</text:p>
          </table:table-cell>
        </table:table-row>
        <table:table-row table:style-name="ro1">
          <table:table-cell table:style-name="ce0" office:value-type="string" calcext:value-type="string">
            <text:p>Três Forquilhas</text:p>
          </table:table-cell>
          <table:table-cell table:style-name="ce0" office:value-type="float" office:value="4321832" calcext:value-type="float">
            <text:p>4321832</text:p>
          </table:table-cell>
          <table:table-cell table:style-name="ce0" office:value-type="string" calcext:value-type="string">
            <text:p>forquilhense</text:p>
          </table:table-cell>
          <table:table-cell table:style-name="ce0" office:value-type="string" calcext:value-type="string">
            <text:p>LORACI KLIPPEL MELO GERMANN</text:p>
          </table:table-cell>
          <table:table-cell table:style-name="ce2" office:value-type="float" office:value="217.386" calcext:value-type="float">
            <text:p>217.386</text:p>
          </table:table-cell>
          <table:table-cell table:style-name="ce0" office:value-type="float" office:value="2643" calcext:value-type="float">
            <text:p>2643</text:p>
          </table:table-cell>
          <table:table-cell table:style-name="ce5" office:value-type="string" calcext:value-type="string">
            <text:p>13.41</text:p>
          </table:table-cell>
          <table:table-cell table:style-name="ce5" office:value-type="float" office:value="96" calcext:value-type="float">
            <text:p>96</text:p>
          </table:table-cell>
          <table:table-cell table:style-name="ce7" office:value-type="float" office:value="0.662" calcext:value-type="float">
            <text:p>0.66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8604.03153" calcext:value-type="float">
            <text:p>18604.03153</text:p>
          </table:table-cell>
          <table:table-cell table:style-name="ce0" office:value-type="float" office:value="14653.95998" calcext:value-type="float">
            <text:p>14653.95998</text:p>
          </table:table-cell>
          <table:table-cell table:style-name="ce0" office:value-type="float" office:value="21516.96" calcext:value-type="float">
            <text:p>21516.96</text:p>
          </table:table-cell>
          <table:table-cell table:formula="of:=&quot;INSERT INTO estado VALUES ('&quot;&amp;[.A460]&amp;&quot;', '&quot;&amp;[.B460]&amp;&quot;', '&quot;&amp;[.C460]&amp;&quot;', '&quot;&amp;[.D460]&amp;&quot;', &quot;&amp;[.E460]&amp;&quot;, &quot;&amp;[.F460]&amp;&quot;, &quot;&amp;[.G460]&amp;&quot;, &quot;&amp;[.H460]&amp;&quot;, &quot;&amp;[.I460]&amp;&quot;, &quot;&amp;[.J460]&amp;&quot;, &quot;&amp;[.K460]&amp;&quot;, &quot;&amp;[.L460]&amp;&quot;, &quot;&amp;[.M460]&amp;&quot;);&quot;" office:value-type="string" office:string-value="INSERT INTO estado VALUES ('Três Forquilhas', '4321832', 'forquilhense', 'LORACI KLIPPEL MELO GERMANN', 217.386, 2643, 13.41, 96, 0.662, null, 18604.03153, 14653.95998, 21516.96);" calcext:value-type="string">
            <text:p>INSERT INTO estado VALUES ('Três Forquilhas', '4321832', 'forquilhense', 'LORACI KLIPPEL MELO GERMANN', 217.386, 2643, 13.41, 96, 0.662, null, 18604.03153, 14653.95998, 21516.96);</text:p>
          </table:table-cell>
        </table:table-row>
        <table:table-row table:style-name="ro1">
          <table:table-cell table:style-name="ce0" office:value-type="string" calcext:value-type="string">
            <text:p>Três Palmeiras</text:p>
          </table:table-cell>
          <table:table-cell table:style-name="ce0" office:value-type="float" office:value="4321857" calcext:value-type="float">
            <text:p>4321857</text:p>
          </table:table-cell>
          <table:table-cell table:style-name="ce0" office:value-type="string" calcext:value-type="string">
            <text:p>três-palmeirense</text:p>
          </table:table-cell>
          <table:table-cell table:style-name="ce0" office:value-type="string" calcext:value-type="string">
            <text:p>CLAUMIR CESAR DE OLIVEIRA</text:p>
          </table:table-cell>
          <table:table-cell table:style-name="ce2" office:value-type="float" office:value="180.599" calcext:value-type="float">
            <text:p>180.599</text:p>
          </table:table-cell>
          <table:table-cell table:style-name="ce0" office:value-type="float" office:value="4232" calcext:value-type="float">
            <text:p>4232</text:p>
          </table:table-cell>
          <table:table-cell table:style-name="ce5" office:value-type="string" calcext:value-type="string">
            <text:p>24.26</text:p>
          </table:table-cell>
          <table:table-cell table:style-name="ce5" office:value-type="string" calcext:value-type="string">
            <text:p>98.4</text:p>
          </table:table-cell>
          <table:table-cell table:style-name="ce7" office:value-type="float" office:value="0.703" calcext:value-type="float">
            <text:p>0.70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5913.25681" calcext:value-type="float">
            <text:p>25913.25681</text:p>
          </table:table-cell>
          <table:table-cell table:style-name="ce0" office:value-type="float" office:value="21359.50589" calcext:value-type="float">
            <text:p>21359.50589</text:p>
          </table:table-cell>
          <table:table-cell table:style-name="ce0" office:value-type="float" office:value="34250.05" calcext:value-type="float">
            <text:p>34250.05</text:p>
          </table:table-cell>
          <table:table-cell table:formula="of:=&quot;INSERT INTO estado VALUES ('&quot;&amp;[.A461]&amp;&quot;', '&quot;&amp;[.B461]&amp;&quot;', '&quot;&amp;[.C461]&amp;&quot;', '&quot;&amp;[.D461]&amp;&quot;', &quot;&amp;[.E461]&amp;&quot;, &quot;&amp;[.F461]&amp;&quot;, &quot;&amp;[.G461]&amp;&quot;, &quot;&amp;[.H461]&amp;&quot;, &quot;&amp;[.I461]&amp;&quot;, &quot;&amp;[.J461]&amp;&quot;, &quot;&amp;[.K461]&amp;&quot;, &quot;&amp;[.L461]&amp;&quot;, &quot;&amp;[.M461]&amp;&quot;);&quot;" office:value-type="string" office:string-value="INSERT INTO estado VALUES ('Três Palmeiras', '4321857', 'três-palmeirense', 'CLAUMIR CESAR DE OLIVEIRA', 180.599, 4232, 24.26, 98.4, 0.703, null, 25913.25681, 21359.50589, 34250.05);" calcext:value-type="string">
            <text:p>INSERT INTO estado VALUES ('Três Palmeiras', '4321857', 'três-palmeirense', 'CLAUMIR CESAR DE OLIVEIRA', 180.599, 4232, 24.26, 98.4, 0.703, null, 25913.25681, 21359.50589, 34250.05);</text:p>
          </table:table-cell>
        </table:table-row>
        <table:table-row table:style-name="ro1">
          <table:table-cell table:style-name="ce0" office:value-type="string" calcext:value-type="string">
            <text:p>Três Passos</text:p>
          </table:table-cell>
          <table:table-cell table:style-name="ce0" office:value-type="float" office:value="4321907" calcext:value-type="float">
            <text:p>4321907</text:p>
          </table:table-cell>
          <table:table-cell table:style-name="ce0" office:value-type="string" calcext:value-type="string">
            <text:p>três-passense</text:p>
          </table:table-cell>
          <table:table-cell table:style-name="ce0" office:value-type="string" calcext:value-type="string">
            <text:p>ARLEI LUIS TOMAZONI</text:p>
          </table:table-cell>
          <table:table-cell table:style-name="ce2" office:value-type="float" office:value="268.902" calcext:value-type="float">
            <text:p>268.902</text:p>
          </table:table-cell>
          <table:table-cell table:style-name="ce0" office:value-type="float" office:value="23799" calcext:value-type="float">
            <text:p>23799</text:p>
          </table:table-cell>
          <table:table-cell table:style-name="ce5" office:value-type="string" calcext:value-type="string">
            <text:p>89.29</text:p>
          </table:table-cell>
          <table:table-cell table:style-name="ce5" office:value-type="string" calcext:value-type="string">
            <text:p>98.9</text:p>
          </table:table-cell>
          <table:table-cell table:style-name="ce7" office:value-type="float" office:value="0.768" calcext:value-type="float">
            <text:p>0.768</text:p>
          </table:table-cell>
          <table:table-cell table:style-name="ce0" office:value-type="float" office:value="3.36" calcext:value-type="float">
            <text:p>3.36</text:p>
          </table:table-cell>
          <table:table-cell table:style-name="ce0" office:value-type="float" office:value="75393.39149" calcext:value-type="float">
            <text:p>75393.39149</text:p>
          </table:table-cell>
          <table:table-cell table:style-name="ce0" office:value-type="float" office:value="69032.23258" calcext:value-type="float">
            <text:p>69032.23258</text:p>
          </table:table-cell>
          <table:table-cell table:style-name="ce0" office:value-type="float" office:value="38458.04" calcext:value-type="float">
            <text:p>38458.04</text:p>
          </table:table-cell>
          <table:table-cell table:formula="of:=&quot;INSERT INTO estado VALUES ('&quot;&amp;[.A462]&amp;&quot;', '&quot;&amp;[.B462]&amp;&quot;', '&quot;&amp;[.C462]&amp;&quot;', '&quot;&amp;[.D462]&amp;&quot;', &quot;&amp;[.E462]&amp;&quot;, &quot;&amp;[.F462]&amp;&quot;, &quot;&amp;[.G462]&amp;&quot;, &quot;&amp;[.H462]&amp;&quot;, &quot;&amp;[.I462]&amp;&quot;, &quot;&amp;[.J462]&amp;&quot;, &quot;&amp;[.K462]&amp;&quot;, &quot;&amp;[.L462]&amp;&quot;, &quot;&amp;[.M462]&amp;&quot;);&quot;" office:value-type="string" office:string-value="INSERT INTO estado VALUES ('Três Passos', '4321907', 'três-passense', 'ARLEI LUIS TOMAZONI', 268.902, 23799, 89.29, 98.9, 0.768, 3.36, 75393.39149, 69032.23258, 38458.04);" calcext:value-type="string">
            <text:p>INSERT INTO estado VALUES ('Três Passos', '4321907', 'três-passense', 'ARLEI LUIS TOMAZONI', 268.902, 23799, 89.29, 98.9, 0.768, 3.36, 75393.39149, 69032.23258, 38458.04);</text:p>
          </table:table-cell>
        </table:table-row>
        <table:table-row table:style-name="ro1">
          <table:table-cell table:style-name="ce0" office:value-type="string" calcext:value-type="string">
            <text:p>Trindade do Sul</text:p>
          </table:table-cell>
          <table:table-cell table:style-name="ce0" office:value-type="float" office:value="4321956" calcext:value-type="float">
            <text:p>4321956</text:p>
          </table:table-cell>
          <table:table-cell table:style-name="ce0" office:value-type="string" calcext:value-type="string">
            <text:p>trindadense</text:p>
          </table:table-cell>
          <table:table-cell table:style-name="ce0" office:value-type="string" calcext:value-type="string">
            <text:p>ELIAS MIGUEL SEGALLA</text:p>
          </table:table-cell>
          <table:table-cell table:style-name="ce2" office:value-type="float" office:value="268.417" calcext:value-type="float">
            <text:p>268.417</text:p>
          </table:table-cell>
          <table:table-cell table:style-name="ce0" office:value-type="float" office:value="5781" calcext:value-type="float">
            <text:p>5781</text:p>
          </table:table-cell>
          <table:table-cell table:style-name="ce5" office:value-type="string" calcext:value-type="string">
            <text:p>21.56</text:p>
          </table:table-cell>
          <table:table-cell table:style-name="ce5" office:value-type="string" calcext:value-type="string">
            <text:p>98.9</text:p>
          </table:table-cell>
          <table:table-cell table:style-name="ce7" office:value-type="float" office:value="0.687" calcext:value-type="float">
            <text:p>0.68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6409.18909" calcext:value-type="float">
            <text:p>26409.18909</text:p>
          </table:table-cell>
          <table:table-cell table:style-name="ce0" office:value-type="float" office:value="21705.86734" calcext:value-type="float">
            <text:p>21705.86734</text:p>
          </table:table-cell>
          <table:table-cell table:style-name="ce0" office:value-type="float" office:value="36330.87" calcext:value-type="float">
            <text:p>36330.87</text:p>
          </table:table-cell>
          <table:table-cell table:formula="of:=&quot;INSERT INTO estado VALUES ('&quot;&amp;[.A463]&amp;&quot;', '&quot;&amp;[.B463]&amp;&quot;', '&quot;&amp;[.C463]&amp;&quot;', '&quot;&amp;[.D463]&amp;&quot;', &quot;&amp;[.E463]&amp;&quot;, &quot;&amp;[.F463]&amp;&quot;, &quot;&amp;[.G463]&amp;&quot;, &quot;&amp;[.H463]&amp;&quot;, &quot;&amp;[.I463]&amp;&quot;, &quot;&amp;[.J463]&amp;&quot;, &quot;&amp;[.K463]&amp;&quot;, &quot;&amp;[.L463]&amp;&quot;, &quot;&amp;[.M463]&amp;&quot;);&quot;" office:value-type="string" office:string-value="INSERT INTO estado VALUES ('Trindade do Sul', '4321956', 'trindadense', 'ELIAS MIGUEL SEGALLA', 268.417, 5781, 21.56, 98.9, 0.687, null, 26409.18909, 21705.86734, 36330.87);" calcext:value-type="string">
            <text:p>INSERT INTO estado VALUES ('Trindade do Sul', '4321956', 'trindadense', 'ELIAS MIGUEL SEGALLA', 268.417, 5781, 21.56, 98.9, 0.687, null, 26409.18909, 21705.86734, 36330.87);</text:p>
          </table:table-cell>
        </table:table-row>
        <table:table-row table:style-name="ro1">
          <table:table-cell table:style-name="ce0" office:value-type="string" calcext:value-type="string">
            <text:p>Triunfo</text:p>
          </table:table-cell>
          <table:table-cell table:style-name="ce0" office:value-type="float" office:value="4322004" calcext:value-type="float">
            <text:p>4322004</text:p>
          </table:table-cell>
          <table:table-cell table:style-name="ce0" office:value-type="string" calcext:value-type="string">
            <text:p>triunfense</text:p>
          </table:table-cell>
          <table:table-cell table:style-name="ce0" office:value-type="string" calcext:value-type="string">
            <text:p>MURILO MACHADO SILVA</text:p>
          </table:table-cell>
          <table:table-cell table:style-name="ce2" office:value-type="float" office:value="817.625" calcext:value-type="float">
            <text:p>817.625</text:p>
          </table:table-cell>
          <table:table-cell table:style-name="ce0" office:value-type="float" office:value="30159" calcext:value-type="float">
            <text:p>30159</text:p>
          </table:table-cell>
          <table:table-cell table:style-name="ce5" office:value-type="string" calcext:value-type="string">
            <text:p>31.5</text:p>
          </table:table-cell>
          <table:table-cell table:style-name="ce5" office:value-type="string" calcext:value-type="string">
            <text:p>98.3</text:p>
          </table:table-cell>
          <table:table-cell table:style-name="ce7" office:value-type="float" office:value="0.733" calcext:value-type="float">
            <text:p>0.733</text:p>
          </table:table-cell>
          <table:table-cell table:style-name="ce0" office:value-type="float" office:value="10.07" calcext:value-type="float">
            <text:p>10.07</text:p>
          </table:table-cell>
          <table:table-cell table:style-name="ce0" office:value-type="float" office:value="295042.39599" calcext:value-type="float">
            <text:p>295042.39599</text:p>
          </table:table-cell>
          <table:table-cell table:style-name="ce0" office:value-type="float" office:value="227491.58358" calcext:value-type="float">
            <text:p>227491.58358</text:p>
          </table:table-cell>
          <table:table-cell table:style-name="ce0" office:value-type="float" office:value="283449.62" calcext:value-type="float">
            <text:p>283449.62</text:p>
          </table:table-cell>
          <table:table-cell table:formula="of:=&quot;INSERT INTO estado VALUES ('&quot;&amp;[.A464]&amp;&quot;', '&quot;&amp;[.B464]&amp;&quot;', '&quot;&amp;[.C464]&amp;&quot;', '&quot;&amp;[.D464]&amp;&quot;', &quot;&amp;[.E464]&amp;&quot;, &quot;&amp;[.F464]&amp;&quot;, &quot;&amp;[.G464]&amp;&quot;, &quot;&amp;[.H464]&amp;&quot;, &quot;&amp;[.I464]&amp;&quot;, &quot;&amp;[.J464]&amp;&quot;, &quot;&amp;[.K464]&amp;&quot;, &quot;&amp;[.L464]&amp;&quot;, &quot;&amp;[.M464]&amp;&quot;);&quot;" office:value-type="string" office:string-value="INSERT INTO estado VALUES ('Triunfo', '4322004', 'triunfense', 'MURILO MACHADO SILVA', 817.625, 30159, 31.5, 98.3, 0.733, 10.07, 295042.39599, 227491.58358, 283449.62);" calcext:value-type="string">
            <text:p>INSERT INTO estado VALUES ('Triunfo', '4322004', 'triunfense', 'MURILO MACHADO SILVA', 817.625, 30159, 31.5, 98.3, 0.733, 10.07, 295042.39599, 227491.58358, 283449.62);</text:p>
          </table:table-cell>
        </table:table-row>
        <table:table-row table:style-name="ro1">
          <table:table-cell table:style-name="ce0" office:value-type="string" calcext:value-type="string">
            <text:p>Tucunduva</text:p>
          </table:table-cell>
          <table:table-cell table:style-name="ce0" office:value-type="float" office:value="4322103" calcext:value-type="float">
            <text:p>4322103</text:p>
          </table:table-cell>
          <table:table-cell table:style-name="ce0" office:value-type="string" calcext:value-type="string">
            <text:p>tucunduvense</text:p>
          </table:table-cell>
          <table:table-cell table:style-name="ce0" office:value-type="string" calcext:value-type="string">
            <text:p>JONAS FERNANDO HAUSCHILD</text:p>
          </table:table-cell>
          <table:table-cell table:style-name="ce2" office:value-type="float" office:value="181.198" calcext:value-type="float">
            <text:p>181.198</text:p>
          </table:table-cell>
          <table:table-cell table:style-name="ce0" office:value-type="float" office:value="5612" calcext:value-type="float">
            <text:p>5612</text:p>
          </table:table-cell>
          <table:table-cell table:style-name="ce5" office:value-type="string" calcext:value-type="string">
            <text:p>32.62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47" calcext:value-type="float">
            <text:p>0.74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4542.487" calcext:value-type="float">
            <text:p>24542.487</text:p>
          </table:table-cell>
          <table:table-cell table:style-name="ce0" office:value-type="float" office:value="20325.36877" calcext:value-type="float">
            <text:p>20325.36877</text:p>
          </table:table-cell>
          <table:table-cell table:style-name="ce0" office:value-type="float" office:value="39570.96" calcext:value-type="float">
            <text:p>39570.96</text:p>
          </table:table-cell>
          <table:table-cell table:formula="of:=&quot;INSERT INTO estado VALUES ('&quot;&amp;[.A465]&amp;&quot;', '&quot;&amp;[.B465]&amp;&quot;', '&quot;&amp;[.C465]&amp;&quot;', '&quot;&amp;[.D465]&amp;&quot;', &quot;&amp;[.E465]&amp;&quot;, &quot;&amp;[.F465]&amp;&quot;, &quot;&amp;[.G465]&amp;&quot;, &quot;&amp;[.H465]&amp;&quot;, &quot;&amp;[.I465]&amp;&quot;, &quot;&amp;[.J465]&amp;&quot;, &quot;&amp;[.K465]&amp;&quot;, &quot;&amp;[.L465]&amp;&quot;, &quot;&amp;[.M465]&amp;&quot;);&quot;" office:value-type="string" office:string-value="INSERT INTO estado VALUES ('Tucunduva', '4322103', 'tucunduvense', 'JONAS FERNANDO HAUSCHILD', 181.198, 5612, 32.62, 100, 0.747, null, 24542.487, 20325.36877, 39570.96);" calcext:value-type="string">
            <text:p>INSERT INTO estado VALUES ('Tucunduva', '4322103', 'tucunduvense', 'JONAS FERNANDO HAUSCHILD', 181.198, 5612, 32.62, 100, 0.747, null, 24542.487, 20325.36877, 39570.96);</text:p>
          </table:table-cell>
        </table:table-row>
        <table:table-row table:style-name="ro1">
          <table:table-cell table:style-name="ce0" office:value-type="string" calcext:value-type="string">
            <text:p>Tunas</text:p>
          </table:table-cell>
          <table:table-cell table:style-name="ce0" office:value-type="float" office:value="4322152" calcext:value-type="float">
            <text:p>4322152</text:p>
          </table:table-cell>
          <table:table-cell table:style-name="ce0" office:value-type="string" calcext:value-type="string">
            <text:p>tunense</text:p>
          </table:table-cell>
          <table:table-cell table:style-name="ce0" office:value-type="string" calcext:value-type="string">
            <text:p>PAULO HENRIQUE REUTER</text:p>
          </table:table-cell>
          <table:table-cell table:style-name="ce2" office:value-type="float" office:value="217.302" calcext:value-type="float">
            <text:p>217.302</text:p>
          </table:table-cell>
          <table:table-cell table:style-name="ce0" office:value-type="float" office:value="4585" calcext:value-type="float">
            <text:p>4585</text:p>
          </table:table-cell>
          <table:table-cell table:style-name="ce5" office:value-type="string" calcext:value-type="string">
            <text:p>20.15</text:p>
          </table:table-cell>
          <table:table-cell table:style-name="ce5" office:value-type="string" calcext:value-type="string">
            <text:p>98.3</text:p>
          </table:table-cell>
          <table:table-cell table:style-name="ce7" office:value-type="float" office:value="0.657" calcext:value-type="float">
            <text:p>0.65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8186.33017" calcext:value-type="float">
            <text:p>18186.33017</text:p>
          </table:table-cell>
          <table:table-cell table:style-name="ce0" office:value-type="float" office:value="15617.89592" calcext:value-type="float">
            <text:p>15617.89592</text:p>
          </table:table-cell>
          <table:table-cell table:style-name="ce0" office:value-type="float" office:value="17694.75" calcext:value-type="float">
            <text:p>17694.75</text:p>
          </table:table-cell>
          <table:table-cell table:formula="of:=&quot;INSERT INTO estado VALUES ('&quot;&amp;[.A466]&amp;&quot;', '&quot;&amp;[.B466]&amp;&quot;', '&quot;&amp;[.C466]&amp;&quot;', '&quot;&amp;[.D466]&amp;&quot;', &quot;&amp;[.E466]&amp;&quot;, &quot;&amp;[.F466]&amp;&quot;, &quot;&amp;[.G466]&amp;&quot;, &quot;&amp;[.H466]&amp;&quot;, &quot;&amp;[.I466]&amp;&quot;, &quot;&amp;[.J466]&amp;&quot;, &quot;&amp;[.K466]&amp;&quot;, &quot;&amp;[.L466]&amp;&quot;, &quot;&amp;[.M466]&amp;&quot;);&quot;" office:value-type="string" office:string-value="INSERT INTO estado VALUES ('Tunas', '4322152', 'tunense', 'PAULO HENRIQUE REUTER', 217.302, 4585, 20.15, 98.3, 0.657, null, 18186.33017, 15617.89592, 17694.75);" calcext:value-type="string">
            <text:p>INSERT INTO estado VALUES ('Tunas', '4322152', 'tunense', 'PAULO HENRIQUE REUTER', 217.302, 4585, 20.15, 98.3, 0.657, null, 18186.33017, 15617.89592, 17694.75);</text:p>
          </table:table-cell>
        </table:table-row>
        <table:table-row table:style-name="ro1">
          <table:table-cell table:style-name="ce0" office:value-type="string" calcext:value-type="string">
            <text:p>Tupanci do Sul</text:p>
          </table:table-cell>
          <table:table-cell table:style-name="ce0" office:value-type="float" office:value="4322186" calcext:value-type="float">
            <text:p>4322186</text:p>
          </table:table-cell>
          <table:table-cell table:style-name="ce0" office:value-type="string" calcext:value-type="string">
            <text:p>tupancisense</text:p>
          </table:table-cell>
          <table:table-cell table:style-name="ce0" office:value-type="string" calcext:value-type="string">
            <text:p>FERNANDO LUIZ FAVRETTO</text:p>
          </table:table-cell>
          <table:table-cell table:style-name="ce2" office:value-type="float" office:value="135.243" calcext:value-type="float">
            <text:p>135.243</text:p>
          </table:table-cell>
          <table:table-cell table:style-name="ce0" office:value-type="float" office:value="1447" calcext:value-type="float">
            <text:p>1447</text:p>
          </table:table-cell>
          <table:table-cell table:style-name="ce5" office:value-type="string" calcext:value-type="string">
            <text:p>11.64</text:p>
          </table:table-cell>
          <table:table-cell table:style-name="ce5" office:value-type="string" calcext:value-type="string">
            <text:p>98.7</text:p>
          </table:table-cell>
          <table:table-cell table:style-name="ce7" office:value-type="float" office:value="0.694" calcext:value-type="float">
            <text:p>0.69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2541.95982" calcext:value-type="float">
            <text:p>12541.95982</text:p>
          </table:table-cell>
          <table:table-cell table:style-name="ce0" office:value-type="float" office:value="10855.36726" calcext:value-type="float">
            <text:p>10855.36726</text:p>
          </table:table-cell>
          <table:table-cell table:style-name="ce0" office:value-type="float" office:value="39609.66" calcext:value-type="float">
            <text:p>39609.66</text:p>
          </table:table-cell>
          <table:table-cell table:formula="of:=&quot;INSERT INTO estado VALUES ('&quot;&amp;[.A467]&amp;&quot;', '&quot;&amp;[.B467]&amp;&quot;', '&quot;&amp;[.C467]&amp;&quot;', '&quot;&amp;[.D467]&amp;&quot;', &quot;&amp;[.E467]&amp;&quot;, &quot;&amp;[.F467]&amp;&quot;, &quot;&amp;[.G467]&amp;&quot;, &quot;&amp;[.H467]&amp;&quot;, &quot;&amp;[.I467]&amp;&quot;, &quot;&amp;[.J467]&amp;&quot;, &quot;&amp;[.K467]&amp;&quot;, &quot;&amp;[.L467]&amp;&quot;, &quot;&amp;[.M467]&amp;&quot;);&quot;" office:value-type="string" office:string-value="INSERT INTO estado VALUES ('Tupanci do Sul', '4322186', 'tupancisense', 'FERNANDO LUIZ FAVRETTO', 135.243, 1447, 11.64, 98.7, 0.694, null, 12541.95982, 10855.36726, 39609.66);" calcext:value-type="string">
            <text:p>INSERT INTO estado VALUES ('Tupanci do Sul', '4322186', 'tupancisense', 'FERNANDO LUIZ FAVRETTO', 135.243, 1447, 11.64, 98.7, 0.694, null, 12541.95982, 10855.36726, 39609.66);</text:p>
          </table:table-cell>
        </table:table-row>
        <table:table-row table:style-name="ro1">
          <table:table-cell table:style-name="ce0" office:value-type="string" calcext:value-type="string">
            <text:p>Tupanciretã</text:p>
          </table:table-cell>
          <table:table-cell table:style-name="ce0" office:value-type="float" office:value="4322202" calcext:value-type="float">
            <text:p>4322202</text:p>
          </table:table-cell>
          <table:table-cell table:style-name="ce0" office:value-type="string" calcext:value-type="string">
            <text:p>tupanciretanense</text:p>
          </table:table-cell>
          <table:table-cell table:style-name="ce0" office:value-type="string" calcext:value-type="string">
            <text:p>GUSTAVO HERTER TERRA</text:p>
          </table:table-cell>
          <table:table-cell table:style-name="ce3" office:value-type="float" office:value="2253.234" calcext:value-type="float">
            <text:p>2253.234</text:p>
          </table:table-cell>
          <table:table-cell table:style-name="ce0" office:value-type="float" office:value="24182" calcext:value-type="float">
            <text:p>24182</text:p>
          </table:table-cell>
          <table:table-cell table:style-name="ce5" office:value-type="string" calcext:value-type="string">
            <text:p>9.89</text:p>
          </table:table-cell>
          <table:table-cell table:style-name="ce5" office:value-type="string" calcext:value-type="string">
            <text:p>97.9</text:p>
          </table:table-cell>
          <table:table-cell table:style-name="ce7" office:value-type="float" office:value="0.709" calcext:value-type="float">
            <text:p>0.709</text:p>
          </table:table-cell>
          <table:table-cell table:style-name="ce0" office:value-type="float" office:value="13.1" calcext:value-type="float">
            <text:p>13.1</text:p>
          </table:table-cell>
          <table:table-cell table:style-name="ce0" office:value-type="float" office:value="95314.40634" calcext:value-type="float">
            <text:p>95314.40634</text:p>
          </table:table-cell>
          <table:table-cell table:style-name="ce0" office:value-type="float" office:value="74158.86997" calcext:value-type="float">
            <text:p>74158.86997</text:p>
          </table:table-cell>
          <table:table-cell table:style-name="ce0" office:value-type="float" office:value="50428.29" calcext:value-type="float">
            <text:p>50428.29</text:p>
          </table:table-cell>
          <table:table-cell table:formula="of:=&quot;INSERT INTO estado VALUES ('&quot;&amp;[.A468]&amp;&quot;', '&quot;&amp;[.B468]&amp;&quot;', '&quot;&amp;[.C468]&amp;&quot;', '&quot;&amp;[.D468]&amp;&quot;', &quot;&amp;[.E468]&amp;&quot;, &quot;&amp;[.F468]&amp;&quot;, &quot;&amp;[.G468]&amp;&quot;, &quot;&amp;[.H468]&amp;&quot;, &quot;&amp;[.I468]&amp;&quot;, &quot;&amp;[.J468]&amp;&quot;, &quot;&amp;[.K468]&amp;&quot;, &quot;&amp;[.L468]&amp;&quot;, &quot;&amp;[.M468]&amp;&quot;);&quot;" office:value-type="string" office:string-value="INSERT INTO estado VALUES ('Tupanciretã', '4322202', 'tupanciretanense', 'GUSTAVO HERTER TERRA', 2253.234, 24182, 9.89, 97.9, 0.709, 13.1, 95314.40634, 74158.86997, 50428.29);" calcext:value-type="string">
            <text:p>INSERT INTO estado VALUES ('Tupanciretã', '4322202', 'tupanciretanense', 'GUSTAVO HERTER TERRA', 2253.234, 24182, 9.89, 97.9, 0.709, 13.1, 95314.40634, 74158.86997, 50428.29);</text:p>
          </table:table-cell>
        </table:table-row>
        <table:table-row table:style-name="ro1">
          <table:table-cell table:style-name="ce0" office:value-type="string" calcext:value-type="string">
            <text:p>Tupandi</text:p>
          </table:table-cell>
          <table:table-cell table:style-name="ce0" office:value-type="float" office:value="4322251" calcext:value-type="float">
            <text:p>4322251</text:p>
          </table:table-cell>
          <table:table-cell table:style-name="ce0" office:value-type="string" calcext:value-type="string">
            <text:p>tupandiense</text:p>
          </table:table-cell>
          <table:table-cell table:style-name="ce0" office:value-type="string" calcext:value-type="string">
            <text:p>JOSE HILARIO JUNGES</text:p>
          </table:table-cell>
          <table:table-cell table:style-name="ce2" office:value-type="float" office:value="59.447" calcext:value-type="float">
            <text:p>59.447</text:p>
          </table:table-cell>
          <table:table-cell table:style-name="ce0" office:value-type="float" office:value="5019" calcext:value-type="float">
            <text:p>5019</text:p>
          </table:table-cell>
          <table:table-cell table:style-name="ce5" office:value-type="string" calcext:value-type="string">
            <text:p>65.9</text:p>
          </table:table-cell>
          <table:table-cell table:style-name="ce5" office:value-type="string" calcext:value-type="string">
            <text:p>98.8</text:p>
          </table:table-cell>
          <table:table-cell table:style-name="ce7" office:value-type="float" office:value="0.718" calcext:value-type="float">
            <text:p>0.71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39076.8973" calcext:value-type="float">
            <text:p>39076.8973</text:p>
          </table:table-cell>
          <table:table-cell table:style-name="ce0" office:value-type="float" office:value="29898.76859" calcext:value-type="float">
            <text:p>29898.76859</text:p>
          </table:table-cell>
          <table:table-cell table:style-name="ce0" office:value-type="float" office:value="102772.99" calcext:value-type="float">
            <text:p>102772.99</text:p>
          </table:table-cell>
          <table:table-cell table:formula="of:=&quot;INSERT INTO estado VALUES ('&quot;&amp;[.A469]&amp;&quot;', '&quot;&amp;[.B469]&amp;&quot;', '&quot;&amp;[.C469]&amp;&quot;', '&quot;&amp;[.D469]&amp;&quot;', &quot;&amp;[.E469]&amp;&quot;, &quot;&amp;[.F469]&amp;&quot;, &quot;&amp;[.G469]&amp;&quot;, &quot;&amp;[.H469]&amp;&quot;, &quot;&amp;[.I469]&amp;&quot;, &quot;&amp;[.J469]&amp;&quot;, &quot;&amp;[.K469]&amp;&quot;, &quot;&amp;[.L469]&amp;&quot;, &quot;&amp;[.M469]&amp;&quot;);&quot;" office:value-type="string" office:string-value="INSERT INTO estado VALUES ('Tupandi', '4322251', 'tupandiense', 'JOSE HILARIO JUNGES', 59.447, 5019, 65.9, 98.8, 0.718, null, 39076.8973, 29898.76859, 102772.99);" calcext:value-type="string">
            <text:p>INSERT INTO estado VALUES ('Tupandi', '4322251', 'tupandiense', 'JOSE HILARIO JUNGES', 59.447, 5019, 65.9, 98.8, 0.718, null, 39076.8973, 29898.76859, 102772.99);</text:p>
          </table:table-cell>
        </table:table-row>
        <table:table-row table:style-name="ro1">
          <table:table-cell table:style-name="ce0" office:value-type="string" calcext:value-type="string">
            <text:p>Tuparendi</text:p>
          </table:table-cell>
          <table:table-cell table:style-name="ce0" office:value-type="float" office:value="4322301" calcext:value-type="float">
            <text:p>4322301</text:p>
          </table:table-cell>
          <table:table-cell table:style-name="ce0" office:value-type="string" calcext:value-type="string">
            <text:p>tuparendiense</text:p>
          </table:table-cell>
          <table:table-cell table:style-name="ce0" office:value-type="string" calcext:value-type="string">
            <text:p>LEONEL FERNANDO PETRY</text:p>
          </table:table-cell>
          <table:table-cell table:style-name="ce2" office:value-type="float" office:value="307.71" calcext:value-type="float">
            <text:p>307.710</text:p>
          </table:table-cell>
          <table:table-cell table:style-name="ce0" office:value-type="float" office:value="7730" calcext:value-type="float">
            <text:p>7730</text:p>
          </table:table-cell>
          <table:table-cell table:style-name="ce5" office:value-type="string" calcext:value-type="string">
            <text:p>27.81</text:p>
          </table:table-cell>
          <table:table-cell table:style-name="ce5" office:value-type="string" calcext:value-type="string">
            <text:p>99.7</text:p>
          </table:table-cell>
          <table:table-cell table:style-name="ce7" office:value-type="float" office:value="0.728" calcext:value-type="float">
            <text:p>0.72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30477.9963" calcext:value-type="float">
            <text:p>30477.9963</text:p>
          </table:table-cell>
          <table:table-cell table:style-name="ce0" office:value-type="float" office:value="24110.69469" calcext:value-type="float">
            <text:p>24110.69469</text:p>
          </table:table-cell>
          <table:table-cell table:style-name="ce0" office:value-type="float" office:value="37621" calcext:value-type="float">
            <text:p>37621</text:p>
          </table:table-cell>
          <table:table-cell table:formula="of:=&quot;INSERT INTO estado VALUES ('&quot;&amp;[.A470]&amp;&quot;', '&quot;&amp;[.B470]&amp;&quot;', '&quot;&amp;[.C470]&amp;&quot;', '&quot;&amp;[.D470]&amp;&quot;', &quot;&amp;[.E470]&amp;&quot;, &quot;&amp;[.F470]&amp;&quot;, &quot;&amp;[.G470]&amp;&quot;, &quot;&amp;[.H470]&amp;&quot;, &quot;&amp;[.I470]&amp;&quot;, &quot;&amp;[.J470]&amp;&quot;, &quot;&amp;[.K470]&amp;&quot;, &quot;&amp;[.L470]&amp;&quot;, &quot;&amp;[.M470]&amp;&quot;);&quot;" office:value-type="string" office:string-value="INSERT INTO estado VALUES ('Tuparendi', '4322301', 'tuparendiense', 'LEONEL FERNANDO PETRY', 307.71, 7730, 27.81, 99.7, 0.728, null, 30477.9963, 24110.69469, 37621);" calcext:value-type="string">
            <text:p>INSERT INTO estado VALUES ('Tuparendi', '4322301', 'tuparendiense', 'LEONEL FERNANDO PETRY', 307.71, 7730, 27.81, 99.7, 0.728, null, 30477.9963, 24110.69469, 37621);</text:p>
          </table:table-cell>
        </table:table-row>
        <table:table-row table:style-name="ro1">
          <table:table-cell table:style-name="ce0" office:value-type="string" calcext:value-type="string">
            <text:p>Turuçu</text:p>
          </table:table-cell>
          <table:table-cell table:style-name="ce0" office:value-type="float" office:value="4322327" calcext:value-type="float">
            <text:p>4322327</text:p>
          </table:table-cell>
          <table:table-cell table:style-name="ce0" office:value-type="string" calcext:value-type="string">
            <text:p>turuçuense</text:p>
          </table:table-cell>
          <table:table-cell table:style-name="ce0" office:value-type="string" calcext:value-type="string">
            <text:p>IVAN EDUARDO SCHERDIEN</text:p>
          </table:table-cell>
          <table:table-cell table:style-name="ce2" office:value-type="float" office:value="253.635" calcext:value-type="float">
            <text:p>253.635</text:p>
          </table:table-cell>
          <table:table-cell table:style-name="ce0" office:value-type="float" office:value="3408" calcext:value-type="float">
            <text:p>3408</text:p>
          </table:table-cell>
          <table:table-cell table:style-name="ce5" office:value-type="string" calcext:value-type="string">
            <text:p>13.89</text:p>
          </table:table-cell>
          <table:table-cell table:style-name="ce5" office:value-type="string" calcext:value-type="string">
            <text:p>99.3</text:p>
          </table:table-cell>
          <table:table-cell table:style-name="ce7" office:value-type="float" office:value="0.629" calcext:value-type="float">
            <text:p>0.62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276.93865" calcext:value-type="float">
            <text:p>17276.93865</text:p>
          </table:table-cell>
          <table:table-cell table:style-name="ce0" office:value-type="float" office:value="15930.10446" calcext:value-type="float">
            <text:p>15930.10446</text:p>
          </table:table-cell>
          <table:table-cell table:style-name="ce0" office:value-type="float" office:value="30520.56" calcext:value-type="float">
            <text:p>30520.56</text:p>
          </table:table-cell>
          <table:table-cell table:formula="of:=&quot;INSERT INTO estado VALUES ('&quot;&amp;[.A471]&amp;&quot;', '&quot;&amp;[.B471]&amp;&quot;', '&quot;&amp;[.C471]&amp;&quot;', '&quot;&amp;[.D471]&amp;&quot;', &quot;&amp;[.E471]&amp;&quot;, &quot;&amp;[.F471]&amp;&quot;, &quot;&amp;[.G471]&amp;&quot;, &quot;&amp;[.H471]&amp;&quot;, &quot;&amp;[.I471]&amp;&quot;, &quot;&amp;[.J471]&amp;&quot;, &quot;&amp;[.K471]&amp;&quot;, &quot;&amp;[.L471]&amp;&quot;, &quot;&amp;[.M471]&amp;&quot;);&quot;" office:value-type="string" office:string-value="INSERT INTO estado VALUES ('Turuçu', '4322327', 'turuçuense', 'IVAN EDUARDO SCHERDIEN', 253.635, 3408, 13.89, 99.3, 0.629, null, 17276.93865, 15930.10446, 30520.56);" calcext:value-type="string">
            <text:p>INSERT INTO estado VALUES ('Turuçu', '4322327', 'turuçuense', 'IVAN EDUARDO SCHERDIEN', 253.635, 3408, 13.89, 99.3, 0.629, null, 17276.93865, 15930.10446, 30520.56);</text:p>
          </table:table-cell>
        </table:table-row>
        <table:table-row table:style-name="ro1">
          <table:table-cell table:style-name="ce0" office:value-type="string" calcext:value-type="string">
            <text:p>Ubiretama</text:p>
          </table:table-cell>
          <table:table-cell table:style-name="ce0" office:value-type="float" office:value="4322343" calcext:value-type="float">
            <text:p>4322343</text:p>
          </table:table-cell>
          <table:table-cell table:style-name="ce0" office:value-type="string" calcext:value-type="string">
            <text:p>ubiretamense</text:p>
          </table:table-cell>
          <table:table-cell table:style-name="ce0" office:value-type="string" calcext:value-type="string">
            <text:p>RODRIGO DANIEL BLOCH</text:p>
          </table:table-cell>
          <table:table-cell table:style-name="ce2" office:value-type="float" office:value="125.876" calcext:value-type="float">
            <text:p>125.876</text:p>
          </table:table-cell>
          <table:table-cell table:style-name="ce0" office:value-type="float" office:value="1952" calcext:value-type="float">
            <text:p>1952</text:p>
          </table:table-cell>
          <table:table-cell table:style-name="ce5" office:value-type="string" calcext:value-type="string">
            <text:p>18.12</text:p>
          </table:table-cell>
          <table:table-cell table:style-name="ce5" office:value-type="string" calcext:value-type="string">
            <text:p>99.3</text:p>
          </table:table-cell>
          <table:table-cell table:style-name="ce7" office:value-type="float" office:value="0.7" calcext:value-type="float">
            <text:p>0.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684.20272" calcext:value-type="float">
            <text:p>15684.20272</text:p>
          </table:table-cell>
          <table:table-cell table:style-name="ce0" office:value-type="float" office:value="11469.78368" calcext:value-type="float">
            <text:p>11469.78368</text:p>
          </table:table-cell>
          <table:table-cell table:style-name="ce0" office:value-type="float" office:value="32576.75" calcext:value-type="float">
            <text:p>32576.75</text:p>
          </table:table-cell>
          <table:table-cell table:formula="of:=&quot;INSERT INTO estado VALUES ('&quot;&amp;[.A472]&amp;&quot;', '&quot;&amp;[.B472]&amp;&quot;', '&quot;&amp;[.C472]&amp;&quot;', '&quot;&amp;[.D472]&amp;&quot;', &quot;&amp;[.E472]&amp;&quot;, &quot;&amp;[.F472]&amp;&quot;, &quot;&amp;[.G472]&amp;&quot;, &quot;&amp;[.H472]&amp;&quot;, &quot;&amp;[.I472]&amp;&quot;, &quot;&amp;[.J472]&amp;&quot;, &quot;&amp;[.K472]&amp;&quot;, &quot;&amp;[.L472]&amp;&quot;, &quot;&amp;[.M472]&amp;&quot;);&quot;" office:value-type="string" office:string-value="INSERT INTO estado VALUES ('Ubiretama', '4322343', 'ubiretamense', 'RODRIGO DANIEL BLOCH', 125.876, 1952, 18.12, 99.3, 0.7, null, 15684.20272, 11469.78368, 32576.75);" calcext:value-type="string">
            <text:p>INSERT INTO estado VALUES ('Ubiretama', '4322343', 'ubiretamense', 'RODRIGO DANIEL BLOCH', 125.876, 1952, 18.12, 99.3, 0.7, null, 15684.20272, 11469.78368, 32576.75);</text:p>
          </table:table-cell>
        </table:table-row>
        <table:table-row table:style-name="ro1">
          <table:table-cell table:style-name="ce0" office:value-type="string" calcext:value-type="string">
            <text:p>União da Serra</text:p>
          </table:table-cell>
          <table:table-cell table:style-name="ce0" office:value-type="float" office:value="4322350" calcext:value-type="float">
            <text:p>4322350</text:p>
          </table:table-cell>
          <table:table-cell table:style-name="ce0" office:value-type="string" calcext:value-type="string">
            <text:p>união-serrense</text:p>
          </table:table-cell>
          <table:table-cell table:style-name="ce0" office:value-type="string" calcext:value-type="string">
            <text:p>CEZER GASTALDO</text:p>
          </table:table-cell>
          <table:table-cell table:style-name="ce2" office:value-type="float" office:value="131.154" calcext:value-type="float">
            <text:p>131.154</text:p>
          </table:table-cell>
          <table:table-cell table:style-name="ce0" office:value-type="float" office:value="1084" calcext:value-type="float">
            <text:p>1084</text:p>
          </table:table-cell>
          <table:table-cell table:style-name="ce5" office:value-type="string" calcext:value-type="string">
            <text:p>11.35</text:p>
          </table:table-cell>
          <table:table-cell table:style-name="ce5" office:value-type="string" calcext:value-type="string">
            <text:p>98.5</text:p>
          </table:table-cell>
          <table:table-cell table:style-name="ce7" office:value-type="float" office:value="0.733" calcext:value-type="float">
            <text:p>0.73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3497.07146" calcext:value-type="float">
            <text:p>13497.07146</text:p>
          </table:table-cell>
          <table:table-cell table:style-name="ce0" office:value-type="float" office:value="11127.85348" calcext:value-type="float">
            <text:p>11127.85348</text:p>
          </table:table-cell>
          <table:table-cell table:style-name="ce0" office:value-type="float" office:value="45996.51" calcext:value-type="float">
            <text:p>45996.51</text:p>
          </table:table-cell>
          <table:table-cell table:formula="of:=&quot;INSERT INTO estado VALUES ('&quot;&amp;[.A473]&amp;&quot;', '&quot;&amp;[.B473]&amp;&quot;', '&quot;&amp;[.C473]&amp;&quot;', '&quot;&amp;[.D473]&amp;&quot;', &quot;&amp;[.E473]&amp;&quot;, &quot;&amp;[.F473]&amp;&quot;, &quot;&amp;[.G473]&amp;&quot;, &quot;&amp;[.H473]&amp;&quot;, &quot;&amp;[.I473]&amp;&quot;, &quot;&amp;[.J473]&amp;&quot;, &quot;&amp;[.K473]&amp;&quot;, &quot;&amp;[.L473]&amp;&quot;, &quot;&amp;[.M473]&amp;&quot;);&quot;" office:value-type="string" office:string-value="INSERT INTO estado VALUES ('União da Serra', '4322350', 'união-serrense', 'CEZER GASTALDO', 131.154, 1084, 11.35, 98.5, 0.733, null, 13497.07146, 11127.85348, 45996.51);" calcext:value-type="string">
            <text:p>INSERT INTO estado VALUES ('União da Serra', '4322350', 'união-serrense', 'CEZER GASTALDO', 131.154, 1084, 11.35, 98.5, 0.733, null, 13497.07146, 11127.85348, 45996.51);</text:p>
          </table:table-cell>
        </table:table-row>
        <table:table-row table:style-name="ro1">
          <table:table-cell table:style-name="ce0" office:value-type="string" calcext:value-type="string">
            <text:p>Unistalda</text:p>
          </table:table-cell>
          <table:table-cell table:style-name="ce0" office:value-type="float" office:value="4322376" calcext:value-type="float">
            <text:p>4322376</text:p>
          </table:table-cell>
          <table:table-cell table:style-name="ce0" office:value-type="string" calcext:value-type="string">
            <text:p>unistaldense</text:p>
          </table:table-cell>
          <table:table-cell table:style-name="ce0" office:value-type="string" calcext:value-type="string">
            <text:p>JOSÉ GILNEI MANARA MANZONI</text:p>
          </table:table-cell>
          <table:table-cell table:style-name="ce2" office:value-type="float" office:value="602.387" calcext:value-type="float">
            <text:p>602.387</text:p>
          </table:table-cell>
          <table:table-cell table:style-name="ce0" office:value-type="float" office:value="2306" calcext:value-type="float">
            <text:p>2306</text:p>
          </table:table-cell>
          <table:table-cell table:style-name="ce5" office:value-type="string" calcext:value-type="string">
            <text:p>4.07</text:p>
          </table:table-cell>
          <table:table-cell table:style-name="ce5" office:value-type="string" calcext:value-type="string">
            <text:p>99.5</text:p>
          </table:table-cell>
          <table:table-cell table:style-name="ce7" office:value-type="float" office:value="0.649" calcext:value-type="float">
            <text:p>0.64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251.60937" calcext:value-type="float">
            <text:p>14251.60937</text:p>
          </table:table-cell>
          <table:table-cell table:style-name="ce0" office:value-type="float" office:value="12973.82373" calcext:value-type="float">
            <text:p>12973.82373</text:p>
          </table:table-cell>
          <table:table-cell table:style-name="ce0" office:value-type="float" office:value="30880.96" calcext:value-type="float">
            <text:p>30880.96</text:p>
          </table:table-cell>
          <table:table-cell table:formula="of:=&quot;INSERT INTO estado VALUES ('&quot;&amp;[.A474]&amp;&quot;', '&quot;&amp;[.B474]&amp;&quot;', '&quot;&amp;[.C474]&amp;&quot;', '&quot;&amp;[.D474]&amp;&quot;', &quot;&amp;[.E474]&amp;&quot;, &quot;&amp;[.F474]&amp;&quot;, &quot;&amp;[.G474]&amp;&quot;, &quot;&amp;[.H474]&amp;&quot;, &quot;&amp;[.I474]&amp;&quot;, &quot;&amp;[.J474]&amp;&quot;, &quot;&amp;[.K474]&amp;&quot;, &quot;&amp;[.L474]&amp;&quot;, &quot;&amp;[.M474]&amp;&quot;);&quot;" office:value-type="string" office:string-value="INSERT INTO estado VALUES ('Unistalda', '4322376', 'unistaldense', 'JOSÉ GILNEI MANARA MANZONI', 602.387, 2306, 4.07, 99.5, 0.649, null, 14251.60937, 12973.82373, 30880.96);" calcext:value-type="string">
            <text:p>INSERT INTO estado VALUES ('Unistalda', '4322376', 'unistaldense', 'JOSÉ GILNEI MANARA MANZONI', 602.387, 2306, 4.07, 99.5, 0.649, null, 14251.60937, 12973.82373, 30880.96);</text:p>
          </table:table-cell>
        </table:table-row>
        <table:table-row table:style-name="ro1">
          <table:table-cell table:style-name="ce0" office:value-type="string" calcext:value-type="string">
            <text:p>Uruguaiana</text:p>
          </table:table-cell>
          <table:table-cell table:style-name="ce0" office:value-type="float" office:value="4322400" calcext:value-type="float">
            <text:p>4322400</text:p>
          </table:table-cell>
          <table:table-cell table:style-name="ce0" office:value-type="string" calcext:value-type="string">
            <text:p>uruguaianense</text:p>
          </table:table-cell>
          <table:table-cell table:style-name="ce0" office:value-type="string" calcext:value-type="string">
            <text:p>RONNIE PETERSON COLPO MELLO</text:p>
          </table:table-cell>
          <table:table-cell table:style-name="ce3" office:value-type="float" office:value="5702.098" calcext:value-type="float">
            <text:p>5702.098</text:p>
          </table:table-cell>
          <table:table-cell table:style-name="ce0" office:value-type="float" office:value="126766" calcext:value-type="float">
            <text:p>126766</text:p>
          </table:table-cell>
          <table:table-cell table:style-name="ce5" office:value-type="string" calcext:value-type="string">
            <text:p>21.95</text:p>
          </table:table-cell>
          <table:table-cell table:style-name="ce5" office:value-type="string" calcext:value-type="string">
            <text:p>97.6</text:p>
          </table:table-cell>
          <table:table-cell table:style-name="ce7" office:value-type="float" office:value="0.744" calcext:value-type="float">
            <text:p>0.744</text:p>
          </table:table-cell>
          <table:table-cell table:style-name="ce0" office:value-type="float" office:value="14.99" calcext:value-type="float">
            <text:p>14.99</text:p>
          </table:table-cell>
          <table:table-cell table:style-name="ce0" office:value-type="float" office:value="260960.88969" calcext:value-type="float">
            <text:p>260960.88969</text:p>
          </table:table-cell>
          <table:table-cell table:style-name="ce0" office:value-type="float" office:value="238532.8977" calcext:value-type="float">
            <text:p>238532.8977</text:p>
          </table:table-cell>
          <table:table-cell table:style-name="ce0" office:value-type="float" office:value="22723.78" calcext:value-type="float">
            <text:p>22723.78</text:p>
          </table:table-cell>
          <table:table-cell table:formula="of:=&quot;INSERT INTO estado VALUES ('&quot;&amp;[.A475]&amp;&quot;', '&quot;&amp;[.B475]&amp;&quot;', '&quot;&amp;[.C475]&amp;&quot;', '&quot;&amp;[.D475]&amp;&quot;', &quot;&amp;[.E475]&amp;&quot;, &quot;&amp;[.F475]&amp;&quot;, &quot;&amp;[.G475]&amp;&quot;, &quot;&amp;[.H475]&amp;&quot;, &quot;&amp;[.I475]&amp;&quot;, &quot;&amp;[.J475]&amp;&quot;, &quot;&amp;[.K475]&amp;&quot;, &quot;&amp;[.L475]&amp;&quot;, &quot;&amp;[.M475]&amp;&quot;);&quot;" office:value-type="string" office:string-value="INSERT INTO estado VALUES ('Uruguaiana', '4322400', 'uruguaianense', 'RONNIE PETERSON COLPO MELLO', 5702.098, 126766, 21.95, 97.6, 0.744, 14.99, 260960.88969, 238532.8977, 22723.78);" calcext:value-type="string">
            <text:p>INSERT INTO estado VALUES ('Uruguaiana', '4322400', 'uruguaianense', 'RONNIE PETERSON COLPO MELLO', 5702.098, 126766, 21.95, 97.6, 0.744, 14.99, 260960.88969, 238532.8977, 22723.78);</text:p>
          </table:table-cell>
        </table:table-row>
        <table:table-row table:style-name="ro1">
          <table:table-cell table:style-name="ce0" office:value-type="string" calcext:value-type="string">
            <text:p>Vacaria</text:p>
          </table:table-cell>
          <table:table-cell table:style-name="ce0" office:value-type="float" office:value="4322509" calcext:value-type="float">
            <text:p>4322509</text:p>
          </table:table-cell>
          <table:table-cell table:style-name="ce0" office:value-type="string" calcext:value-type="string">
            <text:p>vacariense</text:p>
          </table:table-cell>
          <table:table-cell table:style-name="ce0" office:value-type="string" calcext:value-type="string">
            <text:p>AMADEU DE ALMEIDA BOEIRA</text:p>
          </table:table-cell>
          <table:table-cell table:style-name="ce3" office:value-type="float" office:value="2124.422" calcext:value-type="float">
            <text:p>2124.422</text:p>
          </table:table-cell>
          <table:table-cell table:style-name="ce0" office:value-type="float" office:value="66916" calcext:value-type="float">
            <text:p>66916</text:p>
          </table:table-cell>
          <table:table-cell table:style-name="ce5" office:value-type="string" calcext:value-type="string">
            <text:p>28.87</text:p>
          </table:table-cell>
          <table:table-cell table:style-name="ce5" office:value-type="string" calcext:value-type="string">
            <text:p>97.1</text:p>
          </table:table-cell>
          <table:table-cell table:style-name="ce7" office:value-type="float" office:value="0.721" calcext:value-type="float">
            <text:p>0.721</text:p>
          </table:table-cell>
          <table:table-cell table:style-name="ce0" office:value-type="float" office:value="9.93" calcext:value-type="float">
            <text:p>9.93</text:p>
          </table:table-cell>
          <table:table-cell table:style-name="ce0" office:value-type="float" office:value="183509.55114" calcext:value-type="float">
            <text:p>183509.55114</text:p>
          </table:table-cell>
          <table:table-cell table:style-name="ce0" office:value-type="float" office:value="166734.12383" calcext:value-type="float">
            <text:p>166734.12383</text:p>
          </table:table-cell>
          <table:table-cell table:style-name="ce0" office:value-type="float" office:value="37130" calcext:value-type="float">
            <text:p>37130</text:p>
          </table:table-cell>
          <table:table-cell table:formula="of:=&quot;INSERT INTO estado VALUES ('&quot;&amp;[.A476]&amp;&quot;', '&quot;&amp;[.B476]&amp;&quot;', '&quot;&amp;[.C476]&amp;&quot;', '&quot;&amp;[.D476]&amp;&quot;', &quot;&amp;[.E476]&amp;&quot;, &quot;&amp;[.F476]&amp;&quot;, &quot;&amp;[.G476]&amp;&quot;, &quot;&amp;[.H476]&amp;&quot;, &quot;&amp;[.I476]&amp;&quot;, &quot;&amp;[.J476]&amp;&quot;, &quot;&amp;[.K476]&amp;&quot;, &quot;&amp;[.L476]&amp;&quot;, &quot;&amp;[.M476]&amp;&quot;);&quot;" office:value-type="string" office:string-value="INSERT INTO estado VALUES ('Vacaria', '4322509', 'vacariense', 'AMADEU DE ALMEIDA BOEIRA', 2124.422, 66916, 28.87, 97.1, 0.721, 9.93, 183509.55114, 166734.12383, 37130);" calcext:value-type="string">
            <text:p>INSERT INTO estado VALUES ('Vacaria', '4322509', 'vacariense', 'AMADEU DE ALMEIDA BOEIRA', 2124.422, 66916, 28.87, 97.1, 0.721, 9.93, 183509.55114, 166734.12383, 37130);</text:p>
          </table:table-cell>
        </table:table-row>
        <table:table-row table:style-name="ro1">
          <table:table-cell table:style-name="ce0" office:value-type="string" calcext:value-type="string">
            <text:p>Vale Verde</text:p>
          </table:table-cell>
          <table:table-cell table:style-name="ce0" office:value-type="float" office:value="4322525" calcext:value-type="float">
            <text:p>4322525</text:p>
          </table:table-cell>
          <table:table-cell table:style-name="ce0" office:value-type="string" calcext:value-type="string">
            <text:p>valeverdense</text:p>
          </table:table-cell>
          <table:table-cell table:style-name="ce0" office:value-type="string" calcext:value-type="string">
            <text:p>CARLOS GUSTAVO SCHUCH</text:p>
          </table:table-cell>
          <table:table-cell table:style-name="ce2" office:value-type="float" office:value="329.727" calcext:value-type="float">
            <text:p>329.727</text:p>
          </table:table-cell>
          <table:table-cell table:style-name="ce0" office:value-type="float" office:value="3531" calcext:value-type="float">
            <text:p>3531</text:p>
          </table:table-cell>
          <table:table-cell table:style-name="ce5" office:value-type="string" calcext:value-type="string">
            <text:p>9.87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646" calcext:value-type="float">
            <text:p>0.646</text:p>
          </table:table-cell>
          <table:table-cell table:style-name="ce0" office:value-type="float" office:value="31.25" calcext:value-type="float">
            <text:p>31.25</text:p>
          </table:table-cell>
          <table:table-cell table:style-name="ce0" office:value-type="float" office:value="15584.3668" calcext:value-type="float">
            <text:p>15584.3668</text:p>
          </table:table-cell>
          <table:table-cell table:style-name="ce0" office:value-type="float" office:value="14566.60007" calcext:value-type="float">
            <text:p>14566.60007</text:p>
          </table:table-cell>
          <table:table-cell table:style-name="ce0" office:value-type="float" office:value="26059.53" calcext:value-type="float">
            <text:p>26059.53</text:p>
          </table:table-cell>
          <table:table-cell table:formula="of:=&quot;INSERT INTO estado VALUES ('&quot;&amp;[.A477]&amp;&quot;', '&quot;&amp;[.B477]&amp;&quot;', '&quot;&amp;[.C477]&amp;&quot;', '&quot;&amp;[.D477]&amp;&quot;', &quot;&amp;[.E477]&amp;&quot;, &quot;&amp;[.F477]&amp;&quot;, &quot;&amp;[.G477]&amp;&quot;, &quot;&amp;[.H477]&amp;&quot;, &quot;&amp;[.I477]&amp;&quot;, &quot;&amp;[.J477]&amp;&quot;, &quot;&amp;[.K477]&amp;&quot;, &quot;&amp;[.L477]&amp;&quot;, &quot;&amp;[.M477]&amp;&quot;);&quot;" office:value-type="string" office:string-value="INSERT INTO estado VALUES ('Vale Verde', '4322525', 'valeverdense', 'CARLOS GUSTAVO SCHUCH', 329.727, 3531, 9.87, 99, 0.646, 31.25, 15584.3668, 14566.60007, 26059.53);" calcext:value-type="string">
            <text:p>INSERT INTO estado VALUES ('Vale Verde', '4322525', 'valeverdense', 'CARLOS GUSTAVO SCHUCH', 329.727, 3531, 9.87, 99, 0.646, 31.25, 15584.3668, 14566.60007, 26059.53);</text:p>
          </table:table-cell>
        </table:table-row>
        <table:table-row table:style-name="ro1">
          <table:table-cell table:style-name="ce0" office:value-type="string" calcext:value-type="string">
            <text:p>Vale do Sol</text:p>
          </table:table-cell>
          <table:table-cell table:style-name="ce0" office:value-type="float" office:value="4322533" calcext:value-type="float">
            <text:p>4322533</text:p>
          </table:table-cell>
          <table:table-cell table:style-name="ce0" office:value-type="string" calcext:value-type="string">
            <text:p>vale-solense</text:p>
          </table:table-cell>
          <table:table-cell table:style-name="ce0" office:value-type="string" calcext:value-type="string">
            <text:p>MAIQUEL EVANDRO LAUREANO SILVA</text:p>
          </table:table-cell>
          <table:table-cell table:style-name="ce2" office:value-type="float" office:value="328.272" calcext:value-type="float">
            <text:p>328.272</text:p>
          </table:table-cell>
          <table:table-cell table:style-name="ce0" office:value-type="float" office:value="11873" calcext:value-type="float">
            <text:p>11873</text:p>
          </table:table-cell>
          <table:table-cell table:style-name="ce5" office:value-type="string" calcext:value-type="string">
            <text:p>33.75</text:p>
          </table:table-cell>
          <table:table-cell table:style-name="ce5" office:value-type="string" calcext:value-type="string">
            <text:p>98.6</text:p>
          </table:table-cell>
          <table:table-cell table:style-name="ce7" office:value-type="float" office:value="0.624" calcext:value-type="float">
            <text:p>0.624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37093.5944" calcext:value-type="float">
            <text:p>37093.5944</text:p>
          </table:table-cell>
          <table:table-cell table:style-name="ce0" office:value-type="float" office:value="27843.44855" calcext:value-type="float">
            <text:p>27843.44855</text:p>
          </table:table-cell>
          <table:table-cell table:style-name="ce0" office:value-type="float" office:value="20325.27" calcext:value-type="float">
            <text:p>20325.27</text:p>
          </table:table-cell>
          <table:table-cell table:formula="of:=&quot;INSERT INTO estado VALUES ('&quot;&amp;[.A478]&amp;&quot;', '&quot;&amp;[.B478]&amp;&quot;', '&quot;&amp;[.C478]&amp;&quot;', '&quot;&amp;[.D478]&amp;&quot;', &quot;&amp;[.E478]&amp;&quot;, &quot;&amp;[.F478]&amp;&quot;, &quot;&amp;[.G478]&amp;&quot;, &quot;&amp;[.H478]&amp;&quot;, &quot;&amp;[.I478]&amp;&quot;, &quot;&amp;[.J478]&amp;&quot;, &quot;&amp;[.K478]&amp;&quot;, &quot;&amp;[.L478]&amp;&quot;, &quot;&amp;[.M478]&amp;&quot;);&quot;" office:value-type="string" office:string-value="INSERT INTO estado VALUES ('Vale do Sol', '4322533', 'vale-solense', 'MAIQUEL EVANDRO LAUREANO SILVA', 328.272, 11873, 33.75, 98.6, 0.624, null, 37093.5944, 27843.44855, 20325.27);" calcext:value-type="string">
            <text:p>INSERT INTO estado VALUES ('Vale do Sol', '4322533', 'vale-solense', 'MAIQUEL EVANDRO LAUREANO SILVA', 328.272, 11873, 33.75, 98.6, 0.624, null, 37093.5944, 27843.44855, 20325.27);</text:p>
          </table:table-cell>
        </table:table-row>
        <table:table-row table:style-name="ro1">
          <table:table-cell table:style-name="ce0" office:value-type="string" calcext:value-type="string">
            <text:p>Vale Real</text:p>
          </table:table-cell>
          <table:table-cell table:style-name="ce0" office:value-type="float" office:value="4322541" calcext:value-type="float">
            <text:p>4322541</text:p>
          </table:table-cell>
          <table:table-cell table:style-name="ce0" office:value-type="string" calcext:value-type="string">
            <text:p>vale-realense</text:p>
          </table:table-cell>
          <table:table-cell table:style-name="ce0" office:value-type="string" calcext:value-type="string">
            <text:p>PEDRO KASPARY</text:p>
          </table:table-cell>
          <table:table-cell table:style-name="ce2" office:value-type="float" office:value="45.085" calcext:value-type="float">
            <text:p>45.085</text:p>
          </table:table-cell>
          <table:table-cell table:style-name="ce0" office:value-type="float" office:value="6046" calcext:value-type="float">
            <text:p>6046</text:p>
          </table:table-cell>
          <table:table-cell table:style-name="ce5" office:value-type="string" calcext:value-type="string">
            <text:p>113.52</text:p>
          </table:table-cell>
          <table:table-cell table:style-name="ce5" office:value-type="string" calcext:value-type="string">
            <text:p>98.4</text:p>
          </table:table-cell>
          <table:table-cell table:style-name="ce7" office:value-type="float" office:value="0.737" calcext:value-type="float">
            <text:p>0.737</text:p>
          </table:table-cell>
          <table:table-cell table:style-name="ce0" office:value-type="float" office:value="24.69" calcext:value-type="float">
            <text:p>24.69</text:p>
          </table:table-cell>
          <table:table-cell table:style-name="ce0" office:value-type="float" office:value="23496.35164" calcext:value-type="float">
            <text:p>23496.35164</text:p>
          </table:table-cell>
          <table:table-cell table:style-name="ce0" office:value-type="float" office:value="18689.41281" calcext:value-type="float">
            <text:p>18689.41281</text:p>
          </table:table-cell>
          <table:table-cell table:style-name="ce0" office:value-type="float" office:value="25262.54" calcext:value-type="float">
            <text:p>25262.54</text:p>
          </table:table-cell>
          <table:table-cell table:formula="of:=&quot;INSERT INTO estado VALUES ('&quot;&amp;[.A479]&amp;&quot;', '&quot;&amp;[.B479]&amp;&quot;', '&quot;&amp;[.C479]&amp;&quot;', '&quot;&amp;[.D479]&amp;&quot;', &quot;&amp;[.E479]&amp;&quot;, &quot;&amp;[.F479]&amp;&quot;, &quot;&amp;[.G479]&amp;&quot;, &quot;&amp;[.H479]&amp;&quot;, &quot;&amp;[.I479]&amp;&quot;, &quot;&amp;[.J479]&amp;&quot;, &quot;&amp;[.K479]&amp;&quot;, &quot;&amp;[.L479]&amp;&quot;, &quot;&amp;[.M479]&amp;&quot;);&quot;" office:value-type="string" office:string-value="INSERT INTO estado VALUES ('Vale Real', '4322541', 'vale-realense', 'PEDRO KASPARY', 45.085, 6046, 113.52, 98.4, 0.737, 24.69, 23496.35164, 18689.41281, 25262.54);" calcext:value-type="string">
            <text:p>INSERT INTO estado VALUES ('Vale Real', '4322541', 'vale-realense', 'PEDRO KASPARY', 45.085, 6046, 113.52, 98.4, 0.737, 24.69, 23496.35164, 18689.41281, 25262.54);</text:p>
          </table:table-cell>
        </table:table-row>
        <table:table-row table:style-name="ro1">
          <table:table-cell table:style-name="ce0" office:value-type="string" calcext:value-type="string">
            <text:p>Vanini</text:p>
          </table:table-cell>
          <table:table-cell table:style-name="ce0" office:value-type="float" office:value="4322558" calcext:value-type="float">
            <text:p>4322558</text:p>
          </table:table-cell>
          <table:table-cell table:style-name="ce0" office:value-type="string" calcext:value-type="string">
            <text:p>vaninense</text:p>
          </table:table-cell>
          <table:table-cell table:style-name="ce0" office:value-type="string" calcext:value-type="string">
            <text:p>FLAVIO GABRIEL DA SILVA</text:p>
          </table:table-cell>
          <table:table-cell table:style-name="ce2" office:value-type="float" office:value="64.905" calcext:value-type="float">
            <text:p>64.905</text:p>
          </table:table-cell>
          <table:table-cell table:style-name="ce0" office:value-type="float" office:value="2130" calcext:value-type="float">
            <text:p>2130</text:p>
          </table:table-cell>
          <table:table-cell table:style-name="ce5" office:value-type="string" calcext:value-type="string">
            <text:p>30.58</text:p>
          </table:table-cell>
          <table:table-cell table:style-name="ce5" office:value-type="string" calcext:value-type="string">
            <text:p>99.1</text:p>
          </table:table-cell>
          <table:table-cell table:style-name="ce7" office:value-type="float" office:value="0.757" calcext:value-type="float">
            <text:p>0.75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325.6364" calcext:value-type="float">
            <text:p>14325.6364</text:p>
          </table:table-cell>
          <table:table-cell table:style-name="ce0" office:value-type="float" office:value="12242.60786" calcext:value-type="float">
            <text:p>12242.60786</text:p>
          </table:table-cell>
          <table:table-cell table:style-name="ce0" office:value-type="float" office:value="30544.06" calcext:value-type="float">
            <text:p>30544.06</text:p>
          </table:table-cell>
          <table:table-cell table:formula="of:=&quot;INSERT INTO estado VALUES ('&quot;&amp;[.A480]&amp;&quot;', '&quot;&amp;[.B480]&amp;&quot;', '&quot;&amp;[.C480]&amp;&quot;', '&quot;&amp;[.D480]&amp;&quot;', &quot;&amp;[.E480]&amp;&quot;, &quot;&amp;[.F480]&amp;&quot;, &quot;&amp;[.G480]&amp;&quot;, &quot;&amp;[.H480]&amp;&quot;, &quot;&amp;[.I480]&amp;&quot;, &quot;&amp;[.J480]&amp;&quot;, &quot;&amp;[.K480]&amp;&quot;, &quot;&amp;[.L480]&amp;&quot;, &quot;&amp;[.M480]&amp;&quot;);&quot;" office:value-type="string" office:string-value="INSERT INTO estado VALUES ('Vanini', '4322558', 'vaninense', 'FLAVIO GABRIEL DA SILVA', 64.905, 2130, 30.58, 99.1, 0.757, null, 14325.6364, 12242.60786, 30544.06);" calcext:value-type="string">
            <text:p>INSERT INTO estado VALUES ('Vanini', '4322558', 'vaninense', 'FLAVIO GABRIEL DA SILVA', 64.905, 2130, 30.58, 99.1, 0.757, null, 14325.6364, 12242.60786, 30544.06);</text:p>
          </table:table-cell>
        </table:table-row>
        <table:table-row table:style-name="ro1">
          <table:table-cell table:style-name="ce0" office:value-type="string" calcext:value-type="string">
            <text:p>Venâncio Aires</text:p>
          </table:table-cell>
          <table:table-cell table:style-name="ce0" office:value-type="float" office:value="4322608" calcext:value-type="float">
            <text:p>4322608</text:p>
          </table:table-cell>
          <table:table-cell table:style-name="ce0" office:value-type="string" calcext:value-type="string">
            <text:p>venâncio-airense</text:p>
          </table:table-cell>
          <table:table-cell table:style-name="ce0" office:value-type="string" calcext:value-type="string">
            <text:p>JARBAS DANIEL DA ROSA</text:p>
          </table:table-cell>
          <table:table-cell table:style-name="ce2" office:value-type="float" office:value="772.588" calcext:value-type="float">
            <text:p>772.588</text:p>
          </table:table-cell>
          <table:table-cell table:style-name="ce0" office:value-type="float" office:value="72373" calcext:value-type="float">
            <text:p>72373</text:p>
          </table:table-cell>
          <table:table-cell table:style-name="ce5" office:value-type="string" calcext:value-type="string">
            <text:p>85.29</text:p>
          </table:table-cell>
          <table:table-cell table:style-name="ce5" office:value-type="string" calcext:value-type="string">
            <text:p>97.3</text:p>
          </table:table-cell>
          <table:table-cell table:style-name="ce7" office:value-type="float" office:value="0.712" calcext:value-type="float">
            <text:p>0.712</text:p>
          </table:table-cell>
          <table:table-cell table:style-name="ce0" office:value-type="float" office:value="7.82" calcext:value-type="float">
            <text:p>7.82</text:p>
          </table:table-cell>
          <table:table-cell table:style-name="ce0" office:value-type="float" office:value="270616.60204" calcext:value-type="float">
            <text:p>270616.60204</text:p>
          </table:table-cell>
          <table:table-cell table:style-name="ce0" office:value-type="float" office:value="191959.83872" calcext:value-type="float">
            <text:p>191959.83872</text:p>
          </table:table-cell>
          <table:table-cell table:style-name="ce0" office:value-type="float" office:value="48418.68" calcext:value-type="float">
            <text:p>48418.68</text:p>
          </table:table-cell>
          <table:table-cell table:formula="of:=&quot;INSERT INTO estado VALUES ('&quot;&amp;[.A481]&amp;&quot;', '&quot;&amp;[.B481]&amp;&quot;', '&quot;&amp;[.C481]&amp;&quot;', '&quot;&amp;[.D481]&amp;&quot;', &quot;&amp;[.E481]&amp;&quot;, &quot;&amp;[.F481]&amp;&quot;, &quot;&amp;[.G481]&amp;&quot;, &quot;&amp;[.H481]&amp;&quot;, &quot;&amp;[.I481]&amp;&quot;, &quot;&amp;[.J481]&amp;&quot;, &quot;&amp;[.K481]&amp;&quot;, &quot;&amp;[.L481]&amp;&quot;, &quot;&amp;[.M481]&amp;&quot;);&quot;" office:value-type="string" office:string-value="INSERT INTO estado VALUES ('Venâncio Aires', '4322608', 'venâncio-airense', 'JARBAS DANIEL DA ROSA', 772.588, 72373, 85.29, 97.3, 0.712, 7.82, 270616.60204, 191959.83872, 48418.68);" calcext:value-type="string">
            <text:p>INSERT INTO estado VALUES ('Venâncio Aires', '4322608', 'venâncio-airense', 'JARBAS DANIEL DA ROSA', 772.588, 72373, 85.29, 97.3, 0.712, 7.82, 270616.60204, 191959.83872, 48418.68);</text:p>
          </table:table-cell>
        </table:table-row>
        <table:table-row table:style-name="ro1">
          <table:table-cell table:style-name="ce0" office:value-type="string" calcext:value-type="string">
            <text:p>Vera Cruz</text:p>
          </table:table-cell>
          <table:table-cell table:style-name="ce0" office:value-type="float" office:value="4322707" calcext:value-type="float">
            <text:p>4322707</text:p>
          </table:table-cell>
          <table:table-cell table:style-name="ce0" office:value-type="string" calcext:value-type="string">
            <text:p>vera-cruzense</text:p>
          </table:table-cell>
          <table:table-cell table:style-name="ce0" office:value-type="string" calcext:value-type="string">
            <text:p>GILSON ADRIANO BECKER</text:p>
          </table:table-cell>
          <table:table-cell table:style-name="ce2" office:value-type="float" office:value="309.621" calcext:value-type="float">
            <text:p>309.621</text:p>
          </table:table-cell>
          <table:table-cell table:style-name="ce0" office:value-type="float" office:value="27325" calcext:value-type="float">
            <text:p>27325</text:p>
          </table:table-cell>
          <table:table-cell table:style-name="ce5" office:value-type="string" calcext:value-type="string">
            <text:p>77.46</text:p>
          </table:table-cell>
          <table:table-cell table:style-name="ce5" office:value-type="float" office:value="99" calcext:value-type="float">
            <text:p>99</text:p>
          </table:table-cell>
          <table:table-cell table:style-name="ce7" office:value-type="float" office:value="0.737" calcext:value-type="float">
            <text:p>0.73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91512.4362" calcext:value-type="float">
            <text:p>91512.4362</text:p>
          </table:table-cell>
          <table:table-cell table:style-name="ce0" office:value-type="float" office:value="71010.89768" calcext:value-type="float">
            <text:p>71010.89768</text:p>
          </table:table-cell>
          <table:table-cell table:style-name="ce0" office:value-type="float" office:value="26080.29" calcext:value-type="float">
            <text:p>26080.29</text:p>
          </table:table-cell>
          <table:table-cell table:formula="of:=&quot;INSERT INTO estado VALUES ('&quot;&amp;[.A482]&amp;&quot;', '&quot;&amp;[.B482]&amp;&quot;', '&quot;&amp;[.C482]&amp;&quot;', '&quot;&amp;[.D482]&amp;&quot;', &quot;&amp;[.E482]&amp;&quot;, &quot;&amp;[.F482]&amp;&quot;, &quot;&amp;[.G482]&amp;&quot;, &quot;&amp;[.H482]&amp;&quot;, &quot;&amp;[.I482]&amp;&quot;, &quot;&amp;[.J482]&amp;&quot;, &quot;&amp;[.K482]&amp;&quot;, &quot;&amp;[.L482]&amp;&quot;, &quot;&amp;[.M482]&amp;&quot;);&quot;" office:value-type="string" office:string-value="INSERT INTO estado VALUES ('Vera Cruz', '4322707', 'vera-cruzense', 'GILSON ADRIANO BECKER', 309.621, 27325, 77.46, 99, 0.737, null, 91512.4362, 71010.89768, 26080.29);" calcext:value-type="string">
            <text:p>INSERT INTO estado VALUES ('Vera Cruz', '4322707', 'vera-cruzense', 'GILSON ADRIANO BECKER', 309.621, 27325, 77.46, 99, 0.737, null, 91512.4362, 71010.89768, 26080.29);</text:p>
          </table:table-cell>
        </table:table-row>
        <table:table-row table:style-name="ro1">
          <table:table-cell table:style-name="ce0" office:value-type="string" calcext:value-type="string">
            <text:p>Veranópolis</text:p>
          </table:table-cell>
          <table:table-cell table:style-name="ce0" office:value-type="float" office:value="4322806" calcext:value-type="float">
            <text:p>4322806</text:p>
          </table:table-cell>
          <table:table-cell table:style-name="ce0" office:value-type="string" calcext:value-type="string">
            <text:p>veranense</text:p>
          </table:table-cell>
          <table:table-cell table:style-name="ce0" office:value-type="string" calcext:value-type="string">
            <text:p>WALDEMAR DE CARLI</text:p>
          </table:table-cell>
          <table:table-cell table:style-name="ce2" office:value-type="float" office:value="289.464" calcext:value-type="float">
            <text:p>289.464</text:p>
          </table:table-cell>
          <table:table-cell table:style-name="ce0" office:value-type="float" office:value="26813" calcext:value-type="float">
            <text:p>26813</text:p>
          </table:table-cell>
          <table:table-cell table:style-name="ce5" office:value-type="string" calcext:value-type="string">
            <text:p>78.83</text:p>
          </table:table-cell>
          <table:table-cell table:style-name="ce5" office:value-type="string" calcext:value-type="string">
            <text:p>99.3</text:p>
          </table:table-cell>
          <table:table-cell table:style-name="ce7" office:value-type="float" office:value="0.773" calcext:value-type="float">
            <text:p>0.773</text:p>
          </table:table-cell>
          <table:table-cell table:style-name="ce0" office:value-type="float" office:value="4.1" calcext:value-type="float">
            <text:p>4.1</text:p>
          </table:table-cell>
          <table:table-cell table:style-name="ce0" office:value-type="float" office:value="110813.65674" calcext:value-type="float">
            <text:p>110813.65674</text:p>
          </table:table-cell>
          <table:table-cell table:style-name="ce0" office:value-type="float" office:value="86664.55291" calcext:value-type="float">
            <text:p>86664.55291</text:p>
          </table:table-cell>
          <table:table-cell table:style-name="ce0" office:value-type="float" office:value="59023.52" calcext:value-type="float">
            <text:p>59023.52</text:p>
          </table:table-cell>
          <table:table-cell table:formula="of:=&quot;INSERT INTO estado VALUES ('&quot;&amp;[.A483]&amp;&quot;', '&quot;&amp;[.B483]&amp;&quot;', '&quot;&amp;[.C483]&amp;&quot;', '&quot;&amp;[.D483]&amp;&quot;', &quot;&amp;[.E483]&amp;&quot;, &quot;&amp;[.F483]&amp;&quot;, &quot;&amp;[.G483]&amp;&quot;, &quot;&amp;[.H483]&amp;&quot;, &quot;&amp;[.I483]&amp;&quot;, &quot;&amp;[.J483]&amp;&quot;, &quot;&amp;[.K483]&amp;&quot;, &quot;&amp;[.L483]&amp;&quot;, &quot;&amp;[.M483]&amp;&quot;);&quot;" office:value-type="string" office:string-value="INSERT INTO estado VALUES ('Veranópolis', '4322806', 'veranense', 'WALDEMAR DE CARLI', 289.464, 26813, 78.83, 99.3, 0.773, 4.1, 110813.65674, 86664.55291, 59023.52);" calcext:value-type="string">
            <text:p>INSERT INTO estado VALUES ('Veranópolis', '4322806', 'veranense', 'WALDEMAR DE CARLI', 289.464, 26813, 78.83, 99.3, 0.773, 4.1, 110813.65674, 86664.55291, 59023.52);</text:p>
          </table:table-cell>
        </table:table-row>
        <table:table-row table:style-name="ro1">
          <table:table-cell table:style-name="ce0" office:value-type="string" calcext:value-type="string">
            <text:p>Vespasiano Corrêa</text:p>
          </table:table-cell>
          <table:table-cell table:style-name="ce0" office:value-type="float" office:value="4322855" calcext:value-type="float">
            <text:p>4322855</text:p>
          </table:table-cell>
          <table:table-cell table:style-name="ce0" office:value-type="string" calcext:value-type="string">
            <text:p>vespasianense</text:p>
          </table:table-cell>
          <table:table-cell table:style-name="ce0" office:value-type="string" calcext:value-type="string">
            <text:p>TIAGO MANOEL FERREIRA MICHELON</text:p>
          </table:table-cell>
          <table:table-cell table:style-name="ce2" office:value-type="float" office:value="113.622" calcext:value-type="float">
            <text:p>113.622</text:p>
          </table:table-cell>
          <table:table-cell table:style-name="ce0" office:value-type="float" office:value="1776" calcext:value-type="float">
            <text:p>1776</text:p>
          </table:table-cell>
          <table:table-cell table:style-name="ce5" office:value-type="string" calcext:value-type="string">
            <text:p>17.33</text:p>
          </table:table-cell>
          <table:table-cell table:style-name="ce5" office:value-type="string" calcext:value-type="string">
            <text:p>98.9</text:p>
          </table:table-cell>
          <table:table-cell table:style-name="ce7" office:value-type="float" office:value="0.723" calcext:value-type="float">
            <text:p>0.723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4310.53004" calcext:value-type="float">
            <text:p>14310.53004</text:p>
          </table:table-cell>
          <table:table-cell table:style-name="ce0" office:value-type="float" office:value="12559.54077" calcext:value-type="float">
            <text:p>12559.54077</text:p>
          </table:table-cell>
          <table:table-cell table:style-name="ce0" office:value-type="float" office:value="38441.36" calcext:value-type="float">
            <text:p>38441.36</text:p>
          </table:table-cell>
          <table:table-cell table:formula="of:=&quot;INSERT INTO estado VALUES ('&quot;&amp;[.A484]&amp;&quot;', '&quot;&amp;[.B484]&amp;&quot;', '&quot;&amp;[.C484]&amp;&quot;', '&quot;&amp;[.D484]&amp;&quot;', &quot;&amp;[.E484]&amp;&quot;, &quot;&amp;[.F484]&amp;&quot;, &quot;&amp;[.G484]&amp;&quot;, &quot;&amp;[.H484]&amp;&quot;, &quot;&amp;[.I484]&amp;&quot;, &quot;&amp;[.J484]&amp;&quot;, &quot;&amp;[.K484]&amp;&quot;, &quot;&amp;[.L484]&amp;&quot;, &quot;&amp;[.M484]&amp;&quot;);&quot;" office:value-type="string" office:string-value="INSERT INTO estado VALUES ('Vespasiano Corrêa', '4322855', 'vespasianense', 'TIAGO MANOEL FERREIRA MICHELON', 113.622, 1776, 17.33, 98.9, 0.723, null, 14310.53004, 12559.54077, 38441.36);" calcext:value-type="string">
            <text:p>INSERT INTO estado VALUES ('Vespasiano Corrêa', '4322855', 'vespasianense', 'TIAGO MANOEL FERREIRA MICHELON', 113.622, 1776, 17.33, 98.9, 0.723, null, 14310.53004, 12559.54077, 38441.36);</text:p>
          </table:table-cell>
        </table:table-row>
        <table:table-row table:style-name="ro1">
          <table:table-cell table:style-name="ce0" office:value-type="string" calcext:value-type="string">
            <text:p>Viadutos</text:p>
          </table:table-cell>
          <table:table-cell table:style-name="ce0" office:value-type="float" office:value="4322905" calcext:value-type="float">
            <text:p>4322905</text:p>
          </table:table-cell>
          <table:table-cell table:style-name="ce0" office:value-type="string" calcext:value-type="string">
            <text:p>viadutense</text:p>
          </table:table-cell>
          <table:table-cell table:style-name="ce0" office:value-type="string" calcext:value-type="string">
            <text:p>CLAITON DOS SANTOS BRUM</text:p>
          </table:table-cell>
          <table:table-cell table:style-name="ce2" office:value-type="float" office:value="268.072" calcext:value-type="float">
            <text:p>268.072</text:p>
          </table:table-cell>
          <table:table-cell table:style-name="ce0" office:value-type="float" office:value="4628" calcext:value-type="float">
            <text:p>4628</text:p>
          </table:table-cell>
          <table:table-cell table:style-name="ce5" office:value-type="string" calcext:value-type="string">
            <text:p>19.79</text:p>
          </table:table-cell>
          <table:table-cell table:style-name="ce5" office:value-type="string" calcext:value-type="string">
            <text:p>95.6</text:p>
          </table:table-cell>
          <table:table-cell table:style-name="ce7" office:value-type="float" office:value="0.702" calcext:value-type="float">
            <text:p>0.70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3335.95027" calcext:value-type="float">
            <text:p>23335.95027</text:p>
          </table:table-cell>
          <table:table-cell table:style-name="ce0" office:value-type="float" office:value="16472.337" calcext:value-type="float">
            <text:p>16472.337</text:p>
          </table:table-cell>
          <table:table-cell table:style-name="ce0" office:value-type="float" office:value="31316.29" calcext:value-type="float">
            <text:p>31316.29</text:p>
          </table:table-cell>
          <table:table-cell table:formula="of:=&quot;INSERT INTO estado VALUES ('&quot;&amp;[.A485]&amp;&quot;', '&quot;&amp;[.B485]&amp;&quot;', '&quot;&amp;[.C485]&amp;&quot;', '&quot;&amp;[.D485]&amp;&quot;', &quot;&amp;[.E485]&amp;&quot;, &quot;&amp;[.F485]&amp;&quot;, &quot;&amp;[.G485]&amp;&quot;, &quot;&amp;[.H485]&amp;&quot;, &quot;&amp;[.I485]&amp;&quot;, &quot;&amp;[.J485]&amp;&quot;, &quot;&amp;[.K485]&amp;&quot;, &quot;&amp;[.L485]&amp;&quot;, &quot;&amp;[.M485]&amp;&quot;);&quot;" office:value-type="string" office:string-value="INSERT INTO estado VALUES ('Viadutos', '4322905', 'viadutense', 'CLAITON DOS SANTOS BRUM', 268.072, 4628, 19.79, 95.6, 0.702, null, 23335.95027, 16472.337, 31316.29);" calcext:value-type="string">
            <text:p>INSERT INTO estado VALUES ('Viadutos', '4322905', 'viadutense', 'CLAITON DOS SANTOS BRUM', 268.072, 4628, 19.79, 95.6, 0.702, null, 23335.95027, 16472.337, 31316.29);</text:p>
          </table:table-cell>
        </table:table-row>
        <table:table-row table:style-name="ro1">
          <table:table-cell table:style-name="ce0" office:value-type="string" calcext:value-type="string">
            <text:p>Viamão</text:p>
          </table:table-cell>
          <table:table-cell table:style-name="ce0" office:value-type="float" office:value="4323002" calcext:value-type="float">
            <text:p>4323002</text:p>
          </table:table-cell>
          <table:table-cell table:style-name="ce0" office:value-type="string" calcext:value-type="string">
            <text:p>viamonense</text:p>
          </table:table-cell>
          <table:table-cell table:style-name="ce0" office:value-type="string" calcext:value-type="string">
            <text:p>VALDIR BONATTO</text:p>
          </table:table-cell>
          <table:table-cell table:style-name="ce3" office:value-type="float" office:value="1496.506" calcext:value-type="float">
            <text:p>1496.506</text:p>
          </table:table-cell>
          <table:table-cell table:style-name="ce0" office:value-type="float" office:value="257330" calcext:value-type="float">
            <text:p>257330</text:p>
          </table:table-cell>
          <table:table-cell table:style-name="ce5" office:value-type="string" calcext:value-type="string">
            <text:p>159.91</text:p>
          </table:table-cell>
          <table:table-cell table:style-name="ce5" office:value-type="string" calcext:value-type="string">
            <text:p>95.9</text:p>
          </table:table-cell>
          <table:table-cell table:style-name="ce7" office:value-type="float" office:value="0.717" calcext:value-type="float">
            <text:p>0.717</text:p>
          </table:table-cell>
          <table:table-cell table:style-name="ce0" office:value-type="float" office:value="13.6" calcext:value-type="float">
            <text:p>13.6</text:p>
          </table:table-cell>
          <table:table-cell table:style-name="ce0" office:value-type="float" office:value="470583.14853" calcext:value-type="float">
            <text:p>470583.14853</text:p>
          </table:table-cell>
          <table:table-cell table:style-name="ce0" office:value-type="float" office:value="413102.04715" calcext:value-type="float">
            <text:p>413102.04715</text:p>
          </table:table-cell>
          <table:table-cell table:style-name="ce0" office:value-type="float" office:value="15830.63" calcext:value-type="float">
            <text:p>15830.63</text:p>
          </table:table-cell>
          <table:table-cell table:formula="of:=&quot;INSERT INTO estado VALUES ('&quot;&amp;[.A486]&amp;&quot;', '&quot;&amp;[.B486]&amp;&quot;', '&quot;&amp;[.C486]&amp;&quot;', '&quot;&amp;[.D486]&amp;&quot;', &quot;&amp;[.E486]&amp;&quot;, &quot;&amp;[.F486]&amp;&quot;, &quot;&amp;[.G486]&amp;&quot;, &quot;&amp;[.H486]&amp;&quot;, &quot;&amp;[.I486]&amp;&quot;, &quot;&amp;[.J486]&amp;&quot;, &quot;&amp;[.K486]&amp;&quot;, &quot;&amp;[.L486]&amp;&quot;, &quot;&amp;[.M486]&amp;&quot;);&quot;" office:value-type="string" office:string-value="INSERT INTO estado VALUES ('Viamão', '4323002', 'viamonense', 'VALDIR BONATTO', 1496.506, 257330, 159.91, 95.9, 0.717, 13.6, 470583.14853, 413102.04715, 15830.63);" calcext:value-type="string">
            <text:p>INSERT INTO estado VALUES ('Viamão', '4323002', 'viamonense', 'VALDIR BONATTO', 1496.506, 257330, 159.91, 95.9, 0.717, 13.6, 470583.14853, 413102.04715, 15830.63);</text:p>
          </table:table-cell>
        </table:table-row>
        <table:table-row table:style-name="ro1">
          <table:table-cell table:style-name="ce0" office:value-type="string" calcext:value-type="string">
            <text:p>Vicente Dutra</text:p>
          </table:table-cell>
          <table:table-cell table:style-name="ce0" office:value-type="float" office:value="4323101" calcext:value-type="float">
            <text:p>4323101</text:p>
          </table:table-cell>
          <table:table-cell table:style-name="ce0" office:value-type="string" calcext:value-type="string">
            <text:p>dutrense</text:p>
          </table:table-cell>
          <table:table-cell table:style-name="ce0" office:value-type="string" calcext:value-type="string">
            <text:p>TOMAZ DE AQUINO ROSSATO</text:p>
          </table:table-cell>
          <table:table-cell table:style-name="ce2" office:value-type="float" office:value="193.025" calcext:value-type="float">
            <text:p>193.025</text:p>
          </table:table-cell>
          <table:table-cell table:style-name="ce0" office:value-type="float" office:value="4530" calcext:value-type="float">
            <text:p>4530</text:p>
          </table:table-cell>
          <table:table-cell table:style-name="ce5" office:value-type="string" calcext:value-type="string">
            <text:p>27.38</text:p>
          </table:table-cell>
          <table:table-cell table:style-name="ce5" office:value-type="string" calcext:value-type="string">
            <text:p>96.1</text:p>
          </table:table-cell>
          <table:table-cell table:style-name="ce7" office:value-type="float" office:value="0.638" calcext:value-type="float">
            <text:p>0.63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422.35921" calcext:value-type="float">
            <text:p>17422.35921</text:p>
          </table:table-cell>
          <table:table-cell table:style-name="ce0" office:value-type="float" office:value="15724.66192" calcext:value-type="float">
            <text:p>15724.66192</text:p>
          </table:table-cell>
          <table:table-cell table:style-name="ce0" office:value-type="float" office:value="21695.46" calcext:value-type="float">
            <text:p>21695.46</text:p>
          </table:table-cell>
          <table:table-cell table:formula="of:=&quot;INSERT INTO estado VALUES ('&quot;&amp;[.A487]&amp;&quot;', '&quot;&amp;[.B487]&amp;&quot;', '&quot;&amp;[.C487]&amp;&quot;', '&quot;&amp;[.D487]&amp;&quot;', &quot;&amp;[.E487]&amp;&quot;, &quot;&amp;[.F487]&amp;&quot;, &quot;&amp;[.G487]&amp;&quot;, &quot;&amp;[.H487]&amp;&quot;, &quot;&amp;[.I487]&amp;&quot;, &quot;&amp;[.J487]&amp;&quot;, &quot;&amp;[.K487]&amp;&quot;, &quot;&amp;[.L487]&amp;&quot;, &quot;&amp;[.M487]&amp;&quot;);&quot;" office:value-type="string" office:string-value="INSERT INTO estado VALUES ('Vicente Dutra', '4323101', 'dutrense', 'TOMAZ DE AQUINO ROSSATO', 193.025, 4530, 27.38, 96.1, 0.638, null, 17422.35921, 15724.66192, 21695.46);" calcext:value-type="string">
            <text:p>INSERT INTO estado VALUES ('Vicente Dutra', '4323101', 'dutrense', 'TOMAZ DE AQUINO ROSSATO', 193.025, 4530, 27.38, 96.1, 0.638, null, 17422.35921, 15724.66192, 21695.46);</text:p>
          </table:table-cell>
        </table:table-row>
        <table:table-row table:style-name="ro1">
          <table:table-cell table:style-name="ce0" office:value-type="string" calcext:value-type="string">
            <text:p>Victor Graeff</text:p>
          </table:table-cell>
          <table:table-cell table:style-name="ce0" office:value-type="float" office:value="4323200" calcext:value-type="float">
            <text:p>4323200</text:p>
          </table:table-cell>
          <table:table-cell table:style-name="ce0" office:value-type="string" calcext:value-type="string">
            <text:p>victorense</text:p>
          </table:table-cell>
          <table:table-cell table:style-name="ce0" office:value-type="string" calcext:value-type="string">
            <text:p>PAULO LOPES GODOI</text:p>
          </table:table-cell>
          <table:table-cell table:style-name="ce2" office:value-type="float" office:value="238.133" calcext:value-type="float">
            <text:p>238.133</text:p>
          </table:table-cell>
          <table:table-cell table:style-name="ce0" office:value-type="float" office:value="2840" calcext:value-type="float">
            <text:p>2840</text:p>
          </table:table-cell>
          <table:table-cell table:style-name="ce5" office:value-type="string" calcext:value-type="string">
            <text:p>12.74</text:p>
          </table:table-cell>
          <table:table-cell table:style-name="ce5" office:value-type="string" calcext:value-type="string">
            <text:p>99.2</text:p>
          </table:table-cell>
          <table:table-cell table:style-name="ce7" office:value-type="float" office:value="0.777" calcext:value-type="float">
            <text:p>0.77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4144.00247" calcext:value-type="float">
            <text:p>24144.00247</text:p>
          </table:table-cell>
          <table:table-cell table:style-name="ce0" office:value-type="float" office:value="19296.02047" calcext:value-type="float">
            <text:p>19296.02047</text:p>
          </table:table-cell>
          <table:table-cell table:style-name="ce0" office:value-type="float" office:value="57756.61" calcext:value-type="float">
            <text:p>57756.61</text:p>
          </table:table-cell>
          <table:table-cell table:formula="of:=&quot;INSERT INTO estado VALUES ('&quot;&amp;[.A488]&amp;&quot;', '&quot;&amp;[.B488]&amp;&quot;', '&quot;&amp;[.C488]&amp;&quot;', '&quot;&amp;[.D488]&amp;&quot;', &quot;&amp;[.E488]&amp;&quot;, &quot;&amp;[.F488]&amp;&quot;, &quot;&amp;[.G488]&amp;&quot;, &quot;&amp;[.H488]&amp;&quot;, &quot;&amp;[.I488]&amp;&quot;, &quot;&amp;[.J488]&amp;&quot;, &quot;&amp;[.K488]&amp;&quot;, &quot;&amp;[.L488]&amp;&quot;, &quot;&amp;[.M488]&amp;&quot;);&quot;" office:value-type="string" office:string-value="INSERT INTO estado VALUES ('Victor Graeff', '4323200', 'victorense', 'PAULO LOPES GODOI', 238.133, 2840, 12.74, 99.2, 0.777, null, 24144.00247, 19296.02047, 57756.61);" calcext:value-type="string">
            <text:p>INSERT INTO estado VALUES ('Victor Graeff', '4323200', 'victorense', 'PAULO LOPES GODOI', 238.133, 2840, 12.74, 99.2, 0.777, null, 24144.00247, 19296.02047, 57756.61);</text:p>
          </table:table-cell>
        </table:table-row>
        <table:table-row table:style-name="ro1">
          <table:table-cell table:style-name="ce0" office:value-type="string" calcext:value-type="string">
            <text:p>Vila Flores</text:p>
          </table:table-cell>
          <table:table-cell table:style-name="ce0" office:value-type="float" office:value="4323309" calcext:value-type="float">
            <text:p>4323309</text:p>
          </table:table-cell>
          <table:table-cell table:style-name="ce0" office:value-type="string" calcext:value-type="string">
            <text:p>vila-florense</text:p>
          </table:table-cell>
          <table:table-cell table:style-name="ce0" office:value-type="string" calcext:value-type="string">
            <text:p>EVANDRO ANTÔNIO BRANDALISE</text:p>
          </table:table-cell>
          <table:table-cell table:style-name="ce2" office:value-type="float" office:value="107.652" calcext:value-type="float">
            <text:p>107.652</text:p>
          </table:table-cell>
          <table:table-cell table:style-name="ce0" office:value-type="float" office:value="3407" calcext:value-type="float">
            <text:p>3407</text:p>
          </table:table-cell>
          <table:table-cell table:style-name="ce5" office:value-type="string" calcext:value-type="string">
            <text:p>29.72</text:p>
          </table:table-cell>
          <table:table-cell table:style-name="ce5" office:value-type="string" calcext:value-type="string">
            <text:p>96.8</text:p>
          </table:table-cell>
          <table:table-cell table:style-name="ce7" office:value-type="float" office:value="0.742" calcext:value-type="float">
            <text:p>0.74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2025.21913" calcext:value-type="float">
            <text:p>22025.21913</text:p>
          </table:table-cell>
          <table:table-cell table:style-name="ce0" office:value-type="float" office:value="18331.64975" calcext:value-type="float">
            <text:p>18331.64975</text:p>
          </table:table-cell>
          <table:table-cell table:style-name="ce0" office:value-type="float" office:value="64866.36" calcext:value-type="float">
            <text:p>64866.36</text:p>
          </table:table-cell>
          <table:table-cell table:formula="of:=&quot;INSERT INTO estado VALUES ('&quot;&amp;[.A489]&amp;&quot;', '&quot;&amp;[.B489]&amp;&quot;', '&quot;&amp;[.C489]&amp;&quot;', '&quot;&amp;[.D489]&amp;&quot;', &quot;&amp;[.E489]&amp;&quot;, &quot;&amp;[.F489]&amp;&quot;, &quot;&amp;[.G489]&amp;&quot;, &quot;&amp;[.H489]&amp;&quot;, &quot;&amp;[.I489]&amp;&quot;, &quot;&amp;[.J489]&amp;&quot;, &quot;&amp;[.K489]&amp;&quot;, &quot;&amp;[.L489]&amp;&quot;, &quot;&amp;[.M489]&amp;&quot;);&quot;" office:value-type="string" office:string-value="INSERT INTO estado VALUES ('Vila Flores', '4323309', 'vila-florense', 'EVANDRO ANTÔNIO BRANDALISE', 107.652, 3407, 29.72, 96.8, 0.742, null, 22025.21913, 18331.64975, 64866.36);" calcext:value-type="string">
            <text:p>INSERT INTO estado VALUES ('Vila Flores', '4323309', 'vila-florense', 'EVANDRO ANTÔNIO BRANDALISE', 107.652, 3407, 29.72, 96.8, 0.742, null, 22025.21913, 18331.64975, 64866.36);</text:p>
          </table:table-cell>
        </table:table-row>
        <table:table-row table:style-name="ro1">
          <table:table-cell table:style-name="ce0" office:value-type="string" calcext:value-type="string">
            <text:p>Vila Lângaro</text:p>
          </table:table-cell>
          <table:table-cell table:style-name="ce0" office:value-type="float" office:value="4323358" calcext:value-type="float">
            <text:p>4323358</text:p>
          </table:table-cell>
          <table:table-cell table:style-name="ce0" office:value-type="string" calcext:value-type="string">
            <text:p>vila-langarense</text:p>
          </table:table-cell>
          <table:table-cell table:style-name="ce0" office:value-type="string" calcext:value-type="string">
            <text:p>ANILDO COSTELLA</text:p>
          </table:table-cell>
          <table:table-cell table:style-name="ce2" office:value-type="float" office:value="151.695" calcext:value-type="float">
            <text:p>151.695</text:p>
          </table:table-cell>
          <table:table-cell table:style-name="ce0" office:value-type="float" office:value="2070" calcext:value-type="float">
            <text:p>2070</text:p>
          </table:table-cell>
          <table:table-cell table:style-name="ce5" office:value-type="string" calcext:value-type="string">
            <text:p>14.14</text:p>
          </table:table-cell>
          <table:table-cell table:style-name="ce5" office:value-type="string" calcext:value-type="string">
            <text:p>99.6</text:p>
          </table:table-cell>
          <table:table-cell table:style-name="ce7" office:value-type="float" office:value="0.705" calcext:value-type="float">
            <text:p>0.70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9345.42102" calcext:value-type="float">
            <text:p>19345.42102</text:p>
          </table:table-cell>
          <table:table-cell table:style-name="ce0" office:value-type="float" office:value="15531.09402" calcext:value-type="float">
            <text:p>15531.09402</text:p>
          </table:table-cell>
          <table:table-cell table:style-name="ce0" office:value-type="float" office:value="51555.19" calcext:value-type="float">
            <text:p>51555.19</text:p>
          </table:table-cell>
          <table:table-cell table:formula="of:=&quot;INSERT INTO estado VALUES ('&quot;&amp;[.A490]&amp;&quot;', '&quot;&amp;[.B490]&amp;&quot;', '&quot;&amp;[.C490]&amp;&quot;', '&quot;&amp;[.D490]&amp;&quot;', &quot;&amp;[.E490]&amp;&quot;, &quot;&amp;[.F490]&amp;&quot;, &quot;&amp;[.G490]&amp;&quot;, &quot;&amp;[.H490]&amp;&quot;, &quot;&amp;[.I490]&amp;&quot;, &quot;&amp;[.J490]&amp;&quot;, &quot;&amp;[.K490]&amp;&quot;, &quot;&amp;[.L490]&amp;&quot;, &quot;&amp;[.M490]&amp;&quot;);&quot;" office:value-type="string" office:string-value="INSERT INTO estado VALUES ('Vila Lângaro', '4323358', 'vila-langarense', 'ANILDO COSTELLA', 151.695, 2070, 14.14, 99.6, 0.705, null, 19345.42102, 15531.09402, 51555.19);" calcext:value-type="string">
            <text:p>INSERT INTO estado VALUES ('Vila Lângaro', '4323358', 'vila-langarense', 'ANILDO COSTELLA', 151.695, 2070, 14.14, 99.6, 0.705, null, 19345.42102, 15531.09402, 51555.19);</text:p>
          </table:table-cell>
        </table:table-row>
        <table:table-row table:style-name="ro1">
          <table:table-cell table:style-name="ce0" office:value-type="string" calcext:value-type="string">
            <text:p>Vila Maria</text:p>
          </table:table-cell>
          <table:table-cell table:style-name="ce0" office:value-type="float" office:value="4323408" calcext:value-type="float">
            <text:p>4323408</text:p>
          </table:table-cell>
          <table:table-cell table:style-name="ce0" office:value-type="string" calcext:value-type="string">
            <text:p>vila-mariense</text:p>
          </table:table-cell>
          <table:table-cell table:style-name="ce0" office:value-type="string" calcext:value-type="string">
            <text:p>MAICO SERAFINI BETTO</text:p>
          </table:table-cell>
          <table:table-cell table:style-name="ce2" office:value-type="float" office:value="181.061" calcext:value-type="float">
            <text:p>181.061</text:p>
          </table:table-cell>
          <table:table-cell table:style-name="ce0" office:value-type="float" office:value="4368" calcext:value-type="float">
            <text:p>4368</text:p>
          </table:table-cell>
          <table:table-cell table:style-name="ce5" office:value-type="string" calcext:value-type="string">
            <text:p>23.26</text:p>
          </table:table-cell>
          <table:table-cell table:style-name="ce5" office:value-type="string" calcext:value-type="string">
            <text:p>98.7</text:p>
          </table:table-cell>
          <table:table-cell table:style-name="ce7" office:value-type="float" office:value="0.761" calcext:value-type="float">
            <text:p>0.761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5551.44019" calcext:value-type="float">
            <text:p>25551.44019</text:p>
          </table:table-cell>
          <table:table-cell table:style-name="ce0" office:value-type="float" office:value="25792.26539" calcext:value-type="float">
            <text:p>25792.26539</text:p>
          </table:table-cell>
          <table:table-cell table:style-name="ce0" office:value-type="float" office:value="51216.28" calcext:value-type="float">
            <text:p>51216.28</text:p>
          </table:table-cell>
          <table:table-cell table:formula="of:=&quot;INSERT INTO estado VALUES ('&quot;&amp;[.A491]&amp;&quot;', '&quot;&amp;[.B491]&amp;&quot;', '&quot;&amp;[.C491]&amp;&quot;', '&quot;&amp;[.D491]&amp;&quot;', &quot;&amp;[.E491]&amp;&quot;, &quot;&amp;[.F491]&amp;&quot;, &quot;&amp;[.G491]&amp;&quot;, &quot;&amp;[.H491]&amp;&quot;, &quot;&amp;[.I491]&amp;&quot;, &quot;&amp;[.J491]&amp;&quot;, &quot;&amp;[.K491]&amp;&quot;, &quot;&amp;[.L491]&amp;&quot;, &quot;&amp;[.M491]&amp;&quot;);&quot;" office:value-type="string" office:string-value="INSERT INTO estado VALUES ('Vila Maria', '4323408', 'vila-mariense', 'MAICO SERAFINI BETTO', 181.061, 4368, 23.26, 98.7, 0.761, null, 25551.44019, 25792.26539, 51216.28);" calcext:value-type="string">
            <text:p>INSERT INTO estado VALUES ('Vila Maria', '4323408', 'vila-mariense', 'MAICO SERAFINI BETTO', 181.061, 4368, 23.26, 98.7, 0.761, null, 25551.44019, 25792.26539, 51216.28);</text:p>
          </table:table-cell>
        </table:table-row>
        <table:table-row table:style-name="ro1">
          <table:table-cell table:style-name="ce0" office:value-type="string" calcext:value-type="string">
            <text:p>Vila Nova do Sul</text:p>
          </table:table-cell>
          <table:table-cell table:style-name="ce0" office:value-type="float" office:value="4323457" calcext:value-type="float">
            <text:p>4323457</text:p>
          </table:table-cell>
          <table:table-cell table:style-name="ce0" office:value-type="string" calcext:value-type="string">
            <text:p>vilanovense</text:p>
          </table:table-cell>
          <table:table-cell table:style-name="ce0" office:value-type="string" calcext:value-type="string">
            <text:p>SÉRGIO OVÍDIO ROSO CORADINI</text:p>
          </table:table-cell>
          <table:table-cell table:style-name="ce2" office:value-type="float" office:value="508.278" calcext:value-type="float">
            <text:p>508.278</text:p>
          </table:table-cell>
          <table:table-cell table:style-name="ce0" office:value-type="float" office:value="4274" calcext:value-type="float">
            <text:p>4274</text:p>
          </table:table-cell>
          <table:table-cell table:style-name="ce5" office:value-type="string" calcext:value-type="string">
            <text:p>8.31</text:p>
          </table:table-cell>
          <table:table-cell table:style-name="ce5" office:value-type="string" calcext:value-type="string">
            <text:p>96.1</text:p>
          </table:table-cell>
          <table:table-cell table:style-name="ce7" office:value-type="float" office:value="0.662" calcext:value-type="float">
            <text:p>0.662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21363.67729" calcext:value-type="float">
            <text:p>21363.67729</text:p>
          </table:table-cell>
          <table:table-cell table:style-name="ce0" office:value-type="float" office:value="15179.46757" calcext:value-type="float">
            <text:p>15179.46757</text:p>
          </table:table-cell>
          <table:table-cell table:style-name="ce0" office:value-type="float" office:value="27686.75" calcext:value-type="float">
            <text:p>27686.75</text:p>
          </table:table-cell>
          <table:table-cell table:formula="of:=&quot;INSERT INTO estado VALUES ('&quot;&amp;[.A492]&amp;&quot;', '&quot;&amp;[.B492]&amp;&quot;', '&quot;&amp;[.C492]&amp;&quot;', '&quot;&amp;[.D492]&amp;&quot;', &quot;&amp;[.E492]&amp;&quot;, &quot;&amp;[.F492]&amp;&quot;, &quot;&amp;[.G492]&amp;&quot;, &quot;&amp;[.H492]&amp;&quot;, &quot;&amp;[.I492]&amp;&quot;, &quot;&amp;[.J492]&amp;&quot;, &quot;&amp;[.K492]&amp;&quot;, &quot;&amp;[.L492]&amp;&quot;, &quot;&amp;[.M492]&amp;&quot;);&quot;" office:value-type="string" office:string-value="INSERT INTO estado VALUES ('Vila Nova do Sul', '4323457', 'vilanovense', 'SÉRGIO OVÍDIO ROSO CORADINI', 508.278, 4274, 8.31, 96.1, 0.662, null, 21363.67729, 15179.46757, 27686.75);" calcext:value-type="string">
            <text:p>INSERT INTO estado VALUES ('Vila Nova do Sul', '4323457', 'vilanovense', 'SÉRGIO OVÍDIO ROSO CORADINI', 508.278, 4274, 8.31, 96.1, 0.662, null, 21363.67729, 15179.46757, 27686.75);</text:p>
          </table:table-cell>
        </table:table-row>
        <table:table-row table:style-name="ro1">
          <table:table-cell table:style-name="ce0" office:value-type="string" calcext:value-type="string">
            <text:p>Vista Alegre</text:p>
          </table:table-cell>
          <table:table-cell table:style-name="ce0" office:value-type="float" office:value="4323507" calcext:value-type="float">
            <text:p>4323507</text:p>
          </table:table-cell>
          <table:table-cell table:style-name="ce0" office:value-type="string" calcext:value-type="string">
            <text:p>vista-alegrense</text:p>
          </table:table-cell>
          <table:table-cell table:style-name="ce0" office:value-type="string" calcext:value-type="string">
            <text:p>ZAIRO RIBOLI</text:p>
          </table:table-cell>
          <table:table-cell table:style-name="ce2" office:value-type="float" office:value="77.63" calcext:value-type="float">
            <text:p>77.630</text:p>
          </table:table-cell>
          <table:table-cell table:style-name="ce0" office:value-type="float" office:value="2726" calcext:value-type="float">
            <text:p>2726</text:p>
          </table:table-cell>
          <table:table-cell table:style-name="ce5" office:value-type="string" calcext:value-type="string">
            <text:p>36.56</text:p>
          </table:table-cell>
          <table:table-cell table:style-name="ce5" office:value-type="string" calcext:value-type="string">
            <text:p>97.9</text:p>
          </table:table-cell>
          <table:table-cell table:style-name="ce7" office:value-type="float" office:value="0.739" calcext:value-type="float">
            <text:p>0.739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5257.04236" calcext:value-type="float">
            <text:p>15257.04236</text:p>
          </table:table-cell>
          <table:table-cell table:style-name="ce0" office:value-type="float" office:value="14045.10933" calcext:value-type="float">
            <text:p>14045.10933</text:p>
          </table:table-cell>
          <table:table-cell table:style-name="ce0" office:value-type="float" office:value="34239.96" calcext:value-type="float">
            <text:p>34239.96</text:p>
          </table:table-cell>
          <table:table-cell table:formula="of:=&quot;INSERT INTO estado VALUES ('&quot;&amp;[.A493]&amp;&quot;', '&quot;&amp;[.B493]&amp;&quot;', '&quot;&amp;[.C493]&amp;&quot;', '&quot;&amp;[.D493]&amp;&quot;', &quot;&amp;[.E493]&amp;&quot;, &quot;&amp;[.F493]&amp;&quot;, &quot;&amp;[.G493]&amp;&quot;, &quot;&amp;[.H493]&amp;&quot;, &quot;&amp;[.I493]&amp;&quot;, &quot;&amp;[.J493]&amp;&quot;, &quot;&amp;[.K493]&amp;&quot;, &quot;&amp;[.L493]&amp;&quot;, &quot;&amp;[.M493]&amp;&quot;);&quot;" office:value-type="string" office:string-value="INSERT INTO estado VALUES ('Vista Alegre', '4323507', 'vista-alegrense', 'ZAIRO RIBOLI', 77.63, 2726, 36.56, 97.9, 0.739, null, 15257.04236, 14045.10933, 34239.96);" calcext:value-type="string">
            <text:p>INSERT INTO estado VALUES ('Vista Alegre', '4323507', 'vista-alegrense', 'ZAIRO RIBOLI', 77.63, 2726, 36.56, 97.9, 0.739, null, 15257.04236, 14045.10933, 34239.96);</text:p>
          </table:table-cell>
        </table:table-row>
        <table:table-row table:style-name="ro1">
          <table:table-cell table:style-name="ce0" office:value-type="string" calcext:value-type="string">
            <text:p>Vista Alegre do Prata</text:p>
          </table:table-cell>
          <table:table-cell table:style-name="ce0" office:value-type="float" office:value="4323606" calcext:value-type="float">
            <text:p>4323606</text:p>
          </table:table-cell>
          <table:table-cell table:style-name="ce0" office:value-type="string" calcext:value-type="string">
            <text:p>vista-alegrense</text:p>
          </table:table-cell>
          <table:table-cell table:style-name="ce0" office:value-type="string" calcext:value-type="string">
            <text:p>ADAIR ZECCA</text:p>
          </table:table-cell>
          <table:table-cell table:style-name="ce2" office:value-type="float" office:value="119.327" calcext:value-type="float">
            <text:p>119.327</text:p>
          </table:table-cell>
          <table:table-cell table:style-name="ce0" office:value-type="float" office:value="1553" calcext:value-type="float">
            <text:p>1553</text:p>
          </table:table-cell>
          <table:table-cell table:style-name="ce5" office:value-type="string" calcext:value-type="string">
            <text:p>13.15</text:p>
          </table:table-cell>
          <table:table-cell table:style-name="ce5" office:value-type="float" office:value="94" calcext:value-type="float">
            <text:p>94</text:p>
          </table:table-cell>
          <table:table-cell table:style-name="ce7" office:value-type="float" office:value="0.78" calcext:value-type="float">
            <text:p>0.78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6019.98956" calcext:value-type="float">
            <text:p>16019.98956</text:p>
          </table:table-cell>
          <table:table-cell table:style-name="ce0" office:value-type="float" office:value="13632.6017" calcext:value-type="float">
            <text:p>13632.6017</text:p>
          </table:table-cell>
          <table:table-cell table:style-name="ce0" office:value-type="float" office:value="36063.89" calcext:value-type="float">
            <text:p>36063.89</text:p>
          </table:table-cell>
          <table:table-cell table:formula="of:=&quot;INSERT INTO estado VALUES ('&quot;&amp;[.A494]&amp;&quot;', '&quot;&amp;[.B494]&amp;&quot;', '&quot;&amp;[.C494]&amp;&quot;', '&quot;&amp;[.D494]&amp;&quot;', &quot;&amp;[.E494]&amp;&quot;, &quot;&amp;[.F494]&amp;&quot;, &quot;&amp;[.G494]&amp;&quot;, &quot;&amp;[.H494]&amp;&quot;, &quot;&amp;[.I494]&amp;&quot;, &quot;&amp;[.J494]&amp;&quot;, &quot;&amp;[.K494]&amp;&quot;, &quot;&amp;[.L494]&amp;&quot;, &quot;&amp;[.M494]&amp;&quot;);&quot;" office:value-type="string" office:string-value="INSERT INTO estado VALUES ('Vista Alegre do Prata', '4323606', 'vista-alegrense', 'ADAIR ZECCA', 119.327, 1553, 13.15, 94, 0.78, null, 16019.98956, 13632.6017, 36063.89);" calcext:value-type="string">
            <text:p>INSERT INTO estado VALUES ('Vista Alegre do Prata', '4323606', 'vista-alegrense', 'ADAIR ZECCA', 119.327, 1553, 13.15, 94, 0.78, null, 16019.98956, 13632.6017, 36063.89);</text:p>
          </table:table-cell>
        </table:table-row>
        <table:table-row table:style-name="ro1">
          <table:table-cell table:style-name="ce0" office:value-type="string" calcext:value-type="string">
            <text:p>Vista Gaúcha</text:p>
          </table:table-cell>
          <table:table-cell table:style-name="ce0" office:value-type="float" office:value="4323705" calcext:value-type="float">
            <text:p>4323705</text:p>
          </table:table-cell>
          <table:table-cell table:style-name="ce0" office:value-type="string" calcext:value-type="string">
            <text:p>vista-gauchense</text:p>
          </table:table-cell>
          <table:table-cell table:style-name="ce0" office:value-type="string" calcext:value-type="string">
            <text:p>CLAUDEMIR JOSE LOCATELLI</text:p>
          </table:table-cell>
          <table:table-cell table:style-name="ce2" office:value-type="float" office:value="90.022" calcext:value-type="float">
            <text:p>90.022</text:p>
          </table:table-cell>
          <table:table-cell table:style-name="ce0" office:value-type="float" office:value="2858" calcext:value-type="float">
            <text:p>2858</text:p>
          </table:table-cell>
          <table:table-cell table:style-name="ce5" office:value-type="string" calcext:value-type="string">
            <text:p>31.1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757" calcext:value-type="float">
            <text:p>0.757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9112.49132" calcext:value-type="float">
            <text:p>19112.49132</text:p>
          </table:table-cell>
          <table:table-cell table:style-name="ce0" office:value-type="float" office:value="14759.48154" calcext:value-type="float">
            <text:p>14759.48154</text:p>
          </table:table-cell>
          <table:table-cell table:style-name="ce0" office:value-type="float" office:value="25341.16" calcext:value-type="float">
            <text:p>25341.16</text:p>
          </table:table-cell>
          <table:table-cell table:formula="of:=&quot;INSERT INTO estado VALUES ('&quot;&amp;[.A495]&amp;&quot;', '&quot;&amp;[.B495]&amp;&quot;', '&quot;&amp;[.C495]&amp;&quot;', '&quot;&amp;[.D495]&amp;&quot;', &quot;&amp;[.E495]&amp;&quot;, &quot;&amp;[.F495]&amp;&quot;, &quot;&amp;[.G495]&amp;&quot;, &quot;&amp;[.H495]&amp;&quot;, &quot;&amp;[.I495]&amp;&quot;, &quot;&amp;[.J495]&amp;&quot;, &quot;&amp;[.K495]&amp;&quot;, &quot;&amp;[.L495]&amp;&quot;, &quot;&amp;[.M495]&amp;&quot;);&quot;" office:value-type="string" office:string-value="INSERT INTO estado VALUES ('Vista Gaúcha', '4323705', 'vista-gauchense', 'CLAUDEMIR JOSE LOCATELLI', 90.022, 2858, 31.1, 100, 0.757, null, 19112.49132, 14759.48154, 25341.16);" calcext:value-type="string">
            <text:p>INSERT INTO estado VALUES ('Vista Gaúcha', '4323705', 'vista-gauchense', 'CLAUDEMIR JOSE LOCATELLI', 90.022, 2858, 31.1, 100, 0.757, null, 19112.49132, 14759.48154, 25341.16);</text:p>
          </table:table-cell>
        </table:table-row>
        <table:table-row table:style-name="ro1">
          <table:table-cell table:style-name="ce0" office:value-type="string" calcext:value-type="string">
            <text:p>Vitória das Missões</text:p>
          </table:table-cell>
          <table:table-cell table:style-name="ce0" office:value-type="float" office:value="4323754" calcext:value-type="float">
            <text:p>4323754</text:p>
          </table:table-cell>
          <table:table-cell table:style-name="ce0" office:value-type="string" calcext:value-type="string">
            <text:p>vitoriano</text:p>
          </table:table-cell>
          <table:table-cell table:style-name="ce0" office:value-type="string" calcext:value-type="string">
            <text:p>CORNÉLIO LUIS GRIMM</text:p>
          </table:table-cell>
          <table:table-cell table:style-name="ce2" office:value-type="float" office:value="258.312" calcext:value-type="float">
            <text:p>258.312</text:p>
          </table:table-cell>
          <table:table-cell table:style-name="ce0" office:value-type="float" office:value="3052" calcext:value-type="float">
            <text:p>3052</text:p>
          </table:table-cell>
          <table:table-cell table:style-name="ce5" office:value-type="string" calcext:value-type="string">
            <text:p>13.42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0.655" calcext:value-type="float">
            <text:p>0.655</text:p>
          </table:table-cell>
          <table:table-cell table:style-name="ce0" office:value-type="string" calcext:value-type="string">
            <text:p>null</text:p>
          </table:table-cell>
          <table:table-cell table:style-name="ce0" office:value-type="float" office:value="17737.48667" calcext:value-type="float">
            <text:p>17737.48667</text:p>
          </table:table-cell>
          <table:table-cell table:style-name="ce0" office:value-type="float" office:value="13974.19049" calcext:value-type="float">
            <text:p>13974.19049</text:p>
          </table:table-cell>
          <table:table-cell table:style-name="ce0" office:value-type="float" office:value="30906.56" calcext:value-type="float">
            <text:p>30906.56</text:p>
          </table:table-cell>
          <table:table-cell table:formula="of:=&quot;INSERT INTO estado VALUES ('&quot;&amp;[.A496]&amp;&quot;', '&quot;&amp;[.B496]&amp;&quot;', '&quot;&amp;[.C496]&amp;&quot;', '&quot;&amp;[.D496]&amp;&quot;', &quot;&amp;[.E496]&amp;&quot;, &quot;&amp;[.F496]&amp;&quot;, &quot;&amp;[.G496]&amp;&quot;, &quot;&amp;[.H496]&amp;&quot;, &quot;&amp;[.I496]&amp;&quot;, &quot;&amp;[.J496]&amp;&quot;, &quot;&amp;[.K496]&amp;&quot;, &quot;&amp;[.L496]&amp;&quot;, &quot;&amp;[.M496]&amp;&quot;);&quot;" office:value-type="string" office:string-value="INSERT INTO estado VALUES ('Vitória das Missões', '4323754', 'vitoriano', 'CORNÉLIO LUIS GRIMM', 258.312, 3052, 13.42, 100, 0.655, null, 17737.48667, 13974.19049, 30906.56);" calcext:value-type="string">
            <text:p>INSERT INTO estado VALUES ('Vitória das Missões', '4323754', 'vitoriano', 'CORNÉLIO LUIS GRIMM', 258.312, 3052, 13.42, 100, 0.655, null, 17737.48667, 13974.19049, 30906.56);</text:p>
          </table:table-cell>
        </table:table-row>
        <table:table-row table:style-name="ro1">
          <table:table-cell table:style-name="ce0" office:value-type="string" calcext:value-type="string">
            <text:p>Westfália</text:p>
          </table:table-cell>
          <table:table-cell table:style-name="ce0" office:value-type="float" office:value="4323770" calcext:value-type="float">
            <text:p>4323770</text:p>
          </table:table-cell>
          <table:table-cell table:style-name="ce0" office:value-type="string" calcext:value-type="string">
            <text:p>westfaliano</text:p>
          </table:table-cell>
          <table:table-cell table:style-name="ce0" office:value-type="string" calcext:value-type="string">
            <text:p>JOACIR ANTÔNIO DOCENA</text:p>
          </table:table-cell>
          <table:table-cell table:style-name="ce2" office:value-type="float" office:value="63.665" calcext:value-type="float">
            <text:p>63.665</text:p>
          </table:table-cell>
          <table:table-cell table:style-name="ce0" office:value-type="float" office:value="3046" calcext:value-type="float">
            <text:p>3046</text:p>
          </table:table-cell>
          <table:table-cell table:style-name="ce5" office:value-type="string" calcext:value-type="string">
            <text:p>43.64</text:p>
          </table:table-cell>
          <table:table-cell table:style-name="ce5" office:value-type="string" calcext:value-type="string">
            <text:p>98.9</text:p>
          </table:table-cell>
          <table:table-cell table:style-name="ce7" office:value-type="float" office:value="0.752" calcext:value-type="float">
            <text:p>0.752</text:p>
          </table:table-cell>
          <table:table-cell table:style-name="ce0" office:value-type="float" office:value="25" calcext:value-type="float">
            <text:p>25</text:p>
          </table:table-cell>
          <table:table-cell table:style-name="ce0" office:value-type="float" office:value="24614.49954" calcext:value-type="float">
            <text:p>24614.49954</text:p>
          </table:table-cell>
          <table:table-cell table:style-name="ce0" office:value-type="float" office:value="20070.72549" calcext:value-type="float">
            <text:p>20070.72549</text:p>
          </table:table-cell>
          <table:table-cell table:style-name="ce0" office:value-type="float" office:value="61267" calcext:value-type="float">
            <text:p>61267</text:p>
          </table:table-cell>
          <table:table-cell table:formula="of:=&quot;INSERT INTO estado VALUES ('&quot;&amp;[.A497]&amp;&quot;', '&quot;&amp;[.B497]&amp;&quot;', '&quot;&amp;[.C497]&amp;&quot;', '&quot;&amp;[.D497]&amp;&quot;', &quot;&amp;[.E497]&amp;&quot;, &quot;&amp;[.F497]&amp;&quot;, &quot;&amp;[.G497]&amp;&quot;, &quot;&amp;[.H497]&amp;&quot;, &quot;&amp;[.I497]&amp;&quot;, &quot;&amp;[.J497]&amp;&quot;, &quot;&amp;[.K497]&amp;&quot;, &quot;&amp;[.L497]&amp;&quot;, &quot;&amp;[.M497]&amp;&quot;);&quot;" office:value-type="string" office:string-value="INSERT INTO estado VALUES ('Westfália', '4323770', 'westfaliano', 'JOACIR ANTÔNIO DOCENA', 63.665, 3046, 43.64, 98.9, 0.752, 25, 24614.49954, 20070.72549, 61267);" calcext:value-type="string">
            <text:p>INSERT INTO estado VALUES ('Westfália', '4323770', 'westfaliano', 'JOACIR ANTÔNIO DOCENA', 63.665, 3046, 43.64, 98.9, 0.752, 25, 24614.49954, 20070.72549, 61267);</text:p>
          </table:table-cell>
        </table:table-row>
        <table:table-row table:style-name="ro1">
          <table:table-cell table:style-name="ce0" office:value-type="string" calcext:value-type="string">
            <text:p>Xangri-lá</text:p>
          </table:table-cell>
          <table:table-cell table:style-name="ce0" office:value-type="float" office:value="4323804" calcext:value-type="float">
            <text:p>4323804</text:p>
          </table:table-cell>
          <table:table-cell table:style-name="ce0" office:value-type="string" calcext:value-type="string">
            <text:p>xangri-laense</text:p>
          </table:table-cell>
          <table:table-cell table:style-name="ce0" office:value-type="string" calcext:value-type="string">
            <text:p>CELSO BASSANI BARBOSA</text:p>
          </table:table-cell>
          <table:table-cell table:style-name="ce2" office:value-type="float" office:value="60.756" calcext:value-type="float">
            <text:p>60.756</text:p>
          </table:table-cell>
          <table:table-cell table:style-name="ce0" office:value-type="float" office:value="17126" calcext:value-type="float">
            <text:p>17126</text:p>
          </table:table-cell>
          <table:table-cell table:style-name="ce5" office:value-type="string" calcext:value-type="string">
            <text:p>204.88</text:p>
          </table:table-cell>
          <table:table-cell table:style-name="ce5" office:value-type="string" calcext:value-type="string">
            <text:p>97.3</text:p>
          </table:table-cell>
          <table:table-cell table:style-name="ce7" office:value-type="float" office:value="0.735" calcext:value-type="float">
            <text:p>0.735</text:p>
          </table:table-cell>
          <table:table-cell table:style-name="ce0" office:value-type="float" office:value="8.51" calcext:value-type="float">
            <text:p>8.51</text:p>
          </table:table-cell>
          <table:table-cell table:style-name="ce0" office:value-type="float" office:value="113733.08711" calcext:value-type="float">
            <text:p>113733.08711</text:p>
          </table:table-cell>
          <table:table-cell table:style-name="ce0" office:value-type="float" office:value="107033.46123" calcext:value-type="float">
            <text:p>107033.46123</text:p>
          </table:table-cell>
          <table:table-cell table:style-name="ce0" office:value-type="float" office:value="33779" calcext:value-type="float">
            <text:p>33779</text:p>
          </table:table-cell>
          <table:table-cell table:formula="of:=&quot;INSERT INTO estado VALUES ('&quot;&amp;[.A498]&amp;&quot;', '&quot;&amp;[.B498]&amp;&quot;', '&quot;&amp;[.C498]&amp;&quot;', '&quot;&amp;[.D498]&amp;&quot;', &quot;&amp;[.E498]&amp;&quot;, &quot;&amp;[.F498]&amp;&quot;, &quot;&amp;[.G498]&amp;&quot;, &quot;&amp;[.H498]&amp;&quot;, &quot;&amp;[.I498]&amp;&quot;, &quot;&amp;[.J498]&amp;&quot;, &quot;&amp;[.K498]&amp;&quot;, &quot;&amp;[.L498]&amp;&quot;, &quot;&amp;[.M498]&amp;&quot;);&quot;" office:value-type="string" office:string-value="INSERT INTO estado VALUES ('Xangri-lá', '4323804', 'xangri-laense', 'CELSO BASSANI BARBOSA', 60.756, 17126, 204.88, 97.3, 0.735, 8.51, 113733.08711, 107033.46123, 33779);" calcext:value-type="string">
            <text:p>INSERT INTO estado VALUES ('Xangri-lá', '4323804', 'xangri-laense', 'CELSO BASSANI BARBOSA', 60.756, 17126, 204.88, 97.3, 0.735, 8.51, 113733.08711, 107033.46123, 33779);</text:p>
          </table:table-cell>
        </table:table-row>
        <table:table-row table:style-name="ro1" table:number-rows-repeated="2">
          <table:table-cell table:style-name="ce0" table:number-columns-repeated="4"/>
          <table:table-cell table:style-name="ce2"/>
          <table:table-cell table:style-name="ce0"/>
          <table:table-cell table:style-name="ce5" table:number-columns-repeated="2"/>
          <table:table-cell table:style-name="ce7"/>
          <table:table-cell table:style-name="ce0" table:number-columns-repeated="4"/>
          <table:table-cell/>
        </table:table-row>
        <table:table-row table:style-name="ro1">
          <table:table-cell table:style-name="ce0" office:value-type="string" calcext:value-type="string">
            <text:p>Notas:</text:p>
          </table:table-cell>
          <table:table-cell table:style-name="ce0" table:number-columns-repeated="3"/>
          <table:table-cell table:style-name="ce2"/>
          <table:table-cell table:style-name="ce0"/>
          <table:table-cell table:style-name="ce5" table:number-columns-repeated="2"/>
          <table:table-cell table:style-name="ce7"/>
          <table:table-cell table:style-name="ce0" table:number-columns-repeated="4"/>
          <table:table-cell/>
        </table:table-row>
        <table:table-row table:style-name="ro1">
          <table:table-cell table:style-name="ce0" office:value-type="string" calcext:value-type="string">
            <text:p>Escolarização 6 a 14 anos : [população residente no município de 6 a 14 anos de idade matriculada no ensino regular/total de população residente no município de 6 a 14 anos de idade] x 100</text:p>
          </table:table-cell>
          <table:table-cell table:style-name="ce0" table:number-columns-repeated="3"/>
          <table:table-cell table:style-name="ce2"/>
          <table:table-cell table:style-name="ce0"/>
          <table:table-cell table:style-name="ce5" table:number-columns-repeated="2"/>
          <table:table-cell table:style-name="ce7"/>
          <table:table-cell table:style-name="ce0" table:number-columns-repeated="4"/>
          <table:table-cell/>
        </table:table-row>
        <table:table-row table:style-name="ro1">
          <table:table-cell table:style-name="ce0" office:value-type="string" calcext:value-type="string">
            <text:p>População estimada: Para 'dúvidas e contestações' acesse https://www.ibge.gov.br/estatisticas/sociais/populacao/9103-estimativas-de-populacao.html?=&amp;t=o-que-e</text:p>
          </table:table-cell>
          <table:table-cell table:style-name="ce0" table:number-columns-repeated="3"/>
          <table:table-cell table:style-name="ce2"/>
          <table:table-cell table:style-name="ce0"/>
          <table:table-cell table:style-name="ce5" table:number-columns-repeated="2"/>
          <table:table-cell table:style-name="ce7"/>
          <table:table-cell table:style-name="ce0" table:number-columns-repeated="4"/>
          <table:table-cell/>
        </table:table-row>
        <table:table-row table:style-name="ro1">
          <table:table-cell table:style-name="ce0" office:value-type="string" calcext:value-type="string">
            <text:p>Fontes:</text:p>
          </table:table-cell>
          <table:table-cell table:style-name="ce0" table:number-columns-repeated="3"/>
          <table:table-cell table:style-name="ce2"/>
          <table:table-cell table:style-name="ce0"/>
          <table:table-cell table:style-name="ce5" table:number-columns-repeated="2"/>
          <table:table-cell table:style-name="ce7"/>
          <table:table-cell table:style-name="ce0" table:number-columns-repeated="4"/>
          <table:table-cell/>
        </table:table-row>
        <table:table-row table:style-name="ro1">
          <table:table-cell table:style-name="ce0" office:value-type="string" calcext:value-type="string">
            <text:p>Área Territorial: Área territorial brasileira 2020. Rio de Janeiro: IBGE, 2021</text:p>
          </table:table-cell>
          <table:table-cell table:style-name="ce0" table:number-columns-repeated="3"/>
          <table:table-cell table:style-name="ce2"/>
          <table:table-cell table:style-name="ce0"/>
          <table:table-cell table:style-name="ce5" table:number-columns-repeated="2"/>
          <table:table-cell table:style-name="ce7"/>
          <table:table-cell table:style-name="ce0" table:number-columns-repeated="4"/>
          <table:table-cell/>
        </table:table-row>
        <table:table-row table:style-name="ro1">
          <table:table-cell table:style-name="ce0" office:value-type="string" calcext:value-type="string">
            <text:p>População estimada: IBGE, Diretoria de Pesquisas, Coordenação de População e Indicadores Sociais, Estimativas da população residente com data de referência 1o de julho de 2020</text:p>
          </table:table-cell>
          <table:table-cell table:style-name="ce0" table:number-columns-repeated="3"/>
          <table:table-cell table:style-name="ce2"/>
          <table:table-cell table:style-name="ce0"/>
          <table:table-cell table:style-name="ce5" table:number-columns-repeated="2"/>
          <table:table-cell table:style-name="ce7"/>
          <table:table-cell table:style-name="ce0" table:number-columns-repeated="4"/>
          <table:table-cell/>
        </table:table-row>
        <table:table-row table:style-name="ro1">
          <table:table-cell table:style-name="ce0" office:value-type="string" calcext:value-type="string">
            <text:p>Densidade demográfica: IBGE, Censo Demográfico 2010, Área territorial brasileira. Rio de Janeiro: IBGE, 2011</text:p>
          </table:table-cell>
          <table:table-cell table:style-name="ce0" table:number-columns-repeated="3"/>
          <table:table-cell table:style-name="ce2"/>
          <table:table-cell table:style-name="ce0"/>
          <table:table-cell table:style-name="ce5" table:number-columns-repeated="2"/>
          <table:table-cell table:style-name="ce7"/>
          <table:table-cell table:style-name="ce0" table:number-columns-repeated="4"/>
          <table:table-cell/>
        </table:table-row>
        <table:table-row table:style-name="ro1">
          <table:table-cell table:style-name="ce0" office:value-type="string" calcext:value-type="string">
            <text:p>Escolarização 6 a 14 anos : IBGE, Censo Demográfico 2010</text:p>
          </table:table-cell>
          <table:table-cell table:style-name="ce0" table:number-columns-repeated="3"/>
          <table:table-cell table:style-name="ce2"/>
          <table:table-cell table:style-name="ce0"/>
          <table:table-cell table:style-name="ce5" table:number-columns-repeated="2"/>
          <table:table-cell table:style-name="ce7"/>
          <table:table-cell table:style-name="ce0" table:number-columns-repeated="4"/>
          <table:table-cell/>
        </table:table-row>
        <table:table-row table:style-name="ro1">
          <table:table-cell table:style-name="ce0" office:value-type="string" calcext:value-type="string">
            <text:p>IDHM Índice de desenvolvimento humano municipal : Programa das Nações Unidas para o Desenvolvimento - PNUD</text:p>
          </table:table-cell>
          <table:table-cell table:style-name="ce0" table:number-columns-repeated="3"/>
          <table:table-cell table:style-name="ce2"/>
          <table:table-cell table:style-name="ce0"/>
          <table:table-cell table:style-name="ce5" table:number-columns-repeated="2"/>
          <table:table-cell table:style-name="ce7"/>
          <table:table-cell table:style-name="ce0" table:number-columns-repeated="4"/>
          <table:table-cell/>
        </table:table-row>
        <table:table-row table:style-name="ro1">
          <table:table-cell table:style-name="ce0" office:value-type="string" calcext:value-type="string">
            <text:p>Mortalidade infantil: Ministério da Saúde, Departamento de Informática do Sistema Único de Saúde - DATASUS 2017</text:p>
          </table:table-cell>
          <table:table-cell table:style-name="ce0" table:number-columns-repeated="3"/>
          <table:table-cell table:style-name="ce2"/>
          <table:table-cell table:style-name="ce0"/>
          <table:table-cell table:style-name="ce5" table:number-columns-repeated="2"/>
          <table:table-cell table:style-name="ce7"/>
          <table:table-cell table:style-name="ce0" table:number-columns-repeated="4"/>
          <table:table-cell/>
        </table:table-row>
        <table:table-row table:style-name="ro1">
          <table:table-cell table:style-name="ce0" office:value-type="string" calcext:value-type="string">
            <text:p>Receitas realizadas: Contas anuais. Receitas orçamentárias realizadas (Anexo I-C) 2017 e Despesas orçamentárias empenhadas (Anexo I-D) 2017. In: Brasil. Secretaria do Tesouro Nacional, Siconfi: Sistema de Informações Contábeis e Fiscais do Setor Público Brasileiro. Brasília, DF, [2018]. Disponível em: https://siconfi.tesouro.gov.br/siconfi/pages/public/consulta_finbra/finbra_list.jsf. Acesso em: set. 2018</text:p>
          </table:table-cell>
          <table:table-cell table:style-name="ce0" table:number-columns-repeated="3"/>
          <table:table-cell table:style-name="ce2"/>
          <table:table-cell table:style-name="ce0"/>
          <table:table-cell table:style-name="ce5" table:number-columns-repeated="2"/>
          <table:table-cell table:style-name="ce7"/>
          <table:table-cell table:style-name="ce0" table:number-columns-repeated="4"/>
          <table:table-cell/>
        </table:table-row>
        <table:table-row table:style-name="ro1">
          <table:table-cell table:style-name="ce0" office:value-type="string" calcext:value-type="string">
            <text:p>Despesas empenhadas: Contas anuais. Receitas orçamentárias realizadas (Anexo I-C) 2017 e Despesas orçamentárias empenhadas (Anexo I-D) 2017. In: Brasil. Secretaria do Tesouro Nacional, Siconfi: Sistema de Informações Contábeis e Fiscais do Setor Público Brasileiro. Brasília, DF, [2018]. Disponível em: https://siconfi.tesouro.gov.br/siconfi/pages/public/consulta_finbra/finbra_list.jsf. Acesso em: set. 2018</text:p>
          </table:table-cell>
          <table:table-cell table:style-name="ce0" table:number-columns-repeated="3"/>
          <table:table-cell table:style-name="ce2"/>
          <table:table-cell table:style-name="ce0"/>
          <table:table-cell table:style-name="ce5" table:number-columns-repeated="2"/>
          <table:table-cell table:style-name="ce7"/>
          <table:table-cell table:style-name="ce0" table:number-columns-repeated="4"/>
          <table:table-cell/>
        </table:table-row>
        <table:table-row table:style-name="ro1">
          <table:table-cell table:style-name="ce0" office:value-type="string" calcext:value-type="string">
            <text:p>PIB per capita: IBGE, em parceria com os Órgãos Estaduais de Estatística, Secretarias Estaduais de Governo e Superintendência da Zona Franca de Manaus - SUFRAMA</text:p>
          </table:table-cell>
          <table:table-cell table:style-name="ce0" table:number-columns-repeated="3"/>
          <table:table-cell table:style-name="ce2"/>
          <table:table-cell table:style-name="ce0"/>
          <table:table-cell table:style-name="ce5" table:number-columns-repeated="2"/>
          <table:table-cell table:style-name="ce7"/>
          <table:table-cell table:style-name="ce0" table:number-columns-repeated="4"/>
          <table:table-cell/>
        </table:table-row>
        <table:table-row table:style-name="ro2" table:number-rows-repeated="1048062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percentage-style style:name="N109">
      <number:number number:decimal-places="2" number:min-decimal-places="2" number:min-integer-digits="1" number:grouping="true"/>
      <number:text>%</number:text>
    </number:percentage-style>
    <number:number-style style:name="N137">
      <number:number number:decimal-places="9" number:min-decimal-places="9" number:min-integer-digits="1" number:grouping="true"/>
    </number:number-style>
    <number:number-style style:name="N108">
      <number:number number:decimal-places="1" number:min-decimal-places="1" number:min-integer-digits="1"/>
    </number:number-style>
    <number:number-style style:name="N136">
      <number:number number:decimal-places="8" number:min-decimal-places="8" number:min-integer-digits="1" number:grouping="true"/>
    </number:number-style>
    <number:number-style style:name="N107">
      <number:number number:decimal-places="1" number:min-decimal-places="1" number:min-integer-digits="1" number:grouping="true"/>
    </number:number-style>
    <number:number-style style:name="N135">
      <number:number number:decimal-places="7" number:min-decimal-places="7" number:min-integer-digits="1" number:grouping="true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34">
      <number:number number:decimal-places="6" number:min-decimal-places="6" number:min-integer-digits="1" number:grouping="true"/>
    </number:number-style>
    <number:currency-style style:name="N105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33">
      <number:number number:decimal-places="5" number:min-decimal-places="5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2">
      <number:number number:decimal-places="4" number:min-decimal-places="4" number:min-integer-digits="1" number:grouping="true"/>
    </number:number-style>
    <number:currency-style style:name="N103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31">
      <number:number number:decimal-places="3" number:min-decimal-places="3"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number-style style:name="N130">
      <number:number number:decimal-places="3" number:min-decimal-places="3" number:min-integer-digits="1" number:grouping="true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108P0" style:volatile="true" number:language="pt" number:country="BR">
      <number:currency-symbol number:language="pap" number:country="CW">NAf</number:currency-symbol>
      <number:number number:decimal-places="2" number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 number:language="pap" number:country="CW">NAf</number:currency-symbol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07P0" style:volatile="true" number:language="pt" number:country="BR">
      <number:currency-symbol number:language="bs" number:country="BA">KM</number:currency-symbol>
      <number:number number:decimal-places="2" number:min-decimal-places="2" number:min-integer-digits="1" number:grouping="true"/>
    </number:currency-style>
    <number:currency-style style:name="N10107" number:language="pt" number:country="BR">
      <style:text-properties fo:color="#ff0000"/>
      <number:text>-</number:text>
      <number:currency-symbol number:language="bs" number:country="BA">KM</number:currency-symbol>
      <number:number number:decimal-places="2" number:min-decimal-places="2" number:min-integer-digits="1" number:grouping="true"/>
      <style:map style:condition="value()&gt;=0" style:apply-style-name="N10107P0"/>
    </number:currency-style>
    <number:currency-style style:name="N20121P0" style:volatile="true" number:language="en" number:country="US">
      <number:currency-symbol number:language="ar" number:country="AE">د.إ‏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en" number:country="US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2-06-20T22:09:38+00:00</meta:creation-date>
    <dc:date>2022-07-08T22:34:12.454377602</dc:date>
    <dc:title>Untitled Spreadsheet</dc:title>
    <dc:description/>
    <dc:subject/>
    <meta:keyword/>
    <meta:editing-duration>PT7M48S</meta:editing-duration>
    <meta:editing-cycles>2</meta:editing-cycles>
    <meta:generator>LibreOffice/7.3.4.2$Linux_X86_64 LibreOffice_project/30$Build-2</meta:generator>
    <meta:document-statistic meta:table-count="1" meta:cell-count="6984" meta:object-count="0"/>
    <meta:user-defined meta:name="Company">Microsoft Corporation</meta:user-defined>
    <meta:user-defined meta:name="category"/>
  </office:meta>
</office:document-meta>
</file>